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4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7"/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45.88mm" svg:height="131.48mm" svg:x="60.36mm" svg:y="232.16mm">
            <draw:object draw:notify-on-update-of-ranges="Planilha1.A1:Planilha1.A122 Planilha1.B1:Planilha1.B1 Planilha1.B2:Planilha1.B122 Planilha1.C1:Planilha1.C1 Planilha1.C2:Planilha1.C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5mm" svg:x="210.52mm" svg:y="132.01mm">
            <draw:object draw:notify-on-update-of-ranges="Planilha1.F15:Planilha1.F19 Planilha1.G15:Planilha1.G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Ytikh</text:p>
          </table:table-cell>
          <table:table-cell office:value-type="string" calcext:value-type="string">
            <text:p>Residuo**2</text:p>
          </table:table-cell>
          <table:table-cell/>
          <table:table-cell office:value-type="string" calcext:value-type="string">
            <text:p>a=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0" calcext:value-type="float">
            <text:p>0,0000000</text:p>
          </table:table-cell>
          <table:table-cell office:value-type="float" office:value="32.3192578145572" calcext:value-type="float">
            <text:p>32,3192578145572</text:p>
          </table:table-cell>
          <table:table-cell table:number-matrix-columns-spanned="1" table:number-matrix-rows-spanned="121" table:formula="of:=MMULT([$'Matriz A'.B1:.AK121];[$'Coeficientes regularizados'.B1:.B36])" office:value-type="float" office:value="32.7714082918926" calcext:value-type="float">
            <text:p>32,7714082918926</text:p>
          </table:table-cell>
          <table:table-cell table:formula="of:=([.C2]-[.B2])^2" office:value-type="float" office:value="0.204440054154663" calcext:value-type="float">
            <text:p>0,204440054154663</text:p>
          </table:table-cell>
          <table:table-cell table:number-columns-repeated="3"/>
        </table:table-row>
        <table:table-row table:style-name="ro1">
          <table:table-cell office:value-type="float" office:value="0.000333333325882753" calcext:value-type="float">
            <text:p>0,0003333</text:p>
          </table:table-cell>
          <table:table-cell office:value-type="float" office:value="33.5545211570071" calcext:value-type="float">
            <text:p>33,5545211570071</text:p>
          </table:table-cell>
          <table:table-cell office:value-type="float" office:value="32.7366205864333" calcext:value-type="float">
            <text:p>32,7366205864333</text:p>
          </table:table-cell>
          <table:table-cell table:formula="of:=([.C3]-[.B3])^2" office:value-type="float" office:value="0.668961343344921" calcext:value-type="float">
            <text:p>0,668961343344921</text:p>
          </table:table-cell>
          <table:table-cell/>
          <table:table-cell office:value-type="string" calcext:value-type="string">
            <text:p>Lambda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66666651765506" calcext:value-type="float">
            <text:p>0,0006667</text:p>
          </table:table-cell>
          <table:table-cell office:value-type="float" office:value="33.031634286617" calcext:value-type="float">
            <text:p>33,031634286617</text:p>
          </table:table-cell>
          <table:table-cell office:value-type="float" office:value="32.6306070830098" calcext:value-type="float">
            <text:p>32,6306070830098</text:p>
          </table:table-cell>
          <table:table-cell table:formula="of:=([.C4]-[.B4])^2" office:value-type="float" office:value="0.160822818033016" calcext:value-type="float">
            <text:p>0,160822818033016</text:p>
          </table:table-cell>
          <table:table-cell table:number-columns-repeated="3"/>
        </table:table-row>
        <table:table-row table:style-name="ro1">
          <table:table-cell office:value-type="float" office:value="0.000999999977648258" calcext:value-type="float">
            <text:p>0,0010000</text:p>
          </table:table-cell>
          <table:table-cell office:value-type="float" office:value="32.7602297370695" calcext:value-type="float">
            <text:p>32,7602297370695</text:p>
          </table:table-cell>
          <table:table-cell office:value-type="float" office:value="32.4597558095401" calcext:value-type="float">
            <text:p>32,4597558095401</text:p>
          </table:table-cell>
          <table:table-cell table:formula="of:=([.C5]-[.B5])^2" office:value-type="float" office:value="0.0902845811249619" calcext:value-type="float">
            <text:p>0,090284581124962</text:p>
          </table:table-cell>
          <table:table-cell/>
          <table:table-cell office:value-type="string" calcext:value-type="string">
            <text:p>norma residuo=</text:p>
          </table:table-cell>
          <table:table-cell table:formula="of:=SQRT(SUM([.D2:.D122]))" office:value-type="float" office:value="5.47178632616764" calcext:value-type="float">
            <text:p>5,47178632616764</text:p>
          </table:table-cell>
        </table:table-row>
        <table:table-row table:style-name="ro1">
          <table:table-cell office:value-type="float" office:value="0.00133333330353101" calcext:value-type="float">
            <text:p>0,0013333</text:p>
          </table:table-cell>
          <table:table-cell office:value-type="float" office:value="32.3266028019346" calcext:value-type="float">
            <text:p>32,3266028019346</text:p>
          </table:table-cell>
          <table:table-cell office:value-type="float" office:value="32.2599558847571" calcext:value-type="float">
            <text:p>32,2599558847571</text:p>
          </table:table-cell>
          <table:table-cell table:formula="of:=([.C6]-[.B6])^2" office:value-type="float" office:value="0.00444181156926557" calcext:value-type="float">
            <text:p>0,004441811569266</text:p>
          </table:table-cell>
          <table:table-cell/>
          <table:table-cell office:value-type="string" calcext:value-type="string">
            <text:p>norma solucao=</text:p>
          </table:table-cell>
          <table:table-cell table:formula="of:=SQRT(SUM([$'Coeficientes regularizados'.F1:.F36]))" office:value-type="float" office:value="34.6646782810691" calcext:value-type="float">
            <text:p>34,6646782810691</text:p>
          </table:table-cell>
        </table:table-row>
        <table:table-row table:style-name="ro1">
          <table:table-cell office:value-type="float" office:value="0.00166666662941376" calcext:value-type="float">
            <text:p>0,0016667</text:p>
          </table:table-cell>
          <table:table-cell office:value-type="float" office:value="31.9388971227926" calcext:value-type="float">
            <text:p>31,9388971227926</text:p>
          </table:table-cell>
          <table:table-cell office:value-type="float" office:value="32.1017551703064" calcext:value-type="float">
            <text:p>32,1017551703064</text:p>
          </table:table-cell>
          <table:table-cell table:formula="of:=([.C7]-[.B7])^2" office:value-type="float" office:value="0.0265227436399831" calcext:value-type="float">
            <text:p>0,026522743639983</text:p>
          </table:table-cell>
          <table:table-cell table:number-columns-repeated="3"/>
        </table:table-row>
        <table:table-row table:style-name="ro1">
          <table:table-cell office:value-type="float" office:value="0.00199999995529652" calcext:value-type="float">
            <text:p>0,0020000</text:p>
          </table:table-cell>
          <table:table-cell office:value-type="float" office:value="33.0511127259096" calcext:value-type="float">
            <text:p>33,0511127259096</text:p>
          </table:table-cell>
          <table:table-cell office:value-type="float" office:value="32.0632499500185" calcext:value-type="float">
            <text:p>32,0632499500185</text:p>
          </table:table-cell>
          <table:table-cell table:formula="of:=([.C8]-[.B8])^2" office:value-type="float" office:value="0.975872863991274" calcext:value-type="float">
            <text:p>0,975872863991274</text:p>
          </table:table-cell>
          <table:table-cell table:number-columns-repeated="3"/>
        </table:table-row>
        <table:table-row table:style-name="ro1">
          <table:table-cell office:value-type="float" office:value="0.00233333328117927" calcext:value-type="float">
            <text:p>0,0023333</text:p>
          </table:table-cell>
          <table:table-cell office:value-type="float" office:value="32.226177788981" calcext:value-type="float">
            <text:p>32,226177788981</text:p>
          </table:table-cell>
          <table:table-cell office:value-type="float" office:value="32.1821369022943" calcext:value-type="float">
            <text:p>32,1821369022943</text:p>
          </table:table-cell>
          <table:table-cell table:formula="of:=([.C9]-[.B9])^2" office:value-type="float" office:value="0.00193959970015528" calcext:value-type="float">
            <text:p>0,001939599700155</text:p>
          </table:table-cell>
          <table:table-cell/>
          <table:table-cell office:value-type="float" office:value="117.304831181219" calcext:value-type="float">
            <text:p>117,304831181219</text:p>
          </table:table-cell>
          <table:table-cell office:value-type="float" office:value="18.0589698599232" calcext:value-type="float">
            <text:p>18,0589698599232</text:p>
          </table:table-cell>
        </table:table-row>
        <table:table-row table:style-name="ro1">
          <table:table-cell office:value-type="float" office:value="0.00266666660706202" calcext:value-type="float">
            <text:p>0,0026667</text:p>
          </table:table-cell>
          <table:table-cell office:value-type="float" office:value="32.4712369312646" calcext:value-type="float">
            <text:p>32,4712369312646</text:p>
          </table:table-cell>
          <table:table-cell office:value-type="float" office:value="32.4203080497865" calcext:value-type="float">
            <text:p>32,4203080497865</text:p>
          </table:table-cell>
          <table:table-cell table:formula="of:=([.C10]-[.B10])^2" office:value-type="float" office:value="0.00259375096861037" calcext:value-type="float">
            <text:p>0,00259375096861</text:p>
          </table:table-cell>
          <table:table-cell/>
          <table:table-cell office:value-type="float" office:value="1.70647462398529" calcext:value-type="float">
            <text:p>1,70647462398529</text:p>
          </table:table-cell>
          <table:table-cell office:value-type="float" office:value="25.6347155921986" calcext:value-type="float">
            <text:p>25,6347155921986</text:p>
          </table:table-cell>
        </table:table-row>
        <table:table-row table:style-name="ro1">
          <table:table-cell office:value-type="float" office:value="0.00299999993294477" calcext:value-type="float">
            <text:p>0,0030000</text:p>
          </table:table-cell>
          <table:table-cell office:value-type="float" office:value="32.8797015986643" calcext:value-type="float">
            <text:p>32,8797015986643</text:p>
          </table:table-cell>
          <table:table-cell office:value-type="float" office:value="32.671514542321" calcext:value-type="float">
            <text:p>32,671514542321</text:p>
          </table:table-cell>
          <table:table-cell table:formula="of:=([.C11]-[.B11])^2" office:value-type="float" office:value="0.0433418504288819" calcext:value-type="float">
            <text:p>0,043341850428882</text:p>
          </table:table-cell>
          <table:table-cell/>
          <table:table-cell office:value-type="float" office:value="0.0171535584873721" calcext:value-type="float">
            <text:p>0,017153558487372</text:p>
          </table:table-cell>
          <table:table-cell office:value-type="float" office:value="25.7472172529706" calcext:value-type="float">
            <text:p>25,7472172529706</text:p>
          </table:table-cell>
        </table:table-row>
        <table:table-row table:style-name="ro1">
          <table:table-cell office:value-type="float" office:value="0.00333333325882753" calcext:value-type="float">
            <text:p>0,0033333</text:p>
          </table:table-cell>
          <table:table-cell office:value-type="float" office:value="33.1617252872265" calcext:value-type="float">
            <text:p>33,1617252872265</text:p>
          </table:table-cell>
          <table:table-cell office:value-type="float" office:value="32.8146620043556" calcext:value-type="float">
            <text:p>32,8146620043556</text:p>
          </table:table-cell>
          <table:table-cell table:formula="of:=([.C12]-[.B12])^2" office:value-type="float" office:value="0.12045292231718" calcext:value-type="float">
            <text:p>0,12045292231718</text:p>
          </table:table-cell>
          <table:table-cell/>
          <table:table-cell office:value-type="float" office:value="0.000171902936482758" calcext:value-type="float">
            <text:p>0,000171902936483</text:p>
          </table:table-cell>
          <table:table-cell office:value-type="float" office:value="25.7483486259171" calcext:value-type="float">
            <text:p>25,7483486259171</text:p>
          </table:table-cell>
        </table:table-row>
        <table:table-row table:style-name="ro1">
          <table:table-cell office:value-type="float" office:value="0.00366666658471028" calcext:value-type="float">
            <text:p>0,0036667</text:p>
          </table:table-cell>
          <table:table-cell office:value-type="float" office:value="33.2272844874531" calcext:value-type="float">
            <text:p>33,2272844874531</text:p>
          </table:table-cell>
          <table:table-cell office:value-type="float" office:value="32.7821456628994" calcext:value-type="float">
            <text:p>32,7821456628994</text:p>
          </table:table-cell>
          <table:table-cell table:formula="of:=([.C13]-[.B13])^2" office:value-type="float" office:value="0.19814857312502" calcext:value-type="float">
            <text:p>0,19814857312502</text:p>
          </table:table-cell>
          <table:table-cell/>
          <table:table-cell office:value-type="float" office:value="0.00000565897787094311" calcext:value-type="float">
            <text:p>5,65897787094311E-06</text:p>
          </table:table-cell>
          <table:table-cell office:value-type="float" office:value="25.748359710488" calcext:value-type="float">
            <text:p>25,748359710488</text:p>
          </table:table-cell>
        </table:table-row>
        <table:table-row table:style-name="ro1">
          <table:table-cell office:value-type="float" office:value="0.00399999991059303" calcext:value-type="float">
            <text:p>0,0040000</text:p>
          </table:table-cell>
          <table:table-cell office:value-type="float" office:value="32.6235053652755" calcext:value-type="float">
            <text:p>32,6235053652755</text:p>
          </table:table-cell>
          <table:table-cell office:value-type="float" office:value="32.5994476218526" calcext:value-type="float">
            <text:p>32,5994476218526</text:p>
          </table:table-cell>
          <table:table-cell table:formula="of:=([.C14]-[.B14])^2" office:value-type="float" office:value="0.000578775018602479" calcext:value-type="float">
            <text:p>0,000578775018602</text:p>
          </table:table-cell>
          <table:table-cell table:number-columns-repeated="3"/>
        </table:table-row>
        <table:table-row table:style-name="ro1">
          <table:table-cell office:value-type="float" office:value="0.00433333323647579" calcext:value-type="float">
            <text:p>0,0043333</text:p>
          </table:table-cell>
          <table:table-cell office:value-type="float" office:value="32.9219873023097" calcext:value-type="float">
            <text:p>32,9219873023097</text:p>
          </table:table-cell>
          <table:table-cell office:value-type="float" office:value="32.369876920865" calcext:value-type="float">
            <text:p>32,369876920865</text:p>
          </table:table-cell>
          <table:table-cell table:formula="of:=([.C15]-[.B15])^2" office:value-type="float" office:value="0.304825873299026" calcext:value-type="float">
            <text:p>0,304825873299026</text:p>
          </table:table-cell>
          <table:table-cell/>
          <table:table-cell table:formula="of:=LOG10([.F9])" office:value-type="float" office:value="2.06931589883452" calcext:value-type="float">
            <text:p>2,06931589883452</text:p>
          </table:table-cell>
          <table:table-cell table:formula="of:=LOG10([.G9])" office:value-type="float" office:value="1.25669297316958" calcext:value-type="float">
            <text:p>1,25669297316958</text:p>
          </table:table-cell>
        </table:table-row>
        <table:table-row table:style-name="ro1">
          <table:table-cell office:value-type="float" office:value="0.00466666656235854" calcext:value-type="float">
            <text:p>0,0046667</text:p>
          </table:table-cell>
          <table:table-cell office:value-type="float" office:value="32.0785176290726" calcext:value-type="float">
            <text:p>32,0785176290726</text:p>
          </table:table-cell>
          <table:table-cell office:value-type="float" office:value="32.2146792886996" calcext:value-type="float">
            <text:p>32,2146792886996</text:p>
          </table:table-cell>
          <table:table-cell table:formula="of:=([.C16]-[.B16])^2" office:value-type="float" office:value="0.0185399975523692" calcext:value-type="float">
            <text:p>0,018539997552369</text:p>
          </table:table-cell>
          <table:table-cell/>
          <table:table-cell table:formula="of:=LOG10([.F10])" office:value-type="float" office:value="0.232099834516151" calcext:value-type="float">
            <text:p>0,232099834516151</text:p>
          </table:table-cell>
          <table:table-cell table:formula="of:=LOG10([.G10])" office:value-type="float" office:value="1.40882850346458" calcext:value-type="float">
            <text:p>1,40882850346458</text:p>
          </table:table-cell>
        </table:table-row>
        <table:table-row table:style-name="ro1">
          <table:table-cell office:value-type="float" office:value="0.00499999988824129" calcext:value-type="float">
            <text:p>0,0050000</text:p>
          </table:table-cell>
          <table:table-cell office:value-type="float" office:value="32.6720768652868" calcext:value-type="float">
            <text:p>32,6720768652868</text:p>
          </table:table-cell>
          <table:table-cell office:value-type="float" office:value="32.2075931498198" calcext:value-type="float">
            <text:p>32,2075931498198</text:p>
          </table:table-cell>
          <table:table-cell table:formula="of:=([.C17]-[.B17])^2" office:value-type="float" office:value="0.215745121934" calcext:value-type="float">
            <text:p>0,215745121934</text:p>
          </table:table-cell>
          <table:table-cell/>
          <table:table-cell table:formula="of:=LOG10([.F11])" office:value-type="float" office:value="-1.76564577234894" calcext:value-type="float">
            <text:p>-1,76564577234894</text:p>
          </table:table-cell>
          <table:table-cell table:formula="of:=LOG10([.G11])" office:value-type="float" office:value="1.41073029757194" calcext:value-type="float">
            <text:p>1,41073029757194</text:p>
          </table:table-cell>
        </table:table-row>
        <table:table-row table:style-name="ro1">
          <table:table-cell office:value-type="float" office:value="0.00533333321412404" calcext:value-type="float">
            <text:p>0,0053333</text:p>
          </table:table-cell>
          <table:table-cell office:value-type="float" office:value="32.5063004080647" calcext:value-type="float">
            <text:p>32,5063004080647</text:p>
          </table:table-cell>
          <table:table-cell office:value-type="float" office:value="32.3438894552528" calcext:value-type="float">
            <text:p>32,3438894552528</text:p>
          </table:table-cell>
          <table:table-cell table:formula="of:=([.C18]-[.B18])^2" office:value-type="float" office:value="0.0263773175932404" calcext:value-type="float">
            <text:p>0,02637731759324</text:p>
          </table:table-cell>
          <table:table-cell/>
          <table:table-cell table:formula="of:=LOG10([.F12])" office:value-type="float" office:value="-3.76471670453828" calcext:value-type="float">
            <text:p>-3,76471670453828</text:p>
          </table:table-cell>
          <table:table-cell table:formula="of:=LOG10([.G12])" office:value-type="float" office:value="1.41074938073062" calcext:value-type="float">
            <text:p>1,41074938073062</text:p>
          </table:table-cell>
        </table:table-row>
        <table:table-row table:style-name="ro1">
          <table:table-cell office:value-type="float" office:value="0.0056666665400068" calcext:value-type="float">
            <text:p>0,0056667</text:p>
          </table:table-cell>
          <table:table-cell office:value-type="float" office:value="32.7447224405576" calcext:value-type="float">
            <text:p>32,7447224405576</text:p>
          </table:table-cell>
          <table:table-cell office:value-type="float" office:value="32.5576444635046" calcext:value-type="float">
            <text:p>32,5576444635046</text:p>
          </table:table-cell>
          <table:table-cell table:formula="of:=([.C19]-[.B19])^2" office:value-type="float" office:value="0.0349981694982457" calcext:value-type="float">
            <text:p>0,034998169498246</text:p>
          </table:table-cell>
          <table:table-cell/>
          <table:table-cell table:formula="of:=LOG10([.F13])" office:value-type="float" office:value="-5.24726200434106" calcext:value-type="float">
            <text:p>-5,24726200434106</text:p>
          </table:table-cell>
          <table:table-cell table:formula="of:=LOG10([.G13])" office:value-type="float" office:value="1.41074956769279" calcext:value-type="float">
            <text:p>1,41074956769279</text:p>
          </table:table-cell>
        </table:table-row>
        <table:table-row table:style-name="ro1">
          <table:table-cell office:value-type="float" office:value="0.00599999986588955" calcext:value-type="float">
            <text:p>0,0060000</text:p>
          </table:table-cell>
          <table:table-cell office:value-type="float" office:value="33.1964792221104" calcext:value-type="float">
            <text:p>33,1964792221104</text:p>
          </table:table-cell>
          <table:table-cell office:value-type="float" office:value="32.7680322283055" calcext:value-type="float">
            <text:p>32,7680322283055</text:p>
          </table:table-cell>
          <table:table-cell table:formula="of:=([.C20]-[.B20])^2" office:value-type="float" office:value="0.183566826500423" calcext:value-type="float">
            <text:p>0,183566826500423</text:p>
          </table:table-cell>
          <table:table-cell table:number-columns-repeated="3"/>
        </table:table-row>
        <table:table-row table:style-name="ro1">
          <table:table-cell office:value-type="float" office:value="0.0063333331917723" calcext:value-type="float">
            <text:p>0,0063333</text:p>
          </table:table-cell>
          <table:table-cell office:value-type="float" office:value="33.276335292246" calcext:value-type="float">
            <text:p>33,276335292246</text:p>
          </table:table-cell>
          <table:table-cell office:value-type="float" office:value="32.9199846106554" calcext:value-type="float">
            <text:p>32,9199846106554</text:p>
          </table:table-cell>
          <table:table-cell table:formula="of:=([.C21]-[.B21])^2" office:value-type="float" office:value="0.126985808270064" calcext:value-type="float">
            <text:p>0,126985808270064</text:p>
          </table:table-cell>
          <table:table-cell table:number-columns-repeated="3"/>
        </table:table-row>
        <table:table-row table:style-name="ro1">
          <table:table-cell office:value-type="float" office:value="0.00666666651765506" calcext:value-type="float">
            <text:p>0,0066667</text:p>
          </table:table-cell>
          <table:table-cell office:value-type="float" office:value="33.2161354271783" calcext:value-type="float">
            <text:p>33,2161354271783</text:p>
          </table:table-cell>
          <table:table-cell office:value-type="float" office:value="32.9959373503182" calcext:value-type="float">
            <text:p>32,9959373503182</text:p>
          </table:table-cell>
          <table:table-cell table:formula="of:=([.C22]-[.B22])^2" office:value-type="float" office:value="0.0484871930528617" calcext:value-type="float">
            <text:p>0,048487193052862</text:p>
          </table:table-cell>
          <table:table-cell table:number-columns-repeated="3"/>
        </table:table-row>
        <table:table-row table:style-name="ro1">
          <table:table-cell office:value-type="float" office:value="0.00699999984353781" calcext:value-type="float">
            <text:p>0,0070000</text:p>
          </table:table-cell>
          <table:table-cell office:value-type="float" office:value="32.9973905994425" calcext:value-type="float">
            <text:p>32,9973905994425</text:p>
          </table:table-cell>
          <table:table-cell office:value-type="float" office:value="33.0017048236133" calcext:value-type="float">
            <text:p>33,0017048236133</text:p>
          </table:table-cell>
          <table:table-cell table:formula="of:=([.C23]-[.B23])^2" office:value-type="float" office:value="0.0000186125301959616" calcext:value-type="float">
            <text:p>1,86125301959616E-05</text:p>
          </table:table-cell>
          <table:table-cell table:number-columns-repeated="3"/>
        </table:table-row>
        <table:table-row table:style-name="ro1">
          <table:table-cell office:value-type="float" office:value="0.00733333316942056" calcext:value-type="float">
            <text:p>0,0073333</text:p>
          </table:table-cell>
          <table:table-cell office:value-type="float" office:value="33.0647783808646" calcext:value-type="float">
            <text:p>33,0647783808646</text:p>
          </table:table-cell>
          <table:table-cell office:value-type="float" office:value="32.9484120622567" calcext:value-type="float">
            <text:p>32,9484120622567</text:p>
          </table:table-cell>
          <table:table-cell table:formula="of:=([.C24]-[.B24])^2" office:value-type="float" office:value="0.0135411201063525" calcext:value-type="float">
            <text:p>0,013541120106353</text:p>
          </table:table-cell>
          <table:table-cell table:number-columns-repeated="3"/>
        </table:table-row>
        <table:table-row table:style-name="ro1">
          <table:table-cell office:value-type="float" office:value="0.00766666649530331" calcext:value-type="float">
            <text:p>0,0076667</text:p>
          </table:table-cell>
          <table:table-cell office:value-type="float" office:value="33.6823758103532" calcext:value-type="float">
            <text:p>33,6823758103532</text:p>
          </table:table-cell>
          <table:table-cell office:value-type="float" office:value="32.849452332547" calcext:value-type="float">
            <text:p>32,849452332547</text:p>
          </table:table-cell>
          <table:table-cell table:formula="of:=([.C25]-[.B25])^2" office:value-type="float" office:value="0.693761519880759" calcext:value-type="float">
            <text:p>0,693761519880759</text:p>
          </table:table-cell>
          <table:table-cell table:number-columns-repeated="3"/>
        </table:table-row>
        <table:table-row table:style-name="ro1">
          <table:table-cell office:value-type="float" office:value="0.00799999982118607" calcext:value-type="float">
            <text:p>0,0080000</text:p>
          </table:table-cell>
          <table:table-cell office:value-type="float" office:value="32.7852908036714" calcext:value-type="float">
            <text:p>32,7852908036714</text:p>
          </table:table-cell>
          <table:table-cell office:value-type="float" office:value="32.7315375348454" calcext:value-type="float">
            <text:p>32,7315375348454</text:p>
          </table:table-cell>
          <table:table-cell table:formula="of:=([.C26]-[.B26])^2" office:value-type="float" office:value="0.00288941390947565" calcext:value-type="float">
            <text:p>0,002889413909476</text:p>
          </table:table-cell>
          <table:table-cell table:number-columns-repeated="3"/>
        </table:table-row>
        <table:table-row table:style-name="ro1">
          <table:table-cell office:value-type="float" office:value="0.00833333314706882" calcext:value-type="float">
            <text:p>0,0083333</text:p>
          </table:table-cell>
          <table:table-cell office:value-type="float" office:value="32.5272505355994" calcext:value-type="float">
            <text:p>32,5272505355994</text:p>
          </table:table-cell>
          <table:table-cell office:value-type="float" office:value="32.641361699304" calcext:value-type="float">
            <text:p>32,641361699304</text:p>
          </table:table-cell>
          <table:table-cell table:formula="of:=([.C27]-[.B27])^2" office:value-type="float" office:value="0.0130213576820147" calcext:value-type="float">
            <text:p>0,013021357682015</text:p>
          </table:table-cell>
          <table:table-cell table:number-columns-repeated="3"/>
        </table:table-row>
        <table:table-row table:style-name="ro1">
          <table:table-cell office:value-type="float" office:value="0.00866666647295157" calcext:value-type="float">
            <text:p>0,0086667</text:p>
          </table:table-cell>
          <table:table-cell office:value-type="float" office:value="33.4921000274945" calcext:value-type="float">
            <text:p>33,4921000274945</text:p>
          </table:table-cell>
          <table:table-cell office:value-type="float" office:value="32.6309920692923" calcext:value-type="float">
            <text:p>32,6309920692923</text:p>
          </table:table-cell>
          <table:table-cell table:formula="of:=([.C28]-[.B28])^2" office:value-type="float" office:value="0.741506915679059" calcext:value-type="float">
            <text:p>0,741506915679059</text:p>
          </table:table-cell>
          <table:table-cell table:number-columns-repeated="3"/>
        </table:table-row>
        <table:table-row table:style-name="ro1">
          <table:table-cell office:value-type="float" office:value="0.00899999979883432" calcext:value-type="float">
            <text:p>0,0090000</text:p>
          </table:table-cell>
          <table:table-cell office:value-type="float" office:value="32.770263388376" calcext:value-type="float">
            <text:p>32,770263388376</text:p>
          </table:table-cell>
          <table:table-cell office:value-type="float" office:value="32.7253808337048" calcext:value-type="float">
            <text:p>32,7253808337048</text:p>
          </table:table-cell>
          <table:table-cell table:formula="of:=([.C29]-[.B29])^2" office:value-type="float" office:value="0.00201444371381365" calcext:value-type="float">
            <text:p>0,002014443713814</text:p>
          </table:table-cell>
          <table:table-cell table:number-columns-repeated="3"/>
        </table:table-row>
        <table:table-row table:style-name="ro1">
          <table:table-cell office:value-type="float" office:value="0.00933333312471708" calcext:value-type="float">
            <text:p>0,0093333</text:p>
          </table:table-cell>
          <table:table-cell office:value-type="float" office:value="32.9910298021821" calcext:value-type="float">
            <text:p>32,9910298021821</text:p>
          </table:table-cell>
          <table:table-cell office:value-type="float" office:value="32.8965217913505" calcext:value-type="float">
            <text:p>32,8965217913505</text:p>
          </table:table-cell>
          <table:table-cell table:formula="of:=([.C30]-[.B30])^2" office:value-type="float" office:value="0.00893176411135319" calcext:value-type="float">
            <text:p>0,008931764111353</text:p>
          </table:table-cell>
          <table:table-cell table:number-columns-repeated="3"/>
        </table:table-row>
        <table:table-row table:style-name="ro1">
          <table:table-cell office:value-type="float" office:value="0.00966666645059983" calcext:value-type="float">
            <text:p>0,0096667</text:p>
          </table:table-cell>
          <table:table-cell office:value-type="float" office:value="32.9710668071695" calcext:value-type="float">
            <text:p>32,9710668071695</text:p>
          </table:table-cell>
          <table:table-cell office:value-type="float" office:value="33.0704910465103" calcext:value-type="float">
            <text:p>33,0704910465103</text:p>
          </table:table-cell>
          <table:table-cell table:formula="of:=([.C31]-[.B31])^2" office:value-type="float" office:value="0.00988517936849501" calcext:value-type="float">
            <text:p>0,009885179368495</text:p>
          </table:table-cell>
          <table:table-cell table:number-columns-repeated="3"/>
        </table:table-row>
        <table:table-row table:style-name="ro1">
          <table:table-cell office:value-type="float" office:value="0.00999999977648258" calcext:value-type="float">
            <text:p>0,0100000</text:p>
          </table:table-cell>
          <table:table-cell office:value-type="float" office:value="34.1574202048922" calcext:value-type="float">
            <text:p>34,1574202048922</text:p>
          </table:table-cell>
          <table:table-cell office:value-type="float" office:value="33.1710506196989" calcext:value-type="float">
            <text:p>33,1710506196989</text:p>
          </table:table-cell>
          <table:table-cell table:formula="of:=([.C32]-[.B32])^2" office:value-type="float" office:value="0.972924958594294" calcext:value-type="float">
            <text:p>0,972924958594294</text:p>
          </table:table-cell>
          <table:table-cell table:number-columns-repeated="3"/>
        </table:table-row>
        <table:table-row table:style-name="ro1">
          <table:table-cell office:value-type="float" office:value="0.0103333331023653" calcext:value-type="float">
            <text:p>0,0103333</text:p>
          </table:table-cell>
          <table:table-cell office:value-type="float" office:value="32.8434057217682" calcext:value-type="float">
            <text:p>32,8434057217682</text:p>
          </table:table-cell>
          <table:table-cell office:value-type="float" office:value="33.172915183082" calcext:value-type="float">
            <text:p>33,172915183082</text:p>
          </table:table-cell>
          <table:table-cell table:formula="of:=([.C33]-[.B33])^2" office:value-type="float" office:value="0.108576485095276" calcext:value-type="float">
            <text:p>0,108576485095276</text:p>
          </table:table-cell>
          <table:table-cell table:number-columns-repeated="3"/>
        </table:table-row>
        <table:table-row table:style-name="ro1">
          <table:table-cell office:value-type="float" office:value="0.0106666664282481" calcext:value-type="float">
            <text:p>0,0106667</text:p>
          </table:table-cell>
          <table:table-cell office:value-type="float" office:value="34.387824639448" calcext:value-type="float">
            <text:p>34,387824639448</text:p>
          </table:table-cell>
          <table:table-cell office:value-type="float" office:value="33.1245628261732" calcext:value-type="float">
            <text:p>33,1245628261732</text:p>
          </table:table-cell>
          <table:table-cell table:formula="of:=([.C34]-[.B34])^2" office:value-type="float" office:value="1.59583040887834" calcext:value-type="float">
            <text:p>1,59583040887834</text:p>
          </table:table-cell>
          <table:table-cell table:number-columns-repeated="3"/>
        </table:table-row>
        <table:table-row table:style-name="ro1">
          <table:table-cell office:value-type="float" office:value="0.0109999997541308" calcext:value-type="float">
            <text:p>0,0110000</text:p>
          </table:table-cell>
          <table:table-cell office:value-type="float" office:value="32.6660386436848" calcext:value-type="float">
            <text:p>32,6660386436848</text:p>
          </table:table-cell>
          <table:table-cell office:value-type="float" office:value="33.1183651153708" calcext:value-type="float">
            <text:p>33,1183651153708</text:p>
          </table:table-cell>
          <table:table-cell table:formula="of:=([.C35]-[.B35])^2" office:value-type="float" office:value="0.204599236987835" calcext:value-type="float">
            <text:p>0,204599236987835</text:p>
          </table:table-cell>
          <table:table-cell table:number-columns-repeated="3"/>
        </table:table-row>
        <table:table-row table:style-name="ro1">
          <table:table-cell office:value-type="float" office:value="0.0113333330800136" calcext:value-type="float">
            <text:p>0,0113333</text:p>
          </table:table-cell>
          <table:table-cell office:value-type="float" office:value="33.0582511153369" calcext:value-type="float">
            <text:p>33,0582511153369</text:p>
          </table:table-cell>
          <table:table-cell office:value-type="float" office:value="33.2241948258183" calcext:value-type="float">
            <text:p>33,2241948258183</text:p>
          </table:table-cell>
          <table:table-cell table:formula="of:=([.C36]-[.B36])^2" office:value-type="float" office:value="0.0275373150483608" calcext:value-type="float">
            <text:p>0,027537315048361</text:p>
          </table:table-cell>
          <table:table-cell table:number-columns-repeated="3"/>
        </table:table-row>
        <table:table-row table:style-name="ro1">
          <table:table-cell office:value-type="float" office:value="0.0116666664058963" calcext:value-type="float">
            <text:p>0,0116667</text:p>
          </table:table-cell>
          <table:table-cell office:value-type="float" office:value="33.8587994985318" calcext:value-type="float">
            <text:p>33,8587994985318</text:p>
          </table:table-cell>
          <table:table-cell office:value-type="float" office:value="33.4329233709958" calcext:value-type="float">
            <text:p>33,4329233709958</text:p>
          </table:table-cell>
          <table:table-cell table:formula="of:=([.C37]-[.B37])^2" office:value-type="float" office:value="0.181370476005132" calcext:value-type="float">
            <text:p>0,181370476005132</text:p>
          </table:table-cell>
          <table:table-cell table:number-columns-repeated="3"/>
        </table:table-row>
        <table:table-row table:style-name="ro1">
          <table:table-cell office:value-type="float" office:value="0.0119999997317791" calcext:value-type="float">
            <text:p>0,0120000</text:p>
          </table:table-cell>
          <table:table-cell office:value-type="float" office:value="34.6014185753103" calcext:value-type="float">
            <text:p>34,6014185753103</text:p>
          </table:table-cell>
          <table:table-cell office:value-type="float" office:value="33.653398422367" calcext:value-type="float">
            <text:p>33,653398422367</text:p>
          </table:table-cell>
          <table:table-cell table:formula="of:=([.C38]-[.B38])^2" office:value-type="float" office:value="0.898742210386652" calcext:value-type="float">
            <text:p>0,898742210386652</text:p>
          </table:table-cell>
          <table:table-cell table:number-columns-repeated="3"/>
        </table:table-row>
        <table:table-row table:style-name="ro1">
          <table:table-cell office:value-type="float" office:value="0.0123333330576619" calcext:value-type="float">
            <text:p>0,0123333</text:p>
          </table:table-cell>
          <table:table-cell office:value-type="float" office:value="33.7396356440146" calcext:value-type="float">
            <text:p>33,7396356440146</text:p>
          </table:table-cell>
          <table:table-cell office:value-type="float" office:value="33.7697218490183" calcext:value-type="float">
            <text:p>33,7697218490183</text:p>
          </table:table-cell>
          <table:table-cell table:formula="of:=([.C39]-[.B39])^2" office:value-type="float" office:value="0.000905179731525843" calcext:value-type="float">
            <text:p>0,000905179731526</text:p>
          </table:table-cell>
          <table:table-cell table:number-columns-repeated="3"/>
        </table:table-row>
        <table:table-row table:style-name="ro1">
          <table:table-cell office:value-type="float" office:value="0.0126666663835446" calcext:value-type="float">
            <text:p>0,0126667</text:p>
          </table:table-cell>
          <table:table-cell office:value-type="float" office:value="34.1173892692871" calcext:value-type="float">
            <text:p>34,1173892692871</text:p>
          </table:table-cell>
          <table:table-cell office:value-type="float" office:value="33.7207274701283" calcext:value-type="float">
            <text:p>33,7207274701283</text:p>
          </table:table-cell>
          <table:table-cell table:formula="of:=([.C40]-[.B40])^2" office:value-type="float" office:value="0.157340582911913" calcext:value-type="float">
            <text:p>0,157340582911913</text:p>
          </table:table-cell>
          <table:table-cell table:number-columns-repeated="3"/>
        </table:table-row>
        <table:table-row table:style-name="ro1">
          <table:table-cell office:value-type="float" office:value="0.0129999997094274" calcext:value-type="float">
            <text:p>0,0130000</text:p>
          </table:table-cell>
          <table:table-cell office:value-type="float" office:value="33.3426173662586" calcext:value-type="float">
            <text:p>33,3426173662586</text:p>
          </table:table-cell>
          <table:table-cell office:value-type="float" office:value="33.5445330283504" calcext:value-type="float">
            <text:p>33,5445330283504</text:p>
          </table:table-cell>
          <table:table-cell table:formula="of:=([.C41]-[.B41])^2" office:value-type="float" office:value="0.0407699345979784" calcext:value-type="float">
            <text:p>0,040769934597979</text:p>
          </table:table-cell>
          <table:table-cell table:number-columns-repeated="3"/>
        </table:table-row>
        <table:table-row table:style-name="ro1">
          <table:table-cell office:value-type="float" office:value="0.0133333330353101" calcext:value-type="float">
            <text:p>0,0133333</text:p>
          </table:table-cell>
          <table:table-cell office:value-type="float" office:value="33.8563390071799" calcext:value-type="float">
            <text:p>33,8563390071799</text:p>
          </table:table-cell>
          <table:table-cell office:value-type="float" office:value="33.3541043429166" calcext:value-type="float">
            <text:p>33,3541043429166</text:p>
          </table:table-cell>
          <table:table-cell table:formula="of:=([.C42]-[.B42])^2" office:value-type="float" office:value="0.252239657987661" calcext:value-type="float">
            <text:p>0,252239657987661</text:p>
          </table:table-cell>
          <table:table-cell table:number-columns-repeated="3"/>
        </table:table-row>
        <table:table-row table:style-name="ro1">
          <table:table-cell office:value-type="float" office:value="0.0136666663611929" calcext:value-type="float">
            <text:p>0,0136667</text:p>
          </table:table-cell>
          <table:table-cell office:value-type="float" office:value="33.6548356612374" calcext:value-type="float">
            <text:p>33,6548356612374</text:p>
          </table:table-cell>
          <table:table-cell office:value-type="float" office:value="33.2596281431085" calcext:value-type="float">
            <text:p>33,2596281431085</text:p>
          </table:table-cell>
          <table:table-cell table:formula="of:=([.C43]-[.B43])^2" office:value-type="float" office:value="0.156188982385587" calcext:value-type="float">
            <text:p>0,156188982385587</text:p>
          </table:table-cell>
          <table:table-cell table:number-columns-repeated="3"/>
        </table:table-row>
        <table:table-row table:style-name="ro1">
          <table:table-cell office:value-type="float" office:value="0.0139999996870756" calcext:value-type="float">
            <text:p>0,0140000</text:p>
          </table:table-cell>
          <table:table-cell office:value-type="float" office:value="33.3799367775287" calcext:value-type="float">
            <text:p>33,3799367775287</text:p>
          </table:table-cell>
          <table:table-cell office:value-type="float" office:value="33.2935274070366" calcext:value-type="float">
            <text:p>33,2935274070366</text:p>
          </table:table-cell>
          <table:table-cell table:formula="of:=([.C44]-[.B44])^2" office:value-type="float" office:value="0.00746657930885433" calcext:value-type="float">
            <text:p>0,007466579308854</text:p>
          </table:table-cell>
          <table:table-cell table:number-columns-repeated="3"/>
        </table:table-row>
        <table:table-row table:style-name="ro1">
          <table:table-cell office:value-type="float" office:value="0.0143333330129584" calcext:value-type="float">
            <text:p>0,0143333</text:p>
          </table:table-cell>
          <table:table-cell office:value-type="float" office:value="33.7860726744029" calcext:value-type="float">
            <text:p>33,7860726744029</text:p>
          </table:table-cell>
          <table:table-cell office:value-type="float" office:value="33.3934084536466" calcext:value-type="float">
            <text:p>33,3934084536466</text:p>
          </table:table-cell>
          <table:table-cell table:formula="of:=([.C45]-[.B45])^2" office:value-type="float" office:value="0.154185190262154" calcext:value-type="float">
            <text:p>0,154185190262154</text:p>
          </table:table-cell>
          <table:table-cell table:number-columns-repeated="3"/>
        </table:table-row>
        <table:table-row table:style-name="ro1">
          <table:table-cell office:value-type="float" office:value="0.0146666663388411" calcext:value-type="float">
            <text:p>0,0146667</text:p>
          </table:table-cell>
          <table:table-cell office:value-type="float" office:value="33.8332767927753" calcext:value-type="float">
            <text:p>33,8332767927753</text:p>
          </table:table-cell>
          <table:table-cell office:value-type="float" office:value="33.4560437648724" calcext:value-type="float">
            <text:p>33,4560437648724</text:p>
          </table:table-cell>
          <table:table-cell table:formula="of:=([.C46]-[.B46])^2" office:value-type="float" office:value="0.14230475734082" calcext:value-type="float">
            <text:p>0,14230475734082</text:p>
          </table:table-cell>
          <table:table-cell table:number-columns-repeated="3"/>
        </table:table-row>
        <table:table-row table:style-name="ro1">
          <table:table-cell office:value-type="float" office:value="0.0149999996647239" calcext:value-type="float">
            <text:p>0,0150000</text:p>
          </table:table-cell>
          <table:table-cell office:value-type="float" office:value="33.3417933762883" calcext:value-type="float">
            <text:p>33,3417933762883</text:p>
          </table:table-cell>
          <table:table-cell office:value-type="float" office:value="33.4222583083422" calcext:value-type="float">
            <text:p>33,4222583083422</text:p>
          </table:table-cell>
          <table:table-cell table:formula="of:=([.C47]-[.B47])^2" office:value-type="float" office:value="0.00647460529043073" calcext:value-type="float">
            <text:p>0,006474605290431</text:p>
          </table:table-cell>
          <table:table-cell table:number-columns-repeated="3"/>
        </table:table-row>
        <table:table-row table:style-name="ro1">
          <table:table-cell office:value-type="float" office:value="0.0153333329906066" calcext:value-type="float">
            <text:p>0,0153333</text:p>
          </table:table-cell>
          <table:table-cell office:value-type="float" office:value="34.0310546528937" calcext:value-type="float">
            <text:p>34,0310546528937</text:p>
          </table:table-cell>
          <table:table-cell office:value-type="float" office:value="33.328286037013" calcext:value-type="float">
            <text:p>33,328286037013</text:p>
          </table:table-cell>
          <table:table-cell table:formula="of:=([.C48]-[.B48])^2" office:value-type="float" office:value="0.493883727466865" calcext:value-type="float">
            <text:p>0,493883727466865</text:p>
          </table:table-cell>
          <table:table-cell table:number-columns-repeated="3"/>
        </table:table-row>
        <table:table-row table:style-name="ro1">
          <table:table-cell office:value-type="float" office:value="0.0156666663164894" calcext:value-type="float">
            <text:p>0,0156667</text:p>
          </table:table-cell>
          <table:table-cell office:value-type="float" office:value="33.3433953488027" calcext:value-type="float">
            <text:p>33,3433953488027</text:p>
          </table:table-cell>
          <table:table-cell office:value-type="float" office:value="33.2830179758005" calcext:value-type="float">
            <text:p>33,2830179758005</text:p>
          </table:table-cell>
          <table:table-cell table:formula="of:=([.C49]-[.B49])^2" office:value-type="float" office:value="0.00364542717065673" calcext:value-type="float">
            <text:p>0,003645427170657</text:p>
          </table:table-cell>
          <table:table-cell table:number-columns-repeated="3"/>
        </table:table-row>
        <table:table-row table:style-name="ro1">
          <table:table-cell office:value-type="float" office:value="0.0159999996423721" calcext:value-type="float">
            <text:p>0,0160000</text:p>
          </table:table-cell>
          <table:table-cell office:value-type="float" office:value="33.425668629637" calcext:value-type="float">
            <text:p>33,425668629637</text:p>
          </table:table-cell>
          <table:table-cell office:value-type="float" office:value="33.3858249223882" calcext:value-type="float">
            <text:p>33,3858249223882</text:p>
          </table:table-cell>
          <table:table-cell table:formula="of:=([.C50]-[.B50])^2" office:value-type="float" office:value="0.00158752100733369" calcext:value-type="float">
            <text:p>0,001587521007334</text:p>
          </table:table-cell>
          <table:table-cell table:number-columns-repeated="3"/>
        </table:table-row>
        <table:table-row table:style-name="ro1">
          <table:table-cell office:value-type="float" office:value="0.0163333329682549" calcext:value-type="float">
            <text:p>0,0163333</text:p>
          </table:table-cell>
          <table:table-cell office:value-type="float" office:value="34.009470592636" calcext:value-type="float">
            <text:p>34,009470592636</text:p>
          </table:table-cell>
          <table:table-cell office:value-type="float" office:value="33.6453617947654" calcext:value-type="float">
            <text:p>33,6453617947654</text:p>
          </table:table-cell>
          <table:table-cell table:formula="of:=([.C51]-[.B51])^2" office:value-type="float" office:value="0.132575216686742" calcext:value-type="float">
            <text:p>0,132575216686742</text:p>
          </table:table-cell>
          <table:table-cell table:number-columns-repeated="3"/>
        </table:table-row>
        <table:table-row table:style-name="ro1">
          <table:table-cell office:value-type="float" office:value="0.0166666662941376" calcext:value-type="float">
            <text:p>0,0166667</text:p>
          </table:table-cell>
          <table:table-cell office:value-type="float" office:value="34.6983874619305" calcext:value-type="float">
            <text:p>34,6983874619305</text:p>
          </table:table-cell>
          <table:table-cell office:value-type="float" office:value="33.9612352242845" calcext:value-type="float">
            <text:p>33,9612352242845</text:p>
          </table:table-cell>
          <table:table-cell table:formula="of:=([.C52]-[.B52])^2" office:value-type="float" office:value="0.543393421466401" calcext:value-type="float">
            <text:p>0,543393421466401</text:p>
          </table:table-cell>
          <table:table-cell table:number-columns-repeated="3"/>
        </table:table-row>
        <table:table-row table:style-name="ro1">
          <table:table-cell office:value-type="float" office:value="0.0169999996200204" calcext:value-type="float">
            <text:p>0,0170000</text:p>
          </table:table-cell>
          <table:table-cell office:value-type="float" office:value="33.901083069275" calcext:value-type="float">
            <text:p>33,901083069275</text:p>
          </table:table-cell>
          <table:table-cell office:value-type="float" office:value="34.1855012327451" calcext:value-type="float">
            <text:p>34,1855012327451</text:p>
          </table:table-cell>
          <table:table-cell table:formula="of:=([.C53]-[.B53])^2" office:value-type="float" office:value="0.0808936917117168" calcext:value-type="float">
            <text:p>0,080893691711717</text:p>
          </table:table-cell>
          <table:table-cell table:number-columns-repeated="3"/>
        </table:table-row>
        <table:table-row table:style-name="ro1">
          <table:table-cell office:value-type="float" office:value="0.0173333329459031" calcext:value-type="float">
            <text:p>0,0173333</text:p>
          </table:table-cell>
          <table:table-cell office:value-type="float" office:value="34.7322820918017" calcext:value-type="float">
            <text:p>34,7322820918017</text:p>
          </table:table-cell>
          <table:table-cell office:value-type="float" office:value="34.2222798560589" calcext:value-type="float">
            <text:p>34,2222798560589</text:p>
          </table:table-cell>
          <table:table-cell table:formula="of:=([.C54]-[.B54])^2" office:value-type="float" office:value="0.260102280462716" calcext:value-type="float">
            <text:p>0,260102280462716</text:p>
          </table:table-cell>
          <table:table-cell table:number-columns-repeated="3"/>
        </table:table-row>
        <table:table-row table:style-name="ro1">
          <table:table-cell office:value-type="float" office:value="0.0176666662717859" calcext:value-type="float">
            <text:p>0,0176667</text:p>
          </table:table-cell>
          <table:table-cell office:value-type="float" office:value="34.5691893547617" calcext:value-type="float">
            <text:p>34,5691893547617</text:p>
          </table:table-cell>
          <table:table-cell office:value-type="float" office:value="34.0947325622251" calcext:value-type="float">
            <text:p>34,0947325622251</text:p>
          </table:table-cell>
          <table:table-cell table:formula="of:=([.C55]-[.B55])^2" office:value-type="float" office:value="0.225109247984152" calcext:value-type="float">
            <text:p>0,225109247984152</text:p>
          </table:table-cell>
          <table:table-cell table:number-columns-repeated="3"/>
        </table:table-row>
        <table:table-row table:style-name="ro1">
          <table:table-cell office:value-type="float" office:value="0.0179999995976687" calcext:value-type="float">
            <text:p>0,0180000</text:p>
          </table:table-cell>
          <table:table-cell office:value-type="float" office:value="34.2655755175815" calcext:value-type="float">
            <text:p>34,2655755175815</text:p>
          </table:table-cell>
          <table:table-cell office:value-type="float" office:value="33.9310676609511" calcext:value-type="float">
            <text:p>33,9310676609511</text:p>
          </table:table-cell>
          <table:table-cell table:formula="of:=([.C56]-[.B56])^2" office:value-type="float" office:value="0.111895506147418" calcext:value-type="float">
            <text:p>0,111895506147418</text:p>
          </table:table-cell>
          <table:table-cell table:number-columns-repeated="3"/>
        </table:table-row>
        <table:table-row table:style-name="ro1">
          <table:table-cell office:value-type="float" office:value="0.0183333329235514" calcext:value-type="float">
            <text:p>0,0183333</text:p>
          </table:table-cell>
          <table:table-cell office:value-type="float" office:value="33.1791480013649" calcext:value-type="float">
            <text:p>33,1791480013649</text:p>
          </table:table-cell>
          <table:table-cell office:value-type="float" office:value="33.8789344509114" calcext:value-type="float">
            <text:p>33,8789344509114</text:p>
          </table:table-cell>
          <table:table-cell table:formula="of:=([.C57]-[.B57])^2" office:value-type="float" office:value="0.489701074968788" calcext:value-type="float">
            <text:p>0,489701074968788</text:p>
          </table:table-cell>
          <table:table-cell table:number-columns-repeated="3"/>
        </table:table-row>
        <table:table-row table:style-name="ro1">
          <table:table-cell office:value-type="float" office:value="0.0186666662494342" calcext:value-type="float">
            <text:p>0,0186667</text:p>
          </table:table-cell>
          <table:table-cell office:value-type="float" office:value="35.1572735468328" calcext:value-type="float">
            <text:p>35,1572735468328</text:p>
          </table:table-cell>
          <table:table-cell office:value-type="float" office:value="34.0083073524724" calcext:value-type="float">
            <text:p>34,0083073524724</text:p>
          </table:table-cell>
          <table:table-cell table:formula="of:=([.C58]-[.B58])^2" office:value-type="float" office:value="1.32012331578308" calcext:value-type="float">
            <text:p>1,32012331578308</text:p>
          </table:table-cell>
          <table:table-cell table:number-columns-repeated="3"/>
        </table:table-row>
        <table:table-row table:style-name="ro1">
          <table:table-cell office:value-type="float" office:value="0.0189999995753169" calcext:value-type="float">
            <text:p>0,0190000</text:p>
          </table:table-cell>
          <table:table-cell office:value-type="float" office:value="34.5985540661491" calcext:value-type="float">
            <text:p>34,5985540661491</text:p>
          </table:table-cell>
          <table:table-cell office:value-type="float" office:value="34.2698773307968" calcext:value-type="float">
            <text:p>34,2698773307968</text:p>
          </table:table-cell>
          <table:table-cell table:formula="of:=([.C59]-[.B59])^2" office:value-type="float" office:value="0.108028396361862" calcext:value-type="float">
            <text:p>0,108028396361862</text:p>
          </table:table-cell>
          <table:table-cell table:number-columns-repeated="3"/>
        </table:table-row>
        <table:table-row table:style-name="ro1">
          <table:table-cell office:value-type="float" office:value="0.0193333329011997" calcext:value-type="float">
            <text:p>0,0193333</text:p>
          </table:table-cell>
          <table:table-cell office:value-type="float" office:value="34.7361347896406" calcext:value-type="float">
            <text:p>34,7361347896406</text:p>
          </table:table-cell>
          <table:table-cell office:value-type="float" office:value="34.5348124955694" calcext:value-type="float">
            <text:p>34,5348124955694</text:p>
          </table:table-cell>
          <table:table-cell table:formula="of:=([.C60]-[.B60])^2" office:value-type="float" office:value="0.0405306660901038" calcext:value-type="float">
            <text:p>0,040530666090104</text:p>
          </table:table-cell>
          <table:table-cell table:number-columns-repeated="3"/>
        </table:table-row>
        <table:table-row table:style-name="ro1">
          <table:table-cell office:value-type="float" office:value="0.0196666662270824" calcext:value-type="float">
            <text:p>0,0196667</text:p>
          </table:table-cell>
          <table:table-cell office:value-type="float" office:value="34.8997712113657" calcext:value-type="float">
            <text:p>34,8997712113657</text:p>
          </table:table-cell>
          <table:table-cell office:value-type="float" office:value="34.6835991807826" calcext:value-type="float">
            <text:p>34,6835991807826</text:p>
          </table:table-cell>
          <table:table-cell table:formula="of:=([.C61]-[.B61])^2" office:value-type="float" office:value="0.0467303468064525" calcext:value-type="float">
            <text:p>0,046730346806453</text:p>
          </table:table-cell>
          <table:table-cell table:number-columns-repeated="3"/>
        </table:table-row>
        <table:table-row table:style-name="ro1">
          <table:table-cell office:value-type="float" office:value="0.0199999995529652" calcext:value-type="float">
            <text:p>0,0200000</text:p>
          </table:table-cell>
          <table:table-cell office:value-type="float" office:value="34.8566173152862" calcext:value-type="float">
            <text:p>34,8566173152862</text:p>
          </table:table-cell>
          <table:table-cell office:value-type="float" office:value="34.6792738273074" calcext:value-type="float">
            <text:p>34,6792738273074</text:p>
          </table:table-cell>
          <table:table-cell table:formula="of:=([.C62]-[.B62])^2" office:value-type="float" office:value="0.0314507127284701" calcext:value-type="float">
            <text:p>0,03145071272847</text:p>
          </table:table-cell>
          <table:table-cell table:number-columns-repeated="3"/>
        </table:table-row>
        <table:table-row table:style-name="ro1">
          <table:table-cell office:value-type="float" office:value="0.0203333328788479" calcext:value-type="float">
            <text:p>0,0203333</text:p>
          </table:table-cell>
          <table:table-cell office:value-type="float" office:value="34.8781708830403" calcext:value-type="float">
            <text:p>34,8781708830403</text:p>
          </table:table-cell>
          <table:table-cell office:value-type="float" office:value="34.5761801160522" calcext:value-type="float">
            <text:p>34,5761801160522</text:p>
          </table:table-cell>
          <table:table-cell table:formula="of:=([.C63]-[.B63])^2" office:value-type="float" office:value="0.0911984233460296" calcext:value-type="float">
            <text:p>0,09119842334603</text:p>
          </table:table-cell>
          <table:table-cell table:number-columns-repeated="3"/>
        </table:table-row>
        <table:table-row table:style-name="ro1">
          <table:table-cell office:value-type="float" office:value="0.0206666662047307" calcext:value-type="float">
            <text:p>0,0206667</text:p>
          </table:table-cell>
          <table:table-cell office:value-type="float" office:value="34.6226762391646" calcext:value-type="float">
            <text:p>34,6226762391646</text:p>
          </table:table-cell>
          <table:table-cell office:value-type="float" office:value="34.4655270347453" calcext:value-type="float">
            <text:p>34,4655270347453</text:p>
          </table:table-cell>
          <table:table-cell table:formula="of:=([.C64]-[.B64])^2" office:value-type="float" office:value="0.0246958724496183" calcext:value-type="float">
            <text:p>0,024695872449618</text:p>
          </table:table-cell>
          <table:table-cell table:number-columns-repeated="3"/>
        </table:table-row>
        <table:table-row table:style-name="ro1">
          <table:table-cell office:value-type="float" office:value="0.0209999995306134" calcext:value-type="float">
            <text:p>0,0210000</text:p>
          </table:table-cell>
          <table:table-cell office:value-type="float" office:value="34.9421225278799" calcext:value-type="float">
            <text:p>34,9421225278799</text:p>
          </table:table-cell>
          <table:table-cell office:value-type="float" office:value="34.4047191073095" calcext:value-type="float">
            <text:p>34,4047191073095</text:p>
          </table:table-cell>
          <table:table-cell table:formula="of:=([.C65]-[.B65])^2" office:value-type="float" office:value="0.288802436440758" calcext:value-type="float">
            <text:p>0,288802436440758</text:p>
          </table:table-cell>
          <table:table-cell table:number-columns-repeated="3"/>
        </table:table-row>
        <table:table-row table:style-name="ro1">
          <table:table-cell office:value-type="float" office:value="0.0213333328564962" calcext:value-type="float">
            <text:p>0,0213333</text:p>
          </table:table-cell>
          <table:table-cell office:value-type="float" office:value="34.6408576501999" calcext:value-type="float">
            <text:p>34,6408576501999</text:p>
          </table:table-cell>
          <table:table-cell office:value-type="float" office:value="34.3849537949863" calcext:value-type="float">
            <text:p>34,3849537949863</text:p>
          </table:table-cell>
          <table:table-cell table:formula="of:=([.C66]-[.B66])^2" office:value-type="float" office:value="0.0654867831132029" calcext:value-type="float">
            <text:p>0,065486783113203</text:p>
          </table:table-cell>
          <table:table-cell table:number-columns-repeated="3"/>
        </table:table-row>
        <table:table-row table:style-name="ro1">
          <table:table-cell office:value-type="float" office:value="0.0216666661823789" calcext:value-type="float">
            <text:p>0,0216667</text:p>
          </table:table-cell>
          <table:table-cell office:value-type="float" office:value="35.1134092194666" calcext:value-type="float">
            <text:p>35,1134092194666</text:p>
          </table:table-cell>
          <table:table-cell office:value-type="float" office:value="34.3574643337003" calcext:value-type="float">
            <text:p>34,3574643337003</text:p>
          </table:table-cell>
          <table:table-cell table:formula="of:=([.C67]-[.B67])^2" office:value-type="float" office:value="0.571452670316231" calcext:value-type="float">
            <text:p>0,571452670316231</text:p>
          </table:table-cell>
          <table:table-cell table:number-columns-repeated="3"/>
        </table:table-row>
        <table:table-row table:style-name="ro1">
          <table:table-cell office:value-type="float" office:value="0.0219999995082617" calcext:value-type="float">
            <text:p>0,0220000</text:p>
          </table:table-cell>
          <table:table-cell office:value-type="float" office:value="33.6321921322912" calcext:value-type="float">
            <text:p>33,6321921322912</text:p>
          </table:table-cell>
          <table:table-cell office:value-type="float" office:value="34.2913294580943" calcext:value-type="float">
            <text:p>34,2913294580943</text:p>
          </table:table-cell>
          <table:table-cell table:formula="of:=([.C68]-[.B68])^2" office:value-type="float" office:value="0.43446201426692" calcext:value-type="float">
            <text:p>0,43446201426692</text:p>
          </table:table-cell>
          <table:table-cell table:number-columns-repeated="3"/>
        </table:table-row>
        <table:table-row table:style-name="ro1">
          <table:table-cell office:value-type="float" office:value="0.0223333328341444" calcext:value-type="float">
            <text:p>0,0223333</text:p>
          </table:table-cell>
          <table:table-cell office:value-type="float" office:value="35.063991772671" calcext:value-type="float">
            <text:p>35,063991772671</text:p>
          </table:table-cell>
          <table:table-cell office:value-type="float" office:value="34.2122767437102" calcext:value-type="float">
            <text:p>34,2122767437102</text:p>
          </table:table-cell>
          <table:table-cell table:formula="of:=([.C69]-[.B69])^2" office:value-type="float" office:value="0.725418490557752" calcext:value-type="float">
            <text:p>0,725418490557752</text:p>
          </table:table-cell>
          <table:table-cell table:number-columns-repeated="3"/>
        </table:table-row>
        <table:table-row table:style-name="ro1">
          <table:table-cell office:value-type="float" office:value="0.0226666661600272" calcext:value-type="float">
            <text:p>0,0226667</text:p>
          </table:table-cell>
          <table:table-cell office:value-type="float" office:value="34.176348413461" calcext:value-type="float">
            <text:p>34,176348413461</text:p>
          </table:table-cell>
          <table:table-cell office:value-type="float" office:value="34.1896617918985" calcext:value-type="float">
            <text:p>34,1896617918985</text:p>
          </table:table-cell>
          <table:table-cell table:formula="of:=([.C70]-[.B70])^2" office:value-type="float" office:value="0.000177246045421087" calcext:value-type="float">
            <text:p>0,000177246045421</text:p>
          </table:table-cell>
          <table:table-cell table:number-columns-repeated="3"/>
        </table:table-row>
        <table:table-row table:style-name="ro1">
          <table:table-cell office:value-type="float" office:value="0.0229999994859099" calcext:value-type="float">
            <text:p>0,0230000</text:p>
          </table:table-cell>
          <table:table-cell office:value-type="float" office:value="34.5241717090575" calcext:value-type="float">
            <text:p>34,5241717090575</text:p>
          </table:table-cell>
          <table:table-cell office:value-type="float" office:value="34.2823029985331" calcext:value-type="float">
            <text:p>34,2823029985331</text:p>
          </table:table-cell>
          <table:table-cell table:formula="of:=([.C71]-[.B71])^2" office:value-type="float" office:value="0.058500473130774" calcext:value-type="float">
            <text:p>0,058500473130774</text:p>
          </table:table-cell>
          <table:table-cell table:number-columns-repeated="3"/>
        </table:table-row>
        <table:table-row table:style-name="ro1">
          <table:table-cell office:value-type="float" office:value="0.0233333328117927" calcext:value-type="float">
            <text:p>0,0233333</text:p>
          </table:table-cell>
          <table:table-cell office:value-type="float" office:value="35.0912989499784" calcext:value-type="float">
            <text:p>35,0912989499784</text:p>
          </table:table-cell>
          <table:table-cell office:value-type="float" office:value="34.48777709432" calcext:value-type="float">
            <text:p>34,48777709432</text:p>
          </table:table-cell>
          <table:table-cell table:formula="of:=([.C72]-[.B72])^2" office:value-type="float" office:value="0.364238630257341" calcext:value-type="float">
            <text:p>0,364238630257341</text:p>
          </table:table-cell>
          <table:table-cell table:number-columns-repeated="3"/>
        </table:table-row>
        <table:table-row table:style-name="ro1">
          <table:table-cell office:value-type="float" office:value="0.0236666661376754" calcext:value-type="float">
            <text:p>0,0236667</text:p>
          </table:table-cell>
          <table:table-cell office:value-type="float" office:value="35.3485933088434" calcext:value-type="float">
            <text:p>35,3485933088434</text:p>
          </table:table-cell>
          <table:table-cell office:value-type="float" office:value="34.7371879620506" calcext:value-type="float">
            <text:p>34,7371879620506</text:p>
          </table:table-cell>
          <table:table-cell table:formula="of:=([.C73]-[.B73])^2" office:value-type="float" office:value="0.373816498086911" calcext:value-type="float">
            <text:p>0,373816498086911</text:p>
          </table:table-cell>
          <table:table-cell table:number-columns-repeated="3"/>
        </table:table-row>
        <table:table-row table:style-name="ro1">
          <table:table-cell office:value-type="float" office:value="0.0239999994635582" calcext:value-type="float">
            <text:p>0,0240000</text:p>
          </table:table-cell>
          <table:table-cell office:value-type="float" office:value="34.8397920732027" calcext:value-type="float">
            <text:p>34,8397920732027</text:p>
          </table:table-cell>
          <table:table-cell office:value-type="float" office:value="34.9408499125123" calcext:value-type="float">
            <text:p>34,9408499125123</text:p>
          </table:table-cell>
          <table:table-cell table:formula="of:=([.C74]-[.B74])^2" office:value-type="float" office:value="0.0102126868859257" calcext:value-type="float">
            <text:p>0,010212686885926</text:p>
          </table:table-cell>
          <table:table-cell table:number-columns-repeated="3"/>
        </table:table-row>
        <table:table-row table:style-name="ro1">
          <table:table-cell office:value-type="float" office:value="0.0243333327894409" calcext:value-type="float">
            <text:p>0,0243333</text:p>
          </table:table-cell>
          <table:table-cell office:value-type="float" office:value="35.2217159569992" calcext:value-type="float">
            <text:p>35,2217159569992</text:p>
          </table:table-cell>
          <table:table-cell office:value-type="float" office:value="35.0494067457883" calcext:value-type="float">
            <text:p>35,0494067457883</text:p>
          </table:table-cell>
          <table:table-cell table:formula="of:=([.C75]-[.B75])^2" office:value-type="float" office:value="0.0296904642681377" calcext:value-type="float">
            <text:p>0,029690464268138</text:p>
          </table:table-cell>
          <table:table-cell table:number-columns-repeated="3"/>
        </table:table-row>
        <table:table-row table:style-name="ro1">
          <table:table-cell office:value-type="float" office:value="0.0246666661153237" calcext:value-type="float">
            <text:p>0,0246667</text:p>
          </table:table-cell>
          <table:table-cell office:value-type="float" office:value="34.785634307481" calcext:value-type="float">
            <text:p>34,785634307481</text:p>
          </table:table-cell>
          <table:table-cell office:value-type="float" office:value="35.0825679725241" calcext:value-type="float">
            <text:p>35,0825679725241</text:p>
          </table:table-cell>
          <table:table-cell table:formula="of:=([.C76]-[.B76])^2" office:value-type="float" office:value="0.0881696014359484" calcext:value-type="float">
            <text:p>0,088169601435948</text:p>
          </table:table-cell>
          <table:table-cell table:number-columns-repeated="3"/>
        </table:table-row>
        <table:table-row table:style-name="ro1">
          <table:table-cell office:value-type="float" office:value="0.0249999994412065" calcext:value-type="float">
            <text:p>0,0250000</text:p>
          </table:table-cell>
          <table:table-cell office:value-type="float" office:value="36.3423724747077" calcext:value-type="float">
            <text:p>36,3423724747077</text:p>
          </table:table-cell>
          <table:table-cell office:value-type="float" office:value="35.1038262388038" calcext:value-type="float">
            <text:p>35,1038262388038</text:p>
          </table:table-cell>
          <table:table-cell table:formula="of:=([.C77]-[.B77])^2" office:value-type="float" office:value="1.5339967784718" calcext:value-type="float">
            <text:p>1,5339967784718</text:p>
          </table:table-cell>
          <table:table-cell table:number-columns-repeated="3"/>
        </table:table-row>
        <table:table-row table:style-name="ro1">
          <table:table-cell office:value-type="float" office:value="0.0253333327670892" calcext:value-type="float">
            <text:p>0,0253333</text:p>
          </table:table-cell>
          <table:table-cell office:value-type="float" office:value="35.5293201620418" calcext:value-type="float">
            <text:p>35,5293201620418</text:p>
          </table:table-cell>
          <table:table-cell office:value-type="float" office:value="35.1632075396711" calcext:value-type="float">
            <text:p>35,1632075396711</text:p>
          </table:table-cell>
          <table:table-cell table:formula="of:=([.C78]-[.B78])^2" office:value-type="float" office:value="0.134038452259187" calcext:value-type="float">
            <text:p>0,134038452259187</text:p>
          </table:table-cell>
          <table:table-cell table:number-columns-repeated="3"/>
        </table:table-row>
        <table:table-row table:style-name="ro1">
          <table:table-cell office:value-type="float" office:value="0.025666666092972" calcext:value-type="float">
            <text:p>0,0256667</text:p>
          </table:table-cell>
          <table:table-cell office:value-type="float" office:value="35.1753662427379" calcext:value-type="float">
            <text:p>35,1753662427379</text:p>
          </table:table-cell>
          <table:table-cell office:value-type="float" office:value="35.2560043346838" calcext:value-type="float">
            <text:p>35,2560043346838</text:p>
          </table:table-cell>
          <table:table-cell table:formula="of:=([.C79]-[.B79])^2" office:value-type="float" office:value="0.00650250187268119" calcext:value-type="float">
            <text:p>0,006502501872681</text:p>
          </table:table-cell>
          <table:table-cell table:number-columns-repeated="3"/>
        </table:table-row>
        <table:table-row table:style-name="ro1">
          <table:table-cell office:value-type="float" office:value="0.0259999994188547" calcext:value-type="float">
            <text:p>0,0260000</text:p>
          </table:table-cell>
          <table:table-cell office:value-type="float" office:value="35.9788029644541" calcext:value-type="float">
            <text:p>35,9788029644541</text:p>
          </table:table-cell>
          <table:table-cell office:value-type="float" office:value="35.3322042023096" calcext:value-type="float">
            <text:p>35,3322042023096</text:p>
          </table:table-cell>
          <table:table-cell table:formula="of:=([.C80]-[.B80])^2" office:value-type="float" office:value="0.418089959206817" calcext:value-type="float">
            <text:p>0,418089959206817</text:p>
          </table:table-cell>
          <table:table-cell table:number-columns-repeated="3"/>
        </table:table-row>
        <table:table-row table:style-name="ro1">
          <table:table-cell office:value-type="float" office:value="0.0263333327447375" calcext:value-type="float">
            <text:p>0,0263333</text:p>
          </table:table-cell>
          <table:table-cell office:value-type="float" office:value="34.9204523231883" calcext:value-type="float">
            <text:p>34,9204523231883</text:p>
          </table:table-cell>
          <table:table-cell office:value-type="float" office:value="35.348974615682" calcext:value-type="float">
            <text:p>35,348974615682</text:p>
          </table:table-cell>
          <table:table-cell table:formula="of:=([.C81]-[.B81])^2" office:value-type="float" office:value="0.183631355164034" calcext:value-type="float">
            <text:p>0,183631355164034</text:p>
          </table:table-cell>
          <table:table-cell table:number-columns-repeated="3"/>
        </table:table-row>
        <table:table-row table:style-name="ro1">
          <table:table-cell office:value-type="float" office:value="0.0266666660706202" calcext:value-type="float">
            <text:p>0,0266667</text:p>
          </table:table-cell>
          <table:table-cell office:value-type="float" office:value="36.032148303446" calcext:value-type="float">
            <text:p>36,032148303446</text:p>
          </table:table-cell>
          <table:table-cell office:value-type="float" office:value="35.3210919339435" calcext:value-type="float">
            <text:p>35,3210919339435</text:p>
          </table:table-cell>
          <table:table-cell table:formula="of:=([.C82]-[.B82])^2" office:value-type="float" office:value="0.505601160610208" calcext:value-type="float">
            <text:p>0,505601160610208</text:p>
          </table:table-cell>
          <table:table-cell table:number-columns-repeated="3"/>
        </table:table-row>
        <table:table-row table:style-name="ro1">
          <table:table-cell office:value-type="float" office:value="0.026999999396503" calcext:value-type="float">
            <text:p>0,0270000</text:p>
          </table:table-cell>
          <table:table-cell office:value-type="float" office:value="35.5698565420996" calcext:value-type="float">
            <text:p>35,5698565420996</text:p>
          </table:table-cell>
          <table:table-cell office:value-type="float" office:value="35.3228093284015" calcext:value-type="float">
            <text:p>35,3228093284015</text:p>
          </table:table-cell>
          <table:table-cell table:formula="of:=([.C83]-[.B83])^2" office:value-type="float" office:value="0.0610323257960172" calcext:value-type="float">
            <text:p>0,061032325796017</text:p>
          </table:table-cell>
          <table:table-cell table:number-columns-repeated="3"/>
        </table:table-row>
        <table:table-row table:style-name="ro1">
          <table:table-cell office:value-type="float" office:value="0.0273333327223857" calcext:value-type="float">
            <text:p>0,0273333</text:p>
          </table:table-cell>
          <table:table-cell office:value-type="float" office:value="35.8420270684481" calcext:value-type="float">
            <text:p>35,8420270684481</text:p>
          </table:table-cell>
          <table:table-cell office:value-type="float" office:value="35.4324798334024" calcext:value-type="float">
            <text:p>35,4324798334024</text:p>
          </table:table-cell>
          <table:table-cell table:formula="of:=([.C84]-[.B84])^2" office:value-type="float" office:value="0.167728937733572" calcext:value-type="float">
            <text:p>0,167728937733572</text:p>
          </table:table-cell>
          <table:table-cell table:number-columns-repeated="3"/>
        </table:table-row>
        <table:table-row table:style-name="ro1">
          <table:table-cell office:value-type="float" office:value="0.0276666660482685" calcext:value-type="float">
            <text:p>0,0276667</text:p>
          </table:table-cell>
          <table:table-cell office:value-type="float" office:value="36.4014833014179" calcext:value-type="float">
            <text:p>36,4014833014179</text:p>
          </table:table-cell>
          <table:table-cell office:value-type="float" office:value="35.6596930803009" calcext:value-type="float">
            <text:p>35,6596930803009</text:p>
          </table:table-cell>
          <table:table-cell table:formula="of:=([.C85]-[.B85])^2" office:value-type="float" office:value="0.550252732144819" calcext:value-type="float">
            <text:p>0,550252732144819</text:p>
          </table:table-cell>
          <table:table-cell table:number-columns-repeated="3"/>
        </table:table-row>
        <table:table-row table:style-name="ro1">
          <table:table-cell office:value-type="float" office:value="0.0279999993741512" calcext:value-type="float">
            <text:p>0,0280000</text:p>
          </table:table-cell>
          <table:table-cell office:value-type="float" office:value="35.551024438559" calcext:value-type="float">
            <text:p>35,551024438559</text:p>
          </table:table-cell>
          <table:table-cell office:value-type="float" office:value="35.9148884159632" calcext:value-type="float">
            <text:p>35,9148884159632</text:p>
          </table:table-cell>
          <table:table-cell table:formula="of:=([.C86]-[.B86])^2" office:value-type="float" office:value="0.132396994052394" calcext:value-type="float">
            <text:p>0,132396994052394</text:p>
          </table:table-cell>
          <table:table-cell table:number-columns-repeated="3"/>
        </table:table-row>
        <table:table-row table:style-name="ro1">
          <table:table-cell office:value-type="float" office:value="0.028333332700034" calcext:value-type="float">
            <text:p>0,0283333</text:p>
          </table:table-cell>
          <table:table-cell office:value-type="float" office:value="36.5163397627955" calcext:value-type="float">
            <text:p>36,5163397627955</text:p>
          </table:table-cell>
          <table:table-cell office:value-type="float" office:value="36.0547001770301" calcext:value-type="float">
            <text:p>36,0547001770301</text:p>
          </table:table-cell>
          <table:table-cell table:formula="of:=([.C87]-[.B87])^2" office:value-type="float" office:value="0.213111107145621" calcext:value-type="float">
            <text:p>0,213111107145621</text:p>
          </table:table-cell>
          <table:table-cell table:number-columns-repeated="3"/>
        </table:table-row>
        <table:table-row table:style-name="ro1">
          <table:table-cell office:value-type="float" office:value="0.0286666660259167" calcext:value-type="float">
            <text:p>0,0286667</text:p>
          </table:table-cell>
          <table:table-cell office:value-type="float" office:value="36.1300564153335" calcext:value-type="float">
            <text:p>36,1300564153335</text:p>
          </table:table-cell>
          <table:table-cell office:value-type="float" office:value="35.9800127887246" calcext:value-type="float">
            <text:p>35,9800127887246</text:p>
          </table:table-cell>
          <table:table-cell table:formula="of:=([.C88]-[.B88])^2" office:value-type="float" office:value="0.0225130898859654" calcext:value-type="float">
            <text:p>0,022513089885965</text:p>
          </table:table-cell>
          <table:table-cell table:number-columns-repeated="3"/>
        </table:table-row>
        <table:table-row table:style-name="ro1">
          <table:table-cell office:value-type="float" office:value="0.0289999993517995" calcext:value-type="float">
            <text:p>0,0290000</text:p>
          </table:table-cell>
          <table:table-cell office:value-type="float" office:value="36.5312879026835" calcext:value-type="float">
            <text:p>36,5312879026835</text:p>
          </table:table-cell>
          <table:table-cell office:value-type="float" office:value="35.7195497183772" calcext:value-type="float">
            <text:p>35,7195497183772</text:p>
          </table:table-cell>
          <table:table-cell table:formula="of:=([.C89]-[.B89])^2" office:value-type="float" office:value="0.6589188798609" calcext:value-type="float">
            <text:p>0,6589188798609</text:p>
          </table:table-cell>
          <table:table-cell table:number-columns-repeated="3"/>
        </table:table-row>
        <table:table-row table:style-name="ro1">
          <table:table-cell office:value-type="float" office:value="0.0293333326776822" calcext:value-type="float">
            <text:p>0,0293333</text:p>
          </table:table-cell>
          <table:table-cell office:value-type="float" office:value="34.9759209570305" calcext:value-type="float">
            <text:p>34,9759209570305</text:p>
          </table:table-cell>
          <table:table-cell office:value-type="float" office:value="35.4348034117628" calcext:value-type="float">
            <text:p>35,4348034117628</text:p>
          </table:table-cell>
          <table:table-cell table:formula="of:=([.C90]-[.B90])^2" office:value-type="float" office:value="0.210573107261132" calcext:value-type="float">
            <text:p>0,210573107261132</text:p>
          </table:table-cell>
          <table:table-cell table:number-columns-repeated="3"/>
        </table:table-row>
        <table:table-row table:style-name="ro1">
          <table:table-cell office:value-type="float" office:value="0.029666666003565" calcext:value-type="float">
            <text:p>0,0296667</text:p>
          </table:table-cell>
          <table:table-cell office:value-type="float" office:value="36.7964872344151" calcext:value-type="float">
            <text:p>36,7964872344151</text:p>
          </table:table-cell>
          <table:table-cell office:value-type="float" office:value="35.3334024201444" calcext:value-type="float">
            <text:p>35,3334024201444</text:p>
          </table:table-cell>
          <table:table-cell table:formula="of:=([.C91]-[.B91])^2" office:value-type="float" office:value="2.14061717374945" calcext:value-type="float">
            <text:p>2,14061717374945</text:p>
          </table:table-cell>
          <table:table-cell table:number-columns-repeated="3"/>
        </table:table-row>
        <table:table-row table:style-name="ro1">
          <table:table-cell office:value-type="float" office:value="0.0299999993294477" calcext:value-type="float">
            <text:p>0,0300000</text:p>
          </table:table-cell>
          <table:table-cell office:value-type="float" office:value="35.0902622356048" calcext:value-type="float">
            <text:p>35,0902622356048</text:p>
          </table:table-cell>
          <table:table-cell office:value-type="float" office:value="35.5425261984748" calcext:value-type="float">
            <text:p>35,5425261984748</text:p>
          </table:table-cell>
          <table:table-cell table:formula="of:=([.C92]-[.B92])^2" office:value-type="float" office:value="0.204542692110927" calcext:value-type="float">
            <text:p>0,204542692110927</text:p>
          </table:table-cell>
          <table:table-cell table:number-columns-repeated="3"/>
        </table:table-row>
        <table:table-row table:style-name="ro1">
          <table:table-cell office:value-type="float" office:value="0.0303333326553305" calcext:value-type="float">
            <text:p>0,0303333</text:p>
          </table:table-cell>
          <table:table-cell office:value-type="float" office:value="36.0414799729401" calcext:value-type="float">
            <text:p>36,0414799729401</text:p>
          </table:table-cell>
          <table:table-cell office:value-type="float" office:value="36.0252367218683" calcext:value-type="float">
            <text:p>36,0252367218683</text:p>
          </table:table-cell>
          <table:table-cell table:formula="of:=([.C93]-[.B93])^2" office:value-type="float" office:value="0.000263843205379426" calcext:value-type="float">
            <text:p>0,000263843205379</text:p>
          </table:table-cell>
          <table:table-cell table:number-columns-repeated="3"/>
        </table:table-row>
        <table:table-row table:style-name="ro1">
          <table:table-cell office:value-type="float" office:value="0.0306666659812132" calcext:value-type="float">
            <text:p>0,0306667</text:p>
          </table:table-cell>
          <table:table-cell office:value-type="float" office:value="37.3504311465065" calcext:value-type="float">
            <text:p>37,3504311465065</text:p>
          </table:table-cell>
          <table:table-cell office:value-type="float" office:value="36.5967676147879" calcext:value-type="float">
            <text:p>36,5967676147879</text:p>
          </table:table-cell>
          <table:table-cell table:formula="of:=([.C94]-[.B94])^2" office:value-type="float" office:value="0.568008719042523" calcext:value-type="float">
            <text:p>0,568008719042523</text:p>
          </table:table-cell>
          <table:table-cell table:number-columns-repeated="3"/>
        </table:table-row>
        <table:table-row table:style-name="ro1">
          <table:table-cell office:value-type="float" office:value="0.030999999307096" calcext:value-type="float">
            <text:p>0,0310000</text:p>
          </table:table-cell>
          <table:table-cell office:value-type="float" office:value="37.275483160919" calcext:value-type="float">
            <text:p>37,275483160919</text:p>
          </table:table-cell>
          <table:table-cell office:value-type="float" office:value="37.03171470644" calcext:value-type="float">
            <text:p>37,03171470644</text:p>
          </table:table-cell>
          <table:table-cell table:formula="of:=([.C95]-[.B95])^2" office:value-type="float" office:value="0.0594230593990506" calcext:value-type="float">
            <text:p>0,059423059399051</text:p>
          </table:table-cell>
          <table:table-cell table:number-columns-repeated="3"/>
        </table:table-row>
        <table:table-row table:style-name="ro1">
          <table:table-cell office:value-type="float" office:value="0.0313333326329788" calcext:value-type="float">
            <text:p>0,0313333</text:p>
          </table:table-cell>
          <table:table-cell office:value-type="float" office:value="37.6614325275344" calcext:value-type="float">
            <text:p>37,6614325275344</text:p>
          </table:table-cell>
          <table:table-cell office:value-type="float" office:value="37.1925851259063" calcext:value-type="float">
            <text:p>37,1925851259063</text:p>
          </table:table-cell>
          <table:table-cell table:formula="of:=([.C96]-[.B96])^2" office:value-type="float" office:value="0.219817886013457" calcext:value-type="float">
            <text:p>0,219817886013457</text:p>
          </table:table-cell>
          <table:table-cell table:number-columns-repeated="3"/>
        </table:table-row>
        <table:table-row table:style-name="ro1">
          <table:table-cell office:value-type="float" office:value="0.0316666659588615" calcext:value-type="float">
            <text:p>0,0316667</text:p>
          </table:table-cell>
          <table:table-cell office:value-type="float" office:value="37.5779970057004" calcext:value-type="float">
            <text:p>37,5779970057004</text:p>
          </table:table-cell>
          <table:table-cell office:value-type="float" office:value="37.0973751462508" calcext:value-type="float">
            <text:p>37,0973751462508</text:p>
          </table:table-cell>
          <table:table-cell table:formula="of:=([.C97]-[.B97])^2" office:value-type="float" office:value="0.230997371780728" calcext:value-type="float">
            <text:p>0,230997371780728</text:p>
          </table:table-cell>
          <table:table-cell table:number-columns-repeated="3"/>
        </table:table-row>
        <table:table-row table:style-name="ro1">
          <table:table-cell office:value-type="float" office:value="0.0319999992847443" calcext:value-type="float">
            <text:p>0,0320000</text:p>
          </table:table-cell>
          <table:table-cell office:value-type="float" office:value="36.5504733264339" calcext:value-type="float">
            <text:p>36,5504733264339</text:p>
          </table:table-cell>
          <table:table-cell office:value-type="float" office:value="36.8869822974598" calcext:value-type="float">
            <text:p>36,8869822974598</text:p>
          </table:table-cell>
          <table:table-cell table:formula="of:=([.C98]-[.B98])^2" office:value-type="float" office:value="0.11323828758091" calcext:value-type="float">
            <text:p>0,11323828758091</text:p>
          </table:table-cell>
          <table:table-cell table:number-columns-repeated="3"/>
        </table:table-row>
        <table:table-row table:style-name="ro1">
          <table:table-cell office:value-type="float" office:value="0.032333332610627" calcext:value-type="float">
            <text:p>0,0323333</text:p>
          </table:table-cell>
          <table:table-cell office:value-type="float" office:value="37.467992834391" calcext:value-type="float">
            <text:p>37,467992834391</text:p>
          </table:table-cell>
          <table:table-cell office:value-type="float" office:value="36.7212287968477" calcext:value-type="float">
            <text:p>36,7212287968477</text:p>
          </table:table-cell>
          <table:table-cell table:formula="of:=([.C99]-[.B99])^2" office:value-type="float" office:value="0.557656527768078" calcext:value-type="float">
            <text:p>0,557656527768078</text:p>
          </table:table-cell>
          <table:table-cell table:number-columns-repeated="3"/>
        </table:table-row>
        <table:table-row table:style-name="ro1">
          <table:table-cell office:value-type="float" office:value="0.0326666659365098" calcext:value-type="float">
            <text:p>0,0326667</text:p>
          </table:table-cell>
          <table:table-cell office:value-type="float" office:value="37.0262382761746" calcext:value-type="float">
            <text:p>37,0262382761746</text:p>
          </table:table-cell>
          <table:table-cell office:value-type="float" office:value="36.6775030496074" calcext:value-type="float">
            <text:p>36,6775030496074</text:p>
          </table:table-cell>
          <table:table-cell table:formula="of:=([.C100]-[.B100])^2" office:value-type="float" office:value="0.121616258248881" calcext:value-type="float">
            <text:p>0,121616258248881</text:p>
          </table:table-cell>
          <table:table-cell table:number-columns-repeated="3"/>
        </table:table-row>
        <table:table-row table:style-name="ro1">
          <table:table-cell office:value-type="float" office:value="0.0329999992623925" calcext:value-type="float">
            <text:p>0,0330000</text:p>
          </table:table-cell>
          <table:table-cell office:value-type="float" office:value="37.165463667585" calcext:value-type="float">
            <text:p>37,165463667585</text:p>
          </table:table-cell>
          <table:table-cell office:value-type="float" office:value="36.7184954768104" calcext:value-type="float">
            <text:p>36,7184954768104</text:p>
          </table:table-cell>
          <table:table-cell table:formula="of:=([.C101]-[.B101])^2" office:value-type="float" office:value="0.199780563564343" calcext:value-type="float">
            <text:p>0,199780563564343</text:p>
          </table:table-cell>
          <table:table-cell table:number-columns-repeated="3"/>
        </table:table-row>
        <table:table-row table:style-name="ro1">
          <table:table-cell office:value-type="float" office:value="0.0333333325882753" calcext:value-type="float">
            <text:p>0,0333333</text:p>
          </table:table-cell>
          <table:table-cell office:value-type="float" office:value="36.7881317863778" calcext:value-type="float">
            <text:p>36,7881317863778</text:p>
          </table:table-cell>
          <table:table-cell office:value-type="float" office:value="36.7432516122675" calcext:value-type="float">
            <text:p>36,7432516122675</text:p>
          </table:table-cell>
          <table:table-cell table:formula="of:=([.C102]-[.B102])^2" office:value-type="float" office:value="0.00201423002816355" calcext:value-type="float">
            <text:p>0,002014230028164</text:p>
          </table:table-cell>
          <table:table-cell table:number-columns-repeated="3"/>
        </table:table-row>
        <table:table-row table:style-name="ro1">
          <table:table-cell office:value-type="float" office:value="0.033666665914158" calcext:value-type="float">
            <text:p>0,0336667</text:p>
          </table:table-cell>
          <table:table-cell office:value-type="float" office:value="37.0759801685063" calcext:value-type="float">
            <text:p>37,0759801685063</text:p>
          </table:table-cell>
          <table:table-cell office:value-type="float" office:value="36.6775566375458" calcext:value-type="float">
            <text:p>36,6775566375458</text:p>
          </table:table-cell>
          <table:table-cell table:formula="of:=([.C103]-[.B103])^2" office:value-type="float" office:value="0.158741310023038" calcext:value-type="float">
            <text:p>0,158741310023038</text:p>
          </table:table-cell>
          <table:table-cell table:number-columns-repeated="3"/>
        </table:table-row>
        <table:table-row table:style-name="ro1">
          <table:table-cell office:value-type="float" office:value="0.0339999992400408" calcext:value-type="float">
            <text:p>0,0340000</text:p>
          </table:table-cell>
          <table:table-cell office:value-type="float" office:value="36.7932577941612" calcext:value-type="float">
            <text:p>36,7932577941612</text:p>
          </table:table-cell>
          <table:table-cell office:value-type="float" office:value="36.5361810780193" calcext:value-type="float">
            <text:p>36,5361810780193</text:p>
          </table:table-cell>
          <table:table-cell table:formula="of:=([.C104]-[.B104])^2" office:value-type="float" office:value="0.0660884379823044" calcext:value-type="float">
            <text:p>0,066088437982305</text:p>
          </table:table-cell>
          <table:table-cell table:number-columns-repeated="3"/>
        </table:table-row>
        <table:table-row table:style-name="ro1">
          <table:table-cell office:value-type="float" office:value="0.0343333325659235" calcext:value-type="float">
            <text:p>0,0343333</text:p>
          </table:table-cell>
          <table:table-cell office:value-type="float" office:value="37.0101065058735" calcext:value-type="float">
            <text:p>37,0101065058735</text:p>
          </table:table-cell>
          <table:table-cell office:value-type="float" office:value="36.4146255835749" calcext:value-type="float">
            <text:p>36,4146255835749</text:p>
          </table:table-cell>
          <table:table-cell table:formula="of:=([.C105]-[.B105])^2" office:value-type="float" office:value="0.35459752882159" calcext:value-type="float">
            <text:p>0,35459752882159</text:p>
          </table:table-cell>
          <table:table-cell table:number-columns-repeated="3"/>
        </table:table-row>
        <table:table-row table:style-name="ro1">
          <table:table-cell office:value-type="float" office:value="0.0346666658918063" calcext:value-type="float">
            <text:p>0,0346667</text:p>
          </table:table-cell>
          <table:table-cell office:value-type="float" office:value="36.4300850835332" calcext:value-type="float">
            <text:p>36,4300850835332</text:p>
          </table:table-cell>
          <table:table-cell office:value-type="float" office:value="36.4206652180748" calcext:value-type="float">
            <text:p>36,4206652180748</text:p>
          </table:table-cell>
          <table:table-cell table:formula="of:=([.C106]-[.B106])^2" office:value-type="float" office:value="0.0000887338652541799" calcext:value-type="float">
            <text:p>8,87338652541799E-05</text:p>
          </table:table-cell>
          <table:table-cell table:number-columns-repeated="3"/>
        </table:table-row>
        <table:table-row table:style-name="ro1">
          <table:table-cell office:value-type="float" office:value="0.034999999217689" calcext:value-type="float">
            <text:p>0,0350000</text:p>
          </table:table-cell>
          <table:table-cell office:value-type="float" office:value="37.112954564169" calcext:value-type="float">
            <text:p>37,112954564169</text:p>
          </table:table-cell>
          <table:table-cell office:value-type="float" office:value="36.5974252718114" calcext:value-type="float">
            <text:p>36,5974252718114</text:p>
          </table:table-cell>
          <table:table-cell table:formula="of:=([.C107]-[.B107])^2" office:value-type="float" office:value="0.265770451278631" calcext:value-type="float">
            <text:p>0,265770451278631</text:p>
          </table:table-cell>
          <table:table-cell table:number-columns-repeated="3"/>
        </table:table-row>
        <table:table-row table:style-name="ro1">
          <table:table-cell office:value-type="float" office:value="0.0353333325435718" calcext:value-type="float">
            <text:p>0,0353333</text:p>
          </table:table-cell>
          <table:table-cell office:value-type="float" office:value="37.1711726619202" calcext:value-type="float">
            <text:p>37,1711726619202</text:p>
          </table:table-cell>
          <table:table-cell office:value-type="float" office:value="36.8919793949334" calcext:value-type="float">
            <text:p>36,8919793949334</text:p>
          </table:table-cell>
          <table:table-cell table:formula="of:=([.C108]-[.B108])^2" office:value-type="float" office:value="0.0779488803307477" calcext:value-type="float">
            <text:p>0,077948880330748</text:p>
          </table:table-cell>
          <table:table-cell table:number-columns-repeated="3"/>
        </table:table-row>
        <table:table-row table:style-name="ro1">
          <table:table-cell office:value-type="float" office:value="0.0356666658694545" calcext:value-type="float">
            <text:p>0,0356667</text:p>
          </table:table-cell>
          <table:table-cell office:value-type="float" office:value="37.3936564570278" calcext:value-type="float">
            <text:p>37,3936564570278</text:p>
          </table:table-cell>
          <table:table-cell office:value-type="float" office:value="37.1882641516308" calcext:value-type="float">
            <text:p>37,1882641516308</text:p>
          </table:table-cell>
          <table:table-cell table:formula="of:=([.C109]-[.B109])^2" office:value-type="float" office:value="0.0421859991162938" calcext:value-type="float">
            <text:p>0,042185999116294</text:p>
          </table:table-cell>
          <table:table-cell table:number-columns-repeated="3"/>
        </table:table-row>
        <table:table-row table:style-name="ro1">
          <table:table-cell office:value-type="float" office:value="0.0359999991953373" calcext:value-type="float">
            <text:p>0,0360000</text:p>
          </table:table-cell>
          <table:table-cell office:value-type="float" office:value="38.0077854530474" calcext:value-type="float">
            <text:p>38,0077854530474</text:p>
          </table:table-cell>
          <table:table-cell office:value-type="float" office:value="37.3781322690307" calcext:value-type="float">
            <text:p>37,3781322690307</text:p>
          </table:table-cell>
          <table:table-cell table:formula="of:=([.C110]-[.B110])^2" office:value-type="float" office:value="0.396463132142408" calcext:value-type="float">
            <text:p>0,396463132142408</text:p>
          </table:table-cell>
          <table:table-cell table:number-columns-repeated="3"/>
        </table:table-row>
        <table:table-row table:style-name="ro1">
          <table:table-cell office:value-type="float" office:value="0.03633333252122" calcext:value-type="float">
            <text:p>0,0363333</text:p>
          </table:table-cell>
          <table:table-cell office:value-type="float" office:value="37.4420022908917" calcext:value-type="float">
            <text:p>37,4420022908917</text:p>
          </table:table-cell>
          <table:table-cell office:value-type="float" office:value="37.4214748088948" calcext:value-type="float">
            <text:p>37,4214748088948</text:p>
          </table:table-cell>
          <table:table-cell table:formula="of:=([.C111]-[.B111])^2" office:value-type="float" office:value="0.000421377517135411" calcext:value-type="float">
            <text:p>0,000421377517135</text:p>
          </table:table-cell>
          <table:table-cell table:number-columns-repeated="3"/>
        </table:table-row>
        <table:table-row table:style-name="ro1">
          <table:table-cell office:value-type="float" office:value="0.0366666658471028" calcext:value-type="float">
            <text:p>0,0366667</text:p>
          </table:table-cell>
          <table:table-cell office:value-type="float" office:value="37.6117719989402" calcext:value-type="float">
            <text:p>37,6117719989402</text:p>
          </table:table-cell>
          <table:table-cell office:value-type="float" office:value="37.3588101452084" calcext:value-type="float">
            <text:p>37,3588101452084</text:p>
          </table:table-cell>
          <table:table-cell table:formula="of:=([.C112]-[.B112])^2" office:value-type="float" office:value="0.06398969944342" calcext:value-type="float">
            <text:p>0,06398969944342</text:p>
          </table:table-cell>
          <table:table-cell table:number-columns-repeated="3"/>
        </table:table-row>
        <table:table-row table:style-name="ro1">
          <table:table-cell office:value-type="float" office:value="0.0369999991729856" calcext:value-type="float">
            <text:p>0,0370000</text:p>
          </table:table-cell>
          <table:table-cell office:value-type="float" office:value="38.0223848512197" calcext:value-type="float">
            <text:p>38,0223848512197</text:p>
          </table:table-cell>
          <table:table-cell office:value-type="float" office:value="37.2749407271173" calcext:value-type="float">
            <text:p>37,2749407271173</text:p>
          </table:table-cell>
          <table:table-cell table:formula="of:=([.C113]-[.B113])^2" office:value-type="float" office:value="0.558672718655174" calcext:value-type="float">
            <text:p>0,558672718655174</text:p>
          </table:table-cell>
          <table:table-cell table:number-columns-repeated="3"/>
        </table:table-row>
        <table:table-row table:style-name="ro1">
          <table:table-cell office:value-type="float" office:value="0.0373333324988683" calcext:value-type="float">
            <text:p>0,0373333</text:p>
          </table:table-cell>
          <table:table-cell office:value-type="float" office:value="37.6889689414804" calcext:value-type="float">
            <text:p>37,6889689414804</text:p>
          </table:table-cell>
          <table:table-cell office:value-type="float" office:value="37.2435125465673" calcext:value-type="float">
            <text:p>37,2435125465673</text:p>
          </table:table-cell>
          <table:table-cell table:formula="of:=([.C114]-[.B114])^2" office:value-type="float" office:value="0.198431399769015" calcext:value-type="float">
            <text:p>0,198431399769015</text:p>
          </table:table-cell>
          <table:table-cell table:number-columns-repeated="3"/>
        </table:table-row>
        <table:table-row table:style-name="ro1">
          <table:table-cell office:value-type="float" office:value="0.0376666658247511" calcext:value-type="float">
            <text:p>0,0376667</text:p>
          </table:table-cell>
          <table:table-cell office:value-type="float" office:value="36.9674168205963" calcext:value-type="float">
            <text:p>36,9674168205963</text:p>
          </table:table-cell>
          <table:table-cell office:value-type="float" office:value="37.2892352733761" calcext:value-type="float">
            <text:p>37,2892352733761</text:p>
          </table:table-cell>
          <table:table-cell table:formula="of:=([.C115]-[.B115])^2" office:value-type="float" office:value="0.103567116549572" calcext:value-type="float">
            <text:p>0,103567116549572</text:p>
          </table:table-cell>
          <table:table-cell table:number-columns-repeated="3"/>
        </table:table-row>
        <table:table-row table:style-name="ro1">
          <table:table-cell office:value-type="float" office:value="0.0379999991506338" calcext:value-type="float">
            <text:p>0,0380000</text:p>
          </table:table-cell>
          <table:table-cell office:value-type="float" office:value="37.8699278742512" calcext:value-type="float">
            <text:p>37,8699278742512</text:p>
          </table:table-cell>
          <table:table-cell office:value-type="float" office:value="37.3864982497872" calcext:value-type="float">
            <text:p>37,3864982497872</text:p>
          </table:table-cell>
          <table:table-cell table:formula="of:=([.C116]-[.B116])^2" office:value-type="float" office:value="0.233704201809392" calcext:value-type="float">
            <text:p>0,233704201809392</text:p>
          </table:table-cell>
          <table:table-cell table:number-columns-repeated="3"/>
        </table:table-row>
        <table:table-row table:style-name="ro1">
          <table:table-cell office:value-type="float" office:value="0.0383333324765166" calcext:value-type="float">
            <text:p>0,0383333</text:p>
          </table:table-cell>
          <table:table-cell office:value-type="float" office:value="38.1950530258331" calcext:value-type="float">
            <text:p>38,1950530258331</text:p>
          </table:table-cell>
          <table:table-cell office:value-type="float" office:value="37.4866855477625" calcext:value-type="float">
            <text:p>37,4866855477625</text:p>
          </table:table-cell>
          <table:table-cell table:formula="of:=([.C117]-[.B117])^2" office:value-type="float" office:value="0.501784483988171" calcext:value-type="float">
            <text:p>0,501784483988171</text:p>
          </table:table-cell>
          <table:table-cell table:number-columns-repeated="3"/>
        </table:table-row>
        <table:table-row table:style-name="ro1">
          <table:table-cell office:value-type="float" office:value="0.0386666658023993" calcext:value-type="float">
            <text:p>0,0386667</text:p>
          </table:table-cell>
          <table:table-cell office:value-type="float" office:value="37.8797831337236" calcext:value-type="float">
            <text:p>37,8797831337236</text:p>
          </table:table-cell>
          <table:table-cell office:value-type="float" office:value="37.5508933290151" calcext:value-type="float">
            <text:p>37,5508933290151</text:p>
          </table:table-cell>
          <table:table-cell table:formula="of:=([.C118]-[.B118])^2" office:value-type="float" office:value="0.108168503641206" calcext:value-type="float">
            <text:p>0,108168503641206</text:p>
          </table:table-cell>
          <table:table-cell table:number-columns-repeated="3"/>
        </table:table-row>
        <table:table-row table:style-name="ro1">
          <table:table-cell office:value-type="float" office:value="0.0389999991282821" calcext:value-type="float">
            <text:p>0,0390000</text:p>
          </table:table-cell>
          <table:table-cell office:value-type="float" office:value="37.5459876964622" calcext:value-type="float">
            <text:p>37,5459876964622</text:p>
          </table:table-cell>
          <table:table-cell office:value-type="float" office:value="37.5678371172327" calcext:value-type="float">
            <text:p>37,5678371172327</text:p>
          </table:table-cell>
          <table:table-cell table:formula="of:=([.C119]-[.B119])^2" office:value-type="float" office:value="0.000477397188006386" calcext:value-type="float">
            <text:p>0,000477397188006</text:p>
          </table:table-cell>
          <table:table-cell table:number-columns-repeated="3"/>
        </table:table-row>
        <table:table-row table:style-name="ro1">
          <table:table-cell office:value-type="float" office:value="0.0393333324541648" calcext:value-type="float">
            <text:p>0,0393333</text:p>
          </table:table-cell>
          <table:table-cell office:value-type="float" office:value="38.2249270132716" calcext:value-type="float">
            <text:p>38,2249270132716</text:p>
          </table:table-cell>
          <table:table-cell office:value-type="float" office:value="37.5516392926216" calcext:value-type="float">
            <text:p>37,5516392926216</text:p>
          </table:table-cell>
          <table:table-cell table:formula="of:=([.C120]-[.B120])^2" office:value-type="float" office:value="0.453316354778142" calcext:value-type="float">
            <text:p>0,453316354778142</text:p>
          </table:table-cell>
          <table:table-cell table:number-columns-repeated="3"/>
        </table:table-row>
        <table:table-row table:style-name="ro1">
          <table:table-cell office:value-type="float" office:value="0.0396666657800476" calcext:value-type="float">
            <text:p>0,0396667</text:p>
          </table:table-cell>
          <table:table-cell office:value-type="float" office:value="37.3809977810577" calcext:value-type="float">
            <text:p>37,3809977810577</text:p>
          </table:table-cell>
          <table:table-cell office:value-type="float" office:value="37.5275242461803" calcext:value-type="float">
            <text:p>37,5275242461803</text:p>
          </table:table-cell>
          <table:table-cell table:formula="of:=([.C121]-[.B121])^2" office:value-type="float" office:value="0.021470004981326" calcext:value-type="float">
            <text:p>0,021470004981326</text:p>
          </table:table-cell>
          <table:table-cell table:number-columns-repeated="3"/>
        </table:table-row>
        <table:table-row table:style-name="ro1">
          <table:table-cell office:value-type="float" office:value="0.0399999991059303" calcext:value-type="float">
            <text:p>0,0400000</text:p>
          </table:table-cell>
          <table:table-cell office:value-type="float" office:value="38.0180614882475" calcext:value-type="float">
            <text:p>38,0180614882475</text:p>
          </table:table-cell>
          <table:table-cell office:value-type="float" office:value="37.5167969402866" calcext:value-type="float">
            <text:p>37,5167969402866</text:p>
          </table:table-cell>
          <table:table-cell table:formula="of:=([.C122]-[.B122])^2" office:value-type="float" office:value="0.251266147042467" calcext:value-type="float">
            <text:p>0,251266147042467</text:p>
          </table:table-cell>
          <table:table-cell table:number-columns-repeated="3"/>
        </table:table-row>
      </table:table>
      <table:table table:name="Autovalor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=</text:p>
          </table:table-cell>
          <table:table-cell table:formula="of:=[.B1]*PI()/[$Planilha1.$G$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B2]*PI()/[$Planilha1.$G$1]" office:value-type="float" office:value="78.5398163397448" calcext:value-type="float">
            <text:p>78,53981633974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B3]*PI()/[$Planilha1.$G$1]" office:value-type="float" office:value="157.07963267949" calcext:value-type="float">
            <text:p>157,079632679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[.B4]*PI()/[$Planilha1.$G$1]" office:value-type="float" office:value="235.619449019234" calcext:value-type="float">
            <text:p>235,6194490192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B5]*PI()/[$Planilha1.$G$1]" office:value-type="float" office:value="314.159265358979" calcext:value-type="float">
            <text:p>314,1592653589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B6]*PI()/[$Planilha1.$G$1]" office:value-type="float" office:value="392.699081698724" calcext:value-type="float">
            <text:p>392,6990816987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formula="of:=[.B7]*PI()/[$Planilha1.$G$1]" office:value-type="float" office:value="471.238898038469" calcext:value-type="float">
            <text:p>471,23889803846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B8]*PI()/[$Planilha1.$G$1]" office:value-type="float" office:value="549.778714378214" calcext:value-type="float">
            <text:p>549,7787143782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B9]*PI()/[$Planilha1.$G$1]" office:value-type="float" office:value="628.318530717959" calcext:value-type="float">
            <text:p>628,3185307179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[.B10]*PI()/[$Planilha1.$G$1]" office:value-type="float" office:value="706.858347057703" calcext:value-type="float">
            <text:p>706,8583470577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*PI()/[$Planilha1.$G$1]" office:value-type="float" office:value="785.398163397448" calcext:value-type="float">
            <text:p>785,398163397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*PI()/[$Planilha1.$G$1]" office:value-type="float" office:value="863.937979737193" calcext:value-type="float">
            <text:p>863,93797973719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*PI()/[$Planilha1.$G$1]" office:value-type="float" office:value="942.477796076938" calcext:value-type="float">
            <text:p>942,47779607693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formula="of:=[.B14]*PI()/[$Planilha1.$G$1]" office:value-type="float" office:value="1021.01761241668" calcext:value-type="float">
            <text:p>1021,0176124166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[.B15]*PI()/[$Planilha1.$G$1]" office:value-type="float" office:value="1099.55742875643" calcext:value-type="float">
            <text:p>1099,557428756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B16]*PI()/[$Planilha1.$G$1]" office:value-type="float" office:value="1178.09724509617" calcext:value-type="float">
            <text:p>1178,097245096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formula="of:=[.B17]*PI()/[$Planilha1.$G$1]" office:value-type="float" office:value="1256.63706143592" calcext:value-type="float">
            <text:p>1256,6370614359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table:formula="of:=[.B18]*PI()/[$Planilha1.$G$1]" office:value-type="float" office:value="1335.17687777566" calcext:value-type="float">
            <text:p>1335,176877775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[.B19]*PI()/[$Planilha1.$G$1]" office:value-type="float" office:value="1413.71669411541" calcext:value-type="float">
            <text:p>1413,716694115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formula="of:=[.B20]*PI()/[$Planilha1.$G$1]" office:value-type="float" office:value="1492.25651045515" calcext:value-type="float">
            <text:p>1492,256510455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formula="of:=[.B21]*PI()/[$Planilha1.$G$1]" office:value-type="float" office:value="1570.7963267949" calcext:value-type="float">
            <text:p>1570,796326794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[.B22]*PI()/[$Planilha1.$G$1]" office:value-type="float" office:value="1649.33614313464" calcext:value-type="float">
            <text:p>1649,336143134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table:formula="of:=[.B23]*PI()/[$Planilha1.$G$1]" office:value-type="float" office:value="1727.87595947439" calcext:value-type="float">
            <text:p>1727,875959474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formula="of:=[.B24]*PI()/[$Planilha1.$G$1]" office:value-type="float" office:value="1806.41577581413" calcext:value-type="float">
            <text:p>1806,415775814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formula="of:=[.B25]*PI()/[$Planilha1.$G$1]" office:value-type="float" office:value="1884.95559215388" calcext:value-type="float">
            <text:p>1884,9555921538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formula="of:=[.B26]*PI()/[$Planilha1.$G$1]" office:value-type="float" office:value="1963.49540849362" calcext:value-type="float">
            <text:p>1963,4954084936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table:formula="of:=[.B27]*PI()/[$Planilha1.$G$1]" office:value-type="float" office:value="2042.03522483337" calcext:value-type="float">
            <text:p>2042,0352248333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table:formula="of:=[.B28]*PI()/[$Planilha1.$G$1]" office:value-type="float" office:value="2120.57504117311" calcext:value-type="float">
            <text:p>2120,575041173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formula="of:=[.B29]*PI()/[$Planilha1.$G$1]" office:value-type="float" office:value="2199.11485751286" calcext:value-type="float">
            <text:p>2199,1148575128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formula="of:=[.B30]*PI()/[$Planilha1.$G$1]" office:value-type="float" office:value="2277.6546738526" calcext:value-type="float">
            <text:p>2277,65467385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table:formula="of:=[.B31]*PI()/[$Planilha1.$G$1]" office:value-type="float" office:value="2356.19449019234" calcext:value-type="float">
            <text:p>2356,1944901923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formula="of:=[.B32]*PI()/[$Planilha1.$G$1]" office:value-type="float" office:value="2434.73430653209" calcext:value-type="float">
            <text:p>2434,734306532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[.B33]*PI()/[$Planilha1.$G$1]" office:value-type="float" office:value="2513.27412287183" calcext:value-type="float">
            <text:p>2513,2741228718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table:formula="of:=[.B34]*PI()/[$Planilha1.$G$1]" office:value-type="float" office:value="2591.81393921158" calcext:value-type="float">
            <text:p>2591,8139392115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table:formula="of:=[.B35]*PI()/[$Planilha1.$G$1]" office:value-type="float" office:value="2670.35375555132" calcext:value-type="float">
            <text:p>2670,3537555513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table:formula="of:=[.B36]*PI()/[$Planilha1.$G$1]" office:value-type="float" office:value="2748.89357189107" calcext:value-type="float">
            <text:p>2748,89357189107</text:p>
          </table:table-cell>
        </table:table-row>
      </table:table>
      <table:table table:name="Matriz 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=</text:p>
          </table:table-cell>
          <table:table-cell table:formula="of:=COS([$Autovalores.$E$1]*[$Planilha1.$A2])" office:value-type="float" office:value="1" calcext:value-type="float">
            <text:p>1</text:p>
          </table:table-cell>
          <table:table-cell table:formula="of:=COS([$Autovalores.$E$2]*[$Planilha1.$A2])" office:value-type="float" office:value="1" calcext:value-type="float">
            <text:p>1</text:p>
          </table:table-cell>
          <table:table-cell table:formula="of:=COS([$Autovalores.$E$3]*[$Planilha1.$A2])" office:value-type="float" office:value="1" calcext:value-type="float">
            <text:p>1</text:p>
          </table:table-cell>
          <table:table-cell table:formula="of:=COS([$Autovalores.$E$4]*[$Planilha1.$A2])" office:value-type="float" office:value="1" calcext:value-type="float">
            <text:p>1</text:p>
          </table:table-cell>
          <table:table-cell table:formula="of:=COS([$Autovalores.$E$5]*[$Planilha1.$A2])" office:value-type="float" office:value="1" calcext:value-type="float">
            <text:p>1</text:p>
          </table:table-cell>
          <table:table-cell table:formula="of:=COS([$Autovalores.$E$6]*[$Planilha1.$A2])" office:value-type="float" office:value="1" calcext:value-type="float">
            <text:p>1</text:p>
          </table:table-cell>
          <table:table-cell table:formula="of:=COS([$Autovalores.$E$7]*[$Planilha1.$A2])" office:value-type="float" office:value="1" calcext:value-type="float">
            <text:p>1</text:p>
          </table:table-cell>
          <table:table-cell table:formula="of:=COS([$Autovalores.$E$8]*[$Planilha1.$A2])" office:value-type="float" office:value="1" calcext:value-type="float">
            <text:p>1</text:p>
          </table:table-cell>
          <table:table-cell table:formula="of:=COS([$Autovalores.$E$9]*[$Planilha1.$A2])" office:value-type="float" office:value="1" calcext:value-type="float">
            <text:p>1</text:p>
          </table:table-cell>
          <table:table-cell table:formula="of:=COS([$Autovalores.$E$10]*[$Planilha1.$A2])" office:value-type="float" office:value="1" calcext:value-type="float">
            <text:p>1</text:p>
          </table:table-cell>
          <table:table-cell table:formula="of:=COS([$Autovalores.$E$11]*[$Planilha1.$A2])" office:value-type="float" office:value="1" calcext:value-type="float">
            <text:p>1</text:p>
          </table:table-cell>
          <table:table-cell table:formula="of:=COS([$Autovalores.$E$12]*[$Planilha1.$A2])" office:value-type="float" office:value="1" calcext:value-type="float">
            <text:p>1</text:p>
          </table:table-cell>
          <table:table-cell table:formula="of:=COS([$Autovalores.$E$13]*[$Planilha1.$A2])" office:value-type="float" office:value="1" calcext:value-type="float">
            <text:p>1</text:p>
          </table:table-cell>
          <table:table-cell table:formula="of:=COS([$Autovalores.$E$14]*[$Planilha1.$A2])" office:value-type="float" office:value="1" calcext:value-type="float">
            <text:p>1</text:p>
          </table:table-cell>
          <table:table-cell table:formula="of:=COS([$Autovalores.$E$15]*[$Planilha1.$A2])" office:value-type="float" office:value="1" calcext:value-type="float">
            <text:p>1</text:p>
          </table:table-cell>
          <table:table-cell table:formula="of:=COS([$Autovalores.$E$16]*[$Planilha1.$A2])" office:value-type="float" office:value="1" calcext:value-type="float">
            <text:p>1</text:p>
          </table:table-cell>
          <table:table-cell table:formula="of:=COS([$Autovalores.$E$17]*[$Planilha1.$A2])" office:value-type="float" office:value="1" calcext:value-type="float">
            <text:p>1</text:p>
          </table:table-cell>
          <table:table-cell table:formula="of:=COS([$Autovalores.$E$18]*[$Planilha1.$A2])" office:value-type="float" office:value="1" calcext:value-type="float">
            <text:p>1</text:p>
          </table:table-cell>
          <table:table-cell table:formula="of:=COS([$Autovalores.$E$19]*[$Planilha1.$A2])" office:value-type="float" office:value="1" calcext:value-type="float">
            <text:p>1</text:p>
          </table:table-cell>
          <table:table-cell table:formula="of:=COS([$Autovalores.$E$20]*[$Planilha1.$A2])" office:value-type="float" office:value="1" calcext:value-type="float">
            <text:p>1</text:p>
          </table:table-cell>
          <table:table-cell table:formula="of:=COS([$Autovalores.$E$21]*[$Planilha1.$A2])" office:value-type="float" office:value="1" calcext:value-type="float">
            <text:p>1</text:p>
          </table:table-cell>
          <table:table-cell table:formula="of:=COS([$Autovalores.$E$22]*[$Planilha1.$A2])" office:value-type="float" office:value="1" calcext:value-type="float">
            <text:p>1</text:p>
          </table:table-cell>
          <table:table-cell table:formula="of:=COS([$Autovalores.$E$23]*[$Planilha1.$A2])" office:value-type="float" office:value="1" calcext:value-type="float">
            <text:p>1</text:p>
          </table:table-cell>
          <table:table-cell table:formula="of:=COS([$Autovalores.$E$24]*[$Planilha1.$A2])" office:value-type="float" office:value="1" calcext:value-type="float">
            <text:p>1</text:p>
          </table:table-cell>
          <table:table-cell table:formula="of:=COS([$Autovalores.$E$25]*[$Planilha1.$A2])" office:value-type="float" office:value="1" calcext:value-type="float">
            <text:p>1</text:p>
          </table:table-cell>
          <table:table-cell table:formula="of:=COS([$Autovalores.$E$26]*[$Planilha1.$A2])" office:value-type="float" office:value="1" calcext:value-type="float">
            <text:p>1</text:p>
          </table:table-cell>
          <table:table-cell table:formula="of:=COS([$Autovalores.$E$27]*[$Planilha1.$A2])" office:value-type="float" office:value="1" calcext:value-type="float">
            <text:p>1</text:p>
          </table:table-cell>
          <table:table-cell table:formula="of:=COS([$Autovalores.$E$28]*[$Planilha1.$A2])" office:value-type="float" office:value="1" calcext:value-type="float">
            <text:p>1</text:p>
          </table:table-cell>
          <table:table-cell table:formula="of:=COS([$Autovalores.$E$29]*[$Planilha1.$A2])" office:value-type="float" office:value="1" calcext:value-type="float">
            <text:p>1</text:p>
          </table:table-cell>
          <table:table-cell table:formula="of:=COS([$Autovalores.$E$30]*[$Planilha1.$A2])" office:value-type="float" office:value="1" calcext:value-type="float">
            <text:p>1</text:p>
          </table:table-cell>
          <table:table-cell table:formula="of:=COS([$Autovalores.$E$31]*[$Planilha1.$A2])" office:value-type="float" office:value="1" calcext:value-type="float">
            <text:p>1</text:p>
          </table:table-cell>
          <table:table-cell table:formula="of:=COS([$Autovalores.$E$32]*[$Planilha1.$A2])" office:value-type="float" office:value="1" calcext:value-type="float">
            <text:p>1</text:p>
          </table:table-cell>
          <table:table-cell table:formula="of:=COS([$Autovalores.$E$33]*[$Planilha1.$A2])" office:value-type="float" office:value="1" calcext:value-type="float">
            <text:p>1</text:p>
          </table:table-cell>
          <table:table-cell table:formula="of:=COS([$Autovalores.$E$34]*[$Planilha1.$A2])" office:value-type="float" office:value="1" calcext:value-type="float">
            <text:p>1</text:p>
          </table:table-cell>
          <table:table-cell table:formula="of:=COS([$Autovalores.$E$35]*[$Planilha1.$A2])" office:value-type="float" office:value="1" calcext:value-type="float">
            <text:p>1</text:p>
          </table:table-cell>
          <table:table-cell table:formula="of:=COS([$Autovalores.$E$36]*[$Planilha1.$A2]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COS([$Autovalores.$E$1]*[$Planilha1.$A3])" office:value-type="float" office:value="1" calcext:value-type="float">
            <text:p>1</text:p>
          </table:table-cell>
          <table:table-cell table:formula="of:=COS([$Autovalores.$E$2]*[$Planilha1.$A3])" office:value-type="float" office:value="0.999657324990875" calcext:value-type="float">
            <text:p>0,999657324990875</text:p>
          </table:table-cell>
          <table:table-cell table:formula="of:=COS([$Autovalores.$E$3]*[$Planilha1.$A3])" office:value-type="float" office:value="0.998629534815824" calcext:value-type="float">
            <text:p>0,998629534815824</text:p>
          </table:table-cell>
          <table:table-cell table:formula="of:=COS([$Autovalores.$E$4]*[$Planilha1.$A3])" office:value-type="float" office:value="0.996917333870863" calcext:value-type="float">
            <text:p>0,996917333870863</text:p>
          </table:table-cell>
          <table:table-cell table:formula="of:=COS([$Autovalores.$E$5]*[$Planilha1.$A3])" office:value-type="float" office:value="0.99452189561294" calcext:value-type="float">
            <text:p>0,99452189561294</text:p>
          </table:table-cell>
          <table:table-cell table:formula="of:=COS([$Autovalores.$E$6]*[$Planilha1.$A3])" office:value-type="float" office:value="0.991444861755709" calcext:value-type="float">
            <text:p>0,991444861755709</text:p>
          </table:table-cell>
          <table:table-cell table:formula="of:=COS([$Autovalores.$E$7]*[$Planilha1.$A3])" office:value-type="float" office:value="0.98768834114438" calcext:value-type="float">
            <text:p>0,98768834114438</text:p>
          </table:table-cell>
          <table:table-cell table:formula="of:=COS([$Autovalores.$E$8]*[$Planilha1.$A3])" office:value-type="float" office:value="0.983254908310422" calcext:value-type="float">
            <text:p>0,983254908310422</text:p>
          </table:table-cell>
          <table:table-cell table:formula="of:=COS([$Autovalores.$E$9]*[$Planilha1.$A3])" office:value-type="float" office:value="0.97814760170711" calcext:value-type="float">
            <text:p>0,97814760170711</text:p>
          </table:table-cell>
          <table:table-cell table:formula="of:=COS([$Autovalores.$E$10]*[$Planilha1.$A3])" office:value-type="float" office:value="0.972369921627118" calcext:value-type="float">
            <text:p>0,972369921627118</text:p>
          </table:table-cell>
          <table:table-cell table:formula="of:=COS([$Autovalores.$E$11]*[$Planilha1.$A3])" office:value-type="float" office:value="0.965925827803592" calcext:value-type="float">
            <text:p>0,965925827803592</text:p>
          </table:table-cell>
          <table:table-cell table:formula="of:=COS([$Autovalores.$E$12]*[$Planilha1.$A3])" office:value-type="float" office:value="0.958819736696354" calcext:value-type="float">
            <text:p>0,958819736696354</text:p>
          </table:table-cell>
          <table:table-cell table:formula="of:=COS([$Autovalores.$E$13]*[$Planilha1.$A3])" office:value-type="float" office:value="0.951056518465073" calcext:value-type="float">
            <text:p>0,951056518465073</text:p>
          </table:table-cell>
          <table:table-cell table:formula="of:=COS([$Autovalores.$E$14]*[$Planilha1.$A3])" office:value-type="float" office:value="0.942641493631505" calcext:value-type="float">
            <text:p>0,942641493631505</text:p>
          </table:table-cell>
          <table:table-cell table:formula="of:=COS([$Autovalores.$E$15]*[$Planilha1.$A3])" office:value-type="float" office:value="0.933580429433074" calcext:value-type="float">
            <text:p>0,933580429433074</text:p>
          </table:table-cell>
          <table:table-cell table:formula="of:=COS([$Autovalores.$E$16]*[$Planilha1.$A3])" office:value-type="float" office:value="0.923879535870294" calcext:value-type="float">
            <text:p>0,923879535870294</text:p>
          </table:table-cell>
          <table:table-cell table:formula="of:=COS([$Autovalores.$E$17]*[$Planilha1.$A3])" office:value-type="float" office:value="0.913545461450744" calcext:value-type="float">
            <text:p>0,913545461450744</text:p>
          </table:table-cell>
          <table:table-cell table:formula="of:=COS([$Autovalores.$E$18]*[$Planilha1.$A3])" office:value-type="float" office:value="0.902585288632517" calcext:value-type="float">
            <text:p>0,902585288632517</text:p>
          </table:table-cell>
          <table:table-cell table:formula="of:=COS([$Autovalores.$E$19]*[$Planilha1.$A3])" office:value-type="float" office:value="0.891006528970254" calcext:value-type="float">
            <text:p>0,891006528970254</text:p>
          </table:table-cell>
          <table:table-cell table:formula="of:=COS([$Autovalores.$E$20]*[$Planilha1.$A3])" office:value-type="float" office:value="0.878817117967101" calcext:value-type="float">
            <text:p>0,878817117967101</text:p>
          </table:table-cell>
          <table:table-cell table:formula="of:=COS([$Autovalores.$E$21]*[$Planilha1.$A3])" office:value-type="float" office:value="0.866025409636111" calcext:value-type="float">
            <text:p>0,866025409636111</text:p>
          </table:table-cell>
          <table:table-cell table:formula="of:=COS([$Autovalores.$E$22]*[$Planilha1.$A3])" office:value-type="float" office:value="0.852640170774822" calcext:value-type="float">
            <text:p>0,852640170774822</text:p>
          </table:table-cell>
          <table:table-cell table:formula="of:=COS([$Autovalores.$E$23]*[$Planilha1.$A3])" office:value-type="float" office:value="0.838670574956932" calcext:value-type="float">
            <text:p>0,838670574956932</text:p>
          </table:table-cell>
          <table:table-cell table:formula="of:=COS([$Autovalores.$E$24]*[$Planilha1.$A3])" office:value-type="float" office:value="0.82412619624519" calcext:value-type="float">
            <text:p>0,82412619624519</text:p>
          </table:table-cell>
          <table:table-cell table:formula="of:=COS([$Autovalores.$E$25]*[$Planilha1.$A3])" office:value-type="float" office:value="0.809017002629811" calcext:value-type="float">
            <text:p>0,809017002629811</text:p>
          </table:table-cell>
          <table:table-cell table:formula="of:=COS([$Autovalores.$E$26]*[$Planilha1.$A3])" office:value-type="float" office:value="0.793353349196916" calcext:value-type="float">
            <text:p>0,793353349196916</text:p>
          </table:table-cell>
          <table:table-cell table:formula="of:=COS([$Autovalores.$E$27]*[$Planilha1.$A3])" office:value-type="float" office:value="0.77714597103167" calcext:value-type="float">
            <text:p>0,77714597103167</text:p>
          </table:table-cell>
          <table:table-cell table:formula="of:=COS([$Autovalores.$E$28]*[$Planilha1.$A3])" office:value-type="float" office:value="0.760405975860995" calcext:value-type="float">
            <text:p>0,760405975860995</text:p>
          </table:table-cell>
          <table:table-cell table:formula="of:=COS([$Autovalores.$E$29]*[$Planilha1.$A3])" office:value-type="float" office:value="0.743144836440886" calcext:value-type="float">
            <text:p>0,743144836440886</text:p>
          </table:table-cell>
          <table:table-cell table:formula="of:=COS([$Autovalores.$E$30]*[$Planilha1.$A3])" office:value-type="float" office:value="0.725374382693561" calcext:value-type="float">
            <text:p>0,725374382693561</text:p>
          </table:table-cell>
          <table:table-cell table:formula="of:=COS([$Autovalores.$E$31]*[$Planilha1.$A3])" office:value-type="float" office:value="0.707106793599819" calcext:value-type="float">
            <text:p>0,707106793599819</text:p>
          </table:table-cell>
          <table:table-cell table:formula="of:=COS([$Autovalores.$E$32]*[$Planilha1.$A3])" office:value-type="float" office:value="0.688354588852178" calcext:value-type="float">
            <text:p>0,688354588852178</text:p>
          </table:table-cell>
          <table:table-cell table:formula="of:=COS([$Autovalores.$E$33]*[$Planilha1.$A3])" office:value-type="float" office:value="0.669130620274506" calcext:value-type="float">
            <text:p>0,669130620274506</text:p>
          </table:table-cell>
          <table:table-cell table:formula="of:=COS([$Autovalores.$E$34]*[$Planilha1.$A3])" office:value-type="float" office:value="0.649448063014017" calcext:value-type="float">
            <text:p>0,649448063014017</text:p>
          </table:table-cell>
          <table:table-cell table:formula="of:=COS([$Autovalores.$E$35]*[$Planilha1.$A3])" office:value-type="float" office:value="0.629320406511689" calcext:value-type="float">
            <text:p>0,629320406511689</text:p>
          </table:table-cell>
          <table:table-cell table:formula="of:=COS([$Autovalores.$E$36]*[$Planilha1.$A3])" office:value-type="float" office:value="0.608761445257273" calcext:value-type="float">
            <text:p>0,608761445257273</text:p>
          </table:table-cell>
        </table:table-row>
        <table:table-row table:style-name="ro1">
          <table:table-cell/>
          <table:table-cell table:formula="of:=COS([$Autovalores.$E$1]*[$Planilha1.$A4])" office:value-type="float" office:value="1" calcext:value-type="float">
            <text:p>1</text:p>
          </table:table-cell>
          <table:table-cell table:formula="of:=COS([$Autovalores.$E$2]*[$Planilha1.$A4])" office:value-type="float" office:value="0.998629534815824" calcext:value-type="float">
            <text:p>0,998629534815824</text:p>
          </table:table-cell>
          <table:table-cell table:formula="of:=COS([$Autovalores.$E$3]*[$Planilha1.$A4])" office:value-type="float" office:value="0.99452189561294" calcext:value-type="float">
            <text:p>0,99452189561294</text:p>
          </table:table-cell>
          <table:table-cell table:formula="of:=COS([$Autovalores.$E$4]*[$Planilha1.$A4])" office:value-type="float" office:value="0.98768834114438" calcext:value-type="float">
            <text:p>0,98768834114438</text:p>
          </table:table-cell>
          <table:table-cell table:formula="of:=COS([$Autovalores.$E$5]*[$Planilha1.$A4])" office:value-type="float" office:value="0.97814760170711" calcext:value-type="float">
            <text:p>0,97814760170711</text:p>
          </table:table-cell>
          <table:table-cell table:formula="of:=COS([$Autovalores.$E$6]*[$Planilha1.$A4])" office:value-type="float" office:value="0.965925827803592" calcext:value-type="float">
            <text:p>0,965925827803592</text:p>
          </table:table-cell>
          <table:table-cell table:formula="of:=COS([$Autovalores.$E$7]*[$Planilha1.$A4])" office:value-type="float" office:value="0.951056518465073" calcext:value-type="float">
            <text:p>0,951056518465073</text:p>
          </table:table-cell>
          <table:table-cell table:formula="of:=COS([$Autovalores.$E$8]*[$Planilha1.$A4])" office:value-type="float" office:value="0.933580429433074" calcext:value-type="float">
            <text:p>0,933580429433074</text:p>
          </table:table-cell>
          <table:table-cell table:formula="of:=COS([$Autovalores.$E$9]*[$Planilha1.$A4])" office:value-type="float" office:value="0.913545461450744" calcext:value-type="float">
            <text:p>0,913545461450744</text:p>
          </table:table-cell>
          <table:table-cell table:formula="of:=COS([$Autovalores.$E$10]*[$Planilha1.$A4])" office:value-type="float" office:value="0.891006528970254" calcext:value-type="float">
            <text:p>0,891006528970254</text:p>
          </table:table-cell>
          <table:table-cell table:formula="of:=COS([$Autovalores.$E$11]*[$Planilha1.$A4])" office:value-type="float" office:value="0.866025409636111" calcext:value-type="float">
            <text:p>0,866025409636111</text:p>
          </table:table-cell>
          <table:table-cell table:formula="of:=COS([$Autovalores.$E$12]*[$Planilha1.$A4])" office:value-type="float" office:value="0.838670574956932" calcext:value-type="float">
            <text:p>0,838670574956932</text:p>
          </table:table-cell>
          <table:table-cell table:formula="of:=COS([$Autovalores.$E$13]*[$Planilha1.$A4])" office:value-type="float" office:value="0.809017002629811" calcext:value-type="float">
            <text:p>0,809017002629811</text:p>
          </table:table-cell>
          <table:table-cell table:formula="of:=COS([$Autovalores.$E$14]*[$Planilha1.$A4])" office:value-type="float" office:value="0.77714597103167" calcext:value-type="float">
            <text:p>0,77714597103167</text:p>
          </table:table-cell>
          <table:table-cell table:formula="of:=COS([$Autovalores.$E$15]*[$Planilha1.$A4])" office:value-type="float" office:value="0.743144836440886" calcext:value-type="float">
            <text:p>0,743144836440886</text:p>
          </table:table-cell>
          <table:table-cell table:formula="of:=COS([$Autovalores.$E$16]*[$Planilha1.$A4])" office:value-type="float" office:value="0.707106793599819" calcext:value-type="float">
            <text:p>0,707106793599819</text:p>
          </table:table-cell>
          <table:table-cell table:formula="of:=COS([$Autovalores.$E$17]*[$Planilha1.$A4])" office:value-type="float" office:value="0.669130620274506" calcext:value-type="float">
            <text:p>0,669130620274506</text:p>
          </table:table-cell>
          <table:table-cell table:formula="of:=COS([$Autovalores.$E$18]*[$Planilha1.$A4])" office:value-type="float" office:value="0.629320406511689" calcext:value-type="float">
            <text:p>0,629320406511689</text:p>
          </table:table-cell>
          <table:table-cell table:formula="of:=COS([$Autovalores.$E$19]*[$Planilha1.$A4])" office:value-type="float" office:value="0.587785269335241" calcext:value-type="float">
            <text:p>0,587785269335241</text:p>
          </table:table-cell>
          <table:table-cell table:formula="of:=COS([$Autovalores.$E$20]*[$Planilha1.$A4])" office:value-type="float" office:value="0.544639053664003" calcext:value-type="float">
            <text:p>0,544639053664003</text:p>
          </table:table-cell>
          <table:table-cell table:formula="of:=COS([$Autovalores.$E$21]*[$Planilha1.$A4])" office:value-type="float" office:value="0.500000020270787" calcext:value-type="float">
            <text:p>0,500000020270787</text:p>
          </table:table-cell>
          <table:table-cell table:formula="of:=COS([$Autovalores.$E$22]*[$Planilha1.$A4])" office:value-type="float" office:value="0.453990521637834" calcext:value-type="float">
            <text:p>0,453990521637834</text:p>
          </table:table-cell>
          <table:table-cell table:formula="of:=COS([$Autovalores.$E$23]*[$Planilha1.$A4])" office:value-type="float" office:value="0.406736666597181" calcext:value-type="float">
            <text:p>0,406736666597181</text:p>
          </table:table-cell>
          <table:table-cell table:formula="of:=COS([$Autovalores.$E$24]*[$Planilha1.$A4])" office:value-type="float" office:value="0.35836797467513" calcext:value-type="float">
            <text:p>0,35836797467513</text:p>
          </table:table-cell>
          <table:table-cell table:formula="of:=COS([$Autovalores.$E$25]*[$Planilha1.$A4])" office:value-type="float" office:value="0.309017021088248" calcext:value-type="float">
            <text:p>0,309017021088248</text:p>
          </table:table-cell>
          <table:table-cell table:formula="of:=COS([$Autovalores.$E$26]*[$Planilha1.$A4])" office:value-type="float" office:value="0.258819073363927" calcext:value-type="float">
            <text:p>0,258819073363927</text:p>
          </table:table-cell>
          <table:table-cell table:formula="of:=COS([$Autovalores.$E$27]*[$Planilha1.$A4])" office:value-type="float" office:value="0.207911720581514" calcext:value-type="float">
            <text:p>0,207911720581514</text:p>
          </table:table-cell>
          <table:table-cell table:formula="of:=COS([$Autovalores.$E$28]*[$Planilha1.$A4])" office:value-type="float" office:value="0.156434496250224" calcext:value-type="float">
            <text:p>0,156434496250224</text:p>
          </table:table-cell>
          <table:table-cell table:formula="of:=COS([$Autovalores.$E$29]*[$Planilha1.$A4])" office:value-type="float" office:value="0.104528495857503" calcext:value-type="float">
            <text:p>0,104528495857503</text:p>
          </table:table-cell>
          <table:table-cell table:formula="of:=COS([$Autovalores.$E$30]*[$Planilha1.$A4])" office:value-type="float" office:value="0.0523359901361289" calcext:value-type="float">
            <text:p>0,052335990136129</text:p>
          </table:table-cell>
          <table:table-cell table:formula="of:=COS([$Autovalores.$E$31]*[$Planilha1.$A4])" office:value-type="float" office:value="0.0000000351100327202238" calcext:value-type="float">
            <text:p>3,51100327202238E-08</text:p>
          </table:table-cell>
          <table:table-cell table:formula="of:=COS([$Autovalores.$E$32]*[$Planilha1.$A4])" office:value-type="float" office:value="-0.0523359200122979" calcext:value-type="float">
            <text:p>-0,052335920012298</text:p>
          </table:table-cell>
          <table:table-cell table:formula="of:=COS([$Autovalores.$E$33]*[$Planilha1.$A4])" office:value-type="float" office:value="-0.104528426022111" calcext:value-type="float">
            <text:p>-0,104528426022111</text:p>
          </table:table-cell>
          <table:table-cell table:formula="of:=COS([$Autovalores.$E$34]*[$Planilha1.$A4])" office:value-type="float" office:value="-0.156434426894684" calcext:value-type="float">
            <text:p>-0,156434426894684</text:p>
          </table:table-cell>
          <table:table-cell table:formula="of:=COS([$Autovalores.$E$35]*[$Planilha1.$A4])" office:value-type="float" office:value="-0.207911651895926" calcext:value-type="float">
            <text:p>-0,207911651895926</text:p>
          </table:table-cell>
          <table:table-cell table:formula="of:=COS([$Autovalores.$E$36]*[$Planilha1.$A4])" office:value-type="float" office:value="-0.258819005536552" calcext:value-type="float">
            <text:p>-0,258819005536552</text:p>
          </table:table-cell>
        </table:table-row>
        <table:table-row table:style-name="ro1">
          <table:table-cell/>
          <table:table-cell table:formula="of:=COS([$Autovalores.$E$1]*[$Planilha1.$A5])" office:value-type="float" office:value="1" calcext:value-type="float">
            <text:p>1</text:p>
          </table:table-cell>
          <table:table-cell table:formula="of:=COS([$Autovalores.$E$2]*[$Planilha1.$A5])" office:value-type="float" office:value="0.996917333870863" calcext:value-type="float">
            <text:p>0,996917333870863</text:p>
          </table:table-cell>
          <table:table-cell table:formula="of:=COS([$Autovalores.$E$3]*[$Planilha1.$A5])" office:value-type="float" office:value="0.98768834114438" calcext:value-type="float">
            <text:p>0,98768834114438</text:p>
          </table:table-cell>
          <table:table-cell table:formula="of:=COS([$Autovalores.$E$4]*[$Planilha1.$A5])" office:value-type="float" office:value="0.972369921627118" calcext:value-type="float">
            <text:p>0,972369921627118</text:p>
          </table:table-cell>
          <table:table-cell table:formula="of:=COS([$Autovalores.$E$5]*[$Planilha1.$A5])" office:value-type="float" office:value="0.951056518465073" calcext:value-type="float">
            <text:p>0,951056518465073</text:p>
          </table:table-cell>
          <table:table-cell table:formula="of:=COS([$Autovalores.$E$6]*[$Planilha1.$A5])" office:value-type="float" office:value="0.923879535870294" calcext:value-type="float">
            <text:p>0,923879535870294</text:p>
          </table:table-cell>
          <table:table-cell table:formula="of:=COS([$Autovalores.$E$7]*[$Planilha1.$A5])" office:value-type="float" office:value="0.891006528970254" calcext:value-type="float">
            <text:p>0,891006528970254</text:p>
          </table:table-cell>
          <table:table-cell table:formula="of:=COS([$Autovalores.$E$8]*[$Planilha1.$A5])" office:value-type="float" office:value="0.852640170774822" calcext:value-type="float">
            <text:p>0,852640170774822</text:p>
          </table:table-cell>
          <table:table-cell table:formula="of:=COS([$Autovalores.$E$9]*[$Planilha1.$A5])" office:value-type="float" office:value="0.809017002629811" calcext:value-type="float">
            <text:p>0,809017002629811</text:p>
          </table:table-cell>
          <table:table-cell table:formula="of:=COS([$Autovalores.$E$10]*[$Planilha1.$A5])" office:value-type="float" office:value="0.760405975860995" calcext:value-type="float">
            <text:p>0,760405975860995</text:p>
          </table:table-cell>
          <table:table-cell table:formula="of:=COS([$Autovalores.$E$11]*[$Planilha1.$A5])" office:value-type="float" office:value="0.707106793599819" calcext:value-type="float">
            <text:p>0,707106793599819</text:p>
          </table:table-cell>
          <table:table-cell table:formula="of:=COS([$Autovalores.$E$12]*[$Planilha1.$A5])" office:value-type="float" office:value="0.649448063014017" calcext:value-type="float">
            <text:p>0,649448063014017</text:p>
          </table:table-cell>
          <table:table-cell table:formula="of:=COS([$Autovalores.$E$13]*[$Planilha1.$A5])" office:value-type="float" office:value="0.587785269335242" calcext:value-type="float">
            <text:p>0,587785269335242</text:p>
          </table:table-cell>
          <table:table-cell table:formula="of:=COS([$Autovalores.$E$14]*[$Planilha1.$A5])" office:value-type="float" office:value="0.522498584174495" calcext:value-type="float">
            <text:p>0,522498584174495</text:p>
          </table:table-cell>
          <table:table-cell table:formula="of:=COS([$Autovalores.$E$15]*[$Planilha1.$A5])" office:value-type="float" office:value="0.453990521637835" calcext:value-type="float">
            <text:p>0,453990521637835</text:p>
          </table:table-cell>
          <table:table-cell table:formula="of:=COS([$Autovalores.$E$16]*[$Planilha1.$A5])" office:value-type="float" office:value="0.382683456693171" calcext:value-type="float">
            <text:p>0,382683456693171</text:p>
          </table:table-cell>
          <table:table-cell table:formula="of:=COS([$Autovalores.$E$17]*[$Planilha1.$A5])" office:value-type="float" office:value="0.309017021088249" calcext:value-type="float">
            <text:p>0,309017021088249</text:p>
          </table:table-cell>
          <table:table-cell table:formula="of:=COS([$Autovalores.$E$18]*[$Planilha1.$A5])" office:value-type="float" office:value="0.233445392874855" calcext:value-type="float">
            <text:p>0,233445392874855</text:p>
          </table:table-cell>
          <table:table-cell table:formula="of:=COS([$Autovalores.$E$19]*[$Planilha1.$A5])" office:value-type="float" office:value="0.156434496250225" calcext:value-type="float">
            <text:p>0,156434496250225</text:p>
          </table:table-cell>
          <table:table-cell table:formula="of:=COS([$Autovalores.$E$20]*[$Planilha1.$A5])" office:value-type="float" office:value="0.0784591289795568" calcext:value-type="float">
            <text:p>0,078459128979557</text:p>
          </table:table-cell>
          <table:table-cell table:formula="of:=COS([$Autovalores.$E$21]*[$Planilha1.$A5])" office:value-type="float" office:value="0.0000000351100342745361" calcext:value-type="float">
            <text:p>3,51100342745361E-08</text:p>
          </table:table-cell>
          <table:table-cell table:formula="of:=COS([$Autovalores.$E$22]*[$Planilha1.$A5])" office:value-type="float" office:value="-0.078459058975953" calcext:value-type="float">
            <text:p>-0,078459058975953</text:p>
          </table:table-cell>
          <table:table-cell table:formula="of:=COS([$Autovalores.$E$23]*[$Planilha1.$A5])" office:value-type="float" office:value="-0.156434426894682" calcext:value-type="float">
            <text:p>-0,156434426894682</text:p>
          </table:table-cell>
          <table:table-cell table:formula="of:=COS([$Autovalores.$E$24]*[$Planilha1.$A5])" office:value-type="float" office:value="-0.233445324594973" calcext:value-type="float">
            <text:p>-0,233445324594973</text:p>
          </table:table-cell>
          <table:table-cell table:formula="of:=COS([$Autovalores.$E$25]*[$Planilha1.$A5])" office:value-type="float" office:value="-0.309016954304995" calcext:value-type="float">
            <text:p>-0,309016954304995</text:p>
          </table:table-cell>
          <table:table-cell table:formula="of:=COS([$Autovalores.$E$26]*[$Planilha1.$A5])" office:value-type="float" office:value="-0.382683391818287" calcext:value-type="float">
            <text:p>-0,382683391818287</text:p>
          </table:table-cell>
          <table:table-cell table:formula="of:=COS([$Autovalores.$E$27]*[$Planilha1.$A5])" office:value-type="float" office:value="-0.453990459071296" calcext:value-type="float">
            <text:p>-0,453990459071296</text:p>
          </table:table-cell>
          <table:table-cell table:formula="of:=COS([$Autovalores.$E$28]*[$Planilha1.$A5])" office:value-type="float" office:value="-0.522498524302044" calcext:value-type="float">
            <text:p>-0,522498524302044</text:p>
          </table:table-cell>
          <table:table-cell table:formula="of:=COS([$Autovalores.$E$29]*[$Planilha1.$A5])" office:value-type="float" office:value="-0.587785212526012" calcext:value-type="float">
            <text:p>-0,587785212526012</text:p>
          </table:table-cell>
          <table:table-cell table:formula="of:=COS([$Autovalores.$E$30]*[$Planilha1.$A5])" office:value-type="float" office:value="-0.649448009618258" calcext:value-type="float">
            <text:p>-0,649448009618258</text:p>
          </table:table-cell>
          <table:table-cell table:formula="of:=COS([$Autovalores.$E$31]*[$Planilha1.$A5])" office:value-type="float" office:value="-0.707106743946731" calcext:value-type="float">
            <text:p>-0,707106743946731</text:p>
          </table:table-cell>
          <table:table-cell table:formula="of:=COS([$Autovalores.$E$32]*[$Planilha1.$A5])" office:value-type="float" office:value="-0.760405930256708" calcext:value-type="float">
            <text:p>-0,760405930256708</text:p>
          </table:table-cell>
          <table:table-cell table:formula="of:=COS([$Autovalores.$E$33]*[$Planilha1.$A5])" office:value-type="float" office:value="-0.80901696135549" calcext:value-type="float">
            <text:p>-0,80901696135549</text:p>
          </table:table-cell>
          <table:table-cell table:formula="of:=COS([$Autovalores.$E$34]*[$Planilha1.$A5])" office:value-type="float" office:value="-0.852640134084936" calcext:value-type="float">
            <text:p>-0,852640134084936</text:p>
          </table:table-cell>
          <table:table-cell table:formula="of:=COS([$Autovalores.$E$35]*[$Planilha1.$A5])" office:value-type="float" office:value="-0.891006497091009" calcext:value-type="float">
            <text:p>-0,891006497091009</text:p>
          </table:table-cell>
          <table:table-cell table:formula="of:=COS([$Autovalores.$E$36]*[$Planilha1.$A5])" office:value-type="float" office:value="-0.923879508998235" calcext:value-type="float">
            <text:p>-0,923879508998235</text:p>
          </table:table-cell>
        </table:table-row>
        <table:table-row table:style-name="ro1">
          <table:table-cell/>
          <table:table-cell table:formula="of:=COS([$Autovalores.$E$1]*[$Planilha1.$A6])" office:value-type="float" office:value="1" calcext:value-type="float">
            <text:p>1</text:p>
          </table:table-cell>
          <table:table-cell table:formula="of:=COS([$Autovalores.$E$2]*[$Planilha1.$A6])" office:value-type="float" office:value="0.99452189561294" calcext:value-type="float">
            <text:p>0,99452189561294</text:p>
          </table:table-cell>
          <table:table-cell table:formula="of:=COS([$Autovalores.$E$3]*[$Planilha1.$A6])" office:value-type="float" office:value="0.978147601707111" calcext:value-type="float">
            <text:p>0,978147601707111</text:p>
          </table:table-cell>
          <table:table-cell table:formula="of:=COS([$Autovalores.$E$4]*[$Planilha1.$A6])" office:value-type="float" office:value="0.951056518465073" calcext:value-type="float">
            <text:p>0,951056518465073</text:p>
          </table:table-cell>
          <table:table-cell table:formula="of:=COS([$Autovalores.$E$5]*[$Planilha1.$A6])" office:value-type="float" office:value="0.913545461450744" calcext:value-type="float">
            <text:p>0,913545461450744</text:p>
          </table:table-cell>
          <table:table-cell table:formula="of:=COS([$Autovalores.$E$6]*[$Planilha1.$A6])" office:value-type="float" office:value="0.866025409636111" calcext:value-type="float">
            <text:p>0,866025409636111</text:p>
          </table:table-cell>
          <table:table-cell table:formula="of:=COS([$Autovalores.$E$7]*[$Planilha1.$A6])" office:value-type="float" office:value="0.809017002629812" calcext:value-type="float">
            <text:p>0,809017002629812</text:p>
          </table:table-cell>
          <table:table-cell table:formula="of:=COS([$Autovalores.$E$8]*[$Planilha1.$A6])" office:value-type="float" office:value="0.743144836440887" calcext:value-type="float">
            <text:p>0,743144836440887</text:p>
          </table:table-cell>
          <table:table-cell table:formula="of:=COS([$Autovalores.$E$9]*[$Planilha1.$A6])" office:value-type="float" office:value="0.669130620274506" calcext:value-type="float">
            <text:p>0,669130620274506</text:p>
          </table:table-cell>
          <table:table-cell table:formula="of:=COS([$Autovalores.$E$10]*[$Planilha1.$A6])" office:value-type="float" office:value="0.587785269335242" calcext:value-type="float">
            <text:p>0,587785269335242</text:p>
          </table:table-cell>
          <table:table-cell table:formula="of:=COS([$Autovalores.$E$11]*[$Planilha1.$A6])" office:value-type="float" office:value="0.500000020270788" calcext:value-type="float">
            <text:p>0,500000020270788</text:p>
          </table:table-cell>
          <table:table-cell table:formula="of:=COS([$Autovalores.$E$12]*[$Planilha1.$A6])" office:value-type="float" office:value="0.406736666597183" calcext:value-type="float">
            <text:p>0,406736666597183</text:p>
          </table:table-cell>
          <table:table-cell table:formula="of:=COS([$Autovalores.$E$13]*[$Planilha1.$A6])" office:value-type="float" office:value="0.309017021088249" calcext:value-type="float">
            <text:p>0,309017021088249</text:p>
          </table:table-cell>
          <table:table-cell table:formula="of:=COS([$Autovalores.$E$14]*[$Planilha1.$A6])" office:value-type="float" office:value="0.207911720581516" calcext:value-type="float">
            <text:p>0,207911720581516</text:p>
          </table:table-cell>
          <table:table-cell table:formula="of:=COS([$Autovalores.$E$15]*[$Planilha1.$A6])" office:value-type="float" office:value="0.104528495857506" calcext:value-type="float">
            <text:p>0,104528495857506</text:p>
          </table:table-cell>
          <table:table-cell table:formula="of:=COS([$Autovalores.$E$16]*[$Planilha1.$A6])" office:value-type="float" office:value="0.0000000351100349406699" calcext:value-type="float">
            <text:p>3,51100349406699E-08</text:p>
          </table:table-cell>
          <table:table-cell table:formula="of:=COS([$Autovalores.$E$17]*[$Planilha1.$A6])" office:value-type="float" office:value="-0.104528426022108" calcext:value-type="float">
            <text:p>-0,104528426022108</text:p>
          </table:table-cell>
          <table:table-cell table:formula="of:=COS([$Autovalores.$E$18]*[$Planilha1.$A6])" office:value-type="float" office:value="-0.207911651895923" calcext:value-type="float">
            <text:p>-0,207911651895923</text:p>
          </table:table-cell>
          <table:table-cell table:formula="of:=COS([$Autovalores.$E$19]*[$Planilha1.$A6])" office:value-type="float" office:value="-0.309016954304994" calcext:value-type="float">
            <text:p>-0,309016954304994</text:p>
          </table:table-cell>
          <table:table-cell table:formula="of:=COS([$Autovalores.$E$20]*[$Planilha1.$A6])" office:value-type="float" office:value="-0.406736602447957" calcext:value-type="float">
            <text:p>-0,406736602447957</text:p>
          </table:table-cell>
          <table:table-cell table:formula="of:=COS([$Autovalores.$E$21]*[$Planilha1.$A6])" office:value-type="float" office:value="-0.499999959458423" calcext:value-type="float">
            <text:p>-0,499999959458423</text:p>
          </table:table-cell>
          <table:table-cell table:formula="of:=COS([$Autovalores.$E$22]*[$Planilha1.$A6])" office:value-type="float" office:value="-0.587785212526011" calcext:value-type="float">
            <text:p>-0,587785212526011</text:p>
          </table:table-cell>
          <table:table-cell table:formula="of:=COS([$Autovalores.$E$23]*[$Planilha1.$A6])" office:value-type="float" office:value="-0.669130568090824" calcext:value-type="float">
            <text:p>-0,669130568090824</text:p>
          </table:table-cell>
          <table:table-cell table:formula="of:=COS([$Autovalores.$E$24]*[$Planilha1.$A6])" office:value-type="float" office:value="-0.743144789454488" calcext:value-type="float">
            <text:p>-0,743144789454488</text:p>
          </table:table-cell>
          <table:table-cell table:formula="of:=COS([$Autovalores.$E$25]*[$Planilha1.$A6])" office:value-type="float" office:value="-0.809016961355489" calcext:value-type="float">
            <text:p>-0,809016961355489</text:p>
          </table:table-cell>
          <table:table-cell table:formula="of:=COS([$Autovalores.$E$26]*[$Planilha1.$A6])" office:value-type="float" office:value="-0.866025374526075" calcext:value-type="float">
            <text:p>-0,866025374526075</text:p>
          </table:table-cell>
          <table:table-cell table:formula="of:=COS([$Autovalores.$E$27]*[$Planilha1.$A6])" office:value-type="float" office:value="-0.913545432889667" calcext:value-type="float">
            <text:p>-0,913545432889667</text:p>
          </table:table-cell>
          <table:table-cell table:formula="of:=COS([$Autovalores.$E$28]*[$Planilha1.$A6])" office:value-type="float" office:value="-0.951056496765876" calcext:value-type="float">
            <text:p>-0,951056496765876</text:p>
          </table:table-cell>
          <table:table-cell table:formula="of:=COS([$Autovalores.$E$29]*[$Planilha1.$A6])" office:value-type="float" office:value="-0.978147587107535" calcext:value-type="float">
            <text:p>-0,978147587107535</text:p>
          </table:table-cell>
          <table:table-cell table:formula="of:=COS([$Autovalores.$E$30]*[$Planilha1.$A6])" office:value-type="float" office:value="-0.994521888272942" calcext:value-type="float">
            <text:p>-0,994521888272942</text:p>
          </table:table-cell>
          <table:table-cell table:formula="of:=COS([$Autovalores.$E$31]*[$Planilha1.$A6])" office:value-type="float" office:value="-0.999999999999998" calcext:value-type="float">
            <text:p>-0,999999999999998</text:p>
          </table:table-cell>
          <table:table-cell table:formula="of:=COS([$Autovalores.$E$32]*[$Planilha1.$A6])" office:value-type="float" office:value="-0.994521902952933" calcext:value-type="float">
            <text:p>-0,994521902952933</text:p>
          </table:table-cell>
          <table:table-cell table:formula="of:=COS([$Autovalores.$E$33]*[$Planilha1.$A6])" office:value-type="float" office:value="-0.978147616306681" calcext:value-type="float">
            <text:p>-0,978147616306681</text:p>
          </table:table-cell>
          <table:table-cell table:formula="of:=COS([$Autovalores.$E$34]*[$Planilha1.$A6])" office:value-type="float" office:value="-0.951056540164265" calcext:value-type="float">
            <text:p>-0,951056540164265</text:p>
          </table:table-cell>
          <table:table-cell table:formula="of:=COS([$Autovalores.$E$35]*[$Planilha1.$A6])" office:value-type="float" office:value="-0.913545490011817" calcext:value-type="float">
            <text:p>-0,913545490011817</text:p>
          </table:table-cell>
          <table:table-cell table:formula="of:=COS([$Autovalores.$E$36]*[$Planilha1.$A6])" office:value-type="float" office:value="-0.866025444746143" calcext:value-type="float">
            <text:p>-0,866025444746143</text:p>
          </table:table-cell>
        </table:table-row>
        <table:table-row table:style-name="ro1">
          <table:table-cell/>
          <table:table-cell table:formula="of:=COS([$Autovalores.$E$1]*[$Planilha1.$A7])" office:value-type="float" office:value="1" calcext:value-type="float">
            <text:p>1</text:p>
          </table:table-cell>
          <table:table-cell table:formula="of:=COS([$Autovalores.$E$2]*[$Planilha1.$A7])" office:value-type="float" office:value="0.991444861755709" calcext:value-type="float">
            <text:p>0,991444861755709</text:p>
          </table:table-cell>
          <table:table-cell table:formula="of:=COS([$Autovalores.$E$3]*[$Planilha1.$A7])" office:value-type="float" office:value="0.965925827803593" calcext:value-type="float">
            <text:p>0,965925827803593</text:p>
          </table:table-cell>
          <table:table-cell table:formula="of:=COS([$Autovalores.$E$4]*[$Planilha1.$A7])" office:value-type="float" office:value="0.923879535870294" calcext:value-type="float">
            <text:p>0,923879535870294</text:p>
          </table:table-cell>
          <table:table-cell table:formula="of:=COS([$Autovalores.$E$5]*[$Planilha1.$A7])" office:value-type="float" office:value="0.866025409636112" calcext:value-type="float">
            <text:p>0,866025409636112</text:p>
          </table:table-cell>
          <table:table-cell table:formula="of:=COS([$Autovalores.$E$6]*[$Planilha1.$A7])" office:value-type="float" office:value="0.793353349196917" calcext:value-type="float">
            <text:p>0,793353349196917</text:p>
          </table:table-cell>
          <table:table-cell table:formula="of:=COS([$Autovalores.$E$7]*[$Planilha1.$A7])" office:value-type="float" office:value="0.70710679359982" calcext:value-type="float">
            <text:p>0,70710679359982</text:p>
          </table:table-cell>
          <table:table-cell table:formula="of:=COS([$Autovalores.$E$8]*[$Planilha1.$A7])" office:value-type="float" office:value="0.608761445257275" calcext:value-type="float">
            <text:p>0,608761445257275</text:p>
          </table:table-cell>
          <table:table-cell table:formula="of:=COS([$Autovalores.$E$9]*[$Planilha1.$A7])" office:value-type="float" office:value="0.500000020270789" calcext:value-type="float">
            <text:p>0,500000020270789</text:p>
          </table:table-cell>
          <table:table-cell table:formula="of:=COS([$Autovalores.$E$10]*[$Planilha1.$A7])" office:value-type="float" office:value="0.382683456693173" calcext:value-type="float">
            <text:p>0,382683456693173</text:p>
          </table:table-cell>
          <table:table-cell table:formula="of:=COS([$Autovalores.$E$11]*[$Planilha1.$A7])" office:value-type="float" office:value="0.258819073363931" calcext:value-type="float">
            <text:p>0,258819073363931</text:p>
          </table:table-cell>
          <table:table-cell table:formula="of:=COS([$Autovalores.$E$12]*[$Planilha1.$A7])" office:value-type="float" office:value="0.130526224128912" calcext:value-type="float">
            <text:p>0,130526224128912</text:p>
          </table:table-cell>
          <table:table-cell table:formula="of:=COS([$Autovalores.$E$13]*[$Planilha1.$A7])" office:value-type="float" office:value="0.0000000351100373831605" calcext:value-type="float">
            <text:p>3,51100373831605E-08</text:p>
          </table:table-cell>
          <table:table-cell table:formula="of:=COS([$Autovalores.$E$14]*[$Planilha1.$A7])" office:value-type="float" office:value="-0.13052615450958" calcext:value-type="float">
            <text:p>-0,13052615450958</text:p>
          </table:table-cell>
          <table:table-cell table:formula="of:=COS([$Autovalores.$E$15]*[$Planilha1.$A7])" office:value-type="float" office:value="-0.258819005536547" calcext:value-type="float">
            <text:p>-0,258819005536547</text:p>
          </table:table-cell>
          <table:table-cell table:formula="of:=COS([$Autovalores.$E$16]*[$Planilha1.$A7])" office:value-type="float" office:value="-0.382683391818283" calcext:value-type="float">
            <text:p>-0,382683391818283</text:p>
          </table:table-cell>
          <table:table-cell table:formula="of:=COS([$Autovalores.$E$17]*[$Planilha1.$A7])" office:value-type="float" office:value="-0.49999995945842" calcext:value-type="float">
            <text:p>-0,49999995945842</text:p>
          </table:table-cell>
          <table:table-cell table:formula="of:=COS([$Autovalores.$E$18]*[$Planilha1.$A7])" office:value-type="float" office:value="-0.608761389547944" calcext:value-type="float">
            <text:p>-0,608761389547944</text:p>
          </table:table-cell>
          <table:table-cell table:formula="of:=COS([$Autovalores.$E$19]*[$Planilha1.$A7])" office:value-type="float" office:value="-0.707106743946728" calcext:value-type="float">
            <text:p>-0,707106743946728</text:p>
          </table:table-cell>
          <table:table-cell table:formula="of:=COS([$Autovalores.$E$20]*[$Planilha1.$A7])" office:value-type="float" office:value="-0.793353306449643" calcext:value-type="float">
            <text:p>-0,793353306449643</text:p>
          </table:table-cell>
          <table:table-cell table:formula="of:=COS([$Autovalores.$E$21]*[$Planilha1.$A7])" office:value-type="float" office:value="-0.866025374526073" calcext:value-type="float">
            <text:p>-0,866025374526073</text:p>
          </table:table-cell>
          <table:table-cell table:formula="of:=COS([$Autovalores.$E$22]*[$Planilha1.$A7])" office:value-type="float" office:value="-0.923879508998233" calcext:value-type="float">
            <text:p>-0,923879508998233</text:p>
          </table:table-cell>
          <table:table-cell table:formula="of:=COS([$Autovalores.$E$23]*[$Planilha1.$A7])" office:value-type="float" office:value="-0.965925809629298" calcext:value-type="float">
            <text:p>-0,965925809629298</text:p>
          </table:table-cell>
          <table:table-cell table:formula="of:=COS([$Autovalores.$E$24]*[$Planilha1.$A7])" office:value-type="float" office:value="-0.991444852590147" calcext:value-type="float">
            <text:p>-0,991444852590147</text:p>
          </table:table-cell>
          <table:table-cell table:formula="of:=COS([$Autovalores.$E$25]*[$Planilha1.$A7])" office:value-type="float" office:value="-0.999999999999998" calcext:value-type="float">
            <text:p>-0,999999999999998</text:p>
          </table:table-cell>
          <table:table-cell table:formula="of:=COS([$Autovalores.$E$26]*[$Planilha1.$A7])" office:value-type="float" office:value="-0.991444870921265" calcext:value-type="float">
            <text:p>-0,991444870921265</text:p>
          </table:table-cell>
          <table:table-cell table:formula="of:=COS([$Autovalores.$E$27]*[$Planilha1.$A7])" office:value-type="float" office:value="-0.965925845977882" calcext:value-type="float">
            <text:p>-0,965925845977882</text:p>
          </table:table-cell>
          <table:table-cell table:formula="of:=COS([$Autovalores.$E$28]*[$Planilha1.$A7])" office:value-type="float" office:value="-0.923879562742351" calcext:value-type="float">
            <text:p>-0,923879562742351</text:p>
          </table:table-cell>
          <table:table-cell table:formula="of:=COS([$Autovalores.$E$29]*[$Planilha1.$A7])" office:value-type="float" office:value="-0.866025444746146" calcext:value-type="float">
            <text:p>-0,866025444746146</text:p>
          </table:table-cell>
          <table:table-cell table:formula="of:=COS([$Autovalores.$E$30]*[$Planilha1.$A7])" office:value-type="float" office:value="-0.793353391944187" calcext:value-type="float">
            <text:p>-0,793353391944187</text:p>
          </table:table-cell>
          <table:table-cell table:formula="of:=COS([$Autovalores.$E$31]*[$Planilha1.$A7])" office:value-type="float" office:value="-0.707106843252909" calcext:value-type="float">
            <text:p>-0,707106843252909</text:p>
          </table:table-cell>
          <table:table-cell table:formula="of:=COS([$Autovalores.$E$32]*[$Planilha1.$A7])" office:value-type="float" office:value="-0.608761500966604" calcext:value-type="float">
            <text:p>-0,608761500966604</text:p>
          </table:table-cell>
          <table:table-cell table:formula="of:=COS([$Autovalores.$E$33]*[$Planilha1.$A7])" office:value-type="float" office:value="-0.500000081083156" calcext:value-type="float">
            <text:p>-0,500000081083156</text:p>
          </table:table-cell>
          <table:table-cell table:formula="of:=COS([$Autovalores.$E$34]*[$Planilha1.$A7])" office:value-type="float" office:value="-0.382683521568061" calcext:value-type="float">
            <text:p>-0,382683521568061</text:p>
          </table:table-cell>
          <table:table-cell table:formula="of:=COS([$Autovalores.$E$35]*[$Planilha1.$A7])" office:value-type="float" office:value="-0.258819141191313" calcext:value-type="float">
            <text:p>-0,258819141191313</text:p>
          </table:table-cell>
          <table:table-cell table:formula="of:=COS([$Autovalores.$E$36]*[$Planilha1.$A7])" office:value-type="float" office:value="-0.130526293748244" calcext:value-type="float">
            <text:p>-0,130526293748244</text:p>
          </table:table-cell>
        </table:table-row>
        <table:table-row table:style-name="ro1">
          <table:table-cell/>
          <table:table-cell table:formula="of:=COS([$Autovalores.$E$1]*[$Planilha1.$A8])" office:value-type="float" office:value="1" calcext:value-type="float">
            <text:p>1</text:p>
          </table:table-cell>
          <table:table-cell table:formula="of:=COS([$Autovalores.$E$2]*[$Planilha1.$A8])" office:value-type="float" office:value="0.98768834114438" calcext:value-type="float">
            <text:p>0,98768834114438</text:p>
          </table:table-cell>
          <table:table-cell table:formula="of:=COS([$Autovalores.$E$3]*[$Planilha1.$A8])" office:value-type="float" office:value="0.951056518465073" calcext:value-type="float">
            <text:p>0,951056518465073</text:p>
          </table:table-cell>
          <table:table-cell table:formula="of:=COS([$Autovalores.$E$4]*[$Planilha1.$A8])" office:value-type="float" office:value="0.891006528970254" calcext:value-type="float">
            <text:p>0,891006528970254</text:p>
          </table:table-cell>
          <table:table-cell table:formula="of:=COS([$Autovalores.$E$5]*[$Planilha1.$A8])" office:value-type="float" office:value="0.809017002629811" calcext:value-type="float">
            <text:p>0,809017002629811</text:p>
          </table:table-cell>
          <table:table-cell table:formula="of:=COS([$Autovalores.$E$6]*[$Planilha1.$A8])" office:value-type="float" office:value="0.707106793599818" calcext:value-type="float">
            <text:p>0,707106793599818</text:p>
          </table:table-cell>
          <table:table-cell table:formula="of:=COS([$Autovalores.$E$7]*[$Planilha1.$A8])" office:value-type="float" office:value="0.58778526933524" calcext:value-type="float">
            <text:p>0,58778526933524</text:p>
          </table:table-cell>
          <table:table-cell table:formula="of:=COS([$Autovalores.$E$8]*[$Planilha1.$A8])" office:value-type="float" office:value="0.453990521637834" calcext:value-type="float">
            <text:p>0,453990521637834</text:p>
          </table:table-cell>
          <table:table-cell table:formula="of:=COS([$Autovalores.$E$9]*[$Planilha1.$A8])" office:value-type="float" office:value="0.309017021088246" calcext:value-type="float">
            <text:p>0,309017021088246</text:p>
          </table:table-cell>
          <table:table-cell table:formula="of:=COS([$Autovalores.$E$10]*[$Planilha1.$A8])" office:value-type="float" office:value="0.156434496250222" calcext:value-type="float">
            <text:p>0,156434496250222</text:p>
          </table:table-cell>
          <table:table-cell table:formula="of:=COS([$Autovalores.$E$11]*[$Planilha1.$A8])" office:value-type="float" office:value="0.0000000351100311659116" calcext:value-type="float">
            <text:p>3,51100311659116E-08</text:p>
          </table:table-cell>
          <table:table-cell table:formula="of:=COS([$Autovalores.$E$12]*[$Planilha1.$A8])" office:value-type="float" office:value="-0.156434426894685" calcext:value-type="float">
            <text:p>-0,156434426894685</text:p>
          </table:table-cell>
          <table:table-cell table:formula="of:=COS([$Autovalores.$E$13]*[$Planilha1.$A8])" office:value-type="float" office:value="-0.309016954304998" calcext:value-type="float">
            <text:p>-0,309016954304998</text:p>
          </table:table-cell>
          <table:table-cell table:formula="of:=COS([$Autovalores.$E$14]*[$Planilha1.$A8])" office:value-type="float" office:value="-0.453990459071299" calcext:value-type="float">
            <text:p>-0,453990459071299</text:p>
          </table:table-cell>
          <table:table-cell table:formula="of:=COS([$Autovalores.$E$15]*[$Planilha1.$A8])" office:value-type="float" office:value="-0.587785212526015" calcext:value-type="float">
            <text:p>-0,587785212526015</text:p>
          </table:table-cell>
          <table:table-cell table:formula="of:=COS([$Autovalores.$E$16]*[$Planilha1.$A8])" office:value-type="float" office:value="-0.707106743946735" calcext:value-type="float">
            <text:p>-0,707106743946735</text:p>
          </table:table-cell>
          <table:table-cell table:formula="of:=COS([$Autovalores.$E$17]*[$Planilha1.$A8])" office:value-type="float" office:value="-0.809016961355493" calcext:value-type="float">
            <text:p>-0,809016961355493</text:p>
          </table:table-cell>
          <table:table-cell table:formula="of:=COS([$Autovalores.$E$18]*[$Planilha1.$A8])" office:value-type="float" office:value="-0.891006497091011" calcext:value-type="float">
            <text:p>-0,891006497091011</text:p>
          </table:table-cell>
          <table:table-cell table:formula="of:=COS([$Autovalores.$E$19]*[$Planilha1.$A8])" office:value-type="float" office:value="-0.951056496765878" calcext:value-type="float">
            <text:p>-0,951056496765878</text:p>
          </table:table-cell>
          <table:table-cell table:formula="of:=COS([$Autovalores.$E$20]*[$Planilha1.$A8])" office:value-type="float" office:value="-0.98768833015954" calcext:value-type="float">
            <text:p>-0,98768833015954</text:p>
          </table:table-cell>
          <table:table-cell table:formula="of:=COS([$Autovalores.$E$21]*[$Planilha1.$A8])" office:value-type="float" office:value="-0.999999999999998" calcext:value-type="float">
            <text:p>-0,999999999999998</text:p>
          </table:table-cell>
          <table:table-cell table:formula="of:=COS([$Autovalores.$E$22]*[$Planilha1.$A8])" office:value-type="float" office:value="-0.987688352129215" calcext:value-type="float">
            <text:p>-0,987688352129215</text:p>
          </table:table-cell>
          <table:table-cell table:formula="of:=COS([$Autovalores.$E$23]*[$Planilha1.$A8])" office:value-type="float" office:value="-0.951056540164263" calcext:value-type="float">
            <text:p>-0,951056540164263</text:p>
          </table:table-cell>
          <table:table-cell table:formula="of:=COS([$Autovalores.$E$24]*[$Planilha1.$A8])" office:value-type="float" office:value="-0.891006560849493" calcext:value-type="float">
            <text:p>-0,891006560849493</text:p>
          </table:table-cell>
          <table:table-cell table:formula="of:=COS([$Autovalores.$E$25]*[$Planilha1.$A8])" office:value-type="float" office:value="-0.809017043904125" calcext:value-type="float">
            <text:p>-0,809017043904125</text:p>
          </table:table-cell>
          <table:table-cell table:formula="of:=COS([$Autovalores.$E$26]*[$Planilha1.$A8])" office:value-type="float" office:value="-0.707106843252898" calcext:value-type="float">
            <text:p>-0,707106843252898</text:p>
          </table:table-cell>
          <table:table-cell table:formula="of:=COS([$Autovalores.$E$27]*[$Planilha1.$A8])" office:value-type="float" office:value="-0.587785326144462" calcext:value-type="float">
            <text:p>-0,587785326144462</text:p>
          </table:table-cell>
          <table:table-cell table:formula="of:=COS([$Autovalores.$E$28]*[$Planilha1.$A8])" office:value-type="float" office:value="-0.453990584204366" calcext:value-type="float">
            <text:p>-0,453990584204366</text:p>
          </table:table-cell>
          <table:table-cell table:formula="of:=COS([$Autovalores.$E$29]*[$Planilha1.$A8])" office:value-type="float" office:value="-0.309017087871494" calcext:value-type="float">
            <text:p>-0,309017087871494</text:p>
          </table:table-cell>
          <table:table-cell table:formula="of:=COS([$Autovalores.$E$30]*[$Planilha1.$A8])" office:value-type="float" office:value="-0.156434565605758" calcext:value-type="float">
            <text:p>-0,156434565605758</text:p>
          </table:table-cell>
          <table:table-cell table:formula="of:=COS([$Autovalores.$E$31]*[$Planilha1.$A8])" office:value-type="float" office:value="-0.00000010533009327569" calcext:value-type="float">
            <text:p>-1,0533009327569E-07</text:p>
          </table:table-cell>
          <table:table-cell table:formula="of:=COS([$Autovalores.$E$32]*[$Planilha1.$A8])" office:value-type="float" office:value="0.156434357539148" calcext:value-type="float">
            <text:p>0,156434357539148</text:p>
          </table:table-cell>
          <table:table-cell table:formula="of:=COS([$Autovalores.$E$33]*[$Planilha1.$A8])" office:value-type="float" office:value="0.309016887521749" calcext:value-type="float">
            <text:p>0,309016887521749</text:p>
          </table:table-cell>
          <table:table-cell table:formula="of:=COS([$Autovalores.$E$34]*[$Planilha1.$A8])" office:value-type="float" office:value="0.453990396504764" calcext:value-type="float">
            <text:p>0,453990396504764</text:p>
          </table:table-cell>
          <table:table-cell table:formula="of:=COS([$Autovalores.$E$35]*[$Planilha1.$A8])" office:value-type="float" office:value="0.587785155716789" calcext:value-type="float">
            <text:p>0,587785155716789</text:p>
          </table:table-cell>
          <table:table-cell table:formula="of:=COS([$Autovalores.$E$36]*[$Planilha1.$A8])" office:value-type="float" office:value="0.707106694293648" calcext:value-type="float">
            <text:p>0,707106694293648</text:p>
          </table:table-cell>
        </table:table-row>
        <table:table-row table:style-name="ro1">
          <table:table-cell/>
          <table:table-cell table:formula="of:=COS([$Autovalores.$E$1]*[$Planilha1.$A9])" office:value-type="float" office:value="1" calcext:value-type="float">
            <text:p>1</text:p>
          </table:table-cell>
          <table:table-cell table:formula="of:=COS([$Autovalores.$E$2]*[$Planilha1.$A9])" office:value-type="float" office:value="0.983254908310422" calcext:value-type="float">
            <text:p>0,983254908310422</text:p>
          </table:table-cell>
          <table:table-cell table:formula="of:=COS([$Autovalores.$E$3]*[$Planilha1.$A9])" office:value-type="float" office:value="0.933580429433074" calcext:value-type="float">
            <text:p>0,933580429433074</text:p>
          </table:table-cell>
          <table:table-cell table:formula="of:=COS([$Autovalores.$E$4]*[$Planilha1.$A9])" office:value-type="float" office:value="0.852640170774822" calcext:value-type="float">
            <text:p>0,852640170774822</text:p>
          </table:table-cell>
          <table:table-cell table:formula="of:=COS([$Autovalores.$E$5]*[$Planilha1.$A9])" office:value-type="float" office:value="0.743144836440886" calcext:value-type="float">
            <text:p>0,743144836440886</text:p>
          </table:table-cell>
          <table:table-cell table:formula="of:=COS([$Autovalores.$E$6]*[$Planilha1.$A9])" office:value-type="float" office:value="0.608761445257273" calcext:value-type="float">
            <text:p>0,608761445257273</text:p>
          </table:table-cell>
          <table:table-cell table:formula="of:=COS([$Autovalores.$E$7]*[$Planilha1.$A9])" office:value-type="float" office:value="0.453990521637835" calcext:value-type="float">
            <text:p>0,453990521637835</text:p>
          </table:table-cell>
          <table:table-cell table:formula="of:=COS([$Autovalores.$E$8]*[$Planilha1.$A9])" office:value-type="float" office:value="0.284015372196347" calcext:value-type="float">
            <text:p>0,284015372196347</text:p>
          </table:table-cell>
          <table:table-cell table:formula="of:=COS([$Autovalores.$E$9]*[$Planilha1.$A9])" office:value-type="float" office:value="0.104528495857504" calcext:value-type="float">
            <text:p>0,104528495857504</text:p>
          </table:table-cell>
          <table:table-cell table:formula="of:=COS([$Autovalores.$E$10]*[$Planilha1.$A9])" office:value-type="float" office:value="-0.0784590589759541" calcext:value-type="float">
            <text:p>-0,078459058975954</text:p>
          </table:table-cell>
          <table:table-cell table:formula="of:=COS([$Autovalores.$E$11]*[$Planilha1.$A9])" office:value-type="float" office:value="-0.258819005536551" calcext:value-type="float">
            <text:p>-0,258819005536551</text:p>
          </table:table-cell>
          <table:table-cell table:formula="of:=COS([$Autovalores.$E$12]*[$Planilha1.$A9])" office:value-type="float" office:value="-0.430511056139719" calcext:value-type="float">
            <text:p>-0,430511056139719</text:p>
          </table:table-cell>
          <table:table-cell table:formula="of:=COS([$Autovalores.$E$13]*[$Planilha1.$A9])" office:value-type="float" office:value="-0.587785212526014" calcext:value-type="float">
            <text:p>-0,587785212526014</text:p>
          </table:table-cell>
          <table:table-cell table:formula="of:=COS([$Autovalores.$E$14]*[$Planilha1.$A9])" office:value-type="float" office:value="-0.725374334357256" calcext:value-type="float">
            <text:p>-0,725374334357256</text:p>
          </table:table-cell>
          <table:table-cell table:formula="of:=COS([$Autovalores.$E$15]*[$Planilha1.$A9])" office:value-type="float" office:value="-0.838670536712341" calcext:value-type="float">
            <text:p>-0,838670536712341</text:p>
          </table:table-cell>
          <table:table-cell table:formula="of:=COS([$Autovalores.$E$16]*[$Planilha1.$A9])" office:value-type="float" office:value="-0.923879508998236" calcext:value-type="float">
            <text:p>-0,923879508998236</text:p>
          </table:table-cell>
          <table:table-cell table:formula="of:=COS([$Autovalores.$E$17]*[$Planilha1.$A9])" office:value-type="float" office:value="-0.978147587107536" calcext:value-type="float">
            <text:p>-0,978147587107536</text:p>
          </table:table-cell>
          <table:table-cell table:formula="of:=COS([$Autovalores.$E$18]*[$Planilha1.$A9])" office:value-type="float" office:value="-0.999657323152726" calcext:value-type="float">
            <text:p>-0,999657323152726</text:p>
          </table:table-cell>
          <table:table-cell table:formula="of:=COS([$Autovalores.$E$19]*[$Planilha1.$A9])" office:value-type="float" office:value="-0.987688352129215" calcext:value-type="float">
            <text:p>-0,987688352129215</text:p>
          </table:table-cell>
          <table:table-cell table:formula="of:=COS([$Autovalores.$E$20]*[$Planilha1.$A9])" office:value-type="float" office:value="-0.942641517071442" calcext:value-type="float">
            <text:p>-0,942641517071442</text:p>
          </table:table-cell>
          <table:table-cell table:formula="of:=COS([$Autovalores.$E$21]*[$Planilha1.$A9])" office:value-type="float" office:value="-0.866025444746141" calcext:value-type="float">
            <text:p>-0,866025444746141</text:p>
          </table:table-cell>
          <table:table-cell table:formula="of:=COS([$Autovalores.$E$22]*[$Planilha1.$A9])" office:value-type="float" office:value="-0.760406021465277" calcext:value-type="float">
            <text:p>-0,760406021465277</text:p>
          </table:table-cell>
          <table:table-cell table:formula="of:=COS([$Autovalores.$E$23]*[$Planilha1.$A9])" office:value-type="float" office:value="-0.629320461082928" calcext:value-type="float">
            <text:p>-0,629320461082928</text:p>
          </table:table-cell>
          <table:table-cell table:formula="of:=COS([$Autovalores.$E$24]*[$Planilha1.$A9])" office:value-type="float" office:value="-0.477158843054656" calcext:value-type="float">
            <text:p>-0,477158843054656</text:p>
          </table:table-cell>
          <table:table-cell table:formula="of:=COS([$Autovalores.$E$25]*[$Planilha1.$A9])" office:value-type="float" office:value="-0.309017087871498" calcext:value-type="float">
            <text:p>-0,309017087871498</text:p>
          </table:table-cell>
          <table:table-cell table:formula="of:=COS([$Autovalores.$E$26]*[$Planilha1.$A9])" office:value-type="float" office:value="-0.130526293748231" calcext:value-type="float">
            <text:p>-0,130526293748231</text:p>
          </table:table-cell>
          <table:table-cell table:formula="of:=COS([$Autovalores.$E$27]*[$Planilha1.$A9])" office:value-type="float" office:value="0.0523358498884654" calcext:value-type="float">
            <text:p>0,052335849888466</text:p>
          </table:table-cell>
          <table:table-cell table:formula="of:=COS([$Autovalores.$E$28]*[$Planilha1.$A9])" office:value-type="float" office:value="0.233445256315092" calcext:value-type="float">
            <text:p>0,233445256315092</text:p>
          </table:table-cell>
          <table:table-cell table:formula="of:=COS([$Autovalores.$E$29]*[$Planilha1.$A9])" office:value-type="float" office:value="0.406736538298733" calcext:value-type="float">
            <text:p>0,406736538298733</text:p>
          </table:table-cell>
          <table:table-cell table:formula="of:=COS([$Autovalores.$E$30]*[$Planilha1.$A9])" office:value-type="float" office:value="0.566406139027747" calcext:value-type="float">
            <text:p>0,566406139027747</text:p>
          </table:table-cell>
          <table:table-cell table:formula="of:=COS([$Autovalores.$E$31]*[$Planilha1.$A9])" office:value-type="float" office:value="0.707106694293643" calcext:value-type="float">
            <text:p>0,707106694293643</text:p>
          </table:table-cell>
          <table:table-cell table:formula="of:=COS([$Autovalores.$E$32]*[$Planilha1.$A9])" office:value-type="float" office:value="0.824126116699016" calcext:value-type="float">
            <text:p>0,824126116699016</text:p>
          </table:table-cell>
          <table:table-cell table:formula="of:=COS([$Autovalores.$E$33]*[$Planilha1.$A9])" office:value-type="float" office:value="0.913545404328588" calcext:value-type="float">
            <text:p>0,913545404328588</text:p>
          </table:table-cell>
          <table:table-cell table:formula="of:=COS([$Autovalores.$E$34]*[$Planilha1.$A9])" office:value-type="float" office:value="0.972369888842011" calcext:value-type="float">
            <text:p>0,972369888842011</text:p>
          </table:table-cell>
          <table:table-cell table:formula="of:=COS([$Autovalores.$E$35]*[$Planilha1.$A9])" office:value-type="float" office:value="0.998629527465746" calcext:value-type="float">
            <text:p>0,998629527465746</text:p>
          </table:table-cell>
          <table:table-cell table:formula="of:=COS([$Autovalores.$E$36]*[$Planilha1.$A9])" office:value-type="float" office:value="0.991444880086814" calcext:value-type="float">
            <text:p>0,991444880086814</text:p>
          </table:table-cell>
        </table:table-row>
        <table:table-row table:style-name="ro1">
          <table:table-cell/>
          <table:table-cell table:formula="of:=COS([$Autovalores.$E$1]*[$Planilha1.$A10])" office:value-type="float" office:value="1" calcext:value-type="float">
            <text:p>1</text:p>
          </table:table-cell>
          <table:table-cell table:formula="of:=COS([$Autovalores.$E$2]*[$Planilha1.$A10])" office:value-type="float" office:value="0.978147601707111" calcext:value-type="float">
            <text:p>0,978147601707111</text:p>
          </table:table-cell>
          <table:table-cell table:formula="of:=COS([$Autovalores.$E$3]*[$Planilha1.$A10])" office:value-type="float" office:value="0.913545461450744" calcext:value-type="float">
            <text:p>0,913545461450744</text:p>
          </table:table-cell>
          <table:table-cell table:formula="of:=COS([$Autovalores.$E$4]*[$Planilha1.$A10])" office:value-type="float" office:value="0.809017002629812" calcext:value-type="float">
            <text:p>0,809017002629812</text:p>
          </table:table-cell>
          <table:table-cell table:formula="of:=COS([$Autovalores.$E$5]*[$Planilha1.$A10])" office:value-type="float" office:value="0.669130620274506" calcext:value-type="float">
            <text:p>0,669130620274506</text:p>
          </table:table-cell>
          <table:table-cell table:formula="of:=COS([$Autovalores.$E$6]*[$Planilha1.$A10])" office:value-type="float" office:value="0.500000020270788" calcext:value-type="float">
            <text:p>0,500000020270788</text:p>
          </table:table-cell>
          <table:table-cell table:formula="of:=COS([$Autovalores.$E$7]*[$Planilha1.$A10])" office:value-type="float" office:value="0.309017021088249" calcext:value-type="float">
            <text:p>0,309017021088249</text:p>
          </table:table-cell>
          <table:table-cell table:formula="of:=COS([$Autovalores.$E$8]*[$Planilha1.$A10])" office:value-type="float" office:value="0.104528495857506" calcext:value-type="float">
            <text:p>0,104528495857506</text:p>
          </table:table-cell>
          <table:table-cell table:formula="of:=COS([$Autovalores.$E$9]*[$Planilha1.$A10])" office:value-type="float" office:value="-0.104528426022108" calcext:value-type="float">
            <text:p>-0,104528426022108</text:p>
          </table:table-cell>
          <table:table-cell table:formula="of:=COS([$Autovalores.$E$10]*[$Planilha1.$A10])" office:value-type="float" office:value="-0.309016954304994" calcext:value-type="float">
            <text:p>-0,309016954304994</text:p>
          </table:table-cell>
          <table:table-cell table:formula="of:=COS([$Autovalores.$E$11]*[$Planilha1.$A10])" office:value-type="float" office:value="-0.499999959458423" calcext:value-type="float">
            <text:p>-0,499999959458423</text:p>
          </table:table-cell>
          <table:table-cell table:formula="of:=COS([$Autovalores.$E$12]*[$Planilha1.$A10])" office:value-type="float" office:value="-0.669130568090824" calcext:value-type="float">
            <text:p>-0,669130568090824</text:p>
          </table:table-cell>
          <table:table-cell table:formula="of:=COS([$Autovalores.$E$13]*[$Planilha1.$A10])" office:value-type="float" office:value="-0.809016961355489" calcext:value-type="float">
            <text:p>-0,809016961355489</text:p>
          </table:table-cell>
          <table:table-cell table:formula="of:=COS([$Autovalores.$E$14]*[$Planilha1.$A10])" office:value-type="float" office:value="-0.913545432889667" calcext:value-type="float">
            <text:p>-0,913545432889667</text:p>
          </table:table-cell>
          <table:table-cell table:formula="of:=COS([$Autovalores.$E$15]*[$Planilha1.$A10])" office:value-type="float" office:value="-0.978147587107535" calcext:value-type="float">
            <text:p>-0,978147587107535</text:p>
          </table:table-cell>
          <table:table-cell table:formula="of:=COS([$Autovalores.$E$16]*[$Planilha1.$A10])" office:value-type="float" office:value="-0.999999999999998" calcext:value-type="float">
            <text:p>-0,999999999999998</text:p>
          </table:table-cell>
          <table:table-cell table:formula="of:=COS([$Autovalores.$E$17]*[$Planilha1.$A10])" office:value-type="float" office:value="-0.978147616306681" calcext:value-type="float">
            <text:p>-0,978147616306681</text:p>
          </table:table-cell>
          <table:table-cell table:formula="of:=COS([$Autovalores.$E$18]*[$Planilha1.$A10])" office:value-type="float" office:value="-0.913545490011817" calcext:value-type="float">
            <text:p>-0,913545490011817</text:p>
          </table:table-cell>
          <table:table-cell table:formula="of:=COS([$Autovalores.$E$19]*[$Planilha1.$A10])" office:value-type="float" office:value="-0.80901704390413" calcext:value-type="float">
            <text:p>-0,80901704390413</text:p>
          </table:table-cell>
          <table:table-cell table:formula="of:=COS([$Autovalores.$E$20]*[$Planilha1.$A10])" office:value-type="float" office:value="-0.669130672458186" calcext:value-type="float">
            <text:p>-0,669130672458186</text:p>
          </table:table-cell>
          <table:table-cell table:formula="of:=COS([$Autovalores.$E$21]*[$Planilha1.$A10])" office:value-type="float" office:value="-0.500000081083151" calcext:value-type="float">
            <text:p>-0,500000081083151</text:p>
          </table:table-cell>
          <table:table-cell table:formula="of:=COS([$Autovalores.$E$22]*[$Planilha1.$A10])" office:value-type="float" office:value="-0.309017087871503" calcext:value-type="float">
            <text:p>-0,309017087871503</text:p>
          </table:table-cell>
          <table:table-cell table:formula="of:=COS([$Autovalores.$E$23]*[$Planilha1.$A10])" office:value-type="float" office:value="-0.104528565692902" calcext:value-type="float">
            <text:p>-0,104528565692902</text:p>
          </table:table-cell>
          <table:table-cell table:formula="of:=COS([$Autovalores.$E$24]*[$Planilha1.$A10])" office:value-type="float" office:value="0.104528356186711" calcext:value-type="float">
            <text:p>0,104528356186711</text:p>
          </table:table-cell>
          <table:table-cell table:formula="of:=COS([$Autovalores.$E$25]*[$Planilha1.$A10])" office:value-type="float" office:value="0.309016887521737" calcext:value-type="float">
            <text:p>0,309016887521737</text:p>
          </table:table-cell>
          <table:table-cell table:formula="of:=COS([$Autovalores.$E$26]*[$Planilha1.$A10])" office:value-type="float" office:value="0.499999898646056" calcext:value-type="float">
            <text:p>0,499999898646056</text:p>
          </table:table-cell>
          <table:table-cell table:formula="of:=COS([$Autovalores.$E$27]*[$Planilha1.$A10])" office:value-type="float" office:value="0.669130515907139" calcext:value-type="float">
            <text:p>0,669130515907139</text:p>
          </table:table-cell>
          <table:table-cell table:formula="of:=COS([$Autovalores.$E$28]*[$Planilha1.$A10])" office:value-type="float" office:value="0.809016920081162" calcext:value-type="float">
            <text:p>0,809016920081162</text:p>
          </table:table-cell>
          <table:table-cell table:formula="of:=COS([$Autovalores.$E$29]*[$Planilha1.$A10])" office:value-type="float" office:value="0.913545404328585" calcext:value-type="float">
            <text:p>0,913545404328585</text:p>
          </table:table-cell>
          <table:table-cell table:formula="of:=COS([$Autovalores.$E$30]*[$Planilha1.$A10])" office:value-type="float" office:value="0.978147572507955" calcext:value-type="float">
            <text:p>0,978147572507955</text:p>
          </table:table-cell>
          <table:table-cell table:formula="of:=COS([$Autovalores.$E$31]*[$Planilha1.$A10])" office:value-type="float" office:value="0.99999999999999" calcext:value-type="float">
            <text:p>0,99999999999999</text:p>
          </table:table-cell>
          <table:table-cell table:formula="of:=COS([$Autovalores.$E$32]*[$Planilha1.$A10])" office:value-type="float" office:value="0.978147630906247" calcext:value-type="float">
            <text:p>0,978147630906247</text:p>
          </table:table-cell>
          <table:table-cell table:formula="of:=COS([$Autovalores.$E$33]*[$Planilha1.$A10])" office:value-type="float" office:value="0.913545518572885" calcext:value-type="float">
            <text:p>0,913545518572885</text:p>
          </table:table-cell>
          <table:table-cell table:formula="of:=COS([$Autovalores.$E$34]*[$Planilha1.$A10])" office:value-type="float" office:value="0.809017085178444" calcext:value-type="float">
            <text:p>0,809017085178444</text:p>
          </table:table-cell>
          <table:table-cell table:formula="of:=COS([$Autovalores.$E$35]*[$Planilha1.$A10])" office:value-type="float" office:value="0.66913072464186" calcext:value-type="float">
            <text:p>0,66913072464186</text:p>
          </table:table-cell>
          <table:table-cell table:formula="of:=COS([$Autovalores.$E$36]*[$Planilha1.$A10])" office:value-type="float" office:value="0.50000014189551" calcext:value-type="float">
            <text:p>0,50000014189551</text:p>
          </table:table-cell>
        </table:table-row>
        <table:table-row table:style-name="ro1">
          <table:table-cell/>
          <table:table-cell table:formula="of:=COS([$Autovalores.$E$1]*[$Planilha1.$A11])" office:value-type="float" office:value="1" calcext:value-type="float">
            <text:p>1</text:p>
          </table:table-cell>
          <table:table-cell table:formula="of:=COS([$Autovalores.$E$2]*[$Planilha1.$A11])" office:value-type="float" office:value="0.972369921627118" calcext:value-type="float">
            <text:p>0,972369921627118</text:p>
          </table:table-cell>
          <table:table-cell table:formula="of:=COS([$Autovalores.$E$3]*[$Planilha1.$A11])" office:value-type="float" office:value="0.891006528970255" calcext:value-type="float">
            <text:p>0,891006528970255</text:p>
          </table:table-cell>
          <table:table-cell table:formula="of:=COS([$Autovalores.$E$4]*[$Planilha1.$A11])" office:value-type="float" office:value="0.760405975860996" calcext:value-type="float">
            <text:p>0,760405975860996</text:p>
          </table:table-cell>
          <table:table-cell table:formula="of:=COS([$Autovalores.$E$5]*[$Planilha1.$A11])" office:value-type="float" office:value="0.587785269335243" calcext:value-type="float">
            <text:p>0,587785269335243</text:p>
          </table:table-cell>
          <table:table-cell table:formula="of:=COS([$Autovalores.$E$6]*[$Planilha1.$A11])" office:value-type="float" office:value="0.382683456693173" calcext:value-type="float">
            <text:p>0,382683456693173</text:p>
          </table:table-cell>
          <table:table-cell table:formula="of:=COS([$Autovalores.$E$7]*[$Planilha1.$A11])" office:value-type="float" office:value="0.156434496250227" calcext:value-type="float">
            <text:p>0,156434496250227</text:p>
          </table:table-cell>
          <table:table-cell table:formula="of:=COS([$Autovalores.$E$8]*[$Planilha1.$A11])" office:value-type="float" office:value="-0.0784590589759508" calcext:value-type="float">
            <text:p>-0,078459058975951</text:p>
          </table:table-cell>
          <table:table-cell table:formula="of:=COS([$Autovalores.$E$9]*[$Planilha1.$A11])" office:value-type="float" office:value="-0.309016954304993" calcext:value-type="float">
            <text:p>-0,309016954304993</text:p>
          </table:table-cell>
          <table:table-cell table:formula="of:=COS([$Autovalores.$E$10]*[$Planilha1.$A11])" office:value-type="float" office:value="-0.522498524302042" calcext:value-type="float">
            <text:p>-0,522498524302042</text:p>
          </table:table-cell>
          <table:table-cell table:formula="of:=COS([$Autovalores.$E$11]*[$Planilha1.$A11])" office:value-type="float" office:value="-0.707106743946729" calcext:value-type="float">
            <text:p>-0,707106743946729</text:p>
          </table:table-cell>
          <table:table-cell table:formula="of:=COS([$Autovalores.$E$12]*[$Planilha1.$A11])" office:value-type="float" office:value="-0.852640134084934" calcext:value-type="float">
            <text:p>-0,852640134084934</text:p>
          </table:table-cell>
          <table:table-cell table:formula="of:=COS([$Autovalores.$E$13]*[$Planilha1.$A11])" office:value-type="float" office:value="-0.951056496765875" calcext:value-type="float">
            <text:p>-0,951056496765875</text:p>
          </table:table-cell>
          <table:table-cell table:formula="of:=COS([$Autovalores.$E$14]*[$Planilha1.$A11])" office:value-type="float" office:value="-0.996917328361457" calcext:value-type="float">
            <text:p>-0,996917328361457</text:p>
          </table:table-cell>
          <table:table-cell table:formula="of:=COS([$Autovalores.$E$15]*[$Planilha1.$A11])" office:value-type="float" office:value="-0.987688352129216" calcext:value-type="float">
            <text:p>-0,987688352129216</text:p>
          </table:table-cell>
          <table:table-cell table:formula="of:=COS([$Autovalores.$E$16]*[$Planilha1.$A11])" office:value-type="float" office:value="-0.923879562742349" calcext:value-type="float">
            <text:p>-0,923879562742349</text:p>
          </table:table-cell>
          <table:table-cell table:formula="of:=COS([$Autovalores.$E$17]*[$Planilha1.$A11])" office:value-type="float" office:value="-0.809017043904132" calcext:value-type="float">
            <text:p>-0,809017043904132</text:p>
          </table:table-cell>
          <table:table-cell table:formula="of:=COS([$Autovalores.$E$18]*[$Planilha1.$A11])" office:value-type="float" office:value="-0.649448116409778" calcext:value-type="float">
            <text:p>-0,649448116409778</text:p>
          </table:table-cell>
          <table:table-cell table:formula="of:=COS([$Autovalores.$E$19]*[$Planilha1.$A11])" office:value-type="float" office:value="-0.453990584204378" calcext:value-type="float">
            <text:p>-0,453990584204378</text:p>
          </table:table-cell>
          <table:table-cell table:formula="of:=COS([$Autovalores.$E$20]*[$Planilha1.$A11])" office:value-type="float" office:value="-0.233445461154743" calcext:value-type="float">
            <text:p>-0,233445461154743</text:p>
          </table:table-cell>
          <table:table-cell table:formula="of:=COS([$Autovalores.$E$21]*[$Planilha1.$A11])" office:value-type="float" office:value="-0.000000105330109262902" calcext:value-type="float">
            <text:p>-1,05330109262902E-07</text:p>
          </table:table-cell>
          <table:table-cell table:formula="of:=COS([$Autovalores.$E$22]*[$Planilha1.$A11])" office:value-type="float" office:value="0.233445256315083" calcext:value-type="float">
            <text:p>0,233445256315083</text:p>
          </table:table-cell>
          <table:table-cell table:formula="of:=COS([$Autovalores.$E$23]*[$Planilha1.$A11])" office:value-type="float" office:value="0.453990396504748" calcext:value-type="float">
            <text:p>0,453990396504748</text:p>
          </table:table-cell>
          <table:table-cell table:formula="of:=COS([$Autovalores.$E$24]*[$Planilha1.$A11])" office:value-type="float" office:value="0.649447956222489" calcext:value-type="float">
            <text:p>0,649447956222489</text:p>
          </table:table-cell>
          <table:table-cell table:formula="of:=COS([$Autovalores.$E$25]*[$Planilha1.$A11])" office:value-type="float" office:value="0.809016920081159" calcext:value-type="float">
            <text:p>0,809016920081159</text:p>
          </table:table-cell>
          <table:table-cell table:formula="of:=COS([$Autovalores.$E$26]*[$Planilha1.$A11])" office:value-type="float" office:value="0.923879482126169" calcext:value-type="float">
            <text:p>0,923879482126169</text:p>
          </table:table-cell>
          <table:table-cell table:formula="of:=COS([$Autovalores.$E$27]*[$Planilha1.$A11])" office:value-type="float" office:value="0.987688319174691" calcext:value-type="float">
            <text:p>0,987688319174691</text:p>
          </table:table-cell>
          <table:table-cell table:formula="of:=COS([$Autovalores.$E$28]*[$Planilha1.$A11])" office:value-type="float" office:value="0.99691734488966" calcext:value-type="float">
            <text:p>0,99691734488966</text:p>
          </table:table-cell>
          <table:table-cell table:formula="of:=COS([$Autovalores.$E$29]*[$Planilha1.$A11])" office:value-type="float" office:value="0.951056561863454" calcext:value-type="float">
            <text:p>0,951056561863454</text:p>
          </table:table-cell>
          <table:table-cell table:formula="of:=COS([$Autovalores.$E$30]*[$Planilha1.$A11])" office:value-type="float" office:value="0.852640244154587" calcext:value-type="float">
            <text:p>0,852640244154587</text:p>
          </table:table-cell>
          <table:table-cell table:formula="of:=COS([$Autovalores.$E$31]*[$Planilha1.$A11])" office:value-type="float" office:value="0.70710689290599" calcext:value-type="float">
            <text:p>0,70710689290599</text:p>
          </table:table-cell>
          <table:table-cell table:formula="of:=COS([$Autovalores.$E$32]*[$Planilha1.$A11])" office:value-type="float" office:value="0.522498703919398" calcext:value-type="float">
            <text:p>0,522498703919398</text:p>
          </table:table-cell>
          <table:table-cell table:formula="of:=COS([$Autovalores.$E$33]*[$Planilha1.$A11])" office:value-type="float" office:value="0.309017154654761" calcext:value-type="float">
            <text:p>0,309017154654761</text:p>
          </table:table-cell>
          <table:table-cell table:formula="of:=COS([$Autovalores.$E$34]*[$Planilha1.$A11])" office:value-type="float" office:value="0.0784592689867717" calcext:value-type="float">
            <text:p>0,078459268986772</text:p>
          </table:table-cell>
          <table:table-cell table:formula="of:=COS([$Autovalores.$E$35]*[$Planilha1.$A11])" office:value-type="float" office:value="-0.156434288183584" calcext:value-type="float">
            <text:p>-0,156434288183584</text:p>
          </table:table-cell>
          <table:table-cell table:formula="of:=COS([$Autovalores.$E$36]*[$Planilha1.$A11])" office:value-type="float" office:value="-0.382683262068502" calcext:value-type="float">
            <text:p>-0,382683262068502</text:p>
          </table:table-cell>
        </table:table-row>
        <table:table-row table:style-name="ro1">
          <table:table-cell/>
          <table:table-cell table:formula="of:=COS([$Autovalores.$E$1]*[$Planilha1.$A12])" office:value-type="float" office:value="1" calcext:value-type="float">
            <text:p>1</text:p>
          </table:table-cell>
          <table:table-cell table:formula="of:=COS([$Autovalores.$E$2]*[$Planilha1.$A12])" office:value-type="float" office:value="0.965925827803592" calcext:value-type="float">
            <text:p>0,965925827803592</text:p>
          </table:table-cell>
          <table:table-cell table:formula="of:=COS([$Autovalores.$E$3]*[$Planilha1.$A12])" office:value-type="float" office:value="0.866025409636111" calcext:value-type="float">
            <text:p>0,866025409636111</text:p>
          </table:table-cell>
          <table:table-cell table:formula="of:=COS([$Autovalores.$E$4]*[$Planilha1.$A12])" office:value-type="float" office:value="0.707106793599819" calcext:value-type="float">
            <text:p>0,707106793599819</text:p>
          </table:table-cell>
          <table:table-cell table:formula="of:=COS([$Autovalores.$E$5]*[$Planilha1.$A12])" office:value-type="float" office:value="0.500000020270787" calcext:value-type="float">
            <text:p>0,500000020270787</text:p>
          </table:table-cell>
          <table:table-cell table:formula="of:=COS([$Autovalores.$E$6]*[$Planilha1.$A12])" office:value-type="float" office:value="0.258819073363927" calcext:value-type="float">
            <text:p>0,258819073363927</text:p>
          </table:table-cell>
          <table:table-cell table:formula="of:=COS([$Autovalores.$E$7]*[$Planilha1.$A12])" office:value-type="float" office:value="0.0000000351100327202238" calcext:value-type="float">
            <text:p>3,51100327202238E-08</text:p>
          </table:table-cell>
          <table:table-cell table:formula="of:=COS([$Autovalores.$E$8]*[$Planilha1.$A12])" office:value-type="float" office:value="-0.258819005536552" calcext:value-type="float">
            <text:p>-0,258819005536552</text:p>
          </table:table-cell>
          <table:table-cell table:formula="of:=COS([$Autovalores.$E$9]*[$Planilha1.$A12])" office:value-type="float" office:value="-0.499999959458426" calcext:value-type="float">
            <text:p>-0,499999959458426</text:p>
          </table:table-cell>
          <table:table-cell table:formula="of:=COS([$Autovalores.$E$10]*[$Planilha1.$A12])" office:value-type="float" office:value="-0.707106743946733" calcext:value-type="float">
            <text:p>-0,707106743946733</text:p>
          </table:table-cell>
          <table:table-cell table:formula="of:=COS([$Autovalores.$E$11]*[$Planilha1.$A12])" office:value-type="float" office:value="-0.866025374526076" calcext:value-type="float">
            <text:p>-0,866025374526076</text:p>
          </table:table-cell>
          <table:table-cell table:formula="of:=COS([$Autovalores.$E$12]*[$Planilha1.$A12])" office:value-type="float" office:value="-0.9659258096293" calcext:value-type="float">
            <text:p>-0,9659258096293</text:p>
          </table:table-cell>
          <table:table-cell table:formula="of:=COS([$Autovalores.$E$13]*[$Planilha1.$A12])" office:value-type="float" office:value="-0.999999999999998" calcext:value-type="float">
            <text:p>-0,999999999999998</text:p>
          </table:table-cell>
          <table:table-cell table:formula="of:=COS([$Autovalores.$E$14]*[$Planilha1.$A12])" office:value-type="float" office:value="-0.96592584597788" calcext:value-type="float">
            <text:p>-0,96592584597788</text:p>
          </table:table-cell>
          <table:table-cell table:formula="of:=COS([$Autovalores.$E$15]*[$Planilha1.$A12])" office:value-type="float" office:value="-0.866025444746141" calcext:value-type="float">
            <text:p>-0,866025444746141</text:p>
          </table:table-cell>
          <table:table-cell table:formula="of:=COS([$Autovalores.$E$16]*[$Planilha1.$A12])" office:value-type="float" office:value="-0.7071068432529" calcext:value-type="float">
            <text:p>-0,7071068432529</text:p>
          </table:table-cell>
          <table:table-cell table:formula="of:=COS([$Autovalores.$E$17]*[$Planilha1.$A12])" office:value-type="float" office:value="-0.500000081083145" calcext:value-type="float">
            <text:p>-0,500000081083145</text:p>
          </table:table-cell>
          <table:table-cell table:formula="of:=COS([$Autovalores.$E$18]*[$Planilha1.$A12])" office:value-type="float" office:value="-0.2588191411913" calcext:value-type="float">
            <text:p>-0,2588191411913</text:p>
          </table:table-cell>
          <table:table-cell table:formula="of:=COS([$Autovalores.$E$19]*[$Planilha1.$A12])" office:value-type="float" office:value="-0.000000105330097716582" calcext:value-type="float">
            <text:p>-1,05330097716582E-07</text:p>
          </table:table-cell>
          <table:table-cell table:formula="of:=COS([$Autovalores.$E$20]*[$Planilha1.$A12])" office:value-type="float" office:value="0.258818937709175" calcext:value-type="float">
            <text:p>0,258818937709175</text:p>
          </table:table-cell>
          <table:table-cell table:formula="of:=COS([$Autovalores.$E$21]*[$Planilha1.$A12])" office:value-type="float" office:value="0.499999898646062" calcext:value-type="float">
            <text:p>0,499999898646062</text:p>
          </table:table-cell>
          <table:table-cell table:formula="of:=COS([$Autovalores.$E$22]*[$Planilha1.$A12])" office:value-type="float" office:value="0.707106694293644" calcext:value-type="float">
            <text:p>0,707106694293644</text:p>
          </table:table-cell>
          <table:table-cell table:formula="of:=COS([$Autovalores.$E$23]*[$Planilha1.$A12])" office:value-type="float" office:value="0.866025339416038" calcext:value-type="float">
            <text:p>0,866025339416038</text:p>
          </table:table-cell>
          <table:table-cell table:formula="of:=COS([$Autovalores.$E$24]*[$Planilha1.$A12])" office:value-type="float" office:value="0.965925791455003" calcext:value-type="float">
            <text:p>0,965925791455003</text:p>
          </table:table-cell>
          <table:table-cell table:formula="of:=COS([$Autovalores.$E$25]*[$Planilha1.$A12])" office:value-type="float" office:value="0.99999999999999" calcext:value-type="float">
            <text:p>0,99999999999999</text:p>
          </table:table-cell>
          <table:table-cell table:formula="of:=COS([$Autovalores.$E$26]*[$Planilha1.$A12])" office:value-type="float" office:value="0.965925864152162" calcext:value-type="float">
            <text:p>0,965925864152162</text:p>
          </table:table-cell>
          <table:table-cell table:formula="of:=COS([$Autovalores.$E$27]*[$Planilha1.$A12])" office:value-type="float" office:value="0.866025479856166" calcext:value-type="float">
            <text:p>0,866025479856166</text:p>
          </table:table-cell>
          <table:table-cell table:formula="of:=COS([$Autovalores.$E$28]*[$Planilha1.$A12])" office:value-type="float" office:value="0.707106892905979" calcext:value-type="float">
            <text:p>0,707106892905979</text:p>
          </table:table-cell>
          <table:table-cell table:formula="of:=COS([$Autovalores.$E$29]*[$Planilha1.$A12])" office:value-type="float" office:value="0.500000141895501" calcext:value-type="float">
            <text:p>0,500000141895501</text:p>
          </table:table-cell>
          <table:table-cell table:formula="of:=COS([$Autovalores.$E$30]*[$Planilha1.$A12])" office:value-type="float" office:value="0.258819209018673" calcext:value-type="float">
            <text:p>0,258819209018673</text:p>
          </table:table-cell>
          <table:table-cell table:formula="of:=COS([$Autovalores.$E$31]*[$Planilha1.$A12])" office:value-type="float" office:value="0.000000175550163157029" calcext:value-type="float">
            <text:p>1,75550163157029E-07</text:p>
          </table:table-cell>
          <table:table-cell table:formula="of:=COS([$Autovalores.$E$32]*[$Planilha1.$A12])" office:value-type="float" office:value="-0.2588188698818" calcext:value-type="float">
            <text:p>-0,2588188698818</text:p>
          </table:table-cell>
          <table:table-cell table:formula="of:=COS([$Autovalores.$E$33]*[$Planilha1.$A12])" office:value-type="float" office:value="-0.499999837833697" calcext:value-type="float">
            <text:p>-0,499999837833697</text:p>
          </table:table-cell>
          <table:table-cell table:formula="of:=COS([$Autovalores.$E$34]*[$Planilha1.$A12])" office:value-type="float" office:value="-0.707106644640553" calcext:value-type="float">
            <text:p>-0,707106644640553</text:p>
          </table:table-cell>
          <table:table-cell table:formula="of:=COS([$Autovalores.$E$35]*[$Planilha1.$A12])" office:value-type="float" office:value="-0.866025304305996" calcext:value-type="float">
            <text:p>-0,866025304305996</text:p>
          </table:table-cell>
          <table:table-cell table:formula="of:=COS([$Autovalores.$E$36]*[$Planilha1.$A12])" office:value-type="float" office:value="-0.965925773280701" calcext:value-type="float">
            <text:p>-0,965925773280701</text:p>
          </table:table-cell>
        </table:table-row>
        <table:table-row table:style-name="ro1">
          <table:table-cell/>
          <table:table-cell table:formula="of:=COS([$Autovalores.$E$1]*[$Planilha1.$A13])" office:value-type="float" office:value="1" calcext:value-type="float">
            <text:p>1</text:p>
          </table:table-cell>
          <table:table-cell table:formula="of:=COS([$Autovalores.$E$2]*[$Planilha1.$A13])" office:value-type="float" office:value="0.958819736696354" calcext:value-type="float">
            <text:p>0,958819736696354</text:p>
          </table:table-cell>
          <table:table-cell table:formula="of:=COS([$Autovalores.$E$3]*[$Planilha1.$A13])" office:value-type="float" office:value="0.838670574956932" calcext:value-type="float">
            <text:p>0,838670574956932</text:p>
          </table:table-cell>
          <table:table-cell table:formula="of:=COS([$Autovalores.$E$4]*[$Planilha1.$A13])" office:value-type="float" office:value="0.649448063014017" calcext:value-type="float">
            <text:p>0,649448063014017</text:p>
          </table:table-cell>
          <table:table-cell table:formula="of:=COS([$Autovalores.$E$5]*[$Planilha1.$A13])" office:value-type="float" office:value="0.406736666597182" calcext:value-type="float">
            <text:p>0,406736666597182</text:p>
          </table:table-cell>
          <table:table-cell table:formula="of:=COS([$Autovalores.$E$6]*[$Planilha1.$A13])" office:value-type="float" office:value="0.130526224128909" calcext:value-type="float">
            <text:p>0,130526224128909</text:p>
          </table:table-cell>
          <table:table-cell table:formula="of:=COS([$Autovalores.$E$7]*[$Planilha1.$A13])" office:value-type="float" office:value="-0.156434426894683" calcext:value-type="float">
            <text:p>-0,156434426894683</text:p>
          </table:table-cell>
          <table:table-cell table:formula="of:=COS([$Autovalores.$E$8]*[$Planilha1.$A13])" office:value-type="float" office:value="-0.430511056139718" calcext:value-type="float">
            <text:p>-0,430511056139718</text:p>
          </table:table-cell>
          <table:table-cell table:formula="of:=COS([$Autovalores.$E$9]*[$Planilha1.$A13])" office:value-type="float" office:value="-0.669130568090826" calcext:value-type="float">
            <text:p>-0,669130568090826</text:p>
          </table:table-cell>
          <table:table-cell table:formula="of:=COS([$Autovalores.$E$10]*[$Planilha1.$A13])" office:value-type="float" office:value="-0.852640134084936" calcext:value-type="float">
            <text:p>-0,852640134084936</text:p>
          </table:table-cell>
          <table:table-cell table:formula="of:=COS([$Autovalores.$E$11]*[$Planilha1.$A13])" office:value-type="float" office:value="-0.9659258096293" calcext:value-type="float">
            <text:p>-0,9659258096293</text:p>
          </table:table-cell>
          <table:table-cell table:formula="of:=COS([$Autovalores.$E$12]*[$Planilha1.$A13])" office:value-type="float" office:value="-0.99965732682902" calcext:value-type="float">
            <text:p>-0,99965732682902</text:p>
          </table:table-cell>
          <table:table-cell table:formula="of:=COS([$Autovalores.$E$13]*[$Planilha1.$A13])" office:value-type="float" office:value="-0.951056540164264" calcext:value-type="float">
            <text:p>-0,951056540164264</text:p>
          </table:table-cell>
          <table:table-cell table:formula="of:=COS([$Autovalores.$E$14]*[$Planilha1.$A13])" office:value-type="float" office:value="-0.824126236018271" calcext:value-type="float">
            <text:p>-0,824126236018271</text:p>
          </table:table-cell>
          <table:table-cell table:formula="of:=COS([$Autovalores.$E$15]*[$Planilha1.$A13])" office:value-type="float" office:value="-0.629320461082929" calcext:value-type="float">
            <text:p>-0,629320461082929</text:p>
          </table:table-cell>
          <table:table-cell table:formula="of:=COS([$Autovalores.$E$16]*[$Planilha1.$A13])" office:value-type="float" office:value="-0.382683521568053" calcext:value-type="float">
            <text:p>-0,382683521568053</text:p>
          </table:table-cell>
          <table:table-cell table:formula="of:=COS([$Autovalores.$E$17]*[$Planilha1.$A13])" office:value-type="float" office:value="-0.104528565692898" calcext:value-type="float">
            <text:p>-0,104528565692898</text:p>
          </table:table-cell>
          <table:table-cell table:formula="of:=COS([$Autovalores.$E$18]*[$Planilha1.$A13])" office:value-type="float" office:value="0.182235417898228" calcext:value-type="float">
            <text:p>0,182235417898228</text:p>
          </table:table-cell>
          <table:table-cell table:formula="of:=COS([$Autovalores.$E$19]*[$Planilha1.$A13])" office:value-type="float" office:value="0.453990396504756" calcext:value-type="float">
            <text:p>0,453990396504756</text:p>
          </table:table-cell>
          <table:table-cell table:formula="of:=COS([$Autovalores.$E$20]*[$Planilha1.$A13])" office:value-type="float" office:value="0.688354486980498" calcext:value-type="float">
            <text:p>0,688354486980498</text:p>
          </table:table-cell>
          <table:table-cell table:formula="of:=COS([$Autovalores.$E$21]*[$Planilha1.$A13])" office:value-type="float" office:value="0.866025339416036" calcext:value-type="float">
            <text:p>0,866025339416036</text:p>
          </table:table-cell>
          <table:table-cell table:formula="of:=COS([$Autovalores.$E$22]*[$Planilha1.$A13])" office:value-type="float" office:value="0.97236988884201" calcext:value-type="float">
            <text:p>0,97236988884201</text:p>
          </table:table-cell>
          <table:table-cell table:formula="of:=COS([$Autovalores.$E$23]*[$Planilha1.$A13])" office:value-type="float" office:value="0.998629542165883" calcext:value-type="float">
            <text:p>0,998629542165883</text:p>
          </table:table-cell>
          <table:table-cell table:formula="of:=COS([$Autovalores.$E$24]*[$Planilha1.$A13])" office:value-type="float" office:value="0.942641540511375" calcext:value-type="float">
            <text:p>0,942641540511375</text:p>
          </table:table-cell>
          <table:table-cell table:formula="of:=COS([$Autovalores.$E$25]*[$Planilha1.$A13])" office:value-type="float" office:value="0.809017085178442" calcext:value-type="float">
            <text:p>0,809017085178442</text:p>
          </table:table-cell>
          <table:table-cell table:formula="of:=COS([$Autovalores.$E$26]*[$Planilha1.$A13])" office:value-type="float" office:value="0.608761556675916" calcext:value-type="float">
            <text:p>0,608761556675916</text:p>
          </table:table-cell>
          <table:table-cell table:formula="of:=COS([$Autovalores.$E$27]*[$Planilha1.$A13])" office:value-type="float" office:value="0.358368105787287" calcext:value-type="float">
            <text:p>0,358368105787287</text:p>
          </table:table-cell>
          <table:table-cell table:formula="of:=COS([$Autovalores.$E$28]*[$Planilha1.$A13])" office:value-type="float" office:value="0.0784592689867611" calcext:value-type="float">
            <text:p>0,078459268986761</text:p>
          </table:table-cell>
          <table:table-cell table:formula="of:=COS([$Autovalores.$E$29]*[$Planilha1.$A13])" office:value-type="float" office:value="-0.20791151452474" calcext:value-type="float">
            <text:p>-0,20791151452474</text:p>
          </table:table-cell>
          <table:table-cell table:formula="of:=COS([$Autovalores.$E$30]*[$Planilha1.$A13])" office:value-type="float" office:value="-0.477158596212262" calcext:value-type="float">
            <text:p>-0,477158596212262</text:p>
          </table:table-cell>
          <table:table-cell table:formula="of:=COS([$Autovalores.$E$31]*[$Planilha1.$A13])" office:value-type="float" office:value="-0.707106644640547" calcext:value-type="float">
            <text:p>-0,707106644640547</text:p>
          </table:table-cell>
          <table:table-cell table:formula="of:=COS([$Autovalores.$E$32]*[$Planilha1.$A13])" office:value-type="float" office:value="-0.878817017448723" calcext:value-type="float">
            <text:p>-0,878817017448723</text:p>
          </table:table-cell>
          <table:table-cell table:formula="of:=COS([$Autovalores.$E$33]*[$Planilha1.$A13])" office:value-type="float" office:value="-0.978147557908371" calcext:value-type="float">
            <text:p>-0,978147557908371</text:p>
          </table:table-cell>
          <table:table-cell table:formula="of:=COS([$Autovalores.$E$34]*[$Planilha1.$A13])" office:value-type="float" office:value="-0.99691735039905" calcext:value-type="float">
            <text:p>-0,99691735039905</text:p>
          </table:table-cell>
          <table:table-cell table:formula="of:=COS([$Autovalores.$E$35]*[$Planilha1.$A13])" office:value-type="float" office:value="-0.933580504926917" calcext:value-type="float">
            <text:p>-0,933580504926917</text:p>
          </table:table-cell>
          <table:table-cell table:formula="of:=COS([$Autovalores.$E$36]*[$Planilha1.$A13])" office:value-type="float" office:value="-0.793353477438702" calcext:value-type="float">
            <text:p>-0,793353477438702</text:p>
          </table:table-cell>
        </table:table-row>
        <table:table-row table:style-name="ro1">
          <table:table-cell/>
          <table:table-cell table:formula="of:=COS([$Autovalores.$E$1]*[$Planilha1.$A14])" office:value-type="float" office:value="1" calcext:value-type="float">
            <text:p>1</text:p>
          </table:table-cell>
          <table:table-cell table:formula="of:=COS([$Autovalores.$E$2]*[$Planilha1.$A14])" office:value-type="float" office:value="0.951056518465073" calcext:value-type="float">
            <text:p>0,951056518465073</text:p>
          </table:table-cell>
          <table:table-cell table:formula="of:=COS([$Autovalores.$E$3]*[$Planilha1.$A14])" office:value-type="float" office:value="0.809017002629812" calcext:value-type="float">
            <text:p>0,809017002629812</text:p>
          </table:table-cell>
          <table:table-cell table:formula="of:=COS([$Autovalores.$E$4]*[$Planilha1.$A14])" office:value-type="float" office:value="0.587785269335242" calcext:value-type="float">
            <text:p>0,587785269335242</text:p>
          </table:table-cell>
          <table:table-cell table:formula="of:=COS([$Autovalores.$E$5]*[$Planilha1.$A14])" office:value-type="float" office:value="0.309017021088249" calcext:value-type="float">
            <text:p>0,309017021088249</text:p>
          </table:table-cell>
          <table:table-cell table:formula="of:=COS([$Autovalores.$E$6]*[$Planilha1.$A14])" office:value-type="float" office:value="0.0000000351100349406699" calcext:value-type="float">
            <text:p>3,51100349406699E-08</text:p>
          </table:table-cell>
          <table:table-cell table:formula="of:=COS([$Autovalores.$E$7]*[$Planilha1.$A14])" office:value-type="float" office:value="-0.309016954304994" calcext:value-type="float">
            <text:p>-0,309016954304994</text:p>
          </table:table-cell>
          <table:table-cell table:formula="of:=COS([$Autovalores.$E$8]*[$Planilha1.$A14])" office:value-type="float" office:value="-0.587785212526011" calcext:value-type="float">
            <text:p>-0,587785212526011</text:p>
          </table:table-cell>
          <table:table-cell table:formula="of:=COS([$Autovalores.$E$9]*[$Planilha1.$A14])" office:value-type="float" office:value="-0.809016961355489" calcext:value-type="float">
            <text:p>-0,809016961355489</text:p>
          </table:table-cell>
          <table:table-cell table:formula="of:=COS([$Autovalores.$E$10]*[$Planilha1.$A14])" office:value-type="float" office:value="-0.951056496765876" calcext:value-type="float">
            <text:p>-0,951056496765876</text:p>
          </table:table-cell>
          <table:table-cell table:formula="of:=COS([$Autovalores.$E$11]*[$Planilha1.$A14])" office:value-type="float" office:value="-0.999999999999998" calcext:value-type="float">
            <text:p>-0,999999999999998</text:p>
          </table:table-cell>
          <table:table-cell table:formula="of:=COS([$Autovalores.$E$12]*[$Planilha1.$A14])" office:value-type="float" office:value="-0.951056540164265" calcext:value-type="float">
            <text:p>-0,951056540164265</text:p>
          </table:table-cell>
          <table:table-cell table:formula="of:=COS([$Autovalores.$E$13]*[$Planilha1.$A14])" office:value-type="float" office:value="-0.80901704390413" calcext:value-type="float">
            <text:p>-0,80901704390413</text:p>
          </table:table-cell>
          <table:table-cell table:formula="of:=COS([$Autovalores.$E$14]*[$Planilha1.$A14])" office:value-type="float" office:value="-0.58778532614447" calcext:value-type="float">
            <text:p>-0,58778532614447</text:p>
          </table:table-cell>
          <table:table-cell table:formula="of:=COS([$Autovalores.$E$15]*[$Planilha1.$A14])" office:value-type="float" office:value="-0.309017087871503" calcext:value-type="float">
            <text:p>-0,309017087871503</text:p>
          </table:table-cell>
          <table:table-cell table:formula="of:=COS([$Autovalores.$E$16]*[$Planilha1.$A14])" office:value-type="float" office:value="-0.000000105330104822009" calcext:value-type="float">
            <text:p>-1,05330104822009E-07</text:p>
          </table:table-cell>
          <table:table-cell table:formula="of:=COS([$Autovalores.$E$17]*[$Planilha1.$A14])" office:value-type="float" office:value="0.309016887521737" calcext:value-type="float">
            <text:p>0,309016887521737</text:p>
          </table:table-cell>
          <table:table-cell table:formula="of:=COS([$Autovalores.$E$18]*[$Planilha1.$A14])" office:value-type="float" office:value="0.587785155716779" calcext:value-type="float">
            <text:p>0,587785155716779</text:p>
          </table:table-cell>
          <table:table-cell table:formula="of:=COS([$Autovalores.$E$19]*[$Planilha1.$A14])" office:value-type="float" office:value="0.809016920081162" calcext:value-type="float">
            <text:p>0,809016920081162</text:p>
          </table:table-cell>
          <table:table-cell table:formula="of:=COS([$Autovalores.$E$20]*[$Planilha1.$A14])" office:value-type="float" office:value="0.951056475066674" calcext:value-type="float">
            <text:p>0,951056475066674</text:p>
          </table:table-cell>
          <table:table-cell table:formula="of:=COS([$Autovalores.$E$21]*[$Planilha1.$A14])" office:value-type="float" office:value="0.99999999999999" calcext:value-type="float">
            <text:p>0,99999999999999</text:p>
          </table:table-cell>
          <table:table-cell table:formula="of:=COS([$Autovalores.$E$22]*[$Planilha1.$A14])" office:value-type="float" office:value="0.951056561863452" calcext:value-type="float">
            <text:p>0,951056561863452</text:p>
          </table:table-cell>
          <table:table-cell table:formula="of:=COS([$Autovalores.$E$23]*[$Planilha1.$A14])" office:value-type="float" office:value="0.809017085178446" calcext:value-type="float">
            <text:p>0,809017085178446</text:p>
          </table:table-cell>
          <table:table-cell table:formula="of:=COS([$Autovalores.$E$24]*[$Planilha1.$A14])" office:value-type="float" office:value="0.587785382953694" calcext:value-type="float">
            <text:p>0,587785382953694</text:p>
          </table:table-cell>
          <table:table-cell table:formula="of:=COS([$Autovalores.$E$25]*[$Planilha1.$A14])" office:value-type="float" office:value="0.309017154654755" calcext:value-type="float">
            <text:p>0,309017154654755</text:p>
          </table:table-cell>
          <table:table-cell table:formula="of:=COS([$Autovalores.$E$26]*[$Planilha1.$A14])" office:value-type="float" office:value="0.000000175550174703348" calcext:value-type="float">
            <text:p>1,75550174703348E-07</text:p>
          </table:table-cell>
          <table:table-cell table:formula="of:=COS([$Autovalores.$E$27]*[$Planilha1.$A14])" office:value-type="float" office:value="-0.309016820738479" calcext:value-type="float">
            <text:p>-0,309016820738479</text:p>
          </table:table-cell>
          <table:table-cell table:formula="of:=COS([$Autovalores.$E$28]*[$Planilha1.$A14])" office:value-type="float" office:value="-0.587785098907541" calcext:value-type="float">
            <text:p>-0,587785098907541</text:p>
          </table:table-cell>
          <table:table-cell table:formula="of:=COS([$Autovalores.$E$29]*[$Planilha1.$A14])" office:value-type="float" office:value="-0.809016878806832" calcext:value-type="float">
            <text:p>-0,809016878806832</text:p>
          </table:table-cell>
          <table:table-cell table:formula="of:=COS([$Autovalores.$E$30]*[$Planilha1.$A14])" office:value-type="float" office:value="-0.951056453367468" calcext:value-type="float">
            <text:p>-0,951056453367468</text:p>
          </table:table-cell>
          <table:table-cell table:formula="of:=COS([$Autovalores.$E$31]*[$Planilha1.$A14])" office:value-type="float" office:value="-0.999999999999978" calcext:value-type="float">
            <text:p>-0,999999999999978</text:p>
          </table:table-cell>
          <table:table-cell table:formula="of:=COS([$Autovalores.$E$32]*[$Planilha1.$A14])" office:value-type="float" office:value="-0.951056583562635" calcext:value-type="float">
            <text:p>-0,951056583562635</text:p>
          </table:table-cell>
          <table:table-cell table:formula="of:=COS([$Autovalores.$E$33]*[$Planilha1.$A14])" office:value-type="float" office:value="-0.809017126452756" calcext:value-type="float">
            <text:p>-0,809017126452756</text:p>
          </table:table-cell>
          <table:table-cell table:formula="of:=COS([$Autovalores.$E$34]*[$Planilha1.$A14])" office:value-type="float" office:value="-0.587785439762915" calcext:value-type="float">
            <text:p>-0,587785439762915</text:p>
          </table:table-cell>
          <table:table-cell table:formula="of:=COS([$Autovalores.$E$35]*[$Planilha1.$A14])" office:value-type="float" office:value="-0.309017221438004" calcext:value-type="float">
            <text:p>-0,309017221438004</text:p>
          </table:table-cell>
          <table:table-cell table:formula="of:=COS([$Autovalores.$E$36]*[$Planilha1.$A14])" office:value-type="float" office:value="-0.000000245770245472865" calcext:value-type="float">
            <text:p>-2,45770245472865E-07</text:p>
          </table:table-cell>
        </table:table-row>
        <table:table-row table:style-name="ro1">
          <table:table-cell/>
          <table:table-cell table:formula="of:=COS([$Autovalores.$E$1]*[$Planilha1.$A15])" office:value-type="float" office:value="1" calcext:value-type="float">
            <text:p>1</text:p>
          </table:table-cell>
          <table:table-cell table:formula="of:=COS([$Autovalores.$E$2]*[$Planilha1.$A15])" office:value-type="float" office:value="0.942641493631505" calcext:value-type="float">
            <text:p>0,942641493631505</text:p>
          </table:table-cell>
          <table:table-cell table:formula="of:=COS([$Autovalores.$E$3]*[$Planilha1.$A15])" office:value-type="float" office:value="0.77714597103167" calcext:value-type="float">
            <text:p>0,77714597103167</text:p>
          </table:table-cell>
          <table:table-cell table:formula="of:=COS([$Autovalores.$E$4]*[$Planilha1.$A15])" office:value-type="float" office:value="0.522498584174494" calcext:value-type="float">
            <text:p>0,522498584174494</text:p>
          </table:table-cell>
          <table:table-cell table:formula="of:=COS([$Autovalores.$E$5]*[$Planilha1.$A15])" office:value-type="float" office:value="0.207911720581514" calcext:value-type="float">
            <text:p>0,207911720581514</text:p>
          </table:table-cell>
          <table:table-cell table:formula="of:=COS([$Autovalores.$E$6]*[$Planilha1.$A15])" office:value-type="float" office:value="-0.130526154509585" calcext:value-type="float">
            <text:p>-0,130526154509585</text:p>
          </table:table-cell>
          <table:table-cell table:formula="of:=COS([$Autovalores.$E$7]*[$Planilha1.$A15])" office:value-type="float" office:value="-0.453990459071298" calcext:value-type="float">
            <text:p>-0,453990459071298</text:p>
          </table:table-cell>
          <table:table-cell table:formula="of:=COS([$Autovalores.$E$8]*[$Planilha1.$A15])" office:value-type="float" office:value="-0.725374334357257" calcext:value-type="float">
            <text:p>-0,725374334357257</text:p>
          </table:table-cell>
          <table:table-cell table:formula="of:=COS([$Autovalores.$E$9]*[$Planilha1.$A15])" office:value-type="float" office:value="-0.913545432889669" calcext:value-type="float">
            <text:p>-0,913545432889669</text:p>
          </table:table-cell>
          <table:table-cell table:formula="of:=COS([$Autovalores.$E$10]*[$Planilha1.$A15])" office:value-type="float" office:value="-0.996917328361458" calcext:value-type="float">
            <text:p>-0,996917328361458</text:p>
          </table:table-cell>
          <table:table-cell table:formula="of:=COS([$Autovalores.$E$11]*[$Planilha1.$A15])" office:value-type="float" office:value="-0.96592584597788" calcext:value-type="float">
            <text:p>-0,96592584597788</text:p>
          </table:table-cell>
          <table:table-cell table:formula="of:=COS([$Autovalores.$E$12]*[$Planilha1.$A15])" office:value-type="float" office:value="-0.82412623601827" calcext:value-type="float">
            <text:p>-0,82412623601827</text:p>
          </table:table-cell>
          <table:table-cell table:formula="of:=COS([$Autovalores.$E$13]*[$Planilha1.$A15])" office:value-type="float" office:value="-0.587785326144464" calcext:value-type="float">
            <text:p>-0,587785326144464</text:p>
          </table:table-cell>
          <table:table-cell table:formula="of:=COS([$Autovalores.$E$14]*[$Planilha1.$A15])" office:value-type="float" office:value="-0.284015439524728" calcext:value-type="float">
            <text:p>-0,284015439524728</text:p>
          </table:table-cell>
          <table:table-cell table:formula="of:=COS([$Autovalores.$E$15]*[$Planilha1.$A15])" office:value-type="float" office:value="0.0523358498884672" calcext:value-type="float">
            <text:p>0,052335849888467</text:p>
          </table:table-cell>
          <table:table-cell table:formula="of:=COS([$Autovalores.$E$16]*[$Planilha1.$A15])" office:value-type="float" office:value="0.382683326943407" calcext:value-type="float">
            <text:p>0,382683326943407</text:p>
          </table:table-cell>
          <table:table-cell table:formula="of:=COS([$Autovalores.$E$17]*[$Planilha1.$A15])" office:value-type="float" office:value="0.669130515907146" calcext:value-type="float">
            <text:p>0,669130515907146</text:p>
          </table:table-cell>
          <table:table-cell table:formula="of:=COS([$Autovalores.$E$18]*[$Planilha1.$A15])" office:value-type="float" office:value="0.878817050954856" calcext:value-type="float">
            <text:p>0,878817050954856</text:p>
          </table:table-cell>
          <table:table-cell table:formula="of:=COS([$Autovalores.$E$19]*[$Planilha1.$A15])" office:value-type="float" office:value="0.987688319174694" calcext:value-type="float">
            <text:p>0,987688319174694</text:p>
          </table:table-cell>
          <table:table-cell table:formula="of:=COS([$Autovalores.$E$20]*[$Planilha1.$A15])" office:value-type="float" office:value="0.983254933903593" calcext:value-type="float">
            <text:p>0,983254933903593</text:p>
          </table:table-cell>
          <table:table-cell table:formula="of:=COS([$Autovalores.$E$21]*[$Planilha1.$A15])" office:value-type="float" office:value="0.866025479856165" calcext:value-type="float">
            <text:p>0,866025479856165</text:p>
          </table:table-cell>
          <table:table-cell table:formula="of:=COS([$Autovalores.$E$22]*[$Planilha1.$A15])" office:value-type="float" office:value="0.649448169805521" calcext:value-type="float">
            <text:p>0,649448169805521</text:p>
          </table:table-cell>
          <table:table-cell table:formula="of:=COS([$Autovalores.$E$23]*[$Planilha1.$A15])" office:value-type="float" office:value="0.358368105787282" calcext:value-type="float">
            <text:p>0,358368105787282</text:p>
          </table:table-cell>
          <table:table-cell table:formula="of:=COS([$Autovalores.$E$24]*[$Planilha1.$A15])" office:value-type="float" office:value="0.0261771232129107" calcext:value-type="float">
            <text:p>0,026177123212911</text:p>
          </table:table-cell>
          <table:table-cell table:formula="of:=COS([$Autovalores.$E$25]*[$Planilha1.$A15])" office:value-type="float" office:value="-0.309016820738493" calcext:value-type="float">
            <text:p>-0,309016820738493</text:p>
          </table:table-cell>
          <table:table-cell table:formula="of:=COS([$Autovalores.$E$26]*[$Planilha1.$A15])" office:value-type="float" office:value="-0.608761278129294" calcext:value-type="float">
            <text:p>-0,608761278129294</text:p>
          </table:table-cell>
          <table:table-cell table:formula="of:=COS([$Autovalores.$E$27]*[$Planilha1.$A15])" office:value-type="float" office:value="-0.838670460223151" calcext:value-type="float">
            <text:p>-0,838670460223151</text:p>
          </table:table-cell>
          <table:table-cell table:formula="of:=COS([$Autovalores.$E$28]*[$Planilha1.$A15])" office:value-type="float" office:value="-0.972369872449452" calcext:value-type="float">
            <text:p>-0,972369872449452</text:p>
          </table:table-cell>
          <table:table-cell table:formula="of:=COS([$Autovalores.$E$29]*[$Planilha1.$A15])" office:value-type="float" office:value="-0.994521917632904" calcext:value-type="float">
            <text:p>-0,994521917632904</text:p>
          </table:table-cell>
          <table:table-cell table:formula="of:=COS([$Autovalores.$E$30]*[$Planilha1.$A15])" office:value-type="float" office:value="-0.902585379324046" calcext:value-type="float">
            <text:p>-0,902585379324046</text:p>
          </table:table-cell>
          <table:table-cell table:formula="of:=COS([$Autovalores.$E$31]*[$Planilha1.$A15])" office:value-type="float" office:value="-0.707106942559051" calcext:value-type="float">
            <text:p>-0,707106942559051</text:p>
          </table:table-cell>
          <table:table-cell table:formula="of:=COS([$Autovalores.$E$32]*[$Planilha1.$A15])" office:value-type="float" office:value="-0.430511309658096" calcext:value-type="float">
            <text:p>-0,430511309658096</text:p>
          </table:table-cell>
          <table:table-cell table:formula="of:=COS([$Autovalores.$E$33]*[$Planilha1.$A15])" office:value-type="float" office:value="-0.104528705363674" calcext:value-type="float">
            <text:p>-0,104528705363674</text:p>
          </table:table-cell>
          <table:table-cell table:formula="of:=COS([$Autovalores.$E$34]*[$Planilha1.$A15])" office:value-type="float" office:value="0.233445119755333" calcext:value-type="float">
            <text:p>0,233445119755333</text:p>
          </table:table-cell>
          <table:table-cell table:formula="of:=COS([$Autovalores.$E$35]*[$Planilha1.$A15])" office:value-type="float" office:value="0.544638818097979" calcext:value-type="float">
            <text:p>0,544638818097979</text:p>
          </table:table-cell>
          <table:table-cell table:formula="of:=COS([$Autovalores.$E$36]*[$Planilha1.$A15])" office:value-type="float" office:value="0.79335317820782" calcext:value-type="float">
            <text:p>0,79335317820782</text:p>
          </table:table-cell>
        </table:table-row>
        <table:table-row table:style-name="ro1">
          <table:table-cell/>
          <table:table-cell table:formula="of:=COS([$Autovalores.$E$1]*[$Planilha1.$A16])" office:value-type="float" office:value="1" calcext:value-type="float">
            <text:p>1</text:p>
          </table:table-cell>
          <table:table-cell table:formula="of:=COS([$Autovalores.$E$2]*[$Planilha1.$A16])" office:value-type="float" office:value="0.933580429433074" calcext:value-type="float">
            <text:p>0,933580429433074</text:p>
          </table:table-cell>
          <table:table-cell table:formula="of:=COS([$Autovalores.$E$3]*[$Planilha1.$A16])" office:value-type="float" office:value="0.743144836440886" calcext:value-type="float">
            <text:p>0,743144836440886</text:p>
          </table:table-cell>
          <table:table-cell table:formula="of:=COS([$Autovalores.$E$4]*[$Planilha1.$A16])" office:value-type="float" office:value="0.453990521637835" calcext:value-type="float">
            <text:p>0,453990521637835</text:p>
          </table:table-cell>
          <table:table-cell table:formula="of:=COS([$Autovalores.$E$5]*[$Planilha1.$A16])" office:value-type="float" office:value="0.104528495857504" calcext:value-type="float">
            <text:p>0,104528495857504</text:p>
          </table:table-cell>
          <table:table-cell table:formula="of:=COS([$Autovalores.$E$6]*[$Planilha1.$A16])" office:value-type="float" office:value="-0.258819005536551" calcext:value-type="float">
            <text:p>-0,258819005536551</text:p>
          </table:table-cell>
          <table:table-cell table:formula="of:=COS([$Autovalores.$E$7]*[$Planilha1.$A16])" office:value-type="float" office:value="-0.587785212526014" calcext:value-type="float">
            <text:p>-0,587785212526014</text:p>
          </table:table-cell>
          <table:table-cell table:formula="of:=COS([$Autovalores.$E$8]*[$Planilha1.$A16])" office:value-type="float" office:value="-0.838670536712341" calcext:value-type="float">
            <text:p>-0,838670536712341</text:p>
          </table:table-cell>
          <table:table-cell table:formula="of:=COS([$Autovalores.$E$9]*[$Planilha1.$A16])" office:value-type="float" office:value="-0.978147587107536" calcext:value-type="float">
            <text:p>-0,978147587107536</text:p>
          </table:table-cell>
          <table:table-cell table:formula="of:=COS([$Autovalores.$E$10]*[$Planilha1.$A16])" office:value-type="float" office:value="-0.987688352129215" calcext:value-type="float">
            <text:p>-0,987688352129215</text:p>
          </table:table-cell>
          <table:table-cell table:formula="of:=COS([$Autovalores.$E$11]*[$Planilha1.$A16])" office:value-type="float" office:value="-0.866025444746141" calcext:value-type="float">
            <text:p>-0,866025444746141</text:p>
          </table:table-cell>
          <table:table-cell table:formula="of:=COS([$Autovalores.$E$12]*[$Planilha1.$A16])" office:value-type="float" office:value="-0.629320461082928" calcext:value-type="float">
            <text:p>-0,629320461082928</text:p>
          </table:table-cell>
          <table:table-cell table:formula="of:=COS([$Autovalores.$E$13]*[$Planilha1.$A16])" office:value-type="float" office:value="-0.309017087871498" calcext:value-type="float">
            <text:p>-0,309017087871498</text:p>
          </table:table-cell>
          <table:table-cell table:formula="of:=COS([$Autovalores.$E$14]*[$Planilha1.$A16])" office:value-type="float" office:value="0.0523358498884654" calcext:value-type="float">
            <text:p>0,052335849888466</text:p>
          </table:table-cell>
          <table:table-cell table:formula="of:=COS([$Autovalores.$E$15]*[$Planilha1.$A16])" office:value-type="float" office:value="0.406736538298733" calcext:value-type="float">
            <text:p>0,406736538298733</text:p>
          </table:table-cell>
          <table:table-cell table:formula="of:=COS([$Autovalores.$E$16]*[$Planilha1.$A16])" office:value-type="float" office:value="0.707106694293643" calcext:value-type="float">
            <text:p>0,707106694293643</text:p>
          </table:table-cell>
          <table:table-cell table:formula="of:=COS([$Autovalores.$E$17]*[$Planilha1.$A16])" office:value-type="float" office:value="0.913545404328588" calcext:value-type="float">
            <text:p>0,913545404328588</text:p>
          </table:table-cell>
          <table:table-cell table:formula="of:=COS([$Autovalores.$E$18]*[$Planilha1.$A16])" office:value-type="float" office:value="0.998629527465746" calcext:value-type="float">
            <text:p>0,998629527465746</text:p>
          </table:table-cell>
          <table:table-cell table:formula="of:=COS([$Autovalores.$E$19]*[$Planilha1.$A16])" office:value-type="float" office:value="0.95105656186345" calcext:value-type="float">
            <text:p>0,95105656186345</text:p>
          </table:table-cell>
          <table:table-cell table:formula="of:=COS([$Autovalores.$E$20]*[$Planilha1.$A16])" office:value-type="float" office:value="0.7771460594135" calcext:value-type="float">
            <text:p>0,7771460594135</text:p>
          </table:table-cell>
          <table:table-cell table:formula="of:=COS([$Autovalores.$E$21]*[$Planilha1.$A16])" office:value-type="float" office:value="0.500000141895503" calcext:value-type="float">
            <text:p>0,500000141895503</text:p>
          </table:table-cell>
          <table:table-cell table:formula="of:=COS([$Autovalores.$E$22]*[$Planilha1.$A16])" office:value-type="float" office:value="0.156434634961304" calcext:value-type="float">
            <text:p>0,156434634961304</text:p>
          </table:table-cell>
          <table:table-cell table:formula="of:=COS([$Autovalores.$E$23]*[$Planilha1.$A16])" office:value-type="float" office:value="-0.207911514524741" calcext:value-type="float">
            <text:p>-0,207911514524741</text:p>
          </table:table-cell>
          <table:table-cell table:formula="of:=COS([$Autovalores.$E$24]*[$Planilha1.$A16])" office:value-type="float" office:value="-0.544638876989485" calcext:value-type="float">
            <text:p>-0,544638876989485</text:p>
          </table:table-cell>
          <table:table-cell table:formula="of:=COS([$Autovalores.$E$25]*[$Planilha1.$A16])" office:value-type="float" office:value="-0.809016878806838" calcext:value-type="float">
            <text:p>-0,809016878806838</text:p>
          </table:table-cell>
          <table:table-cell table:formula="of:=COS([$Autovalores.$E$26]*[$Planilha1.$A16])" office:value-type="float" office:value="-0.965925773280701" calcext:value-type="float">
            <text:p>-0,965925773280701</text:p>
          </table:table-cell>
          <table:table-cell table:formula="of:=COS([$Autovalores.$E$27]*[$Planilha1.$A16])" office:value-type="float" office:value="-0.994521917632904" calcext:value-type="float">
            <text:p>-0,994521917632904</text:p>
          </table:table-cell>
          <table:table-cell table:formula="of:=COS([$Autovalores.$E$28]*[$Planilha1.$A16])" office:value-type="float" office:value="-0.891006624607962" calcext:value-type="float">
            <text:p>-0,891006624607962</text:p>
          </table:table-cell>
          <table:table-cell table:formula="of:=COS([$Autovalores.$E$29]*[$Planilha1.$A16])" office:value-type="float" office:value="-0.669130776825526" calcext:value-type="float">
            <text:p>-0,669130776825526</text:p>
          </table:table-cell>
          <table:table-cell table:formula="of:=COS([$Autovalores.$E$30]*[$Planilha1.$A16])" office:value-type="float" office:value="-0.35836817134336" calcext:value-type="float">
            <text:p>-0,35836817134336</text:p>
          </table:table-cell>
          <table:table-cell table:formula="of:=COS([$Autovalores.$E$31]*[$Planilha1.$A16])" office:value-type="float" office:value="-0.000000245770233038367" calcext:value-type="float">
            <text:p>-2,45770233038367E-07</text:p>
          </table:table-cell>
          <table:table-cell table:formula="of:=COS([$Autovalores.$E$32]*[$Planilha1.$A16])" office:value-type="float" office:value="0.358367712450801" calcext:value-type="float">
            <text:p>0,358367712450801</text:p>
          </table:table-cell>
          <table:table-cell table:formula="of:=COS([$Autovalores.$E$33]*[$Planilha1.$A16])" office:value-type="float" office:value="0.669130411539767" calcext:value-type="float">
            <text:p>0,669130411539767</text:p>
          </table:table-cell>
          <table:table-cell table:formula="of:=COS([$Autovalores.$E$34]*[$Planilha1.$A16])" office:value-type="float" office:value="0.89100640145325" calcext:value-type="float">
            <text:p>0,89100640145325</text:p>
          </table:table-cell>
          <table:table-cell table:formula="of:=COS([$Autovalores.$E$35]*[$Planilha1.$A16])" office:value-type="float" office:value="0.994521866252919" calcext:value-type="float">
            <text:p>0,994521866252919</text:p>
          </table:table-cell>
          <table:table-cell table:formula="of:=COS([$Autovalores.$E$36]*[$Planilha1.$A16])" office:value-type="float" office:value="0.965925900500715" calcext:value-type="float">
            <text:p>0,965925900500715</text:p>
          </table:table-cell>
        </table:table-row>
        <table:table-row table:style-name="ro1">
          <table:table-cell/>
          <table:table-cell table:formula="of:=COS([$Autovalores.$E$1]*[$Planilha1.$A17])" office:value-type="float" office:value="1" calcext:value-type="float">
            <text:p>1</text:p>
          </table:table-cell>
          <table:table-cell table:formula="of:=COS([$Autovalores.$E$2]*[$Planilha1.$A17])" office:value-type="float" office:value="0.923879535870294" calcext:value-type="float">
            <text:p>0,923879535870294</text:p>
          </table:table-cell>
          <table:table-cell table:formula="of:=COS([$Autovalores.$E$3]*[$Planilha1.$A17])" office:value-type="float" office:value="0.707106793599819" calcext:value-type="float">
            <text:p>0,707106793599819</text:p>
          </table:table-cell>
          <table:table-cell table:formula="of:=COS([$Autovalores.$E$4]*[$Planilha1.$A17])" office:value-type="float" office:value="0.382683456693171" calcext:value-type="float">
            <text:p>0,382683456693171</text:p>
          </table:table-cell>
          <table:table-cell table:formula="of:=COS([$Autovalores.$E$5]*[$Planilha1.$A17])" office:value-type="float" office:value="0.0000000351100342745361" calcext:value-type="float">
            <text:p>3,51100342745361E-08</text:p>
          </table:table-cell>
          <table:table-cell table:formula="of:=COS([$Autovalores.$E$6]*[$Planilha1.$A17])" office:value-type="float" office:value="-0.382683391818287" calcext:value-type="float">
            <text:p>-0,382683391818287</text:p>
          </table:table-cell>
          <table:table-cell table:formula="of:=COS([$Autovalores.$E$7]*[$Planilha1.$A17])" office:value-type="float" office:value="-0.707106743946731" calcext:value-type="float">
            <text:p>-0,707106743946731</text:p>
          </table:table-cell>
          <table:table-cell table:formula="of:=COS([$Autovalores.$E$8]*[$Planilha1.$A17])" office:value-type="float" office:value="-0.923879508998235" calcext:value-type="float">
            <text:p>-0,923879508998235</text:p>
          </table:table-cell>
          <table:table-cell table:formula="of:=COS([$Autovalores.$E$9]*[$Planilha1.$A17])" office:value-type="float" office:value="-0.999999999999998" calcext:value-type="float">
            <text:p>-0,999999999999998</text:p>
          </table:table-cell>
          <table:table-cell table:formula="of:=COS([$Autovalores.$E$10]*[$Planilha1.$A17])" office:value-type="float" office:value="-0.923879562742348" calcext:value-type="float">
            <text:p>-0,923879562742348</text:p>
          </table:table-cell>
          <table:table-cell table:formula="of:=COS([$Autovalores.$E$11]*[$Planilha1.$A17])" office:value-type="float" office:value="-0.707106843252903" calcext:value-type="float">
            <text:p>-0,707106843252903</text:p>
          </table:table-cell>
          <table:table-cell table:formula="of:=COS([$Autovalores.$E$12]*[$Planilha1.$A17])" office:value-type="float" office:value="-0.382683521568054" calcext:value-type="float">
            <text:p>-0,382683521568054</text:p>
          </table:table-cell>
          <table:table-cell table:formula="of:=COS([$Autovalores.$E$13]*[$Planilha1.$A17])" office:value-type="float" office:value="-0.000000105330103045653" calcext:value-type="float">
            <text:p>-1,05330103045653E-07</text:p>
          </table:table-cell>
          <table:table-cell table:formula="of:=COS([$Autovalores.$E$14]*[$Planilha1.$A17])" office:value-type="float" office:value="0.382683326943401" calcext:value-type="float">
            <text:p>0,382683326943401</text:p>
          </table:table-cell>
          <table:table-cell table:formula="of:=COS([$Autovalores.$E$15]*[$Planilha1.$A17])" office:value-type="float" office:value="0.70710669429364" calcext:value-type="float">
            <text:p>0,70710669429364</text:p>
          </table:table-cell>
          <table:table-cell table:formula="of:=COS([$Autovalores.$E$16]*[$Planilha1.$A17])" office:value-type="float" office:value="0.923879482126172" calcext:value-type="float">
            <text:p>0,923879482126172</text:p>
          </table:table-cell>
          <table:table-cell table:formula="of:=COS([$Autovalores.$E$17]*[$Planilha1.$A17])" office:value-type="float" office:value="0.99999999999999" calcext:value-type="float">
            <text:p>0,99999999999999</text:p>
          </table:table-cell>
          <table:table-cell table:formula="of:=COS([$Autovalores.$E$18]*[$Planilha1.$A17])" office:value-type="float" office:value="0.923879589614397" calcext:value-type="float">
            <text:p>0,923879589614397</text:p>
          </table:table-cell>
          <table:table-cell table:formula="of:=COS([$Autovalores.$E$19]*[$Planilha1.$A17])" office:value-type="float" office:value="0.707106892905984" calcext:value-type="float">
            <text:p>0,707106892905984</text:p>
          </table:table-cell>
          <table:table-cell table:formula="of:=COS([$Autovalores.$E$20]*[$Planilha1.$A17])" office:value-type="float" office:value="0.382683586442934" calcext:value-type="float">
            <text:p>0,382683586442934</text:p>
          </table:table-cell>
          <table:table-cell table:formula="of:=COS([$Autovalores.$E$21]*[$Planilha1.$A17])" office:value-type="float" office:value="0.000000175550172038813" calcext:value-type="float">
            <text:p>1,75550172038813E-07</text:p>
          </table:table-cell>
          <table:table-cell table:formula="of:=COS([$Autovalores.$E$22]*[$Planilha1.$A17])" office:value-type="float" office:value="-0.382683262068512" calcext:value-type="float">
            <text:p>-0,382683262068512</text:p>
          </table:table-cell>
          <table:table-cell table:formula="of:=COS([$Autovalores.$E$23]*[$Planilha1.$A17])" office:value-type="float" office:value="-0.707106644640545" calcext:value-type="float">
            <text:p>-0,707106644640545</text:p>
          </table:table-cell>
          <table:table-cell table:formula="of:=COS([$Autovalores.$E$24]*[$Planilha1.$A17])" office:value-type="float" office:value="-0.923879455254104" calcext:value-type="float">
            <text:p>-0,923879455254104</text:p>
          </table:table-cell>
          <table:table-cell table:formula="of:=COS([$Autovalores.$E$25]*[$Planilha1.$A17])" office:value-type="float" office:value="-0.999999999999978" calcext:value-type="float">
            <text:p>-0,999999999999978</text:p>
          </table:table-cell>
          <table:table-cell table:formula="of:=COS([$Autovalores.$E$26]*[$Planilha1.$A17])" office:value-type="float" office:value="-0.923879616486442" calcext:value-type="float">
            <text:p>-0,923879616486442</text:p>
          </table:table-cell>
          <table:table-cell table:formula="of:=COS([$Autovalores.$E$27]*[$Planilha1.$A17])" office:value-type="float" office:value="-0.70710694255906" calcext:value-type="float">
            <text:p>-0,70710694255906</text:p>
          </table:table-cell>
          <table:table-cell table:formula="of:=COS([$Autovalores.$E$28]*[$Planilha1.$A17])" office:value-type="float" office:value="-0.382683651317814" calcext:value-type="float">
            <text:p>-0,382683651317814</text:p>
          </table:table-cell>
          <table:table-cell table:formula="of:=COS([$Autovalores.$E$29]*[$Planilha1.$A17])" office:value-type="float" office:value="-0.000000245770240143795" calcext:value-type="float">
            <text:p>-2,45770240143795E-07</text:p>
          </table:table-cell>
          <table:table-cell table:formula="of:=COS([$Autovalores.$E$30]*[$Planilha1.$A17])" office:value-type="float" office:value="0.382683197193623" calcext:value-type="float">
            <text:p>0,382683197193623</text:p>
          </table:table-cell>
          <table:table-cell table:formula="of:=COS([$Autovalores.$E$31]*[$Planilha1.$A17])" office:value-type="float" office:value="0.707106594987449" calcext:value-type="float">
            <text:p>0,707106594987449</text:p>
          </table:table-cell>
          <table:table-cell table:formula="of:=COS([$Autovalores.$E$32]*[$Planilha1.$A17])" office:value-type="float" office:value="0.923879428382033" calcext:value-type="float">
            <text:p>0,923879428382033</text:p>
          </table:table-cell>
          <table:table-cell table:formula="of:=COS([$Autovalores.$E$33]*[$Planilha1.$A17])" office:value-type="float" office:value="0.999999999999961" calcext:value-type="float">
            <text:p>0,999999999999961</text:p>
          </table:table-cell>
          <table:table-cell table:formula="of:=COS([$Autovalores.$E$34]*[$Planilha1.$A17])" office:value-type="float" office:value="0.923879643358482" calcext:value-type="float">
            <text:p>0,923879643358482</text:p>
          </table:table-cell>
          <table:table-cell table:formula="of:=COS([$Autovalores.$E$35]*[$Planilha1.$A17])" office:value-type="float" office:value="0.707106992212134" calcext:value-type="float">
            <text:p>0,707106992212134</text:p>
          </table:table-cell>
          <table:table-cell table:formula="of:=COS([$Autovalores.$E$36]*[$Planilha1.$A17])" office:value-type="float" office:value="0.38268371619269" calcext:value-type="float">
            <text:p>0,38268371619269</text:p>
          </table:table-cell>
        </table:table-row>
        <table:table-row table:style-name="ro1">
          <table:table-cell/>
          <table:table-cell table:formula="of:=COS([$Autovalores.$E$1]*[$Planilha1.$A18])" office:value-type="float" office:value="1" calcext:value-type="float">
            <text:p>1</text:p>
          </table:table-cell>
          <table:table-cell table:formula="of:=COS([$Autovalores.$E$2]*[$Planilha1.$A18])" office:value-type="float" office:value="0.913545461450744" calcext:value-type="float">
            <text:p>0,913545461450744</text:p>
          </table:table-cell>
          <table:table-cell table:formula="of:=COS([$Autovalores.$E$3]*[$Planilha1.$A18])" office:value-type="float" office:value="0.669130620274506" calcext:value-type="float">
            <text:p>0,669130620274506</text:p>
          </table:table-cell>
          <table:table-cell table:formula="of:=COS([$Autovalores.$E$4]*[$Planilha1.$A18])" office:value-type="float" office:value="0.309017021088249" calcext:value-type="float">
            <text:p>0,309017021088249</text:p>
          </table:table-cell>
          <table:table-cell table:formula="of:=COS([$Autovalores.$E$5]*[$Planilha1.$A18])" office:value-type="float" office:value="-0.104528426022108" calcext:value-type="float">
            <text:p>-0,104528426022108</text:p>
          </table:table-cell>
          <table:table-cell table:formula="of:=COS([$Autovalores.$E$6]*[$Planilha1.$A18])" office:value-type="float" office:value="-0.499999959458423" calcext:value-type="float">
            <text:p>-0,499999959458423</text:p>
          </table:table-cell>
          <table:table-cell table:formula="of:=COS([$Autovalores.$E$7]*[$Planilha1.$A18])" office:value-type="float" office:value="-0.809016961355489" calcext:value-type="float">
            <text:p>-0,809016961355489</text:p>
          </table:table-cell>
          <table:table-cell table:formula="of:=COS([$Autovalores.$E$8]*[$Planilha1.$A18])" office:value-type="float" office:value="-0.978147587107535" calcext:value-type="float">
            <text:p>-0,978147587107535</text:p>
          </table:table-cell>
          <table:table-cell table:formula="of:=COS([$Autovalores.$E$9]*[$Planilha1.$A18])" office:value-type="float" office:value="-0.978147616306681" calcext:value-type="float">
            <text:p>-0,978147616306681</text:p>
          </table:table-cell>
          <table:table-cell table:formula="of:=COS([$Autovalores.$E$10]*[$Planilha1.$A18])" office:value-type="float" office:value="-0.80901704390413" calcext:value-type="float">
            <text:p>-0,80901704390413</text:p>
          </table:table-cell>
          <table:table-cell table:formula="of:=COS([$Autovalores.$E$11]*[$Planilha1.$A18])" office:value-type="float" office:value="-0.500000081083151" calcext:value-type="float">
            <text:p>-0,500000081083151</text:p>
          </table:table-cell>
          <table:table-cell table:formula="of:=COS([$Autovalores.$E$12]*[$Planilha1.$A18])" office:value-type="float" office:value="-0.104528565692902" calcext:value-type="float">
            <text:p>-0,104528565692902</text:p>
          </table:table-cell>
          <table:table-cell table:formula="of:=COS([$Autovalores.$E$13]*[$Planilha1.$A18])" office:value-type="float" office:value="0.309016887521737" calcext:value-type="float">
            <text:p>0,309016887521737</text:p>
          </table:table-cell>
          <table:table-cell table:formula="of:=COS([$Autovalores.$E$14]*[$Planilha1.$A18])" office:value-type="float" office:value="0.669130515907139" calcext:value-type="float">
            <text:p>0,669130515907139</text:p>
          </table:table-cell>
          <table:table-cell table:formula="of:=COS([$Autovalores.$E$15]*[$Planilha1.$A18])" office:value-type="float" office:value="0.913545404328585" calcext:value-type="float">
            <text:p>0,913545404328585</text:p>
          </table:table-cell>
          <table:table-cell table:formula="of:=COS([$Autovalores.$E$16]*[$Planilha1.$A18])" office:value-type="float" office:value="0.99999999999999" calcext:value-type="float">
            <text:p>0,99999999999999</text:p>
          </table:table-cell>
          <table:table-cell table:formula="of:=COS([$Autovalores.$E$17]*[$Planilha1.$A18])" office:value-type="float" office:value="0.913545518572885" calcext:value-type="float">
            <text:p>0,913545518572885</text:p>
          </table:table-cell>
          <table:table-cell table:formula="of:=COS([$Autovalores.$E$18]*[$Planilha1.$A18])" office:value-type="float" office:value="0.66913072464186" calcext:value-type="float">
            <text:p>0,66913072464186</text:p>
          </table:table-cell>
          <table:table-cell table:formula="of:=COS([$Autovalores.$E$19]*[$Planilha1.$A18])" office:value-type="float" office:value="0.309017154654755" calcext:value-type="float">
            <text:p>0,309017154654755</text:p>
          </table:table-cell>
          <table:table-cell table:formula="of:=COS([$Autovalores.$E$20]*[$Planilha1.$A18])" office:value-type="float" office:value="-0.104528286351312" calcext:value-type="float">
            <text:p>-0,104528286351312</text:p>
          </table:table-cell>
          <table:table-cell table:formula="of:=COS([$Autovalores.$E$21]*[$Planilha1.$A18])" office:value-type="float" office:value="-0.499999837833686" calcext:value-type="float">
            <text:p>-0,499999837833686</text:p>
          </table:table-cell>
          <table:table-cell table:formula="of:=COS([$Autovalores.$E$22]*[$Planilha1.$A18])" office:value-type="float" office:value="-0.809016878806832" calcext:value-type="float">
            <text:p>-0,809016878806832</text:p>
          </table:table-cell>
          <table:table-cell table:formula="of:=COS([$Autovalores.$E$23]*[$Planilha1.$A18])" office:value-type="float" office:value="-0.978147557908369" calcext:value-type="float">
            <text:p>-0,978147557908369</text:p>
          </table:table-cell>
          <table:table-cell table:formula="of:=COS([$Autovalores.$E$24]*[$Planilha1.$A18])" office:value-type="float" office:value="-0.978147645505808" calcext:value-type="float">
            <text:p>-0,978147645505808</text:p>
          </table:table-cell>
          <table:table-cell table:formula="of:=COS([$Autovalores.$E$25]*[$Planilha1.$A18])" office:value-type="float" office:value="-0.809017126452756" calcext:value-type="float">
            <text:p>-0,809017126452756</text:p>
          </table:table-cell>
          <table:table-cell table:formula="of:=COS([$Autovalores.$E$26]*[$Planilha1.$A18])" office:value-type="float" office:value="-0.500000202707867" calcext:value-type="float">
            <text:p>-0,500000202707867</text:p>
          </table:table-cell>
          <table:table-cell table:formula="of:=COS([$Autovalores.$E$27]*[$Planilha1.$A18])" office:value-type="float" office:value="-0.104528705363692" calcext:value-type="float">
            <text:p>-0,104528705363692</text:p>
          </table:table-cell>
          <table:table-cell table:formula="of:=COS([$Autovalores.$E$28]*[$Planilha1.$A18])" office:value-type="float" office:value="0.309016753955218" calcext:value-type="float">
            <text:p>0,309016753955218</text:p>
          </table:table-cell>
          <table:table-cell table:formula="of:=COS([$Autovalores.$E$29]*[$Planilha1.$A18])" office:value-type="float" office:value="0.669130411539757" calcext:value-type="float">
            <text:p>0,669130411539757</text:p>
          </table:table-cell>
          <table:table-cell table:formula="of:=COS([$Autovalores.$E$30]*[$Planilha1.$A18])" office:value-type="float" office:value="0.913545347206408" calcext:value-type="float">
            <text:p>0,913545347206408</text:p>
          </table:table-cell>
          <table:table-cell table:formula="of:=COS([$Autovalores.$E$31]*[$Planilha1.$A18])" office:value-type="float" office:value="0.999999999999961" calcext:value-type="float">
            <text:p>0,999999999999961</text:p>
          </table:table-cell>
          <table:table-cell table:formula="of:=COS([$Autovalores.$E$32]*[$Planilha1.$A18])" office:value-type="float" office:value="0.913545575695008" calcext:value-type="float">
            <text:p>0,913545575695008</text:p>
          </table:table-cell>
          <table:table-cell table:formula="of:=COS([$Autovalores.$E$33]*[$Planilha1.$A18])" office:value-type="float" office:value="0.669130829009202" calcext:value-type="float">
            <text:p>0,669130829009202</text:p>
          </table:table-cell>
          <table:table-cell table:formula="of:=COS([$Autovalores.$E$34]*[$Planilha1.$A18])" office:value-type="float" office:value="0.309017288221253" calcext:value-type="float">
            <text:p>0,309017288221253</text:p>
          </table:table-cell>
          <table:table-cell table:formula="of:=COS([$Autovalores.$E$35]*[$Planilha1.$A18])" office:value-type="float" office:value="-0.104528146680518" calcext:value-type="float">
            <text:p>-0,104528146680518</text:p>
          </table:table-cell>
          <table:table-cell table:formula="of:=COS([$Autovalores.$E$36]*[$Planilha1.$A18])" office:value-type="float" office:value="-0.499999716208939" calcext:value-type="float">
            <text:p>-0,499999716208939</text:p>
          </table:table-cell>
        </table:table-row>
        <table:table-row table:style-name="ro1">
          <table:table-cell/>
          <table:table-cell table:formula="of:=COS([$Autovalores.$E$1]*[$Planilha1.$A19])" office:value-type="float" office:value="1" calcext:value-type="float">
            <text:p>1</text:p>
          </table:table-cell>
          <table:table-cell table:formula="of:=COS([$Autovalores.$E$2]*[$Planilha1.$A19])" office:value-type="float" office:value="0.902585288632517" calcext:value-type="float">
            <text:p>0,902585288632517</text:p>
          </table:table-cell>
          <table:table-cell table:formula="of:=COS([$Autovalores.$E$3]*[$Planilha1.$A19])" office:value-type="float" office:value="0.629320406511689" calcext:value-type="float">
            <text:p>0,629320406511689</text:p>
          </table:table-cell>
          <table:table-cell table:formula="of:=COS([$Autovalores.$E$4]*[$Planilha1.$A19])" office:value-type="float" office:value="0.233445392874854" calcext:value-type="float">
            <text:p>0,233445392874854</text:p>
          </table:table-cell>
          <table:table-cell table:formula="of:=COS([$Autovalores.$E$5]*[$Planilha1.$A19])" office:value-type="float" office:value="-0.207911651895925" calcext:value-type="float">
            <text:p>-0,207911651895925</text:p>
          </table:table-cell>
          <table:table-cell table:formula="of:=COS([$Autovalores.$E$6]*[$Planilha1.$A19])" office:value-type="float" office:value="-0.608761389547949" calcext:value-type="float">
            <text:p>-0,608761389547949</text:p>
          </table:table-cell>
          <table:table-cell table:formula="of:=COS([$Autovalores.$E$7]*[$Planilha1.$A19])" office:value-type="float" office:value="-0.89100649709101" calcext:value-type="float">
            <text:p>-0,89100649709101</text:p>
          </table:table-cell>
          <table:table-cell table:formula="of:=COS([$Autovalores.$E$8]*[$Planilha1.$A19])" office:value-type="float" office:value="-0.999657323152726" calcext:value-type="float">
            <text:p>-0,999657323152726</text:p>
          </table:table-cell>
          <table:table-cell table:formula="of:=COS([$Autovalores.$E$9]*[$Planilha1.$A19])" office:value-type="float" office:value="-0.913545490011815" calcext:value-type="float">
            <text:p>-0,913545490011815</text:p>
          </table:table-cell>
          <table:table-cell table:formula="of:=COS([$Autovalores.$E$10]*[$Planilha1.$A19])" office:value-type="float" office:value="-0.649448116409771" calcext:value-type="float">
            <text:p>-0,649448116409771</text:p>
          </table:table-cell>
          <table:table-cell table:formula="of:=COS([$Autovalores.$E$11]*[$Planilha1.$A19])" office:value-type="float" office:value="-0.258819141191301" calcext:value-type="float">
            <text:p>-0,258819141191301</text:p>
          </table:table-cell>
          <table:table-cell table:formula="of:=COS([$Autovalores.$E$12]*[$Planilha1.$A19])" office:value-type="float" office:value="0.182235417898229" calcext:value-type="float">
            <text:p>0,182235417898229</text:p>
          </table:table-cell>
          <table:table-cell table:formula="of:=COS([$Autovalores.$E$13]*[$Planilha1.$A19])" office:value-type="float" office:value="0.587785155716783" calcext:value-type="float">
            <text:p>0,587785155716783</text:p>
          </table:table-cell>
          <table:table-cell table:formula="of:=COS([$Autovalores.$E$14]*[$Planilha1.$A19])" office:value-type="float" office:value="0.878817050954854" calcext:value-type="float">
            <text:p>0,878817050954854</text:p>
          </table:table-cell>
          <table:table-cell table:formula="of:=COS([$Autovalores.$E$15]*[$Planilha1.$A19])" office:value-type="float" office:value="0.998629527465746" calcext:value-type="float">
            <text:p>0,998629527465746</text:p>
          </table:table-cell>
          <table:table-cell table:formula="of:=COS([$Autovalores.$E$16]*[$Planilha1.$A19])" office:value-type="float" office:value="0.923879589614395" calcext:value-type="float">
            <text:p>0,923879589614395</text:p>
          </table:table-cell>
          <table:table-cell table:formula="of:=COS([$Autovalores.$E$17]*[$Planilha1.$A19])" office:value-type="float" office:value="0.669130724641855" calcext:value-type="float">
            <text:p>0,669130724641855</text:p>
          </table:table-cell>
          <table:table-cell table:formula="of:=COS([$Autovalores.$E$18]*[$Planilha1.$A19])" office:value-type="float" office:value="0.284015506853112" calcext:value-type="float">
            <text:p>0,284015506853112</text:p>
          </table:table-cell>
          <table:table-cell table:formula="of:=COS([$Autovalores.$E$19]*[$Planilha1.$A19])" office:value-type="float" office:value="-0.1564342881836" calcext:value-type="float">
            <text:p>-0,1564342881836</text:p>
          </table:table-cell>
          <table:table-cell table:formula="of:=COS([$Autovalores.$E$20]*[$Planilha1.$A19])" office:value-type="float" office:value="-0.566406081157545" calcext:value-type="float">
            <text:p>-0,566406081157545</text:p>
          </table:table-cell>
          <table:table-cell table:formula="of:=COS([$Autovalores.$E$21]*[$Planilha1.$A19])" office:value-type="float" office:value="-0.866025304305994" calcext:value-type="float">
            <text:p>-0,866025304305994</text:p>
          </table:table-cell>
          <table:table-cell table:formula="of:=COS([$Autovalores.$E$22]*[$Planilha1.$A19])" office:value-type="float" office:value="-0.996917317342633" calcext:value-type="float">
            <text:p>-0,996917317342633</text:p>
          </table:table-cell>
          <table:table-cell table:formula="of:=COS([$Autovalores.$E$23]*[$Planilha1.$A19])" office:value-type="float" office:value="-0.933580504926916" calcext:value-type="float">
            <text:p>-0,933580504926916</text:p>
          </table:table-cell>
          <table:table-cell table:formula="of:=COS([$Autovalores.$E$24]*[$Planilha1.$A19])" office:value-type="float" office:value="-0.688354741659669" calcext:value-type="float">
            <text:p>-0,688354741659669</text:p>
          </table:table-cell>
          <table:table-cell table:formula="of:=COS([$Autovalores.$E$25]*[$Planilha1.$A19])" office:value-type="float" office:value="-0.309017221437994" calcext:value-type="float">
            <text:p>-0,309017221437994</text:p>
          </table:table-cell>
          <table:table-cell table:formula="of:=COS([$Autovalores.$E$26]*[$Planilha1.$A19])" office:value-type="float" office:value="0.130525945651609" calcext:value-type="float">
            <text:p>0,130525945651609</text:p>
          </table:table-cell>
          <table:table-cell table:formula="of:=COS([$Autovalores.$E$27]*[$Planilha1.$A19])" office:value-type="float" office:value="0.544638818097973" calcext:value-type="float">
            <text:p>0,544638818097973</text:p>
          </table:table-cell>
          <table:table-cell table:formula="of:=COS([$Autovalores.$E$28]*[$Planilha1.$A19])" office:value-type="float" office:value="0.852640024015255" calcext:value-type="float">
            <text:p>0,852640024015255</text:p>
          </table:table-cell>
          <table:table-cell table:formula="of:=COS([$Autovalores.$E$29]*[$Planilha1.$A19])" office:value-type="float" office:value="0.994521866252919" calcext:value-type="float">
            <text:p>0,994521866252919</text:p>
          </table:table-cell>
          <table:table-cell table:formula="of:=COS([$Autovalores.$E$30]*[$Planilha1.$A19])" office:value-type="float" office:value="0.942641587391225" calcext:value-type="float">
            <text:p>0,942641587391225</text:p>
          </table:table-cell>
          <table:table-cell table:formula="of:=COS([$Autovalores.$E$31]*[$Planilha1.$A19])" office:value-type="float" office:value="0.707106992212127" calcext:value-type="float">
            <text:p>0,707106992212127</text:p>
          </table:table-cell>
          <table:table-cell table:formula="of:=COS([$Autovalores.$E$32]*[$Planilha1.$A19])" office:value-type="float" office:value="0.333807149928483" calcext:value-type="float">
            <text:p>0,333807149928483</text:p>
          </table:table-cell>
          <table:table-cell table:formula="of:=COS([$Autovalores.$E$33]*[$Planilha1.$A19])" office:value-type="float" office:value="-0.104528146680532" calcext:value-type="float">
            <text:p>-0,104528146680532</text:p>
          </table:table-cell>
          <table:table-cell table:formula="of:=COS([$Autovalores.$E$34]*[$Planilha1.$A19])" office:value-type="float" office:value="-0.522498284812224" calcext:value-type="float">
            <text:p>-0,522498284812224</text:p>
          </table:table-cell>
          <table:table-cell table:formula="of:=COS([$Autovalores.$E$35]*[$Planilha1.$A19])" office:value-type="float" office:value="-0.83867038373394" calcext:value-type="float">
            <text:p>-0,83867038373394</text:p>
          </table:table-cell>
          <table:table-cell table:formula="of:=COS([$Autovalores.$E$36]*[$Planilha1.$A19])" office:value-type="float" office:value="-0.991444815927859" calcext:value-type="float">
            <text:p>-0,991444815927859</text:p>
          </table:table-cell>
        </table:table-row>
        <table:table-row table:style-name="ro1">
          <table:table-cell/>
          <table:table-cell table:formula="of:=COS([$Autovalores.$E$1]*[$Planilha1.$A20])" office:value-type="float" office:value="1" calcext:value-type="float">
            <text:p>1</text:p>
          </table:table-cell>
          <table:table-cell table:formula="of:=COS([$Autovalores.$E$2]*[$Planilha1.$A20])" office:value-type="float" office:value="0.891006528970254" calcext:value-type="float">
            <text:p>0,891006528970254</text:p>
          </table:table-cell>
          <table:table-cell table:formula="of:=COS([$Autovalores.$E$3]*[$Planilha1.$A20])" office:value-type="float" office:value="0.587785269335241" calcext:value-type="float">
            <text:p>0,587785269335241</text:p>
          </table:table-cell>
          <table:table-cell table:formula="of:=COS([$Autovalores.$E$4]*[$Planilha1.$A20])" office:value-type="float" office:value="0.156434496250224" calcext:value-type="float">
            <text:p>0,156434496250224</text:p>
          </table:table-cell>
          <table:table-cell table:formula="of:=COS([$Autovalores.$E$5]*[$Planilha1.$A20])" office:value-type="float" office:value="-0.309016954304996" calcext:value-type="float">
            <text:p>-0,309016954304996</text:p>
          </table:table-cell>
          <table:table-cell table:formula="of:=COS([$Autovalores.$E$6]*[$Planilha1.$A20])" office:value-type="float" office:value="-0.707106743946732" calcext:value-type="float">
            <text:p>-0,707106743946732</text:p>
          </table:table-cell>
          <table:table-cell table:formula="of:=COS([$Autovalores.$E$7]*[$Planilha1.$A20])" office:value-type="float" office:value="-0.951056496765877" calcext:value-type="float">
            <text:p>-0,951056496765877</text:p>
          </table:table-cell>
          <table:table-cell table:formula="of:=COS([$Autovalores.$E$8]*[$Planilha1.$A20])" office:value-type="float" office:value="-0.987688352129216" calcext:value-type="float">
            <text:p>-0,987688352129216</text:p>
          </table:table-cell>
          <table:table-cell table:formula="of:=COS([$Autovalores.$E$9]*[$Planilha1.$A20])" office:value-type="float" office:value="-0.809017043904128" calcext:value-type="float">
            <text:p>-0,809017043904128</text:p>
          </table:table-cell>
          <table:table-cell table:formula="of:=COS([$Autovalores.$E$10]*[$Planilha1.$A20])" office:value-type="float" office:value="-0.453990584204371" calcext:value-type="float">
            <text:p>-0,453990584204371</text:p>
          </table:table-cell>
          <table:table-cell table:formula="of:=COS([$Autovalores.$E$11]*[$Planilha1.$A20])" office:value-type="float" office:value="-0.000000105330101269296" calcext:value-type="float">
            <text:p>-1,05330101269296E-07</text:p>
          </table:table-cell>
          <table:table-cell table:formula="of:=COS([$Autovalores.$E$12]*[$Planilha1.$A20])" office:value-type="float" office:value="0.453990396504756" calcext:value-type="float">
            <text:p>0,453990396504756</text:p>
          </table:table-cell>
          <table:table-cell table:formula="of:=COS([$Autovalores.$E$13]*[$Planilha1.$A20])" office:value-type="float" office:value="0.809016920081165" calcext:value-type="float">
            <text:p>0,809016920081165</text:p>
          </table:table-cell>
          <table:table-cell table:formula="of:=COS([$Autovalores.$E$14]*[$Planilha1.$A20])" office:value-type="float" office:value="0.987688319174693" calcext:value-type="float">
            <text:p>0,987688319174693</text:p>
          </table:table-cell>
          <table:table-cell table:formula="of:=COS([$Autovalores.$E$15]*[$Planilha1.$A20])" office:value-type="float" office:value="0.951056561863451" calcext:value-type="float">
            <text:p>0,951056561863451</text:p>
          </table:table-cell>
          <table:table-cell table:formula="of:=COS([$Autovalores.$E$16]*[$Planilha1.$A20])" office:value-type="float" office:value="0.707106892905982" calcext:value-type="float">
            <text:p>0,707106892905982</text:p>
          </table:table-cell>
          <table:table-cell table:formula="of:=COS([$Autovalores.$E$17]*[$Planilha1.$A20])" office:value-type="float" office:value="0.309017154654748" calcext:value-type="float">
            <text:p>0,309017154654748</text:p>
          </table:table-cell>
          <table:table-cell table:formula="of:=COS([$Autovalores.$E$18]*[$Planilha1.$A20])" office:value-type="float" office:value="-0.156434288183598" calcext:value-type="float">
            <text:p>-0,156434288183598</text:p>
          </table:table-cell>
          <table:table-cell table:formula="of:=COS([$Autovalores.$E$19]*[$Planilha1.$A20])" office:value-type="float" office:value="-0.587785098907548" calcext:value-type="float">
            <text:p>-0,587785098907548</text:p>
          </table:table-cell>
          <table:table-cell table:formula="of:=COS([$Autovalores.$E$20]*[$Planilha1.$A20])" office:value-type="float" office:value="-0.891006433332506" calcext:value-type="float">
            <text:p>-0,891006433332506</text:p>
          </table:table-cell>
          <table:table-cell table:formula="of:=COS([$Autovalores.$E$21]*[$Planilha1.$A20])" office:value-type="float" office:value="-0.999999999999978" calcext:value-type="float">
            <text:p>-0,999999999999978</text:p>
          </table:table-cell>
          <table:table-cell table:formula="of:=COS([$Autovalores.$E$22]*[$Planilha1.$A20])" office:value-type="float" office:value="-0.891006624607962" calcext:value-type="float">
            <text:p>-0,891006624607962</text:p>
          </table:table-cell>
          <table:table-cell table:formula="of:=COS([$Autovalores.$E$23]*[$Planilha1.$A20])" office:value-type="float" office:value="-0.58778543976291" calcext:value-type="float">
            <text:p>-0,58778543976291</text:p>
          </table:table-cell>
          <table:table-cell table:formula="of:=COS([$Autovalores.$E$24]*[$Planilha1.$A20])" office:value-type="float" office:value="-0.156434704316846" calcext:value-type="float">
            <text:p>-0,156434704316846</text:p>
          </table:table-cell>
          <table:table-cell table:formula="of:=COS([$Autovalores.$E$25]*[$Planilha1.$A20])" office:value-type="float" office:value="0.30901675395523" calcext:value-type="float">
            <text:p>0,30901675395523</text:p>
          </table:table-cell>
          <table:table-cell table:formula="of:=COS([$Autovalores.$E$26]*[$Planilha1.$A20])" office:value-type="float" office:value="0.707106594987452" calcext:value-type="float">
            <text:p>0,707106594987452</text:p>
          </table:table-cell>
          <table:table-cell table:formula="of:=COS([$Autovalores.$E$27]*[$Planilha1.$A20])" office:value-type="float" office:value="0.951056431668261" calcext:value-type="float">
            <text:p>0,951056431668261</text:p>
          </table:table-cell>
          <table:table-cell table:formula="of:=COS([$Autovalores.$E$28]*[$Planilha1.$A20])" office:value-type="float" office:value="0.987688385083694" calcext:value-type="float">
            <text:p>0,987688385083694</text:p>
          </table:table-cell>
          <table:table-cell table:formula="of:=COS([$Autovalores.$E$29]*[$Planilha1.$A20])" office:value-type="float" office:value="0.809017167727056" calcext:value-type="float">
            <text:p>0,809017167727056</text:p>
          </table:table-cell>
          <table:table-cell table:formula="of:=COS([$Autovalores.$E$30]*[$Planilha1.$A20])" office:value-type="float" office:value="0.453990771903966" calcext:value-type="float">
            <text:p>0,453990771903966</text:p>
          </table:table-cell>
          <table:table-cell table:formula="of:=COS([$Autovalores.$E$31]*[$Planilha1.$A20])" office:value-type="float" office:value="0.000000315990302919704" calcext:value-type="float">
            <text:p>3,15990302919704E-07</text:p>
          </table:table-cell>
          <table:table-cell table:formula="of:=COS([$Autovalores.$E$32]*[$Planilha1.$A20])" office:value-type="float" office:value="-0.453990208805122" calcext:value-type="float">
            <text:p>-0,453990208805122</text:p>
          </table:table-cell>
          <table:table-cell table:formula="of:=COS([$Autovalores.$E$33]*[$Planilha1.$A20])" office:value-type="float" office:value="-0.809016796258167" calcext:value-type="float">
            <text:p>-0,809016796258167</text:p>
          </table:table-cell>
          <table:table-cell table:formula="of:=COS([$Autovalores.$E$34]*[$Planilha1.$A20])" office:value-type="float" office:value="-0.987688286220127" calcext:value-type="float">
            <text:p>-0,987688286220127</text:p>
          </table:table-cell>
          <table:table-cell table:formula="of:=COS([$Autovalores.$E$35]*[$Planilha1.$A20])" office:value-type="float" office:value="-0.951056626960982" calcext:value-type="float">
            <text:p>-0,951056626960982</text:p>
          </table:table-cell>
          <table:table-cell table:formula="of:=COS([$Autovalores.$E$36]*[$Planilha1.$A20])" office:value-type="float" office:value="-0.7071070418652" calcext:value-type="float">
            <text:p>-0,7071070418652</text:p>
          </table:table-cell>
        </table:table-row>
        <table:table-row table:style-name="ro1">
          <table:table-cell/>
          <table:table-cell table:formula="of:=COS([$Autovalores.$E$1]*[$Planilha1.$A21])" office:value-type="float" office:value="1" calcext:value-type="float">
            <text:p>1</text:p>
          </table:table-cell>
          <table:table-cell table:formula="of:=COS([$Autovalores.$E$2]*[$Planilha1.$A21])" office:value-type="float" office:value="0.878817117967101" calcext:value-type="float">
            <text:p>0,878817117967101</text:p>
          </table:table-cell>
          <table:table-cell table:formula="of:=COS([$Autovalores.$E$3]*[$Planilha1.$A21])" office:value-type="float" office:value="0.544639053664004" calcext:value-type="float">
            <text:p>0,544639053664004</text:p>
          </table:table-cell>
          <table:table-cell table:formula="of:=COS([$Autovalores.$E$4]*[$Planilha1.$A21])" office:value-type="float" office:value="0.078459128979557" calcext:value-type="float">
            <text:p>0,078459128979557</text:p>
          </table:table-cell>
          <table:table-cell table:formula="of:=COS([$Autovalores.$E$5]*[$Planilha1.$A21])" office:value-type="float" office:value="-0.406736602447957" calcext:value-type="float">
            <text:p>-0,406736602447957</text:p>
          </table:table-cell>
          <table:table-cell table:formula="of:=COS([$Autovalores.$E$6]*[$Planilha1.$A21])" office:value-type="float" office:value="-0.793353306449645" calcext:value-type="float">
            <text:p>-0,793353306449645</text:p>
          </table:table-cell>
          <table:table-cell table:formula="of:=COS([$Autovalores.$E$7]*[$Planilha1.$A21])" office:value-type="float" office:value="-0.987688330159538" calcext:value-type="float">
            <text:p>-0,987688330159538</text:p>
          </table:table-cell>
          <table:table-cell table:formula="of:=COS([$Autovalores.$E$8]*[$Planilha1.$A21])" office:value-type="float" office:value="-0.942641517071443" calcext:value-type="float">
            <text:p>-0,942641517071443</text:p>
          </table:table-cell>
          <table:table-cell table:formula="of:=COS([$Autovalores.$E$9]*[$Planilha1.$A21])" office:value-type="float" office:value="-0.669130672458185" calcext:value-type="float">
            <text:p>-0,669130672458185</text:p>
          </table:table-cell>
          <table:table-cell table:formula="of:=COS([$Autovalores.$E$10]*[$Planilha1.$A21])" office:value-type="float" office:value="-0.233445461154738" calcext:value-type="float">
            <text:p>-0,233445461154738</text:p>
          </table:table-cell>
          <table:table-cell table:formula="of:=COS([$Autovalores.$E$11]*[$Planilha1.$A21])" office:value-type="float" office:value="0.25881893770917" calcext:value-type="float">
            <text:p>0,25881893770917</text:p>
          </table:table-cell>
          <table:table-cell table:formula="of:=COS([$Autovalores.$E$12]*[$Planilha1.$A21])" office:value-type="float" office:value="0.688354486980496" calcext:value-type="float">
            <text:p>0,688354486980496</text:p>
          </table:table-cell>
          <table:table-cell table:formula="of:=COS([$Autovalores.$E$13]*[$Planilha1.$A21])" office:value-type="float" office:value="0.951056475066675" calcext:value-type="float">
            <text:p>0,951056475066675</text:p>
          </table:table-cell>
          <table:table-cell table:formula="of:=COS([$Autovalores.$E$14]*[$Planilha1.$A21])" office:value-type="float" office:value="0.983254933903594" calcext:value-type="float">
            <text:p>0,983254933903594</text:p>
          </table:table-cell>
          <table:table-cell table:formula="of:=COS([$Autovalores.$E$15]*[$Planilha1.$A21])" office:value-type="float" office:value="0.777146059413504" calcext:value-type="float">
            <text:p>0,777146059413504</text:p>
          </table:table-cell>
          <table:table-cell table:formula="of:=COS([$Autovalores.$E$16]*[$Planilha1.$A21])" office:value-type="float" office:value="0.382683586442936" calcext:value-type="float">
            <text:p>0,382683586442936</text:p>
          </table:table-cell>
          <table:table-cell table:formula="of:=COS([$Autovalores.$E$17]*[$Planilha1.$A21])" office:value-type="float" office:value="-0.104528286351315" calcext:value-type="float">
            <text:p>-0,104528286351315</text:p>
          </table:table-cell>
          <table:table-cell table:formula="of:=COS([$Autovalores.$E$18]*[$Planilha1.$A21])" office:value-type="float" office:value="-0.566406081157541" calcext:value-type="float">
            <text:p>-0,566406081157541</text:p>
          </table:table-cell>
          <table:table-cell table:formula="of:=COS([$Autovalores.$E$19]*[$Planilha1.$A21])" office:value-type="float" office:value="-0.891006433332504" calcext:value-type="float">
            <text:p>-0,891006433332504</text:p>
          </table:table-cell>
          <table:table-cell table:formula="of:=COS([$Autovalores.$E$20]*[$Planilha1.$A21])" office:value-type="float" office:value="-0.999657330505294" calcext:value-type="float">
            <text:p>-0,999657330505294</text:p>
          </table:table-cell>
          <table:table-cell table:formula="of:=COS([$Autovalores.$E$21]*[$Planilha1.$A21])" office:value-type="float" office:value="-0.866025514966193" calcext:value-type="float">
            <text:p>-0,866025514966193</text:p>
          </table:table-cell>
          <table:table-cell table:formula="of:=COS([$Autovalores.$E$22]*[$Planilha1.$A21])" office:value-type="float" office:value="-0.522498763791835" calcext:value-type="float">
            <text:p>-0,522498763791835</text:p>
          </table:table-cell>
          <table:table-cell table:formula="of:=COS([$Autovalores.$E$23]*[$Planilha1.$A21])" office:value-type="float" office:value="-0.0523362005076356" calcext:value-type="float">
            <text:p>-0,052336200507636</text:p>
          </table:table-cell>
          <table:table-cell table:formula="of:=COS([$Autovalores.$E$24]*[$Planilha1.$A21])" office:value-type="float" office:value="0.430510866000899" calcext:value-type="float">
            <text:p>0,430510866000899</text:p>
          </table:table-cell>
          <table:table-cell table:formula="of:=COS([$Autovalores.$E$25]*[$Planilha1.$A21])" office:value-type="float" office:value="0.809016837532498" calcext:value-type="float">
            <text:p>0,809016837532498</text:p>
          </table:table-cell>
          <table:table-cell table:formula="of:=COS([$Autovalores.$E$26]*[$Planilha1.$A21])" office:value-type="float" office:value="0.991444825093437" calcext:value-type="float">
            <text:p>0,991444825093437</text:p>
          </table:table-cell>
          <table:table-cell table:formula="of:=COS([$Autovalores.$E$27]*[$Planilha1.$A21])" office:value-type="float" office:value="0.933580530091524" calcext:value-type="float">
            <text:p>0,933580530091524</text:p>
          </table:table-cell>
          <table:table-cell table:formula="of:=COS([$Autovalores.$E$28]*[$Planilha1.$A21])" office:value-type="float" office:value="0.649448276597028" calcext:value-type="float">
            <text:p>0,649448276597028</text:p>
          </table:table-cell>
          <table:table-cell table:formula="of:=COS([$Autovalores.$E$29]*[$Planilha1.$A21])" office:value-type="float" office:value="0.207911995323876" calcext:value-type="float">
            <text:p>0,207911995323876</text:p>
          </table:table-cell>
          <table:table-cell table:formula="of:=COS([$Autovalores.$E$30]*[$Planilha1.$A21])" office:value-type="float" office:value="-0.284015035554391" calcext:value-type="float">
            <text:p>-0,284015035554391</text:p>
          </table:table-cell>
          <table:table-cell table:formula="of:=COS([$Autovalores.$E$31]*[$Planilha1.$A21])" office:value-type="float" office:value="-0.707106545334344" calcext:value-type="float">
            <text:p>-0,707106545334344</text:p>
          </table:table-cell>
          <table:table-cell table:formula="of:=COS([$Autovalores.$E$32]*[$Planilha1.$A21])" office:value-type="float" office:value="-0.958819636978412" calcext:value-type="float">
            <text:p>-0,958819636978412</text:p>
          </table:table-cell>
          <table:table-cell table:formula="of:=COS([$Autovalores.$E$33]*[$Planilha1.$A21])" office:value-type="float" office:value="-0.978147674704915" calcext:value-type="float">
            <text:p>-0,978147674704915</text:p>
          </table:table-cell>
          <table:table-cell table:formula="of:=COS([$Autovalores.$E$34]*[$Planilha1.$A21])" office:value-type="float" office:value="-0.760406203882379" calcext:value-type="float">
            <text:p>-0,760406203882379</text:p>
          </table:table-cell>
          <table:table-cell table:formula="of:=COS([$Autovalores.$E$35]*[$Planilha1.$A21])" office:value-type="float" office:value="-0.358368302455515" calcext:value-type="float">
            <text:p>-0,358368302455515</text:p>
          </table:table-cell>
          <table:table-cell table:formula="of:=COS([$Autovalores.$E$36]*[$Planilha1.$A21])" office:value-type="float" office:value="0.130525806412939" calcext:value-type="float">
            <text:p>0,130525806412939</text:p>
          </table:table-cell>
        </table:table-row>
        <table:table-row table:style-name="ro1">
          <table:table-cell/>
          <table:table-cell table:formula="of:=COS([$Autovalores.$E$1]*[$Planilha1.$A22])" office:value-type="float" office:value="1" calcext:value-type="float">
            <text:p>1</text:p>
          </table:table-cell>
          <table:table-cell table:formula="of:=COS([$Autovalores.$E$2]*[$Planilha1.$A22])" office:value-type="float" office:value="0.866025409636111" calcext:value-type="float">
            <text:p>0,866025409636111</text:p>
          </table:table-cell>
          <table:table-cell table:formula="of:=COS([$Autovalores.$E$3]*[$Planilha1.$A22])" office:value-type="float" office:value="0.500000020270787" calcext:value-type="float">
            <text:p>0,500000020270787</text:p>
          </table:table-cell>
          <table:table-cell table:formula="of:=COS([$Autovalores.$E$4]*[$Planilha1.$A22])" office:value-type="float" office:value="0.0000000351100327202238" calcext:value-type="float">
            <text:p>3,51100327202238E-08</text:p>
          </table:table-cell>
          <table:table-cell table:formula="of:=COS([$Autovalores.$E$5]*[$Planilha1.$A22])" office:value-type="float" office:value="-0.499999959458426" calcext:value-type="float">
            <text:p>-0,499999959458426</text:p>
          </table:table-cell>
          <table:table-cell table:formula="of:=COS([$Autovalores.$E$6]*[$Planilha1.$A22])" office:value-type="float" office:value="-0.866025374526076" calcext:value-type="float">
            <text:p>-0,866025374526076</text:p>
          </table:table-cell>
          <table:table-cell table:formula="of:=COS([$Autovalores.$E$7]*[$Planilha1.$A22])" office:value-type="float" office:value="-0.999999999999998" calcext:value-type="float">
            <text:p>-0,999999999999998</text:p>
          </table:table-cell>
          <table:table-cell table:formula="of:=COS([$Autovalores.$E$8]*[$Planilha1.$A22])" office:value-type="float" office:value="-0.866025444746141" calcext:value-type="float">
            <text:p>-0,866025444746141</text:p>
          </table:table-cell>
          <table:table-cell table:formula="of:=COS([$Autovalores.$E$9]*[$Planilha1.$A22])" office:value-type="float" office:value="-0.500000081083145" calcext:value-type="float">
            <text:p>-0,500000081083145</text:p>
          </table:table-cell>
          <table:table-cell table:formula="of:=COS([$Autovalores.$E$10]*[$Planilha1.$A22])" office:value-type="float" office:value="-0.000000105330097716582" calcext:value-type="float">
            <text:p>-1,05330097716582E-07</text:p>
          </table:table-cell>
          <table:table-cell table:formula="of:=COS([$Autovalores.$E$11]*[$Planilha1.$A22])" office:value-type="float" office:value="0.499999898646062" calcext:value-type="float">
            <text:p>0,499999898646062</text:p>
          </table:table-cell>
          <table:table-cell table:formula="of:=COS([$Autovalores.$E$12]*[$Planilha1.$A22])" office:value-type="float" office:value="0.866025339416038" calcext:value-type="float">
            <text:p>0,866025339416038</text:p>
          </table:table-cell>
          <table:table-cell table:formula="of:=COS([$Autovalores.$E$13]*[$Planilha1.$A22])" office:value-type="float" office:value="0.99999999999999" calcext:value-type="float">
            <text:p>0,99999999999999</text:p>
          </table:table-cell>
          <table:table-cell table:formula="of:=COS([$Autovalores.$E$14]*[$Planilha1.$A22])" office:value-type="float" office:value="0.866025479856166" calcext:value-type="float">
            <text:p>0,866025479856166</text:p>
          </table:table-cell>
          <table:table-cell table:formula="of:=COS([$Autovalores.$E$15]*[$Planilha1.$A22])" office:value-type="float" office:value="0.500000141895501" calcext:value-type="float">
            <text:p>0,500000141895501</text:p>
          </table:table-cell>
          <table:table-cell table:formula="of:=COS([$Autovalores.$E$16]*[$Planilha1.$A22])" office:value-type="float" office:value="0.000000175550163157029" calcext:value-type="float">
            <text:p>1,75550163157029E-07</text:p>
          </table:table-cell>
          <table:table-cell table:formula="of:=COS([$Autovalores.$E$17]*[$Planilha1.$A22])" office:value-type="float" office:value="-0.499999837833697" calcext:value-type="float">
            <text:p>-0,499999837833697</text:p>
          </table:table-cell>
          <table:table-cell table:formula="of:=COS([$Autovalores.$E$18]*[$Planilha1.$A22])" office:value-type="float" office:value="-0.866025304305996" calcext:value-type="float">
            <text:p>-0,866025304305996</text:p>
          </table:table-cell>
          <table:table-cell table:formula="of:=COS([$Autovalores.$E$19]*[$Planilha1.$A22])" office:value-type="float" office:value="-0.999999999999978" calcext:value-type="float">
            <text:p>-0,999999999999978</text:p>
          </table:table-cell>
          <table:table-cell table:formula="of:=COS([$Autovalores.$E$20]*[$Planilha1.$A22])" office:value-type="float" office:value="-0.866025514966188" calcext:value-type="float">
            <text:p>-0,866025514966188</text:p>
          </table:table-cell>
          <table:table-cell table:formula="of:=COS([$Autovalores.$E$21]*[$Planilha1.$A22])" office:value-type="float" office:value="-0.500000202707855" calcext:value-type="float">
            <text:p>-0,500000202707855</text:p>
          </table:table-cell>
          <table:table-cell table:formula="of:=COS([$Autovalores.$E$22]*[$Planilha1.$A22])" office:value-type="float" office:value="-0.000000245770229485654" calcext:value-type="float">
            <text:p>-2,45770229485654E-07</text:p>
          </table:table-cell>
          <table:table-cell table:formula="of:=COS([$Autovalores.$E$23]*[$Planilha1.$A22])" office:value-type="float" office:value="0.499999777021327" calcext:value-type="float">
            <text:p>0,499999777021327</text:p>
          </table:table-cell>
          <table:table-cell table:formula="of:=COS([$Autovalores.$E$24]*[$Planilha1.$A22])" office:value-type="float" office:value="0.866025269195949" calcext:value-type="float">
            <text:p>0,866025269195949</text:p>
          </table:table-cell>
          <table:table-cell table:formula="of:=COS([$Autovalores.$E$25]*[$Planilha1.$A22])" office:value-type="float" office:value="0.999999999999961" calcext:value-type="float">
            <text:p>0,999999999999961</text:p>
          </table:table-cell>
          <table:table-cell table:formula="of:=COS([$Autovalores.$E$26]*[$Planilha1.$A22])" office:value-type="float" office:value="0.866025550076204" calcext:value-type="float">
            <text:p>0,866025550076204</text:p>
          </table:table-cell>
          <table:table-cell table:formula="of:=COS([$Autovalores.$E$27]*[$Planilha1.$A22])" office:value-type="float" office:value="0.500000263520205" calcext:value-type="float">
            <text:p>0,500000263520205</text:p>
          </table:table-cell>
          <table:table-cell table:formula="of:=COS([$Autovalores.$E$28]*[$Planilha1.$A22])" office:value-type="float" office:value="0.000000315990295814277" calcext:value-type="float">
            <text:p>3,15990295814277E-07</text:p>
          </table:table-cell>
          <table:table-cell table:formula="of:=COS([$Autovalores.$E$29]*[$Planilha1.$A22])" office:value-type="float" office:value="-0.499999716208957" calcext:value-type="float">
            <text:p>-0,499999716208957</text:p>
          </table:table-cell>
          <table:table-cell table:formula="of:=COS([$Autovalores.$E$30]*[$Planilha1.$A22])" office:value-type="float" office:value="-0.866025234085897" calcext:value-type="float">
            <text:p>-0,866025234085897</text:p>
          </table:table-cell>
          <table:table-cell table:formula="of:=COS([$Autovalores.$E$31]*[$Planilha1.$A22])" office:value-type="float" office:value="-0.999999999999938" calcext:value-type="float">
            <text:p>-0,999999999999938</text:p>
          </table:table-cell>
          <table:table-cell table:formula="of:=COS([$Autovalores.$E$32]*[$Planilha1.$A22])" office:value-type="float" office:value="-0.866025585186216" calcext:value-type="float">
            <text:p>-0,866025585186216</text:p>
          </table:table-cell>
          <table:table-cell table:formula="of:=COS([$Autovalores.$E$33]*[$Planilha1.$A22])" office:value-type="float" office:value="-0.500000324332554" calcext:value-type="float">
            <text:p>-0,500000324332554</text:p>
          </table:table-cell>
          <table:table-cell table:formula="of:=COS([$Autovalores.$E$34]*[$Planilha1.$A22])" office:value-type="float" office:value="-0.000000386210358590185" calcext:value-type="float">
            <text:p>-3,86210358590185E-07</text:p>
          </table:table-cell>
          <table:table-cell table:formula="of:=COS([$Autovalores.$E$35]*[$Planilha1.$A22])" office:value-type="float" office:value="0.499999655396586" calcext:value-type="float">
            <text:p>0,499999655396586</text:p>
          </table:table-cell>
          <table:table-cell table:formula="of:=COS([$Autovalores.$E$36]*[$Planilha1.$A22])" office:value-type="float" office:value="0.866025198975842" calcext:value-type="float">
            <text:p>0,866025198975842</text:p>
          </table:table-cell>
        </table:table-row>
        <table:table-row table:style-name="ro1">
          <table:table-cell/>
          <table:table-cell table:formula="of:=COS([$Autovalores.$E$1]*[$Planilha1.$A23])" office:value-type="float" office:value="1" calcext:value-type="float">
            <text:p>1</text:p>
          </table:table-cell>
          <table:table-cell table:formula="of:=COS([$Autovalores.$E$2]*[$Planilha1.$A23])" office:value-type="float" office:value="0.852640170774822" calcext:value-type="float">
            <text:p>0,852640170774822</text:p>
          </table:table-cell>
          <table:table-cell table:formula="of:=COS([$Autovalores.$E$3]*[$Planilha1.$A23])" office:value-type="float" office:value="0.453990521637835" calcext:value-type="float">
            <text:p>0,453990521637835</text:p>
          </table:table-cell>
          <table:table-cell table:formula="of:=COS([$Autovalores.$E$4]*[$Planilha1.$A23])" office:value-type="float" office:value="-0.0784590589759541" calcext:value-type="float">
            <text:p>-0,078459058975954</text:p>
          </table:table-cell>
          <table:table-cell table:formula="of:=COS([$Autovalores.$E$5]*[$Planilha1.$A23])" office:value-type="float" office:value="-0.587785212526014" calcext:value-type="float">
            <text:p>-0,587785212526014</text:p>
          </table:table-cell>
          <table:table-cell table:formula="of:=COS([$Autovalores.$E$6]*[$Planilha1.$A23])" office:value-type="float" office:value="-0.923879508998236" calcext:value-type="float">
            <text:p>-0,923879508998236</text:p>
          </table:table-cell>
          <table:table-cell table:formula="of:=COS([$Autovalores.$E$7]*[$Planilha1.$A23])" office:value-type="float" office:value="-0.987688352129215" calcext:value-type="float">
            <text:p>-0,987688352129215</text:p>
          </table:table-cell>
          <table:table-cell table:formula="of:=COS([$Autovalores.$E$8]*[$Planilha1.$A23])" office:value-type="float" office:value="-0.760406021465278" calcext:value-type="float">
            <text:p>-0,760406021465278</text:p>
          </table:table-cell>
          <table:table-cell table:formula="of:=COS([$Autovalores.$E$9]*[$Planilha1.$A23])" office:value-type="float" office:value="-0.309017087871498" calcext:value-type="float">
            <text:p>-0,309017087871498</text:p>
          </table:table-cell>
          <table:table-cell table:formula="of:=COS([$Autovalores.$E$10]*[$Planilha1.$A23])" office:value-type="float" office:value="0.233445256315092" calcext:value-type="float">
            <text:p>0,233445256315092</text:p>
          </table:table-cell>
          <table:table-cell table:formula="of:=COS([$Autovalores.$E$11]*[$Planilha1.$A23])" office:value-type="float" office:value="0.707106694293643" calcext:value-type="float">
            <text:p>0,707106694293643</text:p>
          </table:table-cell>
          <table:table-cell table:formula="of:=COS([$Autovalores.$E$12]*[$Planilha1.$A23])" office:value-type="float" office:value="0.972369888842011" calcext:value-type="float">
            <text:p>0,972369888842011</text:p>
          </table:table-cell>
          <table:table-cell table:formula="of:=COS([$Autovalores.$E$13]*[$Planilha1.$A23])" office:value-type="float" office:value="0.95105656186345" calcext:value-type="float">
            <text:p>0,95105656186345</text:p>
          </table:table-cell>
          <table:table-cell table:formula="of:=COS([$Autovalores.$E$14]*[$Planilha1.$A23])" office:value-type="float" office:value="0.649448169805523" calcext:value-type="float">
            <text:p>0,649448169805523</text:p>
          </table:table-cell>
          <table:table-cell table:formula="of:=COS([$Autovalores.$E$15]*[$Planilha1.$A23])" office:value-type="float" office:value="0.156434634961305" calcext:value-type="float">
            <text:p>0,156434634961305</text:p>
          </table:table-cell>
          <table:table-cell table:formula="of:=COS([$Autovalores.$E$16]*[$Planilha1.$A23])" office:value-type="float" office:value="-0.382683262068517" calcext:value-type="float">
            <text:p>-0,382683262068517</text:p>
          </table:table-cell>
          <table:table-cell table:formula="of:=COS([$Autovalores.$E$17]*[$Planilha1.$A23])" office:value-type="float" office:value="-0.809016878806838" calcext:value-type="float">
            <text:p>-0,809016878806838</text:p>
          </table:table-cell>
          <table:table-cell table:formula="of:=COS([$Autovalores.$E$18]*[$Planilha1.$A23])" office:value-type="float" office:value="-0.996917317342633" calcext:value-type="float">
            <text:p>-0,996917317342633</text:p>
          </table:table-cell>
          <table:table-cell table:formula="of:=COS([$Autovalores.$E$19]*[$Planilha1.$A23])" office:value-type="float" office:value="-0.891006624607961" calcext:value-type="float">
            <text:p>-0,891006624607961</text:p>
          </table:table-cell>
          <table:table-cell table:formula="of:=COS([$Autovalores.$E$20]*[$Planilha1.$A23])" office:value-type="float" office:value="-0.522498763791829" calcext:value-type="float">
            <text:p>-0,522498763791829</text:p>
          </table:table-cell>
          <table:table-cell table:formula="of:=COS([$Autovalores.$E$21]*[$Planilha1.$A23])" office:value-type="float" office:value="-0.000000245770233038367" calcext:value-type="float">
            <text:p>-2,45770233038367E-07</text:p>
          </table:table-cell>
          <table:table-cell table:formula="of:=COS([$Autovalores.$E$22]*[$Planilha1.$A23])" office:value-type="float" office:value="0.522498344684681" calcext:value-type="float">
            <text:p>0,522498344684681</text:p>
          </table:table-cell>
          <table:table-cell table:formula="of:=COS([$Autovalores.$E$23]*[$Planilha1.$A23])" office:value-type="float" office:value="0.891006401453249" calcext:value-type="float">
            <text:p>0,891006401453249</text:p>
          </table:table-cell>
          <table:table-cell table:formula="of:=COS([$Autovalores.$E$24]*[$Planilha1.$A23])" office:value-type="float" office:value="0.996917355908435" calcext:value-type="float">
            <text:p>0,996917355908435</text:p>
          </table:table-cell>
          <table:table-cell table:formula="of:=COS([$Autovalores.$E$25]*[$Planilha1.$A23])" office:value-type="float" office:value="0.809017167727054" calcext:value-type="float">
            <text:p>0,809017167727054</text:p>
          </table:table-cell>
          <table:table-cell table:formula="of:=COS([$Autovalores.$E$26]*[$Planilha1.$A23])" office:value-type="float" office:value="0.382683716192682" calcext:value-type="float">
            <text:p>0,382683716192682</text:p>
          </table:table-cell>
          <table:table-cell table:formula="of:=COS([$Autovalores.$E$27]*[$Planilha1.$A23])" office:value-type="float" office:value="-0.156434149472513" calcext:value-type="float">
            <text:p>-0,156434149472513</text:p>
          </table:table-cell>
          <table:table-cell table:formula="of:=COS([$Autovalores.$E$28]*[$Planilha1.$A23])" office:value-type="float" office:value="-0.649447796035193" calcext:value-type="float">
            <text:p>-0,649447796035193</text:p>
          </table:table-cell>
          <table:table-cell table:formula="of:=COS([$Autovalores.$E$29]*[$Planilha1.$A23])" office:value-type="float" office:value="-0.951056409969047" calcext:value-type="float">
            <text:p>-0,951056409969047</text:p>
          </table:table-cell>
          <table:table-cell table:formula="of:=COS([$Autovalores.$E$30]*[$Planilha1.$A23])" office:value-type="float" office:value="-0.972370003589801" calcext:value-type="float">
            <text:p>-0,972370003589801</text:p>
          </table:table-cell>
          <table:table-cell table:formula="of:=COS([$Autovalores.$E$31]*[$Planilha1.$A23])" office:value-type="float" office:value="-0.707107041865197" calcext:value-type="float">
            <text:p>-0,707107041865197</text:p>
          </table:table-cell>
          <table:table-cell table:formula="of:=COS([$Autovalores.$E$32]*[$Planilha1.$A23])" office:value-type="float" office:value="-0.233445734274239" calcext:value-type="float">
            <text:p>-0,233445734274239</text:p>
          </table:table-cell>
          <table:table-cell table:formula="of:=COS([$Autovalores.$E$33]*[$Planilha1.$A23])" office:value-type="float" office:value="0.309016620388716" calcext:value-type="float">
            <text:p>0,309016620388716</text:p>
          </table:table-cell>
          <table:table-cell table:formula="of:=COS([$Autovalores.$E$34]*[$Planilha1.$A23])" office:value-type="float" office:value="0.760405702235222" calcext:value-type="float">
            <text:p>0,760405702235222</text:p>
          </table:table-cell>
          <table:table-cell table:formula="of:=COS([$Autovalores.$E$35]*[$Planilha1.$A23])" office:value-type="float" office:value="0.987688275235263" calcext:value-type="float">
            <text:p>0,987688275235263</text:p>
          </table:table-cell>
          <table:table-cell table:formula="of:=COS([$Autovalores.$E$36]*[$Planilha1.$A23])" office:value-type="float" office:value="0.923879697102545" calcext:value-type="float">
            <text:p>0,923879697102545</text:p>
          </table:table-cell>
        </table:table-row>
        <table:table-row table:style-name="ro1">
          <table:table-cell/>
          <table:table-cell table:formula="of:=COS([$Autovalores.$E$1]*[$Planilha1.$A24])" office:value-type="float" office:value="1" calcext:value-type="float">
            <text:p>1</text:p>
          </table:table-cell>
          <table:table-cell table:formula="of:=COS([$Autovalores.$E$2]*[$Planilha1.$A24])" office:value-type="float" office:value="0.838670574956932" calcext:value-type="float">
            <text:p>0,838670574956932</text:p>
          </table:table-cell>
          <table:table-cell table:formula="of:=COS([$Autovalores.$E$3]*[$Planilha1.$A24])" office:value-type="float" office:value="0.406736666597182" calcext:value-type="float">
            <text:p>0,406736666597182</text:p>
          </table:table-cell>
          <table:table-cell table:formula="of:=COS([$Autovalores.$E$4]*[$Planilha1.$A24])" office:value-type="float" office:value="-0.156434426894683" calcext:value-type="float">
            <text:p>-0,156434426894683</text:p>
          </table:table-cell>
          <table:table-cell table:formula="of:=COS([$Autovalores.$E$5]*[$Planilha1.$A24])" office:value-type="float" office:value="-0.669130568090826" calcext:value-type="float">
            <text:p>-0,669130568090826</text:p>
          </table:table-cell>
          <table:table-cell table:formula="of:=COS([$Autovalores.$E$6]*[$Planilha1.$A24])" office:value-type="float" office:value="-0.9659258096293" calcext:value-type="float">
            <text:p>-0,9659258096293</text:p>
          </table:table-cell>
          <table:table-cell table:formula="of:=COS([$Autovalores.$E$7]*[$Planilha1.$A24])" office:value-type="float" office:value="-0.951056540164264" calcext:value-type="float">
            <text:p>-0,951056540164264</text:p>
          </table:table-cell>
          <table:table-cell table:formula="of:=COS([$Autovalores.$E$8]*[$Planilha1.$A24])" office:value-type="float" office:value="-0.629320461082929" calcext:value-type="float">
            <text:p>-0,629320461082929</text:p>
          </table:table-cell>
          <table:table-cell table:formula="of:=COS([$Autovalores.$E$9]*[$Planilha1.$A24])" office:value-type="float" office:value="-0.104528565692898" calcext:value-type="float">
            <text:p>-0,104528565692898</text:p>
          </table:table-cell>
          <table:table-cell table:formula="of:=COS([$Autovalores.$E$10]*[$Planilha1.$A24])" office:value-type="float" office:value="0.453990396504756" calcext:value-type="float">
            <text:p>0,453990396504756</text:p>
          </table:table-cell>
          <table:table-cell table:formula="of:=COS([$Autovalores.$E$11]*[$Planilha1.$A24])" office:value-type="float" office:value="0.866025339416036" calcext:value-type="float">
            <text:p>0,866025339416036</text:p>
          </table:table-cell>
          <table:table-cell table:formula="of:=COS([$Autovalores.$E$12]*[$Planilha1.$A24])" office:value-type="float" office:value="0.998629542165883" calcext:value-type="float">
            <text:p>0,998629542165883</text:p>
          </table:table-cell>
          <table:table-cell table:formula="of:=COS([$Autovalores.$E$13]*[$Planilha1.$A24])" office:value-type="float" office:value="0.809017085178442" calcext:value-type="float">
            <text:p>0,809017085178442</text:p>
          </table:table-cell>
          <table:table-cell table:formula="of:=COS([$Autovalores.$E$14]*[$Planilha1.$A24])" office:value-type="float" office:value="0.358368105787287" calcext:value-type="float">
            <text:p>0,358368105787287</text:p>
          </table:table-cell>
          <table:table-cell table:formula="of:=COS([$Autovalores.$E$15]*[$Planilha1.$A24])" office:value-type="float" office:value="-0.20791151452474" calcext:value-type="float">
            <text:p>-0,20791151452474</text:p>
          </table:table-cell>
          <table:table-cell table:formula="of:=COS([$Autovalores.$E$16]*[$Planilha1.$A24])" office:value-type="float" office:value="-0.707106644640547" calcext:value-type="float">
            <text:p>-0,707106644640547</text:p>
          </table:table-cell>
          <table:table-cell table:formula="of:=COS([$Autovalores.$E$17]*[$Planilha1.$A24])" office:value-type="float" office:value="-0.978147557908371" calcext:value-type="float">
            <text:p>-0,978147557908371</text:p>
          </table:table-cell>
          <table:table-cell table:formula="of:=COS([$Autovalores.$E$18]*[$Planilha1.$A24])" office:value-type="float" office:value="-0.933580504926917" calcext:value-type="float">
            <text:p>-0,933580504926917</text:p>
          </table:table-cell>
          <table:table-cell table:formula="of:=COS([$Autovalores.$E$19]*[$Planilha1.$A24])" office:value-type="float" office:value="-0.58778543976291" calcext:value-type="float">
            <text:p>-0,58778543976291</text:p>
          </table:table-cell>
          <table:table-cell table:formula="of:=COS([$Autovalores.$E$20]*[$Planilha1.$A24])" office:value-type="float" office:value="-0.0523362005076303" calcext:value-type="float">
            <text:p>-0,05233620050763</text:p>
          </table:table-cell>
          <table:table-cell table:formula="of:=COS([$Autovalores.$E$21]*[$Planilha1.$A24])" office:value-type="float" office:value="0.499999777021321" calcext:value-type="float">
            <text:p>0,499999777021321</text:p>
          </table:table-cell>
          <table:table-cell table:formula="of:=COS([$Autovalores.$E$22]*[$Planilha1.$A24])" office:value-type="float" office:value="0.891006401453247" calcext:value-type="float">
            <text:p>0,891006401453247</text:p>
          </table:table-cell>
          <table:table-cell table:formula="of:=COS([$Autovalores.$E$23]*[$Planilha1.$A24])" office:value-type="float" office:value="0.994521924972883" calcext:value-type="float">
            <text:p>0,994521924972883</text:p>
          </table:table-cell>
          <table:table-cell table:formula="of:=COS([$Autovalores.$E$24]*[$Planilha1.$A24])" office:value-type="float" office:value="0.777146147795318" calcext:value-type="float">
            <text:p>0,777146147795318</text:p>
          </table:table-cell>
          <table:table-cell table:formula="of:=COS([$Autovalores.$E$25]*[$Planilha1.$A24])" office:value-type="float" office:value="0.309017288221245" calcext:value-type="float">
            <text:p>0,309017288221245</text:p>
          </table:table-cell>
          <table:table-cell table:formula="of:=COS([$Autovalores.$E$26]*[$Planilha1.$A24])" office:value-type="float" office:value="-0.258818734227031" calcext:value-type="float">
            <text:p>-0,258818734227031</text:p>
          </table:table-cell>
          <table:table-cell table:formula="of:=COS([$Autovalores.$E$27]*[$Planilha1.$A24])" office:value-type="float" office:value="-0.743144601508863" calcext:value-type="float">
            <text:p>-0,743144601508863</text:p>
          </table:table-cell>
          <table:table-cell table:formula="of:=COS([$Autovalores.$E$28]*[$Planilha1.$A24])" office:value-type="float" office:value="-0.987688286220126" calcext:value-type="float">
            <text:p>-0,987688286220126</text:p>
          </table:table-cell>
          <table:table-cell table:formula="of:=COS([$Autovalores.$E$29]*[$Planilha1.$A24])" office:value-type="float" office:value="-0.913545604256058" calcext:value-type="float">
            <text:p>-0,913545604256058</text:p>
          </table:table-cell>
          <table:table-cell table:formula="of:=COS([$Autovalores.$E$30]*[$Planilha1.$A24])" office:value-type="float" office:value="-0.544639348121487" calcext:value-type="float">
            <text:p>-0,544639348121487</text:p>
          </table:table-cell>
          <table:table-cell table:formula="of:=COS([$Autovalores.$E$31]*[$Planilha1.$A24])" office:value-type="float" office:value="-0.00000038621037280104" calcext:value-type="float">
            <text:p>-3,8621037280104E-07</text:p>
          </table:table-cell>
          <table:table-cell table:formula="of:=COS([$Autovalores.$E$32]*[$Planilha1.$A24])" office:value-type="float" office:value="0.544638700314937" calcext:value-type="float">
            <text:p>0,544638700314937</text:p>
          </table:table-cell>
          <table:table-cell table:formula="of:=COS([$Autovalores.$E$33]*[$Planilha1.$A24])" office:value-type="float" office:value="0.91354529008422" calcext:value-type="float">
            <text:p>0,91354529008422</text:p>
          </table:table-cell>
          <table:table-cell table:formula="of:=COS([$Autovalores.$E$34]*[$Planilha1.$A24])" office:value-type="float" office:value="0.987688407053323" calcext:value-type="float">
            <text:p>0,987688407053323</text:p>
          </table:table-cell>
          <table:table-cell table:formula="of:=COS([$Autovalores.$E$35]*[$Planilha1.$A24])" office:value-type="float" office:value="0.743145118359193" calcext:value-type="float">
            <text:p>0,743145118359193</text:p>
          </table:table-cell>
          <table:table-cell table:formula="of:=COS([$Autovalores.$E$36]*[$Planilha1.$A24])" office:value-type="float" office:value="0.258819480328163" calcext:value-type="float">
            <text:p>0,258819480328163</text:p>
          </table:table-cell>
        </table:table-row>
        <table:table-row table:style-name="ro1">
          <table:table-cell/>
          <table:table-cell table:formula="of:=COS([$Autovalores.$E$1]*[$Planilha1.$A25])" office:value-type="float" office:value="1" calcext:value-type="float">
            <text:p>1</text:p>
          </table:table-cell>
          <table:table-cell table:formula="of:=COS([$Autovalores.$E$2]*[$Planilha1.$A25])" office:value-type="float" office:value="0.82412619624519" calcext:value-type="float">
            <text:p>0,82412619624519</text:p>
          </table:table-cell>
          <table:table-cell table:formula="of:=COS([$Autovalores.$E$3]*[$Planilha1.$A25])" office:value-type="float" office:value="0.358367974675131" calcext:value-type="float">
            <text:p>0,358367974675131</text:p>
          </table:table-cell>
          <table:table-cell table:formula="of:=COS([$Autovalores.$E$4]*[$Planilha1.$A25])" office:value-type="float" office:value="-0.233445324594972" calcext:value-type="float">
            <text:p>-0,233445324594972</text:p>
          </table:table-cell>
          <table:table-cell table:formula="of:=COS([$Autovalores.$E$5]*[$Planilha1.$A25])" office:value-type="float" office:value="-0.743144789454489" calcext:value-type="float">
            <text:p>-0,743144789454489</text:p>
          </table:table-cell>
          <table:table-cell table:formula="of:=COS([$Autovalores.$E$6]*[$Planilha1.$A25])" office:value-type="float" office:value="-0.991444852590148" calcext:value-type="float">
            <text:p>-0,991444852590148</text:p>
          </table:table-cell>
          <table:table-cell table:formula="of:=COS([$Autovalores.$E$7]*[$Planilha1.$A25])" office:value-type="float" office:value="-0.891006560849496" calcext:value-type="float">
            <text:p>-0,891006560849496</text:p>
          </table:table-cell>
          <table:table-cell table:formula="of:=COS([$Autovalores.$E$8]*[$Planilha1.$A25])" office:value-type="float" office:value="-0.47715884305466" calcext:value-type="float">
            <text:p>-0,47715884305466</text:p>
          </table:table-cell>
          <table:table-cell table:formula="of:=COS([$Autovalores.$E$9]*[$Planilha1.$A25])" office:value-type="float" office:value="0.104528356186712" calcext:value-type="float">
            <text:p>0,104528356186712</text:p>
          </table:table-cell>
          <table:table-cell table:formula="of:=COS([$Autovalores.$E$10]*[$Planilha1.$A25])" office:value-type="float" office:value="0.649447956222494" calcext:value-type="float">
            <text:p>0,649447956222494</text:p>
          </table:table-cell>
          <table:table-cell table:formula="of:=COS([$Autovalores.$E$11]*[$Planilha1.$A25])" office:value-type="float" office:value="0.965925791455001" calcext:value-type="float">
            <text:p>0,965925791455001</text:p>
          </table:table-cell>
          <table:table-cell table:formula="of:=COS([$Autovalores.$E$12]*[$Planilha1.$A25])" office:value-type="float" office:value="0.942641540511376" calcext:value-type="float">
            <text:p>0,942641540511376</text:p>
          </table:table-cell>
          <table:table-cell table:formula="of:=COS([$Autovalores.$E$13]*[$Planilha1.$A25])" office:value-type="float" office:value="0.587785382953693" calcext:value-type="float">
            <text:p>0,587785382953693</text:p>
          </table:table-cell>
          <table:table-cell table:formula="of:=COS([$Autovalores.$E$14]*[$Planilha1.$A25])" office:value-type="float" office:value="0.0261771232129213" calcext:value-type="float">
            <text:p>0,026177123212921</text:p>
          </table:table-cell>
          <table:table-cell table:formula="of:=COS([$Autovalores.$E$15]*[$Planilha1.$A25])" office:value-type="float" office:value="-0.544638876989477" calcext:value-type="float">
            <text:p>-0,544638876989477</text:p>
          </table:table-cell>
          <table:table-cell table:formula="of:=COS([$Autovalores.$E$16]*[$Planilha1.$A25])" office:value-type="float" office:value="-0.923879455254104" calcext:value-type="float">
            <text:p>-0,923879455254104</text:p>
          </table:table-cell>
          <table:table-cell table:formula="of:=COS([$Autovalores.$E$17]*[$Planilha1.$A25])" office:value-type="float" office:value="-0.978147645505807" calcext:value-type="float">
            <text:p>-0,978147645505807</text:p>
          </table:table-cell>
          <table:table-cell table:formula="of:=COS([$Autovalores.$E$18]*[$Planilha1.$A25])" office:value-type="float" office:value="-0.688354741659675" calcext:value-type="float">
            <text:p>-0,688354741659675</text:p>
          </table:table-cell>
          <table:table-cell table:formula="of:=COS([$Autovalores.$E$19]*[$Planilha1.$A25])" office:value-type="float" office:value="-0.156434704316851" calcext:value-type="float">
            <text:p>-0,156434704316851</text:p>
          </table:table-cell>
          <table:table-cell table:formula="of:=COS([$Autovalores.$E$20]*[$Planilha1.$A25])" office:value-type="float" office:value="0.430510866000899" calcext:value-type="float">
            <text:p>0,430510866000899</text:p>
          </table:table-cell>
          <table:table-cell table:formula="of:=COS([$Autovalores.$E$21]*[$Planilha1.$A25])" office:value-type="float" office:value="0.866025269195942" calcext:value-type="float">
            <text:p>0,866025269195942</text:p>
          </table:table-cell>
          <table:table-cell table:formula="of:=COS([$Autovalores.$E$22]*[$Planilha1.$A25])" office:value-type="float" office:value="0.996917355908436" calcext:value-type="float">
            <text:p>0,996917355908436</text:p>
          </table:table-cell>
          <table:table-cell table:formula="of:=COS([$Autovalores.$E$23]*[$Planilha1.$A25])" office:value-type="float" office:value="0.777146147795322" calcext:value-type="float">
            <text:p>0,777146147795322</text:p>
          </table:table-cell>
          <table:table-cell table:formula="of:=COS([$Autovalores.$E$24]*[$Planilha1.$A25])" office:value-type="float" office:value="0.284015641509886" calcext:value-type="float">
            <text:p>0,284015641509886</text:p>
          </table:table-cell>
          <table:table-cell table:formula="of:=COS([$Autovalores.$E$25]*[$Planilha1.$A25])" office:value-type="float" office:value="-0.309016687171962" calcext:value-type="float">
            <text:p>-0,309016687171962</text:p>
          </table:table-cell>
          <table:table-cell table:formula="of:=COS([$Autovalores.$E$26]*[$Planilha1.$A25])" office:value-type="float" office:value="-0.793353135460524" calcext:value-type="float">
            <text:p>-0,793353135460524</text:p>
          </table:table-cell>
          <table:table-cell table:formula="of:=COS([$Autovalores.$E$27]*[$Planilha1.$A25])" office:value-type="float" office:value="-0.998629516440591" calcext:value-type="float">
            <text:p>-0,998629516440591</text:p>
          </table:table-cell>
          <table:table-cell table:formula="of:=COS([$Autovalores.$E$28]*[$Planilha1.$A25])" office:value-type="float" office:value="-0.852640354224193" calcext:value-type="float">
            <text:p>-0,852640354224193</text:p>
          </table:table-cell>
          <table:table-cell table:formula="of:=COS([$Autovalores.$E$29]*[$Planilha1.$A25])" office:value-type="float" office:value="-0.406736987343282" calcext:value-type="float">
            <text:p>-0,406736987343282</text:p>
          </table:table-cell>
          <table:table-cell table:formula="of:=COS([$Autovalores.$E$30]*[$Planilha1.$A25])" office:value-type="float" office:value="0.182235141721302" calcext:value-type="float">
            <text:p>0,182235141721302</text:p>
          </table:table-cell>
          <table:table-cell table:formula="of:=COS([$Autovalores.$E$31]*[$Planilha1.$A25])" office:value-type="float" office:value="0.70710649568124" calcext:value-type="float">
            <text:p>0,70710649568124</text:p>
          </table:table-cell>
          <table:table-cell table:formula="of:=COS([$Autovalores.$E$32]*[$Planilha1.$A25])" office:value-type="float" office:value="0.98325483153079" calcext:value-type="float">
            <text:p>0,98325483153079</text:p>
          </table:table-cell>
          <table:table-cell table:formula="of:=COS([$Autovalores.$E$33]*[$Planilha1.$A25])" office:value-type="float" office:value="0.91354563281711" calcext:value-type="float">
            <text:p>0,91354563281711</text:p>
          </table:table-cell>
          <table:table-cell table:formula="of:=COS([$Autovalores.$E$34]*[$Planilha1.$A25])" office:value-type="float" office:value="0.522498943409149" calcext:value-type="float">
            <text:p>0,522498943409149</text:p>
          </table:table-cell>
          <table:table-cell table:formula="of:=COS([$Autovalores.$E$35]*[$Planilha1.$A25])" office:value-type="float" office:value="-0.0523354992692852" calcext:value-type="float">
            <text:p>-0,052335499269285</text:p>
          </table:table-cell>
          <table:table-cell table:formula="of:=COS([$Autovalores.$E$36]*[$Planilha1.$A25])" office:value-type="float" office:value="-0.608761055291921" calcext:value-type="float">
            <text:p>-0,608761055291921</text:p>
          </table:table-cell>
        </table:table-row>
        <table:table-row table:style-name="ro1">
          <table:table-cell/>
          <table:table-cell table:formula="of:=COS([$Autovalores.$E$1]*[$Planilha1.$A26])" office:value-type="float" office:value="1" calcext:value-type="float">
            <text:p>1</text:p>
          </table:table-cell>
          <table:table-cell table:formula="of:=COS([$Autovalores.$E$2]*[$Planilha1.$A26])" office:value-type="float" office:value="0.809017002629811" calcext:value-type="float">
            <text:p>0,809017002629811</text:p>
          </table:table-cell>
          <table:table-cell table:formula="of:=COS([$Autovalores.$E$3]*[$Planilha1.$A26])" office:value-type="float" office:value="0.309017021088248" calcext:value-type="float">
            <text:p>0,309017021088248</text:p>
          </table:table-cell>
          <table:table-cell table:formula="of:=COS([$Autovalores.$E$4]*[$Planilha1.$A26])" office:value-type="float" office:value="-0.309016954304996" calcext:value-type="float">
            <text:p>-0,309016954304996</text:p>
          </table:table-cell>
          <table:table-cell table:formula="of:=COS([$Autovalores.$E$5]*[$Planilha1.$A26])" office:value-type="float" office:value="-0.809016961355491" calcext:value-type="float">
            <text:p>-0,809016961355491</text:p>
          </table:table-cell>
          <table:table-cell table:formula="of:=COS([$Autovalores.$E$6]*[$Planilha1.$A26])" office:value-type="float" office:value="-0.999999999999998" calcext:value-type="float">
            <text:p>-0,999999999999998</text:p>
          </table:table-cell>
          <table:table-cell table:formula="of:=COS([$Autovalores.$E$7]*[$Planilha1.$A26])" office:value-type="float" office:value="-0.809017043904127" calcext:value-type="float">
            <text:p>-0,809017043904127</text:p>
          </table:table-cell>
          <table:table-cell table:formula="of:=COS([$Autovalores.$E$8]*[$Planilha1.$A26])" office:value-type="float" office:value="-0.309017087871498" calcext:value-type="float">
            <text:p>-0,309017087871498</text:p>
          </table:table-cell>
          <table:table-cell table:formula="of:=COS([$Autovalores.$E$9]*[$Planilha1.$A26])" office:value-type="float" office:value="0.309016887521744" calcext:value-type="float">
            <text:p>0,309016887521744</text:p>
          </table:table-cell>
          <table:table-cell table:formula="of:=COS([$Autovalores.$E$10]*[$Planilha1.$A26])" office:value-type="float" office:value="0.809016920081166" calcext:value-type="float">
            <text:p>0,809016920081166</text:p>
          </table:table-cell>
          <table:table-cell table:formula="of:=COS([$Autovalores.$E$11]*[$Planilha1.$A26])" office:value-type="float" office:value="0.99999999999999" calcext:value-type="float">
            <text:p>0,99999999999999</text:p>
          </table:table-cell>
          <table:table-cell table:formula="of:=COS([$Autovalores.$E$12]*[$Planilha1.$A26])" office:value-type="float" office:value="0.80901708517844" calcext:value-type="float">
            <text:p>0,80901708517844</text:p>
          </table:table-cell>
          <table:table-cell table:formula="of:=COS([$Autovalores.$E$13]*[$Planilha1.$A26])" office:value-type="float" office:value="0.309017154654746" calcext:value-type="float">
            <text:p>0,309017154654746</text:p>
          </table:table-cell>
          <table:table-cell table:formula="of:=COS([$Autovalores.$E$14]*[$Planilha1.$A26])" office:value-type="float" office:value="-0.309016820738489" calcext:value-type="float">
            <text:p>-0,309016820738489</text:p>
          </table:table-cell>
          <table:table-cell table:formula="of:=COS([$Autovalores.$E$15]*[$Planilha1.$A26])" office:value-type="float" office:value="-0.809016878806838" calcext:value-type="float">
            <text:p>-0,809016878806838</text:p>
          </table:table-cell>
          <table:table-cell table:formula="of:=COS([$Autovalores.$E$16]*[$Planilha1.$A26])" office:value-type="float" office:value="-0.999999999999978" calcext:value-type="float">
            <text:p>-0,999999999999978</text:p>
          </table:table-cell>
          <table:table-cell table:formula="of:=COS([$Autovalores.$E$17]*[$Planilha1.$A26])" office:value-type="float" office:value="-0.809017126452747" calcext:value-type="float">
            <text:p>-0,809017126452747</text:p>
          </table:table-cell>
          <table:table-cell table:formula="of:=COS([$Autovalores.$E$18]*[$Planilha1.$A26])" office:value-type="float" office:value="-0.309017221437991" calcext:value-type="float">
            <text:p>-0,309017221437991</text:p>
          </table:table-cell>
          <table:table-cell table:formula="of:=COS([$Autovalores.$E$19]*[$Planilha1.$A26])" office:value-type="float" office:value="0.309016753955233" calcext:value-type="float">
            <text:p>0,309016753955233</text:p>
          </table:table-cell>
          <table:table-cell table:formula="of:=COS([$Autovalores.$E$20]*[$Planilha1.$A26])" office:value-type="float" office:value="0.809016837532505" calcext:value-type="float">
            <text:p>0,809016837532505</text:p>
          </table:table-cell>
          <table:table-cell table:formula="of:=COS([$Autovalores.$E$21]*[$Planilha1.$A26])" office:value-type="float" office:value="0.999999999999961" calcext:value-type="float">
            <text:p>0,999999999999961</text:p>
          </table:table-cell>
          <table:table-cell table:formula="of:=COS([$Autovalores.$E$22]*[$Planilha1.$A26])" office:value-type="float" office:value="0.809017167727052" calcext:value-type="float">
            <text:p>0,809017167727052</text:p>
          </table:table-cell>
          <table:table-cell table:formula="of:=COS([$Autovalores.$E$23]*[$Planilha1.$A26])" office:value-type="float" office:value="0.30901728822124" calcext:value-type="float">
            <text:p>0,30901728822124</text:p>
          </table:table-cell>
          <table:table-cell table:formula="of:=COS([$Autovalores.$E$24]*[$Planilha1.$A26])" office:value-type="float" office:value="-0.309016687171975" calcext:value-type="float">
            <text:p>-0,309016687171975</text:p>
          </table:table-cell>
          <table:table-cell table:formula="of:=COS([$Autovalores.$E$25]*[$Planilha1.$A26])" office:value-type="float" office:value="-0.80901679625817" calcext:value-type="float">
            <text:p>-0,80901679625817</text:p>
          </table:table-cell>
          <table:table-cell table:formula="of:=COS([$Autovalores.$E$26]*[$Planilha1.$A26])" office:value-type="float" office:value="-0.999999999999938" calcext:value-type="float">
            <text:p>-0,999999999999938</text:p>
          </table:table-cell>
          <table:table-cell table:formula="of:=COS([$Autovalores.$E$27]*[$Planilha1.$A26])" office:value-type="float" office:value="-0.809017209001353" calcext:value-type="float">
            <text:p>-0,809017209001353</text:p>
          </table:table-cell>
          <table:table-cell table:formula="of:=COS([$Autovalores.$E$28]*[$Planilha1.$A26])" office:value-type="float" office:value="-0.309017355004484" calcext:value-type="float">
            <text:p>-0,309017355004484</text:p>
          </table:table-cell>
          <table:table-cell table:formula="of:=COS([$Autovalores.$E$29]*[$Planilha1.$A26])" office:value-type="float" office:value="0.309016620388716" calcext:value-type="float">
            <text:p>0,309016620388716</text:p>
          </table:table-cell>
          <table:table-cell table:formula="of:=COS([$Autovalores.$E$30]*[$Planilha1.$A26])" office:value-type="float" office:value="0.809016754983829" calcext:value-type="float">
            <text:p>0,809016754983829</text:p>
          </table:table-cell>
          <table:table-cell table:formula="of:=COS([$Autovalores.$E$31]*[$Planilha1.$A26])" office:value-type="float" office:value="0.999999999999911" calcext:value-type="float">
            <text:p>0,999999999999911</text:p>
          </table:table-cell>
          <table:table-cell table:formula="of:=COS([$Autovalores.$E$32]*[$Planilha1.$A26])" office:value-type="float" office:value="0.809017250275648" calcext:value-type="float">
            <text:p>0,809017250275648</text:p>
          </table:table-cell>
          <table:table-cell table:formula="of:=COS([$Autovalores.$E$33]*[$Planilha1.$A26])" office:value-type="float" office:value="0.309017421787721" calcext:value-type="float">
            <text:p>0,309017421787721</text:p>
          </table:table-cell>
          <table:table-cell table:formula="of:=COS([$Autovalores.$E$34]*[$Planilha1.$A26])" office:value-type="float" office:value="-0.30901655360546" calcext:value-type="float">
            <text:p>-0,30901655360546</text:p>
          </table:table-cell>
          <table:table-cell table:formula="of:=COS([$Autovalores.$E$35]*[$Planilha1.$A26])" office:value-type="float" office:value="-0.809016713709488" calcext:value-type="float">
            <text:p>-0,809016713709488</text:p>
          </table:table-cell>
          <table:table-cell table:formula="of:=COS([$Autovalores.$E$36]*[$Planilha1.$A26])" office:value-type="float" office:value="-0.999999999999879" calcext:value-type="float">
            <text:p>-0,999999999999879</text:p>
          </table:table-cell>
        </table:table-row>
        <table:table-row table:style-name="ro1">
          <table:table-cell/>
          <table:table-cell table:formula="of:=COS([$Autovalores.$E$1]*[$Planilha1.$A27])" office:value-type="float" office:value="1" calcext:value-type="float">
            <text:p>1</text:p>
          </table:table-cell>
          <table:table-cell table:formula="of:=COS([$Autovalores.$E$2]*[$Planilha1.$A27])" office:value-type="float" office:value="0.793353349196916" calcext:value-type="float">
            <text:p>0,793353349196916</text:p>
          </table:table-cell>
          <table:table-cell table:formula="of:=COS([$Autovalores.$E$3]*[$Planilha1.$A27])" office:value-type="float" office:value="0.258819073363927" calcext:value-type="float">
            <text:p>0,258819073363927</text:p>
          </table:table-cell>
          <table:table-cell table:formula="of:=COS([$Autovalores.$E$4]*[$Planilha1.$A27])" office:value-type="float" office:value="-0.382683391818288" calcext:value-type="float">
            <text:p>-0,382683391818288</text:p>
          </table:table-cell>
          <table:table-cell table:formula="of:=COS([$Autovalores.$E$5]*[$Planilha1.$A27])" office:value-type="float" office:value="-0.866025374526076" calcext:value-type="float">
            <text:p>-0,866025374526076</text:p>
          </table:table-cell>
          <table:table-cell table:formula="of:=COS([$Autovalores.$E$6]*[$Planilha1.$A27])" office:value-type="float" office:value="-0.991444870921264" calcext:value-type="float">
            <text:p>-0,991444870921264</text:p>
          </table:table-cell>
          <table:table-cell table:formula="of:=COS([$Autovalores.$E$7]*[$Planilha1.$A27])" office:value-type="float" office:value="-0.707106843252902" calcext:value-type="float">
            <text:p>-0,707106843252902</text:p>
          </table:table-cell>
          <table:table-cell table:formula="of:=COS([$Autovalores.$E$8]*[$Planilha1.$A27])" office:value-type="float" office:value="-0.130526293748233" calcext:value-type="float">
            <text:p>-0,130526293748233</text:p>
          </table:table-cell>
          <table:table-cell table:formula="of:=COS([$Autovalores.$E$9]*[$Planilha1.$A27])" office:value-type="float" office:value="0.49999989864606" calcext:value-type="float">
            <text:p>0,49999989864606</text:p>
          </table:table-cell>
          <table:table-cell table:formula="of:=COS([$Autovalores.$E$10]*[$Planilha1.$A27])" office:value-type="float" office:value="0.923879482126173" calcext:value-type="float">
            <text:p>0,923879482126173</text:p>
          </table:table-cell>
          <table:table-cell table:formula="of:=COS([$Autovalores.$E$11]*[$Planilha1.$A27])" office:value-type="float" office:value="0.965925864152164" calcext:value-type="float">
            <text:p>0,965925864152164</text:p>
          </table:table-cell>
          <table:table-cell table:formula="of:=COS([$Autovalores.$E$12]*[$Planilha1.$A27])" office:value-type="float" office:value="0.608761556675916" calcext:value-type="float">
            <text:p>0,608761556675916</text:p>
          </table:table-cell>
          <table:table-cell table:formula="of:=COS([$Autovalores.$E$13]*[$Planilha1.$A27])" office:value-type="float" office:value="0.000000175550167597921" calcext:value-type="float">
            <text:p>1,75550167597921E-07</text:p>
          </table:table-cell>
          <table:table-cell table:formula="of:=COS([$Autovalores.$E$14]*[$Planilha1.$A27])" office:value-type="float" office:value="-0.608761278129289" calcext:value-type="float">
            <text:p>-0,608761278129289</text:p>
          </table:table-cell>
          <table:table-cell table:formula="of:=COS([$Autovalores.$E$15]*[$Planilha1.$A27])" office:value-type="float" office:value="-0.9659257732807" calcext:value-type="float">
            <text:p>-0,9659257732807</text:p>
          </table:table-cell>
          <table:table-cell table:formula="of:=COS([$Autovalores.$E$16]*[$Planilha1.$A27])" office:value-type="float" office:value="-0.92387961648644" calcext:value-type="float">
            <text:p>-0,92387961648644</text:p>
          </table:table-cell>
          <table:table-cell table:formula="of:=COS([$Autovalores.$E$17]*[$Planilha1.$A27])" office:value-type="float" office:value="-0.500000202707859" calcext:value-type="float">
            <text:p>-0,500000202707859</text:p>
          </table:table-cell>
          <table:table-cell table:formula="of:=COS([$Autovalores.$E$18]*[$Planilha1.$A27])" office:value-type="float" office:value="0.130525945651607" calcext:value-type="float">
            <text:p>0,130525945651607</text:p>
          </table:table-cell>
          <table:table-cell table:formula="of:=COS([$Autovalores.$E$19]*[$Planilha1.$A27])" office:value-type="float" office:value="0.707106594987452" calcext:value-type="float">
            <text:p>0,707106594987452</text:p>
          </table:table-cell>
          <table:table-cell table:formula="of:=COS([$Autovalores.$E$20]*[$Planilha1.$A27])" office:value-type="float" office:value="0.991444825093438" calcext:value-type="float">
            <text:p>0,991444825093438</text:p>
          </table:table-cell>
          <table:table-cell table:formula="of:=COS([$Autovalores.$E$21]*[$Planilha1.$A27])" office:value-type="float" office:value="0.866025550076208" calcext:value-type="float">
            <text:p>0,866025550076208</text:p>
          </table:table-cell>
          <table:table-cell table:formula="of:=COS([$Autovalores.$E$22]*[$Planilha1.$A27])" office:value-type="float" office:value="0.382683716192683" calcext:value-type="float">
            <text:p>0,382683716192683</text:p>
          </table:table-cell>
          <table:table-cell table:formula="of:=COS([$Autovalores.$E$23]*[$Planilha1.$A27])" office:value-type="float" office:value="-0.258818734227031" calcext:value-type="float">
            <text:p>-0,258818734227031</text:p>
          </table:table-cell>
          <table:table-cell table:formula="of:=COS([$Autovalores.$E$24]*[$Planilha1.$A27])" office:value-type="float" office:value="-0.793353135460529" calcext:value-type="float">
            <text:p>-0,793353135460529</text:p>
          </table:table-cell>
          <table:table-cell table:formula="of:=COS([$Autovalores.$E$25]*[$Planilha1.$A27])" office:value-type="float" office:value="-0.999999999999938" calcext:value-type="float">
            <text:p>-0,999999999999938</text:p>
          </table:table-cell>
          <table:table-cell table:formula="of:=COS([$Autovalores.$E$26]*[$Planilha1.$A27])" office:value-type="float" office:value="-0.793353562933205" calcext:value-type="float">
            <text:p>-0,793353562933205</text:p>
          </table:table-cell>
          <table:table-cell table:formula="of:=COS([$Autovalores.$E$27]*[$Planilha1.$A27])" office:value-type="float" office:value="-0.25881941250079" calcext:value-type="float">
            <text:p>-0,25881941250079</text:p>
          </table:table-cell>
          <table:table-cell table:formula="of:=COS([$Autovalores.$E$28]*[$Planilha1.$A27])" office:value-type="float" office:value="0.382683067443843" calcext:value-type="float">
            <text:p>0,382683067443843</text:p>
          </table:table-cell>
          <table:table-cell table:formula="of:=COS([$Autovalores.$E$29]*[$Planilha1.$A27])" office:value-type="float" office:value="0.866025198975837" calcext:value-type="float">
            <text:p>0,866025198975837</text:p>
          </table:table-cell>
          <table:table-cell table:formula="of:=COS([$Autovalores.$E$30]*[$Planilha1.$A27])" office:value-type="float" office:value="0.991444916748967" calcext:value-type="float">
            <text:p>0,991444916748967</text:p>
          </table:table-cell>
          <table:table-cell table:formula="of:=COS([$Autovalores.$E$31]*[$Planilha1.$A27])" office:value-type="float" office:value="0.707107091518263" calcext:value-type="float">
            <text:p>0,707107091518263</text:p>
          </table:table-cell>
          <table:table-cell table:formula="of:=COS([$Autovalores.$E$32]*[$Planilha1.$A27])" office:value-type="float" office:value="0.130526641844844" calcext:value-type="float">
            <text:p>0,130526641844844</text:p>
          </table:table-cell>
          <table:table-cell table:formula="of:=COS([$Autovalores.$E$33]*[$Planilha1.$A27])" office:value-type="float" office:value="-0.499999594584199" calcext:value-type="float">
            <text:p>-0,499999594584199</text:p>
          </table:table-cell>
          <table:table-cell table:formula="of:=COS([$Autovalores.$E$34]*[$Planilha1.$A27])" office:value-type="float" office:value="-0.923879347765793" calcext:value-type="float">
            <text:p>-0,923879347765793</text:p>
          </table:table-cell>
          <table:table-cell table:formula="of:=COS([$Autovalores.$E$35]*[$Planilha1.$A27])" office:value-type="float" office:value="-0.965925955023507" calcext:value-type="float">
            <text:p>-0,965925955023507</text:p>
          </table:table-cell>
          <table:table-cell table:formula="of:=COS([$Autovalores.$E$36]*[$Planilha1.$A27])" office:value-type="float" office:value="-0.608761835222467" calcext:value-type="float">
            <text:p>-0,608761835222467</text:p>
          </table:table-cell>
        </table:table-row>
        <table:table-row table:style-name="ro1">
          <table:table-cell/>
          <table:table-cell table:formula="of:=COS([$Autovalores.$E$1]*[$Planilha1.$A28])" office:value-type="float" office:value="1" calcext:value-type="float">
            <text:p>1</text:p>
          </table:table-cell>
          <table:table-cell table:formula="of:=COS([$Autovalores.$E$2]*[$Planilha1.$A28])" office:value-type="float" office:value="0.77714597103167" calcext:value-type="float">
            <text:p>0,77714597103167</text:p>
          </table:table-cell>
          <table:table-cell table:formula="of:=COS([$Autovalores.$E$3]*[$Planilha1.$A28])" office:value-type="float" office:value="0.207911720581515" calcext:value-type="float">
            <text:p>0,207911720581515</text:p>
          </table:table-cell>
          <table:table-cell table:formula="of:=COS([$Autovalores.$E$4]*[$Planilha1.$A28])" office:value-type="float" office:value="-0.453990459071296" calcext:value-type="float">
            <text:p>-0,453990459071296</text:p>
          </table:table-cell>
          <table:table-cell table:formula="of:=COS([$Autovalores.$E$5]*[$Planilha1.$A28])" office:value-type="float" office:value="-0.913545432889668" calcext:value-type="float">
            <text:p>-0,913545432889668</text:p>
          </table:table-cell>
          <table:table-cell table:formula="of:=COS([$Autovalores.$E$6]*[$Planilha1.$A28])" office:value-type="float" office:value="-0.965925845977881" calcext:value-type="float">
            <text:p>-0,965925845977881</text:p>
          </table:table-cell>
          <table:table-cell table:formula="of:=COS([$Autovalores.$E$7]*[$Planilha1.$A28])" office:value-type="float" office:value="-0.587785326144468" calcext:value-type="float">
            <text:p>-0,587785326144468</text:p>
          </table:table-cell>
          <table:table-cell table:formula="of:=COS([$Autovalores.$E$8]*[$Planilha1.$A28])" office:value-type="float" office:value="0.052335849888461" calcext:value-type="float">
            <text:p>0,052335849888461</text:p>
          </table:table-cell>
          <table:table-cell table:formula="of:=COS([$Autovalores.$E$9]*[$Planilha1.$A28])" office:value-type="float" office:value="0.669130515907141" calcext:value-type="float">
            <text:p>0,669130515907141</text:p>
          </table:table-cell>
          <table:table-cell table:formula="of:=COS([$Autovalores.$E$10]*[$Planilha1.$A28])" office:value-type="float" office:value="0.987688319174693" calcext:value-type="float">
            <text:p>0,987688319174693</text:p>
          </table:table-cell>
          <table:table-cell table:formula="of:=COS([$Autovalores.$E$11]*[$Planilha1.$A28])" office:value-type="float" office:value="0.86602547985617" calcext:value-type="float">
            <text:p>0,86602547985617</text:p>
          </table:table-cell>
          <table:table-cell table:formula="of:=COS([$Autovalores.$E$12]*[$Planilha1.$A28])" office:value-type="float" office:value="0.35836810578729" calcext:value-type="float">
            <text:p>0,35836810578729</text:p>
          </table:table-cell>
          <table:table-cell table:formula="of:=COS([$Autovalores.$E$13]*[$Planilha1.$A28])" office:value-type="float" office:value="-0.309016820738483" calcext:value-type="float">
            <text:p>-0,309016820738483</text:p>
          </table:table-cell>
          <table:table-cell table:formula="of:=COS([$Autovalores.$E$14]*[$Planilha1.$A28])" office:value-type="float" office:value="-0.838670460223145" calcext:value-type="float">
            <text:p>-0,838670460223145</text:p>
          </table:table-cell>
          <table:table-cell table:formula="of:=COS([$Autovalores.$E$15]*[$Planilha1.$A28])" office:value-type="float" office:value="-0.994521917632905" calcext:value-type="float">
            <text:p>-0,994521917632905</text:p>
          </table:table-cell>
          <table:table-cell table:formula="of:=COS([$Autovalores.$E$16]*[$Planilha1.$A28])" office:value-type="float" office:value="-0.70710694255906" calcext:value-type="float">
            <text:p>-0,70710694255906</text:p>
          </table:table-cell>
          <table:table-cell table:formula="of:=COS([$Autovalores.$E$17]*[$Planilha1.$A28])" office:value-type="float" office:value="-0.104528705363687" calcext:value-type="float">
            <text:p>-0,104528705363687</text:p>
          </table:table-cell>
          <table:table-cell table:formula="of:=COS([$Autovalores.$E$18]*[$Planilha1.$A28])" office:value-type="float" office:value="0.544638818097968" calcext:value-type="float">
            <text:p>0,544638818097968</text:p>
          </table:table-cell>
          <table:table-cell table:formula="of:=COS([$Autovalores.$E$19]*[$Planilha1.$A28])" office:value-type="float" office:value="0.95105643166826" calcext:value-type="float">
            <text:p>0,95105643166826</text:p>
          </table:table-cell>
          <table:table-cell table:formula="of:=COS([$Autovalores.$E$20]*[$Planilha1.$A28])" office:value-type="float" office:value="0.933580530091524" calcext:value-type="float">
            <text:p>0,933580530091524</text:p>
          </table:table-cell>
          <table:table-cell table:formula="of:=COS([$Autovalores.$E$21]*[$Planilha1.$A28])" office:value-type="float" office:value="0.500000263520217" calcext:value-type="float">
            <text:p>0,500000263520217</text:p>
          </table:table-cell>
          <table:table-cell table:formula="of:=COS([$Autovalores.$E$22]*[$Planilha1.$A28])" office:value-type="float" office:value="-0.156434149472504" calcext:value-type="float">
            <text:p>-0,156434149472504</text:p>
          </table:table-cell>
          <table:table-cell table:formula="of:=COS([$Autovalores.$E$23]*[$Planilha1.$A28])" office:value-type="float" office:value="-0.743144601508859" calcext:value-type="float">
            <text:p>-0,743144601508859</text:p>
          </table:table-cell>
          <table:table-cell table:formula="of:=COS([$Autovalores.$E$24]*[$Planilha1.$A28])" office:value-type="float" office:value="-0.998629516440591" calcext:value-type="float">
            <text:p>-0,998629516440591</text:p>
          </table:table-cell>
          <table:table-cell table:formula="of:=COS([$Autovalores.$E$25]*[$Planilha1.$A28])" office:value-type="float" office:value="-0.809017209001361" calcext:value-type="float">
            <text:p>-0,809017209001361</text:p>
          </table:table-cell>
          <table:table-cell table:formula="of:=COS([$Autovalores.$E$26]*[$Planilha1.$A28])" office:value-type="float" office:value="-0.258819412500797" calcext:value-type="float">
            <text:p>-0,258819412500797</text:p>
          </table:table-cell>
          <table:table-cell table:formula="of:=COS([$Autovalores.$E$27]*[$Planilha1.$A28])" office:value-type="float" office:value="0.406736281701805" calcext:value-type="float">
            <text:p>0,406736281701805</text:p>
          </table:table-cell>
          <table:table-cell table:formula="of:=COS([$Autovalores.$E$28]*[$Planilha1.$A28])" office:value-type="float" office:value="0.891006337694715" calcext:value-type="float">
            <text:p>0,891006337694715</text:p>
          </table:table-cell>
          <table:table-cell table:formula="of:=COS([$Autovalores.$E$29]*[$Planilha1.$A28])" office:value-type="float" office:value="0.978147689304461" calcext:value-type="float">
            <text:p>0,978147689304461</text:p>
          </table:table-cell>
          <table:table-cell table:formula="of:=COS([$Autovalores.$E$30]*[$Planilha1.$A28])" office:value-type="float" office:value="0.629320733939085" calcext:value-type="float">
            <text:p>0,629320733939085</text:p>
          </table:table-cell>
          <table:table-cell table:formula="of:=COS([$Autovalores.$E$31]*[$Planilha1.$A28])" office:value-type="float" office:value="0.00000045643044445873" calcext:value-type="float">
            <text:p>4,5643044445873E-07</text:p>
          </table:table-cell>
          <table:table-cell table:formula="of:=COS([$Autovalores.$E$32]*[$Planilha1.$A28])" office:value-type="float" office:value="-0.629320024512923" calcext:value-type="float">
            <text:p>-0,629320024512923</text:p>
          </table:table-cell>
          <table:table-cell table:formula="of:=COS([$Autovalores.$E$33]*[$Planilha1.$A28])" office:value-type="float" office:value="-0.978147499509983" calcext:value-type="float">
            <text:p>-0,978147499509983</text:p>
          </table:table-cell>
          <table:table-cell table:formula="of:=COS([$Autovalores.$E$34]*[$Planilha1.$A28])" office:value-type="float" office:value="-0.891006752124848" calcext:value-type="float">
            <text:p>-0,891006752124848</text:p>
          </table:table-cell>
          <table:table-cell table:formula="of:=COS([$Autovalores.$E$35]*[$Planilha1.$A28])" office:value-type="float" office:value="-0.406737115641698" calcext:value-type="float">
            <text:p>-0,406737115641698</text:p>
          </table:table-cell>
          <table:table-cell table:formula="of:=COS([$Autovalores.$E$36]*[$Planilha1.$A28])" office:value-type="float" office:value="0.25881853074487" calcext:value-type="float">
            <text:p>0,25881853074487</text:p>
          </table:table-cell>
        </table:table-row>
        <table:table-row table:style-name="ro1">
          <table:table-cell/>
          <table:table-cell table:formula="of:=COS([$Autovalores.$E$1]*[$Planilha1.$A29])" office:value-type="float" office:value="1" calcext:value-type="float">
            <text:p>1</text:p>
          </table:table-cell>
          <table:table-cell table:formula="of:=COS([$Autovalores.$E$2]*[$Planilha1.$A29])" office:value-type="float" office:value="0.760405975860995" calcext:value-type="float">
            <text:p>0,760405975860995</text:p>
          </table:table-cell>
          <table:table-cell table:formula="of:=COS([$Autovalores.$E$3]*[$Planilha1.$A29])" office:value-type="float" office:value="0.156434496250225" calcext:value-type="float">
            <text:p>0,156434496250225</text:p>
          </table:table-cell>
          <table:table-cell table:formula="of:=COS([$Autovalores.$E$4]*[$Planilha1.$A29])" office:value-type="float" office:value="-0.522498524302044" calcext:value-type="float">
            <text:p>-0,522498524302044</text:p>
          </table:table-cell>
          <table:table-cell table:formula="of:=COS([$Autovalores.$E$5]*[$Planilha1.$A29])" office:value-type="float" office:value="-0.951056496765877" calcext:value-type="float">
            <text:p>-0,951056496765877</text:p>
          </table:table-cell>
          <table:table-cell table:formula="of:=COS([$Autovalores.$E$6]*[$Planilha1.$A29])" office:value-type="float" office:value="-0.923879562742348" calcext:value-type="float">
            <text:p>-0,923879562742348</text:p>
          </table:table-cell>
          <table:table-cell table:formula="of:=COS([$Autovalores.$E$7]*[$Planilha1.$A29])" office:value-type="float" office:value="-0.453990584204373" calcext:value-type="float">
            <text:p>-0,453990584204373</text:p>
          </table:table-cell>
          <table:table-cell table:formula="of:=COS([$Autovalores.$E$8]*[$Planilha1.$A29])" office:value-type="float" office:value="0.233445256315088" calcext:value-type="float">
            <text:p>0,233445256315088</text:p>
          </table:table-cell>
          <table:table-cell table:formula="of:=COS([$Autovalores.$E$9]*[$Planilha1.$A29])" office:value-type="float" office:value="0.809016920081164" calcext:value-type="float">
            <text:p>0,809016920081164</text:p>
          </table:table-cell>
          <table:table-cell table:formula="of:=COS([$Autovalores.$E$10]*[$Planilha1.$A29])" office:value-type="float" office:value="0.996917344889659" calcext:value-type="float">
            <text:p>0,996917344889659</text:p>
          </table:table-cell>
          <table:table-cell table:formula="of:=COS([$Autovalores.$E$11]*[$Planilha1.$A29])" office:value-type="float" office:value="0.707106892905984" calcext:value-type="float">
            <text:p>0,707106892905984</text:p>
          </table:table-cell>
          <table:table-cell table:formula="of:=COS([$Autovalores.$E$12]*[$Planilha1.$A29])" office:value-type="float" office:value="0.0784592689867638" calcext:value-type="float">
            <text:p>0,078459268986764</text:p>
          </table:table-cell>
          <table:table-cell table:formula="of:=COS([$Autovalores.$E$13]*[$Planilha1.$A29])" office:value-type="float" office:value="-0.587785098907544" calcext:value-type="float">
            <text:p>-0,587785098907544</text:p>
          </table:table-cell>
          <table:table-cell table:formula="of:=COS([$Autovalores.$E$14]*[$Planilha1.$A29])" office:value-type="float" office:value="-0.972369872449449" calcext:value-type="float">
            <text:p>-0,972369872449449</text:p>
          </table:table-cell>
          <table:table-cell table:formula="of:=COS([$Autovalores.$E$15]*[$Planilha1.$A29])" office:value-type="float" office:value="-0.891006624607966" calcext:value-type="float">
            <text:p>-0,891006624607966</text:p>
          </table:table-cell>
          <table:table-cell table:formula="of:=COS([$Autovalores.$E$16]*[$Planilha1.$A29])" office:value-type="float" office:value="-0.382683651317814" calcext:value-type="float">
            <text:p>-0,382683651317814</text:p>
          </table:table-cell>
          <table:table-cell table:formula="of:=COS([$Autovalores.$E$17]*[$Planilha1.$A29])" office:value-type="float" office:value="0.309016753955224" calcext:value-type="float">
            <text:p>0,309016753955224</text:p>
          </table:table-cell>
          <table:table-cell table:formula="of:=COS([$Autovalores.$E$18]*[$Planilha1.$A29])" office:value-type="float" office:value="0.852640024015251" calcext:value-type="float">
            <text:p>0,852640024015251</text:p>
          </table:table-cell>
          <table:table-cell table:formula="of:=COS([$Autovalores.$E$19]*[$Planilha1.$A29])" office:value-type="float" office:value="0.987688385083695" calcext:value-type="float">
            <text:p>0,987688385083695</text:p>
          </table:table-cell>
          <table:table-cell table:formula="of:=COS([$Autovalores.$E$20]*[$Planilha1.$A29])" office:value-type="float" office:value="0.649448276597026" calcext:value-type="float">
            <text:p>0,649448276597026</text:p>
          </table:table-cell>
          <table:table-cell table:formula="of:=COS([$Autovalores.$E$21]*[$Planilha1.$A29])" office:value-type="float" office:value="0.000000315990310025132" calcext:value-type="float">
            <text:p>3,15990310025132E-07</text:p>
          </table:table-cell>
          <table:table-cell table:formula="of:=COS([$Autovalores.$E$22]*[$Planilha1.$A29])" office:value-type="float" office:value="-0.649447796035185" calcext:value-type="float">
            <text:p>-0,649447796035185</text:p>
          </table:table-cell>
          <table:table-cell table:formula="of:=COS([$Autovalores.$E$23]*[$Planilha1.$A29])" office:value-type="float" office:value="-0.987688286220125" calcext:value-type="float">
            <text:p>-0,987688286220125</text:p>
          </table:table-cell>
          <table:table-cell table:formula="of:=COS([$Autovalores.$E$24]*[$Planilha1.$A29])" office:value-type="float" office:value="-0.852640354224193" calcext:value-type="float">
            <text:p>-0,852640354224193</text:p>
          </table:table-cell>
          <table:table-cell table:formula="of:=COS([$Autovalores.$E$25]*[$Planilha1.$A29])" office:value-type="float" office:value="-0.309017355004497" calcext:value-type="float">
            <text:p>-0,309017355004497</text:p>
          </table:table-cell>
          <table:table-cell table:formula="of:=COS([$Autovalores.$E$26]*[$Planilha1.$A29])" office:value-type="float" office:value="0.382683067443836" calcext:value-type="float">
            <text:p>0,382683067443836</text:p>
          </table:table-cell>
          <table:table-cell table:formula="of:=COS([$Autovalores.$E$27]*[$Planilha1.$A29])" office:value-type="float" office:value="0.891006337694715" calcext:value-type="float">
            <text:p>0,891006337694715</text:p>
          </table:table-cell>
          <table:table-cell table:formula="of:=COS([$Autovalores.$E$28]*[$Planilha1.$A29])" office:value-type="float" office:value="0.972370019982327" calcext:value-type="float">
            <text:p>0,972370019982327</text:p>
          </table:table-cell>
          <table:table-cell table:formula="of:=COS([$Autovalores.$E$29]*[$Planilha1.$A29])" office:value-type="float" office:value="0.58778561019056" calcext:value-type="float">
            <text:p>0,58778561019056</text:p>
          </table:table-cell>
          <table:table-cell table:formula="of:=COS([$Autovalores.$E$30]*[$Planilha1.$A29])" office:value-type="float" office:value="-0.0784586389543211" calcext:value-type="float">
            <text:p>-0,078458638954321</text:p>
          </table:table-cell>
          <table:table-cell table:formula="of:=COS([$Autovalores.$E$31]*[$Planilha1.$A29])" office:value-type="float" office:value="-0.707106446028132" calcext:value-type="float">
            <text:p>-0,707106446028132</text:p>
          </table:table-cell>
          <table:table-cell table:formula="of:=COS([$Autovalores.$E$32]*[$Planilha1.$A29])" office:value-type="float" office:value="-0.996917295304922" calcext:value-type="float">
            <text:p>-0,996917295304922</text:p>
          </table:table-cell>
          <table:table-cell table:formula="of:=COS([$Autovalores.$E$33]*[$Planilha1.$A29])" office:value-type="float" office:value="-0.809017291549952" calcext:value-type="float">
            <text:p>-0,809017291549952</text:p>
          </table:table-cell>
          <table:table-cell table:formula="of:=COS([$Autovalores.$E$34]*[$Planilha1.$A29])" office:value-type="float" office:value="-0.233445870834002" calcext:value-type="float">
            <text:p>-0,233445870834002</text:p>
          </table:table-cell>
          <table:table-cell table:formula="of:=COS([$Autovalores.$E$35]*[$Planilha1.$A29])" office:value-type="float" office:value="0.453990021105456" calcext:value-type="float">
            <text:p>0,453990021105456</text:p>
          </table:table-cell>
          <table:table-cell table:formula="of:=COS([$Autovalores.$E$36]*[$Planilha1.$A29])" office:value-type="float" office:value="0.923879320893697" calcext:value-type="float">
            <text:p>0,923879320893697</text:p>
          </table:table-cell>
        </table:table-row>
        <table:table-row table:style-name="ro1">
          <table:table-cell/>
          <table:table-cell table:formula="of:=COS([$Autovalores.$E$1]*[$Planilha1.$A30])" office:value-type="float" office:value="1" calcext:value-type="float">
            <text:p>1</text:p>
          </table:table-cell>
          <table:table-cell table:formula="of:=COS([$Autovalores.$E$2]*[$Planilha1.$A30])" office:value-type="float" office:value="0.743144836440886" calcext:value-type="float">
            <text:p>0,743144836440886</text:p>
          </table:table-cell>
          <table:table-cell table:formula="of:=COS([$Autovalores.$E$3]*[$Planilha1.$A30])" office:value-type="float" office:value="0.104528495857504" calcext:value-type="float">
            <text:p>0,104528495857504</text:p>
          </table:table-cell>
          <table:table-cell table:formula="of:=COS([$Autovalores.$E$4]*[$Planilha1.$A30])" office:value-type="float" office:value="-0.587785212526014" calcext:value-type="float">
            <text:p>-0,587785212526014</text:p>
          </table:table-cell>
          <table:table-cell table:formula="of:=COS([$Autovalores.$E$5]*[$Planilha1.$A30])" office:value-type="float" office:value="-0.978147587107536" calcext:value-type="float">
            <text:p>-0,978147587107536</text:p>
          </table:table-cell>
          <table:table-cell table:formula="of:=COS([$Autovalores.$E$6]*[$Planilha1.$A30])" office:value-type="float" office:value="-0.866025444746141" calcext:value-type="float">
            <text:p>-0,866025444746141</text:p>
          </table:table-cell>
          <table:table-cell table:formula="of:=COS([$Autovalores.$E$7]*[$Planilha1.$A30])" office:value-type="float" office:value="-0.309017087871498" calcext:value-type="float">
            <text:p>-0,309017087871498</text:p>
          </table:table-cell>
          <table:table-cell table:formula="of:=COS([$Autovalores.$E$8]*[$Planilha1.$A30])" office:value-type="float" office:value="0.406736538298733" calcext:value-type="float">
            <text:p>0,406736538298733</text:p>
          </table:table-cell>
          <table:table-cell table:formula="of:=COS([$Autovalores.$E$9]*[$Planilha1.$A30])" office:value-type="float" office:value="0.913545404328588" calcext:value-type="float">
            <text:p>0,913545404328588</text:p>
          </table:table-cell>
          <table:table-cell table:formula="of:=COS([$Autovalores.$E$10]*[$Planilha1.$A30])" office:value-type="float" office:value="0.95105656186345" calcext:value-type="float">
            <text:p>0,95105656186345</text:p>
          </table:table-cell>
          <table:table-cell table:formula="of:=COS([$Autovalores.$E$11]*[$Planilha1.$A30])" office:value-type="float" office:value="0.500000141895503" calcext:value-type="float">
            <text:p>0,500000141895503</text:p>
          </table:table-cell>
          <table:table-cell table:formula="of:=COS([$Autovalores.$E$12]*[$Planilha1.$A30])" office:value-type="float" office:value="-0.207911514524741" calcext:value-type="float">
            <text:p>-0,207911514524741</text:p>
          </table:table-cell>
          <table:table-cell table:formula="of:=COS([$Autovalores.$E$13]*[$Planilha1.$A30])" office:value-type="float" office:value="-0.809016878806838" calcext:value-type="float">
            <text:p>-0,809016878806838</text:p>
          </table:table-cell>
          <table:table-cell table:formula="of:=COS([$Autovalores.$E$14]*[$Planilha1.$A30])" office:value-type="float" office:value="-0.994521917632904" calcext:value-type="float">
            <text:p>-0,994521917632904</text:p>
          </table:table-cell>
          <table:table-cell table:formula="of:=COS([$Autovalores.$E$15]*[$Planilha1.$A30])" office:value-type="float" office:value="-0.669130776825526" calcext:value-type="float">
            <text:p>-0,669130776825526</text:p>
          </table:table-cell>
          <table:table-cell table:formula="of:=COS([$Autovalores.$E$16]*[$Planilha1.$A30])" office:value-type="float" office:value="-0.000000245770233038367" calcext:value-type="float">
            <text:p>-2,45770233038367E-07</text:p>
          </table:table-cell>
          <table:table-cell table:formula="of:=COS([$Autovalores.$E$17]*[$Planilha1.$A30])" office:value-type="float" office:value="0.669130411539767" calcext:value-type="float">
            <text:p>0,669130411539767</text:p>
          </table:table-cell>
          <table:table-cell table:formula="of:=COS([$Autovalores.$E$18]*[$Planilha1.$A30])" office:value-type="float" office:value="0.994521866252919" calcext:value-type="float">
            <text:p>0,994521866252919</text:p>
          </table:table-cell>
          <table:table-cell table:formula="of:=COS([$Autovalores.$E$19]*[$Planilha1.$A30])" office:value-type="float" office:value="0.809017167727054" calcext:value-type="float">
            <text:p>0,809017167727054</text:p>
          </table:table-cell>
          <table:table-cell table:formula="of:=COS([$Autovalores.$E$20]*[$Planilha1.$A30])" office:value-type="float" office:value="0.207911995323864" calcext:value-type="float">
            <text:p>0,207911995323864</text:p>
          </table:table-cell>
          <table:table-cell table:formula="of:=COS([$Autovalores.$E$21]*[$Planilha1.$A30])" office:value-type="float" office:value="-0.499999716208953" calcext:value-type="float">
            <text:p>-0,499999716208953</text:p>
          </table:table-cell>
          <table:table-cell table:formula="of:=COS([$Autovalores.$E$22]*[$Planilha1.$A30])" office:value-type="float" office:value="-0.951056409969047" calcext:value-type="float">
            <text:p>-0,951056409969047</text:p>
          </table:table-cell>
          <table:table-cell table:formula="of:=COS([$Autovalores.$E$23]*[$Planilha1.$A30])" office:value-type="float" office:value="-0.913545604256056" calcext:value-type="float">
            <text:p>-0,913545604256056</text:p>
          </table:table-cell>
          <table:table-cell table:formula="of:=COS([$Autovalores.$E$24]*[$Planilha1.$A30])" office:value-type="float" office:value="-0.406736987343265" calcext:value-type="float">
            <text:p>-0,406736987343265</text:p>
          </table:table-cell>
          <table:table-cell table:formula="of:=COS([$Autovalores.$E$25]*[$Planilha1.$A30])" office:value-type="float" office:value="0.309016620388716" calcext:value-type="float">
            <text:p>0,309016620388716</text:p>
          </table:table-cell>
          <table:table-cell table:formula="of:=COS([$Autovalores.$E$26]*[$Planilha1.$A30])" office:value-type="float" office:value="0.86602519897584" calcext:value-type="float">
            <text:p>0,86602519897584</text:p>
          </table:table-cell>
          <table:table-cell table:formula="of:=COS([$Autovalores.$E$27]*[$Planilha1.$A30])" office:value-type="float" office:value="0.978147689304458" calcext:value-type="float">
            <text:p>0,978147689304458</text:p>
          </table:table-cell>
          <table:table-cell table:formula="of:=COS([$Autovalores.$E$28]*[$Planilha1.$A30])" office:value-type="float" office:value="0.587785610190549" calcext:value-type="float">
            <text:p>0,587785610190549</text:p>
          </table:table-cell>
          <table:table-cell table:formula="of:=COS([$Autovalores.$E$29]*[$Planilha1.$A30])" office:value-type="float" office:value="-0.104528007009735" calcext:value-type="float">
            <text:p>-0,104528007009735</text:p>
          </table:table-cell>
          <table:table-cell table:formula="of:=COS([$Autovalores.$E$30]*[$Planilha1.$A30])" office:value-type="float" office:value="-0.743144507536032" calcext:value-type="float">
            <text:p>-0,743144507536032</text:p>
          </table:table-cell>
          <table:table-cell table:formula="of:=COS([$Autovalores.$E$31]*[$Planilha1.$A30])" office:value-type="float" office:value="-0.999999999999879" calcext:value-type="float">
            <text:p>-0,999999999999879</text:p>
          </table:table-cell>
          <table:table-cell table:formula="of:=COS([$Autovalores.$E$32]*[$Planilha1.$A30])" office:value-type="float" office:value="-0.74314516534556" calcext:value-type="float">
            <text:p>-0,74314516534556</text:p>
          </table:table-cell>
          <table:table-cell table:formula="of:=COS([$Autovalores.$E$33]*[$Planilha1.$A30])" office:value-type="float" office:value="-0.104528984705244" calcext:value-type="float">
            <text:p>-0,104528984705244</text:p>
          </table:table-cell>
          <table:table-cell table:formula="of:=COS([$Autovalores.$E$34]*[$Planilha1.$A30])" office:value-type="float" office:value="0.587784814861339" calcext:value-type="float">
            <text:p>0,587784814861339</text:p>
          </table:table-cell>
          <table:table-cell table:formula="of:=COS([$Autovalores.$E$35]*[$Planilha1.$A30])" office:value-type="float" office:value="0.978147484910377" calcext:value-type="float">
            <text:p>0,978147484910377</text:p>
          </table:table-cell>
          <table:table-cell table:formula="of:=COS([$Autovalores.$E$36]*[$Planilha1.$A30])" office:value-type="float" office:value="0.866025690516235" calcext:value-type="float">
            <text:p>0,866025690516235</text:p>
          </table:table-cell>
        </table:table-row>
        <table:table-row table:style-name="ro1">
          <table:table-cell/>
          <table:table-cell table:formula="of:=COS([$Autovalores.$E$1]*[$Planilha1.$A31])" office:value-type="float" office:value="1" calcext:value-type="float">
            <text:p>1</text:p>
          </table:table-cell>
          <table:table-cell table:formula="of:=COS([$Autovalores.$E$2]*[$Planilha1.$A31])" office:value-type="float" office:value="0.725374382693561" calcext:value-type="float">
            <text:p>0,725374382693561</text:p>
          </table:table-cell>
          <table:table-cell table:formula="of:=COS([$Autovalores.$E$3]*[$Planilha1.$A31])" office:value-type="float" office:value="0.0523359901361298" calcext:value-type="float">
            <text:p>0,05233599013613</text:p>
          </table:table-cell>
          <table:table-cell table:formula="of:=COS([$Autovalores.$E$4]*[$Planilha1.$A31])" office:value-type="float" office:value="-0.649448009618258" calcext:value-type="float">
            <text:p>-0,649448009618258</text:p>
          </table:table-cell>
          <table:table-cell table:formula="of:=COS([$Autovalores.$E$5]*[$Planilha1.$A31])" office:value-type="float" office:value="-0.994521888272942" calcext:value-type="float">
            <text:p>-0,994521888272942</text:p>
          </table:table-cell>
          <table:table-cell table:formula="of:=COS([$Autovalores.$E$6]*[$Planilha1.$A31])" office:value-type="float" office:value="-0.793353391944182" calcext:value-type="float">
            <text:p>-0,793353391944182</text:p>
          </table:table-cell>
          <table:table-cell table:formula="of:=COS([$Autovalores.$E$7]*[$Planilha1.$A31])" office:value-type="float" office:value="-0.156434565605766" calcext:value-type="float">
            <text:p>-0,156434565605766</text:p>
          </table:table-cell>
          <table:table-cell table:formula="of:=COS([$Autovalores.$E$8]*[$Planilha1.$A31])" office:value-type="float" office:value="0.566406139027746" calcext:value-type="float">
            <text:p>0,566406139027746</text:p>
          </table:table-cell>
          <table:table-cell table:formula="of:=COS([$Autovalores.$E$9]*[$Planilha1.$A31])" office:value-type="float" office:value="0.978147572507956" calcext:value-type="float">
            <text:p>0,978147572507956</text:p>
          </table:table-cell>
          <table:table-cell table:formula="of:=COS([$Autovalores.$E$10]*[$Planilha1.$A31])" office:value-type="float" office:value="0.852640244154581" calcext:value-type="float">
            <text:p>0,852640244154581</text:p>
          </table:table-cell>
          <table:table-cell table:formula="of:=COS([$Autovalores.$E$11]*[$Planilha1.$A31])" office:value-type="float" office:value="0.258819209018678" calcext:value-type="float">
            <text:p>0,258819209018678</text:p>
          </table:table-cell>
          <table:table-cell table:formula="of:=COS([$Autovalores.$E$12]*[$Planilha1.$A31])" office:value-type="float" office:value="-0.477158596212262" calcext:value-type="float">
            <text:p>-0,477158596212262</text:p>
          </table:table-cell>
          <table:table-cell table:formula="of:=COS([$Autovalores.$E$13]*[$Planilha1.$A31])" office:value-type="float" office:value="-0.951056453367471" calcext:value-type="float">
            <text:p>-0,951056453367471</text:p>
          </table:table-cell>
          <table:table-cell table:formula="of:=COS([$Autovalores.$E$14]*[$Planilha1.$A31])" office:value-type="float" office:value="-0.90258537932405" calcext:value-type="float">
            <text:p>-0,90258537932405</text:p>
          </table:table-cell>
          <table:table-cell table:formula="of:=COS([$Autovalores.$E$15]*[$Planilha1.$A31])" office:value-type="float" office:value="-0.358368171343363" calcext:value-type="float">
            <text:p>-0,358368171343363</text:p>
          </table:table-cell>
          <table:table-cell table:formula="of:=COS([$Autovalores.$E$16]*[$Planilha1.$A31])" office:value-type="float" office:value="0.382683197193626" calcext:value-type="float">
            <text:p>0,382683197193626</text:p>
          </table:table-cell>
          <table:table-cell table:formula="of:=COS([$Autovalores.$E$17]*[$Planilha1.$A31])" office:value-type="float" office:value="0.913545347206413" calcext:value-type="float">
            <text:p>0,913545347206413</text:p>
          </table:table-cell>
          <table:table-cell table:formula="of:=COS([$Autovalores.$E$18]*[$Planilha1.$A31])" office:value-type="float" office:value="0.942641587391226" calcext:value-type="float">
            <text:p>0,942641587391226</text:p>
          </table:table-cell>
          <table:table-cell table:formula="of:=COS([$Autovalores.$E$19]*[$Planilha1.$A31])" office:value-type="float" office:value="0.453990771903966" calcext:value-type="float">
            <text:p>0,453990771903966</text:p>
          </table:table-cell>
          <table:table-cell table:formula="of:=COS([$Autovalores.$E$20]*[$Planilha1.$A31])" office:value-type="float" office:value="-0.284015035554398" calcext:value-type="float">
            <text:p>-0,284015035554398</text:p>
          </table:table-cell>
          <table:table-cell table:formula="of:=COS([$Autovalores.$E$21]*[$Planilha1.$A31])" office:value-type="float" office:value="-0.866025234085892" calcext:value-type="float">
            <text:p>-0,866025234085892</text:p>
          </table:table-cell>
          <table:table-cell table:formula="of:=COS([$Autovalores.$E$22]*[$Planilha1.$A31])" office:value-type="float" office:value="-0.972370003589802" calcext:value-type="float">
            <text:p>-0,972370003589802</text:p>
          </table:table-cell>
          <table:table-cell table:formula="of:=COS([$Autovalores.$E$23]*[$Planilha1.$A31])" office:value-type="float" office:value="-0.544639348121487" calcext:value-type="float">
            <text:p>-0,544639348121487</text:p>
          </table:table-cell>
          <table:table-cell table:formula="of:=COS([$Autovalores.$E$24]*[$Planilha1.$A31])" office:value-type="float" office:value="0.182235141721309" calcext:value-type="float">
            <text:p>0,182235141721309</text:p>
          </table:table-cell>
          <table:table-cell table:formula="of:=COS([$Autovalores.$E$25]*[$Planilha1.$A31])" office:value-type="float" office:value="0.809016754983823" calcext:value-type="float">
            <text:p>0,809016754983823</text:p>
          </table:table-cell>
          <table:table-cell table:formula="of:=COS([$Autovalores.$E$26]*[$Planilha1.$A31])" office:value-type="float" office:value="0.991444916748968" calcext:value-type="float">
            <text:p>0,991444916748968</text:p>
          </table:table-cell>
          <table:table-cell table:formula="of:=COS([$Autovalores.$E$27]*[$Planilha1.$A31])" office:value-type="float" office:value="0.629320733939079" calcext:value-type="float">
            <text:p>0,629320733939079</text:p>
          </table:table-cell>
          <table:table-cell table:formula="of:=COS([$Autovalores.$E$28]*[$Planilha1.$A31])" office:value-type="float" office:value="-0.0784586389543282" calcext:value-type="float">
            <text:p>-0,078458638954328</text:p>
          </table:table-cell>
          <table:table-cell table:formula="of:=COS([$Autovalores.$E$29]*[$Planilha1.$A31])" office:value-type="float" office:value="-0.743144507536027" calcext:value-type="float">
            <text:p>-0,743144507536027</text:p>
          </table:table-cell>
          <table:table-cell table:formula="of:=COS([$Autovalores.$E$30]*[$Planilha1.$A31])" office:value-type="float" office:value="-0.999657337857784" calcext:value-type="float">
            <text:p>-0,999657337857784</text:p>
          </table:table-cell>
          <table:table-cell table:formula="of:=COS([$Autovalores.$E$31]*[$Planilha1.$A31])" office:value-type="float" office:value="-0.707107141171329" calcext:value-type="float">
            <text:p>-0,707107141171329</text:p>
          </table:table-cell>
          <table:table-cell table:formula="of:=COS([$Autovalores.$E$32]*[$Planilha1.$A31])" office:value-type="float" office:value="-0.0261774741929382" calcext:value-type="float">
            <text:p>-0,026177474192938</text:p>
          </table:table-cell>
          <table:table-cell table:formula="of:=COS([$Autovalores.$E$33]*[$Planilha1.$A31])" office:value-type="float" office:value="0.66913020280497" calcext:value-type="float">
            <text:p>0,66913020280497</text:p>
          </table:table-cell>
          <table:table-cell table:formula="of:=COS([$Autovalores.$E$34]*[$Planilha1.$A31])" office:value-type="float" office:value="0.996917289795483" calcext:value-type="float">
            <text:p>0,996917289795483</text:p>
          </table:table-cell>
          <table:table-cell table:formula="of:=COS([$Autovalores.$E$35]*[$Planilha1.$A31])" office:value-type="float" office:value="0.777146324558902" calcext:value-type="float">
            <text:p>0,777146324558902</text:p>
          </table:table-cell>
          <table:table-cell table:formula="of:=COS([$Autovalores.$E$36]*[$Planilha1.$A31])" office:value-type="float" office:value="0.130526781083486" calcext:value-type="float">
            <text:p>0,130526781083486</text:p>
          </table:table-cell>
        </table:table-row>
        <table:table-row table:style-name="ro1">
          <table:table-cell/>
          <table:table-cell table:formula="of:=COS([$Autovalores.$E$1]*[$Planilha1.$A32])" office:value-type="float" office:value="1" calcext:value-type="float">
            <text:p>1</text:p>
          </table:table-cell>
          <table:table-cell table:formula="of:=COS([$Autovalores.$E$2]*[$Planilha1.$A32])" office:value-type="float" office:value="0.707106793599819" calcext:value-type="float">
            <text:p>0,707106793599819</text:p>
          </table:table-cell>
          <table:table-cell table:formula="of:=COS([$Autovalores.$E$3]*[$Planilha1.$A32])" office:value-type="float" office:value="0.0000000351100342745361" calcext:value-type="float">
            <text:p>3,51100342745361E-08</text:p>
          </table:table-cell>
          <table:table-cell table:formula="of:=COS([$Autovalores.$E$4]*[$Planilha1.$A32])" office:value-type="float" office:value="-0.707106743946731" calcext:value-type="float">
            <text:p>-0,707106743946731</text:p>
          </table:table-cell>
          <table:table-cell table:formula="of:=COS([$Autovalores.$E$5]*[$Planilha1.$A32])" office:value-type="float" office:value="-0.999999999999998" calcext:value-type="float">
            <text:p>-0,999999999999998</text:p>
          </table:table-cell>
          <table:table-cell table:formula="of:=COS([$Autovalores.$E$6]*[$Planilha1.$A32])" office:value-type="float" office:value="-0.707106843252903" calcext:value-type="float">
            <text:p>-0,707106843252903</text:p>
          </table:table-cell>
          <table:table-cell table:formula="of:=COS([$Autovalores.$E$7]*[$Planilha1.$A32])" office:value-type="float" office:value="-0.000000105330103045653" calcext:value-type="float">
            <text:p>-1,05330103045653E-07</text:p>
          </table:table-cell>
          <table:table-cell table:formula="of:=COS([$Autovalores.$E$8]*[$Planilha1.$A32])" office:value-type="float" office:value="0.70710669429364" calcext:value-type="float">
            <text:p>0,70710669429364</text:p>
          </table:table-cell>
          <table:table-cell table:formula="of:=COS([$Autovalores.$E$9]*[$Planilha1.$A32])" office:value-type="float" office:value="0.99999999999999" calcext:value-type="float">
            <text:p>0,99999999999999</text:p>
          </table:table-cell>
          <table:table-cell table:formula="of:=COS([$Autovalores.$E$10]*[$Planilha1.$A32])" office:value-type="float" office:value="0.707106892905984" calcext:value-type="float">
            <text:p>0,707106892905984</text:p>
          </table:table-cell>
          <table:table-cell table:formula="of:=COS([$Autovalores.$E$11]*[$Planilha1.$A32])" office:value-type="float" office:value="0.000000175550172038813" calcext:value-type="float">
            <text:p>1,75550172038813E-07</text:p>
          </table:table-cell>
          <table:table-cell table:formula="of:=COS([$Autovalores.$E$12]*[$Planilha1.$A32])" office:value-type="float" office:value="-0.707106644640545" calcext:value-type="float">
            <text:p>-0,707106644640545</text:p>
          </table:table-cell>
          <table:table-cell table:formula="of:=COS([$Autovalores.$E$13]*[$Planilha1.$A32])" office:value-type="float" office:value="-0.999999999999978" calcext:value-type="float">
            <text:p>-0,999999999999978</text:p>
          </table:table-cell>
          <table:table-cell table:formula="of:=COS([$Autovalores.$E$14]*[$Planilha1.$A32])" office:value-type="float" office:value="-0.70710694255906" calcext:value-type="float">
            <text:p>-0,70710694255906</text:p>
          </table:table-cell>
          <table:table-cell table:formula="of:=COS([$Autovalores.$E$15]*[$Planilha1.$A32])" office:value-type="float" office:value="-0.000000245770240143795" calcext:value-type="float">
            <text:p>-2,45770240143795E-07</text:p>
          </table:table-cell>
          <table:table-cell table:formula="of:=COS([$Autovalores.$E$16]*[$Planilha1.$A32])" office:value-type="float" office:value="0.707106594987449" calcext:value-type="float">
            <text:p>0,707106594987449</text:p>
          </table:table-cell>
          <table:table-cell table:formula="of:=COS([$Autovalores.$E$17]*[$Planilha1.$A32])" office:value-type="float" office:value="0.999999999999961" calcext:value-type="float">
            <text:p>0,999999999999961</text:p>
          </table:table-cell>
          <table:table-cell table:formula="of:=COS([$Autovalores.$E$18]*[$Planilha1.$A32])" office:value-type="float" office:value="0.707106992212134" calcext:value-type="float">
            <text:p>0,707106992212134</text:p>
          </table:table-cell>
          <table:table-cell table:formula="of:=COS([$Autovalores.$E$19]*[$Planilha1.$A32])" office:value-type="float" office:value="0.000000315990308248775" calcext:value-type="float">
            <text:p>3,15990308248775E-07</text:p>
          </table:table-cell>
          <table:table-cell table:formula="of:=COS([$Autovalores.$E$20]*[$Planilha1.$A32])" office:value-type="float" office:value="-0.707106545334346" calcext:value-type="float">
            <text:p>-0,707106545334346</text:p>
          </table:table-cell>
          <table:table-cell table:formula="of:=COS([$Autovalores.$E$21]*[$Planilha1.$A32])" office:value-type="float" office:value="-0.999999999999938" calcext:value-type="float">
            <text:p>-0,999999999999938</text:p>
          </table:table-cell>
          <table:table-cell table:formula="of:=COS([$Autovalores.$E$22]*[$Planilha1.$A32])" office:value-type="float" office:value="-0.707107041865205" calcext:value-type="float">
            <text:p>-0,707107041865205</text:p>
          </table:table-cell>
          <table:table-cell table:formula="of:=COS([$Autovalores.$E$23]*[$Planilha1.$A32])" office:value-type="float" office:value="-0.000000386210379906467" calcext:value-type="float">
            <text:p>-3,86210379906467E-07</text:p>
          </table:table-cell>
          <table:table-cell table:formula="of:=COS([$Autovalores.$E$24]*[$Planilha1.$A32])" office:value-type="float" office:value="0.70710649568124" calcext:value-type="float">
            <text:p>0,70710649568124</text:p>
          </table:table-cell>
          <table:table-cell table:formula="of:=COS([$Autovalores.$E$25]*[$Planilha1.$A32])" office:value-type="float" office:value="0.999999999999911" calcext:value-type="float">
            <text:p>0,999999999999911</text:p>
          </table:table-cell>
          <table:table-cell table:formula="of:=COS([$Autovalores.$E$26]*[$Planilha1.$A32])" office:value-type="float" office:value="0.707107091518271" calcext:value-type="float">
            <text:p>0,707107091518271</text:p>
          </table:table-cell>
          <table:table-cell table:formula="of:=COS([$Autovalores.$E$27]*[$Planilha1.$A32])" office:value-type="float" office:value="0.00000045643044445873" calcext:value-type="float">
            <text:p>4,5643044445873E-07</text:p>
          </table:table-cell>
          <table:table-cell table:formula="of:=COS([$Autovalores.$E$28]*[$Planilha1.$A32])" office:value-type="float" office:value="-0.707106446028132" calcext:value-type="float">
            <text:p>-0,707106446028132</text:p>
          </table:table-cell>
          <table:table-cell table:formula="of:=COS([$Autovalores.$E$29]*[$Planilha1.$A32])" office:value-type="float" office:value="-0.999999999999879" calcext:value-type="float">
            <text:p>-0,999999999999879</text:p>
          </table:table-cell>
          <table:table-cell table:formula="of:=COS([$Autovalores.$E$30]*[$Planilha1.$A32])" office:value-type="float" office:value="-0.707107141171334" calcext:value-type="float">
            <text:p>-0,707107141171334</text:p>
          </table:table-cell>
          <table:table-cell table:formula="of:=COS([$Autovalores.$E$31]*[$Planilha1.$A32])" office:value-type="float" office:value="-0.000000526650512563704" calcext:value-type="float">
            <text:p>-5,26650512563704E-07</text:p>
          </table:table-cell>
          <table:table-cell table:formula="of:=COS([$Autovalores.$E$32]*[$Planilha1.$A32])" office:value-type="float" office:value="0.707106396375023" calcext:value-type="float">
            <text:p>0,707106396375023</text:p>
          </table:table-cell>
          <table:table-cell table:formula="of:=COS([$Autovalores.$E$33]*[$Planilha1.$A32])" office:value-type="float" office:value="0.999999999999842" calcext:value-type="float">
            <text:p>0,999999999999842</text:p>
          </table:table-cell>
          <table:table-cell table:formula="of:=COS([$Autovalores.$E$34]*[$Planilha1.$A32])" office:value-type="float" office:value="0.707107190824393" calcext:value-type="float">
            <text:p>0,707107190824393</text:p>
          </table:table-cell>
          <table:table-cell table:formula="of:=COS([$Autovalores.$E$35]*[$Planilha1.$A32])" office:value-type="float" office:value="0.000000596870580668676" calcext:value-type="float">
            <text:p>5,96870580668676E-07</text:p>
          </table:table-cell>
          <table:table-cell table:formula="of:=COS([$Autovalores.$E$36]*[$Planilha1.$A32])" office:value-type="float" office:value="-0.707106346721906" calcext:value-type="float">
            <text:p>-0,707106346721906</text:p>
          </table:table-cell>
        </table:table-row>
        <table:table-row table:style-name="ro1">
          <table:table-cell/>
          <table:table-cell table:formula="of:=COS([$Autovalores.$E$1]*[$Planilha1.$A33])" office:value-type="float" office:value="1" calcext:value-type="float">
            <text:p>1</text:p>
          </table:table-cell>
          <table:table-cell table:formula="of:=COS([$Autovalores.$E$2]*[$Planilha1.$A33])" office:value-type="float" office:value="0.68835458885218" calcext:value-type="float">
            <text:p>0,68835458885218</text:p>
          </table:table-cell>
          <table:table-cell table:formula="of:=COS([$Autovalores.$E$3]*[$Planilha1.$A33])" office:value-type="float" office:value="-0.052335920012291" calcext:value-type="float">
            <text:p>-0,052335920012291</text:p>
          </table:table-cell>
          <table:table-cell table:formula="of:=COS([$Autovalores.$E$4]*[$Planilha1.$A33])" office:value-type="float" office:value="-0.760405930256703" calcext:value-type="float">
            <text:p>-0,760405930256703</text:p>
          </table:table-cell>
          <table:table-cell table:formula="of:=COS([$Autovalores.$E$5]*[$Planilha1.$A33])" office:value-type="float" office:value="-0.994521902952934" calcext:value-type="float">
            <text:p>-0,994521902952934</text:p>
          </table:table-cell>
          <table:table-cell table:formula="of:=COS([$Autovalores.$E$6]*[$Planilha1.$A33])" office:value-type="float" office:value="-0.608761500966608" calcext:value-type="float">
            <text:p>-0,608761500966608</text:p>
          </table:table-cell>
          <table:table-cell table:formula="of:=COS([$Autovalores.$E$7]*[$Planilha1.$A33])" office:value-type="float" office:value="0.156434357539124" calcext:value-type="float">
            <text:p>0,156434357539124</text:p>
          </table:table-cell>
          <table:table-cell table:formula="of:=COS([$Autovalores.$E$8]*[$Planilha1.$A33])" office:value-type="float" office:value="0.824126116699004" calcext:value-type="float">
            <text:p>0,824126116699004</text:p>
          </table:table-cell>
          <table:table-cell table:formula="of:=COS([$Autovalores.$E$9]*[$Planilha1.$A33])" office:value-type="float" office:value="0.978147630906251" calcext:value-type="float">
            <text:p>0,978147630906251</text:p>
          </table:table-cell>
          <table:table-cell table:formula="of:=COS([$Autovalores.$E$10]*[$Planilha1.$A33])" office:value-type="float" office:value="0.522498703919409" calcext:value-type="float">
            <text:p>0,522498703919409</text:p>
          </table:table-cell>
          <table:table-cell table:formula="of:=COS([$Autovalores.$E$11]*[$Planilha1.$A33])" office:value-type="float" office:value="-0.258818869881765" calcext:value-type="float">
            <text:p>-0,258818869881765</text:p>
          </table:table-cell>
          <table:table-cell table:formula="of:=COS([$Autovalores.$E$12]*[$Planilha1.$A33])" office:value-type="float" office:value="-0.878817017448707" calcext:value-type="float">
            <text:p>-0,878817017448707</text:p>
          </table:table-cell>
          <table:table-cell table:formula="of:=COS([$Autovalores.$E$13]*[$Planilha1.$A33])" office:value-type="float" office:value="-0.951056583562643" calcext:value-type="float">
            <text:p>-0,951056583562643</text:p>
          </table:table-cell>
          <table:table-cell table:formula="of:=COS([$Autovalores.$E$14]*[$Planilha1.$A33])" office:value-type="float" office:value="-0.430511309658138" calcext:value-type="float">
            <text:p>-0,430511309658138</text:p>
          </table:table-cell>
          <table:table-cell table:formula="of:=COS([$Autovalores.$E$15]*[$Planilha1.$A33])" office:value-type="float" office:value="0.358367712450759" calcext:value-type="float">
            <text:p>0,358367712450759</text:p>
          </table:table-cell>
          <table:table-cell table:formula="of:=COS([$Autovalores.$E$16]*[$Planilha1.$A33])" office:value-type="float" office:value="0.923879428382018" calcext:value-type="float">
            <text:p>0,923879428382018</text:p>
          </table:table-cell>
          <table:table-cell table:formula="of:=COS([$Autovalores.$E$17]*[$Planilha1.$A33])" office:value-type="float" office:value="0.913545575695022" calcext:value-type="float">
            <text:p>0,913545575695022</text:p>
          </table:table-cell>
          <table:table-cell table:formula="of:=COS([$Autovalores.$E$18]*[$Planilha1.$A33])" office:value-type="float" office:value="0.333807149928532" calcext:value-type="float">
            <text:p>0,333807149928532</text:p>
          </table:table-cell>
          <table:table-cell table:formula="of:=COS([$Autovalores.$E$19]*[$Planilha1.$A33])" office:value-type="float" office:value="-0.453990208805075" calcext:value-type="float">
            <text:p>-0,453990208805075</text:p>
          </table:table-cell>
          <table:table-cell table:formula="of:=COS([$Autovalores.$E$20]*[$Planilha1.$A33])" office:value-type="float" office:value="-0.958819636978398" calcext:value-type="float">
            <text:p>-0,958819636978398</text:p>
          </table:table-cell>
          <table:table-cell table:formula="of:=COS([$Autovalores.$E$21]*[$Planilha1.$A33])" office:value-type="float" office:value="-0.866025585186252" calcext:value-type="float">
            <text:p>-0,866025585186252</text:p>
          </table:table-cell>
          <table:table-cell table:formula="of:=COS([$Autovalores.$E$22]*[$Planilha1.$A33])" office:value-type="float" office:value="-0.233445734274305" calcext:value-type="float">
            <text:p>-0,233445734274305</text:p>
          </table:table-cell>
          <table:table-cell table:formula="of:=COS([$Autovalores.$E$23]*[$Planilha1.$A33])" office:value-type="float" office:value="0.544638700314883" calcext:value-type="float">
            <text:p>0,544638700314883</text:p>
          </table:table-cell>
          <table:table-cell table:formula="of:=COS([$Autovalores.$E$24]*[$Planilha1.$A33])" office:value-type="float" office:value="0.983254831530779" calcext:value-type="float">
            <text:p>0,983254831530779</text:p>
          </table:table-cell>
          <table:table-cell table:formula="of:=COS([$Autovalores.$E$25]*[$Planilha1.$A33])" office:value-type="float" office:value="0.809017250275694" calcext:value-type="float">
            <text:p>0,809017250275694</text:p>
          </table:table-cell>
          <table:table-cell table:formula="of:=COS([$Autovalores.$E$26]*[$Planilha1.$A33])" office:value-type="float" office:value="0.130526641844915" calcext:value-type="float">
            <text:p>0,130526641844915</text:p>
          </table:table-cell>
          <table:table-cell table:formula="of:=COS([$Autovalores.$E$27]*[$Planilha1.$A33])" office:value-type="float" office:value="-0.62932002451287" calcext:value-type="float">
            <text:p>-0,62932002451287</text:p>
          </table:table-cell>
          <table:table-cell table:formula="of:=COS([$Autovalores.$E$28]*[$Planilha1.$A33])" office:value-type="float" office:value="-0.996917295304916" calcext:value-type="float">
            <text:p>-0,996917295304916</text:p>
          </table:table-cell>
          <table:table-cell table:formula="of:=COS([$Autovalores.$E$29]*[$Planilha1.$A33])" office:value-type="float" office:value="-0.74314516534562" calcext:value-type="float">
            <text:p>-0,74314516534562</text:p>
          </table:table-cell>
          <table:table-cell table:formula="of:=COS([$Autovalores.$E$30]*[$Planilha1.$A33])" office:value-type="float" office:value="-0.0261774741930234" calcext:value-type="float">
            <text:p>-0,026177474193024</text:p>
          </table:table-cell>
          <table:table-cell table:formula="of:=COS([$Autovalores.$E$31]*[$Planilha1.$A33])" office:value-type="float" office:value="0.707106396374968" calcext:value-type="float">
            <text:p>0,707106396374968</text:p>
          </table:table-cell>
          <table:table-cell table:formula="of:=COS([$Autovalores.$E$32]*[$Planilha1.$A33])" office:value-type="float" office:value="0.999657339695896" calcext:value-type="float">
            <text:p>0,999657339695896</text:p>
          </table:table-cell>
          <table:table-cell table:formula="of:=COS([$Autovalores.$E$33]*[$Planilha1.$A33])" office:value-type="float" office:value="0.669131037743898" calcext:value-type="float">
            <text:p>0,669131037743898</text:p>
          </table:table-cell>
          <table:table-cell table:formula="of:=COS([$Autovalores.$E$34]*[$Planilha1.$A33])" office:value-type="float" office:value="-0.0784584989470277" calcext:value-type="float">
            <text:p>-0,078458498947028</text:p>
          </table:table-cell>
          <table:table-cell table:formula="of:=COS([$Autovalores.$E$35]*[$Planilha1.$A33])" office:value-type="float" office:value="-0.777145573313182" calcext:value-type="float">
            <text:p>-0,777145573313182</text:p>
          </table:table-cell>
          <table:table-cell table:formula="of:=COS([$Autovalores.$E$36]*[$Planilha1.$A33])" office:value-type="float" office:value="-0.991444944245544" calcext:value-type="float">
            <text:p>-0,991444944245544</text:p>
          </table:table-cell>
        </table:table-row>
        <table:table-row table:style-name="ro1">
          <table:table-cell/>
          <table:table-cell table:formula="of:=COS([$Autovalores.$E$1]*[$Planilha1.$A34])" office:value-type="float" office:value="1" calcext:value-type="float">
            <text:p>1</text:p>
          </table:table-cell>
          <table:table-cell table:formula="of:=COS([$Autovalores.$E$2]*[$Planilha1.$A34])" office:value-type="float" office:value="0.669130620274505" calcext:value-type="float">
            <text:p>0,669130620274505</text:p>
          </table:table-cell>
          <table:table-cell table:formula="of:=COS([$Autovalores.$E$3]*[$Planilha1.$A34])" office:value-type="float" office:value="-0.104528426022111" calcext:value-type="float">
            <text:p>-0,104528426022111</text:p>
          </table:table-cell>
          <table:table-cell table:formula="of:=COS([$Autovalores.$E$4]*[$Planilha1.$A34])" office:value-type="float" office:value="-0.809016961355492" calcext:value-type="float">
            <text:p>-0,809016961355492</text:p>
          </table:table-cell>
          <table:table-cell table:formula="of:=COS([$Autovalores.$E$5]*[$Planilha1.$A34])" office:value-type="float" office:value="-0.97814761630668" calcext:value-type="float">
            <text:p>-0,97814761630668</text:p>
          </table:table-cell>
          <table:table-cell table:formula="of:=COS([$Autovalores.$E$6]*[$Planilha1.$A34])" office:value-type="float" office:value="-0.500000081083144" calcext:value-type="float">
            <text:p>-0,500000081083144</text:p>
          </table:table-cell>
          <table:table-cell table:formula="of:=COS([$Autovalores.$E$7]*[$Planilha1.$A34])" office:value-type="float" office:value="0.309016887521746" calcext:value-type="float">
            <text:p>0,309016887521746</text:p>
          </table:table-cell>
          <table:table-cell table:formula="of:=COS([$Autovalores.$E$8]*[$Planilha1.$A34])" office:value-type="float" office:value="0.91354540432859" calcext:value-type="float">
            <text:p>0,91354540432859</text:p>
          </table:table-cell>
          <table:table-cell table:formula="of:=COS([$Autovalores.$E$9]*[$Planilha1.$A34])" office:value-type="float" office:value="0.91354551857288" calcext:value-type="float">
            <text:p>0,91354551857288</text:p>
          </table:table-cell>
          <table:table-cell table:formula="of:=COS([$Autovalores.$E$10]*[$Planilha1.$A34])" office:value-type="float" office:value="0.309017154654742" calcext:value-type="float">
            <text:p>0,309017154654742</text:p>
          </table:table-cell>
          <table:table-cell table:formula="of:=COS([$Autovalores.$E$11]*[$Planilha1.$A34])" office:value-type="float" office:value="-0.4999998378337" calcext:value-type="float">
            <text:p>-0,4999998378337</text:p>
          </table:table-cell>
          <table:table-cell table:formula="of:=COS([$Autovalores.$E$12]*[$Planilha1.$A34])" office:value-type="float" office:value="-0.978147557908372" calcext:value-type="float">
            <text:p>-0,978147557908372</text:p>
          </table:table-cell>
          <table:table-cell table:formula="of:=COS([$Autovalores.$E$13]*[$Planilha1.$A34])" office:value-type="float" office:value="-0.809017126452745" calcext:value-type="float">
            <text:p>-0,809017126452745</text:p>
          </table:table-cell>
          <table:table-cell table:formula="of:=COS([$Autovalores.$E$14]*[$Planilha1.$A34])" office:value-type="float" office:value="-0.104528705363673" calcext:value-type="float">
            <text:p>-0,104528705363673</text:p>
          </table:table-cell>
          <table:table-cell table:formula="of:=COS([$Autovalores.$E$15]*[$Planilha1.$A34])" office:value-type="float" office:value="0.669130411539772" calcext:value-type="float">
            <text:p>0,669130411539772</text:p>
          </table:table-cell>
          <table:table-cell table:formula="of:=COS([$Autovalores.$E$16]*[$Planilha1.$A34])" office:value-type="float" office:value="0.999999999999961" calcext:value-type="float">
            <text:p>0,999999999999961</text:p>
          </table:table-cell>
          <table:table-cell table:formula="of:=COS([$Autovalores.$E$17]*[$Planilha1.$A34])" office:value-type="float" office:value="0.669130829009185" calcext:value-type="float">
            <text:p>0,669130829009185</text:p>
          </table:table-cell>
          <table:table-cell table:formula="of:=COS([$Autovalores.$E$18]*[$Planilha1.$A34])" office:value-type="float" office:value="-0.104528146680542" calcext:value-type="float">
            <text:p>-0,104528146680542</text:p>
          </table:table-cell>
          <table:table-cell table:formula="of:=COS([$Autovalores.$E$19]*[$Planilha1.$A34])" office:value-type="float" office:value="-0.809016796258174" calcext:value-type="float">
            <text:p>-0,809016796258174</text:p>
          </table:table-cell>
          <table:table-cell table:formula="of:=COS([$Autovalores.$E$20]*[$Planilha1.$A34])" office:value-type="float" office:value="-0.978147674704911" calcext:value-type="float">
            <text:p>-0,978147674704911</text:p>
          </table:table-cell>
          <table:table-cell table:formula="of:=COS([$Autovalores.$E$21]*[$Planilha1.$A34])" office:value-type="float" office:value="-0.500000324332548" calcext:value-type="float">
            <text:p>-0,500000324332548</text:p>
          </table:table-cell>
          <table:table-cell table:formula="of:=COS([$Autovalores.$E$22]*[$Planilha1.$A34])" office:value-type="float" office:value="0.309016620388726" calcext:value-type="float">
            <text:p>0,309016620388726</text:p>
          </table:table-cell>
          <table:table-cell table:formula="of:=COS([$Autovalores.$E$23]*[$Planilha1.$A34])" office:value-type="float" office:value="0.913545290084226" calcext:value-type="float">
            <text:p>0,913545290084226</text:p>
          </table:table-cell>
          <table:table-cell table:formula="of:=COS([$Autovalores.$E$24]*[$Planilha1.$A34])" office:value-type="float" office:value="0.913545632817099" calcext:value-type="float">
            <text:p>0,913545632817099</text:p>
          </table:table-cell>
          <table:table-cell table:formula="of:=COS([$Autovalores.$E$25]*[$Planilha1.$A34])" office:value-type="float" office:value="0.309017421787715" calcext:value-type="float">
            <text:p>0,309017421787715</text:p>
          </table:table-cell>
          <table:table-cell table:formula="of:=COS([$Autovalores.$E$26]*[$Planilha1.$A34])" office:value-type="float" office:value="-0.499999594584214" calcext:value-type="float">
            <text:p>-0,499999594584214</text:p>
          </table:table-cell>
          <table:table-cell table:formula="of:=COS([$Autovalores.$E$27]*[$Planilha1.$A34])" office:value-type="float" office:value="-0.978147499509989" calcext:value-type="float">
            <text:p>-0,978147499509989</text:p>
          </table:table-cell>
          <table:table-cell table:formula="of:=COS([$Autovalores.$E$28]*[$Planilha1.$A34])" office:value-type="float" office:value="-0.809017291549936" calcext:value-type="float">
            <text:p>-0,809017291549936</text:p>
          </table:table-cell>
          <table:table-cell table:formula="of:=COS([$Autovalores.$E$29]*[$Planilha1.$A34])" office:value-type="float" office:value="-0.10452898470523" calcext:value-type="float">
            <text:p>-0,10452898470523</text:p>
          </table:table-cell>
          <table:table-cell table:formula="of:=COS([$Autovalores.$E$30]*[$Planilha1.$A34])" office:value-type="float" office:value="0.669130202804986" calcext:value-type="float">
            <text:p>0,669130202804986</text:p>
          </table:table-cell>
          <table:table-cell table:formula="of:=COS([$Autovalores.$E$31]*[$Planilha1.$A34])" office:value-type="float" office:value="0.999999999999842" calcext:value-type="float">
            <text:p>0,999999999999842</text:p>
          </table:table-cell>
          <table:table-cell table:formula="of:=COS([$Autovalores.$E$32]*[$Planilha1.$A34])" office:value-type="float" office:value="0.669131037743811" calcext:value-type="float">
            <text:p>0,669131037743811</text:p>
          </table:table-cell>
          <table:table-cell table:formula="of:=COS([$Autovalores.$E$33]*[$Planilha1.$A34])" office:value-type="float" office:value="-0.104527867338962" calcext:value-type="float">
            <text:p>-0,104527867338962</text:p>
          </table:table-cell>
          <table:table-cell table:formula="of:=COS([$Autovalores.$E$34]*[$Planilha1.$A34])" office:value-type="float" office:value="-0.809016631160795" calcext:value-type="float">
            <text:p>-0,809016631160795</text:p>
          </table:table-cell>
          <table:table-cell table:formula="of:=COS([$Autovalores.$E$35]*[$Planilha1.$A34])" office:value-type="float" office:value="-0.978147733103062" calcext:value-type="float">
            <text:p>-0,978147733103062</text:p>
          </table:table-cell>
          <table:table-cell table:formula="of:=COS([$Autovalores.$E$36]*[$Planilha1.$A34])" office:value-type="float" office:value="-0.500000567581915" calcext:value-type="float">
            <text:p>-0,500000567581915</text:p>
          </table:table-cell>
        </table:table-row>
        <table:table-row table:style-name="ro1">
          <table:table-cell/>
          <table:table-cell table:formula="of:=COS([$Autovalores.$E$1]*[$Planilha1.$A35])" office:value-type="float" office:value="1" calcext:value-type="float">
            <text:p>1</text:p>
          </table:table-cell>
          <table:table-cell table:formula="of:=COS([$Autovalores.$E$2]*[$Planilha1.$A35])" office:value-type="float" office:value="0.64944806301402" calcext:value-type="float">
            <text:p>0,64944806301402</text:p>
          </table:table-cell>
          <table:table-cell table:formula="of:=COS([$Autovalores.$E$3]*[$Planilha1.$A35])" office:value-type="float" office:value="-0.156434426894676" calcext:value-type="float">
            <text:p>-0,156434426894676</text:p>
          </table:table-cell>
          <table:table-cell table:formula="of:=COS([$Autovalores.$E$4]*[$Planilha1.$A35])" office:value-type="float" office:value="-0.852640134084931" calcext:value-type="float">
            <text:p>-0,852640134084931</text:p>
          </table:table-cell>
          <table:table-cell table:formula="of:=COS([$Autovalores.$E$5]*[$Planilha1.$A35])" office:value-type="float" office:value="-0.951056540164268" calcext:value-type="float">
            <text:p>-0,951056540164268</text:p>
          </table:table-cell>
          <table:table-cell table:formula="of:=COS([$Autovalores.$E$6]*[$Planilha1.$A35])" office:value-type="float" office:value="-0.382683521568068" calcext:value-type="float">
            <text:p>-0,382683521568068</text:p>
          </table:table-cell>
          <table:table-cell table:formula="of:=COS([$Autovalores.$E$7]*[$Planilha1.$A35])" office:value-type="float" office:value="0.453990396504737" calcext:value-type="float">
            <text:p>0,453990396504737</text:p>
          </table:table-cell>
          <table:table-cell table:formula="of:=COS([$Autovalores.$E$8]*[$Planilha1.$A35])" office:value-type="float" office:value="0.972369888842005" calcext:value-type="float">
            <text:p>0,972369888842005</text:p>
          </table:table-cell>
          <table:table-cell table:formula="of:=COS([$Autovalores.$E$9]*[$Planilha1.$A35])" office:value-type="float" office:value="0.809017085178458" calcext:value-type="float">
            <text:p>0,809017085178458</text:p>
          </table:table-cell>
          <table:table-cell table:formula="of:=COS([$Autovalores.$E$10]*[$Planilha1.$A35])" office:value-type="float" office:value="0.0784592689867903" calcext:value-type="float">
            <text:p>0,07845926898679</text:p>
          </table:table-cell>
          <table:table-cell table:formula="of:=COS([$Autovalores.$E$11]*[$Planilha1.$A35])" office:value-type="float" office:value="-0.707106644640524" calcext:value-type="float">
            <text:p>-0,707106644640524</text:p>
          </table:table-cell>
          <table:table-cell table:formula="of:=COS([$Autovalores.$E$12]*[$Planilha1.$A35])" office:value-type="float" office:value="-0.996917350399052" calcext:value-type="float">
            <text:p>-0,996917350399052</text:p>
          </table:table-cell>
          <table:table-cell table:formula="of:=COS([$Autovalores.$E$13]*[$Planilha1.$A35])" office:value-type="float" office:value="-0.587785439762942" calcext:value-type="float">
            <text:p>-0,587785439762942</text:p>
          </table:table-cell>
          <table:table-cell table:formula="of:=COS([$Autovalores.$E$14]*[$Planilha1.$A35])" office:value-type="float" office:value="0.233445119755281" calcext:value-type="float">
            <text:p>0,233445119755281</text:p>
          </table:table-cell>
          <table:table-cell table:formula="of:=COS([$Autovalores.$E$15]*[$Planilha1.$A35])" office:value-type="float" office:value="0.891006401453226" calcext:value-type="float">
            <text:p>0,891006401453226</text:p>
          </table:table-cell>
          <table:table-cell table:formula="of:=COS([$Autovalores.$E$16]*[$Planilha1.$A35])" office:value-type="float" office:value="0.9238796433585" calcext:value-type="float">
            <text:p>0,9238796433585</text:p>
          </table:table-cell>
          <table:table-cell table:formula="of:=COS([$Autovalores.$E$17]*[$Planilha1.$A35])" office:value-type="float" office:value="0.309017288221295" calcext:value-type="float">
            <text:p>0,309017288221295</text:p>
          </table:table-cell>
          <table:table-cell table:formula="of:=COS([$Autovalores.$E$18]*[$Planilha1.$A35])" office:value-type="float" office:value="-0.522498284812171" calcext:value-type="float">
            <text:p>-0,522498284812171</text:p>
          </table:table-cell>
          <table:table-cell table:formula="of:=COS([$Autovalores.$E$19]*[$Planilha1.$A35])" office:value-type="float" office:value="-0.987688286220117" calcext:value-type="float">
            <text:p>-0,987688286220117</text:p>
          </table:table-cell>
          <table:table-cell table:formula="of:=COS([$Autovalores.$E$20]*[$Planilha1.$A35])" office:value-type="float" office:value="-0.760406203882416" calcext:value-type="float">
            <text:p>-0,760406203882416</text:p>
          </table:table-cell>
          <table:table-cell table:formula="of:=COS([$Autovalores.$E$21]*[$Planilha1.$A35])" office:value-type="float" office:value="-0.000000386210440302599" calcext:value-type="float">
            <text:p>-3,86210440302599E-07</text:p>
          </table:table-cell>
          <table:table-cell table:formula="of:=COS([$Autovalores.$E$22]*[$Planilha1.$A35])" office:value-type="float" office:value="0.760405702235173" calcext:value-type="float">
            <text:p>0,760405702235173</text:p>
          </table:table-cell>
          <table:table-cell table:formula="of:=COS([$Autovalores.$E$23]*[$Planilha1.$A35])" office:value-type="float" office:value="0.987688407053335" calcext:value-type="float">
            <text:p>0,987688407053335</text:p>
          </table:table-cell>
          <table:table-cell table:formula="of:=COS([$Autovalores.$E$24]*[$Planilha1.$A35])" office:value-type="float" office:value="0.52249894340921" calcext:value-type="float">
            <text:p>0,52249894340921</text:p>
          </table:table-cell>
          <table:table-cell table:formula="of:=COS([$Autovalores.$E$25]*[$Planilha1.$A35])" office:value-type="float" office:value="-0.309016553605368" calcext:value-type="float">
            <text:p>-0,309016553605368</text:p>
          </table:table-cell>
          <table:table-cell table:formula="of:=COS([$Autovalores.$E$26]*[$Planilha1.$A35])" office:value-type="float" office:value="-0.923879347765759" calcext:value-type="float">
            <text:p>-0,923879347765759</text:p>
          </table:table-cell>
          <table:table-cell table:formula="of:=COS([$Autovalores.$E$27]*[$Planilha1.$A35])" office:value-type="float" office:value="-0.891006752124885" calcext:value-type="float">
            <text:p>-0,891006752124885</text:p>
          </table:table-cell>
          <table:table-cell table:formula="of:=COS([$Autovalores.$E$28]*[$Planilha1.$A35])" office:value-type="float" office:value="-0.233445870834085" calcext:value-type="float">
            <text:p>-0,233445870834085</text:p>
          </table:table-cell>
          <table:table-cell table:formula="of:=COS([$Autovalores.$E$29]*[$Planilha1.$A35])" office:value-type="float" office:value="0.587784814861256" calcext:value-type="float">
            <text:p>0,587784814861256</text:p>
          </table:table-cell>
          <table:table-cell table:formula="of:=COS([$Autovalores.$E$30]*[$Planilha1.$A35])" office:value-type="float" office:value="0.996917289795475" calcext:value-type="float">
            <text:p>0,996917289795475</text:p>
          </table:table-cell>
          <table:table-cell table:formula="of:=COS([$Autovalores.$E$31]*[$Planilha1.$A35])" office:value-type="float" office:value="0.707107190824458" calcext:value-type="float">
            <text:p>0,707107190824458</text:p>
          </table:table-cell>
          <table:table-cell table:formula="of:=COS([$Autovalores.$E$32]*[$Planilha1.$A35])" office:value-type="float" office:value="-0.0784584989470171" calcext:value-type="float">
            <text:p>-0,078458498947017</text:p>
          </table:table-cell>
          <table:table-cell table:formula="of:=COS([$Autovalores.$E$33]*[$Planilha1.$A35])" office:value-type="float" office:value="-0.809016631160714" calcext:value-type="float">
            <text:p>-0,809016631160714</text:p>
          </table:table-cell>
          <table:table-cell table:formula="of:=COS([$Autovalores.$E$34]*[$Planilha1.$A35])" office:value-type="float" office:value="-0.972370069159889" calcext:value-type="float">
            <text:p>-0,972370069159889</text:p>
          </table:table-cell>
          <table:table-cell table:formula="of:=COS([$Autovalores.$E$35]*[$Planilha1.$A35])" office:value-type="float" office:value="-0.453991084736679" calcext:value-type="float">
            <text:p>-0,453991084736679</text:p>
          </table:table-cell>
          <table:table-cell table:formula="of:=COS([$Autovalores.$E$36]*[$Planilha1.$A35])" office:value-type="float" office:value="0.382682807944142" calcext:value-type="float">
            <text:p>0,382682807944142</text:p>
          </table:table-cell>
        </table:table-row>
        <table:table-row table:style-name="ro1">
          <table:table-cell/>
          <table:table-cell table:formula="of:=COS([$Autovalores.$E$1]*[$Planilha1.$A36])" office:value-type="float" office:value="1" calcext:value-type="float">
            <text:p>1</text:p>
          </table:table-cell>
          <table:table-cell table:formula="of:=COS([$Autovalores.$E$2]*[$Planilha1.$A36])" office:value-type="float" office:value="0.629320406511689" calcext:value-type="float">
            <text:p>0,629320406511689</text:p>
          </table:table-cell>
          <table:table-cell table:formula="of:=COS([$Autovalores.$E$3]*[$Planilha1.$A36])" office:value-type="float" office:value="-0.207911651895925" calcext:value-type="float">
            <text:p>-0,207911651895925</text:p>
          </table:table-cell>
          <table:table-cell table:formula="of:=COS([$Autovalores.$E$4]*[$Planilha1.$A36])" office:value-type="float" office:value="-0.89100649709101" calcext:value-type="float">
            <text:p>-0,89100649709101</text:p>
          </table:table-cell>
          <table:table-cell table:formula="of:=COS([$Autovalores.$E$5]*[$Planilha1.$A36])" office:value-type="float" office:value="-0.913545490011815" calcext:value-type="float">
            <text:p>-0,913545490011815</text:p>
          </table:table-cell>
          <table:table-cell table:formula="of:=COS([$Autovalores.$E$6]*[$Planilha1.$A36])" office:value-type="float" office:value="-0.258819141191301" calcext:value-type="float">
            <text:p>-0,258819141191301</text:p>
          </table:table-cell>
          <table:table-cell table:formula="of:=COS([$Autovalores.$E$7]*[$Planilha1.$A36])" office:value-type="float" office:value="0.587785155716783" calcext:value-type="float">
            <text:p>0,587785155716783</text:p>
          </table:table-cell>
          <table:table-cell table:formula="of:=COS([$Autovalores.$E$8]*[$Planilha1.$A36])" office:value-type="float" office:value="0.998629527465746" calcext:value-type="float">
            <text:p>0,998629527465746</text:p>
          </table:table-cell>
          <table:table-cell table:formula="of:=COS([$Autovalores.$E$9]*[$Planilha1.$A36])" office:value-type="float" office:value="0.669130724641855" calcext:value-type="float">
            <text:p>0,669130724641855</text:p>
          </table:table-cell>
          <table:table-cell table:formula="of:=COS([$Autovalores.$E$10]*[$Planilha1.$A36])" office:value-type="float" office:value="-0.1564342881836" calcext:value-type="float">
            <text:p>-0,1564342881836</text:p>
          </table:table-cell>
          <table:table-cell table:formula="of:=COS([$Autovalores.$E$11]*[$Planilha1.$A36])" office:value-type="float" office:value="-0.866025304305994" calcext:value-type="float">
            <text:p>-0,866025304305994</text:p>
          </table:table-cell>
          <table:table-cell table:formula="of:=COS([$Autovalores.$E$12]*[$Planilha1.$A36])" office:value-type="float" office:value="-0.933580504926916" calcext:value-type="float">
            <text:p>-0,933580504926916</text:p>
          </table:table-cell>
          <table:table-cell table:formula="of:=COS([$Autovalores.$E$13]*[$Planilha1.$A36])" office:value-type="float" office:value="-0.309017221437994" calcext:value-type="float">
            <text:p>-0,309017221437994</text:p>
          </table:table-cell>
          <table:table-cell table:formula="of:=COS([$Autovalores.$E$14]*[$Planilha1.$A36])" office:value-type="float" office:value="0.544638818097973" calcext:value-type="float">
            <text:p>0,544638818097973</text:p>
          </table:table-cell>
          <table:table-cell table:formula="of:=COS([$Autovalores.$E$15]*[$Planilha1.$A36])" office:value-type="float" office:value="0.994521866252919" calcext:value-type="float">
            <text:p>0,994521866252919</text:p>
          </table:table-cell>
          <table:table-cell table:formula="of:=COS([$Autovalores.$E$16]*[$Planilha1.$A36])" office:value-type="float" office:value="0.707106992212127" calcext:value-type="float">
            <text:p>0,707106992212127</text:p>
          </table:table-cell>
          <table:table-cell table:formula="of:=COS([$Autovalores.$E$17]*[$Planilha1.$A36])" office:value-type="float" office:value="-0.104528146680532" calcext:value-type="float">
            <text:p>-0,104528146680532</text:p>
          </table:table-cell>
          <table:table-cell table:formula="of:=COS([$Autovalores.$E$18]*[$Planilha1.$A36])" office:value-type="float" office:value="-0.83867038373394" calcext:value-type="float">
            <text:p>-0,83867038373394</text:p>
          </table:table-cell>
          <table:table-cell table:formula="of:=COS([$Autovalores.$E$19]*[$Planilha1.$A36])" office:value-type="float" office:value="-0.951056626960981" calcext:value-type="float">
            <text:p>-0,951056626960981</text:p>
          </table:table-cell>
          <table:table-cell table:formula="of:=COS([$Autovalores.$E$20]*[$Planilha1.$A36])" office:value-type="float" office:value="-0.358368302455505" calcext:value-type="float">
            <text:p>-0,358368302455505</text:p>
          </table:table-cell>
          <table:table-cell table:formula="of:=COS([$Autovalores.$E$21]*[$Planilha1.$A36])" office:value-type="float" office:value="0.49999965539658" calcext:value-type="float">
            <text:p>0,49999965539658</text:p>
          </table:table-cell>
          <table:table-cell table:formula="of:=COS([$Autovalores.$E$22]*[$Planilha1.$A36])" office:value-type="float" office:value="0.987688275235263" calcext:value-type="float">
            <text:p>0,987688275235263</text:p>
          </table:table-cell>
          <table:table-cell table:formula="of:=COS([$Autovalores.$E$23]*[$Planilha1.$A36])" office:value-type="float" office:value="0.743145118359191" calcext:value-type="float">
            <text:p>0,743145118359191</text:p>
          </table:table-cell>
          <table:table-cell table:formula="of:=COS([$Autovalores.$E$24]*[$Planilha1.$A36])" office:value-type="float" office:value="-0.0523354992692994" calcext:value-type="float">
            <text:p>-0,052335499269299</text:p>
          </table:table-cell>
          <table:table-cell table:formula="of:=COS([$Autovalores.$E$25]*[$Planilha1.$A36])" office:value-type="float" office:value="-0.809016713709484" calcext:value-type="float">
            <text:p>-0,809016713709484</text:p>
          </table:table-cell>
          <table:table-cell table:formula="of:=COS([$Autovalores.$E$26]*[$Planilha1.$A36])" office:value-type="float" office:value="-0.965925955023506" calcext:value-type="float">
            <text:p>-0,965925955023506</text:p>
          </table:table-cell>
          <table:table-cell table:formula="of:=COS([$Autovalores.$E$27]*[$Planilha1.$A36])" office:value-type="float" office:value="-0.406737115641685" calcext:value-type="float">
            <text:p>-0,406737115641685</text:p>
          </table:table-cell>
          <table:table-cell table:formula="of:=COS([$Autovalores.$E$28]*[$Planilha1.$A36])" office:value-type="float" office:value="0.453990021105469" calcext:value-type="float">
            <text:p>0,453990021105469</text:p>
          </table:table-cell>
          <table:table-cell table:formula="of:=COS([$Autovalores.$E$29]*[$Planilha1.$A36])" office:value-type="float" office:value="0.978147484910376" calcext:value-type="float">
            <text:p>0,978147484910376</text:p>
          </table:table-cell>
          <table:table-cell table:formula="of:=COS([$Autovalores.$E$30]*[$Planilha1.$A36])" office:value-type="float" office:value="0.777146324558897" calcext:value-type="float">
            <text:p>0,777146324558897</text:p>
          </table:table-cell>
          <table:table-cell table:formula="of:=COS([$Autovalores.$E$31]*[$Planilha1.$A36])" office:value-type="float" office:value="0.000000596870562905108" calcext:value-type="float">
            <text:p>5,96870562905108E-07</text:p>
          </table:table-cell>
          <table:table-cell table:formula="of:=COS([$Autovalores.$E$32]*[$Planilha1.$A36])" office:value-type="float" office:value="-0.777145573313246" calcext:value-type="float">
            <text:p>-0,777145573313246</text:p>
          </table:table-cell>
          <table:table-cell table:formula="of:=COS([$Autovalores.$E$33]*[$Planilha1.$A36])" office:value-type="float" office:value="-0.978147733103067" calcext:value-type="float">
            <text:p>-0,978147733103067</text:p>
          </table:table-cell>
          <table:table-cell table:formula="of:=COS([$Autovalores.$E$34]*[$Planilha1.$A36])" office:value-type="float" office:value="-0.453991084736568" calcext:value-type="float">
            <text:p>-0,453991084736568</text:p>
          </table:table-cell>
          <table:table-cell table:formula="of:=COS([$Autovalores.$E$35]*[$Planilha1.$A36])" office:value-type="float" office:value="0.406736025104867" calcext:value-type="float">
            <text:p>0,406736025104867</text:p>
          </table:table-cell>
          <table:table-cell table:formula="of:=COS([$Autovalores.$E$36]*[$Planilha1.$A36])" office:value-type="float" office:value="0.965925646060453" calcext:value-type="float">
            <text:p>0,965925646060453</text:p>
          </table:table-cell>
        </table:table-row>
        <table:table-row table:style-name="ro1">
          <table:table-cell/>
          <table:table-cell table:formula="of:=COS([$Autovalores.$E$1]*[$Planilha1.$A37])" office:value-type="float" office:value="1" calcext:value-type="float">
            <text:p>1</text:p>
          </table:table-cell>
          <table:table-cell table:formula="of:=COS([$Autovalores.$E$2]*[$Planilha1.$A37])" office:value-type="float" office:value="0.608761445257276" calcext:value-type="float">
            <text:p>0,608761445257276</text:p>
          </table:table-cell>
          <table:table-cell table:formula="of:=COS([$Autovalores.$E$3]*[$Planilha1.$A37])" office:value-type="float" office:value="-0.258819005536544" calcext:value-type="float">
            <text:p>-0,258819005536544</text:p>
          </table:table-cell>
          <table:table-cell table:formula="of:=COS([$Autovalores.$E$4]*[$Planilha1.$A37])" office:value-type="float" office:value="-0.923879508998231" calcext:value-type="float">
            <text:p>-0,923879508998231</text:p>
          </table:table-cell>
          <table:table-cell table:formula="of:=COS([$Autovalores.$E$5]*[$Planilha1.$A37])" office:value-type="float" office:value="-0.866025444746149" calcext:value-type="float">
            <text:p>-0,866025444746149</text:p>
          </table:table-cell>
          <table:table-cell table:formula="of:=COS([$Autovalores.$E$6]*[$Planilha1.$A37])" office:value-type="float" office:value="-0.130526293748252" calcext:value-type="float">
            <text:p>-0,130526293748252</text:p>
          </table:table-cell>
          <table:table-cell table:formula="of:=COS([$Autovalores.$E$7]*[$Planilha1.$A37])" office:value-type="float" office:value="0.707106694293626" calcext:value-type="float">
            <text:p>0,707106694293626</text:p>
          </table:table-cell>
          <table:table-cell table:formula="of:=COS([$Autovalores.$E$8]*[$Planilha1.$A37])" office:value-type="float" office:value="0.991444880086818" calcext:value-type="float">
            <text:p>0,991444880086818</text:p>
          </table:table-cell>
          <table:table-cell table:formula="of:=COS([$Autovalores.$E$9]*[$Planilha1.$A37])" office:value-type="float" office:value="0.50000014189553" calcext:value-type="float">
            <text:p>0,50000014189553</text:p>
          </table:table-cell>
          <table:table-cell table:formula="of:=COS([$Autovalores.$E$10]*[$Planilha1.$A37])" office:value-type="float" office:value="-0.382683262068484" calcext:value-type="float">
            <text:p>-0,382683262068484</text:p>
          </table:table-cell>
          <table:table-cell table:formula="of:=COS([$Autovalores.$E$11]*[$Planilha1.$A37])" office:value-type="float" office:value="-0.96592577328069" calcext:value-type="float">
            <text:p>-0,96592577328069</text:p>
          </table:table-cell>
          <table:table-cell table:formula="of:=COS([$Autovalores.$E$12]*[$Planilha1.$A37])" office:value-type="float" office:value="-0.793353477438727" calcext:value-type="float">
            <text:p>-0,793353477438727</text:p>
          </table:table-cell>
          <table:table-cell table:formula="of:=COS([$Autovalores.$E$13]*[$Planilha1.$A37])" office:value-type="float" office:value="-0.000000245770281000002" calcext:value-type="float">
            <text:p>-2,45770281000002E-07</text:p>
          </table:table-cell>
          <table:table-cell table:formula="of:=COS([$Autovalores.$E$14]*[$Planilha1.$A37])" office:value-type="float" office:value="0.793353178207784" calcext:value-type="float">
            <text:p>0,793353178207784</text:p>
          </table:table-cell>
          <table:table-cell table:formula="of:=COS([$Autovalores.$E$15]*[$Planilha1.$A37])" office:value-type="float" office:value="0.96592590050073" calcext:value-type="float">
            <text:p>0,96592590050073</text:p>
          </table:table-cell>
          <table:table-cell table:formula="of:=COS([$Autovalores.$E$16]*[$Planilha1.$A37])" office:value-type="float" office:value="0.382683716192737" calcext:value-type="float">
            <text:p>0,382683716192737</text:p>
          </table:table-cell>
          <table:table-cell table:formula="of:=COS([$Autovalores.$E$17]*[$Planilha1.$A37])" office:value-type="float" office:value="-0.499999716208899" calcext:value-type="float">
            <text:p>-0,499999716208899</text:p>
          </table:table-cell>
          <table:table-cell table:formula="of:=COS([$Autovalores.$E$18]*[$Planilha1.$A37])" office:value-type="float" office:value="-0.99144481592785" calcext:value-type="float">
            <text:p>-0,99144481592785</text:p>
          </table:table-cell>
          <table:table-cell table:formula="of:=COS([$Autovalores.$E$19]*[$Planilha1.$A37])" office:value-type="float" office:value="-0.707107041865247" calcext:value-type="float">
            <text:p>-0,707107041865247</text:p>
          </table:table-cell>
          <table:table-cell table:formula="of:=COS([$Autovalores.$E$20]*[$Planilha1.$A37])" office:value-type="float" office:value="0.130525806412876" calcext:value-type="float">
            <text:p>0,130525806412876</text:p>
          </table:table-cell>
          <table:table-cell table:formula="of:=COS([$Autovalores.$E$21]*[$Planilha1.$A37])" office:value-type="float" office:value="0.866025198975798" calcext:value-type="float">
            <text:p>0,866025198975798</text:p>
          </table:table-cell>
          <table:table-cell table:formula="of:=COS([$Autovalores.$E$22]*[$Planilha1.$A37])" office:value-type="float" office:value="0.923879697102577" calcext:value-type="float">
            <text:p>0,923879697102577</text:p>
          </table:table-cell>
          <table:table-cell table:formula="of:=COS([$Autovalores.$E$23]*[$Planilha1.$A37])" office:value-type="float" office:value="0.258819480328242" calcext:value-type="float">
            <text:p>0,258819480328242</text:p>
          </table:table-cell>
          <table:table-cell table:formula="of:=COS([$Autovalores.$E$24]*[$Planilha1.$A37])" office:value-type="float" office:value="-0.608761055291862" calcext:value-type="float">
            <text:p>-0,608761055291862</text:p>
          </table:table-cell>
          <table:table-cell table:formula="of:=COS([$Autovalores.$E$25]*[$Planilha1.$A37])" office:value-type="float" office:value="-0.999999999999879" calcext:value-type="float">
            <text:p>-0,999999999999879</text:p>
          </table:table-cell>
          <table:table-cell table:formula="of:=COS([$Autovalores.$E$26]*[$Planilha1.$A37])" office:value-type="float" office:value="-0.608761835222543" calcext:value-type="float">
            <text:p>-0,608761835222543</text:p>
          </table:table-cell>
          <table:table-cell table:formula="of:=COS([$Autovalores.$E$27]*[$Planilha1.$A37])" office:value-type="float" office:value="0.258818530744784" calcext:value-type="float">
            <text:p>0,258818530744784</text:p>
          </table:table-cell>
          <table:table-cell table:formula="of:=COS([$Autovalores.$E$28]*[$Planilha1.$A37])" office:value-type="float" office:value="0.923879320893662" calcext:value-type="float">
            <text:p>0,923879320893662</text:p>
          </table:table-cell>
          <table:table-cell table:formula="of:=COS([$Autovalores.$E$29]*[$Planilha1.$A37])" office:value-type="float" office:value="0.866025690516292" calcext:value-type="float">
            <text:p>0,866025690516292</text:p>
          </table:table-cell>
          <table:table-cell table:formula="of:=COS([$Autovalores.$E$30]*[$Planilha1.$A37])" office:value-type="float" office:value="0.130526781083595" calcext:value-type="float">
            <text:p>0,130526781083595</text:p>
          </table:table-cell>
          <table:table-cell table:formula="of:=COS([$Autovalores.$E$31]*[$Planilha1.$A37])" office:value-type="float" office:value="-0.707106346721833" calcext:value-type="float">
            <text:p>-0,707106346721833</text:p>
          </table:table-cell>
          <table:table-cell table:formula="of:=COS([$Autovalores.$E$32]*[$Planilha1.$A37])" office:value-type="float" office:value="-0.991444944245546" calcext:value-type="float">
            <text:p>-0,991444944245546</text:p>
          </table:table-cell>
          <table:table-cell table:formula="of:=COS([$Autovalores.$E$33]*[$Planilha1.$A37])" office:value-type="float" office:value="-0.500000567582041" calcext:value-type="float">
            <text:p>-0,500000567582041</text:p>
          </table:table-cell>
          <table:table-cell table:formula="of:=COS([$Autovalores.$E$34]*[$Planilha1.$A37])" office:value-type="float" office:value="0.382682807944142" calcext:value-type="float">
            <text:p>0,382682807944142</text:p>
          </table:table-cell>
          <table:table-cell table:formula="of:=COS([$Autovalores.$E$35]*[$Planilha1.$A37])" office:value-type="float" office:value="0.965925646060419" calcext:value-type="float">
            <text:p>0,965925646060419</text:p>
          </table:table-cell>
          <table:table-cell table:formula="of:=COS([$Autovalores.$E$36]*[$Planilha1.$A37])" office:value-type="float" office:value="0.793353776669479" calcext:value-type="float">
            <text:p>0,793353776669479</text:p>
          </table:table-cell>
        </table:table-row>
        <table:table-row table:style-name="ro1">
          <table:table-cell/>
          <table:table-cell table:formula="of:=COS([$Autovalores.$E$1]*[$Planilha1.$A38])" office:value-type="float" office:value="1" calcext:value-type="float">
            <text:p>1</text:p>
          </table:table-cell>
          <table:table-cell table:formula="of:=COS([$Autovalores.$E$2]*[$Planilha1.$A38])" office:value-type="float" office:value="0.587785269335241" calcext:value-type="float">
            <text:p>0,587785269335241</text:p>
          </table:table-cell>
          <table:table-cell table:formula="of:=COS([$Autovalores.$E$3]*[$Planilha1.$A38])" office:value-type="float" office:value="-0.309016954304996" calcext:value-type="float">
            <text:p>-0,309016954304996</text:p>
          </table:table-cell>
          <table:table-cell table:formula="of:=COS([$Autovalores.$E$4]*[$Planilha1.$A38])" office:value-type="float" office:value="-0.951056496765877" calcext:value-type="float">
            <text:p>-0,951056496765877</text:p>
          </table:table-cell>
          <table:table-cell table:formula="of:=COS([$Autovalores.$E$5]*[$Planilha1.$A38])" office:value-type="float" office:value="-0.809017043904129" calcext:value-type="float">
            <text:p>-0,809017043904129</text:p>
          </table:table-cell>
          <table:table-cell table:formula="of:=COS([$Autovalores.$E$6]*[$Planilha1.$A38])" office:value-type="float" office:value="-0.000000105330101269296" calcext:value-type="float">
            <text:p>-1,05330101269296E-07</text:p>
          </table:table-cell>
          <table:table-cell table:formula="of:=COS([$Autovalores.$E$7]*[$Planilha1.$A38])" office:value-type="float" office:value="0.809016920081165" calcext:value-type="float">
            <text:p>0,809016920081165</text:p>
          </table:table-cell>
          <table:table-cell table:formula="of:=COS([$Autovalores.$E$8]*[$Planilha1.$A38])" office:value-type="float" office:value="0.951056561863451" calcext:value-type="float">
            <text:p>0,951056561863451</text:p>
          </table:table-cell>
          <table:table-cell table:formula="of:=COS([$Autovalores.$E$9]*[$Planilha1.$A38])" office:value-type="float" office:value="0.309017154654749" calcext:value-type="float">
            <text:p>0,309017154654749</text:p>
          </table:table-cell>
          <table:table-cell table:formula="of:=COS([$Autovalores.$E$10]*[$Planilha1.$A38])" office:value-type="float" office:value="-0.587785098907547" calcext:value-type="float">
            <text:p>-0,587785098907547</text:p>
          </table:table-cell>
          <table:table-cell table:formula="of:=COS([$Autovalores.$E$11]*[$Planilha1.$A38])" office:value-type="float" office:value="-0.999999999999978" calcext:value-type="float">
            <text:p>-0,999999999999978</text:p>
          </table:table-cell>
          <table:table-cell table:formula="of:=COS([$Autovalores.$E$12]*[$Planilha1.$A38])" office:value-type="float" office:value="-0.587785439762911" calcext:value-type="float">
            <text:p>-0,587785439762911</text:p>
          </table:table-cell>
          <table:table-cell table:formula="of:=COS([$Autovalores.$E$13]*[$Planilha1.$A38])" office:value-type="float" office:value="0.309016753955228" calcext:value-type="float">
            <text:p>0,309016753955228</text:p>
          </table:table-cell>
          <table:table-cell table:formula="of:=COS([$Autovalores.$E$14]*[$Planilha1.$A38])" office:value-type="float" office:value="0.951056431668261" calcext:value-type="float">
            <text:p>0,951056431668261</text:p>
          </table:table-cell>
          <table:table-cell table:formula="of:=COS([$Autovalores.$E$15]*[$Planilha1.$A38])" office:value-type="float" office:value="0.809017167727057" calcext:value-type="float">
            <text:p>0,809017167727057</text:p>
          </table:table-cell>
          <table:table-cell table:formula="of:=COS([$Autovalores.$E$16]*[$Planilha1.$A38])" office:value-type="float" office:value="0.000000315990304696061" calcext:value-type="float">
            <text:p>3,15990304696061E-07</text:p>
          </table:table-cell>
          <table:table-cell table:formula="of:=COS([$Autovalores.$E$17]*[$Planilha1.$A38])" office:value-type="float" office:value="-0.809016796258165" calcext:value-type="float">
            <text:p>-0,809016796258165</text:p>
          </table:table-cell>
          <table:table-cell table:formula="of:=COS([$Autovalores.$E$18]*[$Planilha1.$A38])" office:value-type="float" office:value="-0.951056626960982" calcext:value-type="float">
            <text:p>-0,951056626960982</text:p>
          </table:table-cell>
          <table:table-cell table:formula="of:=COS([$Autovalores.$E$19]*[$Planilha1.$A38])" office:value-type="float" office:value="-0.309017355004491" calcext:value-type="float">
            <text:p>-0,309017355004491</text:p>
          </table:table-cell>
          <table:table-cell table:formula="of:=COS([$Autovalores.$E$20]*[$Planilha1.$A38])" office:value-type="float" office:value="0.587784928479824" calcext:value-type="float">
            <text:p>0,587784928479824</text:p>
          </table:table-cell>
          <table:table-cell table:formula="of:=COS([$Autovalores.$E$21]*[$Planilha1.$A38])" office:value-type="float" office:value="0.999999999999911" calcext:value-type="float">
            <text:p>0,999999999999911</text:p>
          </table:table-cell>
          <table:table-cell table:formula="of:=COS([$Autovalores.$E$22]*[$Planilha1.$A38])" office:value-type="float" office:value="0.587785610190552" calcext:value-type="float">
            <text:p>0,587785610190552</text:p>
          </table:table-cell>
          <table:table-cell table:formula="of:=COS([$Autovalores.$E$23]*[$Planilha1.$A38])" office:value-type="float" office:value="-0.309016553605443" calcext:value-type="float">
            <text:p>-0,309016553605443</text:p>
          </table:table-cell>
          <table:table-cell table:formula="of:=COS([$Autovalores.$E$24]*[$Planilha1.$A38])" office:value-type="float" office:value="-0.951056366570601" calcext:value-type="float">
            <text:p>-0,951056366570601</text:p>
          </table:table-cell>
          <table:table-cell table:formula="of:=COS([$Autovalores.$E$25]*[$Planilha1.$A38])" office:value-type="float" office:value="-0.809017291549948" calcext:value-type="float">
            <text:p>-0,809017291549948</text:p>
          </table:table-cell>
          <table:table-cell table:formula="of:=COS([$Autovalores.$E$26]*[$Planilha1.$A38])" office:value-type="float" office:value="-0.000000526650505458277" calcext:value-type="float">
            <text:p>-5,26650505458277E-07</text:p>
          </table:table-cell>
          <table:table-cell table:formula="of:=COS([$Autovalores.$E$27]*[$Planilha1.$A38])" office:value-type="float" office:value="0.80901667243513" calcext:value-type="float">
            <text:p>0,80901667243513</text:p>
          </table:table-cell>
          <table:table-cell table:formula="of:=COS([$Autovalores.$E$28]*[$Planilha1.$A38])" office:value-type="float" office:value="0.951056692058473" calcext:value-type="float">
            <text:p>0,951056692058473</text:p>
          </table:table-cell>
          <table:table-cell table:formula="of:=COS([$Autovalores.$E$29]*[$Planilha1.$A38])" office:value-type="float" office:value="0.309017555354219" calcext:value-type="float">
            <text:p>0,309017555354219</text:p>
          </table:table-cell>
          <table:table-cell table:formula="of:=COS([$Autovalores.$E$30]*[$Planilha1.$A38])" office:value-type="float" office:value="-0.587784758052079" calcext:value-type="float">
            <text:p>-0,587784758052079</text:p>
          </table:table-cell>
          <table:table-cell table:formula="of:=COS([$Autovalores.$E$31]*[$Planilha1.$A38])" office:value-type="float" office:value="-0.9999999999998" calcext:value-type="float">
            <text:p>-0,9999999999998</text:p>
          </table:table-cell>
          <table:table-cell table:formula="of:=COS([$Autovalores.$E$32]*[$Planilha1.$A38])" office:value-type="float" office:value="-0.587785780618169" calcext:value-type="float">
            <text:p>-0,587785780618169</text:p>
          </table:table-cell>
          <table:table-cell table:formula="of:=COS([$Autovalores.$E$33]*[$Planilha1.$A38])" office:value-type="float" office:value="0.309016353255652" calcext:value-type="float">
            <text:p>0,309016353255652</text:p>
          </table:table-cell>
          <table:table-cell table:formula="of:=COS([$Autovalores.$E$34]*[$Planilha1.$A38])" office:value-type="float" office:value="0.951056301472902" calcext:value-type="float">
            <text:p>0,951056301472902</text:p>
          </table:table-cell>
          <table:table-cell table:formula="of:=COS([$Autovalores.$E$35]*[$Planilha1.$A38])" office:value-type="float" office:value="0.809017415372801" calcext:value-type="float">
            <text:p>0,809017415372801</text:p>
          </table:table-cell>
          <table:table-cell table:formula="of:=COS([$Autovalores.$E$36]*[$Planilha1.$A38])" office:value-type="float" office:value="0.000000737310713325897" calcext:value-type="float">
            <text:p>7,37310713325897E-07</text:p>
          </table:table-cell>
        </table:table-row>
        <table:table-row table:style-name="ro1">
          <table:table-cell/>
          <table:table-cell table:formula="of:=COS([$Autovalores.$E$1]*[$Planilha1.$A39])" office:value-type="float" office:value="1" calcext:value-type="float">
            <text:p>1</text:p>
          </table:table-cell>
          <table:table-cell table:formula="of:=COS([$Autovalores.$E$2]*[$Planilha1.$A39])" office:value-type="float" office:value="0.56640625476814" calcext:value-type="float">
            <text:p>0,56640625476814</text:p>
          </table:table-cell>
          <table:table-cell table:formula="of:=COS([$Autovalores.$E$3]*[$Planilha1.$A39])" office:value-type="float" office:value="-0.358367909119057" calcext:value-type="float">
            <text:p>-0,358367909119057</text:p>
          </table:table-cell>
          <table:table-cell table:formula="of:=COS([$Autovalores.$E$4]*[$Planilha1.$A39])" office:value-type="float" office:value="-0.972369905234569" calcext:value-type="float">
            <text:p>-0,972369905234569</text:p>
          </table:table-cell>
          <table:table-cell table:formula="of:=COS([$Autovalores.$E$5]*[$Planilha1.$A39])" office:value-type="float" office:value="-0.74314488342727" calcext:value-type="float">
            <text:p>-0,74314488342727</text:p>
          </table:table-cell>
          <table:table-cell table:formula="of:=COS([$Autovalores.$E$6]*[$Planilha1.$A39])" office:value-type="float" office:value="0.130526084890276" calcext:value-type="float">
            <text:p>0,130526084890276</text:p>
          </table:table-cell>
          <table:table-cell table:formula="of:=COS([$Autovalores.$E$7]*[$Planilha1.$A39])" office:value-type="float" office:value="0.89100646521177" calcext:value-type="float">
            <text:p>0,89100646521177</text:p>
          </table:table-cell>
          <table:table-cell table:formula="of:=COS([$Autovalores.$E$8]*[$Planilha1.$A39])" office:value-type="float" office:value="0.87881718497932" calcext:value-type="float">
            <text:p>0,87881718497932</text:p>
          </table:table-cell>
          <table:table-cell table:formula="of:=COS([$Autovalores.$E$9]*[$Planilha1.$A39])" office:value-type="float" office:value="0.104528635528262" calcext:value-type="float">
            <text:p>0,104528635528262</text:p>
          </table:table-cell>
          <table:table-cell table:formula="of:=COS([$Autovalores.$E$10]*[$Planilha1.$A39])" office:value-type="float" office:value="-0.760405839048145" calcext:value-type="float">
            <text:p>-0,760405839048145</text:p>
          </table:table-cell>
          <table:table-cell table:formula="of:=COS([$Autovalores.$E$11]*[$Planilha1.$A39])" office:value-type="float" office:value="-0.965925882326433" calcext:value-type="float">
            <text:p>-0,965925882326433</text:p>
          </table:table-cell>
          <table:table-cell table:formula="of:=COS([$Autovalores.$E$12]*[$Planilha1.$A39])" office:value-type="float" office:value="-0.333807083736108" calcext:value-type="float">
            <text:p>-0,333807083736108</text:p>
          </table:table-cell>
          <table:table-cell table:formula="of:=COS([$Autovalores.$E$13]*[$Planilha1.$A39])" office:value-type="float" office:value="0.587785042098345" calcext:value-type="float">
            <text:p>0,587785042098345</text:p>
          </table:table-cell>
          <table:table-cell table:formula="of:=COS([$Autovalores.$E$14]*[$Planilha1.$A39])" office:value-type="float" office:value="0.999657332343423" calcext:value-type="float">
            <text:p>0,999657332343423</text:p>
          </table:table-cell>
          <table:table-cell table:formula="of:=COS([$Autovalores.$E$15]*[$Planilha1.$A39])" office:value-type="float" office:value="0.544639289229951" calcext:value-type="float">
            <text:p>0,544639289229951</text:p>
          </table:table-cell>
          <table:table-cell table:formula="of:=COS([$Autovalores.$E$16]*[$Planilha1.$A39])" office:value-type="float" office:value="-0.382683132318785" calcext:value-type="float">
            <text:p>-0,382683132318785</text:p>
          </table:table-cell>
          <table:table-cell table:formula="of:=COS([$Autovalores.$E$17]*[$Planilha1.$A39])" office:value-type="float" office:value="-0.978147528709199" calcext:value-type="float">
            <text:p>-0,978147528709199</text:p>
          </table:table-cell>
          <table:table-cell table:formula="of:=COS([$Autovalores.$E$18]*[$Planilha1.$A39])" office:value-type="float" office:value="-0.725374624374991" calcext:value-type="float">
            <text:p>-0,725374624374991</text:p>
          </table:table-cell>
          <table:table-cell table:formula="of:=COS([$Autovalores.$E$19]*[$Planilha1.$A39])" office:value-type="float" office:value="0.156434080117026" calcext:value-type="float">
            <text:p>0,156434080117026</text:p>
          </table:table-cell>
          <table:table-cell table:formula="of:=COS([$Autovalores.$E$20]*[$Planilha1.$A39])" office:value-type="float" office:value="0.902585107249361" calcext:value-type="float">
            <text:p>0,902585107249361</text:p>
          </table:table-cell>
          <table:table-cell table:formula="of:=COS([$Autovalores.$E$21]*[$Planilha1.$A39])" office:value-type="float" office:value="0.866025620296196" calcext:value-type="float">
            <text:p>0,866025620296196</text:p>
          </table:table-cell>
          <table:table-cell table:formula="of:=COS([$Autovalores.$E$22]*[$Planilha1.$A39])" office:value-type="float" office:value="0.0784595490010868" calcext:value-type="float">
            <text:p>0,078459549001087</text:p>
          </table:table-cell>
          <table:table-cell table:formula="of:=COS([$Autovalores.$E$23]*[$Planilha1.$A39])" office:value-type="float" office:value="-0.77714566169519" calcext:value-type="float">
            <text:p>-0,77714566169519</text:p>
          </table:table-cell>
          <table:table-cell table:formula="of:=COS([$Autovalores.$E$24]*[$Planilha1.$A39])" office:value-type="float" office:value="-0.958819876301248" calcext:value-type="float">
            <text:p>-0,958819876301248</text:p>
          </table:table-cell>
          <table:table-cell table:formula="of:=COS([$Autovalores.$E$25]*[$Planilha1.$A39])" office:value-type="float" office:value="-0.309017488570893" calcext:value-type="float">
            <text:p>-0,309017488570893</text:p>
          </table:table-cell>
          <table:table-cell table:formula="of:=COS([$Autovalores.$E$26]*[$Planilha1.$A39])" office:value-type="float" office:value="0.608760999582656" calcext:value-type="float">
            <text:p>0,608760999582656</text:p>
          </table:table-cell>
          <table:table-cell table:formula="of:=COS([$Autovalores.$E$27]*[$Planilha1.$A39])" office:value-type="float" office:value="0.998629564215936" calcext:value-type="float">
            <text:p>0,998629564215936</text:p>
          </table:table-cell>
          <table:table-cell table:formula="of:=COS([$Autovalores.$E$28]*[$Planilha1.$A39])" office:value-type="float" office:value="0.522499063153924" calcext:value-type="float">
            <text:p>0,522499063153924</text:p>
          </table:table-cell>
          <table:table-cell table:formula="of:=COS([$Autovalores.$E$29]*[$Planilha1.$A39])" office:value-type="float" office:value="-0.406736089254187" calcext:value-type="float">
            <text:p>-0,406736089254187</text:p>
          </table:table-cell>
          <table:table-cell table:formula="of:=COS([$Autovalores.$E$30]*[$Planilha1.$A39])" office:value-type="float" office:value="-0.98325479314093" calcext:value-type="float">
            <text:p>-0,98325479314093</text:p>
          </table:table-cell>
          <table:table-cell table:formula="of:=COS([$Autovalores.$E$31]*[$Planilha1.$A39])" office:value-type="float" office:value="-0.707107240477366" calcext:value-type="float">
            <text:p>-0,707107240477366</text:p>
          </table:table-cell>
          <table:table-cell table:formula="of:=COS([$Autovalores.$E$32]*[$Planilha1.$A39])" office:value-type="float" office:value="0.18223486554449" calcext:value-type="float">
            <text:p>0,18223486554449</text:p>
          </table:table-cell>
          <table:table-cell table:formula="of:=COS([$Autovalores.$E$33]*[$Planilha1.$A39])" office:value-type="float" office:value="0.913545175839828" calcext:value-type="float">
            <text:p>0,913545175839828</text:p>
          </table:table-cell>
          <table:table-cell table:formula="of:=COS([$Autovalores.$E$34]*[$Planilha1.$A39])" office:value-type="float" office:value="0.852640537673385" calcext:value-type="float">
            <text:p>0,852640537673385</text:p>
          </table:table-cell>
          <table:table-cell table:formula="of:=COS([$Autovalores.$E$35]*[$Planilha1.$A39])" office:value-type="float" office:value="0.0523366913743187" calcext:value-type="float">
            <text:p>0,052336691374319</text:p>
          </table:table-cell>
          <table:table-cell table:formula="of:=COS([$Autovalores.$E$36]*[$Planilha1.$A39])" office:value-type="float" office:value="-0.793352878976813" calcext:value-type="float">
            <text:p>-0,793352878976813</text:p>
          </table:table-cell>
        </table:table-row>
        <table:table-row table:style-name="ro1">
          <table:table-cell/>
          <table:table-cell table:formula="of:=COS([$Autovalores.$E$1]*[$Planilha1.$A40])" office:value-type="float" office:value="1" calcext:value-type="float">
            <text:p>1</text:p>
          </table:table-cell>
          <table:table-cell table:formula="of:=COS([$Autovalores.$E$2]*[$Planilha1.$A40])" office:value-type="float" office:value="0.544639053664004" calcext:value-type="float">
            <text:p>0,544639053664004</text:p>
          </table:table-cell>
          <table:table-cell table:formula="of:=COS([$Autovalores.$E$3]*[$Planilha1.$A40])" office:value-type="float" office:value="-0.406736602447957" calcext:value-type="float">
            <text:p>-0,406736602447957</text:p>
          </table:table-cell>
          <table:table-cell table:formula="of:=COS([$Autovalores.$E$4]*[$Planilha1.$A40])" office:value-type="float" office:value="-0.987688330159538" calcext:value-type="float">
            <text:p>-0,987688330159538</text:p>
          </table:table-cell>
          <table:table-cell table:formula="of:=COS([$Autovalores.$E$5]*[$Planilha1.$A40])" office:value-type="float" office:value="-0.669130672458185" calcext:value-type="float">
            <text:p>-0,669130672458185</text:p>
          </table:table-cell>
          <table:table-cell table:formula="of:=COS([$Autovalores.$E$6]*[$Planilha1.$A40])" office:value-type="float" office:value="0.25881893770917" calcext:value-type="float">
            <text:p>0,25881893770917</text:p>
          </table:table-cell>
          <table:table-cell table:formula="of:=COS([$Autovalores.$E$7]*[$Planilha1.$A40])" office:value-type="float" office:value="0.951056475066675" calcext:value-type="float">
            <text:p>0,951056475066675</text:p>
          </table:table-cell>
          <table:table-cell table:formula="of:=COS([$Autovalores.$E$8]*[$Planilha1.$A40])" office:value-type="float" office:value="0.777146059413504" calcext:value-type="float">
            <text:p>0,777146059413504</text:p>
          </table:table-cell>
          <table:table-cell table:formula="of:=COS([$Autovalores.$E$9]*[$Planilha1.$A40])" office:value-type="float" office:value="-0.104528286351315" calcext:value-type="float">
            <text:p>-0,104528286351315</text:p>
          </table:table-cell>
          <table:table-cell table:formula="of:=COS([$Autovalores.$E$10]*[$Planilha1.$A40])" office:value-type="float" office:value="-0.891006433332504" calcext:value-type="float">
            <text:p>-0,891006433332504</text:p>
          </table:table-cell>
          <table:table-cell table:formula="of:=COS([$Autovalores.$E$11]*[$Planilha1.$A40])" office:value-type="float" office:value="-0.866025514966193" calcext:value-type="float">
            <text:p>-0,866025514966193</text:p>
          </table:table-cell>
          <table:table-cell table:formula="of:=COS([$Autovalores.$E$12]*[$Planilha1.$A40])" office:value-type="float" office:value="-0.0523362005076356" calcext:value-type="float">
            <text:p>-0,052336200507636</text:p>
          </table:table-cell>
          <table:table-cell table:formula="of:=COS([$Autovalores.$E$13]*[$Planilha1.$A40])" office:value-type="float" office:value="0.809016837532498" calcext:value-type="float">
            <text:p>0,809016837532498</text:p>
          </table:table-cell>
          <table:table-cell table:formula="of:=COS([$Autovalores.$E$14]*[$Planilha1.$A40])" office:value-type="float" office:value="0.933580530091524" calcext:value-type="float">
            <text:p>0,933580530091524</text:p>
          </table:table-cell>
          <table:table-cell table:formula="of:=COS([$Autovalores.$E$15]*[$Planilha1.$A40])" office:value-type="float" office:value="0.207911995323876" calcext:value-type="float">
            <text:p>0,207911995323876</text:p>
          </table:table-cell>
          <table:table-cell table:formula="of:=COS([$Autovalores.$E$16]*[$Planilha1.$A40])" office:value-type="float" office:value="-0.707106545334344" calcext:value-type="float">
            <text:p>-0,707106545334344</text:p>
          </table:table-cell>
          <table:table-cell table:formula="of:=COS([$Autovalores.$E$17]*[$Planilha1.$A40])" office:value-type="float" office:value="-0.978147674704915" calcext:value-type="float">
            <text:p>-0,978147674704915</text:p>
          </table:table-cell>
          <table:table-cell table:formula="of:=COS([$Autovalores.$E$18]*[$Planilha1.$A40])" office:value-type="float" office:value="-0.358368302455515" calcext:value-type="float">
            <text:p>-0,358368302455515</text:p>
          </table:table-cell>
          <table:table-cell table:formula="of:=COS([$Autovalores.$E$19]*[$Planilha1.$A40])" office:value-type="float" office:value="0.587784928479818" calcext:value-type="float">
            <text:p>0,587784928479818</text:p>
          </table:table-cell>
          <table:table-cell table:formula="of:=COS([$Autovalores.$E$20]*[$Planilha1.$A40])" office:value-type="float" office:value="0.998629556865942" calcext:value-type="float">
            <text:p>0,998629556865942</text:p>
          </table:table-cell>
          <table:table-cell table:formula="of:=COS([$Autovalores.$E$21]*[$Planilha1.$A40])" office:value-type="float" office:value="0.500000385144921" calcext:value-type="float">
            <text:p>0,500000385144921</text:p>
          </table:table-cell>
          <table:table-cell table:formula="of:=COS([$Autovalores.$E$22]*[$Planilha1.$A40])" office:value-type="float" office:value="-0.453990083672008" calcext:value-type="float">
            <text:p>-0,453990083672008</text:p>
          </table:table-cell>
          <table:table-cell table:formula="of:=COS([$Autovalores.$E$23]*[$Planilha1.$A40])" office:value-type="float" office:value="-0.994521844232849" calcext:value-type="float">
            <text:p>-0,994521844232849</text:p>
          </table:table-cell>
          <table:table-cell table:formula="of:=COS([$Autovalores.$E$24]*[$Planilha1.$A40])" office:value-type="float" office:value="-0.629320788510311" calcext:value-type="float">
            <text:p>-0,629320788510311</text:p>
          </table:table-cell>
          <table:table-cell table:formula="of:=COS([$Autovalores.$E$25]*[$Planilha1.$A40])" office:value-type="float" office:value="0.309016486822169" calcext:value-type="float">
            <text:p>0,309016486822169</text:p>
          </table:table-cell>
          <table:table-cell table:formula="of:=COS([$Autovalores.$E$26]*[$Planilha1.$A40])" office:value-type="float" office:value="0.965925682409113" calcext:value-type="float">
            <text:p>0,965925682409113</text:p>
          </table:table-cell>
          <table:table-cell table:formula="of:=COS([$Autovalores.$E$27]*[$Planilha1.$A40])" office:value-type="float" office:value="0.743145212331941" calcext:value-type="float">
            <text:p>0,743145212331941</text:p>
          </table:table-cell>
          <table:table-cell table:formula="of:=COS([$Autovalores.$E$28]*[$Planilha1.$A40])" office:value-type="float" office:value="-0.156433872050301" calcext:value-type="float">
            <text:p>-0,156433872050301</text:p>
          </table:table-cell>
          <table:table-cell table:formula="of:=COS([$Autovalores.$E$29]*[$Planilha1.$A40])" office:value-type="float" office:value="-0.913545204400889" calcext:value-type="float">
            <text:p>-0,913545204400889</text:p>
          </table:table-cell>
          <table:table-cell table:formula="of:=COS([$Autovalores.$E$30]*[$Planilha1.$A40])" office:value-type="float" office:value="-0.838670919158076" calcext:value-type="float">
            <text:p>-0,838670919158076</text:p>
          </table:table-cell>
          <table:table-cell table:formula="of:=COS([$Autovalores.$E$31]*[$Planilha1.$A40])" office:value-type="float" office:value="-0.000000667090659431786" calcext:value-type="float">
            <text:p>-6,67090659431786E-07</text:p>
          </table:table-cell>
          <table:table-cell table:formula="of:=COS([$Autovalores.$E$32]*[$Planilha1.$A40])" office:value-type="float" office:value="0.838670192510827" calcext:value-type="float">
            <text:p>0,838670192510827</text:p>
          </table:table-cell>
          <table:table-cell table:formula="of:=COS([$Autovalores.$E$33]*[$Planilha1.$A40])" office:value-type="float" office:value="0.913545747061264" calcext:value-type="float">
            <text:p>0,913545747061264</text:p>
          </table:table-cell>
          <table:table-cell table:formula="of:=COS([$Autovalores.$E$34]*[$Planilha1.$A40])" office:value-type="float" office:value="0.15643518980562" calcext:value-type="float">
            <text:p>0,15643518980562</text:p>
          </table:table-cell>
          <table:table-cell table:formula="of:=COS([$Autovalores.$E$35]*[$Planilha1.$A40])" office:value-type="float" office:value="-0.743144319590305" calcext:value-type="float">
            <text:p>-0,743144319590305</text:p>
          </table:table-cell>
          <table:table-cell table:formula="of:=COS([$Autovalores.$E$36]*[$Planilha1.$A40])" office:value-type="float" office:value="-0.965926027720504" calcext:value-type="float">
            <text:p>-0,965926027720504</text:p>
          </table:table-cell>
        </table:table-row>
        <table:table-row table:style-name="ro1">
          <table:table-cell/>
          <table:table-cell table:formula="of:=COS([$Autovalores.$E$1]*[$Planilha1.$A41])" office:value-type="float" office:value="1" calcext:value-type="float">
            <text:p>1</text:p>
          </table:table-cell>
          <table:table-cell table:formula="of:=COS([$Autovalores.$E$2]*[$Planilha1.$A41])" office:value-type="float" office:value="0.522498584174492" calcext:value-type="float">
            <text:p>0,522498584174492</text:p>
          </table:table-cell>
          <table:table-cell table:formula="of:=COS([$Autovalores.$E$3]*[$Planilha1.$A41])" office:value-type="float" office:value="-0.453990459071303" calcext:value-type="float">
            <text:p>-0,453990459071303</text:p>
          </table:table-cell>
          <table:table-cell table:formula="of:=COS([$Autovalores.$E$4]*[$Planilha1.$A41])" office:value-type="float" office:value="-0.996917328361458" calcext:value-type="float">
            <text:p>-0,996917328361458</text:p>
          </table:table-cell>
          <table:table-cell table:formula="of:=COS([$Autovalores.$E$5]*[$Planilha1.$A41])" office:value-type="float" office:value="-0.587785326144456" calcext:value-type="float">
            <text:p>-0,587785326144456</text:p>
          </table:table-cell>
          <table:table-cell table:formula="of:=COS([$Autovalores.$E$6]*[$Planilha1.$A41])" office:value-type="float" office:value="0.382683326943417" calcext:value-type="float">
            <text:p>0,382683326943417</text:p>
          </table:table-cell>
          <table:table-cell table:formula="of:=COS([$Autovalores.$E$7]*[$Planilha1.$A41])" office:value-type="float" office:value="0.987688319174696" calcext:value-type="float">
            <text:p>0,987688319174696</text:p>
          </table:table-cell>
          <table:table-cell table:formula="of:=COS([$Autovalores.$E$8]*[$Planilha1.$A41])" office:value-type="float" office:value="0.649448169805508" calcext:value-type="float">
            <text:p>0,649448169805508</text:p>
          </table:table-cell>
          <table:table-cell table:formula="of:=COS([$Autovalores.$E$9]*[$Planilha1.$A41])" office:value-type="float" office:value="-0.309016820738511" calcext:value-type="float">
            <text:p>-0,309016820738511</text:p>
          </table:table-cell>
          <table:table-cell table:formula="of:=COS([$Autovalores.$E$10]*[$Planilha1.$A41])" office:value-type="float" office:value="-0.972369872449456" calcext:value-type="float">
            <text:p>-0,972369872449456</text:p>
          </table:table-cell>
          <table:table-cell table:formula="of:=COS([$Autovalores.$E$11]*[$Planilha1.$A41])" office:value-type="float" office:value="-0.707106942559035" calcext:value-type="float">
            <text:p>-0,707106942559035</text:p>
          </table:table-cell>
          <table:table-cell table:formula="of:=COS([$Autovalores.$E$12]*[$Planilha1.$A41])" office:value-type="float" office:value="0.233445119755355" calcext:value-type="float">
            <text:p>0,233445119755355</text:p>
          </table:table-cell>
          <table:table-cell table:formula="of:=COS([$Autovalores.$E$13]*[$Planilha1.$A41])" office:value-type="float" office:value="0.951056431668273" calcext:value-type="float">
            <text:p>0,951056431668273</text:p>
          </table:table-cell>
          <table:table-cell table:formula="of:=COS([$Autovalores.$E$14]*[$Planilha1.$A41])" office:value-type="float" office:value="0.760406158278077" calcext:value-type="float">
            <text:p>0,760406158278077</text:p>
          </table:table-cell>
          <table:table-cell table:formula="of:=COS([$Autovalores.$E$15]*[$Planilha1.$A41])" office:value-type="float" office:value="-0.156434149472551" calcext:value-type="float">
            <text:p>-0,156434149472551</text:p>
          </table:table-cell>
          <table:table-cell table:formula="of:=COS([$Autovalores.$E$16]*[$Planilha1.$A41])" office:value-type="float" office:value="-0.923879401509976" calcext:value-type="float">
            <text:p>-0,923879401509976</text:p>
          </table:table-cell>
          <table:table-cell table:formula="of:=COS([$Autovalores.$E$17]*[$Planilha1.$A41])" office:value-type="float" office:value="-0.809017209001325" calcext:value-type="float">
            <text:p>-0,809017209001325</text:p>
          </table:table-cell>
          <table:table-cell table:formula="of:=COS([$Autovalores.$E$18]*[$Planilha1.$A41])" office:value-type="float" office:value="0.0784587089579938" calcext:value-type="float">
            <text:p>0,078458708957994</text:p>
          </table:table-cell>
          <table:table-cell table:formula="of:=COS([$Autovalores.$E$19]*[$Planilha1.$A41])" office:value-type="float" office:value="0.891006337694745" calcext:value-type="float">
            <text:p>0,891006337694745</text:p>
          </table:table-cell>
          <table:table-cell table:formula="of:=COS([$Autovalores.$E$20]*[$Planilha1.$A41])" office:value-type="float" office:value="0.852640390914016" calcext:value-type="float">
            <text:p>0,852640390914016</text:p>
          </table:table-cell>
          <table:table-cell table:formula="of:=COS([$Autovalores.$E$21]*[$Planilha1.$A41])" office:value-type="float" office:value="0.000000456430373404456" calcext:value-type="float">
            <text:p>4,56430373404456E-07</text:p>
          </table:table-cell>
          <table:table-cell table:formula="of:=COS([$Autovalores.$E$22]*[$Planilha1.$A41])" office:value-type="float" office:value="-0.852639913945569" calcext:value-type="float">
            <text:p>-0,852639913945569</text:p>
          </table:table-cell>
          <table:table-cell table:formula="of:=COS([$Autovalores.$E$23]*[$Planilha1.$A41])" office:value-type="float" office:value="-0.891006752124816" calcext:value-type="float">
            <text:p>-0,891006752124816</text:p>
          </table:table-cell>
          <table:table-cell table:formula="of:=COS([$Autovalores.$E$24]*[$Planilha1.$A41])" office:value-type="float" office:value="-0.0784596190046871" calcext:value-type="float">
            <text:p>-0,078459619004687</text:p>
          </table:table-cell>
          <table:table-cell table:formula="of:=COS([$Autovalores.$E$25]*[$Planilha1.$A41])" office:value-type="float" office:value="0.809016672435176" calcext:value-type="float">
            <text:p>0,809016672435176</text:p>
          </table:table-cell>
          <table:table-cell table:formula="of:=COS([$Autovalores.$E$26]*[$Planilha1.$A41])" office:value-type="float" office:value="0.923879750846563" calcext:value-type="float">
            <text:p>0,923879750846563</text:p>
          </table:table-cell>
          <table:table-cell table:formula="of:=COS([$Autovalores.$E$27]*[$Planilha1.$A41])" office:value-type="float" office:value="0.156435051094448" calcext:value-type="float">
            <text:p>0,156435051094448</text:p>
          </table:table-cell>
          <table:table-cell table:formula="of:=COS([$Autovalores.$E$28]*[$Planilha1.$A41])" office:value-type="float" office:value="-0.760405565422334" calcext:value-type="float">
            <text:p>-0,760405565422334</text:p>
          </table:table-cell>
          <table:table-cell table:formula="of:=COS([$Autovalores.$E$29]*[$Planilha1.$A41])" office:value-type="float" office:value="-0.951056713757599" calcext:value-type="float">
            <text:p>-0,951056713757599</text:p>
          </table:table-cell>
          <table:table-cell table:formula="of:=COS([$Autovalores.$E$30]*[$Planilha1.$A41])" office:value-type="float" office:value="-0.233446007393647" calcext:value-type="float">
            <text:p>-0,233446007393647</text:p>
          </table:table-cell>
          <table:table-cell table:formula="of:=COS([$Autovalores.$E$31]*[$Planilha1.$A41])" office:value-type="float" office:value="0.707106297068865" calcext:value-type="float">
            <text:p>0,707106297068865</text:p>
          </table:table-cell>
          <table:table-cell table:formula="of:=COS([$Autovalores.$E$32]*[$Planilha1.$A41])" office:value-type="float" office:value="0.972370085552342" calcext:value-type="float">
            <text:p>0,972370085552342</text:p>
          </table:table-cell>
          <table:table-cell table:formula="of:=COS([$Autovalores.$E$33]*[$Planilha1.$A41])" office:value-type="float" office:value="0.309017688920589" calcext:value-type="float">
            <text:p>0,309017688920589</text:p>
          </table:table-cell>
          <table:table-cell table:formula="of:=COS([$Autovalores.$E$34]*[$Planilha1.$A41])" office:value-type="float" office:value="-0.649447475660576" calcext:value-type="float">
            <text:p>-0,649447475660576</text:p>
          </table:table-cell>
          <table:table-cell table:formula="of:=COS([$Autovalores.$E$35]*[$Planilha1.$A41])" office:value-type="float" office:value="-0.98768846197729" calcext:value-type="float">
            <text:p>-0,98768846197729</text:p>
          </table:table-cell>
          <table:table-cell table:formula="of:=COS([$Autovalores.$E$36]*[$Planilha1.$A41])" office:value-type="float" office:value="-0.382684170316655" calcext:value-type="float">
            <text:p>-0,382684170316655</text:p>
          </table:table-cell>
        </table:table-row>
        <table:table-row table:style-name="ro1">
          <table:table-cell/>
          <table:table-cell table:formula="of:=COS([$Autovalores.$E$1]*[$Planilha1.$A42])" office:value-type="float" office:value="1" calcext:value-type="float">
            <text:p>1</text:p>
          </table:table-cell>
          <table:table-cell table:formula="of:=COS([$Autovalores.$E$2]*[$Planilha1.$A42])" office:value-type="float" office:value="0.500000020270788" calcext:value-type="float">
            <text:p>0,500000020270788</text:p>
          </table:table-cell>
          <table:table-cell table:formula="of:=COS([$Autovalores.$E$3]*[$Planilha1.$A42])" office:value-type="float" office:value="-0.499999959458423" calcext:value-type="float">
            <text:p>-0,499999959458423</text:p>
          </table:table-cell>
          <table:table-cell table:formula="of:=COS([$Autovalores.$E$4]*[$Planilha1.$A42])" office:value-type="float" office:value="-0.999999999999998" calcext:value-type="float">
            <text:p>-0,999999999999998</text:p>
          </table:table-cell>
          <table:table-cell table:formula="of:=COS([$Autovalores.$E$5]*[$Planilha1.$A42])" office:value-type="float" office:value="-0.500000081083151" calcext:value-type="float">
            <text:p>-0,500000081083151</text:p>
          </table:table-cell>
          <table:table-cell table:formula="of:=COS([$Autovalores.$E$6]*[$Planilha1.$A42])" office:value-type="float" office:value="0.499999898646055" calcext:value-type="float">
            <text:p>0,499999898646055</text:p>
          </table:table-cell>
          <table:table-cell table:formula="of:=COS([$Autovalores.$E$7]*[$Planilha1.$A42])" office:value-type="float" office:value="0.99999999999999" calcext:value-type="float">
            <text:p>0,99999999999999</text:p>
          </table:table-cell>
          <table:table-cell table:formula="of:=COS([$Autovalores.$E$8]*[$Planilha1.$A42])" office:value-type="float" office:value="0.500000141895511" calcext:value-type="float">
            <text:p>0,500000141895511</text:p>
          </table:table-cell>
          <table:table-cell table:formula="of:=COS([$Autovalores.$E$9]*[$Planilha1.$A42])" office:value-type="float" office:value="-0.499999837833686" calcext:value-type="float">
            <text:p>-0,499999837833686</text:p>
          </table:table-cell>
          <table:table-cell table:formula="of:=COS([$Autovalores.$E$10]*[$Planilha1.$A42])" office:value-type="float" office:value="-0.999999999999978" calcext:value-type="float">
            <text:p>-0,999999999999978</text:p>
          </table:table-cell>
          <table:table-cell table:formula="of:=COS([$Autovalores.$E$11]*[$Planilha1.$A42])" office:value-type="float" office:value="-0.500000202707869" calcext:value-type="float">
            <text:p>-0,500000202707869</text:p>
          </table:table-cell>
          <table:table-cell table:formula="of:=COS([$Autovalores.$E$12]*[$Planilha1.$A42])" office:value-type="float" office:value="0.499999777021312" calcext:value-type="float">
            <text:p>0,499999777021312</text:p>
          </table:table-cell>
          <table:table-cell table:formula="of:=COS([$Autovalores.$E$13]*[$Planilha1.$A42])" office:value-type="float" office:value="0.999999999999961" calcext:value-type="float">
            <text:p>0,999999999999961</text:p>
          </table:table-cell>
          <table:table-cell table:formula="of:=COS([$Autovalores.$E$14]*[$Planilha1.$A42])" office:value-type="float" office:value="0.500000263520224" calcext:value-type="float">
            <text:p>0,500000263520224</text:p>
          </table:table-cell>
          <table:table-cell table:formula="of:=COS([$Autovalores.$E$15]*[$Planilha1.$A42])" office:value-type="float" office:value="-0.499999716208937" calcext:value-type="float">
            <text:p>-0,499999716208937</text:p>
          </table:table-cell>
          <table:table-cell table:formula="of:=COS([$Autovalores.$E$16]*[$Planilha1.$A42])" office:value-type="float" office:value="-0.999999999999938" calcext:value-type="float">
            <text:p>-0,999999999999938</text:p>
          </table:table-cell>
          <table:table-cell table:formula="of:=COS([$Autovalores.$E$17]*[$Planilha1.$A42])" office:value-type="float" office:value="-0.500000324332576" calcext:value-type="float">
            <text:p>-0,500000324332576</text:p>
          </table:table-cell>
          <table:table-cell table:formula="of:=COS([$Autovalores.$E$18]*[$Planilha1.$A42])" office:value-type="float" office:value="0.499999655396562" calcext:value-type="float">
            <text:p>0,499999655396562</text:p>
          </table:table-cell>
          <table:table-cell table:formula="of:=COS([$Autovalores.$E$19]*[$Planilha1.$A42])" office:value-type="float" office:value="0.999999999999911" calcext:value-type="float">
            <text:p>0,999999999999911</text:p>
          </table:table-cell>
          <table:table-cell table:formula="of:=COS([$Autovalores.$E$20]*[$Planilha1.$A42])" office:value-type="float" office:value="0.500000385144928" calcext:value-type="float">
            <text:p>0,500000385144928</text:p>
          </table:table-cell>
          <table:table-cell table:formula="of:=COS([$Autovalores.$E$21]*[$Planilha1.$A42])" office:value-type="float" office:value="-0.499999594584181" calcext:value-type="float">
            <text:p>-0,499999594584181</text:p>
          </table:table-cell>
          <table:table-cell table:formula="of:=COS([$Autovalores.$E$22]*[$Planilha1.$A42])" office:value-type="float" office:value="-0.999999999999879" calcext:value-type="float">
            <text:p>-0,999999999999879</text:p>
          </table:table-cell>
          <table:table-cell table:formula="of:=COS([$Autovalores.$E$23]*[$Planilha1.$A42])" office:value-type="float" office:value="-0.500000445957277" calcext:value-type="float">
            <text:p>-0,500000445957277</text:p>
          </table:table-cell>
          <table:table-cell table:formula="of:=COS([$Autovalores.$E$24]*[$Planilha1.$A42])" office:value-type="float" office:value="0.499999533771797" calcext:value-type="float">
            <text:p>0,499999533771797</text:p>
          </table:table-cell>
          <table:table-cell table:formula="of:=COS([$Autovalores.$E$25]*[$Planilha1.$A42])" office:value-type="float" office:value="0.999999999999842" calcext:value-type="float">
            <text:p>0,999999999999842</text:p>
          </table:table-cell>
          <table:table-cell table:formula="of:=COS([$Autovalores.$E$26]*[$Planilha1.$A42])" office:value-type="float" office:value="0.50000050676962" calcext:value-type="float">
            <text:p>0,50000050676962</text:p>
          </table:table-cell>
          <table:table-cell table:formula="of:=COS([$Autovalores.$E$27]*[$Planilha1.$A42])" office:value-type="float" office:value="-0.499999472959414" calcext:value-type="float">
            <text:p>-0,499999472959414</text:p>
          </table:table-cell>
          <table:table-cell table:formula="of:=COS([$Autovalores.$E$28]*[$Planilha1.$A42])" office:value-type="float" office:value="-0.9999999999998" calcext:value-type="float">
            <text:p>-0,9999999999998</text:p>
          </table:table-cell>
          <table:table-cell table:formula="of:=COS([$Autovalores.$E$29]*[$Planilha1.$A42])" office:value-type="float" office:value="-0.500000567581964" calcext:value-type="float">
            <text:p>-0,500000567581964</text:p>
          </table:table-cell>
          <table:table-cell table:formula="of:=COS([$Autovalores.$E$30]*[$Planilha1.$A42])" office:value-type="float" office:value="0.499999412147026" calcext:value-type="float">
            <text:p>0,499999412147026</text:p>
          </table:table-cell>
          <table:table-cell table:formula="of:=COS([$Autovalores.$E$31]*[$Planilha1.$A42])" office:value-type="float" office:value="0.999999999999753" calcext:value-type="float">
            <text:p>0,999999999999753</text:p>
          </table:table-cell>
          <table:table-cell table:formula="of:=COS([$Autovalores.$E$32]*[$Planilha1.$A42])" office:value-type="float" office:value="0.500000628394306" calcext:value-type="float">
            <text:p>0,500000628394306</text:p>
          </table:table-cell>
          <table:table-cell table:formula="of:=COS([$Autovalores.$E$33]*[$Planilha1.$A42])" office:value-type="float" office:value="-0.499999351334638" calcext:value-type="float">
            <text:p>-0,499999351334638</text:p>
          </table:table-cell>
          <table:table-cell table:formula="of:=COS([$Autovalores.$E$34]*[$Planilha1.$A42])" office:value-type="float" office:value="-0.999999999999702" calcext:value-type="float">
            <text:p>-0,999999999999702</text:p>
          </table:table-cell>
          <table:table-cell table:formula="of:=COS([$Autovalores.$E$35]*[$Planilha1.$A42])" office:value-type="float" office:value="-0.500000689206639" calcext:value-type="float">
            <text:p>-0,500000689206639</text:p>
          </table:table-cell>
          <table:table-cell table:formula="of:=COS([$Autovalores.$E$36]*[$Planilha1.$A42])" office:value-type="float" office:value="0.499999290522244" calcext:value-type="float">
            <text:p>0,499999290522244</text:p>
          </table:table-cell>
        </table:table-row>
        <table:table-row table:style-name="ro1">
          <table:table-cell/>
          <table:table-cell table:formula="of:=COS([$Autovalores.$E$1]*[$Planilha1.$A43])" office:value-type="float" office:value="1" calcext:value-type="float">
            <text:p>1</text:p>
          </table:table-cell>
          <table:table-cell table:formula="of:=COS([$Autovalores.$E$2]*[$Planilha1.$A43])" office:value-type="float" office:value="0.47715878134406" calcext:value-type="float">
            <text:p>0,47715878134406</text:p>
          </table:table-cell>
          <table:table-cell table:formula="of:=COS([$Autovalores.$E$3]*[$Planilha1.$A43])" office:value-type="float" office:value="-0.544638994772504" calcext:value-type="float">
            <text:p>-0,544638994772504</text:p>
          </table:table-cell>
          <table:table-cell table:formula="of:=COS([$Autovalores.$E$4]*[$Planilha1.$A43])" office:value-type="float" office:value="-0.996917339380263" calcext:value-type="float">
            <text:p>-0,996917339380263</text:p>
          </table:table-cell>
          <table:table-cell table:formula="of:=COS([$Autovalores.$E$5]*[$Planilha1.$A43])" office:value-type="float" office:value="-0.406736730746394" calcext:value-type="float">
            <text:p>-0,406736730746394</text:p>
          </table:table-cell>
          <table:table-cell table:formula="of:=COS([$Autovalores.$E$6]*[$Planilha1.$A43])" office:value-type="float" office:value="0.60876133383863" calcext:value-type="float">
            <text:p>0,60876133383863</text:p>
          </table:table-cell>
          <table:table-cell table:formula="of:=COS([$Autovalores.$E$7]*[$Planilha1.$A43])" office:value-type="float" office:value="0.987688363114044" calcext:value-type="float">
            <text:p>0,987688363114044</text:p>
          </table:table-cell>
          <table:table-cell table:formula="of:=COS([$Autovalores.$E$8]*[$Planilha1.$A43])" office:value-type="float" office:value="0.333807017543783" calcext:value-type="float">
            <text:p>0,333807017543783</text:p>
          </table:table-cell>
          <table:table-cell table:formula="of:=COS([$Autovalores.$E$9]*[$Planilha1.$A43])" office:value-type="float" office:value="-0.669130463723471" calcext:value-type="float">
            <text:p>-0,669130463723471</text:p>
          </table:table-cell>
          <table:table-cell table:formula="of:=COS([$Autovalores.$E$10]*[$Planilha1.$A43])" office:value-type="float" office:value="-0.972369970804737" calcext:value-type="float">
            <text:p>-0,972369970804737</text:p>
          </table:table-cell>
          <table:table-cell table:formula="of:=COS([$Autovalores.$E$11]*[$Planilha1.$A43])" office:value-type="float" office:value="-0.258819276846024" calcext:value-type="float">
            <text:p>-0,258819276846024</text:p>
          </table:table-cell>
          <table:table-cell table:formula="of:=COS([$Autovalores.$E$12]*[$Planilha1.$A43])" office:value-type="float" office:value="0.725374189348337" calcext:value-type="float">
            <text:p>0,725374189348337</text:p>
          </table:table-cell>
          <table:table-cell table:formula="of:=COS([$Autovalores.$E$13]*[$Planilha1.$A43])" office:value-type="float" office:value="0.9510566052618" calcext:value-type="float">
            <text:p>0,9510566052618</text:p>
          </table:table-cell>
          <table:table-cell table:formula="of:=COS([$Autovalores.$E$14]*[$Planilha1.$A43])" office:value-type="float" office:value="0.182235832163539" calcext:value-type="float">
            <text:p>0,182235832163539</text:p>
          </table:table-cell>
          <table:table-cell table:formula="of:=COS([$Autovalores.$E$15]*[$Planilha1.$A43])" office:value-type="float" office:value="-0.777145750077049" calcext:value-type="float">
            <text:p>-0,777145750077049</text:p>
          </table:table-cell>
          <table:table-cell table:formula="of:=COS([$Autovalores.$E$16]*[$Planilha1.$A43])" office:value-type="float" office:value="-0.9238796702305" calcext:value-type="float">
            <text:p>-0,9238796702305</text:p>
          </table:table-cell>
          <table:table-cell table:formula="of:=COS([$Autovalores.$E$17]*[$Planilha1.$A43])" office:value-type="float" office:value="-0.104528845034425" calcext:value-type="float">
            <text:p>-0,104528845034425</text:p>
          </table:table-cell>
          <table:table-cell table:formula="of:=COS([$Autovalores.$E$18]*[$Planilha1.$A43])" office:value-type="float" office:value="0.824125957606644" calcext:value-type="float">
            <text:p>0,824125957606644</text:p>
          </table:table-cell>
          <table:table-cell table:formula="of:=COS([$Autovalores.$E$19]*[$Planilha1.$A43])" office:value-type="float" office:value="0.891006720245611" calcext:value-type="float">
            <text:p>0,891006720245611</text:p>
          </table:table-cell>
          <table:table-cell table:formula="of:=COS([$Autovalores.$E$20]*[$Planilha1.$A43])" office:value-type="float" office:value="0.026177403996884" calcext:value-type="float">
            <text:p>0,026177403996884</text:p>
          </table:table-cell>
          <table:table-cell table:formula="of:=COS([$Autovalores.$E$21]*[$Planilha1.$A43])" office:value-type="float" office:value="-0.866025163865802" calcext:value-type="float">
            <text:p>-0,866025163865802</text:p>
          </table:table-cell>
          <table:table-cell table:formula="of:=COS([$Autovalores.$E$22]*[$Planilha1.$A43])" office:value-type="float" office:value="-0.852640427603875" calcext:value-type="float">
            <text:p>-0,852640427603875</text:p>
          </table:table-cell>
          <table:table-cell table:formula="of:=COS([$Autovalores.$E$23]*[$Planilha1.$A43])" office:value-type="float" office:value="0.0523354291455133" calcext:value-type="float">
            <text:p>0,052335429145513</text:p>
          </table:table-cell>
          <table:table-cell table:formula="of:=COS([$Autovalores.$E$24]*[$Planilha1.$A43])" office:value-type="float" office:value="0.902585046788261" calcext:value-type="float">
            <text:p>0,902585046788261</text:p>
          </table:table-cell>
          <table:table-cell table:formula="of:=COS([$Autovalores.$E$25]*[$Planilha1.$A43])" office:value-type="float" office:value="0.809017332824198" calcext:value-type="float">
            <text:p>0,809017332824198</text:p>
          </table:table-cell>
          <table:table-cell table:formula="of:=COS([$Autovalores.$E$26]*[$Planilha1.$A43])" office:value-type="float" office:value="-0.13052559755503" calcext:value-type="float">
            <text:p>-0,13052559755503</text:p>
          </table:table-cell>
          <table:table-cell table:formula="of:=COS([$Autovalores.$E$27]*[$Planilha1.$A43])" office:value-type="float" office:value="-0.933580202951325" calcext:value-type="float">
            <text:p>-0,933580202951325</text:p>
          </table:table-cell>
          <table:table-cell table:formula="of:=COS([$Autovalores.$E$28]*[$Planilha1.$A43])" office:value-type="float" office:value="-0.760406386299362" calcext:value-type="float">
            <text:p>-0,760406386299362</text:p>
          </table:table-cell>
          <table:table-cell table:formula="of:=COS([$Autovalores.$E$29]*[$Planilha1.$A43])" office:value-type="float" office:value="0.207911033725638" calcext:value-type="float">
            <text:p>0,207911033725638</text:p>
          </table:table-cell>
          <table:table-cell table:formula="of:=COS([$Autovalores.$E$30]*[$Planilha1.$A43])" office:value-type="float" office:value="0.958819537260378" calcext:value-type="float">
            <text:p>0,958819537260378</text:p>
          </table:table-cell>
          <table:table-cell table:formula="of:=COS([$Autovalores.$E$31]*[$Planilha1.$A43])" office:value-type="float" office:value="0.707107290130436" calcext:value-type="float">
            <text:p>0,707107290130436</text:p>
          </table:table-cell>
          <table:table-cell table:formula="of:=COS([$Autovalores.$E$32]*[$Planilha1.$A43])" office:value-type="float" office:value="-0.284014631584097" calcext:value-type="float">
            <text:p>-0,284014631584097</text:p>
          </table:table-cell>
          <table:table-cell table:formula="of:=COS([$Autovalores.$E$33]*[$Planilha1.$A43])" office:value-type="float" office:value="-0.978147441111538" calcext:value-type="float">
            <text:p>-0,978147441111538</text:p>
          </table:table-cell>
          <table:table-cell table:formula="of:=COS([$Autovalores.$E$34]*[$Planilha1.$A43])" office:value-type="float" office:value="-0.649448650367081" calcext:value-type="float">
            <text:p>-0,649448650367081</text:p>
          </table:table-cell>
          <table:table-cell table:formula="of:=COS([$Autovalores.$E$35]*[$Planilha1.$A43])" office:value-type="float" office:value="0.358367188002135" calcext:value-type="float">
            <text:p>0,358367188002135</text:p>
          </table:table-cell>
          <table:table-cell table:formula="of:=COS([$Autovalores.$E$36]*[$Planilha1.$A43])" office:value-type="float" office:value="0.991444751768675" calcext:value-type="float">
            <text:p>0,991444751768675</text:p>
          </table:table-cell>
        </table:table-row>
        <table:table-row table:style-name="ro1">
          <table:table-cell/>
          <table:table-cell table:formula="of:=COS([$Autovalores.$E$1]*[$Planilha1.$A44])" office:value-type="float" office:value="1" calcext:value-type="float">
            <text:p>1</text:p>
          </table:table-cell>
          <table:table-cell table:formula="of:=COS([$Autovalores.$E$2]*[$Planilha1.$A44])" office:value-type="float" office:value="0.453990521637836" calcext:value-type="float">
            <text:p>0,453990521637836</text:p>
          </table:table-cell>
          <table:table-cell table:formula="of:=COS([$Autovalores.$E$3]*[$Planilha1.$A44])" office:value-type="float" office:value="-0.587785212526011" calcext:value-type="float">
            <text:p>-0,587785212526011</text:p>
          </table:table-cell>
          <table:table-cell table:formula="of:=COS([$Autovalores.$E$4]*[$Planilha1.$A44])" office:value-type="float" office:value="-0.987688352129216" calcext:value-type="float">
            <text:p>-0,987688352129216</text:p>
          </table:table-cell>
          <table:table-cell table:formula="of:=COS([$Autovalores.$E$5]*[$Planilha1.$A44])" office:value-type="float" office:value="-0.309017087871505" calcext:value-type="float">
            <text:p>-0,309017087871505</text:p>
          </table:table-cell>
          <table:table-cell table:formula="of:=COS([$Autovalores.$E$6]*[$Planilha1.$A44])" office:value-type="float" office:value="0.707106694293637" calcext:value-type="float">
            <text:p>0,707106694293637</text:p>
          </table:table-cell>
          <table:table-cell table:formula="of:=COS([$Autovalores.$E$7]*[$Planilha1.$A44])" office:value-type="float" office:value="0.951056561863453" calcext:value-type="float">
            <text:p>0,951056561863453</text:p>
          </table:table-cell>
          <table:table-cell table:formula="of:=COS([$Autovalores.$E$8]*[$Planilha1.$A44])" office:value-type="float" office:value="0.156434634961316" calcext:value-type="float">
            <text:p>0,156434634961316</text:p>
          </table:table-cell>
          <table:table-cell table:formula="of:=COS([$Autovalores.$E$9]*[$Planilha1.$A44])" office:value-type="float" office:value="-0.809016878806829" calcext:value-type="float">
            <text:p>-0,809016878806829</text:p>
          </table:table-cell>
          <table:table-cell table:formula="of:=COS([$Autovalores.$E$10]*[$Planilha1.$A44])" office:value-type="float" office:value="-0.891006624607969" calcext:value-type="float">
            <text:p>-0,891006624607969</text:p>
          </table:table-cell>
          <table:table-cell table:formula="of:=COS([$Autovalores.$E$11]*[$Planilha1.$A44])" office:value-type="float" office:value="-0.000000245770249025579" calcext:value-type="float">
            <text:p>-2,45770249025579E-07</text:p>
          </table:table-cell>
          <table:table-cell table:formula="of:=COS([$Autovalores.$E$12]*[$Planilha1.$A44])" office:value-type="float" office:value="0.891006401453241" calcext:value-type="float">
            <text:p>0,891006401453241</text:p>
          </table:table-cell>
          <table:table-cell table:formula="of:=COS([$Autovalores.$E$13]*[$Planilha1.$A44])" office:value-type="float" office:value="0.809017167727066" calcext:value-type="float">
            <text:p>0,809017167727066</text:p>
          </table:table-cell>
          <table:table-cell table:formula="of:=COS([$Autovalores.$E$14]*[$Planilha1.$A44])" office:value-type="float" office:value="-0.156434149472492" calcext:value-type="float">
            <text:p>-0,156434149472492</text:p>
          </table:table-cell>
          <table:table-cell table:formula="of:=COS([$Autovalores.$E$15]*[$Planilha1.$A44])" office:value-type="float" office:value="-0.95105640996904" calcext:value-type="float">
            <text:p>-0,95105640996904</text:p>
          </table:table-cell>
          <table:table-cell table:formula="of:=COS([$Autovalores.$E$16]*[$Planilha1.$A44])" office:value-type="float" office:value="-0.707107041865215" calcext:value-type="float">
            <text:p>-0,707107041865215</text:p>
          </table:table-cell>
          <table:table-cell table:formula="of:=COS([$Autovalores.$E$17]*[$Planilha1.$A44])" office:value-type="float" office:value="0.309016620388689" calcext:value-type="float">
            <text:p>0,309016620388689</text:p>
          </table:table-cell>
          <table:table-cell table:formula="of:=COS([$Autovalores.$E$18]*[$Planilha1.$A44])" office:value-type="float" office:value="0.987688275235258" calcext:value-type="float">
            <text:p>0,987688275235258</text:p>
          </table:table-cell>
          <table:table-cell table:formula="of:=COS([$Autovalores.$E$19]*[$Planilha1.$A44])" office:value-type="float" office:value="0.587785610190572" calcext:value-type="float">
            <text:p>0,587785610190572</text:p>
          </table:table-cell>
          <table:table-cell table:formula="of:=COS([$Autovalores.$E$20]*[$Planilha1.$A44])" office:value-type="float" office:value="-0.453990083671992" calcext:value-type="float">
            <text:p>-0,453990083671992</text:p>
          </table:table-cell>
          <table:table-cell table:formula="of:=COS([$Autovalores.$E$21]*[$Planilha1.$A44])" office:value-type="float" office:value="-0.999999999999879" calcext:value-type="float">
            <text:p>-0,999999999999879</text:p>
          </table:table-cell>
          <table:table-cell table:formula="of:=COS([$Autovalores.$E$22]*[$Planilha1.$A44])" office:value-type="float" office:value="-0.453990959603566" calcext:value-type="float">
            <text:p>-0,453990959603566</text:p>
          </table:table-cell>
          <table:table-cell table:formula="of:=COS([$Autovalores.$E$23]*[$Planilha1.$A44])" office:value-type="float" office:value="0.587784814861308" calcext:value-type="float">
            <text:p>0,587784814861308</text:p>
          </table:table-cell>
          <table:table-cell table:formula="of:=COS([$Autovalores.$E$24]*[$Planilha1.$A44])" office:value-type="float" office:value="0.987688429022936" calcext:value-type="float">
            <text:p>0,987688429022936</text:p>
          </table:table-cell>
          <table:table-cell table:formula="of:=COS([$Autovalores.$E$25]*[$Planilha1.$A44])" office:value-type="float" office:value="0.309017555354246" calcext:value-type="float">
            <text:p>0,309017555354246</text:p>
          </table:table-cell>
          <table:table-cell table:formula="of:=COS([$Autovalores.$E$26]*[$Planilha1.$A44])" office:value-type="float" office:value="-0.70710634672189" calcext:value-type="float">
            <text:p>-0,70710634672189</text:p>
          </table:table-cell>
          <table:table-cell table:formula="of:=COS([$Autovalores.$E$27]*[$Planilha1.$A44])" office:value-type="float" office:value="-0.951056713757636" calcext:value-type="float">
            <text:p>-0,951056713757636</text:p>
          </table:table-cell>
          <table:table-cell table:formula="of:=COS([$Autovalores.$E$28]*[$Planilha1.$A44])" office:value-type="float" office:value="-0.156435120450106" calcext:value-type="float">
            <text:p>-0,156435120450106</text:p>
          </table:table-cell>
          <table:table-cell table:formula="of:=COS([$Autovalores.$E$29]*[$Planilha1.$A44])" office:value-type="float" office:value="0.809016589886396" calcext:value-type="float">
            <text:p>0,809016589886396</text:p>
          </table:table-cell>
          <table:table-cell table:formula="of:=COS([$Autovalores.$E$30]*[$Planilha1.$A44])" office:value-type="float" office:value="0.891006847762482" calcext:value-type="float">
            <text:p>0,891006847762482</text:p>
          </table:table-cell>
          <table:table-cell table:formula="of:=COS([$Autovalores.$E$31]*[$Planilha1.$A44])" office:value-type="float" office:value="0.000000737310748853034" calcext:value-type="float">
            <text:p>7,37310748853034E-07</text:p>
          </table:table-cell>
          <table:table-cell table:formula="of:=COS([$Autovalores.$E$32]*[$Planilha1.$A44])" office:value-type="float" office:value="-0.8910061782983" calcext:value-type="float">
            <text:p>-0,8910061782983</text:p>
          </table:table-cell>
          <table:table-cell table:formula="of:=COS([$Autovalores.$E$33]*[$Planilha1.$A44])" office:value-type="float" office:value="-0.809017456647106" calcext:value-type="float">
            <text:p>-0,809017456647106</text:p>
          </table:table-cell>
          <table:table-cell table:formula="of:=COS([$Autovalores.$E$34]*[$Planilha1.$A44])" office:value-type="float" office:value="0.156433663983633" calcext:value-type="float">
            <text:p>0,156433663983633</text:p>
          </table:table-cell>
          <table:table-cell table:formula="of:=COS([$Autovalores.$E$35]*[$Planilha1.$A44])" office:value-type="float" office:value="0.951056258074398" calcext:value-type="float">
            <text:p>0,951056258074398</text:p>
          </table:table-cell>
          <table:table-cell table:formula="of:=COS([$Autovalores.$E$36]*[$Planilha1.$A44])" office:value-type="float" office:value="0.707107389436621" calcext:value-type="float">
            <text:p>0,707107389436621</text:p>
          </table:table-cell>
        </table:table-row>
        <table:table-row table:style-name="ro1">
          <table:table-cell/>
          <table:table-cell table:formula="of:=COS([$Autovalores.$E$1]*[$Planilha1.$A45])" office:value-type="float" office:value="1" calcext:value-type="float">
            <text:p>1</text:p>
          </table:table-cell>
          <table:table-cell table:formula="of:=COS([$Autovalores.$E$2]*[$Planilha1.$A45])" office:value-type="float" office:value="0.430511119519316" calcext:value-type="float">
            <text:p>0,430511119519316</text:p>
          </table:table-cell>
          <table:table-cell table:formula="of:=COS([$Autovalores.$E$3]*[$Planilha1.$A45])" office:value-type="float" office:value="-0.62932035194045" calcext:value-type="float">
            <text:p>-0,62932035194045</text:p>
          </table:table-cell>
          <table:table-cell table:formula="of:=COS([$Autovalores.$E$4]*[$Planilha1.$A45])" office:value-type="float" office:value="-0.972369938019663" calcext:value-type="float">
            <text:p>-0,972369938019663</text:p>
          </table:table-cell>
          <table:table-cell table:formula="of:=COS([$Autovalores.$E$5]*[$Planilha1.$A45])" office:value-type="float" office:value="-0.207911789267095" calcext:value-type="float">
            <text:p>-0,207911789267095</text:p>
          </table:table-cell>
          <table:table-cell table:formula="of:=COS([$Autovalores.$E$6]*[$Planilha1.$A45])" office:value-type="float" office:value="0.79335326370238" calcext:value-type="float">
            <text:p>0,79335326370238</text:p>
          </table:table-cell>
          <table:table-cell table:formula="of:=COS([$Autovalores.$E$7]*[$Planilha1.$A45])" office:value-type="float" office:value="0.891006592728725" calcext:value-type="float">
            <text:p>0,891006592728725</text:p>
          </table:table-cell>
          <table:table-cell table:formula="of:=COS([$Autovalores.$E$8]*[$Planilha1.$A45])" office:value-type="float" office:value="-0.0261767722329101" calcext:value-type="float">
            <text:p>-0,02617677223291</text:p>
          </table:table-cell>
          <table:table-cell table:formula="of:=COS([$Autovalores.$E$9]*[$Planilha1.$A45])" office:value-type="float" office:value="-0.91354537576751" calcext:value-type="float">
            <text:p>-0,91354537576751</text:p>
          </table:table-cell>
          <table:table-cell table:formula="of:=COS([$Autovalores.$E$10]*[$Planilha1.$A45])" office:value-type="float" office:value="-0.760406112673819" calcext:value-type="float">
            <text:p>-0,760406112673819</text:p>
          </table:table-cell>
          <table:table-cell table:formula="of:=COS([$Autovalores.$E$11]*[$Planilha1.$A45])" office:value-type="float" office:value="0.258818802054435" calcext:value-type="float">
            <text:p>0,258818802054435</text:p>
          </table:table-cell>
          <table:table-cell table:formula="of:=COS([$Autovalores.$E$12]*[$Planilha1.$A45])" office:value-type="float" office:value="0.983254857124026" calcext:value-type="float">
            <text:p>0,983254857124026</text:p>
          </table:table-cell>
          <table:table-cell table:formula="of:=COS([$Autovalores.$E$13]*[$Planilha1.$A45])" office:value-type="float" office:value="0.587785496572104" calcext:value-type="float">
            <text:p>0,587785496572104</text:p>
          </table:table-cell>
          <table:table-cell table:formula="of:=COS([$Autovalores.$E$14]*[$Planilha1.$A45])" office:value-type="float" office:value="-0.477158472791081" calcext:value-type="float">
            <text:p>-0,477158472791081</text:p>
          </table:table-cell>
          <table:table-cell table:formula="of:=COS([$Autovalores.$E$15]*[$Planilha1.$A45])" office:value-type="float" office:value="-0.998629553190933" calcext:value-type="float">
            <text:p>-0,998629553190933</text:p>
          </table:table-cell>
          <table:table-cell table:formula="of:=COS([$Autovalores.$E$16]*[$Planilha1.$A45])" office:value-type="float" office:value="-0.382683781067527" calcext:value-type="float">
            <text:p>-0,382683781067527</text:p>
          </table:table-cell>
          <table:table-cell table:formula="of:=COS([$Autovalores.$E$17]*[$Planilha1.$A45])" office:value-type="float" office:value="0.669130307172402" calcext:value-type="float">
            <text:p>0,669130307172402</text:p>
          </table:table-cell>
          <table:table-cell table:formula="of:=COS([$Autovalores.$E$18]*[$Planilha1.$A45])" office:value-type="float" office:value="0.958819856357715" calcext:value-type="float">
            <text:p>0,958819856357715</text:p>
          </table:table-cell>
          <table:table-cell table:formula="of:=COS([$Autovalores.$E$19]*[$Planilha1.$A45])" office:value-type="float" office:value="0.156434912383416" calcext:value-type="float">
            <text:p>0,156434912383416</text:p>
          </table:table-cell>
          <table:table-cell table:formula="of:=COS([$Autovalores.$E$20]*[$Planilha1.$A45])" office:value-type="float" office:value="-0.824125917833532" calcext:value-type="float">
            <text:p>-0,824125917833532</text:p>
          </table:table-cell>
          <table:table-cell table:formula="of:=COS([$Autovalores.$E$21]*[$Planilha1.$A45])" office:value-type="float" office:value="-0.866025655406214" calcext:value-type="float">
            <text:p>-0,866025655406214</text:p>
          </table:table-cell>
          <table:table-cell table:formula="of:=COS([$Autovalores.$E$22]*[$Planilha1.$A45])" office:value-type="float" office:value="0.0784585689507755" calcext:value-type="float">
            <text:p>0,078458568950776</text:p>
          </table:table-cell>
          <table:table-cell table:formula="of:=COS([$Autovalores.$E$23]*[$Planilha1.$A45])" office:value-type="float" office:value="0.933580228115976" calcext:value-type="float">
            <text:p>0,933580228115976</text:p>
          </table:table-cell>
          <table:table-cell table:formula="of:=COS([$Autovalores.$E$24]*[$Planilha1.$A45])" office:value-type="float" office:value="0.725374769383842" calcext:value-type="float">
            <text:p>0,725374769383842</text:p>
          </table:table-cell>
          <table:table-cell table:formula="of:=COS([$Autovalores.$E$25]*[$Planilha1.$A45])" office:value-type="float" office:value="-0.30901642003897" calcext:value-type="float">
            <text:p>-0,30901642003897</text:p>
          </table:table-cell>
          <table:table-cell table:formula="of:=COS([$Autovalores.$E$26]*[$Planilha1.$A45])" office:value-type="float" office:value="-0.991444779265498" calcext:value-type="float">
            <text:p>-0,991444779265498</text:p>
          </table:table-cell>
          <table:table-cell table:formula="of:=COS([$Autovalores.$E$27]*[$Planilha1.$A45])" office:value-type="float" office:value="-0.544639583687367" calcext:value-type="float">
            <text:p>-0,544639583687367</text:p>
          </table:table-cell>
          <table:table-cell table:formula="of:=COS([$Autovalores.$E$28]*[$Planilha1.$A45])" office:value-type="float" office:value="0.522497985449928" calcext:value-type="float">
            <text:p>0,522497985449928</text:p>
          </table:table-cell>
          <table:table-cell table:formula="of:=COS([$Autovalores.$E$29]*[$Planilha1.$A45])" office:value-type="float" office:value="0.994521969012644" calcext:value-type="float">
            <text:p>0,994521969012644</text:p>
          </table:table-cell>
          <table:table-cell table:formula="of:=COS([$Autovalores.$E$30]*[$Planilha1.$A45])" office:value-type="float" office:value="0.333807547082443" calcext:value-type="float">
            <text:p>0,333807547082443</text:p>
          </table:table-cell>
          <table:table-cell table:formula="of:=COS([$Autovalores.$E$31]*[$Planilha1.$A45])" office:value-type="float" office:value="-0.707106247415723" calcext:value-type="float">
            <text:p>-0,707106247415723</text:p>
          </table:table-cell>
          <table:table-cell table:formula="of:=COS([$Autovalores.$E$32]*[$Planilha1.$A45])" office:value-type="float" office:value="-0.942641751470535" calcext:value-type="float">
            <text:p>-0,942641751470535</text:p>
          </table:table-cell>
          <table:table-cell table:formula="of:=COS([$Autovalores.$E$33]*[$Planilha1.$A45])" office:value-type="float" office:value="-0.104529264046735" calcext:value-type="float">
            <text:p>-0,104529264046735</text:p>
          </table:table-cell>
          <table:table-cell table:formula="of:=COS([$Autovalores.$E$34]*[$Planilha1.$A45])" office:value-type="float" office:value="0.852639730495958" calcext:value-type="float">
            <text:p>0,852639730495958</text:p>
          </table:table-cell>
          <table:table-cell table:formula="of:=COS([$Autovalores.$E$35]*[$Planilha1.$A45])" office:value-type="float" office:value="0.838671033891658" calcext:value-type="float">
            <text:p>0,838671033891658</text:p>
          </table:table-cell>
          <table:table-cell table:formula="of:=COS([$Autovalores.$E$36]*[$Planilha1.$A45])" office:value-type="float" office:value="-0.130525319077714" calcext:value-type="float">
            <text:p>-0,130525319077714</text:p>
          </table:table-cell>
        </table:table-row>
        <table:table-row table:style-name="ro1">
          <table:table-cell/>
          <table:table-cell table:formula="of:=COS([$Autovalores.$E$1]*[$Planilha1.$A46])" office:value-type="float" office:value="1" calcext:value-type="float">
            <text:p>1</text:p>
          </table:table-cell>
          <table:table-cell table:formula="of:=COS([$Autovalores.$E$2]*[$Planilha1.$A46])" office:value-type="float" office:value="0.406736666597184" calcext:value-type="float">
            <text:p>0,406736666597184</text:p>
          </table:table-cell>
          <table:table-cell table:formula="of:=COS([$Autovalores.$E$3]*[$Planilha1.$A46])" office:value-type="float" office:value="-0.669130568090823" calcext:value-type="float">
            <text:p>-0,669130568090823</text:p>
          </table:table-cell>
          <table:table-cell table:formula="of:=COS([$Autovalores.$E$4]*[$Planilha1.$A46])" office:value-type="float" office:value="-0.951056540164266" calcext:value-type="float">
            <text:p>-0,951056540164266</text:p>
          </table:table-cell>
          <table:table-cell table:formula="of:=COS([$Autovalores.$E$5]*[$Planilha1.$A46])" office:value-type="float" office:value="-0.104528565692905" calcext:value-type="float">
            <text:p>-0,104528565692905</text:p>
          </table:table-cell>
          <table:table-cell table:formula="of:=COS([$Autovalores.$E$6]*[$Planilha1.$A46])" office:value-type="float" office:value="0.866025339416032" calcext:value-type="float">
            <text:p>0,866025339416032</text:p>
          </table:table-cell>
          <table:table-cell table:formula="of:=COS([$Autovalores.$E$7]*[$Planilha1.$A46])" office:value-type="float" office:value="0.809017085178448" calcext:value-type="float">
            <text:p>0,809017085178448</text:p>
          </table:table-cell>
          <table:table-cell table:formula="of:=COS([$Autovalores.$E$8]*[$Planilha1.$A46])" office:value-type="float" office:value="-0.207911514524728" calcext:value-type="float">
            <text:p>-0,207911514524728</text:p>
          </table:table-cell>
          <table:table-cell table:formula="of:=COS([$Autovalores.$E$9]*[$Planilha1.$A46])" office:value-type="float" office:value="-0.978147557908368" calcext:value-type="float">
            <text:p>-0,978147557908368</text:p>
          </table:table-cell>
          <table:table-cell table:formula="of:=COS([$Autovalores.$E$10]*[$Planilha1.$A46])" office:value-type="float" office:value="-0.587785439762922" calcext:value-type="float">
            <text:p>-0,587785439762922</text:p>
          </table:table-cell>
          <table:table-cell table:formula="of:=COS([$Autovalores.$E$11]*[$Planilha1.$A46])" office:value-type="float" office:value="0.499999777021306" calcext:value-type="float">
            <text:p>0,499999777021306</text:p>
          </table:table-cell>
          <table:table-cell table:formula="of:=COS([$Autovalores.$E$12]*[$Planilha1.$A46])" office:value-type="float" office:value="0.994521924972885" calcext:value-type="float">
            <text:p>0,994521924972885</text:p>
          </table:table-cell>
          <table:table-cell table:formula="of:=COS([$Autovalores.$E$13]*[$Planilha1.$A46])" office:value-type="float" office:value="0.309017288221265" calcext:value-type="float">
            <text:p>0,309017288221265</text:p>
          </table:table-cell>
          <table:table-cell table:formula="of:=COS([$Autovalores.$E$14]*[$Planilha1.$A46])" office:value-type="float" office:value="-0.743144601508848" calcext:value-type="float">
            <text:p>-0,743144601508848</text:p>
          </table:table-cell>
          <table:table-cell table:formula="of:=COS([$Autovalores.$E$15]*[$Planilha1.$A46])" office:value-type="float" office:value="-0.913545604256068" calcext:value-type="float">
            <text:p>-0,913545604256068</text:p>
          </table:table-cell>
          <table:table-cell table:formula="of:=COS([$Autovalores.$E$16]*[$Planilha1.$A46])" office:value-type="float" office:value="-0.000000386210397670035" calcext:value-type="float">
            <text:p>-3,86210397670035E-07</text:p>
          </table:table-cell>
          <table:table-cell table:formula="of:=COS([$Autovalores.$E$17]*[$Planilha1.$A46])" office:value-type="float" office:value="0.913545290084208" calcext:value-type="float">
            <text:p>0,913545290084208</text:p>
          </table:table-cell>
          <table:table-cell table:formula="of:=COS([$Autovalores.$E$18]*[$Planilha1.$A46])" office:value-type="float" office:value="0.743145118359212" calcext:value-type="float">
            <text:p>0,743145118359212</text:p>
          </table:table-cell>
          <table:table-cell table:formula="of:=COS([$Autovalores.$E$19]*[$Planilha1.$A46])" office:value-type="float" office:value="-0.309016553605416" calcext:value-type="float">
            <text:p>-0,309016553605416</text:p>
          </table:table-cell>
          <table:table-cell table:formula="of:=COS([$Autovalores.$E$20]*[$Planilha1.$A46])" office:value-type="float" office:value="-0.994521844232847" calcext:value-type="float">
            <text:p>-0,994521844232847</text:p>
          </table:table-cell>
          <table:table-cell table:formula="of:=COS([$Autovalores.$E$21]*[$Planilha1.$A46])" office:value-type="float" office:value="-0.500000445957289" calcext:value-type="float">
            <text:p>-0,500000445957289</text:p>
          </table:table-cell>
          <table:table-cell table:formula="of:=COS([$Autovalores.$E$22]*[$Planilha1.$A46])" office:value-type="float" office:value="0.587784814861302" calcext:value-type="float">
            <text:p>0,587784814861302</text:p>
          </table:table-cell>
          <table:table-cell table:formula="of:=COS([$Autovalores.$E$23]*[$Planilha1.$A46])" office:value-type="float" office:value="0.978147718503546" calcext:value-type="float">
            <text:p>0,978147718503546</text:p>
          </table:table-cell>
          <table:table-cell table:formula="of:=COS([$Autovalores.$E$24]*[$Planilha1.$A46])" office:value-type="float" office:value="0.207912270066244" calcext:value-type="float">
            <text:p>0,207912270066244</text:p>
          </table:table-cell>
          <table:table-cell table:formula="of:=COS([$Autovalores.$E$25]*[$Planilha1.$A46])" office:value-type="float" office:value="-0.809016631160751" calcext:value-type="float">
            <text:p>-0,809016631160751</text:p>
          </table:table-cell>
          <table:table-cell table:formula="of:=COS([$Autovalores.$E$26]*[$Planilha1.$A46])" office:value-type="float" office:value="-0.866025725626257" calcext:value-type="float">
            <text:p>-0,866025725626257</text:p>
          </table:table-cell>
          <table:table-cell table:formula="of:=COS([$Autovalores.$E$27]*[$Planilha1.$A46])" office:value-type="float" office:value="0.104527797503488" calcext:value-type="float">
            <text:p>0,104527797503488</text:p>
          </table:table-cell>
          <table:table-cell table:formula="of:=COS([$Autovalores.$E$28]*[$Planilha1.$A46])" office:value-type="float" office:value="0.951056301472885" calcext:value-type="float">
            <text:p>0,951056301472885</text:p>
          </table:table-cell>
          <table:table-cell table:formula="of:=COS([$Autovalores.$E$29]*[$Planilha1.$A46])" office:value-type="float" office:value="0.669131142111169" calcext:value-type="float">
            <text:p>0,669131142111169</text:p>
          </table:table-cell>
          <table:table-cell table:formula="of:=COS([$Autovalores.$E$30]*[$Planilha1.$A46])" office:value-type="float" office:value="-0.406735960955557" calcext:value-type="float">
            <text:p>-0,406735960955557</text:p>
          </table:table-cell>
          <table:table-cell table:formula="of:=COS([$Autovalores.$E$31]*[$Planilha1.$A46])" office:value-type="float" office:value="-0.999999999999702" calcext:value-type="float">
            <text:p>-0,999999999999702</text:p>
          </table:table-cell>
          <table:table-cell table:formula="of:=COS([$Autovalores.$E$32]*[$Planilha1.$A46])" office:value-type="float" office:value="-0.406737372238565" calcext:value-type="float">
            <text:p>-0,406737372238565</text:p>
          </table:table-cell>
          <table:table-cell table:formula="of:=COS([$Autovalores.$E$33]*[$Planilha1.$A46])" office:value-type="float" office:value="0.669129994070081" calcext:value-type="float">
            <text:p>0,669129994070081</text:p>
          </table:table-cell>
          <table:table-cell table:formula="of:=COS([$Autovalores.$E$34]*[$Planilha1.$A46])" office:value-type="float" office:value="0.951056778855078" calcext:value-type="float">
            <text:p>0,951056778855078</text:p>
          </table:table-cell>
          <table:table-cell table:formula="of:=COS([$Autovalores.$E$35]*[$Planilha1.$A46])" office:value-type="float" office:value="0.104529333882255" calcext:value-type="float">
            <text:p>0,104529333882255</text:p>
          </table:table-cell>
          <table:table-cell table:formula="of:=COS([$Autovalores.$E$36]*[$Planilha1.$A46])" office:value-type="float" office:value="-0.866024953205287" calcext:value-type="float">
            <text:p>-0,866024953205287</text:p>
          </table:table-cell>
        </table:table-row>
        <table:table-row table:style-name="ro1">
          <table:table-cell/>
          <table:table-cell table:formula="of:=COS([$Autovalores.$E$1]*[$Planilha1.$A47])" office:value-type="float" office:value="1" calcext:value-type="float">
            <text:p>1</text:p>
          </table:table-cell>
          <table:table-cell table:formula="of:=COS([$Autovalores.$E$2]*[$Planilha1.$A47])" office:value-type="float" office:value="0.382683456693169" calcext:value-type="float">
            <text:p>0,382683456693169</text:p>
          </table:table-cell>
          <table:table-cell table:formula="of:=COS([$Autovalores.$E$3]*[$Planilha1.$A47])" office:value-type="float" office:value="-0.707106743946735" calcext:value-type="float">
            <text:p>-0,707106743946735</text:p>
          </table:table-cell>
          <table:table-cell table:formula="of:=COS([$Autovalores.$E$4]*[$Planilha1.$A47])" office:value-type="float" office:value="-0.923879562742345" calcext:value-type="float">
            <text:p>-0,923879562742345</text:p>
          </table:table-cell>
          <table:table-cell table:formula="of:=COS([$Autovalores.$E$5]*[$Planilha1.$A47])" office:value-type="float" office:value="-0.00000010533009327569" calcext:value-type="float">
            <text:p>-1,0533009327569E-07</text:p>
          </table:table-cell>
          <table:table-cell table:formula="of:=COS([$Autovalores.$E$6]*[$Planilha1.$A47])" office:value-type="float" office:value="0.923879482126176" calcext:value-type="float">
            <text:p>0,923879482126176</text:p>
          </table:table-cell>
          <table:table-cell table:formula="of:=COS([$Autovalores.$E$7]*[$Planilha1.$A47])" office:value-type="float" office:value="0.707106892905974" calcext:value-type="float">
            <text:p>0,707106892905974</text:p>
          </table:table-cell>
          <table:table-cell table:formula="of:=COS([$Autovalores.$E$8]*[$Planilha1.$A47])" office:value-type="float" office:value="-0.382683262068527" calcext:value-type="float">
            <text:p>-0,382683262068527</text:p>
          </table:table-cell>
          <table:table-cell table:formula="of:=COS([$Autovalores.$E$9]*[$Planilha1.$A47])" office:value-type="float" office:value="-0.999999999999978" calcext:value-type="float">
            <text:p>-0,999999999999978</text:p>
          </table:table-cell>
          <table:table-cell table:formula="of:=COS([$Autovalores.$E$10]*[$Planilha1.$A47])" office:value-type="float" office:value="-0.382683651317794" calcext:value-type="float">
            <text:p>-0,382683651317794</text:p>
          </table:table-cell>
          <table:table-cell table:formula="of:=COS([$Autovalores.$E$11]*[$Planilha1.$A47])" office:value-type="float" office:value="0.707106594987464" calcext:value-type="float">
            <text:p>0,707106594987464</text:p>
          </table:table-cell>
          <table:table-cell table:formula="of:=COS([$Autovalores.$E$12]*[$Planilha1.$A47])" office:value-type="float" office:value="0.923879643358474" calcext:value-type="float">
            <text:p>0,923879643358474</text:p>
          </table:table-cell>
          <table:table-cell table:formula="of:=COS([$Autovalores.$E$13]*[$Planilha1.$A47])" office:value-type="float" office:value="0.000000315990281603422" calcext:value-type="float">
            <text:p>3,15990281603422E-07</text:p>
          </table:table-cell>
          <table:table-cell table:formula="of:=COS([$Autovalores.$E$14]*[$Planilha1.$A47])" office:value-type="float" office:value="-0.923879401509967" calcext:value-type="float">
            <text:p>-0,923879401509967</text:p>
          </table:table-cell>
          <table:table-cell table:formula="of:=COS([$Autovalores.$E$15]*[$Planilha1.$A47])" office:value-type="float" office:value="-0.707107041865182" calcext:value-type="float">
            <text:p>-0,707107041865182</text:p>
          </table:table-cell>
          <table:table-cell table:formula="of:=COS([$Autovalores.$E$16]*[$Planilha1.$A47])" office:value-type="float" office:value="0.382683067443869" calcext:value-type="float">
            <text:p>0,382683067443869</text:p>
          </table:table-cell>
          <table:table-cell table:formula="of:=COS([$Autovalores.$E$17]*[$Planilha1.$A47])" office:value-type="float" office:value="0.999999999999911" calcext:value-type="float">
            <text:p>0,999999999999911</text:p>
          </table:table-cell>
          <table:table-cell table:formula="of:=COS([$Autovalores.$E$18]*[$Planilha1.$A47])" office:value-type="float" office:value="0.382683845942399" calcext:value-type="float">
            <text:p>0,382683845942399</text:p>
          </table:table-cell>
          <table:table-cell table:formula="of:=COS([$Autovalores.$E$19]*[$Planilha1.$A47])" office:value-type="float" office:value="-0.707106446028162" calcext:value-type="float">
            <text:p>-0,707106446028162</text:p>
          </table:table-cell>
          <table:table-cell table:formula="of:=COS([$Autovalores.$E$20]*[$Planilha1.$A47])" office:value-type="float" office:value="-0.92387972397456" calcext:value-type="float">
            <text:p>-0,92387972397456</text:p>
          </table:table-cell>
          <table:table-cell table:formula="of:=COS([$Autovalores.$E$21]*[$Planilha1.$A47])" office:value-type="float" office:value="-0.00000052665046993114" calcext:value-type="float">
            <text:p>-5,2665046993114E-07</text:p>
          </table:table-cell>
          <table:table-cell table:formula="of:=COS([$Autovalores.$E$22]*[$Planilha1.$A47])" office:value-type="float" office:value="0.923879320893716" calcext:value-type="float">
            <text:p>0,923879320893716</text:p>
          </table:table-cell>
          <table:table-cell table:formula="of:=COS([$Autovalores.$E$23]*[$Planilha1.$A47])" office:value-type="float" office:value="0.70710719082436" calcext:value-type="float">
            <text:p>0,70710719082436</text:p>
          </table:table-cell>
          <table:table-cell table:formula="of:=COS([$Autovalores.$E$24]*[$Planilha1.$A47])" office:value-type="float" office:value="-0.382682872819191" calcext:value-type="float">
            <text:p>-0,382682872819191</text:p>
          </table:table-cell>
          <table:table-cell table:formula="of:=COS([$Autovalores.$E$25]*[$Planilha1.$A47])" office:value-type="float" office:value="-0.9999999999998" calcext:value-type="float">
            <text:p>-0,9999999999998</text:p>
          </table:table-cell>
          <table:table-cell table:formula="of:=COS([$Autovalores.$E$26]*[$Planilha1.$A47])" office:value-type="float" office:value="-0.382684040566993" calcext:value-type="float">
            <text:p>-0,382684040566993</text:p>
          </table:table-cell>
          <table:table-cell table:formula="of:=COS([$Autovalores.$E$27]*[$Planilha1.$A47])" office:value-type="float" office:value="0.70710629706883" calcext:value-type="float">
            <text:p>0,70710629706883</text:p>
          </table:table-cell>
          <table:table-cell table:formula="of:=COS([$Autovalores.$E$28]*[$Planilha1.$A47])" office:value-type="float" office:value="0.923879804590607" calcext:value-type="float">
            <text:p>0,923879804590607</text:p>
          </table:table-cell>
          <table:table-cell table:formula="of:=COS([$Autovalores.$E$29]*[$Planilha1.$A47])" office:value-type="float" office:value="0.000000737310656482478" calcext:value-type="float">
            <text:p>7,37310656482478E-07</text:p>
          </table:table-cell>
          <table:table-cell table:formula="of:=COS([$Autovalores.$E$30]*[$Planilha1.$A47])" office:value-type="float" office:value="-0.923879240277423" calcext:value-type="float">
            <text:p>-0,923879240277423</text:p>
          </table:table-cell>
          <table:table-cell table:formula="of:=COS([$Autovalores.$E$31]*[$Planilha1.$A47])" office:value-type="float" office:value="-0.707107339783502" calcext:value-type="float">
            <text:p>-0,707107339783502</text:p>
          </table:table-cell>
          <table:table-cell table:formula="of:=COS([$Autovalores.$E$32]*[$Planilha1.$A47])" office:value-type="float" office:value="0.382682678194499" calcext:value-type="float">
            <text:p>0,382682678194499</text:p>
          </table:table-cell>
          <table:table-cell table:formula="of:=COS([$Autovalores.$E$33]*[$Planilha1.$A47])" office:value-type="float" office:value="0.999999999999645" calcext:value-type="float">
            <text:p>0,999999999999645</text:p>
          </table:table-cell>
          <table:table-cell table:formula="of:=COS([$Autovalores.$E$34]*[$Planilha1.$A47])" office:value-type="float" office:value="0.382684235191566" calcext:value-type="float">
            <text:p>0,382684235191566</text:p>
          </table:table-cell>
          <table:table-cell table:formula="of:=COS([$Autovalores.$E$35]*[$Planilha1.$A47])" office:value-type="float" office:value="-0.707106148109468" calcext:value-type="float">
            <text:p>-0,707106148109468</text:p>
          </table:table-cell>
          <table:table-cell table:formula="of:=COS([$Autovalores.$E$36]*[$Planilha1.$A47])" office:value-type="float" office:value="-0.923879885206612" calcext:value-type="float">
            <text:p>-0,923879885206612</text:p>
          </table:table-cell>
        </table:table-row>
        <table:table-row table:style-name="ro1">
          <table:table-cell/>
          <table:table-cell table:formula="of:=COS([$Autovalores.$E$1]*[$Planilha1.$A48])" office:value-type="float" office:value="1" calcext:value-type="float">
            <text:p>1</text:p>
          </table:table-cell>
          <table:table-cell table:formula="of:=COS([$Autovalores.$E$2]*[$Planilha1.$A48])" office:value-type="float" office:value="0.358367974675133" calcext:value-type="float">
            <text:p>0,358367974675133</text:p>
          </table:table-cell>
          <table:table-cell table:formula="of:=COS([$Autovalores.$E$3]*[$Planilha1.$A48])" office:value-type="float" office:value="-0.743144789454486" calcext:value-type="float">
            <text:p>-0,743144789454486</text:p>
          </table:table-cell>
          <table:table-cell table:formula="of:=COS([$Autovalores.$E$4]*[$Planilha1.$A48])" office:value-type="float" office:value="-0.891006560849498" calcext:value-type="float">
            <text:p>-0,891006560849498</text:p>
          </table:table-cell>
          <table:table-cell table:formula="of:=COS([$Autovalores.$E$5]*[$Planilha1.$A48])" office:value-type="float" office:value="0.104528356186706" calcext:value-type="float">
            <text:p>0,104528356186706</text:p>
          </table:table-cell>
          <table:table-cell table:formula="of:=COS([$Autovalores.$E$6]*[$Planilha1.$A48])" office:value-type="float" office:value="0.965925791454999" calcext:value-type="float">
            <text:p>0,965925791454999</text:p>
          </table:table-cell>
          <table:table-cell table:formula="of:=COS([$Autovalores.$E$7]*[$Planilha1.$A48])" office:value-type="float" office:value="0.587785382953701" calcext:value-type="float">
            <text:p>0,587785382953701</text:p>
          </table:table-cell>
          <table:table-cell table:formula="of:=COS([$Autovalores.$E$8]*[$Planilha1.$A48])" office:value-type="float" office:value="-0.544638876989469" calcext:value-type="float">
            <text:p>-0,544638876989469</text:p>
          </table:table-cell>
          <table:table-cell table:formula="of:=COS([$Autovalores.$E$9]*[$Planilha1.$A48])" office:value-type="float" office:value="-0.97814764550581" calcext:value-type="float">
            <text:p>-0,97814764550581</text:p>
          </table:table-cell>
          <table:table-cell table:formula="of:=COS([$Autovalores.$E$10]*[$Planilha1.$A48])" office:value-type="float" office:value="-0.156434704316865" calcext:value-type="float">
            <text:p>-0,156434704316865</text:p>
          </table:table-cell>
          <table:table-cell table:formula="of:=COS([$Autovalores.$E$11]*[$Planilha1.$A48])" office:value-type="float" office:value="0.866025269195934" calcext:value-type="float">
            <text:p>0,866025269195934</text:p>
          </table:table-cell>
          <table:table-cell table:formula="of:=COS([$Autovalores.$E$12]*[$Planilha1.$A48])" office:value-type="float" office:value="0.777146147795334" calcext:value-type="float">
            <text:p>0,777146147795334</text:p>
          </table:table-cell>
          <table:table-cell table:formula="of:=COS([$Autovalores.$E$13]*[$Planilha1.$A48])" office:value-type="float" office:value="-0.309016687171943" calcext:value-type="float">
            <text:p>-0,309016687171943</text:p>
          </table:table-cell>
          <table:table-cell table:formula="of:=COS([$Autovalores.$E$14]*[$Planilha1.$A48])" office:value-type="float" office:value="-0.99862951644059" calcext:value-type="float">
            <text:p>-0,99862951644059</text:p>
          </table:table-cell>
          <table:table-cell table:formula="of:=COS([$Autovalores.$E$15]*[$Planilha1.$A48])" office:value-type="float" office:value="-0.406736987343301" calcext:value-type="float">
            <text:p>-0,406736987343301</text:p>
          </table:table-cell>
          <table:table-cell table:formula="of:=COS([$Autovalores.$E$16]*[$Planilha1.$A48])" office:value-type="float" office:value="0.707106495681223" calcext:value-type="float">
            <text:p>0,707106495681223</text:p>
          </table:table-cell>
          <table:table-cell table:formula="of:=COS([$Autovalores.$E$17]*[$Planilha1.$A48])" office:value-type="float" office:value="0.91354563281712" calcext:value-type="float">
            <text:p>0,91354563281712</text:p>
          </table:table-cell>
          <table:table-cell table:formula="of:=COS([$Autovalores.$E$18]*[$Planilha1.$A48])" office:value-type="float" office:value="-0.0523354992692568" calcext:value-type="float">
            <text:p>-0,052335499269257</text:p>
          </table:table-cell>
          <table:table-cell table:formula="of:=COS([$Autovalores.$E$19]*[$Planilha1.$A48])" office:value-type="float" office:value="-0.95105636657059" calcext:value-type="float">
            <text:p>-0,95105636657059</text:p>
          </table:table-cell>
          <table:table-cell table:formula="of:=COS([$Autovalores.$E$20]*[$Planilha1.$A48])" office:value-type="float" office:value="-0.629320788510333" calcext:value-type="float">
            <text:p>-0,629320788510333</text:p>
          </table:table-cell>
          <table:table-cell table:formula="of:=COS([$Autovalores.$E$21]*[$Planilha1.$A48])" office:value-type="float" office:value="0.499999533771779" calcext:value-type="float">
            <text:p>0,499999533771779</text:p>
          </table:table-cell>
          <table:table-cell table:formula="of:=COS([$Autovalores.$E$22]*[$Planilha1.$A48])" office:value-type="float" office:value="0.987688429022939" calcext:value-type="float">
            <text:p>0,987688429022939</text:p>
          </table:table-cell>
          <table:table-cell table:formula="of:=COS([$Autovalores.$E$23]*[$Planilha1.$A48])" office:value-type="float" office:value="0.207912270066254" calcext:value-type="float">
            <text:p>0,207912270066254</text:p>
          </table:table-cell>
          <table:table-cell table:formula="of:=COS([$Autovalores.$E$24]*[$Planilha1.$A48])" office:value-type="float" office:value="-0.838670230755434" calcext:value-type="float">
            <text:p>-0,838670230755434</text:p>
          </table:table-cell>
          <table:table-cell table:formula="of:=COS([$Autovalores.$E$25]*[$Planilha1.$A48])" office:value-type="float" office:value="-0.809017374098555" calcext:value-type="float">
            <text:p>-0,809017374098555</text:p>
          </table:table-cell>
          <table:table-cell table:formula="of:=COS([$Autovalores.$E$26]*[$Planilha1.$A48])" office:value-type="float" office:value="0.258818395090049" calcext:value-type="float">
            <text:p>0,258818395090049</text:p>
          </table:table-cell>
          <table:table-cell table:formula="of:=COS([$Autovalores.$E$27]*[$Planilha1.$A48])" office:value-type="float" office:value="0.994521822212733" calcext:value-type="float">
            <text:p>0,994521822212733</text:p>
          </table:table-cell>
          <table:table-cell table:formula="of:=COS([$Autovalores.$E$28]*[$Planilha1.$A48])" office:value-type="float" office:value="0.453991147303151" calcext:value-type="float">
            <text:p>0,453991147303151</text:p>
          </table:table-cell>
          <table:table-cell table:formula="of:=COS([$Autovalores.$E$29]*[$Planilha1.$A48])" office:value-type="float" office:value="-0.669130046253791" calcext:value-type="float">
            <text:p>-0,669130046253791</text:p>
          </table:table-cell>
          <table:table-cell table:formula="of:=COS([$Autovalores.$E$30]*[$Planilha1.$A48])" office:value-type="float" office:value="-0.933580706243652" calcext:value-type="float">
            <text:p>-0,933580706243652</text:p>
          </table:table-cell>
          <table:table-cell table:formula="of:=COS([$Autovalores.$E$31]*[$Planilha1.$A48])" office:value-type="float" office:value="-0.000000807530841826991" calcext:value-type="float">
            <text:p>-8,07530841826991E-07</text:p>
          </table:table-cell>
          <table:table-cell table:formula="of:=COS([$Autovalores.$E$32]*[$Planilha1.$A48])" office:value-type="float" office:value="0.933580127457265" calcext:value-type="float">
            <text:p>0,933580127457265</text:p>
          </table:table-cell>
          <table:table-cell table:formula="of:=COS([$Autovalores.$E$33]*[$Planilha1.$A48])" office:value-type="float" office:value="0.669131246478465" calcext:value-type="float">
            <text:p>0,669131246478465</text:p>
          </table:table-cell>
          <table:table-cell table:formula="of:=COS([$Autovalores.$E$34]*[$Planilha1.$A48])" office:value-type="float" office:value="-0.453989708272595" calcext:value-type="float">
            <text:p>-0,453989708272595</text:p>
          </table:table-cell>
          <table:table-cell table:formula="of:=COS([$Autovalores.$E$35]*[$Planilha1.$A48])" office:value-type="float" office:value="-0.994521991032475" calcext:value-type="float">
            <text:p>-0,994521991032475</text:p>
          </table:table-cell>
          <table:table-cell table:formula="of:=COS([$Autovalores.$E$36]*[$Planilha1.$A48])" office:value-type="float" office:value="-0.258819955119788" calcext:value-type="float">
            <text:p>-0,258819955119788</text:p>
          </table:table-cell>
        </table:table-row>
        <table:table-row table:style-name="ro1">
          <table:table-cell/>
          <table:table-cell table:formula="of:=COS([$Autovalores.$E$1]*[$Planilha1.$A49])" office:value-type="float" office:value="1" calcext:value-type="float">
            <text:p>1</text:p>
          </table:table-cell>
          <table:table-cell table:formula="of:=COS([$Autovalores.$E$2]*[$Planilha1.$A49])" office:value-type="float" office:value="0.333806885159106" calcext:value-type="float">
            <text:p>0,333806885159106</text:p>
          </table:table-cell>
          <table:table-cell table:formula="of:=COS([$Autovalores.$E$3]*[$Planilha1.$A49])" office:value-type="float" office:value="-0.777145926840751" calcext:value-type="float">
            <text:p>-0,777145926840751</text:p>
          </table:table-cell>
          <table:table-cell table:formula="of:=COS([$Autovalores.$E$4]*[$Planilha1.$A49])" office:value-type="float" office:value="-0.852640207464701" calcext:value-type="float">
            <text:p>-0,852640207464701</text:p>
          </table:table-cell>
          <table:table-cell table:formula="of:=COS([$Autovalores.$E$5]*[$Planilha1.$A49])" office:value-type="float" office:value="0.207911583210339" calcext:value-type="float">
            <text:p>0,207911583210339</text:p>
          </table:table-cell>
          <table:table-cell table:formula="of:=COS([$Autovalores.$E$6]*[$Planilha1.$A49])" office:value-type="float" office:value="0.991444843424584" calcext:value-type="float">
            <text:p>0,991444843424584</text:p>
          </table:table-cell>
          <table:table-cell table:formula="of:=COS([$Autovalores.$E$7]*[$Planilha1.$A49])" office:value-type="float" office:value="0.453990646770897" calcext:value-type="float">
            <text:p>0,453990646770897</text:p>
          </table:table-cell>
          <table:table-cell table:formula="of:=COS([$Autovalores.$E$8]*[$Planilha1.$A49])" office:value-type="float" office:value="-0.688354436044661" calcext:value-type="float">
            <text:p>-0,688354436044661</text:p>
          </table:table-cell>
          <table:table-cell table:formula="of:=COS([$Autovalores.$E$9]*[$Planilha1.$A49])" office:value-type="float" office:value="-0.913545547133941" calcext:value-type="float">
            <text:p>-0,913545547133941</text:p>
          </table:table-cell>
          <table:table-cell table:formula="of:=COS([$Autovalores.$E$10]*[$Planilha1.$A49])" office:value-type="float" office:value="0.0784588489651574" calcext:value-type="float">
            <text:p>0,078458848965157</text:p>
          </table:table-cell>
          <table:table-cell table:formula="of:=COS([$Autovalores.$E$11]*[$Planilha1.$A49])" office:value-type="float" office:value="0.965925755106396" calcext:value-type="float">
            <text:p>0,965925755106396</text:p>
          </table:table-cell>
          <table:table-cell table:formula="of:=COS([$Autovalores.$E$12]*[$Planilha1.$A49])" office:value-type="float" office:value="0.566406486248891" calcext:value-type="float">
            <text:p>0,566406486248891</text:p>
          </table:table-cell>
          <table:table-cell table:formula="of:=COS([$Autovalores.$E$13]*[$Planilha1.$A49])" office:value-type="float" office:value="-0.587784985289084" calcext:value-type="float">
            <text:p>-0,587784985289084</text:p>
          </table:table-cell>
          <table:table-cell table:formula="of:=COS([$Autovalores.$E$14]*[$Planilha1.$A49])" office:value-type="float" office:value="-0.95881983641417" calcext:value-type="float">
            <text:p>-0,95881983641417</text:p>
          </table:table-cell>
          <table:table-cell table:formula="of:=COS([$Autovalores.$E$15]*[$Planilha1.$A49])" office:value-type="float" office:value="-0.0523363407552728" calcext:value-type="float">
            <text:p>-0,052336340755273</text:p>
          </table:table-cell>
          <table:table-cell table:formula="of:=COS([$Autovalores.$E$16]*[$Planilha1.$A49])" office:value-type="float" office:value="0.923879374637885" calcext:value-type="float">
            <text:p>0,923879374637885</text:p>
          </table:table-cell>
          <table:table-cell table:formula="of:=COS([$Autovalores.$E$17]*[$Planilha1.$A49])" office:value-type="float" office:value="0.669130933376501" calcext:value-type="float">
            <text:p>0,669130933376501</text:p>
          </table:table-cell>
          <table:table-cell table:formula="of:=COS([$Autovalores.$E$18]*[$Planilha1.$A49])" office:value-type="float" office:value="-0.477158349369856" calcext:value-type="float">
            <text:p>-0,477158349369856</text:p>
          </table:table-cell>
          <table:table-cell table:formula="of:=COS([$Autovalores.$E$19]*[$Planilha1.$A49])" office:value-type="float" office:value="-0.987688418038125" calcext:value-type="float">
            <text:p>-0,987688418038125</text:p>
          </table:table-cell>
          <table:table-cell table:formula="of:=COS([$Autovalores.$E$20]*[$Planilha1.$A49])" office:value-type="float" office:value="-0.182236039296212" calcext:value-type="float">
            <text:p>-0,182236039296212</text:p>
          </table:table-cell>
          <table:table-cell table:formula="of:=COS([$Autovalores.$E$21]*[$Planilha1.$A49])" office:value-type="float" office:value="0.866025128755724" calcext:value-type="float">
            <text:p>0,866025128755724</text:p>
          </table:table-cell>
          <table:table-cell table:formula="of:=COS([$Autovalores.$E$22]*[$Planilha1.$A49])" office:value-type="float" office:value="0.760406340695134" calcext:value-type="float">
            <text:p>0,760406340695134</text:p>
          </table:table-cell>
          <table:table-cell table:formula="of:=COS([$Autovalores.$E$23]*[$Planilha1.$A49])" office:value-type="float" office:value="-0.358367384670369" calcext:value-type="float">
            <text:p>-0,358367384670369</text:p>
          </table:table-cell>
          <table:table-cell table:formula="of:=COS([$Autovalores.$E$24]*[$Planilha1.$A49])" office:value-type="float" office:value="-0.999657341533998" calcext:value-type="float">
            <text:p>-0,999657341533998</text:p>
          </table:table-cell>
          <table:table-cell table:formula="of:=COS([$Autovalores.$E$25]*[$Planilha1.$A49])" office:value-type="float" office:value="-0.309017622137422" calcext:value-type="float">
            <text:p>-0,309017622137422</text:p>
          </table:table-cell>
          <table:table-cell table:formula="of:=COS([$Autovalores.$E$26]*[$Planilha1.$A49])" office:value-type="float" office:value="0.793352921724066" calcext:value-type="float">
            <text:p>0,793352921724066</text:p>
          </table:table-cell>
          <table:table-cell table:formula="of:=COS([$Autovalores.$E$27]*[$Planilha1.$A49])" office:value-type="float" office:value="0.838670957402593" calcext:value-type="float">
            <text:p>0,838670957402593</text:p>
          </table:table-cell>
          <table:table-cell table:formula="of:=COS([$Autovalores.$E$28]*[$Planilha1.$A49])" office:value-type="float" office:value="-0.233444641796127" calcext:value-type="float">
            <text:p>-0,233444641796127</text:p>
          </table:table-cell>
          <table:table-cell table:formula="of:=COS([$Autovalores.$E$29]*[$Planilha1.$A49])" office:value-type="float" office:value="-0.994521814872696" calcext:value-type="float">
            <text:p>-0,994521814872696</text:p>
          </table:table-cell>
          <table:table-cell table:formula="of:=COS([$Autovalores.$E$30]*[$Planilha1.$A49])" office:value-type="float" office:value="-0.430511816694742" calcext:value-type="float">
            <text:p>-0,430511816694742</text:p>
          </table:table-cell>
          <table:table-cell table:formula="of:=COS([$Autovalores.$E$31]*[$Planilha1.$A49])" office:value-type="float" office:value="0.707106197762579" calcext:value-type="float">
            <text:p>0,707106197762579</text:p>
          </table:table-cell>
          <table:table-cell table:formula="of:=COS([$Autovalores.$E$32]*[$Planilha1.$A49])" office:value-type="float" office:value="0.902585651398389" calcext:value-type="float">
            <text:p>0,902585651398389</text:p>
          </table:table-cell>
          <table:table-cell table:formula="of:=COS([$Autovalores.$E$33]*[$Planilha1.$A49])" office:value-type="float" office:value="-0.104527587997384" calcext:value-type="float">
            <text:p>-0,104527587997384</text:p>
          </table:table-cell>
          <table:table-cell table:formula="of:=COS([$Autovalores.$E$34]*[$Planilha1.$A49])" office:value-type="float" office:value="-0.972369708523589" calcext:value-type="float">
            <text:p>-0,972369708523589</text:p>
          </table:table-cell>
          <table:table-cell table:formula="of:=COS([$Autovalores.$E$35]*[$Planilha1.$A49])" office:value-type="float" office:value="-0.544639819253269" calcext:value-type="float">
            <text:p>-0,544639819253269</text:p>
          </table:table-cell>
          <table:table-cell table:formula="of:=COS([$Autovalores.$E$36]*[$Planilha1.$A49])" office:value-type="float" office:value="0.608760665326478" calcext:value-type="float">
            <text:p>0,608760665326478</text:p>
          </table:table-cell>
        </table:table-row>
        <table:table-row table:style-name="ro1">
          <table:table-cell/>
          <table:table-cell table:formula="of:=COS([$Autovalores.$E$1]*[$Planilha1.$A50])" office:value-type="float" office:value="1" calcext:value-type="float">
            <text:p>1</text:p>
          </table:table-cell>
          <table:table-cell table:formula="of:=COS([$Autovalores.$E$2]*[$Planilha1.$A50])" office:value-type="float" office:value="0.309017021088251" calcext:value-type="float">
            <text:p>0,309017021088251</text:p>
          </table:table-cell>
          <table:table-cell table:formula="of:=COS([$Autovalores.$E$3]*[$Planilha1.$A50])" office:value-type="float" office:value="-0.809016961355487" calcext:value-type="float">
            <text:p>-0,809016961355487</text:p>
          </table:table-cell>
          <table:table-cell table:formula="of:=COS([$Autovalores.$E$4]*[$Planilha1.$A50])" office:value-type="float" office:value="-0.809017043904133" calcext:value-type="float">
            <text:p>-0,809017043904133</text:p>
          </table:table-cell>
          <table:table-cell table:formula="of:=COS([$Autovalores.$E$5]*[$Planilha1.$A50])" office:value-type="float" office:value="0.309016887521731" calcext:value-type="float">
            <text:p>0,309016887521731</text:p>
          </table:table-cell>
          <table:table-cell table:formula="of:=COS([$Autovalores.$E$6]*[$Planilha1.$A50])" office:value-type="float" office:value="0.99999999999999" calcext:value-type="float">
            <text:p>0,99999999999999</text:p>
          </table:table-cell>
          <table:table-cell table:formula="of:=COS([$Autovalores.$E$7]*[$Planilha1.$A50])" office:value-type="float" office:value="0.309017154654764" calcext:value-type="float">
            <text:p>0,309017154654764</text:p>
          </table:table-cell>
          <table:table-cell table:formula="of:=COS([$Autovalores.$E$8]*[$Planilha1.$A50])" office:value-type="float" office:value="-0.809016878806824" calcext:value-type="float">
            <text:p>-0,809016878806824</text:p>
          </table:table-cell>
          <table:table-cell table:formula="of:=COS([$Autovalores.$E$9]*[$Planilha1.$A50])" office:value-type="float" office:value="-0.809017126452763" calcext:value-type="float">
            <text:p>-0,809017126452763</text:p>
          </table:table-cell>
          <table:table-cell table:formula="of:=COS([$Autovalores.$E$10]*[$Planilha1.$A50])" office:value-type="float" office:value="0.309016753955206" calcext:value-type="float">
            <text:p>0,309016753955206</text:p>
          </table:table-cell>
          <table:table-cell table:formula="of:=COS([$Autovalores.$E$11]*[$Planilha1.$A50])" office:value-type="float" office:value="0.999999999999961" calcext:value-type="float">
            <text:p>0,999999999999961</text:p>
          </table:table-cell>
          <table:table-cell table:formula="of:=COS([$Autovalores.$E$12]*[$Planilha1.$A50])" office:value-type="float" office:value="0.309017288221273" calcext:value-type="float">
            <text:p>0,309017288221273</text:p>
          </table:table-cell>
          <table:table-cell table:formula="of:=COS([$Autovalores.$E$13]*[$Planilha1.$A50])" office:value-type="float" office:value="-0.809016796258147" calcext:value-type="float">
            <text:p>-0,809016796258147</text:p>
          </table:table-cell>
          <table:table-cell table:formula="of:=COS([$Autovalores.$E$14]*[$Planilha1.$A50])" office:value-type="float" office:value="-0.809017209001378" calcext:value-type="float">
            <text:p>-0,809017209001378</text:p>
          </table:table-cell>
          <table:table-cell table:formula="of:=COS([$Autovalores.$E$15]*[$Planilha1.$A50])" office:value-type="float" office:value="0.309016620388672" calcext:value-type="float">
            <text:p>0,309016620388672</text:p>
          </table:table-cell>
          <table:table-cell table:formula="of:=COS([$Autovalores.$E$16]*[$Planilha1.$A50])" office:value-type="float" office:value="0.999999999999911" calcext:value-type="float">
            <text:p>0,999999999999911</text:p>
          </table:table-cell>
          <table:table-cell table:formula="of:=COS([$Autovalores.$E$17]*[$Planilha1.$A50])" office:value-type="float" office:value="0.309017421787772" calcext:value-type="float">
            <text:p>0,309017421787772</text:p>
          </table:table-cell>
          <table:table-cell table:formula="of:=COS([$Autovalores.$E$18]*[$Planilha1.$A50])" office:value-type="float" office:value="-0.809016713709454" calcext:value-type="float">
            <text:p>-0,809016713709454</text:p>
          </table:table-cell>
          <table:table-cell table:formula="of:=COS([$Autovalores.$E$19]*[$Planilha1.$A50])" office:value-type="float" office:value="-0.809017291549976" calcext:value-type="float">
            <text:p>-0,809017291549976</text:p>
          </table:table-cell>
          <table:table-cell table:formula="of:=COS([$Autovalores.$E$20]*[$Planilha1.$A50])" office:value-type="float" office:value="0.309016486822135" calcext:value-type="float">
            <text:p>0,309016486822135</text:p>
          </table:table-cell>
          <table:table-cell table:formula="of:=COS([$Autovalores.$E$21]*[$Planilha1.$A50])" office:value-type="float" office:value="0.999999999999842" calcext:value-type="float">
            <text:p>0,999999999999842</text:p>
          </table:table-cell>
          <table:table-cell table:formula="of:=COS([$Autovalores.$E$22]*[$Planilha1.$A50])" office:value-type="float" office:value="0.30901755535427" calcext:value-type="float">
            <text:p>0,30901755535427</text:p>
          </table:table-cell>
          <table:table-cell table:formula="of:=COS([$Autovalores.$E$23]*[$Planilha1.$A50])" office:value-type="float" office:value="-0.809016631160741" calcext:value-type="float">
            <text:p>-0,809016631160741</text:p>
          </table:table-cell>
          <table:table-cell table:formula="of:=COS([$Autovalores.$E$24]*[$Planilha1.$A50])" office:value-type="float" office:value="-0.809017374098559" calcext:value-type="float">
            <text:p>-0,809017374098559</text:p>
          </table:table-cell>
          <table:table-cell table:formula="of:=COS([$Autovalores.$E$25]*[$Planilha1.$A50])" office:value-type="float" office:value="0.309016353255592" calcext:value-type="float">
            <text:p>0,309016353255592</text:p>
          </table:table-cell>
          <table:table-cell table:formula="of:=COS([$Autovalores.$E$26]*[$Planilha1.$A50])" office:value-type="float" office:value="0.999999999999753" calcext:value-type="float">
            <text:p>0,999999999999753</text:p>
          </table:table-cell>
          <table:table-cell table:formula="of:=COS([$Autovalores.$E$27]*[$Planilha1.$A50])" office:value-type="float" office:value="0.309017688920758" calcext:value-type="float">
            <text:p>0,309017688920758</text:p>
          </table:table-cell>
          <table:table-cell table:formula="of:=COS([$Autovalores.$E$28]*[$Planilha1.$A50])" office:value-type="float" office:value="-0.809016548612015" calcext:value-type="float">
            <text:p>-0,809016548612015</text:p>
          </table:table-cell>
          <table:table-cell table:formula="of:=COS([$Autovalores.$E$29]*[$Planilha1.$A50])" office:value-type="float" office:value="-0.809017456647127" calcext:value-type="float">
            <text:p>-0,809017456647127</text:p>
          </table:table-cell>
          <table:table-cell table:formula="of:=COS([$Autovalores.$E$30]*[$Planilha1.$A50])" office:value-type="float" office:value="0.309016219689043" calcext:value-type="float">
            <text:p>0,309016219689043</text:p>
          </table:table-cell>
          <table:table-cell table:formula="of:=COS([$Autovalores.$E$31]*[$Planilha1.$A50])" office:value-type="float" office:value="0.999999999999645" calcext:value-type="float">
            <text:p>0,999999999999645</text:p>
          </table:table-cell>
          <table:table-cell table:formula="of:=COS([$Autovalores.$E$32]*[$Planilha1.$A50])" office:value-type="float" office:value="0.309017822487237" calcext:value-type="float">
            <text:p>0,309017822487237</text:p>
          </table:table-cell>
          <table:table-cell table:formula="of:=COS([$Autovalores.$E$33]*[$Planilha1.$A50])" office:value-type="float" office:value="-0.809016466063276" calcext:value-type="float">
            <text:p>-0,809016466063276</text:p>
          </table:table-cell>
          <table:table-cell table:formula="of:=COS([$Autovalores.$E$34]*[$Planilha1.$A50])" office:value-type="float" office:value="-0.809017539195675" calcext:value-type="float">
            <text:p>-0,809017539195675</text:p>
          </table:table-cell>
          <table:table-cell table:formula="of:=COS([$Autovalores.$E$35]*[$Planilha1.$A50])" office:value-type="float" office:value="0.309016086122491" calcext:value-type="float">
            <text:p>0,309016086122491</text:p>
          </table:table-cell>
          <table:table-cell table:formula="of:=COS([$Autovalores.$E$36]*[$Planilha1.$A50])" office:value-type="float" office:value="0.999999999999517" calcext:value-type="float">
            <text:p>0,999999999999517</text:p>
          </table:table-cell>
        </table:table-row>
        <table:table-row table:style-name="ro1">
          <table:table-cell/>
          <table:table-cell table:formula="of:=COS([$Autovalores.$E$1]*[$Planilha1.$A51])" office:value-type="float" office:value="1" calcext:value-type="float">
            <text:p>1</text:p>
          </table:table-cell>
          <table:table-cell table:formula="of:=COS([$Autovalores.$E$2]*[$Planilha1.$A51])" office:value-type="float" office:value="0.284015372196346" calcext:value-type="float">
            <text:p>0,284015372196346</text:p>
          </table:table-cell>
          <table:table-cell table:formula="of:=COS([$Autovalores.$E$3]*[$Planilha1.$A51])" office:value-type="float" office:value="-0.838670536712342" calcext:value-type="float">
            <text:p>-0,838670536712342</text:p>
          </table:table-cell>
          <table:table-cell table:formula="of:=COS([$Autovalores.$E$4]*[$Planilha1.$A51])" office:value-type="float" office:value="-0.760406021465276" calcext:value-type="float">
            <text:p>-0,760406021465276</text:p>
          </table:table-cell>
          <table:table-cell table:formula="of:=COS([$Autovalores.$E$5]*[$Planilha1.$A51])" office:value-type="float" office:value="0.406736538298736" calcext:value-type="float">
            <text:p>0,406736538298736</text:p>
          </table:table-cell>
          <table:table-cell table:formula="of:=COS([$Autovalores.$E$6]*[$Planilha1.$A51])" office:value-type="float" office:value="0.991444880086814" calcext:value-type="float">
            <text:p>0,991444880086814</text:p>
          </table:table-cell>
          <table:table-cell table:formula="of:=COS([$Autovalores.$E$7]*[$Planilha1.$A51])" office:value-type="float" office:value="0.1564346349613" calcext:value-type="float">
            <text:p>0,1564346349613</text:p>
          </table:table-cell>
          <table:table-cell table:formula="of:=COS([$Autovalores.$E$8]*[$Planilha1.$A51])" office:value-type="float" office:value="-0.902585197940947" calcext:value-type="float">
            <text:p>-0,902585197940947</text:p>
          </table:table-cell>
          <table:table-cell table:formula="of:=COS([$Autovalores.$E$9]*[$Planilha1.$A51])" office:value-type="float" office:value="-0.669130776825522" calcext:value-type="float">
            <text:p>-0,669130776825522</text:p>
          </table:table-cell>
          <table:table-cell table:formula="of:=COS([$Autovalores.$E$10]*[$Planilha1.$A51])" office:value-type="float" office:value="0.522498344684685" calcext:value-type="float">
            <text:p>0,522498344684685</text:p>
          </table:table-cell>
          <table:table-cell table:formula="of:=COS([$Autovalores.$E$11]*[$Planilha1.$A51])" office:value-type="float" office:value="0.965925900500714" calcext:value-type="float">
            <text:p>0,965925900500714</text:p>
          </table:table-cell>
          <table:table-cell table:formula="of:=COS([$Autovalores.$E$12]*[$Planilha1.$A51])" office:value-type="float" office:value="0.0261772636049171" calcext:value-type="float">
            <text:p>0,026177263604917</text:p>
          </table:table-cell>
          <table:table-cell table:formula="of:=COS([$Autovalores.$E$13]*[$Planilha1.$A51])" office:value-type="float" office:value="-0.951056409969049" calcext:value-type="float">
            <text:p>-0,951056409969049</text:p>
          </table:table-cell>
          <table:table-cell table:formula="of:=COS([$Autovalores.$E$14]*[$Planilha1.$A51])" office:value-type="float" office:value="-0.566406544119075" calcext:value-type="float">
            <text:p>-0,566406544119075</text:p>
          </table:table-cell>
          <table:table-cell table:formula="of:=COS([$Autovalores.$E$15]*[$Planilha1.$A51])" office:value-type="float" office:value="0.629320079084198" calcext:value-type="float">
            <text:p>0,629320079084198</text:p>
          </table:table-cell>
          <table:table-cell table:formula="of:=COS([$Autovalores.$E$16]*[$Planilha1.$A51])" office:value-type="float" office:value="0.923879697102541" calcext:value-type="float">
            <text:p>0,923879697102541</text:p>
          </table:table-cell>
          <table:table-cell table:formula="of:=COS([$Autovalores.$E$17]*[$Planilha1.$A51])" office:value-type="float" office:value="-0.104528007009746" calcext:value-type="float">
            <text:p>-0,104528007009746</text:p>
          </table:table-cell>
          <table:table-cell table:formula="of:=COS([$Autovalores.$E$18]*[$Planilha1.$A51])" office:value-type="float" office:value="-0.983254818734173" calcext:value-type="float">
            <text:p>-0,983254818734173</text:p>
          </table:table-cell>
          <table:table-cell table:formula="of:=COS([$Autovalores.$E$19]*[$Planilha1.$A51])" office:value-type="float" office:value="-0.453990959603528" calcext:value-type="float">
            <text:p>-0,453990959603528</text:p>
          </table:table-cell>
          <table:table-cell table:formula="of:=COS([$Autovalores.$E$20]*[$Planilha1.$A51])" office:value-type="float" office:value="0.725373996003026" calcext:value-type="float">
            <text:p>0,725373996003026</text:p>
          </table:table-cell>
          <table:table-cell table:formula="of:=COS([$Autovalores.$E$21]*[$Planilha1.$A51])" office:value-type="float" office:value="0.866025690516229" calcext:value-type="float">
            <text:p>0,866025690516229</text:p>
          </table:table-cell>
          <table:table-cell table:formula="of:=COS([$Autovalores.$E$22]*[$Planilha1.$A51])" office:value-type="float" office:value="-0.2334447783559" calcext:value-type="float">
            <text:p>-0,2334447783559</text:p>
          </table:table-cell>
          <table:table-cell table:formula="of:=COS([$Autovalores.$E$23]*[$Planilha1.$A51])" office:value-type="float" office:value="-0.998629501740317" calcext:value-type="float">
            <text:p>-0,998629501740317</text:p>
          </table:table-cell>
          <table:table-cell table:formula="of:=COS([$Autovalores.$E$24]*[$Planilha1.$A51])" office:value-type="float" office:value="-0.333807480890156" calcext:value-type="float">
            <text:p>-0,333807480890156</text:p>
          </table:table-cell>
          <table:table-cell table:formula="of:=COS([$Autovalores.$E$25]*[$Planilha1.$A51])" office:value-type="float" office:value="0.809016589886433" calcext:value-type="float">
            <text:p>0,809016589886433</text:p>
          </table:table-cell>
          <table:table-cell table:formula="of:=COS([$Autovalores.$E$26]*[$Planilha1.$A51])" office:value-type="float" office:value="0.793353776669384" calcext:value-type="float">
            <text:p>0,793353776669384</text:p>
          </table:table-cell>
          <table:table-cell table:formula="of:=COS([$Autovalores.$E$27]*[$Planilha1.$A51])" office:value-type="float" office:value="-0.358367253558173" calcext:value-type="float">
            <text:p>-0,358367253558173</text:p>
          </table:table-cell>
          <table:table-cell table:formula="of:=COS([$Autovalores.$E$28]*[$Planilha1.$A51])" office:value-type="float" office:value="-0.996917394473996" calcext:value-type="float">
            <text:p>-0,996917394473996</text:p>
          </table:table-cell>
          <table:table-cell table:formula="of:=COS([$Autovalores.$E$29]*[$Planilha1.$A51])" office:value-type="float" office:value="-0.207912476122917" calcext:value-type="float">
            <text:p>-0,207912476122917</text:p>
          </table:table-cell>
          <table:table-cell table:formula="of:=COS([$Autovalores.$E$30]*[$Planilha1.$A51])" office:value-type="float" office:value="0.878816715893366" calcext:value-type="float">
            <text:p>0,878816715893366</text:p>
          </table:table-cell>
          <table:table-cell table:formula="of:=COS([$Autovalores.$E$31]*[$Planilha1.$A51])" office:value-type="float" office:value="0.707107389436565" calcext:value-type="float">
            <text:p>0,707107389436565</text:p>
          </table:table-cell>
          <table:table-cell table:formula="of:=COS([$Autovalores.$E$32]*[$Planilha1.$A51])" office:value-type="float" office:value="-0.477157979106141" calcext:value-type="float">
            <text:p>-0,477157979106141</text:p>
          </table:table-cell>
          <table:table-cell table:formula="of:=COS([$Autovalores.$E$33]*[$Planilha1.$A51])" office:value-type="float" office:value="-0.978147791501141" calcext:value-type="float">
            <text:p>-0,978147791501141</text:p>
          </table:table-cell>
          <table:table-cell table:formula="of:=COS([$Autovalores.$E$34]*[$Planilha1.$A51])" office:value-type="float" office:value="-0.0784600390263167" calcext:value-type="float">
            <text:p>-0,078460039026317</text:p>
          </table:table-cell>
          <table:table-cell table:formula="of:=COS([$Autovalores.$E$35]*[$Planilha1.$A51])" office:value-type="float" office:value="0.933580077127941" calcext:value-type="float">
            <text:p>0,933580077127941</text:p>
          </table:table-cell>
          <table:table-cell table:formula="of:=COS([$Autovalores.$E$36]*[$Planilha1.$A51])" office:value-type="float" office:value="0.608762225187491" calcext:value-type="float">
            <text:p>0,608762225187491</text:p>
          </table:table-cell>
        </table:table-row>
        <table:table-row table:style-name="ro1">
          <table:table-cell/>
          <table:table-cell table:formula="of:=COS([$Autovalores.$E$1]*[$Planilha1.$A52])" office:value-type="float" office:value="1" calcext:value-type="float">
            <text:p>1</text:p>
          </table:table-cell>
          <table:table-cell table:formula="of:=COS([$Autovalores.$E$2]*[$Planilha1.$A52])" office:value-type="float" office:value="0.25881907336393" calcext:value-type="float">
            <text:p>0,25881907336393</text:p>
          </table:table-cell>
          <table:table-cell table:formula="of:=COS([$Autovalores.$E$3]*[$Planilha1.$A52])" office:value-type="float" office:value="-0.866025374526073" calcext:value-type="float">
            <text:p>-0,866025374526073</text:p>
          </table:table-cell>
          <table:table-cell table:formula="of:=COS([$Autovalores.$E$4]*[$Planilha1.$A52])" office:value-type="float" office:value="-0.707106843252909" calcext:value-type="float">
            <text:p>-0,707106843252909</text:p>
          </table:table-cell>
          <table:table-cell table:formula="of:=COS([$Autovalores.$E$5]*[$Planilha1.$A52])" office:value-type="float" office:value="0.499999898646049" calcext:value-type="float">
            <text:p>0,499999898646049</text:p>
          </table:table-cell>
          <table:table-cell table:formula="of:=COS([$Autovalores.$E$6]*[$Planilha1.$A52])" office:value-type="float" office:value="0.965925864152168" calcext:value-type="float">
            <text:p>0,965925864152168</text:p>
          </table:table-cell>
          <table:table-cell table:formula="of:=COS([$Autovalores.$E$7]*[$Planilha1.$A52])" office:value-type="float" office:value="0.000000175550187137846" calcext:value-type="float">
            <text:p>1,75550187137846E-07</text:p>
          </table:table-cell>
          <table:table-cell table:formula="of:=COS([$Autovalores.$E$8]*[$Planilha1.$A52])" office:value-type="float" office:value="-0.965925773280694" calcext:value-type="float">
            <text:p>-0,965925773280694</text:p>
          </table:table-cell>
          <table:table-cell table:formula="of:=COS([$Autovalores.$E$9]*[$Planilha1.$A52])" office:value-type="float" office:value="-0.500000202707881" calcext:value-type="float">
            <text:p>-0,500000202707881</text:p>
          </table:table-cell>
          <table:table-cell table:formula="of:=COS([$Autovalores.$E$10]*[$Planilha1.$A52])" office:value-type="float" office:value="0.707106594987431" calcext:value-type="float">
            <text:p>0,707106594987431</text:p>
          </table:table-cell>
          <table:table-cell table:formula="of:=COS([$Autovalores.$E$11]*[$Planilha1.$A52])" office:value-type="float" office:value="0.866025550076224" calcext:value-type="float">
            <text:p>0,866025550076224</text:p>
          </table:table-cell>
          <table:table-cell table:formula="of:=COS([$Autovalores.$E$12]*[$Planilha1.$A52])" office:value-type="float" office:value="-0.258818734226996" calcext:value-type="float">
            <text:p>-0,258818734226996</text:p>
          </table:table-cell>
          <table:table-cell table:formula="of:=COS([$Autovalores.$E$13]*[$Planilha1.$A52])" office:value-type="float" office:value="-0.999999999999938" calcext:value-type="float">
            <text:p>-0,999999999999938</text:p>
          </table:table-cell>
          <table:table-cell table:formula="of:=COS([$Autovalores.$E$14]*[$Planilha1.$A52])" office:value-type="float" office:value="-0.258819412500831" calcext:value-type="float">
            <text:p>-0,258819412500831</text:p>
          </table:table-cell>
          <table:table-cell table:formula="of:=COS([$Autovalores.$E$15]*[$Planilha1.$A52])" office:value-type="float" office:value="0.866025198975814" calcext:value-type="float">
            <text:p>0,866025198975814</text:p>
          </table:table-cell>
          <table:table-cell table:formula="of:=COS([$Autovalores.$E$16]*[$Planilha1.$A52])" office:value-type="float" office:value="0.707107091518299" calcext:value-type="float">
            <text:p>0,707107091518299</text:p>
          </table:table-cell>
          <table:table-cell table:formula="of:=COS([$Autovalores.$E$17]*[$Planilha1.$A52])" office:value-type="float" office:value="-0.499999594584156" calcext:value-type="float">
            <text:p>-0,499999594584156</text:p>
          </table:table-cell>
          <table:table-cell table:formula="of:=COS([$Autovalores.$E$18]*[$Planilha1.$A52])" office:value-type="float" office:value="-0.965925955023522" calcext:value-type="float">
            <text:p>-0,965925955023522</text:p>
          </table:table-cell>
          <table:table-cell table:formula="of:=COS([$Autovalores.$E$19]*[$Planilha1.$A52])" office:value-type="float" office:value="-0.000000526650562301696" calcext:value-type="float">
            <text:p>-5,26650562301696E-07</text:p>
          </table:table-cell>
          <table:table-cell table:formula="of:=COS([$Autovalores.$E$20]*[$Planilha1.$A52])" office:value-type="float" office:value="0.965925682409101" calcext:value-type="float">
            <text:p>0,965925682409101</text:p>
          </table:table-cell>
          <table:table-cell table:formula="of:=COS([$Autovalores.$E$21]*[$Planilha1.$A52])" office:value-type="float" office:value="0.500000506769654" calcext:value-type="float">
            <text:p>0,500000506769654</text:p>
          </table:table-cell>
          <table:table-cell table:formula="of:=COS([$Autovalores.$E$22]*[$Planilha1.$A52])" office:value-type="float" office:value="-0.707106346721865" calcext:value-type="float">
            <text:p>-0,707106346721865</text:p>
          </table:table-cell>
          <table:table-cell table:formula="of:=COS([$Autovalores.$E$23]*[$Planilha1.$A52])" office:value-type="float" office:value="-0.866025725626271" calcext:value-type="float">
            <text:p>-0,866025725626271</text:p>
          </table:table-cell>
          <table:table-cell table:formula="of:=COS([$Autovalores.$E$24]*[$Planilha1.$A52])" office:value-type="float" office:value="0.258818395090032" calcext:value-type="float">
            <text:p>0,258818395090032</text:p>
          </table:table-cell>
          <table:table-cell table:formula="of:=COS([$Autovalores.$E$25]*[$Planilha1.$A52])" office:value-type="float" office:value="0.999999999999753" calcext:value-type="float">
            <text:p>0,999999999999753</text:p>
          </table:table-cell>
          <table:table-cell table:formula="of:=COS([$Autovalores.$E$26]*[$Planilha1.$A52])" office:value-type="float" office:value="0.258819751637698" calcext:value-type="float">
            <text:p>0,258819751637698</text:p>
          </table:table-cell>
          <table:table-cell table:formula="of:=COS([$Autovalores.$E$27]*[$Planilha1.$A52])" office:value-type="float" office:value="-0.866025023425449" calcext:value-type="float">
            <text:p>-0,866025023425449</text:p>
          </table:table-cell>
          <table:table-cell table:formula="of:=COS([$Autovalores.$E$28]*[$Planilha1.$A52])" office:value-type="float" office:value="-0.707107339783603" calcext:value-type="float">
            <text:p>-0,707107339783603</text:p>
          </table:table-cell>
          <table:table-cell table:formula="of:=COS([$Autovalores.$E$29]*[$Planilha1.$A52])" office:value-type="float" office:value="0.499999290522195" calcext:value-type="float">
            <text:p>0,499999290522195</text:p>
          </table:table-cell>
          <table:table-cell table:formula="of:=COS([$Autovalores.$E$30]*[$Planilha1.$A52])" office:value-type="float" office:value="0.965926045894759" calcext:value-type="float">
            <text:p>0,965926045894759</text:p>
          </table:table-cell>
          <table:table-cell table:formula="of:=COS([$Autovalores.$E$31]*[$Planilha1.$A52])" office:value-type="float" office:value="0.000000877750934800945" calcext:value-type="float">
            <text:p>8,77750934800945E-07</text:p>
          </table:table-cell>
          <table:table-cell table:formula="of:=COS([$Autovalores.$E$32]*[$Planilha1.$A52])" office:value-type="float" office:value="-0.96592559153739" calcext:value-type="float">
            <text:p>-0,96592559153739</text:p>
          </table:table-cell>
          <table:table-cell table:formula="of:=COS([$Autovalores.$E$33]*[$Planilha1.$A52])" office:value-type="float" office:value="-0.500000810831359" calcext:value-type="float">
            <text:p>-0,500000810831359</text:p>
          </table:table-cell>
          <table:table-cell table:formula="of:=COS([$Autovalores.$E$34]*[$Planilha1.$A52])" office:value-type="float" office:value="0.707106098456217" calcext:value-type="float">
            <text:p>0,707106098456217</text:p>
          </table:table-cell>
          <table:table-cell table:formula="of:=COS([$Autovalores.$E$35]*[$Planilha1.$A52])" office:value-type="float" office:value="0.866025901176206" calcext:value-type="float">
            <text:p>0,866025901176206</text:p>
          </table:table-cell>
          <table:table-cell table:formula="of:=COS([$Autovalores.$E$36]*[$Planilha1.$A52])" office:value-type="float" office:value="-0.258818055953037" calcext:value-type="float">
            <text:p>-0,258818055953037</text:p>
          </table:table-cell>
        </table:table-row>
        <table:table-row table:style-name="ro1">
          <table:table-cell/>
          <table:table-cell table:formula="of:=COS([$Autovalores.$E$1]*[$Planilha1.$A53])" office:value-type="float" office:value="1" calcext:value-type="float">
            <text:p>1</text:p>
          </table:table-cell>
          <table:table-cell table:formula="of:=COS([$Autovalores.$E$2]*[$Planilha1.$A53])" office:value-type="float" office:value="0.233445392874854" calcext:value-type="float">
            <text:p>0,233445392874854</text:p>
          </table:table-cell>
          <table:table-cell table:formula="of:=COS([$Autovalores.$E$3]*[$Planilha1.$A53])" office:value-type="float" office:value="-0.89100649709101" calcext:value-type="float">
            <text:p>-0,89100649709101</text:p>
          </table:table-cell>
          <table:table-cell table:formula="of:=COS([$Autovalores.$E$4]*[$Planilha1.$A53])" office:value-type="float" office:value="-0.649448116409771" calcext:value-type="float">
            <text:p>-0,649448116409771</text:p>
          </table:table-cell>
          <table:table-cell table:formula="of:=COS([$Autovalores.$E$5]*[$Planilha1.$A53])" office:value-type="float" office:value="0.587785155716784" calcext:value-type="float">
            <text:p>0,587785155716784</text:p>
          </table:table-cell>
          <table:table-cell table:formula="of:=COS([$Autovalores.$E$6]*[$Planilha1.$A53])" office:value-type="float" office:value="0.923879589614395" calcext:value-type="float">
            <text:p>0,923879589614395</text:p>
          </table:table-cell>
          <table:table-cell table:formula="of:=COS([$Autovalores.$E$7]*[$Planilha1.$A53])" office:value-type="float" office:value="-0.156434288183601" calcext:value-type="float">
            <text:p>-0,156434288183601</text:p>
          </table:table-cell>
          <table:table-cell table:formula="of:=COS([$Autovalores.$E$8]*[$Planilha1.$A53])" office:value-type="float" office:value="-0.996917317342633" calcext:value-type="float">
            <text:p>-0,996917317342633</text:p>
          </table:table-cell>
          <table:table-cell table:formula="of:=COS([$Autovalores.$E$9]*[$Planilha1.$A53])" office:value-type="float" office:value="-0.309017221437992" calcext:value-type="float">
            <text:p>-0,309017221437992</text:p>
          </table:table-cell>
          <table:table-cell table:formula="of:=COS([$Autovalores.$E$10]*[$Planilha1.$A53])" office:value-type="float" office:value="0.852640024015257" calcext:value-type="float">
            <text:p>0,852640024015257</text:p>
          </table:table-cell>
          <table:table-cell table:formula="of:=COS([$Autovalores.$E$11]*[$Planilha1.$A53])" office:value-type="float" office:value="0.707106992212126" calcext:value-type="float">
            <text:p>0,707106992212126</text:p>
          </table:table-cell>
          <table:table-cell table:formula="of:=COS([$Autovalores.$E$12]*[$Planilha1.$A53])" office:value-type="float" office:value="-0.522498284812223" calcext:value-type="float">
            <text:p>-0,522498284812223</text:p>
          </table:table-cell>
          <table:table-cell table:formula="of:=COS([$Autovalores.$E$13]*[$Planilha1.$A53])" office:value-type="float" office:value="-0.95105662696098" calcext:value-type="float">
            <text:p>-0,95105662696098</text:p>
          </table:table-cell>
          <table:table-cell table:formula="of:=COS([$Autovalores.$E$14]*[$Planilha1.$A53])" office:value-type="float" office:value="0.0784587089579478" calcext:value-type="float">
            <text:p>0,078458708957948</text:p>
          </table:table-cell>
          <table:table-cell table:formula="of:=COS([$Autovalores.$E$15]*[$Planilha1.$A53])" office:value-type="float" office:value="0.987688275235263" calcext:value-type="float">
            <text:p>0,987688275235263</text:p>
          </table:table-cell>
          <table:table-cell table:formula="of:=COS([$Autovalores.$E$16]*[$Planilha1.$A53])" office:value-type="float" office:value="0.382683845942422" calcext:value-type="float">
            <text:p>0,382683845942422</text:p>
          </table:table-cell>
          <table:table-cell table:formula="of:=COS([$Autovalores.$E$17]*[$Planilha1.$A53])" office:value-type="float" office:value="-0.809016713709486" calcext:value-type="float">
            <text:p>-0,809016713709486</text:p>
          </table:table-cell>
          <table:table-cell table:formula="of:=COS([$Autovalores.$E$18]*[$Planilha1.$A53])" office:value-type="float" office:value="-0.760406295090888" calcext:value-type="float">
            <text:p>-0,760406295090888</text:p>
          </table:table-cell>
          <table:table-cell table:formula="of:=COS([$Autovalores.$E$19]*[$Planilha1.$A53])" office:value-type="float" office:value="0.453990021105475" calcext:value-type="float">
            <text:p>0,453990021105475</text:p>
          </table:table-cell>
          <table:table-cell table:formula="of:=COS([$Autovalores.$E$20]*[$Planilha1.$A53])" office:value-type="float" office:value="0.972370052767352" calcext:value-type="float">
            <text:p>0,972370052767352</text:p>
          </table:table-cell>
          <table:table-cell table:formula="of:=COS([$Autovalores.$E$21]*[$Planilha1.$A53])" office:value-type="float" office:value="0.000000596870559352394" calcext:value-type="float">
            <text:p>5,96870559352394E-07</text:p>
          </table:table-cell>
          <table:table-cell table:formula="of:=COS([$Autovalores.$E$22]*[$Planilha1.$A53])" office:value-type="float" office:value="-0.972369774093988" calcext:value-type="float">
            <text:p>-0,972369774093988</text:p>
          </table:table-cell>
          <table:table-cell table:formula="of:=COS([$Autovalores.$E$23]*[$Planilha1.$A53])" office:value-type="float" office:value="-0.453991084736571" calcext:value-type="float">
            <text:p>-0,453991084736571</text:p>
          </table:table-cell>
          <table:table-cell table:formula="of:=COS([$Autovalores.$E$24]*[$Planilha1.$A53])" office:value-type="float" office:value="0.760405519817967" calcext:value-type="float">
            <text:p>0,760405519817967</text:p>
          </table:table-cell>
          <table:table-cell table:formula="of:=COS([$Autovalores.$E$25]*[$Planilha1.$A53])" office:value-type="float" office:value="0.809017415372793" calcext:value-type="float">
            <text:p>0,809017415372793</text:p>
          </table:table-cell>
          <table:table-cell table:formula="of:=COS([$Autovalores.$E$26]*[$Planilha1.$A53])" office:value-type="float" office:value="-0.382682743069367" calcext:value-type="float">
            <text:p>-0,382682743069367</text:p>
          </table:table-cell>
          <table:table-cell table:formula="of:=COS([$Autovalores.$E$27]*[$Planilha1.$A53])" office:value-type="float" office:value="-0.987688461977304" calcext:value-type="float">
            <text:p>-0,987688461977304</text:p>
          </table:table-cell>
          <table:table-cell table:formula="of:=COS([$Autovalores.$E$28]*[$Planilha1.$A53])" office:value-type="float" office:value="-0.0784598990191414" calcext:value-type="float">
            <text:p>-0,078459899019141</text:p>
          </table:table-cell>
          <table:table-cell table:formula="of:=COS([$Autovalores.$E$29]*[$Planilha1.$A53])" office:value-type="float" office:value="0.951056258074415" calcext:value-type="float">
            <text:p>0,951056258074415</text:p>
          </table:table-cell>
          <table:table-cell table:formula="of:=COS([$Autovalores.$E$30]*[$Planilha1.$A53])" office:value-type="float" office:value="0.52249930264368" calcext:value-type="float">
            <text:p>0,52249930264368</text:p>
          </table:table-cell>
          <table:table-cell table:formula="of:=COS([$Autovalores.$E$31]*[$Planilha1.$A53])" office:value-type="float" office:value="-0.707106148109433" calcext:value-type="float">
            <text:p>-0,707106148109433</text:p>
          </table:table-cell>
          <table:table-cell table:formula="of:=COS([$Autovalores.$E$32]*[$Planilha1.$A53])" office:value-type="float" office:value="-0.852640647742942" calcext:value-type="float">
            <text:p>-0,852640647742942</text:p>
          </table:table-cell>
          <table:table-cell table:formula="of:=COS([$Autovalores.$E$33]*[$Planilha1.$A53])" office:value-type="float" office:value="0.309016086122592" calcext:value-type="float">
            <text:p>0,309016086122592</text:p>
          </table:table-cell>
          <table:table-cell table:formula="of:=COS([$Autovalores.$E$34]*[$Planilha1.$A53])" office:value-type="float" office:value="0.996917411002019" calcext:value-type="float">
            <text:p>0,996917411002019</text:p>
          </table:table-cell>
          <table:table-cell table:formula="of:=COS([$Autovalores.$E$35]*[$Planilha1.$A53])" office:value-type="float" office:value="0.156435467227703" calcext:value-type="float">
            <text:p>0,156435467227703</text:p>
          </table:table-cell>
          <table:table-cell table:formula="of:=COS([$Autovalores.$E$36]*[$Planilha1.$A53])" office:value-type="float" office:value="-0.923879132788951" calcext:value-type="float">
            <text:p>-0,923879132788951</text:p>
          </table:table-cell>
        </table:table-row>
        <table:table-row table:style-name="ro1">
          <table:table-cell/>
          <table:table-cell table:formula="of:=COS([$Autovalores.$E$1]*[$Planilha1.$A54])" office:value-type="float" office:value="1" calcext:value-type="float">
            <text:p>1</text:p>
          </table:table-cell>
          <table:table-cell table:formula="of:=COS([$Autovalores.$E$2]*[$Planilha1.$A54])" office:value-type="float" office:value="0.207911720581519" calcext:value-type="float">
            <text:p>0,207911720581519</text:p>
          </table:table-cell>
          <table:table-cell table:formula="of:=COS([$Autovalores.$E$3]*[$Planilha1.$A54])" office:value-type="float" office:value="-0.913545432889665" calcext:value-type="float">
            <text:p>-0,913545432889665</text:p>
          </table:table-cell>
          <table:table-cell table:formula="of:=COS([$Autovalores.$E$4]*[$Planilha1.$A54])" office:value-type="float" office:value="-0.587785326144476" calcext:value-type="float">
            <text:p>-0,587785326144476</text:p>
          </table:table-cell>
          <table:table-cell table:formula="of:=COS([$Autovalores.$E$5]*[$Planilha1.$A54])" office:value-type="float" office:value="0.669130515907131" calcext:value-type="float">
            <text:p>0,669130515907131</text:p>
          </table:table-cell>
          <table:table-cell table:formula="of:=COS([$Autovalores.$E$6]*[$Planilha1.$A54])" office:value-type="float" office:value="0.866025479856178" calcext:value-type="float">
            <text:p>0,866025479856178</text:p>
          </table:table-cell>
          <table:table-cell table:formula="of:=COS([$Autovalores.$E$7]*[$Planilha1.$A54])" office:value-type="float" office:value="-0.309016820738464" calcext:value-type="float">
            <text:p>-0,309016820738464</text:p>
          </table:table-cell>
          <table:table-cell table:formula="of:=COS([$Autovalores.$E$8]*[$Planilha1.$A54])" office:value-type="float" office:value="-0.994521917632907" calcext:value-type="float">
            <text:p>-0,994521917632907</text:p>
          </table:table-cell>
          <table:table-cell table:formula="of:=COS([$Autovalores.$E$9]*[$Planilha1.$A54])" office:value-type="float" office:value="-0.104528705363713" calcext:value-type="float">
            <text:p>-0,104528705363713</text:p>
          </table:table-cell>
          <table:table-cell table:formula="of:=COS([$Autovalores.$E$10]*[$Planilha1.$A54])" office:value-type="float" office:value="0.95105643166825" calcext:value-type="float">
            <text:p>0,95105643166825</text:p>
          </table:table-cell>
          <table:table-cell table:formula="of:=COS([$Autovalores.$E$11]*[$Planilha1.$A54])" office:value-type="float" office:value="0.500000263520245" calcext:value-type="float">
            <text:p>0,500000263520245</text:p>
          </table:table-cell>
          <table:table-cell table:formula="of:=COS([$Autovalores.$E$12]*[$Planilha1.$A54])" office:value-type="float" office:value="-0.743144601508836" calcext:value-type="float">
            <text:p>-0,743144601508836</text:p>
          </table:table-cell>
          <table:table-cell table:formula="of:=COS([$Autovalores.$E$13]*[$Planilha1.$A54])" office:value-type="float" office:value="-0.809017209001384" calcext:value-type="float">
            <text:p>-0,809017209001384</text:p>
          </table:table-cell>
          <table:table-cell table:formula="of:=COS([$Autovalores.$E$14]*[$Planilha1.$A54])" office:value-type="float" office:value="0.406736281701766" calcext:value-type="float">
            <text:p>0,406736281701766</text:p>
          </table:table-cell>
          <table:table-cell table:formula="of:=COS([$Autovalores.$E$15]*[$Planilha1.$A54])" office:value-type="float" office:value="0.97814768930447" calcext:value-type="float">
            <text:p>0,97814768930447</text:p>
          </table:table-cell>
          <table:table-cell table:formula="of:=COS([$Autovalores.$E$16]*[$Planilha1.$A54])" office:value-type="float" office:value="0.000000456430494196721" calcext:value-type="float">
            <text:p>4,56430494196721E-07</text:p>
          </table:table-cell>
          <table:table-cell table:formula="of:=COS([$Autovalores.$E$17]*[$Planilha1.$A54])" office:value-type="float" office:value="-0.978147499509972" calcext:value-type="float">
            <text:p>-0,978147499509972</text:p>
          </table:table-cell>
          <table:table-cell table:formula="of:=COS([$Autovalores.$E$18]*[$Planilha1.$A54])" office:value-type="float" office:value="-0.406737115641747" calcext:value-type="float">
            <text:p>-0,406737115641747</text:p>
          </table:table-cell>
          <table:table-cell table:formula="of:=COS([$Autovalores.$E$19]*[$Planilha1.$A54])" office:value-type="float" office:value="0.80901667243509" calcext:value-type="float">
            <text:p>0,80901667243509</text:p>
          </table:table-cell>
          <table:table-cell table:formula="of:=COS([$Autovalores.$E$20]*[$Planilha1.$A54])" office:value-type="float" office:value="0.743145212331981" calcext:value-type="float">
            <text:p>0,743145212331981</text:p>
          </table:table-cell>
          <table:table-cell table:formula="of:=COS([$Autovalores.$E$21]*[$Planilha1.$A54])" office:value-type="float" office:value="-0.499999472959371" calcext:value-type="float">
            <text:p>-0,499999472959371</text:p>
          </table:table-cell>
          <table:table-cell table:formula="of:=COS([$Autovalores.$E$22]*[$Planilha1.$A54])" office:value-type="float" office:value="-0.951056713757651" calcext:value-type="float">
            <text:p>-0,951056713757651</text:p>
          </table:table-cell>
          <table:table-cell table:formula="of:=COS([$Autovalores.$E$23]*[$Planilha1.$A54])" office:value-type="float" office:value="0.104527797503453" calcext:value-type="float">
            <text:p>0,104527797503453</text:p>
          </table:table-cell>
          <table:table-cell table:formula="of:=COS([$Autovalores.$E$24]*[$Planilha1.$A54])" office:value-type="float" office:value="0.99452182221273" calcext:value-type="float">
            <text:p>0,99452182221273</text:p>
          </table:table-cell>
          <table:table-cell table:formula="of:=COS([$Autovalores.$E$25]*[$Planilha1.$A54])" office:value-type="float" office:value="0.309017688920778" calcext:value-type="float">
            <text:p>0,309017688920778</text:p>
          </table:table-cell>
          <table:table-cell table:formula="of:=COS([$Autovalores.$E$26]*[$Planilha1.$A54])" office:value-type="float" office:value="-0.866025023425446" calcext:value-type="float">
            <text:p>-0,866025023425446</text:p>
          </table:table-cell>
          <table:table-cell table:formula="of:=COS([$Autovalores.$E$27]*[$Planilha1.$A54])" office:value-type="float" office:value="-0.669131194294843" calcext:value-type="float">
            <text:p>-0,669131194294843</text:p>
          </table:table-cell>
          <table:table-cell table:formula="of:=COS([$Autovalores.$E$28]*[$Planilha1.$A54])" office:value-type="float" office:value="0.587784587624224" calcext:value-type="float">
            <text:p>0,587784587624224</text:p>
          </table:table-cell>
          <table:table-cell table:formula="of:=COS([$Autovalores.$E$29]*[$Planilha1.$A54])" office:value-type="float" office:value="0.913545804183348" calcext:value-type="float">
            <text:p>0,913545804183348</text:p>
          </table:table-cell>
          <table:table-cell table:formula="of:=COS([$Autovalores.$E$30]*[$Planilha1.$A54])" office:value-type="float" office:value="-0.207910827668653" calcext:value-type="float">
            <text:p>-0,207910827668653</text:p>
          </table:table-cell>
          <table:table-cell table:formula="of:=COS([$Autovalores.$E$31]*[$Planilha1.$A54])" office:value-type="float" office:value="-0.999999999999583" calcext:value-type="float">
            <text:p>-0,999999999999583</text:p>
          </table:table-cell>
          <table:table-cell table:formula="of:=COS([$Autovalores.$E$32]*[$Planilha1.$A54])" office:value-type="float" office:value="-0.207912613494206" calcext:value-type="float">
            <text:p>-0,207912613494206</text:p>
          </table:table-cell>
          <table:table-cell table:formula="of:=COS([$Autovalores.$E$33]*[$Planilha1.$A54])" office:value-type="float" office:value="0.913545061595221" calcext:value-type="float">
            <text:p>0,913545061595221</text:p>
          </table:table-cell>
          <table:table-cell table:formula="of:=COS([$Autovalores.$E$34]*[$Planilha1.$A54])" office:value-type="float" office:value="0.587786064664232" calcext:value-type="float">
            <text:p>0,587786064664232</text:p>
          </table:table-cell>
          <table:table-cell table:formula="of:=COS([$Autovalores.$E$35]*[$Planilha1.$A54])" office:value-type="float" office:value="-0.669129837518865" calcext:value-type="float">
            <text:p>-0,669129837518865</text:p>
          </table:table-cell>
          <table:table-cell table:formula="of:=COS([$Autovalores.$E$36]*[$Planilha1.$A54])" office:value-type="float" office:value="-0.86602593628619" calcext:value-type="float">
            <text:p>-0,86602593628619</text:p>
          </table:table-cell>
        </table:table-row>
        <table:table-row table:style-name="ro1">
          <table:table-cell/>
          <table:table-cell table:formula="of:=COS([$Autovalores.$E$1]*[$Planilha1.$A55])" office:value-type="float" office:value="1" calcext:value-type="float">
            <text:p>1</text:p>
          </table:table-cell>
          <table:table-cell table:formula="of:=COS([$Autovalores.$E$2]*[$Planilha1.$A55])" office:value-type="float" office:value="0.18223555598668" calcext:value-type="float">
            <text:p>0,18223555598668</text:p>
          </table:table-cell>
          <table:table-cell table:formula="of:=COS([$Autovalores.$E$3]*[$Planilha1.$A55])" office:value-type="float" office:value="-0.933580404268451" calcext:value-type="float">
            <text:p>-0,933580404268451</text:p>
          </table:table-cell>
          <table:table-cell table:formula="of:=COS([$Autovalores.$E$4]*[$Planilha1.$A55])" office:value-type="float" office:value="-0.522498644046942" calcext:value-type="float">
            <text:p>-0,522498644046942</text:p>
          </table:table-cell>
          <table:table-cell table:formula="of:=COS([$Autovalores.$E$5]*[$Planilha1.$A55])" office:value-type="float" office:value="0.743144742468089" calcext:value-type="float">
            <text:p>0,743144742468089</text:p>
          </table:table-cell>
          <table:table-cell table:formula="of:=COS([$Autovalores.$E$6]*[$Planilha1.$A55])" office:value-type="float" office:value="0.793353434691443" calcext:value-type="float">
            <text:p>0,793353434691443</text:p>
          </table:table-cell>
          <table:table-cell table:formula="of:=COS([$Autovalores.$E$7]*[$Planilha1.$A55])" office:value-type="float" office:value="-0.453990333938214" calcext:value-type="float">
            <text:p>-0,453990333938214</text:p>
          </table:table-cell>
          <table:table-cell table:formula="of:=COS([$Autovalores.$E$8]*[$Planilha1.$A55])" office:value-type="float" office:value="-0.958819796527061" calcext:value-type="float">
            <text:p>-0,958819796527061</text:p>
          </table:table-cell>
          <table:table-cell table:formula="of:=COS([$Autovalores.$E$9]*[$Planilha1.$A55])" office:value-type="float" office:value="0.104528216515925" calcext:value-type="float">
            <text:p>0,104528216515925</text:p>
          </table:table-cell>
          <table:table-cell table:formula="of:=COS([$Autovalores.$E$10]*[$Planilha1.$A55])" office:value-type="float" office:value="0.996917311833212" calcext:value-type="float">
            <text:p>0,996917311833212</text:p>
          </table:table-cell>
          <table:table-cell table:formula="of:=COS([$Autovalores.$E$11]*[$Planilha1.$A55])" office:value-type="float" office:value="0.25881934467342" calcext:value-type="float">
            <text:p>0,25881934467342</text:p>
          </table:table-cell>
          <table:table-cell table:formula="of:=COS([$Autovalores.$E$12]*[$Planilha1.$A55])" office:value-type="float" office:value="-0.902585137479874" calcext:value-type="float">
            <text:p>-0,902585137479874</text:p>
          </table:table-cell>
          <table:table-cell table:formula="of:=COS([$Autovalores.$E$13]*[$Planilha1.$A55])" office:value-type="float" office:value="-0.587785553381337" calcext:value-type="float">
            <text:p>-0,587785553381337</text:p>
          </table:table-cell>
          <table:table-cell table:formula="of:=COS([$Autovalores.$E$14]*[$Planilha1.$A55])" office:value-type="float" office:value="0.688354283237101" calcext:value-type="float">
            <text:p>0,688354283237101</text:p>
          </table:table-cell>
          <table:table-cell table:formula="of:=COS([$Autovalores.$E$15]*[$Planilha1.$A55])" office:value-type="float" office:value="0.838670804424391" calcext:value-type="float">
            <text:p>0,838670804424391</text:p>
          </table:table-cell>
          <table:table-cell table:formula="of:=COS([$Autovalores.$E$16]*[$Planilha1.$A55])" office:value-type="float" office:value="-0.382683002568951" calcext:value-type="float">
            <text:p>-0,382683002568951</text:p>
          </table:table-cell>
          <table:table-cell table:formula="of:=COS([$Autovalores.$E$17]*[$Planilha1.$A55])" office:value-type="float" office:value="-0.978147703904" calcext:value-type="float">
            <text:p>-0,978147703904</text:p>
          </table:table-cell>
          <table:table-cell table:formula="of:=COS([$Autovalores.$E$18]*[$Planilha1.$A55])" office:value-type="float" office:value="0.0261764212528743" calcext:value-type="float">
            <text:p>0,026176421252874</text:p>
          </table:table-cell>
          <table:table-cell table:formula="of:=COS([$Autovalores.$E$19]*[$Planilha1.$A55])" office:value-type="float" office:value="0.987688253265517" calcext:value-type="float">
            <text:p>0,987688253265517</text:p>
          </table:table-cell>
          <table:table-cell table:formula="of:=COS([$Autovalores.$E$20]*[$Planilha1.$A55])" office:value-type="float" office:value="0.333807414697841" calcext:value-type="float">
            <text:p>0,333807414697841</text:p>
          </table:table-cell>
          <table:table-cell table:formula="of:=COS([$Autovalores.$E$21]*[$Planilha1.$A55])" office:value-type="float" office:value="-0.866025093645642" calcext:value-type="float">
            <text:p>-0,866025093645642</text:p>
          </table:table-cell>
          <table:table-cell table:formula="of:=COS([$Autovalores.$E$22]*[$Planilha1.$A55])" office:value-type="float" office:value="-0.649448543575699" calcext:value-type="float">
            <text:p>-0,649448543575699</text:p>
          </table:table-cell>
          <table:table-cell table:formula="of:=COS([$Autovalores.$E$23]*[$Planilha1.$A55])" office:value-type="float" office:value="0.629319860799125" calcext:value-type="float">
            <text:p>0,629319860799125</text:p>
          </table:table-cell>
          <table:table-cell table:formula="of:=COS([$Autovalores.$E$24]*[$Planilha1.$A55])" office:value-type="float" office:value="0.87881745302808" calcext:value-type="float">
            <text:p>0,87881745302808</text:p>
          </table:table-cell>
          <table:table-cell table:formula="of:=COS([$Autovalores.$E$25]*[$Planilha1.$A55])" office:value-type="float" office:value="-0.309016286472391" calcext:value-type="float">
            <text:p>-0,309016286472391</text:p>
          </table:table-cell>
          <table:table-cell table:formula="of:=COS([$Autovalores.$E$26]*[$Planilha1.$A55])" office:value-type="float" office:value="-0.991444962576548" calcext:value-type="float">
            <text:p>-0,991444962576548</text:p>
          </table:table-cell>
          <table:table-cell table:formula="of:=COS([$Autovalores.$E$27]*[$Planilha1.$A55])" office:value-type="float" office:value="-0.052336761498274" calcext:value-type="float">
            <text:p>-0,052336761498274</text:p>
          </table:table-cell>
          <table:table-cell table:formula="of:=COS([$Autovalores.$E$28]*[$Planilha1.$A55])" office:value-type="float" office:value="0.972369724916187" calcext:value-type="float">
            <text:p>0,972369724916187</text:p>
          </table:table-cell>
          <table:table-cell table:formula="of:=COS([$Autovalores.$E$29]*[$Planilha1.$A55])" office:value-type="float" office:value="0.406737436387711" calcext:value-type="float">
            <text:p>0,406737436387711</text:p>
          </table:table-cell>
          <table:table-cell table:formula="of:=COS([$Autovalores.$E$30]*[$Planilha1.$A55])" office:value-type="float" office:value="-0.824125679194763" calcext:value-type="float">
            <text:p>-0,824125679194763</text:p>
          </table:table-cell>
          <table:table-cell table:formula="of:=COS([$Autovalores.$E$31]*[$Planilha1.$A55])" office:value-type="float" office:value="-0.707107439089625" calcext:value-type="float">
            <text:p>-0,707107439089625</text:p>
          </table:table-cell>
          <table:table-cell table:formula="of:=COS([$Autovalores.$E$32]*[$Planilha1.$A55])" office:value-type="float" office:value="0.566405444585134" calcext:value-type="float">
            <text:p>0,566405444585134</text:p>
          </table:table-cell>
          <table:table-cell table:formula="of:=COS([$Autovalores.$E$33]*[$Planilha1.$A55])" office:value-type="float" office:value="0.913545861305333" calcext:value-type="float">
            <text:p>0,913545861305333</text:p>
          </table:table-cell>
          <table:table-cell table:formula="of:=COS([$Autovalores.$E$34]*[$Planilha1.$A55])" office:value-type="float" office:value="-0.233444368676521" calcext:value-type="float">
            <text:p>-0,233444368676521</text:p>
          </table:table-cell>
          <table:table-cell table:formula="of:=COS([$Autovalores.$E$35]*[$Planilha1.$A55])" office:value-type="float" office:value="-0.998629589940784" calcext:value-type="float">
            <text:p>-0,998629589940784</text:p>
          </table:table-cell>
          <table:table-cell table:formula="of:=COS([$Autovalores.$E$36]*[$Planilha1.$A55])" office:value-type="float" office:value="-0.130527268418701" calcext:value-type="float">
            <text:p>-0,130527268418701</text:p>
          </table:table-cell>
        </table:table-row>
        <table:table-row table:style-name="ro1">
          <table:table-cell/>
          <table:table-cell table:formula="of:=COS([$Autovalores.$E$1]*[$Planilha1.$A56])" office:value-type="float" office:value="1" calcext:value-type="float">
            <text:p>1</text:p>
          </table:table-cell>
          <table:table-cell table:formula="of:=COS([$Autovalores.$E$2]*[$Planilha1.$A56])" office:value-type="float" office:value="0.156434496250221" calcext:value-type="float">
            <text:p>0,156434496250221</text:p>
          </table:table-cell>
          <table:table-cell table:formula="of:=COS([$Autovalores.$E$3]*[$Planilha1.$A56])" office:value-type="float" office:value="-0.951056496765879" calcext:value-type="float">
            <text:p>-0,951056496765879</text:p>
          </table:table-cell>
          <table:table-cell table:formula="of:=COS([$Autovalores.$E$4]*[$Planilha1.$A56])" office:value-type="float" office:value="-0.453990584204361" calcext:value-type="float">
            <text:p>-0,453990584204361</text:p>
          </table:table-cell>
          <table:table-cell table:formula="of:=COS([$Autovalores.$E$5]*[$Planilha1.$A56])" office:value-type="float" office:value="0.809016920081174" calcext:value-type="float">
            <text:p>0,809016920081174</text:p>
          </table:table-cell>
          <table:table-cell table:formula="of:=COS([$Autovalores.$E$6]*[$Planilha1.$A56])" office:value-type="float" office:value="0.707106892905969" calcext:value-type="float">
            <text:p>0,707106892905969</text:p>
          </table:table-cell>
          <table:table-cell table:formula="of:=COS([$Autovalores.$E$7]*[$Planilha1.$A56])" office:value-type="float" office:value="-0.587785098907566" calcext:value-type="float">
            <text:p>-0,587785098907566</text:p>
          </table:table-cell>
          <table:table-cell table:formula="of:=COS([$Autovalores.$E$8]*[$Planilha1.$A56])" office:value-type="float" office:value="-0.891006624607952" calcext:value-type="float">
            <text:p>-0,891006624607952</text:p>
          </table:table-cell>
          <table:table-cell table:formula="of:=COS([$Autovalores.$E$9]*[$Planilha1.$A56])" office:value-type="float" office:value="0.309016753955257" calcext:value-type="float">
            <text:p>0,309016753955257</text:p>
          </table:table-cell>
          <table:table-cell table:formula="of:=COS([$Autovalores.$E$10]*[$Planilha1.$A56])" office:value-type="float" office:value="0.987688385083689" calcext:value-type="float">
            <text:p>0,987688385083689</text:p>
          </table:table-cell>
          <table:table-cell table:formula="of:=COS([$Autovalores.$E$11]*[$Planilha1.$A56])" office:value-type="float" office:value="0.000000315990267392567" calcext:value-type="float">
            <text:p>3,15990267392567E-07</text:p>
          </table:table-cell>
          <table:table-cell table:formula="of:=COS([$Autovalores.$E$12]*[$Planilha1.$A56])" office:value-type="float" office:value="-0.987688286220133" calcext:value-type="float">
            <text:p>-0,987688286220133</text:p>
          </table:table-cell>
          <table:table-cell table:formula="of:=COS([$Autovalores.$E$13]*[$Planilha1.$A56])" office:value-type="float" office:value="-0.309017355004447" calcext:value-type="float">
            <text:p>-0,309017355004447</text:p>
          </table:table-cell>
          <table:table-cell table:formula="of:=COS([$Autovalores.$E$14]*[$Planilha1.$A56])" office:value-type="float" office:value="0.891006337694741" calcext:value-type="float">
            <text:p>0,891006337694741</text:p>
          </table:table-cell>
          <table:table-cell table:formula="of:=COS([$Autovalores.$E$15]*[$Planilha1.$A56])" office:value-type="float" office:value="0.587785610190511" calcext:value-type="float">
            <text:p>0,587785610190511</text:p>
          </table:table-cell>
          <table:table-cell table:formula="of:=COS([$Autovalores.$E$16]*[$Planilha1.$A56])" office:value-type="float" office:value="-0.707106446028177" calcext:value-type="float">
            <text:p>-0,707106446028177</text:p>
          </table:table-cell>
          <table:table-cell table:formula="of:=COS([$Autovalores.$E$17]*[$Planilha1.$A56])" office:value-type="float" office:value="-0.809017291549913" calcext:value-type="float">
            <text:p>-0,809017291549913</text:p>
          </table:table-cell>
          <table:table-cell table:formula="of:=COS([$Autovalores.$E$18]*[$Planilha1.$A56])" office:value-type="float" office:value="0.453990021105523" calcext:value-type="float">
            <text:p>0,453990021105523</text:p>
          </table:table-cell>
          <table:table-cell table:formula="of:=COS([$Autovalores.$E$19]*[$Planilha1.$A56])" office:value-type="float" office:value="0.951056692058451" calcext:value-type="float">
            <text:p>0,951056692058451</text:p>
          </table:table-cell>
          <table:table-cell table:formula="of:=COS([$Autovalores.$E$20]*[$Planilha1.$A56])" office:value-type="float" office:value="-0.156433872050385" calcext:value-type="float">
            <text:p>-0,156433872050385</text:p>
          </table:table-cell>
          <table:table-cell table:formula="of:=COS([$Autovalores.$E$21]*[$Planilha1.$A56])" office:value-type="float" office:value="-0.9999999999998" calcext:value-type="float">
            <text:p>-0,9999999999998</text:p>
          </table:table-cell>
          <table:table-cell table:formula="of:=COS([$Autovalores.$E$22]*[$Planilha1.$A56])" office:value-type="float" office:value="-0.15643512044999" calcext:value-type="float">
            <text:p>-0,15643512044999</text:p>
          </table:table-cell>
          <table:table-cell table:formula="of:=COS([$Autovalores.$E$23]*[$Planilha1.$A56])" office:value-type="float" office:value="0.951056301472926" calcext:value-type="float">
            <text:p>0,951056301472926</text:p>
          </table:table-cell>
          <table:table-cell table:formula="of:=COS([$Autovalores.$E$24]*[$Planilha1.$A56])" office:value-type="float" office:value="0.453991147303025" calcext:value-type="float">
            <text:p>0,453991147303025</text:p>
          </table:table-cell>
          <table:table-cell table:formula="of:=COS([$Autovalores.$E$25]*[$Planilha1.$A56])" office:value-type="float" office:value="-0.809016548612112" calcext:value-type="float">
            <text:p>-0,809016548612112</text:p>
          </table:table-cell>
          <table:table-cell table:formula="of:=COS([$Autovalores.$E$26]*[$Planilha1.$A56])" office:value-type="float" office:value="-0.707107339783477" calcext:value-type="float">
            <text:p>-0,707107339783477</text:p>
          </table:table-cell>
          <table:table-cell table:formula="of:=COS([$Autovalores.$E$27]*[$Planilha1.$A56])" office:value-type="float" office:value="0.587784587624391" calcext:value-type="float">
            <text:p>0,587784587624391</text:p>
          </table:table-cell>
          <table:table-cell table:formula="of:=COS([$Autovalores.$E$28]*[$Planilha1.$A56])" office:value-type="float" office:value="0.891006911520808" calcext:value-type="float">
            <text:p>0,891006911520808</text:p>
          </table:table-cell>
          <table:table-cell table:formula="of:=COS([$Autovalores.$E$29]*[$Planilha1.$A56])" office:value-type="float" office:value="-0.309016152905936" calcext:value-type="float">
            <text:p>-0,309016152905936</text:p>
          </table:table-cell>
          <table:table-cell table:formula="of:=COS([$Autovalores.$E$30]*[$Planilha1.$A56])" office:value-type="float" office:value="-0.987688483946851" calcext:value-type="float">
            <text:p>-0,987688483946851</text:p>
          </table:table-cell>
          <table:table-cell table:formula="of:=COS([$Autovalores.$E$31]*[$Planilha1.$A56])" office:value-type="float" office:value="-0.000000947970800401219" calcext:value-type="float">
            <text:p>-9,47970800401219E-07</text:p>
          </table:table-cell>
          <table:table-cell table:formula="of:=COS([$Autovalores.$E$32]*[$Planilha1.$A56])" office:value-type="float" office:value="0.987688187356183" calcext:value-type="float">
            <text:p>0,987688187356183</text:p>
          </table:table-cell>
          <table:table-cell table:formula="of:=COS([$Autovalores.$E$33]*[$Planilha1.$A56])" office:value-type="float" office:value="0.309017956053513" calcext:value-type="float">
            <text:p>0,309017956053513</text:p>
          </table:table-cell>
          <table:table-cell table:formula="of:=COS([$Autovalores.$E$34]*[$Planilha1.$A56])" office:value-type="float" office:value="-0.891006050781176" calcext:value-type="float">
            <text:p>-0,891006050781176</text:p>
          </table:table-cell>
          <table:table-cell table:formula="of:=COS([$Autovalores.$E$35]*[$Planilha1.$A56])" office:value-type="float" office:value="-0.587786121473214" calcext:value-type="float">
            <text:p>-0,587786121473214</text:p>
          </table:table-cell>
          <table:table-cell table:formula="of:=COS([$Autovalores.$E$36]*[$Planilha1.$A56])" office:value-type="float" office:value="0.707105999150103" calcext:value-type="float">
            <text:p>0,707105999150103</text:p>
          </table:table-cell>
        </table:table-row>
        <table:table-row table:style-name="ro1">
          <table:table-cell/>
          <table:table-cell table:formula="of:=COS([$Autovalores.$E$1]*[$Planilha1.$A57])" office:value-type="float" office:value="1" calcext:value-type="float">
            <text:p>1</text:p>
          </table:table-cell>
          <table:table-cell table:formula="of:=COS([$Autovalores.$E$2]*[$Planilha1.$A57])" office:value-type="float" office:value="0.130526224128909" calcext:value-type="float">
            <text:p>0,130526224128909</text:p>
          </table:table-cell>
          <table:table-cell table:formula="of:=COS([$Autovalores.$E$3]*[$Planilha1.$A57])" office:value-type="float" office:value="-0.965925809629299" calcext:value-type="float">
            <text:p>-0,965925809629299</text:p>
          </table:table-cell>
          <table:table-cell table:formula="of:=COS([$Autovalores.$E$4]*[$Planilha1.$A57])" office:value-type="float" office:value="-0.382683521568053" calcext:value-type="float">
            <text:p>-0,382683521568053</text:p>
          </table:table-cell>
          <table:table-cell table:formula="of:=COS([$Autovalores.$E$5]*[$Planilha1.$A57])" office:value-type="float" office:value="0.866025339416036" calcext:value-type="float">
            <text:p>0,866025339416036</text:p>
          </table:table-cell>
          <table:table-cell table:formula="of:=COS([$Autovalores.$E$6]*[$Planilha1.$A57])" office:value-type="float" office:value="0.608761556675918" calcext:value-type="float">
            <text:p>0,608761556675918</text:p>
          </table:table-cell>
          <table:table-cell table:formula="of:=COS([$Autovalores.$E$7]*[$Planilha1.$A57])" office:value-type="float" office:value="-0.707106644640546" calcext:value-type="float">
            <text:p>-0,707106644640546</text:p>
          </table:table-cell>
          <table:table-cell table:formula="of:=COS([$Autovalores.$E$8]*[$Planilha1.$A57])" office:value-type="float" office:value="-0.793353477438703" calcext:value-type="float">
            <text:p>-0,793353477438703</text:p>
          </table:table-cell>
          <table:table-cell table:formula="of:=COS([$Autovalores.$E$9]*[$Planilha1.$A57])" office:value-type="float" office:value="0.49999977702132" calcext:value-type="float">
            <text:p>0,49999977702132</text:p>
          </table:table-cell>
          <table:table-cell table:formula="of:=COS([$Autovalores.$E$10]*[$Planilha1.$A57])" office:value-type="float" office:value="0.923879643358482" calcext:value-type="float">
            <text:p>0,923879643358482</text:p>
          </table:table-cell>
          <table:table-cell table:formula="of:=COS([$Autovalores.$E$11]*[$Planilha1.$A57])" office:value-type="float" office:value="-0.258818734227027" calcext:value-type="float">
            <text:p>-0,258818734227027</text:p>
          </table:table-cell>
          <table:table-cell table:formula="of:=COS([$Autovalores.$E$12]*[$Planilha1.$A57])" office:value-type="float" office:value="-0.991444907583437" calcext:value-type="float">
            <text:p>-0,991444907583437</text:p>
          </table:table-cell>
          <table:table-cell table:formula="of:=COS([$Autovalores.$E$13]*[$Planilha1.$A57])" office:value-type="float" office:value="-0.000000386210376353753" calcext:value-type="float">
            <text:p>-3,86210376353753E-07</text:p>
          </table:table-cell>
          <table:table-cell table:formula="of:=COS([$Autovalores.$E$14]*[$Planilha1.$A57])" office:value-type="float" office:value="0.991444806762273" calcext:value-type="float">
            <text:p>0,991444806762273</text:p>
          </table:table-cell>
          <table:table-cell table:formula="of:=COS([$Autovalores.$E$15]*[$Planilha1.$A57])" office:value-type="float" office:value="0.258819480328166" calcext:value-type="float">
            <text:p>0,258819480328166</text:p>
          </table:table-cell>
          <table:table-cell table:formula="of:=COS([$Autovalores.$E$16]*[$Planilha1.$A57])" office:value-type="float" office:value="-0.923879347765788" calcext:value-type="float">
            <text:p>-0,923879347765788</text:p>
          </table:table-cell>
          <table:table-cell table:formula="of:=COS([$Autovalores.$E$17]*[$Planilha1.$A57])" office:value-type="float" office:value="-0.500000445957261" calcext:value-type="float">
            <text:p>-0,500000445957261</text:p>
          </table:table-cell>
          <table:table-cell table:formula="of:=COS([$Autovalores.$E$18]*[$Planilha1.$A57])" office:value-type="float" office:value="0.793353007218647" calcext:value-type="float">
            <text:p>0,793353007218647</text:p>
          </table:table-cell>
          <table:table-cell table:formula="of:=COS([$Autovalores.$E$19]*[$Planilha1.$A57])" office:value-type="float" office:value="0.70710719082439" calcext:value-type="float">
            <text:p>0,70710719082439</text:p>
          </table:table-cell>
          <table:table-cell table:formula="of:=COS([$Autovalores.$E$20]*[$Planilha1.$A57])" office:value-type="float" office:value="-0.608760943873227" calcext:value-type="float">
            <text:p>-0,608760943873227</text:p>
          </table:table-cell>
          <table:table-cell table:formula="of:=COS([$Autovalores.$E$21]*[$Planilha1.$A57])" office:value-type="float" office:value="-0.866025725626239" calcext:value-type="float">
            <text:p>-0,866025725626239</text:p>
          </table:table-cell>
          <table:table-cell table:formula="of:=COS([$Autovalores.$E$22]*[$Planilha1.$A57])" office:value-type="float" office:value="0.382682807944247" calcext:value-type="float">
            <text:p>0,382682807944247</text:p>
          </table:table-cell>
          <table:table-cell table:formula="of:=COS([$Autovalores.$E$23]*[$Planilha1.$A57])" office:value-type="float" office:value="0.965926009546261" calcext:value-type="float">
            <text:p>0,965926009546261</text:p>
          </table:table-cell>
          <table:table-cell table:formula="of:=COS([$Autovalores.$E$24]*[$Planilha1.$A57])" office:value-type="float" office:value="-0.130525458316289" calcext:value-type="float">
            <text:p>-0,130525458316289</text:p>
          </table:table-cell>
          <table:table-cell table:formula="of:=COS([$Autovalores.$E$25]*[$Planilha1.$A57])" office:value-type="float" office:value="-0.999999999999702" calcext:value-type="float">
            <text:p>-0,999999999999702</text:p>
          </table:table-cell>
          <table:table-cell table:formula="of:=COS([$Autovalores.$E$26]*[$Planilha1.$A57])" office:value-type="float" office:value="-0.130526989941447" calcext:value-type="float">
            <text:p>-0,130526989941447</text:p>
          </table:table-cell>
          <table:table-cell table:formula="of:=COS([$Autovalores.$E$27]*[$Planilha1.$A57])" office:value-type="float" office:value="0.965925609711763" calcext:value-type="float">
            <text:p>0,965925609711763</text:p>
          </table:table-cell>
          <table:table-cell table:formula="of:=COS([$Autovalores.$E$28]*[$Planilha1.$A57])" office:value-type="float" office:value="0.382684235191638" calcext:value-type="float">
            <text:p>0,382684235191638</text:p>
          </table:table-cell>
          <table:table-cell table:formula="of:=COS([$Autovalores.$E$29]*[$Planilha1.$A57])" office:value-type="float" office:value="-0.866024953205316" calcext:value-type="float">
            <text:p>-0,866024953205316</text:p>
          </table:table-cell>
          <table:table-cell table:formula="of:=COS([$Autovalores.$E$30]*[$Planilha1.$A57])" office:value-type="float" office:value="-0.608762169478244" calcext:value-type="float">
            <text:p>-0,608762169478244</text:p>
          </table:table-cell>
          <table:table-cell table:formula="of:=COS([$Autovalores.$E$31]*[$Planilha1.$A57])" office:value-type="float" office:value="0.707106098456278" calcext:value-type="float">
            <text:p>0,707106098456278</text:p>
          </table:table-cell>
          <table:table-cell table:formula="of:=COS([$Autovalores.$E$32]*[$Planilha1.$A57])" office:value-type="float" office:value="0.793353947658287" calcext:value-type="float">
            <text:p>0,793353947658287</text:p>
          </table:table-cell>
          <table:table-cell table:formula="of:=COS([$Autovalores.$E$33]*[$Planilha1.$A57])" office:value-type="float" office:value="-0.49999910808508" calcext:value-type="float">
            <text:p>-0,49999910808508</text:p>
          </table:table-cell>
          <table:table-cell table:formula="of:=COS([$Autovalores.$E$34]*[$Planilha1.$A57])" office:value-type="float" office:value="-0.923879938950621" calcext:value-type="float">
            <text:p>-0,923879938950621</text:p>
          </table:table-cell>
          <table:table-cell table:formula="of:=COS([$Autovalores.$E$35]*[$Planilha1.$A57])" office:value-type="float" office:value="0.25881798812574" calcext:value-type="float">
            <text:p>0,25881798812574</text:p>
          </table:table-cell>
          <table:table-cell table:formula="of:=COS([$Autovalores.$E$36]*[$Planilha1.$A57])" office:value-type="float" office:value="0.99144500840401" calcext:value-type="float">
            <text:p>0,99144500840401</text:p>
          </table:table-cell>
        </table:table-row>
        <table:table-row table:style-name="ro1">
          <table:table-cell/>
          <table:table-cell table:formula="of:=COS([$Autovalores.$E$1]*[$Planilha1.$A58])" office:value-type="float" office:value="1" calcext:value-type="float">
            <text:p>1</text:p>
          </table:table-cell>
          <table:table-cell table:formula="of:=COS([$Autovalores.$E$2]*[$Planilha1.$A58])" office:value-type="float" office:value="0.104528495857501" calcext:value-type="float">
            <text:p>0,104528495857501</text:p>
          </table:table-cell>
          <table:table-cell table:formula="of:=COS([$Autovalores.$E$3]*[$Planilha1.$A58])" office:value-type="float" office:value="-0.978147587107537" calcext:value-type="float">
            <text:p>-0,978147587107537</text:p>
          </table:table-cell>
          <table:table-cell table:formula="of:=COS([$Autovalores.$E$4]*[$Planilha1.$A58])" office:value-type="float" office:value="-0.309017087871489" calcext:value-type="float">
            <text:p>-0,309017087871489</text:p>
          </table:table-cell>
          <table:table-cell table:formula="of:=COS([$Autovalores.$E$5]*[$Planilha1.$A58])" office:value-type="float" office:value="0.913545404328593" calcext:value-type="float">
            <text:p>0,913545404328593</text:p>
          </table:table-cell>
          <table:table-cell table:formula="of:=COS([$Autovalores.$E$6]*[$Planilha1.$A58])" office:value-type="float" office:value="0.500000141895491" calcext:value-type="float">
            <text:p>0,500000141895491</text:p>
          </table:table-cell>
          <table:table-cell table:formula="of:=COS([$Autovalores.$E$7]*[$Planilha1.$A58])" office:value-type="float" office:value="-0.809016878806848" calcext:value-type="float">
            <text:p>-0,809016878806848</text:p>
          </table:table-cell>
          <table:table-cell table:formula="of:=COS([$Autovalores.$E$8]*[$Planilha1.$A58])" office:value-type="float" office:value="-0.66913077682551" calcext:value-type="float">
            <text:p>-0,66913077682551</text:p>
          </table:table-cell>
          <table:table-cell table:formula="of:=COS([$Autovalores.$E$9]*[$Planilha1.$A58])" office:value-type="float" office:value="0.669130411539785" calcext:value-type="float">
            <text:p>0,669130411539785</text:p>
          </table:table-cell>
          <table:table-cell table:formula="of:=COS([$Autovalores.$E$10]*[$Planilha1.$A58])" office:value-type="float" office:value="0.809017167727038" calcext:value-type="float">
            <text:p>0,809017167727038</text:p>
          </table:table-cell>
          <table:table-cell table:formula="of:=COS([$Autovalores.$E$11]*[$Planilha1.$A58])" office:value-type="float" office:value="-0.499999716208979" calcext:value-type="float">
            <text:p>-0,499999716208979</text:p>
          </table:table-cell>
          <table:table-cell table:formula="of:=COS([$Autovalores.$E$12]*[$Planilha1.$A58])" office:value-type="float" office:value="-0.913545604256042" calcext:value-type="float">
            <text:p>-0,913545604256042</text:p>
          </table:table-cell>
          <table:table-cell table:formula="of:=COS([$Autovalores.$E$13]*[$Planilha1.$A58])" office:value-type="float" office:value="0.309016620388749" calcext:value-type="float">
            <text:p>0,309016620388749</text:p>
          </table:table-cell>
          <table:table-cell table:formula="of:=COS([$Autovalores.$E$14]*[$Planilha1.$A58])" office:value-type="float" office:value="0.978147689304449" calcext:value-type="float">
            <text:p>0,978147689304449</text:p>
          </table:table-cell>
          <table:table-cell table:formula="of:=COS([$Autovalores.$E$15]*[$Planilha1.$A58])" office:value-type="float" office:value="-0.104528007009778" calcext:value-type="float">
            <text:p>-0,104528007009778</text:p>
          </table:table-cell>
          <table:table-cell table:formula="of:=COS([$Autovalores.$E$16]*[$Planilha1.$A58])" office:value-type="float" office:value="-0.999999999999879" calcext:value-type="float">
            <text:p>-0,999999999999879</text:p>
          </table:table-cell>
          <table:table-cell table:formula="of:=COS([$Autovalores.$E$17]*[$Planilha1.$A58])" office:value-type="float" office:value="-0.104528984705195" calcext:value-type="float">
            <text:p>-0,104528984705195</text:p>
          </table:table-cell>
          <table:table-cell table:formula="of:=COS([$Autovalores.$E$18]*[$Planilha1.$A58])" office:value-type="float" office:value="0.978147484910388" calcext:value-type="float">
            <text:p>0,978147484910388</text:p>
          </table:table-cell>
          <table:table-cell table:formula="of:=COS([$Autovalores.$E$19]*[$Planilha1.$A58])" office:value-type="float" office:value="0.309017555354158" calcext:value-type="float">
            <text:p>0,309017555354158</text:p>
          </table:table-cell>
          <table:table-cell table:formula="of:=COS([$Autovalores.$E$20]*[$Planilha1.$A58])" office:value-type="float" office:value="-0.913545204400922" calcext:value-type="float">
            <text:p>-0,913545204400922</text:p>
          </table:table-cell>
          <table:table-cell table:formula="of:=COS([$Autovalores.$E$21]*[$Planilha1.$A58])" office:value-type="float" office:value="-0.500000567581881" calcext:value-type="float">
            <text:p>-0,500000567581881</text:p>
          </table:table-cell>
          <table:table-cell table:formula="of:=COS([$Autovalores.$E$22]*[$Planilha1.$A58])" office:value-type="float" office:value="0.809016589886463" calcext:value-type="float">
            <text:p>0,809016589886463</text:p>
          </table:table-cell>
          <table:table-cell table:formula="of:=COS([$Autovalores.$E$23]*[$Planilha1.$A58])" office:value-type="float" office:value="0.669131142111074" calcext:value-type="float">
            <text:p>0,669131142111074</text:p>
          </table:table-cell>
          <table:table-cell table:formula="of:=COS([$Autovalores.$E$24]*[$Planilha1.$A58])" office:value-type="float" office:value="-0.669130046253896" calcext:value-type="float">
            <text:p>-0,669130046253896</text:p>
          </table:table-cell>
          <table:table-cell table:formula="of:=COS([$Autovalores.$E$25]*[$Planilha1.$A58])" office:value-type="float" office:value="-0.809017456647031" calcext:value-type="float">
            <text:p>-0,809017456647031</text:p>
          </table:table-cell>
          <table:table-cell table:formula="of:=COS([$Autovalores.$E$26]*[$Planilha1.$A58])" office:value-type="float" office:value="0.499999290522349" calcext:value-type="float">
            <text:p>0,499999290522349</text:p>
          </table:table-cell>
          <table:table-cell table:formula="of:=COS([$Autovalores.$E$27]*[$Planilha1.$A58])" office:value-type="float" office:value="0.913545804183267" calcext:value-type="float">
            <text:p>0,913545804183267</text:p>
          </table:table-cell>
          <table:table-cell table:formula="of:=COS([$Autovalores.$E$28]*[$Planilha1.$A58])" office:value-type="float" office:value="-0.30901615290593" calcext:value-type="float">
            <text:p>-0,30901615290593</text:p>
          </table:table-cell>
          <table:table-cell table:formula="of:=COS([$Autovalores.$E$29]*[$Planilha1.$A58])" office:value-type="float" office:value="-0.978147791501128" calcext:value-type="float">
            <text:p>-0,978147791501128</text:p>
          </table:table-cell>
          <table:table-cell table:formula="of:=COS([$Autovalores.$E$30]*[$Planilha1.$A58])" office:value-type="float" office:value="0.104527518162035" calcext:value-type="float">
            <text:p>0,104527518162035</text:p>
          </table:table-cell>
          <table:table-cell table:formula="of:=COS([$Autovalores.$E$31]*[$Planilha1.$A58])" office:value-type="float" office:value="0.999999999999517" calcext:value-type="float">
            <text:p>0,999999999999517</text:p>
          </table:table-cell>
          <table:table-cell table:formula="of:=COS([$Autovalores.$E$32]*[$Planilha1.$A58])" office:value-type="float" office:value="0.104529473552869" calcext:value-type="float">
            <text:p>0,104529473552869</text:p>
          </table:table-cell>
          <table:table-cell table:formula="of:=COS([$Autovalores.$E$33]*[$Planilha1.$A58])" office:value-type="float" office:value="-0.978147382713002" calcext:value-type="float">
            <text:p>-0,978147382713002</text:p>
          </table:table-cell>
          <table:table-cell table:formula="of:=COS([$Autovalores.$E$34]*[$Planilha1.$A58])" office:value-type="float" office:value="-0.309018022836747" calcext:value-type="float">
            <text:p>-0,309018022836747</text:p>
          </table:table-cell>
          <table:table-cell table:formula="of:=COS([$Autovalores.$E$35]*[$Planilha1.$A58])" office:value-type="float" office:value="0.913545004473036" calcext:value-type="float">
            <text:p>0,913545004473036</text:p>
          </table:table-cell>
          <table:table-cell table:formula="of:=COS([$Autovalores.$E$36]*[$Planilha1.$A58])" office:value-type="float" office:value="0.50000099326815" calcext:value-type="float">
            <text:p>0,50000099326815</text:p>
          </table:table-cell>
        </table:table-row>
        <table:table-row table:style-name="ro1">
          <table:table-cell/>
          <table:table-cell table:formula="of:=COS([$Autovalores.$E$1]*[$Planilha1.$A59])" office:value-type="float" office:value="1" calcext:value-type="float">
            <text:p>1</text:p>
          </table:table-cell>
          <table:table-cell table:formula="of:=COS([$Autovalores.$E$2]*[$Planilha1.$A59])" office:value-type="float" office:value="0.0784591289795568" calcext:value-type="float">
            <text:p>0,078459128979557</text:p>
          </table:table-cell>
          <table:table-cell table:formula="of:=COS([$Autovalores.$E$3]*[$Planilha1.$A59])" office:value-type="float" office:value="-0.987688330159539" calcext:value-type="float">
            <text:p>-0,987688330159539</text:p>
          </table:table-cell>
          <table:table-cell table:formula="of:=COS([$Autovalores.$E$4]*[$Planilha1.$A59])" office:value-type="float" office:value="-0.233445461154738" calcext:value-type="float">
            <text:p>-0,233445461154738</text:p>
          </table:table-cell>
          <table:table-cell table:formula="of:=COS([$Autovalores.$E$5]*[$Planilha1.$A59])" office:value-type="float" office:value="0.951056475066675" calcext:value-type="float">
            <text:p>0,951056475066675</text:p>
          </table:table-cell>
          <table:table-cell table:formula="of:=COS([$Autovalores.$E$6]*[$Planilha1.$A59])" office:value-type="float" office:value="0.382683586442936" calcext:value-type="float">
            <text:p>0,382683586442936</text:p>
          </table:table-cell>
          <table:table-cell table:formula="of:=COS([$Autovalores.$E$7]*[$Planilha1.$A59])" office:value-type="float" office:value="-0.891006433332504" calcext:value-type="float">
            <text:p>-0,891006433332504</text:p>
          </table:table-cell>
          <table:table-cell table:formula="of:=COS([$Autovalores.$E$8]*[$Planilha1.$A59])" office:value-type="float" office:value="-0.522498763791837" calcext:value-type="float">
            <text:p>-0,522498763791837</text:p>
          </table:table-cell>
          <table:table-cell table:formula="of:=COS([$Autovalores.$E$9]*[$Planilha1.$A59])" office:value-type="float" office:value="0.809016837532499" calcext:value-type="float">
            <text:p>0,809016837532499</text:p>
          </table:table-cell>
          <table:table-cell table:formula="of:=COS([$Autovalores.$E$10]*[$Planilha1.$A59])" office:value-type="float" office:value="0.649448276597026" calcext:value-type="float">
            <text:p>0,649448276597026</text:p>
          </table:table-cell>
          <table:table-cell table:formula="of:=COS([$Autovalores.$E$11]*[$Planilha1.$A59])" office:value-type="float" office:value="-0.707106545334344" calcext:value-type="float">
            <text:p>-0,707106545334344</text:p>
          </table:table-cell>
          <table:table-cell table:formula="of:=COS([$Autovalores.$E$12]*[$Planilha1.$A59])" office:value-type="float" office:value="-0.760406203882379" calcext:value-type="float">
            <text:p>-0,760406203882379</text:p>
          </table:table-cell>
          <table:table-cell table:formula="of:=COS([$Autovalores.$E$13]*[$Planilha1.$A59])" office:value-type="float" office:value="0.587784928479818" calcext:value-type="float">
            <text:p>0,587784928479818</text:p>
          </table:table-cell>
          <table:table-cell table:formula="of:=COS([$Autovalores.$E$14]*[$Planilha1.$A59])" office:value-type="float" office:value="0.852640390914054" calcext:value-type="float">
            <text:p>0,852640390914054</text:p>
          </table:table-cell>
          <table:table-cell table:formula="of:=COS([$Autovalores.$E$15]*[$Planilha1.$A59])" office:value-type="float" office:value="-0.453990083672005" calcext:value-type="float">
            <text:p>-0,453990083672005</text:p>
          </table:table-cell>
          <table:table-cell table:formula="of:=COS([$Autovalores.$E$16]*[$Planilha1.$A59])" office:value-type="float" office:value="-0.923879723974578" calcext:value-type="float">
            <text:p>-0,923879723974578</text:p>
          </table:table-cell>
          <table:table-cell table:formula="of:=COS([$Autovalores.$E$17]*[$Planilha1.$A59])" office:value-type="float" office:value="0.309016486822172" calcext:value-type="float">
            <text:p>0,309016486822172</text:p>
          </table:table-cell>
          <table:table-cell table:formula="of:=COS([$Autovalores.$E$18]*[$Planilha1.$A59])" office:value-type="float" office:value="0.972370052767358" calcext:value-type="float">
            <text:p>0,972370052767358</text:p>
          </table:table-cell>
          <table:table-cell table:formula="of:=COS([$Autovalores.$E$19]*[$Planilha1.$A59])" office:value-type="float" office:value="-0.156433872050305" calcext:value-type="float">
            <text:p>-0,156433872050305</text:p>
          </table:table-cell>
          <table:table-cell table:formula="of:=COS([$Autovalores.$E$20]*[$Planilha1.$A59])" office:value-type="float" office:value="-0.996917383455291" calcext:value-type="float">
            <text:p>-0,996917383455291</text:p>
          </table:table-cell>
          <table:table-cell table:formula="of:=COS([$Autovalores.$E$21]*[$Planilha1.$A59])" office:value-type="float" office:value="-0.000000667090659431786" calcext:value-type="float">
            <text:p>-6,67090659431786E-07</text:p>
          </table:table-cell>
          <table:table-cell table:formula="of:=COS([$Autovalores.$E$22]*[$Planilha1.$A59])" office:value-type="float" office:value="0.996917278776587" calcext:value-type="float">
            <text:p>0,996917278776587</text:p>
          </table:table-cell>
          <table:table-cell table:formula="of:=COS([$Autovalores.$E$23]*[$Planilha1.$A59])" office:value-type="float" office:value="0.15643518980562" calcext:value-type="float">
            <text:p>0,15643518980562</text:p>
          </table:table-cell>
          <table:table-cell table:formula="of:=COS([$Autovalores.$E$24]*[$Planilha1.$A59])" office:value-type="float" office:value="-0.972369741308786" calcext:value-type="float">
            <text:p>-0,972369741308786</text:p>
          </table:table-cell>
          <table:table-cell table:formula="of:=COS([$Autovalores.$E$25]*[$Planilha1.$A59])" office:value-type="float" office:value="-0.309017755703951" calcext:value-type="float">
            <text:p>-0,309017755703951</text:p>
          </table:table-cell>
          <table:table-cell table:formula="of:=COS([$Autovalores.$E$26]*[$Planilha1.$A59])" office:value-type="float" office:value="0.923879213405289" calcext:value-type="float">
            <text:p>0,923879213405289</text:p>
          </table:table-cell>
          <table:table-cell table:formula="of:=COS([$Autovalores.$E$27]*[$Planilha1.$A59])" office:value-type="float" office:value="0.45399127243614" calcext:value-type="float">
            <text:p>0,45399127243614</text:p>
          </table:table-cell>
          <table:table-cell table:formula="of:=COS([$Autovalores.$E$28]*[$Planilha1.$A59])" office:value-type="float" office:value="-0.852639693805964" calcext:value-type="float">
            <text:p>-0,852639693805964</text:p>
          </table:table-cell>
          <table:table-cell table:formula="of:=COS([$Autovalores.$E$29]*[$Planilha1.$A59])" office:value-type="float" office:value="-0.587786007854972" calcext:value-type="float">
            <text:p>-0,587786007854972</text:p>
          </table:table-cell>
          <table:table-cell table:formula="of:=COS([$Autovalores.$E$30]*[$Planilha1.$A59])" office:value-type="float" office:value="0.760405337400623" calcext:value-type="float">
            <text:p>0,760405337400623</text:p>
          </table:table-cell>
          <table:table-cell table:formula="of:=COS([$Autovalores.$E$31]*[$Planilha1.$A59])" office:value-type="float" office:value="0.707107488742686" calcext:value-type="float">
            <text:p>0,707107488742686</text:p>
          </table:table-cell>
          <table:table-cell table:formula="of:=COS([$Autovalores.$E$32]*[$Planilha1.$A59])" office:value-type="float" office:value="-0.649447262077276" calcext:value-type="float">
            <text:p>-0,649447262077276</text:p>
          </table:table-cell>
          <table:table-cell table:formula="of:=COS([$Autovalores.$E$33]*[$Planilha1.$A59])" office:value-type="float" office:value="-0.809017621744165" calcext:value-type="float">
            <text:p>-0,809017621744165</text:p>
          </table:table-cell>
          <table:table-cell table:formula="of:=COS([$Autovalores.$E$34]*[$Planilha1.$A59])" office:value-type="float" office:value="0.52249762621496" calcext:value-type="float">
            <text:p>0,52249762621496</text:p>
          </table:table-cell>
          <table:table-cell table:formula="of:=COS([$Autovalores.$E$35]*[$Planilha1.$A59])" office:value-type="float" office:value="0.89100703903759" calcext:value-type="float">
            <text:p>0,89100703903759</text:p>
          </table:table-cell>
          <table:table-cell table:formula="of:=COS([$Autovalores.$E$36]*[$Planilha1.$A59])" office:value-type="float" office:value="-0.382682353819872" calcext:value-type="float">
            <text:p>-0,382682353819872</text:p>
          </table:table-cell>
        </table:table-row>
        <table:table-row table:style-name="ro1">
          <table:table-cell/>
          <table:table-cell table:formula="of:=COS([$Autovalores.$E$1]*[$Planilha1.$A60])" office:value-type="float" office:value="1" calcext:value-type="float">
            <text:p>1</text:p>
          </table:table-cell>
          <table:table-cell table:formula="of:=COS([$Autovalores.$E$2]*[$Planilha1.$A60])" office:value-type="float" office:value="0.0523359901361269" calcext:value-type="float">
            <text:p>0,052335990136127</text:p>
          </table:table-cell>
          <table:table-cell table:formula="of:=COS([$Autovalores.$E$3]*[$Planilha1.$A60])" office:value-type="float" office:value="-0.994521888272942" calcext:value-type="float">
            <text:p>-0,994521888272942</text:p>
          </table:table-cell>
          <table:table-cell table:formula="of:=COS([$Autovalores.$E$4]*[$Planilha1.$A60])" office:value-type="float" office:value="-0.156434565605757" calcext:value-type="float">
            <text:p>-0,156434565605757</text:p>
          </table:table-cell>
          <table:table-cell table:formula="of:=COS([$Autovalores.$E$5]*[$Planilha1.$A60])" office:value-type="float" office:value="0.978147572507958" calcext:value-type="float">
            <text:p>0,978147572507958</text:p>
          </table:table-cell>
          <table:table-cell table:formula="of:=COS([$Autovalores.$E$6]*[$Planilha1.$A60])" office:value-type="float" office:value="0.258819209018663" calcext:value-type="float">
            <text:p>0,258819209018663</text:p>
          </table:table-cell>
          <table:table-cell table:formula="of:=COS([$Autovalores.$E$7]*[$Planilha1.$A60])" office:value-type="float" office:value="-0.951056453367476" calcext:value-type="float">
            <text:p>-0,951056453367476</text:p>
          </table:table-cell>
          <table:table-cell table:formula="of:=COS([$Autovalores.$E$8]*[$Planilha1.$A60])" office:value-type="float" office:value="-0.358368171343344" calcext:value-type="float">
            <text:p>-0,358368171343344</text:p>
          </table:table-cell>
          <table:table-cell table:formula="of:=COS([$Autovalores.$E$9]*[$Planilha1.$A60])" office:value-type="float" office:value="0.913545347206422" calcext:value-type="float">
            <text:p>0,913545347206422</text:p>
          </table:table-cell>
          <table:table-cell table:formula="of:=COS([$Autovalores.$E$10]*[$Planilha1.$A60])" office:value-type="float" office:value="0.453990771903943" calcext:value-type="float">
            <text:p>0,453990771903943</text:p>
          </table:table-cell>
          <table:table-cell table:formula="of:=COS([$Autovalores.$E$11]*[$Planilha1.$A60])" office:value-type="float" office:value="-0.866025234085907" calcext:value-type="float">
            <text:p>-0,866025234085907</text:p>
          </table:table-cell>
          <table:table-cell table:formula="of:=COS([$Autovalores.$E$12]*[$Planilha1.$A60])" office:value-type="float" office:value="-0.544639348121458" calcext:value-type="float">
            <text:p>-0,544639348121458</text:p>
          </table:table-cell>
          <table:table-cell table:formula="of:=COS([$Autovalores.$E$13]*[$Planilha1.$A60])" office:value-type="float" office:value="0.809016754983846" calcext:value-type="float">
            <text:p>0,809016754983846</text:p>
          </table:table-cell>
          <table:table-cell table:formula="of:=COS([$Autovalores.$E$14]*[$Planilha1.$A60])" office:value-type="float" office:value="0.629320733939049" calcext:value-type="float">
            <text:p>0,629320733939049</text:p>
          </table:table-cell>
          <table:table-cell table:formula="of:=COS([$Autovalores.$E$15]*[$Planilha1.$A60])" office:value-type="float" office:value="-0.743144507536056" calcext:value-type="float">
            <text:p>-0,743144507536056</text:p>
          </table:table-cell>
          <table:table-cell table:formula="of:=COS([$Autovalores.$E$16]*[$Planilha1.$A60])" office:value-type="float" office:value="-0.707107141171296" calcext:value-type="float">
            <text:p>-0,707107141171296</text:p>
          </table:table-cell>
          <table:table-cell table:formula="of:=COS([$Autovalores.$E$17]*[$Planilha1.$A60])" office:value-type="float" office:value="0.669130202805005" calcext:value-type="float">
            <text:p>0,669130202805005</text:p>
          </table:table-cell>
          <table:table-cell table:formula="of:=COS([$Autovalores.$E$18]*[$Planilha1.$A60])" office:value-type="float" office:value="0.77714632455887" calcext:value-type="float">
            <text:p>0,77714632455887</text:p>
          </table:table-cell>
          <table:table-cell table:formula="of:=COS([$Autovalores.$E$19]*[$Planilha1.$A60])" office:value-type="float" office:value="-0.587784758052125" calcext:value-type="float">
            <text:p>-0,587784758052125</text:p>
          </table:table-cell>
          <table:table-cell table:formula="of:=COS([$Autovalores.$E$20]*[$Planilha1.$A60])" office:value-type="float" office:value="-0.838670919158037" calcext:value-type="float">
            <text:p>-0,838670919158037</text:p>
          </table:table-cell>
          <table:table-cell table:formula="of:=COS([$Autovalores.$E$21]*[$Planilha1.$A60])" office:value-type="float" office:value="0.499999412147099" calcext:value-type="float">
            <text:p>0,499999412147099</text:p>
          </table:table-cell>
          <table:table-cell table:formula="of:=COS([$Autovalores.$E$22]*[$Planilha1.$A60])" office:value-type="float" office:value="0.891006847762435" calcext:value-type="float">
            <text:p>0,891006847762435</text:p>
          </table:table-cell>
          <table:table-cell table:formula="of:=COS([$Autovalores.$E$23]*[$Planilha1.$A60])" office:value-type="float" office:value="-0.406735960955668" calcext:value-type="float">
            <text:p>-0,406735960955668</text:p>
          </table:table-cell>
          <table:table-cell table:formula="of:=COS([$Autovalores.$E$24]*[$Planilha1.$A60])" office:value-type="float" office:value="-0.933580706243604" calcext:value-type="float">
            <text:p>-0,933580706243604</text:p>
          </table:table-cell>
          <table:table-cell table:formula="of:=COS([$Autovalores.$E$25]*[$Planilha1.$A60])" office:value-type="float" office:value="0.309016219689184" calcext:value-type="float">
            <text:p>0,309016219689184</text:p>
          </table:table-cell>
          <table:table-cell table:formula="of:=COS([$Autovalores.$E$26]*[$Planilha1.$A60])" office:value-type="float" office:value="0.965926045894715" calcext:value-type="float">
            <text:p>0,965926045894715</text:p>
          </table:table-cell>
          <table:table-cell table:formula="of:=COS([$Autovalores.$E$27]*[$Planilha1.$A60])" office:value-type="float" office:value="-0.207910827668834" calcext:value-type="float">
            <text:p>-0,207910827668834</text:p>
          </table:table-cell>
          <table:table-cell table:formula="of:=COS([$Autovalores.$E$28]*[$Planilha1.$A60])" office:value-type="float" office:value="-0.987688483946856" calcext:value-type="float">
            <text:p>-0,987688483946856</text:p>
          </table:table-cell>
          <table:table-cell table:formula="of:=COS([$Autovalores.$E$29]*[$Planilha1.$A60])" office:value-type="float" office:value="0.104527518162014" calcext:value-type="float">
            <text:p>0,104527518162014</text:p>
          </table:table-cell>
          <table:table-cell table:formula="of:=COS([$Autovalores.$E$30]*[$Planilha1.$A60])" office:value-type="float" office:value="0.998629586265818" calcext:value-type="float">
            <text:p>0,998629586265818</text:p>
          </table:table-cell>
          <table:table-cell table:formula="of:=COS([$Autovalores.$E$31]*[$Planilha1.$A60])" office:value-type="float" office:value="0.00000101819088626974" calcext:value-type="float">
            <text:p>1,01819088626974E-06</text:p>
          </table:table-cell>
          <table:table-cell table:formula="of:=COS([$Autovalores.$E$32]*[$Planilha1.$A60])" office:value-type="float" office:value="-0.998629479689761" calcext:value-type="float">
            <text:p>-0,998629479689761</text:p>
          </table:table-cell>
          <table:table-cell table:formula="of:=COS([$Autovalores.$E$33]*[$Planilha1.$A60])" office:value-type="float" office:value="-0.104529543388267" calcext:value-type="float">
            <text:p>-0,104529543388267</text:p>
          </table:table-cell>
          <table:table-cell table:formula="of:=COS([$Autovalores.$E$34]*[$Planilha1.$A60])" office:value-type="float" office:value="0.987688165386357" calcext:value-type="float">
            <text:p>0,987688165386357</text:p>
          </table:table-cell>
          <table:table-cell table:formula="of:=COS([$Autovalores.$E$35]*[$Planilha1.$A60])" office:value-type="float" office:value="0.207912819550722" calcext:value-type="float">
            <text:p>0,207912819550722</text:p>
          </table:table-cell>
          <table:table-cell table:formula="of:=COS([$Autovalores.$E$36]*[$Planilha1.$A60])" office:value-type="float" office:value="-0.965925518839993" calcext:value-type="float">
            <text:p>-0,965925518839993</text:p>
          </table:table-cell>
        </table:table-row>
        <table:table-row table:style-name="ro1">
          <table:table-cell/>
          <table:table-cell table:formula="of:=COS([$Autovalores.$E$1]*[$Planilha1.$A61])" office:value-type="float" office:value="1" calcext:value-type="float">
            <text:p>1</text:p>
          </table:table-cell>
          <table:table-cell table:formula="of:=COS([$Autovalores.$E$2]*[$Planilha1.$A61])" office:value-type="float" office:value="0.0261769828209097" calcext:value-type="float">
            <text:p>0,02617698282091</text:p>
          </table:table-cell>
          <table:table-cell table:formula="of:=COS([$Autovalores.$E$3]*[$Planilha1.$A61])" office:value-type="float" office:value="-0.998629531140788" calcext:value-type="float">
            <text:p>-0,998629531140788</text:p>
          </table:table-cell>
          <table:table-cell table:formula="of:=COS([$Autovalores.$E$4]*[$Planilha1.$A61])" office:value-type="float" office:value="-0.0784591989831614" calcext:value-type="float">
            <text:p>-0,078459198983162</text:p>
          </table:table-cell>
          <table:table-cell table:formula="of:=COS([$Autovalores.$E$5]*[$Planilha1.$A61])" office:value-type="float" office:value="0.994521880932938" calcext:value-type="float">
            <text:p>0,994521880932938</text:p>
          </table:table-cell>
          <table:table-cell table:formula="of:=COS([$Autovalores.$E$6]*[$Planilha1.$A61])" office:value-type="float" office:value="0.130526363367563" calcext:value-type="float">
            <text:p>0,130526363367563</text:p>
          </table:table-cell>
          <table:table-cell table:formula="of:=COS([$Autovalores.$E$7]*[$Planilha1.$A61])" office:value-type="float" office:value="-0.987688308189841" calcext:value-type="float">
            <text:p>-0,987688308189841</text:p>
          </table:table-cell>
          <table:table-cell table:formula="of:=COS([$Autovalores.$E$8]*[$Planilha1.$A61])" office:value-type="float" office:value="-0.182235763119362" calcext:value-type="float">
            <text:p>-0,182235763119362</text:p>
          </table:table-cell>
          <table:table-cell table:formula="of:=COS([$Autovalores.$E$9]*[$Planilha1.$A61])" office:value-type="float" office:value="0.97814754330878" calcext:value-type="float">
            <text:p>0,97814754330878</text:p>
          </table:table-cell>
          <table:table-cell table:formula="of:=COS([$Autovalores.$E$10]*[$Planilha1.$A61])" office:value-type="float" office:value="0.233445665994378" calcext:value-type="float">
            <text:p>0,233445665994378</text:p>
          </table:table-cell>
          <table:table-cell table:formula="of:=COS([$Autovalores.$E$11]*[$Planilha1.$A61])" office:value-type="float" office:value="-0.965925736932078" calcext:value-type="float">
            <text:p>-0,965925736932078</text:p>
          </table:table-cell>
          <table:table-cell table:formula="of:=COS([$Autovalores.$E$12]*[$Planilha1.$A61])" office:value-type="float" office:value="-0.284015708838273" calcext:value-type="float">
            <text:p>-0,284015708838273</text:p>
          </table:table-cell>
          <table:table-cell table:formula="of:=COS([$Autovalores.$E$13]*[$Planilha1.$A61])" office:value-type="float" office:value="0.951056388269822" calcext:value-type="float">
            <text:p>0,951056388269822</text:p>
          </table:table-cell>
          <table:table-cell table:formula="of:=COS([$Autovalores.$E$14]*[$Planilha1.$A61])" office:value-type="float" office:value="0.33380728231318" calcext:value-type="float">
            <text:p>0,33380728231318</text:p>
          </table:table-cell>
          <table:table-cell table:formula="of:=COS([$Autovalores.$E$15]*[$Planilha1.$A61])" office:value-type="float" office:value="-0.933580253280608" calcext:value-type="float">
            <text:p>-0,933580253280608</text:p>
          </table:table-cell>
          <table:table-cell table:formula="of:=COS([$Autovalores.$E$16]*[$Planilha1.$A61])" office:value-type="float" office:value="-0.382683910817316" calcext:value-type="float">
            <text:p>-0,382683910817316</text:p>
          </table:table-cell>
          <table:table-cell table:formula="of:=COS([$Autovalores.$E$17]*[$Planilha1.$A61])" office:value-type="float" office:value="0.913545232962003" calcext:value-type="float">
            <text:p>0,913545232962003</text:p>
          </table:table-cell>
          <table:table-cell table:formula="of:=COS([$Autovalores.$E$18]*[$Planilha1.$A61])" office:value-type="float" office:value="0.430511626556055" calcext:value-type="float">
            <text:p>0,430511626556055</text:p>
          </table:table-cell>
          <table:table-cell table:formula="of:=COS([$Autovalores.$E$19]*[$Planilha1.$A61])" office:value-type="float" office:value="-0.891006242056882" calcext:value-type="float">
            <text:p>-0,891006242056882</text:p>
          </table:table-cell>
          <table:table-cell table:formula="of:=COS([$Autovalores.$E$20]*[$Planilha1.$A61])" office:value-type="float" office:value="-0.477159336739353" calcext:value-type="float">
            <text:p>-0,477159336739353</text:p>
          </table:table-cell>
          <table:table-cell table:formula="of:=COS([$Autovalores.$E$21]*[$Planilha1.$A61])" office:value-type="float" office:value="0.866025058535556" calcext:value-type="float">
            <text:p>0,866025058535556</text:p>
          </table:table-cell>
          <table:table-cell table:formula="of:=COS([$Autovalores.$E$22]*[$Planilha1.$A61])" office:value-type="float" office:value="0.522499182898874" calcext:value-type="float">
            <text:p>0,522499182898874</text:p>
          </table:table-cell>
          <table:table-cell table:formula="of:=COS([$Autovalores.$E$23]*[$Planilha1.$A61])" office:value-type="float" office:value="-0.838670154266186" calcext:value-type="float">
            <text:p>-0,838670154266186</text:p>
          </table:table-cell>
          <table:table-cell table:formula="of:=COS([$Autovalores.$E$24]*[$Planilha1.$A61])" office:value-type="float" office:value="-0.566406891340147" calcext:value-type="float">
            <text:p>-0,566406891340147</text:p>
          </table:table-cell>
          <table:table-cell table:formula="of:=COS([$Autovalores.$E$25]*[$Planilha1.$A61])" office:value-type="float" office:value="0.809016507337677" calcext:value-type="float">
            <text:p>0,809016507337677</text:p>
          </table:table-cell>
          <table:table-cell table:formula="of:=COS([$Autovalores.$E$26]*[$Planilha1.$A61])" office:value-type="float" office:value="0.608762113768971" calcext:value-type="float">
            <text:p>0,608762113768971</text:p>
          </table:table-cell>
          <table:table-cell table:formula="of:=COS([$Autovalores.$E$27]*[$Planilha1.$A61])" office:value-type="float" office:value="-0.777145396549378" calcext:value-type="float">
            <text:p>-0,777145396549378</text:p>
          </table:table-cell>
          <table:table-cell table:formula="of:=COS([$Autovalores.$E$28]*[$Planilha1.$A61])" office:value-type="float" office:value="-0.649448757158617" calcext:value-type="float">
            <text:p>-0,649448757158617</text:p>
          </table:table-cell>
          <table:table-cell table:formula="of:=COS([$Autovalores.$E$29]*[$Planilha1.$A61])" office:value-type="float" office:value="0.743144178630968" calcext:value-type="float">
            <text:p>0,743144178630968</text:p>
          </table:table-cell>
          <table:table-cell table:formula="of:=COS([$Autovalores.$E$30]*[$Planilha1.$A61])" office:value-type="float" office:value="0.688355301953577" calcext:value-type="float">
            <text:p>0,688355301953577</text:p>
          </table:table-cell>
          <table:table-cell table:formula="of:=COS([$Autovalores.$E$31]*[$Planilha1.$A61])" office:value-type="float" office:value="-0.707106048803129" calcext:value-type="float">
            <text:p>-0,707106048803129</text:p>
          </table:table-cell>
          <table:table-cell table:formula="of:=COS([$Autovalores.$E$32]*[$Planilha1.$A61])" office:value-type="float" office:value="-0.72537510773774" calcext:value-type="float">
            <text:p>-0,72537510773774</text:p>
          </table:table-cell>
          <table:table-cell table:formula="of:=COS([$Autovalores.$E$33]*[$Planilha1.$A61])" office:value-type="float" office:value="0.6691297853352" calcext:value-type="float">
            <text:p>0,6691297853352</text:p>
          </table:table-cell>
          <table:table-cell table:formula="of:=COS([$Autovalores.$E$34]*[$Planilha1.$A61])" office:value-type="float" office:value="0.760406705529094" calcext:value-type="float">
            <text:p>0,760406705529094</text:p>
          </table:table-cell>
          <table:table-cell table:formula="of:=COS([$Autovalores.$E$35]*[$Planilha1.$A61])" office:value-type="float" office:value="-0.629319478800119" calcext:value-type="float">
            <text:p>-0,629319478800119</text:p>
          </table:table-cell>
          <table:table-cell table:formula="of:=COS([$Autovalores.$E$36]*[$Planilha1.$A61])" office:value-type="float" office:value="-0.793354075899929" calcext:value-type="float">
            <text:p>-0,793354075899929</text:p>
          </table:table-cell>
        </table:table-row>
        <table:table-row table:style-name="ro1">
          <table:table-cell/>
          <table:table-cell table:formula="of:=COS([$Autovalores.$E$1]*[$Planilha1.$A62])" office:value-type="float" office:value="1" calcext:value-type="float">
            <text:p>1</text:p>
          </table:table-cell>
          <table:table-cell table:formula="of:=COS([$Autovalores.$E$2]*[$Planilha1.$A62])" office:value-type="float" office:value="0.0000000351100311659116" calcext:value-type="float">
            <text:p>3,51100311659116E-08</text:p>
          </table:table-cell>
          <table:table-cell table:formula="of:=COS([$Autovalores.$E$3]*[$Planilha1.$A62])" office:value-type="float" office:value="-0.999999999999998" calcext:value-type="float">
            <text:p>-0,999999999999998</text:p>
          </table:table-cell>
          <table:table-cell table:formula="of:=COS([$Autovalores.$E$4]*[$Planilha1.$A62])" office:value-type="float" office:value="-0.000000105330094163868" calcext:value-type="float">
            <text:p>-1,05330094163868E-07</text:p>
          </table:table-cell>
          <table:table-cell table:formula="of:=COS([$Autovalores.$E$5]*[$Planilha1.$A62])" office:value-type="float" office:value="0.99999999999999" calcext:value-type="float">
            <text:p>0,99999999999999</text:p>
          </table:table-cell>
          <table:table-cell table:formula="of:=COS([$Autovalores.$E$6]*[$Planilha1.$A62])" office:value-type="float" office:value="0.00000017555015693978" calcext:value-type="float">
            <text:p>1,7555015693978E-07</text:p>
          </table:table-cell>
          <table:table-cell table:formula="of:=COS([$Autovalores.$E$7]*[$Planilha1.$A62])" office:value-type="float" office:value="-0.999999999999978" calcext:value-type="float">
            <text:p>-0,999999999999978</text:p>
          </table:table-cell>
          <table:table-cell table:formula="of:=COS([$Autovalores.$E$8]*[$Planilha1.$A62])" office:value-type="float" office:value="-0.000000245770218827512" calcext:value-type="float">
            <text:p>-2,45770218827512E-07</text:p>
          </table:table-cell>
          <table:table-cell table:formula="of:=COS([$Autovalores.$E$9]*[$Planilha1.$A62])" office:value-type="float" office:value="0.999999999999961" calcext:value-type="float">
            <text:p>0,999999999999961</text:p>
          </table:table-cell>
          <table:table-cell table:formula="of:=COS([$Autovalores.$E$10]*[$Planilha1.$A62])" office:value-type="float" office:value="0.000000315990281603422" calcext:value-type="float">
            <text:p>3,15990281603422E-07</text:p>
          </table:table-cell>
          <table:table-cell table:formula="of:=COS([$Autovalores.$E$11]*[$Planilha1.$A62])" office:value-type="float" office:value="-0.999999999999938" calcext:value-type="float">
            <text:p>-0,999999999999938</text:p>
          </table:table-cell>
          <table:table-cell table:formula="of:=COS([$Autovalores.$E$12]*[$Planilha1.$A62])" office:value-type="float" office:value="-0.00000038621034437933" calcext:value-type="float">
            <text:p>-3,8621034437933E-07</text:p>
          </table:table-cell>
          <table:table-cell table:formula="of:=COS([$Autovalores.$E$13]*[$Planilha1.$A62])" office:value-type="float" office:value="0.999999999999911" calcext:value-type="float">
            <text:p>0,999999999999911</text:p>
          </table:table-cell>
          <table:table-cell table:formula="of:=COS([$Autovalores.$E$14]*[$Planilha1.$A62])" office:value-type="float" office:value="0.000000456430405378879" calcext:value-type="float">
            <text:p>4,56430405378879E-07</text:p>
          </table:table-cell>
          <table:table-cell table:formula="of:=COS([$Autovalores.$E$15]*[$Planilha1.$A62])" office:value-type="float" office:value="-0.999999999999879" calcext:value-type="float">
            <text:p>-0,999999999999879</text:p>
          </table:table-cell>
          <table:table-cell table:formula="of:=COS([$Autovalores.$E$16]*[$Planilha1.$A62])" office:value-type="float" office:value="-0.00000052665046993114" calcext:value-type="float">
            <text:p>-5,2665046993114E-07</text:p>
          </table:table-cell>
          <table:table-cell table:formula="of:=COS([$Autovalores.$E$17]*[$Planilha1.$A62])" office:value-type="float" office:value="0.999999999999842" calcext:value-type="float">
            <text:p>0,999999999999842</text:p>
          </table:table-cell>
          <table:table-cell table:formula="of:=COS([$Autovalores.$E$18]*[$Planilha1.$A62])" office:value-type="float" office:value="0.000000596870527377971" calcext:value-type="float">
            <text:p>5,96870527377971E-07</text:p>
          </table:table-cell>
          <table:table-cell table:formula="of:=COS([$Autovalores.$E$19]*[$Planilha1.$A62])" office:value-type="float" office:value="-0.9999999999998" calcext:value-type="float">
            <text:p>-0,9999999999998</text:p>
          </table:table-cell>
          <table:table-cell table:formula="of:=COS([$Autovalores.$E$20]*[$Planilha1.$A62])" office:value-type="float" office:value="-0.00000066709059548294" calcext:value-type="float">
            <text:p>-6,6709059548294E-07</text:p>
          </table:table-cell>
          <table:table-cell table:formula="of:=COS([$Autovalores.$E$21]*[$Planilha1.$A62])" office:value-type="float" office:value="0.999999999999753" calcext:value-type="float">
            <text:p>0,999999999999753</text:p>
          </table:table-cell>
          <table:table-cell table:formula="of:=COS([$Autovalores.$E$22]*[$Planilha1.$A62])" office:value-type="float" office:value="0.000000737310656482478" calcext:value-type="float">
            <text:p>7,37310656482478E-07</text:p>
          </table:table-cell>
          <table:table-cell table:formula="of:=COS([$Autovalores.$E$23]*[$Planilha1.$A62])" office:value-type="float" office:value="-0.999999999999702" calcext:value-type="float">
            <text:p>-0,999999999999702</text:p>
          </table:table-cell>
          <table:table-cell table:formula="of:=COS([$Autovalores.$E$24]*[$Planilha1.$A62])" office:value-type="float" office:value="-0.000000807530721034726" calcext:value-type="float">
            <text:p>-8,07530721034726E-07</text:p>
          </table:table-cell>
          <table:table-cell table:formula="of:=COS([$Autovalores.$E$25]*[$Planilha1.$A62])" office:value-type="float" office:value="0.999999999999645" calcext:value-type="float">
            <text:p>0,999999999999645</text:p>
          </table:table-cell>
          <table:table-cell table:formula="of:=COS([$Autovalores.$E$26]*[$Planilha1.$A62])" office:value-type="float" office:value="0.000000877750778481543" calcext:value-type="float">
            <text:p>8,77750778481543E-07</text:p>
          </table:table-cell>
          <table:table-cell table:formula="of:=COS([$Autovalores.$E$27]*[$Planilha1.$A62])" office:value-type="float" office:value="-0.999999999999583" calcext:value-type="float">
            <text:p>-0,999999999999583</text:p>
          </table:table-cell>
          <table:table-cell table:formula="of:=COS([$Autovalores.$E$28]*[$Planilha1.$A62])" office:value-type="float" office:value="-0.000000947970850139211" calcext:value-type="float">
            <text:p>-9,47970850139211E-07</text:p>
          </table:table-cell>
          <table:table-cell table:formula="of:=COS([$Autovalores.$E$29]*[$Planilha1.$A62])" office:value-type="float" office:value="0.999999999999517" calcext:value-type="float">
            <text:p>0,999999999999517</text:p>
          </table:table-cell>
          <table:table-cell table:formula="of:=COS([$Autovalores.$E$30]*[$Planilha1.$A62])" office:value-type="float" office:value="0.00000101819090758602" calcext:value-type="float">
            <text:p>1,01819090758602E-06</text:p>
          </table:table-cell>
          <table:table-cell table:formula="of:=COS([$Autovalores.$E$31]*[$Planilha1.$A62])" office:value-type="float" office:value="-0.999999999999445" calcext:value-type="float">
            <text:p>-0,999999999999445</text:p>
          </table:table-cell>
          <table:table-cell table:formula="of:=COS([$Autovalores.$E$32]*[$Planilha1.$A62])" office:value-type="float" office:value="-0.00000108841096503282" calcext:value-type="float">
            <text:p>-1,08841096503282E-06</text:p>
          </table:table-cell>
          <table:table-cell table:formula="of:=COS([$Autovalores.$E$33]*[$Planilha1.$A62])" office:value-type="float" office:value="0.999999999999369" calcext:value-type="float">
            <text:p>0,999999999999369</text:p>
          </table:table-cell>
          <table:table-cell table:formula="of:=COS([$Autovalores.$E$34]*[$Planilha1.$A62])" office:value-type="float" office:value="0.00000115863102958505" calcext:value-type="float">
            <text:p>1,15863102958505E-06</text:p>
          </table:table-cell>
          <table:table-cell table:formula="of:=COS([$Autovalores.$E$35]*[$Planilha1.$A62])" office:value-type="float" office:value="-0.999999999999287" calcext:value-type="float">
            <text:p>-0,999999999999287</text:p>
          </table:table-cell>
          <table:table-cell table:formula="of:=COS([$Autovalores.$E$36]*[$Planilha1.$A62])" office:value-type="float" office:value="-0.00000122885109413727" calcext:value-type="float">
            <text:p>-1,22885109413727E-06</text:p>
          </table:table-cell>
        </table:table-row>
        <table:table-row table:style-name="ro1">
          <table:table-cell/>
          <table:table-cell table:formula="of:=COS([$Autovalores.$E$1]*[$Planilha1.$A63])" office:value-type="float" office:value="1" calcext:value-type="float">
            <text:p>1</text:p>
          </table:table-cell>
          <table:table-cell table:formula="of:=COS([$Autovalores.$E$2]*[$Planilha1.$A63])" office:value-type="float" office:value="-0.0261769126249025" calcext:value-type="float">
            <text:p>-0,026176912624903</text:p>
          </table:table-cell>
          <table:table-cell table:formula="of:=COS([$Autovalores.$E$3]*[$Planilha1.$A63])" office:value-type="float" office:value="-0.998629538490856" calcext:value-type="float">
            <text:p>-0,998629538490856</text:p>
          </table:table-cell>
          <table:table-cell table:formula="of:=COS([$Autovalores.$E$4]*[$Planilha1.$A63])" office:value-type="float" office:value="0.078458988972346" calcext:value-type="float">
            <text:p>0,078458988972346</text:p>
          </table:table-cell>
          <table:table-cell table:formula="of:=COS([$Autovalores.$E$5]*[$Planilha1.$A63])" office:value-type="float" office:value="0.994521910292922" calcext:value-type="float">
            <text:p>0,994521910292922</text:p>
          </table:table-cell>
          <table:table-cell table:formula="of:=COS([$Autovalores.$E$6]*[$Planilha1.$A63])" office:value-type="float" office:value="-0.130526015270923" calcext:value-type="float">
            <text:p>-0,130526015270923</text:p>
          </table:table-cell>
          <table:table-cell table:formula="of:=COS([$Autovalores.$E$7]*[$Planilha1.$A63])" office:value-type="float" office:value="-0.987688374098875" calcext:value-type="float">
            <text:p>-0,987688374098875</text:p>
          </table:table-cell>
          <table:table-cell table:formula="of:=COS([$Autovalores.$E$8]*[$Planilha1.$A63])" office:value-type="float" office:value="0.18223527980976" calcext:value-type="float">
            <text:p>0,18223527980976</text:p>
          </table:table-cell>
          <table:table-cell table:formula="of:=COS([$Autovalores.$E$9]*[$Planilha1.$A63])" office:value-type="float" office:value="0.978147660105365" calcext:value-type="float">
            <text:p>0,978147660105365</text:p>
          </table:table-cell>
          <table:table-cell table:formula="of:=COS([$Autovalores.$E$10]*[$Planilha1.$A63])" office:value-type="float" office:value="-0.233445051475422" calcext:value-type="float">
            <text:p>-0,233445051475422</text:p>
          </table:table-cell>
          <table:table-cell table:formula="of:=COS([$Autovalores.$E$11]*[$Planilha1.$A63])" office:value-type="float" office:value="-0.965925918674989" calcext:value-type="float">
            <text:p>-0,965925918674989</text:p>
          </table:table-cell>
          <table:table-cell table:formula="of:=COS([$Autovalores.$E$12]*[$Planilha1.$A63])" office:value-type="float" office:value="0.284014968225987" calcext:value-type="float">
            <text:p>0,284014968225987</text:p>
          </table:table-cell>
          <table:table-cell table:formula="of:=COS([$Autovalores.$E$13]*[$Planilha1.$A63])" office:value-type="float" office:value="0.951056648660157" calcext:value-type="float">
            <text:p>0,951056648660157</text:p>
          </table:table-cell>
          <table:table-cell table:formula="of:=COS([$Autovalores.$E$14]*[$Planilha1.$A63])" office:value-type="float" office:value="-0.333806421812611" calcext:value-type="float">
            <text:p>-0,333806421812611</text:p>
          </table:table-cell>
          <table:table-cell table:formula="of:=COS([$Autovalores.$E$15]*[$Planilha1.$A63])" office:value-type="float" office:value="-0.933580605585317" calcext:value-type="float">
            <text:p>-0,933580605585317</text:p>
          </table:table-cell>
          <table:table-cell table:formula="of:=COS([$Autovalores.$E$16]*[$Planilha1.$A63])" office:value-type="float" office:value="0.382682937694027" calcext:value-type="float">
            <text:p>0,382682937694027</text:p>
          </table:table-cell>
          <table:table-cell table:formula="of:=COS([$Autovalores.$E$17]*[$Planilha1.$A63])" office:value-type="float" office:value="0.913545689939201" calcext:value-type="float">
            <text:p>0,913545689939201</text:p>
          </table:table-cell>
          <table:table-cell table:formula="of:=COS([$Autovalores.$E$18]*[$Planilha1.$A63])" office:value-type="float" office:value="-0.430510549102822" calcext:value-type="float">
            <text:p>-0,430510549102822</text:p>
          </table:table-cell>
          <table:table-cell table:formula="of:=COS([$Autovalores.$E$19]*[$Planilha1.$A63])" office:value-type="float" office:value="-0.891006815883275" calcext:value-type="float">
            <text:p>-0,891006815883275</text:p>
          </table:table-cell>
          <table:table-cell table:formula="of:=COS([$Autovalores.$E$20]*[$Planilha1.$A63])" office:value-type="float" office:value="0.477158164237953" calcext:value-type="float">
            <text:p>0,477158164237953</text:p>
          </table:table-cell>
          <table:table-cell table:formula="of:=COS([$Autovalores.$E$21]*[$Planilha1.$A63])" office:value-type="float" office:value="0.866025760736244" calcext:value-type="float">
            <text:p>0,866025760736244</text:p>
          </table:table-cell>
          <table:table-cell table:formula="of:=COS([$Autovalores.$E$22]*[$Planilha1.$A63])" office:value-type="float" office:value="-0.522497925577373" calcext:value-type="float">
            <text:p>-0,522497925577373</text:p>
          </table:table-cell>
          <table:table-cell table:formula="of:=COS([$Autovalores.$E$23]*[$Planilha1.$A63])" office:value-type="float" office:value="-0.838670995647184" calcext:value-type="float">
            <text:p>-0,838670995647184</text:p>
          </table:table-cell>
          <table:table-cell table:formula="of:=COS([$Autovalores.$E$24]*[$Planilha1.$A63])" office:value-type="float" office:value="0.566405560325564" calcext:value-type="float">
            <text:p>0,566405560325564</text:p>
          </table:table-cell>
          <table:table-cell table:formula="of:=COS([$Autovalores.$E$25]*[$Planilha1.$A63])" office:value-type="float" office:value="0.809017497921378" calcext:value-type="float">
            <text:p>0,809017497921378</text:p>
          </table:table-cell>
          <table:table-cell table:formula="of:=COS([$Autovalores.$E$26]*[$Planilha1.$A63])" office:value-type="float" office:value="-0.608760721035773" calcext:value-type="float">
            <text:p>-0,608760721035773</text:p>
          </table:table-cell>
          <table:table-cell table:formula="of:=COS([$Autovalores.$E$27]*[$Planilha1.$A63])" office:value-type="float" office:value="-0.777146545513322" calcext:value-type="float">
            <text:p>-0,777146545513322</text:p>
          </table:table-cell>
          <table:table-cell table:formula="of:=COS([$Autovalores.$E$28]*[$Planilha1.$A63])" office:value-type="float" office:value="0.649447315473067" calcext:value-type="float">
            <text:p>0,649447315473067</text:p>
          </table:table-cell>
          <table:table-cell table:formula="of:=COS([$Autovalores.$E$29]*[$Planilha1.$A63])" office:value-type="float" office:value="0.743145494250096" calcext:value-type="float">
            <text:p>0,743145494250096</text:p>
          </table:table-cell>
          <table:table-cell table:formula="of:=COS([$Autovalores.$E$30]*[$Planilha1.$A63])" office:value-type="float" office:value="-0.688353824814215" calcext:value-type="float">
            <text:p>-0,688353824814215</text:p>
          </table:table-cell>
          <table:table-cell table:formula="of:=COS([$Autovalores.$E$31]*[$Planilha1.$A63])" office:value-type="float" office:value="-0.707107538395738" calcext:value-type="float">
            <text:p>-0,707107538395738</text:p>
          </table:table-cell>
          <table:table-cell table:formula="of:=COS([$Autovalores.$E$32]*[$Planilha1.$A63])" office:value-type="float" office:value="0.725373609312209" calcext:value-type="float">
            <text:p>0,725373609312209</text:p>
          </table:table-cell>
          <table:table-cell table:formula="of:=COS([$Autovalores.$E$33]*[$Planilha1.$A63])" office:value-type="float" office:value="0.669131455212982" calcext:value-type="float">
            <text:p>0,669131455212982</text:p>
          </table:table-cell>
          <table:table-cell table:formula="of:=COS([$Autovalores.$E$34]*[$Planilha1.$A63])" office:value-type="float" office:value="-0.760405200587577" calcext:value-type="float">
            <text:p>-0,760405200587577</text:p>
          </table:table-cell>
          <table:table-cell table:formula="of:=COS([$Autovalores.$E$35]*[$Planilha1.$A63])" office:value-type="float" office:value="-0.629321334222373" calcext:value-type="float">
            <text:p>-0,629321334222373</text:p>
          </table:table-cell>
          <table:table-cell table:formula="of:=COS([$Autovalores.$E$36]*[$Planilha1.$A63])" office:value-type="float" office:value="0.793352579745428" calcext:value-type="float">
            <text:p>0,793352579745428</text:p>
          </table:table-cell>
        </table:table-row>
        <table:table-row table:style-name="ro1">
          <table:table-cell/>
          <table:table-cell table:formula="of:=COS([$Autovalores.$E$1]*[$Planilha1.$A64])" office:value-type="float" office:value="1" calcext:value-type="float">
            <text:p>1</text:p>
          </table:table-cell>
          <table:table-cell table:formula="of:=COS([$Autovalores.$E$2]*[$Planilha1.$A64])" office:value-type="float" office:value="-0.0523359200122987" calcext:value-type="float">
            <text:p>-0,052335920012299</text:p>
          </table:table-cell>
          <table:table-cell table:formula="of:=COS([$Autovalores.$E$3]*[$Planilha1.$A64])" office:value-type="float" office:value="-0.994521902952932" calcext:value-type="float">
            <text:p>-0,994521902952932</text:p>
          </table:table-cell>
          <table:table-cell table:formula="of:=COS([$Autovalores.$E$4]*[$Planilha1.$A64])" office:value-type="float" office:value="0.156434357539146" calcext:value-type="float">
            <text:p>0,156434357539146</text:p>
          </table:table-cell>
          <table:table-cell table:formula="of:=COS([$Autovalores.$E$5]*[$Planilha1.$A64])" office:value-type="float" office:value="0.978147630906244" calcext:value-type="float">
            <text:p>0,978147630906244</text:p>
          </table:table-cell>
          <table:table-cell table:formula="of:=COS([$Autovalores.$E$6]*[$Planilha1.$A64])" office:value-type="float" office:value="-0.258818869881803" calcext:value-type="float">
            <text:p>-0,258818869881803</text:p>
          </table:table-cell>
          <table:table-cell table:formula="of:=COS([$Autovalores.$E$7]*[$Planilha1.$A64])" office:value-type="float" office:value="-0.95105658356263" calcext:value-type="float">
            <text:p>-0,95105658356263</text:p>
          </table:table-cell>
          <table:table-cell table:formula="of:=COS([$Autovalores.$E$8]*[$Planilha1.$A64])" office:value-type="float" office:value="0.358367712450809" calcext:value-type="float">
            <text:p>0,358367712450809</text:p>
          </table:table-cell>
          <table:table-cell table:formula="of:=COS([$Autovalores.$E$9]*[$Planilha1.$A64])" office:value-type="float" office:value="0.913545575694997" calcext:value-type="float">
            <text:p>0,913545575694997</text:p>
          </table:table-cell>
          <table:table-cell table:formula="of:=COS([$Autovalores.$E$10]*[$Planilha1.$A64])" office:value-type="float" office:value="-0.453990208805135" calcext:value-type="float">
            <text:p>-0,453990208805135</text:p>
          </table:table-cell>
          <table:table-cell table:formula="of:=COS([$Autovalores.$E$11]*[$Planilha1.$A64])" office:value-type="float" office:value="-0.866025585186213" calcext:value-type="float">
            <text:p>-0,866025585186213</text:p>
          </table:table-cell>
          <table:table-cell table:formula="of:=COS([$Autovalores.$E$12]*[$Planilha1.$A64])" office:value-type="float" office:value="0.544638700314954" calcext:value-type="float">
            <text:p>0,544638700314954</text:p>
          </table:table-cell>
          <table:table-cell table:formula="of:=COS([$Autovalores.$E$13]*[$Planilha1.$A64])" office:value-type="float" office:value="0.809017250275642" calcext:value-type="float">
            <text:p>0,809017250275642</text:p>
          </table:table-cell>
          <table:table-cell table:formula="of:=COS([$Autovalores.$E$14]*[$Planilha1.$A64])" office:value-type="float" office:value="-0.629320024512948" calcext:value-type="float">
            <text:p>-0,629320024512948</text:p>
          </table:table-cell>
          <table:table-cell table:formula="of:=COS([$Autovalores.$E$15]*[$Planilha1.$A64])" office:value-type="float" office:value="-0.743145165345548" calcext:value-type="float">
            <text:p>-0,743145165345548</text:p>
          </table:table-cell>
          <table:table-cell table:formula="of:=COS([$Autovalores.$E$16]*[$Planilha1.$A64])" office:value-type="float" office:value="0.707106396375048" calcext:value-type="float">
            <text:p>0,707106396375048</text:p>
          </table:table-cell>
          <table:table-cell table:formula="of:=COS([$Autovalores.$E$17]*[$Planilha1.$A64])" office:value-type="float" office:value="0.669131037743806" calcext:value-type="float">
            <text:p>0,669131037743806</text:p>
          </table:table-cell>
          <table:table-cell table:formula="of:=COS([$Autovalores.$E$18]*[$Planilha1.$A64])" office:value-type="float" office:value="-0.777145573313262" calcext:value-type="float">
            <text:p>-0,777145573313262</text:p>
          </table:table-cell>
          <table:table-cell table:formula="of:=COS([$Autovalores.$E$19]*[$Planilha1.$A64])" office:value-type="float" office:value="-0.58778578061814" calcext:value-type="float">
            <text:p>-0,58778578061814</text:p>
          </table:table-cell>
          <table:table-cell table:formula="of:=COS([$Autovalores.$E$20]*[$Planilha1.$A64])" office:value-type="float" office:value="0.838670192510854" calcext:value-type="float">
            <text:p>0,838670192510854</text:p>
          </table:table-cell>
          <table:table-cell table:formula="of:=COS([$Autovalores.$E$21]*[$Planilha1.$A64])" office:value-type="float" office:value="0.500000628394244" calcext:value-type="float">
            <text:p>0,500000628394244</text:p>
          </table:table-cell>
          <table:table-cell table:formula="of:=COS([$Autovalores.$E$22]*[$Planilha1.$A64])" office:value-type="float" office:value="-0.891006178298336" calcext:value-type="float">
            <text:p>-0,891006178298336</text:p>
          </table:table-cell>
          <table:table-cell table:formula="of:=COS([$Autovalores.$E$23]*[$Planilha1.$A64])" office:value-type="float" office:value="-0.406737372238475" calcext:value-type="float">
            <text:p>-0,406737372238475</text:p>
          </table:table-cell>
          <table:table-cell table:formula="of:=COS([$Autovalores.$E$24]*[$Planilha1.$A64])" office:value-type="float" office:value="0.933580127457306" calcext:value-type="float">
            <text:p>0,933580127457306</text:p>
          </table:table-cell>
          <table:table-cell table:formula="of:=COS([$Autovalores.$E$25]*[$Planilha1.$A64])" office:value-type="float" office:value="0.309017822487122" calcext:value-type="float">
            <text:p>0,309017822487122</text:p>
          </table:table-cell>
          <table:table-cell table:formula="of:=COS([$Autovalores.$E$26]*[$Planilha1.$A64])" office:value-type="float" office:value="-0.965925591537428" calcext:value-type="float">
            <text:p>-0,965925591537428</text:p>
          </table:table-cell>
          <table:table-cell table:formula="of:=COS([$Autovalores.$E$27]*[$Planilha1.$A64])" office:value-type="float" office:value="-0.207912613494046" calcext:value-type="float">
            <text:p>-0,207912613494046</text:p>
          </table:table-cell>
          <table:table-cell table:formula="of:=COS([$Autovalores.$E$28]*[$Planilha1.$A64])" office:value-type="float" office:value="0.987688187356172" calcext:value-type="float">
            <text:p>0,987688187356172</text:p>
          </table:table-cell>
          <table:table-cell table:formula="of:=COS([$Autovalores.$E$29]*[$Planilha1.$A64])" office:value-type="float" office:value="0.104529473552925" calcext:value-type="float">
            <text:p>0,104529473552925</text:p>
          </table:table-cell>
          <table:table-cell table:formula="of:=COS([$Autovalores.$E$30]*[$Planilha1.$A64])" office:value-type="float" office:value="-0.998629479689759" calcext:value-type="float">
            <text:p>-0,998629479689759</text:p>
          </table:table-cell>
          <table:table-cell table:formula="of:=COS([$Autovalores.$E$31]*[$Planilha1.$A64])" office:value-type="float" office:value="-0.0000010884109863491" calcext:value-type="float">
            <text:p>-1,0884109863491E-06</text:p>
          </table:table-cell>
          <table:table-cell table:formula="of:=COS([$Autovalores.$E$32]*[$Planilha1.$A64])" office:value-type="float" office:value="0.99862959361574" calcext:value-type="float">
            <text:p>0,99862959361574</text:p>
          </table:table-cell>
          <table:table-cell table:formula="of:=COS([$Autovalores.$E$33]*[$Planilha1.$A64])" office:value-type="float" office:value="-0.104527308655794" calcext:value-type="float">
            <text:p>-0,104527308655794</text:p>
          </table:table-cell>
          <table:table-cell table:formula="of:=COS([$Autovalores.$E$34]*[$Planilha1.$A64])" office:value-type="float" office:value="-0.987688527885918" calcext:value-type="float">
            <text:p>-0,987688527885918</text:p>
          </table:table-cell>
          <table:table-cell table:formula="of:=COS([$Autovalores.$E$35]*[$Planilha1.$A64])" office:value-type="float" office:value="0.207910484240798" calcext:value-type="float">
            <text:p>0,207910484240798</text:p>
          </table:table-cell>
          <table:table-cell table:formula="of:=COS([$Autovalores.$E$36]*[$Planilha1.$A64])" office:value-type="float" office:value="0.965926154940031" calcext:value-type="float">
            <text:p>0,965926154940031</text:p>
          </table:table-cell>
        </table:table-row>
        <table:table-row table:style-name="ro1">
          <table:table-cell/>
          <table:table-cell table:formula="of:=COS([$Autovalores.$E$1]*[$Planilha1.$A65])" office:value-type="float" office:value="1" calcext:value-type="float">
            <text:p>1</text:p>
          </table:table-cell>
          <table:table-cell table:formula="of:=COS([$Autovalores.$E$2]*[$Planilha1.$A65])" office:value-type="float" office:value="-0.0784590589759517" calcext:value-type="float">
            <text:p>-0,078459058975952</text:p>
          </table:table-cell>
          <table:table-cell table:formula="of:=COS([$Autovalores.$E$3]*[$Planilha1.$A65])" office:value-type="float" office:value="-0.987688352129216" calcext:value-type="float">
            <text:p>-0,987688352129216</text:p>
          </table:table-cell>
          <table:table-cell table:formula="of:=COS([$Autovalores.$E$4]*[$Planilha1.$A65])" office:value-type="float" office:value="0.233445256315085" calcext:value-type="float">
            <text:p>0,233445256315085</text:p>
          </table:table-cell>
          <table:table-cell table:formula="of:=COS([$Autovalores.$E$5]*[$Planilha1.$A65])" office:value-type="float" office:value="0.951056561863453" calcext:value-type="float">
            <text:p>0,951056561863453</text:p>
          </table:table-cell>
          <table:table-cell table:formula="of:=COS([$Autovalores.$E$6]*[$Planilha1.$A65])" office:value-type="float" office:value="-0.382683262068506" calcext:value-type="float">
            <text:p>-0,382683262068506</text:p>
          </table:table-cell>
          <table:table-cell table:formula="of:=COS([$Autovalores.$E$7]*[$Planilha1.$A65])" office:value-type="float" office:value="-0.891006624607969" calcext:value-type="float">
            <text:p>-0,891006624607969</text:p>
          </table:table-cell>
          <table:table-cell table:formula="of:=COS([$Autovalores.$E$8]*[$Planilha1.$A65])" office:value-type="float" office:value="0.522498344684666" calcext:value-type="float">
            <text:p>0,522498344684666</text:p>
          </table:table-cell>
          <table:table-cell table:formula="of:=COS([$Autovalores.$E$9]*[$Planilha1.$A65])" office:value-type="float" office:value="0.809017167727066" calcext:value-type="float">
            <text:p>0,809017167727066</text:p>
          </table:table-cell>
          <table:table-cell table:formula="of:=COS([$Autovalores.$E$10]*[$Planilha1.$A65])" office:value-type="float" office:value="-0.649447796035175" calcext:value-type="float">
            <text:p>-0,649447796035175</text:p>
          </table:table-cell>
          <table:table-cell table:formula="of:=COS([$Autovalores.$E$11]*[$Planilha1.$A65])" office:value-type="float" office:value="-0.707107041865215" calcext:value-type="float">
            <text:p>-0,707107041865215</text:p>
          </table:table-cell>
          <table:table-cell table:formula="of:=COS([$Autovalores.$E$12]*[$Planilha1.$A65])" office:value-type="float" office:value="0.760405702235201" calcext:value-type="float">
            <text:p>0,760405702235201</text:p>
          </table:table-cell>
          <table:table-cell table:formula="of:=COS([$Autovalores.$E$13]*[$Planilha1.$A65])" office:value-type="float" office:value="0.587785610190572" calcext:value-type="float">
            <text:p>0,587785610190572</text:p>
          </table:table-cell>
          <table:table-cell table:formula="of:=COS([$Autovalores.$E$14]*[$Planilha1.$A65])" office:value-type="float" office:value="-0.852639913945519" calcext:value-type="float">
            <text:p>-0,852639913945519</text:p>
          </table:table-cell>
          <table:table-cell table:formula="of:=COS([$Autovalores.$E$15]*[$Planilha1.$A65])" office:value-type="float" office:value="-0.453990959603569" calcext:value-type="float">
            <text:p>-0,453990959603569</text:p>
          </table:table-cell>
          <table:table-cell table:formula="of:=COS([$Autovalores.$E$16]*[$Planilha1.$A65])" office:value-type="float" office:value="0.923879320893689" calcext:value-type="float">
            <text:p>0,923879320893689</text:p>
          </table:table-cell>
          <table:table-cell table:formula="of:=COS([$Autovalores.$E$17]*[$Planilha1.$A65])" office:value-type="float" office:value="0.309017555354246" calcext:value-type="float">
            <text:p>0,309017555354246</text:p>
          </table:table-cell>
          <table:table-cell table:formula="of:=COS([$Autovalores.$E$18]*[$Planilha1.$A65])" office:value-type="float" office:value="-0.972369774093976" calcext:value-type="float">
            <text:p>-0,972369774093976</text:p>
          </table:table-cell>
          <table:table-cell table:formula="of:=COS([$Autovalores.$E$19]*[$Planilha1.$A65])" office:value-type="float" office:value="-0.156435120450106" calcext:value-type="float">
            <text:p>-0,156435120450106</text:p>
          </table:table-cell>
          <table:table-cell table:formula="of:=COS([$Autovalores.$E$20]*[$Planilha1.$A65])" office:value-type="float" office:value="0.996917278776585" calcext:value-type="float">
            <text:p>0,996917278776585</text:p>
          </table:table-cell>
          <table:table-cell table:formula="of:=COS([$Autovalores.$E$21]*[$Planilha1.$A65])" office:value-type="float" office:value="0.000000737310748853034" calcext:value-type="float">
            <text:p>7,37310748853034E-07</text:p>
          </table:table-cell>
          <table:table-cell table:formula="of:=COS([$Autovalores.$E$22]*[$Planilha1.$A65])" office:value-type="float" office:value="-0.996917394474001" calcext:value-type="float">
            <text:p>-0,996917394474001</text:p>
          </table:table-cell>
          <table:table-cell table:formula="of:=COS([$Autovalores.$E$23]*[$Planilha1.$A65])" office:value-type="float" office:value="0.156433663983619" calcext:value-type="float">
            <text:p>0,156433663983619</text:p>
          </table:table-cell>
          <table:table-cell table:formula="of:=COS([$Autovalores.$E$24]*[$Planilha1.$A65])" office:value-type="float" office:value="0.97237011833737" calcext:value-type="float">
            <text:p>0,97237011833737</text:p>
          </table:table-cell>
          <table:table-cell table:formula="of:=COS([$Autovalores.$E$25]*[$Planilha1.$A65])" office:value-type="float" office:value="-0.309016152905794" calcext:value-type="float">
            <text:p>-0,309016152905794</text:p>
          </table:table-cell>
          <table:table-cell table:formula="of:=COS([$Autovalores.$E$26]*[$Planilha1.$A65])" office:value-type="float" office:value="-0.923879885206655" calcext:value-type="float">
            <text:p>-0,923879885206655</text:p>
          </table:table-cell>
          <table:table-cell table:formula="of:=COS([$Autovalores.$E$27]*[$Planilha1.$A65])" office:value-type="float" office:value="0.453989645706043" calcext:value-type="float">
            <text:p>0,453989645706043</text:p>
          </table:table-cell>
          <table:table-cell table:formula="of:=COS([$Autovalores.$E$28]*[$Planilha1.$A65])" office:value-type="float" office:value="0.852640684432816" calcext:value-type="float">
            <text:p>0,852640684432816</text:p>
          </table:table-cell>
          <table:table-cell table:formula="of:=COS([$Autovalores.$E$29]*[$Planilha1.$A65])" office:value-type="float" office:value="-0.587784417196461" calcext:value-type="float">
            <text:p>-0,587784417196461</text:p>
          </table:table-cell>
          <table:table-cell table:formula="of:=COS([$Autovalores.$E$30]*[$Planilha1.$A65])" office:value-type="float" office:value="-0.760406659924887" calcext:value-type="float">
            <text:p>-0,760406659924887</text:p>
          </table:table-cell>
          <table:table-cell table:formula="of:=COS([$Autovalores.$E$31]*[$Planilha1.$A65])" office:value-type="float" office:value="0.707105999149967" calcext:value-type="float">
            <text:p>0,707105999149967</text:p>
          </table:table-cell>
          <table:table-cell table:formula="of:=COS([$Autovalores.$E$32]*[$Planilha1.$A65])" office:value-type="float" office:value="0.649448917345775" calcext:value-type="float">
            <text:p>0,649448917345775</text:p>
          </table:table-cell>
          <table:table-cell table:formula="of:=COS([$Autovalores.$E$33]*[$Planilha1.$A65])" office:value-type="float" office:value="-0.809016300965771" calcext:value-type="float">
            <text:p>-0,809016300965771</text:p>
          </table:table-cell>
          <table:table-cell table:formula="of:=COS([$Autovalores.$E$34]*[$Planilha1.$A65])" office:value-type="float" office:value="-0.522499602005811" calcext:value-type="float">
            <text:p>-0,522499602005811</text:p>
          </table:table-cell>
          <table:table-cell table:formula="of:=COS([$Autovalores.$E$35]*[$Planilha1.$A65])" office:value-type="float" office:value="0.891005955143141" calcext:value-type="float">
            <text:p>0,891005955143141</text:p>
          </table:table-cell>
          <table:table-cell table:formula="of:=COS([$Autovalores.$E$36]*[$Planilha1.$A65])" office:value-type="float" office:value="0.382684624440819" calcext:value-type="float">
            <text:p>0,382684624440819</text:p>
          </table:table-cell>
        </table:table-row>
        <table:table-row table:style-name="ro1">
          <table:table-cell/>
          <table:table-cell table:formula="of:=COS([$Autovalores.$E$1]*[$Planilha1.$A66])" office:value-type="float" office:value="1" calcext:value-type="float">
            <text:p>1</text:p>
          </table:table-cell>
          <table:table-cell table:formula="of:=COS([$Autovalores.$E$2]*[$Planilha1.$A66])" office:value-type="float" office:value="-0.104528426022111" calcext:value-type="float">
            <text:p>-0,104528426022111</text:p>
          </table:table-cell>
          <table:table-cell table:formula="of:=COS([$Autovalores.$E$3]*[$Planilha1.$A66])" office:value-type="float" office:value="-0.97814761630668" calcext:value-type="float">
            <text:p>-0,97814761630668</text:p>
          </table:table-cell>
          <table:table-cell table:formula="of:=COS([$Autovalores.$E$4]*[$Planilha1.$A66])" office:value-type="float" office:value="0.309016887521746" calcext:value-type="float">
            <text:p>0,309016887521746</text:p>
          </table:table-cell>
          <table:table-cell table:formula="of:=COS([$Autovalores.$E$5]*[$Planilha1.$A66])" office:value-type="float" office:value="0.91354551857288" calcext:value-type="float">
            <text:p>0,91354551857288</text:p>
          </table:table-cell>
          <table:table-cell table:formula="of:=COS([$Autovalores.$E$6]*[$Planilha1.$A66])" office:value-type="float" office:value="-0.4999998378337" calcext:value-type="float">
            <text:p>-0,4999998378337</text:p>
          </table:table-cell>
          <table:table-cell table:formula="of:=COS([$Autovalores.$E$7]*[$Planilha1.$A66])" office:value-type="float" office:value="-0.809017126452745" calcext:value-type="float">
            <text:p>-0,809017126452745</text:p>
          </table:table-cell>
          <table:table-cell table:formula="of:=COS([$Autovalores.$E$8]*[$Planilha1.$A66])" office:value-type="float" office:value="0.669130411539772" calcext:value-type="float">
            <text:p>0,669130411539772</text:p>
          </table:table-cell>
          <table:table-cell table:formula="of:=COS([$Autovalores.$E$9]*[$Planilha1.$A66])" office:value-type="float" office:value="0.669130829009185" calcext:value-type="float">
            <text:p>0,669130829009185</text:p>
          </table:table-cell>
          <table:table-cell table:formula="of:=COS([$Autovalores.$E$10]*[$Planilha1.$A66])" office:value-type="float" office:value="-0.809016796258174" calcext:value-type="float">
            <text:p>-0,809016796258174</text:p>
          </table:table-cell>
          <table:table-cell table:formula="of:=COS([$Autovalores.$E$11]*[$Planilha1.$A66])" office:value-type="float" office:value="-0.500000324332548" calcext:value-type="float">
            <text:p>-0,500000324332548</text:p>
          </table:table-cell>
          <table:table-cell table:formula="of:=COS([$Autovalores.$E$12]*[$Planilha1.$A66])" office:value-type="float" office:value="0.913545290084226" calcext:value-type="float">
            <text:p>0,913545290084226</text:p>
          </table:table-cell>
          <table:table-cell table:formula="of:=COS([$Autovalores.$E$13]*[$Planilha1.$A66])" office:value-type="float" office:value="0.309017421787715" calcext:value-type="float">
            <text:p>0,309017421787715</text:p>
          </table:table-cell>
          <table:table-cell table:formula="of:=COS([$Autovalores.$E$14]*[$Planilha1.$A66])" office:value-type="float" office:value="-0.978147499509989" calcext:value-type="float">
            <text:p>-0,978147499509989</text:p>
          </table:table-cell>
          <table:table-cell table:formula="of:=COS([$Autovalores.$E$15]*[$Planilha1.$A66])" office:value-type="float" office:value="-0.10452898470523" calcext:value-type="float">
            <text:p>-0,10452898470523</text:p>
          </table:table-cell>
          <table:table-cell table:formula="of:=COS([$Autovalores.$E$16]*[$Planilha1.$A66])" office:value-type="float" office:value="0.999999999999842" calcext:value-type="float">
            <text:p>0,999999999999842</text:p>
          </table:table-cell>
          <table:table-cell table:formula="of:=COS([$Autovalores.$E$17]*[$Planilha1.$A66])" office:value-type="float" office:value="-0.104527867338962" calcext:value-type="float">
            <text:p>-0,104527867338962</text:p>
          </table:table-cell>
          <table:table-cell table:formula="of:=COS([$Autovalores.$E$18]*[$Planilha1.$A66])" office:value-type="float" office:value="-0.978147733103062" calcext:value-type="float">
            <text:p>-0,978147733103062</text:p>
          </table:table-cell>
          <table:table-cell table:formula="of:=COS([$Autovalores.$E$19]*[$Planilha1.$A66])" office:value-type="float" office:value="0.30901635325568" calcext:value-type="float">
            <text:p>0,30901635325568</text:p>
          </table:table-cell>
          <table:table-cell table:formula="of:=COS([$Autovalores.$E$20]*[$Planilha1.$A66])" office:value-type="float" office:value="0.913545747061247" calcext:value-type="float">
            <text:p>0,913545747061247</text:p>
          </table:table-cell>
          <table:table-cell table:formula="of:=COS([$Autovalores.$E$21]*[$Planilha1.$A66])" office:value-type="float" office:value="-0.499999351334693" calcext:value-type="float">
            <text:p>-0,499999351334693</text:p>
          </table:table-cell>
          <table:table-cell table:formula="of:=COS([$Autovalores.$E$22]*[$Planilha1.$A66])" office:value-type="float" office:value="-0.80901745664706" calcext:value-type="float">
            <text:p>-0,80901745664706</text:p>
          </table:table-cell>
          <table:table-cell table:formula="of:=COS([$Autovalores.$E$23]*[$Planilha1.$A66])" office:value-type="float" office:value="0.669129994070145" calcext:value-type="float">
            <text:p>0,669129994070145</text:p>
          </table:table-cell>
          <table:table-cell table:formula="of:=COS([$Autovalores.$E$24]*[$Planilha1.$A66])" office:value-type="float" office:value="0.669131246478386" calcext:value-type="float">
            <text:p>0,669131246478386</text:p>
          </table:table-cell>
          <table:table-cell table:formula="of:=COS([$Autovalores.$E$25]*[$Planilha1.$A66])" office:value-type="float" office:value="-0.809016466063347" calcext:value-type="float">
            <text:p>-0,809016466063347</text:p>
          </table:table-cell>
          <table:table-cell table:formula="of:=COS([$Autovalores.$E$26]*[$Planilha1.$A66])" office:value-type="float" office:value="-0.500000810831242" calcext:value-type="float">
            <text:p>-0,500000810831242</text:p>
          </table:table-cell>
          <table:table-cell table:formula="of:=COS([$Autovalores.$E$27]*[$Planilha1.$A66])" office:value-type="float" office:value="0.913545061595288" calcext:value-type="float">
            <text:p>0,913545061595288</text:p>
          </table:table-cell>
          <table:table-cell table:formula="of:=COS([$Autovalores.$E$28]*[$Planilha1.$A66])" office:value-type="float" office:value="0.309017956053588" calcext:value-type="float">
            <text:p>0,309017956053588</text:p>
          </table:table-cell>
          <table:table-cell table:formula="of:=COS([$Autovalores.$E$29]*[$Planilha1.$A66])" office:value-type="float" office:value="-0.978147382712988" calcext:value-type="float">
            <text:p>-0,978147382712988</text:p>
          </table:table-cell>
          <table:table-cell table:formula="of:=COS([$Autovalores.$E$30]*[$Planilha1.$A66])" office:value-type="float" office:value="-0.104529543388316" calcext:value-type="float">
            <text:p>-0,104529543388316</text:p>
          </table:table-cell>
          <table:table-cell table:formula="of:=COS([$Autovalores.$E$31]*[$Planilha1.$A66])" office:value-type="float" office:value="0.999999999999369" calcext:value-type="float">
            <text:p>0,999999999999369</text:p>
          </table:table-cell>
          <table:table-cell table:formula="of:=COS([$Autovalores.$E$32]*[$Planilha1.$A66])" office:value-type="float" office:value="-0.10452730865578" calcext:value-type="float">
            <text:p>-0,10452730865578</text:p>
          </table:table-cell>
          <table:table-cell table:formula="of:=COS([$Autovalores.$E$33]*[$Planilha1.$A66])" office:value-type="float" office:value="-0.978147849899137" calcext:value-type="float">
            <text:p>-0,978147849899137</text:p>
          </table:table-cell>
          <table:table-cell table:formula="of:=COS([$Autovalores.$E$34]*[$Planilha1.$A66])" office:value-type="float" office:value="0.309015818989524" calcext:value-type="float">
            <text:p>0,309015818989524</text:p>
          </table:table-cell>
          <table:table-cell table:formula="of:=COS([$Autovalores.$E$35]*[$Planilha1.$A66])" office:value-type="float" office:value="0.913545975549318" calcext:value-type="float">
            <text:p>0,913545975549318</text:p>
          </table:table-cell>
          <table:table-cell table:formula="of:=COS([$Autovalores.$E$36]*[$Planilha1.$A66])" office:value-type="float" office:value="-0.499998864835526" calcext:value-type="float">
            <text:p>-0,499998864835526</text:p>
          </table:table-cell>
        </table:table-row>
        <table:table-row table:style-name="ro1">
          <table:table-cell/>
          <table:table-cell table:formula="of:=COS([$Autovalores.$E$1]*[$Planilha1.$A67])" office:value-type="float" office:value="1" calcext:value-type="float">
            <text:p>1</text:p>
          </table:table-cell>
          <table:table-cell table:formula="of:=COS([$Autovalores.$E$2]*[$Planilha1.$A67])" office:value-type="float" office:value="-0.130526154509581" calcext:value-type="float">
            <text:p>-0,130526154509581</text:p>
          </table:table-cell>
          <table:table-cell table:formula="of:=COS([$Autovalores.$E$3]*[$Planilha1.$A67])" office:value-type="float" office:value="-0.965925845977882" calcext:value-type="float">
            <text:p>-0,965925845977882</text:p>
          </table:table-cell>
          <table:table-cell table:formula="of:=COS([$Autovalores.$E$4]*[$Planilha1.$A67])" office:value-type="float" office:value="0.382683326943396" calcext:value-type="float">
            <text:p>0,382683326943396</text:p>
          </table:table-cell>
          <table:table-cell table:formula="of:=COS([$Autovalores.$E$5]*[$Planilha1.$A67])" office:value-type="float" office:value="0.866025479856173" calcext:value-type="float">
            <text:p>0,866025479856173</text:p>
          </table:table-cell>
          <table:table-cell table:formula="of:=COS([$Autovalores.$E$6]*[$Planilha1.$A67])" office:value-type="float" office:value="-0.608761278129277" calcext:value-type="float">
            <text:p>-0,608761278129277</text:p>
          </table:table-cell>
          <table:table-cell table:formula="of:=COS([$Autovalores.$E$7]*[$Planilha1.$A67])" office:value-type="float" office:value="-0.707106942559068" calcext:value-type="float">
            <text:p>-0,707106942559068</text:p>
          </table:table-cell>
          <table:table-cell table:formula="of:=COS([$Autovalores.$E$8]*[$Planilha1.$A67])" office:value-type="float" office:value="0.793353178207803" calcext:value-type="float">
            <text:p>0,793353178207803</text:p>
          </table:table-cell>
          <table:table-cell table:formula="of:=COS([$Autovalores.$E$9]*[$Planilha1.$A67])" office:value-type="float" office:value="0.50000026352023" calcext:value-type="float">
            <text:p>0,50000026352023</text:p>
          </table:table-cell>
          <table:table-cell table:formula="of:=COS([$Autovalores.$E$10]*[$Planilha1.$A67])" office:value-type="float" office:value="-0.923879401509949" calcext:value-type="float">
            <text:p>-0,923879401509949</text:p>
          </table:table-cell>
          <table:table-cell table:formula="of:=COS([$Autovalores.$E$11]*[$Planilha1.$A67])" office:value-type="float" office:value="-0.258819412500817" calcext:value-type="float">
            <text:p>-0,258819412500817</text:p>
          </table:table-cell>
          <table:table-cell table:formula="of:=COS([$Autovalores.$E$12]*[$Planilha1.$A67])" office:value-type="float" office:value="0.99144480676227" calcext:value-type="float">
            <text:p>0,99144480676227</text:p>
          </table:table-cell>
          <table:table-cell table:formula="of:=COS([$Autovalores.$E$13]*[$Planilha1.$A67])" office:value-type="float" office:value="0.000000456430465775012" calcext:value-type="float">
            <text:p>4,56430465775012E-07</text:p>
          </table:table-cell>
          <table:table-cell table:formula="of:=COS([$Autovalores.$E$14]*[$Planilha1.$A67])" office:value-type="float" office:value="-0.991444925914498" calcext:value-type="float">
            <text:p>-0,991444925914498</text:p>
          </table:table-cell>
          <table:table-cell table:formula="of:=COS([$Autovalores.$E$15]*[$Planilha1.$A67])" office:value-type="float" office:value="0.258818530744843" calcext:value-type="float">
            <text:p>0,258818530744843</text:p>
          </table:table-cell>
          <table:table-cell table:formula="of:=COS([$Autovalores.$E$16]*[$Planilha1.$A67])" office:value-type="float" office:value="0.923879750846608" calcext:value-type="float">
            <text:p>0,923879750846608</text:p>
          </table:table-cell>
          <table:table-cell table:formula="of:=COS([$Autovalores.$E$17]*[$Planilha1.$A67])" office:value-type="float" office:value="-0.499999472959402" calcext:value-type="float">
            <text:p>-0,499999472959402</text:p>
          </table:table-cell>
          <table:table-cell table:formula="of:=COS([$Autovalores.$E$18]*[$Planilha1.$A67])" office:value-type="float" office:value="-0.79335373392219" calcext:value-type="float">
            <text:p>-0,79335373392219</text:p>
          </table:table-cell>
          <table:table-cell table:formula="of:=COS([$Autovalores.$E$19]*[$Planilha1.$A67])" office:value-type="float" office:value="0.707106297068764" calcext:value-type="float">
            <text:p>0,707106297068764</text:p>
          </table:table-cell>
          <table:table-cell table:formula="of:=COS([$Autovalores.$E$20]*[$Planilha1.$A67])" office:value-type="float" office:value="0.608762002350404" calcext:value-type="float">
            <text:p>0,608762002350404</text:p>
          </table:table-cell>
          <table:table-cell table:formula="of:=COS([$Autovalores.$E$21]*[$Planilha1.$A67])" office:value-type="float" office:value="-0.866025023425464" calcext:value-type="float">
            <text:p>-0,866025023425464</text:p>
          </table:table-cell>
          <table:table-cell table:formula="of:=COS([$Autovalores.$E$22]*[$Planilha1.$A67])" office:value-type="float" office:value="-0.382684170316806" calcext:value-type="float">
            <text:p>-0,382684170316806</text:p>
          </table:table-cell>
          <table:table-cell table:formula="of:=COS([$Autovalores.$E$23]*[$Planilha1.$A67])" office:value-type="float" office:value="0.96592560971175" calcext:value-type="float">
            <text:p>0,96592560971175</text:p>
          </table:table-cell>
          <table:table-cell table:formula="of:=COS([$Autovalores.$E$24]*[$Planilha1.$A67])" office:value-type="float" office:value="0.130527059560818" calcext:value-type="float">
            <text:p>0,130527059560818</text:p>
          </table:table-cell>
          <table:table-cell table:formula="of:=COS([$Autovalores.$E$25]*[$Planilha1.$A67])" office:value-type="float" office:value="-0.999999999999583" calcext:value-type="float">
            <text:p>-0,999999999999583</text:p>
          </table:table-cell>
          <table:table-cell table:formula="of:=COS([$Autovalores.$E$26]*[$Planilha1.$A67])" office:value-type="float" office:value="0.130525249458243" calcext:value-type="float">
            <text:p>0,130525249458243</text:p>
          </table:table-cell>
          <table:table-cell table:formula="of:=COS([$Autovalores.$E$27]*[$Planilha1.$A67])" office:value-type="float" office:value="0.965926082243207" calcext:value-type="float">
            <text:p>0,965926082243207</text:p>
          </table:table-cell>
          <table:table-cell table:formula="of:=COS([$Autovalores.$E$28]*[$Planilha1.$A67])" office:value-type="float" office:value="-0.382682483569659" calcext:value-type="float">
            <text:p>-0,382682483569659</text:p>
          </table:table-cell>
          <table:table-cell table:formula="of:=COS([$Autovalores.$E$29]*[$Planilha1.$A67])" office:value-type="float" office:value="-0.866025936286162" calcext:value-type="float">
            <text:p>-0,866025936286162</text:p>
          </table:table-cell>
          <table:table-cell table:formula="of:=COS([$Autovalores.$E$30]*[$Planilha1.$A67])" office:value-type="float" office:value="0.608760553907649" calcext:value-type="float">
            <text:p>0,608760553907649</text:p>
          </table:table-cell>
          <table:table-cell table:formula="of:=COS([$Autovalores.$E$31]*[$Planilha1.$A67])" office:value-type="float" office:value="0.707107588048782" calcext:value-type="float">
            <text:p>0,707107588048782</text:p>
          </table:table-cell>
          <table:table-cell table:formula="of:=COS([$Autovalores.$E$32]*[$Planilha1.$A67])" office:value-type="float" office:value="-0.793352622492754" calcext:value-type="float">
            <text:p>-0,793352622492754</text:p>
          </table:table-cell>
          <table:table-cell table:formula="of:=COS([$Autovalores.$E$33]*[$Planilha1.$A67])" office:value-type="float" office:value="-0.500001054080641" calcext:value-type="float">
            <text:p>-0,500001054080641</text:p>
          </table:table-cell>
          <table:table-cell table:formula="of:=COS([$Autovalores.$E$34]*[$Planilha1.$A67])" office:value-type="float" office:value="0.923879052172523" calcext:value-type="float">
            <text:p>0,923879052172523</text:p>
          </table:table-cell>
          <table:table-cell table:formula="of:=COS([$Autovalores.$E$35]*[$Planilha1.$A67])" office:value-type="float" office:value="0.258820294256562" calcext:value-type="float">
            <text:p>0,258820294256562</text:p>
          </table:table-cell>
          <table:table-cell table:formula="of:=COS([$Autovalores.$E$36]*[$Planilha1.$A67])" office:value-type="float" office:value="-0.991444687609217" calcext:value-type="float">
            <text:p>-0,991444687609217</text:p>
          </table:table-cell>
        </table:table-row>
        <table:table-row table:style-name="ro1">
          <table:table-cell/>
          <table:table-cell table:formula="of:=COS([$Autovalores.$E$1]*[$Planilha1.$A68])" office:value-type="float" office:value="1" calcext:value-type="float">
            <text:p>1</text:p>
          </table:table-cell>
          <table:table-cell table:formula="of:=COS([$Autovalores.$E$2]*[$Planilha1.$A68])" office:value-type="float" office:value="-0.156434426894684" calcext:value-type="float">
            <text:p>-0,156434426894684</text:p>
          </table:table-cell>
          <table:table-cell table:formula="of:=COS([$Autovalores.$E$3]*[$Planilha1.$A68])" office:value-type="float" office:value="-0.951056540164264" calcext:value-type="float">
            <text:p>-0,951056540164264</text:p>
          </table:table-cell>
          <table:table-cell table:formula="of:=COS([$Autovalores.$E$4]*[$Planilha1.$A68])" office:value-type="float" office:value="0.453990396504759" calcext:value-type="float">
            <text:p>0,453990396504759</text:p>
          </table:table-cell>
          <table:table-cell table:formula="of:=COS([$Autovalores.$E$5]*[$Planilha1.$A68])" office:value-type="float" office:value="0.809017085178439" calcext:value-type="float">
            <text:p>0,809017085178439</text:p>
          </table:table-cell>
          <table:table-cell table:formula="of:=COS([$Autovalores.$E$6]*[$Planilha1.$A68])" office:value-type="float" office:value="-0.707106644640553" calcext:value-type="float">
            <text:p>-0,707106644640553</text:p>
          </table:table-cell>
          <table:table-cell table:formula="of:=COS([$Autovalores.$E$7]*[$Planilha1.$A68])" office:value-type="float" office:value="-0.587785439762904" calcext:value-type="float">
            <text:p>-0,587785439762904</text:p>
          </table:table-cell>
          <table:table-cell table:formula="of:=COS([$Autovalores.$E$8]*[$Planilha1.$A68])" office:value-type="float" office:value="0.891006401453251" calcext:value-type="float">
            <text:p>0,891006401453251</text:p>
          </table:table-cell>
          <table:table-cell table:formula="of:=COS([$Autovalores.$E$9]*[$Planilha1.$A68])" office:value-type="float" office:value="0.309017288221235" calcext:value-type="float">
            <text:p>0,309017288221235</text:p>
          </table:table-cell>
          <table:table-cell table:formula="of:=COS([$Autovalores.$E$10]*[$Planilha1.$A68])" office:value-type="float" office:value="-0.987688286220128" calcext:value-type="float">
            <text:p>-0,987688286220128</text:p>
          </table:table-cell>
          <table:table-cell table:formula="of:=COS([$Autovalores.$E$11]*[$Planilha1.$A68])" office:value-type="float" office:value="-0.000000386210358590185" calcext:value-type="float">
            <text:p>-3,86210358590185E-07</text:p>
          </table:table-cell>
          <table:table-cell table:formula="of:=COS([$Autovalores.$E$12]*[$Planilha1.$A68])" office:value-type="float" office:value="0.987688407053321" calcext:value-type="float">
            <text:p>0,987688407053321</text:p>
          </table:table-cell>
          <table:table-cell table:formula="of:=COS([$Autovalores.$E$13]*[$Planilha1.$A68])" office:value-type="float" office:value="-0.30901655360546" calcext:value-type="float">
            <text:p>-0,30901655360546</text:p>
          </table:table-cell>
          <table:table-cell table:formula="of:=COS([$Autovalores.$E$14]*[$Planilha1.$A68])" office:value-type="float" office:value="-0.891006752124838" calcext:value-type="float">
            <text:p>-0,891006752124838</text:p>
          </table:table-cell>
          <table:table-cell table:formula="of:=COS([$Autovalores.$E$15]*[$Planilha1.$A68])" office:value-type="float" office:value="0.587784814861345" calcext:value-type="float">
            <text:p>0,587784814861345</text:p>
          </table:table-cell>
          <table:table-cell table:formula="of:=COS([$Autovalores.$E$16]*[$Planilha1.$A68])" office:value-type="float" office:value="0.707107190824375" calcext:value-type="float">
            <text:p>0,707107190824375</text:p>
          </table:table-cell>
          <table:table-cell table:formula="of:=COS([$Autovalores.$E$17]*[$Planilha1.$A68])" office:value-type="float" office:value="-0.809016631160789" calcext:value-type="float">
            <text:p>-0,809016631160789</text:p>
          </table:table-cell>
          <table:table-cell table:formula="of:=COS([$Autovalores.$E$18]*[$Planilha1.$A68])" office:value-type="float" office:value="-0.453991084736562" calcext:value-type="float">
            <text:p>-0,453991084736562</text:p>
          </table:table-cell>
          <table:table-cell table:formula="of:=COS([$Autovalores.$E$19]*[$Planilha1.$A68])" office:value-type="float" office:value="0.951056301472908" calcext:value-type="float">
            <text:p>0,951056301472908</text:p>
          </table:table-cell>
          <table:table-cell table:formula="of:=COS([$Autovalores.$E$20]*[$Planilha1.$A68])" office:value-type="float" office:value="0.156435189805585" calcext:value-type="float">
            <text:p>0,156435189805585</text:p>
          </table:table-cell>
          <table:table-cell table:formula="of:=COS([$Autovalores.$E$21]*[$Planilha1.$A68])" office:value-type="float" office:value="-0.999999999999702" calcext:value-type="float">
            <text:p>-0,999999999999702</text:p>
          </table:table-cell>
          <table:table-cell table:formula="of:=COS([$Autovalores.$E$22]*[$Planilha1.$A68])" office:value-type="float" office:value="0.156433663983696" calcext:value-type="float">
            <text:p>0,156433663983696</text:p>
          </table:table-cell>
          <table:table-cell table:formula="of:=COS([$Autovalores.$E$23]*[$Planilha1.$A68])" office:value-type="float" office:value="0.951056778855054" calcext:value-type="float">
            <text:p>0,951056778855054</text:p>
          </table:table-cell>
          <table:table-cell table:formula="of:=COS([$Autovalores.$E$24]*[$Planilha1.$A68])" office:value-type="float" office:value="-0.453989708272684" calcext:value-type="float">
            <text:p>-0,453989708272684</text:p>
          </table:table-cell>
          <table:table-cell table:formula="of:=COS([$Autovalores.$E$25]*[$Planilha1.$A68])" office:value-type="float" office:value="-0.809017539195608" calcext:value-type="float">
            <text:p>-0,809017539195608</text:p>
          </table:table-cell>
          <table:table-cell table:formula="of:=COS([$Autovalores.$E$26]*[$Planilha1.$A68])" office:value-type="float" office:value="0.707106098456308" calcext:value-type="float">
            <text:p>0,707106098456308</text:p>
          </table:table-cell>
          <table:table-cell table:formula="of:=COS([$Autovalores.$E$27]*[$Planilha1.$A68])" office:value-type="float" office:value="0.587786064664106" calcext:value-type="float">
            <text:p>0,587786064664106</text:p>
          </table:table-cell>
          <table:table-cell table:formula="of:=COS([$Autovalores.$E$28]*[$Planilha1.$A68])" office:value-type="float" office:value="-0.891006050781128" calcext:value-type="float">
            <text:p>-0,891006050781128</text:p>
          </table:table-cell>
          <table:table-cell table:formula="of:=COS([$Autovalores.$E$29]*[$Planilha1.$A68])" office:value-type="float" office:value="-0.309018022836828" calcext:value-type="float">
            <text:p>-0,309018022836828</text:p>
          </table:table-cell>
          <table:table-cell table:formula="of:=COS([$Autovalores.$E$30]*[$Planilha1.$A68])" office:value-type="float" office:value="0.987688165386346" calcext:value-type="float">
            <text:p>0,987688165386346</text:p>
          </table:table-cell>
          <table:table-cell table:formula="of:=COS([$Autovalores.$E$31]*[$Planilha1.$A68])" office:value-type="float" office:value="0.00000115863107932304" calcext:value-type="float">
            <text:p>1,15863107932304E-06</text:p>
          </table:table-cell>
          <table:table-cell table:formula="of:=COS([$Autovalores.$E$32]*[$Planilha1.$A68])" office:value-type="float" office:value="-0.987688527885923" calcext:value-type="float">
            <text:p>-0,987688527885923</text:p>
          </table:table-cell>
          <table:table-cell table:formula="of:=COS([$Autovalores.$E$33]*[$Planilha1.$A68])" office:value-type="float" office:value="0.309015818989504" calcext:value-type="float">
            <text:p>0,309015818989504</text:p>
          </table:table-cell>
          <table:table-cell table:formula="of:=COS([$Autovalores.$E$34]*[$Planilha1.$A68])" office:value-type="float" office:value="0.891007102795894" calcext:value-type="float">
            <text:p>0,891007102795894</text:p>
          </table:table-cell>
          <table:table-cell table:formula="of:=COS([$Autovalores.$E$35]*[$Planilha1.$A68])" office:value-type="float" office:value="-0.58778418995944" calcext:value-type="float">
            <text:p>-0,58778418995944</text:p>
          </table:table-cell>
          <table:table-cell table:formula="of:=COS([$Autovalores.$E$36]*[$Planilha1.$A68])" office:value-type="float" office:value="-0.707107737007778" calcext:value-type="float">
            <text:p>-0,707107737007778</text:p>
          </table:table-cell>
        </table:table-row>
        <table:table-row table:style-name="ro1">
          <table:table-cell/>
          <table:table-cell table:formula="of:=COS([$Autovalores.$E$1]*[$Planilha1.$A69])" office:value-type="float" office:value="1" calcext:value-type="float">
            <text:p>1</text:p>
          </table:table-cell>
          <table:table-cell table:formula="of:=COS([$Autovalores.$E$2]*[$Planilha1.$A69])" office:value-type="float" office:value="-0.182235486942452" calcext:value-type="float">
            <text:p>-0,182235486942452</text:p>
          </table:table-cell>
          <table:table-cell table:formula="of:=COS([$Autovalores.$E$3]*[$Planilha1.$A69])" office:value-type="float" office:value="-0.933580454597695" calcext:value-type="float">
            <text:p>-0,933580454597695</text:p>
          </table:table-cell>
          <table:table-cell table:formula="of:=COS([$Autovalores.$E$4]*[$Planilha1.$A69])" office:value-type="float" office:value="0.522498464429585" calcext:value-type="float">
            <text:p>0,522498464429585</text:p>
          </table:table-cell>
          <table:table-cell table:formula="of:=COS([$Autovalores.$E$5]*[$Planilha1.$A69])" office:value-type="float" office:value="0.743144930413678" calcext:value-type="float">
            <text:p>0,743144930413678</text:p>
          </table:table-cell>
          <table:table-cell table:formula="of:=COS([$Autovalores.$E$6]*[$Planilha1.$A69])" office:value-type="float" office:value="-0.793353220955086" calcext:value-type="float">
            <text:p>-0,793353220955086</text:p>
          </table:table-cell>
          <table:table-cell table:formula="of:=COS([$Autovalores.$E$7]*[$Planilha1.$A69])" office:value-type="float" office:value="-0.453990709337452" calcext:value-type="float">
            <text:p>-0,453990709337452</text:p>
          </table:table-cell>
          <table:table-cell table:formula="of:=COS([$Autovalores.$E$8]*[$Planilha1.$A69])" office:value-type="float" office:value="0.958819656922005" calcext:value-type="float">
            <text:p>0,958819656922005</text:p>
          </table:table-cell>
          <table:table-cell table:formula="of:=COS([$Autovalores.$E$9]*[$Planilha1.$A69])" office:value-type="float" office:value="0.104528775199099" calcext:value-type="float">
            <text:p>0,104528775199099</text:p>
          </table:table-cell>
          <table:table-cell table:formula="of:=COS([$Autovalores.$E$10]*[$Planilha1.$A69])" office:value-type="float" office:value="-0.996917361417818" calcext:value-type="float">
            <text:p>-0,996917361417818</text:p>
          </table:table-cell>
          <table:table-cell table:formula="of:=COS([$Autovalores.$E$11]*[$Planilha1.$A69])" office:value-type="float" office:value="0.258818666399618" calcext:value-type="float">
            <text:p>0,258818666399618</text:p>
          </table:table-cell>
          <table:table-cell table:formula="of:=COS([$Autovalores.$E$12]*[$Planilha1.$A69])" office:value-type="float" office:value="0.902585470015558" calcext:value-type="float">
            <text:p>0,902585470015558</text:p>
          </table:table-cell>
          <table:table-cell table:formula="of:=COS([$Autovalores.$E$13]*[$Planilha1.$A69])" office:value-type="float" office:value="-0.587784871670554" calcext:value-type="float">
            <text:p>-0,587784871670554</text:p>
          </table:table-cell>
          <table:table-cell table:formula="of:=COS([$Autovalores.$E$14]*[$Planilha1.$A69])" office:value-type="float" office:value="-0.688354945402976" calcext:value-type="float">
            <text:p>-0,688354945402976</text:p>
          </table:table-cell>
          <table:table-cell table:formula="of:=COS([$Autovalores.$E$15]*[$Planilha1.$A69])" office:value-type="float" office:value="0.838670269000065" calcext:value-type="float">
            <text:p>0,838670269000065</text:p>
          </table:table-cell>
          <table:table-cell table:formula="of:=COS([$Autovalores.$E$16]*[$Planilha1.$A69])" office:value-type="float" office:value="0.382683975692211" calcext:value-type="float">
            <text:p>0,382683975692211</text:p>
          </table:table-cell>
          <table:table-cell table:formula="of:=COS([$Autovalores.$E$17]*[$Planilha1.$A69])" office:value-type="float" office:value="-0.978147470310752" calcext:value-type="float">
            <text:p>-0,978147470310752</text:p>
          </table:table-cell>
          <table:table-cell table:formula="of:=COS([$Autovalores.$E$18]*[$Planilha1.$A69])" office:value-type="float" office:value="-0.0261776145849931" calcext:value-type="float">
            <text:p>-0,026177614584993</text:p>
          </table:table-cell>
          <table:table-cell table:formula="of:=COS([$Autovalores.$E$19]*[$Planilha1.$A69])" office:value-type="float" office:value="0.987688450992529" calcext:value-type="float">
            <text:p>0,987688450992529</text:p>
          </table:table-cell>
          <table:table-cell table:formula="of:=COS([$Autovalores.$E$20]*[$Planilha1.$A69])" office:value-type="float" office:value="-0.333806157043119" calcext:value-type="float">
            <text:p>-0,333806157043119</text:p>
          </table:table-cell>
          <table:table-cell table:formula="of:=COS([$Autovalores.$E$21]*[$Planilha1.$A69])" office:value-type="float" office:value="-0.866025795846247" calcext:value-type="float">
            <text:p>-0,866025795846247</text:p>
          </table:table-cell>
          <table:table-cell table:formula="of:=COS([$Autovalores.$E$22]*[$Planilha1.$A69])" office:value-type="float" office:value="0.649447422264655" calcext:value-type="float">
            <text:p>0,649447422264655</text:p>
          </table:table-cell>
          <table:table-cell table:formula="of:=COS([$Autovalores.$E$23]*[$Planilha1.$A69])" office:value-type="float" office:value="0.62932106136641" calcext:value-type="float">
            <text:p>0,62932106136641</text:p>
          </table:table-cell>
          <table:table-cell table:formula="of:=COS([$Autovalores.$E$24]*[$Planilha1.$A69])" office:value-type="float" office:value="-0.878816682387146" calcext:value-type="float">
            <text:p>-0,878816682387146</text:p>
          </table:table-cell>
          <table:table-cell table:formula="of:=COS([$Autovalores.$E$25]*[$Planilha1.$A69])" office:value-type="float" office:value="-0.30901788927046" calcext:value-type="float">
            <text:p>-0,30901788927046</text:p>
          </table:table-cell>
          <table:table-cell table:formula="of:=COS([$Autovalores.$E$26]*[$Planilha1.$A69])" office:value-type="float" office:value="0.991444733437411" calcext:value-type="float">
            <text:p>0,991444733437411</text:p>
          </table:table-cell>
          <table:table-cell table:formula="of:=COS([$Autovalores.$E$27]*[$Planilha1.$A69])" office:value-type="float" office:value="-0.0523349382785317" calcext:value-type="float">
            <text:p>-0,052334938278532</text:p>
          </table:table-cell>
          <table:table-cell table:formula="of:=COS([$Autovalores.$E$28]*[$Planilha1.$A69])" office:value-type="float" office:value="-0.97237016751483" calcext:value-type="float">
            <text:p>-0,97237016751483</text:p>
          </table:table-cell>
          <table:table-cell table:formula="of:=COS([$Autovalores.$E$29]*[$Planilha1.$A69])" office:value-type="float" office:value="0.406735640209281" calcext:value-type="float">
            <text:p>0,406735640209281</text:p>
          </table:table-cell>
          <table:table-cell table:formula="of:=COS([$Autovalores.$E$30]*[$Planilha1.$A69])" office:value-type="float" office:value="0.824126832614053" calcext:value-type="float">
            <text:p>0,824126832614053</text:p>
          </table:table-cell>
          <table:table-cell table:formula="of:=COS([$Autovalores.$E$31]*[$Planilha1.$A69])" office:value-type="float" office:value="-0.707105949496807" calcext:value-type="float">
            <text:p>-0,707105949496807</text:p>
          </table:table-cell>
          <table:table-cell table:formula="of:=COS([$Autovalores.$E$32]*[$Planilha1.$A69])" office:value-type="float" office:value="-0.566407238561137" calcext:value-type="float">
            <text:p>-0,566407238561137</text:p>
          </table:table-cell>
          <table:table-cell table:formula="of:=COS([$Autovalores.$E$33]*[$Planilha1.$A69])" office:value-type="float" office:value="0.913544947350648" calcext:value-type="float">
            <text:p>0,913544947350648</text:p>
          </table:table-cell>
          <table:table-cell table:formula="of:=COS([$Autovalores.$E$34]*[$Planilha1.$A69])" office:value-type="float" office:value="0.233446621912613" calcext:value-type="float">
            <text:p>0,233446621912613</text:p>
          </table:table-cell>
          <table:table-cell table:formula="of:=COS([$Autovalores.$E$35]*[$Planilha1.$A69])" office:value-type="float" office:value="-0.998629464989279" calcext:value-type="float">
            <text:p>-0,998629464989279</text:p>
          </table:table-cell>
          <table:table-cell table:formula="of:=COS([$Autovalores.$E$36]*[$Planilha1.$A69])" office:value-type="float" office:value="0.130524831742182" calcext:value-type="float">
            <text:p>0,130524831742182</text:p>
          </table:table-cell>
        </table:table-row>
        <table:table-row table:style-name="ro1">
          <table:table-cell/>
          <table:table-cell table:formula="of:=COS([$Autovalores.$E$1]*[$Planilha1.$A70])" office:value-type="float" office:value="1" calcext:value-type="float">
            <text:p>1</text:p>
          </table:table-cell>
          <table:table-cell table:formula="of:=COS([$Autovalores.$E$2]*[$Planilha1.$A70])" office:value-type="float" office:value="-0.207911651895925" calcext:value-type="float">
            <text:p>-0,207911651895925</text:p>
          </table:table-cell>
          <table:table-cell table:formula="of:=COS([$Autovalores.$E$3]*[$Planilha1.$A70])" office:value-type="float" office:value="-0.913545490011815" calcext:value-type="float">
            <text:p>-0,913545490011815</text:p>
          </table:table-cell>
          <table:table-cell table:formula="of:=COS([$Autovalores.$E$4]*[$Planilha1.$A70])" office:value-type="float" office:value="0.587785155716783" calcext:value-type="float">
            <text:p>0,587785155716783</text:p>
          </table:table-cell>
          <table:table-cell table:formula="of:=COS([$Autovalores.$E$5]*[$Planilha1.$A70])" office:value-type="float" office:value="0.669130724641855" calcext:value-type="float">
            <text:p>0,669130724641855</text:p>
          </table:table-cell>
          <table:table-cell table:formula="of:=COS([$Autovalores.$E$6]*[$Planilha1.$A70])" office:value-type="float" office:value="-0.866025304305994" calcext:value-type="float">
            <text:p>-0,866025304305994</text:p>
          </table:table-cell>
          <table:table-cell table:formula="of:=COS([$Autovalores.$E$7]*[$Planilha1.$A70])" office:value-type="float" office:value="-0.309017221437994" calcext:value-type="float">
            <text:p>-0,309017221437994</text:p>
          </table:table-cell>
          <table:table-cell table:formula="of:=COS([$Autovalores.$E$8]*[$Planilha1.$A70])" office:value-type="float" office:value="0.994521866252919" calcext:value-type="float">
            <text:p>0,994521866252919</text:p>
          </table:table-cell>
          <table:table-cell table:formula="of:=COS([$Autovalores.$E$9]*[$Planilha1.$A70])" office:value-type="float" office:value="-0.104528146680532" calcext:value-type="float">
            <text:p>-0,104528146680532</text:p>
          </table:table-cell>
          <table:table-cell table:formula="of:=COS([$Autovalores.$E$10]*[$Planilha1.$A70])" office:value-type="float" office:value="-0.951056626960981" calcext:value-type="float">
            <text:p>-0,951056626960981</text:p>
          </table:table-cell>
          <table:table-cell table:formula="of:=COS([$Autovalores.$E$11]*[$Planilha1.$A70])" office:value-type="float" office:value="0.49999965539658" calcext:value-type="float">
            <text:p>0,49999965539658</text:p>
          </table:table-cell>
          <table:table-cell table:formula="of:=COS([$Autovalores.$E$12]*[$Planilha1.$A70])" office:value-type="float" office:value="0.743145118359191" calcext:value-type="float">
            <text:p>0,743145118359191</text:p>
          </table:table-cell>
          <table:table-cell table:formula="of:=COS([$Autovalores.$E$13]*[$Planilha1.$A70])" office:value-type="float" office:value="-0.809016713709484" calcext:value-type="float">
            <text:p>-0,809016713709484</text:p>
          </table:table-cell>
          <table:table-cell table:formula="of:=COS([$Autovalores.$E$14]*[$Planilha1.$A70])" office:value-type="float" office:value="-0.406737115641685" calcext:value-type="float">
            <text:p>-0,406737115641685</text:p>
          </table:table-cell>
          <table:table-cell table:formula="of:=COS([$Autovalores.$E$15]*[$Planilha1.$A70])" office:value-type="float" office:value="0.978147484910376" calcext:value-type="float">
            <text:p>0,978147484910376</text:p>
          </table:table-cell>
          <table:table-cell table:formula="of:=COS([$Autovalores.$E$16]*[$Planilha1.$A70])" office:value-type="float" office:value="0.000000596870562905108" calcext:value-type="float">
            <text:p>5,96870562905108E-07</text:p>
          </table:table-cell>
          <table:table-cell table:formula="of:=COS([$Autovalores.$E$17]*[$Planilha1.$A70])" office:value-type="float" office:value="-0.978147733103067" calcext:value-type="float">
            <text:p>-0,978147733103067</text:p>
          </table:table-cell>
          <table:table-cell table:formula="of:=COS([$Autovalores.$E$18]*[$Planilha1.$A70])" office:value-type="float" office:value="0.406736025104867" calcext:value-type="float">
            <text:p>0,406736025104867</text:p>
          </table:table-cell>
          <table:table-cell table:formula="of:=COS([$Autovalores.$E$19]*[$Planilha1.$A70])" office:value-type="float" office:value="0.809017415372797" calcext:value-type="float">
            <text:p>0,809017415372797</text:p>
          </table:table-cell>
          <table:table-cell table:formula="of:=COS([$Autovalores.$E$20]*[$Planilha1.$A70])" office:value-type="float" office:value="-0.743144319590319" calcext:value-type="float">
            <text:p>-0,743144319590319</text:p>
          </table:table-cell>
          <table:table-cell table:formula="of:=COS([$Autovalores.$E$21]*[$Planilha1.$A70])" office:value-type="float" office:value="-0.500000689206602" calcext:value-type="float">
            <text:p>-0,500000689206602</text:p>
          </table:table-cell>
          <table:table-cell table:formula="of:=COS([$Autovalores.$E$22]*[$Planilha1.$A70])" office:value-type="float" office:value="0.951056258074415" calcext:value-type="float">
            <text:p>0,951056258074415</text:p>
          </table:table-cell>
          <table:table-cell table:formula="of:=COS([$Autovalores.$E$23]*[$Planilha1.$A70])" office:value-type="float" office:value="0.104529333882191" calcext:value-type="float">
            <text:p>0,104529333882191</text:p>
          </table:table-cell>
          <table:table-cell table:formula="of:=COS([$Autovalores.$E$24]*[$Planilha1.$A70])" office:value-type="float" office:value="-0.994521991032466" calcext:value-type="float">
            <text:p>-0,994521991032466</text:p>
          </table:table-cell>
          <table:table-cell table:formula="of:=COS([$Autovalores.$E$25]*[$Planilha1.$A70])" office:value-type="float" office:value="0.309016086122585" calcext:value-type="float">
            <text:p>0,309016086122585</text:p>
          </table:table-cell>
          <table:table-cell table:formula="of:=COS([$Autovalores.$E$26]*[$Planilha1.$A70])" office:value-type="float" office:value="0.866025901176146" calcext:value-type="float">
            <text:p>0,866025901176146</text:p>
          </table:table-cell>
          <table:table-cell table:formula="of:=COS([$Autovalores.$E$27]*[$Planilha1.$A70])" office:value-type="float" office:value="-0.669129837518965" calcext:value-type="float">
            <text:p>-0,669129837518965</text:p>
          </table:table-cell>
          <table:table-cell table:formula="of:=COS([$Autovalores.$E$28]*[$Planilha1.$A70])" office:value-type="float" office:value="-0.587786121473312" calcext:value-type="float">
            <text:p>-0,587786121473312</text:p>
          </table:table-cell>
          <table:table-cell table:formula="of:=COS([$Autovalores.$E$29]*[$Planilha1.$A70])" office:value-type="float" office:value="0.91354500447299" calcext:value-type="float">
            <text:p>0,91354500447299</text:p>
          </table:table-cell>
          <table:table-cell table:formula="of:=COS([$Autovalores.$E$30]*[$Planilha1.$A70])" office:value-type="float" office:value="0.207912819550805" calcext:value-type="float">
            <text:p>0,207912819550805</text:p>
          </table:table-cell>
          <table:table-cell table:formula="of:=COS([$Autovalores.$E$31]*[$Planilha1.$A70])" office:value-type="float" office:value="-0.999999999999287" calcext:value-type="float">
            <text:p>-0,999999999999287</text:p>
          </table:table-cell>
          <table:table-cell table:formula="of:=COS([$Autovalores.$E$32]*[$Planilha1.$A70])" office:value-type="float" office:value="0.207910484240749" calcext:value-type="float">
            <text:p>0,207910484240749</text:p>
          </table:table-cell>
          <table:table-cell table:formula="of:=COS([$Autovalores.$E$33]*[$Planilha1.$A70])" office:value-type="float" office:value="0.913545975549336" calcext:value-type="float">
            <text:p>0,913545975549336</text:p>
          </table:table-cell>
          <table:table-cell table:formula="of:=COS([$Autovalores.$E$34]*[$Planilha1.$A70])" office:value-type="float" office:value="-0.587784189959429" calcext:value-type="float">
            <text:p>-0,587784189959429</text:p>
          </table:table-cell>
          <table:table-cell table:formula="of:=COS([$Autovalores.$E$35]*[$Planilha1.$A70])" office:value-type="float" office:value="-0.669131611763787" calcext:value-type="float">
            <text:p>-0,669131611763787</text:p>
          </table:table-cell>
          <table:table-cell table:formula="of:=COS([$Autovalores.$E$36]*[$Planilha1.$A70])" office:value-type="float" office:value="0.866024707434609" calcext:value-type="float">
            <text:p>0,866024707434609</text:p>
          </table:table-cell>
        </table:table-row>
        <table:table-row table:style-name="ro1">
          <table:table-cell/>
          <table:table-cell table:formula="of:=COS([$Autovalores.$E$1]*[$Planilha1.$A71])" office:value-type="float" office:value="1" calcext:value-type="float">
            <text:p>1</text:p>
          </table:table-cell>
          <table:table-cell table:formula="of:=COS([$Autovalores.$E$2]*[$Planilha1.$A71])" office:value-type="float" office:value="-0.23344532459497" calcext:value-type="float">
            <text:p>-0,23344532459497</text:p>
          </table:table-cell>
          <table:table-cell table:formula="of:=COS([$Autovalores.$E$3]*[$Planilha1.$A71])" office:value-type="float" office:value="-0.891006560849498" calcext:value-type="float">
            <text:p>-0,891006560849498</text:p>
          </table:table-cell>
          <table:table-cell table:formula="of:=COS([$Autovalores.$E$4]*[$Planilha1.$A71])" office:value-type="float" office:value="0.649447956222488" calcext:value-type="float">
            <text:p>0,649447956222488</text:p>
          </table:table-cell>
          <table:table-cell table:formula="of:=COS([$Autovalores.$E$5]*[$Planilha1.$A71])" office:value-type="float" office:value="0.587785382953701" calcext:value-type="float">
            <text:p>0,587785382953701</text:p>
          </table:table-cell>
          <table:table-cell table:formula="of:=COS([$Autovalores.$E$6]*[$Planilha1.$A71])" office:value-type="float" office:value="-0.923879455254099" calcext:value-type="float">
            <text:p>-0,923879455254099</text:p>
          </table:table-cell>
          <table:table-cell table:formula="of:=COS([$Autovalores.$E$7]*[$Planilha1.$A71])" office:value-type="float" office:value="-0.156434704316867" calcext:value-type="float">
            <text:p>-0,156434704316867</text:p>
          </table:table-cell>
          <table:table-cell table:formula="of:=COS([$Autovalores.$E$8]*[$Planilha1.$A71])" office:value-type="float" office:value="0.996917355908437" calcext:value-type="float">
            <text:p>0,996917355908437</text:p>
          </table:table-cell>
          <table:table-cell table:formula="of:=COS([$Autovalores.$E$9]*[$Planilha1.$A71])" office:value-type="float" office:value="-0.309016687171943" calcext:value-type="float">
            <text:p>-0,309016687171943</text:p>
          </table:table-cell>
          <table:table-cell table:formula="of:=COS([$Autovalores.$E$10]*[$Planilha1.$A71])" office:value-type="float" office:value="-0.852640354224204" calcext:value-type="float">
            <text:p>-0,852640354224204</text:p>
          </table:table-cell>
          <table:table-cell table:formula="of:=COS([$Autovalores.$E$11]*[$Planilha1.$A71])" office:value-type="float" office:value="0.70710649568122" calcext:value-type="float">
            <text:p>0,70710649568122</text:p>
          </table:table-cell>
          <table:table-cell table:formula="of:=COS([$Autovalores.$E$12]*[$Planilha1.$A71])" office:value-type="float" office:value="0.522498943409176" calcext:value-type="float">
            <text:p>0,522498943409176</text:p>
          </table:table-cell>
          <table:table-cell table:formula="of:=COS([$Autovalores.$E$13]*[$Planilha1.$A71])" office:value-type="float" office:value="-0.951056366570589" calcext:value-type="float">
            <text:p>-0,951056366570589</text:p>
          </table:table-cell>
          <table:table-cell table:formula="of:=COS([$Autovalores.$E$14]*[$Planilha1.$A71])" office:value-type="float" office:value="-0.078459619004804" calcext:value-type="float">
            <text:p>-0,078459619004804</text:p>
          </table:table-cell>
          <table:table-cell table:formula="of:=COS([$Autovalores.$E$15]*[$Planilha1.$A71])" office:value-type="float" office:value="0.987688429022939" calcext:value-type="float">
            <text:p>0,987688429022939</text:p>
          </table:table-cell>
          <table:table-cell table:formula="of:=COS([$Autovalores.$E$16]*[$Planilha1.$A71])" office:value-type="float" office:value="-0.382682872819105" calcext:value-type="float">
            <text:p>-0,382682872819105</text:p>
          </table:table-cell>
          <table:table-cell table:formula="of:=COS([$Autovalores.$E$17]*[$Planilha1.$A71])" office:value-type="float" office:value="-0.809017374098555" calcext:value-type="float">
            <text:p>-0,809017374098555</text:p>
          </table:table-cell>
          <table:table-cell table:formula="of:=COS([$Autovalores.$E$18]*[$Planilha1.$A71])" office:value-type="float" office:value="0.760405519817924" calcext:value-type="float">
            <text:p>0,760405519817924</text:p>
          </table:table-cell>
          <table:table-cell table:formula="of:=COS([$Autovalores.$E$19]*[$Planilha1.$A71])" office:value-type="float" office:value="0.453991147303151" calcext:value-type="float">
            <text:p>0,453991147303151</text:p>
          </table:table-cell>
          <table:table-cell table:formula="of:=COS([$Autovalores.$E$20]*[$Planilha1.$A71])" office:value-type="float" office:value="-0.972369741308774" calcext:value-type="float">
            <text:p>-0,972369741308774</text:p>
          </table:table-cell>
          <table:table-cell table:formula="of:=COS([$Autovalores.$E$21]*[$Planilha1.$A71])" office:value-type="float" office:value="-0.000000807530848932419" calcext:value-type="float">
            <text:p>-8,07530848932419E-07</text:p>
          </table:table-cell>
          <table:table-cell table:formula="of:=COS([$Autovalores.$E$22]*[$Planilha1.$A71])" office:value-type="float" office:value="0.972370118337375" calcext:value-type="float">
            <text:p>0,972370118337375</text:p>
          </table:table-cell>
          <table:table-cell table:formula="of:=COS([$Autovalores.$E$23]*[$Planilha1.$A71])" office:value-type="float" office:value="-0.453989708272589" calcext:value-type="float">
            <text:p>-0,453989708272589</text:p>
          </table:table-cell>
          <table:table-cell table:formula="of:=COS([$Autovalores.$E$24]*[$Planilha1.$A71])" office:value-type="float" office:value="-0.760406568716436" calcext:value-type="float">
            <text:p>-0,760406568716436</text:p>
          </table:table-cell>
          <table:table-cell table:formula="of:=COS([$Autovalores.$E$25]*[$Planilha1.$A71])" office:value-type="float" office:value="0.809016424788901" calcext:value-type="float">
            <text:p>0,809016424788901</text:p>
          </table:table-cell>
          <table:table-cell table:formula="of:=COS([$Autovalores.$E$26]*[$Planilha1.$A71])" office:value-type="float" office:value="0.382684364941414" calcext:value-type="float">
            <text:p>0,382684364941414</text:p>
          </table:table-cell>
          <table:table-cell table:formula="of:=COS([$Autovalores.$E$27]*[$Planilha1.$A71])" office:value-type="float" office:value="-0.987688176371242" calcext:value-type="float">
            <text:p>-0,987688176371242</text:p>
          </table:table-cell>
          <table:table-cell table:formula="of:=COS([$Autovalores.$E$28]*[$Planilha1.$A71])" office:value-type="float" office:value="0.0784580089217772" calcext:value-type="float">
            <text:p>0,078458008921777</text:p>
          </table:table-cell>
          <table:table-cell table:formula="of:=COS([$Autovalores.$E$29]*[$Planilha1.$A71])" office:value-type="float" office:value="0.951056865651602" calcext:value-type="float">
            <text:p>0,951056865651602</text:p>
          </table:table-cell>
          <table:table-cell table:formula="of:=COS([$Autovalores.$E$30]*[$Planilha1.$A71])" office:value-type="float" office:value="-0.522497566342404" calcext:value-type="float">
            <text:p>-0,522497566342404</text:p>
          </table:table-cell>
          <table:table-cell table:formula="of:=COS([$Autovalores.$E$31]*[$Planilha1.$A71])" office:value-type="float" office:value="-0.707107637701833" calcext:value-type="float">
            <text:p>-0,707107637701833</text:p>
          </table:table-cell>
          <table:table-cell table:formula="of:=COS([$Autovalores.$E$32]*[$Planilha1.$A71])" office:value-type="float" office:value="0.852639510356179" calcext:value-type="float">
            <text:p>0,852639510356179</text:p>
          </table:table-cell>
          <table:table-cell table:formula="of:=COS([$Autovalores.$E$33]*[$Planilha1.$A71])" office:value-type="float" office:value="0.309018223186643" calcext:value-type="float">
            <text:p>0,309018223186643</text:p>
          </table:table-cell>
          <table:table-cell table:formula="of:=COS([$Autovalores.$E$34]*[$Planilha1.$A71])" office:value-type="float" office:value="-0.996917229191313" calcext:value-type="float">
            <text:p>-0,996917229191313</text:p>
          </table:table-cell>
          <table:table-cell table:formula="of:=COS([$Autovalores.$E$35]*[$Planilha1.$A71])" office:value-type="float" office:value="0.156433109139133" calcext:value-type="float">
            <text:p>0,156433109139133</text:p>
          </table:table-cell>
          <table:table-cell table:formula="of:=COS([$Autovalores.$E$36]*[$Planilha1.$A71])" office:value-type="float" office:value="0.923880073310545" calcext:value-type="float">
            <text:p>0,923880073310545</text:p>
          </table:table-cell>
        </table:table-row>
        <table:table-row table:style-name="ro1">
          <table:table-cell/>
          <table:table-cell table:formula="of:=COS([$Autovalores.$E$1]*[$Planilha1.$A72])" office:value-type="float" office:value="1" calcext:value-type="float">
            <text:p>1</text:p>
          </table:table-cell>
          <table:table-cell table:formula="of:=COS([$Autovalores.$E$2]*[$Planilha1.$A72])" office:value-type="float" office:value="-0.258819005536551" calcext:value-type="float">
            <text:p>-0,258819005536551</text:p>
          </table:table-cell>
          <table:table-cell table:formula="of:=COS([$Autovalores.$E$3]*[$Planilha1.$A72])" office:value-type="float" office:value="-0.866025444746141" calcext:value-type="float">
            <text:p>-0,866025444746141</text:p>
          </table:table-cell>
          <table:table-cell table:formula="of:=COS([$Autovalores.$E$4]*[$Planilha1.$A72])" office:value-type="float" office:value="0.707106694293643" calcext:value-type="float">
            <text:p>0,707106694293643</text:p>
          </table:table-cell>
          <table:table-cell table:formula="of:=COS([$Autovalores.$E$5]*[$Planilha1.$A72])" office:value-type="float" office:value="0.500000141895503" calcext:value-type="float">
            <text:p>0,500000141895503</text:p>
          </table:table-cell>
          <table:table-cell table:formula="of:=COS([$Autovalores.$E$6]*[$Planilha1.$A72])" office:value-type="float" office:value="-0.9659257732807" calcext:value-type="float">
            <text:p>-0,9659257732807</text:p>
          </table:table-cell>
          <table:table-cell table:formula="of:=COS([$Autovalores.$E$7]*[$Planilha1.$A72])" office:value-type="float" office:value="-0.000000245770233038367" calcext:value-type="float">
            <text:p>-2,45770233038367E-07</text:p>
          </table:table-cell>
          <table:table-cell table:formula="of:=COS([$Autovalores.$E$8]*[$Planilha1.$A72])" office:value-type="float" office:value="0.965925900500716" calcext:value-type="float">
            <text:p>0,965925900500716</text:p>
          </table:table-cell>
          <table:table-cell table:formula="of:=COS([$Autovalores.$E$9]*[$Planilha1.$A72])" office:value-type="float" office:value="-0.499999716208953" calcext:value-type="float">
            <text:p>-0,499999716208953</text:p>
          </table:table-cell>
          <table:table-cell table:formula="of:=COS([$Autovalores.$E$10]*[$Planilha1.$A72])" office:value-type="float" office:value="-0.707107041865197" calcext:value-type="float">
            <text:p>-0,707107041865197</text:p>
          </table:table-cell>
          <table:table-cell table:formula="of:=COS([$Autovalores.$E$11]*[$Planilha1.$A72])" office:value-type="float" office:value="0.866025198975838" calcext:value-type="float">
            <text:p>0,866025198975838</text:p>
          </table:table-cell>
          <table:table-cell table:formula="of:=COS([$Autovalores.$E$12]*[$Planilha1.$A72])" office:value-type="float" office:value="0.25881948032816" calcext:value-type="float">
            <text:p>0,25881948032816</text:p>
          </table:table-cell>
          <table:table-cell table:formula="of:=COS([$Autovalores.$E$13]*[$Planilha1.$A72])" office:value-type="float" office:value="-0.999999999999879" calcext:value-type="float">
            <text:p>-0,999999999999879</text:p>
          </table:table-cell>
          <table:table-cell table:formula="of:=COS([$Autovalores.$E$14]*[$Planilha1.$A72])" office:value-type="float" office:value="0.258818530744884" calcext:value-type="float">
            <text:p>0,258818530744884</text:p>
          </table:table-cell>
          <table:table-cell table:formula="of:=COS([$Autovalores.$E$15]*[$Planilha1.$A72])" office:value-type="float" office:value="0.866025690516237" calcext:value-type="float">
            <text:p>0,866025690516237</text:p>
          </table:table-cell>
          <table:table-cell table:formula="of:=COS([$Autovalores.$E$16]*[$Planilha1.$A72])" office:value-type="float" office:value="-0.707106346721918" calcext:value-type="float">
            <text:p>-0,707106346721918</text:p>
          </table:table-cell>
          <table:table-cell table:formula="of:=COS([$Autovalores.$E$17]*[$Planilha1.$A72])" office:value-type="float" office:value="-0.500000567581933" calcext:value-type="float">
            <text:p>-0,500000567581933</text:p>
          </table:table-cell>
          <table:table-cell table:formula="of:=COS([$Autovalores.$E$18]*[$Planilha1.$A72])" office:value-type="float" office:value="0.965925646060453" calcext:value-type="float">
            <text:p>0,965925646060453</text:p>
          </table:table-cell>
          <table:table-cell table:formula="of:=COS([$Autovalores.$E$19]*[$Planilha1.$A72])" office:value-type="float" office:value="0.000000737310699115042" calcext:value-type="float">
            <text:p>7,37310699115042E-07</text:p>
          </table:table-cell>
          <table:table-cell table:formula="of:=COS([$Autovalores.$E$20]*[$Planilha1.$A72])" office:value-type="float" office:value="-0.965926027720498" calcext:value-type="float">
            <text:p>-0,965926027720498</text:p>
          </table:table-cell>
          <table:table-cell table:formula="of:=COS([$Autovalores.$E$21]*[$Planilha1.$A72])" office:value-type="float" office:value="0.499999290522281" calcext:value-type="float">
            <text:p>0,499999290522281</text:p>
          </table:table-cell>
          <table:table-cell table:formula="of:=COS([$Autovalores.$E$22]*[$Planilha1.$A72])" office:value-type="float" office:value="0.70710738943658" calcext:value-type="float">
            <text:p>0,70710738943658</text:p>
          </table:table-cell>
          <table:table-cell table:formula="of:=COS([$Autovalores.$E$23]*[$Planilha1.$A72])" office:value-type="float" office:value="-0.866024953205323" calcext:value-type="float">
            <text:p>-0,866024953205323</text:p>
          </table:table-cell>
          <table:table-cell table:formula="of:=COS([$Autovalores.$E$24]*[$Planilha1.$A72])" office:value-type="float" office:value="-0.258819955119705" calcext:value-type="float">
            <text:p>-0,258819955119705</text:p>
          </table:table-cell>
          <table:table-cell table:formula="of:=COS([$Autovalores.$E$25]*[$Planilha1.$A72])" office:value-type="float" office:value="0.999999999999517" calcext:value-type="float">
            <text:p>0,999999999999517</text:p>
          </table:table-cell>
          <table:table-cell table:formula="of:=COS([$Autovalores.$E$26]*[$Planilha1.$A72])" office:value-type="float" office:value="-0.258818055953154" calcext:value-type="float">
            <text:p>-0,258818055953154</text:p>
          </table:table-cell>
          <table:table-cell table:formula="of:=COS([$Autovalores.$E$27]*[$Planilha1.$A72])" office:value-type="float" office:value="-0.866025936286119" calcext:value-type="float">
            <text:p>-0,866025936286119</text:p>
          </table:table-cell>
          <table:table-cell table:formula="of:=COS([$Autovalores.$E$28]*[$Planilha1.$A72])" office:value-type="float" office:value="0.707105999150017" calcext:value-type="float">
            <text:p>0,707105999150017</text:p>
          </table:table-cell>
          <table:table-cell table:formula="of:=COS([$Autovalores.$E$29]*[$Planilha1.$A72])" office:value-type="float" office:value="0.500000993268249" calcext:value-type="float">
            <text:p>0,500000993268249</text:p>
          </table:table-cell>
          <table:table-cell table:formula="of:=COS([$Autovalores.$E$30]*[$Planilha1.$A72])" office:value-type="float" office:value="-0.965925518839969" calcext:value-type="float">
            <text:p>-0,965925518839969</text:p>
          </table:table-cell>
          <table:table-cell table:formula="of:=COS([$Autovalores.$E$31]*[$Planilha1.$A72])" office:value-type="float" office:value="-0.00000122885116519154" calcext:value-type="float">
            <text:p>-1,22885116519154E-06</text:p>
          </table:table-cell>
          <table:table-cell table:formula="of:=COS([$Autovalores.$E$32]*[$Planilha1.$A72])" office:value-type="float" office:value="0.965926154940044" calcext:value-type="float">
            <text:p>0,965926154940044</text:p>
          </table:table-cell>
          <table:table-cell table:formula="of:=COS([$Autovalores.$E$33]*[$Planilha1.$A72])" office:value-type="float" office:value="-0.499998864835489" calcext:value-type="float">
            <text:p>-0,499998864835489</text:p>
          </table:table-cell>
          <table:table-cell table:formula="of:=COS([$Autovalores.$E$34]*[$Planilha1.$A72])" office:value-type="float" office:value="-0.707107737007793" calcext:value-type="float">
            <text:p>-0,707107737007793</text:p>
          </table:table-cell>
          <table:table-cell table:formula="of:=COS([$Autovalores.$E$35]*[$Planilha1.$A72])" office:value-type="float" office:value="0.866024707434609" calcext:value-type="float">
            <text:p>0,866024707434609</text:p>
          </table:table-cell>
          <table:table-cell table:formula="of:=COS([$Autovalores.$E$36]*[$Planilha1.$A72])" office:value-type="float" office:value="0.258820429911178" calcext:value-type="float">
            <text:p>0,258820429911178</text:p>
          </table:table-cell>
        </table:table-row>
        <table:table-row table:style-name="ro1">
          <table:table-cell/>
          <table:table-cell table:formula="of:=COS([$Autovalores.$E$1]*[$Planilha1.$A73])" office:value-type="float" office:value="1" calcext:value-type="float">
            <text:p>1</text:p>
          </table:table-cell>
          <table:table-cell table:formula="of:=COS([$Autovalores.$E$2]*[$Planilha1.$A73])" office:value-type="float" office:value="-0.284015304867957" calcext:value-type="float">
            <text:p>-0,284015304867957</text:p>
          </table:table-cell>
          <table:table-cell table:formula="of:=COS([$Autovalores.$E$3]*[$Planilha1.$A73])" office:value-type="float" office:value="-0.838670613201523" calcext:value-type="float">
            <text:p>-0,838670613201523</text:p>
          </table:table-cell>
          <table:table-cell table:formula="of:=COS([$Autovalores.$E$4]*[$Planilha1.$A73])" office:value-type="float" office:value="0.76040588465241" calcext:value-type="float">
            <text:p>0,76040588465241</text:p>
          </table:table-cell>
          <table:table-cell table:formula="of:=COS([$Autovalores.$E$5]*[$Planilha1.$A73])" office:value-type="float" office:value="0.406736794895638" calcext:value-type="float">
            <text:p>0,406736794895638</text:p>
          </table:table-cell>
          <table:table-cell table:formula="of:=COS([$Autovalores.$E$6]*[$Planilha1.$A73])" office:value-type="float" office:value="-0.991444834259011" calcext:value-type="float">
            <text:p>-0,991444834259011</text:p>
          </table:table-cell>
          <table:table-cell table:formula="of:=COS([$Autovalores.$E$7]*[$Planilha1.$A73])" office:value-type="float" office:value="0.156434218828028" calcext:value-type="float">
            <text:p>0,156434218828028</text:p>
          </table:table-cell>
          <table:table-cell table:formula="of:=COS([$Autovalores.$E$8]*[$Planilha1.$A73])" office:value-type="float" office:value="0.902585409554565" calcext:value-type="float">
            <text:p>0,902585409554565</text:p>
          </table:table-cell>
          <table:table-cell table:formula="of:=COS([$Autovalores.$E$9]*[$Planilha1.$A73])" office:value-type="float" office:value="-0.669130359356048" calcext:value-type="float">
            <text:p>-0,669130359356048</text:p>
          </table:table-cell>
          <table:table-cell table:formula="of:=COS([$Autovalores.$E$10]*[$Planilha1.$A73])" office:value-type="float" office:value="-0.522498883536738" calcext:value-type="float">
            <text:p>-0,522498883536738</text:p>
          </table:table-cell>
          <table:table-cell table:formula="of:=COS([$Autovalores.$E$11]*[$Planilha1.$A73])" office:value-type="float" office:value="0.965925718757754" calcext:value-type="float">
            <text:p>0,965925718757754</text:p>
          </table:table-cell>
          <table:table-cell table:formula="of:=COS([$Autovalores.$E$12]*[$Planilha1.$A73])" office:value-type="float" office:value="-0.0261764914488274" calcext:value-type="float">
            <text:p>-0,026176491448827</text:p>
          </table:table-cell>
          <table:table-cell table:formula="of:=COS([$Autovalores.$E$13]*[$Planilha1.$A73])" office:value-type="float" office:value="-0.951056670359329" calcext:value-type="float">
            <text:p>-0,951056670359329</text:p>
          </table:table-cell>
          <table:table-cell table:formula="of:=COS([$Autovalores.$E$14]*[$Planilha1.$A73])" office:value-type="float" office:value="0.566405791806449" calcext:value-type="float">
            <text:p>0,566405791806449</text:p>
          </table:table-cell>
          <table:table-cell table:formula="of:=COS([$Autovalores.$E$15]*[$Planilha1.$A73])" office:value-type="float" office:value="0.629320843081563" calcext:value-type="float">
            <text:p>0,629320843081563</text:p>
          </table:table-cell>
          <table:table-cell table:formula="of:=COS([$Autovalores.$E$16]*[$Planilha1.$A73])" office:value-type="float" office:value="-0.923879294021584" calcext:value-type="float">
            <text:p>-0,923879294021584</text:p>
          </table:table-cell>
          <table:table-cell table:formula="of:=COS([$Autovalores.$E$17]*[$Planilha1.$A73])" office:value-type="float" office:value="-0.104529124376093" calcext:value-type="float">
            <text:p>-0,104529124376093</text:p>
          </table:table-cell>
          <table:table-cell table:formula="of:=COS([$Autovalores.$E$18]*[$Planilha1.$A73])" office:value-type="float" office:value="0.983255036276098" calcext:value-type="float">
            <text:p>0,983255036276098</text:p>
          </table:table-cell>
          <table:table-cell table:formula="of:=COS([$Autovalores.$E$19]*[$Planilha1.$A73])" office:value-type="float" office:value="-0.453989833405725" calcext:value-type="float">
            <text:p>-0,453989833405725</text:p>
          </table:table-cell>
          <table:table-cell table:formula="of:=COS([$Autovalores.$E$20]*[$Planilha1.$A73])" office:value-type="float" office:value="-0.725374914392743" calcext:value-type="float">
            <text:p>-0,725374914392743</text:p>
          </table:table-cell>
          <table:table-cell table:formula="of:=COS([$Autovalores.$E$21]*[$Planilha1.$A73])" office:value-type="float" office:value="0.866024988315369" calcext:value-type="float">
            <text:p>0,866024988315369</text:p>
          </table:table-cell>
          <table:table-cell table:formula="of:=COS([$Autovalores.$E$22]*[$Planilha1.$A73])" office:value-type="float" office:value="0.233446212233421" calcext:value-type="float">
            <text:p>0,233446212233421</text:p>
          </table:table-cell>
          <table:table-cell table:formula="of:=COS([$Autovalores.$E$23]*[$Planilha1.$A73])" office:value-type="float" office:value="-0.998629582590859" calcext:value-type="float">
            <text:p>-0,998629582590859</text:p>
          </table:table-cell>
          <table:table-cell table:formula="of:=COS([$Autovalores.$E$24]*[$Planilha1.$A73])" office:value-type="float" office:value="0.33380595846598" calcext:value-type="float">
            <text:p>0,33380595846598</text:p>
          </table:table-cell>
          <table:table-cell table:formula="of:=COS([$Autovalores.$E$25]*[$Planilha1.$A73])" office:value-type="float" office:value="0.809017580469947" calcext:value-type="float">
            <text:p>0,809017580469947</text:p>
          </table:table-cell>
          <table:table-cell table:formula="of:=COS([$Autovalores.$E$26]*[$Planilha1.$A73])" office:value-type="float" office:value="-0.793352707987398" calcext:value-type="float">
            <text:p>-0,793352707987398</text:p>
          </table:table-cell>
          <table:table-cell table:formula="of:=COS([$Autovalores.$E$27]*[$Planilha1.$A73])" office:value-type="float" office:value="-0.358368958016219" calcext:value-type="float">
            <text:p>-0,358368958016219</text:p>
          </table:table-cell>
          <table:table-cell table:formula="of:=COS([$Autovalores.$E$28]*[$Planilha1.$A73])" office:value-type="float" office:value="0.996917245719779" calcext:value-type="float">
            <text:p>0,996917245719779</text:p>
          </table:table-cell>
          <table:table-cell table:formula="of:=COS([$Autovalores.$E$29]*[$Planilha1.$A73])" office:value-type="float" office:value="-0.207910552926222" calcext:value-type="float">
            <text:p>-0,207910552926222</text:p>
          </table:table-cell>
          <table:table-cell table:formula="of:=COS([$Autovalores.$E$30]*[$Planilha1.$A73])" office:value-type="float" office:value="-0.878817687570562" calcext:value-type="float">
            <text:p>-0,878817687570562</text:p>
          </table:table-cell>
          <table:table-cell table:formula="of:=COS([$Autovalores.$E$31]*[$Planilha1.$A73])" office:value-type="float" office:value="0.707105899843642" calcext:value-type="float">
            <text:p>0,707105899843642</text:p>
          </table:table-cell>
          <table:table-cell table:formula="of:=COS([$Autovalores.$E$32]*[$Planilha1.$A73])" office:value-type="float" office:value="0.477159892134516" calcext:value-type="float">
            <text:p>0,477159892134516</text:p>
          </table:table-cell>
          <table:table-cell table:formula="of:=COS([$Autovalores.$E$33]*[$Planilha1.$A73])" office:value-type="float" office:value="-0.978147324314335" calcext:value-type="float">
            <text:p>-0,978147324314335</text:p>
          </table:table-cell>
          <table:table-cell table:formula="of:=COS([$Autovalores.$E$34]*[$Planilha1.$A73])" office:value-type="float" office:value="0.0784577289073094" calcext:value-type="float">
            <text:p>0,07845772890731</text:p>
          </table:table-cell>
          <table:table-cell table:formula="of:=COS([$Autovalores.$E$35]*[$Planilha1.$A73])" office:value-type="float" office:value="0.93358093272462" calcext:value-type="float">
            <text:p>0,93358093272462</text:p>
          </table:table-cell>
          <table:table-cell table:formula="of:=COS([$Autovalores.$E$36]*[$Planilha1.$A73])" office:value-type="float" office:value="-0.608760275360694" calcext:value-type="float">
            <text:p>-0,608760275360694</text:p>
          </table:table-cell>
        </table:table-row>
        <table:table-row table:style-name="ro1">
          <table:table-cell/>
          <table:table-cell table:formula="of:=COS([$Autovalores.$E$1]*[$Planilha1.$A74])" office:value-type="float" office:value="1" calcext:value-type="float">
            <text:p>1</text:p>
          </table:table-cell>
          <table:table-cell table:formula="of:=COS([$Autovalores.$E$2]*[$Planilha1.$A74])" office:value-type="float" office:value="-0.309016954304996" calcext:value-type="float">
            <text:p>-0,309016954304996</text:p>
          </table:table-cell>
          <table:table-cell table:formula="of:=COS([$Autovalores.$E$3]*[$Planilha1.$A74])" office:value-type="float" office:value="-0.809017043904129" calcext:value-type="float">
            <text:p>-0,809017043904129</text:p>
          </table:table-cell>
          <table:table-cell table:formula="of:=COS([$Autovalores.$E$4]*[$Planilha1.$A74])" office:value-type="float" office:value="0.809016920081165" calcext:value-type="float">
            <text:p>0,809016920081165</text:p>
          </table:table-cell>
          <table:table-cell table:formula="of:=COS([$Autovalores.$E$5]*[$Planilha1.$A74])" office:value-type="float" office:value="0.309017154654749" calcext:value-type="float">
            <text:p>0,309017154654749</text:p>
          </table:table-cell>
          <table:table-cell table:formula="of:=COS([$Autovalores.$E$6]*[$Planilha1.$A74])" office:value-type="float" office:value="-0.999999999999978" calcext:value-type="float">
            <text:p>-0,999999999999978</text:p>
          </table:table-cell>
          <table:table-cell table:formula="of:=COS([$Autovalores.$E$7]*[$Planilha1.$A74])" office:value-type="float" office:value="0.309016753955228" calcext:value-type="float">
            <text:p>0,309016753955228</text:p>
          </table:table-cell>
          <table:table-cell table:formula="of:=COS([$Autovalores.$E$8]*[$Planilha1.$A74])" office:value-type="float" office:value="0.809017167727057" calcext:value-type="float">
            <text:p>0,809017167727057</text:p>
          </table:table-cell>
          <table:table-cell table:formula="of:=COS([$Autovalores.$E$9]*[$Planilha1.$A74])" office:value-type="float" office:value="-0.809016796258165" calcext:value-type="float">
            <text:p>-0,809016796258165</text:p>
          </table:table-cell>
          <table:table-cell table:formula="of:=COS([$Autovalores.$E$10]*[$Planilha1.$A74])" office:value-type="float" office:value="-0.309017355004491" calcext:value-type="float">
            <text:p>-0,309017355004491</text:p>
          </table:table-cell>
          <table:table-cell table:formula="of:=COS([$Autovalores.$E$11]*[$Planilha1.$A74])" office:value-type="float" office:value="0.999999999999911" calcext:value-type="float">
            <text:p>0,999999999999911</text:p>
          </table:table-cell>
          <table:table-cell table:formula="of:=COS([$Autovalores.$E$12]*[$Planilha1.$A74])" office:value-type="float" office:value="-0.309016553605443" calcext:value-type="float">
            <text:p>-0,309016553605443</text:p>
          </table:table-cell>
          <table:table-cell table:formula="of:=COS([$Autovalores.$E$13]*[$Planilha1.$A74])" office:value-type="float" office:value="-0.809017291549948" calcext:value-type="float">
            <text:p>-0,809017291549948</text:p>
          </table:table-cell>
          <table:table-cell table:formula="of:=COS([$Autovalores.$E$14]*[$Planilha1.$A74])" office:value-type="float" office:value="0.80901667243513" calcext:value-type="float">
            <text:p>0,80901667243513</text:p>
          </table:table-cell>
          <table:table-cell table:formula="of:=COS([$Autovalores.$E$15]*[$Planilha1.$A74])" office:value-type="float" office:value="0.309017555354219" calcext:value-type="float">
            <text:p>0,309017555354219</text:p>
          </table:table-cell>
          <table:table-cell table:formula="of:=COS([$Autovalores.$E$16]*[$Planilha1.$A74])" office:value-type="float" office:value="-0.9999999999998" calcext:value-type="float">
            <text:p>-0,9999999999998</text:p>
          </table:table-cell>
          <table:table-cell table:formula="of:=COS([$Autovalores.$E$17]*[$Planilha1.$A74])" office:value-type="float" office:value="0.309016353255652" calcext:value-type="float">
            <text:p>0,309016353255652</text:p>
          </table:table-cell>
          <table:table-cell table:formula="of:=COS([$Autovalores.$E$18]*[$Planilha1.$A74])" office:value-type="float" office:value="0.809017415372801" calcext:value-type="float">
            <text:p>0,809017415372801</text:p>
          </table:table-cell>
          <table:table-cell table:formula="of:=COS([$Autovalores.$E$19]*[$Planilha1.$A74])" office:value-type="float" office:value="-0.809016548612057" calcext:value-type="float">
            <text:p>-0,809016548612057</text:p>
          </table:table-cell>
          <table:table-cell table:formula="of:=COS([$Autovalores.$E$20]*[$Planilha1.$A74])" office:value-type="float" office:value="-0.309017755703937" calcext:value-type="float">
            <text:p>-0,309017755703937</text:p>
          </table:table-cell>
          <table:table-cell table:formula="of:=COS([$Autovalores.$E$21]*[$Planilha1.$A74])" office:value-type="float" office:value="0.999999999999645" calcext:value-type="float">
            <text:p>0,999999999999645</text:p>
          </table:table-cell>
          <table:table-cell table:formula="of:=COS([$Autovalores.$E$22]*[$Planilha1.$A74])" office:value-type="float" office:value="-0.309016152905842" calcext:value-type="float">
            <text:p>-0,309016152905842</text:p>
          </table:table-cell>
          <table:table-cell table:formula="of:=COS([$Autovalores.$E$23]*[$Planilha1.$A74])" office:value-type="float" office:value="-0.809017539195629" calcext:value-type="float">
            <text:p>-0,809017539195629</text:p>
          </table:table-cell>
          <table:table-cell table:formula="of:=COS([$Autovalores.$E$24]*[$Planilha1.$A74])" office:value-type="float" office:value="0.809016424788947" calcext:value-type="float">
            <text:p>0,809016424788947</text:p>
          </table:table-cell>
          <table:table-cell table:formula="of:=COS([$Autovalores.$E$25]*[$Planilha1.$A74])" office:value-type="float" office:value="0.309017956053628" calcext:value-type="float">
            <text:p>0,309017956053628</text:p>
          </table:table-cell>
          <table:table-cell table:formula="of:=COS([$Autovalores.$E$26]*[$Planilha1.$A74])" office:value-type="float" office:value="-0.999999999999445" calcext:value-type="float">
            <text:p>-0,999999999999445</text:p>
          </table:table-cell>
          <table:table-cell table:formula="of:=COS([$Autovalores.$E$27]*[$Planilha1.$A74])" office:value-type="float" office:value="0.309015952556021" calcext:value-type="float">
            <text:p>0,309015952556021</text:p>
          </table:table-cell>
          <table:table-cell table:formula="of:=COS([$Autovalores.$E$28]*[$Planilha1.$A74])" office:value-type="float" office:value="0.809017663018412" calcext:value-type="float">
            <text:p>0,809017663018412</text:p>
          </table:table-cell>
          <table:table-cell table:formula="of:=COS([$Autovalores.$E$29]*[$Planilha1.$A74])" office:value-type="float" office:value="-0.809016300965804" calcext:value-type="float">
            <text:p>-0,809016300965804</text:p>
          </table:table-cell>
          <table:table-cell table:formula="of:=COS([$Autovalores.$E$30]*[$Planilha1.$A74])" office:value-type="float" office:value="-0.309018156403319" calcext:value-type="float">
            <text:p>-0,309018156403319</text:p>
          </table:table-cell>
          <table:table-cell table:formula="of:=COS([$Autovalores.$E$31]*[$Planilha1.$A74])" office:value-type="float" office:value="0.999999999999201" calcext:value-type="float">
            <text:p>0,999999999999201</text:p>
          </table:table-cell>
          <table:table-cell table:formula="of:=COS([$Autovalores.$E$32]*[$Planilha1.$A74])" office:value-type="float" office:value="-0.309015752206179" calcext:value-type="float">
            <text:p>-0,309015752206179</text:p>
          </table:table-cell>
          <table:table-cell table:formula="of:=COS([$Autovalores.$E$33]*[$Planilha1.$A74])" office:value-type="float" office:value="-0.809017786841156" calcext:value-type="float">
            <text:p>-0,809017786841156</text:p>
          </table:table-cell>
          <table:table-cell table:formula="of:=COS([$Autovalores.$E$34]*[$Planilha1.$A74])" office:value-type="float" office:value="0.80901617714263" calcext:value-type="float">
            <text:p>0,80901617714263</text:p>
          </table:table-cell>
          <table:table-cell table:formula="of:=COS([$Autovalores.$E$35]*[$Planilha1.$A74])" office:value-type="float" office:value="0.309018356752976" calcext:value-type="float">
            <text:p>0,309018356752976</text:p>
          </table:table-cell>
          <table:table-cell table:formula="of:=COS([$Autovalores.$E$36]*[$Planilha1.$A74])" office:value-type="float" office:value="-0.999999999998913" calcext:value-type="float">
            <text:p>-0,999999999998913</text:p>
          </table:table-cell>
        </table:table-row>
        <table:table-row table:style-name="ro1">
          <table:table-cell/>
          <table:table-cell table:formula="of:=COS([$Autovalores.$E$1]*[$Planilha1.$A75])" office:value-type="float" office:value="1" calcext:value-type="float">
            <text:p>1</text:p>
          </table:table-cell>
          <table:table-cell table:formula="of:=COS([$Autovalores.$E$2]*[$Planilha1.$A75])" office:value-type="float" office:value="-0.333806818966754" calcext:value-type="float">
            <text:p>-0,333806818966754</text:p>
          </table:table-cell>
          <table:table-cell table:formula="of:=COS([$Autovalores.$E$3]*[$Planilha1.$A75])" office:value-type="float" office:value="-0.777146015222593" calcext:value-type="float">
            <text:p>-0,777146015222593</text:p>
          </table:table-cell>
          <table:table-cell table:formula="of:=COS([$Autovalores.$E$4]*[$Planilha1.$A75])" office:value-type="float" office:value="0.852640097395039" calcext:value-type="float">
            <text:p>0,852640097395039</text:p>
          </table:table-cell>
          <table:table-cell table:formula="of:=COS([$Autovalores.$E$5]*[$Planilha1.$A75])" office:value-type="float" office:value="0.207911857952709" calcext:value-type="float">
            <text:p>0,207911857952709</text:p>
          </table:table-cell>
          <table:table-cell table:formula="of:=COS([$Autovalores.$E$6]*[$Planilha1.$A75])" office:value-type="float" office:value="-0.991444889252363" calcext:value-type="float">
            <text:p>-0,991444889252363</text:p>
          </table:table-cell>
          <table:table-cell table:formula="of:=COS([$Autovalores.$E$7]*[$Planilha1.$A75])" office:value-type="float" office:value="0.453990271371645" calcext:value-type="float">
            <text:p>0,453990271371645</text:p>
          </table:table-cell>
          <table:table-cell table:formula="of:=COS([$Autovalores.$E$8]*[$Planilha1.$A75])" office:value-type="float" office:value="0.688354792595519" calcext:value-type="float">
            <text:p>0,688354792595519</text:p>
          </table:table-cell>
          <table:table-cell table:formula="of:=COS([$Autovalores.$E$9]*[$Planilha1.$A75])" office:value-type="float" office:value="-0.913545318645305" calcext:value-type="float">
            <text:p>-0,913545318645305</text:p>
          </table:table-cell>
          <table:table-cell table:formula="of:=COS([$Autovalores.$E$10]*[$Planilha1.$A75])" office:value-type="float" office:value="-0.0784594789975993" calcext:value-type="float">
            <text:p>-0,078459478997599</text:p>
          </table:table-cell>
          <table:table-cell table:formula="of:=COS([$Autovalores.$E$11]*[$Planilha1.$A75])" office:value-type="float" office:value="0.965925936849261" calcext:value-type="float">
            <text:p>0,965925936849261</text:p>
          </table:table-cell>
          <table:table-cell table:formula="of:=COS([$Autovalores.$E$12]*[$Planilha1.$A75])" office:value-type="float" office:value="-0.566405849676666" calcext:value-type="float">
            <text:p>-0,566405849676666</text:p>
          </table:table-cell>
          <table:table-cell table:formula="of:=COS([$Autovalores.$E$13]*[$Planilha1.$A75])" office:value-type="float" office:value="-0.587785666999801" calcext:value-type="float">
            <text:p>-0,587785666999801</text:p>
          </table:table-cell>
          <table:table-cell table:formula="of:=COS([$Autovalores.$E$14]*[$Planilha1.$A75])" office:value-type="float" office:value="0.958819577147578" calcext:value-type="float">
            <text:p>0,958819577147578</text:p>
          </table:table-cell>
          <table:table-cell table:formula="of:=COS([$Autovalores.$E$15]*[$Planilha1.$A75])" office:value-type="float" office:value="-0.0523353590215602" calcext:value-type="float">
            <text:p>-0,05233535902156</text:p>
          </table:table-cell>
          <table:table-cell table:formula="of:=COS([$Autovalores.$E$16]*[$Planilha1.$A75])" office:value-type="float" office:value="-0.923879777718637" calcext:value-type="float">
            <text:p>-0,923879777718637</text:p>
          </table:table-cell>
          <table:table-cell table:formula="of:=COS([$Autovalores.$E$17]*[$Planilha1.$A75])" office:value-type="float" office:value="0.669130098437505" calcext:value-type="float">
            <text:p>0,669130098437505</text:p>
          </table:table-cell>
          <table:table-cell table:formula="of:=COS([$Autovalores.$E$18]*[$Planilha1.$A75])" office:value-type="float" office:value="0.477159398449962" calcext:value-type="float">
            <text:p>0,477159398449962</text:p>
          </table:table-cell>
          <table:table-cell table:formula="of:=COS([$Autovalores.$E$19]*[$Planilha1.$A75])" office:value-type="float" office:value="-0.98768822031085" calcext:value-type="float">
            <text:p>-0,98768822031085</text:p>
          </table:table-cell>
          <table:table-cell table:formula="of:=COS([$Autovalores.$E$20]*[$Planilha1.$A75])" office:value-type="float" office:value="0.182234727455826" calcext:value-type="float">
            <text:p>0,182234727455826</text:p>
          </table:table-cell>
          <table:table-cell table:formula="of:=COS([$Autovalores.$E$21]*[$Planilha1.$A75])" office:value-type="float" office:value="0.866025830956244" calcext:value-type="float">
            <text:p>0,866025830956244</text:p>
          </table:table-cell>
          <table:table-cell table:formula="of:=COS([$Autovalores.$E$22]*[$Planilha1.$A75])" office:value-type="float" office:value="-0.76040538300492" calcext:value-type="float">
            <text:p>-0,76040538300492</text:p>
          </table:table-cell>
          <table:table-cell table:formula="of:=COS([$Autovalores.$E$23]*[$Planilha1.$A75])" office:value-type="float" office:value="-0.358368826904108" calcext:value-type="float">
            <text:p>-0,358368826904108</text:p>
          </table:table-cell>
          <table:table-cell table:formula="of:=COS([$Autovalores.$E$24]*[$Planilha1.$A75])" office:value-type="float" office:value="0.999657299256331" calcext:value-type="float">
            <text:p>0,999657299256331</text:p>
          </table:table-cell>
          <table:table-cell table:formula="of:=COS([$Autovalores.$E$25]*[$Planilha1.$A75])" office:value-type="float" office:value="-0.309016019339199" calcext:value-type="float">
            <text:p>-0,309016019339199</text:p>
          </table:table-cell>
          <table:table-cell table:formula="of:=COS([$Autovalores.$E$26]*[$Planilha1.$A75])" office:value-type="float" office:value="-0.793353990405556" calcext:value-type="float">
            <text:p>-0,793353990405556</text:p>
          </table:table-cell>
          <table:table-cell table:formula="of:=COS([$Autovalores.$E$27]*[$Planilha1.$A75])" office:value-type="float" office:value="0.83866996304292" calcext:value-type="float">
            <text:p>0,83866996304292</text:p>
          </table:table-cell>
          <table:table-cell table:formula="of:=COS([$Autovalores.$E$28]*[$Planilha1.$A75])" office:value-type="float" office:value="0.233446485352917" calcext:value-type="float">
            <text:p>0,233446485352917</text:p>
          </table:table-cell>
          <table:table-cell table:formula="of:=COS([$Autovalores.$E$29]*[$Planilha1.$A75])" office:value-type="float" office:value="-0.994522020392169" calcext:value-type="float">
            <text:p>-0,994522020392169</text:p>
          </table:table-cell>
          <table:table-cell table:formula="of:=COS([$Autovalores.$E$30]*[$Planilha1.$A75])" office:value-type="float" office:value="0.430509978686083" calcext:value-type="float">
            <text:p>0,430509978686083</text:p>
          </table:table-cell>
          <table:table-cell table:formula="of:=COS([$Autovalores.$E$31]*[$Planilha1.$A75])" office:value-type="float" office:value="0.707107687354875" calcext:value-type="float">
            <text:p>0,707107687354875</text:p>
          </table:table-cell>
          <table:table-cell table:formula="of:=COS([$Autovalores.$E$32]*[$Planilha1.$A75])" office:value-type="float" office:value="-0.902584714251825" calcext:value-type="float">
            <text:p>-0,902584714251825</text:p>
          </table:table-cell>
          <table:table-cell table:formula="of:=COS([$Autovalores.$E$33]*[$Planilha1.$A75])" office:value-type="float" office:value="-0.104529822730031" calcext:value-type="float">
            <text:p>-0,104529822730031</text:p>
          </table:table-cell>
          <table:table-cell table:formula="of:=COS([$Autovalores.$E$34]*[$Planilha1.$A75])" office:value-type="float" office:value="0.972370249477166" calcext:value-type="float">
            <text:p>0,972370249477166</text:p>
          </table:table-cell>
          <table:table-cell table:formula="of:=COS([$Autovalores.$E$35]*[$Planilha1.$A75])" office:value-type="float" office:value="-0.544637816941741" calcext:value-type="float">
            <text:p>-0,544637816941741</text:p>
          </table:table-cell>
          <table:table-cell table:formula="of:=COS([$Autovalores.$E$36]*[$Planilha1.$A75])" office:value-type="float" office:value="-0.608762615152541" calcext:value-type="float">
            <text:p>-0,608762615152541</text:p>
          </table:table-cell>
        </table:table-row>
        <table:table-row table:style-name="ro1">
          <table:table-cell/>
          <table:table-cell table:formula="of:=COS([$Autovalores.$E$1]*[$Planilha1.$A76])" office:value-type="float" office:value="1" calcext:value-type="float">
            <text:p>1</text:p>
          </table:table-cell>
          <table:table-cell table:formula="of:=COS([$Autovalores.$E$2]*[$Planilha1.$A76])" office:value-type="float" office:value="-0.35836790911905" calcext:value-type="float">
            <text:p>-0,35836790911905</text:p>
          </table:table-cell>
          <table:table-cell table:formula="of:=COS([$Autovalores.$E$3]*[$Planilha1.$A76])" office:value-type="float" office:value="-0.743144883427281" calcext:value-type="float">
            <text:p>-0,743144883427281</text:p>
          </table:table-cell>
          <table:table-cell table:formula="of:=COS([$Autovalores.$E$4]*[$Planilha1.$A76])" office:value-type="float" office:value="0.891006465211759" calcext:value-type="float">
            <text:p>0,891006465211759</text:p>
          </table:table-cell>
          <table:table-cell table:formula="of:=COS([$Autovalores.$E$5]*[$Planilha1.$A76])" office:value-type="float" office:value="0.104528635528294" calcext:value-type="float">
            <text:p>0,104528635528294</text:p>
          </table:table-cell>
          <table:table-cell table:formula="of:=COS([$Autovalores.$E$6]*[$Planilha1.$A76])" office:value-type="float" office:value="-0.965925882326443" calcext:value-type="float">
            <text:p>-0,965925882326443</text:p>
          </table:table-cell>
          <table:table-cell table:formula="of:=COS([$Autovalores.$E$7]*[$Planilha1.$A76])" office:value-type="float" office:value="0.587785042098306" calcext:value-type="float">
            <text:p>0,587785042098306</text:p>
          </table:table-cell>
          <table:table-cell table:formula="of:=COS([$Autovalores.$E$8]*[$Planilha1.$A76])" office:value-type="float" office:value="0.544639289229997" calcext:value-type="float">
            <text:p>0,544639289229997</text:p>
          </table:table-cell>
          <table:table-cell table:formula="of:=COS([$Autovalores.$E$9]*[$Planilha1.$A76])" office:value-type="float" office:value="-0.978147528709186" calcext:value-type="float">
            <text:p>-0,978147528709186</text:p>
          </table:table-cell>
          <table:table-cell table:formula="of:=COS([$Autovalores.$E$10]*[$Planilha1.$A76])" office:value-type="float" office:value="0.156434080116956" calcext:value-type="float">
            <text:p>0,156434080116956</text:p>
          </table:table-cell>
          <table:table-cell table:formula="of:=COS([$Autovalores.$E$11]*[$Planilha1.$A76])" office:value-type="float" office:value="0.866025620296235" calcext:value-type="float">
            <text:p>0,866025620296235</text:p>
          </table:table-cell>
          <table:table-cell table:formula="of:=COS([$Autovalores.$E$12]*[$Planilha1.$A76])" office:value-type="float" office:value="-0.777145661695134" calcext:value-type="float">
            <text:p>-0,777145661695134</text:p>
          </table:table-cell>
          <table:table-cell table:formula="of:=COS([$Autovalores.$E$13]*[$Planilha1.$A76])" office:value-type="float" office:value="-0.309017488570985" calcext:value-type="float">
            <text:p>-0,309017488570985</text:p>
          </table:table-cell>
          <table:table-cell table:formula="of:=COS([$Autovalores.$E$14]*[$Planilha1.$A76])" office:value-type="float" office:value="0.998629564215941" calcext:value-type="float">
            <text:p>0,998629564215941</text:p>
          </table:table-cell>
          <table:table-cell table:formula="of:=COS([$Autovalores.$E$15]*[$Planilha1.$A76])" office:value-type="float" office:value="-0.406736089254087" calcext:value-type="float">
            <text:p>-0,406736089254087</text:p>
          </table:table-cell>
          <table:table-cell table:formula="of:=COS([$Autovalores.$E$16]*[$Planilha1.$A76])" office:value-type="float" office:value="-0.707107240477449" calcext:value-type="float">
            <text:p>-0,707107240477449</text:p>
          </table:table-cell>
          <table:table-cell table:formula="of:=COS([$Autovalores.$E$17]*[$Planilha1.$A76])" office:value-type="float" office:value="0.913545175839776" calcext:value-type="float">
            <text:p>0,913545175839776</text:p>
          </table:table-cell>
          <table:table-cell table:formula="of:=COS([$Autovalores.$E$18]*[$Planilha1.$A76])" office:value-type="float" office:value="0.0523366913744535" calcext:value-type="float">
            <text:p>0,052336691374454</text:p>
          </table:table-cell>
          <table:table-cell table:formula="of:=COS([$Autovalores.$E$19]*[$Planilha1.$A76])" office:value-type="float" office:value="-0.951056757155924" calcext:value-type="float">
            <text:p>-0,951056757155924</text:p>
          </table:table-cell>
          <table:table-cell table:formula="of:=COS([$Autovalores.$E$20]*[$Planilha1.$A76])" office:value-type="float" office:value="0.62931975165656" calcext:value-type="float">
            <text:p>0,62931975165656</text:p>
          </table:table-cell>
          <table:table-cell table:formula="of:=COS([$Autovalores.$E$21]*[$Planilha1.$A76])" office:value-type="float" office:value="0.500000750018957" calcext:value-type="float">
            <text:p>0,500000750018957</text:p>
          </table:table-cell>
          <table:table-cell table:formula="of:=COS([$Autovalores.$E$22]*[$Planilha1.$A76])" office:value-type="float" office:value="-0.987688198341067" calcext:value-type="float">
            <text:p>-0,987688198341067</text:p>
          </table:table-cell>
          <table:table-cell table:formula="of:=COS([$Autovalores.$E$23]*[$Planilha1.$A76])" office:value-type="float" office:value="0.207910758983136" calcext:value-type="float">
            <text:p>0,207910758983136</text:p>
          </table:table-cell>
          <table:table-cell table:formula="of:=COS([$Autovalores.$E$24]*[$Planilha1.$A76])" office:value-type="float" office:value="0.838671110380783" calcext:value-type="float">
            <text:p>0,838671110380783</text:p>
          </table:table-cell>
          <table:table-cell table:formula="of:=COS([$Autovalores.$E$25]*[$Planilha1.$A76])" office:value-type="float" office:value="-0.809016383514563" calcext:value-type="float">
            <text:p>-0,809016383514563</text:p>
          </table:table-cell>
          <table:table-cell table:formula="of:=COS([$Autovalores.$E$26]*[$Planilha1.$A76])" office:value-type="float" office:value="-0.258820090774437" calcext:value-type="float">
            <text:p>-0,258820090774437</text:p>
          </table:table-cell>
          <table:table-cell table:formula="of:=COS([$Autovalores.$E$27]*[$Planilha1.$A76])" office:value-type="float" office:value="0.994522013052242" calcext:value-type="float">
            <text:p>0,994522013052242</text:p>
          </table:table-cell>
          <table:table-cell table:formula="of:=COS([$Autovalores.$E$28]*[$Planilha1.$A76])" office:value-type="float" office:value="-0.453989458006353" calcext:value-type="float">
            <text:p>-0,453989458006353</text:p>
          </table:table-cell>
          <table:table-cell table:formula="of:=COS([$Autovalores.$E$29]*[$Planilha1.$A76])" office:value-type="float" office:value="-0.669131507396584" calcext:value-type="float">
            <text:p>-0,669131507396584</text:p>
          </table:table-cell>
          <table:table-cell table:formula="of:=COS([$Autovalores.$E$30]*[$Planilha1.$A76])" office:value-type="float" office:value="0.933579976469143" calcext:value-type="float">
            <text:p>0,933579976469143</text:p>
          </table:table-cell>
          <table:table-cell table:formula="of:=COS([$Autovalores.$E$31]*[$Planilha1.$A76])" office:value-type="float" office:value="0.00000129907126527089" calcext:value-type="float">
            <text:p>1,29907126527089E-06</text:p>
          </table:table-cell>
          <table:table-cell table:formula="of:=COS([$Autovalores.$E$32]*[$Planilha1.$A76])" office:value-type="float" office:value="-0.933580907560049" calcext:value-type="float">
            <text:p>-0,933580907560049</text:p>
          </table:table-cell>
          <table:table-cell table:formula="of:=COS([$Autovalores.$E$33]*[$Planilha1.$A76])" office:value-type="float" office:value="0.669129576600256" calcext:value-type="float">
            <text:p>0,669129576600256</text:p>
          </table:table-cell>
          <table:table-cell table:formula="of:=COS([$Autovalores.$E$34]*[$Planilha1.$A76])" office:value-type="float" office:value="0.453991772968151" calcext:value-type="float">
            <text:p>0,453991772968151</text:p>
          </table:table-cell>
          <table:table-cell table:formula="of:=COS([$Autovalores.$E$35]*[$Planilha1.$A76])" office:value-type="float" office:value="-0.99452174147195" calcext:value-type="float">
            <text:p>-0,99452174147195</text:p>
          </table:table-cell>
          <table:table-cell table:formula="of:=COS([$Autovalores.$E$36]*[$Planilha1.$A76])" office:value-type="float" office:value="0.258817581161321" calcext:value-type="float">
            <text:p>0,258817581161321</text:p>
          </table:table-cell>
        </table:table-row>
        <table:table-row table:style-name="ro1">
          <table:table-cell/>
          <table:table-cell table:formula="of:=COS([$Autovalores.$E$1]*[$Planilha1.$A77])" office:value-type="float" office:value="1" calcext:value-type="float">
            <text:p>1</text:p>
          </table:table-cell>
          <table:table-cell table:formula="of:=COS([$Autovalores.$E$2]*[$Planilha1.$A77])" office:value-type="float" office:value="-0.382683391818291" calcext:value-type="float">
            <text:p>-0,382683391818291</text:p>
          </table:table-cell>
          <table:table-cell table:formula="of:=COS([$Autovalores.$E$3]*[$Planilha1.$A77])" office:value-type="float" office:value="-0.707106843252897" calcext:value-type="float">
            <text:p>-0,707106843252897</text:p>
          </table:table-cell>
          <table:table-cell table:formula="of:=COS([$Autovalores.$E$4]*[$Planilha1.$A77])" office:value-type="float" office:value="0.923879482126177" calcext:value-type="float">
            <text:p>0,923879482126177</text:p>
          </table:table-cell>
          <table:table-cell table:formula="of:=COS([$Autovalores.$E$5]*[$Planilha1.$A77])" office:value-type="float" office:value="0.000000175550155163423" calcext:value-type="float">
            <text:p>1,75550155163423E-07</text:p>
          </table:table-cell>
          <table:table-cell table:formula="of:=COS([$Autovalores.$E$6]*[$Planilha1.$A77])" office:value-type="float" office:value="-0.923879616486435" calcext:value-type="float">
            <text:p>-0,923879616486435</text:p>
          </table:table-cell>
          <table:table-cell table:formula="of:=COS([$Autovalores.$E$7]*[$Planilha1.$A77])" office:value-type="float" office:value="0.707106594987465" calcext:value-type="float">
            <text:p>0,707106594987465</text:p>
          </table:table-cell>
          <table:table-cell table:formula="of:=COS([$Autovalores.$E$8]*[$Planilha1.$A77])" office:value-type="float" office:value="0.382683716192665" calcext:value-type="float">
            <text:p>0,382683716192665</text:p>
          </table:table-cell>
          <table:table-cell table:formula="of:=COS([$Autovalores.$E$9]*[$Planilha1.$A77])" office:value-type="float" office:value="-0.999999999999938" calcext:value-type="float">
            <text:p>-0,999999999999938</text:p>
          </table:table-cell>
          <table:table-cell table:formula="of:=COS([$Autovalores.$E$10]*[$Planilha1.$A77])" office:value-type="float" office:value="0.382683067443869" calcext:value-type="float">
            <text:p>0,382683067443869</text:p>
          </table:table-cell>
          <table:table-cell table:formula="of:=COS([$Autovalores.$E$11]*[$Planilha1.$A77])" office:value-type="float" office:value="0.707107091518243" calcext:value-type="float">
            <text:p>0,707107091518243</text:p>
          </table:table-cell>
          <table:table-cell table:formula="of:=COS([$Autovalores.$E$12]*[$Planilha1.$A77])" office:value-type="float" office:value="-0.923879347765804" calcext:value-type="float">
            <text:p>-0,923879347765804</text:p>
          </table:table-cell>
          <table:table-cell table:formula="of:=COS([$Autovalores.$E$13]*[$Planilha1.$A77])" office:value-type="float" office:value="-0.000000526650466378427" calcext:value-type="float">
            <text:p>-5,26650466378427E-07</text:p>
          </table:table-cell>
          <table:table-cell table:formula="of:=COS([$Autovalores.$E$14]*[$Planilha1.$A77])" office:value-type="float" office:value="0.923879750846578" calcext:value-type="float">
            <text:p>0,923879750846578</text:p>
          </table:table-cell>
          <table:table-cell table:formula="of:=COS([$Autovalores.$E$15]*[$Planilha1.$A77])" office:value-type="float" office:value="-0.707106346721943" calcext:value-type="float">
            <text:p>-0,707106346721943</text:p>
          </table:table-cell>
          <table:table-cell table:formula="of:=COS([$Autovalores.$E$16]*[$Planilha1.$A77])" office:value-type="float" office:value="-0.382684040566993" calcext:value-type="float">
            <text:p>-0,382684040566993</text:p>
          </table:table-cell>
          <table:table-cell table:formula="of:=COS([$Autovalores.$E$17]*[$Planilha1.$A77])" office:value-type="float" office:value="0.999999999999753" calcext:value-type="float">
            <text:p>0,999999999999753</text:p>
          </table:table-cell>
          <table:table-cell table:formula="of:=COS([$Autovalores.$E$18]*[$Planilha1.$A77])" office:value-type="float" office:value="-0.382682743069407" calcext:value-type="float">
            <text:p>-0,382682743069407</text:p>
          </table:table-cell>
          <table:table-cell table:formula="of:=COS([$Autovalores.$E$19]*[$Planilha1.$A77])" office:value-type="float" office:value="-0.707107339783502" calcext:value-type="float">
            <text:p>-0,707107339783502</text:p>
          </table:table-cell>
          <table:table-cell table:formula="of:=COS([$Autovalores.$E$20]*[$Planilha1.$A77])" office:value-type="float" office:value="0.923879213405316" calcext:value-type="float">
            <text:p>0,923879213405316</text:p>
          </table:table-cell>
          <table:table-cell table:formula="of:=COS([$Autovalores.$E$21]*[$Planilha1.$A77])" office:value-type="float" office:value="0.000000877750778481543" calcext:value-type="float">
            <text:p>8,77750778481543E-07</text:p>
          </table:table-cell>
          <table:table-cell table:formula="of:=COS([$Autovalores.$E$22]*[$Planilha1.$A77])" office:value-type="float" office:value="-0.923879885206609" calcext:value-type="float">
            <text:p>-0,923879885206609</text:p>
          </table:table-cell>
          <table:table-cell table:formula="of:=COS([$Autovalores.$E$23]*[$Planilha1.$A77])" office:value-type="float" office:value="0.707106098456333" calcext:value-type="float">
            <text:p>0,707106098456333</text:p>
          </table:table-cell>
          <table:table-cell table:formula="of:=COS([$Autovalores.$E$24]*[$Planilha1.$A77])" office:value-type="float" office:value="0.38268436494127" calcext:value-type="float">
            <text:p>0,38268436494127</text:p>
          </table:table-cell>
          <table:table-cell table:formula="of:=COS([$Autovalores.$E$25]*[$Planilha1.$A77])" office:value-type="float" office:value="-0.999999999999445" calcext:value-type="float">
            <text:p>-0,999999999999445</text:p>
          </table:table-cell>
          <table:table-cell table:formula="of:=COS([$Autovalores.$E$26]*[$Planilha1.$A77])" office:value-type="float" office:value="0.382682418694887" calcext:value-type="float">
            <text:p>0,382682418694887</text:p>
          </table:table-cell>
          <table:table-cell table:formula="of:=COS([$Autovalores.$E$27]*[$Planilha1.$A77])" office:value-type="float" office:value="0.707107588048672" calcext:value-type="float">
            <text:p>0,707107588048672</text:p>
          </table:table-cell>
          <table:table-cell table:formula="of:=COS([$Autovalores.$E$28]*[$Planilha1.$A77])" office:value-type="float" office:value="-0.923879079044717" calcext:value-type="float">
            <text:p>-0,923879079044717</text:p>
          </table:table-cell>
          <table:table-cell table:formula="of:=COS([$Autovalores.$E$29]*[$Planilha1.$A77])" office:value-type="float" office:value="-0.00000122885109413727" calcext:value-type="float">
            <text:p>-1,22885109413727E-06</text:p>
          </table:table-cell>
          <table:table-cell table:formula="of:=COS([$Autovalores.$E$30]*[$Planilha1.$A77])" office:value-type="float" office:value="0.923880019566527" calcext:value-type="float">
            <text:p>0,923880019566527</text:p>
          </table:table-cell>
          <table:table-cell table:formula="of:=COS([$Autovalores.$E$31]*[$Planilha1.$A77])" office:value-type="float" office:value="-0.707105850190641" calcext:value-type="float">
            <text:p>-0,707105850190641</text:p>
          </table:table-cell>
          <table:table-cell table:formula="of:=COS([$Autovalores.$E$32]*[$Planilha1.$A77])" office:value-type="float" office:value="-0.382684689315499" calcext:value-type="float">
            <text:p>-0,382684689315499</text:p>
          </table:table-cell>
          <table:table-cell table:formula="of:=COS([$Autovalores.$E$33]*[$Planilha1.$A77])" office:value-type="float" office:value="0.999999999999014" calcext:value-type="float">
            <text:p>0,999999999999014</text:p>
          </table:table-cell>
          <table:table-cell table:formula="of:=COS([$Autovalores.$E$34]*[$Planilha1.$A77])" office:value-type="float" office:value="-0.382682094320328" calcext:value-type="float">
            <text:p>-0,382682094320328</text:p>
          </table:table-cell>
          <table:table-cell table:formula="of:=COS([$Autovalores.$E$35]*[$Planilha1.$A77])" office:value-type="float" office:value="-0.707107836313749" calcext:value-type="float">
            <text:p>-0,707107836313749</text:p>
          </table:table-cell>
          <table:table-cell table:formula="of:=COS([$Autovalores.$E$36]*[$Planilha1.$A77])" office:value-type="float" office:value="0.923878944684002" calcext:value-type="float">
            <text:p>0,923878944684002</text:p>
          </table:table-cell>
        </table:table-row>
        <table:table-row table:style-name="ro1">
          <table:table-cell/>
          <table:table-cell table:formula="of:=COS([$Autovalores.$E$1]*[$Planilha1.$A78])" office:value-type="float" office:value="1" calcext:value-type="float">
            <text:p>1</text:p>
          </table:table-cell>
          <table:table-cell table:formula="of:=COS([$Autovalores.$E$2]*[$Planilha1.$A78])" office:value-type="float" office:value="-0.406736602447957" calcext:value-type="float">
            <text:p>-0,406736602447957</text:p>
          </table:table-cell>
          <table:table-cell table:formula="of:=COS([$Autovalores.$E$3]*[$Planilha1.$A78])" office:value-type="float" office:value="-0.669130672458185" calcext:value-type="float">
            <text:p>-0,669130672458185</text:p>
          </table:table-cell>
          <table:table-cell table:formula="of:=COS([$Autovalores.$E$4]*[$Planilha1.$A78])" office:value-type="float" office:value="0.951056475066675" calcext:value-type="float">
            <text:p>0,951056475066675</text:p>
          </table:table-cell>
          <table:table-cell table:formula="of:=COS([$Autovalores.$E$5]*[$Planilha1.$A78])" office:value-type="float" office:value="-0.104528286351315" calcext:value-type="float">
            <text:p>-0,104528286351315</text:p>
          </table:table-cell>
          <table:table-cell table:formula="of:=COS([$Autovalores.$E$6]*[$Planilha1.$A78])" office:value-type="float" office:value="-0.866025514966193" calcext:value-type="float">
            <text:p>-0,866025514966193</text:p>
          </table:table-cell>
          <table:table-cell table:formula="of:=COS([$Autovalores.$E$7]*[$Planilha1.$A78])" office:value-type="float" office:value="0.809016837532498" calcext:value-type="float">
            <text:p>0,809016837532498</text:p>
          </table:table-cell>
          <table:table-cell table:formula="of:=COS([$Autovalores.$E$8]*[$Planilha1.$A78])" office:value-type="float" office:value="0.207911995323876" calcext:value-type="float">
            <text:p>0,207911995323876</text:p>
          </table:table-cell>
          <table:table-cell table:formula="of:=COS([$Autovalores.$E$9]*[$Planilha1.$A78])" office:value-type="float" office:value="-0.978147674704915" calcext:value-type="float">
            <text:p>-0,978147674704915</text:p>
          </table:table-cell>
          <table:table-cell table:formula="of:=COS([$Autovalores.$E$10]*[$Planilha1.$A78])" office:value-type="float" office:value="0.587784928479818" calcext:value-type="float">
            <text:p>0,587784928479818</text:p>
          </table:table-cell>
          <table:table-cell table:formula="of:=COS([$Autovalores.$E$11]*[$Planilha1.$A78])" office:value-type="float" office:value="0.500000385144921" calcext:value-type="float">
            <text:p>0,500000385144921</text:p>
          </table:table-cell>
          <table:table-cell table:formula="of:=COS([$Autovalores.$E$12]*[$Planilha1.$A78])" office:value-type="float" office:value="-0.994521844232849" calcext:value-type="float">
            <text:p>-0,994521844232849</text:p>
          </table:table-cell>
          <table:table-cell table:formula="of:=COS([$Autovalores.$E$13]*[$Planilha1.$A78])" office:value-type="float" office:value="0.309016486822169" calcext:value-type="float">
            <text:p>0,309016486822169</text:p>
          </table:table-cell>
          <table:table-cell table:formula="of:=COS([$Autovalores.$E$14]*[$Planilha1.$A78])" office:value-type="float" office:value="0.743145212331941" calcext:value-type="float">
            <text:p>0,743145212331941</text:p>
          </table:table-cell>
          <table:table-cell table:formula="of:=COS([$Autovalores.$E$15]*[$Planilha1.$A78])" office:value-type="float" office:value="-0.913545204400889" calcext:value-type="float">
            <text:p>-0,913545204400889</text:p>
          </table:table-cell>
          <table:table-cell table:formula="of:=COS([$Autovalores.$E$16]*[$Planilha1.$A78])" office:value-type="float" office:value="-0.000000667090659431786" calcext:value-type="float">
            <text:p>-6,67090659431786E-07</text:p>
          </table:table-cell>
          <table:table-cell table:formula="of:=COS([$Autovalores.$E$17]*[$Planilha1.$A78])" office:value-type="float" office:value="0.913545747061264" calcext:value-type="float">
            <text:p>0,913545747061264</text:p>
          </table:table-cell>
          <table:table-cell table:formula="of:=COS([$Autovalores.$E$18]*[$Planilha1.$A78])" office:value-type="float" office:value="-0.743144319590305" calcext:value-type="float">
            <text:p>-0,743144319590305</text:p>
          </table:table-cell>
          <table:table-cell table:formula="of:=COS([$Autovalores.$E$19]*[$Planilha1.$A78])" office:value-type="float" office:value="-0.309017755703951" calcext:value-type="float">
            <text:p>-0,309017755703951</text:p>
          </table:table-cell>
          <table:table-cell table:formula="of:=COS([$Autovalores.$E$20]*[$Planilha1.$A78])" office:value-type="float" office:value="0.994521983692536" calcext:value-type="float">
            <text:p>0,994521983692536</text:p>
          </table:table-cell>
          <table:table-cell table:formula="of:=COS([$Autovalores.$E$21]*[$Planilha1.$A78])" office:value-type="float" office:value="-0.499999229709861" calcext:value-type="float">
            <text:p>-0,499999229709861</text:p>
          </table:table-cell>
          <table:table-cell table:formula="of:=COS([$Autovalores.$E$22]*[$Planilha1.$A78])" office:value-type="float" office:value="-0.587786007854966" calcext:value-type="float">
            <text:p>-0,587786007854966</text:p>
          </table:table-cell>
          <table:table-cell table:formula="of:=COS([$Autovalores.$E$23]*[$Planilha1.$A78])" office:value-type="float" office:value="0.978147397312615" calcext:value-type="float">
            <text:p>0,978147397312615</text:p>
          </table:table-cell>
          <table:table-cell table:formula="of:=COS([$Autovalores.$E$24]*[$Planilha1.$A78])" office:value-type="float" office:value="-0.20791069029752" calcext:value-type="float">
            <text:p>-0,20791069029752</text:p>
          </table:table-cell>
          <table:table-cell table:formula="of:=COS([$Autovalores.$E$25]*[$Planilha1.$A78])" office:value-type="float" office:value="-0.809017621744169" calcext:value-type="float">
            <text:p>-0,809017621744169</text:p>
          </table:table-cell>
          <table:table-cell table:formula="of:=COS([$Autovalores.$E$26]*[$Planilha1.$A78])" office:value-type="float" office:value="0.866024847875021" calcext:value-type="float">
            <text:p>0,866024847875021</text:p>
          </table:table-cell>
          <table:table-cell table:formula="of:=COS([$Autovalores.$E$27]*[$Planilha1.$A78])" office:value-type="float" office:value="0.10452961322377" calcext:value-type="float">
            <text:p>0,10452961322377</text:p>
          </table:table-cell>
          <table:table-cell table:formula="of:=COS([$Autovalores.$E$28]*[$Planilha1.$A78])" office:value-type="float" office:value="-0.9510568873507" calcext:value-type="float">
            <text:p>-0,9510568873507</text:p>
          </table:table-cell>
          <table:table-cell table:formula="of:=COS([$Autovalores.$E$29]*[$Planilha1.$A78])" office:value-type="float" office:value="0.669129680967724" calcext:value-type="float">
            <text:p>0,669129680967724</text:p>
          </table:table-cell>
          <table:table-cell table:formula="of:=COS([$Autovalores.$E$30]*[$Planilha1.$A78])" office:value-type="float" office:value="0.406737821282904" calcext:value-type="float">
            <text:p>0,406737821282904</text:p>
          </table:table-cell>
          <table:table-cell table:formula="of:=COS([$Autovalores.$E$31]*[$Planilha1.$A78])" office:value-type="float" office:value="-0.99999999999911" calcext:value-type="float">
            <text:p>-0,99999999999911</text:p>
          </table:table-cell>
          <table:table-cell table:formula="of:=COS([$Autovalores.$E$32]*[$Planilha1.$A78])" office:value-type="float" office:value="0.406735383612295" calcext:value-type="float">
            <text:p>0,406735383612295</text:p>
          </table:table-cell>
          <table:table-cell table:formula="of:=COS([$Autovalores.$E$33]*[$Planilha1.$A78])" office:value-type="float" office:value="0.669131663947447" calcext:value-type="float">
            <text:p>0,669131663947447</text:p>
          </table:table-cell>
          <table:table-cell table:formula="of:=COS([$Autovalores.$E$34]*[$Planilha1.$A78])" office:value-type="float" office:value="-0.951056062780959" calcext:value-type="float">
            <text:p>-0,951056062780959</text:p>
          </table:table-cell>
          <table:table-cell table:formula="of:=COS([$Autovalores.$E$35]*[$Planilha1.$A78])" office:value-type="float" office:value="0.104526959478674" calcext:value-type="float">
            <text:p>0,104526959478674</text:p>
          </table:table-cell>
          <table:table-cell table:formula="of:=COS([$Autovalores.$E$36]*[$Planilha1.$A78])" office:value-type="float" office:value="0.866026182055823" calcext:value-type="float">
            <text:p>0,866026182055823</text:p>
          </table:table-cell>
        </table:table-row>
        <table:table-row table:style-name="ro1">
          <table:table-cell/>
          <table:table-cell table:formula="of:=COS([$Autovalores.$E$1]*[$Planilha1.$A79])" office:value-type="float" office:value="1" calcext:value-type="float">
            <text:p>1</text:p>
          </table:table-cell>
          <table:table-cell table:formula="of:=COS([$Autovalores.$E$2]*[$Planilha1.$A79])" office:value-type="float" office:value="-0.430511056139721" calcext:value-type="float">
            <text:p>-0,430511056139721</text:p>
          </table:table-cell>
          <table:table-cell table:formula="of:=COS([$Autovalores.$E$3]*[$Planilha1.$A79])" office:value-type="float" office:value="-0.629320461082924" calcext:value-type="float">
            <text:p>-0,629320461082924</text:p>
          </table:table-cell>
          <table:table-cell table:formula="of:=COS([$Autovalores.$E$4]*[$Planilha1.$A79])" office:value-type="float" office:value="0.972369888842013" calcext:value-type="float">
            <text:p>0,972369888842013</text:p>
          </table:table-cell>
          <table:table-cell table:formula="of:=COS([$Autovalores.$E$5]*[$Planilha1.$A79])" office:value-type="float" office:value="-0.207911514524752" calcext:value-type="float">
            <text:p>-0,207911514524752</text:p>
          </table:table-cell>
          <table:table-cell table:formula="of:=COS([$Autovalores.$E$6]*[$Planilha1.$A79])" office:value-type="float" office:value="-0.793353477438693" calcext:value-type="float">
            <text:p>-0,793353477438693</text:p>
          </table:table-cell>
          <table:table-cell table:formula="of:=COS([$Autovalores.$E$7]*[$Planilha1.$A79])" office:value-type="float" office:value="0.891006401453256" calcext:value-type="float">
            <text:p>0,891006401453256</text:p>
          </table:table-cell>
          <table:table-cell table:formula="of:=COS([$Autovalores.$E$8]*[$Planilha1.$A79])" office:value-type="float" office:value="0.0261772636049064" calcext:value-type="float">
            <text:p>0,026177263604907</text:p>
          </table:table-cell>
          <table:table-cell table:formula="of:=COS([$Autovalores.$E$9]*[$Planilha1.$A79])" office:value-type="float" office:value="-0.913545604256048" calcext:value-type="float">
            <text:p>-0,913545604256048</text:p>
          </table:table-cell>
          <table:table-cell table:formula="of:=COS([$Autovalores.$E$10]*[$Planilha1.$A79])" office:value-type="float" office:value="0.760405702235236" calcext:value-type="float">
            <text:p>0,760405702235236</text:p>
          </table:table-cell>
          <table:table-cell table:formula="of:=COS([$Autovalores.$E$11]*[$Planilha1.$A79])" office:value-type="float" office:value="0.258819480328132" calcext:value-type="float">
            <text:p>0,258819480328132</text:p>
          </table:table-cell>
          <table:table-cell table:formula="of:=COS([$Autovalores.$E$12]*[$Planilha1.$A79])" office:value-type="float" office:value="-0.983254997886432" calcext:value-type="float">
            <text:p>-0,983254997886432</text:p>
          </table:table-cell>
          <table:table-cell table:formula="of:=COS([$Autovalores.$E$13]*[$Planilha1.$A79])" office:value-type="float" office:value="0.587784814861362" calcext:value-type="float">
            <text:p>0,587784814861362</text:p>
          </table:table-cell>
          <table:table-cell table:formula="of:=COS([$Autovalores.$E$14]*[$Planilha1.$A79])" office:value-type="float" office:value="0.47715927502872" calcext:value-type="float">
            <text:p>0,47715927502872</text:p>
          </table:table-cell>
          <table:table-cell table:formula="of:=COS([$Autovalores.$E$15]*[$Planilha1.$A79])" office:value-type="float" office:value="-0.998629501740319" calcext:value-type="float">
            <text:p>-0,998629501740319</text:p>
          </table:table-cell>
          <table:table-cell table:formula="of:=COS([$Autovalores.$E$16]*[$Planilha1.$A79])" office:value-type="float" office:value="0.382682807944293" calcext:value-type="float">
            <text:p>0,382682807944293</text:p>
          </table:table-cell>
          <table:table-cell table:formula="of:=COS([$Autovalores.$E$17]*[$Planilha1.$A79])" office:value-type="float" office:value="0.669131142111095" calcext:value-type="float">
            <text:p>0,669131142111095</text:p>
          </table:table-cell>
          <table:table-cell table:formula="of:=COS([$Autovalores.$E$18]*[$Planilha1.$A79])" office:value-type="float" office:value="-0.958819517316746" calcext:value-type="float">
            <text:p>-0,958819517316746</text:p>
          </table:table-cell>
          <table:table-cell table:formula="of:=COS([$Autovalores.$E$19]*[$Planilha1.$A79])" office:value-type="float" office:value="0.156433663983724" calcext:value-type="float">
            <text:p>0,156433663983724</text:p>
          </table:table-cell>
          <table:table-cell table:formula="of:=COS([$Autovalores.$E$20]*[$Planilha1.$A79])" office:value-type="float" office:value="0.824126673521869" calcext:value-type="float">
            <text:p>0,824126673521869</text:p>
          </table:table-cell>
          <table:table-cell table:formula="of:=COS([$Autovalores.$E$21]*[$Planilha1.$A79])" office:value-type="float" office:value="-0.866024953205351" calcext:value-type="float">
            <text:p>-0,866024953205351</text:p>
          </table:table-cell>
          <table:table-cell table:formula="of:=COS([$Autovalores.$E$22]*[$Planilha1.$A79])" office:value-type="float" office:value="-0.0784600390262883" calcext:value-type="float">
            <text:p>-0,078460039026288</text:p>
          </table:table-cell>
          <table:table-cell table:formula="of:=COS([$Autovalores.$E$23]*[$Planilha1.$A79])" office:value-type="float" office:value="0.933580781737296" calcext:value-type="float">
            <text:p>0,933580781737296</text:p>
          </table:table-cell>
          <table:table-cell table:formula="of:=COS([$Autovalores.$E$24]*[$Planilha1.$A79])" office:value-type="float" office:value="-0.725373657648645" calcext:value-type="float">
            <text:p>-0,725373657648645</text:p>
          </table:table-cell>
          <table:table-cell table:formula="of:=COS([$Autovalores.$E$25]*[$Planilha1.$A79])" office:value-type="float" office:value="-0.309018022836788" calcext:value-type="float">
            <text:p>-0,309018022836788</text:p>
          </table:table-cell>
          <table:table-cell table:formula="of:=COS([$Autovalores.$E$26]*[$Planilha1.$A79])" office:value-type="float" office:value="0.991445008403998" calcext:value-type="float">
            <text:p>0,991445008403998</text:p>
          </table:table-cell>
          <table:table-cell table:formula="of:=COS([$Autovalores.$E$27]*[$Planilha1.$A79])" office:value-type="float" office:value="-0.544638052508132" calcext:value-type="float">
            <text:p>-0,544638052508132</text:p>
          </table:table-cell>
          <table:table-cell table:formula="of:=COS([$Autovalores.$E$28]*[$Planilha1.$A79])" office:value-type="float" office:value="-0.52249960200569" calcext:value-type="float">
            <text:p>-0,52249960200569</text:p>
          </table:table-cell>
          <table:table-cell table:formula="of:=COS([$Autovalores.$E$29]*[$Planilha1.$A79])" office:value-type="float" office:value="0.994521763492234" calcext:value-type="float">
            <text:p>0,994521763492234</text:p>
          </table:table-cell>
          <table:table-cell table:formula="of:=COS([$Autovalores.$E$30]*[$Planilha1.$A79])" office:value-type="float" office:value="-0.33380562750427" calcext:value-type="float">
            <text:p>-0,33380562750427</text:p>
          </table:table-cell>
          <table:table-cell table:formula="of:=COS([$Autovalores.$E$31]*[$Planilha1.$A79])" office:value-type="float" office:value="-0.707107737007742" calcext:value-type="float">
            <text:p>-0,707107737007742</text:p>
          </table:table-cell>
          <table:table-cell table:formula="of:=COS([$Autovalores.$E$32]*[$Planilha1.$A79])" office:value-type="float" office:value="0.942641024831813" calcext:value-type="float">
            <text:p>0,942641024831813</text:p>
          </table:table-cell>
          <table:table-cell table:formula="of:=COS([$Autovalores.$E$33]*[$Planilha1.$A79])" office:value-type="float" office:value="-0.104527029314204" calcext:value-type="float">
            <text:p>-0,104527029314204</text:p>
          </table:table-cell>
          <table:table-cell table:formula="of:=COS([$Autovalores.$E$34]*[$Planilha1.$A79])" office:value-type="float" office:value="-0.852640941261402" calcext:value-type="float">
            <text:p>-0,852640941261402</text:p>
          </table:table-cell>
          <table:table-cell table:formula="of:=COS([$Autovalores.$E$35]*[$Planilha1.$A79])" office:value-type="float" office:value="0.838669733575036" calcext:value-type="float">
            <text:p>0,838669733575036</text:p>
          </table:table-cell>
          <table:table-cell table:formula="of:=COS([$Autovalores.$E$36]*[$Planilha1.$A79])" office:value-type="float" office:value="0.130527755753794" calcext:value-type="float">
            <text:p>0,130527755753794</text:p>
          </table:table-cell>
        </table:table-row>
        <table:table-row table:style-name="ro1">
          <table:table-cell/>
          <table:table-cell table:formula="of:=COS([$Autovalores.$E$1]*[$Planilha1.$A80])" office:value-type="float" office:value="1" calcext:value-type="float">
            <text:p>1</text:p>
          </table:table-cell>
          <table:table-cell table:formula="of:=COS([$Autovalores.$E$2]*[$Planilha1.$A80])" office:value-type="float" office:value="-0.453990459071296" calcext:value-type="float">
            <text:p>-0,453990459071296</text:p>
          </table:table-cell>
          <table:table-cell table:formula="of:=COS([$Autovalores.$E$3]*[$Planilha1.$A80])" office:value-type="float" office:value="-0.587785326144469" calcext:value-type="float">
            <text:p>-0,587785326144469</text:p>
          </table:table-cell>
          <table:table-cell table:formula="of:=COS([$Autovalores.$E$4]*[$Planilha1.$A80])" office:value-type="float" office:value="0.987688319174692" calcext:value-type="float">
            <text:p>0,987688319174692</text:p>
          </table:table-cell>
          <table:table-cell table:formula="of:=COS([$Autovalores.$E$5]*[$Planilha1.$A80])" office:value-type="float" office:value="-0.309016820738481" calcext:value-type="float">
            <text:p>-0,309016820738481</text:p>
          </table:table-cell>
          <table:table-cell table:formula="of:=COS([$Autovalores.$E$6]*[$Planilha1.$A80])" office:value-type="float" office:value="-0.707106942559063" calcext:value-type="float">
            <text:p>-0,707106942559063</text:p>
          </table:table-cell>
          <table:table-cell table:formula="of:=COS([$Autovalores.$E$7]*[$Planilha1.$A80])" office:value-type="float" office:value="0.951056431668258" calcext:value-type="float">
            <text:p>0,951056431668258</text:p>
          </table:table-cell>
          <table:table-cell table:formula="of:=COS([$Autovalores.$E$8]*[$Planilha1.$A80])" office:value-type="float" office:value="-0.156434149472497" calcext:value-type="float">
            <text:p>-0,156434149472497</text:p>
          </table:table-cell>
          <table:table-cell table:formula="of:=COS([$Autovalores.$E$9]*[$Planilha1.$A80])" office:value-type="float" office:value="-0.809017209001363" calcext:value-type="float">
            <text:p>-0,809017209001363</text:p>
          </table:table-cell>
          <table:table-cell table:formula="of:=COS([$Autovalores.$E$10]*[$Planilha1.$A80])" office:value-type="float" office:value="0.891006337694712" calcext:value-type="float">
            <text:p>0,891006337694712</text:p>
          </table:table-cell>
          <table:table-cell table:formula="of:=COS([$Autovalores.$E$11]*[$Planilha1.$A80])" office:value-type="float" office:value="0.000000456430451564157" calcext:value-type="float">
            <text:p>4,56430451564157E-07</text:p>
          </table:table-cell>
          <table:table-cell table:formula="of:=COS([$Autovalores.$E$12]*[$Planilha1.$A80])" office:value-type="float" office:value="-0.891006752124854" calcext:value-type="float">
            <text:p>-0,891006752124854</text:p>
          </table:table-cell>
          <table:table-cell table:formula="of:=COS([$Autovalores.$E$13]*[$Planilha1.$A80])" office:value-type="float" office:value="0.809016672435119" calcext:value-type="float">
            <text:p>0,809016672435119</text:p>
          </table:table-cell>
          <table:table-cell table:formula="of:=COS([$Autovalores.$E$14]*[$Planilha1.$A80])" office:value-type="float" office:value="0.15643505109455" calcext:value-type="float">
            <text:p>0,15643505109455</text:p>
          </table:table-cell>
          <table:table-cell table:formula="of:=COS([$Autovalores.$E$15]*[$Planilha1.$A80])" office:value-type="float" office:value="-0.951056713757633" calcext:value-type="float">
            <text:p>-0,951056713757633</text:p>
          </table:table-cell>
          <table:table-cell table:formula="of:=COS([$Autovalores.$E$16]*[$Planilha1.$A80])" office:value-type="float" office:value="0.707106297068779" calcext:value-type="float">
            <text:p>0,707106297068779</text:p>
          </table:table-cell>
          <table:table-cell table:formula="of:=COS([$Autovalores.$E$17]*[$Planilha1.$A80])" office:value-type="float" office:value="0.309017688920711" calcext:value-type="float">
            <text:p>0,309017688920711</text:p>
          </table:table-cell>
          <table:table-cell table:formula="of:=COS([$Autovalores.$E$18]*[$Planilha1.$A80])" office:value-type="float" office:value="-0.987688461977311" calcext:value-type="float">
            <text:p>-0,987688461977311</text:p>
          </table:table-cell>
          <table:table-cell table:formula="of:=COS([$Autovalores.$E$19]*[$Planilha1.$A80])" office:value-type="float" office:value="0.587784587624287" calcext:value-type="float">
            <text:p>0,587784587624287</text:p>
          </table:table-cell>
          <table:table-cell table:formula="of:=COS([$Autovalores.$E$20]*[$Planilha1.$A80])" office:value-type="float" office:value="0.453991272436153" calcext:value-type="float">
            <text:p>0,453991272436153</text:p>
          </table:table-cell>
          <table:table-cell table:formula="of:=COS([$Autovalores.$E$21]*[$Planilha1.$A80])" office:value-type="float" office:value="-0.999999999999583" calcext:value-type="float">
            <text:p>-0,999999999999583</text:p>
          </table:table-cell>
          <table:table-cell table:formula="of:=COS([$Autovalores.$E$22]*[$Planilha1.$A80])" office:value-type="float" office:value="0.453989645706068" calcext:value-type="float">
            <text:p>0,453989645706068</text:p>
          </table:table-cell>
          <table:table-cell table:formula="of:=COS([$Autovalores.$E$23]*[$Planilha1.$A80])" office:value-type="float" office:value="0.587786064664163" calcext:value-type="float">
            <text:p>0,587786064664163</text:p>
          </table:table-cell>
          <table:table-cell table:formula="of:=COS([$Autovalores.$E$24]*[$Planilha1.$A80])" office:value-type="float" office:value="-0.98768817637125" calcext:value-type="float">
            <text:p>-0,98768817637125</text:p>
          </table:table-cell>
          <table:table-cell table:formula="of:=COS([$Autovalores.$E$25]*[$Planilha1.$A80])" office:value-type="float" office:value="0.309015952555987" calcext:value-type="float">
            <text:p>0,309015952555987</text:p>
          </table:table-cell>
          <table:table-cell table:formula="of:=COS([$Autovalores.$E$26]*[$Planilha1.$A80])" office:value-type="float" office:value="0.707107588048757" calcext:value-type="float">
            <text:p>0,707107588048757</text:p>
          </table:table-cell>
          <table:table-cell table:formula="of:=COS([$Autovalores.$E$27]*[$Planilha1.$A80])" office:value-type="float" office:value="-0.951056149578091" calcext:value-type="float">
            <text:p>-0,951056149578091</text:p>
          </table:table-cell>
          <table:table-cell table:formula="of:=COS([$Autovalores.$E$28]*[$Planilha1.$A80])" office:value-type="float" office:value="0.15643324785031" calcext:value-type="float">
            <text:p>0,15643324785031</text:p>
          </table:table-cell>
          <table:table-cell table:formula="of:=COS([$Autovalores.$E$29]*[$Planilha1.$A80])" office:value-type="float" office:value="0.809017745566937" calcext:value-type="float">
            <text:p>0,809017745566937</text:p>
          </table:table-cell>
          <table:table-cell table:formula="of:=COS([$Autovalores.$E$30]*[$Planilha1.$A80])" office:value-type="float" office:value="-0.891005923263828" calcext:value-type="float">
            <text:p>-0,891005923263828</text:p>
          </table:table-cell>
          <table:table-cell table:formula="of:=COS([$Autovalores.$E$31]*[$Planilha1.$A80])" office:value-type="float" office:value="-0.00000136929135824481" calcext:value-type="float">
            <text:p>-1,36929135824481E-06</text:p>
          </table:table-cell>
          <table:table-cell table:formula="of:=COS([$Autovalores.$E$32]*[$Planilha1.$A80])" office:value-type="float" office:value="0.891007166554252" calcext:value-type="float">
            <text:p>0,891007166554252</text:p>
          </table:table-cell>
          <table:table-cell table:formula="of:=COS([$Autovalores.$E$33]*[$Planilha1.$A80])" office:value-type="float" office:value="-0.809016135868206" calcext:value-type="float">
            <text:p>-0,809016135868206</text:p>
          </table:table-cell>
          <table:table-cell table:formula="of:=COS([$Autovalores.$E$34]*[$Planilha1.$A80])" office:value-type="float" office:value="-0.156435952716463" calcext:value-type="float">
            <text:p>-0,156435952716463</text:p>
          </table:table-cell>
          <table:table-cell table:formula="of:=COS([$Autovalores.$E$35]*[$Planilha1.$A80])" office:value-type="float" office:value="0.951056995846211" calcext:value-type="float">
            <text:p>0,951056995846211</text:p>
          </table:table-cell>
          <table:table-cell table:formula="of:=COS([$Autovalores.$E$36]*[$Planilha1.$A80])" office:value-type="float" office:value="-0.707105651577905" calcext:value-type="float">
            <text:p>-0,707105651577905</text:p>
          </table:table-cell>
        </table:table-row>
        <table:table-row table:style-name="ro1">
          <table:table-cell/>
          <table:table-cell table:formula="of:=COS([$Autovalores.$E$1]*[$Planilha1.$A81])" office:value-type="float" office:value="1" calcext:value-type="float">
            <text:p>1</text:p>
          </table:table-cell>
          <table:table-cell table:formula="of:=COS([$Autovalores.$E$2]*[$Planilha1.$A81])" office:value-type="float" office:value="-0.477158719633467" calcext:value-type="float">
            <text:p>-0,477158719633467</text:p>
          </table:table-cell>
          <table:table-cell table:formula="of:=COS([$Autovalores.$E$3]*[$Planilha1.$A81])" office:value-type="float" office:value="-0.544639112555501" calcext:value-type="float">
            <text:p>-0,544639112555501</text:p>
          </table:table-cell>
          <table:table-cell table:formula="of:=COS([$Autovalores.$E$4]*[$Planilha1.$A81])" office:value-type="float" office:value="0.996917322852048" calcext:value-type="float">
            <text:p>0,996917322852048</text:p>
          </table:table-cell>
          <table:table-cell table:formula="of:=COS([$Autovalores.$E$5]*[$Planilha1.$A81])" office:value-type="float" office:value="-0.406736474149513" calcext:value-type="float">
            <text:p>-0,406736474149513</text:p>
          </table:table-cell>
          <table:table-cell table:formula="of:=COS([$Autovalores.$E$6]*[$Planilha1.$A81])" office:value-type="float" office:value="-0.608761612385224" calcext:value-type="float">
            <text:p>-0,608761612385224</text:p>
          </table:table-cell>
          <table:table-cell table:formula="of:=COS([$Autovalores.$E$7]*[$Planilha1.$A81])" office:value-type="float" office:value="0.987688297204989" calcext:value-type="float">
            <text:p>0,987688297204989</text:p>
          </table:table-cell>
          <table:table-cell table:formula="of:=COS([$Autovalores.$E$8]*[$Planilha1.$A81])" office:value-type="float" office:value="-0.333806554197358" calcext:value-type="float">
            <text:p>-0,333806554197358</text:p>
          </table:table-cell>
          <table:table-cell table:formula="of:=COS([$Autovalores.$E$9]*[$Planilha1.$A81])" office:value-type="float" office:value="-0.669130881192845" calcext:value-type="float">
            <text:p>-0,669130881192845</text:p>
          </table:table-cell>
          <table:table-cell table:formula="of:=COS([$Autovalores.$E$10]*[$Planilha1.$A81])" office:value-type="float" office:value="0.972369823271743" calcext:value-type="float">
            <text:p>0,972369823271743</text:p>
          </table:table-cell>
          <table:table-cell table:formula="of:=COS([$Autovalores.$E$11]*[$Planilha1.$A81])" office:value-type="float" office:value="-0.258818598572284" calcext:value-type="float">
            <text:p>-0,258818598572284</text:p>
          </table:table-cell>
          <table:table-cell table:formula="of:=COS([$Autovalores.$E$12]*[$Planilha1.$A81])" office:value-type="float" office:value="-0.725374721047586" calcext:value-type="float">
            <text:p>-0,725374721047586</text:p>
          </table:table-cell>
          <table:table-cell table:formula="of:=COS([$Autovalores.$E$13]*[$Planilha1.$A81])" office:value-type="float" office:value="0.951056344871382" calcext:value-type="float">
            <text:p>0,951056344871382</text:p>
          </table:table-cell>
          <table:table-cell table:formula="of:=COS([$Autovalores.$E$14]*[$Planilha1.$A81])" office:value-type="float" office:value="-0.182234934588645" calcext:value-type="float">
            <text:p>-0,182234934588645</text:p>
          </table:table-cell>
          <table:table-cell table:formula="of:=COS([$Autovalores.$E$15]*[$Planilha1.$A81])" office:value-type="float" office:value="-0.777146368749773" calcext:value-type="float">
            <text:p>-0,777146368749773</text:p>
          </table:table-cell>
          <table:table-cell table:formula="of:=COS([$Autovalores.$E$16]*[$Planilha1.$A81])" office:value-type="float" office:value="0.92387926714952" calcext:value-type="float">
            <text:p>0,92387926714952</text:p>
          </table:table-cell>
          <table:table-cell table:formula="of:=COS([$Autovalores.$E$17]*[$Planilha1.$A81])" office:value-type="float" office:value="-0.104527727668172" calcext:value-type="float">
            <text:p>-0,104527727668172</text:p>
          </table:table-cell>
          <table:table-cell table:formula="of:=COS([$Autovalores.$E$18]*[$Planilha1.$A81])" office:value-type="float" office:value="-0.824126633748839" calcext:value-type="float">
            <text:p>-0,824126633748839</text:p>
          </table:table-cell>
          <table:table-cell table:formula="of:=COS([$Autovalores.$E$19]*[$Planilha1.$A81])" office:value-type="float" office:value="0.89100614641904" calcext:value-type="float">
            <text:p>0,89100614641904</text:p>
          </table:table-cell>
          <table:table-cell table:formula="of:=COS([$Autovalores.$E$20]*[$Planilha1.$A81])" office:value-type="float" office:value="-0.0261760702728762" calcext:value-type="float">
            <text:p>-0,026176070272876</text:p>
          </table:table-cell>
          <table:table-cell table:formula="of:=COS([$Autovalores.$E$21]*[$Planilha1.$A81])" office:value-type="float" office:value="-0.866025866066158" calcext:value-type="float">
            <text:p>-0,866025866066158</text:p>
          </table:table-cell>
          <table:table-cell table:formula="of:=COS([$Autovalores.$E$22]*[$Planilha1.$A81])" office:value-type="float" office:value="0.852639657116062" calcext:value-type="float">
            <text:p>0,852639657116062</text:p>
          </table:table-cell>
          <table:table-cell table:formula="of:=COS([$Autovalores.$E$23]*[$Planilha1.$A81])" office:value-type="float" office:value="0.0523369718697267" calcext:value-type="float">
            <text:p>0,052336971869727</text:p>
          </table:table-cell>
          <table:table-cell table:formula="of:=COS([$Autovalores.$E$24]*[$Planilha1.$A81])" office:value-type="float" office:value="-0.902585742089761" calcext:value-type="float">
            <text:p>-0,902585742089761</text:p>
          </table:table-cell>
          <table:table-cell table:formula="of:=COS([$Autovalores.$E$25]*[$Planilha1.$A81])" office:value-type="float" office:value="0.809016342240225" calcext:value-type="float">
            <text:p>0,809016342240225</text:p>
          </table:table-cell>
          <table:table-cell table:formula="of:=COS([$Autovalores.$E$26]*[$Planilha1.$A81])" office:value-type="float" office:value="0.130527338037964" calcext:value-type="float">
            <text:p>0,130527338037964</text:p>
          </table:table-cell>
          <table:table-cell table:formula="of:=COS([$Autovalores.$E$27]*[$Planilha1.$A81])" office:value-type="float" office:value="-0.933580857230945" calcext:value-type="float">
            <text:p>-0,933580857230945</text:p>
          </table:table-cell>
          <table:table-cell table:formula="of:=COS([$Autovalores.$E$28]*[$Planilha1.$A81])" office:value-type="float" office:value="0.760405154983292" calcext:value-type="float">
            <text:p>0,760405154983292</text:p>
          </table:table-cell>
          <table:table-cell table:formula="of:=COS([$Autovalores.$E$29]*[$Planilha1.$A81])" office:value-type="float" office:value="0.207912956921917" calcext:value-type="float">
            <text:p>0,207912956921917</text:p>
          </table:table-cell>
          <table:table-cell table:formula="of:=COS([$Autovalores.$E$30]*[$Planilha1.$A81])" office:value-type="float" office:value="-0.958820115623431" calcext:value-type="float">
            <text:p>-0,958820115623431</text:p>
          </table:table-cell>
          <table:table-cell table:formula="of:=COS([$Autovalores.$E$31]*[$Planilha1.$A81])" office:value-type="float" office:value="0.70710580053747" calcext:value-type="float">
            <text:p>0,70710580053747</text:p>
          </table:table-cell>
          <table:table-cell table:formula="of:=COS([$Autovalores.$E$32]*[$Planilha1.$A81])" office:value-type="float" office:value="0.284016718763723" calcext:value-type="float">
            <text:p>0,284016718763723</text:p>
          </table:table-cell>
          <table:table-cell table:formula="of:=COS([$Autovalores.$E$33]*[$Planilha1.$A81])" office:value-type="float" office:value="-0.978147908297057" calcext:value-type="float">
            <text:p>-0,978147908297057</text:p>
          </table:table-cell>
          <table:table-cell table:formula="of:=COS([$Autovalores.$E$34]*[$Planilha1.$A81])" office:value-type="float" office:value="0.649446888306646" calcext:value-type="float">
            <text:p>0,649446888306646</text:p>
          </table:table-cell>
          <table:table-cell table:formula="of:=COS([$Autovalores.$E$35]*[$Planilha1.$A81])" office:value-type="float" office:value="0.358369416908384" calcext:value-type="float">
            <text:p>0,358369416908384</text:p>
          </table:table-cell>
          <table:table-cell table:formula="of:=COS([$Autovalores.$E$36]*[$Planilha1.$A81])" office:value-type="float" office:value="-0.991445072562235" calcext:value-type="float">
            <text:p>-0,991445072562235</text:p>
          </table:table-cell>
        </table:table-row>
        <table:table-row table:style-name="ro1">
          <table:table-cell/>
          <table:table-cell table:formula="of:=COS([$Autovalores.$E$1]*[$Planilha1.$A82])" office:value-type="float" office:value="1" calcext:value-type="float">
            <text:p>1</text:p>
          </table:table-cell>
          <table:table-cell table:formula="of:=COS([$Autovalores.$E$2]*[$Planilha1.$A82])" office:value-type="float" office:value="-0.499999959458423" calcext:value-type="float">
            <text:p>-0,499999959458423</text:p>
          </table:table-cell>
          <table:table-cell table:formula="of:=COS([$Autovalores.$E$3]*[$Planilha1.$A82])" office:value-type="float" office:value="-0.500000081083151" calcext:value-type="float">
            <text:p>-0,500000081083151</text:p>
          </table:table-cell>
          <table:table-cell table:formula="of:=COS([$Autovalores.$E$4]*[$Planilha1.$A82])" office:value-type="float" office:value="0.99999999999999" calcext:value-type="float">
            <text:p>0,99999999999999</text:p>
          </table:table-cell>
          <table:table-cell table:formula="of:=COS([$Autovalores.$E$5]*[$Planilha1.$A82])" office:value-type="float" office:value="-0.499999837833686" calcext:value-type="float">
            <text:p>-0,499999837833686</text:p>
          </table:table-cell>
          <table:table-cell table:formula="of:=COS([$Autovalores.$E$6]*[$Planilha1.$A82])" office:value-type="float" office:value="-0.500000202707869" calcext:value-type="float">
            <text:p>-0,500000202707869</text:p>
          </table:table-cell>
          <table:table-cell table:formula="of:=COS([$Autovalores.$E$7]*[$Planilha1.$A82])" office:value-type="float" office:value="0.999999999999961" calcext:value-type="float">
            <text:p>0,999999999999961</text:p>
          </table:table-cell>
          <table:table-cell table:formula="of:=COS([$Autovalores.$E$8]*[$Planilha1.$A82])" office:value-type="float" office:value="-0.499999716208937" calcext:value-type="float">
            <text:p>-0,499999716208937</text:p>
          </table:table-cell>
          <table:table-cell table:formula="of:=COS([$Autovalores.$E$9]*[$Planilha1.$A82])" office:value-type="float" office:value="-0.500000324332576" calcext:value-type="float">
            <text:p>-0,500000324332576</text:p>
          </table:table-cell>
          <table:table-cell table:formula="of:=COS([$Autovalores.$E$10]*[$Planilha1.$A82])" office:value-type="float" office:value="0.999999999999911" calcext:value-type="float">
            <text:p>0,999999999999911</text:p>
          </table:table-cell>
          <table:table-cell table:formula="of:=COS([$Autovalores.$E$11]*[$Planilha1.$A82])" office:value-type="float" office:value="-0.499999594584181" calcext:value-type="float">
            <text:p>-0,499999594584181</text:p>
          </table:table-cell>
          <table:table-cell table:formula="of:=COS([$Autovalores.$E$12]*[$Planilha1.$A82])" office:value-type="float" office:value="-0.500000445957277" calcext:value-type="float">
            <text:p>-0,500000445957277</text:p>
          </table:table-cell>
          <table:table-cell table:formula="of:=COS([$Autovalores.$E$13]*[$Planilha1.$A82])" office:value-type="float" office:value="0.999999999999842" calcext:value-type="float">
            <text:p>0,999999999999842</text:p>
          </table:table-cell>
          <table:table-cell table:formula="of:=COS([$Autovalores.$E$14]*[$Planilha1.$A82])" office:value-type="float" office:value="-0.499999472959414" calcext:value-type="float">
            <text:p>-0,499999472959414</text:p>
          </table:table-cell>
          <table:table-cell table:formula="of:=COS([$Autovalores.$E$15]*[$Planilha1.$A82])" office:value-type="float" office:value="-0.500000567581964" calcext:value-type="float">
            <text:p>-0,500000567581964</text:p>
          </table:table-cell>
          <table:table-cell table:formula="of:=COS([$Autovalores.$E$16]*[$Planilha1.$A82])" office:value-type="float" office:value="0.999999999999753" calcext:value-type="float">
            <text:p>0,999999999999753</text:p>
          </table:table-cell>
          <table:table-cell table:formula="of:=COS([$Autovalores.$E$17]*[$Planilha1.$A82])" office:value-type="float" office:value="-0.499999351334638" calcext:value-type="float">
            <text:p>-0,499999351334638</text:p>
          </table:table-cell>
          <table:table-cell table:formula="of:=COS([$Autovalores.$E$18]*[$Planilha1.$A82])" office:value-type="float" office:value="-0.500000689206639" calcext:value-type="float">
            <text:p>-0,500000689206639</text:p>
          </table:table-cell>
          <table:table-cell table:formula="of:=COS([$Autovalores.$E$19]*[$Planilha1.$A82])" office:value-type="float" office:value="0.999999999999645" calcext:value-type="float">
            <text:p>0,999999999999645</text:p>
          </table:table-cell>
          <table:table-cell table:formula="of:=COS([$Autovalores.$E$20]*[$Planilha1.$A82])" office:value-type="float" office:value="-0.499999229709848" calcext:value-type="float">
            <text:p>-0,499999229709848</text:p>
          </table:table-cell>
          <table:table-cell table:formula="of:=COS([$Autovalores.$E$21]*[$Planilha1.$A82])" office:value-type="float" office:value="-0.50000081083131" calcext:value-type="float">
            <text:p>-0,50000081083131</text:p>
          </table:table-cell>
          <table:table-cell table:formula="of:=COS([$Autovalores.$E$22]*[$Planilha1.$A82])" office:value-type="float" office:value="0.999999999999517" calcext:value-type="float">
            <text:p>0,999999999999517</text:p>
          </table:table-cell>
          <table:table-cell table:formula="of:=COS([$Autovalores.$E$23]*[$Planilha1.$A82])" office:value-type="float" office:value="-0.499999108085049" calcext:value-type="float">
            <text:p>-0,499999108085049</text:p>
          </table:table-cell>
          <table:table-cell table:formula="of:=COS([$Autovalores.$E$24]*[$Planilha1.$A82])" office:value-type="float" office:value="-0.500000932455971" calcext:value-type="float">
            <text:p>-0,500000932455971</text:p>
          </table:table-cell>
          <table:table-cell table:formula="of:=COS([$Autovalores.$E$25]*[$Planilha1.$A82])" office:value-type="float" office:value="0.999999999999369" calcext:value-type="float">
            <text:p>0,999999999999369</text:p>
          </table:table-cell>
          <table:table-cell table:formula="of:=COS([$Autovalores.$E$26]*[$Planilha1.$A82])" office:value-type="float" office:value="-0.499998986460246" calcext:value-type="float">
            <text:p>-0,499998986460246</text:p>
          </table:table-cell>
          <table:table-cell table:formula="of:=COS([$Autovalores.$E$27]*[$Planilha1.$A82])" office:value-type="float" office:value="-0.500001054080616" calcext:value-type="float">
            <text:p>-0,500001054080616</text:p>
          </table:table-cell>
          <table:table-cell table:formula="of:=COS([$Autovalores.$E$28]*[$Planilha1.$A82])" office:value-type="float" office:value="0.999999999999201" calcext:value-type="float">
            <text:p>0,999999999999201</text:p>
          </table:table-cell>
          <table:table-cell table:formula="of:=COS([$Autovalores.$E$29]*[$Planilha1.$A82])" office:value-type="float" office:value="-0.499998864835427" calcext:value-type="float">
            <text:p>-0,499998864835427</text:p>
          </table:table-cell>
          <table:table-cell table:formula="of:=COS([$Autovalores.$E$30]*[$Planilha1.$A82])" office:value-type="float" office:value="-0.500001175705258" calcext:value-type="float">
            <text:p>-0,500001175705258</text:p>
          </table:table-cell>
          <table:table-cell table:formula="of:=COS([$Autovalores.$E$31]*[$Planilha1.$A82])" office:value-type="float" office:value="0.999999999999014" calcext:value-type="float">
            <text:p>0,999999999999014</text:p>
          </table:table-cell>
          <table:table-cell table:formula="of:=COS([$Autovalores.$E$32]*[$Planilha1.$A82])" office:value-type="float" office:value="-0.499998743210599" calcext:value-type="float">
            <text:p>-0,499998743210599</text:p>
          </table:table-cell>
          <table:table-cell table:formula="of:=COS([$Autovalores.$E$33]*[$Planilha1.$A82])" office:value-type="float" office:value="-0.500001297329883" calcext:value-type="float">
            <text:p>-0,500001297329883</text:p>
          </table:table-cell>
          <table:table-cell table:formula="of:=COS([$Autovalores.$E$34]*[$Planilha1.$A82])" office:value-type="float" office:value="0.999999999998807" calcext:value-type="float">
            <text:p>0,999999999998807</text:p>
          </table:table-cell>
          <table:table-cell table:formula="of:=COS([$Autovalores.$E$35]*[$Planilha1.$A82])" office:value-type="float" office:value="-0.499998621585772" calcext:value-type="float">
            <text:p>-0,499998621585772</text:p>
          </table:table-cell>
          <table:table-cell table:formula="of:=COS([$Autovalores.$E$36]*[$Planilha1.$A82])" office:value-type="float" office:value="-0.500001418954505" calcext:value-type="float">
            <text:p>-0,500001418954505</text:p>
          </table:table-cell>
        </table:table-row>
        <table:table-row table:style-name="ro1">
          <table:table-cell/>
          <table:table-cell table:formula="of:=COS([$Autovalores.$E$1]*[$Planilha1.$A83])" office:value-type="float" office:value="1" calcext:value-type="float">
            <text:p>1</text:p>
          </table:table-cell>
          <table:table-cell table:formula="of:=COS([$Autovalores.$E$2]*[$Planilha1.$A83])" office:value-type="float" office:value="-0.522498524302046" calcext:value-type="float">
            <text:p>-0,522498524302046</text:p>
          </table:table-cell>
          <table:table-cell table:formula="of:=COS([$Autovalores.$E$3]*[$Planilha1.$A83])" office:value-type="float" office:value="-0.453990584204368" calcext:value-type="float">
            <text:p>-0,453990584204368</text:p>
          </table:table-cell>
          <table:table-cell table:formula="of:=COS([$Autovalores.$E$4]*[$Planilha1.$A83])" office:value-type="float" office:value="0.996917344889659" calcext:value-type="float">
            <text:p>0,996917344889659</text:p>
          </table:table-cell>
          <table:table-cell table:formula="of:=COS([$Autovalores.$E$5]*[$Planilha1.$A83])" office:value-type="float" office:value="-0.587785098907554" calcext:value-type="float">
            <text:p>-0,587785098907554</text:p>
          </table:table-cell>
          <table:table-cell table:formula="of:=COS([$Autovalores.$E$6]*[$Planilha1.$A83])" office:value-type="float" office:value="-0.3826836513178" calcext:value-type="float">
            <text:p>-0,3826836513178</text:p>
          </table:table-cell>
          <table:table-cell table:formula="of:=COS([$Autovalores.$E$7]*[$Planilha1.$A83])" office:value-type="float" office:value="0.987688385083693" calcext:value-type="float">
            <text:p>0,987688385083693</text:p>
          </table:table-cell>
          <table:table-cell table:formula="of:=COS([$Autovalores.$E$8]*[$Planilha1.$A83])" office:value-type="float" office:value="-0.6494477960352" calcext:value-type="float">
            <text:p>-0,6494477960352</text:p>
          </table:table-cell>
          <table:table-cell table:formula="of:=COS([$Autovalores.$E$9]*[$Planilha1.$A83])" office:value-type="float" office:value="-0.309017355004474" calcext:value-type="float">
            <text:p>-0,309017355004474</text:p>
          </table:table-cell>
          <table:table-cell table:formula="of:=COS([$Autovalores.$E$10]*[$Planilha1.$A83])" office:value-type="float" office:value="0.972370019982321" calcext:value-type="float">
            <text:p>0,972370019982321</text:p>
          </table:table-cell>
          <table:table-cell table:formula="of:=COS([$Autovalores.$E$11]*[$Planilha1.$A83])" office:value-type="float" office:value="-0.707106446028152" calcext:value-type="float">
            <text:p>-0,707106446028152</text:p>
          </table:table-cell>
          <table:table-cell table:formula="of:=COS([$Autovalores.$E$12]*[$Planilha1.$A83])" office:value-type="float" office:value="-0.233445870833975" calcext:value-type="float">
            <text:p>-0,233445870833975</text:p>
          </table:table-cell>
          <table:table-cell table:formula="of:=COS([$Autovalores.$E$13]*[$Planilha1.$A83])" office:value-type="float" office:value="0.951056692058466" calcext:value-type="float">
            <text:p>0,951056692058466</text:p>
          </table:table-cell>
          <table:table-cell table:formula="of:=COS([$Autovalores.$E$14]*[$Planilha1.$A83])" office:value-type="float" office:value="-0.760405565422298" calcext:value-type="float">
            <text:p>-0,760405565422298</text:p>
          </table:table-cell>
          <table:table-cell table:formula="of:=COS([$Autovalores.$E$15]*[$Planilha1.$A83])" office:value-type="float" office:value="-0.156435120450043" calcext:value-type="float">
            <text:p>-0,156435120450043</text:p>
          </table:table-cell>
          <table:table-cell table:formula="of:=COS([$Autovalores.$E$16]*[$Planilha1.$A83])" office:value-type="float" office:value="0.923879804590614" calcext:value-type="float">
            <text:p>0,923879804590614</text:p>
          </table:table-cell>
          <table:table-cell table:formula="of:=COS([$Autovalores.$E$17]*[$Planilha1.$A83])" office:value-type="float" office:value="-0.809016548612078" calcext:value-type="float">
            <text:p>-0,809016548612078</text:p>
          </table:table-cell>
          <table:table-cell table:formula="of:=COS([$Autovalores.$E$18]*[$Planilha1.$A83])" office:value-type="float" office:value="-0.0784598990191202" calcext:value-type="float">
            <text:p>-0,07845989901912</text:p>
          </table:table-cell>
          <table:table-cell table:formula="of:=COS([$Autovalores.$E$19]*[$Planilha1.$A83])" office:value-type="float" office:value="0.891006911520837" calcext:value-type="float">
            <text:p>0,891006911520837</text:p>
          </table:table-cell>
          <table:table-cell table:formula="of:=COS([$Autovalores.$E$20]*[$Planilha1.$A83])" office:value-type="float" office:value="-0.852639693805997" calcext:value-type="float">
            <text:p>-0,852639693805997</text:p>
          </table:table-cell>
          <table:table-cell table:formula="of:=COS([$Autovalores.$E$21]*[$Planilha1.$A83])" office:value-type="float" office:value="-0.000000947970871455493" calcext:value-type="float">
            <text:p>-9,47970871455493E-07</text:p>
          </table:table-cell>
          <table:table-cell table:formula="of:=COS([$Autovalores.$E$22]*[$Planilha1.$A83])" office:value-type="float" office:value="0.85264068443276" calcext:value-type="float">
            <text:p>0,85264068443276</text:p>
          </table:table-cell>
          <table:table-cell table:formula="of:=COS([$Autovalores.$E$23]*[$Planilha1.$A83])" office:value-type="float" office:value="-0.891006050781134" calcext:value-type="float">
            <text:p>-0,891006050781134</text:p>
          </table:table-cell>
          <table:table-cell table:formula="of:=COS([$Autovalores.$E$24]*[$Planilha1.$A83])" office:value-type="float" office:value="0.0784580089219118" calcext:value-type="float">
            <text:p>0,078458008921912</text:p>
          </table:table-cell>
          <table:table-cell table:formula="of:=COS([$Autovalores.$E$25]*[$Planilha1.$A83])" office:value-type="float" office:value="0.809017663018383" calcext:value-type="float">
            <text:p>0,809017663018383</text:p>
          </table:table-cell>
          <table:table-cell table:formula="of:=COS([$Autovalores.$E$26]*[$Planilha1.$A83])" office:value-type="float" office:value="-0.923879079044704" calcext:value-type="float">
            <text:p>-0,923879079044704</text:p>
          </table:table-cell>
          <table:table-cell table:formula="of:=COS([$Autovalores.$E$27]*[$Planilha1.$A83])" office:value-type="float" office:value="0.156433247850408" calcext:value-type="float">
            <text:p>0,156433247850408</text:p>
          </table:table-cell>
          <table:table-cell table:formula="of:=COS([$Autovalores.$E$28]*[$Planilha1.$A83])" office:value-type="float" office:value="0.760406796737486" calcext:value-type="float">
            <text:p>0,760406796737486</text:p>
          </table:table-cell>
          <table:table-cell table:formula="of:=COS([$Autovalores.$E$29]*[$Planilha1.$A83])" office:value-type="float" office:value="-0.951056106179561" calcext:value-type="float">
            <text:p>-0,951056106179561</text:p>
          </table:table-cell>
          <table:table-cell table:formula="of:=COS([$Autovalores.$E$30]*[$Planilha1.$A83])" office:value-type="float" office:value="0.233444027277057" calcext:value-type="float">
            <text:p>0,233444027277057</text:p>
          </table:table-cell>
          <table:table-cell table:formula="of:=COS([$Autovalores.$E$31]*[$Planilha1.$A83])" office:value-type="float" office:value="0.707107786660783" calcext:value-type="float">
            <text:p>0,707107786660783</text:p>
          </table:table-cell>
          <table:table-cell table:formula="of:=COS([$Autovalores.$E$32]*[$Planilha1.$A83])" office:value-type="float" office:value="-0.97236957738255" calcext:value-type="float">
            <text:p>-0,97236957738255</text:p>
          </table:table-cell>
          <table:table-cell table:formula="of:=COS([$Autovalores.$E$33]*[$Planilha1.$A83])" office:value-type="float" office:value="0.309015551856398" calcext:value-type="float">
            <text:p>0,309015551856398</text:p>
          </table:table-cell>
          <table:table-cell table:formula="of:=COS([$Autovalores.$E$34]*[$Planilha1.$A83])" office:value-type="float" office:value="0.649449237719849" calcext:value-type="float">
            <text:p>0,649449237719849</text:p>
          </table:table-cell>
          <table:table-cell table:formula="of:=COS([$Autovalores.$E$35]*[$Planilha1.$A83])" office:value-type="float" office:value="-0.987688088491819" calcext:value-type="float">
            <text:p>-0,987688088491819</text:p>
          </table:table-cell>
          <table:table-cell table:formula="of:=COS([$Autovalores.$E$36]*[$Planilha1.$A83])" office:value-type="float" office:value="0.382681899695508" calcext:value-type="float">
            <text:p>0,382681899695508</text:p>
          </table:table-cell>
        </table:table-row>
        <table:table-row table:style-name="ro1">
          <table:table-cell/>
          <table:table-cell table:formula="of:=COS([$Autovalores.$E$1]*[$Planilha1.$A84])" office:value-type="float" office:value="1" calcext:value-type="float">
            <text:p>1</text:p>
          </table:table-cell>
          <table:table-cell table:formula="of:=COS([$Autovalores.$E$2]*[$Planilha1.$A84])" office:value-type="float" office:value="-0.544638994772497" calcext:value-type="float">
            <text:p>-0,544638994772497</text:p>
          </table:table-cell>
          <table:table-cell table:formula="of:=COS([$Autovalores.$E$3]*[$Planilha1.$A84])" office:value-type="float" office:value="-0.406736730746408" calcext:value-type="float">
            <text:p>-0,406736730746408</text:p>
          </table:table-cell>
          <table:table-cell table:formula="of:=COS([$Autovalores.$E$4]*[$Planilha1.$A84])" office:value-type="float" office:value="0.987688363114048" calcext:value-type="float">
            <text:p>0,987688363114048</text:p>
          </table:table-cell>
          <table:table-cell table:formula="of:=COS([$Autovalores.$E$5]*[$Planilha1.$A84])" office:value-type="float" office:value="-0.669130463723447" calcext:value-type="float">
            <text:p>-0,669130463723447</text:p>
          </table:table-cell>
          <table:table-cell table:formula="of:=COS([$Autovalores.$E$6]*[$Planilha1.$A84])" office:value-type="float" office:value="-0.258819276846062" calcext:value-type="float">
            <text:p>-0,258819276846062</text:p>
          </table:table-cell>
          <table:table-cell table:formula="of:=COS([$Autovalores.$E$7]*[$Planilha1.$A84])" office:value-type="float" office:value="0.951056605261815" calcext:value-type="float">
            <text:p>0,951056605261815</text:p>
          </table:table-cell>
          <table:table-cell table:formula="of:=COS([$Autovalores.$E$8]*[$Planilha1.$A84])" office:value-type="float" office:value="-0.777145750077013" calcext:value-type="float">
            <text:p>-0,777145750077013</text:p>
          </table:table-cell>
          <table:table-cell table:formula="of:=COS([$Autovalores.$E$9]*[$Planilha1.$A84])" office:value-type="float" office:value="-0.104528845034489" calcext:value-type="float">
            <text:p>-0,104528845034489</text:p>
          </table:table-cell>
          <table:table-cell table:formula="of:=COS([$Autovalores.$E$10]*[$Planilha1.$A84])" office:value-type="float" office:value="0.891006720245643" calcext:value-type="float">
            <text:p>0,891006720245643</text:p>
          </table:table-cell>
          <table:table-cell table:formula="of:=COS([$Autovalores.$E$11]*[$Planilha1.$A84])" office:value-type="float" office:value="-0.866025163865763" calcext:value-type="float">
            <text:p>-0,866025163865763</text:p>
          </table:table-cell>
          <table:table-cell table:formula="of:=COS([$Autovalores.$E$12]*[$Planilha1.$A84])" office:value-type="float" office:value="0.0523354291454282" calcext:value-type="float">
            <text:p>0,052335429145428</text:p>
          </table:table-cell>
          <table:table-cell table:formula="of:=COS([$Autovalores.$E$13]*[$Planilha1.$A84])" office:value-type="float" office:value="0.809017332824255" calcext:value-type="float">
            <text:p>0,809017332824255</text:p>
          </table:table-cell>
          <table:table-cell table:formula="of:=COS([$Autovalores.$E$14]*[$Planilha1.$A84])" office:value-type="float" office:value="-0.933580202951288" calcext:value-type="float">
            <text:p>-0,933580202951288</text:p>
          </table:table-cell>
          <table:table-cell table:formula="of:=COS([$Autovalores.$E$15]*[$Planilha1.$A84])" office:value-type="float" office:value="0.207911033725527" calcext:value-type="float">
            <text:p>0,207911033725527</text:p>
          </table:table-cell>
          <table:table-cell table:formula="of:=COS([$Autovalores.$E$16]*[$Planilha1.$A84])" office:value-type="float" office:value="0.707107290130521" calcext:value-type="float">
            <text:p>0,707107290130521</text:p>
          </table:table-cell>
          <table:table-cell table:formula="of:=COS([$Autovalores.$E$17]*[$Planilha1.$A84])" office:value-type="float" office:value="-0.978147441111512" calcext:value-type="float">
            <text:p>-0,978147441111512</text:p>
          </table:table-cell>
          <table:table-cell table:formula="of:=COS([$Autovalores.$E$18]*[$Planilha1.$A84])" office:value-type="float" office:value="0.358367188002009" calcext:value-type="float">
            <text:p>0,358367188002009</text:p>
          </table:table-cell>
          <table:table-cell table:formula="of:=COS([$Autovalores.$E$19]*[$Planilha1.$A84])" office:value-type="float" office:value="0.587785951045795" calcext:value-type="float">
            <text:p>0,587785951045795</text:p>
          </table:table-cell>
          <table:table-cell table:formula="of:=COS([$Autovalores.$E$20]*[$Planilha1.$A84])" office:value-type="float" office:value="-0.99862948703996" calcext:value-type="float">
            <text:p>-0,99862948703996</text:p>
          </table:table-cell>
          <table:table-cell table:formula="of:=COS([$Autovalores.$E$21]*[$Planilha1.$A84])" office:value-type="float" office:value="0.499999168897444" calcext:value-type="float">
            <text:p>0,499999168897444</text:p>
          </table:table-cell>
          <table:table-cell table:formula="of:=COS([$Autovalores.$E$22]*[$Planilha1.$A84])" office:value-type="float" office:value="0.453991397569183" calcext:value-type="float">
            <text:p>0,453991397569183</text:p>
          </table:table-cell>
          <table:table-cell table:formula="of:=COS([$Autovalores.$E$23]*[$Planilha1.$A84])" office:value-type="float" office:value="-0.994522005712328" calcext:value-type="float">
            <text:p>-0,994522005712328</text:p>
          </table:table-cell>
          <table:table-cell table:formula="of:=COS([$Autovalores.$E$24]*[$Planilha1.$A84])" office:value-type="float" office:value="0.629319533371392" calcext:value-type="float">
            <text:p>0,629319533371392</text:p>
          </table:table-cell>
          <table:table-cell table:formula="of:=COS([$Autovalores.$E$25]*[$Planilha1.$A84])" office:value-type="float" office:value="0.309018089620142" calcext:value-type="float">
            <text:p>0,309018089620142</text:p>
          </table:table-cell>
          <table:table-cell table:formula="of:=COS([$Autovalores.$E$26]*[$Planilha1.$A84])" office:value-type="float" office:value="-0.965926136765856" calcext:value-type="float">
            <text:p>-0,965926136765856</text:p>
          </table:table-cell>
          <table:table-cell table:formula="of:=COS([$Autovalores.$E$27]*[$Planilha1.$A84])" office:value-type="float" office:value="0.743143990685135" calcext:value-type="float">
            <text:p>0,743143990685135</text:p>
          </table:table-cell>
          <table:table-cell table:formula="of:=COS([$Autovalores.$E$28]*[$Planilha1.$A84])" office:value-type="float" office:value="0.15643574464992" calcext:value-type="float">
            <text:p>0,15643574464992</text:p>
          </table:table-cell>
          <table:table-cell table:formula="of:=COS([$Autovalores.$E$29]*[$Planilha1.$A84])" office:value-type="float" office:value="-0.913546004110366" calcext:value-type="float">
            <text:p>-0,913546004110366</text:p>
          </table:table-cell>
          <table:table-cell table:formula="of:=COS([$Autovalores.$E$30]*[$Planilha1.$A84])" office:value-type="float" office:value="0.838669810064284" calcext:value-type="float">
            <text:p>0,838669810064284</text:p>
          </table:table-cell>
          <table:table-cell table:formula="of:=COS([$Autovalores.$E$31]*[$Planilha1.$A84])" office:value-type="float" office:value="0.00000143951145832414" calcext:value-type="float">
            <text:p>1,43951145832414E-06</text:p>
          </table:table-cell>
          <table:table-cell table:formula="of:=COS([$Autovalores.$E$32]*[$Planilha1.$A84])" office:value-type="float" office:value="-0.838671378092431" calcext:value-type="float">
            <text:p>-0,838671378092431</text:p>
          </table:table-cell>
          <table:table-cell table:formula="of:=COS([$Autovalores.$E$33]*[$Planilha1.$A84])" office:value-type="float" office:value="0.913544833105997" calcext:value-type="float">
            <text:p>0,913544833105997</text:p>
          </table:table-cell>
          <table:table-cell table:formula="of:=COS([$Autovalores.$E$34]*[$Planilha1.$A84])" office:value-type="float" office:value="-0.156432901072488" calcext:value-type="float">
            <text:p>-0,156432901072488</text:p>
          </table:table-cell>
          <table:table-cell table:formula="of:=COS([$Autovalores.$E$35]*[$Planilha1.$A84])" office:value-type="float" office:value="-0.743145917127065" calcext:value-type="float">
            <text:p>-0,743145917127065</text:p>
          </table:table-cell>
          <table:table-cell table:formula="of:=COS([$Autovalores.$E$36]*[$Planilha1.$A84])" office:value-type="float" office:value="0.965925391619227" calcext:value-type="float">
            <text:p>0,965925391619227</text:p>
          </table:table-cell>
        </table:table-row>
        <table:table-row table:style-name="ro1">
          <table:table-cell/>
          <table:table-cell table:formula="of:=COS([$Autovalores.$E$1]*[$Planilha1.$A85])" office:value-type="float" office:value="1" calcext:value-type="float">
            <text:p>1</text:p>
          </table:table-cell>
          <table:table-cell table:formula="of:=COS([$Autovalores.$E$2]*[$Planilha1.$A85])" office:value-type="float" office:value="-0.566406196897947" calcext:value-type="float">
            <text:p>-0,566406196897947</text:p>
          </table:table-cell>
          <table:table-cell table:formula="of:=COS([$Autovalores.$E$3]*[$Planilha1.$A85])" office:value-type="float" office:value="-0.358368040231207" calcext:value-type="float">
            <text:p>-0,358368040231207</text:p>
          </table:table-cell>
          <table:table-cell table:formula="of:=COS([$Autovalores.$E$4]*[$Planilha1.$A85])" office:value-type="float" office:value="0.972369954412205" calcext:value-type="float">
            <text:p>0,972369954412205</text:p>
          </table:table-cell>
          <table:table-cell table:formula="of:=COS([$Autovalores.$E$5]*[$Planilha1.$A85])" office:value-type="float" office:value="-0.743144695481688" calcext:value-type="float">
            <text:p>-0,743144695481688</text:p>
          </table:table-cell>
          <table:table-cell table:formula="of:=COS([$Autovalores.$E$6]*[$Planilha1.$A85])" office:value-type="float" office:value="-0.130526432986873" calcext:value-type="float">
            <text:p>-0,130526432986873</text:p>
          </table:table-cell>
          <table:table-cell table:formula="of:=COS([$Autovalores.$E$7]*[$Planilha1.$A85])" office:value-type="float" office:value="0.891006656487187" calcext:value-type="float">
            <text:p>0,891006656487187</text:p>
          </table:table-cell>
          <table:table-cell table:formula="of:=COS([$Autovalores.$E$8]*[$Planilha1.$A85])" office:value-type="float" office:value="-0.878816950436453" calcext:value-type="float">
            <text:p>-0,878816950436453</text:p>
          </table:table-cell>
          <table:table-cell table:formula="of:=COS([$Autovalores.$E$9]*[$Planilha1.$A85])" office:value-type="float" office:value="0.104528076845141" calcext:value-type="float">
            <text:p>0,104528076845141</text:p>
          </table:table-cell>
          <table:table-cell table:formula="of:=COS([$Autovalores.$E$10]*[$Planilha1.$A85])" office:value-type="float" office:value="0.76040624948663" calcext:value-type="float">
            <text:p>0,76040624948663</text:p>
          </table:table-cell>
          <table:table-cell table:formula="of:=COS([$Autovalores.$E$11]*[$Planilha1.$A85])" office:value-type="float" office:value="-0.965925700583447" calcext:value-type="float">
            <text:p>-0,965925700583447</text:p>
          </table:table-cell>
          <table:table-cell table:formula="of:=COS([$Autovalores.$E$12]*[$Planilha1.$A85])" office:value-type="float" office:value="0.33380635562028" calcext:value-type="float">
            <text:p>0,33380635562028</text:p>
          </table:table-cell>
          <table:table-cell table:formula="of:=COS([$Autovalores.$E$13]*[$Planilha1.$A85])" office:value-type="float" office:value="0.587785723808952" calcext:value-type="float">
            <text:p>0,587785723808952</text:p>
          </table:table-cell>
          <table:table-cell table:formula="of:=COS([$Autovalores.$E$14]*[$Planilha1.$A85])" office:value-type="float" office:value="-0.999657308447353" calcext:value-type="float">
            <text:p>-0,999657308447353</text:p>
          </table:table-cell>
          <table:table-cell table:formula="of:=COS([$Autovalores.$E$15]*[$Planilha1.$A85])" office:value-type="float" office:value="0.544638464748854" calcext:value-type="float">
            <text:p>0,544638464748854</text:p>
          </table:table-cell>
          <table:table-cell table:formula="of:=COS([$Autovalores.$E$16]*[$Planilha1.$A85])" office:value-type="float" office:value="0.382684105441881" calcext:value-type="float">
            <text:p>0,382684105441881</text:p>
          </table:table-cell>
          <table:table-cell table:formula="of:=COS([$Autovalores.$E$17]*[$Planilha1.$A85])" office:value-type="float" office:value="-0.978147762302113" calcext:value-type="float">
            <text:p>-0,978147762302113</text:p>
          </table:table-cell>
          <table:table-cell table:formula="of:=COS([$Autovalores.$E$18]*[$Planilha1.$A85])" office:value-type="float" office:value="0.725373802657676" calcext:value-type="float">
            <text:p>0,725373802657676</text:p>
          </table:table-cell>
          <table:table-cell table:formula="of:=COS([$Autovalores.$E$19]*[$Planilha1.$A85])" office:value-type="float" office:value="0.156435328516645" calcext:value-type="float">
            <text:p>0,156435328516645</text:p>
          </table:table-cell>
          <table:table-cell table:formula="of:=COS([$Autovalores.$E$20]*[$Planilha1.$A85])" office:value-type="float" office:value="-0.902585681628859" calcext:value-type="float">
            <text:p>-0,902585681628859</text:p>
          </table:table-cell>
          <table:table-cell table:formula="of:=COS([$Autovalores.$E$21]*[$Planilha1.$A85])" office:value-type="float" office:value="0.866024918095244" calcext:value-type="float">
            <text:p>0,866024918095244</text:p>
          </table:table-cell>
          <table:table-cell table:formula="of:=COS([$Autovalores.$E$22]*[$Planilha1.$A85])" office:value-type="float" office:value="-0.07845807892551" calcext:value-type="float">
            <text:p>-0,07845807892551</text:p>
          </table:table-cell>
          <table:table-cell table:formula="of:=COS([$Autovalores.$E$23]*[$Planilha1.$A85])" office:value-type="float" office:value="-0.777146633895014" calcext:value-type="float">
            <text:p>-0,777146633895014</text:p>
          </table:table-cell>
          <table:table-cell table:formula="of:=COS([$Autovalores.$E$24]*[$Planilha1.$A85])" office:value-type="float" office:value="0.958819417598538" calcext:value-type="float">
            <text:p>0,958819417598538</text:p>
          </table:table-cell>
          <table:table-cell table:formula="of:=COS([$Autovalores.$E$25]*[$Planilha1.$A85])" office:value-type="float" office:value="-0.309015885772773" calcext:value-type="float">
            <text:p>-0,309015885772773</text:p>
          </table:table-cell>
          <table:table-cell table:formula="of:=COS([$Autovalores.$E$26]*[$Planilha1.$A85])" office:value-type="float" office:value="-0.608762392315323" calcext:value-type="float">
            <text:p>-0,608762392315323</text:p>
          </table:table-cell>
          <table:table-cell table:formula="of:=COS([$Autovalores.$E$27]*[$Planilha1.$A85])" office:value-type="float" office:value="0.998629468664411" calcext:value-type="float">
            <text:p>0,998629468664411</text:p>
          </table:table-cell>
          <table:table-cell table:formula="of:=COS([$Autovalores.$E$28]*[$Planilha1.$A85])" office:value-type="float" office:value="-0.522497446597528" calcext:value-type="float">
            <text:p>-0,522497446597528</text:p>
          </table:table-cell>
          <table:table-cell table:formula="of:=COS([$Autovalores.$E$29]*[$Planilha1.$A85])" office:value-type="float" office:value="-0.406737885432022" calcext:value-type="float">
            <text:p>-0,406737885432022</text:p>
          </table:table-cell>
          <table:table-cell table:formula="of:=COS([$Autovalores.$E$30]*[$Planilha1.$A85])" office:value-type="float" office:value="0.983255164241258" calcext:value-type="float">
            <text:p>0,983255164241258</text:p>
          </table:table-cell>
          <table:table-cell table:formula="of:=COS([$Autovalores.$E$31]*[$Planilha1.$A85])" office:value-type="float" office:value="-0.707105750884295" calcext:value-type="float">
            <text:p>-0,707105750884295</text:p>
          </table:table-cell>
          <table:table-cell table:formula="of:=COS([$Autovalores.$E$32]*[$Planilha1.$A85])" office:value-type="float" office:value="-0.182237005915167" calcext:value-type="float">
            <text:p>-0,182237005915167</text:p>
          </table:table-cell>
          <table:table-cell table:formula="of:=COS([$Autovalores.$E$33]*[$Planilha1.$A85])" office:value-type="float" office:value="0.913546089793261" calcext:value-type="float">
            <text:p>0,913546089793261</text:p>
          </table:table-cell>
          <table:table-cell table:formula="of:=COS([$Autovalores.$E$34]*[$Planilha1.$A85])" office:value-type="float" office:value="-0.852639326906415" calcext:value-type="float">
            <text:p>-0,852639326906415</text:p>
          </table:table-cell>
          <table:table-cell table:formula="of:=COS([$Autovalores.$E$35]*[$Planilha1.$A85])" office:value-type="float" office:value="0.0523343071641133" calcext:value-type="float">
            <text:p>0,052334307164113</text:p>
          </table:table-cell>
          <table:table-cell table:formula="of:=COS([$Autovalores.$E$36]*[$Planilha1.$A85])" office:value-type="float" office:value="0.793354375130186" calcext:value-type="float">
            <text:p>0,793354375130186</text:p>
          </table:table-cell>
        </table:table-row>
        <table:table-row table:style-name="ro1">
          <table:table-cell/>
          <table:table-cell table:formula="of:=COS([$Autovalores.$E$1]*[$Planilha1.$A86])" office:value-type="float" office:value="1" calcext:value-type="float">
            <text:p>1</text:p>
          </table:table-cell>
          <table:table-cell table:formula="of:=COS([$Autovalores.$E$2]*[$Planilha1.$A86])" office:value-type="float" office:value="-0.587785212526011" calcext:value-type="float">
            <text:p>-0,587785212526011</text:p>
          </table:table-cell>
          <table:table-cell table:formula="of:=COS([$Autovalores.$E$3]*[$Planilha1.$A86])" office:value-type="float" office:value="-0.309017087871505" calcext:value-type="float">
            <text:p>-0,309017087871505</text:p>
          </table:table-cell>
          <table:table-cell table:formula="of:=COS([$Autovalores.$E$4]*[$Planilha1.$A86])" office:value-type="float" office:value="0.951056561863453" calcext:value-type="float">
            <text:p>0,951056561863453</text:p>
          </table:table-cell>
          <table:table-cell table:formula="of:=COS([$Autovalores.$E$5]*[$Planilha1.$A86])" office:value-type="float" office:value="-0.809016878806829" calcext:value-type="float">
            <text:p>-0,809016878806829</text:p>
          </table:table-cell>
          <table:table-cell table:formula="of:=COS([$Autovalores.$E$6]*[$Planilha1.$A86])" office:value-type="float" office:value="-0.000000245770249025579" calcext:value-type="float">
            <text:p>-2,45770249025579E-07</text:p>
          </table:table-cell>
          <table:table-cell table:formula="of:=COS([$Autovalores.$E$7]*[$Planilha1.$A86])" office:value-type="float" office:value="0.809017167727066" calcext:value-type="float">
            <text:p>0,809017167727066</text:p>
          </table:table-cell>
          <table:table-cell table:formula="of:=COS([$Autovalores.$E$8]*[$Planilha1.$A86])" office:value-type="float" office:value="-0.95105640996904" calcext:value-type="float">
            <text:p>-0,95105640996904</text:p>
          </table:table-cell>
          <table:table-cell table:formula="of:=COS([$Autovalores.$E$9]*[$Planilha1.$A86])" office:value-type="float" office:value="0.309016620388689" calcext:value-type="float">
            <text:p>0,309016620388689</text:p>
          </table:table-cell>
          <table:table-cell table:formula="of:=COS([$Autovalores.$E$10]*[$Planilha1.$A86])" office:value-type="float" office:value="0.587785610190572" calcext:value-type="float">
            <text:p>0,587785610190572</text:p>
          </table:table-cell>
          <table:table-cell table:formula="of:=COS([$Autovalores.$E$11]*[$Planilha1.$A86])" office:value-type="float" office:value="-0.999999999999879" calcext:value-type="float">
            <text:p>-0,999999999999879</text:p>
          </table:table-cell>
          <table:table-cell table:formula="of:=COS([$Autovalores.$E$12]*[$Planilha1.$A86])" office:value-type="float" office:value="0.587784814861308" calcext:value-type="float">
            <text:p>0,587784814861308</text:p>
          </table:table-cell>
          <table:table-cell table:formula="of:=COS([$Autovalores.$E$13]*[$Planilha1.$A86])" office:value-type="float" office:value="0.309017555354246" calcext:value-type="float">
            <text:p>0,309017555354246</text:p>
          </table:table-cell>
          <table:table-cell table:formula="of:=COS([$Autovalores.$E$14]*[$Planilha1.$A86])" office:value-type="float" office:value="-0.951056713757636" calcext:value-type="float">
            <text:p>-0,951056713757636</text:p>
          </table:table-cell>
          <table:table-cell table:formula="of:=COS([$Autovalores.$E$15]*[$Planilha1.$A86])" office:value-type="float" office:value="0.809016589886396" calcext:value-type="float">
            <text:p>0,809016589886396</text:p>
          </table:table-cell>
          <table:table-cell table:formula="of:=COS([$Autovalores.$E$16]*[$Planilha1.$A86])" office:value-type="float" office:value="0.000000737310748853034" calcext:value-type="float">
            <text:p>7,37310748853034E-07</text:p>
          </table:table-cell>
          <table:table-cell table:formula="of:=COS([$Autovalores.$E$17]*[$Planilha1.$A86])" office:value-type="float" office:value="-0.809017456647106" calcext:value-type="float">
            <text:p>-0,809017456647106</text:p>
          </table:table-cell>
          <table:table-cell table:formula="of:=COS([$Autovalores.$E$18]*[$Planilha1.$A86])" office:value-type="float" office:value="0.951056258074398" calcext:value-type="float">
            <text:p>0,951056258074398</text:p>
          </table:table-cell>
          <table:table-cell table:formula="of:=COS([$Autovalores.$E$19]*[$Planilha1.$A86])" office:value-type="float" office:value="-0.309016152905794" calcext:value-type="float">
            <text:p>-0,309016152905794</text:p>
          </table:table-cell>
          <table:table-cell table:formula="of:=COS([$Autovalores.$E$20]*[$Planilha1.$A86])" office:value-type="float" office:value="-0.587786007854995" calcext:value-type="float">
            <text:p>-0,587786007854995</text:p>
          </table:table-cell>
          <table:table-cell table:formula="of:=COS([$Autovalores.$E$21]*[$Planilha1.$A86])" office:value-type="float" office:value="0.999999999999517" calcext:value-type="float">
            <text:p>0,999999999999517</text:p>
          </table:table-cell>
          <table:table-cell table:formula="of:=COS([$Autovalores.$E$22]*[$Planilha1.$A86])" office:value-type="float" office:value="-0.587784417196467" calcext:value-type="float">
            <text:p>-0,587784417196467</text:p>
          </table:table-cell>
          <table:table-cell table:formula="of:=COS([$Autovalores.$E$23]*[$Planilha1.$A86])" office:value-type="float" office:value="-0.309018022836916" calcext:value-type="float">
            <text:p>-0,309018022836916</text:p>
          </table:table-cell>
          <table:table-cell table:formula="of:=COS([$Autovalores.$E$24]*[$Planilha1.$A86])" office:value-type="float" office:value="0.951056865651591" calcext:value-type="float">
            <text:p>0,951056865651591</text:p>
          </table:table-cell>
          <table:table-cell table:formula="of:=COS([$Autovalores.$E$25]*[$Planilha1.$A86])" office:value-type="float" office:value="-0.809016300965771" calcext:value-type="float">
            <text:p>-0,809016300965771</text:p>
          </table:table-cell>
          <table:table-cell table:formula="of:=COS([$Autovalores.$E$26]*[$Planilha1.$A86])" office:value-type="float" office:value="-0.00000122885124335124" calcext:value-type="float">
            <text:p>-1,22885124335124E-06</text:p>
          </table:table-cell>
          <table:table-cell table:formula="of:=COS([$Autovalores.$E$27]*[$Planilha1.$A86])" office:value-type="float" office:value="0.809017745566949" calcext:value-type="float">
            <text:p>0,809017745566949</text:p>
          </table:table-cell>
          <table:table-cell table:formula="of:=COS([$Autovalores.$E$28]*[$Planilha1.$A86])" office:value-type="float" office:value="-0.951056106179522" calcext:value-type="float">
            <text:p>-0,951056106179522</text:p>
          </table:table-cell>
          <table:table-cell table:formula="of:=COS([$Autovalores.$E$29]*[$Planilha1.$A86])" office:value-type="float" office:value="0.309015685422826" calcext:value-type="float">
            <text:p>0,309015685422826</text:p>
          </table:table-cell>
          <table:table-cell table:formula="of:=COS([$Autovalores.$E$30]*[$Planilha1.$A86])" office:value-type="float" office:value="0.587786405519268" calcext:value-type="float">
            <text:p>0,587786405519268</text:p>
          </table:table-cell>
          <table:table-cell table:formula="of:=COS([$Autovalores.$E$31]*[$Planilha1.$A86])" office:value-type="float" office:value="-0.999999999998913" calcext:value-type="float">
            <text:p>-0,999999999998913</text:p>
          </table:table-cell>
          <table:table-cell table:formula="of:=COS([$Autovalores.$E$32]*[$Planilha1.$A86])" office:value-type="float" office:value="0.587784019531484" calcext:value-type="float">
            <text:p>0,587784019531484</text:p>
          </table:table-cell>
          <table:table-cell table:formula="of:=COS([$Autovalores.$E$33]*[$Planilha1.$A86])" office:value-type="float" office:value="0.309018490319505" calcext:value-type="float">
            <text:p>0,309018490319505</text:p>
          </table:table-cell>
          <table:table-cell table:formula="of:=COS([$Autovalores.$E$34]*[$Planilha1.$A86])" office:value-type="float" office:value="-0.951057017545312" calcext:value-type="float">
            <text:p>-0,951057017545312</text:p>
          </table:table-cell>
          <table:table-cell table:formula="of:=COS([$Autovalores.$E$35]*[$Planilha1.$A86])" office:value-type="float" office:value="0.80901601204495" calcext:value-type="float">
            <text:p>0,80901601204495</text:p>
          </table:table-cell>
          <table:table-cell table:formula="of:=COS([$Autovalores.$E$36]*[$Planilha1.$A86])" office:value-type="float" office:value="0.00000172039174495458" calcext:value-type="float">
            <text:p>1,72039174495458E-06</text:p>
          </table:table-cell>
        </table:table-row>
        <table:table-row table:style-name="ro1">
          <table:table-cell/>
          <table:table-cell table:formula="of:=COS([$Autovalores.$E$1]*[$Planilha1.$A87])" office:value-type="float" office:value="1" calcext:value-type="float">
            <text:p>1</text:p>
          </table:table-cell>
          <table:table-cell table:formula="of:=COS([$Autovalores.$E$2]*[$Planilha1.$A87])" office:value-type="float" office:value="-0.608761389547949" calcext:value-type="float">
            <text:p>-0,608761389547949</text:p>
          </table:table-cell>
          <table:table-cell table:formula="of:=COS([$Autovalores.$E$3]*[$Planilha1.$A87])" office:value-type="float" office:value="-0.258819141191301" calcext:value-type="float">
            <text:p>-0,258819141191301</text:p>
          </table:table-cell>
          <table:table-cell table:formula="of:=COS([$Autovalores.$E$4]*[$Planilha1.$A87])" office:value-type="float" office:value="0.923879589614395" calcext:value-type="float">
            <text:p>0,923879589614395</text:p>
          </table:table-cell>
          <table:table-cell table:formula="of:=COS([$Autovalores.$E$5]*[$Planilha1.$A87])" office:value-type="float" office:value="-0.866025304305995" calcext:value-type="float">
            <text:p>-0,866025304305995</text:p>
          </table:table-cell>
          <table:table-cell table:formula="of:=COS([$Autovalores.$E$6]*[$Planilha1.$A87])" office:value-type="float" office:value="0.130525945651611" calcext:value-type="float">
            <text:p>0,130525945651611</text:p>
          </table:table-cell>
          <table:table-cell table:formula="of:=COS([$Autovalores.$E$7]*[$Planilha1.$A87])" office:value-type="float" office:value="0.707106992212126" calcext:value-type="float">
            <text:p>0,707106992212126</text:p>
          </table:table-cell>
          <table:table-cell table:formula="of:=COS([$Autovalores.$E$8]*[$Planilha1.$A87])" office:value-type="float" office:value="-0.991444815927859" calcext:value-type="float">
            <text:p>-0,991444815927859</text:p>
          </table:table-cell>
          <table:table-cell table:formula="of:=COS([$Autovalores.$E$9]*[$Planilha1.$A87])" office:value-type="float" office:value="0.499999655396583" calcext:value-type="float">
            <text:p>0,499999655396583</text:p>
          </table:table-cell>
          <table:table-cell table:formula="of:=COS([$Autovalores.$E$10]*[$Planilha1.$A87])" office:value-type="float" office:value="0.382683845942422" calcext:value-type="float">
            <text:p>0,382683845942422</text:p>
          </table:table-cell>
          <table:table-cell table:formula="of:=COS([$Autovalores.$E$11]*[$Planilha1.$A87])" office:value-type="float" office:value="-0.965925955023505" calcext:value-type="float">
            <text:p>-0,965925955023505</text:p>
          </table:table-cell>
          <table:table-cell table:formula="of:=COS([$Autovalores.$E$12]*[$Planilha1.$A87])" office:value-type="float" office:value="0.793353007218655" calcext:value-type="float">
            <text:p>0,793353007218655</text:p>
          </table:table-cell>
          <table:table-cell table:formula="of:=COS([$Autovalores.$E$13]*[$Planilha1.$A87])" office:value-type="float" office:value="0.000000596870559352394" calcext:value-type="float">
            <text:p>5,96870559352394E-07</text:p>
          </table:table-cell>
          <table:table-cell table:formula="of:=COS([$Autovalores.$E$14]*[$Planilha1.$A87])" office:value-type="float" office:value="-0.793353733922158" calcext:value-type="float">
            <text:p>-0,793353733922158</text:p>
          </table:table-cell>
          <table:table-cell table:formula="of:=COS([$Autovalores.$E$15]*[$Planilha1.$A87])" office:value-type="float" office:value="0.965925646060454" calcext:value-type="float">
            <text:p>0,965925646060454</text:p>
          </table:table-cell>
          <table:table-cell table:formula="of:=COS([$Autovalores.$E$16]*[$Planilha1.$A87])" office:value-type="float" office:value="-0.382682743069367" calcext:value-type="float">
            <text:p>-0,382682743069367</text:p>
          </table:table-cell>
          <table:table-cell table:formula="of:=COS([$Autovalores.$E$17]*[$Planilha1.$A87])" office:value-type="float" office:value="-0.500000689206596" calcext:value-type="float">
            <text:p>-0,500000689206596</text:p>
          </table:table-cell>
          <table:table-cell table:formula="of:=COS([$Autovalores.$E$18]*[$Planilha1.$A87])" office:value-type="float" office:value="0.991444971742047" calcext:value-type="float">
            <text:p>0,991444971742047</text:p>
          </table:table-cell>
          <table:table-cell table:formula="of:=COS([$Autovalores.$E$19]*[$Planilha1.$A87])" office:value-type="float" office:value="-0.707106148109433" calcext:value-type="float">
            <text:p>-0,707106148109433</text:p>
          </table:table-cell>
          <table:table-cell table:formula="of:=COS([$Autovalores.$E$20]*[$Planilha1.$A87])" office:value-type="float" office:value="-0.130527129180062" calcext:value-type="float">
            <text:p>-0,130527129180062</text:p>
          </table:table-cell>
          <table:table-cell table:formula="of:=COS([$Autovalores.$E$21]*[$Planilha1.$A87])" office:value-type="float" office:value="0.866025901176142" calcext:value-type="float">
            <text:p>0,866025901176142</text:p>
          </table:table-cell>
          <table:table-cell table:formula="of:=COS([$Autovalores.$E$22]*[$Planilha1.$A87])" office:value-type="float" office:value="-0.923879132788954" calcext:value-type="float">
            <text:p>-0,923879132788954</text:p>
          </table:table-cell>
          <table:table-cell table:formula="of:=COS([$Autovalores.$E$23]*[$Planilha1.$A87])" office:value-type="float" office:value="0.258817988125768" calcext:value-type="float">
            <text:p>0,258817988125768</text:p>
          </table:table-cell>
          <table:table-cell table:formula="of:=COS([$Autovalores.$E$24]*[$Planilha1.$A87])" office:value-type="float" office:value="0.608762336606056" calcext:value-type="float">
            <text:p>0,608762336606056</text:p>
          </table:table-cell>
          <table:table-cell table:formula="of:=COS([$Autovalores.$E$25]*[$Planilha1.$A87])" office:value-type="float" office:value="-0.999999999999287" calcext:value-type="float">
            <text:p>-0,999999999999287</text:p>
          </table:table-cell>
          <table:table-cell table:formula="of:=COS([$Autovalores.$E$26]*[$Planilha1.$A87])" office:value-type="float" office:value="0.608760442488976" calcext:value-type="float">
            <text:p>0,608760442488976</text:p>
          </table:table-cell>
          <table:table-cell table:formula="of:=COS([$Autovalores.$E$27]*[$Planilha1.$A87])" office:value-type="float" office:value="0.258820294256459" calcext:value-type="float">
            <text:p>0,258820294256459</text:p>
          </table:table-cell>
          <table:table-cell table:formula="of:=COS([$Autovalores.$E$28]*[$Planilha1.$A87])" office:value-type="float" office:value="-0.923880046438525" calcext:value-type="float">
            <text:p>-0,923880046438525</text:p>
          </table:table-cell>
          <table:table-cell table:formula="of:=COS([$Autovalores.$E$29]*[$Planilha1.$A87])" office:value-type="float" office:value="0.866024707434612" calcext:value-type="float">
            <text:p>0,866024707434612</text:p>
          </table:table-cell>
          <table:table-cell table:formula="of:=COS([$Autovalores.$E$30]*[$Planilha1.$A87])" office:value-type="float" office:value="-0.130524762122981" calcext:value-type="float">
            <text:p>-0,130524762122981</text:p>
          </table:table-cell>
          <table:table-cell table:formula="of:=COS([$Autovalores.$E$31]*[$Planilha1.$A87])" office:value-type="float" office:value="-0.707107836313809" calcext:value-type="float">
            <text:p>-0,707107836313809</text:p>
          </table:table-cell>
          <table:table-cell table:formula="of:=COS([$Autovalores.$E$32]*[$Planilha1.$A87])" office:value-type="float" office:value="0.991444660112259" calcext:value-type="float">
            <text:p>0,991444660112259</text:p>
          </table:table-cell>
          <table:table-cell table:formula="of:=COS([$Autovalores.$E$33]*[$Planilha1.$A87])" office:value-type="float" office:value="-0.499998621585858" calcext:value-type="float">
            <text:p>-0,499998621585858</text:p>
          </table:table-cell>
          <table:table-cell table:formula="of:=COS([$Autovalores.$E$34]*[$Planilha1.$A87])" office:value-type="float" office:value="-0.382684948814925" calcext:value-type="float">
            <text:p>-0,382684948814925</text:p>
          </table:table-cell>
          <table:table-cell table:formula="of:=COS([$Autovalores.$E$35]*[$Planilha1.$A87])" office:value-type="float" office:value="0.965926263985178" calcext:value-type="float">
            <text:p>0,965926263985178</text:p>
          </table:table-cell>
          <table:table-cell table:formula="of:=COS([$Autovalores.$E$36]*[$Planilha1.$A87])" office:value-type="float" office:value="-0.793352280514021" calcext:value-type="float">
            <text:p>-0,793352280514021</text:p>
          </table:table-cell>
        </table:table-row>
        <table:table-row table:style-name="ro1">
          <table:table-cell/>
          <table:table-cell table:formula="of:=COS([$Autovalores.$E$1]*[$Planilha1.$A88])" office:value-type="float" office:value="1" calcext:value-type="float">
            <text:p>1</text:p>
          </table:table-cell>
          <table:table-cell table:formula="of:=COS([$Autovalores.$E$2]*[$Planilha1.$A88])" office:value-type="float" office:value="-0.629320351940444" calcext:value-type="float">
            <text:p>-0,629320351940444</text:p>
          </table:table-cell>
          <table:table-cell table:formula="of:=COS([$Autovalores.$E$3]*[$Planilha1.$A88])" office:value-type="float" office:value="-0.207911789267111" calcext:value-type="float">
            <text:p>-0,207911789267111</text:p>
          </table:table-cell>
          <table:table-cell table:formula="of:=COS([$Autovalores.$E$4]*[$Planilha1.$A88])" office:value-type="float" office:value="0.891006592728735" calcext:value-type="float">
            <text:p>0,891006592728735</text:p>
          </table:table-cell>
          <table:table-cell table:formula="of:=COS([$Autovalores.$E$5]*[$Planilha1.$A88])" office:value-type="float" office:value="-0.913545375767497" calcext:value-type="float">
            <text:p>-0,913545375767497</text:p>
          </table:table-cell>
          <table:table-cell table:formula="of:=COS([$Autovalores.$E$6]*[$Planilha1.$A88])" office:value-type="float" office:value="0.258818802054398" calcext:value-type="float">
            <text:p>0,258818802054398</text:p>
          </table:table-cell>
          <table:table-cell table:formula="of:=COS([$Autovalores.$E$7]*[$Planilha1.$A88])" office:value-type="float" office:value="0.587785496572141" calcext:value-type="float">
            <text:p>0,587785496572141</text:p>
          </table:table-cell>
          <table:table-cell table:formula="of:=COS([$Autovalores.$E$8]*[$Planilha1.$A88])" office:value-type="float" office:value="-0.998629553190936" calcext:value-type="float">
            <text:p>-0,998629553190936</text:p>
          </table:table-cell>
          <table:table-cell table:formula="of:=COS([$Autovalores.$E$9]*[$Planilha1.$A88])" office:value-type="float" office:value="0.669130307172354" calcext:value-type="float">
            <text:p>0,669130307172354</text:p>
          </table:table-cell>
          <table:table-cell table:formula="of:=COS([$Autovalores.$E$10]*[$Planilha1.$A88])" office:value-type="float" office:value="0.15643491238349" calcext:value-type="float">
            <text:p>0,15643491238349</text:p>
          </table:table-cell>
          <table:table-cell table:formula="of:=COS([$Autovalores.$E$11]*[$Planilha1.$A88])" office:value-type="float" office:value="-0.866025655406253" calcext:value-type="float">
            <text:p>-0,866025655406253</text:p>
          </table:table-cell>
          <table:table-cell table:formula="of:=COS([$Autovalores.$E$12]*[$Planilha1.$A88])" office:value-type="float" office:value="0.933580228115946" calcext:value-type="float">
            <text:p>0,933580228115946</text:p>
          </table:table-cell>
          <table:table-cell table:formula="of:=COS([$Autovalores.$E$13]*[$Planilha1.$A88])" office:value-type="float" office:value="-0.309016420038883" calcext:value-type="float">
            <text:p>-0,309016420038883</text:p>
          </table:table-cell>
          <table:table-cell table:formula="of:=COS([$Autovalores.$E$14]*[$Planilha1.$A88])" office:value-type="float" office:value="-0.544639583687453" calcext:value-type="float">
            <text:p>-0,544639583687453</text:p>
          </table:table-cell>
          <table:table-cell table:formula="of:=COS([$Autovalores.$E$15]*[$Planilha1.$A88])" office:value-type="float" office:value="0.994521969012655" calcext:value-type="float">
            <text:p>0,994521969012655</text:p>
          </table:table-cell>
          <table:table-cell table:formula="of:=COS([$Autovalores.$E$16]*[$Planilha1.$A88])" office:value-type="float" office:value="-0.707106247415637" calcext:value-type="float">
            <text:p>-0,707106247415637</text:p>
          </table:table-cell>
          <table:table-cell table:formula="of:=COS([$Autovalores.$E$17]*[$Planilha1.$A88])" office:value-type="float" office:value="-0.104529264046862" calcext:value-type="float">
            <text:p>-0,104529264046862</text:p>
          </table:table-cell>
          <table:table-cell table:formula="of:=COS([$Autovalores.$E$18]*[$Planilha1.$A88])" office:value-type="float" office:value="0.838671033891731" calcext:value-type="float">
            <text:p>0,838671033891731</text:p>
          </table:table-cell>
          <table:table-cell table:formula="of:=COS([$Autovalores.$E$19]*[$Planilha1.$A88])" office:value-type="float" office:value="-0.95105623637514" calcext:value-type="float">
            <text:p>-0,95105623637514</text:p>
          </table:table-cell>
          <table:table-cell table:formula="of:=COS([$Autovalores.$E$20]*[$Planilha1.$A88])" office:value-type="float" office:value="0.358367056889782" calcext:value-type="float">
            <text:p>0,358367056889782</text:p>
          </table:table-cell>
          <table:table-cell table:formula="of:=COS([$Autovalores.$E$21]*[$Planilha1.$A88])" office:value-type="float" office:value="0.50000087164366" calcext:value-type="float">
            <text:p>0,50000087164366</text:p>
          </table:table-cell>
          <table:table-cell table:formula="of:=COS([$Autovalores.$E$22]*[$Planilha1.$A88])" office:value-type="float" office:value="-0.987688505916418" calcext:value-type="float">
            <text:p>-0,987688505916418</text:p>
          </table:table-cell>
          <table:table-cell table:formula="of:=COS([$Autovalores.$E$23]*[$Planilha1.$A88])" office:value-type="float" office:value="0.743144084658042" calcext:value-type="float">
            <text:p>0,743144084658042</text:p>
          </table:table-cell>
          <table:table-cell table:formula="of:=COS([$Autovalores.$E$24]*[$Planilha1.$A88])" office:value-type="float" office:value="0.0523371121175002" calcext:value-type="float">
            <text:p>0,0523371121175</text:p>
          </table:table-cell>
          <table:table-cell table:formula="of:=COS([$Autovalores.$E$25]*[$Planilha1.$A88])" office:value-type="float" office:value="-0.809017704292706" calcext:value-type="float">
            <text:p>-0,809017704292706</text:p>
          </table:table-cell>
          <table:table-cell table:formula="of:=COS([$Autovalores.$E$26]*[$Planilha1.$A88])" office:value-type="float" office:value="0.965925500665574" calcext:value-type="float">
            <text:p>0,965925500665574</text:p>
          </table:table-cell>
          <table:table-cell table:formula="of:=COS([$Autovalores.$E$27]*[$Planilha1.$A88])" office:value-type="float" office:value="-0.406735447761515" calcext:value-type="float">
            <text:p>-0,406735447761515</text:p>
          </table:table-cell>
          <table:table-cell table:formula="of:=COS([$Autovalores.$E$28]*[$Planilha1.$A88])" office:value-type="float" office:value="-0.453991710401724" calcext:value-type="float">
            <text:p>-0,453991710401724</text:p>
          </table:table-cell>
          <table:table-cell table:formula="of:=COS([$Autovalores.$E$29]*[$Planilha1.$A88])" office:value-type="float" office:value="0.978147893697618" calcext:value-type="float">
            <text:p>0,978147893697618</text:p>
          </table:table-cell>
          <table:table-cell table:formula="of:=COS([$Autovalores.$E$30]*[$Planilha1.$A88])" office:value-type="float" office:value="-0.777145043021453" calcext:value-type="float">
            <text:p>-0,777145043021453</text:p>
          </table:table-cell>
          <table:table-cell table:formula="of:=COS([$Autovalores.$E$31]*[$Planilha1.$A88])" office:value-type="float" office:value="-0.00000150973155129804" calcext:value-type="float">
            <text:p>-1,50973155129804E-06</text:p>
          </table:table-cell>
          <table:table-cell table:formula="of:=COS([$Autovalores.$E$32]*[$Planilha1.$A88])" office:value-type="float" office:value="0.777146943231036" calcext:value-type="float">
            <text:p>0,777146943231036</text:p>
          </table:table-cell>
          <table:table-cell table:formula="of:=COS([$Autovalores.$E$33]*[$Planilha1.$A88])" office:value-type="float" office:value="-0.978147265915643" calcext:value-type="float">
            <text:p>-0,978147265915643</text:p>
          </table:table-cell>
          <table:table-cell table:formula="of:=COS([$Autovalores.$E$34]*[$Planilha1.$A88])" office:value-type="float" office:value="0.453989020040199" calcext:value-type="float">
            <text:p>0,453989020040199</text:p>
          </table:table-cell>
          <table:table-cell table:formula="of:=COS([$Autovalores.$E$35]*[$Planilha1.$A88])" office:value-type="float" office:value="0.406738206178051" calcext:value-type="float">
            <text:p>0,406738206178051</text:p>
          </table:table-cell>
          <table:table-cell table:formula="of:=COS([$Autovalores.$E$36]*[$Planilha1.$A88])" office:value-type="float" office:value="-0.965926282159395" calcext:value-type="float">
            <text:p>-0,965926282159395</text:p>
          </table:table-cell>
        </table:table-row>
        <table:table-row table:style-name="ro1">
          <table:table-cell/>
          <table:table-cell table:formula="of:=COS([$Autovalores.$E$1]*[$Planilha1.$A89])" office:value-type="float" office:value="1" calcext:value-type="float">
            <text:p>1</text:p>
          </table:table-cell>
          <table:table-cell table:formula="of:=COS([$Autovalores.$E$2]*[$Planilha1.$A89])" office:value-type="float" office:value="-0.649448009618259" calcext:value-type="float">
            <text:p>-0,649448009618259</text:p>
          </table:table-cell>
          <table:table-cell table:formula="of:=COS([$Autovalores.$E$3]*[$Planilha1.$A89])" office:value-type="float" office:value="-0.156434565605764" calcext:value-type="float">
            <text:p>-0,156434565605764</text:p>
          </table:table-cell>
          <table:table-cell table:formula="of:=COS([$Autovalores.$E$4]*[$Planilha1.$A89])" office:value-type="float" office:value="0.85264024415458" calcext:value-type="float">
            <text:p>0,85264024415458</text:p>
          </table:table-cell>
          <table:table-cell table:formula="of:=COS([$Autovalores.$E$5]*[$Planilha1.$A89])" office:value-type="float" office:value="-0.951056453367472" calcext:value-type="float">
            <text:p>-0,951056453367472</text:p>
          </table:table-cell>
          <table:table-cell table:formula="of:=COS([$Autovalores.$E$6]*[$Planilha1.$A89])" office:value-type="float" office:value="0.382683197193628" calcext:value-type="float">
            <text:p>0,382683197193628</text:p>
          </table:table-cell>
          <table:table-cell table:formula="of:=COS([$Autovalores.$E$7]*[$Planilha1.$A89])" office:value-type="float" office:value="0.453990771903965" calcext:value-type="float">
            <text:p>0,453990771903965</text:p>
          </table:table-cell>
          <table:table-cell table:formula="of:=COS([$Autovalores.$E$8]*[$Planilha1.$A89])" office:value-type="float" office:value="-0.972370003589802" calcext:value-type="float">
            <text:p>-0,972370003589802</text:p>
          </table:table-cell>
          <table:table-cell table:formula="of:=COS([$Autovalores.$E$9]*[$Planilha1.$A89])" office:value-type="float" office:value="0.809016754983827" calcext:value-type="float">
            <text:p>0,809016754983827</text:p>
          </table:table-cell>
          <table:table-cell table:formula="of:=COS([$Autovalores.$E$10]*[$Planilha1.$A89])" office:value-type="float" office:value="-0.0784586389543353" calcext:value-type="float">
            <text:p>-0,078458638954335</text:p>
          </table:table-cell>
          <table:table-cell table:formula="of:=COS([$Autovalores.$E$11]*[$Planilha1.$A89])" office:value-type="float" office:value="-0.707107141171326" calcext:value-type="float">
            <text:p>-0,707107141171326</text:p>
          </table:table-cell>
          <table:table-cell table:formula="of:=COS([$Autovalores.$E$12]*[$Planilha1.$A89])" office:value-type="float" office:value="0.996917289795483" calcext:value-type="float">
            <text:p>0,996917289795483</text:p>
          </table:table-cell>
          <table:table-cell table:formula="of:=COS([$Autovalores.$E$13]*[$Planilha1.$A89])" office:value-type="float" office:value="-0.587784758052084" calcext:value-type="float">
            <text:p>-0,587784758052084</text:p>
          </table:table-cell>
          <table:table-cell table:formula="of:=COS([$Autovalores.$E$14]*[$Planilha1.$A89])" office:value-type="float" office:value="-0.23344600739373" calcext:value-type="float">
            <text:p>-0,23344600739373</text:p>
          </table:table-cell>
          <table:table-cell table:formula="of:=COS([$Autovalores.$E$15]*[$Planilha1.$A89])" office:value-type="float" office:value="0.891006847762462" calcext:value-type="float">
            <text:p>0,891006847762462</text:p>
          </table:table-cell>
          <table:table-cell table:formula="of:=COS([$Autovalores.$E$16]*[$Planilha1.$A89])" office:value-type="float" office:value="-0.923879240277407" calcext:value-type="float">
            <text:p>-0,923879240277407</text:p>
          </table:table-cell>
          <table:table-cell table:formula="of:=COS([$Autovalores.$E$17]*[$Planilha1.$A89])" office:value-type="float" office:value="0.309016219689124" calcext:value-type="float">
            <text:p>0,309016219689124</text:p>
          </table:table-cell>
          <table:table-cell table:formula="of:=COS([$Autovalores.$E$18]*[$Planilha1.$A89])" office:value-type="float" office:value="0.522499302643686" calcext:value-type="float">
            <text:p>0,522499302643686</text:p>
          </table:table-cell>
          <table:table-cell table:formula="of:=COS([$Autovalores.$E$19]*[$Planilha1.$A89])" office:value-type="float" office:value="-0.987688483946866" calcext:value-type="float">
            <text:p>-0,987688483946866</text:p>
          </table:table-cell>
          <table:table-cell table:formula="of:=COS([$Autovalores.$E$20]*[$Planilha1.$A89])" office:value-type="float" office:value="0.760405337400642" calcext:value-type="float">
            <text:p>0,760405337400642</text:p>
          </table:table-cell>
          <table:table-cell table:formula="of:=COS([$Autovalores.$E$21]*[$Planilha1.$A89])" office:value-type="float" office:value="0.00000101819097153486" calcext:value-type="float">
            <text:p>1,01819097153486E-06</text:p>
          </table:table-cell>
          <table:table-cell table:formula="of:=COS([$Autovalores.$E$22]*[$Planilha1.$A89])" office:value-type="float" office:value="-0.760406659924841" calcext:value-type="float">
            <text:p>-0,760406659924841</text:p>
          </table:table-cell>
          <table:table-cell table:formula="of:=COS([$Autovalores.$E$23]*[$Planilha1.$A89])" office:value-type="float" office:value="0.987688165386342" calcext:value-type="float">
            <text:p>0,987688165386342</text:p>
          </table:table-cell>
          <table:table-cell table:formula="of:=COS([$Autovalores.$E$24]*[$Planilha1.$A89])" office:value-type="float" office:value="-0.522497566342495" calcext:value-type="float">
            <text:p>-0,522497566342495</text:p>
          </table:table-cell>
          <table:table-cell table:formula="of:=COS([$Autovalores.$E$25]*[$Planilha1.$A89])" office:value-type="float" office:value="-0.309018156403305" calcext:value-type="float">
            <text:p>-0,309018156403305</text:p>
          </table:table-cell>
          <table:table-cell table:formula="of:=COS([$Autovalores.$E$26]*[$Planilha1.$A89])" office:value-type="float" office:value="0.923880019566557" calcext:value-type="float">
            <text:p>0,923880019566557</text:p>
          </table:table-cell>
          <table:table-cell table:formula="of:=COS([$Autovalores.$E$27]*[$Planilha1.$A89])" office:value-type="float" office:value="-0.891005923263853" calcext:value-type="float">
            <text:p>-0,891005923263853</text:p>
          </table:table-cell>
          <table:table-cell table:formula="of:=COS([$Autovalores.$E$28]*[$Planilha1.$A89])" office:value-type="float" office:value="0.233444027277009" calcext:value-type="float">
            <text:p>0,233444027277009</text:p>
          </table:table-cell>
          <table:table-cell table:formula="of:=COS([$Autovalores.$E$29]*[$Planilha1.$A89])" office:value-type="float" office:value="0.587786405519199" calcext:value-type="float">
            <text:p>0,587786405519199</text:p>
          </table:table-cell>
          <table:table-cell table:formula="of:=COS([$Autovalores.$E$30]*[$Planilha1.$A89])" office:value-type="float" office:value="-0.996917449567239" calcext:value-type="float">
            <text:p>-0,996917449567239</text:p>
          </table:table-cell>
          <table:table-cell table:formula="of:=COS([$Autovalores.$E$31]*[$Planilha1.$A89])" office:value-type="float" office:value="0.707105701231117" calcext:value-type="float">
            <text:p>0,707105701231117</text:p>
          </table:table-cell>
          <table:table-cell table:formula="of:=COS([$Autovalores.$E$32]*[$Planilha1.$A89])" office:value-type="float" office:value="0.0784606690586994" calcext:value-type="float">
            <text:p>0,078460669058699</text:p>
          </table:table-cell>
          <table:table-cell table:formula="of:=COS([$Autovalores.$E$33]*[$Planilha1.$A89])" office:value-type="float" office:value="-0.809017951938086" calcext:value-type="float">
            <text:p>-0,809017951938086</text:p>
          </table:table-cell>
          <table:table-cell table:formula="of:=COS([$Autovalores.$E$34]*[$Planilha1.$A89])" office:value-type="float" office:value="0.972369528204569" calcext:value-type="float">
            <text:p>0,972369528204569</text:p>
          </table:table-cell>
          <table:table-cell table:formula="of:=COS([$Autovalores.$E$35]*[$Planilha1.$A89])" office:value-type="float" office:value="-0.453988957473723" calcext:value-type="float">
            <text:p>-0,453988957473723</text:p>
          </table:table-cell>
          <table:table-cell table:formula="of:=COS([$Autovalores.$E$36]*[$Planilha1.$A89])" office:value-type="float" office:value="-0.382685078564633" calcext:value-type="float">
            <text:p>-0,382685078564633</text:p>
          </table:table-cell>
        </table:table-row>
        <table:table-row table:style-name="ro1">
          <table:table-cell/>
          <table:table-cell table:formula="of:=COS([$Autovalores.$E$1]*[$Planilha1.$A90])" office:value-type="float" office:value="1" calcext:value-type="float">
            <text:p>1</text:p>
          </table:table-cell>
          <table:table-cell table:formula="of:=COS([$Autovalores.$E$2]*[$Planilha1.$A90])" office:value-type="float" office:value="-0.669130568090823" calcext:value-type="float">
            <text:p>-0,669130568090823</text:p>
          </table:table-cell>
          <table:table-cell table:formula="of:=COS([$Autovalores.$E$3]*[$Planilha1.$A90])" office:value-type="float" office:value="-0.104528565692905" calcext:value-type="float">
            <text:p>-0,104528565692905</text:p>
          </table:table-cell>
          <table:table-cell table:formula="of:=COS([$Autovalores.$E$4]*[$Planilha1.$A90])" office:value-type="float" office:value="0.809017085178448" calcext:value-type="float">
            <text:p>0,809017085178448</text:p>
          </table:table-cell>
          <table:table-cell table:formula="of:=COS([$Autovalores.$E$5]*[$Planilha1.$A90])" office:value-type="float" office:value="-0.978147557908368" calcext:value-type="float">
            <text:p>-0,978147557908368</text:p>
          </table:table-cell>
          <table:table-cell table:formula="of:=COS([$Autovalores.$E$6]*[$Planilha1.$A90])" office:value-type="float" office:value="0.499999777021306" calcext:value-type="float">
            <text:p>0,499999777021306</text:p>
          </table:table-cell>
          <table:table-cell table:formula="of:=COS([$Autovalores.$E$7]*[$Planilha1.$A90])" office:value-type="float" office:value="0.309017288221265" calcext:value-type="float">
            <text:p>0,309017288221265</text:p>
          </table:table-cell>
          <table:table-cell table:formula="of:=COS([$Autovalores.$E$8]*[$Planilha1.$A90])" office:value-type="float" office:value="-0.913545604256068" calcext:value-type="float">
            <text:p>-0,913545604256068</text:p>
          </table:table-cell>
          <table:table-cell table:formula="of:=COS([$Autovalores.$E$9]*[$Planilha1.$A90])" office:value-type="float" office:value="0.913545290084208" calcext:value-type="float">
            <text:p>0,913545290084208</text:p>
          </table:table-cell>
          <table:table-cell table:formula="of:=COS([$Autovalores.$E$10]*[$Planilha1.$A90])" office:value-type="float" office:value="-0.309016553605416" calcext:value-type="float">
            <text:p>-0,309016553605416</text:p>
          </table:table-cell>
          <table:table-cell table:formula="of:=COS([$Autovalores.$E$11]*[$Planilha1.$A90])" office:value-type="float" office:value="-0.500000445957289" calcext:value-type="float">
            <text:p>-0,500000445957289</text:p>
          </table:table-cell>
          <table:table-cell table:formula="of:=COS([$Autovalores.$E$12]*[$Planilha1.$A90])" office:value-type="float" office:value="0.978147718503546" calcext:value-type="float">
            <text:p>0,978147718503546</text:p>
          </table:table-cell>
          <table:table-cell table:formula="of:=COS([$Autovalores.$E$13]*[$Planilha1.$A90])" office:value-type="float" office:value="-0.809016631160751" calcext:value-type="float">
            <text:p>-0,809016631160751</text:p>
          </table:table-cell>
          <table:table-cell table:formula="of:=COS([$Autovalores.$E$14]*[$Planilha1.$A90])" office:value-type="float" office:value="0.104527797503488" calcext:value-type="float">
            <text:p>0,104527797503488</text:p>
          </table:table-cell>
          <table:table-cell table:formula="of:=COS([$Autovalores.$E$15]*[$Planilha1.$A90])" office:value-type="float" office:value="0.669131142111169" calcext:value-type="float">
            <text:p>0,669131142111169</text:p>
          </table:table-cell>
          <table:table-cell table:formula="of:=COS([$Autovalores.$E$16]*[$Planilha1.$A90])" office:value-type="float" office:value="-0.999999999999702" calcext:value-type="float">
            <text:p>-0,999999999999702</text:p>
          </table:table-cell>
          <table:table-cell table:formula="of:=COS([$Autovalores.$E$17]*[$Planilha1.$A90])" office:value-type="float" office:value="0.669129994070081" calcext:value-type="float">
            <text:p>0,669129994070081</text:p>
          </table:table-cell>
          <table:table-cell table:formula="of:=COS([$Autovalores.$E$18]*[$Planilha1.$A90])" office:value-type="float" office:value="0.104529333882255" calcext:value-type="float">
            <text:p>0,104529333882255</text:p>
          </table:table-cell>
          <table:table-cell table:formula="of:=COS([$Autovalores.$E$19]*[$Planilha1.$A90])" office:value-type="float" office:value="-0.809017539195662" calcext:value-type="float">
            <text:p>-0,809017539195662</text:p>
          </table:table-cell>
          <table:table-cell table:formula="of:=COS([$Autovalores.$E$20]*[$Planilha1.$A90])" office:value-type="float" office:value="0.978147397312606" calcext:value-type="float">
            <text:p>0,978147397312606</text:p>
          </table:table-cell>
          <table:table-cell table:formula="of:=COS([$Autovalores.$E$21]*[$Planilha1.$A90])" office:value-type="float" office:value="-0.499999108085025" calcext:value-type="float">
            <text:p>-0,499999108085025</text:p>
          </table:table-cell>
          <table:table-cell table:formula="of:=COS([$Autovalores.$E$22]*[$Planilha1.$A90])" office:value-type="float" office:value="-0.30901802283693" calcext:value-type="float">
            <text:p>-0,30901802283693</text:p>
          </table:table-cell>
          <table:table-cell table:formula="of:=COS([$Autovalores.$E$23]*[$Planilha1.$A90])" office:value-type="float" office:value="0.913545918427384" calcext:value-type="float">
            <text:p>0,913545918427384</text:p>
          </table:table-cell>
          <table:table-cell table:formula="of:=COS([$Autovalores.$E$24]*[$Planilha1.$A90])" office:value-type="float" office:value="-0.913544975911803" calcext:value-type="float">
            <text:p>-0,913544975911803</text:p>
          </table:table-cell>
          <table:table-cell table:formula="of:=COS([$Autovalores.$E$25]*[$Planilha1.$A90])" office:value-type="float" office:value="0.309015818989382" calcext:value-type="float">
            <text:p>0,309015818989382</text:p>
          </table:table-cell>
          <table:table-cell table:formula="of:=COS([$Autovalores.$E$26]*[$Planilha1.$A90])" office:value-type="float" office:value="0.500001114892969" calcext:value-type="float">
            <text:p>0,500001114892969</text:p>
          </table:table-cell>
          <table:table-cell table:formula="of:=COS([$Autovalores.$E$27]*[$Planilha1.$A90])" office:value-type="float" office:value="-0.97814787909814" calcext:value-type="float">
            <text:p>-0,97814787909814</text:p>
          </table:table-cell>
          <table:table-cell table:formula="of:=COS([$Autovalores.$E$28]*[$Planilha1.$A90])" office:value-type="float" office:value="0.809016177142568" calcext:value-type="float">
            <text:p>0,809016177142568</text:p>
          </table:table-cell>
          <table:table-cell table:formula="of:=COS([$Autovalores.$E$29]*[$Planilha1.$A90])" office:value-type="float" office:value="-0.104527029314006" calcext:value-type="float">
            <text:p>-0,104527029314006</text:p>
          </table:table-cell>
          <table:table-cell table:formula="of:=COS([$Autovalores.$E$30]*[$Planilha1.$A90])" office:value-type="float" office:value="-0.669131716131119" calcext:value-type="float">
            <text:p>-0,669131716131119</text:p>
          </table:table-cell>
          <table:table-cell table:formula="of:=COS([$Autovalores.$E$31]*[$Planilha1.$A90])" office:value-type="float" office:value="0.999999999998807" calcext:value-type="float">
            <text:p>0,999999999998807</text:p>
          </table:table-cell>
          <table:table-cell table:formula="of:=COS([$Autovalores.$E$32]*[$Planilha1.$A90])" office:value-type="float" office:value="-0.669129420048933" calcext:value-type="float">
            <text:p>-0,669129420048933</text:p>
          </table:table-cell>
          <table:table-cell table:formula="of:=COS([$Autovalores.$E$33]*[$Planilha1.$A90])" office:value-type="float" office:value="-0.104530102071546" calcext:value-type="float">
            <text:p>-0,104530102071546</text:p>
          </table:table-cell>
          <table:table-cell table:formula="of:=COS([$Autovalores.$E$34]*[$Planilha1.$A90])" office:value-type="float" office:value="0.809017993212394" calcext:value-type="float">
            <text:p>0,809017993212394</text:p>
          </table:table-cell>
          <table:table-cell table:formula="of:=COS([$Autovalores.$E$35]*[$Planilha1.$A90])" office:value-type="float" office:value="-0.978147236716264" calcext:value-type="float">
            <text:p>-0,978147236716264</text:p>
          </table:table-cell>
          <table:table-cell table:formula="of:=COS([$Autovalores.$E$36]*[$Planilha1.$A90])" office:value-type="float" office:value="0.49999843914844" calcext:value-type="float">
            <text:p>0,49999843914844</text:p>
          </table:table-cell>
        </table:table-row>
        <table:table-row table:style-name="ro1">
          <table:table-cell/>
          <table:table-cell table:formula="of:=COS([$Autovalores.$E$1]*[$Planilha1.$A91])" office:value-type="float" office:value="1" calcext:value-type="float">
            <text:p>1</text:p>
          </table:table-cell>
          <table:table-cell table:formula="of:=COS([$Autovalores.$E$2]*[$Planilha1.$A91])" office:value-type="float" office:value="-0.688354537916341" calcext:value-type="float">
            <text:p>-0,688354537916341</text:p>
          </table:table-cell>
          <table:table-cell table:formula="of:=COS([$Autovalores.$E$3]*[$Planilha1.$A91])" office:value-type="float" office:value="-0.0523360602599619" calcext:value-type="float">
            <text:p>-0,052336060259962</text:p>
          </table:table-cell>
          <table:table-cell table:formula="of:=COS([$Autovalores.$E$4]*[$Planilha1.$A91])" office:value-type="float" office:value="0.760406067069556" calcext:value-type="float">
            <text:p>0,760406067069556</text:p>
          </table:table-cell>
          <table:table-cell table:formula="of:=COS([$Autovalores.$E$5]*[$Planilha1.$A91])" office:value-type="float" office:value="-0.994521873592931" calcext:value-type="float">
            <text:p>-0,994521873592931</text:p>
          </table:table-cell>
          <table:table-cell table:formula="of:=COS([$Autovalores.$E$6]*[$Planilha1.$A91])" office:value-type="float" office:value="0.608761222419953" calcext:value-type="float">
            <text:p>0,608761222419953</text:p>
          </table:table-cell>
          <table:table-cell table:formula="of:=COS([$Autovalores.$E$7]*[$Planilha1.$A91])" office:value-type="float" office:value="0.156434773672382" calcext:value-type="float">
            <text:p>0,156434773672382</text:p>
          </table:table-cell>
          <table:table-cell table:formula="of:=COS([$Autovalores.$E$8]*[$Planilha1.$A91])" office:value-type="float" office:value="-0.824126395110555" calcext:value-type="float">
            <text:p>-0,824126395110555</text:p>
          </table:table-cell>
          <table:table-cell table:formula="of:=COS([$Autovalores.$E$9]*[$Planilha1.$A91])" office:value-type="float" office:value="0.978147514109589" calcext:value-type="float">
            <text:p>0,978147514109589</text:p>
          </table:table-cell>
          <table:table-cell table:formula="of:=COS([$Autovalores.$E$10]*[$Planilha1.$A91])" office:value-type="float" office:value="-0.522498165067291" calcext:value-type="float">
            <text:p>-0,522498165067291</text:p>
          </table:table-cell>
          <table:table-cell table:formula="of:=COS([$Autovalores.$E$11]*[$Planilha1.$A91])" office:value-type="float" office:value="-0.258819548155528" calcext:value-type="float">
            <text:p>-0,258819548155528</text:p>
          </table:table-cell>
          <table:table-cell table:formula="of:=COS([$Autovalores.$E$12]*[$Planilha1.$A91])" office:value-type="float" office:value="0.878817386015918" calcext:value-type="float">
            <text:p>0,878817386015918</text:p>
          </table:table-cell>
          <table:table-cell table:formula="of:=COS([$Autovalores.$E$13]*[$Planilha1.$A91])" office:value-type="float" office:value="-0.951056323172141" calcext:value-type="float">
            <text:p>-0,951056323172141</text:p>
          </table:table-cell>
          <table:table-cell table:formula="of:=COS([$Autovalores.$E$14]*[$Planilha1.$A91])" office:value-type="float" office:value="0.430510485723232" calcext:value-type="float">
            <text:p>0,430510485723232</text:p>
          </table:table-cell>
          <table:table-cell table:formula="of:=COS([$Autovalores.$E$15]*[$Planilha1.$A91])" office:value-type="float" office:value="0.358368630235838" calcext:value-type="float">
            <text:p>0,358368630235838</text:p>
          </table:table-cell>
          <table:table-cell table:formula="of:=COS([$Autovalores.$E$16]*[$Planilha1.$A91])" office:value-type="float" office:value="-0.92387983146263" calcext:value-type="float">
            <text:p>-0,92387983146263</text:p>
          </table:table-cell>
          <table:table-cell table:formula="of:=COS([$Autovalores.$E$17]*[$Planilha1.$A91])" office:value-type="float" office:value="0.913545118717536" calcext:value-type="float">
            <text:p>0,913545118717536</text:p>
          </table:table-cell>
          <table:table-cell table:formula="of:=COS([$Autovalores.$E$18]*[$Planilha1.$A91])" office:value-type="float" office:value="-0.333806024658448" calcext:value-type="float">
            <text:p>-0,333806024658448</text:p>
          </table:table-cell>
          <table:table-cell table:formula="of:=COS([$Autovalores.$E$19]*[$Planilha1.$A91])" office:value-type="float" office:value="-0.453991335002628" calcext:value-type="float">
            <text:p>-0,453991335002628</text:p>
          </table:table-cell>
          <table:table-cell table:formula="of:=COS([$Autovalores.$E$20]*[$Planilha1.$A91])" office:value-type="float" office:value="0.958820015905958" calcext:value-type="float">
            <text:p>0,958820015905958</text:p>
          </table:table-cell>
          <table:table-cell table:formula="of:=COS([$Autovalores.$E$21]*[$Planilha1.$A91])" office:value-type="float" office:value="-0.866024882985137" calcext:value-type="float">
            <text:p>-0,866024882985137</text:p>
          </table:table-cell>
          <table:table-cell table:formula="of:=COS([$Autovalores.$E$22]*[$Planilha1.$A91])" office:value-type="float" office:value="0.233444300396625" calcext:value-type="float">
            <text:p>0,233444300396625</text:p>
          </table:table-cell>
          <table:table-cell table:formula="of:=COS([$Autovalores.$E$23]*[$Planilha1.$A91])" office:value-type="float" office:value="0.544639995927701" calcext:value-type="float">
            <text:p>0,544639995927701</text:p>
          </table:table-cell>
          <table:table-cell table:formula="of:=COS([$Autovalores.$E$24]*[$Planilha1.$A91])" office:value-type="float" office:value="-0.98325512585176" calcext:value-type="float">
            <text:p>-0,98325512585176</text:p>
          </table:table-cell>
          <table:table-cell table:formula="of:=COS([$Autovalores.$E$25]*[$Planilha1.$A91])" office:value-type="float" office:value="0.809016259691425" calcext:value-type="float">
            <text:p>0,809016259691425</text:p>
          </table:table-cell>
          <table:table-cell table:formula="of:=COS([$Autovalores.$E$26]*[$Planilha1.$A91])" office:value-type="float" office:value="-0.130524901361636" calcext:value-type="float">
            <text:p>-0,130524901361636</text:p>
          </table:table-cell>
          <table:table-cell table:formula="of:=COS([$Autovalores.$E$27]*[$Planilha1.$A91])" office:value-type="float" office:value="-0.629321443364695" calcext:value-type="float">
            <text:p>-0,629321443364695</text:p>
          </table:table-cell>
          <table:table-cell table:formula="of:=COS([$Autovalores.$E$28]*[$Planilha1.$A91])" office:value-type="float" office:value="0.996917444057937" calcext:value-type="float">
            <text:p>0,996917444057937</text:p>
          </table:table-cell>
          <table:table-cell table:formula="of:=COS([$Autovalores.$E$29]*[$Planilha1.$A91])" office:value-type="float" office:value="-0.743143849725779" calcext:value-type="float">
            <text:p>-0,743143849725779</text:p>
          </table:table-cell>
          <table:table-cell table:formula="of:=COS([$Autovalores.$E$30]*[$Planilha1.$A91])" office:value-type="float" office:value="0.0261754385087826" calcext:value-type="float">
            <text:p>0,026175438508783</text:p>
          </table:table-cell>
          <table:table-cell table:formula="of:=COS([$Autovalores.$E$31]*[$Planilha1.$A91])" office:value-type="float" office:value="0.707107885966837" calcext:value-type="float">
            <text:p>0,707107885966837</text:p>
          </table:table-cell>
          <table:table-cell table:formula="of:=COS([$Autovalores.$E$32]*[$Planilha1.$A91])" office:value-type="float" office:value="-0.99965728271219" calcext:value-type="float">
            <text:p>-0,99965728271219</text:p>
          </table:table-cell>
          <table:table-cell table:formula="of:=COS([$Autovalores.$E$33]*[$Planilha1.$A91])" office:value-type="float" office:value="0.669129367865274" calcext:value-type="float">
            <text:p>0,669129367865274</text:p>
          </table:table-cell>
          <table:table-cell table:formula="of:=COS([$Autovalores.$E$34]*[$Planilha1.$A91])" office:value-type="float" office:value="0.0784608090658803" calcext:value-type="float">
            <text:p>0,07846080906588</text:p>
          </table:table-cell>
          <table:table-cell table:formula="of:=COS([$Autovalores.$E$35]*[$Planilha1.$A91])" office:value-type="float" office:value="-0.777147075803447" calcext:value-type="float">
            <text:p>-0,777147075803447</text:p>
          </table:table-cell>
          <table:table-cell table:formula="of:=COS([$Autovalores.$E$36]*[$Planilha1.$A91])" office:value-type="float" office:value="0.991444623449554" calcext:value-type="float">
            <text:p>0,991444623449554</text:p>
          </table:table-cell>
        </table:table-row>
        <table:table-row table:style-name="ro1">
          <table:table-cell/>
          <table:table-cell table:formula="of:=COS([$Autovalores.$E$1]*[$Planilha1.$A92])" office:value-type="float" office:value="1" calcext:value-type="float">
            <text:p>1</text:p>
          </table:table-cell>
          <table:table-cell table:formula="of:=COS([$Autovalores.$E$2]*[$Planilha1.$A92])" office:value-type="float" office:value="-0.707106743946729" calcext:value-type="float">
            <text:p>-0,707106743946729</text:p>
          </table:table-cell>
          <table:table-cell table:formula="of:=COS([$Autovalores.$E$3]*[$Planilha1.$A92])" office:value-type="float" office:value="-0.000000105330109262902" calcext:value-type="float">
            <text:p>-1,05330109262902E-07</text:p>
          </table:table-cell>
          <table:table-cell table:formula="of:=COS([$Autovalores.$E$4]*[$Planilha1.$A92])" office:value-type="float" office:value="0.707106892905991" calcext:value-type="float">
            <text:p>0,707106892905991</text:p>
          </table:table-cell>
          <table:table-cell table:formula="of:=COS([$Autovalores.$E$5]*[$Planilha1.$A92])" office:value-type="float" office:value="-0.999999999999978" calcext:value-type="float">
            <text:p>-0,999999999999978</text:p>
          </table:table-cell>
          <table:table-cell table:formula="of:=COS([$Autovalores.$E$6]*[$Planilha1.$A92])" office:value-type="float" office:value="0.707106594987436" calcext:value-type="float">
            <text:p>0,707106594987436</text:p>
          </table:table-cell>
          <table:table-cell table:formula="of:=COS([$Autovalores.$E$7]*[$Planilha1.$A92])" office:value-type="float" office:value="0.000000315990329565057" calcext:value-type="float">
            <text:p>3,15990329565057E-07</text:p>
          </table:table-cell>
          <table:table-cell table:formula="of:=COS([$Autovalores.$E$8]*[$Planilha1.$A92])" office:value-type="float" office:value="-0.707107041865222" calcext:value-type="float">
            <text:p>-0,707107041865222</text:p>
          </table:table-cell>
          <table:table-cell table:formula="of:=COS([$Autovalores.$E$9]*[$Planilha1.$A92])" office:value-type="float" office:value="0.999999999999911" calcext:value-type="float">
            <text:p>0,999999999999911</text:p>
          </table:table-cell>
          <table:table-cell table:formula="of:=COS([$Autovalores.$E$10]*[$Planilha1.$A92])" office:value-type="float" office:value="-0.707106446028112" calcext:value-type="float">
            <text:p>-0,707106446028112</text:p>
          </table:table-cell>
          <table:table-cell table:formula="of:=COS([$Autovalores.$E$11]*[$Planilha1.$A92])" office:value-type="float" office:value="-0.000000526650548090841" calcext:value-type="float">
            <text:p>-5,26650548090841E-07</text:p>
          </table:table-cell>
          <table:table-cell table:formula="of:=COS([$Autovalores.$E$12]*[$Planilha1.$A92])" office:value-type="float" office:value="0.707107190824421" calcext:value-type="float">
            <text:p>0,707107190824421</text:p>
          </table:table-cell>
          <table:table-cell table:formula="of:=COS([$Autovalores.$E$13]*[$Planilha1.$A92])" office:value-type="float" office:value="-0.9999999999998" calcext:value-type="float">
            <text:p>-0,9999999999998</text:p>
          </table:table-cell>
          <table:table-cell table:formula="of:=COS([$Autovalores.$E$14]*[$Planilha1.$A92])" office:value-type="float" office:value="0.707106297068757" calcext:value-type="float">
            <text:p>0,707106297068757</text:p>
          </table:table-cell>
          <table:table-cell table:formula="of:=COS([$Autovalores.$E$15]*[$Planilha1.$A92])" office:value-type="float" office:value="0.000000737310770169316" calcext:value-type="float">
            <text:p>7,37310770169316E-07</text:p>
          </table:table-cell>
          <table:table-cell table:formula="of:=COS([$Autovalores.$E$16]*[$Planilha1.$A92])" office:value-type="float" office:value="-0.707107339783588" calcext:value-type="float">
            <text:p>-0,707107339783588</text:p>
          </table:table-cell>
          <table:table-cell table:formula="of:=COS([$Autovalores.$E$17]*[$Planilha1.$A92])" office:value-type="float" office:value="0.999999999999645" calcext:value-type="float">
            <text:p>0,999999999999645</text:p>
          </table:table-cell>
          <table:table-cell table:formula="of:=COS([$Autovalores.$E$18]*[$Planilha1.$A92])" office:value-type="float" office:value="-0.707106148109373" calcext:value-type="float">
            <text:p>-0,707106148109373</text:p>
          </table:table-cell>
          <table:table-cell table:formula="of:=COS([$Autovalores.$E$19]*[$Planilha1.$A92])" office:value-type="float" office:value="-0.000000947970985142331" calcext:value-type="float">
            <text:p>-9,47970985142331E-07</text:p>
          </table:table-cell>
          <table:table-cell table:formula="of:=COS([$Autovalores.$E$20]*[$Planilha1.$A92])" office:value-type="float" office:value="0.707107488742726" calcext:value-type="float">
            <text:p>0,707107488742726</text:p>
          </table:table-cell>
          <table:table-cell table:formula="of:=COS([$Autovalores.$E$21]*[$Planilha1.$A92])" office:value-type="float" office:value="-0.999999999999445" calcext:value-type="float">
            <text:p>-0,999999999999445</text:p>
          </table:table-cell>
          <table:table-cell table:formula="of:=COS([$Autovalores.$E$22]*[$Planilha1.$A92])" office:value-type="float" office:value="0.707105999149952" calcext:value-type="float">
            <text:p>0,707105999149952</text:p>
          </table:table-cell>
          <table:table-cell table:formula="of:=COS([$Autovalores.$E$23]*[$Planilha1.$A92])" office:value-type="float" office:value="0.00000115863120722073" calcext:value-type="float">
            <text:p>1,15863120722073E-06</text:p>
          </table:table-cell>
          <table:table-cell table:formula="of:=COS([$Autovalores.$E$24]*[$Planilha1.$A92])" office:value-type="float" office:value="-0.707107637701828" calcext:value-type="float">
            <text:p>-0,707107637701828</text:p>
          </table:table-cell>
          <table:table-cell table:formula="of:=COS([$Autovalores.$E$25]*[$Planilha1.$A92])" office:value-type="float" office:value="0.999999999999201" calcext:value-type="float">
            <text:p>0,999999999999201</text:p>
          </table:table-cell>
          <table:table-cell table:formula="of:=COS([$Autovalores.$E$26]*[$Planilha1.$A92])" office:value-type="float" office:value="-0.7071058501905" calcext:value-type="float">
            <text:p>-0,7071058501905</text:p>
          </table:table-cell>
          <table:table-cell table:formula="of:=COS([$Autovalores.$E$27]*[$Planilha1.$A92])" office:value-type="float" office:value="-0.00000136929142219365" calcext:value-type="float">
            <text:p>-1,36929142219365E-06</text:p>
          </table:table-cell>
          <table:table-cell table:formula="of:=COS([$Autovalores.$E$28]*[$Planilha1.$A92])" office:value-type="float" office:value="0.707107786660908" calcext:value-type="float">
            <text:p>0,707107786660908</text:p>
          </table:table-cell>
          <table:table-cell table:formula="of:=COS([$Autovalores.$E$29]*[$Planilha1.$A92])" office:value-type="float" office:value="-0.999999999998913" calcext:value-type="float">
            <text:p>-0,999999999998913</text:p>
          </table:table-cell>
          <table:table-cell table:formula="of:=COS([$Autovalores.$E$30]*[$Planilha1.$A92])" office:value-type="float" office:value="0.707105701231017" calcext:value-type="float">
            <text:p>0,707105701231017</text:p>
          </table:table-cell>
          <table:table-cell table:formula="of:=COS([$Autovalores.$E$31]*[$Planilha1.$A92])" office:value-type="float" office:value="0.00000157995164427194" calcext:value-type="float">
            <text:p>1,57995164427194E-06</text:p>
          </table:table-cell>
          <table:table-cell table:formula="of:=COS([$Autovalores.$E$32]*[$Planilha1.$A92])" office:value-type="float" office:value="-0.707107935619942" calcext:value-type="float">
            <text:p>-0,707107935619942</text:p>
          </table:table-cell>
          <table:table-cell table:formula="of:=COS([$Autovalores.$E$33]*[$Planilha1.$A92])" office:value-type="float" office:value="0.99999999999858" calcext:value-type="float">
            <text:p>0,99999999999858</text:p>
          </table:table-cell>
          <table:table-cell table:formula="of:=COS([$Autovalores.$E$34]*[$Planilha1.$A92])" office:value-type="float" office:value="-0.707105552271512" calcext:value-type="float">
            <text:p>-0,707105552271512</text:p>
          </table:table-cell>
          <table:table-cell table:formula="of:=COS([$Autovalores.$E$35]*[$Planilha1.$A92])" office:value-type="float" office:value="-0.0000017906118521393" calcext:value-type="float">
            <text:p>-1,7906118521393E-06</text:p>
          </table:table-cell>
          <table:table-cell table:formula="of:=COS([$Autovalores.$E$36]*[$Planilha1.$A92])" office:value-type="float" office:value="0.707108084578955" calcext:value-type="float">
            <text:p>0,707108084578955</text:p>
          </table:table-cell>
        </table:table-row>
        <table:table-row table:style-name="ro1">
          <table:table-cell/>
          <table:table-cell table:formula="of:=COS([$Autovalores.$E$1]*[$Planilha1.$A93])" office:value-type="float" office:value="1" calcext:value-type="float">
            <text:p>1</text:p>
          </table:table-cell>
          <table:table-cell table:formula="of:=COS([$Autovalores.$E$2]*[$Planilha1.$A93])" office:value-type="float" office:value="-0.725374334357255" calcext:value-type="float">
            <text:p>-0,725374334357255</text:p>
          </table:table-cell>
          <table:table-cell table:formula="of:=COS([$Autovalores.$E$3]*[$Planilha1.$A93])" office:value-type="float" office:value="0.0523358498884628" calcext:value-type="float">
            <text:p>0,052335849888463</text:p>
          </table:table-cell>
          <table:table-cell table:formula="of:=COS([$Autovalores.$E$4]*[$Planilha1.$A93])" office:value-type="float" office:value="0.649448169805526" calcext:value-type="float">
            <text:p>0,649448169805526</text:p>
          </table:table-cell>
          <table:table-cell table:formula="of:=COS([$Autovalores.$E$5]*[$Planilha1.$A93])" office:value-type="float" office:value="-0.994521917632905" calcext:value-type="float">
            <text:p>-0,994521917632905</text:p>
          </table:table-cell>
          <table:table-cell table:formula="of:=COS([$Autovalores.$E$6]*[$Planilha1.$A93])" office:value-type="float" office:value="0.793353178207812" calcext:value-type="float">
            <text:p>0,793353178207812</text:p>
          </table:table-cell>
          <table:table-cell table:formula="of:=COS([$Autovalores.$E$7]*[$Planilha1.$A93])" office:value-type="float" office:value="-0.156434149472506" calcext:value-type="float">
            <text:p>-0,156434149472506</text:p>
          </table:table-cell>
          <table:table-cell table:formula="of:=COS([$Autovalores.$E$8]*[$Planilha1.$A93])" office:value-type="float" office:value="-0.56640654411909" calcext:value-type="float">
            <text:p>-0,56640654411909</text:p>
          </table:table-cell>
          <table:table-cell table:formula="of:=COS([$Autovalores.$E$9]*[$Planilha1.$A93])" office:value-type="float" office:value="0.97814768930446" calcext:value-type="float">
            <text:p>0,97814768930446</text:p>
          </table:table-cell>
          <table:table-cell table:formula="of:=COS([$Autovalores.$E$10]*[$Planilha1.$A93])" office:value-type="float" office:value="-0.852639913945531" calcext:value-type="float">
            <text:p>-0,852639913945531</text:p>
          </table:table-cell>
          <table:table-cell table:formula="of:=COS([$Autovalores.$E$11]*[$Planilha1.$A93])" office:value-type="float" office:value="0.258818530744874" calcext:value-type="float">
            <text:p>0,258818530744874</text:p>
          </table:table-cell>
          <table:table-cell table:formula="of:=COS([$Autovalores.$E$12]*[$Planilha1.$A93])" office:value-type="float" office:value="0.477159275028761" calcext:value-type="float">
            <text:p>0,477159275028761</text:p>
          </table:table-cell>
          <table:table-cell table:formula="of:=COS([$Autovalores.$E$13]*[$Planilha1.$A93])" office:value-type="float" office:value="-0.951056713757628" calcext:value-type="float">
            <text:p>-0,951056713757628</text:p>
          </table:table-cell>
          <table:table-cell table:formula="of:=COS([$Autovalores.$E$14]*[$Planilha1.$A93])" office:value-type="float" office:value="0.902584986327118" calcext:value-type="float">
            <text:p>0,902584986327118</text:p>
          </table:table-cell>
          <table:table-cell table:formula="of:=COS([$Autovalores.$E$15]*[$Planilha1.$A93])" office:value-type="float" office:value="-0.35836725355814" calcext:value-type="float">
            <text:p>-0,35836725355814</text:p>
          </table:table-cell>
          <table:table-cell table:formula="of:=COS([$Autovalores.$E$16]*[$Planilha1.$A93])" office:value-type="float" office:value="-0.382684170316767" calcext:value-type="float">
            <text:p>-0,382684170316767</text:p>
          </table:table-cell>
          <table:table-cell table:formula="of:=COS([$Autovalores.$E$17]*[$Planilha1.$A93])" office:value-type="float" office:value="0.913545804183308" calcext:value-type="float">
            <text:p>0,913545804183308</text:p>
          </table:table-cell>
          <table:table-cell table:formula="of:=COS([$Autovalores.$E$18]*[$Planilha1.$A93])" office:value-type="float" office:value="-0.942641188911897" calcext:value-type="float">
            <text:p>-0,942641188911897</text:p>
          </table:table-cell>
          <table:table-cell table:formula="of:=COS([$Autovalores.$E$19]*[$Planilha1.$A93])" office:value-type="float" office:value="0.453989645706087" calcext:value-type="float">
            <text:p>0,453989645706087</text:p>
          </table:table-cell>
          <table:table-cell table:formula="of:=COS([$Autovalores.$E$20]*[$Planilha1.$A93])" office:value-type="float" office:value="0.284016314793622" calcext:value-type="float">
            <text:p>0,284016314793622</text:p>
          </table:table-cell>
          <table:table-cell table:formula="of:=COS([$Autovalores.$E$21]*[$Planilha1.$A93])" office:value-type="float" office:value="-0.86602593628613" calcext:value-type="float">
            <text:p>-0,86602593628613</text:p>
          </table:table-cell>
          <table:table-cell table:formula="of:=COS([$Autovalores.$E$22]*[$Planilha1.$A93])" office:value-type="float" office:value="0.972369659345721" calcext:value-type="float">
            <text:p>0,972369659345721</text:p>
          </table:table-cell>
          <table:table-cell table:formula="of:=COS([$Autovalores.$E$23]*[$Planilha1.$A93])" office:value-type="float" office:value="-0.544638052508055" calcext:value-type="float">
            <text:p>-0,544638052508055</text:p>
          </table:table-cell>
          <table:table-cell table:formula="of:=COS([$Autovalores.$E$24]*[$Planilha1.$A93])" office:value-type="float" office:value="-0.182236729738394" calcext:value-type="float">
            <text:p>-0,182236729738394</text:p>
          </table:table-cell>
          <table:table-cell table:formula="of:=COS([$Autovalores.$E$25]*[$Planilha1.$A93])" office:value-type="float" office:value="0.809017745566916" calcext:value-type="float">
            <text:p>0,809017745566916</text:p>
          </table:table-cell>
          <table:table-cell table:formula="of:=COS([$Autovalores.$E$26]*[$Planilha1.$A93])" office:value-type="float" office:value="-0.991444687609227" calcext:value-type="float">
            <text:p>-0,991444687609227</text:p>
          </table:table-cell>
          <table:table-cell table:formula="of:=COS([$Autovalores.$E$27]*[$Planilha1.$A93])" office:value-type="float" office:value="0.629319315086247" calcext:value-type="float">
            <text:p>0,629319315086247</text:p>
          </table:table-cell>
          <table:table-cell table:formula="of:=COS([$Autovalores.$E$28]*[$Planilha1.$A93])" office:value-type="float" office:value="0.0784605290515453" calcext:value-type="float">
            <text:p>0,078460529051545</text:p>
          </table:table-cell>
          <table:table-cell table:formula="of:=COS([$Autovalores.$E$29]*[$Planilha1.$A93])" office:value-type="float" office:value="-0.743145823154392" calcext:value-type="float">
            <text:p>-0,743145823154392</text:p>
          </table:table-cell>
          <table:table-cell table:formula="of:=COS([$Autovalores.$E$30]*[$Planilha1.$A93])" office:value-type="float" office:value="0.999657284550447" calcext:value-type="float">
            <text:p>0,999657284550447</text:p>
          </table:table-cell>
          <table:table-cell table:formula="of:=COS([$Autovalores.$E$31]*[$Planilha1.$A93])" office:value-type="float" office:value="-0.707105651577936" calcext:value-type="float">
            <text:p>-0,707105651577936</text:p>
          </table:table-cell>
          <table:table-cell table:formula="of:=COS([$Autovalores.$E$32]*[$Planilha1.$A93])" office:value-type="float" office:value="0.0261752981167446" calcext:value-type="float">
            <text:p>0,026175298116745</text:p>
          </table:table-cell>
          <table:table-cell table:formula="of:=COS([$Autovalores.$E$33]*[$Planilha1.$A93])" office:value-type="float" office:value="0.669131872681853" calcext:value-type="float">
            <text:p>0,669131872681853</text:p>
          </table:table-cell>
          <table:table-cell table:formula="of:=COS([$Autovalores.$E$34]*[$Planilha1.$A93])" office:value-type="float" office:value="-0.996917471604399" calcext:value-type="float">
            <text:p>-0,996917471604399</text:p>
          </table:table-cell>
          <table:table-cell table:formula="of:=COS([$Autovalores.$E$35]*[$Planilha1.$A93])" office:value-type="float" office:value="0.777144822066468" calcext:value-type="float">
            <text:p>0,777144822066468</text:p>
          </table:table-cell>
          <table:table-cell table:formula="of:=COS([$Autovalores.$E$36]*[$Planilha1.$A93])" office:value-type="float" office:value="-0.130524344406887" calcext:value-type="float">
            <text:p>-0,130524344406887</text:p>
          </table:table-cell>
        </table:table-row>
        <table:table-row table:style-name="ro1">
          <table:table-cell/>
          <table:table-cell table:formula="of:=COS([$Autovalores.$E$1]*[$Planilha1.$A94])" office:value-type="float" office:value="1" calcext:value-type="float">
            <text:p>1</text:p>
          </table:table-cell>
          <table:table-cell table:formula="of:=COS([$Autovalores.$E$2]*[$Planilha1.$A94])" office:value-type="float" office:value="-0.743144789454486" calcext:value-type="float">
            <text:p>-0,743144789454486</text:p>
          </table:table-cell>
          <table:table-cell table:formula="of:=COS([$Autovalores.$E$3]*[$Planilha1.$A94])" office:value-type="float" office:value="0.104528356186706" calcext:value-type="float">
            <text:p>0,104528356186706</text:p>
          </table:table-cell>
          <table:table-cell table:formula="of:=COS([$Autovalores.$E$4]*[$Planilha1.$A94])" office:value-type="float" office:value="0.587785382953701" calcext:value-type="float">
            <text:p>0,587785382953701</text:p>
          </table:table-cell>
          <table:table-cell table:formula="of:=COS([$Autovalores.$E$5]*[$Planilha1.$A94])" office:value-type="float" office:value="-0.97814764550581" calcext:value-type="float">
            <text:p>-0,97814764550581</text:p>
          </table:table-cell>
          <table:table-cell table:formula="of:=COS([$Autovalores.$E$6]*[$Planilha1.$A94])" office:value-type="float" office:value="0.866025269195934" calcext:value-type="float">
            <text:p>0,866025269195934</text:p>
          </table:table-cell>
          <table:table-cell table:formula="of:=COS([$Autovalores.$E$7]*[$Planilha1.$A94])" office:value-type="float" office:value="-0.309016687171943" calcext:value-type="float">
            <text:p>-0,309016687171943</text:p>
          </table:table-cell>
          <table:table-cell table:formula="of:=COS([$Autovalores.$E$8]*[$Planilha1.$A94])" office:value-type="float" office:value="-0.406736987343301" calcext:value-type="float">
            <text:p>-0,406736987343301</text:p>
          </table:table-cell>
          <table:table-cell table:formula="of:=COS([$Autovalores.$E$9]*[$Planilha1.$A94])" office:value-type="float" office:value="0.91354563281712" calcext:value-type="float">
            <text:p>0,91354563281712</text:p>
          </table:table-cell>
          <table:table-cell table:formula="of:=COS([$Autovalores.$E$10]*[$Planilha1.$A94])" office:value-type="float" office:value="-0.95105636657059" calcext:value-type="float">
            <text:p>-0,95105636657059</text:p>
          </table:table-cell>
          <table:table-cell table:formula="of:=COS([$Autovalores.$E$11]*[$Planilha1.$A94])" office:value-type="float" office:value="0.499999533771779" calcext:value-type="float">
            <text:p>0,499999533771779</text:p>
          </table:table-cell>
          <table:table-cell table:formula="of:=COS([$Autovalores.$E$12]*[$Planilha1.$A94])" office:value-type="float" office:value="0.207912270066254" calcext:value-type="float">
            <text:p>0,207912270066254</text:p>
          </table:table-cell>
          <table:table-cell table:formula="of:=COS([$Autovalores.$E$13]*[$Planilha1.$A94])" office:value-type="float" office:value="-0.809017374098555" calcext:value-type="float">
            <text:p>-0,809017374098555</text:p>
          </table:table-cell>
          <table:table-cell table:formula="of:=COS([$Autovalores.$E$14]*[$Planilha1.$A94])" office:value-type="float" office:value="0.994521822212733" calcext:value-type="float">
            <text:p>0,994521822212733</text:p>
          </table:table-cell>
          <table:table-cell table:formula="of:=COS([$Autovalores.$E$15]*[$Planilha1.$A94])" office:value-type="float" office:value="-0.669130046253791" calcext:value-type="float">
            <text:p>-0,669130046253791</text:p>
          </table:table-cell>
          <table:table-cell table:formula="of:=COS([$Autovalores.$E$16]*[$Planilha1.$A94])" office:value-type="float" office:value="-0.000000807530841826991" calcext:value-type="float">
            <text:p>-8,07530841826991E-07</text:p>
          </table:table-cell>
          <table:table-cell table:formula="of:=COS([$Autovalores.$E$17]*[$Planilha1.$A94])" office:value-type="float" office:value="0.669131246478465" calcext:value-type="float">
            <text:p>0,669131246478465</text:p>
          </table:table-cell>
          <table:table-cell table:formula="of:=COS([$Autovalores.$E$18]*[$Planilha1.$A94])" office:value-type="float" office:value="-0.994521991032475" calcext:value-type="float">
            <text:p>-0,994521991032475</text:p>
          </table:table-cell>
          <table:table-cell table:formula="of:=COS([$Autovalores.$E$19]*[$Planilha1.$A94])" office:value-type="float" office:value="0.809016424788905" calcext:value-type="float">
            <text:p>0,809016424788905</text:p>
          </table:table-cell>
          <table:table-cell table:formula="of:=COS([$Autovalores.$E$20]*[$Planilha1.$A94])" office:value-type="float" office:value="-0.207910690297464" calcext:value-type="float">
            <text:p>-0,207910690297464</text:p>
          </table:table-cell>
          <table:table-cell table:formula="of:=COS([$Autovalores.$E$21]*[$Planilha1.$A94])" office:value-type="float" office:value="-0.500000932456008" calcext:value-type="float">
            <text:p>-0,500000932456008</text:p>
          </table:table-cell>
          <table:table-cell table:formula="of:=COS([$Autovalores.$E$22]*[$Planilha1.$A94])" office:value-type="float" office:value="0.951056865651602" calcext:value-type="float">
            <text:p>0,951056865651602</text:p>
          </table:table-cell>
          <table:table-cell table:formula="of:=COS([$Autovalores.$E$23]*[$Planilha1.$A94])" office:value-type="float" office:value="-0.913544975911794" calcext:value-type="float">
            <text:p>-0,913544975911794</text:p>
          </table:table-cell>
          <table:table-cell table:formula="of:=COS([$Autovalores.$E$24]*[$Planilha1.$A94])" office:value-type="float" office:value="0.406735511910747" calcext:value-type="float">
            <text:p>0,406735511910747</text:p>
          </table:table-cell>
          <table:table-cell table:formula="of:=COS([$Autovalores.$E$25]*[$Planilha1.$A94])" office:value-type="float" office:value="0.309018223186643" calcext:value-type="float">
            <text:p>0,309018223186643</text:p>
          </table:table-cell>
          <table:table-cell table:formula="of:=COS([$Autovalores.$E$26]*[$Planilha1.$A94])" office:value-type="float" office:value="-0.866026076726022" calcext:value-type="float">
            <text:p>-0,866026076726022</text:p>
          </table:table-cell>
          <table:table-cell table:formula="of:=COS([$Autovalores.$E$27]*[$Planilha1.$A94])" office:value-type="float" office:value="0.97814730971467" calcext:value-type="float">
            <text:p>0,97814730971467</text:p>
          </table:table-cell>
          <table:table-cell table:formula="of:=COS([$Autovalores.$E$28]*[$Planilha1.$A94])" office:value-type="float" office:value="-0.587784076340737" calcext:value-type="float">
            <text:p>-0,587784076340737</text:p>
          </table:table-cell>
          <table:table-cell table:formula="of:=COS([$Autovalores.$E$29]*[$Planilha1.$A94])" office:value-type="float" office:value="-0.1045299624008" calcext:value-type="float">
            <text:p>-0,1045299624008</text:p>
          </table:table-cell>
          <table:table-cell table:formula="of:=COS([$Autovalores.$E$30]*[$Planilha1.$A94])" office:value-type="float" office:value="0.743145870140792" calcext:value-type="float">
            <text:p>0,743145870140792</text:p>
          </table:table-cell>
          <table:table-cell table:formula="of:=COS([$Autovalores.$E$31]*[$Planilha1.$A94])" office:value-type="float" office:value="-0.999999999998696" calcext:value-type="float">
            <text:p>-0,999999999998696</text:p>
          </table:table-cell>
          <table:table-cell table:formula="of:=COS([$Autovalores.$E$32]*[$Planilha1.$A94])" office:value-type="float" office:value="0.743143708766246" calcext:value-type="float">
            <text:p>0,743143708766246</text:p>
          </table:table-cell>
          <table:table-cell table:formula="of:=COS([$Autovalores.$E$33]*[$Planilha1.$A94])" office:value-type="float" office:value="-0.10452674997235" calcext:value-type="float">
            <text:p>-0,10452674997235</text:p>
          </table:table-cell>
          <table:table-cell table:formula="of:=COS([$Autovalores.$E$34]*[$Planilha1.$A94])" office:value-type="float" office:value="-0.587786689565128" calcext:value-type="float">
            <text:p>-0,587786689565128</text:p>
          </table:table-cell>
          <table:table-cell table:formula="of:=COS([$Autovalores.$E$35]*[$Planilha1.$A94])" office:value-type="float" office:value="0.978147981294397" calcext:value-type="float">
            <text:p>0,978147981294397</text:p>
          </table:table-cell>
          <table:table-cell table:formula="of:=COS([$Autovalores.$E$36]*[$Planilha1.$A94])" office:value-type="float" office:value="-0.866024461663582" calcext:value-type="float">
            <text:p>-0,866024461663582</text:p>
          </table:table-cell>
        </table:table-row>
        <table:table-row table:style-name="ro1">
          <table:table-cell/>
          <table:table-cell table:formula="of:=COS([$Autovalores.$E$1]*[$Planilha1.$A95])" office:value-type="float" office:value="1" calcext:value-type="float">
            <text:p>1</text:p>
          </table:table-cell>
          <table:table-cell table:formula="of:=COS([$Autovalores.$E$2]*[$Planilha1.$A95])" office:value-type="float" office:value="-0.760405930256708" calcext:value-type="float">
            <text:p>-0,760405930256708</text:p>
          </table:table-cell>
          <table:table-cell table:formula="of:=COS([$Autovalores.$E$3]*[$Planilha1.$A95])" office:value-type="float" office:value="0.156434357539139" calcext:value-type="float">
            <text:p>0,156434357539139</text:p>
          </table:table-cell>
          <table:table-cell table:formula="of:=COS([$Autovalores.$E$4]*[$Planilha1.$A95])" office:value-type="float" office:value="0.522498703919389" calcext:value-type="float">
            <text:p>0,522498703919389</text:p>
          </table:table-cell>
          <table:table-cell table:formula="of:=COS([$Autovalores.$E$5]*[$Planilha1.$A95])" office:value-type="float" office:value="-0.951056583562633" calcext:value-type="float">
            <text:p>-0,951056583562633</text:p>
          </table:table-cell>
          <table:table-cell table:formula="of:=COS([$Autovalores.$E$6]*[$Planilha1.$A95])" office:value-type="float" office:value="0.923879428382033" calcext:value-type="float">
            <text:p>0,923879428382033</text:p>
          </table:table-cell>
          <table:table-cell table:formula="of:=COS([$Autovalores.$E$7]*[$Planilha1.$A95])" office:value-type="float" office:value="-0.453990208805117" calcext:value-type="float">
            <text:p>-0,453990208805117</text:p>
          </table:table-cell>
          <table:table-cell table:formula="of:=COS([$Autovalores.$E$8]*[$Planilha1.$A95])" office:value-type="float" office:value="-0.233445734274249" calcext:value-type="float">
            <text:p>-0,233445734274249</text:p>
          </table:table-cell>
          <table:table-cell table:formula="of:=COS([$Autovalores.$E$9]*[$Planilha1.$A95])" office:value-type="float" office:value="0.809017250275657" calcext:value-type="float">
            <text:p>0,809017250275657</text:p>
          </table:table-cell>
          <table:table-cell table:formula="of:=COS([$Autovalores.$E$10]*[$Planilha1.$A95])" office:value-type="float" office:value="-0.996917295304922" calcext:value-type="float">
            <text:p>-0,996917295304922</text:p>
          </table:table-cell>
          <table:table-cell table:formula="of:=COS([$Autovalores.$E$11]*[$Planilha1.$A95])" office:value-type="float" office:value="0.707106396375023" calcext:value-type="float">
            <text:p>0,707106396375023</text:p>
          </table:table-cell>
          <table:table-cell table:formula="of:=COS([$Autovalores.$E$12]*[$Planilha1.$A95])" office:value-type="float" office:value="-0.0784584989471127" calcext:value-type="float">
            <text:p>-0,078458498947113</text:p>
          </table:table-cell>
          <table:table-cell table:formula="of:=COS([$Autovalores.$E$13]*[$Planilha1.$A95])" office:value-type="float" office:value="-0.587785780618172" calcext:value-type="float">
            <text:p>-0,587785780618172</text:p>
          </table:table-cell>
          <table:table-cell table:formula="of:=COS([$Autovalores.$E$14]*[$Planilha1.$A95])" office:value-type="float" office:value="0.972370085552368" calcext:value-type="float">
            <text:p>0,972370085552368</text:p>
          </table:table-cell>
          <table:table-cell table:formula="of:=COS([$Autovalores.$E$15]*[$Planilha1.$A95])" office:value-type="float" office:value="-0.891006178298313" calcext:value-type="float">
            <text:p>-0,891006178298313</text:p>
          </table:table-cell>
          <table:table-cell table:formula="of:=COS([$Autovalores.$E$16]*[$Planilha1.$A95])" office:value-type="float" office:value="0.38268267819444" calcext:value-type="float">
            <text:p>0,38268267819444</text:p>
          </table:table-cell>
          <table:table-cell table:formula="of:=COS([$Autovalores.$E$17]*[$Planilha1.$A95])" office:value-type="float" office:value="0.309017822487169" calcext:value-type="float">
            <text:p>0,309017822487169</text:p>
          </table:table-cell>
          <table:table-cell table:formula="of:=COS([$Autovalores.$E$18]*[$Planilha1.$A95])" office:value-type="float" office:value="-0.852640647742957" calcext:value-type="float">
            <text:p>-0,852640647742957</text:p>
          </table:table-cell>
          <table:table-cell table:formula="of:=COS([$Autovalores.$E$19]*[$Planilha1.$A95])" office:value-type="float" office:value="0.987688187356163" calcext:value-type="float">
            <text:p>0,987688187356163</text:p>
          </table:table-cell>
          <table:table-cell table:formula="of:=COS([$Autovalores.$E$20]*[$Planilha1.$A95])" office:value-type="float" office:value="-0.649447262077287" calcext:value-type="float">
            <text:p>-0,649447262077287</text:p>
          </table:table-cell>
          <table:table-cell table:formula="of:=COS([$Autovalores.$E$21]*[$Planilha1.$A95])" office:value-type="float" office:value="-0.00000108841105740338" calcext:value-type="float">
            <text:p>-1,08841105740338E-06</text:p>
          </table:table-cell>
          <table:table-cell table:formula="of:=COS([$Autovalores.$E$22]*[$Planilha1.$A95])" office:value-type="float" office:value="0.649448917345732" calcext:value-type="float">
            <text:p>0,649448917345732</text:p>
          </table:table-cell>
          <table:table-cell table:formula="of:=COS([$Autovalores.$E$23]*[$Planilha1.$A95])" office:value-type="float" office:value="-0.987688527885932" calcext:value-type="float">
            <text:p>-0,987688527885932</text:p>
          </table:table-cell>
          <table:table-cell table:formula="of:=COS([$Autovalores.$E$24]*[$Planilha1.$A95])" office:value-type="float" office:value="0.852639510356227" calcext:value-type="float">
            <text:p>0,852639510356227</text:p>
          </table:table-cell>
          <table:table-cell table:formula="of:=COS([$Autovalores.$E$25]*[$Planilha1.$A95])" office:value-type="float" office:value="-0.309015752206172" calcext:value-type="float">
            <text:p>-0,309015752206172</text:p>
          </table:table-cell>
          <table:table-cell table:formula="of:=COS([$Autovalores.$E$26]*[$Planilha1.$A95])" office:value-type="float" office:value="-0.382684689315611" calcext:value-type="float">
            <text:p>-0,382684689315611</text:p>
          </table:table-cell>
          <table:table-cell table:formula="of:=COS([$Autovalores.$E$27]*[$Planilha1.$A95])" office:value-type="float" office:value="0.89100716655424" calcext:value-type="float">
            <text:p>0,89100716655424</text:p>
          </table:table-cell>
          <table:table-cell table:formula="of:=COS([$Autovalores.$E$28]*[$Planilha1.$A95])" office:value-type="float" office:value="-0.97236957738253" calcext:value-type="float">
            <text:p>-0,97236957738253</text:p>
          </table:table-cell>
          <table:table-cell table:formula="of:=COS([$Autovalores.$E$29]*[$Planilha1.$A95])" office:value-type="float" office:value="0.58778401953153" calcext:value-type="float">
            <text:p>0,58778401953153</text:p>
          </table:table-cell>
          <table:table-cell table:formula="of:=COS([$Autovalores.$E$30]*[$Planilha1.$A95])" office:value-type="float" office:value="0.0784606690587277" calcext:value-type="float">
            <text:p>0,078460669058728</text:p>
          </table:table-cell>
          <table:table-cell table:formula="of:=COS([$Autovalores.$E$31]*[$Planilha1.$A95])" office:value-type="float" office:value="-0.707107935619862" calcext:value-type="float">
            <text:p>-0,707107935619862</text:p>
          </table:table-cell>
          <table:table-cell table:formula="of:=COS([$Autovalores.$E$32]*[$Planilha1.$A95])" office:value-type="float" office:value="0.996917466095117" calcext:value-type="float">
            <text:p>0,996917466095117</text:p>
          </table:table-cell>
          <table:table-cell table:formula="of:=COS([$Autovalores.$E$33]*[$Planilha1.$A95])" office:value-type="float" office:value="-0.809015970770577" calcext:value-type="float">
            <text:p>-0,809015970770577</text:p>
          </table:table-cell>
          <table:table-cell table:formula="of:=COS([$Autovalores.$E$34]*[$Planilha1.$A95])" office:value-type="float" office:value="0.233443617597554" calcext:value-type="float">
            <text:p>0,233443617597554</text:p>
          </table:table-cell>
          <table:table-cell table:formula="of:=COS([$Autovalores.$E$35]*[$Planilha1.$A95])" office:value-type="float" office:value="0.453992148367058" calcext:value-type="float">
            <text:p>0,453992148367058</text:p>
          </table:table-cell>
          <table:table-cell table:formula="of:=COS([$Autovalores.$E$36]*[$Planilha1.$A95])" office:value-type="float" office:value="-0.923880261414149" calcext:value-type="float">
            <text:p>-0,923880261414149</text:p>
          </table:table-cell>
        </table:table-row>
        <table:table-row table:style-name="ro1">
          <table:table-cell/>
          <table:table-cell table:formula="of:=COS([$Autovalores.$E$1]*[$Planilha1.$A96])" office:value-type="float" office:value="1" calcext:value-type="float">
            <text:p>1</text:p>
          </table:table-cell>
          <table:table-cell table:formula="of:=COS([$Autovalores.$E$2]*[$Planilha1.$A96])" office:value-type="float" office:value="-0.777145926840751" calcext:value-type="float">
            <text:p>-0,777145926840751</text:p>
          </table:table-cell>
          <table:table-cell table:formula="of:=COS([$Autovalores.$E$3]*[$Planilha1.$A96])" office:value-type="float" office:value="0.207911583210339" calcext:value-type="float">
            <text:p>0,207911583210339</text:p>
          </table:table-cell>
          <table:table-cell table:formula="of:=COS([$Autovalores.$E$4]*[$Planilha1.$A96])" office:value-type="float" office:value="0.453990646770897" calcext:value-type="float">
            <text:p>0,453990646770897</text:p>
          </table:table-cell>
          <table:table-cell table:formula="of:=COS([$Autovalores.$E$5]*[$Planilha1.$A96])" office:value-type="float" office:value="-0.913545547133941" calcext:value-type="float">
            <text:p>-0,913545547133941</text:p>
          </table:table-cell>
          <table:table-cell table:formula="of:=COS([$Autovalores.$E$6]*[$Planilha1.$A96])" office:value-type="float" office:value="0.965925755106396" calcext:value-type="float">
            <text:p>0,965925755106396</text:p>
          </table:table-cell>
          <table:table-cell table:formula="of:=COS([$Autovalores.$E$7]*[$Planilha1.$A96])" office:value-type="float" office:value="-0.587784985289084" calcext:value-type="float">
            <text:p>-0,587784985289084</text:p>
          </table:table-cell>
          <table:table-cell table:formula="of:=COS([$Autovalores.$E$8]*[$Planilha1.$A96])" office:value-type="float" office:value="-0.0523363407552728" calcext:value-type="float">
            <text:p>-0,052336340755273</text:p>
          </table:table-cell>
          <table:table-cell table:formula="of:=COS([$Autovalores.$E$9]*[$Planilha1.$A96])" office:value-type="float" office:value="0.669130933376501" calcext:value-type="float">
            <text:p>0,669130933376501</text:p>
          </table:table-cell>
          <table:table-cell table:formula="of:=COS([$Autovalores.$E$10]*[$Planilha1.$A96])" office:value-type="float" office:value="-0.987688418038125" calcext:value-type="float">
            <text:p>-0,987688418038125</text:p>
          </table:table-cell>
          <table:table-cell table:formula="of:=COS([$Autovalores.$E$11]*[$Planilha1.$A96])" office:value-type="float" office:value="0.866025128755724" calcext:value-type="float">
            <text:p>0,866025128755724</text:p>
          </table:table-cell>
          <table:table-cell table:formula="of:=COS([$Autovalores.$E$12]*[$Planilha1.$A96])" office:value-type="float" office:value="-0.358367384670369" calcext:value-type="float">
            <text:p>-0,358367384670369</text:p>
          </table:table-cell>
          <table:table-cell table:formula="of:=COS([$Autovalores.$E$13]*[$Planilha1.$A96])" office:value-type="float" office:value="-0.309017622137422" calcext:value-type="float">
            <text:p>-0,309017622137422</text:p>
          </table:table-cell>
          <table:table-cell table:formula="of:=COS([$Autovalores.$E$14]*[$Planilha1.$A96])" office:value-type="float" office:value="0.838670957402593" calcext:value-type="float">
            <text:p>0,838670957402593</text:p>
          </table:table-cell>
          <table:table-cell table:formula="of:=COS([$Autovalores.$E$15]*[$Planilha1.$A96])" office:value-type="float" office:value="-0.994521814872696" calcext:value-type="float">
            <text:p>-0,994521814872696</text:p>
          </table:table-cell>
          <table:table-cell table:formula="of:=COS([$Autovalores.$E$16]*[$Planilha1.$A96])" office:value-type="float" office:value="0.707106197762579" calcext:value-type="float">
            <text:p>0,707106197762579</text:p>
          </table:table-cell>
          <table:table-cell table:formula="of:=COS([$Autovalores.$E$17]*[$Planilha1.$A96])" office:value-type="float" office:value="-0.104527587997384" calcext:value-type="float">
            <text:p>-0,104527587997384</text:p>
          </table:table-cell>
          <table:table-cell table:formula="of:=COS([$Autovalores.$E$18]*[$Planilha1.$A96])" office:value-type="float" office:value="-0.544639819253269" calcext:value-type="float">
            <text:p>-0,544639819253269</text:p>
          </table:table-cell>
          <table:table-cell table:formula="of:=COS([$Autovalores.$E$19]*[$Planilha1.$A96])" office:value-type="float" office:value="0.951056822253309" calcext:value-type="float">
            <text:p>0,951056822253309</text:p>
          </table:table-cell>
          <table:table-cell table:formula="of:=COS([$Autovalores.$E$20]*[$Planilha1.$A96])" office:value-type="float" office:value="-0.933580051963259" calcext:value-type="float">
            <text:p>-0,933580051963259</text:p>
          </table:table-cell>
          <table:table-cell table:formula="of:=COS([$Autovalores.$E$21]*[$Planilha1.$A96])" office:value-type="float" office:value="0.499999047272738" calcext:value-type="float">
            <text:p>0,499999047272738</text:p>
          </table:table-cell>
          <table:table-cell table:formula="of:=COS([$Autovalores.$E$22]*[$Planilha1.$A96])" office:value-type="float" office:value="0.156435605938729" calcext:value-type="float">
            <text:p>0,156435605938729</text:p>
          </table:table-cell>
          <table:table-cell table:formula="of:=COS([$Autovalores.$E$23]*[$Planilha1.$A96])" office:value-type="float" office:value="-0.743145635209039" calcext:value-type="float">
            <text:p>-0,743145635209039</text:p>
          </table:table-cell>
          <table:table-cell table:formula="of:=COS([$Autovalores.$E$24]*[$Planilha1.$A96])" office:value-type="float" office:value="0.998629600965641" calcext:value-type="float">
            <text:p>0,998629600965641</text:p>
          </table:table-cell>
          <table:table-cell table:formula="of:=COS([$Autovalores.$E$25]*[$Planilha1.$A96])" office:value-type="float" office:value="-0.809016218417067" calcext:value-type="float">
            <text:p>-0,809016218417067</text:p>
          </table:table-cell>
          <table:table-cell table:formula="of:=COS([$Autovalores.$E$26]*[$Planilha1.$A96])" office:value-type="float" office:value="0.258817716816224" calcext:value-type="float">
            <text:p>0,258817716816224</text:p>
          </table:table-cell>
          <table:table-cell table:formula="of:=COS([$Autovalores.$E$27]*[$Planilha1.$A96])" office:value-type="float" office:value="0.406737949581164" calcext:value-type="float">
            <text:p>0,406737949581164</text:p>
          </table:table-cell>
          <table:table-cell table:formula="of:=COS([$Autovalores.$E$28]*[$Planilha1.$A96])" office:value-type="float" office:value="-0.891007198433355" calcext:value-type="float">
            <text:p>-0,891007198433355</text:p>
          </table:table-cell>
          <table:table-cell table:formula="of:=COS([$Autovalores.$E$29]*[$Planilha1.$A96])" office:value-type="float" office:value="0.978147280515362" calcext:value-type="float">
            <text:p>0,978147280515362</text:p>
          </table:table-cell>
          <table:table-cell table:formula="of:=COS([$Autovalores.$E$30]*[$Planilha1.$A96])" office:value-type="float" office:value="-0.629319151372386" calcext:value-type="float">
            <text:p>-0,629319151372386</text:p>
          </table:table-cell>
          <table:table-cell table:formula="of:=COS([$Autovalores.$E$31]*[$Planilha1.$A96])" office:value-type="float" office:value="-0.0000016501714956613" calcext:value-type="float">
            <text:p>-1,6501714956613E-06</text:p>
          </table:table-cell>
          <table:table-cell table:formula="of:=COS([$Autovalores.$E$32]*[$Planilha1.$A96])" office:value-type="float" office:value="0.62932171622051" calcext:value-type="float">
            <text:p>0,62932171622051</text:p>
          </table:table-cell>
          <table:table-cell table:formula="of:=COS([$Autovalores.$E$33]*[$Planilha1.$A96])" office:value-type="float" office:value="-0.978147966694898" calcext:value-type="float">
            <text:p>-0,978147966694898</text:p>
          </table:table-cell>
          <table:table-cell table:formula="of:=COS([$Autovalores.$E$34]*[$Planilha1.$A96])" office:value-type="float" office:value="0.8910057001085" calcext:value-type="float">
            <text:p>0,8910057001085</text:p>
          </table:table-cell>
          <table:table-cell table:formula="of:=COS([$Autovalores.$E$35]*[$Planilha1.$A96])" office:value-type="float" office:value="-0.406734934567534" calcext:value-type="float">
            <text:p>-0,406734934567534</text:p>
          </table:table-cell>
          <table:table-cell table:formula="of:=COS([$Autovalores.$E$36]*[$Planilha1.$A96])" office:value-type="float" office:value="-0.258820904702527" calcext:value-type="float">
            <text:p>-0,258820904702527</text:p>
          </table:table-cell>
        </table:table-row>
        <table:table-row table:style-name="ro1">
          <table:table-cell/>
          <table:table-cell table:formula="of:=COS([$Autovalores.$E$1]*[$Planilha1.$A97])" office:value-type="float" office:value="1" calcext:value-type="float">
            <text:p>1</text:p>
          </table:table-cell>
          <table:table-cell table:formula="of:=COS([$Autovalores.$E$2]*[$Planilha1.$A97])" office:value-type="float" office:value="-0.793353306449646" calcext:value-type="float">
            <text:p>-0,793353306449646</text:p>
          </table:table-cell>
          <table:table-cell table:formula="of:=COS([$Autovalores.$E$3]*[$Planilha1.$A97])" office:value-type="float" office:value="0.258818937709171" calcext:value-type="float">
            <text:p>0,258818937709171</text:p>
          </table:table-cell>
          <table:table-cell table:formula="of:=COS([$Autovalores.$E$4]*[$Planilha1.$A97])" office:value-type="float" office:value="0.382683586442935" calcext:value-type="float">
            <text:p>0,382683586442935</text:p>
          </table:table-cell>
          <table:table-cell table:formula="of:=COS([$Autovalores.$E$5]*[$Planilha1.$A97])" office:value-type="float" office:value="-0.866025514966193" calcext:value-type="float">
            <text:p>-0,866025514966193</text:p>
          </table:table-cell>
          <table:table-cell table:formula="of:=COS([$Autovalores.$E$6]*[$Planilha1.$A97])" office:value-type="float" office:value="0.991444825093438" calcext:value-type="float">
            <text:p>0,991444825093438</text:p>
          </table:table-cell>
          <table:table-cell table:formula="of:=COS([$Autovalores.$E$7]*[$Planilha1.$A97])" office:value-type="float" office:value="-0.707106545334345" calcext:value-type="float">
            <text:p>-0,707106545334345</text:p>
          </table:table-cell>
          <table:table-cell table:formula="of:=COS([$Autovalores.$E$8]*[$Planilha1.$A97])" office:value-type="float" office:value="0.130525806412939" calcext:value-type="float">
            <text:p>0,130525806412939</text:p>
          </table:table-cell>
          <table:table-cell table:formula="of:=COS([$Autovalores.$E$9]*[$Planilha1.$A97])" office:value-type="float" office:value="0.500000385144918" calcext:value-type="float">
            <text:p>0,500000385144918</text:p>
          </table:table-cell>
          <table:table-cell table:formula="of:=COS([$Autovalores.$E$10]*[$Planilha1.$A97])" office:value-type="float" office:value="-0.923879723974577" calcext:value-type="float">
            <text:p>-0,923879723974577</text:p>
          </table:table-cell>
          <table:table-cell table:formula="of:=COS([$Autovalores.$E$11]*[$Planilha1.$A97])" office:value-type="float" office:value="0.965925682409114" calcext:value-type="float">
            <text:p>0,965925682409114</text:p>
          </table:table-cell>
          <table:table-cell table:formula="of:=COS([$Autovalores.$E$12]*[$Planilha1.$A97])" office:value-type="float" office:value="-0.608760943873224" calcext:value-type="float">
            <text:p>-0,608760943873224</text:p>
          </table:table-cell>
          <table:table-cell table:formula="of:=COS([$Autovalores.$E$13]*[$Planilha1.$A97])" office:value-type="float" office:value="-0.000000667090655879072" calcext:value-type="float">
            <text:p>-6,67090655879072E-07</text:p>
          </table:table-cell>
          <table:table-cell table:formula="of:=COS([$Autovalores.$E$14]*[$Planilha1.$A97])" office:value-type="float" office:value="0.608762002350376" calcext:value-type="float">
            <text:p>0,608762002350376</text:p>
          </table:table-cell>
          <table:table-cell table:formula="of:=COS([$Autovalores.$E$15]*[$Planilha1.$A97])" office:value-type="float" office:value="-0.965926027720504" calcext:value-type="float">
            <text:p>-0,965926027720504</text:p>
          </table:table-cell>
          <table:table-cell table:formula="of:=COS([$Autovalores.$E$16]*[$Planilha1.$A97])" office:value-type="float" office:value="0.923879213405289" calcext:value-type="float">
            <text:p>0,923879213405289</text:p>
          </table:table-cell>
          <table:table-cell table:formula="of:=COS([$Autovalores.$E$17]*[$Planilha1.$A97])" office:value-type="float" office:value="-0.499999229709867" calcext:value-type="float">
            <text:p>-0,499999229709867</text:p>
          </table:table-cell>
          <table:table-cell table:formula="of:=COS([$Autovalores.$E$18]*[$Planilha1.$A97])" office:value-type="float" office:value="-0.13052712918009" calcext:value-type="float">
            <text:p>-0,13052712918009</text:p>
          </table:table-cell>
          <table:table-cell table:formula="of:=COS([$Autovalores.$E$19]*[$Planilha1.$A97])" office:value-type="float" office:value="0.707107488742681" calcext:value-type="float">
            <text:p>0,707107488742681</text:p>
          </table:table-cell>
          <table:table-cell table:formula="of:=COS([$Autovalores.$E$20]*[$Planilha1.$A97])" office:value-type="float" office:value="-0.991444999238529" calcext:value-type="float">
            <text:p>-0,991444999238529</text:p>
          </table:table-cell>
          <table:table-cell table:formula="of:=COS([$Autovalores.$E$21]*[$Planilha1.$A97])" office:value-type="float" office:value="0.866024847875025" calcext:value-type="float">
            <text:p>0,866024847875025</text:p>
          </table:table-cell>
          <table:table-cell table:formula="of:=COS([$Autovalores.$E$22]*[$Planilha1.$A97])" office:value-type="float" office:value="-0.382682353819878" calcext:value-type="float">
            <text:p>-0,382682353819878</text:p>
          </table:table-cell>
          <table:table-cell table:formula="of:=COS([$Autovalores.$E$23]*[$Planilha1.$A97])" office:value-type="float" office:value="-0.258820226429163" calcext:value-type="float">
            <text:p>-0,258820226429163</text:p>
          </table:table-cell>
          <table:table-cell table:formula="of:=COS([$Autovalores.$E$24]*[$Planilha1.$A97])" office:value-type="float" office:value="0.793354118647122" calcext:value-type="float">
            <text:p>0,793354118647122</text:p>
          </table:table-cell>
          <table:table-cell table:formula="of:=COS([$Autovalores.$E$25]*[$Planilha1.$A97])" office:value-type="float" office:value="-0.99999999999911" calcext:value-type="float">
            <text:p>-0,99999999999911</text:p>
          </table:table-cell>
          <table:table-cell table:formula="of:=COS([$Autovalores.$E$26]*[$Planilha1.$A97])" office:value-type="float" office:value="0.79335249425076" calcext:value-type="float">
            <text:p>0,79335249425076</text:p>
          </table:table-cell>
          <table:table-cell table:formula="of:=COS([$Autovalores.$E$27]*[$Planilha1.$A97])" office:value-type="float" office:value="-0.258817648988721" calcext:value-type="float">
            <text:p>-0,258817648988721</text:p>
          </table:table-cell>
          <table:table-cell table:formula="of:=COS([$Autovalores.$E$28]*[$Planilha1.$A97])" office:value-type="float" office:value="-0.382684819065314" calcext:value-type="float">
            <text:p>-0,382684819065314</text:p>
          </table:table-cell>
          <table:table-cell table:formula="of:=COS([$Autovalores.$E$29]*[$Planilha1.$A97])" office:value-type="float" office:value="0.866026182055823" calcext:value-type="float">
            <text:p>0,866026182055823</text:p>
          </table:table-cell>
          <table:table-cell table:formula="of:=COS([$Autovalores.$E$30]*[$Planilha1.$A97])" office:value-type="float" office:value="-0.991444650946582" calcext:value-type="float">
            <text:p>-0,991444650946582</text:p>
          </table:table-cell>
          <table:table-cell table:formula="of:=COS([$Autovalores.$E$31]*[$Planilha1.$A97])" office:value-type="float" office:value="0.707105601924751" calcext:value-type="float">
            <text:p>0,707105601924751</text:p>
          </table:table-cell>
          <table:table-cell table:formula="of:=COS([$Autovalores.$E$32]*[$Planilha1.$A97])" office:value-type="float" office:value="-0.13052448364555" calcext:value-type="float">
            <text:p>-0,13052448364555</text:p>
          </table:table-cell>
          <table:table-cell table:formula="of:=COS([$Autovalores.$E$33]*[$Planilha1.$A97])" office:value-type="float" office:value="-0.50000154057908" calcext:value-type="float">
            <text:p>-0,50000154057908</text:p>
          </table:table-cell>
          <table:table-cell table:formula="of:=COS([$Autovalores.$E$34]*[$Planilha1.$A97])" office:value-type="float" office:value="0.92388023454222" calcext:value-type="float">
            <text:p>0,92388023454222</text:p>
          </table:table-cell>
          <table:table-cell table:formula="of:=COS([$Autovalores.$E$35]*[$Planilha1.$A97])" office:value-type="float" office:value="-0.965925337096008" calcext:value-type="float">
            <text:p>-0,965925337096008</text:p>
          </table:table-cell>
          <table:table-cell table:formula="of:=COS([$Autovalores.$E$36]*[$Planilha1.$A97])" office:value-type="float" office:value="0.608759885394982" calcext:value-type="float">
            <text:p>0,608759885394982</text:p>
          </table:table-cell>
        </table:table-row>
        <table:table-row table:style-name="ro1">
          <table:table-cell/>
          <table:table-cell table:formula="of:=COS([$Autovalores.$E$1]*[$Planilha1.$A98])" office:value-type="float" office:value="1" calcext:value-type="float">
            <text:p>1</text:p>
          </table:table-cell>
          <table:table-cell table:formula="of:=COS([$Autovalores.$E$2]*[$Planilha1.$A98])" office:value-type="float" office:value="-0.809016961355492" calcext:value-type="float">
            <text:p>-0,809016961355492</text:p>
          </table:table-cell>
          <table:table-cell table:formula="of:=COS([$Autovalores.$E$3]*[$Planilha1.$A98])" office:value-type="float" office:value="0.309016887521746" calcext:value-type="float">
            <text:p>0,309016887521746</text:p>
          </table:table-cell>
          <table:table-cell table:formula="of:=COS([$Autovalores.$E$4]*[$Planilha1.$A98])" office:value-type="float" office:value="0.309017154654742" calcext:value-type="float">
            <text:p>0,309017154654742</text:p>
          </table:table-cell>
          <table:table-cell table:formula="of:=COS([$Autovalores.$E$5]*[$Planilha1.$A98])" office:value-type="float" office:value="-0.809017126452745" calcext:value-type="float">
            <text:p>-0,809017126452745</text:p>
          </table:table-cell>
          <table:table-cell table:formula="of:=COS([$Autovalores.$E$6]*[$Planilha1.$A98])" office:value-type="float" office:value="0.999999999999961" calcext:value-type="float">
            <text:p>0,999999999999961</text:p>
          </table:table-cell>
          <table:table-cell table:formula="of:=COS([$Autovalores.$E$7]*[$Planilha1.$A98])" office:value-type="float" office:value="-0.809016796258174" calcext:value-type="float">
            <text:p>-0,809016796258174</text:p>
          </table:table-cell>
          <table:table-cell table:formula="of:=COS([$Autovalores.$E$8]*[$Planilha1.$A98])" office:value-type="float" office:value="0.309016620388722" calcext:value-type="float">
            <text:p>0,309016620388722</text:p>
          </table:table-cell>
          <table:table-cell table:formula="of:=COS([$Autovalores.$E$9]*[$Planilha1.$A98])" office:value-type="float" office:value="0.309017421787715" calcext:value-type="float">
            <text:p>0,309017421787715</text:p>
          </table:table-cell>
          <table:table-cell table:formula="of:=COS([$Autovalores.$E$10]*[$Planilha1.$A98])" office:value-type="float" office:value="-0.809017291549936" calcext:value-type="float">
            <text:p>-0,809017291549936</text:p>
          </table:table-cell>
          <table:table-cell table:formula="of:=COS([$Autovalores.$E$11]*[$Planilha1.$A98])" office:value-type="float" office:value="0.999999999999842" calcext:value-type="float">
            <text:p>0,999999999999842</text:p>
          </table:table-cell>
          <table:table-cell table:formula="of:=COS([$Autovalores.$E$12]*[$Planilha1.$A98])" office:value-type="float" office:value="-0.809016631160791" calcext:value-type="float">
            <text:p>-0,809016631160791</text:p>
          </table:table-cell>
          <table:table-cell table:formula="of:=COS([$Autovalores.$E$13]*[$Planilha1.$A98])" office:value-type="float" office:value="0.30901635325568" calcext:value-type="float">
            <text:p>0,30901635325568</text:p>
          </table:table-cell>
          <table:table-cell table:formula="of:=COS([$Autovalores.$E$14]*[$Planilha1.$A98])" office:value-type="float" office:value="0.309017688920663" calcext:value-type="float">
            <text:p>0,309017688920663</text:p>
          </table:table-cell>
          <table:table-cell table:formula="of:=COS([$Autovalores.$E$15]*[$Planilha1.$A98])" office:value-type="float" office:value="-0.809017456647064" calcext:value-type="float">
            <text:p>-0,809017456647064</text:p>
          </table:table-cell>
          <table:table-cell table:formula="of:=COS([$Autovalores.$E$16]*[$Planilha1.$A98])" office:value-type="float" office:value="0.999999999999645" calcext:value-type="float">
            <text:p>0,999999999999645</text:p>
          </table:table-cell>
          <table:table-cell table:formula="of:=COS([$Autovalores.$E$17]*[$Planilha1.$A98])" office:value-type="float" office:value="-0.809016466063347" calcext:value-type="float">
            <text:p>-0,809016466063347</text:p>
          </table:table-cell>
          <table:table-cell table:formula="of:=COS([$Autovalores.$E$18]*[$Planilha1.$A98])" office:value-type="float" office:value="0.309016086122612" calcext:value-type="float">
            <text:p>0,309016086122612</text:p>
          </table:table-cell>
          <table:table-cell table:formula="of:=COS([$Autovalores.$E$19]*[$Planilha1.$A98])" office:value-type="float" office:value="0.309017956053588" calcext:value-type="float">
            <text:p>0,309017956053588</text:p>
          </table:table-cell>
          <table:table-cell table:formula="of:=COS([$Autovalores.$E$20]*[$Planilha1.$A98])" office:value-type="float" office:value="-0.809017621744127" calcext:value-type="float">
            <text:p>-0,809017621744127</text:p>
          </table:table-cell>
          <table:table-cell table:formula="of:=COS([$Autovalores.$E$21]*[$Planilha1.$A98])" office:value-type="float" office:value="0.999999999999369" calcext:value-type="float">
            <text:p>0,999999999999369</text:p>
          </table:table-cell>
          <table:table-cell table:formula="of:=COS([$Autovalores.$E$22]*[$Planilha1.$A98])" office:value-type="float" office:value="-0.809016300965838" calcext:value-type="float">
            <text:p>-0,809016300965838</text:p>
          </table:table-cell>
          <table:table-cell table:formula="of:=COS([$Autovalores.$E$23]*[$Planilha1.$A98])" office:value-type="float" office:value="0.309015818989511" calcext:value-type="float">
            <text:p>0,309015818989511</text:p>
          </table:table-cell>
          <table:table-cell table:formula="of:=COS([$Autovalores.$E$24]*[$Planilha1.$A98])" office:value-type="float" office:value="0.309018223186488" calcext:value-type="float">
            <text:p>0,309018223186488</text:p>
          </table:table-cell>
          <table:table-cell table:formula="of:=COS([$Autovalores.$E$25]*[$Planilha1.$A98])" office:value-type="float" office:value="-0.809017786841122" calcext:value-type="float">
            <text:p>-0,809017786841122</text:p>
          </table:table-cell>
          <table:table-cell table:formula="of:=COS([$Autovalores.$E$26]*[$Planilha1.$A98])" office:value-type="float" office:value="0.999999999999014" calcext:value-type="float">
            <text:p>0,999999999999014</text:p>
          </table:table-cell>
          <table:table-cell table:formula="of:=COS([$Autovalores.$E$27]*[$Planilha1.$A98])" office:value-type="float" office:value="-0.809016135868264" calcext:value-type="float">
            <text:p>-0,809016135868264</text:p>
          </table:table-cell>
          <table:table-cell table:formula="of:=COS([$Autovalores.$E$28]*[$Planilha1.$A98])" office:value-type="float" office:value="0.309015551856385" calcext:value-type="float">
            <text:p>0,309015551856385</text:p>
          </table:table-cell>
          <table:table-cell table:formula="of:=COS([$Autovalores.$E$29]*[$Planilha1.$A98])" office:value-type="float" office:value="0.30901849031937" calcext:value-type="float">
            <text:p>0,30901849031937</text:p>
          </table:table-cell>
          <table:table-cell table:formula="of:=COS([$Autovalores.$E$30]*[$Planilha1.$A98])" office:value-type="float" office:value="-0.809017951938061" calcext:value-type="float">
            <text:p>-0,809017951938061</text:p>
          </table:table-cell>
          <table:table-cell table:formula="of:=COS([$Autovalores.$E$31]*[$Planilha1.$A98])" office:value-type="float" office:value="0.99999999999858" calcext:value-type="float">
            <text:p>0,99999999999858</text:p>
          </table:table-cell>
          <table:table-cell table:formula="of:=COS([$Autovalores.$E$32]*[$Planilha1.$A98])" office:value-type="float" office:value="-0.809015970770627" calcext:value-type="float">
            <text:p>-0,809015970770627</text:p>
          </table:table-cell>
          <table:table-cell table:formula="of:=COS([$Autovalores.$E$33]*[$Planilha1.$A98])" office:value-type="float" office:value="0.309015284723254" calcext:value-type="float">
            <text:p>0,309015284723254</text:p>
          </table:table-cell>
          <table:table-cell table:formula="of:=COS([$Autovalores.$E$34]*[$Planilha1.$A98])" office:value-type="float" office:value="0.309018757452207" calcext:value-type="float">
            <text:p>0,309018757452207</text:p>
          </table:table-cell>
          <table:table-cell table:formula="of:=COS([$Autovalores.$E$35]*[$Planilha1.$A98])" office:value-type="float" office:value="-0.809018117034924" calcext:value-type="float">
            <text:p>-0,809018117034924</text:p>
          </table:table-cell>
          <table:table-cell table:formula="of:=COS([$Autovalores.$E$36]*[$Planilha1.$A98])" office:value-type="float" office:value="0.999999999998067" calcext:value-type="float">
            <text:p>0,999999999998067</text:p>
          </table:table-cell>
        </table:table-row>
        <table:table-row table:style-name="ro1">
          <table:table-cell/>
          <table:table-cell table:formula="of:=COS([$Autovalores.$E$1]*[$Planilha1.$A99])" office:value-type="float" office:value="1" calcext:value-type="float">
            <text:p>1</text:p>
          </table:table-cell>
          <table:table-cell table:formula="of:=COS([$Autovalores.$E$2]*[$Planilha1.$A99])" office:value-type="float" office:value="-0.824126156472104" calcext:value-type="float">
            <text:p>-0,824126156472104</text:p>
          </table:table-cell>
          <table:table-cell table:formula="of:=COS([$Autovalores.$E$3]*[$Planilha1.$A99])" office:value-type="float" office:value="0.358367843562965" calcext:value-type="float">
            <text:p>0,358367843562965</text:p>
          </table:table-cell>
          <table:table-cell table:formula="of:=COS([$Autovalores.$E$4]*[$Planilha1.$A99])" office:value-type="float" office:value="0.233445529434619" calcext:value-type="float">
            <text:p>0,233445529434619</text:p>
          </table:table-cell>
          <table:table-cell table:formula="of:=COS([$Autovalores.$E$5]*[$Planilha1.$A99])" office:value-type="float" office:value="-0.743144977400061" calcext:value-type="float">
            <text:p>-0,743144977400061</text:p>
          </table:table-cell>
          <table:table-cell table:formula="of:=COS([$Autovalores.$E$6]*[$Planilha1.$A99])" office:value-type="float" office:value="0.991444898417902" calcext:value-type="float">
            <text:p>0,991444898417902</text:p>
          </table:table-cell>
          <table:table-cell table:formula="of:=COS([$Autovalores.$E$7]*[$Planilha1.$A99])" office:value-type="float" office:value="-0.89100636957398" calcext:value-type="float">
            <text:p>-0,89100636957398</text:p>
          </table:table-cell>
          <table:table-cell table:formula="of:=COS([$Autovalores.$E$8]*[$Planilha1.$A99])" office:value-type="float" office:value="0.477158411080431" calcext:value-type="float">
            <text:p>0,477158411080431</text:p>
          </table:table-cell>
          <table:table-cell table:formula="of:=COS([$Autovalores.$E$9]*[$Planilha1.$A99])" office:value-type="float" office:value="0.104528914869874" calcext:value-type="float">
            <text:p>0,104528914869874</text:p>
          </table:table-cell>
          <table:table-cell table:formula="of:=COS([$Autovalores.$E$10]*[$Planilha1.$A99])" office:value-type="float" office:value="-0.649448436784251" calcext:value-type="float">
            <text:p>-0,649448436784251</text:p>
          </table:table-cell>
          <table:table-cell table:formula="of:=COS([$Autovalores.$E$11]*[$Planilha1.$A99])" office:value-type="float" office:value="0.965925973197768" calcext:value-type="float">
            <text:p>0,965925973197768</text:p>
          </table:table-cell>
          <table:table-cell table:formula="of:=COS([$Autovalores.$E$12]*[$Planilha1.$A99])" office:value-type="float" office:value="-0.942641282671852" calcext:value-type="float">
            <text:p>-0,942641282671852</text:p>
          </table:table-cell>
          <table:table-cell table:formula="of:=COS([$Autovalores.$E$13]*[$Planilha1.$A99])" office:value-type="float" office:value="0.587784701242809" calcext:value-type="float">
            <text:p>0,587784701242809</text:p>
          </table:table-cell>
          <table:table-cell table:formula="of:=COS([$Autovalores.$E$14]*[$Planilha1.$A99])" office:value-type="float" office:value="-0.0261762106648332" calcext:value-type="float">
            <text:p>-0,026176210664833</text:p>
          </table:table-cell>
          <table:table-cell table:formula="of:=COS([$Autovalores.$E$15]*[$Planilha1.$A99])" office:value-type="float" office:value="-0.544639701470398" calcext:value-type="float">
            <text:p>-0,544639701470398</text:p>
          </table:table-cell>
          <table:table-cell table:formula="of:=COS([$Autovalores.$E$16]*[$Planilha1.$A99])" office:value-type="float" office:value="0.923879858334646" calcext:value-type="float">
            <text:p>0,923879858334646</text:p>
          </table:table-cell>
          <table:table-cell table:formula="of:=COS([$Autovalores.$E$17]*[$Planilha1.$A99])" office:value-type="float" office:value="-0.978147411912253" calcext:value-type="float">
            <text:p>-0,978147411912253</text:p>
          </table:table-cell>
          <table:table-cell table:formula="of:=COS([$Autovalores.$E$18]*[$Planilha1.$A99])" office:value-type="float" office:value="0.688353875750119" calcext:value-type="float">
            <text:p>0,688353875750119</text:p>
          </table:table-cell>
          <table:table-cell table:formula="of:=COS([$Autovalores.$E$19]*[$Planilha1.$A99])" office:value-type="float" office:value="-0.156433455916985" calcext:value-type="float">
            <text:p>-0,156433455916985</text:p>
          </table:table-cell>
          <table:table-cell table:formula="of:=COS([$Autovalores.$E$20]*[$Planilha1.$A99])" office:value-type="float" office:value="-0.430512070213093" calcext:value-type="float">
            <text:p>-0,430512070213093</text:p>
          </table:table-cell>
          <table:table-cell table:formula="of:=COS([$Autovalores.$E$21]*[$Planilha1.$A99])" office:value-type="float" office:value="0.866025971396109" calcext:value-type="float">
            <text:p>0,866025971396109</text:p>
          </table:table-cell>
          <table:table-cell table:formula="of:=COS([$Autovalores.$E$22]*[$Planilha1.$A99])" office:value-type="float" office:value="-0.996917240210301" calcext:value-type="float">
            <text:p>-0,996917240210301</text:p>
          </table:table-cell>
          <table:table-cell table:formula="of:=COS([$Autovalores.$E$23]*[$Planilha1.$A99])" office:value-type="float" office:value="0.777145175594471" calcext:value-type="float">
            <text:p>0,777145175594471</text:p>
          </table:table-cell>
          <table:table-cell table:formula="of:=COS([$Autovalores.$E$24]*[$Planilha1.$A99])" office:value-type="float" office:value="-0.284014092956721" calcext:value-type="float">
            <text:p>-0,284014092956721</text:p>
          </table:table-cell>
          <table:table-cell table:formula="of:=COS([$Autovalores.$E$25]*[$Planilha1.$A99])" office:value-type="float" office:value="-0.309018289969803" calcext:value-type="float">
            <text:p>-0,309018289969803</text:p>
          </table:table-cell>
          <table:table-cell table:formula="of:=COS([$Autovalores.$E$26]*[$Planilha1.$A99])" office:value-type="float" office:value="0.793354204141514" calcext:value-type="float">
            <text:p>0,793354204141514</text:p>
          </table:table-cell>
          <table:table-cell table:formula="of:=COS([$Autovalores.$E$27]*[$Planilha1.$A99])" office:value-type="float" office:value="-0.998629611990461" calcext:value-type="float">
            <text:p>-0,998629611990461</text:p>
          </table:table-cell>
          <table:table-cell table:formula="of:=COS([$Autovalores.$E$28]*[$Planilha1.$A99])" office:value-type="float" office:value="0.852639363596332" calcext:value-type="float">
            <text:p>0,852639363596332</text:p>
          </table:table-cell>
          <table:table-cell table:formula="of:=COS([$Autovalores.$E$29]*[$Planilha1.$A99])" office:value-type="float" office:value="-0.406735191164472" calcext:value-type="float">
            <text:p>-0,406735191164472</text:p>
          </table:table-cell>
          <table:table-cell table:formula="of:=COS([$Autovalores.$E$30]*[$Planilha1.$A99])" office:value-type="float" office:value="-0.182237144003685" calcext:value-type="float">
            <text:p>-0,182237144003685</text:p>
          </table:table-cell>
          <table:table-cell table:formula="of:=COS([$Autovalores.$E$31]*[$Planilha1.$A99])" office:value-type="float" office:value="0.707107985272893" calcext:value-type="float">
            <text:p>0,707107985272893</text:p>
          </table:table-cell>
          <table:table-cell table:formula="of:=COS([$Autovalores.$E$32]*[$Planilha1.$A99])" office:value-type="float" office:value="-0.983255228223682" calcext:value-type="float">
            <text:p>-0,983255228223682</text:p>
          </table:table-cell>
          <table:table-cell table:formula="of:=COS([$Autovalores.$E$33]*[$Planilha1.$A99])" office:value-type="float" office:value="0.913544718861279" calcext:value-type="float">
            <text:p>0,913544718861279</text:p>
          </table:table-cell>
          <table:table-cell table:formula="of:=COS([$Autovalores.$E$34]*[$Planilha1.$A99])" office:value-type="float" office:value="-0.52249696761739" calcext:value-type="float">
            <text:p>-0,52249696761739</text:p>
          </table:table-cell>
          <table:table-cell table:formula="of:=COS([$Autovalores.$E$35]*[$Planilha1.$A99])" office:value-type="float" office:value="-0.0523378834795792" calcext:value-type="float">
            <text:p>-0,052337883479579</text:p>
          </table:table-cell>
          <table:table-cell table:formula="of:=COS([$Autovalores.$E$36]*[$Planilha1.$A99])" office:value-type="float" office:value="0.608763005117222" calcext:value-type="float">
            <text:p>0,608763005117222</text:p>
          </table:table-cell>
        </table:table-row>
        <table:table-row table:style-name="ro1">
          <table:table-cell/>
          <table:table-cell table:formula="of:=COS([$Autovalores.$E$1]*[$Planilha1.$A100])" office:value-type="float" office:value="1" calcext:value-type="float">
            <text:p>1</text:p>
          </table:table-cell>
          <table:table-cell table:formula="of:=COS([$Autovalores.$E$2]*[$Planilha1.$A100])" office:value-type="float" office:value="-0.838670536712342" calcext:value-type="float">
            <text:p>-0,838670536712342</text:p>
          </table:table-cell>
          <table:table-cell table:formula="of:=COS([$Autovalores.$E$3]*[$Planilha1.$A100])" office:value-type="float" office:value="0.406736538298736" calcext:value-type="float">
            <text:p>0,406736538298736</text:p>
          </table:table-cell>
          <table:table-cell table:formula="of:=COS([$Autovalores.$E$4]*[$Planilha1.$A100])" office:value-type="float" office:value="0.1564346349613" calcext:value-type="float">
            <text:p>0,1564346349613</text:p>
          </table:table-cell>
          <table:table-cell table:formula="of:=COS([$Autovalores.$E$5]*[$Planilha1.$A100])" office:value-type="float" office:value="-0.669130776825522" calcext:value-type="float">
            <text:p>-0,669130776825522</text:p>
          </table:table-cell>
          <table:table-cell table:formula="of:=COS([$Autovalores.$E$6]*[$Planilha1.$A100])" office:value-type="float" office:value="0.965925900500714" calcext:value-type="float">
            <text:p>0,965925900500714</text:p>
          </table:table-cell>
          <table:table-cell table:formula="of:=COS([$Autovalores.$E$7]*[$Planilha1.$A100])" office:value-type="float" office:value="-0.951056409969049" calcext:value-type="float">
            <text:p>-0,951056409969049</text:p>
          </table:table-cell>
          <table:table-cell table:formula="of:=COS([$Autovalores.$E$8]*[$Planilha1.$A100])" office:value-type="float" office:value="0.629320079084198" calcext:value-type="float">
            <text:p>0,629320079084198</text:p>
          </table:table-cell>
          <table:table-cell table:formula="of:=COS([$Autovalores.$E$9]*[$Planilha1.$A100])" office:value-type="float" office:value="-0.104528007009746" calcext:value-type="float">
            <text:p>-0,104528007009746</text:p>
          </table:table-cell>
          <table:table-cell table:formula="of:=COS([$Autovalores.$E$10]*[$Planilha1.$A100])" office:value-type="float" office:value="-0.453990959603528" calcext:value-type="float">
            <text:p>-0,453990959603528</text:p>
          </table:table-cell>
          <table:table-cell table:formula="of:=COS([$Autovalores.$E$11]*[$Planilha1.$A100])" office:value-type="float" office:value="0.866025690516229" calcext:value-type="float">
            <text:p>0,866025690516229</text:p>
          </table:table-cell>
          <table:table-cell table:formula="of:=COS([$Autovalores.$E$12]*[$Planilha1.$A100])" office:value-type="float" office:value="-0.998629501740317" calcext:value-type="float">
            <text:p>-0,998629501740317</text:p>
          </table:table-cell>
          <table:table-cell table:formula="of:=COS([$Autovalores.$E$13]*[$Planilha1.$A100])" office:value-type="float" office:value="0.809016589886433" calcext:value-type="float">
            <text:p>0,809016589886433</text:p>
          </table:table-cell>
          <table:table-cell table:formula="of:=COS([$Autovalores.$E$14]*[$Planilha1.$A100])" office:value-type="float" office:value="-0.358367253558173" calcext:value-type="float">
            <text:p>-0,358367253558173</text:p>
          </table:table-cell>
          <table:table-cell table:formula="of:=COS([$Autovalores.$E$15]*[$Planilha1.$A100])" office:value-type="float" office:value="-0.207912476122917" calcext:value-type="float">
            <text:p>-0,207912476122917</text:p>
          </table:table-cell>
          <table:table-cell table:formula="of:=COS([$Autovalores.$E$16]*[$Planilha1.$A100])" office:value-type="float" office:value="0.707107389436565" calcext:value-type="float">
            <text:p>0,707107389436565</text:p>
          </table:table-cell>
          <table:table-cell table:formula="of:=COS([$Autovalores.$E$17]*[$Planilha1.$A100])" office:value-type="float" office:value="-0.978147791501141" calcext:value-type="float">
            <text:p>-0,978147791501141</text:p>
          </table:table-cell>
          <table:table-cell table:formula="of:=COS([$Autovalores.$E$18]*[$Planilha1.$A100])" office:value-type="float" office:value="0.933580077127941" calcext:value-type="float">
            <text:p>0,933580077127941</text:p>
          </table:table-cell>
          <table:table-cell table:formula="of:=COS([$Autovalores.$E$19]*[$Planilha1.$A100])" office:value-type="float" office:value="-0.587784417196536" calcext:value-type="float">
            <text:p>-0,587784417196536</text:p>
          </table:table-cell>
          <table:table-cell table:formula="of:=COS([$Autovalores.$E$20]*[$Planilha1.$A100])" office:value-type="float" office:value="0.0523348681547967" calcext:value-type="float">
            <text:p>0,052334868154797</text:p>
          </table:table-cell>
          <table:table-cell table:formula="of:=COS([$Autovalores.$E$21]*[$Planilha1.$A100])" office:value-type="float" office:value="0.500000993268224" calcext:value-type="float">
            <text:p>0,500000993268224</text:p>
          </table:table-cell>
          <table:table-cell table:formula="of:=COS([$Autovalores.$E$22]*[$Planilha1.$A100])" office:value-type="float" office:value="-0.89100707091673" calcext:value-type="float">
            <text:p>-0,89100707091673</text:p>
          </table:table-cell>
          <table:table-cell table:formula="of:=COS([$Autovalores.$E$23]*[$Planilha1.$A100])" office:value-type="float" office:value="0.994521763492229" calcext:value-type="float">
            <text:p>0,994521763492229</text:p>
          </table:table-cell>
          <table:table-cell table:formula="of:=COS([$Autovalores.$E$24]*[$Planilha1.$A100])" office:value-type="float" office:value="-0.777145131403536" calcext:value-type="float">
            <text:p>-0,777145131403536</text:p>
          </table:table-cell>
          <table:table-cell table:formula="of:=COS([$Autovalores.$E$25]*[$Planilha1.$A100])" office:value-type="float" office:value="0.309015685422947" calcext:value-type="float">
            <text:p>0,309015685422947</text:p>
          </table:table-cell>
          <table:table-cell table:formula="of:=COS([$Autovalores.$E$26]*[$Planilha1.$A100])" office:value-type="float" office:value="0.258820429911151" calcext:value-type="float">
            <text:p>0,258820429911151</text:p>
          </table:table-cell>
          <table:table-cell table:formula="of:=COS([$Autovalores.$E$27]*[$Planilha1.$A100])" office:value-type="float" office:value="-0.743145823154344" calcext:value-type="float">
            <text:p>-0,743145823154344</text:p>
          </table:table-cell>
          <table:table-cell table:formula="of:=COS([$Autovalores.$E$28]*[$Planilha1.$A100])" office:value-type="float" office:value="0.98768858280964" calcext:value-type="float">
            <text:p>0,98768858280964</text:p>
          </table:table-cell>
          <table:table-cell table:formula="of:=COS([$Autovalores.$E$29]*[$Planilha1.$A100])" office:value-type="float" office:value="-0.913544804544875" calcext:value-type="float">
            <text:p>-0,913544804544875</text:p>
          </table:table-cell>
          <table:table-cell table:formula="of:=COS([$Autovalores.$E$30]*[$Planilha1.$A100])" office:value-type="float" office:value="0.544637640267201" calcext:value-type="float">
            <text:p>0,544637640267201</text:p>
          </table:table-cell>
          <table:table-cell table:formula="of:=COS([$Autovalores.$E$31]*[$Planilha1.$A100])" office:value-type="float" office:value="0.00000172039158863517" calcext:value-type="float">
            <text:p>1,72039158863517E-06</text:p>
          </table:table-cell>
          <table:table-cell table:formula="of:=COS([$Autovalores.$E$32]*[$Planilha1.$A100])" office:value-type="float" office:value="-0.544640525950687" calcext:value-type="float">
            <text:p>-0,544640525950687</text:p>
          </table:table-cell>
          <table:table-cell table:formula="of:=COS([$Autovalores.$E$33]*[$Planilha1.$A100])" office:value-type="float" office:value="0.913546204037119" calcext:value-type="float">
            <text:p>0,913546204037119</text:p>
          </table:table-cell>
          <table:table-cell table:formula="of:=COS([$Autovalores.$E$34]*[$Planilha1.$A100])" office:value-type="float" office:value="-0.987688044551978" calcext:value-type="float">
            <text:p>-0,987688044551978</text:p>
          </table:table-cell>
          <table:table-cell table:formula="of:=COS([$Autovalores.$E$35]*[$Planilha1.$A100])" office:value-type="float" office:value="0.743143520820424" calcext:value-type="float">
            <text:p>0,743143520820424</text:p>
          </table:table-cell>
          <table:table-cell table:formula="of:=COS([$Autovalores.$E$36]*[$Planilha1.$A100])" office:value-type="float" office:value="-0.258817106369548" calcext:value-type="float">
            <text:p>-0,258817106369548</text:p>
          </table:table-cell>
        </table:table-row>
        <table:table-row table:style-name="ro1">
          <table:table-cell/>
          <table:table-cell table:formula="of:=COS([$Autovalores.$E$1]*[$Planilha1.$A101])" office:value-type="float" office:value="1" calcext:value-type="float">
            <text:p>1</text:p>
          </table:table-cell>
          <table:table-cell table:formula="of:=COS([$Autovalores.$E$2]*[$Planilha1.$A101])" office:value-type="float" office:value="-0.852640134084935" calcext:value-type="float">
            <text:p>-0,852640134084935</text:p>
          </table:table-cell>
          <table:table-cell table:formula="of:=COS([$Autovalores.$E$3]*[$Planilha1.$A101])" office:value-type="float" office:value="0.453990396504752" calcext:value-type="float">
            <text:p>0,453990396504752</text:p>
          </table:table-cell>
          <table:table-cell table:formula="of:=COS([$Autovalores.$E$4]*[$Planilha1.$A101])" office:value-type="float" office:value="0.0784592689867664" calcext:value-type="float">
            <text:p>0,078459268986766</text:p>
          </table:table-cell>
          <table:table-cell table:formula="of:=COS([$Autovalores.$E$5]*[$Planilha1.$A101])" office:value-type="float" office:value="-0.587785439762917" calcext:value-type="float">
            <text:p>-0,587785439762917</text:p>
          </table:table-cell>
          <table:table-cell table:formula="of:=COS([$Autovalores.$E$6]*[$Planilha1.$A101])" office:value-type="float" office:value="0.923879643358485" calcext:value-type="float">
            <text:p>0,923879643358485</text:p>
          </table:table-cell>
          <table:table-cell table:formula="of:=COS([$Autovalores.$E$7]*[$Planilha1.$A101])" office:value-type="float" office:value="-0.987688286220124" calcext:value-type="float">
            <text:p>-0,987688286220124</text:p>
          </table:table-cell>
          <table:table-cell table:formula="of:=COS([$Autovalores.$E$8]*[$Planilha1.$A101])" office:value-type="float" office:value="0.760405702235208" calcext:value-type="float">
            <text:p>0,760405702235208</text:p>
          </table:table-cell>
          <table:table-cell table:formula="of:=COS([$Autovalores.$E$9]*[$Planilha1.$A101])" office:value-type="float" office:value="-0.309016553605429" calcext:value-type="float">
            <text:p>-0,309016553605429</text:p>
          </table:table-cell>
          <table:table-cell table:formula="of:=COS([$Autovalores.$E$10]*[$Planilha1.$A101])" office:value-type="float" office:value="-0.233445870834013" calcext:value-type="float">
            <text:p>-0,233445870834013</text:p>
          </table:table-cell>
          <table:table-cell table:formula="of:=COS([$Autovalores.$E$11]*[$Planilha1.$A101])" office:value-type="float" office:value="0.707107190824403" calcext:value-type="float">
            <text:p>0,707107190824403</text:p>
          </table:table-cell>
          <table:table-cell table:formula="of:=COS([$Autovalores.$E$12]*[$Planilha1.$A101])" office:value-type="float" office:value="-0.97237006915987" calcext:value-type="float">
            <text:p>-0,97237006915987</text:p>
          </table:table-cell>
          <table:table-cell table:formula="of:=COS([$Autovalores.$E$13]*[$Planilha1.$A101])" office:value-type="float" office:value="0.951056301472893" calcext:value-type="float">
            <text:p>0,951056301472893</text:p>
          </table:table-cell>
          <table:table-cell table:formula="of:=COS([$Autovalores.$E$14]*[$Planilha1.$A101])" office:value-type="float" office:value="-0.649447475660474" calcext:value-type="float">
            <text:p>-0,649447475660474</text:p>
          </table:table-cell>
          <table:table-cell table:formula="of:=COS([$Autovalores.$E$15]*[$Planilha1.$A101])" office:value-type="float" office:value="0.15643366398364" calcext:value-type="float">
            <text:p>0,15643366398364</text:p>
          </table:table-cell>
          <table:table-cell table:formula="of:=COS([$Autovalores.$E$16]*[$Planilha1.$A101])" office:value-type="float" office:value="0.382684235191651" calcext:value-type="float">
            <text:p>0,382684235191651</text:p>
          </table:table-cell>
          <table:table-cell table:formula="of:=COS([$Autovalores.$E$17]*[$Planilha1.$A101])" office:value-type="float" office:value="-0.809017539195646" calcext:value-type="float">
            <text:p>-0,809017539195646</text:p>
          </table:table-cell>
          <table:table-cell table:formula="of:=COS([$Autovalores.$E$18]*[$Planilha1.$A101])" office:value-type="float" office:value="0.996917411002024" calcext:value-type="float">
            <text:p>0,996917411002024</text:p>
          </table:table-cell>
          <table:table-cell table:formula="of:=COS([$Autovalores.$E$19]*[$Planilha1.$A101])" office:value-type="float" office:value="-0.891006050781099" calcext:value-type="float">
            <text:p>-0,891006050781099</text:p>
          </table:table-cell>
          <table:table-cell table:formula="of:=COS([$Autovalores.$E$20]*[$Planilha1.$A101])" office:value-type="float" office:value="0.522497626214942" calcext:value-type="float">
            <text:p>0,522497626214942</text:p>
          </table:table-cell>
          <table:table-cell table:formula="of:=COS([$Autovalores.$E$21]*[$Planilha1.$A101])" office:value-type="float" office:value="0.00000115863115748274" calcext:value-type="float">
            <text:p>1,15863115748274E-06</text:p>
          </table:table-cell>
          <table:table-cell table:formula="of:=COS([$Autovalores.$E$22]*[$Planilha1.$A101])" office:value-type="float" office:value="-0.522499602005793" calcext:value-type="float">
            <text:p>-0,522499602005793</text:p>
          </table:table-cell>
          <table:table-cell table:formula="of:=COS([$Autovalores.$E$23]*[$Planilha1.$A101])" office:value-type="float" office:value="0.891007102795939" calcext:value-type="float">
            <text:p>0,891007102795939</text:p>
          </table:table-cell>
          <table:table-cell table:formula="of:=COS([$Autovalores.$E$24]*[$Planilha1.$A101])" office:value-type="float" office:value="-0.996917229191317" calcext:value-type="float">
            <text:p>-0,996917229191317</text:p>
          </table:table-cell>
          <table:table-cell table:formula="of:=COS([$Autovalores.$E$25]*[$Planilha1.$A101])" office:value-type="float" office:value="0.809016177142597" calcext:value-type="float">
            <text:p>0,809016177142597</text:p>
          </table:table-cell>
          <table:table-cell table:formula="of:=COS([$Autovalores.$E$26]*[$Planilha1.$A101])" office:value-type="float" office:value="-0.382682094320183" calcext:value-type="float">
            <text:p>-0,382682094320183</text:p>
          </table:table-cell>
          <table:table-cell table:formula="of:=COS([$Autovalores.$E$27]*[$Planilha1.$A101])" office:value-type="float" office:value="-0.156435952716477" calcext:value-type="float">
            <text:p>-0,156435952716477</text:p>
          </table:table-cell>
          <table:table-cell table:formula="of:=COS([$Autovalores.$E$28]*[$Planilha1.$A101])" office:value-type="float" office:value="0.649449237719957" calcext:value-type="float">
            <text:p>0,649449237719957</text:p>
          </table:table-cell>
          <table:table-cell table:formula="of:=COS([$Autovalores.$E$29]*[$Planilha1.$A101])" office:value-type="float" office:value="-0.951057017545307" calcext:value-type="float">
            <text:p>-0,951057017545307</text:p>
          </table:table-cell>
          <table:table-cell table:formula="of:=COS([$Autovalores.$E$30]*[$Planilha1.$A101])" office:value-type="float" office:value="0.972369528204549" calcext:value-type="float">
            <text:p>0,972369528204549</text:p>
          </table:table-cell>
          <table:table-cell table:formula="of:=COS([$Autovalores.$E$31]*[$Planilha1.$A101])" office:value-type="float" office:value="-0.707105552271562" calcext:value-type="float">
            <text:p>-0,707105552271562</text:p>
          </table:table-cell>
          <table:table-cell table:formula="of:=COS([$Autovalores.$E$32]*[$Planilha1.$A101])" office:value-type="float" office:value="0.233443617597499" calcext:value-type="float">
            <text:p>0,233443617597499</text:p>
          </table:table-cell>
          <table:table-cell table:formula="of:=COS([$Autovalores.$E$33]*[$Planilha1.$A101])" office:value-type="float" office:value="0.309018757452356" calcext:value-type="float">
            <text:p>0,309018757452356</text:p>
          </table:table-cell>
          <table:table-cell table:formula="of:=COS([$Autovalores.$E$34]*[$Planilha1.$A101])" office:value-type="float" office:value="-0.760407207175362" calcext:value-type="float">
            <text:p>-0,760407207175362</text:p>
          </table:table-cell>
          <table:table-cell table:formula="of:=COS([$Autovalores.$E$35]*[$Planilha1.$A101])" office:value-type="float" office:value="0.987688648717958" calcext:value-type="float">
            <text:p>0,987688648717958</text:p>
          </table:table-cell>
          <table:table-cell table:formula="of:=COS([$Autovalores.$E$36]*[$Planilha1.$A101])" office:value-type="float" office:value="-0.92387875657873" calcext:value-type="float">
            <text:p>-0,92387875657873</text:p>
          </table:table-cell>
        </table:table-row>
        <table:table-row table:style-name="ro1">
          <table:table-cell/>
          <table:table-cell table:formula="of:=COS([$Autovalores.$E$1]*[$Planilha1.$A102])" office:value-type="float" office:value="1" calcext:value-type="float">
            <text:p>1</text:p>
          </table:table-cell>
          <table:table-cell table:formula="of:=COS([$Autovalores.$E$2]*[$Planilha1.$A102])" office:value-type="float" office:value="-0.866025374526076" calcext:value-type="float">
            <text:p>-0,866025374526076</text:p>
          </table:table-cell>
          <table:table-cell table:formula="of:=COS([$Autovalores.$E$3]*[$Planilha1.$A102])" office:value-type="float" office:value="0.499999898646062" calcext:value-type="float">
            <text:p>0,499999898646062</text:p>
          </table:table-cell>
          <table:table-cell table:formula="of:=COS([$Autovalores.$E$4]*[$Planilha1.$A102])" office:value-type="float" office:value="0.000000175550164045207" calcext:value-type="float">
            <text:p>1,75550164045207E-07</text:p>
          </table:table-cell>
          <table:table-cell table:formula="of:=COS([$Autovalores.$E$5]*[$Planilha1.$A102])" office:value-type="float" office:value="-0.500000202707855" calcext:value-type="float">
            <text:p>-0,500000202707855</text:p>
          </table:table-cell>
          <table:table-cell table:formula="of:=COS([$Autovalores.$E$6]*[$Planilha1.$A102])" office:value-type="float" office:value="0.866025550076206" calcext:value-type="float">
            <text:p>0,866025550076206</text:p>
          </table:table-cell>
          <table:table-cell table:formula="of:=COS([$Autovalores.$E$7]*[$Planilha1.$A102])" office:value-type="float" office:value="-0.999999999999938" calcext:value-type="float">
            <text:p>-0,999999999999938</text:p>
          </table:table-cell>
          <table:table-cell table:formula="of:=COS([$Autovalores.$E$8]*[$Planilha1.$A102])" office:value-type="float" office:value="0.86602519897584" calcext:value-type="float">
            <text:p>0,86602519897584</text:p>
          </table:table-cell>
          <table:table-cell table:formula="of:=COS([$Autovalores.$E$9]*[$Planilha1.$A102])" office:value-type="float" office:value="-0.499999594584208" calcext:value-type="float">
            <text:p>-0,499999594584208</text:p>
          </table:table-cell>
          <table:table-cell table:formula="of:=COS([$Autovalores.$E$10]*[$Planilha1.$A102])" office:value-type="float" office:value="-0.000000526650494800136" calcext:value-type="float">
            <text:p>-5,26650494800136E-07</text:p>
          </table:table-cell>
          <table:table-cell table:formula="of:=COS([$Autovalores.$E$11]*[$Planilha1.$A102])" office:value-type="float" office:value="0.500000506769589" calcext:value-type="float">
            <text:p>0,500000506769589</text:p>
          </table:table-cell>
          <table:table-cell table:formula="of:=COS([$Autovalores.$E$12]*[$Planilha1.$A102])" office:value-type="float" office:value="-0.866025725626228" calcext:value-type="float">
            <text:p>-0,866025725626228</text:p>
          </table:table-cell>
          <table:table-cell table:formula="of:=COS([$Autovalores.$E$13]*[$Planilha1.$A102])" office:value-type="float" office:value="0.999999999999753" calcext:value-type="float">
            <text:p>0,999999999999753</text:p>
          </table:table-cell>
          <table:table-cell table:formula="of:=COS([$Autovalores.$E$14]*[$Planilha1.$A102])" office:value-type="float" office:value="-0.866025023425499" calcext:value-type="float">
            <text:p>-0,866025023425499</text:p>
          </table:table-cell>
          <table:table-cell table:formula="of:=COS([$Autovalores.$E$15]*[$Planilha1.$A102])" office:value-type="float" office:value="0.499999290522287" calcext:value-type="float">
            <text:p>0,499999290522287</text:p>
          </table:table-cell>
          <table:table-cell table:formula="of:=COS([$Autovalores.$E$16]*[$Planilha1.$A102])" office:value-type="float" office:value="0.000000877750821114107" calcext:value-type="float">
            <text:p>8,77750821114107E-07</text:p>
          </table:table-cell>
          <table:table-cell table:formula="of:=COS([$Autovalores.$E$17]*[$Planilha1.$A102])" office:value-type="float" office:value="-0.500000810831255" calcext:value-type="float">
            <text:p>-0,500000810831255</text:p>
          </table:table-cell>
          <table:table-cell table:formula="of:=COS([$Autovalores.$E$18]*[$Planilha1.$A102])" office:value-type="float" office:value="0.866025901176139" calcext:value-type="float">
            <text:p>0,866025901176139</text:p>
          </table:table-cell>
          <table:table-cell table:formula="of:=COS([$Autovalores.$E$19]*[$Planilha1.$A102])" office:value-type="float" office:value="-0.999999999999445" calcext:value-type="float">
            <text:p>-0,999999999999445</text:p>
          </table:table-cell>
          <table:table-cell table:formula="of:=COS([$Autovalores.$E$20]*[$Planilha1.$A102])" office:value-type="float" office:value="0.866024847875046" calcext:value-type="float">
            <text:p>0,866024847875046</text:p>
          </table:table-cell>
          <table:table-cell table:formula="of:=COS([$Autovalores.$E$21]*[$Planilha1.$A102])" office:value-type="float" office:value="-0.499998986460308" calcext:value-type="float">
            <text:p>-0,499998986460308</text:p>
          </table:table-cell>
          <table:table-cell table:formula="of:=COS([$Autovalores.$E$22]*[$Planilha1.$A102])" office:value-type="float" office:value="-0.00000122885115098068" calcext:value-type="float">
            <text:p>-1,22885115098068E-06</text:p>
          </table:table-cell>
          <table:table-cell table:formula="of:=COS([$Autovalores.$E$23]*[$Planilha1.$A102])" office:value-type="float" office:value="0.500001114892871" calcext:value-type="float">
            <text:p>0,500001114892871</text:p>
          </table:table-cell>
          <table:table-cell table:formula="of:=COS([$Autovalores.$E$24]*[$Planilha1.$A102])" office:value-type="float" office:value="-0.866026076725951" calcext:value-type="float">
            <text:p>-0,866026076725951</text:p>
          </table:table-cell>
          <table:table-cell table:formula="of:=COS([$Autovalores.$E$25]*[$Planilha1.$A102])" office:value-type="float" office:value="0.999999999999014" calcext:value-type="float">
            <text:p>0,999999999999014</text:p>
          </table:table-cell>
          <table:table-cell table:formula="of:=COS([$Autovalores.$E$26]*[$Planilha1.$A102])" office:value-type="float" office:value="-0.866024672324493" calcext:value-type="float">
            <text:p>-0,866024672324493</text:p>
          </table:table-cell>
          <table:table-cell table:formula="of:=COS([$Autovalores.$E$27]*[$Planilha1.$A102])" office:value-type="float" office:value="0.499998682398273" calcext:value-type="float">
            <text:p>0,499998682398273</text:p>
          </table:table-cell>
          <table:table-cell table:formula="of:=COS([$Autovalores.$E$28]*[$Planilha1.$A102])" office:value-type="float" office:value="0.00000157995148795254" calcext:value-type="float">
            <text:p>1,57995148795254E-06</text:p>
          </table:table-cell>
          <table:table-cell table:formula="of:=COS([$Autovalores.$E$29]*[$Planilha1.$A102])" office:value-type="float" office:value="-0.500001418954419" calcext:value-type="float">
            <text:p>-0,500001418954419</text:p>
          </table:table-cell>
          <table:table-cell table:formula="of:=COS([$Autovalores.$E$30]*[$Planilha1.$A102])" office:value-type="float" office:value="0.866026252275654" calcext:value-type="float">
            <text:p>0,866026252275654</text:p>
          </table:table-cell>
          <table:table-cell table:formula="of:=COS([$Autovalores.$E$31]*[$Planilha1.$A102])" office:value-type="float" office:value="-0.999999999998459" calcext:value-type="float">
            <text:p>-0,999999999998459</text:p>
          </table:table-cell>
          <table:table-cell table:formula="of:=COS([$Autovalores.$E$32]*[$Planilha1.$A102])" office:value-type="float" office:value="0.866024496773834" calcext:value-type="float">
            <text:p>0,866024496773834</text:p>
          </table:table-cell>
          <table:table-cell table:formula="of:=COS([$Autovalores.$E$33]*[$Planilha1.$A102])" office:value-type="float" office:value="-0.499998378336176" calcext:value-type="float">
            <text:p>-0,499998378336176</text:p>
          </table:table-cell>
          <table:table-cell table:formula="of:=COS([$Autovalores.$E$34]*[$Planilha1.$A102])" office:value-type="float" office:value="-0.00000193105179650249" calcext:value-type="float">
            <text:p>-1,93105179650249E-06</text:p>
          </table:table-cell>
          <table:table-cell table:formula="of:=COS([$Autovalores.$E$35]*[$Planilha1.$A102])" office:value-type="float" office:value="0.500001723015887" calcext:value-type="float">
            <text:p>0,500001723015887</text:p>
          </table:table-cell>
          <table:table-cell table:formula="of:=COS([$Autovalores.$E$36]*[$Planilha1.$A102])" office:value-type="float" office:value="-0.866026427825253" calcext:value-type="float">
            <text:p>-0,866026427825253</text:p>
          </table:table-cell>
        </table:table-row>
        <table:table-row table:style-name="ro1">
          <table:table-cell/>
          <table:table-cell table:formula="of:=COS([$Autovalores.$E$1]*[$Planilha1.$A103])" office:value-type="float" office:value="1" calcext:value-type="float">
            <text:p>1</text:p>
          </table:table-cell>
          <table:table-cell table:formula="of:=COS([$Autovalores.$E$2]*[$Planilha1.$A103])" office:value-type="float" office:value="-0.878817084460978" calcext:value-type="float">
            <text:p>-0,878817084460978</text:p>
          </table:table-cell>
          <table:table-cell table:formula="of:=COS([$Autovalores.$E$3]*[$Planilha1.$A103])" office:value-type="float" office:value="0.544638935880988" calcext:value-type="float">
            <text:p>0,544638935880988</text:p>
          </table:table-cell>
          <table:table-cell table:formula="of:=COS([$Autovalores.$E$4]*[$Planilha1.$A103])" office:value-type="float" office:value="-0.0784589189687413" calcext:value-type="float">
            <text:p>-0,078458918968741</text:p>
          </table:table-cell>
          <table:table-cell table:formula="of:=COS([$Autovalores.$E$5]*[$Planilha1.$A103])" office:value-type="float" office:value="-0.406736859044849" calcext:value-type="float">
            <text:p>-0,406736859044849</text:p>
          </table:table-cell>
          <table:table-cell table:formula="of:=COS([$Autovalores.$E$6]*[$Planilha1.$A103])" office:value-type="float" office:value="0.793353520185963" calcext:value-type="float">
            <text:p>0,793353520185963</text:p>
          </table:table-cell>
          <table:table-cell table:formula="of:=COS([$Autovalores.$E$7]*[$Planilha1.$A103])" office:value-type="float" office:value="-0.987688396068513" calcext:value-type="float">
            <text:p>-0,987688396068513</text:p>
          </table:table-cell>
          <table:table-cell table:formula="of:=COS([$Autovalores.$E$8]*[$Planilha1.$A103])" office:value-type="float" office:value="0.942641352991778" calcext:value-type="float">
            <text:p>0,942641352991778</text:p>
          </table:table-cell>
          <table:table-cell table:formula="of:=COS([$Autovalores.$E$9]*[$Planilha1.$A103])" office:value-type="float" office:value="-0.669130254988661" calcext:value-type="float">
            <text:p>-0,669130254988661</text:p>
          </table:table-cell>
          <table:table-cell table:formula="of:=COS([$Autovalores.$E$10]*[$Planilha1.$A103])" office:value-type="float" office:value="0.233444846635753" calcext:value-type="float">
            <text:p>0,233444846635753</text:p>
          </table:table-cell>
          <table:table-cell table:formula="of:=COS([$Autovalores.$E$11]*[$Planilha1.$A103])" office:value-type="float" office:value="0.258819615982919" calcext:value-type="float">
            <text:p>0,258819615982919</text:p>
          </table:table-cell>
          <table:table-cell table:formula="of:=COS([$Autovalores.$E$12]*[$Planilha1.$A103])" office:value-type="float" office:value="-0.688355047274588" calcext:value-type="float">
            <text:p>-0,688355047274588</text:p>
          </table:table-cell>
          <table:table-cell table:formula="of:=COS([$Autovalores.$E$13]*[$Planilha1.$A103])" office:value-type="float" office:value="0.951056735456783" calcext:value-type="float">
            <text:p>0,951056735456783</text:p>
          </table:table-cell>
          <table:table-cell table:formula="of:=COS([$Autovalores.$E$14]*[$Planilha1.$A103])" office:value-type="float" office:value="-0.983254767547627" calcext:value-type="float">
            <text:p>-0,983254767547627</text:p>
          </table:table-cell>
          <table:table-cell table:formula="of:=COS([$Autovalores.$E$15]*[$Planilha1.$A103])" office:value-type="float" office:value="0.777145440740339" calcext:value-type="float">
            <text:p>0,777145440740339</text:p>
          </table:table-cell>
          <table:table-cell table:formula="of:=COS([$Autovalores.$E$16]*[$Planilha1.$A103])" office:value-type="float" office:value="-0.38268261331951" calcext:value-type="float">
            <text:p>-0,38268261331951</text:p>
          </table:table-cell>
          <table:table-cell table:formula="of:=COS([$Autovalores.$E$17]*[$Planilha1.$A103])" office:value-type="float" office:value="-0.104529403717618" calcext:value-type="float">
            <text:p>-0,104529403717618</text:p>
          </table:table-cell>
          <table:table-cell table:formula="of:=COS([$Autovalores.$E$18]*[$Planilha1.$A103])" office:value-type="float" office:value="0.566407064950634" calcext:value-type="float">
            <text:p>0,566407064950634</text:p>
          </table:table-cell>
          <table:table-cell table:formula="of:=COS([$Autovalores.$E$19]*[$Planilha1.$A103])" office:value-type="float" office:value="-0.891007007158419" calcext:value-type="float">
            <text:p>-0,891007007158419</text:p>
          </table:table-cell>
          <table:table-cell table:formula="of:=COS([$Autovalores.$E$20]*[$Planilha1.$A103])" office:value-type="float" office:value="0.99965729557989" calcext:value-type="float">
            <text:p>0,99965729557989</text:p>
          </table:table-cell>
          <table:table-cell table:formula="of:=COS([$Autovalores.$E$21]*[$Planilha1.$A103])" office:value-type="float" office:value="-0.866024812764908" calcext:value-type="float">
            <text:p>-0,866024812764908</text:p>
          </table:table-cell>
          <table:table-cell table:formula="of:=COS([$Autovalores.$E$22]*[$Planilha1.$A103])" office:value-type="float" office:value="0.522497506469955" calcext:value-type="float">
            <text:p>0,522497506469955</text:p>
          </table:table-cell>
          <table:table-cell table:formula="of:=COS([$Autovalores.$E$23]*[$Planilha1.$A103])" office:value-type="float" office:value="-0.0523346577832001" calcext:value-type="float">
            <text:p>-0,0523346577832</text:p>
          </table:table-cell>
          <table:table-cell table:formula="of:=COS([$Autovalores.$E$24]*[$Planilha1.$A103])" office:value-type="float" office:value="-0.430512323731359" calcext:value-type="float">
            <text:p>-0,430512323731359</text:p>
          </table:table-cell>
          <table:table-cell table:formula="of:=COS([$Autovalores.$E$25]*[$Planilha1.$A103])" office:value-type="float" office:value="0.809017828115429" calcext:value-type="float">
            <text:p>0,809017828115429</text:p>
          </table:table-cell>
          <table:table-cell table:formula="of:=COS([$Autovalores.$E$26]*[$Planilha1.$A103])" office:value-type="float" office:value="-0.991445054231352" calcext:value-type="float">
            <text:p>-0,991445054231352</text:p>
          </table:table-cell>
          <table:table-cell table:formula="of:=COS([$Autovalores.$E$27]*[$Planilha1.$A103])" office:value-type="float" office:value="0.933579875810277" calcext:value-type="float">
            <text:p>0,933579875810277</text:p>
          </table:table-cell>
          <table:table-cell table:formula="of:=COS([$Autovalores.$E$28]*[$Planilha1.$A103])" office:value-type="float" office:value="-0.6494468349107" calcext:value-type="float">
            <text:p>-0,6494468349107</text:p>
          </table:table-cell>
          <table:table-cell table:formula="of:=COS([$Autovalores.$E$29]*[$Planilha1.$A103])" office:value-type="float" office:value="0.207910072126992" calcext:value-type="float">
            <text:p>0,207910072126992</text:p>
          </table:table-cell>
          <table:table-cell table:formula="of:=COS([$Autovalores.$E$30]*[$Planilha1.$A103])" office:value-type="float" office:value="0.284016988077269" calcext:value-type="float">
            <text:p>0,284016988077269</text:p>
          </table:table-cell>
          <table:table-cell table:formula="of:=COS([$Autovalores.$E$31]*[$Planilha1.$A103])" office:value-type="float" office:value="-0.7071080349259" calcext:value-type="float">
            <text:p>-0,7071080349259</text:p>
          </table:table-cell>
          <table:table-cell table:formula="of:=COS([$Autovalores.$E$32]*[$Planilha1.$A103])" office:value-type="float" office:value="0.958820255227756" calcext:value-type="float">
            <text:p>0,958820255227756</text:p>
          </table:table-cell>
          <table:table-cell table:formula="of:=COS([$Autovalores.$E$33]*[$Planilha1.$A103])" office:value-type="float" office:value="-0.978147207516878" calcext:value-type="float">
            <text:p>-0,978147207516878</text:p>
          </table:table-cell>
          <table:table-cell table:formula="of:=COS([$Autovalores.$E$34]*[$Planilha1.$A103])" office:value-type="float" office:value="0.760404698939507" calcext:value-type="float">
            <text:p>0,760404698939507</text:p>
          </table:table-cell>
          <table:table-cell table:formula="of:=COS([$Autovalores.$E$35]*[$Planilha1.$A103])" office:value-type="float" office:value="-0.358366073548016" calcext:value-type="float">
            <text:p>-0,358366073548016</text:p>
          </table:table-cell>
          <table:table-cell table:formula="of:=COS([$Autovalores.$E$36]*[$Planilha1.$A103])" office:value-type="float" office:value="-0.130528243089129" calcext:value-type="float">
            <text:p>-0,130528243089129</text:p>
          </table:table-cell>
        </table:table-row>
        <table:table-row table:style-name="ro1">
          <table:table-cell/>
          <table:table-cell table:formula="of:=COS([$Autovalores.$E$1]*[$Planilha1.$A104])" office:value-type="float" office:value="1" calcext:value-type="float">
            <text:p>1</text:p>
          </table:table-cell>
          <table:table-cell table:formula="of:=COS([$Autovalores.$E$2]*[$Planilha1.$A104])" office:value-type="float" office:value="-0.89100649709101" calcext:value-type="float">
            <text:p>-0,89100649709101</text:p>
          </table:table-cell>
          <table:table-cell table:formula="of:=COS([$Autovalores.$E$3]*[$Planilha1.$A104])" office:value-type="float" office:value="0.587785155716784" calcext:value-type="float">
            <text:p>0,587785155716784</text:p>
          </table:table-cell>
          <table:table-cell table:formula="of:=COS([$Autovalores.$E$4]*[$Planilha1.$A104])" office:value-type="float" office:value="-0.156434288183601" calcext:value-type="float">
            <text:p>-0,156434288183601</text:p>
          </table:table-cell>
          <table:table-cell table:formula="of:=COS([$Autovalores.$E$5]*[$Planilha1.$A104])" office:value-type="float" office:value="-0.309017221437992" calcext:value-type="float">
            <text:p>-0,309017221437992</text:p>
          </table:table-cell>
          <table:table-cell table:formula="of:=COS([$Autovalores.$E$6]*[$Planilha1.$A104])" office:value-type="float" office:value="0.707106992212126" calcext:value-type="float">
            <text:p>0,707106992212126</text:p>
          </table:table-cell>
          <table:table-cell table:formula="of:=COS([$Autovalores.$E$7]*[$Planilha1.$A104])" office:value-type="float" office:value="-0.95105662696098" calcext:value-type="float">
            <text:p>-0,95105662696098</text:p>
          </table:table-cell>
          <table:table-cell table:formula="of:=COS([$Autovalores.$E$8]*[$Planilha1.$A104])" office:value-type="float" office:value="0.987688275235263" calcext:value-type="float">
            <text:p>0,987688275235263</text:p>
          </table:table-cell>
          <table:table-cell table:formula="of:=COS([$Autovalores.$E$9]*[$Planilha1.$A104])" office:value-type="float" office:value="-0.809016713709486" calcext:value-type="float">
            <text:p>-0,809016713709486</text:p>
          </table:table-cell>
          <table:table-cell table:formula="of:=COS([$Autovalores.$E$10]*[$Planilha1.$A104])" office:value-type="float" office:value="0.453990021105475" calcext:value-type="float">
            <text:p>0,453990021105475</text:p>
          </table:table-cell>
          <table:table-cell table:formula="of:=COS([$Autovalores.$E$11]*[$Planilha1.$A104])" office:value-type="float" office:value="0.000000596870559352394" calcext:value-type="float">
            <text:p>5,96870559352394E-07</text:p>
          </table:table-cell>
          <table:table-cell table:formula="of:=COS([$Autovalores.$E$12]*[$Planilha1.$A104])" office:value-type="float" office:value="-0.453991084736571" calcext:value-type="float">
            <text:p>-0,453991084736571</text:p>
          </table:table-cell>
          <table:table-cell table:formula="of:=COS([$Autovalores.$E$13]*[$Planilha1.$A104])" office:value-type="float" office:value="0.809017415372793" calcext:value-type="float">
            <text:p>0,809017415372793</text:p>
          </table:table-cell>
          <table:table-cell table:formula="of:=COS([$Autovalores.$E$14]*[$Planilha1.$A104])" office:value-type="float" office:value="-0.987688461977304" calcext:value-type="float">
            <text:p>-0,987688461977304</text:p>
          </table:table-cell>
          <table:table-cell table:formula="of:=COS([$Autovalores.$E$15]*[$Planilha1.$A104])" office:value-type="float" office:value="0.951056258074415" calcext:value-type="float">
            <text:p>0,951056258074415</text:p>
          </table:table-cell>
          <table:table-cell table:formula="of:=COS([$Autovalores.$E$16]*[$Planilha1.$A104])" office:value-type="float" office:value="-0.707106148109433" calcext:value-type="float">
            <text:p>-0,707106148109433</text:p>
          </table:table-cell>
          <table:table-cell table:formula="of:=COS([$Autovalores.$E$17]*[$Planilha1.$A104])" office:value-type="float" office:value="0.309016086122592" calcext:value-type="float">
            <text:p>0,309016086122592</text:p>
          </table:table-cell>
          <table:table-cell table:formula="of:=COS([$Autovalores.$E$18]*[$Planilha1.$A104])" office:value-type="float" office:value="0.156435467227703" calcext:value-type="float">
            <text:p>0,156435467227703</text:p>
          </table:table-cell>
          <table:table-cell table:formula="of:=COS([$Autovalores.$E$19]*[$Planilha1.$A104])" office:value-type="float" office:value="-0.5877861214733" calcext:value-type="float">
            <text:p>-0,5877861214733</text:p>
          </table:table-cell>
          <table:table-cell table:formula="of:=COS([$Autovalores.$E$20]*[$Planilha1.$A104])" office:value-type="float" office:value="0.891007039037567" calcext:value-type="float">
            <text:p>0,891007039037567</text:p>
          </table:table-cell>
          <table:table-cell table:formula="of:=COS([$Autovalores.$E$21]*[$Planilha1.$A104])" office:value-type="float" office:value="-0.999999999999287" calcext:value-type="float">
            <text:p>-0,999999999999287</text:p>
          </table:table-cell>
          <table:table-cell table:formula="of:=COS([$Autovalores.$E$22]*[$Planilha1.$A104])" office:value-type="float" office:value="0.891005955143186" calcext:value-type="float">
            <text:p>0,891005955143186</text:p>
          </table:table-cell>
          <table:table-cell table:formula="of:=COS([$Autovalores.$E$23]*[$Planilha1.$A104])" office:value-type="float" office:value="-0.587784189959423" calcext:value-type="float">
            <text:p>-0,587784189959423</text:p>
          </table:table-cell>
          <table:table-cell table:formula="of:=COS([$Autovalores.$E$24]*[$Planilha1.$A104])" office:value-type="float" office:value="0.156433109139267" calcext:value-type="float">
            <text:p>0,156433109139267</text:p>
          </table:table-cell>
          <table:table-cell table:formula="of:=COS([$Autovalores.$E$25]*[$Planilha1.$A104])" office:value-type="float" office:value="0.309018356752949" calcext:value-type="float">
            <text:p>0,309018356752949</text:p>
          </table:table-cell>
          <table:table-cell table:formula="of:=COS([$Autovalores.$E$26]*[$Planilha1.$A104])" office:value-type="float" office:value="-0.707107836313809" calcext:value-type="float">
            <text:p>-0,707107836313809</text:p>
          </table:table-cell>
          <table:table-cell table:formula="of:=COS([$Autovalores.$E$27]*[$Planilha1.$A104])" office:value-type="float" office:value="0.951056995846185" calcext:value-type="float">
            <text:p>0,951056995846185</text:p>
          </table:table-cell>
          <table:table-cell table:formula="of:=COS([$Autovalores.$E$28]*[$Planilha1.$A104])" office:value-type="float" office:value="-0.987688088491812" calcext:value-type="float">
            <text:p>-0,987688088491812</text:p>
          </table:table-cell>
          <table:table-cell table:formula="of:=COS([$Autovalores.$E$29]*[$Planilha1.$A104])" office:value-type="float" office:value="0.809016012045017" calcext:value-type="float">
            <text:p>0,809016012045017</text:p>
          </table:table-cell>
          <table:table-cell table:formula="of:=COS([$Autovalores.$E$30]*[$Planilha1.$A104])" office:value-type="float" office:value="-0.453988957473736" calcext:value-type="float">
            <text:p>-0,453988957473736</text:p>
          </table:table-cell>
          <table:table-cell table:formula="of:=COS([$Autovalores.$E$31]*[$Planilha1.$A104])" office:value-type="float" office:value="-0.00000179061168160905" calcext:value-type="float">
            <text:p>-1,79061168160905E-06</text:p>
          </table:table-cell>
          <table:table-cell table:formula="of:=COS([$Autovalores.$E$32]*[$Planilha1.$A104])" office:value-type="float" office:value="0.453992148367007" calcext:value-type="float">
            <text:p>0,453992148367007</text:p>
          </table:table-cell>
          <table:table-cell table:formula="of:=COS([$Autovalores.$E$33]*[$Planilha1.$A104])" office:value-type="float" office:value="-0.809018117034949" calcext:value-type="float">
            <text:p>-0,809018117034949</text:p>
          </table:table-cell>
          <table:table-cell table:formula="of:=COS([$Autovalores.$E$34]*[$Planilha1.$A104])" office:value-type="float" office:value="0.987688648717938" calcext:value-type="float">
            <text:p>0,987688648717938</text:p>
          </table:table-cell>
          <table:table-cell table:formula="of:=COS([$Autovalores.$E$35]*[$Planilha1.$A104])" office:value-type="float" office:value="-0.951055889186501" calcext:value-type="float">
            <text:p>-0,951055889186501</text:p>
          </table:table-cell>
          <table:table-cell table:formula="of:=COS([$Autovalores.$E$36]*[$Planilha1.$A104])" office:value-type="float" office:value="0.707105304005728" calcext:value-type="float">
            <text:p>0,707105304005728</text:p>
          </table:table-cell>
        </table:table-row>
        <table:table-row table:style-name="ro1">
          <table:table-cell/>
          <table:table-cell table:formula="of:=COS([$Autovalores.$E$1]*[$Planilha1.$A105])" office:value-type="float" office:value="1" calcext:value-type="float">
            <text:p>1</text:p>
          </table:table-cell>
          <table:table-cell table:formula="of:=COS([$Autovalores.$E$2]*[$Planilha1.$A105])" office:value-type="float" office:value="-0.902585258401996" calcext:value-type="float">
            <text:p>-0,902585258401996</text:p>
          </table:table-cell>
          <table:table-cell table:formula="of:=COS([$Autovalores.$E$3]*[$Planilha1.$A105])" office:value-type="float" office:value="0.629320297369196" calcext:value-type="float">
            <text:p>0,629320297369196</text:p>
          </table:table-cell>
          <table:table-cell table:formula="of:=COS([$Autovalores.$E$4]*[$Planilha1.$A105])" office:value-type="float" office:value="-0.233445188035198" calcext:value-type="float">
            <text:p>-0,233445188035198</text:p>
          </table:table-cell>
          <table:table-cell table:formula="of:=COS([$Autovalores.$E$5]*[$Planilha1.$A105])" office:value-type="float" office:value="-0.207911926638293" calcext:value-type="float">
            <text:p>-0,207911926638293</text:p>
          </table:table-cell>
          <table:table-cell table:formula="of:=COS([$Autovalores.$E$6]*[$Planilha1.$A105])" office:value-type="float" office:value="0.60876166809456" calcext:value-type="float">
            <text:p>0,60876166809456</text:p>
          </table:table-cell>
          <table:table-cell table:formula="of:=COS([$Autovalores.$E$7]*[$Planilha1.$A105])" office:value-type="float" office:value="-0.891006688366422" calcext:value-type="float">
            <text:p>-0,891006688366422</text:p>
          </table:table-cell>
          <table:table-cell table:formula="of:=COS([$Autovalores.$E$8]*[$Planilha1.$A105])" office:value-type="float" office:value="0.999657336019669" calcext:value-type="float">
            <text:p>0,999657336019669</text:p>
          </table:table-cell>
          <table:table-cell table:formula="of:=COS([$Autovalores.$E$9]*[$Planilha1.$A105])" office:value-type="float" office:value="-0.913545261523106" calcext:value-type="float">
            <text:p>-0,913545261523106</text:p>
          </table:table-cell>
          <table:table-cell table:formula="of:=COS([$Autovalores.$E$10]*[$Planilha1.$A105])" office:value-type="float" office:value="0.649447635847833" calcext:value-type="float">
            <text:p>0,649447635847833</text:p>
          </table:table-cell>
          <table:table-cell table:formula="of:=COS([$Autovalores.$E$11]*[$Planilha1.$A105])" office:value-type="float" office:value="-0.258818462917459" calcext:value-type="float">
            <text:p>-0,258818462917459</text:p>
          </table:table-cell>
          <table:table-cell table:formula="of:=COS([$Autovalores.$E$12]*[$Planilha1.$A105])" office:value-type="float" office:value="-0.182236177384713" calcext:value-type="float">
            <text:p>-0,182236177384713</text:p>
          </table:table-cell>
          <table:table-cell table:formula="of:=COS([$Autovalores.$E$13]*[$Planilha1.$A105])" office:value-type="float" office:value="0.587785837427398" calcext:value-type="float">
            <text:p>0,587785837427398</text:p>
          </table:table-cell>
          <table:table-cell table:formula="of:=COS([$Autovalores.$E$14]*[$Planilha1.$A105])" office:value-type="float" office:value="-0.878817486534173" calcext:value-type="float">
            <text:p>-0,878817486534173</text:p>
          </table:table-cell>
          <table:table-cell table:formula="of:=COS([$Autovalores.$E$15]*[$Planilha1.$A105])" office:value-type="float" office:value="0.998629578915884" calcext:value-type="float">
            <text:p>0,998629578915884</text:p>
          </table:table-cell>
          <table:table-cell table:formula="of:=COS([$Autovalores.$E$16]*[$Planilha1.$A105])" office:value-type="float" office:value="-0.923879186533164" calcext:value-type="float">
            <text:p>-0,923879186533164</text:p>
          </table:table-cell>
          <table:table-cell table:formula="of:=COS([$Autovalores.$E$17]*[$Planilha1.$A105])" office:value-type="float" office:value="0.669129889702642" calcext:value-type="float">
            <text:p>0,669129889702642</text:p>
          </table:table-cell>
          <table:table-cell table:formula="of:=COS([$Autovalores.$E$18]*[$Planilha1.$A105])" office:value-type="float" office:value="-0.284014362270355" calcext:value-type="float">
            <text:p>-0,284014362270355</text:p>
          </table:table-cell>
          <table:table-cell table:formula="of:=COS([$Autovalores.$E$19]*[$Planilha1.$A105])" office:value-type="float" office:value="-0.156435536583321" calcext:value-type="float">
            <text:p>-0,156435536583321</text:p>
          </table:table-cell>
          <table:table-cell table:formula="of:=COS([$Autovalores.$E$20]*[$Planilha1.$A105])" office:value-type="float" office:value="0.566407180690972" calcext:value-type="float">
            <text:p>0,566407180690972</text:p>
          </table:table-cell>
          <table:table-cell table:formula="of:=COS([$Autovalores.$E$21]*[$Planilha1.$A105])" office:value-type="float" office:value="-0.866026006506088" calcext:value-type="float">
            <text:p>-0,866026006506088</text:p>
          </table:table-cell>
          <table:table-cell table:formula="of:=COS([$Autovalores.$E$22]*[$Planilha1.$A105])" office:value-type="float" office:value="0.996917433039324" calcext:value-type="float">
            <text:p>0,996917433039324</text:p>
          </table:table-cell>
          <table:table-cell table:formula="of:=COS([$Autovalores.$E$23]*[$Planilha1.$A105])" office:value-type="float" office:value="-0.933579951304415" calcext:value-type="float">
            <text:p>-0,933579951304415</text:p>
          </table:table-cell>
          <table:table-cell table:formula="of:=COS([$Autovalores.$E$24]*[$Planilha1.$A105])" office:value-type="float" office:value="0.688353570134716" calcext:value-type="float">
            <text:p>0,688353570134716</text:p>
          </table:table-cell>
          <table:table-cell table:formula="of:=COS([$Autovalores.$E$25]*[$Planilha1.$A105])" office:value-type="float" office:value="-0.309015618639545" calcext:value-type="float">
            <text:p>-0,309015618639545</text:p>
          </table:table-cell>
          <table:table-cell table:formula="of:=COS([$Autovalores.$E$26]*[$Planilha1.$A105])" office:value-type="float" office:value="-0.130527686134669" calcext:value-type="float">
            <text:p>-0,130527686134669</text:p>
          </table:table-cell>
          <table:table-cell table:formula="of:=COS([$Autovalores.$E$27]*[$Planilha1.$A105])" office:value-type="float" office:value="0.544640349276482" calcext:value-type="float">
            <text:p>0,544640349276482</text:p>
          </table:table-cell>
          <table:table-cell table:formula="of:=COS([$Autovalores.$E$28]*[$Planilha1.$A105])" office:value-type="float" office:value="-0.852641014641085" calcext:value-type="float">
            <text:p>-0,852641014641085</text:p>
          </table:table-cell>
          <table:table-cell table:formula="of:=COS([$Autovalores.$E$29]*[$Planilha1.$A105])" office:value-type="float" office:value="0.994522071771432" calcext:value-type="float">
            <text:p>0,994522071771432</text:p>
          </table:table-cell>
          <table:table-cell table:formula="of:=COS([$Autovalores.$E$30]*[$Planilha1.$A105])" office:value-type="float" office:value="-0.94264090763153" calcext:value-type="float">
            <text:p>-0,94264090763153</text:p>
          </table:table-cell>
          <table:table-cell table:formula="of:=COS([$Autovalores.$E$31]*[$Planilha1.$A105])" office:value-type="float" office:value="0.70710550261836" calcext:value-type="float">
            <text:p>0,70710550261836</text:p>
          </table:table-cell>
          <table:table-cell table:formula="of:=COS([$Autovalores.$E$32]*[$Planilha1.$A105])" office:value-type="float" office:value="-0.333805097965013" calcext:value-type="float">
            <text:p>-0,333805097965013</text:p>
          </table:table-cell>
          <table:table-cell table:formula="of:=COS([$Autovalores.$E$33]*[$Planilha1.$A105])" office:value-type="float" office:value="-0.10453038141306" calcext:value-type="float">
            <text:p>-0,10453038141306</text:p>
          </table:table-cell>
          <table:table-cell table:formula="of:=COS([$Autovalores.$E$34]*[$Planilha1.$A105])" office:value-type="float" office:value="0.522500260602146" calcext:value-type="float">
            <text:p>0,522500260602146</text:p>
          </table:table-cell>
          <table:table-cell table:formula="of:=COS([$Autovalores.$E$35]*[$Planilha1.$A105])" office:value-type="float" office:value="-0.838671684048327" calcext:value-type="float">
            <text:p>-0,838671684048327</text:p>
          </table:table-cell>
          <table:table-cell table:formula="of:=COS([$Autovalores.$E$36]*[$Planilha1.$A105])" office:value-type="float" office:value="0.991445136720258" calcext:value-type="float">
            <text:p>0,991445136720258</text:p>
          </table:table-cell>
        </table:table-row>
        <table:table-row table:style-name="ro1">
          <table:table-cell/>
          <table:table-cell table:formula="of:=COS([$Autovalores.$E$1]*[$Planilha1.$A106])" office:value-type="float" office:value="1" calcext:value-type="float">
            <text:p>1</text:p>
          </table:table-cell>
          <table:table-cell table:formula="of:=COS([$Autovalores.$E$2]*[$Planilha1.$A106])" office:value-type="float" office:value="-0.913545432889668" calcext:value-type="float">
            <text:p>-0,913545432889668</text:p>
          </table:table-cell>
          <table:table-cell table:formula="of:=COS([$Autovalores.$E$3]*[$Planilha1.$A106])" office:value-type="float" office:value="0.669130515907143" calcext:value-type="float">
            <text:p>0,669130515907143</text:p>
          </table:table-cell>
          <table:table-cell table:formula="of:=COS([$Autovalores.$E$4]*[$Planilha1.$A106])" office:value-type="float" office:value="-0.309016820738488" calcext:value-type="float">
            <text:p>-0,309016820738488</text:p>
          </table:table-cell>
          <table:table-cell table:formula="of:=COS([$Autovalores.$E$5]*[$Planilha1.$A106])" office:value-type="float" office:value="-0.104528705363681" calcext:value-type="float">
            <text:p>-0,104528705363681</text:p>
          </table:table-cell>
          <table:table-cell table:formula="of:=COS([$Autovalores.$E$6]*[$Planilha1.$A106])" office:value-type="float" office:value="0.50000026352021" calcext:value-type="float">
            <text:p>0,50000026352021</text:p>
          </table:table-cell>
          <table:table-cell table:formula="of:=COS([$Autovalores.$E$7]*[$Planilha1.$A106])" office:value-type="float" office:value="-0.809017209001355" calcext:value-type="float">
            <text:p>-0,809017209001355</text:p>
          </table:table-cell>
          <table:table-cell table:formula="of:=COS([$Autovalores.$E$8]*[$Planilha1.$A106])" office:value-type="float" office:value="0.978147689304458" calcext:value-type="float">
            <text:p>0,978147689304458</text:p>
          </table:table-cell>
          <table:table-cell table:formula="of:=COS([$Autovalores.$E$9]*[$Planilha1.$A106])" office:value-type="float" office:value="-0.978147499509985" calcext:value-type="float">
            <text:p>-0,978147499509985</text:p>
          </table:table-cell>
          <table:table-cell table:formula="of:=COS([$Autovalores.$E$10]*[$Planilha1.$A106])" office:value-type="float" office:value="0.809016672435134" calcext:value-type="float">
            <text:p>0,809016672435134</text:p>
          </table:table-cell>
          <table:table-cell table:formula="of:=COS([$Autovalores.$E$11]*[$Planilha1.$A106])" office:value-type="float" office:value="-0.499999472959442" calcext:value-type="float">
            <text:p>-0,499999472959442</text:p>
          </table:table-cell>
          <table:table-cell table:formula="of:=COS([$Autovalores.$E$12]*[$Planilha1.$A106])" office:value-type="float" office:value="0.104527797503541" calcext:value-type="float">
            <text:p>0,104527797503541</text:p>
          </table:table-cell>
          <table:table-cell table:formula="of:=COS([$Autovalores.$E$13]*[$Planilha1.$A106])" office:value-type="float" office:value="0.309017688920684" calcext:value-type="float">
            <text:p>0,309017688920684</text:p>
          </table:table-cell>
          <table:table-cell table:formula="of:=COS([$Autovalores.$E$14]*[$Planilha1.$A106])" office:value-type="float" office:value="-0.669131194294763" calcext:value-type="float">
            <text:p>-0,669131194294763</text:p>
          </table:table-cell>
          <table:table-cell table:formula="of:=COS([$Autovalores.$E$15]*[$Planilha1.$A106])" office:value-type="float" office:value="0.913545804183302" calcext:value-type="float">
            <text:p>0,913545804183302</text:p>
          </table:table-cell>
          <table:table-cell table:formula="of:=COS([$Autovalores.$E$16]*[$Planilha1.$A106])" office:value-type="float" office:value="-0.999999999999583" calcext:value-type="float">
            <text:p>-0,999999999999583</text:p>
          </table:table-cell>
          <table:table-cell table:formula="of:=COS([$Autovalores.$E$17]*[$Planilha1.$A106])" office:value-type="float" office:value="0.913545061595273" calcext:value-type="float">
            <text:p>0,913545061595273</text:p>
          </table:table-cell>
          <table:table-cell table:formula="of:=COS([$Autovalores.$E$18]*[$Planilha1.$A106])" office:value-type="float" office:value="-0.669129837518965" calcext:value-type="float">
            <text:p>-0,669129837518965</text:p>
          </table:table-cell>
          <table:table-cell table:formula="of:=COS([$Autovalores.$E$19]*[$Planilha1.$A106])" office:value-type="float" office:value="0.309015952556034" calcext:value-type="float">
            <text:p>0,309015952556034</text:p>
          </table:table-cell>
          <table:table-cell table:formula="of:=COS([$Autovalores.$E$20]*[$Planilha1.$A106])" office:value-type="float" office:value="0.104529613223735" calcext:value-type="float">
            <text:p>0,104529613223735</text:p>
          </table:table-cell>
          <table:table-cell table:formula="of:=COS([$Autovalores.$E$21]*[$Planilha1.$A106])" office:value-type="float" office:value="-0.500001054080561" calcext:value-type="float">
            <text:p>-0,500001054080561</text:p>
          </table:table-cell>
          <table:table-cell table:formula="of:=COS([$Autovalores.$E$22]*[$Planilha1.$A106])" office:value-type="float" office:value="0.809017745566899" calcext:value-type="float">
            <text:p>0,809017745566899</text:p>
          </table:table-cell>
          <table:table-cell table:formula="of:=COS([$Autovalores.$E$23]*[$Planilha1.$A106])" office:value-type="float" office:value="-0.978147879098117" calcext:value-type="float">
            <text:p>-0,978147879098117</text:p>
          </table:table-cell>
          <table:table-cell table:formula="of:=COS([$Autovalores.$E$24]*[$Planilha1.$A106])" office:value-type="float" office:value="0.978147309714696" calcext:value-type="float">
            <text:p>0,978147309714696</text:p>
          </table:table-cell>
          <table:table-cell table:formula="of:=COS([$Autovalores.$E$25]*[$Planilha1.$A106])" office:value-type="float" office:value="-0.809016135868239" calcext:value-type="float">
            <text:p>-0,809016135868239</text:p>
          </table:table-cell>
          <table:table-cell table:formula="of:=COS([$Autovalores.$E$26]*[$Planilha1.$A106])" office:value-type="float" office:value="0.49999868239826" calcext:value-type="float">
            <text:p>0,49999868239826</text:p>
          </table:table-cell>
          <table:table-cell table:formula="of:=COS([$Autovalores.$E$27]*[$Planilha1.$A106])" office:value-type="float" office:value="-0.104526889643327" calcext:value-type="float">
            <text:p>-0,104526889643327</text:p>
          </table:table-cell>
          <table:table-cell table:formula="of:=COS([$Autovalores.$E$28]*[$Planilha1.$A106])" office:value-type="float" office:value="-0.309018557102625" calcext:value-type="float">
            <text:p>-0,309018557102625</text:p>
          </table:table-cell>
          <table:table-cell table:formula="of:=COS([$Autovalores.$E$29]*[$Planilha1.$A106])" office:value-type="float" office:value="0.669131872681831" calcext:value-type="float">
            <text:p>0,669131872681831</text:p>
          </table:table-cell>
          <table:table-cell table:formula="of:=COS([$Autovalores.$E$30]*[$Planilha1.$A106])" office:value-type="float" office:value="-0.913546175476173" calcext:value-type="float">
            <text:p>-0,913546175476173</text:p>
          </table:table-cell>
          <table:table-cell table:formula="of:=COS([$Autovalores.$E$31]*[$Planilha1.$A106])" office:value-type="float" office:value="0.999999999998333" calcext:value-type="float">
            <text:p>0,999999999998333</text:p>
          </table:table-cell>
          <table:table-cell table:formula="of:=COS([$Autovalores.$E$32]*[$Planilha1.$A106])" office:value-type="float" office:value="-0.913544690300122" calcext:value-type="float">
            <text:p>-0,913544690300122</text:p>
          </table:table-cell>
          <table:table-cell table:formula="of:=COS([$Autovalores.$E$33]*[$Planilha1.$A106])" office:value-type="float" office:value="0.669129159130224" calcext:value-type="float">
            <text:p>0,669129159130224</text:p>
          </table:table-cell>
          <table:table-cell table:formula="of:=COS([$Autovalores.$E$34]*[$Planilha1.$A106])" office:value-type="float" office:value="-0.309015084373326" calcext:value-type="float">
            <text:p>-0,309015084373326</text:p>
          </table:table-cell>
          <table:table-cell table:formula="of:=COS([$Autovalores.$E$35]*[$Planilha1.$A106])" office:value-type="float" office:value="-0.104530521083687" calcext:value-type="float">
            <text:p>-0,104530521083687</text:p>
          </table:table-cell>
          <table:table-cell table:formula="of:=COS([$Autovalores.$E$36]*[$Planilha1.$A106])" office:value-type="float" office:value="0.500001844640498" calcext:value-type="float">
            <text:p>0,500001844640498</text:p>
          </table:table-cell>
        </table:table-row>
        <table:table-row table:style-name="ro1">
          <table:table-cell/>
          <table:table-cell table:formula="of:=COS([$Autovalores.$E$1]*[$Planilha1.$A107])" office:value-type="float" office:value="1" calcext:value-type="float">
            <text:p>1</text:p>
          </table:table-cell>
          <table:table-cell table:formula="of:=COS([$Autovalores.$E$2]*[$Planilha1.$A107])" office:value-type="float" office:value="-0.923879508998234" calcext:value-type="float">
            <text:p>-0,923879508998234</text:p>
          </table:table-cell>
          <table:table-cell table:formula="of:=COS([$Autovalores.$E$3]*[$Planilha1.$A107])" office:value-type="float" office:value="0.707106694293637" calcext:value-type="float">
            <text:p>0,707106694293637</text:p>
          </table:table-cell>
          <table:table-cell table:formula="of:=COS([$Autovalores.$E$4]*[$Planilha1.$A107])" office:value-type="float" office:value="-0.382683262068506" calcext:value-type="float">
            <text:p>-0,382683262068506</text:p>
          </table:table-cell>
          <table:table-cell table:formula="of:=COS([$Autovalores.$E$5]*[$Planilha1.$A107])" office:value-type="float" office:value="-0.000000245770249025579" calcext:value-type="float">
            <text:p>-2,45770249025579E-07</text:p>
          </table:table-cell>
          <table:table-cell table:formula="of:=COS([$Autovalores.$E$6]*[$Planilha1.$A107])" office:value-type="float" office:value="0.3826837161927" calcext:value-type="float">
            <text:p>0,3826837161927</text:p>
          </table:table-cell>
          <table:table-cell table:formula="of:=COS([$Autovalores.$E$7]*[$Planilha1.$A107])" office:value-type="float" office:value="-0.707107041865215" calcext:value-type="float">
            <text:p>-0,707107041865215</text:p>
          </table:table-cell>
          <table:table-cell table:formula="of:=COS([$Autovalores.$E$8]*[$Planilha1.$A107])" office:value-type="float" office:value="0.923879697102556" calcext:value-type="float">
            <text:p>0,923879697102556</text:p>
          </table:table-cell>
          <table:table-cell table:formula="of:=COS([$Autovalores.$E$9]*[$Planilha1.$A107])" office:value-type="float" office:value="-0.999999999999879" calcext:value-type="float">
            <text:p>-0,999999999999879</text:p>
          </table:table-cell>
          <table:table-cell table:formula="of:=COS([$Autovalores.$E$10]*[$Planilha1.$A107])" office:value-type="float" office:value="0.92387932089369" calcext:value-type="float">
            <text:p>0,92387932089369</text:p>
          </table:table-cell>
          <table:table-cell table:formula="of:=COS([$Autovalores.$E$11]*[$Planilha1.$A107])" office:value-type="float" office:value="-0.70710634672189" calcext:value-type="float">
            <text:p>-0,70710634672189</text:p>
          </table:table-cell>
          <table:table-cell table:formula="of:=COS([$Autovalores.$E$12]*[$Planilha1.$A107])" office:value-type="float" office:value="0.382682807944218" calcext:value-type="float">
            <text:p>0,382682807944218</text:p>
          </table:table-cell>
          <table:table-cell table:formula="of:=COS([$Autovalores.$E$13]*[$Planilha1.$A107])" office:value-type="float" office:value="0.000000737310748853034" calcext:value-type="float">
            <text:p>7,37310748853034E-07</text:p>
          </table:table-cell>
          <table:table-cell table:formula="of:=COS([$Autovalores.$E$14]*[$Planilha1.$A107])" office:value-type="float" office:value="-0.3826841703168" calcext:value-type="float">
            <text:p>-0,3826841703168</text:p>
          </table:table-cell>
          <table:table-cell table:formula="of:=COS([$Autovalores.$E$15]*[$Planilha1.$A107])" office:value-type="float" office:value="0.707107389436621" calcext:value-type="float">
            <text:p>0,707107389436621</text:p>
          </table:table-cell>
          <table:table-cell table:formula="of:=COS([$Autovalores.$E$16]*[$Planilha1.$A107])" office:value-type="float" office:value="-0.923879885206652" calcext:value-type="float">
            <text:p>-0,923879885206652</text:p>
          </table:table-cell>
          <table:table-cell table:formula="of:=COS([$Autovalores.$E$17]*[$Planilha1.$A107])" office:value-type="float" office:value="0.999999999999517" calcext:value-type="float">
            <text:p>0,999999999999517</text:p>
          </table:table-cell>
          <table:table-cell table:formula="of:=COS([$Autovalores.$E$18]*[$Planilha1.$A107])" office:value-type="float" office:value="-0.923879132788924" calcext:value-type="float">
            <text:p>-0,923879132788924</text:p>
          </table:table-cell>
          <table:table-cell table:formula="of:=COS([$Autovalores.$E$19]*[$Planilha1.$A107])" office:value-type="float" office:value="0.707105999149972" calcext:value-type="float">
            <text:p>0,707105999149972</text:p>
          </table:table-cell>
          <table:table-cell table:formula="of:=COS([$Autovalores.$E$20]*[$Planilha1.$A107])" office:value-type="float" office:value="-0.382682353819839" calcext:value-type="float">
            <text:p>-0,382682353819839</text:p>
          </table:table-cell>
          <table:table-cell table:formula="of:=COS([$Autovalores.$E$21]*[$Planilha1.$A107])" office:value-type="float" office:value="-0.00000122885124335124" calcext:value-type="float">
            <text:p>-1,22885124335124E-06</text:p>
          </table:table-cell>
          <table:table-cell table:formula="of:=COS([$Autovalores.$E$22]*[$Planilha1.$A107])" office:value-type="float" office:value="0.382684624440812" calcext:value-type="float">
            <text:p>0,382684624440812</text:p>
          </table:table-cell>
          <table:table-cell table:formula="of:=COS([$Autovalores.$E$23]*[$Planilha1.$A107])" office:value-type="float" office:value="-0.707107737007858" calcext:value-type="float">
            <text:p>-0,707107737007858</text:p>
          </table:table-cell>
          <table:table-cell table:formula="of:=COS([$Autovalores.$E$24]*[$Planilha1.$A107])" office:value-type="float" office:value="0.923880073310528" calcext:value-type="float">
            <text:p>0,923880073310528</text:p>
          </table:table-cell>
          <table:table-cell table:formula="of:=COS([$Autovalores.$E$25]*[$Planilha1.$A107])" office:value-type="float" office:value="-0.999999999998913" calcext:value-type="float">
            <text:p>-0,999999999998913</text:p>
          </table:table-cell>
          <table:table-cell table:formula="of:=COS([$Autovalores.$E$26]*[$Planilha1.$A107])" office:value-type="float" office:value="0.923878944683931" calcext:value-type="float">
            <text:p>0,923878944683931</text:p>
          </table:table-cell>
          <table:table-cell table:formula="of:=COS([$Autovalores.$E$27]*[$Planilha1.$A107])" office:value-type="float" office:value="-0.707105651577885" calcext:value-type="float">
            <text:p>-0,707105651577885</text:p>
          </table:table-cell>
          <table:table-cell table:formula="of:=COS([$Autovalores.$E$28]*[$Planilha1.$A107])" office:value-type="float" office:value="0.382681899695364" calcext:value-type="float">
            <text:p>0,382681899695364</text:p>
          </table:table-cell>
          <table:table-cell table:formula="of:=COS([$Autovalores.$E$29]*[$Planilha1.$A107])" office:value-type="float" office:value="0.00000172039174495458" calcext:value-type="float">
            <text:p>1,72039174495458E-06</text:p>
          </table:table-cell>
          <table:table-cell table:formula="of:=COS([$Autovalores.$E$30]*[$Planilha1.$A107])" office:value-type="float" office:value="-0.382685078564725" calcext:value-type="float">
            <text:p>-0,382685078564725</text:p>
          </table:table-cell>
          <table:table-cell table:formula="of:=COS([$Autovalores.$E$31]*[$Planilha1.$A107])" office:value-type="float" office:value="0.707108084578915" calcext:value-type="float">
            <text:p>0,707108084578915</text:p>
          </table:table-cell>
          <table:table-cell table:formula="of:=COS([$Autovalores.$E$32]*[$Planilha1.$A107])" office:value-type="float" office:value="-0.923880261414176" calcext:value-type="float">
            <text:p>-0,923880261414176</text:p>
          </table:table-cell>
          <table:table-cell table:formula="of:=COS([$Autovalores.$E$33]*[$Planilha1.$A107])" office:value-type="float" office:value="0.999999999998067" calcext:value-type="float">
            <text:p>0,999999999998067</text:p>
          </table:table-cell>
          <table:table-cell table:formula="of:=COS([$Autovalores.$E$34]*[$Planilha1.$A107])" office:value-type="float" office:value="-0.923878756578719" calcext:value-type="float">
            <text:p>-0,923878756578719</text:p>
          </table:table-cell>
          <table:table-cell table:formula="of:=COS([$Autovalores.$E$35]*[$Planilha1.$A107])" office:value-type="float" office:value="0.707105304005628" calcext:value-type="float">
            <text:p>0,707105304005628</text:p>
          </table:table-cell>
          <table:table-cell table:formula="of:=COS([$Autovalores.$E$36]*[$Planilha1.$A107])" office:value-type="float" office:value="-0.382681445570804" calcext:value-type="float">
            <text:p>-0,382681445570804</text:p>
          </table:table-cell>
        </table:table-row>
        <table:table-row table:style-name="ro1">
          <table:table-cell/>
          <table:table-cell table:formula="of:=COS([$Autovalores.$E$1]*[$Planilha1.$A108])" office:value-type="float" office:value="1" calcext:value-type="float">
            <text:p>1</text:p>
          </table:table-cell>
          <table:table-cell table:formula="of:=COS([$Autovalores.$E$2]*[$Planilha1.$A108])" office:value-type="float" office:value="-0.933580404268451" calcext:value-type="float">
            <text:p>-0,933580404268451</text:p>
          </table:table-cell>
          <table:table-cell table:formula="of:=COS([$Autovalores.$E$3]*[$Planilha1.$A108])" office:value-type="float" office:value="0.743144742468089" calcext:value-type="float">
            <text:p>0,743144742468089</text:p>
          </table:table-cell>
          <table:table-cell table:formula="of:=COS([$Autovalores.$E$4]*[$Planilha1.$A108])" office:value-type="float" office:value="-0.453990333938214" calcext:value-type="float">
            <text:p>-0,453990333938214</text:p>
          </table:table-cell>
          <table:table-cell table:formula="of:=COS([$Autovalores.$E$5]*[$Planilha1.$A108])" office:value-type="float" office:value="0.104528216515925" calcext:value-type="float">
            <text:p>0,104528216515925</text:p>
          </table:table-cell>
          <table:table-cell table:formula="of:=COS([$Autovalores.$E$6]*[$Planilha1.$A108])" office:value-type="float" office:value="0.25881934467342" calcext:value-type="float">
            <text:p>0,25881934467342</text:p>
          </table:table-cell>
          <table:table-cell table:formula="of:=COS([$Autovalores.$E$7]*[$Planilha1.$A108])" office:value-type="float" office:value="-0.587785553381337" calcext:value-type="float">
            <text:p>-0,587785553381337</text:p>
          </table:table-cell>
          <table:table-cell table:formula="of:=COS([$Autovalores.$E$8]*[$Planilha1.$A108])" office:value-type="float" office:value="0.838670804424391" calcext:value-type="float">
            <text:p>0,838670804424391</text:p>
          </table:table-cell>
          <table:table-cell table:formula="of:=COS([$Autovalores.$E$9]*[$Planilha1.$A108])" office:value-type="float" office:value="-0.978147703904" calcext:value-type="float">
            <text:p>-0,978147703904</text:p>
          </table:table-cell>
          <table:table-cell table:formula="of:=COS([$Autovalores.$E$10]*[$Planilha1.$A108])" office:value-type="float" office:value="0.987688253265517" calcext:value-type="float">
            <text:p>0,987688253265517</text:p>
          </table:table-cell>
          <table:table-cell table:formula="of:=COS([$Autovalores.$E$11]*[$Planilha1.$A108])" office:value-type="float" office:value="-0.866025093645642" calcext:value-type="float">
            <text:p>-0,866025093645642</text:p>
          </table:table-cell>
          <table:table-cell table:formula="of:=COS([$Autovalores.$E$12]*[$Planilha1.$A108])" office:value-type="float" office:value="0.629319860799125" calcext:value-type="float">
            <text:p>0,629319860799125</text:p>
          </table:table-cell>
          <table:table-cell table:formula="of:=COS([$Autovalores.$E$13]*[$Planilha1.$A108])" office:value-type="float" office:value="-0.309016286472391" calcext:value-type="float">
            <text:p>-0,309016286472391</text:p>
          </table:table-cell>
          <table:table-cell table:formula="of:=COS([$Autovalores.$E$14]*[$Planilha1.$A108])" office:value-type="float" office:value="-0.052336761498274" calcext:value-type="float">
            <text:p>-0,052336761498274</text:p>
          </table:table-cell>
          <table:table-cell table:formula="of:=COS([$Autovalores.$E$15]*[$Planilha1.$A108])" office:value-type="float" office:value="0.406737436387711" calcext:value-type="float">
            <text:p>0,406737436387711</text:p>
          </table:table-cell>
          <table:table-cell table:formula="of:=COS([$Autovalores.$E$16]*[$Planilha1.$A108])" office:value-type="float" office:value="-0.707107439089625" calcext:value-type="float">
            <text:p>-0,707107439089625</text:p>
          </table:table-cell>
          <table:table-cell table:formula="of:=COS([$Autovalores.$E$17]*[$Planilha1.$A108])" office:value-type="float" office:value="0.913545861305333" calcext:value-type="float">
            <text:p>0,913545861305333</text:p>
          </table:table-cell>
          <table:table-cell table:formula="of:=COS([$Autovalores.$E$18]*[$Planilha1.$A108])" office:value-type="float" office:value="-0.998629589940784" calcext:value-type="float">
            <text:p>-0,998629589940784</text:p>
          </table:table-cell>
          <table:table-cell table:formula="of:=COS([$Autovalores.$E$19]*[$Planilha1.$A108])" office:value-type="float" office:value="0.951056171277375" calcext:value-type="float">
            <text:p>0,951056171277375</text:p>
          </table:table-cell>
          <table:table-cell table:formula="of:=COS([$Autovalores.$E$20]*[$Planilha1.$A108])" office:value-type="float" office:value="-0.777145219785487" calcext:value-type="float">
            <text:p>-0,777145219785487</text:p>
          </table:table-cell>
          <table:table-cell table:formula="of:=COS([$Autovalores.$E$21]*[$Planilha1.$A108])" office:value-type="float" office:value="0.499998925647887" calcext:value-type="float">
            <text:p>0,499998925647887</text:p>
          </table:table-cell>
          <table:table-cell table:formula="of:=COS([$Autovalores.$E$22]*[$Planilha1.$A108])" office:value-type="float" office:value="-0.156433178494806" calcext:value-type="float">
            <text:p>-0,156433178494806</text:p>
          </table:table-cell>
          <table:table-cell table:formula="of:=COS([$Autovalores.$E$23]*[$Planilha1.$A108])" office:value-type="float" office:value="-0.207913025607541" calcext:value-type="float">
            <text:p>-0,207913025607541</text:p>
          </table:table-cell>
          <table:table-cell table:formula="of:=COS([$Autovalores.$E$24]*[$Planilha1.$A108])" office:value-type="float" office:value="0.544640231493522" calcext:value-type="float">
            <text:p>0,544640231493522</text:p>
          </table:table-cell>
          <table:table-cell table:formula="of:=COS([$Autovalores.$E$25]*[$Planilha1.$A108])" office:value-type="float" office:value="-0.809017869389627" calcext:value-type="float">
            <text:p>-0,809017869389627</text:p>
          </table:table-cell>
          <table:table-cell table:formula="of:=COS([$Autovalores.$E$26]*[$Planilha1.$A108])" office:value-type="float" office:value="0.965926227636825" calcext:value-type="float">
            <text:p>0,965926227636825</text:p>
          </table:table-cell>
          <table:table-cell table:formula="of:=COS([$Autovalores.$E$27]*[$Planilha1.$A108])" office:value-type="float" office:value="-0.994521726791746" calcext:value-type="float">
            <text:p>-0,994521726791746</text:p>
          </table:table-cell>
          <table:table-cell table:formula="of:=COS([$Autovalores.$E$28]*[$Planilha1.$A108])" office:value-type="float" office:value="0.891005763867164" calcext:value-type="float">
            <text:p>0,891005763867164</text:p>
          </table:table-cell>
          <table:table-cell table:formula="of:=COS([$Autovalores.$E$29]*[$Planilha1.$A108])" office:value-type="float" office:value="-0.669129315681506" calcext:value-type="float">
            <text:p>-0,669129315681506</text:p>
          </table:table-cell>
          <table:table-cell table:formula="of:=COS([$Autovalores.$E$30]*[$Planilha1.$A108])" office:value-type="float" office:value="0.358366270216459" calcext:value-type="float">
            <text:p>0,358366270216459</text:p>
          </table:table-cell>
          <table:table-cell table:formula="of:=COS([$Autovalores.$E$31]*[$Planilha1.$A108])" office:value-type="float" office:value="0.00000186083177458291" calcext:value-type="float">
            <text:p>1,86083177458291E-06</text:p>
          </table:table-cell>
          <table:table-cell table:formula="of:=COS([$Autovalores.$E$32]*[$Planilha1.$A108])" office:value-type="float" office:value="-0.358369744688633" calcext:value-type="float">
            <text:p>-0,358369744688633</text:p>
          </table:table-cell>
          <table:table-cell table:formula="of:=COS([$Autovalores.$E$33]*[$Planilha1.$A108])" office:value-type="float" office:value="0.669132081416206" calcext:value-type="float">
            <text:p>0,669132081416206</text:p>
          </table:table-cell>
          <table:table-cell table:formula="of:=COS([$Autovalores.$E$34]*[$Planilha1.$A108])" office:value-type="float" office:value="-0.891007453466441" calcext:value-type="float">
            <text:p>-0,891007453466441</text:p>
          </table:table-cell>
          <table:table-cell table:formula="of:=COS([$Autovalores.$E$35]*[$Planilha1.$A108])" office:value-type="float" office:value="0.994522115810597" calcext:value-type="float">
            <text:p>0,994522115810597</text:p>
          </table:table-cell>
          <table:table-cell table:formula="of:=COS([$Autovalores.$E$36]*[$Planilha1.$A108])" office:value-type="float" office:value="-0.965925264398305" calcext:value-type="float">
            <text:p>-0,965925264398305</text:p>
          </table:table-cell>
        </table:table-row>
        <table:table-row table:style-name="ro1">
          <table:table-cell/>
          <table:table-cell table:formula="of:=COS([$Autovalores.$E$1]*[$Planilha1.$A109])" office:value-type="float" office:value="1" calcext:value-type="float">
            <text:p>1</text:p>
          </table:table-cell>
          <table:table-cell table:formula="of:=COS([$Autovalores.$E$2]*[$Planilha1.$A109])" office:value-type="float" office:value="-0.942641470191562" calcext:value-type="float">
            <text:p>-0,942641470191562</text:p>
          </table:table-cell>
          <table:table-cell table:formula="of:=COS([$Autovalores.$E$3]*[$Planilha1.$A109])" office:value-type="float" office:value="0.777145882649819" calcext:value-type="float">
            <text:p>0,777145882649819</text:p>
          </table:table-cell>
          <table:table-cell table:formula="of:=COS([$Autovalores.$E$4]*[$Planilha1.$A109])" office:value-type="float" office:value="-0.522498404557127" calcext:value-type="float">
            <text:p>-0,522498404557127</text:p>
          </table:table-cell>
          <table:table-cell table:formula="of:=COS([$Autovalores.$E$5]*[$Planilha1.$A109])" office:value-type="float" office:value="0.207911445839133" calcext:value-type="float">
            <text:p>0,207911445839133</text:p>
          </table:table-cell>
          <table:table-cell table:formula="of:=COS([$Autovalores.$E$6]*[$Planilha1.$A109])" office:value-type="float" office:value="0.130526502606221" calcext:value-type="float">
            <text:p>0,130526502606221</text:p>
          </table:table-cell>
          <table:table-cell table:formula="of:=COS([$Autovalores.$E$7]*[$Planilha1.$A109])" office:value-type="float" office:value="-0.453990834470513" calcext:value-type="float">
            <text:p>-0,453990834470513</text:p>
          </table:table-cell>
          <table:table-cell table:formula="of:=COS([$Autovalores.$E$8]*[$Planilha1.$A109])" office:value-type="float" office:value="0.725374672711339" calcext:value-type="float">
            <text:p>0,725374672711339</text:p>
          </table:table-cell>
          <table:table-cell table:formula="of:=COS([$Autovalores.$E$9]*[$Planilha1.$A109])" office:value-type="float" office:value="-0.913545661378162" calcext:value-type="float">
            <text:p>-0,913545661378162</text:p>
          </table:table-cell>
          <table:table-cell table:formula="of:=COS([$Autovalores.$E$10]*[$Planilha1.$A109])" office:value-type="float" office:value="0.996917377945931" calcext:value-type="float">
            <text:p>0,996917377945931</text:p>
          </table:table-cell>
          <table:table-cell table:formula="of:=COS([$Autovalores.$E$11]*[$Planilha1.$A109])" office:value-type="float" office:value="-0.965925664234776" calcext:value-type="float">
            <text:p>-0,965925664234776</text:p>
          </table:table-cell>
          <table:table-cell table:formula="of:=COS([$Autovalores.$E$12]*[$Planilha1.$A109])" office:value-type="float" office:value="0.824125798514129" calcext:value-type="float">
            <text:p>0,824125798514129</text:p>
          </table:table-cell>
          <table:table-cell table:formula="of:=COS([$Autovalores.$E$13]*[$Planilha1.$A109])" office:value-type="float" office:value="-0.587784644433534" calcext:value-type="float">
            <text:p>-0,587784644433534</text:p>
          </table:table-cell>
          <table:table-cell table:formula="of:=COS([$Autovalores.$E$14]*[$Planilha1.$A109])" office:value-type="float" office:value="0.284014564255575" calcext:value-type="float">
            <text:p>0,284014564255575</text:p>
          </table:table-cell>
          <table:table-cell table:formula="of:=COS([$Autovalores.$E$15]*[$Planilha1.$A109])" office:value-type="float" office:value="0.0523368316221652" calcext:value-type="float">
            <text:p>0,052336831622165</text:p>
          </table:table-cell>
          <table:table-cell table:formula="of:=COS([$Autovalores.$E$16]*[$Planilha1.$A109])" office:value-type="float" office:value="-0.382684300066533" calcext:value-type="float">
            <text:p>-0,382684300066533</text:p>
          </table:table-cell>
          <table:table-cell table:formula="of:=COS([$Autovalores.$E$17]*[$Planilha1.$A109])" office:value-type="float" office:value="0.669131350845728" calcext:value-type="float">
            <text:p>0,669131350845728</text:p>
          </table:table-cell>
          <table:table-cell table:formula="of:=COS([$Autovalores.$E$18]*[$Planilha1.$A109])" office:value-type="float" office:value="-0.878817620558434" calcext:value-type="float">
            <text:p>-0,878817620558434</text:p>
          </table:table-cell>
          <table:table-cell table:formula="of:=COS([$Autovalores.$E$19]*[$Planilha1.$A109])" office:value-type="float" office:value="0.987688516901182" calcext:value-type="float">
            <text:p>0,987688516901182</text:p>
          </table:table-cell>
          <table:table-cell table:formula="of:=COS([$Autovalores.$E$20]*[$Planilha1.$A109])" office:value-type="float" office:value="-0.983254690767668" calcext:value-type="float">
            <text:p>-0,983254690767668</text:p>
          </table:table-cell>
          <table:table-cell table:formula="of:=COS([$Autovalores.$E$21]*[$Planilha1.$A109])" office:value-type="float" office:value="0.866024777654788" calcext:value-type="float">
            <text:p>0,866024777654788</text:p>
          </table:table-cell>
          <table:table-cell table:formula="of:=COS([$Autovalores.$E$22]*[$Planilha1.$A109])" office:value-type="float" office:value="-0.649447048493989" calcext:value-type="float">
            <text:p>-0,649447048493989</text:p>
          </table:table-cell>
          <table:table-cell table:formula="of:=COS([$Autovalores.$E$23]*[$Planilha1.$A109])" office:value-type="float" office:value="0.3583666635531" calcext:value-type="float">
            <text:p>0,3583666635531</text:p>
          </table:table-cell>
          <table:table-cell table:formula="of:=COS([$Autovalores.$E$24]*[$Planilha1.$A109])" office:value-type="float" office:value="-0.0261755087046877" calcext:value-type="float">
            <text:p>-0,026175508704688</text:p>
          </table:table-cell>
          <table:table-cell table:formula="of:=COS([$Autovalores.$E$25]*[$Planilha1.$A109])" office:value-type="float" office:value="-0.309018423536288" calcext:value-type="float">
            <text:p>-0,309018423536288</text:p>
          </table:table-cell>
          <table:table-cell table:formula="of:=COS([$Autovalores.$E$26]*[$Planilha1.$A109])" office:value-type="float" office:value="0.608762670861753" calcext:value-type="float">
            <text:p>0,608762670861753</text:p>
          </table:table-cell>
          <table:table-cell table:formula="of:=COS([$Autovalores.$E$27]*[$Planilha1.$A109])" office:value-type="float" office:value="-0.838671454581432" calcext:value-type="float">
            <text:p>-0,838671454581432</text:p>
          </table:table-cell>
          <table:table-cell table:formula="of:=COS([$Autovalores.$E$28]*[$Planilha1.$A109])" office:value-type="float" office:value="0.972370315046934" calcext:value-type="float">
            <text:p>0,972370315046934</text:p>
          </table:table-cell>
          <table:table-cell table:formula="of:=COS([$Autovalores.$E$29]*[$Planilha1.$A109])" office:value-type="float" office:value="-0.994521712111506" calcext:value-type="float">
            <text:p>-0,994521712111506</text:p>
          </table:table-cell>
          <table:table-cell table:formula="of:=COS([$Autovalores.$E$30]*[$Planilha1.$A109])" office:value-type="float" office:value="0.90258450263751" calcext:value-type="float">
            <text:p>0,90258450263751</text:p>
          </table:table-cell>
          <table:table-cell table:formula="of:=COS([$Autovalores.$E$31]*[$Planilha1.$A109])" office:value-type="float" office:value="-0.707105452965175" calcext:value-type="float">
            <text:p>-0,707105452965175</text:p>
          </table:table-cell>
          <table:table-cell table:formula="of:=COS([$Autovalores.$E$32]*[$Planilha1.$A109])" office:value-type="float" office:value="0.430509344889614" calcext:value-type="float">
            <text:p>0,430509344889614</text:p>
          </table:table-cell>
          <table:table-cell table:formula="of:=COS([$Autovalores.$E$33]*[$Planilha1.$A109])" office:value-type="float" office:value="-0.104526470630743" calcext:value-type="float">
            <text:p>-0,104526470630743</text:p>
          </table:table-cell>
          <table:table-cell table:formula="of:=COS([$Autovalores.$E$34]*[$Planilha1.$A109])" office:value-type="float" office:value="-0.23344737299103" calcext:value-type="float">
            <text:p>-0,23344737299103</text:p>
          </table:table-cell>
          <table:table-cell table:formula="of:=COS([$Autovalores.$E$35]*[$Planilha1.$A109])" office:value-type="float" office:value="0.544640820407976" calcext:value-type="float">
            <text:p>0,544640820407976</text:p>
          </table:table-cell>
          <table:table-cell table:formula="of:=COS([$Autovalores.$E$36]*[$Planilha1.$A109])" office:value-type="float" office:value="-0.793354674360417" calcext:value-type="float">
            <text:p>-0,793354674360417</text:p>
          </table:table-cell>
        </table:table-row>
        <table:table-row table:style-name="ro1">
          <table:table-cell/>
          <table:table-cell table:formula="of:=COS([$Autovalores.$E$1]*[$Planilha1.$A110])" office:value-type="float" office:value="1" calcext:value-type="float">
            <text:p>1</text:p>
          </table:table-cell>
          <table:table-cell table:formula="of:=COS([$Autovalores.$E$2]*[$Planilha1.$A110])" office:value-type="float" office:value="-0.951056496765877" calcext:value-type="float">
            <text:p>-0,951056496765877</text:p>
          </table:table-cell>
          <table:table-cell table:formula="of:=COS([$Autovalores.$E$3]*[$Planilha1.$A110])" office:value-type="float" office:value="0.809016920081165" calcext:value-type="float">
            <text:p>0,809016920081165</text:p>
          </table:table-cell>
          <table:table-cell table:formula="of:=COS([$Autovalores.$E$4]*[$Planilha1.$A110])" office:value-type="float" office:value="-0.587785098907547" calcext:value-type="float">
            <text:p>-0,587785098907547</text:p>
          </table:table-cell>
          <table:table-cell table:formula="of:=COS([$Autovalores.$E$5]*[$Planilha1.$A110])" office:value-type="float" office:value="0.309016753955228" calcext:value-type="float">
            <text:p>0,309016753955228</text:p>
          </table:table-cell>
          <table:table-cell table:formula="of:=COS([$Autovalores.$E$6]*[$Planilha1.$A110])" office:value-type="float" office:value="0.000000315990304696061" calcext:value-type="float">
            <text:p>3,15990304696061E-07</text:p>
          </table:table-cell>
          <table:table-cell table:formula="of:=COS([$Autovalores.$E$7]*[$Planilha1.$A110])" office:value-type="float" office:value="-0.309017355004491" calcext:value-type="float">
            <text:p>-0,309017355004491</text:p>
          </table:table-cell>
          <table:table-cell table:formula="of:=COS([$Autovalores.$E$8]*[$Planilha1.$A110])" office:value-type="float" office:value="0.587785610190555" calcext:value-type="float">
            <text:p>0,587785610190555</text:p>
          </table:table-cell>
          <table:table-cell table:formula="of:=COS([$Autovalores.$E$9]*[$Planilha1.$A110])" office:value-type="float" office:value="-0.809017291549948" calcext:value-type="float">
            <text:p>-0,809017291549948</text:p>
          </table:table-cell>
          <table:table-cell table:formula="of:=COS([$Autovalores.$E$10]*[$Planilha1.$A110])" office:value-type="float" office:value="0.951056692058473" calcext:value-type="float">
            <text:p>0,951056692058473</text:p>
          </table:table-cell>
          <table:table-cell table:formula="of:=COS([$Autovalores.$E$11]*[$Planilha1.$A110])" office:value-type="float" office:value="-0.9999999999998" calcext:value-type="float">
            <text:p>-0,9999999999998</text:p>
          </table:table-cell>
          <table:table-cell table:formula="of:=COS([$Autovalores.$E$12]*[$Planilha1.$A110])" office:value-type="float" office:value="0.9510563014729" calcext:value-type="float">
            <text:p>0,9510563014729</text:p>
          </table:table-cell>
          <table:table-cell table:formula="of:=COS([$Autovalores.$E$13]*[$Planilha1.$A110])" office:value-type="float" office:value="-0.809016548612057" calcext:value-type="float">
            <text:p>-0,809016548612057</text:p>
          </table:table-cell>
          <table:table-cell table:formula="of:=COS([$Autovalores.$E$14]*[$Planilha1.$A110])" office:value-type="float" office:value="0.58778458762431" calcext:value-type="float">
            <text:p>0,58778458762431</text:p>
          </table:table-cell>
          <table:table-cell table:formula="of:=COS([$Autovalores.$E$15]*[$Planilha1.$A110])" office:value-type="float" office:value="-0.309016152905835" calcext:value-type="float">
            <text:p>-0,309016152905835</text:p>
          </table:table-cell>
          <table:table-cell table:formula="of:=COS([$Autovalores.$E$16]*[$Planilha1.$A110])" office:value-type="float" office:value="-0.000000947970914088057" calcext:value-type="float">
            <text:p>-9,47970914088057E-07</text:p>
          </table:table-cell>
          <table:table-cell table:formula="of:=COS([$Autovalores.$E$17]*[$Planilha1.$A110])" office:value-type="float" office:value="0.309017956053628" calcext:value-type="float">
            <text:p>0,309017956053628</text:p>
          </table:table-cell>
          <table:table-cell table:formula="of:=COS([$Autovalores.$E$18]*[$Planilha1.$A110])" office:value-type="float" office:value="-0.587786121473317" calcext:value-type="float">
            <text:p>-0,587786121473317</text:p>
          </table:table-cell>
          <table:table-cell table:formula="of:=COS([$Autovalores.$E$19]*[$Planilha1.$A110])" office:value-type="float" office:value="0.809017663018412" calcext:value-type="float">
            <text:p>0,809017663018412</text:p>
          </table:table-cell>
          <table:table-cell table:formula="of:=COS([$Autovalores.$E$20]*[$Planilha1.$A110])" office:value-type="float" office:value="-0.951056887350691" calcext:value-type="float">
            <text:p>-0,951056887350691</text:p>
          </table:table-cell>
          <table:table-cell table:formula="of:=COS([$Autovalores.$E$21]*[$Planilha1.$A110])" office:value-type="float" office:value="0.999999999999201" calcext:value-type="float">
            <text:p>0,999999999999201</text:p>
          </table:table-cell>
          <table:table-cell table:formula="of:=COS([$Autovalores.$E$22]*[$Planilha1.$A110])" office:value-type="float" office:value="-0.951056106179546" calcext:value-type="float">
            <text:p>-0,951056106179546</text:p>
          </table:table-cell>
          <table:table-cell table:formula="of:=COS([$Autovalores.$E$23]*[$Planilha1.$A110])" office:value-type="float" office:value="0.809016177142622" calcext:value-type="float">
            <text:p>0,809016177142622</text:p>
          </table:table-cell>
          <table:table-cell table:formula="of:=COS([$Autovalores.$E$24]*[$Planilha1.$A110])" office:value-type="float" office:value="-0.587784076340829" calcext:value-type="float">
            <text:p>-0,587784076340829</text:p>
          </table:table-cell>
          <table:table-cell table:formula="of:=COS([$Autovalores.$E$25]*[$Planilha1.$A110])" office:value-type="float" office:value="0.30901555185633" calcext:value-type="float">
            <text:p>0,30901555185633</text:p>
          </table:table-cell>
          <table:table-cell table:formula="of:=COS([$Autovalores.$E$26]*[$Planilha1.$A110])" office:value-type="float" office:value="0.00000157995151637425" calcext:value-type="float">
            <text:p>1,57995151637425E-06</text:p>
          </table:table-cell>
          <table:table-cell table:formula="of:=COS([$Autovalores.$E$27]*[$Planilha1.$A110])" office:value-type="float" office:value="-0.309018557102639" calcext:value-type="float">
            <text:p>-0,309018557102639</text:p>
          </table:table-cell>
          <table:table-cell table:formula="of:=COS([$Autovalores.$E$28]*[$Planilha1.$A110])" office:value-type="float" office:value="0.587786632755871" calcext:value-type="float">
            <text:p>0,587786632755871</text:p>
          </table:table-cell>
          <table:table-cell table:formula="of:=COS([$Autovalores.$E$29]*[$Planilha1.$A110])" office:value-type="float" office:value="-0.809018034486555" calcext:value-type="float">
            <text:p>-0,809018034486555</text:p>
          </table:table-cell>
          <table:table-cell table:formula="of:=COS([$Autovalores.$E$30]*[$Planilha1.$A110])" office:value-type="float" office:value="0.951057082642528" calcext:value-type="float">
            <text:p>0,951057082642528</text:p>
          </table:table-cell>
          <table:table-cell table:formula="of:=COS([$Autovalores.$E$31]*[$Planilha1.$A110])" office:value-type="float" office:value="-0.999999999998203" calcext:value-type="float">
            <text:p>-0,999999999998203</text:p>
          </table:table-cell>
          <table:table-cell table:formula="of:=COS([$Autovalores.$E$32]*[$Planilha1.$A110])" office:value-type="float" office:value="0.95105591088581" calcext:value-type="float">
            <text:p>0,95105591088581</text:p>
          </table:table-cell>
          <table:table-cell table:formula="of:=COS([$Autovalores.$E$33]*[$Planilha1.$A110])" office:value-type="float" office:value="-0.809015805672876" calcext:value-type="float">
            <text:p>-0,809015805672876</text:p>
          </table:table-cell>
          <table:table-cell table:formula="of:=COS([$Autovalores.$E$34]*[$Planilha1.$A110])" office:value-type="float" office:value="0.58778356505713" calcext:value-type="float">
            <text:p>0,58778356505713</text:p>
          </table:table-cell>
          <table:table-cell table:formula="of:=COS([$Autovalores.$E$35]*[$Planilha1.$A110])" office:value-type="float" office:value="-0.309014950806709" calcext:value-type="float">
            <text:p>-0,309014950806709</text:p>
          </table:table-cell>
          <table:table-cell table:formula="of:=COS([$Autovalores.$E$36]*[$Planilha1.$A110])" office:value-type="float" office:value="-0.00000221193212576523" calcext:value-type="float">
            <text:p>-2,21193212576523E-06</text:p>
          </table:table-cell>
        </table:table-row>
        <table:table-row table:style-name="ro1">
          <table:table-cell/>
          <table:table-cell table:formula="of:=COS([$Autovalores.$E$1]*[$Planilha1.$A111])" office:value-type="float" office:value="1" calcext:value-type="float">
            <text:p>1</text:p>
          </table:table-cell>
          <table:table-cell table:formula="of:=COS([$Autovalores.$E$2]*[$Planilha1.$A111])" office:value-type="float" office:value="-0.958819716752774" calcext:value-type="float">
            <text:p>-0,958819716752774</text:p>
          </table:table-cell>
          <table:table-cell table:formula="of:=COS([$Autovalores.$E$3]*[$Planilha1.$A111])" office:value-type="float" office:value="0.838670498467741" calcext:value-type="float">
            <text:p>0,838670498467741</text:p>
          </table:table-cell>
          <table:table-cell table:formula="of:=COS([$Autovalores.$E$4]*[$Planilha1.$A111])" office:value-type="float" office:value="-0.649447902826721" calcext:value-type="float">
            <text:p>-0,649447902826721</text:p>
          </table:table-cell>
          <table:table-cell table:formula="of:=COS([$Autovalores.$E$5]*[$Planilha1.$A111])" office:value-type="float" office:value="0.40673641000026" calcext:value-type="float">
            <text:p>0,40673641000026</text:p>
          </table:table-cell>
          <table:table-cell table:formula="of:=COS([$Autovalores.$E$6]*[$Planilha1.$A111])" office:value-type="float" office:value="-0.130525876032256" calcext:value-type="float">
            <text:p>-0,130525876032256</text:p>
          </table:table-cell>
          <table:table-cell table:formula="of:=COS([$Autovalores.$E$7]*[$Planilha1.$A111])" office:value-type="float" office:value="-0.156434843027949" calcext:value-type="float">
            <text:p>-0,156434843027949</text:p>
          </table:table-cell>
          <table:table-cell table:formula="of:=COS([$Autovalores.$E$8]*[$Planilha1.$A111])" office:value-type="float" office:value="0.430511499796899" calcext:value-type="float">
            <text:p>0,430511499796899</text:p>
          </table:table-cell>
          <table:table-cell table:formula="of:=COS([$Autovalores.$E$9]*[$Planilha1.$A111])" office:value-type="float" office:value="-0.669130985560202" calcext:value-type="float">
            <text:p>-0,669130985560202</text:p>
          </table:table-cell>
          <table:table-cell table:formula="of:=COS([$Autovalores.$E$10]*[$Planilha1.$A111])" office:value-type="float" office:value="0.852640464293778" calcext:value-type="float">
            <text:p>0,852640464293778</text:p>
          </table:table-cell>
          <table:table-cell table:formula="of:=COS([$Autovalores.$E$11]*[$Planilha1.$A111])" office:value-type="float" office:value="-0.965925991372024" calcext:value-type="float">
            <text:p>-0,965925991372024</text:p>
          </table:table-cell>
          <table:table-cell table:formula="of:=COS([$Autovalores.$E$12]*[$Planilha1.$A111])" office:value-type="float" office:value="0.999657306609157" calcext:value-type="float">
            <text:p>0,999657306609157</text:p>
          </table:table-cell>
          <table:table-cell table:formula="of:=COS([$Autovalores.$E$13]*[$Planilha1.$A111])" office:value-type="float" office:value="-0.951056279773642" calcext:value-type="float">
            <text:p>-0,951056279773642</text:p>
          </table:table-cell>
          <table:table-cell table:formula="of:=COS([$Autovalores.$E$14]*[$Planilha1.$A111])" office:value-type="float" office:value="0.824125718967867" calcext:value-type="float">
            <text:p>0,824125718967867</text:p>
          </table:table-cell>
          <table:table-cell table:formula="of:=COS([$Autovalores.$E$15]*[$Planilha1.$A111])" office:value-type="float" office:value="-0.629319697085249" calcext:value-type="float">
            <text:p>-0,629319697085249</text:p>
          </table:table-cell>
          <table:table-cell table:formula="of:=COS([$Autovalores.$E$16]*[$Planilha1.$A111])" office:value-type="float" office:value="0.382682548444572" calcext:value-type="float">
            <text:p>0,382682548444572</text:p>
          </table:table-cell>
          <table:table-cell table:formula="of:=COS([$Autovalores.$E$17]*[$Planilha1.$A111])" office:value-type="float" office:value="-0.104527448326467" calcext:value-type="float">
            <text:p>-0,104527448326467</text:p>
          </table:table-cell>
          <table:table-cell table:formula="of:=COS([$Autovalores.$E$18]*[$Planilha1.$A111])" office:value-type="float" office:value="-0.182236591650026" calcext:value-type="float">
            <text:p>-0,182236591650026</text:p>
          </table:table-cell>
          <table:table-cell table:formula="of:=COS([$Autovalores.$E$19]*[$Planilha1.$A111])" office:value-type="float" office:value="0.453991522702217" calcext:value-type="float">
            <text:p>0,453991522702217</text:p>
          </table:table-cell>
          <table:table-cell table:formula="of:=COS([$Autovalores.$E$20]*[$Planilha1.$A111])" office:value-type="float" office:value="-0.688355454760968" calcext:value-type="float">
            <text:p>-0,688355454760968</text:p>
          </table:table-cell>
          <table:table-cell table:formula="of:=COS([$Autovalores.$E$21]*[$Planilha1.$A111])" office:value-type="float" office:value="0.866026041616056" calcext:value-type="float">
            <text:p>0,866026041616056</text:p>
          </table:table-cell>
          <table:table-cell table:formula="of:=COS([$Autovalores.$E$22]*[$Planilha1.$A111])" office:value-type="float" office:value="-0.972370233084702" calcext:value-type="float">
            <text:p>-0,972370233084702</text:p>
          </table:table-cell>
          <table:table-cell table:formula="of:=COS([$Autovalores.$E$23]*[$Planilha1.$A111])" office:value-type="float" office:value="0.998629461314149" calcext:value-type="float">
            <text:p>0,998629461314149</text:p>
          </table:table-cell>
          <table:table-cell table:formula="of:=COS([$Autovalores.$E$24]*[$Planilha1.$A111])" office:value-type="float" office:value="-0.942641001391712" calcext:value-type="float">
            <text:p>-0,942641001391712</text:p>
          </table:table-cell>
          <table:table-cell table:formula="of:=COS([$Autovalores.$E$25]*[$Planilha1.$A111])" office:value-type="float" office:value="0.809016094593761" calcext:value-type="float">
            <text:p>0,809016094593761</text:p>
          </table:table-cell>
          <table:table-cell table:formula="of:=COS([$Autovalores.$E$26]*[$Planilha1.$A111])" office:value-type="float" office:value="-0.608760163941941" calcext:value-type="float">
            <text:p>-0,608760163941941</text:p>
          </table:table-cell>
          <table:table-cell table:formula="of:=COS([$Autovalores.$E$27]*[$Planilha1.$A111])" office:value-type="float" office:value="0.358366401328609" calcext:value-type="float">
            <text:p>0,358366401328609</text:p>
          </table:table-cell>
          <table:table-cell table:formula="of:=COS([$Autovalores.$E$28]*[$Planilha1.$A111])" office:value-type="float" office:value="-0.0784573788892621" calcext:value-type="float">
            <text:p>-0,078457378889262</text:p>
          </table:table-cell>
          <table:table-cell table:formula="of:=COS([$Autovalores.$E$29]*[$Planilha1.$A111])" office:value-type="float" office:value="-0.207913437721061" calcext:value-type="float">
            <text:p>-0,207913437721061</text:p>
          </table:table-cell>
          <table:table-cell table:formula="of:=COS([$Autovalores.$E$30]*[$Planilha1.$A111])" office:value-type="float" office:value="0.477160385818881" calcext:value-type="float">
            <text:p>0,477160385818881</text:p>
          </table:table-cell>
          <table:table-cell table:formula="of:=COS([$Autovalores.$E$31]*[$Planilha1.$A111])" office:value-type="float" office:value="-0.707108134231935" calcext:value-type="float">
            <text:p>-0,707108134231935</text:p>
          </table:table-cell>
          <table:table-cell table:formula="of:=COS([$Autovalores.$E$32]*[$Planilha1.$A111])" office:value-type="float" office:value="0.878818056136815" calcext:value-type="float">
            <text:p>0,878818056136815</text:p>
          </table:table-cell>
          <table:table-cell table:formula="of:=COS([$Autovalores.$E$33]*[$Planilha1.$A111])" office:value-type="float" office:value="-0.978148025092716" calcext:value-type="float">
            <text:p>-0,978148025092716</text:p>
          </table:table-cell>
          <table:table-cell table:formula="of:=COS([$Autovalores.$E$34]*[$Planilha1.$A111])" office:value-type="float" office:value="0.996917168586555" calcext:value-type="float">
            <text:p>0,996917168586555</text:p>
          </table:table-cell>
          <table:table-cell table:formula="of:=COS([$Autovalores.$E$35]*[$Planilha1.$A111])" office:value-type="float" office:value="-0.933579649327563" calcext:value-type="float">
            <text:p>-0,933579649327563</text:p>
          </table:table-cell>
          <table:table-cell table:formula="of:=COS([$Autovalores.$E$36]*[$Planilha1.$A111])" office:value-type="float" office:value="0.793351981282248" calcext:value-type="float">
            <text:p>0,793351981282248</text:p>
          </table:table-cell>
        </table:table-row>
        <table:table-row table:style-name="ro1">
          <table:table-cell/>
          <table:table-cell table:formula="of:=COS([$Autovalores.$E$1]*[$Planilha1.$A112])" office:value-type="float" office:value="1" calcext:value-type="float">
            <text:p>1</text:p>
          </table:table-cell>
          <table:table-cell table:formula="of:=COS([$Autovalores.$E$2]*[$Planilha1.$A112])" office:value-type="float" office:value="-0.965925809629299" calcext:value-type="float">
            <text:p>-0,965925809629299</text:p>
          </table:table-cell>
          <table:table-cell table:formula="of:=COS([$Autovalores.$E$3]*[$Planilha1.$A112])" office:value-type="float" office:value="0.866025339416036" calcext:value-type="float">
            <text:p>0,866025339416036</text:p>
          </table:table-cell>
          <table:table-cell table:formula="of:=COS([$Autovalores.$E$4]*[$Planilha1.$A112])" office:value-type="float" office:value="-0.707106644640546" calcext:value-type="float">
            <text:p>-0,707106644640546</text:p>
          </table:table-cell>
          <table:table-cell table:formula="of:=COS([$Autovalores.$E$5]*[$Planilha1.$A112])" office:value-type="float" office:value="0.49999977702132" calcext:value-type="float">
            <text:p>0,49999977702132</text:p>
          </table:table-cell>
          <table:table-cell table:formula="of:=COS([$Autovalores.$E$6]*[$Planilha1.$A112])" office:value-type="float" office:value="-0.258818734227027" calcext:value-type="float">
            <text:p>-0,258818734227027</text:p>
          </table:table-cell>
          <table:table-cell table:formula="of:=COS([$Autovalores.$E$7]*[$Planilha1.$A112])" office:value-type="float" office:value="-0.000000386210376353753" calcext:value-type="float">
            <text:p>-3,86210376353753E-07</text:p>
          </table:table-cell>
          <table:table-cell table:formula="of:=COS([$Autovalores.$E$8]*[$Planilha1.$A112])" office:value-type="float" office:value="0.258819480328166" calcext:value-type="float">
            <text:p>0,258819480328166</text:p>
          </table:table-cell>
          <table:table-cell table:formula="of:=COS([$Autovalores.$E$9]*[$Planilha1.$A112])" office:value-type="float" office:value="-0.500000445957261" calcext:value-type="float">
            <text:p>-0,500000445957261</text:p>
          </table:table-cell>
          <table:table-cell table:formula="of:=COS([$Autovalores.$E$10]*[$Planilha1.$A112])" office:value-type="float" office:value="0.70710719082439" calcext:value-type="float">
            <text:p>0,70710719082439</text:p>
          </table:table-cell>
          <table:table-cell table:formula="of:=COS([$Autovalores.$E$11]*[$Planilha1.$A112])" office:value-type="float" office:value="-0.866025725626239" calcext:value-type="float">
            <text:p>-0,866025725626239</text:p>
          </table:table-cell>
          <table:table-cell table:formula="of:=COS([$Autovalores.$E$12]*[$Planilha1.$A112])" office:value-type="float" office:value="0.965926009546261" calcext:value-type="float">
            <text:p>0,965926009546261</text:p>
          </table:table-cell>
          <table:table-cell table:formula="of:=COS([$Autovalores.$E$13]*[$Planilha1.$A112])" office:value-type="float" office:value="-0.999999999999702" calcext:value-type="float">
            <text:p>-0,999999999999702</text:p>
          </table:table-cell>
          <table:table-cell table:formula="of:=COS([$Autovalores.$E$14]*[$Planilha1.$A112])" office:value-type="float" office:value="0.965925609711763" calcext:value-type="float">
            <text:p>0,965925609711763</text:p>
          </table:table-cell>
          <table:table-cell table:formula="of:=COS([$Autovalores.$E$15]*[$Planilha1.$A112])" office:value-type="float" office:value="-0.866024953205316" calcext:value-type="float">
            <text:p>-0,866024953205316</text:p>
          </table:table-cell>
          <table:table-cell table:formula="of:=COS([$Autovalores.$E$16]*[$Planilha1.$A112])" office:value-type="float" office:value="0.707106098456278" calcext:value-type="float">
            <text:p>0,707106098456278</text:p>
          </table:table-cell>
          <table:table-cell table:formula="of:=COS([$Autovalores.$E$17]*[$Planilha1.$A112])" office:value-type="float" office:value="-0.49999910808508" calcext:value-type="float">
            <text:p>-0,49999910808508</text:p>
          </table:table-cell>
          <table:table-cell table:formula="of:=COS([$Autovalores.$E$18]*[$Planilha1.$A112])" office:value-type="float" office:value="0.25881798812574" calcext:value-type="float">
            <text:p>0,25881798812574</text:p>
          </table:table-cell>
          <table:table-cell table:formula="of:=COS([$Autovalores.$E$19]*[$Planilha1.$A112])" office:value-type="float" office:value="0.0000011586311219556" calcext:value-type="float">
            <text:p>1,1586311219556E-06</text:p>
          </table:table-cell>
          <table:table-cell table:formula="of:=COS([$Autovalores.$E$20]*[$Planilha1.$A112])" office:value-type="float" office:value="-0.258820226429156" calcext:value-type="float">
            <text:p>-0,258820226429156</text:p>
          </table:table-cell>
          <table:table-cell table:formula="of:=COS([$Autovalores.$E$21]*[$Planilha1.$A112])" office:value-type="float" office:value="0.500001114892907" calcext:value-type="float">
            <text:p>0,500001114892907</text:p>
          </table:table-cell>
          <table:table-cell table:formula="of:=COS([$Autovalores.$E$22]*[$Planilha1.$A112])" office:value-type="float" office:value="-0.707107737007813" calcext:value-type="float">
            <text:p>-0,707107737007813</text:p>
          </table:table-cell>
          <table:table-cell table:formula="of:=COS([$Autovalores.$E$23]*[$Planilha1.$A112])" office:value-type="float" office:value="0.866026111835928" calcext:value-type="float">
            <text:p>0,866026111835928</text:p>
          </table:table-cell>
          <table:table-cell table:formula="of:=COS([$Autovalores.$E$24]*[$Planilha1.$A112])" office:value-type="float" office:value="-0.965926209462646" calcext:value-type="float">
            <text:p>-0,965926209462646</text:p>
          </table:table-cell>
          <table:table-cell table:formula="of:=COS([$Autovalores.$E$25]*[$Planilha1.$A112])" office:value-type="float" office:value="0.999999999998807" calcext:value-type="float">
            <text:p>0,999999999998807</text:p>
          </table:table-cell>
          <table:table-cell table:formula="of:=COS([$Autovalores.$E$26]*[$Planilha1.$A112])" office:value-type="float" office:value="-0.965925409793651" calcext:value-type="float">
            <text:p>-0,965925409793651</text:p>
          </table:table-cell>
          <table:table-cell table:formula="of:=COS([$Autovalores.$E$27]*[$Planilha1.$A112])" office:value-type="float" office:value="0.866024566994082" calcext:value-type="float">
            <text:p>0,866024566994082</text:p>
          </table:table-cell>
          <table:table-cell table:formula="of:=COS([$Autovalores.$E$28]*[$Planilha1.$A112])" office:value-type="float" office:value="-0.707105552271582" calcext:value-type="float">
            <text:p>-0,707105552271582</text:p>
          </table:table-cell>
          <table:table-cell table:formula="of:=COS([$Autovalores.$E$29]*[$Planilha1.$A112])" office:value-type="float" office:value="0.499998439148539" calcext:value-type="float">
            <text:p>0,499998439148539</text:p>
          </table:table-cell>
          <table:table-cell table:formula="of:=COS([$Autovalores.$E$30]*[$Planilha1.$A112])" office:value-type="float" office:value="-0.258817242024284" calcext:value-type="float">
            <text:p>-0,258817242024284</text:p>
          </table:table-cell>
          <table:table-cell table:formula="of:=COS([$Autovalores.$E$31]*[$Planilha1.$A112])" office:value-type="float" office:value="-0.00000193105188176761" calcext:value-type="float">
            <text:p>-1,93105188176761E-06</text:p>
          </table:table-cell>
          <table:table-cell table:formula="of:=COS([$Autovalores.$E$32]*[$Planilha1.$A112])" office:value-type="float" office:value="0.258820972529975" calcext:value-type="float">
            <text:p>0,258820972529975</text:p>
          </table:table-cell>
          <table:table-cell table:formula="of:=COS([$Autovalores.$E$33]*[$Planilha1.$A112])" office:value-type="float" office:value="-0.500001783828249" calcext:value-type="float">
            <text:p>-0,500001783828249</text:p>
          </table:table-cell>
          <table:table-cell table:formula="of:=COS([$Autovalores.$E$34]*[$Planilha1.$A112])" office:value-type="float" office:value="0.707108283190806" calcext:value-type="float">
            <text:p>0,707108283190806</text:p>
          </table:table-cell>
          <table:table-cell table:formula="of:=COS([$Autovalores.$E$35]*[$Planilha1.$A112])" office:value-type="float" office:value="-0.866026498045088" calcext:value-type="float">
            <text:p>-0,866026498045088</text:p>
          </table:table-cell>
          <table:table-cell table:formula="of:=COS([$Autovalores.$E$36]*[$Planilha1.$A112])" office:value-type="float" office:value="0.965926409378455" calcext:value-type="float">
            <text:p>0,965926409378455</text:p>
          </table:table-cell>
        </table:table-row>
        <table:table-row table:style-name="ro1">
          <table:table-cell/>
          <table:table-cell table:formula="of:=COS([$Autovalores.$E$1]*[$Planilha1.$A113])" office:value-type="float" office:value="1" calcext:value-type="float">
            <text:p>1</text:p>
          </table:table-cell>
          <table:table-cell table:formula="of:=COS([$Autovalores.$E$2]*[$Planilha1.$A113])" office:value-type="float" office:value="-0.972369905234567" calcext:value-type="float">
            <text:p>-0,972369905234567</text:p>
          </table:table-cell>
          <table:table-cell table:formula="of:=COS([$Autovalores.$E$3]*[$Planilha1.$A113])" office:value-type="float" office:value="0.891006465211762" calcext:value-type="float">
            <text:p>0,891006465211762</text:p>
          </table:table-cell>
          <table:table-cell table:formula="of:=COS([$Autovalores.$E$4]*[$Planilha1.$A113])" office:value-type="float" office:value="-0.76040583904813" calcext:value-type="float">
            <text:p>-0,76040583904813</text:p>
          </table:table-cell>
          <table:table-cell table:formula="of:=COS([$Autovalores.$E$5]*[$Planilha1.$A113])" office:value-type="float" office:value="0.587785042098319" calcext:value-type="float">
            <text:p>0,587785042098319</text:p>
          </table:table-cell>
          <table:table-cell table:formula="of:=COS([$Autovalores.$E$6]*[$Planilha1.$A113])" office:value-type="float" office:value="-0.382683132318748" calcext:value-type="float">
            <text:p>-0,382683132318748</text:p>
          </table:table-cell>
          <table:table-cell table:formula="of:=COS([$Autovalores.$E$7]*[$Planilha1.$A113])" office:value-type="float" office:value="0.15643408011698" calcext:value-type="float">
            <text:p>0,15643408011698</text:p>
          </table:table-cell>
          <table:table-cell table:formula="of:=COS([$Autovalores.$E$8]*[$Planilha1.$A113])" office:value-type="float" office:value="0.0784595490011434" calcext:value-type="float">
            <text:p>0,078459549001144</text:p>
          </table:table-cell>
          <table:table-cell table:formula="of:=COS([$Autovalores.$E$9]*[$Planilha1.$A113])" office:value-type="float" office:value="-0.309017488570954" calcext:value-type="float">
            <text:p>-0,309017488570954</text:p>
          </table:table-cell>
          <table:table-cell table:formula="of:=COS([$Autovalores.$E$10]*[$Planilha1.$A113])" office:value-type="float" office:value="0.522499063153982" calcext:value-type="float">
            <text:p>0,522499063153982</text:p>
          </table:table-cell>
          <table:table-cell table:formula="of:=COS([$Autovalores.$E$11]*[$Planilha1.$A113])" office:value-type="float" office:value="-0.707107240477424" calcext:value-type="float">
            <text:p>-0,707107240477424</text:p>
          </table:table-cell>
          <table:table-cell table:formula="of:=COS([$Autovalores.$E$12]*[$Planilha1.$A113])" office:value-type="float" office:value="0.852640537673433" calcext:value-type="float">
            <text:p>0,852640537673433</text:p>
          </table:table-cell>
          <table:table-cell table:formula="of:=COS([$Autovalores.$E$13]*[$Planilha1.$A113])" office:value-type="float" office:value="-0.951056757155908" calcext:value-type="float">
            <text:p>-0,951056757155908</text:p>
          </table:table-cell>
          <table:table-cell table:formula="of:=COS([$Autovalores.$E$14]*[$Planilha1.$A113])" office:value-type="float" office:value="0.996917399983341" calcext:value-type="float">
            <text:p>0,996917399983341</text:p>
          </table:table-cell>
          <table:table-cell table:formula="of:=COS([$Autovalores.$E$15]*[$Planilha1.$A113])" office:value-type="float" office:value="-0.987688198341074" calcext:value-type="float">
            <text:p>-0,987688198341074</text:p>
          </table:table-cell>
          <table:table-cell table:formula="of:=COS([$Autovalores.$E$16]*[$Planilha1.$A113])" office:value-type="float" office:value="0.923879159661083" calcext:value-type="float">
            <text:p>0,923879159661083</text:p>
          </table:table-cell>
          <table:table-cell table:formula="of:=COS([$Autovalores.$E$17]*[$Planilha1.$A113])" office:value-type="float" office:value="-0.8090163835146" calcext:value-type="float">
            <text:p>-0,8090163835146</text:p>
          </table:table-cell>
          <table:table-cell table:formula="of:=COS([$Autovalores.$E$18]*[$Planilha1.$A113])" office:value-type="float" office:value="0.64944720868153" calcext:value-type="float">
            <text:p>0,64944720868153</text:p>
          </table:table-cell>
          <table:table-cell table:formula="of:=COS([$Autovalores.$E$19]*[$Planilha1.$A113])" office:value-type="float" office:value="-0.453989458006422" calcext:value-type="float">
            <text:p>-0,453989458006422</text:p>
          </table:table-cell>
          <table:table-cell table:formula="of:=COS([$Autovalores.$E$20]*[$Planilha1.$A113])" office:value-type="float" office:value="0.233444163836857" calcext:value-type="float">
            <text:p>0,233444163836857</text:p>
          </table:table-cell>
          <table:table-cell table:formula="of:=COS([$Autovalores.$E$21]*[$Planilha1.$A113])" office:value-type="float" office:value="0.00000129907119421662" calcext:value-type="float">
            <text:p>1,29907119421662E-06</text:p>
          </table:table-cell>
          <table:table-cell table:formula="of:=COS([$Autovalores.$E$22]*[$Planilha1.$A113])" office:value-type="float" office:value="-0.233446690192325" calcext:value-type="float">
            <text:p>-0,233446690192325</text:p>
          </table:table-cell>
          <table:table-cell table:formula="of:=COS([$Autovalores.$E$23]*[$Planilha1.$A113])" office:value-type="float" office:value="0.453991772968082" calcext:value-type="float">
            <text:p>0,453991772968082</text:p>
          </table:table-cell>
          <table:table-cell table:formula="of:=COS([$Autovalores.$E$24]*[$Planilha1.$A113])" office:value-type="float" office:value="-0.649449184324163" calcext:value-type="float">
            <text:p>-0,649449184324163</text:p>
          </table:table-cell>
          <table:table-cell table:formula="of:=COS([$Autovalores.$E$25]*[$Planilha1.$A113])" office:value-type="float" office:value="0.809017910663825" calcext:value-type="float">
            <text:p>0,809017910663825</text:p>
          </table:table-cell>
          <table:table-cell table:formula="of:=COS([$Autovalores.$E$26]*[$Planilha1.$A113])" office:value-type="float" office:value="-0.923880153926347" calcext:value-type="float">
            <text:p>-0,923880153926347</text:p>
          </table:table-cell>
          <table:table-cell table:formula="of:=COS([$Autovalores.$E$27]*[$Planilha1.$A113])" office:value-type="float" office:value="0.987688604779088" calcext:value-type="float">
            <text:p>0,987688604779088</text:p>
          </table:table-cell>
          <table:table-cell table:formula="of:=COS([$Autovalores.$E$28]*[$Planilha1.$A113])" office:value-type="float" office:value="-0.996917196134261" calcext:value-type="float">
            <text:p>-0,996917196134261</text:p>
          </table:table-cell>
          <table:table-cell table:formula="of:=COS([$Autovalores.$E$29]*[$Planilha1.$A113])" office:value-type="float" office:value="0.951055954284475" calcext:value-type="float">
            <text:p>0,951055954284475</text:p>
          </table:table-cell>
          <table:table-cell table:formula="of:=COS([$Autovalores.$E$30]*[$Planilha1.$A113])" office:value-type="float" office:value="-0.852639180146473" calcext:value-type="float">
            <text:p>-0,852639180146473</text:p>
          </table:table-cell>
          <table:table-cell table:formula="of:=COS([$Autovalores.$E$31]*[$Planilha1.$A113])" office:value-type="float" office:value="0.707105403312137" calcext:value-type="float">
            <text:p>0,707105403312137</text:p>
          </table:table-cell>
          <table:table-cell table:formula="of:=COS([$Autovalores.$E$32]*[$Planilha1.$A113])" office:value-type="float" office:value="-0.522496847872474" calcext:value-type="float">
            <text:p>-0,522496847872474</text:p>
          </table:table-cell>
          <table:table-cell table:formula="of:=COS([$Autovalores.$E$33]*[$Planilha1.$A113])" office:value-type="float" office:value="0.309015017590086" calcext:value-type="float">
            <text:p>0,309015017590086</text:p>
          </table:table-cell>
          <table:table-cell table:formula="of:=COS([$Autovalores.$E$34]*[$Planilha1.$A113])" office:value-type="float" office:value="-0.0784569588677994" calcext:value-type="float">
            <text:p>-0,078456958867799</text:p>
          </table:table-cell>
          <table:table-cell table:formula="of:=COS([$Autovalores.$E$35]*[$Planilha1.$A113])" office:value-type="float" office:value="-0.156436646271537" calcext:value-type="float">
            <text:p>-0,156436646271537</text:p>
          </table:table-cell>
          <table:table-cell table:formula="of:=COS([$Autovalores.$E$36]*[$Planilha1.$A113])" office:value-type="float" office:value="0.382685532688349" calcext:value-type="float">
            <text:p>0,382685532688349</text:p>
          </table:table-cell>
        </table:table-row>
        <table:table-row table:style-name="ro1">
          <table:table-cell/>
          <table:table-cell table:formula="of:=COS([$Autovalores.$E$1]*[$Planilha1.$A114])" office:value-type="float" office:value="1" calcext:value-type="float">
            <text:p>1</text:p>
          </table:table-cell>
          <table:table-cell table:formula="of:=COS([$Autovalores.$E$2]*[$Planilha1.$A114])" office:value-type="float" office:value="-0.978147587107535" calcext:value-type="float">
            <text:p>-0,978147587107535</text:p>
          </table:table-cell>
          <table:table-cell table:formula="of:=COS([$Autovalores.$E$3]*[$Planilha1.$A114])" office:value-type="float" office:value="0.913545404328587" calcext:value-type="float">
            <text:p>0,913545404328587</text:p>
          </table:table-cell>
          <table:table-cell table:formula="of:=COS([$Autovalores.$E$4]*[$Planilha1.$A114])" office:value-type="float" office:value="-0.809016878806834" calcext:value-type="float">
            <text:p>-0,809016878806834</text:p>
          </table:table-cell>
          <table:table-cell table:formula="of:=COS([$Autovalores.$E$5]*[$Planilha1.$A114])" office:value-type="float" office:value="0.669130411539762" calcext:value-type="float">
            <text:p>0,669130411539762</text:p>
          </table:table-cell>
          <table:table-cell table:formula="of:=COS([$Autovalores.$E$6]*[$Planilha1.$A114])" office:value-type="float" office:value="-0.499999716208944" calcext:value-type="float">
            <text:p>-0,499999716208944</text:p>
          </table:table-cell>
          <table:table-cell table:formula="of:=COS([$Autovalores.$E$7]*[$Planilha1.$A114])" office:value-type="float" office:value="0.309016620388702" calcext:value-type="float">
            <text:p>0,309016620388702</text:p>
          </table:table-cell>
          <table:table-cell table:formula="of:=COS([$Autovalores.$E$8]*[$Planilha1.$A114])" office:value-type="float" office:value="-0.104528007009721" calcext:value-type="float">
            <text:p>-0,104528007009721</text:p>
          </table:table-cell>
          <table:table-cell table:formula="of:=COS([$Autovalores.$E$9]*[$Planilha1.$A114])" office:value-type="float" office:value="-0.104528984705258" calcext:value-type="float">
            <text:p>-0,104528984705258</text:p>
          </table:table-cell>
          <table:table-cell table:formula="of:=COS([$Autovalores.$E$10]*[$Planilha1.$A114])" office:value-type="float" office:value="0.309017555354226" calcext:value-type="float">
            <text:p>0,309017555354226</text:p>
          </table:table-cell>
          <table:table-cell table:formula="of:=COS([$Autovalores.$E$11]*[$Planilha1.$A114])" office:value-type="float" office:value="-0.500000567581952" calcext:value-type="float">
            <text:p>-0,500000567581952</text:p>
          </table:table-cell>
          <table:table-cell table:formula="of:=COS([$Autovalores.$E$12]*[$Planilha1.$A114])" office:value-type="float" office:value="0.669131142111142" calcext:value-type="float">
            <text:p>0,669131142111142</text:p>
          </table:table-cell>
          <table:table-cell table:formula="of:=COS([$Autovalores.$E$13]*[$Planilha1.$A114])" office:value-type="float" office:value="-0.809017456647089" calcext:value-type="float">
            <text:p>-0,809017456647089</text:p>
          </table:table-cell>
          <table:table-cell table:formula="of:=COS([$Autovalores.$E$14]*[$Planilha1.$A114])" office:value-type="float" office:value="0.913545804183311" calcext:value-type="float">
            <text:p>0,913545804183311</text:p>
          </table:table-cell>
          <table:table-cell table:formula="of:=COS([$Autovalores.$E$15]*[$Planilha1.$A114])" office:value-type="float" office:value="-0.978147791501151" calcext:value-type="float">
            <text:p>-0,978147791501151</text:p>
          </table:table-cell>
          <table:table-cell table:formula="of:=COS([$Autovalores.$E$16]*[$Planilha1.$A114])" office:value-type="float" office:value="0.999999999999517" calcext:value-type="float">
            <text:p>0,999999999999517</text:p>
          </table:table-cell>
          <table:table-cell table:formula="of:=COS([$Autovalores.$E$17]*[$Planilha1.$A114])" office:value-type="float" office:value="-0.978147382712976" calcext:value-type="float">
            <text:p>-0,978147382712976</text:p>
          </table:table-cell>
          <table:table-cell table:formula="of:=COS([$Autovalores.$E$18]*[$Planilha1.$A114])" office:value-type="float" office:value="0.913545004472979" calcext:value-type="float">
            <text:p>0,913545004472979</text:p>
          </table:table-cell>
          <table:table-cell table:formula="of:=COS([$Autovalores.$E$19]*[$Planilha1.$A114])" office:value-type="float" office:value="-0.809016300965796" calcext:value-type="float">
            <text:p>-0,809016300965796</text:p>
          </table:table-cell>
          <table:table-cell table:formula="of:=COS([$Autovalores.$E$20]*[$Planilha1.$A114])" office:value-type="float" office:value="0.669129680967729" calcext:value-type="float">
            <text:p>0,669129680967729</text:p>
          </table:table-cell>
          <table:table-cell table:formula="of:=COS([$Autovalores.$E$21]*[$Planilha1.$A114])" office:value-type="float" office:value="-0.499998864835452" calcext:value-type="float">
            <text:p>-0,499998864835452</text:p>
          </table:table-cell>
          <table:table-cell table:formula="of:=COS([$Autovalores.$E$22]*[$Planilha1.$A114])" office:value-type="float" office:value="0.30901568542288" calcext:value-type="float">
            <text:p>0,30901568542288</text:p>
          </table:table-cell>
          <table:table-cell table:formula="of:=COS([$Autovalores.$E$23]*[$Planilha1.$A114])" office:value-type="float" office:value="-0.104527029314076" calcext:value-type="float">
            <text:p>-0,104527029314076</text:p>
          </table:table-cell>
          <table:table-cell table:formula="of:=COS([$Autovalores.$E$24]*[$Planilha1.$A114])" office:value-type="float" office:value="-0.104529962400701" calcext:value-type="float">
            <text:p>-0,104529962400701</text:p>
          </table:table-cell>
          <table:table-cell table:formula="of:=COS([$Autovalores.$E$25]*[$Planilha1.$A114])" office:value-type="float" office:value="0.309018490319451" calcext:value-type="float">
            <text:p>0,309018490319451</text:p>
          </table:table-cell>
          <table:table-cell table:formula="of:=COS([$Autovalores.$E$26]*[$Planilha1.$A114])" office:value-type="float" office:value="-0.500001418954468" calcext:value-type="float">
            <text:p>-0,500001418954468</text:p>
          </table:table-cell>
          <table:table-cell table:formula="of:=COS([$Autovalores.$E$27]*[$Planilha1.$A114])" office:value-type="float" office:value="0.669131872681863" calcext:value-type="float">
            <text:p>0,669131872681863</text:p>
          </table:table-cell>
          <table:table-cell table:formula="of:=COS([$Autovalores.$E$28]*[$Planilha1.$A114])" office:value-type="float" office:value="-0.809018034486572" calcext:value-type="float">
            <text:p>-0,809018034486572</text:p>
          </table:table-cell>
          <table:table-cell table:formula="of:=COS([$Autovalores.$E$29]*[$Planilha1.$A114])" office:value-type="float" office:value="0.913546204037159" calcext:value-type="float">
            <text:p>0,913546204037159</text:p>
          </table:table-cell>
          <table:table-cell table:formula="of:=COS([$Autovalores.$E$30]*[$Planilha1.$A114])" office:value-type="float" office:value="-0.978147995893821" calcext:value-type="float">
            <text:p>-0,978147995893821</text:p>
          </table:table-cell>
          <table:table-cell table:formula="of:=COS([$Autovalores.$E$31]*[$Planilha1.$A114])" office:value-type="float" office:value="0.999999999998067" calcext:value-type="float">
            <text:p>0,999999999998067</text:p>
          </table:table-cell>
          <table:table-cell table:formula="of:=COS([$Autovalores.$E$32]*[$Planilha1.$A114])" office:value-type="float" office:value="-0.97814717831747" calcext:value-type="float">
            <text:p>-0,97814717831747</text:p>
          </table:table-cell>
          <table:table-cell table:formula="of:=COS([$Autovalores.$E$33]*[$Planilha1.$A114])" office:value-type="float" office:value="0.913544604616489" calcext:value-type="float">
            <text:p>0,913544604616489</text:p>
          </table:table-cell>
          <table:table-cell table:formula="of:=COS([$Autovalores.$E$34]*[$Planilha1.$A114])" office:value-type="float" office:value="-0.809015723123976" calcext:value-type="float">
            <text:p>-0,809015723123976</text:p>
          </table:table-cell>
          <table:table-cell table:formula="of:=COS([$Autovalores.$E$35]*[$Planilha1.$A114])" office:value-type="float" office:value="0.669128950395068" calcext:value-type="float">
            <text:p>0,669128950395068</text:p>
          </table:table-cell>
          <table:table-cell table:formula="of:=COS([$Autovalores.$E$36]*[$Planilha1.$A114])" office:value-type="float" office:value="-0.49999801346148" calcext:value-type="float">
            <text:p>-0,49999801346148</text:p>
          </table:table-cell>
        </table:table-row>
        <table:table-row table:style-name="ro1">
          <table:table-cell/>
          <table:table-cell table:formula="of:=COS([$Autovalores.$E$1]*[$Planilha1.$A115])" office:value-type="float" office:value="1" calcext:value-type="float">
            <text:p>1</text:p>
          </table:table-cell>
          <table:table-cell table:formula="of:=COS([$Autovalores.$E$2]*[$Planilha1.$A115])" office:value-type="float" office:value="-0.98325489551383" calcext:value-type="float">
            <text:p>-0,98325489551383</text:p>
          </table:table-cell>
          <table:table-cell table:formula="of:=COS([$Autovalores.$E$3]*[$Planilha1.$A115])" office:value-type="float" office:value="0.933580379103825" calcext:value-type="float">
            <text:p>0,933580379103825</text:p>
          </table:table-cell>
          <table:table-cell table:formula="of:=COS([$Autovalores.$E$4]*[$Planilha1.$A115])" office:value-type="float" office:value="-0.852640060705155" calcext:value-type="float">
            <text:p>-0,852640060705155</text:p>
          </table:table-cell>
          <table:table-cell table:formula="of:=COS([$Autovalores.$E$5]*[$Planilha1.$A115])" office:value-type="float" office:value="0.743144648495283" calcext:value-type="float">
            <text:p>0,743144648495283</text:p>
          </table:table-cell>
          <table:table-cell table:formula="of:=COS([$Autovalores.$E$6]*[$Planilha1.$A115])" office:value-type="float" office:value="-0.608761166710624" calcext:value-type="float">
            <text:p>-0,608761166710624</text:p>
          </table:table-cell>
          <table:table-cell table:formula="of:=COS([$Autovalores.$E$7]*[$Planilha1.$A115])" office:value-type="float" office:value="0.453990146238583" calcext:value-type="float">
            <text:p>0,453990146238583</text:p>
          </table:table-cell>
          <table:table-cell table:formula="of:=COS([$Autovalores.$E$8]*[$Planilha1.$A115])" office:value-type="float" office:value="-0.284014900897625" calcext:value-type="float">
            <text:p>-0,284014900897625</text:p>
          </table:table-cell>
          <table:table-cell table:formula="of:=COS([$Autovalores.$E$9]*[$Planilha1.$A115])" office:value-type="float" office:value="0.104527937174354" calcext:value-type="float">
            <text:p>0,104527937174354</text:p>
          </table:table-cell>
          <table:table-cell table:formula="of:=COS([$Autovalores.$E$10]*[$Planilha1.$A115])" office:value-type="float" office:value="0.0784596890083402" calcext:value-type="float">
            <text:p>0,07845968900834</text:p>
          </table:table-cell>
          <table:table-cell table:formula="of:=COS([$Autovalores.$E$11]*[$Planilha1.$A115])" office:value-type="float" office:value="-0.258819683810241" calcext:value-type="float">
            <text:p>-0,258819683810241</text:p>
          </table:table-cell>
          <table:table-cell table:formula="of:=COS([$Autovalores.$E$12]*[$Planilha1.$A115])" office:value-type="float" office:value="0.430511753315181" calcext:value-type="float">
            <text:p>0,430511753315181</text:p>
          </table:table-cell>
          <table:table-cell table:formula="of:=COS([$Autovalores.$E$13]*[$Planilha1.$A115])" office:value-type="float" office:value="-0.58778589423654" calcext:value-type="float">
            <text:p>-0,58778589423654</text:p>
          </table:table-cell>
          <table:table-cell table:formula="of:=COS([$Autovalores.$E$14]*[$Planilha1.$A115])" office:value-type="float" office:value="0.725374962728926" calcext:value-type="float">
            <text:p>0,725374962728926</text:p>
          </table:table-cell>
          <table:table-cell table:formula="of:=COS([$Autovalores.$E$15]*[$Planilha1.$A115])" office:value-type="float" office:value="-0.838671072136224" calcext:value-type="float">
            <text:p>-0,838671072136224</text:p>
          </table:table-cell>
          <table:table-cell table:formula="of:=COS([$Autovalores.$E$16]*[$Planilha1.$A115])" office:value-type="float" office:value="0.923879912078616" calcext:value-type="float">
            <text:p>0,923879912078616</text:p>
          </table:table-cell>
          <table:table-cell table:formula="of:=COS([$Autovalores.$E$17]*[$Planilha1.$A115])" office:value-type="float" office:value="-0.978147820700148" calcext:value-type="float">
            <text:p>-0,978147820700148</text:p>
          </table:table-cell>
          <table:table-cell table:formula="of:=COS([$Autovalores.$E$18]*[$Planilha1.$A115])" office:value-type="float" office:value="0.999657354400596" calcext:value-type="float">
            <text:p>0,999657354400596</text:p>
          </table:table-cell>
          <table:table-cell table:formula="of:=COS([$Autovalores.$E$19]*[$Planilha1.$A115])" office:value-type="float" office:value="-0.987688154401429" calcext:value-type="float">
            <text:p>-0,987688154401429</text:p>
          </table:table-cell>
          <table:table-cell table:formula="of:=COS([$Autovalores.$E$20]*[$Planilha1.$A115])" office:value-type="float" office:value="0.942641071711853" calcext:value-type="float">
            <text:p>0,942641071711853</text:p>
          </table:table-cell>
          <table:table-cell table:formula="of:=COS([$Autovalores.$E$21]*[$Planilha1.$A115])" office:value-type="float" office:value="-0.866024742544734" calcext:value-type="float">
            <text:p>-0,866024742544734</text:p>
          </table:table-cell>
          <table:table-cell table:formula="of:=COS([$Autovalores.$E$22]*[$Planilha1.$A115])" office:value-type="float" office:value="0.760405063774579" calcext:value-type="float">
            <text:p>0,760405063774579</text:p>
          </table:table-cell>
          <table:table-cell table:formula="of:=COS([$Autovalores.$E$23]*[$Planilha1.$A115])" office:value-type="float" office:value="-0.629319260514978" calcext:value-type="float">
            <text:p>-0,629319260514978</text:p>
          </table:table-cell>
          <table:table-cell table:formula="of:=COS([$Autovalores.$E$24]*[$Planilha1.$A115])" office:value-type="float" office:value="0.477157423710428" calcext:value-type="float">
            <text:p>0,477157423710428</text:p>
          </table:table-cell>
          <table:table-cell table:formula="of:=COS([$Autovalores.$E$25]*[$Planilha1.$A115])" office:value-type="float" office:value="-0.309015485073101" calcext:value-type="float">
            <text:p>-0,309015485073101</text:p>
          </table:table-cell>
          <table:table-cell table:formula="of:=COS([$Autovalores.$E$26]*[$Planilha1.$A115])" office:value-type="float" office:value="0.130524553264986" calcext:value-type="float">
            <text:p>0,130524553264986</text:p>
          </table:table-cell>
          <table:table-cell table:formula="of:=COS([$Autovalores.$E$27]*[$Planilha1.$A115])" office:value-type="float" office:value="0.0523376731079804" calcext:value-type="float">
            <text:p>0,05233767310798</text:p>
          </table:table-cell>
          <table:table-cell table:formula="of:=COS([$Autovalores.$E$28]*[$Planilha1.$A115])" office:value-type="float" office:value="-0.233447099871462" calcext:value-type="float">
            <text:p>-0,233447099871462</text:p>
          </table:table-cell>
          <table:table-cell table:formula="of:=COS([$Autovalores.$E$29]*[$Planilha1.$A115])" office:value-type="float" office:value="0.406738334476248" calcext:value-type="float">
            <text:p>0,406738334476248</text:p>
          </table:table-cell>
          <table:table-cell table:formula="of:=COS([$Autovalores.$E$30]*[$Planilha1.$A115])" office:value-type="float" office:value="-0.56640781726235" calcext:value-type="float">
            <text:p>-0,56640781726235</text:p>
          </table:table-cell>
          <table:table-cell table:formula="of:=COS([$Autovalores.$E$31]*[$Planilha1.$A115])" office:value-type="float" office:value="0.707108183884782" calcext:value-type="float">
            <text:p>0,707108183884782</text:p>
          </table:table-cell>
          <table:table-cell table:formula="of:=COS([$Autovalores.$E$32]*[$Planilha1.$A115])" office:value-type="float" office:value="-0.824127349662859" calcext:value-type="float">
            <text:p>-0,824127349662859</text:p>
          </table:table-cell>
          <table:table-cell table:formula="of:=COS([$Autovalores.$E$33]*[$Planilha1.$A115])" office:value-type="float" office:value="0.9135463182809" calcext:value-type="float">
            <text:p>0,9135463182809</text:p>
          </table:table-cell>
          <table:table-cell table:formula="of:=COS([$Autovalores.$E$34]*[$Planilha1.$A115])" office:value-type="float" office:value="-0.972370429793808" calcext:value-type="float">
            <text:p>-0,972370429793808</text:p>
          </table:table-cell>
          <table:table-cell table:formula="of:=COS([$Autovalores.$E$35]*[$Planilha1.$A115])" office:value-type="float" office:value="0.998629652414396" calcext:value-type="float">
            <text:p>0,998629652414396</text:p>
          </table:table-cell>
          <table:table-cell table:formula="of:=COS([$Autovalores.$E$36]*[$Planilha1.$A115])" office:value-type="float" office:value="-0.99144455928965" calcext:value-type="float">
            <text:p>-0,99144455928965</text:p>
          </table:table-cell>
        </table:table-row>
        <table:table-row table:style-name="ro1">
          <table:table-cell/>
          <table:table-cell table:formula="of:=COS([$Autovalores.$E$1]*[$Planilha1.$A116])" office:value-type="float" office:value="1" calcext:value-type="float">
            <text:p>1</text:p>
          </table:table-cell>
          <table:table-cell table:formula="of:=COS([$Autovalores.$E$2]*[$Planilha1.$A116])" office:value-type="float" office:value="-0.987688330159539" calcext:value-type="float">
            <text:p>-0,987688330159539</text:p>
          </table:table-cell>
          <table:table-cell table:formula="of:=COS([$Autovalores.$E$3]*[$Planilha1.$A116])" office:value-type="float" office:value="0.951056475066675" calcext:value-type="float">
            <text:p>0,951056475066675</text:p>
          </table:table-cell>
          <table:table-cell table:formula="of:=COS([$Autovalores.$E$4]*[$Planilha1.$A116])" office:value-type="float" office:value="-0.891006433332504" calcext:value-type="float">
            <text:p>-0,891006433332504</text:p>
          </table:table-cell>
          <table:table-cell table:formula="of:=COS([$Autovalores.$E$5]*[$Planilha1.$A116])" office:value-type="float" office:value="0.809016837532499" calcext:value-type="float">
            <text:p>0,809016837532499</text:p>
          </table:table-cell>
          <table:table-cell table:formula="of:=COS([$Autovalores.$E$6]*[$Planilha1.$A116])" office:value-type="float" office:value="-0.707106545334344" calcext:value-type="float">
            <text:p>-0,707106545334344</text:p>
          </table:table-cell>
          <table:table-cell table:formula="of:=COS([$Autovalores.$E$7]*[$Planilha1.$A116])" office:value-type="float" office:value="0.587784928479818" calcext:value-type="float">
            <text:p>0,587784928479818</text:p>
          </table:table-cell>
          <table:table-cell table:formula="of:=COS([$Autovalores.$E$8]*[$Planilha1.$A116])" office:value-type="float" office:value="-0.453990083672005" calcext:value-type="float">
            <text:p>-0,453990083672005</text:p>
          </table:table-cell>
          <table:table-cell table:formula="of:=COS([$Autovalores.$E$9]*[$Planilha1.$A116])" office:value-type="float" office:value="0.309016486822172" calcext:value-type="float">
            <text:p>0,309016486822172</text:p>
          </table:table-cell>
          <table:table-cell table:formula="of:=COS([$Autovalores.$E$10]*[$Planilha1.$A116])" office:value-type="float" office:value="-0.156433872050305" calcext:value-type="float">
            <text:p>-0,156433872050305</text:p>
          </table:table-cell>
          <table:table-cell table:formula="of:=COS([$Autovalores.$E$11]*[$Planilha1.$A116])" office:value-type="float" office:value="-0.000000667090659431786" calcext:value-type="float">
            <text:p>-6,67090659431786E-07</text:p>
          </table:table-cell>
          <table:table-cell table:formula="of:=COS([$Autovalores.$E$12]*[$Planilha1.$A116])" office:value-type="float" office:value="0.15643518980562" calcext:value-type="float">
            <text:p>0,15643518980562</text:p>
          </table:table-cell>
          <table:table-cell table:formula="of:=COS([$Autovalores.$E$13]*[$Planilha1.$A116])" office:value-type="float" office:value="-0.309017755703951" calcext:value-type="float">
            <text:p>-0,309017755703951</text:p>
          </table:table-cell>
          <table:table-cell table:formula="of:=COS([$Autovalores.$E$14]*[$Planilha1.$A116])" office:value-type="float" office:value="0.45399127243614" calcext:value-type="float">
            <text:p>0,45399127243614</text:p>
          </table:table-cell>
          <table:table-cell table:formula="of:=COS([$Autovalores.$E$15]*[$Planilha1.$A116])" office:value-type="float" office:value="-0.587786007854972" calcext:value-type="float">
            <text:p>-0,587786007854972</text:p>
          </table:table-cell>
          <table:table-cell table:formula="of:=COS([$Autovalores.$E$16]*[$Planilha1.$A116])" office:value-type="float" office:value="0.707107488742686" calcext:value-type="float">
            <text:p>0,707107488742686</text:p>
          </table:table-cell>
          <table:table-cell table:formula="of:=COS([$Autovalores.$E$17]*[$Planilha1.$A116])" office:value-type="float" office:value="-0.809017621744165" calcext:value-type="float">
            <text:p>-0,809017621744165</text:p>
          </table:table-cell>
          <table:table-cell table:formula="of:=COS([$Autovalores.$E$18]*[$Planilha1.$A116])" office:value-type="float" office:value="0.89100703903759" calcext:value-type="float">
            <text:p>0,89100703903759</text:p>
          </table:table-cell>
          <table:table-cell table:formula="of:=COS([$Autovalores.$E$19]*[$Planilha1.$A116])" office:value-type="float" office:value="-0.951056887350698" calcext:value-type="float">
            <text:p>-0,951056887350698</text:p>
          </table:table-cell>
          <table:table-cell table:formula="of:=COS([$Autovalores.$E$20]*[$Planilha1.$A116])" office:value-type="float" office:value="0.987688538870689" calcext:value-type="float">
            <text:p>0,987688538870689</text:p>
          </table:table-cell>
          <table:table-cell table:formula="of:=COS([$Autovalores.$E$21]*[$Planilha1.$A116])" office:value-type="float" office:value="-0.99999999999911" calcext:value-type="float">
            <text:p>-0,99999999999911</text:p>
          </table:table-cell>
          <table:table-cell table:formula="of:=COS([$Autovalores.$E$22]*[$Planilha1.$A116])" office:value-type="float" office:value="0.987688121446631" calcext:value-type="float">
            <text:p>0,987688121446631</text:p>
          </table:table-cell>
          <table:table-cell table:formula="of:=COS([$Autovalores.$E$23]*[$Planilha1.$A116])" office:value-type="float" office:value="-0.951056062780959" calcext:value-type="float">
            <text:p>-0,951056062780959</text:p>
          </table:table-cell>
          <table:table-cell table:formula="of:=COS([$Autovalores.$E$24]*[$Planilha1.$A116])" office:value-type="float" office:value="0.89100582762583" calcext:value-type="float">
            <text:p>0,89100582762583</text:p>
          </table:table-cell>
          <table:table-cell table:formula="of:=COS([$Autovalores.$E$25]*[$Planilha1.$A116])" office:value-type="float" office:value="-0.809016053319387" calcext:value-type="float">
            <text:p>-0,809016053319387</text:p>
          </table:table-cell>
          <table:table-cell table:formula="of:=COS([$Autovalores.$E$26]*[$Planilha1.$A116])" office:value-type="float" office:value="0.707105601924751" calcext:value-type="float">
            <text:p>0,707105601924751</text:p>
          </table:table-cell>
          <table:table-cell table:formula="of:=COS([$Autovalores.$E$27]*[$Planilha1.$A116])" office:value-type="float" office:value="-0.587783849103629" calcext:value-type="float">
            <text:p>-0,587783849103629</text:p>
          </table:table-cell>
          <table:table-cell table:formula="of:=COS([$Autovalores.$E$28]*[$Planilha1.$A116])" office:value-type="float" office:value="0.453988894907055" calcext:value-type="float">
            <text:p>0,453988894907055</text:p>
          </table:table-cell>
          <table:table-cell table:formula="of:=COS([$Autovalores.$E$29]*[$Planilha1.$A116])" office:value-type="float" office:value="-0.309015217939829" calcext:value-type="float">
            <text:p>-0,309015217939829</text:p>
          </table:table-cell>
          <table:table-cell table:formula="of:=COS([$Autovalores.$E$30]*[$Planilha1.$A116])" office:value-type="float" office:value="0.156432554294711" calcext:value-type="float">
            <text:p>0,156432554294711</text:p>
          </table:table-cell>
          <table:table-cell table:formula="of:=COS([$Autovalores.$E$31]*[$Planilha1.$A116])" office:value-type="float" office:value="0.00000200127197474146" calcext:value-type="float">
            <text:p>2,00127197474146E-06</text:p>
          </table:table-cell>
          <table:table-cell table:formula="of:=COS([$Autovalores.$E$32]*[$Planilha1.$A116])" office:value-type="float" office:value="-0.156436507560661" calcext:value-type="float">
            <text:p>-0,156436507560661</text:p>
          </table:table-cell>
          <table:table-cell table:formula="of:=COS([$Autovalores.$E$33]*[$Planilha1.$A116])" office:value-type="float" office:value="0.309019024585169" calcext:value-type="float">
            <text:p>0,309019024585169</text:p>
          </table:table-cell>
          <table:table-cell table:formula="of:=COS([$Autovalores.$E$34]*[$Planilha1.$A116])" office:value-type="float" office:value="-0.453992461199464" calcext:value-type="float">
            <text:p>-0,453992461199464</text:p>
          </table:table-cell>
          <table:table-cell table:formula="of:=COS([$Autovalores.$E$35]*[$Planilha1.$A116])" office:value-type="float" office:value="0.587787087229066" calcext:value-type="float">
            <text:p>0,587787087229066</text:p>
          </table:table-cell>
          <table:table-cell table:formula="of:=COS([$Autovalores.$E$36]*[$Planilha1.$A116])" office:value-type="float" office:value="-0.707108432149765" calcext:value-type="float">
            <text:p>-0,707108432149765</text:p>
          </table:table-cell>
        </table:table-row>
        <table:table-row table:style-name="ro1">
          <table:table-cell/>
          <table:table-cell table:formula="of:=COS([$Autovalores.$E$1]*[$Planilha1.$A117])" office:value-type="float" office:value="1" calcext:value-type="float">
            <text:p>1</text:p>
          </table:table-cell>
          <table:table-cell table:formula="of:=COS([$Autovalores.$E$2]*[$Planilha1.$A117])" office:value-type="float" office:value="-0.991444852590149" calcext:value-type="float">
            <text:p>-0,991444852590149</text:p>
          </table:table-cell>
          <table:table-cell table:formula="of:=COS([$Autovalores.$E$3]*[$Planilha1.$A117])" office:value-type="float" office:value="0.965925791455003" calcext:value-type="float">
            <text:p>0,965925791455003</text:p>
          </table:table-cell>
          <table:table-cell table:formula="of:=COS([$Autovalores.$E$4]*[$Planilha1.$A117])" office:value-type="float" office:value="-0.923879455254108" calcext:value-type="float">
            <text:p>-0,923879455254108</text:p>
          </table:table-cell>
          <table:table-cell table:formula="of:=COS([$Autovalores.$E$5]*[$Planilha1.$A117])" office:value-type="float" office:value="0.86602526919595" calcext:value-type="float">
            <text:p>0,86602526919595</text:p>
          </table:table-cell>
          <table:table-cell table:formula="of:=COS([$Autovalores.$E$6]*[$Planilha1.$A117])" office:value-type="float" office:value="-0.793353135460535" calcext:value-type="float">
            <text:p>-0,793353135460535</text:p>
          </table:table-cell>
          <table:table-cell table:formula="of:=COS([$Autovalores.$E$7]*[$Planilha1.$A117])" office:value-type="float" office:value="0.707106495681255" calcext:value-type="float">
            <text:p>0,707106495681255</text:p>
          </table:table-cell>
          <table:table-cell table:formula="of:=COS([$Autovalores.$E$8]*[$Planilha1.$A117])" office:value-type="float" office:value="-0.608761055291944" calcext:value-type="float">
            <text:p>-0,608761055291944</text:p>
          </table:table-cell>
          <table:table-cell table:formula="of:=COS([$Autovalores.$E$9]*[$Planilha1.$A117])" office:value-type="float" office:value="0.499999533771834" calcext:value-type="float">
            <text:p>0,499999533771834</text:p>
          </table:table-cell>
          <table:table-cell table:formula="of:=COS([$Autovalores.$E$10]*[$Planilha1.$A117])" office:value-type="float" office:value="-0.382682872819174" calcext:value-type="float">
            <text:p>-0,382682872819174</text:p>
          </table:table-cell>
          <table:table-cell table:formula="of:=COS([$Autovalores.$E$11]*[$Planilha1.$A117])" office:value-type="float" office:value="0.258818395090125" calcext:value-type="float">
            <text:p>0,258818395090125</text:p>
          </table:table-cell>
          <table:table-cell table:formula="of:=COS([$Autovalores.$E$12]*[$Planilha1.$A117])" office:value-type="float" office:value="-0.130525458316324" calcext:value-type="float">
            <text:p>-0,130525458316324</text:p>
          </table:table-cell>
          <table:table-cell table:formula="of:=COS([$Autovalores.$E$13]*[$Planilha1.$A117])" office:value-type="float" office:value="-0.000000807530749456436" calcext:value-type="float">
            <text:p>-8,07530749456436E-07</text:p>
          </table:table-cell>
          <table:table-cell table:formula="of:=COS([$Autovalores.$E$14]*[$Planilha1.$A117])" office:value-type="float" office:value="0.130527059560727" calcext:value-type="float">
            <text:p>0,130527059560727</text:p>
          </table:table-cell>
          <table:table-cell table:formula="of:=COS([$Autovalores.$E$15]*[$Planilha1.$A117])" office:value-type="float" office:value="-0.258819955119678" calcext:value-type="float">
            <text:p>-0,258819955119678</text:p>
          </table:table-cell>
          <table:table-cell table:formula="of:=COS([$Autovalores.$E$16]*[$Planilha1.$A117])" office:value-type="float" office:value="0.382684364941309" calcext:value-type="float">
            <text:p>0,382684364941309</text:p>
          </table:table-cell>
          <table:table-cell table:formula="of:=COS([$Autovalores.$E$17]*[$Planilha1.$A117])" office:value-type="float" office:value="-0.500000932455897" calcext:value-type="float">
            <text:p>-0,500000932455897</text:p>
          </table:table-cell>
          <table:table-cell table:formula="of:=COS([$Autovalores.$E$18]*[$Planilha1.$A117])" office:value-type="float" office:value="0.60876233660604" calcext:value-type="float">
            <text:p>0,60876233660604</text:p>
          </table:table-cell>
          <table:table-cell table:formula="of:=COS([$Autovalores.$E$19]*[$Planilha1.$A117])" office:value-type="float" office:value="-0.707107637701727" calcext:value-type="float">
            <text:p>-0,707107637701727</text:p>
          </table:table-cell>
          <table:table-cell table:formula="of:=COS([$Autovalores.$E$20]*[$Planilha1.$A117])" office:value-type="float" office:value="0.793354118647079" calcext:value-type="float">
            <text:p>0,793354118647079</text:p>
          </table:table-cell>
          <table:table-cell table:formula="of:=COS([$Autovalores.$E$21]*[$Planilha1.$A117])" office:value-type="float" office:value="-0.866026076725944" calcext:value-type="float">
            <text:p>-0,866026076725944</text:p>
          </table:table-cell>
          <table:table-cell table:formula="of:=COS([$Autovalores.$E$22]*[$Planilha1.$A117])" office:value-type="float" office:value="0.92388007331048" calcext:value-type="float">
            <text:p>0,92388007331048</text:p>
          </table:table-cell>
          <table:table-cell table:formula="of:=COS([$Autovalores.$E$23]*[$Planilha1.$A117])" office:value-type="float" office:value="-0.965926209462627" calcext:value-type="float">
            <text:p>-0,965926209462627</text:p>
          </table:table-cell>
          <table:table-cell table:formula="of:=COS([$Autovalores.$E$24]*[$Planilha1.$A117])" office:value-type="float" office:value="0.991445063396792" calcext:value-type="float">
            <text:p>0,991445063396792</text:p>
          </table:table-cell>
          <table:table-cell table:formula="of:=COS([$Autovalores.$E$25]*[$Planilha1.$A117])" office:value-type="float" office:value="-0.999999999998696" calcext:value-type="float">
            <text:p>-0,999999999998696</text:p>
          </table:table-cell>
          <table:table-cell table:formula="of:=COS([$Autovalores.$E$26]*[$Planilha1.$A117])" office:value-type="float" office:value="0.991444641780921" calcext:value-type="float">
            <text:p>0,991444641780921</text:p>
          </table:table-cell>
          <table:table-cell table:formula="of:=COS([$Autovalores.$E$27]*[$Planilha1.$A117])" office:value-type="float" office:value="-0.965925373444861" calcext:value-type="float">
            <text:p>-0,965925373444861</text:p>
          </table:table-cell>
          <table:table-cell table:formula="of:=COS([$Autovalores.$E$28]*[$Planilha1.$A117])" office:value-type="float" office:value="0.923878837195324" calcext:value-type="float">
            <text:p>0,923878837195324</text:p>
          </table:table-cell>
          <table:table-cell table:formula="of:=COS([$Autovalores.$E$29]*[$Planilha1.$A117])" office:value-type="float" office:value="-0.866024461663696" calcext:value-type="float">
            <text:p>-0,866024461663696</text:p>
          </table:table-cell>
          <table:table-cell table:formula="of:=COS([$Autovalores.$E$30]*[$Planilha1.$A117])" office:value-type="float" office:value="0.793352152271929" calcext:value-type="float">
            <text:p>0,793352152271929</text:p>
          </table:table-cell>
          <table:table-cell table:formula="of:=COS([$Autovalores.$E$31]*[$Planilha1.$A117])" office:value-type="float" office:value="-0.707105353658934" calcext:value-type="float">
            <text:p>-0,707105353658934</text:p>
          </table:table-cell>
          <table:table-cell table:formula="of:=COS([$Autovalores.$E$32]*[$Planilha1.$A117])" office:value-type="float" office:value="0.608759773976255" calcext:value-type="float">
            <text:p>0,608759773976255</text:p>
          </table:table-cell>
          <table:table-cell table:formula="of:=COS([$Autovalores.$E$33]*[$Planilha1.$A117])" office:value-type="float" office:value="-0.499998135086467" calcext:value-type="float">
            <text:p>-0,499998135086467</text:p>
          </table:table-cell>
          <table:table-cell table:formula="of:=COS([$Autovalores.$E$34]*[$Planilha1.$A117])" office:value-type="float" office:value="0.382681380696048" calcext:value-type="float">
            <text:p>0,382681380696048</text:p>
          </table:table-cell>
          <table:table-cell table:formula="of:=COS([$Autovalores.$E$35]*[$Planilha1.$A117])" office:value-type="float" office:value="-0.25881683505991" calcext:value-type="float">
            <text:p>-0,25881683505991</text:p>
          </table:table-cell>
          <table:table-cell table:formula="of:=COS([$Autovalores.$E$36]*[$Planilha1.$A117])" office:value-type="float" office:value="0.130523857071581" calcext:value-type="float">
            <text:p>0,130523857071581</text:p>
          </table:table-cell>
        </table:table-row>
        <table:table-row table:style-name="ro1">
          <table:table-cell/>
          <table:table-cell table:formula="of:=COS([$Autovalores.$E$1]*[$Planilha1.$A118])" office:value-type="float" office:value="1" calcext:value-type="float">
            <text:p>1</text:p>
          </table:table-cell>
          <table:table-cell table:formula="of:=COS([$Autovalores.$E$2]*[$Planilha1.$A118])" office:value-type="float" office:value="-0.994521888272942" calcext:value-type="float">
            <text:p>-0,994521888272942</text:p>
          </table:table-cell>
          <table:table-cell table:formula="of:=COS([$Autovalores.$E$3]*[$Planilha1.$A118])" office:value-type="float" office:value="0.978147572507955" calcext:value-type="float">
            <text:p>0,978147572507955</text:p>
          </table:table-cell>
          <table:table-cell table:formula="of:=COS([$Autovalores.$E$4]*[$Planilha1.$A118])" office:value-type="float" office:value="-0.951056453367469" calcext:value-type="float">
            <text:p>-0,951056453367469</text:p>
          </table:table-cell>
          <table:table-cell table:formula="of:=COS([$Autovalores.$E$5]*[$Planilha1.$A118])" office:value-type="float" office:value="0.91354534720641" calcext:value-type="float">
            <text:p>0,91354534720641</text:p>
          </table:table-cell>
          <table:table-cell table:formula="of:=COS([$Autovalores.$E$6]*[$Planilha1.$A118])" office:value-type="float" office:value="-0.866025234085888" calcext:value-type="float">
            <text:p>-0,866025234085888</text:p>
          </table:table-cell>
          <table:table-cell table:formula="of:=COS([$Autovalores.$E$7]*[$Planilha1.$A118])" office:value-type="float" office:value="0.809016754983819" calcext:value-type="float">
            <text:p>0,809016754983819</text:p>
          </table:table-cell>
          <table:table-cell table:formula="of:=COS([$Autovalores.$E$8]*[$Planilha1.$A118])" office:value-type="float" office:value="-0.74314450753602" calcext:value-type="float">
            <text:p>-0,74314450753602</text:p>
          </table:table-cell>
          <table:table-cell table:formula="of:=COS([$Autovalores.$E$9]*[$Planilha1.$A118])" office:value-type="float" office:value="0.66913020280496" calcext:value-type="float">
            <text:p>0,66913020280496</text:p>
          </table:table-cell>
          <table:table-cell table:formula="of:=COS([$Autovalores.$E$10]*[$Planilha1.$A118])" office:value-type="float" office:value="-0.587784758052067" calcext:value-type="float">
            <text:p>-0,587784758052067</text:p>
          </table:table-cell>
          <table:table-cell table:formula="of:=COS([$Autovalores.$E$11]*[$Planilha1.$A118])" office:value-type="float" office:value="0.499999412147035" calcext:value-type="float">
            <text:p>0,499999412147035</text:p>
          </table:table-cell>
          <table:table-cell table:formula="of:=COS([$Autovalores.$E$12]*[$Planilha1.$A118])" office:value-type="float" office:value="-0.40673596095559" calcext:value-type="float">
            <text:p>-0,40673596095559</text:p>
          </table:table-cell>
          <table:table-cell table:formula="of:=COS([$Autovalores.$E$13]*[$Planilha1.$A118])" office:value-type="float" office:value="0.309016219689097" calcext:value-type="float">
            <text:p>0,309016219689097</text:p>
          </table:table-cell>
          <table:table-cell table:formula="of:=COS([$Autovalores.$E$14]*[$Planilha1.$A118])" office:value-type="float" office:value="-0.207910827668737" calcext:value-type="float">
            <text:p>-0,207910827668737</text:p>
          </table:table-cell>
          <table:table-cell table:formula="of:=COS([$Autovalores.$E$15]*[$Planilha1.$A118])" office:value-type="float" office:value="0.104527518161908" calcext:value-type="float">
            <text:p>0,104527518161908</text:p>
          </table:table-cell>
          <table:table-cell table:formula="of:=COS([$Autovalores.$E$16]*[$Planilha1.$A118])" office:value-type="float" office:value="0.00000101819099995657" calcext:value-type="float">
            <text:p>1,01819099995657E-06</text:p>
          </table:table-cell>
          <table:table-cell table:formula="of:=COS([$Autovalores.$E$17]*[$Planilha1.$A118])" office:value-type="float" office:value="-0.104529543388387" calcext:value-type="float">
            <text:p>-0,104529543388387</text:p>
          </table:table-cell>
          <table:table-cell table:formula="of:=COS([$Autovalores.$E$18]*[$Planilha1.$A118])" office:value-type="float" office:value="0.207912819550847" calcext:value-type="float">
            <text:p>0,207912819550847</text:p>
          </table:table-cell>
          <table:table-cell table:formula="of:=COS([$Autovalores.$E$19]*[$Planilha1.$A118])" office:value-type="float" office:value="-0.309018156403346" calcext:value-type="float">
            <text:p>-0,309018156403346</text:p>
          </table:table-cell>
          <table:table-cell table:formula="of:=COS([$Autovalores.$E$20]*[$Planilha1.$A118])" office:value-type="float" office:value="0.406737821282904" calcext:value-type="float">
            <text:p>0,406737821282904</text:p>
          </table:table-cell>
          <table:table-cell table:formula="of:=COS([$Autovalores.$E$21]*[$Planilha1.$A118])" office:value-type="float" office:value="-0.500001175705239" calcext:value-type="float">
            <text:p>-0,500001175705239</text:p>
          </table:table-cell>
          <table:table-cell table:formula="of:=COS([$Autovalores.$E$22]*[$Planilha1.$A118])" office:value-type="float" office:value="0.587786405519233" calcext:value-type="float">
            <text:p>0,587786405519233</text:p>
          </table:table-cell>
          <table:table-cell table:formula="of:=COS([$Autovalores.$E$23]*[$Planilha1.$A118])" office:value-type="float" office:value="-0.669131716131066" calcext:value-type="float">
            <text:p>-0,669131716131066</text:p>
          </table:table-cell>
          <table:table-cell table:formula="of:=COS([$Autovalores.$E$24]*[$Planilha1.$A118])" office:value-type="float" office:value="0.743145870140726" calcext:value-type="float">
            <text:p>0,743145870140726</text:p>
          </table:table-cell>
          <table:table-cell table:formula="of:=COS([$Autovalores.$E$25]*[$Planilha1.$A118])" office:value-type="float" office:value="-0.80901795193812" calcext:value-type="float">
            <text:p>-0,80901795193812</text:p>
          </table:table-cell>
          <table:table-cell table:formula="of:=COS([$Autovalores.$E$26]*[$Planilha1.$A118])" office:value-type="float" office:value="0.866026252275689" calcext:value-type="float">
            <text:p>0,866026252275689</text:p>
          </table:table-cell>
          <table:table-cell table:formula="of:=COS([$Autovalores.$E$27]*[$Planilha1.$A118])" office:value-type="float" office:value="-0.913546175476202" calcext:value-type="float">
            <text:p>-0,913546175476202</text:p>
          </table:table-cell>
          <table:table-cell table:formula="of:=COS([$Autovalores.$E$28]*[$Planilha1.$A118])" office:value-type="float" office:value="0.951057082642541" calcext:value-type="float">
            <text:p>0,951057082642541</text:p>
          </table:table-cell>
          <table:table-cell table:formula="of:=COS([$Autovalores.$E$29]*[$Planilha1.$A118])" office:value-type="float" office:value="-0.978147995893824" calcext:value-type="float">
            <text:p>-0,978147995893824</text:p>
          </table:table-cell>
          <table:table-cell table:formula="of:=COS([$Autovalores.$E$30]*[$Planilha1.$A118])" office:value-type="float" office:value="0.994522101130899" calcext:value-type="float">
            <text:p>0,994522101130899</text:p>
          </table:table-cell>
          <table:table-cell table:formula="of:=COS([$Autovalores.$E$31]*[$Planilha1.$A118])" office:value-type="float" office:value="-0.999999999997926" calcext:value-type="float">
            <text:p>-0,999999999997926</text:p>
          </table:table-cell>
          <table:table-cell table:formula="of:=COS([$Autovalores.$E$32]*[$Planilha1.$A118])" office:value-type="float" office:value="0.99452167541086" calcext:value-type="float">
            <text:p>0,99452167541086</text:p>
          </table:table-cell>
          <table:table-cell table:formula="of:=COS([$Autovalores.$E$33]*[$Planilha1.$A118])" office:value-type="float" office:value="-0.978147149118031" calcext:value-type="float">
            <text:p>-0,978147149118031</text:p>
          </table:table-cell>
          <table:table-cell table:formula="of:=COS([$Autovalores.$E$34]*[$Planilha1.$A118])" office:value-type="float" office:value="0.951055824088458" calcext:value-type="float">
            <text:p>0,951055824088458</text:p>
          </table:table-cell>
          <table:table-cell table:formula="of:=COS([$Autovalores.$E$35]*[$Planilha1.$A118])" office:value-type="float" office:value="-0.913544518932834" calcext:value-type="float">
            <text:p>-0,913544518932834</text:p>
          </table:table-cell>
          <table:table-cell table:formula="of:=COS([$Autovalores.$E$36]*[$Planilha1.$A118])" office:value-type="float" office:value="0.866024215892492" calcext:value-type="float">
            <text:p>0,866024215892492</text:p>
          </table:table-cell>
        </table:table-row>
        <table:table-row table:style-name="ro1">
          <table:table-cell/>
          <table:table-cell table:formula="of:=COS([$Autovalores.$E$1]*[$Planilha1.$A119])" office:value-type="float" office:value="1" calcext:value-type="float">
            <text:p>1</text:p>
          </table:table-cell>
          <table:table-cell table:formula="of:=COS([$Autovalores.$E$2]*[$Planilha1.$A119])" office:value-type="float" office:value="-0.996917328361458" calcext:value-type="float">
            <text:p>-0,996917328361458</text:p>
          </table:table-cell>
          <table:table-cell table:formula="of:=COS([$Autovalores.$E$3]*[$Planilha1.$A119])" office:value-type="float" office:value="0.987688319174694" calcext:value-type="float">
            <text:p>0,987688319174694</text:p>
          </table:table-cell>
          <table:table-cell table:formula="of:=COS([$Autovalores.$E$4]*[$Planilha1.$A119])" office:value-type="float" office:value="-0.972369872449451" calcext:value-type="float">
            <text:p>-0,972369872449451</text:p>
          </table:table-cell>
          <table:table-cell table:formula="of:=COS([$Autovalores.$E$5]*[$Planilha1.$A119])" office:value-type="float" office:value="0.951056431668263" calcext:value-type="float">
            <text:p>0,951056431668263</text:p>
          </table:table-cell>
          <table:table-cell table:formula="of:=COS([$Autovalores.$E$6]*[$Planilha1.$A119])" office:value-type="float" office:value="-0.923879401509961" calcext:value-type="float">
            <text:p>-0,923879401509961</text:p>
          </table:table-cell>
          <table:table-cell table:formula="of:=COS([$Autovalores.$E$7]*[$Planilha1.$A119])" office:value-type="float" office:value="0.891006337694724" calcext:value-type="float">
            <text:p>0,891006337694724</text:p>
          </table:table-cell>
          <table:table-cell table:formula="of:=COS([$Autovalores.$E$8]*[$Planilha1.$A119])" office:value-type="float" office:value="-0.852639913945539" calcext:value-type="float">
            <text:p>-0,852639913945539</text:p>
          </table:table-cell>
          <table:table-cell table:formula="of:=COS([$Autovalores.$E$9]*[$Planilha1.$A119])" office:value-type="float" office:value="0.80901667243514" calcext:value-type="float">
            <text:p>0,80901667243514</text:p>
          </table:table-cell>
          <table:table-cell table:formula="of:=COS([$Autovalores.$E$10]*[$Planilha1.$A119])" office:value-type="float" office:value="-0.760405565422291" calcext:value-type="float">
            <text:p>-0,760405565422291</text:p>
          </table:table-cell>
          <table:table-cell table:formula="of:=COS([$Autovalores.$E$11]*[$Planilha1.$A119])" office:value-type="float" office:value="0.707106297068807" calcext:value-type="float">
            <text:p>0,707106297068807</text:p>
          </table:table-cell>
          <table:table-cell table:formula="of:=COS([$Autovalores.$E$12]*[$Planilha1.$A119])" office:value-type="float" office:value="-0.649447475660506" calcext:value-type="float">
            <text:p>-0,649447475660506</text:p>
          </table:table-cell>
          <table:table-cell table:formula="of:=COS([$Autovalores.$E$13]*[$Planilha1.$A119])" office:value-type="float" office:value="0.587784587624328" calcext:value-type="float">
            <text:p>0,587784587624328</text:p>
          </table:table-cell>
          <table:table-cell table:formula="of:=COS([$Autovalores.$E$14]*[$Planilha1.$A119])" office:value-type="float" office:value="-0.522497805832466" calcext:value-type="float">
            <text:p>-0,522497805832466</text:p>
          </table:table-cell>
          <table:table-cell table:formula="of:=COS([$Autovalores.$E$15]*[$Planilha1.$A119])" office:value-type="float" office:value="0.453989645706112" calcext:value-type="float">
            <text:p>0,453989645706112</text:p>
          </table:table-cell>
          <table:table-cell table:formula="of:=COS([$Autovalores.$E$16]*[$Planilha1.$A119])" office:value-type="float" office:value="-0.38268248356975" calcext:value-type="float">
            <text:p>-0,38268248356975</text:p>
          </table:table-cell>
          <table:table-cell table:formula="of:=COS([$Autovalores.$E$17]*[$Planilha1.$A119])" office:value-type="float" office:value="0.309015952556054" calcext:value-type="float">
            <text:p>0,309015952556054</text:p>
          </table:table-cell>
          <table:table-cell table:formula="of:=COS([$Autovalores.$E$18]*[$Planilha1.$A119])" office:value-type="float" office:value="-0.233444232116748" calcext:value-type="float">
            <text:p>-0,233444232116748</text:p>
          </table:table-cell>
          <table:table-cell table:formula="of:=COS([$Autovalores.$E$19]*[$Planilha1.$A119])" office:value-type="float" office:value="0.156433247850387" calcext:value-type="float">
            <text:p>0,156433247850387</text:p>
          </table:table-cell>
          <table:table-cell table:formula="of:=COS([$Autovalores.$E$20]*[$Planilha1.$A119])" office:value-type="float" office:value="-0.0784577989110722" calcext:value-type="float">
            <text:p>-0,078457798911072</text:p>
          </table:table-cell>
          <table:table-cell table:formula="of:=COS([$Autovalores.$E$21]*[$Planilha1.$A119])" office:value-type="float" office:value="-0.0000013692912800851" calcext:value-type="float">
            <text:p>-1,3692912800851E-06</text:p>
          </table:table-cell>
          <table:table-cell table:formula="of:=COS([$Autovalores.$E$22]*[$Planilha1.$A119])" office:value-type="float" office:value="0.0784605290514886" calcext:value-type="float">
            <text:p>0,078460529051489</text:p>
          </table:table-cell>
          <table:table-cell table:formula="of:=COS([$Autovalores.$E$23]*[$Planilha1.$A119])" office:value-type="float" office:value="-0.156435952716393" calcext:value-type="float">
            <text:p>-0,156435952716393</text:p>
          </table:table-cell>
          <table:table-cell table:formula="of:=COS([$Autovalores.$E$24]*[$Planilha1.$A119])" office:value-type="float" office:value="0.233446895031923" calcext:value-type="float">
            <text:p>0,233446895031923</text:p>
          </table:table-cell>
          <table:table-cell table:formula="of:=COS([$Autovalores.$E$25]*[$Planilha1.$A119])" office:value-type="float" office:value="-0.309018557102598" calcext:value-type="float">
            <text:p>-0,309018557102598</text:p>
          </table:table-cell>
          <table:table-cell table:formula="of:=COS([$Autovalores.$E$26]*[$Planilha1.$A119])" office:value-type="float" office:value="0.382685013689761" calcext:value-type="float">
            <text:p>0,382685013689761</text:p>
          </table:table-cell>
          <table:table-cell table:formula="of:=COS([$Autovalores.$E$27]*[$Planilha1.$A119])" office:value-type="float" office:value="-0.453992085800517" calcext:value-type="float">
            <text:p>-0,453992085800517</text:p>
          </table:table-cell>
          <table:table-cell table:formula="of:=COS([$Autovalores.$E$28]*[$Planilha1.$A119])" office:value-type="float" office:value="0.522500140857259" calcext:value-type="float">
            <text:p>0,522500140857259</text:p>
          </table:table-cell>
          <table:table-cell table:formula="of:=COS([$Autovalores.$E$29]*[$Planilha1.$A119])" office:value-type="float" office:value="-0.587786803183278" calcext:value-type="float">
            <text:p>-0,587786803183278</text:p>
          </table:table-cell>
          <table:table-cell table:formula="of:=COS([$Autovalores.$E$30]*[$Planilha1.$A119])" office:value-type="float" office:value="0.649449558093931" calcext:value-type="float">
            <text:p>0,649449558093931</text:p>
          </table:table-cell>
          <table:table-cell table:formula="of:=COS([$Autovalores.$E$31]*[$Planilha1.$A119])" office:value-type="float" office:value="-0.707108233537775" calcext:value-type="float">
            <text:p>-0,707108233537775</text:p>
          </table:table-cell>
          <table:table-cell table:formula="of:=COS([$Autovalores.$E$32]*[$Planilha1.$A119])" office:value-type="float" office:value="0.760407343987817" calcext:value-type="float">
            <text:p>0,760407343987817</text:p>
          </table:table-cell>
          <table:table-cell table:formula="of:=COS([$Autovalores.$E$33]*[$Planilha1.$A119])" office:value-type="float" office:value="-0.809018282131749" calcext:value-type="float">
            <text:p>-0,809018282131749</text:p>
          </table:table-cell>
          <table:table-cell table:formula="of:=COS([$Autovalores.$E$34]*[$Planilha1.$A119])" office:value-type="float" office:value="0.85264134484891" calcext:value-type="float">
            <text:p>0,85264134484891</text:p>
          </table:table-cell>
          <table:table-cell table:formula="of:=COS([$Autovalores.$E$35]*[$Planilha1.$A119])" office:value-type="float" office:value="-0.891007580982843" calcext:value-type="float">
            <text:p>-0,891007580982843</text:p>
          </table:table-cell>
          <table:table-cell table:formula="of:=COS([$Autovalores.$E$36]*[$Planilha1.$A119])" office:value-type="float" office:value="0.923880449517538" calcext:value-type="float">
            <text:p>0,923880449517538</text:p>
          </table:table-cell>
        </table:table-row>
        <table:table-row table:style-name="ro1">
          <table:table-cell/>
          <table:table-cell table:formula="of:=COS([$Autovalores.$E$1]*[$Planilha1.$A120])" office:value-type="float" office:value="1" calcext:value-type="float">
            <text:p>1</text:p>
          </table:table-cell>
          <table:table-cell table:formula="of:=COS([$Autovalores.$E$2]*[$Planilha1.$A120])" office:value-type="float" office:value="-0.998629531140788" calcext:value-type="float">
            <text:p>-0,998629531140788</text:p>
          </table:table-cell>
          <table:table-cell table:formula="of:=COS([$Autovalores.$E$3]*[$Planilha1.$A120])" office:value-type="float" office:value="0.994521880932938" calcext:value-type="float">
            <text:p>0,994521880932938</text:p>
          </table:table-cell>
          <table:table-cell table:formula="of:=COS([$Autovalores.$E$4]*[$Planilha1.$A120])" office:value-type="float" office:value="-0.987688308189841" calcext:value-type="float">
            <text:p>-0,987688308189841</text:p>
          </table:table-cell>
          <table:table-cell table:formula="of:=COS([$Autovalores.$E$5]*[$Planilha1.$A120])" office:value-type="float" office:value="0.97814754330878" calcext:value-type="float">
            <text:p>0,97814754330878</text:p>
          </table:table-cell>
          <table:table-cell table:formula="of:=COS([$Autovalores.$E$6]*[$Planilha1.$A120])" office:value-type="float" office:value="-0.965925736932078" calcext:value-type="float">
            <text:p>-0,965925736932078</text:p>
          </table:table-cell>
          <table:table-cell table:formula="of:=COS([$Autovalores.$E$7]*[$Planilha1.$A120])" office:value-type="float" office:value="0.951056388269822" calcext:value-type="float">
            <text:p>0,951056388269822</text:p>
          </table:table-cell>
          <table:table-cell table:formula="of:=COS([$Autovalores.$E$8]*[$Planilha1.$A120])" office:value-type="float" office:value="-0.933580253280608" calcext:value-type="float">
            <text:p>-0,933580253280608</text:p>
          </table:table-cell>
          <table:table-cell table:formula="of:=COS([$Autovalores.$E$9]*[$Planilha1.$A120])" office:value-type="float" office:value="0.913545232962003" calcext:value-type="float">
            <text:p>0,913545232962003</text:p>
          </table:table-cell>
          <table:table-cell table:formula="of:=COS([$Autovalores.$E$10]*[$Planilha1.$A120])" office:value-type="float" office:value="-0.891006242056882" calcext:value-type="float">
            <text:p>-0,891006242056882</text:p>
          </table:table-cell>
          <table:table-cell table:formula="of:=COS([$Autovalores.$E$11]*[$Planilha1.$A120])" office:value-type="float" office:value="0.866025058535556" calcext:value-type="float">
            <text:p>0,866025058535556</text:p>
          </table:table-cell>
          <table:table-cell table:formula="of:=COS([$Autovalores.$E$12]*[$Planilha1.$A120])" office:value-type="float" office:value="-0.838670154266186" calcext:value-type="float">
            <text:p>-0,838670154266186</text:p>
          </table:table-cell>
          <table:table-cell table:formula="of:=COS([$Autovalores.$E$13]*[$Planilha1.$A120])" office:value-type="float" office:value="0.809016507337677" calcext:value-type="float">
            <text:p>0,809016507337677</text:p>
          </table:table-cell>
          <table:table-cell table:formula="of:=COS([$Autovalores.$E$14]*[$Planilha1.$A120])" office:value-type="float" office:value="-0.777145396549378" calcext:value-type="float">
            <text:p>-0,777145396549378</text:p>
          </table:table-cell>
          <table:table-cell table:formula="of:=COS([$Autovalores.$E$15]*[$Planilha1.$A120])" office:value-type="float" office:value="0.743144178630968" calcext:value-type="float">
            <text:p>0,743144178630968</text:p>
          </table:table-cell>
          <table:table-cell table:formula="of:=COS([$Autovalores.$E$16]*[$Planilha1.$A120])" office:value-type="float" office:value="-0.707106048803129" calcext:value-type="float">
            <text:p>-0,707106048803129</text:p>
          </table:table-cell>
          <table:table-cell table:formula="of:=COS([$Autovalores.$E$17]*[$Planilha1.$A120])" office:value-type="float" office:value="0.6691297853352" calcext:value-type="float">
            <text:p>0,6691297853352</text:p>
          </table:table-cell>
          <table:table-cell table:formula="of:=COS([$Autovalores.$E$18]*[$Planilha1.$A120])" office:value-type="float" office:value="-0.629319478800119" calcext:value-type="float">
            <text:p>-0,629319478800119</text:p>
          </table:table-cell>
          <table:table-cell table:formula="of:=COS([$Autovalores.$E$19]*[$Planilha1.$A120])" office:value-type="float" office:value="0.587784246768655" calcext:value-type="float">
            <text:p>0,587784246768655</text:p>
          </table:table-cell>
          <table:table-cell table:formula="of:=COS([$Autovalores.$E$20]*[$Planilha1.$A120])" office:value-type="float" office:value="-0.544637934724921" calcext:value-type="float">
            <text:p>-0,544637934724921</text:p>
          </table:table-cell>
          <table:table-cell table:formula="of:=COS([$Autovalores.$E$21]*[$Planilha1.$A120])" office:value-type="float" office:value="0.499998804023026" calcext:value-type="float">
            <text:p>0,499998804023026</text:p>
          </table:table-cell>
          <table:table-cell table:formula="of:=COS([$Autovalores.$E$22]*[$Planilha1.$A120])" office:value-type="float" office:value="-0.453989207740018" calcext:value-type="float">
            <text:p>-0,453989207740018</text:p>
          </table:table-cell>
          <table:table-cell table:formula="of:=COS([$Autovalores.$E$23]*[$Planilha1.$A120])" office:value-type="float" office:value="0.406735255313738" calcext:value-type="float">
            <text:p>0,406735255313738</text:p>
          </table:table-cell>
          <table:table-cell table:formula="of:=COS([$Autovalores.$E$24]*[$Planilha1.$A120])" office:value-type="float" office:value="-0.358366466884781" calcext:value-type="float">
            <text:p>-0,358366466884781</text:p>
          </table:table-cell>
          <table:table-cell table:formula="of:=COS([$Autovalores.$E$25]*[$Planilha1.$A120])" office:value-type="float" office:value="0.309015418289708" calcext:value-type="float">
            <text:p>0,309015418289708</text:p>
          </table:table-cell>
          <table:table-cell table:formula="of:=COS([$Autovalores.$E$26]*[$Planilha1.$A120])" office:value-type="float" office:value="-0.258817377679069" calcext:value-type="float">
            <text:p>-0,258817377679069</text:p>
          </table:table-cell>
          <table:table-cell table:formula="of:=COS([$Autovalores.$E$27]*[$Planilha1.$A120])" office:value-type="float" office:value="0.207909934755781" calcext:value-type="float">
            <text:p>0,207909934755781</text:p>
          </table:table-cell>
          <table:table-cell table:formula="of:=COS([$Autovalores.$E$28]*[$Planilha1.$A120])" office:value-type="float" office:value="-0.156432623650257" calcext:value-type="float">
            <text:p>-0,156432623650257</text:p>
          </table:table-cell>
          <table:table-cell table:formula="of:=COS([$Autovalores.$E$29]*[$Planilha1.$A120])" office:value-type="float" office:value="0.104526540466191" calcext:value-type="float">
            <text:p>0,104526540466191</text:p>
          </table:table-cell>
          <table:table-cell table:formula="of:=COS([$Autovalores.$E$30]*[$Planilha1.$A120])" office:value-type="float" office:value="-0.0523339565448" calcext:value-type="float">
            <text:p>-0,0523339565448</text:p>
          </table:table-cell>
          <table:table-cell table:formula="of:=COS([$Autovalores.$E$31]*[$Planilha1.$A120])" office:value-type="float" office:value="-0.00000207149205350444" calcext:value-type="float">
            <text:p>-2,07149205350444E-06</text:p>
          </table:table-cell>
          <table:table-cell table:formula="of:=COS([$Autovalores.$E$32]*[$Planilha1.$A120])" office:value-type="float" office:value="0.0523380938510763" calcext:value-type="float">
            <text:p>0,052338093851076</text:p>
          </table:table-cell>
          <table:table-cell table:formula="of:=COS([$Autovalores.$E$33]*[$Planilha1.$A120])" office:value-type="float" office:value="-0.104530660754538" calcext:value-type="float">
            <text:p>-0,104530660754538</text:p>
          </table:table-cell>
          <table:table-cell table:formula="of:=COS([$Autovalores.$E$34]*[$Planilha1.$A120])" office:value-type="float" office:value="0.15643671562722" calcext:value-type="float">
            <text:p>0,15643671562722</text:p>
          </table:table-cell>
          <table:table-cell table:formula="of:=COS([$Autovalores.$E$35]*[$Planilha1.$A120])" office:value-type="float" office:value="-0.207913987205493" calcext:value-type="float">
            <text:p>-0,207913987205493</text:p>
          </table:table-cell>
          <table:table-cell table:formula="of:=COS([$Autovalores.$E$36]*[$Planilha1.$A120])" office:value-type="float" office:value="0.25882137949406" calcext:value-type="float">
            <text:p>0,25882137949406</text:p>
          </table:table-cell>
        </table:table-row>
        <table:table-row table:style-name="ro1">
          <table:table-cell/>
          <table:table-cell table:formula="of:=COS([$Autovalores.$E$1]*[$Planilha1.$A121])" office:value-type="float" office:value="1" calcext:value-type="float">
            <text:p>1</text:p>
          </table:table-cell>
          <table:table-cell table:formula="of:=COS([$Autovalores.$E$2]*[$Planilha1.$A121])" office:value-type="float" office:value="-0.999657323152726" calcext:value-type="float">
            <text:p>-0,999657323152726</text:p>
          </table:table-cell>
          <table:table-cell table:formula="of:=COS([$Autovalores.$E$3]*[$Planilha1.$A121])" office:value-type="float" office:value="0.998629527465746" calcext:value-type="float">
            <text:p>0,998629527465746</text:p>
          </table:table-cell>
          <table:table-cell table:formula="of:=COS([$Autovalores.$E$4]*[$Planilha1.$A121])" office:value-type="float" office:value="-0.996917317342633" calcext:value-type="float">
            <text:p>-0,996917317342633</text:p>
          </table:table-cell>
          <table:table-cell table:formula="of:=COS([$Autovalores.$E$5]*[$Planilha1.$A121])" office:value-type="float" office:value="0.994521866252919" calcext:value-type="float">
            <text:p>0,994521866252919</text:p>
          </table:table-cell>
          <table:table-cell table:formula="of:=COS([$Autovalores.$E$6]*[$Planilha1.$A121])" office:value-type="float" office:value="-0.991444815927859" calcext:value-type="float">
            <text:p>-0,991444815927859</text:p>
          </table:table-cell>
          <table:table-cell table:formula="of:=COS([$Autovalores.$E$7]*[$Planilha1.$A121])" office:value-type="float" office:value="0.987688275235263" calcext:value-type="float">
            <text:p>0,987688275235263</text:p>
          </table:table-cell>
          <table:table-cell table:formula="of:=COS([$Autovalores.$E$8]*[$Planilha1.$A121])" office:value-type="float" office:value="-0.98325481873417" calcext:value-type="float">
            <text:p>-0,98325481873417</text:p>
          </table:table-cell>
          <table:table-cell table:formula="of:=COS([$Autovalores.$E$9]*[$Planilha1.$A121])" office:value-type="float" office:value="0.978147484910378" calcext:value-type="float">
            <text:p>0,978147484910378</text:p>
          </table:table-cell>
          <table:table-cell table:formula="of:=COS([$Autovalores.$E$10]*[$Planilha1.$A121])" office:value-type="float" office:value="-0.972369774093987" calcext:value-type="float">
            <text:p>-0,972369774093987</text:p>
          </table:table-cell>
          <table:table-cell table:formula="of:=COS([$Autovalores.$E$11]*[$Planilha1.$A121])" office:value-type="float" office:value="0.965925646060453" calcext:value-type="float">
            <text:p>0,965925646060453</text:p>
          </table:table-cell>
          <table:table-cell table:formula="of:=COS([$Autovalores.$E$12]*[$Planilha1.$A121])" office:value-type="float" office:value="-0.958819517316734" calcext:value-type="float">
            <text:p>-0,958819517316734</text:p>
          </table:table-cell>
          <table:table-cell table:formula="of:=COS([$Autovalores.$E$13]*[$Planilha1.$A121])" office:value-type="float" office:value="0.951056258074415" calcext:value-type="float">
            <text:p>0,951056258074415</text:p>
          </table:table-cell>
          <table:table-cell table:formula="of:=COS([$Autovalores.$E$14]*[$Planilha1.$A121])" office:value-type="float" office:value="-0.942641188911904" calcext:value-type="float">
            <text:p>-0,942641188911904</text:p>
          </table:table-cell>
          <table:table-cell table:formula="of:=COS([$Autovalores.$E$15]*[$Planilha1.$A121])" office:value-type="float" office:value="0.933580077127933" calcext:value-type="float">
            <text:p>0,933580077127933</text:p>
          </table:table-cell>
          <table:table-cell table:formula="of:=COS([$Autovalores.$E$16]*[$Planilha1.$A121])" office:value-type="float" office:value="-0.923879132788951" calcext:value-type="float">
            <text:p>-0,923879132788951</text:p>
          </table:table-cell>
          <table:table-cell table:formula="of:=COS([$Autovalores.$E$17]*[$Planilha1.$A121])" office:value-type="float" office:value="0.913545004472996" calcext:value-type="float">
            <text:p>0,913545004472996</text:p>
          </table:table-cell>
          <table:table-cell table:formula="of:=COS([$Autovalores.$E$18]*[$Planilha1.$A121])" office:value-type="float" office:value="-0.902584774713086" calcext:value-type="float">
            <text:p>-0,902584774713086</text:p>
          </table:table-cell>
          <table:table-cell table:formula="of:=COS([$Autovalores.$E$19]*[$Planilha1.$A121])" office:value-type="float" office:value="0.891005955143183" calcext:value-type="float">
            <text:p>0,891005955143183</text:p>
          </table:table-cell>
          <table:table-cell table:formula="of:=COS([$Autovalores.$E$20]*[$Planilha1.$A121])" office:value-type="float" office:value="-0.878816481350054" calcext:value-type="float">
            <text:p>-0,878816481350054</text:p>
          </table:table-cell>
          <table:table-cell table:formula="of:=COS([$Autovalores.$E$21]*[$Planilha1.$A121])" office:value-type="float" office:value="0.866024707434609" calcext:value-type="float">
            <text:p>0,866024707434609</text:p>
          </table:table-cell>
          <table:table-cell table:formula="of:=COS([$Autovalores.$E$22]*[$Planilha1.$A121])" office:value-type="float" office:value="-0.852639400286349" calcext:value-type="float">
            <text:p>-0,852639400286349</text:p>
          </table:table-cell>
          <table:table-cell table:formula="of:=COS([$Autovalores.$E$23]*[$Planilha1.$A121])" office:value-type="float" office:value="0.838669733574989" calcext:value-type="float">
            <text:p>0,838669733574989</text:p>
          </table:table-cell>
          <table:table-cell table:formula="of:=COS([$Autovalores.$E$24]*[$Planilha1.$A121])" office:value-type="float" office:value="-0.82412528146321" calcext:value-type="float">
            <text:p>-0,82412528146321</text:p>
          </table:table-cell>
          <table:table-cell table:formula="of:=COS([$Autovalores.$E$25]*[$Planilha1.$A121])" office:value-type="float" office:value="0.809016012045017" calcext:value-type="float">
            <text:p>0,809016012045017</text:p>
          </table:table-cell>
          <table:table-cell table:formula="of:=COS([$Autovalores.$E$26]*[$Planilha1.$A121])" office:value-type="float" office:value="-0.793352280514021" calcext:value-type="float">
            <text:p>-0,793352280514021</text:p>
          </table:table-cell>
          <table:table-cell table:formula="of:=COS([$Autovalores.$E$27]*[$Planilha1.$A121])" office:value-type="float" office:value="0.777144822066495" calcext:value-type="float">
            <text:p>0,777144822066495</text:p>
          </table:table-cell>
          <table:table-cell table:formula="of:=COS([$Autovalores.$E$28]*[$Planilha1.$A121])" office:value-type="float" office:value="-0.760404744543958" calcext:value-type="float">
            <text:p>-0,760404744543958</text:p>
          </table:table-cell>
          <table:table-cell table:formula="of:=COS([$Autovalores.$E$29]*[$Planilha1.$A121])" office:value-type="float" office:value="0.743143520820395" calcext:value-type="float">
            <text:p>0,743143520820395</text:p>
          </table:table-cell>
          <table:table-cell table:formula="of:=COS([$Autovalores.$E$30]*[$Planilha1.$A121])" office:value-type="float" office:value="-0.725372980939268" calcext:value-type="float">
            <text:p>-0,725372980939268</text:p>
          </table:table-cell>
          <table:table-cell table:formula="of:=COS([$Autovalores.$E$31]*[$Planilha1.$A121])" office:value-type="float" office:value="0.707105304005728" calcext:value-type="float">
            <text:p>0,707105304005728</text:p>
          </table:table-cell>
          <table:table-cell table:formula="of:=COS([$Autovalores.$E$32]*[$Planilha1.$A121])" office:value-type="float" office:value="-0.688353009839654" calcext:value-type="float">
            <text:p>-0,688353009839654</text:p>
          </table:table-cell>
          <table:table-cell table:formula="of:=COS([$Autovalores.$E$33]*[$Planilha1.$A121])" office:value-type="float" office:value="0.669128950395132" calcext:value-type="float">
            <text:p>0,669128950395132</text:p>
          </table:table-cell>
          <table:table-cell table:formula="of:=COS([$Autovalores.$E$34]*[$Planilha1.$A121])" office:value-type="float" office:value="-0.649446300952327" calcext:value-type="float">
            <text:p>-0,649446300952327</text:p>
          </table:table-cell>
          <table:table-cell table:formula="of:=COS([$Autovalores.$E$35]*[$Planilha1.$A121])" office:value-type="float" office:value="0.629318551087744" calcext:value-type="float">
            <text:p>0,629318551087744</text:p>
          </table:table-cell>
          <table:table-cell table:formula="of:=COS([$Autovalores.$E$36]*[$Planilha1.$A121])" office:value-type="float" office:value="-0.608759495429124" calcext:value-type="float">
            <text:p>-0,608759495429124</text:p>
          </table:table-cell>
        </table:table-row>
        <table:table-row table:style-name="ro1">
          <table:table-cell/>
          <table:table-cell table:formula="of:=COS([$Autovalores.$E$1]*[$Planilha1.$A122])" office:value-type="float" office:value="1" calcext:value-type="float">
            <text:p>1</text:p>
          </table:table-cell>
          <table:table-cell table:formula="of:=COS([$Autovalores.$E$2]*[$Planilha1.$A122])" office:value-type="float" office:value="-0.999999999999998" calcext:value-type="float">
            <text:p>-0,999999999999998</text:p>
          </table:table-cell>
          <table:table-cell table:formula="of:=COS([$Autovalores.$E$3]*[$Planilha1.$A122])" office:value-type="float" office:value="0.99999999999999" calcext:value-type="float">
            <text:p>0,99999999999999</text:p>
          </table:table-cell>
          <table:table-cell table:formula="of:=COS([$Autovalores.$E$4]*[$Planilha1.$A122])" office:value-type="float" office:value="-0.999999999999978" calcext:value-type="float">
            <text:p>-0,999999999999978</text:p>
          </table:table-cell>
          <table:table-cell table:formula="of:=COS([$Autovalores.$E$5]*[$Planilha1.$A122])" office:value-type="float" office:value="0.999999999999961" calcext:value-type="float">
            <text:p>0,999999999999961</text:p>
          </table:table-cell>
          <table:table-cell table:formula="of:=COS([$Autovalores.$E$6]*[$Planilha1.$A122])" office:value-type="float" office:value="-0.999999999999938" calcext:value-type="float">
            <text:p>-0,999999999999938</text:p>
          </table:table-cell>
          <table:table-cell table:formula="of:=COS([$Autovalores.$E$7]*[$Planilha1.$A122])" office:value-type="float" office:value="0.999999999999911" calcext:value-type="float">
            <text:p>0,999999999999911</text:p>
          </table:table-cell>
          <table:table-cell table:formula="of:=COS([$Autovalores.$E$8]*[$Planilha1.$A122])" office:value-type="float" office:value="-0.999999999999879" calcext:value-type="float">
            <text:p>-0,999999999999879</text:p>
          </table:table-cell>
          <table:table-cell table:formula="of:=COS([$Autovalores.$E$9]*[$Planilha1.$A122])" office:value-type="float" office:value="0.999999999999842" calcext:value-type="float">
            <text:p>0,999999999999842</text:p>
          </table:table-cell>
          <table:table-cell table:formula="of:=COS([$Autovalores.$E$10]*[$Planilha1.$A122])" office:value-type="float" office:value="-0.9999999999998" calcext:value-type="float">
            <text:p>-0,9999999999998</text:p>
          </table:table-cell>
          <table:table-cell table:formula="of:=COS([$Autovalores.$E$11]*[$Planilha1.$A122])" office:value-type="float" office:value="0.999999999999753" calcext:value-type="float">
            <text:p>0,999999999999753</text:p>
          </table:table-cell>
          <table:table-cell table:formula="of:=COS([$Autovalores.$E$12]*[$Planilha1.$A122])" office:value-type="float" office:value="-0.999999999999702" calcext:value-type="float">
            <text:p>-0,999999999999702</text:p>
          </table:table-cell>
          <table:table-cell table:formula="of:=COS([$Autovalores.$E$13]*[$Planilha1.$A122])" office:value-type="float" office:value="0.999999999999645" calcext:value-type="float">
            <text:p>0,999999999999645</text:p>
          </table:table-cell>
          <table:table-cell table:formula="of:=COS([$Autovalores.$E$14]*[$Planilha1.$A122])" office:value-type="float" office:value="-0.999999999999583" calcext:value-type="float">
            <text:p>-0,999999999999583</text:p>
          </table:table-cell>
          <table:table-cell table:formula="of:=COS([$Autovalores.$E$15]*[$Planilha1.$A122])" office:value-type="float" office:value="0.999999999999517" calcext:value-type="float">
            <text:p>0,999999999999517</text:p>
          </table:table-cell>
          <table:table-cell table:formula="of:=COS([$Autovalores.$E$16]*[$Planilha1.$A122])" office:value-type="float" office:value="-0.999999999999445" calcext:value-type="float">
            <text:p>-0,999999999999445</text:p>
          </table:table-cell>
          <table:table-cell table:formula="of:=COS([$Autovalores.$E$17]*[$Planilha1.$A122])" office:value-type="float" office:value="0.999999999999369" calcext:value-type="float">
            <text:p>0,999999999999369</text:p>
          </table:table-cell>
          <table:table-cell table:formula="of:=COS([$Autovalores.$E$18]*[$Planilha1.$A122])" office:value-type="float" office:value="-0.999999999999287" calcext:value-type="float">
            <text:p>-0,999999999999287</text:p>
          </table:table-cell>
          <table:table-cell table:formula="of:=COS([$Autovalores.$E$19]*[$Planilha1.$A122])" office:value-type="float" office:value="0.999999999999201" calcext:value-type="float">
            <text:p>0,999999999999201</text:p>
          </table:table-cell>
          <table:table-cell table:formula="of:=COS([$Autovalores.$E$20]*[$Planilha1.$A122])" office:value-type="float" office:value="-0.99999999999911" calcext:value-type="float">
            <text:p>-0,99999999999911</text:p>
          </table:table-cell>
          <table:table-cell table:formula="of:=COS([$Autovalores.$E$21]*[$Planilha1.$A122])" office:value-type="float" office:value="0.999999999999014" calcext:value-type="float">
            <text:p>0,999999999999014</text:p>
          </table:table-cell>
          <table:table-cell table:formula="of:=COS([$Autovalores.$E$22]*[$Planilha1.$A122])" office:value-type="float" office:value="-0.999999999998913" calcext:value-type="float">
            <text:p>-0,999999999998913</text:p>
          </table:table-cell>
          <table:table-cell table:formula="of:=COS([$Autovalores.$E$23]*[$Planilha1.$A122])" office:value-type="float" office:value="0.999999999998807" calcext:value-type="float">
            <text:p>0,999999999998807</text:p>
          </table:table-cell>
          <table:table-cell table:formula="of:=COS([$Autovalores.$E$24]*[$Planilha1.$A122])" office:value-type="float" office:value="-0.999999999998696" calcext:value-type="float">
            <text:p>-0,999999999998696</text:p>
          </table:table-cell>
          <table:table-cell table:formula="of:=COS([$Autovalores.$E$25]*[$Planilha1.$A122])" office:value-type="float" office:value="0.99999999999858" calcext:value-type="float">
            <text:p>0,99999999999858</text:p>
          </table:table-cell>
          <table:table-cell table:formula="of:=COS([$Autovalores.$E$26]*[$Planilha1.$A122])" office:value-type="float" office:value="-0.999999999998459" calcext:value-type="float">
            <text:p>-0,999999999998459</text:p>
          </table:table-cell>
          <table:table-cell table:formula="of:=COS([$Autovalores.$E$27]*[$Planilha1.$A122])" office:value-type="float" office:value="0.999999999998333" calcext:value-type="float">
            <text:p>0,999999999998333</text:p>
          </table:table-cell>
          <table:table-cell table:formula="of:=COS([$Autovalores.$E$28]*[$Planilha1.$A122])" office:value-type="float" office:value="-0.999999999998203" calcext:value-type="float">
            <text:p>-0,999999999998203</text:p>
          </table:table-cell>
          <table:table-cell table:formula="of:=COS([$Autovalores.$E$29]*[$Planilha1.$A122])" office:value-type="float" office:value="0.999999999998067" calcext:value-type="float">
            <text:p>0,999999999998067</text:p>
          </table:table-cell>
          <table:table-cell table:formula="of:=COS([$Autovalores.$E$30]*[$Planilha1.$A122])" office:value-type="float" office:value="-0.999999999997926" calcext:value-type="float">
            <text:p>-0,999999999997926</text:p>
          </table:table-cell>
          <table:table-cell table:formula="of:=COS([$Autovalores.$E$31]*[$Planilha1.$A122])" office:value-type="float" office:value="0.999999999997781" calcext:value-type="float">
            <text:p>0,999999999997781</text:p>
          </table:table-cell>
          <table:table-cell table:formula="of:=COS([$Autovalores.$E$32]*[$Planilha1.$A122])" office:value-type="float" office:value="-0.999999999997631" calcext:value-type="float">
            <text:p>-0,999999999997631</text:p>
          </table:table-cell>
          <table:table-cell table:formula="of:=COS([$Autovalores.$E$33]*[$Planilha1.$A122])" office:value-type="float" office:value="0.999999999997475" calcext:value-type="float">
            <text:p>0,999999999997475</text:p>
          </table:table-cell>
          <table:table-cell table:formula="of:=COS([$Autovalores.$E$34]*[$Planilha1.$A122])" office:value-type="float" office:value="-0.999999999997315" calcext:value-type="float">
            <text:p>-0,999999999997315</text:p>
          </table:table-cell>
          <table:table-cell table:formula="of:=COS([$Autovalores.$E$35]*[$Planilha1.$A122])" office:value-type="float" office:value="0.99999999999715" calcext:value-type="float">
            <text:p>0,99999999999715</text:p>
          </table:table-cell>
          <table:table-cell table:formula="of:=COS([$Autovalores.$E$36]*[$Planilha1.$A122])" office:value-type="float" office:value="-0.99999999999698" calcext:value-type="float">
            <text:p>-0,99999999999698</text:p>
          </table:table-cell>
        </table:table-row>
      </table:table>
      <table:table table:name="Matriz At 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=</text:p>
          </table:table-cell>
          <table:table-cell table:number-matrix-columns-spanned="36" table:number-matrix-rows-spanned="36" table:formula="of:=MMULT(TRANSPOSE([$'Matriz A'.B1:$'Matriz A'.AK121]); [$'Matriz A'.B1:$'Matriz A'.AK121])" office:value-type="float" office:value="121" calcext:value-type="float">
            <text:p>121</text:p>
          </table:table-cell>
          <table:table-cell office:value-type="float" office:value="0.00000268205590137072" calcext:value-type="float">
            <text:p>2,68205590137072E-06</text:p>
          </table:table-cell>
          <table:table-cell office:value-type="float" office:value="0.999997318403707" calcext:value-type="float">
            <text:p>0,999997318403707</text:p>
          </table:table-cell>
          <table:table-cell office:value-type="float" office:value="0.0000026808302164838" calcext:value-type="float">
            <text:p>2,6808302164838E-06</text:p>
          </table:table-cell>
          <table:table-cell office:value-type="float" office:value="0.999997320242528" calcext:value-type="float">
            <text:p>0,999997320242528</text:p>
          </table:table-cell>
          <table:table-cell office:value-type="float" office:value="0.0000026783780807671" calcext:value-type="float">
            <text:p>2,6783780807671E-06</text:p>
          </table:table-cell>
          <table:table-cell office:value-type="float" office:value="0.999997323308178" calcext:value-type="float">
            <text:p>0,999997323308178</text:p>
          </table:table-cell>
          <table:table-cell office:value-type="float" office:value="0.00000267469829817735" calcext:value-type="float">
            <text:p>2,67469829817735E-06</text:p>
          </table:table-cell>
          <table:table-cell office:value-type="float" office:value="0.999997327602657" calcext:value-type="float">
            <text:p>0,999997327602657</text:p>
          </table:table-cell>
          <table:table-cell office:value-type="float" office:value="0.00000266978875218538" calcext:value-type="float">
            <text:p>2,66978875218538E-06</text:p>
          </table:table-cell>
          <table:table-cell office:value-type="float" office:value="0.99999733312793" calcext:value-type="float">
            <text:p>0,99999733312793</text:p>
          </table:table-cell>
          <table:table-cell office:value-type="float" office:value="0.00000266364699175181" calcext:value-type="float">
            <text:p>2,66364699175181E-06</text:p>
          </table:table-cell>
          <table:table-cell office:value-type="float" office:value="0.999997339887679" calcext:value-type="float">
            <text:p>0,999997339887679</text:p>
          </table:table-cell>
          <table:table-cell office:value-type="float" office:value="0.00000265626827433696" calcext:value-type="float">
            <text:p>2,65626827433696E-06</text:p>
          </table:table-cell>
          <table:table-cell office:value-type="float" office:value="0.999997347884685" calcext:value-type="float">
            <text:p>0,999997347884685</text:p>
          </table:table-cell>
          <table:table-cell office:value-type="float" office:value="0.0000026476512786644" calcext:value-type="float">
            <text:p>2,6476512786644E-06</text:p>
          </table:table-cell>
          <table:table-cell office:value-type="float" office:value="0.999997357124249" calcext:value-type="float">
            <text:p>0,999997357124249</text:p>
          </table:table-cell>
          <table:table-cell office:value-type="float" office:value="0.00000263778903297762" calcext:value-type="float">
            <text:p>2,63778903297762E-06</text:p>
          </table:table-cell>
          <table:table-cell office:value-type="float" office:value="0.999997367610752" calcext:value-type="float">
            <text:p>0,999997367610752</text:p>
          </table:table-cell>
          <table:table-cell office:value-type="float" office:value="0.00000262667605366307" calcext:value-type="float">
            <text:p>2,62667605366307E-06</text:p>
          </table:table-cell>
          <table:table-cell office:value-type="float" office:value="0.99999737935066" calcext:value-type="float">
            <text:p>0,99999737935066</text:p>
          </table:table-cell>
          <table:table-cell office:value-type="float" office:value="0.0000026143073356133" calcext:value-type="float">
            <text:p>2,6143073356133E-06</text:p>
          </table:table-cell>
          <table:table-cell office:value-type="float" office:value="0.999997392350542" calcext:value-type="float">
            <text:p>0,999997392350542</text:p>
          </table:table-cell>
          <table:table-cell office:value-type="float" office:value="0.00000260067475210679" calcext:value-type="float">
            <text:p>2,60067475210679E-06</text:p>
          </table:table-cell>
          <table:table-cell office:value-type="float" office:value="0.999997406617704" calcext:value-type="float">
            <text:p>0,999997406617704</text:p>
          </table:table-cell>
          <table:table-cell office:value-type="float" office:value="0.00000258577186273978" calcext:value-type="float">
            <text:p>2,58577186273978E-06</text:p>
          </table:table-cell>
          <table:table-cell office:value-type="float" office:value="0.999997422158926" calcext:value-type="float">
            <text:p>0,999997422158926</text:p>
          </table:table-cell>
          <table:table-cell office:value-type="float" office:value="0.00000256958858602108" calcext:value-type="float">
            <text:p>2,56958858602108E-06</text:p>
          </table:table-cell>
          <table:table-cell office:value-type="float" office:value="0.999997438985354" calcext:value-type="float">
            <text:p>0,999997438985354</text:p>
          </table:table-cell>
          <table:table-cell office:value-type="float" office:value="0.00000255211703059643" calcext:value-type="float">
            <text:p>2,55211703059643E-06</text:p>
          </table:table-cell>
          <table:table-cell office:value-type="float" office:value="0.999997457105636" calcext:value-type="float">
            <text:p>0,999997457105636</text:p>
          </table:table-cell>
          <table:table-cell office:value-type="float" office:value="0.00000253334657218662" calcext:value-type="float">
            <text:p>2,53334657218662E-06</text:p>
          </table:table-cell>
          <table:table-cell office:value-type="float" office:value="0.999997476528975" calcext:value-type="float">
            <text:p>0,999997476528975</text:p>
          </table:table-cell>
          <table:table-cell office:value-type="float" office:value="0.00000251326634381765" calcext:value-type="float">
            <text:p>2,51326634381765E-06</text:p>
          </table:table-cell>
          <table:table-cell office:value-type="float" office:value="0.999997497268373" calcext:value-type="float">
            <text:p>0,999997497268373</text:p>
          </table:table-cell>
          <table:table-cell office:value-type="float" office:value="0.00000249186524114986" calcext:value-type="float">
            <text:p>2,49186524114986E-06</text:p>
          </table:table-cell>
        </table:table-row>
        <table:table-row table:style-name="ro1">
          <table:table-cell/>
          <table:table-cell office:value-type="float" office:value="0.00000268205590137072" calcext:value-type="float">
            <text:p>2,68205590137072E-06</text:p>
          </table:table-cell>
          <table:table-cell office:value-type="float" office:value="60.9999986592019" calcext:value-type="float">
            <text:p>60,9999986592019</text:p>
          </table:table-cell>
          <table:table-cell office:value-type="float" office:value="0.00000268144304749196" calcext:value-type="float">
            <text:p>2,68144304749196E-06</text:p>
          </table:table-cell>
          <table:table-cell office:value-type="float" office:value="0.999997319323103" calcext:value-type="float">
            <text:p>0,999997319323103</text:p>
          </table:table-cell>
          <table:table-cell office:value-type="float" office:value="0.00000267960413957713" calcext:value-type="float">
            <text:p>2,67960413957713E-06</text:p>
          </table:table-cell>
          <table:table-cell office:value-type="float" office:value="0.999997321775339" calcext:value-type="float">
            <text:p>0,999997321775339</text:p>
          </table:table-cell>
          <table:table-cell office:value-type="float" office:value="0.00000267653818164515" calcext:value-type="float">
            <text:p>2,67653818164515E-06</text:p>
          </table:table-cell>
          <table:table-cell office:value-type="float" office:value="0.999997325455401" calcext:value-type="float">
            <text:p>0,999997325455401</text:p>
          </table:table-cell>
          <table:table-cell office:value-type="float" office:value="0.00000267224350769535" calcext:value-type="float">
            <text:p>2,67224350769535E-06</text:p>
          </table:table-cell>
          <table:table-cell office:value-type="float" office:value="0.999997330365296" calcext:value-type="float">
            <text:p>0,999997330365296</text:p>
          </table:table-cell>
          <table:table-cell office:value-type="float" office:value="0.00000266671787929607" calcext:value-type="float">
            <text:p>2,66671787929607E-06</text:p>
          </table:table-cell>
          <table:table-cell office:value-type="float" office:value="0.999997336507811" calcext:value-type="float">
            <text:p>0,999997336507811</text:p>
          </table:table-cell>
          <table:table-cell office:value-type="float" office:value="0.00000265995764037186" calcext:value-type="float">
            <text:p>2,65995764037186E-06</text:p>
          </table:table-cell>
          <table:table-cell office:value-type="float" office:value="0.999997343886201" calcext:value-type="float">
            <text:p>0,999997343886201</text:p>
          </table:table-cell>
          <table:table-cell office:value-type="float" office:value="0.00000265195979509691" calcext:value-type="float">
            <text:p>2,65195979509691E-06</text:p>
          </table:table-cell>
          <table:table-cell office:value-type="float" office:value="0.999997352504476" calcext:value-type="float">
            <text:p>0,999997352504476</text:p>
          </table:table-cell>
          <table:table-cell office:value-type="float" office:value="0.0000026427201572643" calcext:value-type="float">
            <text:p>2,6427201572643E-06</text:p>
          </table:table-cell>
          <table:table-cell office:value-type="float" office:value="0.999997362367511" calcext:value-type="float">
            <text:p>0,999997362367511</text:p>
          </table:table-cell>
          <table:table-cell office:value-type="float" office:value="0.00000263223254937106" calcext:value-type="float">
            <text:p>2,63223254937106E-06</text:p>
          </table:table-cell>
          <table:table-cell office:value-type="float" office:value="0.999997373480701" calcext:value-type="float">
            <text:p>0,999997373480701</text:p>
          </table:table-cell>
          <table:table-cell office:value-type="float" office:value="0.00000262049168198164" calcext:value-type="float">
            <text:p>2,62049168198164E-06</text:p>
          </table:table-cell>
          <table:table-cell office:value-type="float" office:value="0.9999973858506" calcext:value-type="float">
            <text:p>0,9999973858506</text:p>
          </table:table-cell>
          <table:table-cell office:value-type="float" office:value="0.00000260749103309088" calcext:value-type="float">
            <text:p>2,60749103309088E-06</text:p>
          </table:table-cell>
          <table:table-cell office:value-type="float" office:value="0.999997399484102" calcext:value-type="float">
            <text:p>0,999997399484102</text:p>
          </table:table-cell>
          <table:table-cell office:value-type="float" office:value="0.00000259322329798639" calcext:value-type="float">
            <text:p>2,59322329798639E-06</text:p>
          </table:table-cell>
          <table:table-cell office:value-type="float" office:value="0.999997414388317" calcext:value-type="float">
            <text:p>0,999997414388317</text:p>
          </table:table-cell>
          <table:table-cell office:value-type="float" office:value="0.00000257768020772708" calcext:value-type="float">
            <text:p>2,57768020772708E-06</text:p>
          </table:table-cell>
          <table:table-cell office:value-type="float" office:value="0.999997430572116" calcext:value-type="float">
            <text:p>0,999997430572116</text:p>
          </table:table-cell>
          <table:table-cell office:value-type="float" office:value="0.00000256085278538265" calcext:value-type="float">
            <text:p>2,56085278538265E-06</text:p>
          </table:table-cell>
          <table:table-cell office:value-type="float" office:value="0.999997448045481" calcext:value-type="float">
            <text:p>0,999997448045481</text:p>
          </table:table-cell>
          <table:table-cell office:value-type="float" office:value="0.00000254273179622899" calcext:value-type="float">
            <text:p>2,54273179622899E-06</text:p>
          </table:table-cell>
          <table:table-cell office:value-type="float" office:value="0.99999746681732" calcext:value-type="float">
            <text:p>0,99999746681732</text:p>
          </table:table-cell>
          <table:table-cell office:value-type="float" office:value="0.00000252330643468746" calcext:value-type="float">
            <text:p>2,52330643468746E-06</text:p>
          </table:table-cell>
          <table:table-cell office:value-type="float" office:value="0.999997486898688" calcext:value-type="float">
            <text:p>0,999997486898688</text:p>
          </table:table-cell>
          <table:table-cell office:value-type="float" office:value="0.00000250256581002528" calcext:value-type="float">
            <text:p>2,50256581002528E-06</text:p>
          </table:table-cell>
          <table:table-cell office:value-type="float" office:value="0.99999750830149" calcext:value-type="float">
            <text:p>0,99999750830149</text:p>
          </table:table-cell>
        </table:table-row>
        <table:table-row table:style-name="ro1">
          <table:table-cell/>
          <table:table-cell office:value-type="float" office:value="0.999997318403707" calcext:value-type="float">
            <text:p>0,999997318403707</text:p>
          </table:table-cell>
          <table:table-cell office:value-type="float" office:value="0.00000268144304749196" calcext:value-type="float">
            <text:p>2,68144304749196E-06</text:p>
          </table:table-cell>
          <table:table-cell office:value-type="float" office:value="60.9999986601213" calcext:value-type="float">
            <text:p>60,9999986601213</text:p>
          </table:table-cell>
          <table:table-cell office:value-type="float" office:value="0.00000268021698313081" calcext:value-type="float">
            <text:p>2,68021698313081E-06</text:p>
          </table:table-cell>
          <table:table-cell office:value-type="float" office:value="0.999997320855946" calcext:value-type="float">
            <text:p>0,999997320855946</text:p>
          </table:table-cell>
          <table:table-cell office:value-type="float" office:value="0.00000267776425477706" calcext:value-type="float">
            <text:p>2,67776425477706E-06</text:p>
          </table:table-cell>
          <table:table-cell office:value-type="float" office:value="0.999997323922585" calcext:value-type="float">
            <text:p>0,999997323922585</text:p>
          </table:table-cell>
          <table:table-cell office:value-type="float" office:value="0.00000267408341925179" calcext:value-type="float">
            <text:p>2,67408341925179E-06</text:p>
          </table:table-cell>
          <table:table-cell office:value-type="float" office:value="0.999997328218071" calcext:value-type="float">
            <text:p>0,999997328218071</text:p>
          </table:table-cell>
          <table:table-cell office:value-type="float" office:value="0.00000266917263269661" calcext:value-type="float">
            <text:p>2,66917263269661E-06</text:p>
          </table:table-cell>
          <table:table-cell office:value-type="float" office:value="0.999997333745157" calcext:value-type="float">
            <text:p>0,999997333745157</text:p>
          </table:table-cell>
          <table:table-cell office:value-type="float" office:value="0.00000266302851681388" calcext:value-type="float">
            <text:p>2,66302851681388E-06</text:p>
          </table:table-cell>
          <table:table-cell office:value-type="float" office:value="0.999997340506311" calcext:value-type="float">
            <text:p>0,999997340506311</text:p>
          </table:table-cell>
          <table:table-cell office:value-type="float" office:value="0.00000265564912327321" calcext:value-type="float">
            <text:p>2,65564912327321E-06</text:p>
          </table:table-cell>
          <table:table-cell office:value-type="float" office:value="0.99999734850595" calcext:value-type="float">
            <text:p>0,99999734850595</text:p>
          </table:table-cell>
          <table:table-cell office:value-type="float" office:value="0.00000264702866303868" calcext:value-type="float">
            <text:p>2,64702866303868E-06</text:p>
          </table:table-cell>
          <table:table-cell office:value-type="float" office:value="0.999997357747737" calcext:value-type="float">
            <text:p>0,999997357747737</text:p>
          </table:table-cell>
          <table:table-cell office:value-type="float" office:value="0.00000263716367221445" calcext:value-type="float">
            <text:p>2,63716367221445E-06</text:p>
          </table:table-cell>
          <table:table-cell office:value-type="float" office:value="0.999997368237461" calcext:value-type="float">
            <text:p>0,999997368237461</text:p>
          </table:table-cell>
          <table:table-cell office:value-type="float" office:value="0.00000262604819822876" calcext:value-type="float">
            <text:p>2,62604819822876E-06</text:p>
          </table:table-cell>
          <table:table-cell office:value-type="float" office:value="0.999997379980671" calcext:value-type="float">
            <text:p>0,999997379980671</text:p>
          </table:table-cell>
          <table:table-cell office:value-type="float" office:value="0.00000261367540099755" calcext:value-type="float">
            <text:p>2,61367540099755E-06</text:p>
          </table:table-cell>
          <table:table-cell office:value-type="float" office:value="0.999997392984171" calcext:value-type="float">
            <text:p>0,999997392984171</text:p>
          </table:table-cell>
          <table:table-cell office:value-type="float" office:value="0.0000026000396253778" calcext:value-type="float">
            <text:p>2,6000396253778E-06</text:p>
          </table:table-cell>
          <table:table-cell office:value-type="float" office:value="0.999997407254728" calcext:value-type="float">
            <text:p>0,999997407254728</text:p>
          </table:table-cell>
          <table:table-cell office:value-type="float" office:value="0.00000258513164186347" calcext:value-type="float">
            <text:p>2,58513164186347E-06</text:p>
          </table:table-cell>
          <table:table-cell office:value-type="float" office:value="0.999997422801536" calcext:value-type="float">
            <text:p>0,999997422801536</text:p>
          </table:table-cell>
          <table:table-cell office:value-type="float" office:value="0.0000025689444476118" calcext:value-type="float">
            <text:p>2,5689444476118E-06</text:p>
          </table:table-cell>
          <table:table-cell office:value-type="float" office:value="0.999997439632271" calcext:value-type="float">
            <text:p>0,999997439632271</text:p>
          </table:table-cell>
          <table:table-cell office:value-type="float" office:value="0.00000255146757821567" calcext:value-type="float">
            <text:p>2,55146757821567E-06</text:p>
          </table:table-cell>
          <table:table-cell office:value-type="float" office:value="0.99999745775715" calcext:value-type="float">
            <text:p>0,99999745775715</text:p>
          </table:table-cell>
          <table:table-cell office:value-type="float" office:value="0.00000253269161398784" calcext:value-type="float">
            <text:p>2,53269161398784E-06</text:p>
          </table:table-cell>
          <table:table-cell office:value-type="float" office:value="0.999997477187026" calcext:value-type="float">
            <text:p>0,999997477187026</text:p>
          </table:table-cell>
          <table:table-cell office:value-type="float" office:value="0.00000251260588512991" calcext:value-type="float">
            <text:p>2,51260588512991E-06</text:p>
          </table:table-cell>
          <table:table-cell office:value-type="float" office:value="0.999997497931751" calcext:value-type="float">
            <text:p>0,999997497931751</text:p>
          </table:table-cell>
          <table:table-cell office:value-type="float" office:value="0.00000249119829964783" calcext:value-type="float">
            <text:p>2,49119829964783E-06</text:p>
          </table:table-cell>
        </table:table-row>
        <table:table-row table:style-name="ro1">
          <table:table-cell/>
          <table:table-cell office:value-type="float" office:value="0.0000026808302164838" calcext:value-type="float">
            <text:p>2,6808302164838E-06</text:p>
          </table:table-cell>
          <table:table-cell office:value-type="float" office:value="0.999997319323103" calcext:value-type="float">
            <text:p>0,999997319323103</text:p>
          </table:table-cell>
          <table:table-cell office:value-type="float" office:value="0.00000268021698313081" calcext:value-type="float">
            <text:p>2,68021698313081E-06</text:p>
          </table:table-cell>
          <table:table-cell office:value-type="float" office:value="60.9999986616541" calcext:value-type="float">
            <text:p>60,9999986616541</text:p>
          </table:table-cell>
          <table:table-cell office:value-type="float" office:value="0.0000026783770742389" calcext:value-type="float">
            <text:p>2,6783770742389E-06</text:p>
          </table:table-cell>
          <table:table-cell office:value-type="float" office:value="0.999997323003171" calcext:value-type="float">
            <text:p>0,999997323003171</text:p>
          </table:table-cell>
          <table:table-cell office:value-type="float" office:value="0.00000267530948516725" calcext:value-type="float">
            <text:p>2,67530948516725E-06</text:p>
          </table:table-cell>
          <table:table-cell office:value-type="float" office:value="0.999997326685219" calcext:value-type="float">
            <text:p>0,999997326685219</text:p>
          </table:table-cell>
          <table:table-cell office:value-type="float" office:value="0.00000267101252016122" calcext:value-type="float">
            <text:p>2,67101252016122E-06</text:p>
          </table:table-cell>
          <table:table-cell office:value-type="float" office:value="0.999997331597937" calcext:value-type="float">
            <text:p>0,999997331597937</text:p>
          </table:table-cell>
          <table:table-cell office:value-type="float" office:value="0.00000266548328531346" calcext:value-type="float">
            <text:p>2,66548328531346E-06</text:p>
          </table:table-cell>
          <table:table-cell office:value-type="float" office:value="0.999997337743663" calcext:value-type="float">
            <text:p>0,999997337743663</text:p>
          </table:table-cell>
          <table:table-cell office:value-type="float" office:value="0.00000265872001459222" calcext:value-type="float">
            <text:p>2,65872001459222E-06</text:p>
          </table:table-cell>
          <table:table-cell office:value-type="float" office:value="0.9999973451261" calcext:value-type="float">
            <text:p>0,9999973451261</text:p>
          </table:table-cell>
          <table:table-cell office:value-type="float" office:value="0.00000265071802840744" calcext:value-type="float">
            <text:p>2,65071802840744E-06</text:p>
          </table:table-cell>
          <table:table-cell office:value-type="float" office:value="0.99999735374922" calcext:value-type="float">
            <text:p>0,99999735374922</text:p>
          </table:table-cell>
          <table:table-cell office:value-type="float" office:value="0.00000264147215489618" calcext:value-type="float">
            <text:p>2,64147215489618E-06</text:p>
          </table:table-cell>
          <table:table-cell office:value-type="float" office:value="0.999997363617667" calcext:value-type="float">
            <text:p>0,999997363617667</text:p>
          </table:table-cell>
          <table:table-cell office:value-type="float" office:value="0.00000263097931074707" calcext:value-type="float">
            <text:p>2,63097931074707E-06</text:p>
          </table:table-cell>
          <table:table-cell office:value-type="float" office:value="0.999997374737379" calcext:value-type="float">
            <text:p>0,999997374737379</text:p>
          </table:table-cell>
          <table:table-cell office:value-type="float" office:value="0.00000261923189104341" calcext:value-type="float">
            <text:p>2,61923189104341E-06</text:p>
          </table:table-cell>
          <table:table-cell office:value-type="float" office:value="0.999997387114212" calcext:value-type="float">
            <text:p>0,999997387114212</text:p>
          </table:table-cell>
          <table:table-cell office:value-type="float" office:value="0.00000260622399128607" calcext:value-type="float">
            <text:p>2,60622399128607E-06</text:p>
          </table:table-cell>
          <table:table-cell office:value-type="float" office:value="0.999997400754755" calcext:value-type="float">
            <text:p>0,999997400754755</text:p>
          </table:table-cell>
          <table:table-cell office:value-type="float" office:value="0.00000259194795260154" calcext:value-type="float">
            <text:p>2,59194795260154E-06</text:p>
          </table:table-cell>
          <table:table-cell office:value-type="float" office:value="0.999997415667951" calcext:value-type="float">
            <text:p>0,999997415667951</text:p>
          </table:table-cell>
          <table:table-cell office:value-type="float" office:value="0.00000257639586198621" calcext:value-type="float">
            <text:p>2,57639586198621E-06</text:p>
          </table:table-cell>
          <table:table-cell office:value-type="float" office:value="0.999997431861665" calcext:value-type="float">
            <text:p>0,999997431861665</text:p>
          </table:table-cell>
          <table:table-cell office:value-type="float" office:value="0.00000255955923100792" calcext:value-type="float">
            <text:p>2,55955923100792E-06</text:p>
          </table:table-cell>
          <table:table-cell office:value-type="float" office:value="0.999997449343925" calcext:value-type="float">
            <text:p>0,999997449343925</text:p>
          </table:table-cell>
          <table:table-cell office:value-type="float" office:value="0.00000254142745248487" calcext:value-type="float">
            <text:p>2,54142745248487E-06</text:p>
          </table:table-cell>
          <table:table-cell office:value-type="float" office:value="0.999997468126933" calcext:value-type="float">
            <text:p>0,999997468126933</text:p>
          </table:table-cell>
          <table:table-cell office:value-type="float" office:value="0.00000252199113637275" calcext:value-type="float">
            <text:p>2,52199113637275E-06</text:p>
          </table:table-cell>
          <table:table-cell office:value-type="float" office:value="0.999997488220114" calcext:value-type="float">
            <text:p>0,999997488220114</text:p>
          </table:table-cell>
          <table:table-cell office:value-type="float" office:value="0.0000025012383878531" calcext:value-type="float">
            <text:p>2,5012383878531E-06</text:p>
          </table:table-cell>
          <table:table-cell office:value-type="float" office:value="0.999997509635561" calcext:value-type="float">
            <text:p>0,999997509635561</text:p>
          </table:table-cell>
        </table:table-row>
        <table:table-row table:style-name="ro1">
          <table:table-cell/>
          <table:table-cell office:value-type="float" office:value="0.999997320242528" calcext:value-type="float">
            <text:p>0,999997320242528</text:p>
          </table:table-cell>
          <table:table-cell office:value-type="float" office:value="0.00000267960413957713" calcext:value-type="float">
            <text:p>2,67960413957713E-06</text:p>
          </table:table-cell>
          <table:table-cell office:value-type="float" office:value="0.999997320855946" calcext:value-type="float">
            <text:p>0,999997320855946</text:p>
          </table:table-cell>
          <table:table-cell office:value-type="float" office:value="0.0000026783770742389" calcext:value-type="float">
            <text:p>2,6783770742389E-06</text:p>
          </table:table-cell>
          <table:table-cell office:value-type="float" office:value="60.9999986638013" calcext:value-type="float">
            <text:p>60,9999986638013</text:p>
          </table:table-cell>
          <table:table-cell office:value-type="float" office:value="0.00000267592234393099" calcext:value-type="float">
            <text:p>2,67592234393099E-06</text:p>
          </table:table-cell>
          <table:table-cell office:value-type="float" office:value="0.999997325765814" calcext:value-type="float">
            <text:p>0,999997325765814</text:p>
          </table:table-cell>
          <table:table-cell office:value-type="float" office:value="0.00000267223861427635" calcext:value-type="float">
            <text:p>2,67223861427635E-06</text:p>
          </table:table-cell>
          <table:table-cell office:value-type="float" office:value="0.999997330065113" calcext:value-type="float">
            <text:p>0,999997330065113</text:p>
          </table:table-cell>
          <table:table-cell office:value-type="float" office:value="0.00000266732317477647" calcext:value-type="float">
            <text:p>2,66732317477647E-06</text:p>
          </table:table-cell>
          <table:table-cell office:value-type="float" office:value="0.999997335596425" calcext:value-type="float">
            <text:p>0,999997335596425</text:p>
          </table:table-cell>
          <table:table-cell office:value-type="float" office:value="0.0000026611747985239" calcext:value-type="float">
            <text:p>2,6611747985239E-06</text:p>
          </table:table-cell>
          <table:table-cell office:value-type="float" office:value="0.999997342363443" calcext:value-type="float">
            <text:p>0,999997342363443</text:p>
          </table:table-cell>
          <table:table-cell office:value-type="float" office:value="0.00000265378889485746" calcext:value-type="float">
            <text:p>2,65378889485746E-06</text:p>
          </table:table-cell>
          <table:table-cell office:value-type="float" office:value="0.999997350369338" calcext:value-type="float">
            <text:p>0,999997350369338</text:p>
          </table:table-cell>
          <table:table-cell office:value-type="float" office:value="0.00000264516151771144" calcext:value-type="float">
            <text:p>2,64516151771144E-06</text:p>
          </table:table-cell>
          <table:table-cell office:value-type="float" office:value="0.999997359619183" calcext:value-type="float">
            <text:p>0,999997359619183</text:p>
          </table:table-cell>
          <table:table-cell office:value-type="float" office:value="0.00000263528780053424" calcext:value-type="float">
            <text:p>2,63528780053424E-06</text:p>
          </table:table-cell>
          <table:table-cell office:value-type="float" office:value="0.999997370117612" calcext:value-type="float">
            <text:p>0,999997370117612</text:p>
          </table:table-cell>
          <table:table-cell office:value-type="float" office:value="0.00000262416303264956" calcext:value-type="float">
            <text:p>2,62416303264956E-06</text:p>
          </table:table-cell>
          <table:table-cell office:value-type="float" office:value="0.999997381870956" calcext:value-type="float">
            <text:p>0,999997381870956</text:p>
          </table:table-cell>
          <table:table-cell office:value-type="float" office:value="0.00000261178047500366" calcext:value-type="float">
            <text:p>2,61178047500366E-06</text:p>
          </table:table-cell>
          <table:table-cell office:value-type="float" office:value="0.999997394884813" calcext:value-type="float">
            <text:p>0,999997394884813</text:p>
          </table:table-cell>
          <table:table-cell office:value-type="float" office:value="0.00000259813233305373" calcext:value-type="float">
            <text:p>2,59813233305373E-06</text:p>
          </table:table-cell>
          <table:table-cell office:value-type="float" office:value="0.999997409168003" calcext:value-type="float">
            <text:p>0,999997409168003</text:p>
          </table:table-cell>
          <table:table-cell office:value-type="float" office:value="0.00000258321217505575" calcext:value-type="float">
            <text:p>2,58321217505575E-06</text:p>
          </table:table-cell>
          <table:table-cell office:value-type="float" office:value="0.999997424728112" calcext:value-type="float">
            <text:p>0,999997424728112</text:p>
          </table:table-cell>
          <table:table-cell office:value-type="float" office:value="0.0000025670106511555" calcext:value-type="float">
            <text:p>2,5670106511555E-06</text:p>
          </table:table-cell>
          <table:table-cell office:value-type="float" office:value="0.999997441573315" calcext:value-type="float">
            <text:p>0,999997441573315</text:p>
          </table:table-cell>
          <table:table-cell office:value-type="float" office:value="0.00000254951912326273" calcext:value-type="float">
            <text:p>2,54951912326273E-06</text:p>
          </table:table-cell>
          <table:table-cell office:value-type="float" office:value="0.999997459713659" calcext:value-type="float">
            <text:p>0,999997459713659</text:p>
          </table:table-cell>
          <table:table-cell office:value-type="float" office:value="0.00000253072688405354" calcext:value-type="float">
            <text:p>2,53072688405354E-06</text:p>
          </table:table-cell>
          <table:table-cell office:value-type="float" office:value="0.999997479159971" calcext:value-type="float">
            <text:p>0,999997479159971</text:p>
          </table:table-cell>
          <table:table-cell office:value-type="float" office:value="0.00000251062358858078" calcext:value-type="float">
            <text:p>2,51062358858078E-06</text:p>
          </table:table-cell>
          <table:table-cell office:value-type="float" office:value="0.999997499923973" calcext:value-type="float">
            <text:p>0,999997499923973</text:p>
          </table:table-cell>
          <table:table-cell office:value-type="float" office:value="0.00000248919687106941" calcext:value-type="float">
            <text:p>2,48919687106941E-06</text:p>
          </table:table-cell>
        </table:table-row>
        <table:table-row table:style-name="ro1">
          <table:table-cell/>
          <table:table-cell office:value-type="float" office:value="0.0000026783780807671" calcext:value-type="float">
            <text:p>2,6783780807671E-06</text:p>
          </table:table-cell>
          <table:table-cell office:value-type="float" office:value="0.999997321775339" calcext:value-type="float">
            <text:p>0,999997321775339</text:p>
          </table:table-cell>
          <table:table-cell office:value-type="float" office:value="0.00000267776425477706" calcext:value-type="float">
            <text:p>2,67776425477706E-06</text:p>
          </table:table-cell>
          <table:table-cell office:value-type="float" office:value="0.999997323003171" calcext:value-type="float">
            <text:p>0,999997323003171</text:p>
          </table:table-cell>
          <table:table-cell office:value-type="float" office:value="0.00000267592234393099" calcext:value-type="float">
            <text:p>2,67592234393099E-06</text:p>
          </table:table-cell>
          <table:table-cell office:value-type="float" office:value="60.999998666564" calcext:value-type="float">
            <text:p>60,999998666564</text:p>
          </table:table-cell>
          <table:table-cell office:value-type="float" office:value="0.00000267285142885321" calcext:value-type="float">
            <text:p>2,67285142885321E-06</text:p>
          </table:table-cell>
          <table:table-cell office:value-type="float" office:value="0.999997329145677" calcext:value-type="float">
            <text:p>0,999997329145677</text:p>
          </table:table-cell>
          <table:table-cell office:value-type="float" office:value="0.00000266854923536286" calcext:value-type="float">
            <text:p>2,66854923536286E-06</text:p>
          </table:table-cell>
          <table:table-cell office:value-type="float" office:value="0.999997334063605" calcext:value-type="float">
            <text:p>0,999997334063605</text:p>
          </table:table-cell>
          <table:table-cell office:value-type="float" office:value="0.0000026630146854334" calcext:value-type="float">
            <text:p>2,6630146854334E-06</text:p>
          </table:table-cell>
          <table:table-cell office:value-type="float" office:value="0.999997340216192" calcext:value-type="float">
            <text:p>0,999997340216192</text:p>
          </table:table-cell>
          <table:table-cell office:value-type="float" office:value="0.0000026562436771238" calcext:value-type="float">
            <text:p>2,6562436771238E-06</text:p>
          </table:table-cell>
          <table:table-cell office:value-type="float" office:value="0.99999734760671" calcext:value-type="float">
            <text:p>0,99999734760671</text:p>
          </table:table-cell>
          <table:table-cell office:value-type="float" office:value="0.00000264823241880041" calcext:value-type="float">
            <text:p>2,64823241880041E-06</text:p>
          </table:table-cell>
          <table:table-cell office:value-type="float" office:value="0.999997356239307" calcext:value-type="float">
            <text:p>0,999997356239307</text:p>
          </table:table-cell>
          <table:table-cell office:value-type="float" office:value="0.000002638977131042" calcext:value-type="float">
            <text:p>2,638977131042E-06</text:p>
          </table:table-cell>
          <table:table-cell office:value-type="float" office:value="0.999997366119145" calcext:value-type="float">
            <text:p>0,999997366119145</text:p>
          </table:table-cell>
          <table:table-cell office:value-type="float" office:value="0.00000262847150822587" calcext:value-type="float">
            <text:p>2,62847150822587E-06</text:p>
          </table:table-cell>
          <table:table-cell office:value-type="float" office:value="0.999997377251186" calcext:value-type="float">
            <text:p>0,999997377251186</text:p>
          </table:table-cell>
          <table:table-cell office:value-type="float" office:value="0.00000261671158541255" calcext:value-type="float">
            <text:p>2,61671158541255E-06</text:p>
          </table:table-cell>
          <table:table-cell office:value-type="float" office:value="0.999997389641582" calcext:value-type="float">
            <text:p>0,999997389641582</text:p>
          </table:table-cell>
          <table:table-cell office:value-type="float" office:value="0.00000260368881777051" calcext:value-type="float">
            <text:p>2,60368881777051E-06</text:p>
          </table:table-cell>
          <table:table-cell office:value-type="float" office:value="0.999997403298049" calcext:value-type="float">
            <text:p>0,999997403298049</text:p>
          </table:table-cell>
          <table:table-cell office:value-type="float" office:value="0.00000258939652897361" calcext:value-type="float">
            <text:p>2,58939652897361E-06</text:p>
          </table:table-cell>
          <table:table-cell office:value-type="float" office:value="0.999997418228139" calcext:value-type="float">
            <text:p>0,999997418228139</text:p>
          </table:table-cell>
          <table:table-cell office:value-type="float" office:value="0.00000257382693724661" calcext:value-type="float">
            <text:p>2,57382693724661E-06</text:p>
          </table:table-cell>
          <table:table-cell office:value-type="float" office:value="0.999997434439752" calcext:value-type="float">
            <text:p>0,999997434439752</text:p>
          </table:table-cell>
          <table:table-cell office:value-type="float" office:value="0.00000255697053319626" calcext:value-type="float">
            <text:p>2,55697053319626E-06</text:p>
          </table:table-cell>
          <table:table-cell office:value-type="float" office:value="0.999997451943035" calcext:value-type="float">
            <text:p>0,999997451943035</text:p>
          </table:table-cell>
          <table:table-cell office:value-type="float" office:value="0.00000253881853506943" calcext:value-type="float">
            <text:p>2,53881853506943E-06</text:p>
          </table:table-cell>
          <table:table-cell office:value-type="float" office:value="0.999997470746743" calcext:value-type="float">
            <text:p>0,999997470746743</text:p>
          </table:table-cell>
          <table:table-cell office:value-type="float" office:value="0.00000251935935413616" calcext:value-type="float">
            <text:p>2,51935935413616E-06</text:p>
          </table:table-cell>
          <table:table-cell office:value-type="float" office:value="0.999997490863837" calcext:value-type="float">
            <text:p>0,999997490863837</text:p>
          </table:table-cell>
          <table:table-cell office:value-type="float" office:value="0.00000249858205791931" calcext:value-type="float">
            <text:p>2,49858205791931E-06</text:p>
          </table:table-cell>
          <table:table-cell office:value-type="float" office:value="0.999997512304596" calcext:value-type="float">
            <text:p>0,999997512304596</text:p>
          </table:table-cell>
        </table:table-row>
        <table:table-row table:style-name="ro1">
          <table:table-cell/>
          <table:table-cell office:value-type="float" office:value="0.999997323308178" calcext:value-type="float">
            <text:p>0,999997323308178</text:p>
          </table:table-cell>
          <table:table-cell office:value-type="float" office:value="0.00000267653818164515" calcext:value-type="float">
            <text:p>2,67653818164515E-06</text:p>
          </table:table-cell>
          <table:table-cell office:value-type="float" office:value="0.999997323922585" calcext:value-type="float">
            <text:p>0,999997323922585</text:p>
          </table:table-cell>
          <table:table-cell office:value-type="float" office:value="0.00000267530948516725" calcext:value-type="float">
            <text:p>2,67530948516725E-06</text:p>
          </table:table-cell>
          <table:table-cell office:value-type="float" office:value="0.999997325765814" calcext:value-type="float">
            <text:p>0,999997325765814</text:p>
          </table:table-cell>
          <table:table-cell office:value-type="float" office:value="0.00000267285142885321" calcext:value-type="float">
            <text:p>2,67285142885321E-06</text:p>
          </table:table-cell>
          <table:table-cell office:value-type="float" office:value="60.9999986699439" calcext:value-type="float">
            <text:p>60,9999986699439</text:p>
          </table:table-cell>
          <table:table-cell office:value-type="float" office:value="0.00000266916212188217" calcext:value-type="float">
            <text:p>2,66916212188217E-06</text:p>
          </table:table-cell>
          <table:table-cell office:value-type="float" office:value="0.999997333144208" calcext:value-type="float">
            <text:p>0,999997333144208</text:p>
          </table:table-cell>
          <table:table-cell office:value-type="float" office:value="0.00000266424074912841" calcext:value-type="float">
            <text:p>2,66424074912841E-06</text:p>
          </table:table-cell>
          <table:table-cell office:value-type="float" office:value="0.999997338683363" calcext:value-type="float">
            <text:p>0,999997338683363</text:p>
          </table:table-cell>
          <table:table-cell office:value-type="float" office:value="0.00000265808358190789" calcext:value-type="float">
            <text:p>2,65808358190789E-06</text:p>
          </table:table-cell>
          <table:table-cell office:value-type="float" office:value="0.999997345459466" calcext:value-type="float">
            <text:p>0,999997345459466</text:p>
          </table:table-cell>
          <table:table-cell office:value-type="float" office:value="0.00000265068715998851" calcext:value-type="float">
            <text:p>2,65068715998851E-06</text:p>
          </table:table-cell>
          <table:table-cell office:value-type="float" office:value="0.999997353476634" calcext:value-type="float">
            <text:p>0,999997353476634</text:p>
          </table:table-cell>
          <table:table-cell office:value-type="float" office:value="0.00000264204803712698" calcext:value-type="float">
            <text:p>2,64204803712698E-06</text:p>
          </table:table-cell>
          <table:table-cell office:value-type="float" office:value="0.999997362739263" calcext:value-type="float">
            <text:p>0,999997362739263</text:p>
          </table:table-cell>
          <table:table-cell office:value-type="float" office:value="0.00000263216083362661" calcext:value-type="float">
            <text:p>2,63216083362661E-06</text:p>
          </table:table-cell>
          <table:table-cell office:value-type="float" office:value="0.999997373252704" calcext:value-type="float">
            <text:p>0,999997373252704</text:p>
          </table:table-cell>
          <table:table-cell office:value-type="float" office:value="0.00000262102008519172" calcext:value-type="float">
            <text:p>2,62102008519172E-06</text:p>
          </table:table-cell>
          <table:table-cell office:value-type="float" office:value="0.999997385021798" calcext:value-type="float">
            <text:p>0,999997385021798</text:p>
          </table:table-cell>
          <table:table-cell office:value-type="float" office:value="0.000002608619931177" calcext:value-type="float">
            <text:p>2,608619931177E-06</text:p>
          </table:table-cell>
          <table:table-cell office:value-type="float" office:value="0.999997398054789" calcext:value-type="float">
            <text:p>0,999997398054789</text:p>
          </table:table-cell>
          <table:table-cell office:value-type="float" office:value="0.00000259495303644996" calcext:value-type="float">
            <text:p>2,59495303644996E-06</text:p>
          </table:table-cell>
          <table:table-cell office:value-type="float" office:value="0.999997412358203" calcext:value-type="float">
            <text:p>0,999997412358203</text:p>
          </table:table-cell>
          <table:table-cell office:value-type="float" office:value="0.00000258001132302788" calcext:value-type="float">
            <text:p>2,58001132302788E-06</text:p>
          </table:table-cell>
          <table:table-cell office:value-type="float" office:value="0.999997427939822" calcext:value-type="float">
            <text:p>0,999997427939822</text:p>
          </table:table-cell>
          <table:table-cell office:value-type="float" office:value="0.00000256378681728897" calcext:value-type="float">
            <text:p>2,56378681728897E-06</text:p>
          </table:table-cell>
          <table:table-cell office:value-type="float" office:value="0.999997444809475" calcext:value-type="float">
            <text:p>0,999997444809475</text:p>
          </table:table-cell>
          <table:table-cell office:value-type="float" office:value="0.00000254627000539909" calcext:value-type="float">
            <text:p>2,54627000539909E-06</text:p>
          </table:table-cell>
          <table:table-cell office:value-type="float" office:value="0.99999746297617" calcext:value-type="float">
            <text:p>0,99999746297617</text:p>
          </table:table-cell>
          <table:table-cell office:value-type="float" office:value="0.00000252745105533414" calcext:value-type="float">
            <text:p>2,52745105533414E-06</text:p>
          </table:table-cell>
          <table:table-cell office:value-type="float" office:value="0.999997482450616" calcext:value-type="float">
            <text:p>0,999997482450616</text:p>
          </table:table-cell>
          <table:table-cell office:value-type="float" office:value="0.000002507317830025" calcext:value-type="float">
            <text:p>2,507317830025E-06</text:p>
          </table:table-cell>
          <table:table-cell office:value-type="float" office:value="0.999997503244491" calcext:value-type="float">
            <text:p>0,999997503244491</text:p>
          </table:table-cell>
          <table:table-cell office:value-type="float" office:value="0.000002485859951884" calcext:value-type="float">
            <text:p>2,485859951884E-06</text:p>
          </table:table-cell>
        </table:table-row>
        <table:table-row table:style-name="ro1">
          <table:table-cell/>
          <table:table-cell office:value-type="float" office:value="0.00000267469829817735" calcext:value-type="float">
            <text:p>2,67469829817735E-06</text:p>
          </table:table-cell>
          <table:table-cell office:value-type="float" office:value="0.999997325455401" calcext:value-type="float">
            <text:p>0,999997325455401</text:p>
          </table:table-cell>
          <table:table-cell office:value-type="float" office:value="0.00000267408341925179" calcext:value-type="float">
            <text:p>2,67408341925179E-06</text:p>
          </table:table-cell>
          <table:table-cell office:value-type="float" office:value="0.999997326685219" calcext:value-type="float">
            <text:p>0,999997326685219</text:p>
          </table:table-cell>
          <table:table-cell office:value-type="float" office:value="0.00000267223861427635" calcext:value-type="float">
            <text:p>2,67223861427635E-06</text:p>
          </table:table-cell>
          <table:table-cell office:value-type="float" office:value="0.999997329145677" calcext:value-type="float">
            <text:p>0,999997329145677</text:p>
          </table:table-cell>
          <table:table-cell office:value-type="float" office:value="0.00000266916212188217" calcext:value-type="float">
            <text:p>2,66916212188217E-06</text:p>
          </table:table-cell>
          <table:table-cell office:value-type="float" office:value="60.9999986739423" calcext:value-type="float">
            <text:p>60,9999986739423</text:p>
          </table:table-cell>
          <table:table-cell office:value-type="float" office:value="0.00000266485352862222" calcext:value-type="float">
            <text:p>2,66485352862222E-06</text:p>
          </table:table-cell>
          <table:table-cell office:value-type="float" office:value="0.999997337763985" calcext:value-type="float">
            <text:p>0,999997337763985</text:p>
          </table:table-cell>
          <table:table-cell office:value-type="float" office:value="0.00000265930963172512" calcext:value-type="float">
            <text:p>2,65930963172512E-06</text:p>
          </table:table-cell>
          <table:table-cell office:value-type="float" office:value="0.99999734392662" calcext:value-type="float">
            <text:p>0,99999734392662</text:p>
          </table:table-cell>
          <table:table-cell office:value-type="float" office:value="0.00000265252705999863" calcext:value-type="float">
            <text:p>2,65252705999863E-06</text:p>
          </table:table-cell>
          <table:table-cell office:value-type="float" office:value="0.999997351329434" calcext:value-type="float">
            <text:p>0,999997351329434</text:p>
          </table:table-cell>
          <table:table-cell office:value-type="float" office:value="0.00000264450281894923" calcext:value-type="float">
            <text:p>2,64450281894923E-06</text:p>
          </table:table-cell>
          <table:table-cell office:value-type="float" office:value="0.999997359976598" calcext:value-type="float">
            <text:p>0,999997359976598</text:p>
          </table:table-cell>
          <table:table-cell office:value-type="float" office:value="0.0000026352317258338" calcext:value-type="float">
            <text:p>2,6352317258338E-06</text:p>
          </table:table-cell>
          <table:table-cell office:value-type="float" office:value="0.999997369872825" calcext:value-type="float">
            <text:p>0,999997369872825</text:p>
          </table:table-cell>
          <table:table-cell office:value-type="float" office:value="0.00000262470941414517" calcext:value-type="float">
            <text:p>2,62470941414517E-06</text:p>
          </table:table-cell>
          <table:table-cell office:value-type="float" office:value="0.999997381023278" calcext:value-type="float">
            <text:p>0,999997381023278</text:p>
          </table:table-cell>
          <table:table-cell office:value-type="float" office:value="0.00000261292842373972" calcext:value-type="float">
            <text:p>2,61292842373972E-06</text:p>
          </table:table-cell>
          <table:table-cell office:value-type="float" office:value="0.999997393435019" calcext:value-type="float">
            <text:p>0,999997393435019</text:p>
          </table:table-cell>
          <table:table-cell office:value-type="float" office:value="0.00000259988415618473" calcext:value-type="float">
            <text:p>2,59988415618473E-06</text:p>
          </table:table-cell>
          <table:table-cell office:value-type="float" office:value="0.999997407114932" calcext:value-type="float">
            <text:p>0,999997407114932</text:p>
          </table:table-cell>
          <table:table-cell office:value-type="float" office:value="0.00000258556780685648" calcext:value-type="float">
            <text:p>2,58556780685648E-06</text:p>
          </table:table-cell>
          <table:table-cell office:value-type="float" office:value="0.99999742206985" calcext:value-type="float">
            <text:p>0,99999742206985</text:p>
          </table:table-cell>
          <table:table-cell office:value-type="float" office:value="0.00000256997117187296" calcext:value-type="float">
            <text:p>2,56997117187296E-06</text:p>
          </table:table-cell>
          <table:table-cell office:value-type="float" office:value="0.999997438309542" calcext:value-type="float">
            <text:p>0,999997438309542</text:p>
          </table:table-cell>
          <table:table-cell office:value-type="float" office:value="0.00000255308630037199" calcext:value-type="float">
            <text:p>2,55308630037199E-06</text:p>
          </table:table-cell>
          <table:table-cell office:value-type="float" office:value="0.999997455842554" calcext:value-type="float">
            <text:p>0,999997455842554</text:p>
          </table:table-cell>
          <table:table-cell office:value-type="float" office:value="0.00000253490245083476" calcext:value-type="float">
            <text:p>2,53490245083476E-06</text:p>
          </table:table-cell>
          <table:table-cell office:value-type="float" office:value="0.999997474679953" calcext:value-type="float">
            <text:p>0,999997474679953</text:p>
          </table:table-cell>
          <table:table-cell office:value-type="float" office:value="0.00000251540947893147" calcext:value-type="float">
            <text:p>2,51540947893147E-06</text:p>
          </table:table-cell>
          <table:table-cell office:value-type="float" office:value="0.999997494831293" calcext:value-type="float">
            <text:p>0,999997494831293</text:p>
          </table:table-cell>
          <table:table-cell office:value-type="float" office:value="0.00000249459569345856" calcext:value-type="float">
            <text:p>2,49459569345856E-06</text:p>
          </table:table-cell>
          <table:table-cell office:value-type="float" office:value="0.999997516309769" calcext:value-type="float">
            <text:p>0,999997516309769</text:p>
          </table:table-cell>
        </table:table-row>
        <table:table-row table:style-name="ro1">
          <table:table-cell/>
          <table:table-cell office:value-type="float" office:value="0.999997327602657" calcext:value-type="float">
            <text:p>0,999997327602657</text:p>
          </table:table-cell>
          <table:table-cell office:value-type="float" office:value="0.00000267224350769535" calcext:value-type="float">
            <text:p>2,67224350769535E-06</text:p>
          </table:table-cell>
          <table:table-cell office:value-type="float" office:value="0.999997328218071" calcext:value-type="float">
            <text:p>0,999997328218071</text:p>
          </table:table-cell>
          <table:table-cell office:value-type="float" office:value="0.00000267101252016122" calcext:value-type="float">
            <text:p>2,67101252016122E-06</text:p>
          </table:table-cell>
          <table:table-cell office:value-type="float" office:value="0.999997330065113" calcext:value-type="float">
            <text:p>0,999997330065113</text:p>
          </table:table-cell>
          <table:table-cell office:value-type="float" office:value="0.00000266854923536286" calcext:value-type="float">
            <text:p>2,66854923536286E-06</text:p>
          </table:table-cell>
          <table:table-cell office:value-type="float" office:value="0.999997333144208" calcext:value-type="float">
            <text:p>0,999997333144208</text:p>
          </table:table-cell>
          <table:table-cell office:value-type="float" office:value="0.00000266485352862222" calcext:value-type="float">
            <text:p>2,66485352862222E-06</text:p>
          </table:table-cell>
          <table:table-cell office:value-type="float" office:value="60.9999986785621" calcext:value-type="float">
            <text:p>60,9999986785621</text:p>
          </table:table-cell>
          <table:table-cell office:value-type="float" office:value="0.00000265992249248725" calcext:value-type="float">
            <text:p>2,65992249248725E-06</text:p>
          </table:table-cell>
          <table:table-cell office:value-type="float" office:value="0.999997343007216" calcext:value-type="float">
            <text:p>0,999997343007216</text:p>
          </table:table-cell>
          <table:table-cell office:value-type="float" office:value="0.00000265375316788052" calcext:value-type="float">
            <text:p>2,65375316788052E-06</text:p>
          </table:table-cell>
          <table:table-cell office:value-type="float" office:value="0.999997349796582" calcext:value-type="float">
            <text:p>0,999997349796582</text:p>
          </table:table-cell>
          <table:table-cell office:value-type="float" office:value="0.00000264634268143382" calcext:value-type="float">
            <text:p>2,64634268143382E-06</text:p>
          </table:table-cell>
          <table:table-cell office:value-type="float" office:value="0.99999735782935" calcext:value-type="float">
            <text:p>0,99999735782935</text:p>
          </table:table-cell>
          <table:table-cell office:value-type="float" office:value="0.00000263768651953544" calcext:value-type="float">
            <text:p>2,63768651953544E-06</text:p>
          </table:table-cell>
          <table:table-cell office:value-type="float" office:value="0.99999736711018" calcext:value-type="float">
            <text:p>0,99999736711018</text:p>
          </table:table-cell>
          <table:table-cell office:value-type="float" office:value="0.00000262778031412392" calcext:value-type="float">
            <text:p>2,62778031412392E-06</text:p>
          </table:table-cell>
          <table:table-cell office:value-type="float" office:value="0.999997377643433" calcext:value-type="float">
            <text:p>0,999997377643433</text:p>
          </table:table-cell>
          <table:table-cell office:value-type="float" office:value="0.00000261661780220912" calcext:value-type="float">
            <text:p>2,61661780220912E-06</text:p>
          </table:table-cell>
          <table:table-cell office:value-type="float" office:value="0.9999973894365" calcext:value-type="float">
            <text:p>0,9999973894365</text:p>
          </table:table-cell>
          <table:table-cell office:value-type="float" office:value="0.00000260419265774026" calcext:value-type="float">
            <text:p>2,60419265774026E-06</text:p>
          </table:table-cell>
          <table:table-cell office:value-type="float" office:value="0.99999740249515" calcext:value-type="float">
            <text:p>0,99999740249515</text:p>
          </table:table-cell>
          <table:table-cell office:value-type="float" office:value="0.00000259049892781249" calcext:value-type="float">
            <text:p>2,59049892781249E-06</text:p>
          </table:table-cell>
          <table:table-cell office:value-type="float" office:value="0.999997416826613" calcext:value-type="float">
            <text:p>0,999997416826613</text:p>
          </table:table-cell>
          <table:table-cell office:value-type="float" office:value="0.0000025755276946704" calcext:value-type="float">
            <text:p>2,5755276946704E-06</text:p>
          </table:table-cell>
          <table:table-cell office:value-type="float" office:value="0.999997432439588" calcext:value-type="float">
            <text:p>0,999997432439588</text:p>
          </table:table-cell>
          <table:table-cell office:value-type="float" office:value="0.0000025592706560662" calcext:value-type="float">
            <text:p>2,5592706560662E-06</text:p>
          </table:table-cell>
          <table:table-cell office:value-type="float" office:value="0.999997449342605" calcext:value-type="float">
            <text:p>0,999997449342605</text:p>
          </table:table-cell>
          <table:table-cell office:value-type="float" office:value="0.00000254171876823417" calcext:value-type="float">
            <text:p>2,54171876823417E-06</text:p>
          </table:table-cell>
          <table:table-cell office:value-type="float" office:value="0.99999746754642" calcext:value-type="float">
            <text:p>0,99999746754642</text:p>
          </table:table-cell>
          <table:table-cell office:value-type="float" office:value="0.00000252286094526433" calcext:value-type="float">
            <text:p>2,52286094526433E-06</text:p>
          </table:table-cell>
          <table:table-cell office:value-type="float" office:value="0.999997487060682" calcext:value-type="float">
            <text:p>0,999997487060682</text:p>
          </table:table-cell>
          <table:table-cell office:value-type="float" office:value="0.00000250268733092973" calcext:value-type="float">
            <text:p>2,50268733092973E-06</text:p>
          </table:table-cell>
          <table:table-cell office:value-type="float" office:value="0.9999975078966" calcext:value-type="float">
            <text:p>0,9999975078966</text:p>
          </table:table-cell>
          <table:table-cell office:value-type="float" office:value="0.00000248118547729881" calcext:value-type="float">
            <text:p>2,48118547729881E-06</text:p>
          </table:table-cell>
        </table:table-row>
        <table:table-row table:style-name="ro1">
          <table:table-cell/>
          <table:table-cell office:value-type="float" office:value="0.00000266978875218538" calcext:value-type="float">
            <text:p>2,66978875218538E-06</text:p>
          </table:table-cell>
          <table:table-cell office:value-type="float" office:value="0.999997330365296" calcext:value-type="float">
            <text:p>0,999997330365296</text:p>
          </table:table-cell>
          <table:table-cell office:value-type="float" office:value="0.00000266917263269661" calcext:value-type="float">
            <text:p>2,66917263269661E-06</text:p>
          </table:table-cell>
          <table:table-cell office:value-type="float" office:value="0.999997331597937" calcext:value-type="float">
            <text:p>0,999997331597937</text:p>
          </table:table-cell>
          <table:table-cell office:value-type="float" office:value="0.00000266732317477647" calcext:value-type="float">
            <text:p>2,66732317477647E-06</text:p>
          </table:table-cell>
          <table:table-cell office:value-type="float" office:value="0.999997334063605" calcext:value-type="float">
            <text:p>0,999997334063605</text:p>
          </table:table-cell>
          <table:table-cell office:value-type="float" office:value="0.00000266424074912841" calcext:value-type="float">
            <text:p>2,66424074912841E-06</text:p>
          </table:table-cell>
          <table:table-cell office:value-type="float" office:value="0.999997337763985" calcext:value-type="float">
            <text:p>0,999997337763985</text:p>
          </table:table-cell>
          <table:table-cell office:value-type="float" office:value="0.00000265992249248725" calcext:value-type="float">
            <text:p>2,65992249248725E-06</text:p>
          </table:table-cell>
          <table:table-cell office:value-type="float" office:value="60.9999986838054" calcext:value-type="float">
            <text:p>60,9999986838054</text:p>
          </table:table-cell>
          <table:table-cell office:value-type="float" office:value="0.00000265436596946778" calcext:value-type="float">
            <text:p>2,65436596946778E-06</text:p>
          </table:table-cell>
          <table:table-cell office:value-type="float" office:value="0.999997348877158" calcext:value-type="float">
            <text:p>0,999997348877158</text:p>
          </table:table-cell>
          <table:table-cell office:value-type="float" office:value="0.00000264756876922068" calcext:value-type="float">
            <text:p>2,64756876922068E-06</text:p>
          </table:table-cell>
          <table:table-cell office:value-type="float" office:value="0.999997356296554" calcext:value-type="float">
            <text:p>0,999997356296554</text:p>
          </table:table-cell>
          <table:table-cell office:value-type="float" office:value="0.00000263952641754717" calcext:value-type="float">
            <text:p>2,63952641754717E-06</text:p>
          </table:table-cell>
          <table:table-cell office:value-type="float" office:value="0.999997364962935" calcext:value-type="float">
            <text:p>0,999997364962935</text:p>
          </table:table-cell>
          <table:table-cell office:value-type="float" office:value="0.00000263023507152127" calcext:value-type="float">
            <text:p>2,63023507152127E-06</text:p>
          </table:table-cell>
          <table:table-cell office:value-type="float" office:value="0.999997374880797" calcext:value-type="float">
            <text:p>0,999997374880797</text:p>
          </table:table-cell>
          <table:table-cell office:value-type="float" office:value="0.00000261968865955531" calcext:value-type="float">
            <text:p>2,61968865955531E-06</text:p>
          </table:table-cell>
          <table:table-cell office:value-type="float" office:value="0.99999738605661" calcext:value-type="float">
            <text:p>0,99999738605661</text:p>
          </table:table-cell>
          <table:table-cell office:value-type="float" office:value="0.00000260788202055551" calcext:value-type="float">
            <text:p>2,60788202055551E-06</text:p>
          </table:table-cell>
          <table:table-cell office:value-type="float" office:value="0.999997398496652" calcext:value-type="float">
            <text:p>0,999997398496652</text:p>
          </table:table-cell>
          <table:table-cell office:value-type="float" office:value="0.0000025948074248161" calcext:value-type="float">
            <text:p>2,5948074248161E-06</text:p>
          </table:table-cell>
          <table:table-cell office:value-type="float" office:value="0.999997412206835" calcext:value-type="float">
            <text:p>0,999997412206835</text:p>
          </table:table-cell>
          <table:table-cell office:value-type="float" office:value="0.00000258045879641955" calcext:value-type="float">
            <text:p>2,58045879641955E-06</text:p>
          </table:table-cell>
          <table:table-cell office:value-type="float" office:value="0.999997427196331" calcext:value-type="float">
            <text:p>0,999997427196331</text:p>
          </table:table-cell>
          <table:table-cell office:value-type="float" office:value="0.00000256482713723027" calcext:value-type="float">
            <text:p>2,56482713723027E-06</text:p>
          </table:table-cell>
          <table:table-cell office:value-type="float" office:value="0.999997443472672" calcext:value-type="float">
            <text:p>0,999997443472672</text:p>
          </table:table-cell>
          <table:table-cell office:value-type="float" office:value="0.00000254790314213604" calcext:value-type="float">
            <text:p>2,54790314213604E-06</text:p>
          </table:table-cell>
          <table:table-cell office:value-type="float" office:value="0.99999746104646" calcext:value-type="float">
            <text:p>0,99999746104646</text:p>
          </table:table-cell>
          <table:table-cell office:value-type="float" office:value="0.00000252967720115738" calcext:value-type="float">
            <text:p>2,52967720115738E-06</text:p>
          </table:table-cell>
          <table:table-cell office:value-type="float" office:value="0.999997479927085" calcext:value-type="float">
            <text:p>0,999997479927085</text:p>
          </table:table-cell>
          <table:table-cell office:value-type="float" office:value="0.00000251013877072825" calcext:value-type="float">
            <text:p>2,51013877072825E-06</text:p>
          </table:table-cell>
          <table:table-cell office:value-type="float" office:value="0.999997500125977" calcext:value-type="float">
            <text:p>0,999997500125977</text:p>
          </table:table-cell>
          <table:table-cell office:value-type="float" office:value="0.00000248927710666536" calcext:value-type="float">
            <text:p>2,48927710666536E-06</text:p>
          </table:table-cell>
          <table:table-cell office:value-type="float" office:value="0.999997521654574" calcext:value-type="float">
            <text:p>0,999997521654574</text:p>
          </table:table-cell>
        </table:table-row>
        <table:table-row table:style-name="ro1">
          <table:table-cell/>
          <table:table-cell office:value-type="float" office:value="0.99999733312793" calcext:value-type="float">
            <text:p>0,99999733312793</text:p>
          </table:table-cell>
          <table:table-cell office:value-type="float" office:value="0.00000266671787929607" calcext:value-type="float">
            <text:p>2,66671787929607E-06</text:p>
          </table:table-cell>
          <table:table-cell office:value-type="float" office:value="0.999997333745157" calcext:value-type="float">
            <text:p>0,999997333745157</text:p>
          </table:table-cell>
          <table:table-cell office:value-type="float" office:value="0.00000266548328531346" calcext:value-type="float">
            <text:p>2,66548328531346E-06</text:p>
          </table:table-cell>
          <table:table-cell office:value-type="float" office:value="0.999997335596425" calcext:value-type="float">
            <text:p>0,999997335596425</text:p>
          </table:table-cell>
          <table:table-cell office:value-type="float" office:value="0.0000026630146854334" calcext:value-type="float">
            <text:p>2,6630146854334E-06</text:p>
          </table:table-cell>
          <table:table-cell office:value-type="float" office:value="0.999997338683363" calcext:value-type="float">
            <text:p>0,999997338683363</text:p>
          </table:table-cell>
          <table:table-cell office:value-type="float" office:value="0.00000265930963172512" calcext:value-type="float">
            <text:p>2,65930963172512E-06</text:p>
          </table:table-cell>
          <table:table-cell office:value-type="float" office:value="0.999997343007216" calcext:value-type="float">
            <text:p>0,999997343007216</text:p>
          </table:table-cell>
          <table:table-cell office:value-type="float" office:value="0.00000265436596946778" calcext:value-type="float">
            <text:p>2,65436596946778E-06</text:p>
          </table:table-cell>
          <table:table-cell office:value-type="float" office:value="60.9999986896754" calcext:value-type="float">
            <text:p>60,9999986896754</text:p>
          </table:table-cell>
          <table:table-cell office:value-type="float" office:value="0.00000264818165041092" calcext:value-type="float">
            <text:p>2,64818165041092E-06</text:p>
          </table:table-cell>
          <table:table-cell office:value-type="float" office:value="0.999997355377142" calcext:value-type="float">
            <text:p>0,999997355377142</text:p>
          </table:table-cell>
          <table:table-cell office:value-type="float" office:value="0.00000264075243983086" calcext:value-type="float">
            <text:p>2,64075243983086E-06</text:p>
          </table:table-cell>
          <table:table-cell office:value-type="float" office:value="0.999997363430091" calcext:value-type="float">
            <text:p>0,999997363430091</text:p>
          </table:table-cell>
          <table:table-cell office:value-type="float" office:value="0.00000263207496120632" calcext:value-type="float">
            <text:p>2,63207496120632E-06</text:p>
          </table:table-cell>
          <table:table-cell office:value-type="float" office:value="0.999997372733567" calcext:value-type="float">
            <text:p>0,999997372733567</text:p>
          </table:table-cell>
          <table:table-cell office:value-type="float" office:value="0.00000262214340096545" calcext:value-type="float">
            <text:p>2,62214340096545E-06</text:p>
          </table:table-cell>
          <table:table-cell office:value-type="float" office:value="0.999997383293988" calcext:value-type="float">
            <text:p>0,999997383293988</text:p>
          </table:table-cell>
          <table:table-cell office:value-type="float" office:value="0.00000261095290521318" calcext:value-type="float">
            <text:p>2,61095290521318E-06</text:p>
          </table:table-cell>
          <table:table-cell office:value-type="float" office:value="0.999997395116794" calcext:value-type="float">
            <text:p>0,999997395116794</text:p>
          </table:table-cell>
          <table:table-cell office:value-type="float" office:value="0.00000259849676864654" calcext:value-type="float">
            <text:p>2,59849676864654E-06</text:p>
          </table:table-cell>
          <table:table-cell office:value-type="float" office:value="0.999997408208321" calcext:value-type="float">
            <text:p>0,999997408208321</text:p>
          </table:table-cell>
          <table:table-cell office:value-type="float" office:value="0.00000258476730596868" calcext:value-type="float">
            <text:p>2,58476730596868E-06</text:p>
          </table:table-cell>
          <table:table-cell office:value-type="float" office:value="0.999997422576547" calcext:value-type="float">
            <text:p>0,999997422576547</text:p>
          </table:table-cell>
          <table:table-cell office:value-type="float" office:value="0.00000256975826040673" calcext:value-type="float">
            <text:p>2,56975826040673E-06</text:p>
          </table:table-cell>
          <table:table-cell office:value-type="float" office:value="0.999997438229435" calcext:value-type="float">
            <text:p>0,999997438229435</text:p>
          </table:table-cell>
          <table:table-cell office:value-type="float" office:value="0.00000255345963462439" calcext:value-type="float">
            <text:p>2,55345963462439E-06</text:p>
          </table:table-cell>
          <table:table-cell office:value-type="float" office:value="0.99999745517649" calcext:value-type="float">
            <text:p>0,99999745517649</text:p>
          </table:table-cell>
          <table:table-cell office:value-type="float" office:value="0.00000253586159393304" calcext:value-type="float">
            <text:p>2,53586159393304E-06</text:p>
          </table:table-cell>
          <table:table-cell office:value-type="float" office:value="0.999997473427142" calcext:value-type="float">
            <text:p>0,999997473427142</text:p>
          </table:table-cell>
          <table:table-cell office:value-type="float" office:value="0.0000025169551027826" calcext:value-type="float">
            <text:p>2,5169551027826E-06</text:p>
          </table:table-cell>
          <table:table-cell office:value-type="float" office:value="0.999997492992416" calcext:value-type="float">
            <text:p>0,999997492992416</text:p>
          </table:table-cell>
          <table:table-cell office:value-type="float" office:value="0.00000249672852326022" calcext:value-type="float">
            <text:p>2,49672852326022E-06</text:p>
          </table:table-cell>
          <table:table-cell office:value-type="float" office:value="0.999997513883982" calcext:value-type="float">
            <text:p>0,999997513883982</text:p>
          </table:table-cell>
          <table:table-cell office:value-type="float" office:value="0.00000247516946005888" calcext:value-type="float">
            <text:p>2,47516946005888E-06</text:p>
          </table:table-cell>
        </table:table-row>
        <table:table-row table:style-name="ro1">
          <table:table-cell/>
          <table:table-cell office:value-type="float" office:value="0.00000266364699175181" calcext:value-type="float">
            <text:p>2,66364699175181E-06</text:p>
          </table:table-cell>
          <table:table-cell office:value-type="float" office:value="0.999997336507811" calcext:value-type="float">
            <text:p>0,999997336507811</text:p>
          </table:table-cell>
          <table:table-cell office:value-type="float" office:value="0.00000266302851681388" calcext:value-type="float">
            <text:p>2,66302851681388E-06</text:p>
          </table:table-cell>
          <table:table-cell office:value-type="float" office:value="0.999997337743663" calcext:value-type="float">
            <text:p>0,999997337743663</text:p>
          </table:table-cell>
          <table:table-cell office:value-type="float" office:value="0.0000026611747985239" calcext:value-type="float">
            <text:p>2,6611747985239E-06</text:p>
          </table:table-cell>
          <table:table-cell office:value-type="float" office:value="0.999997340216192" calcext:value-type="float">
            <text:p>0,999997340216192</text:p>
          </table:table-cell>
          <table:table-cell office:value-type="float" office:value="0.00000265808358190789" calcext:value-type="float">
            <text:p>2,65808358190789E-06</text:p>
          </table:table-cell>
          <table:table-cell office:value-type="float" office:value="0.99999734392662" calcext:value-type="float">
            <text:p>0,99999734392662</text:p>
          </table:table-cell>
          <table:table-cell office:value-type="float" office:value="0.00000265375316788052" calcext:value-type="float">
            <text:p>2,65375316788052E-06</text:p>
          </table:table-cell>
          <table:table-cell office:value-type="float" office:value="0.999997348877158" calcext:value-type="float">
            <text:p>0,999997348877158</text:p>
          </table:table-cell>
          <table:table-cell office:value-type="float" office:value="0.00000264818165041092" calcext:value-type="float">
            <text:p>2,64818165041092E-06</text:p>
          </table:table-cell>
          <table:table-cell office:value-type="float" office:value="60.9999986961753" calcext:value-type="float">
            <text:p>60,9999986961753</text:p>
          </table:table-cell>
          <table:table-cell office:value-type="float" office:value="0.00000264136523553393" calcext:value-type="float">
            <text:p>2,64136523553393E-06</text:p>
          </table:table-cell>
          <table:table-cell office:value-type="float" office:value="0.999997362510763" calcext:value-type="float">
            <text:p>0,999997362510763</text:p>
          </table:table-cell>
          <table:table-cell office:value-type="float" office:value="0.0000026333010550994" calcext:value-type="float">
            <text:p>2,6333010550994E-06</text:p>
          </table:table-cell>
          <table:table-cell office:value-type="float" office:value="0.999997371200728" calcext:value-type="float">
            <text:p>0,999997371200728</text:p>
          </table:table-cell>
          <table:table-cell office:value-type="float" office:value="0.00000262398328532143" calcext:value-type="float">
            <text:p>2,62398328532143E-06</text:p>
          </table:table-cell>
          <table:table-cell office:value-type="float" office:value="0.999997381146806" calcext:value-type="float">
            <text:p>0,999997381146806</text:p>
          </table:table-cell>
          <table:table-cell office:value-type="float" office:value="0.00000261340764806661" calcext:value-type="float">
            <text:p>2,61340764806661E-06</text:p>
          </table:table-cell>
          <table:table-cell office:value-type="float" office:value="0.999997392354127" calcext:value-type="float">
            <text:p>0,999997392354127</text:p>
          </table:table-cell>
          <table:table-cell office:value-type="float" office:value="0.00000260156766596076" calcext:value-type="float">
            <text:p>2,60156766596076E-06</text:p>
          </table:table-cell>
          <table:table-cell office:value-type="float" office:value="0.999997404828455" calcext:value-type="float">
            <text:p>0,999997404828455</text:p>
          </table:table-cell>
          <table:table-cell office:value-type="float" office:value="0.00000258845667244767" calcext:value-type="float">
            <text:p>2,58845667244767E-06</text:p>
          </table:table-cell>
          <table:table-cell office:value-type="float" office:value="0.999997418578043" calcext:value-type="float">
            <text:p>0,999997418578043</text:p>
          </table:table-cell>
          <table:table-cell office:value-type="float" office:value="0.00000257406678261241" calcext:value-type="float">
            <text:p>2,57406678261241E-06</text:p>
          </table:table-cell>
          <table:table-cell office:value-type="float" office:value="0.999997433609625" calcext:value-type="float">
            <text:p>0,999997433609625</text:p>
          </table:table-cell>
          <table:table-cell office:value-type="float" office:value="0.00000255839072937913" calcext:value-type="float">
            <text:p>2,55839072937913E-06</text:p>
          </table:table-cell>
          <table:table-cell office:value-type="float" office:value="0.999997449933242" calcext:value-type="float">
            <text:p>0,999997449933242</text:p>
          </table:table-cell>
          <table:table-cell office:value-type="float" office:value="0.00000254141811162345" calcext:value-type="float">
            <text:p>2,54141811162345E-06</text:p>
          </table:table-cell>
          <table:table-cell office:value-type="float" office:value="0.999997467557178" calcext:value-type="float">
            <text:p>0,999997467557178</text:p>
          </table:table-cell>
          <table:table-cell office:value-type="float" office:value="0.0000025231394623626" calcext:value-type="float">
            <text:p>2,5231394623626E-06</text:p>
          </table:table-cell>
          <table:table-cell office:value-type="float" office:value="0.999997486492422" calcext:value-type="float">
            <text:p>0,999997486492422</text:p>
          </table:table-cell>
          <table:table-cell office:value-type="float" office:value="0.0000025035448046884" calcext:value-type="float">
            <text:p>2,5035448046884E-06</text:p>
          </table:table-cell>
          <table:table-cell office:value-type="float" office:value="0.99999750675041" calcext:value-type="float">
            <text:p>0,99999750675041</text:p>
          </table:table-cell>
          <table:table-cell office:value-type="float" office:value="0.0000024826208884221" calcext:value-type="float">
            <text:p>2,4826208884221E-06</text:p>
          </table:table-cell>
          <table:table-cell office:value-type="float" office:value="0.999997528342606" calcext:value-type="float">
            <text:p>0,999997528342606</text:p>
          </table:table-cell>
        </table:table-row>
        <table:table-row table:style-name="ro1">
          <table:table-cell/>
          <table:table-cell office:value-type="float" office:value="0.999997339887679" calcext:value-type="float">
            <text:p>0,999997339887679</text:p>
          </table:table-cell>
          <table:table-cell office:value-type="float" office:value="0.00000265995764037186" calcext:value-type="float">
            <text:p>2,65995764037186E-06</text:p>
          </table:table-cell>
          <table:table-cell office:value-type="float" office:value="0.999997340506311" calcext:value-type="float">
            <text:p>0,999997340506311</text:p>
          </table:table-cell>
          <table:table-cell office:value-type="float" office:value="0.00000265872001459222" calcext:value-type="float">
            <text:p>2,65872001459222E-06</text:p>
          </table:table-cell>
          <table:table-cell office:value-type="float" office:value="0.999997342363443" calcext:value-type="float">
            <text:p>0,999997342363443</text:p>
          </table:table-cell>
          <table:table-cell office:value-type="float" office:value="0.0000026562436771238" calcext:value-type="float">
            <text:p>2,6562436771238E-06</text:p>
          </table:table-cell>
          <table:table-cell office:value-type="float" office:value="0.999997345459466" calcext:value-type="float">
            <text:p>0,999997345459466</text:p>
          </table:table-cell>
          <table:table-cell office:value-type="float" office:value="0.00000265252705999863" calcext:value-type="float">
            <text:p>2,65252705999863E-06</text:p>
          </table:table-cell>
          <table:table-cell office:value-type="float" office:value="0.999997349796582" calcext:value-type="float">
            <text:p>0,999997349796582</text:p>
          </table:table-cell>
          <table:table-cell office:value-type="float" office:value="0.00000264756876922068" calcext:value-type="float">
            <text:p>2,64756876922068E-06</text:p>
          </table:table-cell>
          <table:table-cell office:value-type="float" office:value="0.999997355377142" calcext:value-type="float">
            <text:p>0,999997355377142</text:p>
          </table:table-cell>
          <table:table-cell office:value-type="float" office:value="0.00000264136523553393" calcext:value-type="float">
            <text:p>2,64136523553393E-06</text:p>
          </table:table-cell>
          <table:table-cell office:value-type="float" office:value="60.9999987033088" calcext:value-type="float">
            <text:p>60,9999987033088</text:p>
          </table:table-cell>
          <table:table-cell office:value-type="float" office:value="0.0000026339138116116" calcext:value-type="float">
            <text:p>2,6339138116116E-06</text:p>
          </table:table-cell>
          <table:table-cell office:value-type="float" office:value="0.999997370281271" calcext:value-type="float">
            <text:p>0,999997370281271</text:p>
          </table:table-cell>
          <table:table-cell office:value-type="float" office:value="0.00000262520938876243" calcext:value-type="float">
            <text:p>2,62520938876243E-06</text:p>
          </table:table-cell>
          <table:table-cell office:value-type="float" office:value="0.99999737961395" calcext:value-type="float">
            <text:p>0,99999737961395</text:p>
          </table:table-cell>
          <table:table-cell office:value-type="float" office:value="0.00000261524751810072" calcext:value-type="float">
            <text:p>2,61524751810072E-06</text:p>
          </table:table-cell>
          <table:table-cell office:value-type="float" office:value="0.999997390206921" calcext:value-type="float">
            <text:p>0,999997390206921</text:p>
          </table:table-cell>
          <table:table-cell office:value-type="float" office:value="0.00000260402244822711" calcext:value-type="float">
            <text:p>2,60402244822711E-06</text:p>
          </table:table-cell>
          <table:table-cell office:value-type="float" office:value="0.999997402065797" calcext:value-type="float">
            <text:p>0,999997402065797</text:p>
          </table:table-cell>
          <table:table-cell office:value-type="float" office:value="0.00000259152753268044" calcext:value-type="float">
            <text:p>2,59152753268044E-06</text:p>
          </table:table-cell>
          <table:table-cell office:value-type="float" office:value="0.99999741519816" calcext:value-type="float">
            <text:p>0,99999741519816</text:p>
          </table:table-cell>
          <table:table-cell office:value-type="float" office:value="0.00000257775612377831" calcext:value-type="float">
            <text:p>2,57775612377831E-06</text:p>
          </table:table-cell>
          <table:table-cell office:value-type="float" office:value="0.999997429611136" calcext:value-type="float">
            <text:p>0,999997429611136</text:p>
          </table:table-cell>
          <table:table-cell office:value-type="float" office:value="0.00000256269923870622" calcext:value-type="float">
            <text:p>2,56269923870622E-06</text:p>
          </table:table-cell>
          <table:table-cell office:value-type="float" office:value="0.999997445313488" calcext:value-type="float">
            <text:p>0,999997445313488</text:p>
          </table:table-cell>
          <table:table-cell office:value-type="float" office:value="0.00000254634921181829" calcext:value-type="float">
            <text:p>2,54634921181829E-06</text:p>
          </table:table-cell>
          <table:table-cell office:value-type="float" office:value="0.999997462313888" calcext:value-type="float">
            <text:p>0,999997462313888</text:p>
          </table:table-cell>
          <table:table-cell office:value-type="float" office:value="0.00000252869594086214" calcext:value-type="float">
            <text:p>2,52869594086214E-06</text:p>
          </table:table-cell>
          <table:table-cell office:value-type="float" office:value="0.999997480622477" calcext:value-type="float">
            <text:p>0,999997480622477</text:p>
          </table:table-cell>
          <table:table-cell office:value-type="float" office:value="0.0000025097292454257" calcext:value-type="float">
            <text:p>2,5097292454257E-06</text:p>
          </table:table-cell>
          <table:table-cell office:value-type="float" office:value="0.999997500250472" calcext:value-type="float">
            <text:p>0,999997500250472</text:p>
          </table:table-cell>
          <table:table-cell office:value-type="float" office:value="0.00000248943720715378" calcext:value-type="float">
            <text:p>2,48943720715378E-06</text:p>
          </table:table-cell>
          <table:table-cell office:value-type="float" office:value="0.999997521209043" calcext:value-type="float">
            <text:p>0,999997521209043</text:p>
          </table:table-cell>
          <table:table-cell office:value-type="float" office:value="0.00000246780835111426" calcext:value-type="float">
            <text:p>2,46780835111426E-06</text:p>
          </table:table-cell>
        </table:table-row>
        <table:table-row table:style-name="ro1">
          <table:table-cell/>
          <table:table-cell office:value-type="float" office:value="0.00000265626827433696" calcext:value-type="float">
            <text:p>2,65626827433696E-06</text:p>
          </table:table-cell>
          <table:table-cell office:value-type="float" office:value="0.999997343886201" calcext:value-type="float">
            <text:p>0,999997343886201</text:p>
          </table:table-cell>
          <table:table-cell office:value-type="float" office:value="0.00000265564912327321" calcext:value-type="float">
            <text:p>2,65564912327321E-06</text:p>
          </table:table-cell>
          <table:table-cell office:value-type="float" office:value="0.9999973451261" calcext:value-type="float">
            <text:p>0,9999973451261</text:p>
          </table:table-cell>
          <table:table-cell office:value-type="float" office:value="0.00000265378889485746" calcext:value-type="float">
            <text:p>2,65378889485746E-06</text:p>
          </table:table-cell>
          <table:table-cell office:value-type="float" office:value="0.99999734760671" calcext:value-type="float">
            <text:p>0,99999734760671</text:p>
          </table:table-cell>
          <table:table-cell office:value-type="float" office:value="0.00000265068715998851" calcext:value-type="float">
            <text:p>2,65068715998851E-06</text:p>
          </table:table-cell>
          <table:table-cell office:value-type="float" office:value="0.999997351329434" calcext:value-type="float">
            <text:p>0,999997351329434</text:p>
          </table:table-cell>
          <table:table-cell office:value-type="float" office:value="0.00000264634268143382" calcext:value-type="float">
            <text:p>2,64634268143382E-06</text:p>
          </table:table-cell>
          <table:table-cell office:value-type="float" office:value="0.999997356296554" calcext:value-type="float">
            <text:p>0,999997356296554</text:p>
          </table:table-cell>
          <table:table-cell office:value-type="float" office:value="0.00000264075243983086" calcext:value-type="float">
            <text:p>2,64075243983086E-06</text:p>
          </table:table-cell>
          <table:table-cell office:value-type="float" office:value="0.999997362510763" calcext:value-type="float">
            <text:p>0,999997362510763</text:p>
          </table:table-cell>
          <table:table-cell office:value-type="float" office:value="0.0000026339138116116" calcext:value-type="float">
            <text:p>2,6339138116116E-06</text:p>
          </table:table-cell>
          <table:table-cell office:value-type="float" office:value="60.9999987110795" calcext:value-type="float">
            <text:p>60,9999987110795</text:p>
          </table:table-cell>
          <table:table-cell office:value-type="float" office:value="0.00000262582234633602" calcext:value-type="float">
            <text:p>2,62582234633602E-06</text:p>
          </table:table-cell>
          <table:table-cell office:value-type="float" office:value="0.999997378694498" calcext:value-type="float">
            <text:p>0,999997378694498</text:p>
          </table:table-cell>
          <table:table-cell office:value-type="float" office:value="0.00000261647361177175" calcext:value-type="float">
            <text:p>2,61647361177175E-06</text:p>
          </table:table-cell>
          <table:table-cell office:value-type="float" office:value="0.999997388674099" calcext:value-type="float">
            <text:p>0,999997388674099</text:p>
          </table:table-cell>
          <table:table-cell office:value-type="float" office:value="0.00000260586231837223" calcext:value-type="float">
            <text:p>2,60586231837223E-06</text:p>
          </table:table-cell>
          <table:table-cell office:value-type="float" office:value="0.999997399918523" calcext:value-type="float">
            <text:p>0,999997399918523</text:p>
          </table:table-cell>
          <table:table-cell office:value-type="float" office:value="0.00000259398231783337" calcext:value-type="float">
            <text:p>2,59398231783337E-06</text:p>
          </table:table-cell>
          <table:table-cell office:value-type="float" office:value="0.999997412435524" calcext:value-type="float">
            <text:p>0,999997412435524</text:p>
          </table:table-cell>
          <table:table-cell office:value-type="float" office:value="0.00000258082701221074" calcext:value-type="float">
            <text:p>2,58082701221074E-06</text:p>
          </table:table-cell>
          <table:table-cell office:value-type="float" office:value="0.999997426231264" calcext:value-type="float">
            <text:p>0,999997426231264</text:p>
          </table:table-cell>
          <table:table-cell office:value-type="float" office:value="0.00000256638859474911" calcext:value-type="float">
            <text:p>2,56638859474911E-06</text:p>
          </table:table-cell>
          <table:table-cell office:value-type="float" office:value="0.999997441314967" calcext:value-type="float">
            <text:p>0,999997441314967</text:p>
          </table:table-cell>
          <table:table-cell office:value-type="float" office:value="0.00000255065769871887" calcext:value-type="float">
            <text:p>2,55065769871887E-06</text:p>
          </table:table-cell>
          <table:table-cell office:value-type="float" office:value="0.999997457694123" calcext:value-type="float">
            <text:p>0,999997457694123</text:p>
          </table:table-cell>
          <table:table-cell office:value-type="float" office:value="0.00000253362711843952" calcext:value-type="float">
            <text:p>2,53362711843952E-06</text:p>
          </table:table-cell>
          <table:table-cell office:value-type="float" office:value="0.99999747537925" calcext:value-type="float">
            <text:p>0,99999747537925</text:p>
          </table:table-cell>
          <table:table-cell office:value-type="float" office:value="0.00000251528570360815" calcext:value-type="float">
            <text:p>2,51528570360815E-06</text:p>
          </table:table-cell>
          <table:table-cell office:value-type="float" office:value="0.999997494380506" calcext:value-type="float">
            <text:p>0,999997494380506</text:p>
          </table:table-cell>
          <table:table-cell office:value-type="float" office:value="0.00000249562152865312" calcext:value-type="float">
            <text:p>2,49562152865312E-06</text:p>
          </table:table-cell>
          <table:table-cell office:value-type="float" office:value="0.999997514709101" calcext:value-type="float">
            <text:p>0,999997514709101</text:p>
          </table:table-cell>
          <table:table-cell office:value-type="float" office:value="0.00000247462461278047" calcext:value-type="float">
            <text:p>2,47462461278047E-06</text:p>
          </table:table-cell>
          <table:table-cell office:value-type="float" office:value="0.999997536378263" calcext:value-type="float">
            <text:p>0,999997536378263</text:p>
          </table:table-cell>
        </table:table-row>
        <table:table-row table:style-name="ro1">
          <table:table-cell/>
          <table:table-cell office:value-type="float" office:value="0.999997347884685" calcext:value-type="float">
            <text:p>0,999997347884685</text:p>
          </table:table-cell>
          <table:table-cell office:value-type="float" office:value="0.00000265195979509691" calcext:value-type="float">
            <text:p>2,65195979509691E-06</text:p>
          </table:table-cell>
          <table:table-cell office:value-type="float" office:value="0.99999734850595" calcext:value-type="float">
            <text:p>0,99999734850595</text:p>
          </table:table-cell>
          <table:table-cell office:value-type="float" office:value="0.00000265071802840744" calcext:value-type="float">
            <text:p>2,65071802840744E-06</text:p>
          </table:table-cell>
          <table:table-cell office:value-type="float" office:value="0.999997350369338" calcext:value-type="float">
            <text:p>0,999997350369338</text:p>
          </table:table-cell>
          <table:table-cell office:value-type="float" office:value="0.00000264823241880041" calcext:value-type="float">
            <text:p>2,64823241880041E-06</text:p>
          </table:table-cell>
          <table:table-cell office:value-type="float" office:value="0.999997353476634" calcext:value-type="float">
            <text:p>0,999997353476634</text:p>
          </table:table-cell>
          <table:table-cell office:value-type="float" office:value="0.00000264450281894923" calcext:value-type="float">
            <text:p>2,64450281894923E-06</text:p>
          </table:table-cell>
          <table:table-cell office:value-type="float" office:value="0.99999735782935" calcext:value-type="float">
            <text:p>0,99999735782935</text:p>
          </table:table-cell>
          <table:table-cell office:value-type="float" office:value="0.00000263952641754717" calcext:value-type="float">
            <text:p>2,63952641754717E-06</text:p>
          </table:table-cell>
          <table:table-cell office:value-type="float" office:value="0.999997363430091" calcext:value-type="float">
            <text:p>0,999997363430091</text:p>
          </table:table-cell>
          <table:table-cell office:value-type="float" office:value="0.0000026333010550994" calcext:value-type="float">
            <text:p>2,6333010550994E-06</text:p>
          </table:table-cell>
          <table:table-cell office:value-type="float" office:value="0.999997370281271" calcext:value-type="float">
            <text:p>0,999997370281271</text:p>
          </table:table-cell>
          <table:table-cell office:value-type="float" office:value="0.00000262582234633602" calcext:value-type="float">
            <text:p>2,62582234633602E-06</text:p>
          </table:table-cell>
          <table:table-cell office:value-type="float" office:value="60.9999987194927" calcext:value-type="float">
            <text:p>60,9999987194927</text:p>
          </table:table-cell>
          <table:table-cell office:value-type="float" office:value="0.0000026170863889341" calcext:value-type="float">
            <text:p>2,6170863889341E-06</text:p>
          </table:table-cell>
          <table:table-cell office:value-type="float" office:value="0.99999738775474" calcext:value-type="float">
            <text:p>0,99999738775474</text:p>
          </table:table-cell>
          <table:table-cell office:value-type="float" office:value="0.00000260708833477175" calcext:value-type="float">
            <text:p>2,60708833477175E-06</text:p>
          </table:table-cell>
          <table:table-cell office:value-type="float" office:value="0.999997398385763" calcext:value-type="float">
            <text:p>0,999997398385763</text:p>
          </table:table-cell>
          <table:table-cell office:value-type="float" office:value="0.00000259582221862065" calcext:value-type="float">
            <text:p>2,59582221862065E-06</text:p>
          </table:table-cell>
          <table:table-cell office:value-type="float" office:value="0.999997410288295" calcext:value-type="float">
            <text:p>0,999997410288295</text:p>
          </table:table-cell>
          <table:table-cell office:value-type="float" office:value="0.00000258328176860889" calcext:value-type="float">
            <text:p>2,58328176860889E-06</text:p>
          </table:table-cell>
          <table:table-cell office:value-type="float" office:value="0.999997423468604" calcext:value-type="float">
            <text:p>0,999997423468604</text:p>
          </table:table-cell>
          <table:table-cell office:value-type="float" office:value="0.00000256945945753539" calcext:value-type="float">
            <text:p>2,56945945753539E-06</text:p>
          </table:table-cell>
          <table:table-cell office:value-type="float" office:value="0.999997437935096" calcext:value-type="float">
            <text:p>0,999997437935096</text:p>
          </table:table-cell>
          <table:table-cell office:value-type="float" office:value="0.00000255434705198621" calcext:value-type="float">
            <text:p>2,55434705198621E-06</text:p>
          </table:table-cell>
          <table:table-cell office:value-type="float" office:value="0.999997453695643" calcext:value-type="float">
            <text:p>0,999997453695643</text:p>
          </table:table-cell>
          <table:table-cell office:value-type="float" office:value="0.00000253793560267557" calcext:value-type="float">
            <text:p>2,53793560267557E-06</text:p>
          </table:table-cell>
          <table:table-cell office:value-type="float" office:value="0.999997470759409" calcext:value-type="float">
            <text:p>0,999997470759409</text:p>
          </table:table-cell>
          <table:table-cell office:value-type="float" office:value="0.00000252021681390602" calcext:value-type="float">
            <text:p>2,52021681390602E-06</text:p>
          </table:table-cell>
          <table:table-cell office:value-type="float" office:value="0.999997489137238" calcext:value-type="float">
            <text:p>0,999997489137238</text:p>
          </table:table-cell>
          <table:table-cell office:value-type="float" office:value="0.00000250117806321892" calcext:value-type="float">
            <text:p>2,50117806321892E-06</text:p>
          </table:table-cell>
          <table:table-cell office:value-type="float" office:value="0.999997508839173" calcext:value-type="float">
            <text:p>0,999997508839173</text:p>
          </table:table-cell>
          <table:table-cell office:value-type="float" office:value="0.00000248080896037006" calcext:value-type="float">
            <text:p>2,48080896037006E-06</text:p>
          </table:table-cell>
          <table:table-cell office:value-type="float" office:value="0.999997529878328" calcext:value-type="float">
            <text:p>0,999997529878328</text:p>
          </table:table-cell>
          <table:table-cell office:value-type="float" office:value="0.00000245909703877611" calcext:value-type="float">
            <text:p>2,45909703877611E-06</text:p>
          </table:table-cell>
        </table:table-row>
        <table:table-row table:style-name="ro1">
          <table:table-cell/>
          <table:table-cell office:value-type="float" office:value="0.0000026476512786644" calcext:value-type="float">
            <text:p>2,6476512786644E-06</text:p>
          </table:table-cell>
          <table:table-cell office:value-type="float" office:value="0.999997352504476" calcext:value-type="float">
            <text:p>0,999997352504476</text:p>
          </table:table-cell>
          <table:table-cell office:value-type="float" office:value="0.00000264702866303868" calcext:value-type="float">
            <text:p>2,64702866303868E-06</text:p>
          </table:table-cell>
          <table:table-cell office:value-type="float" office:value="0.99999735374922" calcext:value-type="float">
            <text:p>0,99999735374922</text:p>
          </table:table-cell>
          <table:table-cell office:value-type="float" office:value="0.00000264516151771144" calcext:value-type="float">
            <text:p>2,64516151771144E-06</text:p>
          </table:table-cell>
          <table:table-cell office:value-type="float" office:value="0.999997356239307" calcext:value-type="float">
            <text:p>0,999997356239307</text:p>
          </table:table-cell>
          <table:table-cell office:value-type="float" office:value="0.00000264204803712698" calcext:value-type="float">
            <text:p>2,64204803712698E-06</text:p>
          </table:table-cell>
          <table:table-cell office:value-type="float" office:value="0.999997359976598" calcext:value-type="float">
            <text:p>0,999997359976598</text:p>
          </table:table-cell>
          <table:table-cell office:value-type="float" office:value="0.00000263768651953544" calcext:value-type="float">
            <text:p>2,63768651953544E-06</text:p>
          </table:table-cell>
          <table:table-cell office:value-type="float" office:value="0.999997364962935" calcext:value-type="float">
            <text:p>0,999997364962935</text:p>
          </table:table-cell>
          <table:table-cell office:value-type="float" office:value="0.00000263207496120632" calcext:value-type="float">
            <text:p>2,63207496120632E-06</text:p>
          </table:table-cell>
          <table:table-cell office:value-type="float" office:value="0.999997371200728" calcext:value-type="float">
            <text:p>0,999997371200728</text:p>
          </table:table-cell>
          <table:table-cell office:value-type="float" office:value="0.00000262520938876243" calcext:value-type="float">
            <text:p>2,62520938876243E-06</text:p>
          </table:table-cell>
          <table:table-cell office:value-type="float" office:value="0.999997378694498" calcext:value-type="float">
            <text:p>0,999997378694498</text:p>
          </table:table-cell>
          <table:table-cell office:value-type="float" office:value="0.0000026170863889341" calcext:value-type="float">
            <text:p>2,6170863889341E-06</text:p>
          </table:table-cell>
          <table:table-cell office:value-type="float" office:value="60.9999987285529" calcext:value-type="float">
            <text:p>60,9999987285529</text:p>
          </table:table-cell>
          <table:table-cell office:value-type="float" office:value="0.00000260770116000675" calcext:value-type="float">
            <text:p>2,60770116000675E-06</text:p>
          </table:table-cell>
          <table:table-cell office:value-type="float" office:value="0.999997397466388" calcext:value-type="float">
            <text:p>0,999997397466388</text:p>
          </table:table-cell>
          <table:table-cell office:value-type="float" office:value="0.00000259704827232365" calcext:value-type="float">
            <text:p>2,59704827232365E-06</text:p>
          </table:table-cell>
          <table:table-cell office:value-type="float" office:value="0.999997408755431" calcext:value-type="float">
            <text:p>0,999997408755431</text:p>
          </table:table-cell>
          <table:table-cell office:value-type="float" office:value="0.00000258512166728675" calcext:value-type="float">
            <text:p>2,58512166728675E-06</text:p>
          </table:table-cell>
          <table:table-cell office:value-type="float" office:value="0.999997421321398" calcext:value-type="float">
            <text:p>0,999997421321398</text:p>
          </table:table-cell>
          <table:table-cell office:value-type="float" office:value="0.00000257191426888959" calcext:value-type="float">
            <text:p>2,57191426888959E-06</text:p>
          </table:table-cell>
          <table:table-cell office:value-type="float" office:value="0.999997435172458" calcext:value-type="float">
            <text:p>0,999997435172458</text:p>
          </table:table-cell>
          <table:table-cell office:value-type="float" office:value="0.00000255741793264708" calcext:value-type="float">
            <text:p>2,55741793264708E-06</text:p>
          </table:table-cell>
          <table:table-cell office:value-type="float" office:value="0.999997450315772" calcext:value-type="float">
            <text:p>0,999997450315772</text:p>
          </table:table-cell>
          <table:table-cell office:value-type="float" office:value="0.00000254162491875043" calcext:value-type="float">
            <text:p>2,54162491875043E-06</text:p>
          </table:table-cell>
          <table:table-cell office:value-type="float" office:value="0.999997466760926" calcext:value-type="float">
            <text:p>0,999997466760926</text:p>
          </table:table-cell>
          <table:table-cell office:value-type="float" office:value="0.00000252452536875225" calcext:value-type="float">
            <text:p>2,52452536875225E-06</text:p>
          </table:table-cell>
          <table:table-cell office:value-type="float" office:value="0.999997484517462" calcext:value-type="float">
            <text:p>0,999997484517462</text:p>
          </table:table-cell>
          <table:table-cell office:value-type="float" office:value="0.00000250610919683147" calcext:value-type="float">
            <text:p>2,50610919683147E-06</text:p>
          </table:table-cell>
          <table:table-cell office:value-type="float" office:value="0.999997503595878" calcext:value-type="float">
            <text:p>0,999997503595878</text:p>
          </table:table-cell>
          <table:table-cell office:value-type="float" office:value="0.00000248636547439673" calcext:value-type="float">
            <text:p>2,48636547439673E-06</text:p>
          </table:table-cell>
          <table:table-cell office:value-type="float" office:value="0.999997524008396" calcext:value-type="float">
            <text:p>0,999997524008396</text:p>
          </table:table-cell>
          <table:table-cell office:value-type="float" office:value="0.00000246528142089364" calcext:value-type="float">
            <text:p>2,46528142089364E-06</text:p>
          </table:table-cell>
          <table:table-cell office:value-type="float" office:value="0.999997545766631" calcext:value-type="float">
            <text:p>0,999997545766631</text:p>
          </table:table-cell>
        </table:table-row>
        <table:table-row table:style-name="ro1">
          <table:table-cell/>
          <table:table-cell office:value-type="float" office:value="0.999997357124249" calcext:value-type="float">
            <text:p>0,999997357124249</text:p>
          </table:table-cell>
          <table:table-cell office:value-type="float" office:value="0.0000026427201572643" calcext:value-type="float">
            <text:p>2,6427201572643E-06</text:p>
          </table:table-cell>
          <table:table-cell office:value-type="float" office:value="0.999997357747737" calcext:value-type="float">
            <text:p>0,999997357747737</text:p>
          </table:table-cell>
          <table:table-cell office:value-type="float" office:value="0.00000264147215489618" calcext:value-type="float">
            <text:p>2,64147215489618E-06</text:p>
          </table:table-cell>
          <table:table-cell office:value-type="float" office:value="0.999997359619183" calcext:value-type="float">
            <text:p>0,999997359619183</text:p>
          </table:table-cell>
          <table:table-cell office:value-type="float" office:value="0.000002638977131042" calcext:value-type="float">
            <text:p>2,638977131042E-06</text:p>
          </table:table-cell>
          <table:table-cell office:value-type="float" office:value="0.999997362739263" calcext:value-type="float">
            <text:p>0,999997362739263</text:p>
          </table:table-cell>
          <table:table-cell office:value-type="float" office:value="0.0000026352317258338" calcext:value-type="float">
            <text:p>2,6352317258338E-06</text:p>
          </table:table-cell>
          <table:table-cell office:value-type="float" office:value="0.99999736711018" calcext:value-type="float">
            <text:p>0,99999736711018</text:p>
          </table:table-cell>
          <table:table-cell office:value-type="float" office:value="0.00000263023507152127" calcext:value-type="float">
            <text:p>2,63023507152127E-06</text:p>
          </table:table-cell>
          <table:table-cell office:value-type="float" office:value="0.999997372733567" calcext:value-type="float">
            <text:p>0,999997372733567</text:p>
          </table:table-cell>
          <table:table-cell office:value-type="float" office:value="0.00000262398328532143" calcext:value-type="float">
            <text:p>2,62398328532143E-06</text:p>
          </table:table-cell>
          <table:table-cell office:value-type="float" office:value="0.99999737961395" calcext:value-type="float">
            <text:p>0,99999737961395</text:p>
          </table:table-cell>
          <table:table-cell office:value-type="float" office:value="0.00000261647361177175" calcext:value-type="float">
            <text:p>2,61647361177175E-06</text:p>
          </table:table-cell>
          <table:table-cell office:value-type="float" office:value="0.99999738775474" calcext:value-type="float">
            <text:p>0,99999738775474</text:p>
          </table:table-cell>
          <table:table-cell office:value-type="float" office:value="0.00000260770116000675" calcext:value-type="float">
            <text:p>2,60770116000675E-06</text:p>
          </table:table-cell>
          <table:table-cell office:value-type="float" office:value="60.9999987382645" calcext:value-type="float">
            <text:p>60,9999987382645</text:p>
          </table:table-cell>
          <table:table-cell office:value-type="float" office:value="0.00000259766103594128" calcext:value-type="float">
            <text:p>2,59766103594128E-06</text:p>
          </table:table-cell>
          <table:table-cell office:value-type="float" office:value="0.999997407836008" calcext:value-type="float">
            <text:p>0,999997407836008</text:p>
          </table:table-cell>
          <table:table-cell office:value-type="float" office:value="0.00000258634779659594" calcext:value-type="float">
            <text:p>2,58634779659594E-06</text:p>
          </table:table-cell>
          <table:table-cell office:value-type="float" office:value="0.999997419788523" calcext:value-type="float">
            <text:p>0,999997419788523</text:p>
          </table:table-cell>
          <table:table-cell office:value-type="float" office:value="0.00000257375414913774" calcext:value-type="float">
            <text:p>2,57375414913774E-06</text:p>
          </table:table-cell>
          <table:table-cell office:value-type="float" office:value="0.99999743302517" calcext:value-type="float">
            <text:p>0,99999743302517</text:p>
          </table:table-cell>
          <table:table-cell office:value-type="float" office:value="0.00000255987271735592" calcext:value-type="float">
            <text:p>2,55987271735592E-06</text:p>
          </table:table-cell>
          <table:table-cell office:value-type="float" office:value="0.999997447553131" calcext:value-type="float">
            <text:p>0,999997447553131</text:p>
          </table:table-cell>
          <table:table-cell office:value-type="float" office:value="0.00000254469581051353" calcext:value-type="float">
            <text:p>2,54469581051353E-06</text:p>
          </table:table-cell>
          <table:table-cell office:value-type="float" office:value="0.999997463381101" calcext:value-type="float">
            <text:p>0,999997463381101</text:p>
          </table:table-cell>
          <table:table-cell office:value-type="float" office:value="0.00000252821469448605" calcext:value-type="float">
            <text:p>2,52821469448605E-06</text:p>
          </table:table-cell>
          <table:table-cell office:value-type="float" office:value="0.999997480518923" calcext:value-type="float">
            <text:p>0,999997480518923</text:p>
          </table:table-cell>
          <table:table-cell office:value-type="float" office:value="0.00000251041768761784" calcext:value-type="float">
            <text:p>2,51041768761784E-06</text:p>
          </table:table-cell>
          <table:table-cell office:value-type="float" office:value="0.999997498976112" calcext:value-type="float">
            <text:p>0,999997498976112</text:p>
          </table:table-cell>
          <table:table-cell office:value-type="float" office:value="0.0000024912965777002" calcext:value-type="float">
            <text:p>2,4912965777002E-06</text:p>
          </table:table-cell>
          <table:table-cell office:value-type="float" office:value="0.999997518765105" calcext:value-type="float">
            <text:p>0,999997518765105</text:p>
          </table:table-cell>
          <table:table-cell office:value-type="float" office:value="0.00000247083790871905" calcext:value-type="float">
            <text:p>2,47083790871905E-06</text:p>
          </table:table-cell>
          <table:table-cell office:value-type="float" office:value="0.999997539896704" calcext:value-type="float">
            <text:p>0,999997539896704</text:p>
          </table:table-cell>
          <table:table-cell office:value-type="float" office:value="0.00000244902988133511" calcext:value-type="float">
            <text:p>2,44902988133511E-06</text:p>
          </table:table-cell>
        </table:table-row>
        <table:table-row table:style-name="ro1">
          <table:table-cell/>
          <table:table-cell office:value-type="float" office:value="0.00000263778903297762" calcext:value-type="float">
            <text:p>2,63778903297762E-06</text:p>
          </table:table-cell>
          <table:table-cell office:value-type="float" office:value="0.999997362367511" calcext:value-type="float">
            <text:p>0,999997362367511</text:p>
          </table:table-cell>
          <table:table-cell office:value-type="float" office:value="0.00000263716367221445" calcext:value-type="float">
            <text:p>2,63716367221445E-06</text:p>
          </table:table-cell>
          <table:table-cell office:value-type="float" office:value="0.999997363617667" calcext:value-type="float">
            <text:p>0,999997363617667</text:p>
          </table:table-cell>
          <table:table-cell office:value-type="float" office:value="0.00000263528780053424" calcext:value-type="float">
            <text:p>2,63528780053424E-06</text:p>
          </table:table-cell>
          <table:table-cell office:value-type="float" office:value="0.999997366119145" calcext:value-type="float">
            <text:p>0,999997366119145</text:p>
          </table:table-cell>
          <table:table-cell office:value-type="float" office:value="0.00000263216083362661" calcext:value-type="float">
            <text:p>2,63216083362661E-06</text:p>
          </table:table-cell>
          <table:table-cell office:value-type="float" office:value="0.999997369872825" calcext:value-type="float">
            <text:p>0,999997369872825</text:p>
          </table:table-cell>
          <table:table-cell office:value-type="float" office:value="0.00000262778031412392" calcext:value-type="float">
            <text:p>2,62778031412392E-06</text:p>
          </table:table-cell>
          <table:table-cell office:value-type="float" office:value="0.999997374880797" calcext:value-type="float">
            <text:p>0,999997374880797</text:p>
          </table:table-cell>
          <table:table-cell office:value-type="float" office:value="0.00000262214340096545" calcext:value-type="float">
            <text:p>2,62214340096545E-06</text:p>
          </table:table-cell>
          <table:table-cell office:value-type="float" office:value="0.999997381146806" calcext:value-type="float">
            <text:p>0,999997381146806</text:p>
          </table:table-cell>
          <table:table-cell office:value-type="float" office:value="0.00000261524751810072" calcext:value-type="float">
            <text:p>2,61524751810072E-06</text:p>
          </table:table-cell>
          <table:table-cell office:value-type="float" office:value="0.999997388674099" calcext:value-type="float">
            <text:p>0,999997388674099</text:p>
          </table:table-cell>
          <table:table-cell office:value-type="float" office:value="0.00000260708833477175" calcext:value-type="float">
            <text:p>2,60708833477175E-06</text:p>
          </table:table-cell>
          <table:table-cell office:value-type="float" office:value="0.999997397466388" calcext:value-type="float">
            <text:p>0,999997397466388</text:p>
          </table:table-cell>
          <table:table-cell office:value-type="float" office:value="0.00000259766103594128" calcext:value-type="float">
            <text:p>2,59766103594128E-06</text:p>
          </table:table-cell>
          <table:table-cell office:value-type="float" office:value="60.9999987486342" calcext:value-type="float">
            <text:p>60,9999987486342</text:p>
          </table:table-cell>
          <table:table-cell office:value-type="float" office:value="0.00000258696071597786" calcext:value-type="float">
            <text:p>2,58696071597786E-06</text:p>
          </table:table-cell>
          <table:table-cell office:value-type="float" office:value="0.999997418869021" calcext:value-type="float">
            <text:p>0,999997418869021</text:p>
          </table:table-cell>
          <table:table-cell office:value-type="float" office:value="0.00000257498027356196" calcext:value-type="float">
            <text:p>2,57498027356196E-06</text:p>
          </table:table-cell>
          <table:table-cell office:value-type="float" office:value="0.999997431492347" calcext:value-type="float">
            <text:p>0,999997431492347</text:p>
          </table:table-cell>
          <table:table-cell office:value-type="float" office:value="0.00000256171266044269" calcext:value-type="float">
            <text:p>2,56171266044269E-06</text:p>
          </table:table-cell>
          <table:table-cell office:value-type="float" office:value="0.999997445405846" calcext:value-type="float">
            <text:p>0,999997445405846</text:p>
          </table:table-cell>
          <table:table-cell office:value-type="float" office:value="0.00000254715058034538" calcext:value-type="float">
            <text:p>2,54715058034538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128552718529" calcext:value-type="float">
            <text:p>2,53128552718529E-06</text:p>
          </table:table-cell>
          <table:table-cell office:value-type="float" office:value="0.999997477139062" calcext:value-type="float">
            <text:p>0,999997477139062</text:p>
          </table:table-cell>
          <table:table-cell office:value-type="float" office:value="0.00000251410707874378" calcext:value-type="float">
            <text:p>2,51410707874378E-06</text:p>
          </table:table-cell>
          <table:table-cell office:value-type="float" office:value="0.999997494977581" calcext:value-type="float">
            <text:p>0,999997494977581</text:p>
          </table:table-cell>
          <table:table-cell office:value-type="float" office:value="0.00000249560511011992" calcext:value-type="float">
            <text:p>2,49560511011992E-06</text:p>
          </table:table-cell>
          <table:table-cell office:value-type="float" office:value="0.999997514145353" calcext:value-type="float">
            <text:p>0,999997514145353</text:p>
          </table:table-cell>
          <table:table-cell office:value-type="float" office:value="0.0000024757690308963" calcext:value-type="float">
            <text:p>2,4757690308963E-06</text:p>
          </table:table-cell>
          <table:table-cell office:value-type="float" office:value="0.999997534653455" calcext:value-type="float">
            <text:p>0,999997534653455</text:p>
          </table:table-cell>
          <table:table-cell office:value-type="float" office:value="0.00000245458636138896" calcext:value-type="float">
            <text:p>2,45458636138896E-06</text:p>
          </table:table-cell>
          <table:table-cell office:value-type="float" office:value="0.99999755651413" calcext:value-type="float">
            <text:p>0,99999755651413</text:p>
          </table:table-cell>
        </table:table-row>
        <table:table-row table:style-name="ro1">
          <table:table-cell/>
          <table:table-cell office:value-type="float" office:value="0.999997367610752" calcext:value-type="float">
            <text:p>0,999997367610752</text:p>
          </table:table-cell>
          <table:table-cell office:value-type="float" office:value="0.00000263223254937106" calcext:value-type="float">
            <text:p>2,63223254937106E-06</text:p>
          </table:table-cell>
          <table:table-cell office:value-type="float" office:value="0.999997368237461" calcext:value-type="float">
            <text:p>0,999997368237461</text:p>
          </table:table-cell>
          <table:table-cell office:value-type="float" office:value="0.00000263097931074707" calcext:value-type="float">
            <text:p>2,63097931074707E-06</text:p>
          </table:table-cell>
          <table:table-cell office:value-type="float" office:value="0.999997370117612" calcext:value-type="float">
            <text:p>0,999997370117612</text:p>
          </table:table-cell>
          <table:table-cell office:value-type="float" office:value="0.00000262847150822587" calcext:value-type="float">
            <text:p>2,62847150822587E-06</text:p>
          </table:table-cell>
          <table:table-cell office:value-type="float" office:value="0.999997373252704" calcext:value-type="float">
            <text:p>0,999997373252704</text:p>
          </table:table-cell>
          <table:table-cell office:value-type="float" office:value="0.00000262470941414517" calcext:value-type="float">
            <text:p>2,62470941414517E-06</text:p>
          </table:table-cell>
          <table:table-cell office:value-type="float" office:value="0.999997377643433" calcext:value-type="float">
            <text:p>0,999997377643433</text:p>
          </table:table-cell>
          <table:table-cell office:value-type="float" office:value="0.00000261968865955531" calcext:value-type="float">
            <text:p>2,61968865955531E-06</text:p>
          </table:table-cell>
          <table:table-cell office:value-type="float" office:value="0.999997383293988" calcext:value-type="float">
            <text:p>0,999997383293988</text:p>
          </table:table-cell>
          <table:table-cell office:value-type="float" office:value="0.00000261340764806661" calcext:value-type="float">
            <text:p>2,61340764806661E-06</text:p>
          </table:table-cell>
          <table:table-cell office:value-type="float" office:value="0.999997390206921" calcext:value-type="float">
            <text:p>0,999997390206921</text:p>
          </table:table-cell>
          <table:table-cell office:value-type="float" office:value="0.00000260586231837223" calcext:value-type="float">
            <text:p>2,60586231837223E-06</text:p>
          </table:table-cell>
          <table:table-cell office:value-type="float" office:value="0.999997398385763" calcext:value-type="float">
            <text:p>0,999997398385763</text:p>
          </table:table-cell>
          <table:table-cell office:value-type="float" office:value="0.00000259704827232365" calcext:value-type="float">
            <text:p>2,59704827232365E-06</text:p>
          </table:table-cell>
          <table:table-cell office:value-type="float" office:value="0.999997407836008" calcext:value-type="float">
            <text:p>0,999997407836008</text:p>
          </table:table-cell>
          <table:table-cell office:value-type="float" office:value="0.00000258696071597786" calcext:value-type="float">
            <text:p>2,58696071597786E-06</text:p>
          </table:table-cell>
          <table:table-cell office:value-type="float" office:value="60.9999987596673" calcext:value-type="float">
            <text:p>60,9999987596673</text:p>
          </table:table-cell>
          <table:table-cell office:value-type="float" office:value="0.00000257559316296785" calcext:value-type="float">
            <text:p>2,57559316296785E-06</text:p>
          </table:table-cell>
          <table:table-cell office:value-type="float" office:value="0.999997430572982" calcext:value-type="float">
            <text:p>0,999997430572982</text:p>
          </table:table-cell>
          <table:table-cell office:value-type="float" office:value="0.00000256293867129109" calcext:value-type="float">
            <text:p>2,56293867129109E-06</text:p>
          </table:table-cell>
          <table:table-cell office:value-type="float" office:value="0.999997443873025" calcext:value-type="float">
            <text:p>0,999997443873025</text:p>
          </table:table-cell>
          <table:table-cell office:value-type="float" office:value="0.00000254899049667578" calcext:value-type="float">
            <text:p>2,54899049667578E-06</text:p>
          </table:table-cell>
          <table:table-cell office:value-type="float" office:value="0.999997458471199" calcext:value-type="float">
            <text:p>0,999997458471199</text:p>
          </table:table-cell>
          <table:table-cell office:value-type="float" office:value="0.00000253374030712017" calcext:value-type="float">
            <text:p>2,53374030712017E-06</text:p>
          </table:table-cell>
          <table:table-cell office:value-type="float" office:value="0.999997474376499" calcext:value-type="float">
            <text:p>0,999997474376499</text:p>
          </table:table-cell>
          <table:table-cell office:value-type="float" office:value="0.00000251717793187112" calcext:value-type="float">
            <text:p>2,51717793187112E-06</text:p>
          </table:table-cell>
          <table:table-cell office:value-type="float" office:value="0.999997491597695" calcext:value-type="float">
            <text:p>0,999997491597695</text:p>
          </table:table-cell>
          <table:table-cell office:value-type="float" office:value="0.00000249929449303021" calcext:value-type="float">
            <text:p>2,49929449303021E-06</text:p>
          </table:table-cell>
          <table:table-cell office:value-type="float" office:value="0.999997510146824" calcext:value-type="float">
            <text:p>0,999997510146824</text:p>
          </table:table-cell>
          <table:table-cell office:value-type="float" office:value="0.00000248007754244384" calcext:value-type="float">
            <text:p>2,48007754244384E-06</text:p>
          </table:table-cell>
          <table:table-cell office:value-type="float" office:value="0.999997530033668" calcext:value-type="float">
            <text:p>0,999997530033668</text:p>
          </table:table-cell>
          <table:table-cell office:value-type="float" office:value="0.00000245951744815009" calcext:value-type="float">
            <text:p>2,45951744815009E-06</text:p>
          </table:table-cell>
          <table:table-cell office:value-type="float" office:value="0.999997551270928" calcext:value-type="float">
            <text:p>0,999997551270928</text:p>
          </table:table-cell>
          <table:table-cell office:value-type="float" office:value="0.00000243759987328396" calcext:value-type="float">
            <text:p>2,43759987328396E-06</text:p>
          </table:table-cell>
        </table:table-row>
        <table:table-row table:style-name="ro1">
          <table:table-cell/>
          <table:table-cell office:value-type="float" office:value="0.00000262667605366307" calcext:value-type="float">
            <text:p>2,62667605366307E-06</text:p>
          </table:table-cell>
          <table:table-cell office:value-type="float" office:value="0.999997373480701" calcext:value-type="float">
            <text:p>0,999997373480701</text:p>
          </table:table-cell>
          <table:table-cell office:value-type="float" office:value="0.00000262604819822876" calcext:value-type="float">
            <text:p>2,62604819822876E-06</text:p>
          </table:table-cell>
          <table:table-cell office:value-type="float" office:value="0.999997374737379" calcext:value-type="float">
            <text:p>0,999997374737379</text:p>
          </table:table-cell>
          <table:table-cell office:value-type="float" office:value="0.00000262416303264956" calcext:value-type="float">
            <text:p>2,62416303264956E-06</text:p>
          </table:table-cell>
          <table:table-cell office:value-type="float" office:value="0.999997377251186" calcext:value-type="float">
            <text:p>0,999997377251186</text:p>
          </table:table-cell>
          <table:table-cell office:value-type="float" office:value="0.00000262102008519172" calcext:value-type="float">
            <text:p>2,62102008519172E-06</text:p>
          </table:table-cell>
          <table:table-cell office:value-type="float" office:value="0.999997381023278" calcext:value-type="float">
            <text:p>0,999997381023278</text:p>
          </table:table-cell>
          <table:table-cell office:value-type="float" office:value="0.00000261661780220912" calcext:value-type="float">
            <text:p>2,61661780220912E-06</text:p>
          </table:table-cell>
          <table:table-cell office:value-type="float" office:value="0.99999738605661" calcext:value-type="float">
            <text:p>0,99999738605661</text:p>
          </table:table-cell>
          <table:table-cell office:value-type="float" office:value="0.00000261095290521318" calcext:value-type="float">
            <text:p>2,61095290521318E-06</text:p>
          </table:table-cell>
          <table:table-cell office:value-type="float" office:value="0.999997392354127" calcext:value-type="float">
            <text:p>0,999997392354127</text:p>
          </table:table-cell>
          <table:table-cell office:value-type="float" office:value="0.00000260402244822711" calcext:value-type="float">
            <text:p>2,60402244822711E-06</text:p>
          </table:table-cell>
          <table:table-cell office:value-type="float" office:value="0.999997399918523" calcext:value-type="float">
            <text:p>0,999997399918523</text:p>
          </table:table-cell>
          <table:table-cell office:value-type="float" office:value="0.00000259582221862065" calcext:value-type="float">
            <text:p>2,59582221862065E-06</text:p>
          </table:table-cell>
          <table:table-cell office:value-type="float" office:value="0.999997408755431" calcext:value-type="float">
            <text:p>0,999997408755431</text:p>
          </table:table-cell>
          <table:table-cell office:value-type="float" office:value="0.00000258634779659594" calcext:value-type="float">
            <text:p>2,58634779659594E-06</text:p>
          </table:table-cell>
          <table:table-cell office:value-type="float" office:value="0.999997418869021" calcext:value-type="float">
            <text:p>0,999997418869021</text:p>
          </table:table-cell>
          <table:table-cell office:value-type="float" office:value="0.00000257559316296785" calcext:value-type="float">
            <text:p>2,57559316296785E-06</text:p>
          </table:table-cell>
          <table:table-cell office:value-type="float" office:value="60.9999987713711" calcext:value-type="float">
            <text:p>60,9999987713711</text:p>
          </table:table-cell>
          <table:table-cell office:value-type="float" office:value="0.00000256355141314835" calcext:value-type="float">
            <text:p>2,56355141314835E-06</text:p>
          </table:table-cell>
          <table:table-cell office:value-type="float" office:value="0.999997442953722" calcext:value-type="float">
            <text:p>0,999997442953722</text:p>
          </table:table-cell>
          <table:table-cell office:value-type="float" office:value="0.00000255021655914955" calcext:value-type="float">
            <text:p>2,55021655914955E-06</text:p>
          </table:table-cell>
          <table:table-cell office:value-type="float" office:value="0.999997456938363" calcext:value-type="float">
            <text:p>0,999997456938363</text:p>
          </table:table-cell>
          <table:table-cell office:value-type="float" office:value="0.00000253558017559996" calcext:value-type="float">
            <text:p>2,53558017559996E-06</text:p>
          </table:table-cell>
          <table:table-cell office:value-type="float" office:value="0.999997472229249" calcext:value-type="float">
            <text:p>0,999997472229249</text:p>
          </table:table-cell>
          <table:table-cell office:value-type="float" office:value="0.00000251963260222698" calcext:value-type="float">
            <text:p>2,51963260222698E-06</text:p>
          </table:table-cell>
          <table:table-cell office:value-type="float" office:value="0.999997488835088" calcext:value-type="float">
            <text:p>0,999997488835088</text:p>
          </table:table-cell>
          <table:table-cell office:value-type="float" office:value="0.00000250236535392911" calcext:value-type="float">
            <text:p>2,50236535392911E-06</text:p>
          </table:table-cell>
          <table:table-cell office:value-type="float" office:value="0.999997506766963" calcext:value-type="float">
            <text:p>0,999997506766963</text:p>
          </table:table-cell>
          <table:table-cell office:value-type="float" office:value="0.000002483766850081" calcext:value-type="float">
            <text:p>2,483766850081E-06</text:p>
          </table:table-cell>
          <table:table-cell office:value-type="float" office:value="0.999997526035168" calcext:value-type="float">
            <text:p>0,999997526035168</text:p>
          </table:table-cell>
          <table:table-cell office:value-type="float" office:value="0.00000246382595336936" calcext:value-type="float">
            <text:p>2,46382595336936E-06</text:p>
          </table:table-cell>
          <table:table-cell office:value-type="float" office:value="0.999997546651185" calcext:value-type="float">
            <text:p>0,999997546651185</text:p>
          </table:table-cell>
          <table:table-cell office:value-type="float" office:value="0.00000244253094372482" calcext:value-type="float">
            <text:p>2,44253094372482E-06</text:p>
          </table:table-cell>
          <table:table-cell office:value-type="float" office:value="0.999997568628763" calcext:value-type="float">
            <text:p>0,999997568628763</text:p>
          </table:table-cell>
        </table:table-row>
        <table:table-row table:style-name="ro1">
          <table:table-cell/>
          <table:table-cell office:value-type="float" office:value="0.99999737935066" calcext:value-type="float">
            <text:p>0,99999737935066</text:p>
          </table:table-cell>
          <table:table-cell office:value-type="float" office:value="0.00000262049168198164" calcext:value-type="float">
            <text:p>2,62049168198164E-06</text:p>
          </table:table-cell>
          <table:table-cell office:value-type="float" office:value="0.999997379980671" calcext:value-type="float">
            <text:p>0,999997379980671</text:p>
          </table:table-cell>
          <table:table-cell office:value-type="float" office:value="0.00000261923189104341" calcext:value-type="float">
            <text:p>2,61923189104341E-06</text:p>
          </table:table-cell>
          <table:table-cell office:value-type="float" office:value="0.999997381870956" calcext:value-type="float">
            <text:p>0,999997381870956</text:p>
          </table:table-cell>
          <table:table-cell office:value-type="float" office:value="0.00000261671158541255" calcext:value-type="float">
            <text:p>2,61671158541255E-06</text:p>
          </table:table-cell>
          <table:table-cell office:value-type="float" office:value="0.999997385021798" calcext:value-type="float">
            <text:p>0,999997385021798</text:p>
          </table:table-cell>
          <table:table-cell office:value-type="float" office:value="0.00000261292842373972" calcext:value-type="float">
            <text:p>2,61292842373972E-06</text:p>
          </table:table-cell>
          <table:table-cell office:value-type="float" office:value="0.9999973894365" calcext:value-type="float">
            <text:p>0,9999973894365</text:p>
          </table:table-cell>
          <table:table-cell office:value-type="float" office:value="0.00000260788202055551" calcext:value-type="float">
            <text:p>2,60788202055551E-06</text:p>
          </table:table-cell>
          <table:table-cell office:value-type="float" office:value="0.999997395116794" calcext:value-type="float">
            <text:p>0,999997395116794</text:p>
          </table:table-cell>
          <table:table-cell office:value-type="float" office:value="0.00000260156766596076" calcext:value-type="float">
            <text:p>2,60156766596076E-06</text:p>
          </table:table-cell>
          <table:table-cell office:value-type="float" office:value="0.999997402065797" calcext:value-type="float">
            <text:p>0,999997402065797</text:p>
          </table:table-cell>
          <table:table-cell office:value-type="float" office:value="0.00000259398231783337" calcext:value-type="float">
            <text:p>2,59398231783337E-06</text:p>
          </table:table-cell>
          <table:table-cell office:value-type="float" office:value="0.999997410288295" calcext:value-type="float">
            <text:p>0,999997410288295</text:p>
          </table:table-cell>
          <table:table-cell office:value-type="float" office:value="0.00000258512166728675" calcext:value-type="float">
            <text:p>2,58512166728675E-06</text:p>
          </table:table-cell>
          <table:table-cell office:value-type="float" office:value="0.999997419788523" calcext:value-type="float">
            <text:p>0,999997419788523</text:p>
          </table:table-cell>
          <table:table-cell office:value-type="float" office:value="0.00000257498027356196" calcext:value-type="float">
            <text:p>2,57498027356196E-06</text:p>
          </table:table-cell>
          <table:table-cell office:value-type="float" office:value="0.999997430572982" calcext:value-type="float">
            <text:p>0,999997430572982</text:p>
          </table:table-cell>
          <table:table-cell office:value-type="float" office:value="0.00000256355141314835" calcext:value-type="float">
            <text:p>2,56355141314835E-06</text:p>
          </table:table-cell>
          <table:table-cell office:value-type="float" office:value="60.9999987837518" calcext:value-type="float">
            <text:p>60,9999987837518</text:p>
          </table:table-cell>
          <table:table-cell office:value-type="float" office:value="0.00000255082932376638" calcext:value-type="float">
            <text:p>2,55082932376638E-06</text:p>
          </table:table-cell>
          <table:table-cell office:value-type="float" office:value="0.999997456018912" calcext:value-type="float">
            <text:p>0,999997456018912</text:p>
          </table:table-cell>
          <table:table-cell office:value-type="float" office:value="0.00000253680629302977" calcext:value-type="float">
            <text:p>2,53680629302977E-06</text:p>
          </table:table-cell>
          <table:table-cell office:value-type="float" office:value="0.999997470696401" calcext:value-type="float">
            <text:p>0,999997470696401</text:p>
          </table:table-cell>
          <table:table-cell office:value-type="float" office:value="0.0000025214725549727" calcext:value-type="float">
            <text:p>2,5214725549727E-06</text:p>
          </table:table-cell>
          <table:table-cell office:value-type="float" office:value="0.999997486687909" calcext:value-type="float">
            <text:p>0,999997486687909</text:p>
          </table:table-cell>
          <table:table-cell office:value-type="float" office:value="0.00000250482012553732" calcext:value-type="float">
            <text:p>2,50482012553732E-06</text:p>
          </table:table-cell>
          <table:table-cell office:value-type="float" office:value="0.999997504004293" calcext:value-type="float">
            <text:p>0,999997504004293</text:p>
          </table:table-cell>
          <table:table-cell office:value-type="float" office:value="0.00000248683774850544" calcext:value-type="float">
            <text:p>2,48683774850544E-06</text:p>
          </table:table-cell>
          <table:table-cell office:value-type="float" office:value="0.999997522655294" calcext:value-type="float">
            <text:p>0,999997522655294</text:p>
          </table:table-cell>
          <table:table-cell office:value-type="float" office:value="0.00000246751533383716" calcext:value-type="float">
            <text:p>2,46751533383716E-06</text:p>
          </table:table-cell>
          <table:table-cell office:value-type="float" office:value="0.999997542652668" calcext:value-type="float">
            <text:p>0,999997542652668</text:p>
          </table:table-cell>
          <table:table-cell office:value-type="float" office:value="0.00000244683943018131" calcext:value-type="float">
            <text:p>2,44683943018131E-06</text:p>
          </table:table-cell>
          <table:table-cell office:value-type="float" office:value="0.999997564008953" calcext:value-type="float">
            <text:p>0,999997564008953</text:p>
          </table:table-cell>
          <table:table-cell office:value-type="float" office:value="0.00000242479866918721" calcext:value-type="float">
            <text:p>2,42479866918721E-06</text:p>
          </table:table-cell>
        </table:table-row>
        <table:table-row table:style-name="ro1">
          <table:table-cell/>
          <table:table-cell office:value-type="float" office:value="0.0000026143073356133" calcext:value-type="float">
            <text:p>2,6143073356133E-06</text:p>
          </table:table-cell>
          <table:table-cell office:value-type="float" office:value="0.9999973858506" calcext:value-type="float">
            <text:p>0,9999973858506</text:p>
          </table:table-cell>
          <table:table-cell office:value-type="float" office:value="0.00000261367540099755" calcext:value-type="float">
            <text:p>2,61367540099755E-06</text:p>
          </table:table-cell>
          <table:table-cell office:value-type="float" office:value="0.999997387114212" calcext:value-type="float">
            <text:p>0,999997387114212</text:p>
          </table:table-cell>
          <table:table-cell office:value-type="float" office:value="0.00000261178047500366" calcext:value-type="float">
            <text:p>2,61178047500366E-06</text:p>
          </table:table-cell>
          <table:table-cell office:value-type="float" office:value="0.999997389641582" calcext:value-type="float">
            <text:p>0,999997389641582</text:p>
          </table:table-cell>
          <table:table-cell office:value-type="float" office:value="0.000002608619931177" calcext:value-type="float">
            <text:p>2,608619931177E-06</text:p>
          </table:table-cell>
          <table:table-cell office:value-type="float" office:value="0.999997393435019" calcext:value-type="float">
            <text:p>0,999997393435019</text:p>
          </table:table-cell>
          <table:table-cell office:value-type="float" office:value="0.00000260419265774026" calcext:value-type="float">
            <text:p>2,60419265774026E-06</text:p>
          </table:table-cell>
          <table:table-cell office:value-type="float" office:value="0.999997398496652" calcext:value-type="float">
            <text:p>0,999997398496652</text:p>
          </table:table-cell>
          <table:table-cell office:value-type="float" office:value="0.00000259849676864654" calcext:value-type="float">
            <text:p>2,59849676864654E-06</text:p>
          </table:table-cell>
          <table:table-cell office:value-type="float" office:value="0.999997404828455" calcext:value-type="float">
            <text:p>0,999997404828455</text:p>
          </table:table-cell>
          <table:table-cell office:value-type="float" office:value="0.00000259152753268044" calcext:value-type="float">
            <text:p>2,59152753268044E-06</text:p>
          </table:table-cell>
          <table:table-cell office:value-type="float" office:value="0.999997412435524" calcext:value-type="float">
            <text:p>0,999997412435524</text:p>
          </table:table-cell>
          <table:table-cell office:value-type="float" office:value="0.00000258328176860889" calcext:value-type="float">
            <text:p>2,58328176860889E-06</text:p>
          </table:table-cell>
          <table:table-cell office:value-type="float" office:value="0.999997421321398" calcext:value-type="float">
            <text:p>0,999997421321398</text:p>
          </table:table-cell>
          <table:table-cell office:value-type="float" office:value="0.00000257375414913774" calcext:value-type="float">
            <text:p>2,57375414913774E-06</text:p>
          </table:table-cell>
          <table:table-cell office:value-type="float" office:value="0.999997431492347" calcext:value-type="float">
            <text:p>0,999997431492347</text:p>
          </table:table-cell>
          <table:table-cell office:value-type="float" office:value="0.00000256293867129109" calcext:value-type="float">
            <text:p>2,56293867129109E-06</text:p>
          </table:table-cell>
          <table:table-cell office:value-type="float" office:value="0.999997442953722" calcext:value-type="float">
            <text:p>0,999997442953722</text:p>
          </table:table-cell>
          <table:table-cell office:value-type="float" office:value="0.00000255082932376638" calcext:value-type="float">
            <text:p>2,55082932376638E-06</text:p>
          </table:table-cell>
          <table:table-cell office:value-type="float" office:value="60.9999987968171" calcext:value-type="float">
            <text:p>60,9999987968171</text:p>
          </table:table-cell>
          <table:table-cell office:value-type="float" office:value="0.0000025374192981209" calcext:value-type="float">
            <text:p>2,5374192981209E-06</text:p>
          </table:table-cell>
          <table:table-cell office:value-type="float" office:value="0.999997469776913" calcext:value-type="float">
            <text:p>0,999997469776913</text:p>
          </table:table-cell>
          <table:table-cell office:value-type="float" office:value="0.00000252269863976196" calcext:value-type="float">
            <text:p>2,52269863976196E-06</text:p>
          </table:table-cell>
          <table:table-cell office:value-type="float" office:value="0.999997485155026" calcext:value-type="float">
            <text:p>0,999997485155026</text:p>
          </table:table-cell>
          <table:table-cell office:value-type="float" office:value="0.00000250665994550037" calcext:value-type="float">
            <text:p>2,50665994550037E-06</text:p>
          </table:table-cell>
          <table:table-cell office:value-type="float" office:value="0.999997501857056" calcext:value-type="float">
            <text:p>0,999997501857056</text:p>
          </table:table-cell>
          <table:table-cell office:value-type="float" office:value="0.00000248929252799623" calcext:value-type="float">
            <text:p>2,48929252799623E-06</text:p>
          </table:table-cell>
          <table:table-cell office:value-type="float" office:value="0.999997519892661" calcext:value-type="float">
            <text:p>0,999997519892661</text:p>
          </table:table-cell>
          <table:table-cell office:value-type="float" office:value="0.00000247058623015217" calcext:value-type="float">
            <text:p>2,47058623015217E-06</text:p>
          </table:table-cell>
          <table:table-cell office:value-type="float" office:value="0.999997539272721" calcext:value-type="float">
            <text:p>0,999997539272721</text:p>
          </table:table-cell>
          <table:table-cell office:value-type="float" office:value="0.00000245052879643826" calcext:value-type="float">
            <text:p>2,45052879643826E-06</text:p>
          </table:table-cell>
          <table:table-cell office:value-type="float" office:value="0.999997560010485" calcext:value-type="float">
            <text:p>0,999997560010485</text:p>
          </table:table-cell>
          <table:table-cell office:value-type="float" office:value="0.00000242910720649192" calcext:value-type="float">
            <text:p>2,42910720649192E-06</text:p>
          </table:table-cell>
          <table:table-cell office:value-type="float" office:value="0.999997582118759" calcext:value-type="float">
            <text:p>0,999997582118759</text:p>
          </table:table-cell>
        </table:table-row>
        <table:table-row table:style-name="ro1">
          <table:table-cell/>
          <table:table-cell office:value-type="float" office:value="0.999997392350542" calcext:value-type="float">
            <text:p>0,999997392350542</text:p>
          </table:table-cell>
          <table:table-cell office:value-type="float" office:value="0.00000260749103309088" calcext:value-type="float">
            <text:p>2,60749103309088E-06</text:p>
          </table:table-cell>
          <table:table-cell office:value-type="float" office:value="0.999997392984171" calcext:value-type="float">
            <text:p>0,999997392984171</text:p>
          </table:table-cell>
          <table:table-cell office:value-type="float" office:value="0.00000260622399128607" calcext:value-type="float">
            <text:p>2,60622399128607E-06</text:p>
          </table:table-cell>
          <table:table-cell office:value-type="float" office:value="0.999997394884813" calcext:value-type="float">
            <text:p>0,999997394884813</text:p>
          </table:table-cell>
          <table:table-cell office:value-type="float" office:value="0.00000260368881777051" calcext:value-type="float">
            <text:p>2,60368881777051E-06</text:p>
          </table:table-cell>
          <table:table-cell office:value-type="float" office:value="0.999997398054789" calcext:value-type="float">
            <text:p>0,999997398054789</text:p>
          </table:table-cell>
          <table:table-cell office:value-type="float" office:value="0.00000259988415618473" calcext:value-type="float">
            <text:p>2,59988415618473E-06</text:p>
          </table:table-cell>
          <table:table-cell office:value-type="float" office:value="0.99999740249515" calcext:value-type="float">
            <text:p>0,99999740249515</text:p>
          </table:table-cell>
          <table:table-cell office:value-type="float" office:value="0.0000025948074248161" calcext:value-type="float">
            <text:p>2,5948074248161E-06</text:p>
          </table:table-cell>
          <table:table-cell office:value-type="float" office:value="0.999997408208321" calcext:value-type="float">
            <text:p>0,999997408208321</text:p>
          </table:table-cell>
          <table:table-cell office:value-type="float" office:value="0.00000258845667244767" calcext:value-type="float">
            <text:p>2,58845667244767E-06</text:p>
          </table:table-cell>
          <table:table-cell office:value-type="float" office:value="0.99999741519816" calcext:value-type="float">
            <text:p>0,99999741519816</text:p>
          </table:table-cell>
          <table:table-cell office:value-type="float" office:value="0.00000258082701221074" calcext:value-type="float">
            <text:p>2,58082701221074E-06</text:p>
          </table:table-cell>
          <table:table-cell office:value-type="float" office:value="0.999997423468604" calcext:value-type="float">
            <text:p>0,999997423468604</text:p>
          </table:table-cell>
          <table:table-cell office:value-type="float" office:value="0.00000257191426888959" calcext:value-type="float">
            <text:p>2,57191426888959E-06</text:p>
          </table:table-cell>
          <table:table-cell office:value-type="float" office:value="0.99999743302517" calcext:value-type="float">
            <text:p>0,99999743302517</text:p>
          </table:table-cell>
          <table:table-cell office:value-type="float" office:value="0.00000256171266044269" calcext:value-type="float">
            <text:p>2,56171266044269E-06</text:p>
          </table:table-cell>
          <table:table-cell office:value-type="float" office:value="0.999997443873025" calcext:value-type="float">
            <text:p>0,999997443873025</text:p>
          </table:table-cell>
          <table:table-cell office:value-type="float" office:value="0.00000255021655914955" calcext:value-type="float">
            <text:p>2,55021655914955E-06</text:p>
          </table:table-cell>
          <table:table-cell office:value-type="float" office:value="0.999997456018912" calcext:value-type="float">
            <text:p>0,999997456018912</text:p>
          </table:table-cell>
          <table:table-cell office:value-type="float" office:value="0.0000025374192981209" calcext:value-type="float">
            <text:p>2,5374192981209E-06</text:p>
          </table:table-cell>
          <table:table-cell office:value-type="float" office:value="60.9999988105751" calcext:value-type="float">
            <text:p>60,9999988105751</text:p>
          </table:table-cell>
          <table:table-cell office:value-type="float" office:value="0.00000252331144301454" calcext:value-type="float">
            <text:p>2,52331144301454E-06</text:p>
          </table:table-cell>
          <table:table-cell office:value-type="float" office:value="0.99999748423566" calcext:value-type="float">
            <text:p>0,99999748423566</text:p>
          </table:table-cell>
          <table:table-cell office:value-type="float" office:value="0.00000250788601563467" calcext:value-type="float">
            <text:p>2,50788601563467E-06</text:p>
          </table:table-cell>
          <table:table-cell office:value-type="float" office:value="0.999997500324301" calcext:value-type="float">
            <text:p>0,999997500324301</text:p>
          </table:table-cell>
          <table:table-cell office:value-type="float" office:value="0.00000249113241290733" calcext:value-type="float">
            <text:p>2,49113241290733E-06</text:p>
          </table:table-cell>
          <table:table-cell office:value-type="float" office:value="0.999997517745443" calcext:value-type="float">
            <text:p>0,999997517745443</text:p>
          </table:table-cell>
          <table:table-cell office:value-type="float" office:value="0.00000247304095135625" calcext:value-type="float">
            <text:p>2,47304095135625E-06</text:p>
          </table:table-cell>
          <table:table-cell office:value-type="float" office:value="0.999997536510105" calcext:value-type="float">
            <text:p>0,999997536510105</text:p>
          </table:table-cell>
          <table:table-cell office:value-type="float" office:value="0.00000245359971551284" calcext:value-type="float">
            <text:p>2,45359971551284E-06</text:p>
          </table:table-cell>
          <table:table-cell office:value-type="float" office:value="0.999997556630633" calcext:value-type="float">
            <text:p>0,999997556630633</text:p>
          </table:table-cell>
          <table:table-cell office:value-type="float" office:value="0.00000243279651079842" calcext:value-type="float">
            <text:p>2,43279651079842E-06</text:p>
          </table:table-cell>
          <table:table-cell office:value-type="float" office:value="0.999997578120263" calcext:value-type="float">
            <text:p>0,999997578120263</text:p>
          </table:table-cell>
          <table:table-cell office:value-type="float" office:value="0.00000241061816608212" calcext:value-type="float">
            <text:p>2,41061816608212E-06</text:p>
          </table:table-cell>
        </table:table-row>
        <table:table-row table:style-name="ro1">
          <table:table-cell/>
          <table:table-cell office:value-type="float" office:value="0.00000260067475210679" calcext:value-type="float">
            <text:p>2,60067475210679E-06</text:p>
          </table:table-cell>
          <table:table-cell office:value-type="float" office:value="0.999997399484102" calcext:value-type="float">
            <text:p>0,999997399484102</text:p>
          </table:table-cell>
          <table:table-cell office:value-type="float" office:value="0.0000026000396253778" calcext:value-type="float">
            <text:p>2,6000396253778E-06</text:p>
          </table:table-cell>
          <table:table-cell office:value-type="float" office:value="0.999997400754755" calcext:value-type="float">
            <text:p>0,999997400754755</text:p>
          </table:table-cell>
          <table:table-cell office:value-type="float" office:value="0.00000259813233305373" calcext:value-type="float">
            <text:p>2,59813233305373E-06</text:p>
          </table:table-cell>
          <table:table-cell office:value-type="float" office:value="0.999997403298049" calcext:value-type="float">
            <text:p>0,999997403298049</text:p>
          </table:table-cell>
          <table:table-cell office:value-type="float" office:value="0.00000259495303644996" calcext:value-type="float">
            <text:p>2,59495303644996E-06</text:p>
          </table:table-cell>
          <table:table-cell office:value-type="float" office:value="0.999997407114932" calcext:value-type="float">
            <text:p>0,999997407114932</text:p>
          </table:table-cell>
          <table:table-cell office:value-type="float" office:value="0.00000259049892781249" calcext:value-type="float">
            <text:p>2,59049892781249E-06</text:p>
          </table:table-cell>
          <table:table-cell office:value-type="float" office:value="0.999997412206835" calcext:value-type="float">
            <text:p>0,999997412206835</text:p>
          </table:table-cell>
          <table:table-cell office:value-type="float" office:value="0.00000258476730596868" calcext:value-type="float">
            <text:p>2,58476730596868E-06</text:p>
          </table:table-cell>
          <table:table-cell office:value-type="float" office:value="0.999997418578043" calcext:value-type="float">
            <text:p>0,999997418578043</text:p>
          </table:table-cell>
          <table:table-cell office:value-type="float" office:value="0.00000257775612377831" calcext:value-type="float">
            <text:p>2,57775612377831E-06</text:p>
          </table:table-cell>
          <table:table-cell office:value-type="float" office:value="0.999997426231264" calcext:value-type="float">
            <text:p>0,999997426231264</text:p>
          </table:table-cell>
          <table:table-cell office:value-type="float" office:value="0.00000256945945753539" calcext:value-type="float">
            <text:p>2,56945945753539E-06</text:p>
          </table:table-cell>
          <table:table-cell office:value-type="float" office:value="0.999997435172458" calcext:value-type="float">
            <text:p>0,999997435172458</text:p>
          </table:table-cell>
          <table:table-cell office:value-type="float" office:value="0.00000255987271735592" calcext:value-type="float">
            <text:p>2,55987271735592E-06</text:p>
          </table:table-cell>
          <table:table-cell office:value-type="float" office:value="0.999997445405846" calcext:value-type="float">
            <text:p>0,999997445405846</text:p>
          </table:table-cell>
          <table:table-cell office:value-type="float" office:value="0.00000254899049667578" calcext:value-type="float">
            <text:p>2,54899049667578E-06</text:p>
          </table:table-cell>
          <table:table-cell office:value-type="float" office:value="0.999997456938363" calcext:value-type="float">
            <text:p>0,999997456938363</text:p>
          </table:table-cell>
          <table:table-cell office:value-type="float" office:value="0.00000253680629302977" calcext:value-type="float">
            <text:p>2,53680629302977E-06</text:p>
          </table:table-cell>
          <table:table-cell office:value-type="float" office:value="0.999997469776913" calcext:value-type="float">
            <text:p>0,999997469776913</text:p>
          </table:table-cell>
          <table:table-cell office:value-type="float" office:value="0.00000252331144301454" calcext:value-type="float">
            <text:p>2,52331144301454E-06</text:p>
          </table:table-cell>
          <table:table-cell office:value-type="float" office:value="60.9999988250338" calcext:value-type="float">
            <text:p>60,9999988250338</text:p>
          </table:table-cell>
          <table:table-cell office:value-type="float" office:value="0.00000250849884775306" calcext:value-type="float">
            <text:p>2,50849884775306E-06</text:p>
          </table:table-cell>
          <table:table-cell office:value-type="float" office:value="0.999997499404897" calcext:value-type="float">
            <text:p>0,999997499404897</text:p>
          </table:table-cell>
          <table:table-cell office:value-type="float" office:value="0.00000249235843197138" calcext:value-type="float">
            <text:p>2,49235843197138E-06</text:p>
          </table:table-cell>
          <table:table-cell office:value-type="float" office:value="0.999997516212549" calcext:value-type="float">
            <text:p>0,999997516212549</text:p>
          </table:table-cell>
          <table:table-cell office:value-type="float" office:value="0.00000247488088478409" calcext:value-type="float">
            <text:p>2,47488088478409E-06</text:p>
          </table:table-cell>
          <table:table-cell office:value-type="float" office:value="0.999997534362905" calcext:value-type="float">
            <text:p>0,999997534362905</text:p>
          </table:table-cell>
          <table:table-cell office:value-type="float" office:value="0.00000245605448034869" calcext:value-type="float">
            <text:p>2,45605448034869E-06</text:p>
          </table:table-cell>
          <table:table-cell office:value-type="float" office:value="0.999997553867958" calcext:value-type="float">
            <text:p>0,999997553867958</text:p>
          </table:table-cell>
          <table:table-cell office:value-type="float" office:value="0.00000243586740500401" calcext:value-type="float">
            <text:p>2,43586740500401E-06</text:p>
          </table:table-cell>
          <table:table-cell office:value-type="float" office:value="0.999997574740384" calcext:value-type="float">
            <text:p>0,999997574740384</text:p>
          </table:table-cell>
          <table:table-cell office:value-type="float" office:value="0.00000241430750502758" calcext:value-type="float">
            <text:p>2,41430750502758E-06</text:p>
          </table:table-cell>
          <table:table-cell office:value-type="float" office:value="0.99999759699249" calcext:value-type="float">
            <text:p>0,99999759699249</text:p>
          </table:table-cell>
        </table:table-row>
        <table:table-row table:style-name="ro1">
          <table:table-cell/>
          <table:table-cell office:value-type="float" office:value="0.999997406617704" calcext:value-type="float">
            <text:p>0,999997406617704</text:p>
          </table:table-cell>
          <table:table-cell office:value-type="float" office:value="0.00000259322329798639" calcext:value-type="float">
            <text:p>2,59322329798639E-06</text:p>
          </table:table-cell>
          <table:table-cell office:value-type="float" office:value="0.999997407254728" calcext:value-type="float">
            <text:p>0,999997407254728</text:p>
          </table:table-cell>
          <table:table-cell office:value-type="float" office:value="0.00000259194795260154" calcext:value-type="float">
            <text:p>2,59194795260154E-06</text:p>
          </table:table-cell>
          <table:table-cell office:value-type="float" office:value="0.999997409168003" calcext:value-type="float">
            <text:p>0,999997409168003</text:p>
          </table:table-cell>
          <table:table-cell office:value-type="float" office:value="0.00000258939652897361" calcext:value-type="float">
            <text:p>2,58939652897361E-06</text:p>
          </table:table-cell>
          <table:table-cell office:value-type="float" office:value="0.999997412358203" calcext:value-type="float">
            <text:p>0,999997412358203</text:p>
          </table:table-cell>
          <table:table-cell office:value-type="float" office:value="0.00000258556780685648" calcext:value-type="float">
            <text:p>2,58556780685648E-06</text:p>
          </table:table-cell>
          <table:table-cell office:value-type="float" office:value="0.999997416826613" calcext:value-type="float">
            <text:p>0,999997416826613</text:p>
          </table:table-cell>
          <table:table-cell office:value-type="float" office:value="0.00000258045879641955" calcext:value-type="float">
            <text:p>2,58045879641955E-06</text:p>
          </table:table-cell>
          <table:table-cell office:value-type="float" office:value="0.999997422576547" calcext:value-type="float">
            <text:p>0,999997422576547</text:p>
          </table:table-cell>
          <table:table-cell office:value-type="float" office:value="0.00000257406678261241" calcext:value-type="float">
            <text:p>2,57406678261241E-06</text:p>
          </table:table-cell>
          <table:table-cell office:value-type="float" office:value="0.999997429611136" calcext:value-type="float">
            <text:p>0,999997429611136</text:p>
          </table:table-cell>
          <table:table-cell office:value-type="float" office:value="0.00000256638859474911" calcext:value-type="float">
            <text:p>2,56638859474911E-06</text:p>
          </table:table-cell>
          <table:table-cell office:value-type="float" office:value="0.999997437935096" calcext:value-type="float">
            <text:p>0,999997437935096</text:p>
          </table:table-cell>
          <table:table-cell office:value-type="float" office:value="0.00000255741793264708" calcext:value-type="float">
            <text:p>2,55741793264708E-06</text:p>
          </table:table-cell>
          <table:table-cell office:value-type="float" office:value="0.999997447553131" calcext:value-type="float">
            <text:p>0,999997447553131</text:p>
          </table:table-cell>
          <table:table-cell office:value-type="float" office:value="0.00000254715058034538" calcext:value-type="float">
            <text:p>2,54715058034538E-06</text:p>
          </table:table-cell>
          <table:table-cell office:value-type="float" office:value="0.999997458471199" calcext:value-type="float">
            <text:p>0,999997458471199</text:p>
          </table:table-cell>
          <table:table-cell office:value-type="float" office:value="0.00000253558017559996" calcext:value-type="float">
            <text:p>2,53558017559996E-06</text:p>
          </table:table-cell>
          <table:table-cell office:value-type="float" office:value="0.999997470696401" calcext:value-type="float">
            <text:p>0,999997470696401</text:p>
          </table:table-cell>
          <table:table-cell office:value-type="float" office:value="0.00000252269863976196" calcext:value-type="float">
            <text:p>2,52269863976196E-06</text:p>
          </table:table-cell>
          <table:table-cell office:value-type="float" office:value="0.99999748423566" calcext:value-type="float">
            <text:p>0,99999748423566</text:p>
          </table:table-cell>
          <table:table-cell office:value-type="float" office:value="0.00000250849884775306" calcext:value-type="float">
            <text:p>2,50849884775306E-06</text:p>
          </table:table-cell>
          <table:table-cell office:value-type="float" office:value="60.9999988402029" calcext:value-type="float">
            <text:p>60,9999988402029</text:p>
          </table:table-cell>
          <table:table-cell office:value-type="float" office:value="0.00000249297130405779" calcext:value-type="float">
            <text:p>2,49297130405779E-06</text:p>
          </table:table-cell>
          <table:table-cell office:value-type="float" office:value="0.999997515293222" calcext:value-type="float">
            <text:p>0,999997515293222</text:p>
          </table:table-cell>
          <table:table-cell office:value-type="float" office:value="0.00000247610703674184" calcext:value-type="float">
            <text:p>2,47610703674184E-06</text:p>
          </table:table-cell>
          <table:table-cell office:value-type="float" office:value="0.999997532830003" calcext:value-type="float">
            <text:p>0,999997532830003</text:p>
          </table:table-cell>
          <table:table-cell office:value-type="float" office:value="0.00000245789438124699" calcext:value-type="float">
            <text:p>2,45789438124699E-06</text:p>
          </table:table-cell>
          <table:table-cell office:value-type="float" office:value="0.999997551720696" calcext:value-type="float">
            <text:p>0,999997551720696</text:p>
          </table:table-cell>
          <table:table-cell office:value-type="float" office:value="0.00000243832217927675" calcext:value-type="float">
            <text:p>2,43832217927675E-06</text:p>
          </table:table-cell>
          <table:table-cell office:value-type="float" office:value="0.999997571977731" calcext:value-type="float">
            <text:p>0,999997571977731</text:p>
          </table:table-cell>
          <table:table-cell office:value-type="float" office:value="0.00000241737840567247" calcext:value-type="float">
            <text:p>2,41737840567247E-06</text:p>
          </table:table-cell>
          <table:table-cell office:value-type="float" office:value="0.999997593612632" calcext:value-type="float">
            <text:p>0,999997593612632</text:p>
          </table:table-cell>
          <table:table-cell office:value-type="float" office:value="0.0000023950482854751" calcext:value-type="float">
            <text:p>2,3950482854751E-06</text:p>
          </table:table-cell>
        </table:table-row>
        <table:table-row table:style-name="ro1">
          <table:table-cell/>
          <table:table-cell office:value-type="float" office:value="0.00000258577186273978" calcext:value-type="float">
            <text:p>2,58577186273978E-06</text:p>
          </table:table-cell>
          <table:table-cell office:value-type="float" office:value="0.999997414388317" calcext:value-type="float">
            <text:p>0,999997414388317</text:p>
          </table:table-cell>
          <table:table-cell office:value-type="float" office:value="0.00000258513164186347" calcext:value-type="float">
            <text:p>2,58513164186347E-06</text:p>
          </table:table-cell>
          <table:table-cell office:value-type="float" office:value="0.999997415667951" calcext:value-type="float">
            <text:p>0,999997415667951</text:p>
          </table:table-cell>
          <table:table-cell office:value-type="float" office:value="0.00000258321217505575" calcext:value-type="float">
            <text:p>2,58321217505575E-06</text:p>
          </table:table-cell>
          <table:table-cell office:value-type="float" office:value="0.999997418228139" calcext:value-type="float">
            <text:p>0,999997418228139</text:p>
          </table:table-cell>
          <table:table-cell office:value-type="float" office:value="0.00000258001132302788" calcext:value-type="float">
            <text:p>2,58001132302788E-06</text:p>
          </table:table-cell>
          <table:table-cell office:value-type="float" office:value="0.99999742206985" calcext:value-type="float">
            <text:p>0,99999742206985</text:p>
          </table:table-cell>
          <table:table-cell office:value-type="float" office:value="0.0000025755276946704" calcext:value-type="float">
            <text:p>2,5755276946704E-06</text:p>
          </table:table-cell>
          <table:table-cell office:value-type="float" office:value="0.999997427196331" calcext:value-type="float">
            <text:p>0,999997427196331</text:p>
          </table:table-cell>
          <table:table-cell office:value-type="float" office:value="0.00000256975826040673" calcext:value-type="float">
            <text:p>2,56975826040673E-06</text:p>
          </table:table-cell>
          <table:table-cell office:value-type="float" office:value="0.999997433609625" calcext:value-type="float">
            <text:p>0,999997433609625</text:p>
          </table:table-cell>
          <table:table-cell office:value-type="float" office:value="0.00000256269923870622" calcext:value-type="float">
            <text:p>2,56269923870622E-06</text:p>
          </table:table-cell>
          <table:table-cell office:value-type="float" office:value="0.999997441314967" calcext:value-type="float">
            <text:p>0,999997441314967</text:p>
          </table:table-cell>
          <table:table-cell office:value-type="float" office:value="0.00000255434705198621" calcext:value-type="float">
            <text:p>2,55434705198621E-06</text:p>
          </table:table-cell>
          <table:table-cell office:value-type="float" office:value="0.999997450315772" calcext:value-type="float">
            <text:p>0,999997450315772</text:p>
          </table:table-cell>
          <table:table-cell office:value-type="float" office:value="0.00000254469581051353" calcext:value-type="float">
            <text:p>2,54469581051353E-06</text:p>
          </table:table-cell>
          <table:table-cell office:value-type="float" office:value="0.999997460618443" calcext:value-type="float">
            <text:p>0,999997460618443</text:p>
          </table:table-cell>
          <table:table-cell office:value-type="float" office:value="0.00000253374030712017" calcext:value-type="float">
            <text:p>2,53374030712017E-06</text:p>
          </table:table-cell>
          <table:table-cell office:value-type="float" office:value="0.999997472229249" calcext:value-type="float">
            <text:p>0,999997472229249</text:p>
          </table:table-cell>
          <table:table-cell office:value-type="float" office:value="0.0000025214725549727" calcext:value-type="float">
            <text:p>2,5214725549727E-06</text:p>
          </table:table-cell>
          <table:table-cell office:value-type="float" office:value="0.999997485155026" calcext:value-type="float">
            <text:p>0,999997485155026</text:p>
          </table:table-cell>
          <table:table-cell office:value-type="float" office:value="0.00000250788601563467" calcext:value-type="float">
            <text:p>2,50788601563467E-06</text:p>
          </table:table-cell>
          <table:table-cell office:value-type="float" office:value="0.999997499404897" calcext:value-type="float">
            <text:p>0,999997499404897</text:p>
          </table:table-cell>
          <table:table-cell office:value-type="float" office:value="0.00000249297130405779" calcext:value-type="float">
            <text:p>2,49297130405779E-06</text:p>
          </table:table-cell>
          <table:table-cell office:value-type="float" office:value="60.9999988560913" calcext:value-type="float">
            <text:p>60,9999988560913</text:p>
          </table:table-cell>
          <table:table-cell office:value-type="float" office:value="0.00000247671972342101" calcext:value-type="float">
            <text:p>2,47671972342101E-06</text:p>
          </table:table-cell>
          <table:table-cell office:value-type="float" office:value="0.999997531910543" calcext:value-type="float">
            <text:p>0,999997531910543</text:p>
          </table:table-cell>
          <table:table-cell office:value-type="float" office:value="0.00000245912048291164" calcext:value-type="float">
            <text:p>2,45912048291164E-06</text:p>
          </table:table-cell>
          <table:table-cell office:value-type="float" office:value="0.999997550187865" calcext:value-type="float">
            <text:p>0,999997550187865</text:p>
          </table:table-cell>
          <table:table-cell office:value-type="float" office:value="0.00000244016210115827" calcext:value-type="float">
            <text:p>2,44016210115827E-06</text:p>
          </table:table-cell>
          <table:table-cell office:value-type="float" office:value="0.99999756983049" calcext:value-type="float">
            <text:p>0,99999756983049</text:p>
          </table:table-cell>
          <table:table-cell office:value-type="float" office:value="0.00000241983319815287" calcext:value-type="float">
            <text:p>2,41983319815287E-06</text:p>
          </table:table-cell>
          <table:table-cell office:value-type="float" office:value="0.999997590849956" calcext:value-type="float">
            <text:p>0,999997590849956</text:p>
          </table:table-cell>
          <table:table-cell office:value-type="float" office:value="0.00000239811917812638" calcext:value-type="float">
            <text:p>2,39811917812638E-06</text:p>
          </table:table-cell>
          <table:table-cell office:value-type="float" office:value="0.999997613260705" calcext:value-type="float">
            <text:p>0,999997613260705</text:p>
          </table:table-cell>
        </table:table-row>
        <table:table-row table:style-name="ro1">
          <table:table-cell/>
          <table:table-cell office:value-type="float" office:value="0.999997422158926" calcext:value-type="float">
            <text:p>0,999997422158926</text:p>
          </table:table-cell>
          <table:table-cell office:value-type="float" office:value="0.00000257768020772708" calcext:value-type="float">
            <text:p>2,57768020772708E-06</text:p>
          </table:table-cell>
          <table:table-cell office:value-type="float" office:value="0.999997422801536" calcext:value-type="float">
            <text:p>0,999997422801536</text:p>
          </table:table-cell>
          <table:table-cell office:value-type="float" office:value="0.00000257639586198621" calcext:value-type="float">
            <text:p>2,57639586198621E-06</text:p>
          </table:table-cell>
          <table:table-cell office:value-type="float" office:value="0.999997424728112" calcext:value-type="float">
            <text:p>0,999997424728112</text:p>
          </table:table-cell>
          <table:table-cell office:value-type="float" office:value="0.00000257382693724661" calcext:value-type="float">
            <text:p>2,57382693724661E-06</text:p>
          </table:table-cell>
          <table:table-cell office:value-type="float" office:value="0.999997427939822" calcext:value-type="float">
            <text:p>0,999997427939822</text:p>
          </table:table-cell>
          <table:table-cell office:value-type="float" office:value="0.00000256997117187296" calcext:value-type="float">
            <text:p>2,56997117187296E-06</text:p>
          </table:table-cell>
          <table:table-cell office:value-type="float" office:value="0.999997432439588" calcext:value-type="float">
            <text:p>0,999997432439588</text:p>
          </table:table-cell>
          <table:table-cell office:value-type="float" office:value="0.00000256482713723027" calcext:value-type="float">
            <text:p>2,56482713723027E-06</text:p>
          </table:table-cell>
          <table:table-cell office:value-type="float" office:value="0.999997438229435" calcext:value-type="float">
            <text:p>0,999997438229435</text:p>
          </table:table-cell>
          <table:table-cell office:value-type="float" office:value="0.00000255839072937913" calcext:value-type="float">
            <text:p>2,55839072937913E-06</text:p>
          </table:table-cell>
          <table:table-cell office:value-type="float" office:value="0.999997445313488" calcext:value-type="float">
            <text:p>0,999997445313488</text:p>
          </table:table-cell>
          <table:table-cell office:value-type="float" office:value="0.00000255065769871887" calcext:value-type="float">
            <text:p>2,55065769871887E-06</text:p>
          </table:table-cell>
          <table:table-cell office:value-type="float" office:value="0.999997453695643" calcext:value-type="float">
            <text:p>0,999997453695643</text:p>
          </table:table-cell>
          <table:table-cell office:value-type="float" office:value="0.00000254162491875043" calcext:value-type="float">
            <text:p>2,54162491875043E-06</text:p>
          </table:table-cell>
          <table:table-cell office:value-type="float" office:value="0.999997463381101" calcext:value-type="float">
            <text:p>0,999997463381101</text:p>
          </table:table-cell>
          <table:table-cell office:value-type="float" office:value="0.00000253128552718529" calcext:value-type="float">
            <text:p>2,53128552718529E-06</text:p>
          </table:table-cell>
          <table:table-cell office:value-type="float" office:value="0.999997474376499" calcext:value-type="float">
            <text:p>0,999997474376499</text:p>
          </table:table-cell>
          <table:table-cell office:value-type="float" office:value="0.00000251963260222698" calcext:value-type="float">
            <text:p>2,51963260222698E-06</text:p>
          </table:table-cell>
          <table:table-cell office:value-type="float" office:value="0.999997486687909" calcext:value-type="float">
            <text:p>0,999997486687909</text:p>
          </table:table-cell>
          <table:table-cell office:value-type="float" office:value="0.00000250665994550037" calcext:value-type="float">
            <text:p>2,50665994550037E-06</text:p>
          </table:table-cell>
          <table:table-cell office:value-type="float" office:value="0.999997500324301" calcext:value-type="float">
            <text:p>0,999997500324301</text:p>
          </table:table-cell>
          <table:table-cell office:value-type="float" office:value="0.00000249235843197138" calcext:value-type="float">
            <text:p>2,49235843197138E-06</text:p>
          </table:table-cell>
          <table:table-cell office:value-type="float" office:value="0.999997515293222" calcext:value-type="float">
            <text:p>0,999997515293222</text:p>
          </table:table-cell>
          <table:table-cell office:value-type="float" office:value="0.00000247671972342101" calcext:value-type="float">
            <text:p>2,47671972342101E-06</text:p>
          </table:table-cell>
          <table:table-cell office:value-type="float" office:value="60.9999988727088" calcext:value-type="float">
            <text:p>60,9999988727088</text:p>
          </table:table-cell>
          <table:table-cell office:value-type="float" office:value="0.0000024597335722687" calcext:value-type="float">
            <text:p>2,4597335722687E-06</text:p>
          </table:table-cell>
          <table:table-cell office:value-type="float" office:value="0.999997549268333" calcext:value-type="float">
            <text:p>0,999997549268333</text:p>
          </table:table-cell>
          <table:table-cell office:value-type="float" office:value="0.00000244138824334605" calcext:value-type="float">
            <text:p>2,44138824334605E-06</text:p>
          </table:table-cell>
          <table:table-cell office:value-type="float" office:value="0.99999756829761" calcext:value-type="float">
            <text:p>0,99999756829761</text:p>
          </table:table-cell>
          <table:table-cell office:value-type="float" office:value="0.0000024216730852844" calcext:value-type="float">
            <text:p>2,4216730852844E-06</text:p>
          </table:table-cell>
          <table:table-cell office:value-type="float" office:value="0.999997588702703" calcext:value-type="float">
            <text:p>0,999997588702703</text:p>
          </table:table-cell>
          <table:table-cell office:value-type="float" office:value="0.00000240057391731607" calcext:value-type="float">
            <text:p>2,40057391731607E-06</text:p>
          </table:table-cell>
          <table:table-cell office:value-type="float" office:value="0.999997610498063" calcext:value-type="float">
            <text:p>0,999997610498063</text:p>
          </table:table-cell>
          <table:table-cell office:value-type="float" office:value="0.00000237807838543436" calcext:value-type="float">
            <text:p>2,37807838543436E-06</text:p>
          </table:table-cell>
        </table:table-row>
        <table:table-row table:style-name="ro1">
          <table:table-cell/>
          <table:table-cell office:value-type="float" office:value="0.00000256958858602108" calcext:value-type="float">
            <text:p>2,56958858602108E-06</text:p>
          </table:table-cell>
          <table:table-cell office:value-type="float" office:value="0.999997430572116" calcext:value-type="float">
            <text:p>0,999997430572116</text:p>
          </table:table-cell>
          <table:table-cell office:value-type="float" office:value="0.0000025689444476118" calcext:value-type="float">
            <text:p>2,5689444476118E-06</text:p>
          </table:table-cell>
          <table:table-cell office:value-type="float" office:value="0.999997431861665" calcext:value-type="float">
            <text:p>0,999997431861665</text:p>
          </table:table-cell>
          <table:table-cell office:value-type="float" office:value="0.0000025670106511555" calcext:value-type="float">
            <text:p>2,5670106511555E-06</text:p>
          </table:table-cell>
          <table:table-cell office:value-type="float" office:value="0.999997434439752" calcext:value-type="float">
            <text:p>0,999997434439752</text:p>
          </table:table-cell>
          <table:table-cell office:value-type="float" office:value="0.00000256378681728897" calcext:value-type="float">
            <text:p>2,56378681728897E-06</text:p>
          </table:table-cell>
          <table:table-cell office:value-type="float" office:value="0.999997438309542" calcext:value-type="float">
            <text:p>0,999997438309542</text:p>
          </table:table-cell>
          <table:table-cell office:value-type="float" office:value="0.0000025592706560662" calcext:value-type="float">
            <text:p>2,5592706560662E-06</text:p>
          </table:table-cell>
          <table:table-cell office:value-type="float" office:value="0.999997443472672" calcext:value-type="float">
            <text:p>0,999997443472672</text:p>
          </table:table-cell>
          <table:table-cell office:value-type="float" office:value="0.00000255345963462439" calcext:value-type="float">
            <text:p>2,55345963462439E-06</text:p>
          </table:table-cell>
          <table:table-cell office:value-type="float" office:value="0.999997449933242" calcext:value-type="float">
            <text:p>0,999997449933242</text:p>
          </table:table-cell>
          <table:table-cell office:value-type="float" office:value="0.00000254634921181829" calcext:value-type="float">
            <text:p>2,54634921181829E-06</text:p>
          </table:table-cell>
          <table:table-cell office:value-type="float" office:value="0.999997457694123" calcext:value-type="float">
            <text:p>0,999997457694123</text:p>
          </table:table-cell>
          <table:table-cell office:value-type="float" office:value="0.00000253793560267557" calcext:value-type="float">
            <text:p>2,53793560267557E-06</text:p>
          </table:table-cell>
          <table:table-cell office:value-type="float" office:value="0.999997466760926" calcext:value-type="float">
            <text:p>0,999997466760926</text:p>
          </table:table-cell>
          <table:table-cell office:value-type="float" office:value="0.00000252821469448605" calcext:value-type="float">
            <text:p>2,52821469448605E-06</text:p>
          </table:table-cell>
          <table:table-cell office:value-type="float" office:value="0.999997477139062" calcext:value-type="float">
            <text:p>0,999997477139062</text:p>
          </table:table-cell>
          <table:table-cell office:value-type="float" office:value="0.00000251717793187112" calcext:value-type="float">
            <text:p>2,51717793187112E-06</text:p>
          </table:table-cell>
          <table:table-cell office:value-type="float" office:value="0.999997488835088" calcext:value-type="float">
            <text:p>0,999997488835088</text:p>
          </table:table-cell>
          <table:table-cell office:value-type="float" office:value="0.00000250482012553732" calcext:value-type="float">
            <text:p>2,50482012553732E-06</text:p>
          </table:table-cell>
          <table:table-cell office:value-type="float" office:value="0.999997501857056" calcext:value-type="float">
            <text:p>0,999997501857056</text:p>
          </table:table-cell>
          <table:table-cell office:value-type="float" office:value="0.00000249113241290733" calcext:value-type="float">
            <text:p>2,49113241290733E-06</text:p>
          </table:table-cell>
          <table:table-cell office:value-type="float" office:value="0.999997516212549" calcext:value-type="float">
            <text:p>0,999997516212549</text:p>
          </table:table-cell>
          <table:table-cell office:value-type="float" office:value="0.00000247610703674184" calcext:value-type="float">
            <text:p>2,47610703674184E-06</text:p>
          </table:table-cell>
          <table:table-cell office:value-type="float" office:value="0.999997531910543" calcext:value-type="float">
            <text:p>0,999997531910543</text:p>
          </table:table-cell>
          <table:table-cell office:value-type="float" office:value="0.0000024597335722687" calcext:value-type="float">
            <text:p>2,4597335722687E-06</text:p>
          </table:table-cell>
          <table:table-cell office:value-type="float" office:value="60.9999988900666" calcext:value-type="float">
            <text:p>60,9999988900666</text:p>
          </table:table-cell>
          <table:table-cell office:value-type="float" office:value="0.00000244200092713864" calcext:value-type="float">
            <text:p>2,44200092713864E-06</text:p>
          </table:table-cell>
          <table:table-cell office:value-type="float" office:value="0.9999975673783" calcext:value-type="float">
            <text:p>0,9999975673783</text:p>
          </table:table-cell>
          <table:table-cell office:value-type="float" office:value="0.0000024228990981312" calcext:value-type="float">
            <text:p>2,4228990981312E-06</text:p>
          </table:table-cell>
          <table:table-cell office:value-type="float" office:value="0.999997587169932" calcext:value-type="float">
            <text:p>0,999997587169932</text:p>
          </table:table-cell>
          <table:table-cell office:value-type="float" office:value="0.00000240241378601791" calcext:value-type="float">
            <text:p>2,40241378601791E-06</text:p>
          </table:table-cell>
          <table:table-cell office:value-type="float" office:value="0.999997608350892" calcext:value-type="float">
            <text:p>0,999997608350892</text:p>
          </table:table-cell>
          <table:table-cell office:value-type="float" office:value="0.00000238053306755859" calcext:value-type="float">
            <text:p>2,38053306755859E-06</text:p>
          </table:table-cell>
          <table:table-cell office:value-type="float" office:value="0.999997630935384" calcext:value-type="float">
            <text:p>0,999997630935384</text:p>
          </table:table-cell>
        </table:table-row>
        <table:table-row table:style-name="ro1">
          <table:table-cell/>
          <table:table-cell office:value-type="float" office:value="0.999997438985354" calcext:value-type="float">
            <text:p>0,999997438985354</text:p>
          </table:table-cell>
          <table:table-cell office:value-type="float" office:value="0.00000256085278538265" calcext:value-type="float">
            <text:p>2,56085278538265E-06</text:p>
          </table:table-cell>
          <table:table-cell office:value-type="float" office:value="0.999997439632271" calcext:value-type="float">
            <text:p>0,999997439632271</text:p>
          </table:table-cell>
          <table:table-cell office:value-type="float" office:value="0.00000255955923100792" calcext:value-type="float">
            <text:p>2,55955923100792E-06</text:p>
          </table:table-cell>
          <table:table-cell office:value-type="float" office:value="0.999997441573315" calcext:value-type="float">
            <text:p>0,999997441573315</text:p>
          </table:table-cell>
          <table:table-cell office:value-type="float" office:value="0.00000255697053319626" calcext:value-type="float">
            <text:p>2,55697053319626E-06</text:p>
          </table:table-cell>
          <table:table-cell office:value-type="float" office:value="0.999997444809475" calcext:value-type="float">
            <text:p>0,999997444809475</text:p>
          </table:table-cell>
          <table:table-cell office:value-type="float" office:value="0.00000255308630037199" calcext:value-type="float">
            <text:p>2,55308630037199E-06</text:p>
          </table:table-cell>
          <table:table-cell office:value-type="float" office:value="0.999997449342605" calcext:value-type="float">
            <text:p>0,999997449342605</text:p>
          </table:table-cell>
          <table:table-cell office:value-type="float" office:value="0.00000254790314213604" calcext:value-type="float">
            <text:p>2,54790314213604E-06</text:p>
          </table:table-cell>
          <table:table-cell office:value-type="float" office:value="0.99999745517649" calcext:value-type="float">
            <text:p>0,99999745517649</text:p>
          </table:table-cell>
          <table:table-cell office:value-type="float" office:value="0.00000254141811162345" calcext:value-type="float">
            <text:p>2,54141811162345E-06</text:p>
          </table:table-cell>
          <table:table-cell office:value-type="float" office:value="0.999997462313888" calcext:value-type="float">
            <text:p>0,999997462313888</text:p>
          </table:table-cell>
          <table:table-cell office:value-type="float" office:value="0.00000253362711843952" calcext:value-type="float">
            <text:p>2,53362711843952E-06</text:p>
          </table:table-cell>
          <table:table-cell office:value-type="float" office:value="0.999997470759409" calcext:value-type="float">
            <text:p>0,999997470759409</text:p>
          </table:table-cell>
          <table:table-cell office:value-type="float" office:value="0.00000252452536875225" calcext:value-type="float">
            <text:p>2,52452536875225E-06</text:p>
          </table:table-cell>
          <table:table-cell office:value-type="float" office:value="0.999997480518923" calcext:value-type="float">
            <text:p>0,999997480518923</text:p>
          </table:table-cell>
          <table:table-cell office:value-type="float" office:value="0.00000251410707874378" calcext:value-type="float">
            <text:p>2,51410707874378E-06</text:p>
          </table:table-cell>
          <table:table-cell office:value-type="float" office:value="0.999997491597695" calcext:value-type="float">
            <text:p>0,999997491597695</text:p>
          </table:table-cell>
          <table:table-cell office:value-type="float" office:value="0.00000250236535392911" calcext:value-type="float">
            <text:p>2,50236535392911E-06</text:p>
          </table:table-cell>
          <table:table-cell office:value-type="float" office:value="0.999997504004293" calcext:value-type="float">
            <text:p>0,999997504004293</text:p>
          </table:table-cell>
          <table:table-cell office:value-type="float" office:value="0.00000248929252799623" calcext:value-type="float">
            <text:p>2,48929252799623E-06</text:p>
          </table:table-cell>
          <table:table-cell office:value-type="float" office:value="0.999997517745443" calcext:value-type="float">
            <text:p>0,999997517745443</text:p>
          </table:table-cell>
          <table:table-cell office:value-type="float" office:value="0.00000247488088478409" calcext:value-type="float">
            <text:p>2,47488088478409E-06</text:p>
          </table:table-cell>
          <table:table-cell office:value-type="float" office:value="0.999997532830003" calcext:value-type="float">
            <text:p>0,999997532830003</text:p>
          </table:table-cell>
          <table:table-cell office:value-type="float" office:value="0.00000245912048291164" calcext:value-type="float">
            <text:p>2,45912048291164E-06</text:p>
          </table:table-cell>
          <table:table-cell office:value-type="float" office:value="0.999997549268333" calcext:value-type="float">
            <text:p>0,999997549268333</text:p>
          </table:table-cell>
          <table:table-cell office:value-type="float" office:value="0.00000244200092713864" calcext:value-type="float">
            <text:p>2,44200092713864E-06</text:p>
          </table:table-cell>
          <table:table-cell office:value-type="float" office:value="60.9999989081764" calcext:value-type="float">
            <text:p>60,9999989081764</text:p>
          </table:table-cell>
          <table:table-cell office:value-type="float" office:value="0.00000242351192336621" calcext:value-type="float">
            <text:p>2,42351192336621E-06</text:p>
          </table:table-cell>
          <table:table-cell office:value-type="float" office:value="0.999997586250541" calcext:value-type="float">
            <text:p>0,999997586250541</text:p>
          </table:table-cell>
          <table:table-cell office:value-type="float" office:value="0.00000240363984793657" calcext:value-type="float">
            <text:p>2,40363984793657E-06</text:p>
          </table:table-cell>
          <table:table-cell office:value-type="float" office:value="0.999997606818054" calcext:value-type="float">
            <text:p>0,999997606818054</text:p>
          </table:table-cell>
          <table:table-cell office:value-type="float" office:value="0.00000238237297012223" calcext:value-type="float">
            <text:p>2,38237297012223E-06</text:p>
          </table:table-cell>
          <table:table-cell office:value-type="float" office:value="0.999997628788196" calcext:value-type="float">
            <text:p>0,999997628788196</text:p>
          </table:table-cell>
          <table:table-cell office:value-type="float" office:value="0.0000023596962309691" calcext:value-type="float">
            <text:p>2,3596962309691E-06</text:p>
          </table:table-cell>
        </table:table-row>
        <table:table-row table:style-name="ro1">
          <table:table-cell/>
          <table:table-cell office:value-type="float" office:value="0.00000255211703059643" calcext:value-type="float">
            <text:p>2,55211703059643E-06</text:p>
          </table:table-cell>
          <table:table-cell office:value-type="float" office:value="0.999997448045481" calcext:value-type="float">
            <text:p>0,999997448045481</text:p>
          </table:table-cell>
          <table:table-cell office:value-type="float" office:value="0.00000255146757821567" calcext:value-type="float">
            <text:p>2,55146757821567E-06</text:p>
          </table:table-cell>
          <table:table-cell office:value-type="float" office:value="0.999997449343925" calcext:value-type="float">
            <text:p>0,999997449343925</text:p>
          </table:table-cell>
          <table:table-cell office:value-type="float" office:value="0.00000254951912326273" calcext:value-type="float">
            <text:p>2,54951912326273E-06</text:p>
          </table:table-cell>
          <table:table-cell office:value-type="float" office:value="0.999997451943035" calcext:value-type="float">
            <text:p>0,999997451943035</text:p>
          </table:table-cell>
          <table:table-cell office:value-type="float" office:value="0.00000254627000539909" calcext:value-type="float">
            <text:p>2,54627000539909E-06</text:p>
          </table:table-cell>
          <table:table-cell office:value-type="float" office:value="0.999997455842554" calcext:value-type="float">
            <text:p>0,999997455842554</text:p>
          </table:table-cell>
          <table:table-cell office:value-type="float" office:value="0.00000254171876823417" calcext:value-type="float">
            <text:p>2,54171876823417E-06</text:p>
          </table:table-cell>
          <table:table-cell office:value-type="float" office:value="0.99999746104646" calcext:value-type="float">
            <text:p>0,99999746104646</text:p>
          </table:table-cell>
          <table:table-cell office:value-type="float" office:value="0.00000253586159393304" calcext:value-type="float">
            <text:p>2,53586159393304E-06</text:p>
          </table:table-cell>
          <table:table-cell office:value-type="float" office:value="0.999997467557178" calcext:value-type="float">
            <text:p>0,999997467557178</text:p>
          </table:table-cell>
          <table:table-cell office:value-type="float" office:value="0.00000252869594086214" calcext:value-type="float">
            <text:p>2,52869594086214E-06</text:p>
          </table:table-cell>
          <table:table-cell office:value-type="float" office:value="0.99999747537925" calcext:value-type="float">
            <text:p>0,99999747537925</text:p>
          </table:table-cell>
          <table:table-cell office:value-type="float" office:value="0.00000252021681390602" calcext:value-type="float">
            <text:p>2,52021681390602E-06</text:p>
          </table:table-cell>
          <table:table-cell office:value-type="float" office:value="0.999997484517462" calcext:value-type="float">
            <text:p>0,999997484517462</text:p>
          </table:table-cell>
          <table:table-cell office:value-type="float" office:value="0.00000251041768761784" calcext:value-type="float">
            <text:p>2,51041768761784E-06</text:p>
          </table:table-cell>
          <table:table-cell office:value-type="float" office:value="0.999997494977581" calcext:value-type="float">
            <text:p>0,999997494977581</text:p>
          </table:table-cell>
          <table:table-cell office:value-type="float" office:value="0.00000249929449303021" calcext:value-type="float">
            <text:p>2,49929449303021E-06</text:p>
          </table:table-cell>
          <table:table-cell office:value-type="float" office:value="0.999997506766963" calcext:value-type="float">
            <text:p>0,999997506766963</text:p>
          </table:table-cell>
          <table:table-cell office:value-type="float" office:value="0.00000248683774850544" calcext:value-type="float">
            <text:p>2,48683774850544E-06</text:p>
          </table:table-cell>
          <table:table-cell office:value-type="float" office:value="0.999997519892661" calcext:value-type="float">
            <text:p>0,999997519892661</text:p>
          </table:table-cell>
          <table:table-cell office:value-type="float" office:value="0.00000247304095135625" calcext:value-type="float">
            <text:p>2,47304095135625E-06</text:p>
          </table:table-cell>
          <table:table-cell office:value-type="float" office:value="0.999997534362905" calcext:value-type="float">
            <text:p>0,999997534362905</text:p>
          </table:table-cell>
          <table:table-cell office:value-type="float" office:value="0.00000245789438124699" calcext:value-type="float">
            <text:p>2,45789438124699E-06</text:p>
          </table:table-cell>
          <table:table-cell office:value-type="float" office:value="0.999997550187865" calcext:value-type="float">
            <text:p>0,999997550187865</text:p>
          </table:table-cell>
          <table:table-cell office:value-type="float" office:value="0.00000244138824334605" calcext:value-type="float">
            <text:p>2,44138824334605E-06</text:p>
          </table:table-cell>
          <table:table-cell office:value-type="float" office:value="0.9999975673783" calcext:value-type="float">
            <text:p>0,9999975673783</text:p>
          </table:table-cell>
          <table:table-cell office:value-type="float" office:value="0.00000242351192336621" calcext:value-type="float">
            <text:p>2,42351192336621E-06</text:p>
          </table:table-cell>
          <table:table-cell office:value-type="float" office:value="60.9999989270487" calcext:value-type="float">
            <text:p>60,9999989270487</text:p>
          </table:table-cell>
          <table:table-cell office:value-type="float" office:value="0.00000240425266428979" calcext:value-type="float">
            <text:p>2,40425266428979E-06</text:p>
          </table:table-cell>
          <table:table-cell office:value-type="float" office:value="0.999997605898665" calcext:value-type="float">
            <text:p>0,999997605898665</text:p>
          </table:table-cell>
          <table:table-cell office:value-type="float" office:value="0.0000023835990261567" calcext:value-type="float">
            <text:p>2,3835990261567E-06</text:p>
          </table:table-cell>
          <table:table-cell office:value-type="float" office:value="0.999997627255325" calcext:value-type="float">
            <text:p>0,999997627255325</text:p>
          </table:table-cell>
          <table:table-cell office:value-type="float" office:value="0.00000236153609189937" calcext:value-type="float">
            <text:p>2,36153609189937E-06</text:p>
          </table:table-cell>
          <table:table-cell office:value-type="float" office:value="0.999997650028837" calcext:value-type="float">
            <text:p>0,999997650028837</text:p>
          </table:table-cell>
        </table:table-row>
        <table:table-row table:style-name="ro1">
          <table:table-cell/>
          <table:table-cell office:value-type="float" office:value="0.999997457105636" calcext:value-type="float">
            <text:p>0,999997457105636</text:p>
          </table:table-cell>
          <table:table-cell office:value-type="float" office:value="0.00000254273179622899" calcext:value-type="float">
            <text:p>2,54273179622899E-06</text:p>
          </table:table-cell>
          <table:table-cell office:value-type="float" office:value="0.99999745775715" calcext:value-type="float">
            <text:p>0,99999745775715</text:p>
          </table:table-cell>
          <table:table-cell office:value-type="float" office:value="0.00000254142745248487" calcext:value-type="float">
            <text:p>2,54142745248487E-06</text:p>
          </table:table-cell>
          <table:table-cell office:value-type="float" office:value="0.999997459713659" calcext:value-type="float">
            <text:p>0,999997459713659</text:p>
          </table:table-cell>
          <table:table-cell office:value-type="float" office:value="0.00000253881853506943" calcext:value-type="float">
            <text:p>2,53881853506943E-06</text:p>
          </table:table-cell>
          <table:table-cell office:value-type="float" office:value="0.99999746297617" calcext:value-type="float">
            <text:p>0,99999746297617</text:p>
          </table:table-cell>
          <table:table-cell office:value-type="float" office:value="0.00000253490245083476" calcext:value-type="float">
            <text:p>2,53490245083476E-06</text:p>
          </table:table-cell>
          <table:table-cell office:value-type="float" office:value="0.99999746754642" calcext:value-type="float">
            <text:p>0,99999746754642</text:p>
          </table:table-cell>
          <table:table-cell office:value-type="float" office:value="0.00000252967720115738" calcext:value-type="float">
            <text:p>2,52967720115738E-06</text:p>
          </table:table-cell>
          <table:table-cell office:value-type="float" office:value="0.999997473427142" calcext:value-type="float">
            <text:p>0,999997473427142</text:p>
          </table:table-cell>
          <table:table-cell office:value-type="float" office:value="0.0000025231394623626" calcext:value-type="float">
            <text:p>2,5231394623626E-06</text:p>
          </table:table-cell>
          <table:table-cell office:value-type="float" office:value="0.999997480622477" calcext:value-type="float">
            <text:p>0,999997480622477</text:p>
          </table:table-cell>
          <table:table-cell office:value-type="float" office:value="0.00000251528570360815" calcext:value-type="float">
            <text:p>2,51528570360815E-06</text:p>
          </table:table-cell>
          <table:table-cell office:value-type="float" office:value="0.999997489137238" calcext:value-type="float">
            <text:p>0,999997489137238</text:p>
          </table:table-cell>
          <table:table-cell office:value-type="float" office:value="0.00000250610919683147" calcext:value-type="float">
            <text:p>2,50610919683147E-06</text:p>
          </table:table-cell>
          <table:table-cell office:value-type="float" office:value="0.999997498976112" calcext:value-type="float">
            <text:p>0,999997498976112</text:p>
          </table:table-cell>
          <table:table-cell office:value-type="float" office:value="0.00000249560511011992" calcext:value-type="float">
            <text:p>2,49560511011992E-06</text:p>
          </table:table-cell>
          <table:table-cell office:value-type="float" office:value="0.999997510146824" calcext:value-type="float">
            <text:p>0,999997510146824</text:p>
          </table:table-cell>
          <table:table-cell office:value-type="float" office:value="0.000002483766850081" calcext:value-type="float">
            <text:p>2,483766850081E-06</text:p>
          </table:table-cell>
          <table:table-cell office:value-type="float" office:value="0.999997522655294" calcext:value-type="float">
            <text:p>0,999997522655294</text:p>
          </table:table-cell>
          <table:table-cell office:value-type="float" office:value="0.00000247058623015217" calcext:value-type="float">
            <text:p>2,47058623015217E-06</text:p>
          </table:table-cell>
          <table:table-cell office:value-type="float" office:value="0.999997536510105" calcext:value-type="float">
            <text:p>0,999997536510105</text:p>
          </table:table-cell>
          <table:table-cell office:value-type="float" office:value="0.00000245605448034869" calcext:value-type="float">
            <text:p>2,45605448034869E-06</text:p>
          </table:table-cell>
          <table:table-cell office:value-type="float" office:value="0.999997551720696" calcext:value-type="float">
            <text:p>0,999997551720696</text:p>
          </table:table-cell>
          <table:table-cell office:value-type="float" office:value="0.00000244016210115827" calcext:value-type="float">
            <text:p>2,44016210115827E-06</text:p>
          </table:table-cell>
          <table:table-cell office:value-type="float" office:value="0.99999756829761" calcext:value-type="float">
            <text:p>0,99999756829761</text:p>
          </table:table-cell>
          <table:table-cell office:value-type="float" office:value="0.0000024228990981312" calcext:value-type="float">
            <text:p>2,4228990981312E-06</text:p>
          </table:table-cell>
          <table:table-cell office:value-type="float" office:value="0.999997586250541" calcext:value-type="float">
            <text:p>0,999997586250541</text:p>
          </table:table-cell>
          <table:table-cell office:value-type="float" office:value="0.00000240425266428979" calcext:value-type="float">
            <text:p>2,40425266428979E-06</text:p>
          </table:table-cell>
          <table:table-cell office:value-type="float" office:value="60.9999989466967" calcext:value-type="float">
            <text:p>60,9999989466967</text:p>
          </table:table-cell>
          <table:table-cell office:value-type="float" office:value="0.00000238421187959137" calcext:value-type="float">
            <text:p>2,38421187959137E-06</text:p>
          </table:table-cell>
          <table:table-cell office:value-type="float" office:value="0.999997626335931" calcext:value-type="float">
            <text:p>0,999997626335931</text:p>
          </table:table-cell>
          <table:table-cell office:value-type="float" office:value="0.00000236276217846498" calcext:value-type="float">
            <text:p>2,36276217846498E-06</text:p>
          </table:table-cell>
          <table:table-cell office:value-type="float" office:value="0.999997648496021" calcext:value-type="float">
            <text:p>0,999997648496021</text:p>
          </table:table-cell>
          <table:table-cell office:value-type="float" office:value="0.00000233988852282874" calcext:value-type="float">
            <text:p>2,33988852282874E-06</text:p>
          </table:table-cell>
        </table:table-row>
        <table:table-row table:style-name="ro1">
          <table:table-cell/>
          <table:table-cell office:value-type="float" office:value="0.00000253334657218662" calcext:value-type="float">
            <text:p>2,53334657218662E-06</text:p>
          </table:table-cell>
          <table:table-cell office:value-type="float" office:value="0.99999746681732" calcext:value-type="float">
            <text:p>0,99999746681732</text:p>
          </table:table-cell>
          <table:table-cell office:value-type="float" office:value="0.00000253269161398784" calcext:value-type="float">
            <text:p>2,53269161398784E-06</text:p>
          </table:table-cell>
          <table:table-cell office:value-type="float" office:value="0.999997468126933" calcext:value-type="float">
            <text:p>0,999997468126933</text:p>
          </table:table-cell>
          <table:table-cell office:value-type="float" office:value="0.00000253072688405354" calcext:value-type="float">
            <text:p>2,53072688405354E-06</text:p>
          </table:table-cell>
          <table:table-cell office:value-type="float" office:value="0.999997470746743" calcext:value-type="float">
            <text:p>0,999997470746743</text:p>
          </table:table-cell>
          <table:table-cell office:value-type="float" office:value="0.00000252745105533414" calcext:value-type="float">
            <text:p>2,52745105533414E-06</text:p>
          </table:table-cell>
          <table:table-cell office:value-type="float" office:value="0.999997474679953" calcext:value-type="float">
            <text:p>0,999997474679953</text:p>
          </table:table-cell>
          <table:table-cell office:value-type="float" office:value="0.00000252286094526433" calcext:value-type="float">
            <text:p>2,52286094526433E-06</text:p>
          </table:table-cell>
          <table:table-cell office:value-type="float" office:value="0.999997479927085" calcext:value-type="float">
            <text:p>0,999997479927085</text:p>
          </table:table-cell>
          <table:table-cell office:value-type="float" office:value="0.0000025169551027826" calcext:value-type="float">
            <text:p>2,5169551027826E-06</text:p>
          </table:table-cell>
          <table:table-cell office:value-type="float" office:value="0.999997486492422" calcext:value-type="float">
            <text:p>0,999997486492422</text:p>
          </table:table-cell>
          <table:table-cell office:value-type="float" office:value="0.0000025097292454257" calcext:value-type="float">
            <text:p>2,5097292454257E-06</text:p>
          </table:table-cell>
          <table:table-cell office:value-type="float" office:value="0.999997494380506" calcext:value-type="float">
            <text:p>0,999997494380506</text:p>
          </table:table-cell>
          <table:table-cell office:value-type="float" office:value="0.00000250117806321892" calcext:value-type="float">
            <text:p>2,50117806321892E-06</text:p>
          </table:table-cell>
          <table:table-cell office:value-type="float" office:value="0.999997503595878" calcext:value-type="float">
            <text:p>0,999997503595878</text:p>
          </table:table-cell>
          <table:table-cell office:value-type="float" office:value="0.0000024912965777002" calcext:value-type="float">
            <text:p>2,4912965777002E-06</text:p>
          </table:table-cell>
          <table:table-cell office:value-type="float" office:value="0.999997514145353" calcext:value-type="float">
            <text:p>0,999997514145353</text:p>
          </table:table-cell>
          <table:table-cell office:value-type="float" office:value="0.00000248007754244384" calcext:value-type="float">
            <text:p>2,48007754244384E-06</text:p>
          </table:table-cell>
          <table:table-cell office:value-type="float" office:value="0.999997526035168" calcext:value-type="float">
            <text:p>0,999997526035168</text:p>
          </table:table-cell>
          <table:table-cell office:value-type="float" office:value="0.00000246751533383716" calcext:value-type="float">
            <text:p>2,46751533383716E-06</text:p>
          </table:table-cell>
          <table:table-cell office:value-type="float" office:value="0.999997539272721" calcext:value-type="float">
            <text:p>0,999997539272721</text:p>
          </table:table-cell>
          <table:table-cell office:value-type="float" office:value="0.00000245359971551284" calcext:value-type="float">
            <text:p>2,45359971551284E-06</text:p>
          </table:table-cell>
          <table:table-cell office:value-type="float" office:value="0.999997553867958" calcext:value-type="float">
            <text:p>0,999997553867958</text:p>
          </table:table-cell>
          <table:table-cell office:value-type="float" office:value="0.00000243832217927675" calcext:value-type="float">
            <text:p>2,43832217927675E-06</text:p>
          </table:table-cell>
          <table:table-cell office:value-type="float" office:value="0.99999756983049" calcext:value-type="float">
            <text:p>0,99999756983049</text:p>
          </table:table-cell>
          <table:table-cell office:value-type="float" office:value="0.0000024216730852844" calcext:value-type="float">
            <text:p>2,4216730852844E-06</text:p>
          </table:table-cell>
          <table:table-cell office:value-type="float" office:value="0.999997587169932" calcext:value-type="float">
            <text:p>0,999997587169932</text:p>
          </table:table-cell>
          <table:table-cell office:value-type="float" office:value="0.00000240363984793657" calcext:value-type="float">
            <text:p>2,40363984793657E-06</text:p>
          </table:table-cell>
          <table:table-cell office:value-type="float" office:value="0.999997605898665" calcext:value-type="float">
            <text:p>0,999997605898665</text:p>
          </table:table-cell>
          <table:table-cell office:value-type="float" office:value="0.00000238421187959137" calcext:value-type="float">
            <text:p>2,38421187959137E-06</text:p>
          </table:table-cell>
          <table:table-cell office:value-type="float" office:value="60.999998967134" calcext:value-type="float">
            <text:p>60,999998967134</text:p>
          </table:table-cell>
          <table:table-cell office:value-type="float" office:value="0.00000236337495274075" calcext:value-type="float">
            <text:p>2,36337495274075E-06</text:p>
          </table:table-cell>
          <table:table-cell office:value-type="float" office:value="0.999997647576651" calcext:value-type="float">
            <text:p>0,999997647576651</text:p>
          </table:table-cell>
          <table:table-cell office:value-type="float" office:value="0.00000234111453889518" calcext:value-type="float">
            <text:p>2,34111453889518E-06</text:p>
          </table:table-cell>
          <table:table-cell office:value-type="float" office:value="0.999997670554451" calcext:value-type="float">
            <text:p>0,999997670554451</text:p>
          </table:table-cell>
        </table:table-row>
        <table:table-row table:style-name="ro1">
          <table:table-cell/>
          <table:table-cell office:value-type="float" office:value="0.999997476528975" calcext:value-type="float">
            <text:p>0,999997476528975</text:p>
          </table:table-cell>
          <table:table-cell office:value-type="float" office:value="0.00000252330643468746" calcext:value-type="float">
            <text:p>2,52330643468746E-06</text:p>
          </table:table-cell>
          <table:table-cell office:value-type="float" office:value="0.999997477187026" calcext:value-type="float">
            <text:p>0,999997477187026</text:p>
          </table:table-cell>
          <table:table-cell office:value-type="float" office:value="0.00000252199113637275" calcext:value-type="float">
            <text:p>2,52199113637275E-06</text:p>
          </table:table-cell>
          <table:table-cell office:value-type="float" office:value="0.999997479159971" calcext:value-type="float">
            <text:p>0,999997479159971</text:p>
          </table:table-cell>
          <table:table-cell office:value-type="float" office:value="0.00000251935935413616" calcext:value-type="float">
            <text:p>2,51935935413616E-06</text:p>
          </table:table-cell>
          <table:table-cell office:value-type="float" office:value="0.999997482450616" calcext:value-type="float">
            <text:p>0,999997482450616</text:p>
          </table:table-cell>
          <table:table-cell office:value-type="float" office:value="0.00000251540947893147" calcext:value-type="float">
            <text:p>2,51540947893147E-06</text:p>
          </table:table-cell>
          <table:table-cell office:value-type="float" office:value="0.999997487060682" calcext:value-type="float">
            <text:p>0,999997487060682</text:p>
          </table:table-cell>
          <table:table-cell office:value-type="float" office:value="0.00000251013877072825" calcext:value-type="float">
            <text:p>2,51013877072825E-06</text:p>
          </table:table-cell>
          <table:table-cell office:value-type="float" office:value="0.999997492992416" calcext:value-type="float">
            <text:p>0,999997492992416</text:p>
          </table:table-cell>
          <table:table-cell office:value-type="float" office:value="0.0000025035448046884" calcext:value-type="float">
            <text:p>2,5035448046884E-06</text:p>
          </table:table-cell>
          <table:table-cell office:value-type="float" office:value="0.999997500250472" calcext:value-type="float">
            <text:p>0,999997500250472</text:p>
          </table:table-cell>
          <table:table-cell office:value-type="float" office:value="0.00000249562152865312" calcext:value-type="float">
            <text:p>2,49562152865312E-06</text:p>
          </table:table-cell>
          <table:table-cell office:value-type="float" office:value="0.999997508839173" calcext:value-type="float">
            <text:p>0,999997508839173</text:p>
          </table:table-cell>
          <table:table-cell office:value-type="float" office:value="0.00000248636547439673" calcext:value-type="float">
            <text:p>2,48636547439673E-06</text:p>
          </table:table-cell>
          <table:table-cell office:value-type="float" office:value="0.999997518765105" calcext:value-type="float">
            <text:p>0,999997518765105</text:p>
          </table:table-cell>
          <table:table-cell office:value-type="float" office:value="0.0000024757690308963" calcext:value-type="float">
            <text:p>2,4757690308963E-06</text:p>
          </table:table-cell>
          <table:table-cell office:value-type="float" office:value="0.999997530033668" calcext:value-type="float">
            <text:p>0,999997530033668</text:p>
          </table:table-cell>
          <table:table-cell office:value-type="float" office:value="0.00000246382595336936" calcext:value-type="float">
            <text:p>2,46382595336936E-06</text:p>
          </table:table-cell>
          <table:table-cell office:value-type="float" office:value="0.999997542652668" calcext:value-type="float">
            <text:p>0,999997542652668</text:p>
          </table:table-cell>
          <table:table-cell office:value-type="float" office:value="0.00000245052879643826" calcext:value-type="float">
            <text:p>2,45052879643826E-06</text:p>
          </table:table-cell>
          <table:table-cell office:value-type="float" office:value="0.999997556630633" calcext:value-type="float">
            <text:p>0,999997556630633</text:p>
          </table:table-cell>
          <table:table-cell office:value-type="float" office:value="0.00000243586740500401" calcext:value-type="float">
            <text:p>2,43586740500401E-06</text:p>
          </table:table-cell>
          <table:table-cell office:value-type="float" office:value="0.999997571977731" calcext:value-type="float">
            <text:p>0,999997571977731</text:p>
          </table:table-cell>
          <table:table-cell office:value-type="float" office:value="0.00000241983319815287" calcext:value-type="float">
            <text:p>2,41983319815287E-06</text:p>
          </table:table-cell>
          <table:table-cell office:value-type="float" office:value="0.999997588702703" calcext:value-type="float">
            <text:p>0,999997588702703</text:p>
          </table:table-cell>
          <table:table-cell office:value-type="float" office:value="0.00000240241378601791" calcext:value-type="float">
            <text:p>2,40241378601791E-06</text:p>
          </table:table-cell>
          <table:table-cell office:value-type="float" office:value="0.999997606818054" calcext:value-type="float">
            <text:p>0,999997606818054</text:p>
          </table:table-cell>
          <table:table-cell office:value-type="float" office:value="0.0000023835990261567" calcext:value-type="float">
            <text:p>2,3835990261567E-06</text:p>
          </table:table-cell>
          <table:table-cell office:value-type="float" office:value="0.999997626335931" calcext:value-type="float">
            <text:p>0,999997626335931</text:p>
          </table:table-cell>
          <table:table-cell office:value-type="float" office:value="0.00000236337495274075" calcext:value-type="float">
            <text:p>2,36337495274075E-06</text:p>
          </table:table-cell>
          <table:table-cell office:value-type="float" office:value="60.9999989883747" calcext:value-type="float">
            <text:p>60,9999989883747</text:p>
          </table:table-cell>
          <table:table-cell office:value-type="float" office:value="0.00000234172741409022" calcext:value-type="float">
            <text:p>2,34172741409022E-06</text:p>
          </table:table-cell>
          <table:table-cell office:value-type="float" office:value="0.999997669635102" calcext:value-type="float">
            <text:p>0,999997669635102</text:p>
          </table:table-cell>
          <table:table-cell office:value-type="float" office:value="0.00000231864150956884" calcext:value-type="float">
            <text:p>2,31864150956884E-06</text:p>
          </table:table-cell>
        </table:table-row>
        <table:table-row table:style-name="ro1">
          <table:table-cell/>
          <table:table-cell office:value-type="float" office:value="0.00000251326634381765" calcext:value-type="float">
            <text:p>2,51326634381765E-06</text:p>
          </table:table-cell>
          <table:table-cell office:value-type="float" office:value="0.999997486898688" calcext:value-type="float">
            <text:p>0,999997486898688</text:p>
          </table:table-cell>
          <table:table-cell office:value-type="float" office:value="0.00000251260588512991" calcext:value-type="float">
            <text:p>2,51260588512991E-06</text:p>
          </table:table-cell>
          <table:table-cell office:value-type="float" office:value="0.999997488220114" calcext:value-type="float">
            <text:p>0,999997488220114</text:p>
          </table:table-cell>
          <table:table-cell office:value-type="float" office:value="0.00000251062358858078" calcext:value-type="float">
            <text:p>2,51062358858078E-06</text:p>
          </table:table-cell>
          <table:table-cell office:value-type="float" office:value="0.999997490863837" calcext:value-type="float">
            <text:p>0,999997490863837</text:p>
          </table:table-cell>
          <table:table-cell office:value-type="float" office:value="0.000002507317830025" calcext:value-type="float">
            <text:p>2,507317830025E-06</text:p>
          </table:table-cell>
          <table:table-cell office:value-type="float" office:value="0.999997494831293" calcext:value-type="float">
            <text:p>0,999997494831293</text:p>
          </table:table-cell>
          <table:table-cell office:value-type="float" office:value="0.00000250268733092973" calcext:value-type="float">
            <text:p>2,50268733092973E-06</text:p>
          </table:table-cell>
          <table:table-cell office:value-type="float" office:value="0.999997500125977" calcext:value-type="float">
            <text:p>0,999997500125977</text:p>
          </table:table-cell>
          <table:table-cell office:value-type="float" office:value="0.00000249672852326022" calcext:value-type="float">
            <text:p>2,49672852326022E-06</text:p>
          </table:table-cell>
          <table:table-cell office:value-type="float" office:value="0.99999750675041" calcext:value-type="float">
            <text:p>0,99999750675041</text:p>
          </table:table-cell>
          <table:table-cell office:value-type="float" office:value="0.00000248943720715378" calcext:value-type="float">
            <text:p>2,48943720715378E-06</text:p>
          </table:table-cell>
          <table:table-cell office:value-type="float" office:value="0.999997514709101" calcext:value-type="float">
            <text:p>0,999997514709101</text:p>
          </table:table-cell>
          <table:table-cell office:value-type="float" office:value="0.00000248080896037006" calcext:value-type="float">
            <text:p>2,48080896037006E-06</text:p>
          </table:table-cell>
          <table:table-cell office:value-type="float" office:value="0.999997524008396" calcext:value-type="float">
            <text:p>0,999997524008396</text:p>
          </table:table-cell>
          <table:table-cell office:value-type="float" office:value="0.00000247083790871905" calcext:value-type="float">
            <text:p>2,47083790871905E-06</text:p>
          </table:table-cell>
          <table:table-cell office:value-type="float" office:value="0.999997534653455" calcext:value-type="float">
            <text:p>0,999997534653455</text:p>
          </table:table-cell>
          <table:table-cell office:value-type="float" office:value="0.00000245951744815009" calcext:value-type="float">
            <text:p>2,45951744815009E-06</text:p>
          </table:table-cell>
          <table:table-cell office:value-type="float" office:value="0.999997546651185" calcext:value-type="float">
            <text:p>0,999997546651185</text:p>
          </table:table-cell>
          <table:table-cell office:value-type="float" office:value="0.00000244683943018131" calcext:value-type="float">
            <text:p>2,44683943018131E-06</text:p>
          </table:table-cell>
          <table:table-cell office:value-type="float" office:value="0.999997560010485" calcext:value-type="float">
            <text:p>0,999997560010485</text:p>
          </table:table-cell>
          <table:table-cell office:value-type="float" office:value="0.00000243279651079842" calcext:value-type="float">
            <text:p>2,43279651079842E-06</text:p>
          </table:table-cell>
          <table:table-cell office:value-type="float" office:value="0.999997574740384" calcext:value-type="float">
            <text:p>0,999997574740384</text:p>
          </table:table-cell>
          <table:table-cell office:value-type="float" office:value="0.00000241737840567247" calcext:value-type="float">
            <text:p>2,41737840567247E-06</text:p>
          </table:table-cell>
          <table:table-cell office:value-type="float" office:value="0.999997590849956" calcext:value-type="float">
            <text:p>0,999997590849956</text:p>
          </table:table-cell>
          <table:table-cell office:value-type="float" office:value="0.00000240057391731607" calcext:value-type="float">
            <text:p>2,40057391731607E-06</text:p>
          </table:table-cell>
          <table:table-cell office:value-type="float" office:value="0.999997608350892" calcext:value-type="float">
            <text:p>0,999997608350892</text:p>
          </table:table-cell>
          <table:table-cell office:value-type="float" office:value="0.00000238237297012223" calcext:value-type="float">
            <text:p>2,38237297012223E-06</text:p>
          </table:table-cell>
          <table:table-cell office:value-type="float" office:value="0.999997627255325" calcext:value-type="float">
            <text:p>0,999997627255325</text:p>
          </table:table-cell>
          <table:table-cell office:value-type="float" office:value="0.00000236276217846498" calcext:value-type="float">
            <text:p>2,36276217846498E-06</text:p>
          </table:table-cell>
          <table:table-cell office:value-type="float" office:value="0.999997647576651" calcext:value-type="float">
            <text:p>0,999997647576651</text:p>
          </table:table-cell>
          <table:table-cell office:value-type="float" office:value="0.00000234172741409022" calcext:value-type="float">
            <text:p>2,34172741409022E-06</text:p>
          </table:table-cell>
          <table:table-cell office:value-type="float" office:value="60.9999990104332" calcext:value-type="float">
            <text:p>60,9999990104332</text:p>
          </table:table-cell>
          <table:table-cell office:value-type="float" office:value="0.00000231925419624801" calcext:value-type="float">
            <text:p>2,31925419624801E-06</text:p>
          </table:table-cell>
          <table:table-cell office:value-type="float" office:value="0.999997692526108" calcext:value-type="float">
            <text:p>0,999997692526108</text:p>
          </table:table-cell>
        </table:table-row>
        <table:table-row table:style-name="ro1">
          <table:table-cell/>
          <table:table-cell office:value-type="float" office:value="0.999997497268373" calcext:value-type="float">
            <text:p>0,999997497268373</text:p>
          </table:table-cell>
          <table:table-cell office:value-type="float" office:value="0.00000250256581002528" calcext:value-type="float">
            <text:p>2,50256581002528E-06</text:p>
          </table:table-cell>
          <table:table-cell office:value-type="float" office:value="0.999997497931751" calcext:value-type="float">
            <text:p>0,999997497931751</text:p>
          </table:table-cell>
          <table:table-cell office:value-type="float" office:value="0.0000025012383878531" calcext:value-type="float">
            <text:p>2,5012383878531E-06</text:p>
          </table:table-cell>
          <table:table-cell office:value-type="float" office:value="0.999997499923973" calcext:value-type="float">
            <text:p>0,999997499923973</text:p>
          </table:table-cell>
          <table:table-cell office:value-type="float" office:value="0.00000249858205791931" calcext:value-type="float">
            <text:p>2,49858205791931E-06</text:p>
          </table:table-cell>
          <table:table-cell office:value-type="float" office:value="0.999997503244491" calcext:value-type="float">
            <text:p>0,999997503244491</text:p>
          </table:table-cell>
          <table:table-cell office:value-type="float" office:value="0.00000249459569345856" calcext:value-type="float">
            <text:p>2,49459569345856E-06</text:p>
          </table:table-cell>
          <table:table-cell office:value-type="float" office:value="0.9999975078966" calcext:value-type="float">
            <text:p>0,9999975078966</text:p>
          </table:table-cell>
          <table:table-cell office:value-type="float" office:value="0.00000248927710666536" calcext:value-type="float">
            <text:p>2,48927710666536E-06</text:p>
          </table:table-cell>
          <table:table-cell office:value-type="float" office:value="0.999997513883982" calcext:value-type="float">
            <text:p>0,999997513883982</text:p>
          </table:table-cell>
          <table:table-cell office:value-type="float" office:value="0.0000024826208884221" calcext:value-type="float">
            <text:p>2,4826208884221E-06</text:p>
          </table:table-cell>
          <table:table-cell office:value-type="float" office:value="0.999997521209043" calcext:value-type="float">
            <text:p>0,999997521209043</text:p>
          </table:table-cell>
          <table:table-cell office:value-type="float" office:value="0.00000247462461278047" calcext:value-type="float">
            <text:p>2,47462461278047E-06</text:p>
          </table:table-cell>
          <table:table-cell office:value-type="float" office:value="0.999997529878328" calcext:value-type="float">
            <text:p>0,999997529878328</text:p>
          </table:table-cell>
          <table:table-cell office:value-type="float" office:value="0.00000246528142089364" calcext:value-type="float">
            <text:p>2,46528142089364E-06</text:p>
          </table:table-cell>
          <table:table-cell office:value-type="float" office:value="0.999997539896704" calcext:value-type="float">
            <text:p>0,999997539896704</text:p>
          </table:table-cell>
          <table:table-cell office:value-type="float" office:value="0.00000245458636138896" calcext:value-type="float">
            <text:p>2,45458636138896E-06</text:p>
          </table:table-cell>
          <table:table-cell office:value-type="float" office:value="0.999997551270928" calcext:value-type="float">
            <text:p>0,999997551270928</text:p>
          </table:table-cell>
          <table:table-cell office:value-type="float" office:value="0.00000244253094372482" calcext:value-type="float">
            <text:p>2,44253094372482E-06</text:p>
          </table:table-cell>
          <table:table-cell office:value-type="float" office:value="0.999997564008953" calcext:value-type="float">
            <text:p>0,999997564008953</text:p>
          </table:table-cell>
          <table:table-cell office:value-type="float" office:value="0.00000242910720649192" calcext:value-type="float">
            <text:p>2,42910720649192E-06</text:p>
          </table:table-cell>
          <table:table-cell office:value-type="float" office:value="0.999997578120263" calcext:value-type="float">
            <text:p>0,999997578120263</text:p>
          </table:table-cell>
          <table:table-cell office:value-type="float" office:value="0.00000241430750502758" calcext:value-type="float">
            <text:p>2,41430750502758E-06</text:p>
          </table:table-cell>
          <table:table-cell office:value-type="float" office:value="0.999997593612632" calcext:value-type="float">
            <text:p>0,999997593612632</text:p>
          </table:table-cell>
          <table:table-cell office:value-type="float" office:value="0.00000239811917812638" calcext:value-type="float">
            <text:p>2,39811917812638E-06</text:p>
          </table:table-cell>
          <table:table-cell office:value-type="float" office:value="0.999997610498063" calcext:value-type="float">
            <text:p>0,999997610498063</text:p>
          </table:table-cell>
          <table:table-cell office:value-type="float" office:value="0.00000238053306755859" calcext:value-type="float">
            <text:p>2,38053306755859E-06</text:p>
          </table:table-cell>
          <table:table-cell office:value-type="float" office:value="0.999997628788196" calcext:value-type="float">
            <text:p>0,999997628788196</text:p>
          </table:table-cell>
          <table:table-cell office:value-type="float" office:value="0.00000236153609189937" calcext:value-type="float">
            <text:p>2,36153609189937E-06</text:p>
          </table:table-cell>
          <table:table-cell office:value-type="float" office:value="0.999997648496021" calcext:value-type="float">
            <text:p>0,999997648496021</text:p>
          </table:table-cell>
          <table:table-cell office:value-type="float" office:value="0.00000234111453889518" calcext:value-type="float">
            <text:p>2,34111453889518E-06</text:p>
          </table:table-cell>
          <table:table-cell office:value-type="float" office:value="0.999997669635102" calcext:value-type="float">
            <text:p>0,999997669635102</text:p>
          </table:table-cell>
          <table:table-cell office:value-type="float" office:value="0.00000231925419624801" calcext:value-type="float">
            <text:p>2,31925419624801E-06</text:p>
          </table:table-cell>
          <table:table-cell office:value-type="float" office:value="60.9999990333244" calcext:value-type="float">
            <text:p>60,9999990333244</text:p>
          </table:table-cell>
          <table:table-cell office:value-type="float" office:value="0.00000229594021816659" calcext:value-type="float">
            <text:p>2,29594021816659E-06</text:p>
          </table:table-cell>
        </table:table-row>
        <table:table-row table:style-name="ro1">
          <table:table-cell/>
          <table:table-cell office:value-type="float" office:value="0.00000249186524114986" calcext:value-type="float">
            <text:p>2,49186524114986E-06</text:p>
          </table:table-cell>
          <table:table-cell office:value-type="float" office:value="0.99999750830149" calcext:value-type="float">
            <text:p>0,99999750830149</text:p>
          </table:table-cell>
          <table:table-cell office:value-type="float" office:value="0.00000249119829964783" calcext:value-type="float">
            <text:p>2,49119829964783E-06</text:p>
          </table:table-cell>
          <table:table-cell office:value-type="float" office:value="0.999997509635561" calcext:value-type="float">
            <text:p>0,999997509635561</text:p>
          </table:table-cell>
          <table:table-cell office:value-type="float" office:value="0.00000248919687106941" calcext:value-type="float">
            <text:p>2,48919687106941E-06</text:p>
          </table:table-cell>
          <table:table-cell office:value-type="float" office:value="0.999997512304596" calcext:value-type="float">
            <text:p>0,999997512304596</text:p>
          </table:table-cell>
          <table:table-cell office:value-type="float" office:value="0.000002485859951884" calcext:value-type="float">
            <text:p>2,485859951884E-06</text:p>
          </table:table-cell>
          <table:table-cell office:value-type="float" office:value="0.999997516309769" calcext:value-type="float">
            <text:p>0,999997516309769</text:p>
          </table:table-cell>
          <table:table-cell office:value-type="float" office:value="0.00000248118547729881" calcext:value-type="float">
            <text:p>2,48118547729881E-06</text:p>
          </table:table-cell>
          <table:table-cell office:value-type="float" office:value="0.999997521654574" calcext:value-type="float">
            <text:p>0,999997521654574</text:p>
          </table:table-cell>
          <table:table-cell office:value-type="float" office:value="0.00000247516946005888" calcext:value-type="float">
            <text:p>2,47516946005888E-06</text:p>
          </table:table-cell>
          <table:table-cell office:value-type="float" office:value="0.999997528342606" calcext:value-type="float">
            <text:p>0,999997528342606</text:p>
          </table:table-cell>
          <table:table-cell office:value-type="float" office:value="0.00000246780835111426" calcext:value-type="float">
            <text:p>2,46780835111426E-06</text:p>
          </table:table-cell>
          <table:table-cell office:value-type="float" office:value="0.999997536378263" calcext:value-type="float">
            <text:p>0,999997536378263</text:p>
          </table:table-cell>
          <table:table-cell office:value-type="float" office:value="0.00000245909703877611" calcext:value-type="float">
            <text:p>2,45909703877611E-06</text:p>
          </table:table-cell>
          <table:table-cell office:value-type="float" office:value="0.999997545766631" calcext:value-type="float">
            <text:p>0,999997545766631</text:p>
          </table:table-cell>
          <table:table-cell office:value-type="float" office:value="0.00000244902988133511" calcext:value-type="float">
            <text:p>2,44902988133511E-06</text:p>
          </table:table-cell>
          <table:table-cell office:value-type="float" office:value="0.99999755651413" calcext:value-type="float">
            <text:p>0,99999755651413</text:p>
          </table:table-cell>
          <table:table-cell office:value-type="float" office:value="0.00000243759987328396" calcext:value-type="float">
            <text:p>2,43759987328396E-06</text:p>
          </table:table-cell>
          <table:table-cell office:value-type="float" office:value="0.999997568628763" calcext:value-type="float">
            <text:p>0,999997568628763</text:p>
          </table:table-cell>
          <table:table-cell office:value-type="float" office:value="0.00000242479866918721" calcext:value-type="float">
            <text:p>2,42479866918721E-06</text:p>
          </table:table-cell>
          <table:table-cell office:value-type="float" office:value="0.999997582118759" calcext:value-type="float">
            <text:p>0,999997582118759</text:p>
          </table:table-cell>
          <table:table-cell office:value-type="float" office:value="0.00000241061816608212" calcext:value-type="float">
            <text:p>2,41061816608212E-06</text:p>
          </table:table-cell>
          <table:table-cell office:value-type="float" office:value="0.99999759699249" calcext:value-type="float">
            <text:p>0,99999759699249</text:p>
          </table:table-cell>
          <table:table-cell office:value-type="float" office:value="0.0000023950482854751" calcext:value-type="float">
            <text:p>2,3950482854751E-06</text:p>
          </table:table-cell>
          <table:table-cell office:value-type="float" office:value="0.999997613260705" calcext:value-type="float">
            <text:p>0,999997613260705</text:p>
          </table:table-cell>
          <table:table-cell office:value-type="float" office:value="0.00000237807838543436" calcext:value-type="float">
            <text:p>2,37807838543436E-06</text:p>
          </table:table-cell>
          <table:table-cell office:value-type="float" office:value="0.999997630935384" calcext:value-type="float">
            <text:p>0,999997630935384</text:p>
          </table:table-cell>
          <table:table-cell office:value-type="float" office:value="0.0000023596962309691" calcext:value-type="float">
            <text:p>2,3596962309691E-06</text:p>
          </table:table-cell>
          <table:table-cell office:value-type="float" office:value="0.999997650028837" calcext:value-type="float">
            <text:p>0,999997650028837</text:p>
          </table:table-cell>
          <table:table-cell office:value-type="float" office:value="0.00000233988852282874" calcext:value-type="float">
            <text:p>2,33988852282874E-06</text:p>
          </table:table-cell>
          <table:table-cell office:value-type="float" office:value="0.999997670554451" calcext:value-type="float">
            <text:p>0,999997670554451</text:p>
          </table:table-cell>
          <table:table-cell office:value-type="float" office:value="0.00000231864150956884" calcext:value-type="float">
            <text:p>2,31864150956884E-06</text:p>
          </table:table-cell>
          <table:table-cell office:value-type="float" office:value="0.999997692526108" calcext:value-type="float">
            <text:p>0,999997692526108</text:p>
          </table:table-cell>
          <table:table-cell office:value-type="float" office:value="0.00000229594021816659" calcext:value-type="float">
            <text:p>2,29594021816659E-06</text:p>
          </table:table-cell>
          <table:table-cell office:value-type="float" office:value="60.9999990570665" calcext:value-type="float">
            <text:p>60,9999990570665</text:p>
          </table:table-cell>
        </table:table-row>
      </table:table>
      <table:table table:name="Matriz Lambd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I lambda=</text:p>
          </table:table-cell>
          <table:table-cell table:formula="of:=[$Planilha1.$G$3]*[$Planilha1.$G$3]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formula="of:=[.$B$1]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[.$B$1]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formula="of:=[.$B$1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5"/>
          <table:table-cell table:formula="of:=[.$B$1]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6"/>
          <table:table-cell table:formula="of:=[.$B$1]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[.$B$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number-columns-repeated="8"/>
          <table:table-cell table:formula="of:=[.$B$1]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9"/>
          <table:table-cell table:formula="of:=[.$B$1]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10"/>
          <table:table-cell table:formula="of:=[.$B$1]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11"/>
          <table:table-cell table:formula="of:=[.$B$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formula="of:=[.$B$1]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3"/>
          <table:table-cell table:formula="of:=[.$B$1]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14"/>
          <table:table-cell table:formula="of:=[.$B$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15"/>
          <table:table-cell table:formula="of:=[.$B$1]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6"/>
          <table:table-cell table:formula="of:=[.$B$1]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17"/>
          <table:table-cell table:formula="of:=[.$B$1]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formula="of:=[.$B$1]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19"/>
          <table:table-cell table:formula="of:=[.$B$1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0"/>
          <table:table-cell table:formula="of:=[.$B$1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1"/>
          <table:table-cell table:formula="of:=[.$B$1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formula="of:=[.$B$1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  <table:table-cell table:formula="of:=[.$B$1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formula="of:=[.$B$1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5"/>
          <table:table-cell table:formula="of:=[.$B$1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6"/>
          <table:table-cell table:formula="of:=[.$B$1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7"/>
          <table:table-cell table:formula="of:=[.$B$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8"/>
          <table:table-cell table:formula="of:=[.$B$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9"/>
          <table:table-cell table:formula="of:=[.$B$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0"/>
          <table:table-cell table:formula="of:=[.$B$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1"/>
          <table:table-cell table:formula="of:=[.$B$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2"/>
          <table:table-cell table:formula="of:=[.$B$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3"/>
          <table:table-cell table:formula="of:=[.$B$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4"/>
          <table:table-cell table:formula="of:=[.$B$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5"/>
          <table:table-cell table:formula="of:=[.$B$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6"/>
          <table:table-cell table:formula="of:=[.$B$1]" office:value-type="float" office:value="1" calcext:value-type="float">
            <text:p>1</text:p>
          </table:table-cell>
        </table:table-row>
      </table:table>
      <table:table table:name="Matriz At A mais Lambda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t A + I lambda=</text:p>
          </table:table-cell>
          <table:table-cell table:formula="of:=[$'Matriz At A'.B1]+[$'Matriz Lambda'.B1]" office:value-type="float" office:value="122" calcext:value-type="float">
            <text:p>122</text:p>
          </table:table-cell>
          <table:table-cell table:formula="of:=[$'Matriz At A'.C1]+[$'Matriz Lambda'.C1]" office:value-type="float" office:value="0.00000268205590137072" calcext:value-type="float">
            <text:p>2,68205590137072E-06</text:p>
          </table:table-cell>
          <table:table-cell table:formula="of:=[$'Matriz At A'.D1]+[$'Matriz Lambda'.D1]" office:value-type="float" office:value="0.999997318403707" calcext:value-type="float">
            <text:p>0,999997318403707</text:p>
          </table:table-cell>
          <table:table-cell table:formula="of:=[$'Matriz At A'.E1]+[$'Matriz Lambda'.E1]" office:value-type="float" office:value="0.0000026808302164838" calcext:value-type="float">
            <text:p>2,6808302164838E-06</text:p>
          </table:table-cell>
          <table:table-cell table:formula="of:=[$'Matriz At A'.F1]+[$'Matriz Lambda'.F1]" office:value-type="float" office:value="0.999997320242528" calcext:value-type="float">
            <text:p>0,999997320242528</text:p>
          </table:table-cell>
          <table:table-cell table:formula="of:=[$'Matriz At A'.G1]+[$'Matriz Lambda'.G1]" office:value-type="float" office:value="0.0000026783780807671" calcext:value-type="float">
            <text:p>2,6783780807671E-06</text:p>
          </table:table-cell>
          <table:table-cell table:formula="of:=[$'Matriz At A'.H1]+[$'Matriz Lambda'.H1]" office:value-type="float" office:value="0.999997323308178" calcext:value-type="float">
            <text:p>0,999997323308178</text:p>
          </table:table-cell>
          <table:table-cell table:formula="of:=[$'Matriz At A'.I1]+[$'Matriz Lambda'.I1]" office:value-type="float" office:value="0.00000267469829817735" calcext:value-type="float">
            <text:p>2,67469829817735E-06</text:p>
          </table:table-cell>
          <table:table-cell table:formula="of:=[$'Matriz At A'.J1]+[$'Matriz Lambda'.J1]" office:value-type="float" office:value="0.999997327602657" calcext:value-type="float">
            <text:p>0,999997327602657</text:p>
          </table:table-cell>
          <table:table-cell table:formula="of:=[$'Matriz At A'.K1]+[$'Matriz Lambda'.K1]" office:value-type="float" office:value="0.00000266978875218538" calcext:value-type="float">
            <text:p>2,66978875218538E-06</text:p>
          </table:table-cell>
          <table:table-cell table:formula="of:=[$'Matriz At A'.L1]+[$'Matriz Lambda'.L1]" office:value-type="float" office:value="0.99999733312793" calcext:value-type="float">
            <text:p>0,99999733312793</text:p>
          </table:table-cell>
          <table:table-cell table:formula="of:=[$'Matriz At A'.M1]+[$'Matriz Lambda'.M1]" office:value-type="float" office:value="0.00000266364699175181" calcext:value-type="float">
            <text:p>2,66364699175181E-06</text:p>
          </table:table-cell>
          <table:table-cell table:formula="of:=[$'Matriz At A'.N1]+[$'Matriz Lambda'.N1]" office:value-type="float" office:value="0.999997339887679" calcext:value-type="float">
            <text:p>0,999997339887679</text:p>
          </table:table-cell>
          <table:table-cell table:formula="of:=[$'Matriz At A'.O1]+[$'Matriz Lambda'.O1]" office:value-type="float" office:value="0.00000265626827433696" calcext:value-type="float">
            <text:p>2,65626827433696E-06</text:p>
          </table:table-cell>
          <table:table-cell table:formula="of:=[$'Matriz At A'.P1]+[$'Matriz Lambda'.P1]" office:value-type="float" office:value="0.999997347884685" calcext:value-type="float">
            <text:p>0,999997347884685</text:p>
          </table:table-cell>
          <table:table-cell table:formula="of:=[$'Matriz At A'.Q1]+[$'Matriz Lambda'.Q1]" office:value-type="float" office:value="0.0000026476512786644" calcext:value-type="float">
            <text:p>2,6476512786644E-06</text:p>
          </table:table-cell>
          <table:table-cell table:formula="of:=[$'Matriz At A'.R1]+[$'Matriz Lambda'.R1]" office:value-type="float" office:value="0.999997357124249" calcext:value-type="float">
            <text:p>0,999997357124249</text:p>
          </table:table-cell>
          <table:table-cell table:formula="of:=[$'Matriz At A'.S1]+[$'Matriz Lambda'.S1]" office:value-type="float" office:value="0.00000263778903297762" calcext:value-type="float">
            <text:p>2,63778903297762E-06</text:p>
          </table:table-cell>
          <table:table-cell table:formula="of:=[$'Matriz At A'.T1]+[$'Matriz Lambda'.T1]" office:value-type="float" office:value="0.999997367610752" calcext:value-type="float">
            <text:p>0,999997367610752</text:p>
          </table:table-cell>
          <table:table-cell table:formula="of:=[$'Matriz At A'.U1]+[$'Matriz Lambda'.U1]" office:value-type="float" office:value="0.00000262667605366307" calcext:value-type="float">
            <text:p>2,62667605366307E-06</text:p>
          </table:table-cell>
          <table:table-cell table:formula="of:=[$'Matriz At A'.V1]+[$'Matriz Lambda'.V1]" office:value-type="float" office:value="0.99999737935066" calcext:value-type="float">
            <text:p>0,99999737935066</text:p>
          </table:table-cell>
          <table:table-cell table:formula="of:=[$'Matriz At A'.W1]+[$'Matriz Lambda'.W1]" office:value-type="float" office:value="0.0000026143073356133" calcext:value-type="float">
            <text:p>2,6143073356133E-06</text:p>
          </table:table-cell>
          <table:table-cell table:formula="of:=[$'Matriz At A'.X1]+[$'Matriz Lambda'.X1]" office:value-type="float" office:value="0.999997392350542" calcext:value-type="float">
            <text:p>0,999997392350542</text:p>
          </table:table-cell>
          <table:table-cell table:formula="of:=[$'Matriz At A'.Y1]+[$'Matriz Lambda'.Y1]" office:value-type="float" office:value="0.00000260067475210679" calcext:value-type="float">
            <text:p>2,60067475210679E-06</text:p>
          </table:table-cell>
          <table:table-cell table:formula="of:=[$'Matriz At A'.Z1]+[$'Matriz Lambda'.Z1]" office:value-type="float" office:value="0.999997406617704" calcext:value-type="float">
            <text:p>0,999997406617704</text:p>
          </table:table-cell>
          <table:table-cell table:formula="of:=[$'Matriz At A'.AA1]+[$'Matriz Lambda'.AA1]" office:value-type="float" office:value="0.00000258577186273978" calcext:value-type="float">
            <text:p>2,58577186273978E-06</text:p>
          </table:table-cell>
          <table:table-cell table:formula="of:=[$'Matriz At A'.AB1]+[$'Matriz Lambda'.AB1]" office:value-type="float" office:value="0.999997422158926" calcext:value-type="float">
            <text:p>0,999997422158926</text:p>
          </table:table-cell>
          <table:table-cell table:formula="of:=[$'Matriz At A'.AC1]+[$'Matriz Lambda'.AC1]" office:value-type="float" office:value="0.00000256958858602108" calcext:value-type="float">
            <text:p>2,56958858602108E-06</text:p>
          </table:table-cell>
          <table:table-cell table:formula="of:=[$'Matriz At A'.AD1]+[$'Matriz Lambda'.AD1]" office:value-type="float" office:value="0.999997438985354" calcext:value-type="float">
            <text:p>0,999997438985354</text:p>
          </table:table-cell>
          <table:table-cell table:formula="of:=[$'Matriz At A'.AE1]+[$'Matriz Lambda'.AE1]" office:value-type="float" office:value="0.00000255211703059643" calcext:value-type="float">
            <text:p>2,55211703059643E-06</text:p>
          </table:table-cell>
          <table:table-cell table:formula="of:=[$'Matriz At A'.AF1]+[$'Matriz Lambda'.AF1]" office:value-type="float" office:value="0.999997457105636" calcext:value-type="float">
            <text:p>0,999997457105636</text:p>
          </table:table-cell>
          <table:table-cell table:formula="of:=[$'Matriz At A'.AG1]+[$'Matriz Lambda'.AG1]" office:value-type="float" office:value="0.00000253334657218662" calcext:value-type="float">
            <text:p>2,53334657218662E-06</text:p>
          </table:table-cell>
          <table:table-cell table:formula="of:=[$'Matriz At A'.AH1]+[$'Matriz Lambda'.AH1]" office:value-type="float" office:value="0.999997476528975" calcext:value-type="float">
            <text:p>0,999997476528975</text:p>
          </table:table-cell>
          <table:table-cell table:formula="of:=[$'Matriz At A'.AI1]+[$'Matriz Lambda'.AI1]" office:value-type="float" office:value="0.00000251326634381765" calcext:value-type="float">
            <text:p>2,51326634381765E-06</text:p>
          </table:table-cell>
          <table:table-cell table:formula="of:=[$'Matriz At A'.AJ1]+[$'Matriz Lambda'.AJ1]" office:value-type="float" office:value="0.999997497268373" calcext:value-type="float">
            <text:p>0,999997497268373</text:p>
          </table:table-cell>
          <table:table-cell table:formula="of:=[$'Matriz At A'.AK1]+[$'Matriz Lambda'.AK1]" office:value-type="float" office:value="0.00000249186524114986" calcext:value-type="float">
            <text:p>2,49186524114986E-06</text:p>
          </table:table-cell>
        </table:table-row>
        <table:table-row table:style-name="ro1">
          <table:table-cell/>
          <table:table-cell table:formula="of:=[$'Matriz At A'.B2]+[$'Matriz Lambda'.B2]" office:value-type="float" office:value="0.00000268205590137072" calcext:value-type="float">
            <text:p>2,68205590137072E-06</text:p>
          </table:table-cell>
          <table:table-cell table:formula="of:=[$'Matriz At A'.C2]+[$'Matriz Lambda'.C2]" office:value-type="float" office:value="61.9999986592019" calcext:value-type="float">
            <text:p>61,9999986592019</text:p>
          </table:table-cell>
          <table:table-cell table:formula="of:=[$'Matriz At A'.D2]+[$'Matriz Lambda'.D2]" office:value-type="float" office:value="0.00000268144304749196" calcext:value-type="float">
            <text:p>2,68144304749196E-06</text:p>
          </table:table-cell>
          <table:table-cell table:formula="of:=[$'Matriz At A'.E2]+[$'Matriz Lambda'.E2]" office:value-type="float" office:value="0.999997319323103" calcext:value-type="float">
            <text:p>0,999997319323103</text:p>
          </table:table-cell>
          <table:table-cell table:formula="of:=[$'Matriz At A'.F2]+[$'Matriz Lambda'.F2]" office:value-type="float" office:value="0.00000267960413957713" calcext:value-type="float">
            <text:p>2,67960413957713E-06</text:p>
          </table:table-cell>
          <table:table-cell table:formula="of:=[$'Matriz At A'.G2]+[$'Matriz Lambda'.G2]" office:value-type="float" office:value="0.999997321775339" calcext:value-type="float">
            <text:p>0,999997321775339</text:p>
          </table:table-cell>
          <table:table-cell table:formula="of:=[$'Matriz At A'.H2]+[$'Matriz Lambda'.H2]" office:value-type="float" office:value="0.00000267653818164515" calcext:value-type="float">
            <text:p>2,67653818164515E-06</text:p>
          </table:table-cell>
          <table:table-cell table:formula="of:=[$'Matriz At A'.I2]+[$'Matriz Lambda'.I2]" office:value-type="float" office:value="0.999997325455401" calcext:value-type="float">
            <text:p>0,999997325455401</text:p>
          </table:table-cell>
          <table:table-cell table:formula="of:=[$'Matriz At A'.J2]+[$'Matriz Lambda'.J2]" office:value-type="float" office:value="0.00000267224350769535" calcext:value-type="float">
            <text:p>2,67224350769535E-06</text:p>
          </table:table-cell>
          <table:table-cell table:formula="of:=[$'Matriz At A'.K2]+[$'Matriz Lambda'.K2]" office:value-type="float" office:value="0.999997330365296" calcext:value-type="float">
            <text:p>0,999997330365296</text:p>
          </table:table-cell>
          <table:table-cell table:formula="of:=[$'Matriz At A'.L2]+[$'Matriz Lambda'.L2]" office:value-type="float" office:value="0.00000266671787929607" calcext:value-type="float">
            <text:p>2,66671787929607E-06</text:p>
          </table:table-cell>
          <table:table-cell table:formula="of:=[$'Matriz At A'.M2]+[$'Matriz Lambda'.M2]" office:value-type="float" office:value="0.999997336507811" calcext:value-type="float">
            <text:p>0,999997336507811</text:p>
          </table:table-cell>
          <table:table-cell table:formula="of:=[$'Matriz At A'.N2]+[$'Matriz Lambda'.N2]" office:value-type="float" office:value="0.00000265995764037186" calcext:value-type="float">
            <text:p>2,65995764037186E-06</text:p>
          </table:table-cell>
          <table:table-cell table:formula="of:=[$'Matriz At A'.O2]+[$'Matriz Lambda'.O2]" office:value-type="float" office:value="0.999997343886201" calcext:value-type="float">
            <text:p>0,999997343886201</text:p>
          </table:table-cell>
          <table:table-cell table:formula="of:=[$'Matriz At A'.P2]+[$'Matriz Lambda'.P2]" office:value-type="float" office:value="0.00000265195979509691" calcext:value-type="float">
            <text:p>2,65195979509691E-06</text:p>
          </table:table-cell>
          <table:table-cell table:formula="of:=[$'Matriz At A'.Q2]+[$'Matriz Lambda'.Q2]" office:value-type="float" office:value="0.999997352504476" calcext:value-type="float">
            <text:p>0,999997352504476</text:p>
          </table:table-cell>
          <table:table-cell table:formula="of:=[$'Matriz At A'.R2]+[$'Matriz Lambda'.R2]" office:value-type="float" office:value="0.0000026427201572643" calcext:value-type="float">
            <text:p>2,6427201572643E-06</text:p>
          </table:table-cell>
          <table:table-cell table:formula="of:=[$'Matriz At A'.S2]+[$'Matriz Lambda'.S2]" office:value-type="float" office:value="0.999997362367511" calcext:value-type="float">
            <text:p>0,999997362367511</text:p>
          </table:table-cell>
          <table:table-cell table:formula="of:=[$'Matriz At A'.T2]+[$'Matriz Lambda'.T2]" office:value-type="float" office:value="0.00000263223254937106" calcext:value-type="float">
            <text:p>2,63223254937106E-06</text:p>
          </table:table-cell>
          <table:table-cell table:formula="of:=[$'Matriz At A'.U2]+[$'Matriz Lambda'.U2]" office:value-type="float" office:value="0.999997373480701" calcext:value-type="float">
            <text:p>0,999997373480701</text:p>
          </table:table-cell>
          <table:table-cell table:formula="of:=[$'Matriz At A'.V2]+[$'Matriz Lambda'.V2]" office:value-type="float" office:value="0.00000262049168198164" calcext:value-type="float">
            <text:p>2,62049168198164E-06</text:p>
          </table:table-cell>
          <table:table-cell table:formula="of:=[$'Matriz At A'.W2]+[$'Matriz Lambda'.W2]" office:value-type="float" office:value="0.9999973858506" calcext:value-type="float">
            <text:p>0,9999973858506</text:p>
          </table:table-cell>
          <table:table-cell table:formula="of:=[$'Matriz At A'.X2]+[$'Matriz Lambda'.X2]" office:value-type="float" office:value="0.00000260749103309088" calcext:value-type="float">
            <text:p>2,60749103309088E-06</text:p>
          </table:table-cell>
          <table:table-cell table:formula="of:=[$'Matriz At A'.Y2]+[$'Matriz Lambda'.Y2]" office:value-type="float" office:value="0.999997399484102" calcext:value-type="float">
            <text:p>0,999997399484102</text:p>
          </table:table-cell>
          <table:table-cell table:formula="of:=[$'Matriz At A'.Z2]+[$'Matriz Lambda'.Z2]" office:value-type="float" office:value="0.00000259322329798639" calcext:value-type="float">
            <text:p>2,59322329798639E-06</text:p>
          </table:table-cell>
          <table:table-cell table:formula="of:=[$'Matriz At A'.AA2]+[$'Matriz Lambda'.AA2]" office:value-type="float" office:value="0.999997414388317" calcext:value-type="float">
            <text:p>0,999997414388317</text:p>
          </table:table-cell>
          <table:table-cell table:formula="of:=[$'Matriz At A'.AB2]+[$'Matriz Lambda'.AB2]" office:value-type="float" office:value="0.00000257768020772708" calcext:value-type="float">
            <text:p>2,57768020772708E-06</text:p>
          </table:table-cell>
          <table:table-cell table:formula="of:=[$'Matriz At A'.AC2]+[$'Matriz Lambda'.AC2]" office:value-type="float" office:value="0.999997430572116" calcext:value-type="float">
            <text:p>0,999997430572116</text:p>
          </table:table-cell>
          <table:table-cell table:formula="of:=[$'Matriz At A'.AD2]+[$'Matriz Lambda'.AD2]" office:value-type="float" office:value="0.00000256085278538265" calcext:value-type="float">
            <text:p>2,56085278538265E-06</text:p>
          </table:table-cell>
          <table:table-cell table:formula="of:=[$'Matriz At A'.AE2]+[$'Matriz Lambda'.AE2]" office:value-type="float" office:value="0.999997448045481" calcext:value-type="float">
            <text:p>0,999997448045481</text:p>
          </table:table-cell>
          <table:table-cell table:formula="of:=[$'Matriz At A'.AF2]+[$'Matriz Lambda'.AF2]" office:value-type="float" office:value="0.00000254273179622899" calcext:value-type="float">
            <text:p>2,54273179622899E-06</text:p>
          </table:table-cell>
          <table:table-cell table:formula="of:=[$'Matriz At A'.AG2]+[$'Matriz Lambda'.AG2]" office:value-type="float" office:value="0.99999746681732" calcext:value-type="float">
            <text:p>0,99999746681732</text:p>
          </table:table-cell>
          <table:table-cell table:formula="of:=[$'Matriz At A'.AH2]+[$'Matriz Lambda'.AH2]" office:value-type="float" office:value="0.00000252330643468746" calcext:value-type="float">
            <text:p>2,52330643468746E-06</text:p>
          </table:table-cell>
          <table:table-cell table:formula="of:=[$'Matriz At A'.AI2]+[$'Matriz Lambda'.AI2]" office:value-type="float" office:value="0.999997486898688" calcext:value-type="float">
            <text:p>0,999997486898688</text:p>
          </table:table-cell>
          <table:table-cell table:formula="of:=[$'Matriz At A'.AJ2]+[$'Matriz Lambda'.AJ2]" office:value-type="float" office:value="0.00000250256581002528" calcext:value-type="float">
            <text:p>2,50256581002528E-06</text:p>
          </table:table-cell>
          <table:table-cell table:formula="of:=[$'Matriz At A'.AK2]+[$'Matriz Lambda'.AK2]" office:value-type="float" office:value="0.99999750830149" calcext:value-type="float">
            <text:p>0,99999750830149</text:p>
          </table:table-cell>
        </table:table-row>
        <table:table-row table:style-name="ro1">
          <table:table-cell/>
          <table:table-cell table:formula="of:=[$'Matriz At A'.B3]+[$'Matriz Lambda'.B3]" office:value-type="float" office:value="0.999997318403707" calcext:value-type="float">
            <text:p>0,999997318403707</text:p>
          </table:table-cell>
          <table:table-cell table:formula="of:=[$'Matriz At A'.C3]+[$'Matriz Lambda'.C3]" office:value-type="float" office:value="0.00000268144304749196" calcext:value-type="float">
            <text:p>2,68144304749196E-06</text:p>
          </table:table-cell>
          <table:table-cell table:formula="of:=[$'Matriz At A'.D3]+[$'Matriz Lambda'.D3]" office:value-type="float" office:value="61.9999986601213" calcext:value-type="float">
            <text:p>61,9999986601213</text:p>
          </table:table-cell>
          <table:table-cell table:formula="of:=[$'Matriz At A'.E3]+[$'Matriz Lambda'.E3]" office:value-type="float" office:value="0.00000268021698313081" calcext:value-type="float">
            <text:p>2,68021698313081E-06</text:p>
          </table:table-cell>
          <table:table-cell table:formula="of:=[$'Matriz At A'.F3]+[$'Matriz Lambda'.F3]" office:value-type="float" office:value="0.999997320855946" calcext:value-type="float">
            <text:p>0,999997320855946</text:p>
          </table:table-cell>
          <table:table-cell table:formula="of:=[$'Matriz At A'.G3]+[$'Matriz Lambda'.G3]" office:value-type="float" office:value="0.00000267776425477706" calcext:value-type="float">
            <text:p>2,67776425477706E-06</text:p>
          </table:table-cell>
          <table:table-cell table:formula="of:=[$'Matriz At A'.H3]+[$'Matriz Lambda'.H3]" office:value-type="float" office:value="0.999997323922585" calcext:value-type="float">
            <text:p>0,999997323922585</text:p>
          </table:table-cell>
          <table:table-cell table:formula="of:=[$'Matriz At A'.I3]+[$'Matriz Lambda'.I3]" office:value-type="float" office:value="0.00000267408341925179" calcext:value-type="float">
            <text:p>2,67408341925179E-06</text:p>
          </table:table-cell>
          <table:table-cell table:formula="of:=[$'Matriz At A'.J3]+[$'Matriz Lambda'.J3]" office:value-type="float" office:value="0.999997328218071" calcext:value-type="float">
            <text:p>0,999997328218071</text:p>
          </table:table-cell>
          <table:table-cell table:formula="of:=[$'Matriz At A'.K3]+[$'Matriz Lambda'.K3]" office:value-type="float" office:value="0.00000266917263269661" calcext:value-type="float">
            <text:p>2,66917263269661E-06</text:p>
          </table:table-cell>
          <table:table-cell table:formula="of:=[$'Matriz At A'.L3]+[$'Matriz Lambda'.L3]" office:value-type="float" office:value="0.999997333745157" calcext:value-type="float">
            <text:p>0,999997333745157</text:p>
          </table:table-cell>
          <table:table-cell table:formula="of:=[$'Matriz At A'.M3]+[$'Matriz Lambda'.M3]" office:value-type="float" office:value="0.00000266302851681388" calcext:value-type="float">
            <text:p>2,66302851681388E-06</text:p>
          </table:table-cell>
          <table:table-cell table:formula="of:=[$'Matriz At A'.N3]+[$'Matriz Lambda'.N3]" office:value-type="float" office:value="0.999997340506311" calcext:value-type="float">
            <text:p>0,999997340506311</text:p>
          </table:table-cell>
          <table:table-cell table:formula="of:=[$'Matriz At A'.O3]+[$'Matriz Lambda'.O3]" office:value-type="float" office:value="0.00000265564912327321" calcext:value-type="float">
            <text:p>2,65564912327321E-06</text:p>
          </table:table-cell>
          <table:table-cell table:formula="of:=[$'Matriz At A'.P3]+[$'Matriz Lambda'.P3]" office:value-type="float" office:value="0.99999734850595" calcext:value-type="float">
            <text:p>0,99999734850595</text:p>
          </table:table-cell>
          <table:table-cell table:formula="of:=[$'Matriz At A'.Q3]+[$'Matriz Lambda'.Q3]" office:value-type="float" office:value="0.00000264702866303868" calcext:value-type="float">
            <text:p>2,64702866303868E-06</text:p>
          </table:table-cell>
          <table:table-cell table:formula="of:=[$'Matriz At A'.R3]+[$'Matriz Lambda'.R3]" office:value-type="float" office:value="0.999997357747737" calcext:value-type="float">
            <text:p>0,999997357747737</text:p>
          </table:table-cell>
          <table:table-cell table:formula="of:=[$'Matriz At A'.S3]+[$'Matriz Lambda'.S3]" office:value-type="float" office:value="0.00000263716367221445" calcext:value-type="float">
            <text:p>2,63716367221445E-06</text:p>
          </table:table-cell>
          <table:table-cell table:formula="of:=[$'Matriz At A'.T3]+[$'Matriz Lambda'.T3]" office:value-type="float" office:value="0.999997368237461" calcext:value-type="float">
            <text:p>0,999997368237461</text:p>
          </table:table-cell>
          <table:table-cell table:formula="of:=[$'Matriz At A'.U3]+[$'Matriz Lambda'.U3]" office:value-type="float" office:value="0.00000262604819822876" calcext:value-type="float">
            <text:p>2,62604819822876E-06</text:p>
          </table:table-cell>
          <table:table-cell table:formula="of:=[$'Matriz At A'.V3]+[$'Matriz Lambda'.V3]" office:value-type="float" office:value="0.999997379980671" calcext:value-type="float">
            <text:p>0,999997379980671</text:p>
          </table:table-cell>
          <table:table-cell table:formula="of:=[$'Matriz At A'.W3]+[$'Matriz Lambda'.W3]" office:value-type="float" office:value="0.00000261367540099755" calcext:value-type="float">
            <text:p>2,61367540099755E-06</text:p>
          </table:table-cell>
          <table:table-cell table:formula="of:=[$'Matriz At A'.X3]+[$'Matriz Lambda'.X3]" office:value-type="float" office:value="0.999997392984171" calcext:value-type="float">
            <text:p>0,999997392984171</text:p>
          </table:table-cell>
          <table:table-cell table:formula="of:=[$'Matriz At A'.Y3]+[$'Matriz Lambda'.Y3]" office:value-type="float" office:value="0.0000026000396253778" calcext:value-type="float">
            <text:p>2,6000396253778E-06</text:p>
          </table:table-cell>
          <table:table-cell table:formula="of:=[$'Matriz At A'.Z3]+[$'Matriz Lambda'.Z3]" office:value-type="float" office:value="0.999997407254728" calcext:value-type="float">
            <text:p>0,999997407254728</text:p>
          </table:table-cell>
          <table:table-cell table:formula="of:=[$'Matriz At A'.AA3]+[$'Matriz Lambda'.AA3]" office:value-type="float" office:value="0.00000258513164186347" calcext:value-type="float">
            <text:p>2,58513164186347E-06</text:p>
          </table:table-cell>
          <table:table-cell table:formula="of:=[$'Matriz At A'.AB3]+[$'Matriz Lambda'.AB3]" office:value-type="float" office:value="0.999997422801536" calcext:value-type="float">
            <text:p>0,999997422801536</text:p>
          </table:table-cell>
          <table:table-cell table:formula="of:=[$'Matriz At A'.AC3]+[$'Matriz Lambda'.AC3]" office:value-type="float" office:value="0.0000025689444476118" calcext:value-type="float">
            <text:p>2,5689444476118E-06</text:p>
          </table:table-cell>
          <table:table-cell table:formula="of:=[$'Matriz At A'.AD3]+[$'Matriz Lambda'.AD3]" office:value-type="float" office:value="0.999997439632271" calcext:value-type="float">
            <text:p>0,999997439632271</text:p>
          </table:table-cell>
          <table:table-cell table:formula="of:=[$'Matriz At A'.AE3]+[$'Matriz Lambda'.AE3]" office:value-type="float" office:value="0.00000255146757821567" calcext:value-type="float">
            <text:p>2,55146757821567E-06</text:p>
          </table:table-cell>
          <table:table-cell table:formula="of:=[$'Matriz At A'.AF3]+[$'Matriz Lambda'.AF3]" office:value-type="float" office:value="0.99999745775715" calcext:value-type="float">
            <text:p>0,99999745775715</text:p>
          </table:table-cell>
          <table:table-cell table:formula="of:=[$'Matriz At A'.AG3]+[$'Matriz Lambda'.AG3]" office:value-type="float" office:value="0.00000253269161398784" calcext:value-type="float">
            <text:p>2,53269161398784E-06</text:p>
          </table:table-cell>
          <table:table-cell table:formula="of:=[$'Matriz At A'.AH3]+[$'Matriz Lambda'.AH3]" office:value-type="float" office:value="0.999997477187026" calcext:value-type="float">
            <text:p>0,999997477187026</text:p>
          </table:table-cell>
          <table:table-cell table:formula="of:=[$'Matriz At A'.AI3]+[$'Matriz Lambda'.AI3]" office:value-type="float" office:value="0.00000251260588512991" calcext:value-type="float">
            <text:p>2,51260588512991E-06</text:p>
          </table:table-cell>
          <table:table-cell table:formula="of:=[$'Matriz At A'.AJ3]+[$'Matriz Lambda'.AJ3]" office:value-type="float" office:value="0.999997497931751" calcext:value-type="float">
            <text:p>0,999997497931751</text:p>
          </table:table-cell>
          <table:table-cell table:formula="of:=[$'Matriz At A'.AK3]+[$'Matriz Lambda'.AK3]" office:value-type="float" office:value="0.00000249119829964783" calcext:value-type="float">
            <text:p>2,49119829964783E-06</text:p>
          </table:table-cell>
        </table:table-row>
        <table:table-row table:style-name="ro1">
          <table:table-cell/>
          <table:table-cell table:formula="of:=[$'Matriz At A'.B4]+[$'Matriz Lambda'.B4]" office:value-type="float" office:value="0.0000026808302164838" calcext:value-type="float">
            <text:p>2,6808302164838E-06</text:p>
          </table:table-cell>
          <table:table-cell table:formula="of:=[$'Matriz At A'.C4]+[$'Matriz Lambda'.C4]" office:value-type="float" office:value="0.999997319323103" calcext:value-type="float">
            <text:p>0,999997319323103</text:p>
          </table:table-cell>
          <table:table-cell table:formula="of:=[$'Matriz At A'.D4]+[$'Matriz Lambda'.D4]" office:value-type="float" office:value="0.00000268021698313081" calcext:value-type="float">
            <text:p>2,68021698313081E-06</text:p>
          </table:table-cell>
          <table:table-cell table:formula="of:=[$'Matriz At A'.E4]+[$'Matriz Lambda'.E4]" office:value-type="float" office:value="61.9999986616541" calcext:value-type="float">
            <text:p>61,9999986616541</text:p>
          </table:table-cell>
          <table:table-cell table:formula="of:=[$'Matriz At A'.F4]+[$'Matriz Lambda'.F4]" office:value-type="float" office:value="0.0000026783770742389" calcext:value-type="float">
            <text:p>2,6783770742389E-06</text:p>
          </table:table-cell>
          <table:table-cell table:formula="of:=[$'Matriz At A'.G4]+[$'Matriz Lambda'.G4]" office:value-type="float" office:value="0.999997323003171" calcext:value-type="float">
            <text:p>0,999997323003171</text:p>
          </table:table-cell>
          <table:table-cell table:formula="of:=[$'Matriz At A'.H4]+[$'Matriz Lambda'.H4]" office:value-type="float" office:value="0.00000267530948516725" calcext:value-type="float">
            <text:p>2,67530948516725E-06</text:p>
          </table:table-cell>
          <table:table-cell table:formula="of:=[$'Matriz At A'.I4]+[$'Matriz Lambda'.I4]" office:value-type="float" office:value="0.999997326685219" calcext:value-type="float">
            <text:p>0,999997326685219</text:p>
          </table:table-cell>
          <table:table-cell table:formula="of:=[$'Matriz At A'.J4]+[$'Matriz Lambda'.J4]" office:value-type="float" office:value="0.00000267101252016122" calcext:value-type="float">
            <text:p>2,67101252016122E-06</text:p>
          </table:table-cell>
          <table:table-cell table:formula="of:=[$'Matriz At A'.K4]+[$'Matriz Lambda'.K4]" office:value-type="float" office:value="0.999997331597937" calcext:value-type="float">
            <text:p>0,999997331597937</text:p>
          </table:table-cell>
          <table:table-cell table:formula="of:=[$'Matriz At A'.L4]+[$'Matriz Lambda'.L4]" office:value-type="float" office:value="0.00000266548328531346" calcext:value-type="float">
            <text:p>2,66548328531346E-06</text:p>
          </table:table-cell>
          <table:table-cell table:formula="of:=[$'Matriz At A'.M4]+[$'Matriz Lambda'.M4]" office:value-type="float" office:value="0.999997337743663" calcext:value-type="float">
            <text:p>0,999997337743663</text:p>
          </table:table-cell>
          <table:table-cell table:formula="of:=[$'Matriz At A'.N4]+[$'Matriz Lambda'.N4]" office:value-type="float" office:value="0.00000265872001459222" calcext:value-type="float">
            <text:p>2,65872001459222E-06</text:p>
          </table:table-cell>
          <table:table-cell table:formula="of:=[$'Matriz At A'.O4]+[$'Matriz Lambda'.O4]" office:value-type="float" office:value="0.9999973451261" calcext:value-type="float">
            <text:p>0,9999973451261</text:p>
          </table:table-cell>
          <table:table-cell table:formula="of:=[$'Matriz At A'.P4]+[$'Matriz Lambda'.P4]" office:value-type="float" office:value="0.00000265071802840744" calcext:value-type="float">
            <text:p>2,65071802840744E-06</text:p>
          </table:table-cell>
          <table:table-cell table:formula="of:=[$'Matriz At A'.Q4]+[$'Matriz Lambda'.Q4]" office:value-type="float" office:value="0.99999735374922" calcext:value-type="float">
            <text:p>0,99999735374922</text:p>
          </table:table-cell>
          <table:table-cell table:formula="of:=[$'Matriz At A'.R4]+[$'Matriz Lambda'.R4]" office:value-type="float" office:value="0.00000264147215489618" calcext:value-type="float">
            <text:p>2,64147215489618E-06</text:p>
          </table:table-cell>
          <table:table-cell table:formula="of:=[$'Matriz At A'.S4]+[$'Matriz Lambda'.S4]" office:value-type="float" office:value="0.999997363617667" calcext:value-type="float">
            <text:p>0,999997363617667</text:p>
          </table:table-cell>
          <table:table-cell table:formula="of:=[$'Matriz At A'.T4]+[$'Matriz Lambda'.T4]" office:value-type="float" office:value="0.00000263097931074707" calcext:value-type="float">
            <text:p>2,63097931074707E-06</text:p>
          </table:table-cell>
          <table:table-cell table:formula="of:=[$'Matriz At A'.U4]+[$'Matriz Lambda'.U4]" office:value-type="float" office:value="0.999997374737379" calcext:value-type="float">
            <text:p>0,999997374737379</text:p>
          </table:table-cell>
          <table:table-cell table:formula="of:=[$'Matriz At A'.V4]+[$'Matriz Lambda'.V4]" office:value-type="float" office:value="0.00000261923189104341" calcext:value-type="float">
            <text:p>2,61923189104341E-06</text:p>
          </table:table-cell>
          <table:table-cell table:formula="of:=[$'Matriz At A'.W4]+[$'Matriz Lambda'.W4]" office:value-type="float" office:value="0.999997387114212" calcext:value-type="float">
            <text:p>0,999997387114212</text:p>
          </table:table-cell>
          <table:table-cell table:formula="of:=[$'Matriz At A'.X4]+[$'Matriz Lambda'.X4]" office:value-type="float" office:value="0.00000260622399128607" calcext:value-type="float">
            <text:p>2,60622399128607E-06</text:p>
          </table:table-cell>
          <table:table-cell table:formula="of:=[$'Matriz At A'.Y4]+[$'Matriz Lambda'.Y4]" office:value-type="float" office:value="0.999997400754755" calcext:value-type="float">
            <text:p>0,999997400754755</text:p>
          </table:table-cell>
          <table:table-cell table:formula="of:=[$'Matriz At A'.Z4]+[$'Matriz Lambda'.Z4]" office:value-type="float" office:value="0.00000259194795260154" calcext:value-type="float">
            <text:p>2,59194795260154E-06</text:p>
          </table:table-cell>
          <table:table-cell table:formula="of:=[$'Matriz At A'.AA4]+[$'Matriz Lambda'.AA4]" office:value-type="float" office:value="0.999997415667951" calcext:value-type="float">
            <text:p>0,999997415667951</text:p>
          </table:table-cell>
          <table:table-cell table:formula="of:=[$'Matriz At A'.AB4]+[$'Matriz Lambda'.AB4]" office:value-type="float" office:value="0.00000257639586198621" calcext:value-type="float">
            <text:p>2,57639586198621E-06</text:p>
          </table:table-cell>
          <table:table-cell table:formula="of:=[$'Matriz At A'.AC4]+[$'Matriz Lambda'.AC4]" office:value-type="float" office:value="0.999997431861665" calcext:value-type="float">
            <text:p>0,999997431861665</text:p>
          </table:table-cell>
          <table:table-cell table:formula="of:=[$'Matriz At A'.AD4]+[$'Matriz Lambda'.AD4]" office:value-type="float" office:value="0.00000255955923100792" calcext:value-type="float">
            <text:p>2,55955923100792E-06</text:p>
          </table:table-cell>
          <table:table-cell table:formula="of:=[$'Matriz At A'.AE4]+[$'Matriz Lambda'.AE4]" office:value-type="float" office:value="0.999997449343925" calcext:value-type="float">
            <text:p>0,999997449343925</text:p>
          </table:table-cell>
          <table:table-cell table:formula="of:=[$'Matriz At A'.AF4]+[$'Matriz Lambda'.AF4]" office:value-type="float" office:value="0.00000254142745248487" calcext:value-type="float">
            <text:p>2,54142745248487E-06</text:p>
          </table:table-cell>
          <table:table-cell table:formula="of:=[$'Matriz At A'.AG4]+[$'Matriz Lambda'.AG4]" office:value-type="float" office:value="0.999997468126933" calcext:value-type="float">
            <text:p>0,999997468126933</text:p>
          </table:table-cell>
          <table:table-cell table:formula="of:=[$'Matriz At A'.AH4]+[$'Matriz Lambda'.AH4]" office:value-type="float" office:value="0.00000252199113637275" calcext:value-type="float">
            <text:p>2,52199113637275E-06</text:p>
          </table:table-cell>
          <table:table-cell table:formula="of:=[$'Matriz At A'.AI4]+[$'Matriz Lambda'.AI4]" office:value-type="float" office:value="0.999997488220114" calcext:value-type="float">
            <text:p>0,999997488220114</text:p>
          </table:table-cell>
          <table:table-cell table:formula="of:=[$'Matriz At A'.AJ4]+[$'Matriz Lambda'.AJ4]" office:value-type="float" office:value="0.0000025012383878531" calcext:value-type="float">
            <text:p>2,5012383878531E-06</text:p>
          </table:table-cell>
          <table:table-cell table:formula="of:=[$'Matriz At A'.AK4]+[$'Matriz Lambda'.AK4]" office:value-type="float" office:value="0.999997509635561" calcext:value-type="float">
            <text:p>0,999997509635561</text:p>
          </table:table-cell>
        </table:table-row>
        <table:table-row table:style-name="ro1">
          <table:table-cell/>
          <table:table-cell table:formula="of:=[$'Matriz At A'.B5]+[$'Matriz Lambda'.B5]" office:value-type="float" office:value="0.999997320242528" calcext:value-type="float">
            <text:p>0,999997320242528</text:p>
          </table:table-cell>
          <table:table-cell table:formula="of:=[$'Matriz At A'.C5]+[$'Matriz Lambda'.C5]" office:value-type="float" office:value="0.00000267960413957713" calcext:value-type="float">
            <text:p>2,67960413957713E-06</text:p>
          </table:table-cell>
          <table:table-cell table:formula="of:=[$'Matriz At A'.D5]+[$'Matriz Lambda'.D5]" office:value-type="float" office:value="0.999997320855946" calcext:value-type="float">
            <text:p>0,999997320855946</text:p>
          </table:table-cell>
          <table:table-cell table:formula="of:=[$'Matriz At A'.E5]+[$'Matriz Lambda'.E5]" office:value-type="float" office:value="0.0000026783770742389" calcext:value-type="float">
            <text:p>2,6783770742389E-06</text:p>
          </table:table-cell>
          <table:table-cell table:formula="of:=[$'Matriz At A'.F5]+[$'Matriz Lambda'.F5]" office:value-type="float" office:value="61.9999986638013" calcext:value-type="float">
            <text:p>61,9999986638013</text:p>
          </table:table-cell>
          <table:table-cell table:formula="of:=[$'Matriz At A'.G5]+[$'Matriz Lambda'.G5]" office:value-type="float" office:value="0.00000267592234393099" calcext:value-type="float">
            <text:p>2,67592234393099E-06</text:p>
          </table:table-cell>
          <table:table-cell table:formula="of:=[$'Matriz At A'.H5]+[$'Matriz Lambda'.H5]" office:value-type="float" office:value="0.999997325765814" calcext:value-type="float">
            <text:p>0,999997325765814</text:p>
          </table:table-cell>
          <table:table-cell table:formula="of:=[$'Matriz At A'.I5]+[$'Matriz Lambda'.I5]" office:value-type="float" office:value="0.00000267223861427635" calcext:value-type="float">
            <text:p>2,67223861427635E-06</text:p>
          </table:table-cell>
          <table:table-cell table:formula="of:=[$'Matriz At A'.J5]+[$'Matriz Lambda'.J5]" office:value-type="float" office:value="0.999997330065113" calcext:value-type="float">
            <text:p>0,999997330065113</text:p>
          </table:table-cell>
          <table:table-cell table:formula="of:=[$'Matriz At A'.K5]+[$'Matriz Lambda'.K5]" office:value-type="float" office:value="0.00000266732317477647" calcext:value-type="float">
            <text:p>2,66732317477647E-06</text:p>
          </table:table-cell>
          <table:table-cell table:formula="of:=[$'Matriz At A'.L5]+[$'Matriz Lambda'.L5]" office:value-type="float" office:value="0.999997335596425" calcext:value-type="float">
            <text:p>0,999997335596425</text:p>
          </table:table-cell>
          <table:table-cell table:formula="of:=[$'Matriz At A'.M5]+[$'Matriz Lambda'.M5]" office:value-type="float" office:value="0.0000026611747985239" calcext:value-type="float">
            <text:p>2,6611747985239E-06</text:p>
          </table:table-cell>
          <table:table-cell table:formula="of:=[$'Matriz At A'.N5]+[$'Matriz Lambda'.N5]" office:value-type="float" office:value="0.999997342363443" calcext:value-type="float">
            <text:p>0,999997342363443</text:p>
          </table:table-cell>
          <table:table-cell table:formula="of:=[$'Matriz At A'.O5]+[$'Matriz Lambda'.O5]" office:value-type="float" office:value="0.00000265378889485746" calcext:value-type="float">
            <text:p>2,65378889485746E-06</text:p>
          </table:table-cell>
          <table:table-cell table:formula="of:=[$'Matriz At A'.P5]+[$'Matriz Lambda'.P5]" office:value-type="float" office:value="0.999997350369338" calcext:value-type="float">
            <text:p>0,999997350369338</text:p>
          </table:table-cell>
          <table:table-cell table:formula="of:=[$'Matriz At A'.Q5]+[$'Matriz Lambda'.Q5]" office:value-type="float" office:value="0.00000264516151771144" calcext:value-type="float">
            <text:p>2,64516151771144E-06</text:p>
          </table:table-cell>
          <table:table-cell table:formula="of:=[$'Matriz At A'.R5]+[$'Matriz Lambda'.R5]" office:value-type="float" office:value="0.999997359619183" calcext:value-type="float">
            <text:p>0,999997359619183</text:p>
          </table:table-cell>
          <table:table-cell table:formula="of:=[$'Matriz At A'.S5]+[$'Matriz Lambda'.S5]" office:value-type="float" office:value="0.00000263528780053424" calcext:value-type="float">
            <text:p>2,63528780053424E-06</text:p>
          </table:table-cell>
          <table:table-cell table:formula="of:=[$'Matriz At A'.T5]+[$'Matriz Lambda'.T5]" office:value-type="float" office:value="0.999997370117612" calcext:value-type="float">
            <text:p>0,999997370117612</text:p>
          </table:table-cell>
          <table:table-cell table:formula="of:=[$'Matriz At A'.U5]+[$'Matriz Lambda'.U5]" office:value-type="float" office:value="0.00000262416303264956" calcext:value-type="float">
            <text:p>2,62416303264956E-06</text:p>
          </table:table-cell>
          <table:table-cell table:formula="of:=[$'Matriz At A'.V5]+[$'Matriz Lambda'.V5]" office:value-type="float" office:value="0.999997381870956" calcext:value-type="float">
            <text:p>0,999997381870956</text:p>
          </table:table-cell>
          <table:table-cell table:formula="of:=[$'Matriz At A'.W5]+[$'Matriz Lambda'.W5]" office:value-type="float" office:value="0.00000261178047500366" calcext:value-type="float">
            <text:p>2,61178047500366E-06</text:p>
          </table:table-cell>
          <table:table-cell table:formula="of:=[$'Matriz At A'.X5]+[$'Matriz Lambda'.X5]" office:value-type="float" office:value="0.999997394884813" calcext:value-type="float">
            <text:p>0,999997394884813</text:p>
          </table:table-cell>
          <table:table-cell table:formula="of:=[$'Matriz At A'.Y5]+[$'Matriz Lambda'.Y5]" office:value-type="float" office:value="0.00000259813233305373" calcext:value-type="float">
            <text:p>2,59813233305373E-06</text:p>
          </table:table-cell>
          <table:table-cell table:formula="of:=[$'Matriz At A'.Z5]+[$'Matriz Lambda'.Z5]" office:value-type="float" office:value="0.999997409168003" calcext:value-type="float">
            <text:p>0,999997409168003</text:p>
          </table:table-cell>
          <table:table-cell table:formula="of:=[$'Matriz At A'.AA5]+[$'Matriz Lambda'.AA5]" office:value-type="float" office:value="0.00000258321217505575" calcext:value-type="float">
            <text:p>2,58321217505575E-06</text:p>
          </table:table-cell>
          <table:table-cell table:formula="of:=[$'Matriz At A'.AB5]+[$'Matriz Lambda'.AB5]" office:value-type="float" office:value="0.999997424728112" calcext:value-type="float">
            <text:p>0,999997424728112</text:p>
          </table:table-cell>
          <table:table-cell table:formula="of:=[$'Matriz At A'.AC5]+[$'Matriz Lambda'.AC5]" office:value-type="float" office:value="0.0000025670106511555" calcext:value-type="float">
            <text:p>2,5670106511555E-06</text:p>
          </table:table-cell>
          <table:table-cell table:formula="of:=[$'Matriz At A'.AD5]+[$'Matriz Lambda'.AD5]" office:value-type="float" office:value="0.999997441573315" calcext:value-type="float">
            <text:p>0,999997441573315</text:p>
          </table:table-cell>
          <table:table-cell table:formula="of:=[$'Matriz At A'.AE5]+[$'Matriz Lambda'.AE5]" office:value-type="float" office:value="0.00000254951912326273" calcext:value-type="float">
            <text:p>2,54951912326273E-06</text:p>
          </table:table-cell>
          <table:table-cell table:formula="of:=[$'Matriz At A'.AF5]+[$'Matriz Lambda'.AF5]" office:value-type="float" office:value="0.999997459713659" calcext:value-type="float">
            <text:p>0,999997459713659</text:p>
          </table:table-cell>
          <table:table-cell table:formula="of:=[$'Matriz At A'.AG5]+[$'Matriz Lambda'.AG5]" office:value-type="float" office:value="0.00000253072688405354" calcext:value-type="float">
            <text:p>2,53072688405354E-06</text:p>
          </table:table-cell>
          <table:table-cell table:formula="of:=[$'Matriz At A'.AH5]+[$'Matriz Lambda'.AH5]" office:value-type="float" office:value="0.999997479159971" calcext:value-type="float">
            <text:p>0,999997479159971</text:p>
          </table:table-cell>
          <table:table-cell table:formula="of:=[$'Matriz At A'.AI5]+[$'Matriz Lambda'.AI5]" office:value-type="float" office:value="0.00000251062358858078" calcext:value-type="float">
            <text:p>2,51062358858078E-06</text:p>
          </table:table-cell>
          <table:table-cell table:formula="of:=[$'Matriz At A'.AJ5]+[$'Matriz Lambda'.AJ5]" office:value-type="float" office:value="0.999997499923973" calcext:value-type="float">
            <text:p>0,999997499923973</text:p>
          </table:table-cell>
          <table:table-cell table:formula="of:=[$'Matriz At A'.AK5]+[$'Matriz Lambda'.AK5]" office:value-type="float" office:value="0.00000248919687106941" calcext:value-type="float">
            <text:p>2,48919687106941E-06</text:p>
          </table:table-cell>
        </table:table-row>
        <table:table-row table:style-name="ro1">
          <table:table-cell/>
          <table:table-cell table:formula="of:=[$'Matriz At A'.B6]+[$'Matriz Lambda'.B6]" office:value-type="float" office:value="0.0000026783780807671" calcext:value-type="float">
            <text:p>2,6783780807671E-06</text:p>
          </table:table-cell>
          <table:table-cell table:formula="of:=[$'Matriz At A'.C6]+[$'Matriz Lambda'.C6]" office:value-type="float" office:value="0.999997321775339" calcext:value-type="float">
            <text:p>0,999997321775339</text:p>
          </table:table-cell>
          <table:table-cell table:formula="of:=[$'Matriz At A'.D6]+[$'Matriz Lambda'.D6]" office:value-type="float" office:value="0.00000267776425477706" calcext:value-type="float">
            <text:p>2,67776425477706E-06</text:p>
          </table:table-cell>
          <table:table-cell table:formula="of:=[$'Matriz At A'.E6]+[$'Matriz Lambda'.E6]" office:value-type="float" office:value="0.999997323003171" calcext:value-type="float">
            <text:p>0,999997323003171</text:p>
          </table:table-cell>
          <table:table-cell table:formula="of:=[$'Matriz At A'.F6]+[$'Matriz Lambda'.F6]" office:value-type="float" office:value="0.00000267592234393099" calcext:value-type="float">
            <text:p>2,67592234393099E-06</text:p>
          </table:table-cell>
          <table:table-cell table:formula="of:=[$'Matriz At A'.G6]+[$'Matriz Lambda'.G6]" office:value-type="float" office:value="61.999998666564" calcext:value-type="float">
            <text:p>61,999998666564</text:p>
          </table:table-cell>
          <table:table-cell table:formula="of:=[$'Matriz At A'.H6]+[$'Matriz Lambda'.H6]" office:value-type="float" office:value="0.00000267285142885321" calcext:value-type="float">
            <text:p>2,67285142885321E-06</text:p>
          </table:table-cell>
          <table:table-cell table:formula="of:=[$'Matriz At A'.I6]+[$'Matriz Lambda'.I6]" office:value-type="float" office:value="0.999997329145677" calcext:value-type="float">
            <text:p>0,999997329145677</text:p>
          </table:table-cell>
          <table:table-cell table:formula="of:=[$'Matriz At A'.J6]+[$'Matriz Lambda'.J6]" office:value-type="float" office:value="0.00000266854923536286" calcext:value-type="float">
            <text:p>2,66854923536286E-06</text:p>
          </table:table-cell>
          <table:table-cell table:formula="of:=[$'Matriz At A'.K6]+[$'Matriz Lambda'.K6]" office:value-type="float" office:value="0.999997334063605" calcext:value-type="float">
            <text:p>0,999997334063605</text:p>
          </table:table-cell>
          <table:table-cell table:formula="of:=[$'Matriz At A'.L6]+[$'Matriz Lambda'.L6]" office:value-type="float" office:value="0.0000026630146854334" calcext:value-type="float">
            <text:p>2,6630146854334E-06</text:p>
          </table:table-cell>
          <table:table-cell table:formula="of:=[$'Matriz At A'.M6]+[$'Matriz Lambda'.M6]" office:value-type="float" office:value="0.999997340216192" calcext:value-type="float">
            <text:p>0,999997340216192</text:p>
          </table:table-cell>
          <table:table-cell table:formula="of:=[$'Matriz At A'.N6]+[$'Matriz Lambda'.N6]" office:value-type="float" office:value="0.0000026562436771238" calcext:value-type="float">
            <text:p>2,6562436771238E-06</text:p>
          </table:table-cell>
          <table:table-cell table:formula="of:=[$'Matriz At A'.O6]+[$'Matriz Lambda'.O6]" office:value-type="float" office:value="0.99999734760671" calcext:value-type="float">
            <text:p>0,99999734760671</text:p>
          </table:table-cell>
          <table:table-cell table:formula="of:=[$'Matriz At A'.P6]+[$'Matriz Lambda'.P6]" office:value-type="float" office:value="0.00000264823241880041" calcext:value-type="float">
            <text:p>2,64823241880041E-06</text:p>
          </table:table-cell>
          <table:table-cell table:formula="of:=[$'Matriz At A'.Q6]+[$'Matriz Lambda'.Q6]" office:value-type="float" office:value="0.999997356239307" calcext:value-type="float">
            <text:p>0,999997356239307</text:p>
          </table:table-cell>
          <table:table-cell table:formula="of:=[$'Matriz At A'.R6]+[$'Matriz Lambda'.R6]" office:value-type="float" office:value="0.000002638977131042" calcext:value-type="float">
            <text:p>2,638977131042E-06</text:p>
          </table:table-cell>
          <table:table-cell table:formula="of:=[$'Matriz At A'.S6]+[$'Matriz Lambda'.S6]" office:value-type="float" office:value="0.999997366119145" calcext:value-type="float">
            <text:p>0,999997366119145</text:p>
          </table:table-cell>
          <table:table-cell table:formula="of:=[$'Matriz At A'.T6]+[$'Matriz Lambda'.T6]" office:value-type="float" office:value="0.00000262847150822587" calcext:value-type="float">
            <text:p>2,62847150822587E-06</text:p>
          </table:table-cell>
          <table:table-cell table:formula="of:=[$'Matriz At A'.U6]+[$'Matriz Lambda'.U6]" office:value-type="float" office:value="0.999997377251186" calcext:value-type="float">
            <text:p>0,999997377251186</text:p>
          </table:table-cell>
          <table:table-cell table:formula="of:=[$'Matriz At A'.V6]+[$'Matriz Lambda'.V6]" office:value-type="float" office:value="0.00000261671158541255" calcext:value-type="float">
            <text:p>2,61671158541255E-06</text:p>
          </table:table-cell>
          <table:table-cell table:formula="of:=[$'Matriz At A'.W6]+[$'Matriz Lambda'.W6]" office:value-type="float" office:value="0.999997389641582" calcext:value-type="float">
            <text:p>0,999997389641582</text:p>
          </table:table-cell>
          <table:table-cell table:formula="of:=[$'Matriz At A'.X6]+[$'Matriz Lambda'.X6]" office:value-type="float" office:value="0.00000260368881777051" calcext:value-type="float">
            <text:p>2,60368881777051E-06</text:p>
          </table:table-cell>
          <table:table-cell table:formula="of:=[$'Matriz At A'.Y6]+[$'Matriz Lambda'.Y6]" office:value-type="float" office:value="0.999997403298049" calcext:value-type="float">
            <text:p>0,999997403298049</text:p>
          </table:table-cell>
          <table:table-cell table:formula="of:=[$'Matriz At A'.Z6]+[$'Matriz Lambda'.Z6]" office:value-type="float" office:value="0.00000258939652897361" calcext:value-type="float">
            <text:p>2,58939652897361E-06</text:p>
          </table:table-cell>
          <table:table-cell table:formula="of:=[$'Matriz At A'.AA6]+[$'Matriz Lambda'.AA6]" office:value-type="float" office:value="0.999997418228139" calcext:value-type="float">
            <text:p>0,999997418228139</text:p>
          </table:table-cell>
          <table:table-cell table:formula="of:=[$'Matriz At A'.AB6]+[$'Matriz Lambda'.AB6]" office:value-type="float" office:value="0.00000257382693724661" calcext:value-type="float">
            <text:p>2,57382693724661E-06</text:p>
          </table:table-cell>
          <table:table-cell table:formula="of:=[$'Matriz At A'.AC6]+[$'Matriz Lambda'.AC6]" office:value-type="float" office:value="0.999997434439752" calcext:value-type="float">
            <text:p>0,999997434439752</text:p>
          </table:table-cell>
          <table:table-cell table:formula="of:=[$'Matriz At A'.AD6]+[$'Matriz Lambda'.AD6]" office:value-type="float" office:value="0.00000255697053319626" calcext:value-type="float">
            <text:p>2,55697053319626E-06</text:p>
          </table:table-cell>
          <table:table-cell table:formula="of:=[$'Matriz At A'.AE6]+[$'Matriz Lambda'.AE6]" office:value-type="float" office:value="0.999997451943035" calcext:value-type="float">
            <text:p>0,999997451943035</text:p>
          </table:table-cell>
          <table:table-cell table:formula="of:=[$'Matriz At A'.AF6]+[$'Matriz Lambda'.AF6]" office:value-type="float" office:value="0.00000253881853506943" calcext:value-type="float">
            <text:p>2,53881853506943E-06</text:p>
          </table:table-cell>
          <table:table-cell table:formula="of:=[$'Matriz At A'.AG6]+[$'Matriz Lambda'.AG6]" office:value-type="float" office:value="0.999997470746743" calcext:value-type="float">
            <text:p>0,999997470746743</text:p>
          </table:table-cell>
          <table:table-cell table:formula="of:=[$'Matriz At A'.AH6]+[$'Matriz Lambda'.AH6]" office:value-type="float" office:value="0.00000251935935413616" calcext:value-type="float">
            <text:p>2,51935935413616E-06</text:p>
          </table:table-cell>
          <table:table-cell table:formula="of:=[$'Matriz At A'.AI6]+[$'Matriz Lambda'.AI6]" office:value-type="float" office:value="0.999997490863837" calcext:value-type="float">
            <text:p>0,999997490863837</text:p>
          </table:table-cell>
          <table:table-cell table:formula="of:=[$'Matriz At A'.AJ6]+[$'Matriz Lambda'.AJ6]" office:value-type="float" office:value="0.00000249858205791931" calcext:value-type="float">
            <text:p>2,49858205791931E-06</text:p>
          </table:table-cell>
          <table:table-cell table:formula="of:=[$'Matriz At A'.AK6]+[$'Matriz Lambda'.AK6]" office:value-type="float" office:value="0.999997512304596" calcext:value-type="float">
            <text:p>0,999997512304596</text:p>
          </table:table-cell>
        </table:table-row>
        <table:table-row table:style-name="ro1">
          <table:table-cell/>
          <table:table-cell table:formula="of:=[$'Matriz At A'.B7]+[$'Matriz Lambda'.B7]" office:value-type="float" office:value="0.999997323308178" calcext:value-type="float">
            <text:p>0,999997323308178</text:p>
          </table:table-cell>
          <table:table-cell table:formula="of:=[$'Matriz At A'.C7]+[$'Matriz Lambda'.C7]" office:value-type="float" office:value="0.00000267653818164515" calcext:value-type="float">
            <text:p>2,67653818164515E-06</text:p>
          </table:table-cell>
          <table:table-cell table:formula="of:=[$'Matriz At A'.D7]+[$'Matriz Lambda'.D7]" office:value-type="float" office:value="0.999997323922585" calcext:value-type="float">
            <text:p>0,999997323922585</text:p>
          </table:table-cell>
          <table:table-cell table:formula="of:=[$'Matriz At A'.E7]+[$'Matriz Lambda'.E7]" office:value-type="float" office:value="0.00000267530948516725" calcext:value-type="float">
            <text:p>2,67530948516725E-06</text:p>
          </table:table-cell>
          <table:table-cell table:formula="of:=[$'Matriz At A'.F7]+[$'Matriz Lambda'.F7]" office:value-type="float" office:value="0.999997325765814" calcext:value-type="float">
            <text:p>0,999997325765814</text:p>
          </table:table-cell>
          <table:table-cell table:formula="of:=[$'Matriz At A'.G7]+[$'Matriz Lambda'.G7]" office:value-type="float" office:value="0.00000267285142885321" calcext:value-type="float">
            <text:p>2,67285142885321E-06</text:p>
          </table:table-cell>
          <table:table-cell table:formula="of:=[$'Matriz At A'.H7]+[$'Matriz Lambda'.H7]" office:value-type="float" office:value="61.9999986699439" calcext:value-type="float">
            <text:p>61,9999986699439</text:p>
          </table:table-cell>
          <table:table-cell table:formula="of:=[$'Matriz At A'.I7]+[$'Matriz Lambda'.I7]" office:value-type="float" office:value="0.00000266916212188217" calcext:value-type="float">
            <text:p>2,66916212188217E-06</text:p>
          </table:table-cell>
          <table:table-cell table:formula="of:=[$'Matriz At A'.J7]+[$'Matriz Lambda'.J7]" office:value-type="float" office:value="0.999997333144208" calcext:value-type="float">
            <text:p>0,999997333144208</text:p>
          </table:table-cell>
          <table:table-cell table:formula="of:=[$'Matriz At A'.K7]+[$'Matriz Lambda'.K7]" office:value-type="float" office:value="0.00000266424074912841" calcext:value-type="float">
            <text:p>2,66424074912841E-06</text:p>
          </table:table-cell>
          <table:table-cell table:formula="of:=[$'Matriz At A'.L7]+[$'Matriz Lambda'.L7]" office:value-type="float" office:value="0.999997338683363" calcext:value-type="float">
            <text:p>0,999997338683363</text:p>
          </table:table-cell>
          <table:table-cell table:formula="of:=[$'Matriz At A'.M7]+[$'Matriz Lambda'.M7]" office:value-type="float" office:value="0.00000265808358190789" calcext:value-type="float">
            <text:p>2,65808358190789E-06</text:p>
          </table:table-cell>
          <table:table-cell table:formula="of:=[$'Matriz At A'.N7]+[$'Matriz Lambda'.N7]" office:value-type="float" office:value="0.999997345459466" calcext:value-type="float">
            <text:p>0,999997345459466</text:p>
          </table:table-cell>
          <table:table-cell table:formula="of:=[$'Matriz At A'.O7]+[$'Matriz Lambda'.O7]" office:value-type="float" office:value="0.00000265068715998851" calcext:value-type="float">
            <text:p>2,65068715998851E-06</text:p>
          </table:table-cell>
          <table:table-cell table:formula="of:=[$'Matriz At A'.P7]+[$'Matriz Lambda'.P7]" office:value-type="float" office:value="0.999997353476634" calcext:value-type="float">
            <text:p>0,999997353476634</text:p>
          </table:table-cell>
          <table:table-cell table:formula="of:=[$'Matriz At A'.Q7]+[$'Matriz Lambda'.Q7]" office:value-type="float" office:value="0.00000264204803712698" calcext:value-type="float">
            <text:p>2,64204803712698E-06</text:p>
          </table:table-cell>
          <table:table-cell table:formula="of:=[$'Matriz At A'.R7]+[$'Matriz Lambda'.R7]" office:value-type="float" office:value="0.999997362739263" calcext:value-type="float">
            <text:p>0,999997362739263</text:p>
          </table:table-cell>
          <table:table-cell table:formula="of:=[$'Matriz At A'.S7]+[$'Matriz Lambda'.S7]" office:value-type="float" office:value="0.00000263216083362661" calcext:value-type="float">
            <text:p>2,63216083362661E-06</text:p>
          </table:table-cell>
          <table:table-cell table:formula="of:=[$'Matriz At A'.T7]+[$'Matriz Lambda'.T7]" office:value-type="float" office:value="0.999997373252704" calcext:value-type="float">
            <text:p>0,999997373252704</text:p>
          </table:table-cell>
          <table:table-cell table:formula="of:=[$'Matriz At A'.U7]+[$'Matriz Lambda'.U7]" office:value-type="float" office:value="0.00000262102008519172" calcext:value-type="float">
            <text:p>2,62102008519172E-06</text:p>
          </table:table-cell>
          <table:table-cell table:formula="of:=[$'Matriz At A'.V7]+[$'Matriz Lambda'.V7]" office:value-type="float" office:value="0.999997385021798" calcext:value-type="float">
            <text:p>0,999997385021798</text:p>
          </table:table-cell>
          <table:table-cell table:formula="of:=[$'Matriz At A'.W7]+[$'Matriz Lambda'.W7]" office:value-type="float" office:value="0.000002608619931177" calcext:value-type="float">
            <text:p>2,608619931177E-06</text:p>
          </table:table-cell>
          <table:table-cell table:formula="of:=[$'Matriz At A'.X7]+[$'Matriz Lambda'.X7]" office:value-type="float" office:value="0.999997398054789" calcext:value-type="float">
            <text:p>0,999997398054789</text:p>
          </table:table-cell>
          <table:table-cell table:formula="of:=[$'Matriz At A'.Y7]+[$'Matriz Lambda'.Y7]" office:value-type="float" office:value="0.00000259495303644996" calcext:value-type="float">
            <text:p>2,59495303644996E-06</text:p>
          </table:table-cell>
          <table:table-cell table:formula="of:=[$'Matriz At A'.Z7]+[$'Matriz Lambda'.Z7]" office:value-type="float" office:value="0.999997412358203" calcext:value-type="float">
            <text:p>0,999997412358203</text:p>
          </table:table-cell>
          <table:table-cell table:formula="of:=[$'Matriz At A'.AA7]+[$'Matriz Lambda'.AA7]" office:value-type="float" office:value="0.00000258001132302788" calcext:value-type="float">
            <text:p>2,58001132302788E-06</text:p>
          </table:table-cell>
          <table:table-cell table:formula="of:=[$'Matriz At A'.AB7]+[$'Matriz Lambda'.AB7]" office:value-type="float" office:value="0.999997427939822" calcext:value-type="float">
            <text:p>0,999997427939822</text:p>
          </table:table-cell>
          <table:table-cell table:formula="of:=[$'Matriz At A'.AC7]+[$'Matriz Lambda'.AC7]" office:value-type="float" office:value="0.00000256378681728897" calcext:value-type="float">
            <text:p>2,56378681728897E-06</text:p>
          </table:table-cell>
          <table:table-cell table:formula="of:=[$'Matriz At A'.AD7]+[$'Matriz Lambda'.AD7]" office:value-type="float" office:value="0.999997444809475" calcext:value-type="float">
            <text:p>0,999997444809475</text:p>
          </table:table-cell>
          <table:table-cell table:formula="of:=[$'Matriz At A'.AE7]+[$'Matriz Lambda'.AE7]" office:value-type="float" office:value="0.00000254627000539909" calcext:value-type="float">
            <text:p>2,54627000539909E-06</text:p>
          </table:table-cell>
          <table:table-cell table:formula="of:=[$'Matriz At A'.AF7]+[$'Matriz Lambda'.AF7]" office:value-type="float" office:value="0.99999746297617" calcext:value-type="float">
            <text:p>0,99999746297617</text:p>
          </table:table-cell>
          <table:table-cell table:formula="of:=[$'Matriz At A'.AG7]+[$'Matriz Lambda'.AG7]" office:value-type="float" office:value="0.00000252745105533414" calcext:value-type="float">
            <text:p>2,52745105533414E-06</text:p>
          </table:table-cell>
          <table:table-cell table:formula="of:=[$'Matriz At A'.AH7]+[$'Matriz Lambda'.AH7]" office:value-type="float" office:value="0.999997482450616" calcext:value-type="float">
            <text:p>0,999997482450616</text:p>
          </table:table-cell>
          <table:table-cell table:formula="of:=[$'Matriz At A'.AI7]+[$'Matriz Lambda'.AI7]" office:value-type="float" office:value="0.000002507317830025" calcext:value-type="float">
            <text:p>2,507317830025E-06</text:p>
          </table:table-cell>
          <table:table-cell table:formula="of:=[$'Matriz At A'.AJ7]+[$'Matriz Lambda'.AJ7]" office:value-type="float" office:value="0.999997503244491" calcext:value-type="float">
            <text:p>0,999997503244491</text:p>
          </table:table-cell>
          <table:table-cell table:formula="of:=[$'Matriz At A'.AK7]+[$'Matriz Lambda'.AK7]" office:value-type="float" office:value="0.000002485859951884" calcext:value-type="float">
            <text:p>2,485859951884E-06</text:p>
          </table:table-cell>
        </table:table-row>
        <table:table-row table:style-name="ro1">
          <table:table-cell/>
          <table:table-cell table:formula="of:=[$'Matriz At A'.B8]+[$'Matriz Lambda'.B8]" office:value-type="float" office:value="0.00000267469829817735" calcext:value-type="float">
            <text:p>2,67469829817735E-06</text:p>
          </table:table-cell>
          <table:table-cell table:formula="of:=[$'Matriz At A'.C8]+[$'Matriz Lambda'.C8]" office:value-type="float" office:value="0.999997325455401" calcext:value-type="float">
            <text:p>0,999997325455401</text:p>
          </table:table-cell>
          <table:table-cell table:formula="of:=[$'Matriz At A'.D8]+[$'Matriz Lambda'.D8]" office:value-type="float" office:value="0.00000267408341925179" calcext:value-type="float">
            <text:p>2,67408341925179E-06</text:p>
          </table:table-cell>
          <table:table-cell table:formula="of:=[$'Matriz At A'.E8]+[$'Matriz Lambda'.E8]" office:value-type="float" office:value="0.999997326685219" calcext:value-type="float">
            <text:p>0,999997326685219</text:p>
          </table:table-cell>
          <table:table-cell table:formula="of:=[$'Matriz At A'.F8]+[$'Matriz Lambda'.F8]" office:value-type="float" office:value="0.00000267223861427635" calcext:value-type="float">
            <text:p>2,67223861427635E-06</text:p>
          </table:table-cell>
          <table:table-cell table:formula="of:=[$'Matriz At A'.G8]+[$'Matriz Lambda'.G8]" office:value-type="float" office:value="0.999997329145677" calcext:value-type="float">
            <text:p>0,999997329145677</text:p>
          </table:table-cell>
          <table:table-cell table:formula="of:=[$'Matriz At A'.H8]+[$'Matriz Lambda'.H8]" office:value-type="float" office:value="0.00000266916212188217" calcext:value-type="float">
            <text:p>2,66916212188217E-06</text:p>
          </table:table-cell>
          <table:table-cell table:formula="of:=[$'Matriz At A'.I8]+[$'Matriz Lambda'.I8]" office:value-type="float" office:value="61.9999986739423" calcext:value-type="float">
            <text:p>61,9999986739423</text:p>
          </table:table-cell>
          <table:table-cell table:formula="of:=[$'Matriz At A'.J8]+[$'Matriz Lambda'.J8]" office:value-type="float" office:value="0.00000266485352862222" calcext:value-type="float">
            <text:p>2,66485352862222E-06</text:p>
          </table:table-cell>
          <table:table-cell table:formula="of:=[$'Matriz At A'.K8]+[$'Matriz Lambda'.K8]" office:value-type="float" office:value="0.999997337763985" calcext:value-type="float">
            <text:p>0,999997337763985</text:p>
          </table:table-cell>
          <table:table-cell table:formula="of:=[$'Matriz At A'.L8]+[$'Matriz Lambda'.L8]" office:value-type="float" office:value="0.00000265930963172512" calcext:value-type="float">
            <text:p>2,65930963172512E-06</text:p>
          </table:table-cell>
          <table:table-cell table:formula="of:=[$'Matriz At A'.M8]+[$'Matriz Lambda'.M8]" office:value-type="float" office:value="0.99999734392662" calcext:value-type="float">
            <text:p>0,99999734392662</text:p>
          </table:table-cell>
          <table:table-cell table:formula="of:=[$'Matriz At A'.N8]+[$'Matriz Lambda'.N8]" office:value-type="float" office:value="0.00000265252705999863" calcext:value-type="float">
            <text:p>2,65252705999863E-06</text:p>
          </table:table-cell>
          <table:table-cell table:formula="of:=[$'Matriz At A'.O8]+[$'Matriz Lambda'.O8]" office:value-type="float" office:value="0.999997351329434" calcext:value-type="float">
            <text:p>0,999997351329434</text:p>
          </table:table-cell>
          <table:table-cell table:formula="of:=[$'Matriz At A'.P8]+[$'Matriz Lambda'.P8]" office:value-type="float" office:value="0.00000264450281894923" calcext:value-type="float">
            <text:p>2,64450281894923E-06</text:p>
          </table:table-cell>
          <table:table-cell table:formula="of:=[$'Matriz At A'.Q8]+[$'Matriz Lambda'.Q8]" office:value-type="float" office:value="0.999997359976598" calcext:value-type="float">
            <text:p>0,999997359976598</text:p>
          </table:table-cell>
          <table:table-cell table:formula="of:=[$'Matriz At A'.R8]+[$'Matriz Lambda'.R8]" office:value-type="float" office:value="0.0000026352317258338" calcext:value-type="float">
            <text:p>2,6352317258338E-06</text:p>
          </table:table-cell>
          <table:table-cell table:formula="of:=[$'Matriz At A'.S8]+[$'Matriz Lambda'.S8]" office:value-type="float" office:value="0.999997369872825" calcext:value-type="float">
            <text:p>0,999997369872825</text:p>
          </table:table-cell>
          <table:table-cell table:formula="of:=[$'Matriz At A'.T8]+[$'Matriz Lambda'.T8]" office:value-type="float" office:value="0.00000262470941414517" calcext:value-type="float">
            <text:p>2,62470941414517E-06</text:p>
          </table:table-cell>
          <table:table-cell table:formula="of:=[$'Matriz At A'.U8]+[$'Matriz Lambda'.U8]" office:value-type="float" office:value="0.999997381023278" calcext:value-type="float">
            <text:p>0,999997381023278</text:p>
          </table:table-cell>
          <table:table-cell table:formula="of:=[$'Matriz At A'.V8]+[$'Matriz Lambda'.V8]" office:value-type="float" office:value="0.00000261292842373972" calcext:value-type="float">
            <text:p>2,61292842373972E-06</text:p>
          </table:table-cell>
          <table:table-cell table:formula="of:=[$'Matriz At A'.W8]+[$'Matriz Lambda'.W8]" office:value-type="float" office:value="0.999997393435019" calcext:value-type="float">
            <text:p>0,999997393435019</text:p>
          </table:table-cell>
          <table:table-cell table:formula="of:=[$'Matriz At A'.X8]+[$'Matriz Lambda'.X8]" office:value-type="float" office:value="0.00000259988415618473" calcext:value-type="float">
            <text:p>2,59988415618473E-06</text:p>
          </table:table-cell>
          <table:table-cell table:formula="of:=[$'Matriz At A'.Y8]+[$'Matriz Lambda'.Y8]" office:value-type="float" office:value="0.999997407114932" calcext:value-type="float">
            <text:p>0,999997407114932</text:p>
          </table:table-cell>
          <table:table-cell table:formula="of:=[$'Matriz At A'.Z8]+[$'Matriz Lambda'.Z8]" office:value-type="float" office:value="0.00000258556780685648" calcext:value-type="float">
            <text:p>2,58556780685648E-06</text:p>
          </table:table-cell>
          <table:table-cell table:formula="of:=[$'Matriz At A'.AA8]+[$'Matriz Lambda'.AA8]" office:value-type="float" office:value="0.99999742206985" calcext:value-type="float">
            <text:p>0,99999742206985</text:p>
          </table:table-cell>
          <table:table-cell table:formula="of:=[$'Matriz At A'.AB8]+[$'Matriz Lambda'.AB8]" office:value-type="float" office:value="0.00000256997117187296" calcext:value-type="float">
            <text:p>2,56997117187296E-06</text:p>
          </table:table-cell>
          <table:table-cell table:formula="of:=[$'Matriz At A'.AC8]+[$'Matriz Lambda'.AC8]" office:value-type="float" office:value="0.999997438309542" calcext:value-type="float">
            <text:p>0,999997438309542</text:p>
          </table:table-cell>
          <table:table-cell table:formula="of:=[$'Matriz At A'.AD8]+[$'Matriz Lambda'.AD8]" office:value-type="float" office:value="0.00000255308630037199" calcext:value-type="float">
            <text:p>2,55308630037199E-06</text:p>
          </table:table-cell>
          <table:table-cell table:formula="of:=[$'Matriz At A'.AE8]+[$'Matriz Lambda'.AE8]" office:value-type="float" office:value="0.999997455842554" calcext:value-type="float">
            <text:p>0,999997455842554</text:p>
          </table:table-cell>
          <table:table-cell table:formula="of:=[$'Matriz At A'.AF8]+[$'Matriz Lambda'.AF8]" office:value-type="float" office:value="0.00000253490245083476" calcext:value-type="float">
            <text:p>2,53490245083476E-06</text:p>
          </table:table-cell>
          <table:table-cell table:formula="of:=[$'Matriz At A'.AG8]+[$'Matriz Lambda'.AG8]" office:value-type="float" office:value="0.999997474679953" calcext:value-type="float">
            <text:p>0,999997474679953</text:p>
          </table:table-cell>
          <table:table-cell table:formula="of:=[$'Matriz At A'.AH8]+[$'Matriz Lambda'.AH8]" office:value-type="float" office:value="0.00000251540947893147" calcext:value-type="float">
            <text:p>2,51540947893147E-06</text:p>
          </table:table-cell>
          <table:table-cell table:formula="of:=[$'Matriz At A'.AI8]+[$'Matriz Lambda'.AI8]" office:value-type="float" office:value="0.999997494831293" calcext:value-type="float">
            <text:p>0,999997494831293</text:p>
          </table:table-cell>
          <table:table-cell table:formula="of:=[$'Matriz At A'.AJ8]+[$'Matriz Lambda'.AJ8]" office:value-type="float" office:value="0.00000249459569345856" calcext:value-type="float">
            <text:p>2,49459569345856E-06</text:p>
          </table:table-cell>
          <table:table-cell table:formula="of:=[$'Matriz At A'.AK8]+[$'Matriz Lambda'.AK8]" office:value-type="float" office:value="0.999997516309769" calcext:value-type="float">
            <text:p>0,999997516309769</text:p>
          </table:table-cell>
        </table:table-row>
        <table:table-row table:style-name="ro1">
          <table:table-cell/>
          <table:table-cell table:formula="of:=[$'Matriz At A'.B9]+[$'Matriz Lambda'.B9]" office:value-type="float" office:value="0.999997327602657" calcext:value-type="float">
            <text:p>0,999997327602657</text:p>
          </table:table-cell>
          <table:table-cell table:formula="of:=[$'Matriz At A'.C9]+[$'Matriz Lambda'.C9]" office:value-type="float" office:value="0.00000267224350769535" calcext:value-type="float">
            <text:p>2,67224350769535E-06</text:p>
          </table:table-cell>
          <table:table-cell table:formula="of:=[$'Matriz At A'.D9]+[$'Matriz Lambda'.D9]" office:value-type="float" office:value="0.999997328218071" calcext:value-type="float">
            <text:p>0,999997328218071</text:p>
          </table:table-cell>
          <table:table-cell table:formula="of:=[$'Matriz At A'.E9]+[$'Matriz Lambda'.E9]" office:value-type="float" office:value="0.00000267101252016122" calcext:value-type="float">
            <text:p>2,67101252016122E-06</text:p>
          </table:table-cell>
          <table:table-cell table:formula="of:=[$'Matriz At A'.F9]+[$'Matriz Lambda'.F9]" office:value-type="float" office:value="0.999997330065113" calcext:value-type="float">
            <text:p>0,999997330065113</text:p>
          </table:table-cell>
          <table:table-cell table:formula="of:=[$'Matriz At A'.G9]+[$'Matriz Lambda'.G9]" office:value-type="float" office:value="0.00000266854923536286" calcext:value-type="float">
            <text:p>2,66854923536286E-06</text:p>
          </table:table-cell>
          <table:table-cell table:formula="of:=[$'Matriz At A'.H9]+[$'Matriz Lambda'.H9]" office:value-type="float" office:value="0.999997333144208" calcext:value-type="float">
            <text:p>0,999997333144208</text:p>
          </table:table-cell>
          <table:table-cell table:formula="of:=[$'Matriz At A'.I9]+[$'Matriz Lambda'.I9]" office:value-type="float" office:value="0.00000266485352862222" calcext:value-type="float">
            <text:p>2,66485352862222E-06</text:p>
          </table:table-cell>
          <table:table-cell table:formula="of:=[$'Matriz At A'.J9]+[$'Matriz Lambda'.J9]" office:value-type="float" office:value="61.9999986785621" calcext:value-type="float">
            <text:p>61,9999986785621</text:p>
          </table:table-cell>
          <table:table-cell table:formula="of:=[$'Matriz At A'.K9]+[$'Matriz Lambda'.K9]" office:value-type="float" office:value="0.00000265992249248725" calcext:value-type="float">
            <text:p>2,65992249248725E-06</text:p>
          </table:table-cell>
          <table:table-cell table:formula="of:=[$'Matriz At A'.L9]+[$'Matriz Lambda'.L9]" office:value-type="float" office:value="0.999997343007216" calcext:value-type="float">
            <text:p>0,999997343007216</text:p>
          </table:table-cell>
          <table:table-cell table:formula="of:=[$'Matriz At A'.M9]+[$'Matriz Lambda'.M9]" office:value-type="float" office:value="0.00000265375316788052" calcext:value-type="float">
            <text:p>2,65375316788052E-06</text:p>
          </table:table-cell>
          <table:table-cell table:formula="of:=[$'Matriz At A'.N9]+[$'Matriz Lambda'.N9]" office:value-type="float" office:value="0.999997349796582" calcext:value-type="float">
            <text:p>0,999997349796582</text:p>
          </table:table-cell>
          <table:table-cell table:formula="of:=[$'Matriz At A'.O9]+[$'Matriz Lambda'.O9]" office:value-type="float" office:value="0.00000264634268143382" calcext:value-type="float">
            <text:p>2,64634268143382E-06</text:p>
          </table:table-cell>
          <table:table-cell table:formula="of:=[$'Matriz At A'.P9]+[$'Matriz Lambda'.P9]" office:value-type="float" office:value="0.99999735782935" calcext:value-type="float">
            <text:p>0,99999735782935</text:p>
          </table:table-cell>
          <table:table-cell table:formula="of:=[$'Matriz At A'.Q9]+[$'Matriz Lambda'.Q9]" office:value-type="float" office:value="0.00000263768651953544" calcext:value-type="float">
            <text:p>2,63768651953544E-06</text:p>
          </table:table-cell>
          <table:table-cell table:formula="of:=[$'Matriz At A'.R9]+[$'Matriz Lambda'.R9]" office:value-type="float" office:value="0.99999736711018" calcext:value-type="float">
            <text:p>0,99999736711018</text:p>
          </table:table-cell>
          <table:table-cell table:formula="of:=[$'Matriz At A'.S9]+[$'Matriz Lambda'.S9]" office:value-type="float" office:value="0.00000262778031412392" calcext:value-type="float">
            <text:p>2,62778031412392E-06</text:p>
          </table:table-cell>
          <table:table-cell table:formula="of:=[$'Matriz At A'.T9]+[$'Matriz Lambda'.T9]" office:value-type="float" office:value="0.999997377643433" calcext:value-type="float">
            <text:p>0,999997377643433</text:p>
          </table:table-cell>
          <table:table-cell table:formula="of:=[$'Matriz At A'.U9]+[$'Matriz Lambda'.U9]" office:value-type="float" office:value="0.00000261661780220912" calcext:value-type="float">
            <text:p>2,61661780220912E-06</text:p>
          </table:table-cell>
          <table:table-cell table:formula="of:=[$'Matriz At A'.V9]+[$'Matriz Lambda'.V9]" office:value-type="float" office:value="0.9999973894365" calcext:value-type="float">
            <text:p>0,9999973894365</text:p>
          </table:table-cell>
          <table:table-cell table:formula="of:=[$'Matriz At A'.W9]+[$'Matriz Lambda'.W9]" office:value-type="float" office:value="0.00000260419265774026" calcext:value-type="float">
            <text:p>2,60419265774026E-06</text:p>
          </table:table-cell>
          <table:table-cell table:formula="of:=[$'Matriz At A'.X9]+[$'Matriz Lambda'.X9]" office:value-type="float" office:value="0.99999740249515" calcext:value-type="float">
            <text:p>0,99999740249515</text:p>
          </table:table-cell>
          <table:table-cell table:formula="of:=[$'Matriz At A'.Y9]+[$'Matriz Lambda'.Y9]" office:value-type="float" office:value="0.00000259049892781249" calcext:value-type="float">
            <text:p>2,59049892781249E-06</text:p>
          </table:table-cell>
          <table:table-cell table:formula="of:=[$'Matriz At A'.Z9]+[$'Matriz Lambda'.Z9]" office:value-type="float" office:value="0.999997416826613" calcext:value-type="float">
            <text:p>0,999997416826613</text:p>
          </table:table-cell>
          <table:table-cell table:formula="of:=[$'Matriz At A'.AA9]+[$'Matriz Lambda'.AA9]" office:value-type="float" office:value="0.0000025755276946704" calcext:value-type="float">
            <text:p>2,5755276946704E-06</text:p>
          </table:table-cell>
          <table:table-cell table:formula="of:=[$'Matriz At A'.AB9]+[$'Matriz Lambda'.AB9]" office:value-type="float" office:value="0.999997432439588" calcext:value-type="float">
            <text:p>0,999997432439588</text:p>
          </table:table-cell>
          <table:table-cell table:formula="of:=[$'Matriz At A'.AC9]+[$'Matriz Lambda'.AC9]" office:value-type="float" office:value="0.0000025592706560662" calcext:value-type="float">
            <text:p>2,5592706560662E-06</text:p>
          </table:table-cell>
          <table:table-cell table:formula="of:=[$'Matriz At A'.AD9]+[$'Matriz Lambda'.AD9]" office:value-type="float" office:value="0.999997449342605" calcext:value-type="float">
            <text:p>0,999997449342605</text:p>
          </table:table-cell>
          <table:table-cell table:formula="of:=[$'Matriz At A'.AE9]+[$'Matriz Lambda'.AE9]" office:value-type="float" office:value="0.00000254171876823417" calcext:value-type="float">
            <text:p>2,54171876823417E-06</text:p>
          </table:table-cell>
          <table:table-cell table:formula="of:=[$'Matriz At A'.AF9]+[$'Matriz Lambda'.AF9]" office:value-type="float" office:value="0.99999746754642" calcext:value-type="float">
            <text:p>0,99999746754642</text:p>
          </table:table-cell>
          <table:table-cell table:formula="of:=[$'Matriz At A'.AG9]+[$'Matriz Lambda'.AG9]" office:value-type="float" office:value="0.00000252286094526433" calcext:value-type="float">
            <text:p>2,52286094526433E-06</text:p>
          </table:table-cell>
          <table:table-cell table:formula="of:=[$'Matriz At A'.AH9]+[$'Matriz Lambda'.AH9]" office:value-type="float" office:value="0.999997487060682" calcext:value-type="float">
            <text:p>0,999997487060682</text:p>
          </table:table-cell>
          <table:table-cell table:formula="of:=[$'Matriz At A'.AI9]+[$'Matriz Lambda'.AI9]" office:value-type="float" office:value="0.00000250268733092973" calcext:value-type="float">
            <text:p>2,50268733092973E-06</text:p>
          </table:table-cell>
          <table:table-cell table:formula="of:=[$'Matriz At A'.AJ9]+[$'Matriz Lambda'.AJ9]" office:value-type="float" office:value="0.9999975078966" calcext:value-type="float">
            <text:p>0,9999975078966</text:p>
          </table:table-cell>
          <table:table-cell table:formula="of:=[$'Matriz At A'.AK9]+[$'Matriz Lambda'.AK9]" office:value-type="float" office:value="0.00000248118547729881" calcext:value-type="float">
            <text:p>2,48118547729881E-06</text:p>
          </table:table-cell>
        </table:table-row>
        <table:table-row table:style-name="ro1">
          <table:table-cell/>
          <table:table-cell table:formula="of:=[$'Matriz At A'.B10]+[$'Matriz Lambda'.B10]" office:value-type="float" office:value="0.00000266978875218538" calcext:value-type="float">
            <text:p>2,66978875218538E-06</text:p>
          </table:table-cell>
          <table:table-cell table:formula="of:=[$'Matriz At A'.C10]+[$'Matriz Lambda'.C10]" office:value-type="float" office:value="0.999997330365296" calcext:value-type="float">
            <text:p>0,999997330365296</text:p>
          </table:table-cell>
          <table:table-cell table:formula="of:=[$'Matriz At A'.D10]+[$'Matriz Lambda'.D10]" office:value-type="float" office:value="0.00000266917263269661" calcext:value-type="float">
            <text:p>2,66917263269661E-06</text:p>
          </table:table-cell>
          <table:table-cell table:formula="of:=[$'Matriz At A'.E10]+[$'Matriz Lambda'.E10]" office:value-type="float" office:value="0.999997331597937" calcext:value-type="float">
            <text:p>0,999997331597937</text:p>
          </table:table-cell>
          <table:table-cell table:formula="of:=[$'Matriz At A'.F10]+[$'Matriz Lambda'.F10]" office:value-type="float" office:value="0.00000266732317477647" calcext:value-type="float">
            <text:p>2,66732317477647E-06</text:p>
          </table:table-cell>
          <table:table-cell table:formula="of:=[$'Matriz At A'.G10]+[$'Matriz Lambda'.G10]" office:value-type="float" office:value="0.999997334063605" calcext:value-type="float">
            <text:p>0,999997334063605</text:p>
          </table:table-cell>
          <table:table-cell table:formula="of:=[$'Matriz At A'.H10]+[$'Matriz Lambda'.H10]" office:value-type="float" office:value="0.00000266424074912841" calcext:value-type="float">
            <text:p>2,66424074912841E-06</text:p>
          </table:table-cell>
          <table:table-cell table:formula="of:=[$'Matriz At A'.I10]+[$'Matriz Lambda'.I10]" office:value-type="float" office:value="0.999997337763985" calcext:value-type="float">
            <text:p>0,999997337763985</text:p>
          </table:table-cell>
          <table:table-cell table:formula="of:=[$'Matriz At A'.J10]+[$'Matriz Lambda'.J10]" office:value-type="float" office:value="0.00000265992249248725" calcext:value-type="float">
            <text:p>2,65992249248725E-06</text:p>
          </table:table-cell>
          <table:table-cell table:formula="of:=[$'Matriz At A'.K10]+[$'Matriz Lambda'.K10]" office:value-type="float" office:value="61.9999986838054" calcext:value-type="float">
            <text:p>61,9999986838054</text:p>
          </table:table-cell>
          <table:table-cell table:formula="of:=[$'Matriz At A'.L10]+[$'Matriz Lambda'.L10]" office:value-type="float" office:value="0.00000265436596946778" calcext:value-type="float">
            <text:p>2,65436596946778E-06</text:p>
          </table:table-cell>
          <table:table-cell table:formula="of:=[$'Matriz At A'.M10]+[$'Matriz Lambda'.M10]" office:value-type="float" office:value="0.999997348877158" calcext:value-type="float">
            <text:p>0,999997348877158</text:p>
          </table:table-cell>
          <table:table-cell table:formula="of:=[$'Matriz At A'.N10]+[$'Matriz Lambda'.N10]" office:value-type="float" office:value="0.00000264756876922068" calcext:value-type="float">
            <text:p>2,64756876922068E-06</text:p>
          </table:table-cell>
          <table:table-cell table:formula="of:=[$'Matriz At A'.O10]+[$'Matriz Lambda'.O10]" office:value-type="float" office:value="0.999997356296554" calcext:value-type="float">
            <text:p>0,999997356296554</text:p>
          </table:table-cell>
          <table:table-cell table:formula="of:=[$'Matriz At A'.P10]+[$'Matriz Lambda'.P10]" office:value-type="float" office:value="0.00000263952641754717" calcext:value-type="float">
            <text:p>2,63952641754717E-06</text:p>
          </table:table-cell>
          <table:table-cell table:formula="of:=[$'Matriz At A'.Q10]+[$'Matriz Lambda'.Q10]" office:value-type="float" office:value="0.999997364962935" calcext:value-type="float">
            <text:p>0,999997364962935</text:p>
          </table:table-cell>
          <table:table-cell table:formula="of:=[$'Matriz At A'.R10]+[$'Matriz Lambda'.R10]" office:value-type="float" office:value="0.00000263023507152127" calcext:value-type="float">
            <text:p>2,63023507152127E-06</text:p>
          </table:table-cell>
          <table:table-cell table:formula="of:=[$'Matriz At A'.S10]+[$'Matriz Lambda'.S10]" office:value-type="float" office:value="0.999997374880797" calcext:value-type="float">
            <text:p>0,999997374880797</text:p>
          </table:table-cell>
          <table:table-cell table:formula="of:=[$'Matriz At A'.T10]+[$'Matriz Lambda'.T10]" office:value-type="float" office:value="0.00000261968865955531" calcext:value-type="float">
            <text:p>2,61968865955531E-06</text:p>
          </table:table-cell>
          <table:table-cell table:formula="of:=[$'Matriz At A'.U10]+[$'Matriz Lambda'.U10]" office:value-type="float" office:value="0.99999738605661" calcext:value-type="float">
            <text:p>0,99999738605661</text:p>
          </table:table-cell>
          <table:table-cell table:formula="of:=[$'Matriz At A'.V10]+[$'Matriz Lambda'.V10]" office:value-type="float" office:value="0.00000260788202055551" calcext:value-type="float">
            <text:p>2,60788202055551E-06</text:p>
          </table:table-cell>
          <table:table-cell table:formula="of:=[$'Matriz At A'.W10]+[$'Matriz Lambda'.W10]" office:value-type="float" office:value="0.999997398496652" calcext:value-type="float">
            <text:p>0,999997398496652</text:p>
          </table:table-cell>
          <table:table-cell table:formula="of:=[$'Matriz At A'.X10]+[$'Matriz Lambda'.X10]" office:value-type="float" office:value="0.0000025948074248161" calcext:value-type="float">
            <text:p>2,5948074248161E-06</text:p>
          </table:table-cell>
          <table:table-cell table:formula="of:=[$'Matriz At A'.Y10]+[$'Matriz Lambda'.Y10]" office:value-type="float" office:value="0.999997412206835" calcext:value-type="float">
            <text:p>0,999997412206835</text:p>
          </table:table-cell>
          <table:table-cell table:formula="of:=[$'Matriz At A'.Z10]+[$'Matriz Lambda'.Z10]" office:value-type="float" office:value="0.00000258045879641955" calcext:value-type="float">
            <text:p>2,58045879641955E-06</text:p>
          </table:table-cell>
          <table:table-cell table:formula="of:=[$'Matriz At A'.AA10]+[$'Matriz Lambda'.AA10]" office:value-type="float" office:value="0.999997427196331" calcext:value-type="float">
            <text:p>0,999997427196331</text:p>
          </table:table-cell>
          <table:table-cell table:formula="of:=[$'Matriz At A'.AB10]+[$'Matriz Lambda'.AB10]" office:value-type="float" office:value="0.00000256482713723027" calcext:value-type="float">
            <text:p>2,56482713723027E-06</text:p>
          </table:table-cell>
          <table:table-cell table:formula="of:=[$'Matriz At A'.AC10]+[$'Matriz Lambda'.AC10]" office:value-type="float" office:value="0.999997443472672" calcext:value-type="float">
            <text:p>0,999997443472672</text:p>
          </table:table-cell>
          <table:table-cell table:formula="of:=[$'Matriz At A'.AD10]+[$'Matriz Lambda'.AD10]" office:value-type="float" office:value="0.00000254790314213604" calcext:value-type="float">
            <text:p>2,54790314213604E-06</text:p>
          </table:table-cell>
          <table:table-cell table:formula="of:=[$'Matriz At A'.AE10]+[$'Matriz Lambda'.AE10]" office:value-type="float" office:value="0.99999746104646" calcext:value-type="float">
            <text:p>0,99999746104646</text:p>
          </table:table-cell>
          <table:table-cell table:formula="of:=[$'Matriz At A'.AF10]+[$'Matriz Lambda'.AF10]" office:value-type="float" office:value="0.00000252967720115738" calcext:value-type="float">
            <text:p>2,52967720115738E-06</text:p>
          </table:table-cell>
          <table:table-cell table:formula="of:=[$'Matriz At A'.AG10]+[$'Matriz Lambda'.AG10]" office:value-type="float" office:value="0.999997479927085" calcext:value-type="float">
            <text:p>0,999997479927085</text:p>
          </table:table-cell>
          <table:table-cell table:formula="of:=[$'Matriz At A'.AH10]+[$'Matriz Lambda'.AH10]" office:value-type="float" office:value="0.00000251013877072825" calcext:value-type="float">
            <text:p>2,51013877072825E-06</text:p>
          </table:table-cell>
          <table:table-cell table:formula="of:=[$'Matriz At A'.AI10]+[$'Matriz Lambda'.AI10]" office:value-type="float" office:value="0.999997500125977" calcext:value-type="float">
            <text:p>0,999997500125977</text:p>
          </table:table-cell>
          <table:table-cell table:formula="of:=[$'Matriz At A'.AJ10]+[$'Matriz Lambda'.AJ10]" office:value-type="float" office:value="0.00000248927710666536" calcext:value-type="float">
            <text:p>2,48927710666536E-06</text:p>
          </table:table-cell>
          <table:table-cell table:formula="of:=[$'Matriz At A'.AK10]+[$'Matriz Lambda'.AK10]" office:value-type="float" office:value="0.999997521654574" calcext:value-type="float">
            <text:p>0,999997521654574</text:p>
          </table:table-cell>
        </table:table-row>
        <table:table-row table:style-name="ro1">
          <table:table-cell/>
          <table:table-cell table:formula="of:=[$'Matriz At A'.B11]+[$'Matriz Lambda'.B11]" office:value-type="float" office:value="0.99999733312793" calcext:value-type="float">
            <text:p>0,99999733312793</text:p>
          </table:table-cell>
          <table:table-cell table:formula="of:=[$'Matriz At A'.C11]+[$'Matriz Lambda'.C11]" office:value-type="float" office:value="0.00000266671787929607" calcext:value-type="float">
            <text:p>2,66671787929607E-06</text:p>
          </table:table-cell>
          <table:table-cell table:formula="of:=[$'Matriz At A'.D11]+[$'Matriz Lambda'.D11]" office:value-type="float" office:value="0.999997333745157" calcext:value-type="float">
            <text:p>0,999997333745157</text:p>
          </table:table-cell>
          <table:table-cell table:formula="of:=[$'Matriz At A'.E11]+[$'Matriz Lambda'.E11]" office:value-type="float" office:value="0.00000266548328531346" calcext:value-type="float">
            <text:p>2,66548328531346E-06</text:p>
          </table:table-cell>
          <table:table-cell table:formula="of:=[$'Matriz At A'.F11]+[$'Matriz Lambda'.F11]" office:value-type="float" office:value="0.999997335596425" calcext:value-type="float">
            <text:p>0,999997335596425</text:p>
          </table:table-cell>
          <table:table-cell table:formula="of:=[$'Matriz At A'.G11]+[$'Matriz Lambda'.G11]" office:value-type="float" office:value="0.0000026630146854334" calcext:value-type="float">
            <text:p>2,6630146854334E-06</text:p>
          </table:table-cell>
          <table:table-cell table:formula="of:=[$'Matriz At A'.H11]+[$'Matriz Lambda'.H11]" office:value-type="float" office:value="0.999997338683363" calcext:value-type="float">
            <text:p>0,999997338683363</text:p>
          </table:table-cell>
          <table:table-cell table:formula="of:=[$'Matriz At A'.I11]+[$'Matriz Lambda'.I11]" office:value-type="float" office:value="0.00000265930963172512" calcext:value-type="float">
            <text:p>2,65930963172512E-06</text:p>
          </table:table-cell>
          <table:table-cell table:formula="of:=[$'Matriz At A'.J11]+[$'Matriz Lambda'.J11]" office:value-type="float" office:value="0.999997343007216" calcext:value-type="float">
            <text:p>0,999997343007216</text:p>
          </table:table-cell>
          <table:table-cell table:formula="of:=[$'Matriz At A'.K11]+[$'Matriz Lambda'.K11]" office:value-type="float" office:value="0.00000265436596946778" calcext:value-type="float">
            <text:p>2,65436596946778E-06</text:p>
          </table:table-cell>
          <table:table-cell table:formula="of:=[$'Matriz At A'.L11]+[$'Matriz Lambda'.L11]" office:value-type="float" office:value="61.9999986896754" calcext:value-type="float">
            <text:p>61,9999986896754</text:p>
          </table:table-cell>
          <table:table-cell table:formula="of:=[$'Matriz At A'.M11]+[$'Matriz Lambda'.M11]" office:value-type="float" office:value="0.00000264818165041092" calcext:value-type="float">
            <text:p>2,64818165041092E-06</text:p>
          </table:table-cell>
          <table:table-cell table:formula="of:=[$'Matriz At A'.N11]+[$'Matriz Lambda'.N11]" office:value-type="float" office:value="0.999997355377142" calcext:value-type="float">
            <text:p>0,999997355377142</text:p>
          </table:table-cell>
          <table:table-cell table:formula="of:=[$'Matriz At A'.O11]+[$'Matriz Lambda'.O11]" office:value-type="float" office:value="0.00000264075243983086" calcext:value-type="float">
            <text:p>2,64075243983086E-06</text:p>
          </table:table-cell>
          <table:table-cell table:formula="of:=[$'Matriz At A'.P11]+[$'Matriz Lambda'.P11]" office:value-type="float" office:value="0.999997363430091" calcext:value-type="float">
            <text:p>0,999997363430091</text:p>
          </table:table-cell>
          <table:table-cell table:formula="of:=[$'Matriz At A'.Q11]+[$'Matriz Lambda'.Q11]" office:value-type="float" office:value="0.00000263207496120632" calcext:value-type="float">
            <text:p>2,63207496120632E-06</text:p>
          </table:table-cell>
          <table:table-cell table:formula="of:=[$'Matriz At A'.R11]+[$'Matriz Lambda'.R11]" office:value-type="float" office:value="0.999997372733567" calcext:value-type="float">
            <text:p>0,999997372733567</text:p>
          </table:table-cell>
          <table:table-cell table:formula="of:=[$'Matriz At A'.S11]+[$'Matriz Lambda'.S11]" office:value-type="float" office:value="0.00000262214340096545" calcext:value-type="float">
            <text:p>2,62214340096545E-06</text:p>
          </table:table-cell>
          <table:table-cell table:formula="of:=[$'Matriz At A'.T11]+[$'Matriz Lambda'.T11]" office:value-type="float" office:value="0.999997383293988" calcext:value-type="float">
            <text:p>0,999997383293988</text:p>
          </table:table-cell>
          <table:table-cell table:formula="of:=[$'Matriz At A'.U11]+[$'Matriz Lambda'.U11]" office:value-type="float" office:value="0.00000261095290521318" calcext:value-type="float">
            <text:p>2,61095290521318E-06</text:p>
          </table:table-cell>
          <table:table-cell table:formula="of:=[$'Matriz At A'.V11]+[$'Matriz Lambda'.V11]" office:value-type="float" office:value="0.999997395116794" calcext:value-type="float">
            <text:p>0,999997395116794</text:p>
          </table:table-cell>
          <table:table-cell table:formula="of:=[$'Matriz At A'.W11]+[$'Matriz Lambda'.W11]" office:value-type="float" office:value="0.00000259849676864654" calcext:value-type="float">
            <text:p>2,59849676864654E-06</text:p>
          </table:table-cell>
          <table:table-cell table:formula="of:=[$'Matriz At A'.X11]+[$'Matriz Lambda'.X11]" office:value-type="float" office:value="0.999997408208321" calcext:value-type="float">
            <text:p>0,999997408208321</text:p>
          </table:table-cell>
          <table:table-cell table:formula="of:=[$'Matriz At A'.Y11]+[$'Matriz Lambda'.Y11]" office:value-type="float" office:value="0.00000258476730596868" calcext:value-type="float">
            <text:p>2,58476730596868E-06</text:p>
          </table:table-cell>
          <table:table-cell table:formula="of:=[$'Matriz At A'.Z11]+[$'Matriz Lambda'.Z11]" office:value-type="float" office:value="0.999997422576547" calcext:value-type="float">
            <text:p>0,999997422576547</text:p>
          </table:table-cell>
          <table:table-cell table:formula="of:=[$'Matriz At A'.AA11]+[$'Matriz Lambda'.AA11]" office:value-type="float" office:value="0.00000256975826040673" calcext:value-type="float">
            <text:p>2,56975826040673E-06</text:p>
          </table:table-cell>
          <table:table-cell table:formula="of:=[$'Matriz At A'.AB11]+[$'Matriz Lambda'.AB11]" office:value-type="float" office:value="0.999997438229435" calcext:value-type="float">
            <text:p>0,999997438229435</text:p>
          </table:table-cell>
          <table:table-cell table:formula="of:=[$'Matriz At A'.AC11]+[$'Matriz Lambda'.AC11]" office:value-type="float" office:value="0.00000255345963462439" calcext:value-type="float">
            <text:p>2,55345963462439E-06</text:p>
          </table:table-cell>
          <table:table-cell table:formula="of:=[$'Matriz At A'.AD11]+[$'Matriz Lambda'.AD11]" office:value-type="float" office:value="0.99999745517649" calcext:value-type="float">
            <text:p>0,99999745517649</text:p>
          </table:table-cell>
          <table:table-cell table:formula="of:=[$'Matriz At A'.AE11]+[$'Matriz Lambda'.AE11]" office:value-type="float" office:value="0.00000253586159393304" calcext:value-type="float">
            <text:p>2,53586159393304E-06</text:p>
          </table:table-cell>
          <table:table-cell table:formula="of:=[$'Matriz At A'.AF11]+[$'Matriz Lambda'.AF11]" office:value-type="float" office:value="0.999997473427142" calcext:value-type="float">
            <text:p>0,999997473427142</text:p>
          </table:table-cell>
          <table:table-cell table:formula="of:=[$'Matriz At A'.AG11]+[$'Matriz Lambda'.AG11]" office:value-type="float" office:value="0.0000025169551027826" calcext:value-type="float">
            <text:p>2,5169551027826E-06</text:p>
          </table:table-cell>
          <table:table-cell table:formula="of:=[$'Matriz At A'.AH11]+[$'Matriz Lambda'.AH11]" office:value-type="float" office:value="0.999997492992416" calcext:value-type="float">
            <text:p>0,999997492992416</text:p>
          </table:table-cell>
          <table:table-cell table:formula="of:=[$'Matriz At A'.AI11]+[$'Matriz Lambda'.AI11]" office:value-type="float" office:value="0.00000249672852326022" calcext:value-type="float">
            <text:p>2,49672852326022E-06</text:p>
          </table:table-cell>
          <table:table-cell table:formula="of:=[$'Matriz At A'.AJ11]+[$'Matriz Lambda'.AJ11]" office:value-type="float" office:value="0.999997513883982" calcext:value-type="float">
            <text:p>0,999997513883982</text:p>
          </table:table-cell>
          <table:table-cell table:formula="of:=[$'Matriz At A'.AK11]+[$'Matriz Lambda'.AK11]" office:value-type="float" office:value="0.00000247516946005888" calcext:value-type="float">
            <text:p>2,47516946005888E-06</text:p>
          </table:table-cell>
        </table:table-row>
        <table:table-row table:style-name="ro1">
          <table:table-cell/>
          <table:table-cell table:formula="of:=[$'Matriz At A'.B12]+[$'Matriz Lambda'.B12]" office:value-type="float" office:value="0.00000266364699175181" calcext:value-type="float">
            <text:p>2,66364699175181E-06</text:p>
          </table:table-cell>
          <table:table-cell table:formula="of:=[$'Matriz At A'.C12]+[$'Matriz Lambda'.C12]" office:value-type="float" office:value="0.999997336507811" calcext:value-type="float">
            <text:p>0,999997336507811</text:p>
          </table:table-cell>
          <table:table-cell table:formula="of:=[$'Matriz At A'.D12]+[$'Matriz Lambda'.D12]" office:value-type="float" office:value="0.00000266302851681388" calcext:value-type="float">
            <text:p>2,66302851681388E-06</text:p>
          </table:table-cell>
          <table:table-cell table:formula="of:=[$'Matriz At A'.E12]+[$'Matriz Lambda'.E12]" office:value-type="float" office:value="0.999997337743663" calcext:value-type="float">
            <text:p>0,999997337743663</text:p>
          </table:table-cell>
          <table:table-cell table:formula="of:=[$'Matriz At A'.F12]+[$'Matriz Lambda'.F12]" office:value-type="float" office:value="0.0000026611747985239" calcext:value-type="float">
            <text:p>2,6611747985239E-06</text:p>
          </table:table-cell>
          <table:table-cell table:formula="of:=[$'Matriz At A'.G12]+[$'Matriz Lambda'.G12]" office:value-type="float" office:value="0.999997340216192" calcext:value-type="float">
            <text:p>0,999997340216192</text:p>
          </table:table-cell>
          <table:table-cell table:formula="of:=[$'Matriz At A'.H12]+[$'Matriz Lambda'.H12]" office:value-type="float" office:value="0.00000265808358190789" calcext:value-type="float">
            <text:p>2,65808358190789E-06</text:p>
          </table:table-cell>
          <table:table-cell table:formula="of:=[$'Matriz At A'.I12]+[$'Matriz Lambda'.I12]" office:value-type="float" office:value="0.99999734392662" calcext:value-type="float">
            <text:p>0,99999734392662</text:p>
          </table:table-cell>
          <table:table-cell table:formula="of:=[$'Matriz At A'.J12]+[$'Matriz Lambda'.J12]" office:value-type="float" office:value="0.00000265375316788052" calcext:value-type="float">
            <text:p>2,65375316788052E-06</text:p>
          </table:table-cell>
          <table:table-cell table:formula="of:=[$'Matriz At A'.K12]+[$'Matriz Lambda'.K12]" office:value-type="float" office:value="0.999997348877158" calcext:value-type="float">
            <text:p>0,999997348877158</text:p>
          </table:table-cell>
          <table:table-cell table:formula="of:=[$'Matriz At A'.L12]+[$'Matriz Lambda'.L12]" office:value-type="float" office:value="0.00000264818165041092" calcext:value-type="float">
            <text:p>2,64818165041092E-06</text:p>
          </table:table-cell>
          <table:table-cell table:formula="of:=[$'Matriz At A'.M12]+[$'Matriz Lambda'.M12]" office:value-type="float" office:value="61.9999986961753" calcext:value-type="float">
            <text:p>61,9999986961753</text:p>
          </table:table-cell>
          <table:table-cell table:formula="of:=[$'Matriz At A'.N12]+[$'Matriz Lambda'.N12]" office:value-type="float" office:value="0.00000264136523553393" calcext:value-type="float">
            <text:p>2,64136523553393E-06</text:p>
          </table:table-cell>
          <table:table-cell table:formula="of:=[$'Matriz At A'.O12]+[$'Matriz Lambda'.O12]" office:value-type="float" office:value="0.999997362510763" calcext:value-type="float">
            <text:p>0,999997362510763</text:p>
          </table:table-cell>
          <table:table-cell table:formula="of:=[$'Matriz At A'.P12]+[$'Matriz Lambda'.P12]" office:value-type="float" office:value="0.0000026333010550994" calcext:value-type="float">
            <text:p>2,6333010550994E-06</text:p>
          </table:table-cell>
          <table:table-cell table:formula="of:=[$'Matriz At A'.Q12]+[$'Matriz Lambda'.Q12]" office:value-type="float" office:value="0.999997371200728" calcext:value-type="float">
            <text:p>0,999997371200728</text:p>
          </table:table-cell>
          <table:table-cell table:formula="of:=[$'Matriz At A'.R12]+[$'Matriz Lambda'.R12]" office:value-type="float" office:value="0.00000262398328532143" calcext:value-type="float">
            <text:p>2,62398328532143E-06</text:p>
          </table:table-cell>
          <table:table-cell table:formula="of:=[$'Matriz At A'.S12]+[$'Matriz Lambda'.S12]" office:value-type="float" office:value="0.999997381146806" calcext:value-type="float">
            <text:p>0,999997381146806</text:p>
          </table:table-cell>
          <table:table-cell table:formula="of:=[$'Matriz At A'.T12]+[$'Matriz Lambda'.T12]" office:value-type="float" office:value="0.00000261340764806661" calcext:value-type="float">
            <text:p>2,61340764806661E-06</text:p>
          </table:table-cell>
          <table:table-cell table:formula="of:=[$'Matriz At A'.U12]+[$'Matriz Lambda'.U12]" office:value-type="float" office:value="0.999997392354127" calcext:value-type="float">
            <text:p>0,999997392354127</text:p>
          </table:table-cell>
          <table:table-cell table:formula="of:=[$'Matriz At A'.V12]+[$'Matriz Lambda'.V12]" office:value-type="float" office:value="0.00000260156766596076" calcext:value-type="float">
            <text:p>2,60156766596076E-06</text:p>
          </table:table-cell>
          <table:table-cell table:formula="of:=[$'Matriz At A'.W12]+[$'Matriz Lambda'.W12]" office:value-type="float" office:value="0.999997404828455" calcext:value-type="float">
            <text:p>0,999997404828455</text:p>
          </table:table-cell>
          <table:table-cell table:formula="of:=[$'Matriz At A'.X12]+[$'Matriz Lambda'.X12]" office:value-type="float" office:value="0.00000258845667244767" calcext:value-type="float">
            <text:p>2,58845667244767E-06</text:p>
          </table:table-cell>
          <table:table-cell table:formula="of:=[$'Matriz At A'.Y12]+[$'Matriz Lambda'.Y12]" office:value-type="float" office:value="0.999997418578043" calcext:value-type="float">
            <text:p>0,999997418578043</text:p>
          </table:table-cell>
          <table:table-cell table:formula="of:=[$'Matriz At A'.Z12]+[$'Matriz Lambda'.Z12]" office:value-type="float" office:value="0.00000257406678261241" calcext:value-type="float">
            <text:p>2,57406678261241E-06</text:p>
          </table:table-cell>
          <table:table-cell table:formula="of:=[$'Matriz At A'.AA12]+[$'Matriz Lambda'.AA12]" office:value-type="float" office:value="0.999997433609625" calcext:value-type="float">
            <text:p>0,999997433609625</text:p>
          </table:table-cell>
          <table:table-cell table:formula="of:=[$'Matriz At A'.AB12]+[$'Matriz Lambda'.AB12]" office:value-type="float" office:value="0.00000255839072937913" calcext:value-type="float">
            <text:p>2,55839072937913E-06</text:p>
          </table:table-cell>
          <table:table-cell table:formula="of:=[$'Matriz At A'.AC12]+[$'Matriz Lambda'.AC12]" office:value-type="float" office:value="0.999997449933242" calcext:value-type="float">
            <text:p>0,999997449933242</text:p>
          </table:table-cell>
          <table:table-cell table:formula="of:=[$'Matriz At A'.AD12]+[$'Matriz Lambda'.AD12]" office:value-type="float" office:value="0.00000254141811162345" calcext:value-type="float">
            <text:p>2,54141811162345E-06</text:p>
          </table:table-cell>
          <table:table-cell table:formula="of:=[$'Matriz At A'.AE12]+[$'Matriz Lambda'.AE12]" office:value-type="float" office:value="0.999997467557178" calcext:value-type="float">
            <text:p>0,999997467557178</text:p>
          </table:table-cell>
          <table:table-cell table:formula="of:=[$'Matriz At A'.AF12]+[$'Matriz Lambda'.AF12]" office:value-type="float" office:value="0.0000025231394623626" calcext:value-type="float">
            <text:p>2,5231394623626E-06</text:p>
          </table:table-cell>
          <table:table-cell table:formula="of:=[$'Matriz At A'.AG12]+[$'Matriz Lambda'.AG12]" office:value-type="float" office:value="0.999997486492422" calcext:value-type="float">
            <text:p>0,999997486492422</text:p>
          </table:table-cell>
          <table:table-cell table:formula="of:=[$'Matriz At A'.AH12]+[$'Matriz Lambda'.AH12]" office:value-type="float" office:value="0.0000025035448046884" calcext:value-type="float">
            <text:p>2,5035448046884E-06</text:p>
          </table:table-cell>
          <table:table-cell table:formula="of:=[$'Matriz At A'.AI12]+[$'Matriz Lambda'.AI12]" office:value-type="float" office:value="0.99999750675041" calcext:value-type="float">
            <text:p>0,99999750675041</text:p>
          </table:table-cell>
          <table:table-cell table:formula="of:=[$'Matriz At A'.AJ12]+[$'Matriz Lambda'.AJ12]" office:value-type="float" office:value="0.0000024826208884221" calcext:value-type="float">
            <text:p>2,4826208884221E-06</text:p>
          </table:table-cell>
          <table:table-cell table:formula="of:=[$'Matriz At A'.AK12]+[$'Matriz Lambda'.AK12]" office:value-type="float" office:value="0.999997528342606" calcext:value-type="float">
            <text:p>0,999997528342606</text:p>
          </table:table-cell>
        </table:table-row>
        <table:table-row table:style-name="ro1">
          <table:table-cell/>
          <table:table-cell table:formula="of:=[$'Matriz At A'.B13]+[$'Matriz Lambda'.B13]" office:value-type="float" office:value="0.999997339887679" calcext:value-type="float">
            <text:p>0,999997339887679</text:p>
          </table:table-cell>
          <table:table-cell table:formula="of:=[$'Matriz At A'.C13]+[$'Matriz Lambda'.C13]" office:value-type="float" office:value="0.00000265995764037186" calcext:value-type="float">
            <text:p>2,65995764037186E-06</text:p>
          </table:table-cell>
          <table:table-cell table:formula="of:=[$'Matriz At A'.D13]+[$'Matriz Lambda'.D13]" office:value-type="float" office:value="0.999997340506311" calcext:value-type="float">
            <text:p>0,999997340506311</text:p>
          </table:table-cell>
          <table:table-cell table:formula="of:=[$'Matriz At A'.E13]+[$'Matriz Lambda'.E13]" office:value-type="float" office:value="0.00000265872001459222" calcext:value-type="float">
            <text:p>2,65872001459222E-06</text:p>
          </table:table-cell>
          <table:table-cell table:formula="of:=[$'Matriz At A'.F13]+[$'Matriz Lambda'.F13]" office:value-type="float" office:value="0.999997342363443" calcext:value-type="float">
            <text:p>0,999997342363443</text:p>
          </table:table-cell>
          <table:table-cell table:formula="of:=[$'Matriz At A'.G13]+[$'Matriz Lambda'.G13]" office:value-type="float" office:value="0.0000026562436771238" calcext:value-type="float">
            <text:p>2,6562436771238E-06</text:p>
          </table:table-cell>
          <table:table-cell table:formula="of:=[$'Matriz At A'.H13]+[$'Matriz Lambda'.H13]" office:value-type="float" office:value="0.999997345459466" calcext:value-type="float">
            <text:p>0,999997345459466</text:p>
          </table:table-cell>
          <table:table-cell table:formula="of:=[$'Matriz At A'.I13]+[$'Matriz Lambda'.I13]" office:value-type="float" office:value="0.00000265252705999863" calcext:value-type="float">
            <text:p>2,65252705999863E-06</text:p>
          </table:table-cell>
          <table:table-cell table:formula="of:=[$'Matriz At A'.J13]+[$'Matriz Lambda'.J13]" office:value-type="float" office:value="0.999997349796582" calcext:value-type="float">
            <text:p>0,999997349796582</text:p>
          </table:table-cell>
          <table:table-cell table:formula="of:=[$'Matriz At A'.K13]+[$'Matriz Lambda'.K13]" office:value-type="float" office:value="0.00000264756876922068" calcext:value-type="float">
            <text:p>2,64756876922068E-06</text:p>
          </table:table-cell>
          <table:table-cell table:formula="of:=[$'Matriz At A'.L13]+[$'Matriz Lambda'.L13]" office:value-type="float" office:value="0.999997355377142" calcext:value-type="float">
            <text:p>0,999997355377142</text:p>
          </table:table-cell>
          <table:table-cell table:formula="of:=[$'Matriz At A'.M13]+[$'Matriz Lambda'.M13]" office:value-type="float" office:value="0.00000264136523553393" calcext:value-type="float">
            <text:p>2,64136523553393E-06</text:p>
          </table:table-cell>
          <table:table-cell table:formula="of:=[$'Matriz At A'.N13]+[$'Matriz Lambda'.N13]" office:value-type="float" office:value="61.9999987033088" calcext:value-type="float">
            <text:p>61,9999987033088</text:p>
          </table:table-cell>
          <table:table-cell table:formula="of:=[$'Matriz At A'.O13]+[$'Matriz Lambda'.O13]" office:value-type="float" office:value="0.0000026339138116116" calcext:value-type="float">
            <text:p>2,6339138116116E-06</text:p>
          </table:table-cell>
          <table:table-cell table:formula="of:=[$'Matriz At A'.P13]+[$'Matriz Lambda'.P13]" office:value-type="float" office:value="0.999997370281271" calcext:value-type="float">
            <text:p>0,999997370281271</text:p>
          </table:table-cell>
          <table:table-cell table:formula="of:=[$'Matriz At A'.Q13]+[$'Matriz Lambda'.Q13]" office:value-type="float" office:value="0.00000262520938876243" calcext:value-type="float">
            <text:p>2,62520938876243E-06</text:p>
          </table:table-cell>
          <table:table-cell table:formula="of:=[$'Matriz At A'.R13]+[$'Matriz Lambda'.R13]" office:value-type="float" office:value="0.99999737961395" calcext:value-type="float">
            <text:p>0,99999737961395</text:p>
          </table:table-cell>
          <table:table-cell table:formula="of:=[$'Matriz At A'.S13]+[$'Matriz Lambda'.S13]" office:value-type="float" office:value="0.00000261524751810072" calcext:value-type="float">
            <text:p>2,61524751810072E-06</text:p>
          </table:table-cell>
          <table:table-cell table:formula="of:=[$'Matriz At A'.T13]+[$'Matriz Lambda'.T13]" office:value-type="float" office:value="0.999997390206921" calcext:value-type="float">
            <text:p>0,999997390206921</text:p>
          </table:table-cell>
          <table:table-cell table:formula="of:=[$'Matriz At A'.U13]+[$'Matriz Lambda'.U13]" office:value-type="float" office:value="0.00000260402244822711" calcext:value-type="float">
            <text:p>2,60402244822711E-06</text:p>
          </table:table-cell>
          <table:table-cell table:formula="of:=[$'Matriz At A'.V13]+[$'Matriz Lambda'.V13]" office:value-type="float" office:value="0.999997402065797" calcext:value-type="float">
            <text:p>0,999997402065797</text:p>
          </table:table-cell>
          <table:table-cell table:formula="of:=[$'Matriz At A'.W13]+[$'Matriz Lambda'.W13]" office:value-type="float" office:value="0.00000259152753268044" calcext:value-type="float">
            <text:p>2,59152753268044E-06</text:p>
          </table:table-cell>
          <table:table-cell table:formula="of:=[$'Matriz At A'.X13]+[$'Matriz Lambda'.X13]" office:value-type="float" office:value="0.99999741519816" calcext:value-type="float">
            <text:p>0,99999741519816</text:p>
          </table:table-cell>
          <table:table-cell table:formula="of:=[$'Matriz At A'.Y13]+[$'Matriz Lambda'.Y13]" office:value-type="float" office:value="0.00000257775612377831" calcext:value-type="float">
            <text:p>2,57775612377831E-06</text:p>
          </table:table-cell>
          <table:table-cell table:formula="of:=[$'Matriz At A'.Z13]+[$'Matriz Lambda'.Z13]" office:value-type="float" office:value="0.999997429611136" calcext:value-type="float">
            <text:p>0,999997429611136</text:p>
          </table:table-cell>
          <table:table-cell table:formula="of:=[$'Matriz At A'.AA13]+[$'Matriz Lambda'.AA13]" office:value-type="float" office:value="0.00000256269923870622" calcext:value-type="float">
            <text:p>2,56269923870622E-06</text:p>
          </table:table-cell>
          <table:table-cell table:formula="of:=[$'Matriz At A'.AB13]+[$'Matriz Lambda'.AB13]" office:value-type="float" office:value="0.999997445313488" calcext:value-type="float">
            <text:p>0,999997445313488</text:p>
          </table:table-cell>
          <table:table-cell table:formula="of:=[$'Matriz At A'.AC13]+[$'Matriz Lambda'.AC13]" office:value-type="float" office:value="0.00000254634921181829" calcext:value-type="float">
            <text:p>2,54634921181829E-06</text:p>
          </table:table-cell>
          <table:table-cell table:formula="of:=[$'Matriz At A'.AD13]+[$'Matriz Lambda'.AD13]" office:value-type="float" office:value="0.999997462313888" calcext:value-type="float">
            <text:p>0,999997462313888</text:p>
          </table:table-cell>
          <table:table-cell table:formula="of:=[$'Matriz At A'.AE13]+[$'Matriz Lambda'.AE13]" office:value-type="float" office:value="0.00000252869594086214" calcext:value-type="float">
            <text:p>2,52869594086214E-06</text:p>
          </table:table-cell>
          <table:table-cell table:formula="of:=[$'Matriz At A'.AF13]+[$'Matriz Lambda'.AF13]" office:value-type="float" office:value="0.999997480622477" calcext:value-type="float">
            <text:p>0,999997480622477</text:p>
          </table:table-cell>
          <table:table-cell table:formula="of:=[$'Matriz At A'.AG13]+[$'Matriz Lambda'.AG13]" office:value-type="float" office:value="0.0000025097292454257" calcext:value-type="float">
            <text:p>2,5097292454257E-06</text:p>
          </table:table-cell>
          <table:table-cell table:formula="of:=[$'Matriz At A'.AH13]+[$'Matriz Lambda'.AH13]" office:value-type="float" office:value="0.999997500250472" calcext:value-type="float">
            <text:p>0,999997500250472</text:p>
          </table:table-cell>
          <table:table-cell table:formula="of:=[$'Matriz At A'.AI13]+[$'Matriz Lambda'.AI13]" office:value-type="float" office:value="0.00000248943720715378" calcext:value-type="float">
            <text:p>2,48943720715378E-06</text:p>
          </table:table-cell>
          <table:table-cell table:formula="of:=[$'Matriz At A'.AJ13]+[$'Matriz Lambda'.AJ13]" office:value-type="float" office:value="0.999997521209043" calcext:value-type="float">
            <text:p>0,999997521209043</text:p>
          </table:table-cell>
          <table:table-cell table:formula="of:=[$'Matriz At A'.AK13]+[$'Matriz Lambda'.AK13]" office:value-type="float" office:value="0.00000246780835111426" calcext:value-type="float">
            <text:p>2,46780835111426E-06</text:p>
          </table:table-cell>
        </table:table-row>
        <table:table-row table:style-name="ro1">
          <table:table-cell/>
          <table:table-cell table:formula="of:=[$'Matriz At A'.B14]+[$'Matriz Lambda'.B14]" office:value-type="float" office:value="0.00000265626827433696" calcext:value-type="float">
            <text:p>2,65626827433696E-06</text:p>
          </table:table-cell>
          <table:table-cell table:formula="of:=[$'Matriz At A'.C14]+[$'Matriz Lambda'.C14]" office:value-type="float" office:value="0.999997343886201" calcext:value-type="float">
            <text:p>0,999997343886201</text:p>
          </table:table-cell>
          <table:table-cell table:formula="of:=[$'Matriz At A'.D14]+[$'Matriz Lambda'.D14]" office:value-type="float" office:value="0.00000265564912327321" calcext:value-type="float">
            <text:p>2,65564912327321E-06</text:p>
          </table:table-cell>
          <table:table-cell table:formula="of:=[$'Matriz At A'.E14]+[$'Matriz Lambda'.E14]" office:value-type="float" office:value="0.9999973451261" calcext:value-type="float">
            <text:p>0,9999973451261</text:p>
          </table:table-cell>
          <table:table-cell table:formula="of:=[$'Matriz At A'.F14]+[$'Matriz Lambda'.F14]" office:value-type="float" office:value="0.00000265378889485746" calcext:value-type="float">
            <text:p>2,65378889485746E-06</text:p>
          </table:table-cell>
          <table:table-cell table:formula="of:=[$'Matriz At A'.G14]+[$'Matriz Lambda'.G14]" office:value-type="float" office:value="0.99999734760671" calcext:value-type="float">
            <text:p>0,99999734760671</text:p>
          </table:table-cell>
          <table:table-cell table:formula="of:=[$'Matriz At A'.H14]+[$'Matriz Lambda'.H14]" office:value-type="float" office:value="0.00000265068715998851" calcext:value-type="float">
            <text:p>2,65068715998851E-06</text:p>
          </table:table-cell>
          <table:table-cell table:formula="of:=[$'Matriz At A'.I14]+[$'Matriz Lambda'.I14]" office:value-type="float" office:value="0.999997351329434" calcext:value-type="float">
            <text:p>0,999997351329434</text:p>
          </table:table-cell>
          <table:table-cell table:formula="of:=[$'Matriz At A'.J14]+[$'Matriz Lambda'.J14]" office:value-type="float" office:value="0.00000264634268143382" calcext:value-type="float">
            <text:p>2,64634268143382E-06</text:p>
          </table:table-cell>
          <table:table-cell table:formula="of:=[$'Matriz At A'.K14]+[$'Matriz Lambda'.K14]" office:value-type="float" office:value="0.999997356296554" calcext:value-type="float">
            <text:p>0,999997356296554</text:p>
          </table:table-cell>
          <table:table-cell table:formula="of:=[$'Matriz At A'.L14]+[$'Matriz Lambda'.L14]" office:value-type="float" office:value="0.00000264075243983086" calcext:value-type="float">
            <text:p>2,64075243983086E-06</text:p>
          </table:table-cell>
          <table:table-cell table:formula="of:=[$'Matriz At A'.M14]+[$'Matriz Lambda'.M14]" office:value-type="float" office:value="0.999997362510763" calcext:value-type="float">
            <text:p>0,999997362510763</text:p>
          </table:table-cell>
          <table:table-cell table:formula="of:=[$'Matriz At A'.N14]+[$'Matriz Lambda'.N14]" office:value-type="float" office:value="0.0000026339138116116" calcext:value-type="float">
            <text:p>2,6339138116116E-06</text:p>
          </table:table-cell>
          <table:table-cell table:formula="of:=[$'Matriz At A'.O14]+[$'Matriz Lambda'.O14]" office:value-type="float" office:value="61.9999987110795" calcext:value-type="float">
            <text:p>61,9999987110795</text:p>
          </table:table-cell>
          <table:table-cell table:formula="of:=[$'Matriz At A'.P14]+[$'Matriz Lambda'.P14]" office:value-type="float" office:value="0.00000262582234633602" calcext:value-type="float">
            <text:p>2,62582234633602E-06</text:p>
          </table:table-cell>
          <table:table-cell table:formula="of:=[$'Matriz At A'.Q14]+[$'Matriz Lambda'.Q14]" office:value-type="float" office:value="0.999997378694498" calcext:value-type="float">
            <text:p>0,999997378694498</text:p>
          </table:table-cell>
          <table:table-cell table:formula="of:=[$'Matriz At A'.R14]+[$'Matriz Lambda'.R14]" office:value-type="float" office:value="0.00000261647361177175" calcext:value-type="float">
            <text:p>2,61647361177175E-06</text:p>
          </table:table-cell>
          <table:table-cell table:formula="of:=[$'Matriz At A'.S14]+[$'Matriz Lambda'.S14]" office:value-type="float" office:value="0.999997388674099" calcext:value-type="float">
            <text:p>0,999997388674099</text:p>
          </table:table-cell>
          <table:table-cell table:formula="of:=[$'Matriz At A'.T14]+[$'Matriz Lambda'.T14]" office:value-type="float" office:value="0.00000260586231837223" calcext:value-type="float">
            <text:p>2,60586231837223E-06</text:p>
          </table:table-cell>
          <table:table-cell table:formula="of:=[$'Matriz At A'.U14]+[$'Matriz Lambda'.U14]" office:value-type="float" office:value="0.999997399918523" calcext:value-type="float">
            <text:p>0,999997399918523</text:p>
          </table:table-cell>
          <table:table-cell table:formula="of:=[$'Matriz At A'.V14]+[$'Matriz Lambda'.V14]" office:value-type="float" office:value="0.00000259398231783337" calcext:value-type="float">
            <text:p>2,59398231783337E-06</text:p>
          </table:table-cell>
          <table:table-cell table:formula="of:=[$'Matriz At A'.W14]+[$'Matriz Lambda'.W14]" office:value-type="float" office:value="0.999997412435524" calcext:value-type="float">
            <text:p>0,999997412435524</text:p>
          </table:table-cell>
          <table:table-cell table:formula="of:=[$'Matriz At A'.X14]+[$'Matriz Lambda'.X14]" office:value-type="float" office:value="0.00000258082701221074" calcext:value-type="float">
            <text:p>2,58082701221074E-06</text:p>
          </table:table-cell>
          <table:table-cell table:formula="of:=[$'Matriz At A'.Y14]+[$'Matriz Lambda'.Y14]" office:value-type="float" office:value="0.999997426231264" calcext:value-type="float">
            <text:p>0,999997426231264</text:p>
          </table:table-cell>
          <table:table-cell table:formula="of:=[$'Matriz At A'.Z14]+[$'Matriz Lambda'.Z14]" office:value-type="float" office:value="0.00000256638859474911" calcext:value-type="float">
            <text:p>2,56638859474911E-06</text:p>
          </table:table-cell>
          <table:table-cell table:formula="of:=[$'Matriz At A'.AA14]+[$'Matriz Lambda'.AA14]" office:value-type="float" office:value="0.999997441314967" calcext:value-type="float">
            <text:p>0,999997441314967</text:p>
          </table:table-cell>
          <table:table-cell table:formula="of:=[$'Matriz At A'.AB14]+[$'Matriz Lambda'.AB14]" office:value-type="float" office:value="0.00000255065769871887" calcext:value-type="float">
            <text:p>2,55065769871887E-06</text:p>
          </table:table-cell>
          <table:table-cell table:formula="of:=[$'Matriz At A'.AC14]+[$'Matriz Lambda'.AC14]" office:value-type="float" office:value="0.999997457694123" calcext:value-type="float">
            <text:p>0,999997457694123</text:p>
          </table:table-cell>
          <table:table-cell table:formula="of:=[$'Matriz At A'.AD14]+[$'Matriz Lambda'.AD14]" office:value-type="float" office:value="0.00000253362711843952" calcext:value-type="float">
            <text:p>2,53362711843952E-06</text:p>
          </table:table-cell>
          <table:table-cell table:formula="of:=[$'Matriz At A'.AE14]+[$'Matriz Lambda'.AE14]" office:value-type="float" office:value="0.99999747537925" calcext:value-type="float">
            <text:p>0,99999747537925</text:p>
          </table:table-cell>
          <table:table-cell table:formula="of:=[$'Matriz At A'.AF14]+[$'Matriz Lambda'.AF14]" office:value-type="float" office:value="0.00000251528570360815" calcext:value-type="float">
            <text:p>2,51528570360815E-06</text:p>
          </table:table-cell>
          <table:table-cell table:formula="of:=[$'Matriz At A'.AG14]+[$'Matriz Lambda'.AG14]" office:value-type="float" office:value="0.999997494380506" calcext:value-type="float">
            <text:p>0,999997494380506</text:p>
          </table:table-cell>
          <table:table-cell table:formula="of:=[$'Matriz At A'.AH14]+[$'Matriz Lambda'.AH14]" office:value-type="float" office:value="0.00000249562152865312" calcext:value-type="float">
            <text:p>2,49562152865312E-06</text:p>
          </table:table-cell>
          <table:table-cell table:formula="of:=[$'Matriz At A'.AI14]+[$'Matriz Lambda'.AI14]" office:value-type="float" office:value="0.999997514709101" calcext:value-type="float">
            <text:p>0,999997514709101</text:p>
          </table:table-cell>
          <table:table-cell table:formula="of:=[$'Matriz At A'.AJ14]+[$'Matriz Lambda'.AJ14]" office:value-type="float" office:value="0.00000247462461278047" calcext:value-type="float">
            <text:p>2,47462461278047E-06</text:p>
          </table:table-cell>
          <table:table-cell table:formula="of:=[$'Matriz At A'.AK14]+[$'Matriz Lambda'.AK14]" office:value-type="float" office:value="0.999997536378263" calcext:value-type="float">
            <text:p>0,999997536378263</text:p>
          </table:table-cell>
        </table:table-row>
        <table:table-row table:style-name="ro1">
          <table:table-cell/>
          <table:table-cell table:formula="of:=[$'Matriz At A'.B15]+[$'Matriz Lambda'.B15]" office:value-type="float" office:value="0.999997347884685" calcext:value-type="float">
            <text:p>0,999997347884685</text:p>
          </table:table-cell>
          <table:table-cell table:formula="of:=[$'Matriz At A'.C15]+[$'Matriz Lambda'.C15]" office:value-type="float" office:value="0.00000265195979509691" calcext:value-type="float">
            <text:p>2,65195979509691E-06</text:p>
          </table:table-cell>
          <table:table-cell table:formula="of:=[$'Matriz At A'.D15]+[$'Matriz Lambda'.D15]" office:value-type="float" office:value="0.99999734850595" calcext:value-type="float">
            <text:p>0,99999734850595</text:p>
          </table:table-cell>
          <table:table-cell table:formula="of:=[$'Matriz At A'.E15]+[$'Matriz Lambda'.E15]" office:value-type="float" office:value="0.00000265071802840744" calcext:value-type="float">
            <text:p>2,65071802840744E-06</text:p>
          </table:table-cell>
          <table:table-cell table:formula="of:=[$'Matriz At A'.F15]+[$'Matriz Lambda'.F15]" office:value-type="float" office:value="0.999997350369338" calcext:value-type="float">
            <text:p>0,999997350369338</text:p>
          </table:table-cell>
          <table:table-cell table:formula="of:=[$'Matriz At A'.G15]+[$'Matriz Lambda'.G15]" office:value-type="float" office:value="0.00000264823241880041" calcext:value-type="float">
            <text:p>2,64823241880041E-06</text:p>
          </table:table-cell>
          <table:table-cell table:formula="of:=[$'Matriz At A'.H15]+[$'Matriz Lambda'.H15]" office:value-type="float" office:value="0.999997353476634" calcext:value-type="float">
            <text:p>0,999997353476634</text:p>
          </table:table-cell>
          <table:table-cell table:formula="of:=[$'Matriz At A'.I15]+[$'Matriz Lambda'.I15]" office:value-type="float" office:value="0.00000264450281894923" calcext:value-type="float">
            <text:p>2,64450281894923E-06</text:p>
          </table:table-cell>
          <table:table-cell table:formula="of:=[$'Matriz At A'.J15]+[$'Matriz Lambda'.J15]" office:value-type="float" office:value="0.99999735782935" calcext:value-type="float">
            <text:p>0,99999735782935</text:p>
          </table:table-cell>
          <table:table-cell table:formula="of:=[$'Matriz At A'.K15]+[$'Matriz Lambda'.K15]" office:value-type="float" office:value="0.00000263952641754717" calcext:value-type="float">
            <text:p>2,63952641754717E-06</text:p>
          </table:table-cell>
          <table:table-cell table:formula="of:=[$'Matriz At A'.L15]+[$'Matriz Lambda'.L15]" office:value-type="float" office:value="0.999997363430091" calcext:value-type="float">
            <text:p>0,999997363430091</text:p>
          </table:table-cell>
          <table:table-cell table:formula="of:=[$'Matriz At A'.M15]+[$'Matriz Lambda'.M15]" office:value-type="float" office:value="0.0000026333010550994" calcext:value-type="float">
            <text:p>2,6333010550994E-06</text:p>
          </table:table-cell>
          <table:table-cell table:formula="of:=[$'Matriz At A'.N15]+[$'Matriz Lambda'.N15]" office:value-type="float" office:value="0.999997370281271" calcext:value-type="float">
            <text:p>0,999997370281271</text:p>
          </table:table-cell>
          <table:table-cell table:formula="of:=[$'Matriz At A'.O15]+[$'Matriz Lambda'.O15]" office:value-type="float" office:value="0.00000262582234633602" calcext:value-type="float">
            <text:p>2,62582234633602E-06</text:p>
          </table:table-cell>
          <table:table-cell table:formula="of:=[$'Matriz At A'.P15]+[$'Matriz Lambda'.P15]" office:value-type="float" office:value="61.9999987194927" calcext:value-type="float">
            <text:p>61,9999987194927</text:p>
          </table:table-cell>
          <table:table-cell table:formula="of:=[$'Matriz At A'.Q15]+[$'Matriz Lambda'.Q15]" office:value-type="float" office:value="0.0000026170863889341" calcext:value-type="float">
            <text:p>2,6170863889341E-06</text:p>
          </table:table-cell>
          <table:table-cell table:formula="of:=[$'Matriz At A'.R15]+[$'Matriz Lambda'.R15]" office:value-type="float" office:value="0.99999738775474" calcext:value-type="float">
            <text:p>0,99999738775474</text:p>
          </table:table-cell>
          <table:table-cell table:formula="of:=[$'Matriz At A'.S15]+[$'Matriz Lambda'.S15]" office:value-type="float" office:value="0.00000260708833477175" calcext:value-type="float">
            <text:p>2,60708833477175E-06</text:p>
          </table:table-cell>
          <table:table-cell table:formula="of:=[$'Matriz At A'.T15]+[$'Matriz Lambda'.T15]" office:value-type="float" office:value="0.999997398385763" calcext:value-type="float">
            <text:p>0,999997398385763</text:p>
          </table:table-cell>
          <table:table-cell table:formula="of:=[$'Matriz At A'.U15]+[$'Matriz Lambda'.U15]" office:value-type="float" office:value="0.00000259582221862065" calcext:value-type="float">
            <text:p>2,59582221862065E-06</text:p>
          </table:table-cell>
          <table:table-cell table:formula="of:=[$'Matriz At A'.V15]+[$'Matriz Lambda'.V15]" office:value-type="float" office:value="0.999997410288295" calcext:value-type="float">
            <text:p>0,999997410288295</text:p>
          </table:table-cell>
          <table:table-cell table:formula="of:=[$'Matriz At A'.W15]+[$'Matriz Lambda'.W15]" office:value-type="float" office:value="0.00000258328176860889" calcext:value-type="float">
            <text:p>2,58328176860889E-06</text:p>
          </table:table-cell>
          <table:table-cell table:formula="of:=[$'Matriz At A'.X15]+[$'Matriz Lambda'.X15]" office:value-type="float" office:value="0.999997423468604" calcext:value-type="float">
            <text:p>0,999997423468604</text:p>
          </table:table-cell>
          <table:table-cell table:formula="of:=[$'Matriz At A'.Y15]+[$'Matriz Lambda'.Y15]" office:value-type="float" office:value="0.00000256945945753539" calcext:value-type="float">
            <text:p>2,56945945753539E-06</text:p>
          </table:table-cell>
          <table:table-cell table:formula="of:=[$'Matriz At A'.Z15]+[$'Matriz Lambda'.Z15]" office:value-type="float" office:value="0.999997437935096" calcext:value-type="float">
            <text:p>0,999997437935096</text:p>
          </table:table-cell>
          <table:table-cell table:formula="of:=[$'Matriz At A'.AA15]+[$'Matriz Lambda'.AA15]" office:value-type="float" office:value="0.00000255434705198621" calcext:value-type="float">
            <text:p>2,55434705198621E-06</text:p>
          </table:table-cell>
          <table:table-cell table:formula="of:=[$'Matriz At A'.AB15]+[$'Matriz Lambda'.AB15]" office:value-type="float" office:value="0.999997453695643" calcext:value-type="float">
            <text:p>0,999997453695643</text:p>
          </table:table-cell>
          <table:table-cell table:formula="of:=[$'Matriz At A'.AC15]+[$'Matriz Lambda'.AC15]" office:value-type="float" office:value="0.00000253793560267557" calcext:value-type="float">
            <text:p>2,53793560267557E-06</text:p>
          </table:table-cell>
          <table:table-cell table:formula="of:=[$'Matriz At A'.AD15]+[$'Matriz Lambda'.AD15]" office:value-type="float" office:value="0.999997470759409" calcext:value-type="float">
            <text:p>0,999997470759409</text:p>
          </table:table-cell>
          <table:table-cell table:formula="of:=[$'Matriz At A'.AE15]+[$'Matriz Lambda'.AE15]" office:value-type="float" office:value="0.00000252021681390602" calcext:value-type="float">
            <text:p>2,52021681390602E-06</text:p>
          </table:table-cell>
          <table:table-cell table:formula="of:=[$'Matriz At A'.AF15]+[$'Matriz Lambda'.AF15]" office:value-type="float" office:value="0.999997489137238" calcext:value-type="float">
            <text:p>0,999997489137238</text:p>
          </table:table-cell>
          <table:table-cell table:formula="of:=[$'Matriz At A'.AG15]+[$'Matriz Lambda'.AG15]" office:value-type="float" office:value="0.00000250117806321892" calcext:value-type="float">
            <text:p>2,50117806321892E-06</text:p>
          </table:table-cell>
          <table:table-cell table:formula="of:=[$'Matriz At A'.AH15]+[$'Matriz Lambda'.AH15]" office:value-type="float" office:value="0.999997508839173" calcext:value-type="float">
            <text:p>0,999997508839173</text:p>
          </table:table-cell>
          <table:table-cell table:formula="of:=[$'Matriz At A'.AI15]+[$'Matriz Lambda'.AI15]" office:value-type="float" office:value="0.00000248080896037006" calcext:value-type="float">
            <text:p>2,48080896037006E-06</text:p>
          </table:table-cell>
          <table:table-cell table:formula="of:=[$'Matriz At A'.AJ15]+[$'Matriz Lambda'.AJ15]" office:value-type="float" office:value="0.999997529878328" calcext:value-type="float">
            <text:p>0,999997529878328</text:p>
          </table:table-cell>
          <table:table-cell table:formula="of:=[$'Matriz At A'.AK15]+[$'Matriz Lambda'.AK15]" office:value-type="float" office:value="0.00000245909703877611" calcext:value-type="float">
            <text:p>2,45909703877611E-06</text:p>
          </table:table-cell>
        </table:table-row>
        <table:table-row table:style-name="ro1">
          <table:table-cell/>
          <table:table-cell table:formula="of:=[$'Matriz At A'.B16]+[$'Matriz Lambda'.B16]" office:value-type="float" office:value="0.0000026476512786644" calcext:value-type="float">
            <text:p>2,6476512786644E-06</text:p>
          </table:table-cell>
          <table:table-cell table:formula="of:=[$'Matriz At A'.C16]+[$'Matriz Lambda'.C16]" office:value-type="float" office:value="0.999997352504476" calcext:value-type="float">
            <text:p>0,999997352504476</text:p>
          </table:table-cell>
          <table:table-cell table:formula="of:=[$'Matriz At A'.D16]+[$'Matriz Lambda'.D16]" office:value-type="float" office:value="0.00000264702866303868" calcext:value-type="float">
            <text:p>2,64702866303868E-06</text:p>
          </table:table-cell>
          <table:table-cell table:formula="of:=[$'Matriz At A'.E16]+[$'Matriz Lambda'.E16]" office:value-type="float" office:value="0.99999735374922" calcext:value-type="float">
            <text:p>0,99999735374922</text:p>
          </table:table-cell>
          <table:table-cell table:formula="of:=[$'Matriz At A'.F16]+[$'Matriz Lambda'.F16]" office:value-type="float" office:value="0.00000264516151771144" calcext:value-type="float">
            <text:p>2,64516151771144E-06</text:p>
          </table:table-cell>
          <table:table-cell table:formula="of:=[$'Matriz At A'.G16]+[$'Matriz Lambda'.G16]" office:value-type="float" office:value="0.999997356239307" calcext:value-type="float">
            <text:p>0,999997356239307</text:p>
          </table:table-cell>
          <table:table-cell table:formula="of:=[$'Matriz At A'.H16]+[$'Matriz Lambda'.H16]" office:value-type="float" office:value="0.00000264204803712698" calcext:value-type="float">
            <text:p>2,64204803712698E-06</text:p>
          </table:table-cell>
          <table:table-cell table:formula="of:=[$'Matriz At A'.I16]+[$'Matriz Lambda'.I16]" office:value-type="float" office:value="0.999997359976598" calcext:value-type="float">
            <text:p>0,999997359976598</text:p>
          </table:table-cell>
          <table:table-cell table:formula="of:=[$'Matriz At A'.J16]+[$'Matriz Lambda'.J16]" office:value-type="float" office:value="0.00000263768651953544" calcext:value-type="float">
            <text:p>2,63768651953544E-06</text:p>
          </table:table-cell>
          <table:table-cell table:formula="of:=[$'Matriz At A'.K16]+[$'Matriz Lambda'.K16]" office:value-type="float" office:value="0.999997364962935" calcext:value-type="float">
            <text:p>0,999997364962935</text:p>
          </table:table-cell>
          <table:table-cell table:formula="of:=[$'Matriz At A'.L16]+[$'Matriz Lambda'.L16]" office:value-type="float" office:value="0.00000263207496120632" calcext:value-type="float">
            <text:p>2,63207496120632E-06</text:p>
          </table:table-cell>
          <table:table-cell table:formula="of:=[$'Matriz At A'.M16]+[$'Matriz Lambda'.M16]" office:value-type="float" office:value="0.999997371200728" calcext:value-type="float">
            <text:p>0,999997371200728</text:p>
          </table:table-cell>
          <table:table-cell table:formula="of:=[$'Matriz At A'.N16]+[$'Matriz Lambda'.N16]" office:value-type="float" office:value="0.00000262520938876243" calcext:value-type="float">
            <text:p>2,62520938876243E-06</text:p>
          </table:table-cell>
          <table:table-cell table:formula="of:=[$'Matriz At A'.O16]+[$'Matriz Lambda'.O16]" office:value-type="float" office:value="0.999997378694498" calcext:value-type="float">
            <text:p>0,999997378694498</text:p>
          </table:table-cell>
          <table:table-cell table:formula="of:=[$'Matriz At A'.P16]+[$'Matriz Lambda'.P16]" office:value-type="float" office:value="0.0000026170863889341" calcext:value-type="float">
            <text:p>2,6170863889341E-06</text:p>
          </table:table-cell>
          <table:table-cell table:formula="of:=[$'Matriz At A'.Q16]+[$'Matriz Lambda'.Q16]" office:value-type="float" office:value="61.9999987285529" calcext:value-type="float">
            <text:p>61,9999987285529</text:p>
          </table:table-cell>
          <table:table-cell table:formula="of:=[$'Matriz At A'.R16]+[$'Matriz Lambda'.R16]" office:value-type="float" office:value="0.00000260770116000675" calcext:value-type="float">
            <text:p>2,60770116000675E-06</text:p>
          </table:table-cell>
          <table:table-cell table:formula="of:=[$'Matriz At A'.S16]+[$'Matriz Lambda'.S16]" office:value-type="float" office:value="0.999997397466388" calcext:value-type="float">
            <text:p>0,999997397466388</text:p>
          </table:table-cell>
          <table:table-cell table:formula="of:=[$'Matriz At A'.T16]+[$'Matriz Lambda'.T16]" office:value-type="float" office:value="0.00000259704827232365" calcext:value-type="float">
            <text:p>2,59704827232365E-06</text:p>
          </table:table-cell>
          <table:table-cell table:formula="of:=[$'Matriz At A'.U16]+[$'Matriz Lambda'.U16]" office:value-type="float" office:value="0.999997408755431" calcext:value-type="float">
            <text:p>0,999997408755431</text:p>
          </table:table-cell>
          <table:table-cell table:formula="of:=[$'Matriz At A'.V16]+[$'Matriz Lambda'.V16]" office:value-type="float" office:value="0.00000258512166728675" calcext:value-type="float">
            <text:p>2,58512166728675E-06</text:p>
          </table:table-cell>
          <table:table-cell table:formula="of:=[$'Matriz At A'.W16]+[$'Matriz Lambda'.W16]" office:value-type="float" office:value="0.999997421321398" calcext:value-type="float">
            <text:p>0,999997421321398</text:p>
          </table:table-cell>
          <table:table-cell table:formula="of:=[$'Matriz At A'.X16]+[$'Matriz Lambda'.X16]" office:value-type="float" office:value="0.00000257191426888959" calcext:value-type="float">
            <text:p>2,57191426888959E-06</text:p>
          </table:table-cell>
          <table:table-cell table:formula="of:=[$'Matriz At A'.Y16]+[$'Matriz Lambda'.Y16]" office:value-type="float" office:value="0.999997435172458" calcext:value-type="float">
            <text:p>0,999997435172458</text:p>
          </table:table-cell>
          <table:table-cell table:formula="of:=[$'Matriz At A'.Z16]+[$'Matriz Lambda'.Z16]" office:value-type="float" office:value="0.00000255741793264708" calcext:value-type="float">
            <text:p>2,55741793264708E-06</text:p>
          </table:table-cell>
          <table:table-cell table:formula="of:=[$'Matriz At A'.AA16]+[$'Matriz Lambda'.AA16]" office:value-type="float" office:value="0.999997450315772" calcext:value-type="float">
            <text:p>0,999997450315772</text:p>
          </table:table-cell>
          <table:table-cell table:formula="of:=[$'Matriz At A'.AB16]+[$'Matriz Lambda'.AB16]" office:value-type="float" office:value="0.00000254162491875043" calcext:value-type="float">
            <text:p>2,54162491875043E-06</text:p>
          </table:table-cell>
          <table:table-cell table:formula="of:=[$'Matriz At A'.AC16]+[$'Matriz Lambda'.AC16]" office:value-type="float" office:value="0.999997466760926" calcext:value-type="float">
            <text:p>0,999997466760926</text:p>
          </table:table-cell>
          <table:table-cell table:formula="of:=[$'Matriz At A'.AD16]+[$'Matriz Lambda'.AD16]" office:value-type="float" office:value="0.00000252452536875225" calcext:value-type="float">
            <text:p>2,52452536875225E-06</text:p>
          </table:table-cell>
          <table:table-cell table:formula="of:=[$'Matriz At A'.AE16]+[$'Matriz Lambda'.AE16]" office:value-type="float" office:value="0.999997484517462" calcext:value-type="float">
            <text:p>0,999997484517462</text:p>
          </table:table-cell>
          <table:table-cell table:formula="of:=[$'Matriz At A'.AF16]+[$'Matriz Lambda'.AF16]" office:value-type="float" office:value="0.00000250610919683147" calcext:value-type="float">
            <text:p>2,50610919683147E-06</text:p>
          </table:table-cell>
          <table:table-cell table:formula="of:=[$'Matriz At A'.AG16]+[$'Matriz Lambda'.AG16]" office:value-type="float" office:value="0.999997503595878" calcext:value-type="float">
            <text:p>0,999997503595878</text:p>
          </table:table-cell>
          <table:table-cell table:formula="of:=[$'Matriz At A'.AH16]+[$'Matriz Lambda'.AH16]" office:value-type="float" office:value="0.00000248636547439673" calcext:value-type="float">
            <text:p>2,48636547439673E-06</text:p>
          </table:table-cell>
          <table:table-cell table:formula="of:=[$'Matriz At A'.AI16]+[$'Matriz Lambda'.AI16]" office:value-type="float" office:value="0.999997524008396" calcext:value-type="float">
            <text:p>0,999997524008396</text:p>
          </table:table-cell>
          <table:table-cell table:formula="of:=[$'Matriz At A'.AJ16]+[$'Matriz Lambda'.AJ16]" office:value-type="float" office:value="0.00000246528142089364" calcext:value-type="float">
            <text:p>2,46528142089364E-06</text:p>
          </table:table-cell>
          <table:table-cell table:formula="of:=[$'Matriz At A'.AK16]+[$'Matriz Lambda'.AK16]" office:value-type="float" office:value="0.999997545766631" calcext:value-type="float">
            <text:p>0,999997545766631</text:p>
          </table:table-cell>
        </table:table-row>
        <table:table-row table:style-name="ro1">
          <table:table-cell/>
          <table:table-cell table:formula="of:=[$'Matriz At A'.B17]+[$'Matriz Lambda'.B17]" office:value-type="float" office:value="0.999997357124249" calcext:value-type="float">
            <text:p>0,999997357124249</text:p>
          </table:table-cell>
          <table:table-cell table:formula="of:=[$'Matriz At A'.C17]+[$'Matriz Lambda'.C17]" office:value-type="float" office:value="0.0000026427201572643" calcext:value-type="float">
            <text:p>2,6427201572643E-06</text:p>
          </table:table-cell>
          <table:table-cell table:formula="of:=[$'Matriz At A'.D17]+[$'Matriz Lambda'.D17]" office:value-type="float" office:value="0.999997357747737" calcext:value-type="float">
            <text:p>0,999997357747737</text:p>
          </table:table-cell>
          <table:table-cell table:formula="of:=[$'Matriz At A'.E17]+[$'Matriz Lambda'.E17]" office:value-type="float" office:value="0.00000264147215489618" calcext:value-type="float">
            <text:p>2,64147215489618E-06</text:p>
          </table:table-cell>
          <table:table-cell table:formula="of:=[$'Matriz At A'.F17]+[$'Matriz Lambda'.F17]" office:value-type="float" office:value="0.999997359619183" calcext:value-type="float">
            <text:p>0,999997359619183</text:p>
          </table:table-cell>
          <table:table-cell table:formula="of:=[$'Matriz At A'.G17]+[$'Matriz Lambda'.G17]" office:value-type="float" office:value="0.000002638977131042" calcext:value-type="float">
            <text:p>2,638977131042E-06</text:p>
          </table:table-cell>
          <table:table-cell table:formula="of:=[$'Matriz At A'.H17]+[$'Matriz Lambda'.H17]" office:value-type="float" office:value="0.999997362739263" calcext:value-type="float">
            <text:p>0,999997362739263</text:p>
          </table:table-cell>
          <table:table-cell table:formula="of:=[$'Matriz At A'.I17]+[$'Matriz Lambda'.I17]" office:value-type="float" office:value="0.0000026352317258338" calcext:value-type="float">
            <text:p>2,6352317258338E-06</text:p>
          </table:table-cell>
          <table:table-cell table:formula="of:=[$'Matriz At A'.J17]+[$'Matriz Lambda'.J17]" office:value-type="float" office:value="0.99999736711018" calcext:value-type="float">
            <text:p>0,99999736711018</text:p>
          </table:table-cell>
          <table:table-cell table:formula="of:=[$'Matriz At A'.K17]+[$'Matriz Lambda'.K17]" office:value-type="float" office:value="0.00000263023507152127" calcext:value-type="float">
            <text:p>2,63023507152127E-06</text:p>
          </table:table-cell>
          <table:table-cell table:formula="of:=[$'Matriz At A'.L17]+[$'Matriz Lambda'.L17]" office:value-type="float" office:value="0.999997372733567" calcext:value-type="float">
            <text:p>0,999997372733567</text:p>
          </table:table-cell>
          <table:table-cell table:formula="of:=[$'Matriz At A'.M17]+[$'Matriz Lambda'.M17]" office:value-type="float" office:value="0.00000262398328532143" calcext:value-type="float">
            <text:p>2,62398328532143E-06</text:p>
          </table:table-cell>
          <table:table-cell table:formula="of:=[$'Matriz At A'.N17]+[$'Matriz Lambda'.N17]" office:value-type="float" office:value="0.99999737961395" calcext:value-type="float">
            <text:p>0,99999737961395</text:p>
          </table:table-cell>
          <table:table-cell table:formula="of:=[$'Matriz At A'.O17]+[$'Matriz Lambda'.O17]" office:value-type="float" office:value="0.00000261647361177175" calcext:value-type="float">
            <text:p>2,61647361177175E-06</text:p>
          </table:table-cell>
          <table:table-cell table:formula="of:=[$'Matriz At A'.P17]+[$'Matriz Lambda'.P17]" office:value-type="float" office:value="0.99999738775474" calcext:value-type="float">
            <text:p>0,99999738775474</text:p>
          </table:table-cell>
          <table:table-cell table:formula="of:=[$'Matriz At A'.Q17]+[$'Matriz Lambda'.Q17]" office:value-type="float" office:value="0.00000260770116000675" calcext:value-type="float">
            <text:p>2,60770116000675E-06</text:p>
          </table:table-cell>
          <table:table-cell table:formula="of:=[$'Matriz At A'.R17]+[$'Matriz Lambda'.R17]" office:value-type="float" office:value="61.9999987382645" calcext:value-type="float">
            <text:p>61,9999987382645</text:p>
          </table:table-cell>
          <table:table-cell table:formula="of:=[$'Matriz At A'.S17]+[$'Matriz Lambda'.S17]" office:value-type="float" office:value="0.00000259766103594128" calcext:value-type="float">
            <text:p>2,59766103594128E-06</text:p>
          </table:table-cell>
          <table:table-cell table:formula="of:=[$'Matriz At A'.T17]+[$'Matriz Lambda'.T17]" office:value-type="float" office:value="0.999997407836008" calcext:value-type="float">
            <text:p>0,999997407836008</text:p>
          </table:table-cell>
          <table:table-cell table:formula="of:=[$'Matriz At A'.U17]+[$'Matriz Lambda'.U17]" office:value-type="float" office:value="0.00000258634779659594" calcext:value-type="float">
            <text:p>2,58634779659594E-06</text:p>
          </table:table-cell>
          <table:table-cell table:formula="of:=[$'Matriz At A'.V17]+[$'Matriz Lambda'.V17]" office:value-type="float" office:value="0.999997419788523" calcext:value-type="float">
            <text:p>0,999997419788523</text:p>
          </table:table-cell>
          <table:table-cell table:formula="of:=[$'Matriz At A'.W17]+[$'Matriz Lambda'.W17]" office:value-type="float" office:value="0.00000257375414913774" calcext:value-type="float">
            <text:p>2,57375414913774E-06</text:p>
          </table:table-cell>
          <table:table-cell table:formula="of:=[$'Matriz At A'.X17]+[$'Matriz Lambda'.X17]" office:value-type="float" office:value="0.99999743302517" calcext:value-type="float">
            <text:p>0,99999743302517</text:p>
          </table:table-cell>
          <table:table-cell table:formula="of:=[$'Matriz At A'.Y17]+[$'Matriz Lambda'.Y17]" office:value-type="float" office:value="0.00000255987271735592" calcext:value-type="float">
            <text:p>2,55987271735592E-06</text:p>
          </table:table-cell>
          <table:table-cell table:formula="of:=[$'Matriz At A'.Z17]+[$'Matriz Lambda'.Z17]" office:value-type="float" office:value="0.999997447553131" calcext:value-type="float">
            <text:p>0,999997447553131</text:p>
          </table:table-cell>
          <table:table-cell table:formula="of:=[$'Matriz At A'.AA17]+[$'Matriz Lambda'.AA17]" office:value-type="float" office:value="0.00000254469581051353" calcext:value-type="float">
            <text:p>2,54469581051353E-06</text:p>
          </table:table-cell>
          <table:table-cell table:formula="of:=[$'Matriz At A'.AB17]+[$'Matriz Lambda'.AB17]" office:value-type="float" office:value="0.999997463381101" calcext:value-type="float">
            <text:p>0,999997463381101</text:p>
          </table:table-cell>
          <table:table-cell table:formula="of:=[$'Matriz At A'.AC17]+[$'Matriz Lambda'.AC17]" office:value-type="float" office:value="0.00000252821469448605" calcext:value-type="float">
            <text:p>2,52821469448605E-06</text:p>
          </table:table-cell>
          <table:table-cell table:formula="of:=[$'Matriz At A'.AD17]+[$'Matriz Lambda'.AD17]" office:value-type="float" office:value="0.999997480518923" calcext:value-type="float">
            <text:p>0,999997480518923</text:p>
          </table:table-cell>
          <table:table-cell table:formula="of:=[$'Matriz At A'.AE17]+[$'Matriz Lambda'.AE17]" office:value-type="float" office:value="0.00000251041768761784" calcext:value-type="float">
            <text:p>2,51041768761784E-06</text:p>
          </table:table-cell>
          <table:table-cell table:formula="of:=[$'Matriz At A'.AF17]+[$'Matriz Lambda'.AF17]" office:value-type="float" office:value="0.999997498976112" calcext:value-type="float">
            <text:p>0,999997498976112</text:p>
          </table:table-cell>
          <table:table-cell table:formula="of:=[$'Matriz At A'.AG17]+[$'Matriz Lambda'.AG17]" office:value-type="float" office:value="0.0000024912965777002" calcext:value-type="float">
            <text:p>2,4912965777002E-06</text:p>
          </table:table-cell>
          <table:table-cell table:formula="of:=[$'Matriz At A'.AH17]+[$'Matriz Lambda'.AH17]" office:value-type="float" office:value="0.999997518765105" calcext:value-type="float">
            <text:p>0,999997518765105</text:p>
          </table:table-cell>
          <table:table-cell table:formula="of:=[$'Matriz At A'.AI17]+[$'Matriz Lambda'.AI17]" office:value-type="float" office:value="0.00000247083790871905" calcext:value-type="float">
            <text:p>2,47083790871905E-06</text:p>
          </table:table-cell>
          <table:table-cell table:formula="of:=[$'Matriz At A'.AJ17]+[$'Matriz Lambda'.AJ17]" office:value-type="float" office:value="0.999997539896704" calcext:value-type="float">
            <text:p>0,999997539896704</text:p>
          </table:table-cell>
          <table:table-cell table:formula="of:=[$'Matriz At A'.AK17]+[$'Matriz Lambda'.AK17]" office:value-type="float" office:value="0.00000244902988133511" calcext:value-type="float">
            <text:p>2,44902988133511E-06</text:p>
          </table:table-cell>
        </table:table-row>
        <table:table-row table:style-name="ro1">
          <table:table-cell/>
          <table:table-cell table:formula="of:=[$'Matriz At A'.B18]+[$'Matriz Lambda'.B18]" office:value-type="float" office:value="0.00000263778903297762" calcext:value-type="float">
            <text:p>2,63778903297762E-06</text:p>
          </table:table-cell>
          <table:table-cell table:formula="of:=[$'Matriz At A'.C18]+[$'Matriz Lambda'.C18]" office:value-type="float" office:value="0.999997362367511" calcext:value-type="float">
            <text:p>0,999997362367511</text:p>
          </table:table-cell>
          <table:table-cell table:formula="of:=[$'Matriz At A'.D18]+[$'Matriz Lambda'.D18]" office:value-type="float" office:value="0.00000263716367221445" calcext:value-type="float">
            <text:p>2,63716367221445E-06</text:p>
          </table:table-cell>
          <table:table-cell table:formula="of:=[$'Matriz At A'.E18]+[$'Matriz Lambda'.E18]" office:value-type="float" office:value="0.999997363617667" calcext:value-type="float">
            <text:p>0,999997363617667</text:p>
          </table:table-cell>
          <table:table-cell table:formula="of:=[$'Matriz At A'.F18]+[$'Matriz Lambda'.F18]" office:value-type="float" office:value="0.00000263528780053424" calcext:value-type="float">
            <text:p>2,63528780053424E-06</text:p>
          </table:table-cell>
          <table:table-cell table:formula="of:=[$'Matriz At A'.G18]+[$'Matriz Lambda'.G18]" office:value-type="float" office:value="0.999997366119145" calcext:value-type="float">
            <text:p>0,999997366119145</text:p>
          </table:table-cell>
          <table:table-cell table:formula="of:=[$'Matriz At A'.H18]+[$'Matriz Lambda'.H18]" office:value-type="float" office:value="0.00000263216083362661" calcext:value-type="float">
            <text:p>2,63216083362661E-06</text:p>
          </table:table-cell>
          <table:table-cell table:formula="of:=[$'Matriz At A'.I18]+[$'Matriz Lambda'.I18]" office:value-type="float" office:value="0.999997369872825" calcext:value-type="float">
            <text:p>0,999997369872825</text:p>
          </table:table-cell>
          <table:table-cell table:formula="of:=[$'Matriz At A'.J18]+[$'Matriz Lambda'.J18]" office:value-type="float" office:value="0.00000262778031412392" calcext:value-type="float">
            <text:p>2,62778031412392E-06</text:p>
          </table:table-cell>
          <table:table-cell table:formula="of:=[$'Matriz At A'.K18]+[$'Matriz Lambda'.K18]" office:value-type="float" office:value="0.999997374880797" calcext:value-type="float">
            <text:p>0,999997374880797</text:p>
          </table:table-cell>
          <table:table-cell table:formula="of:=[$'Matriz At A'.L18]+[$'Matriz Lambda'.L18]" office:value-type="float" office:value="0.00000262214340096545" calcext:value-type="float">
            <text:p>2,62214340096545E-06</text:p>
          </table:table-cell>
          <table:table-cell table:formula="of:=[$'Matriz At A'.M18]+[$'Matriz Lambda'.M18]" office:value-type="float" office:value="0.999997381146806" calcext:value-type="float">
            <text:p>0,999997381146806</text:p>
          </table:table-cell>
          <table:table-cell table:formula="of:=[$'Matriz At A'.N18]+[$'Matriz Lambda'.N18]" office:value-type="float" office:value="0.00000261524751810072" calcext:value-type="float">
            <text:p>2,61524751810072E-06</text:p>
          </table:table-cell>
          <table:table-cell table:formula="of:=[$'Matriz At A'.O18]+[$'Matriz Lambda'.O18]" office:value-type="float" office:value="0.999997388674099" calcext:value-type="float">
            <text:p>0,999997388674099</text:p>
          </table:table-cell>
          <table:table-cell table:formula="of:=[$'Matriz At A'.P18]+[$'Matriz Lambda'.P18]" office:value-type="float" office:value="0.00000260708833477175" calcext:value-type="float">
            <text:p>2,60708833477175E-06</text:p>
          </table:table-cell>
          <table:table-cell table:formula="of:=[$'Matriz At A'.Q18]+[$'Matriz Lambda'.Q18]" office:value-type="float" office:value="0.999997397466388" calcext:value-type="float">
            <text:p>0,999997397466388</text:p>
          </table:table-cell>
          <table:table-cell table:formula="of:=[$'Matriz At A'.R18]+[$'Matriz Lambda'.R18]" office:value-type="float" office:value="0.00000259766103594128" calcext:value-type="float">
            <text:p>2,59766103594128E-06</text:p>
          </table:table-cell>
          <table:table-cell table:formula="of:=[$'Matriz At A'.S18]+[$'Matriz Lambda'.S18]" office:value-type="float" office:value="61.9999987486342" calcext:value-type="float">
            <text:p>61,9999987486342</text:p>
          </table:table-cell>
          <table:table-cell table:formula="of:=[$'Matriz At A'.T18]+[$'Matriz Lambda'.T18]" office:value-type="float" office:value="0.00000258696071597786" calcext:value-type="float">
            <text:p>2,58696071597786E-06</text:p>
          </table:table-cell>
          <table:table-cell table:formula="of:=[$'Matriz At A'.U18]+[$'Matriz Lambda'.U18]" office:value-type="float" office:value="0.999997418869021" calcext:value-type="float">
            <text:p>0,999997418869021</text:p>
          </table:table-cell>
          <table:table-cell table:formula="of:=[$'Matriz At A'.V18]+[$'Matriz Lambda'.V18]" office:value-type="float" office:value="0.00000257498027356196" calcext:value-type="float">
            <text:p>2,57498027356196E-06</text:p>
          </table:table-cell>
          <table:table-cell table:formula="of:=[$'Matriz At A'.W18]+[$'Matriz Lambda'.W18]" office:value-type="float" office:value="0.999997431492347" calcext:value-type="float">
            <text:p>0,999997431492347</text:p>
          </table:table-cell>
          <table:table-cell table:formula="of:=[$'Matriz At A'.X18]+[$'Matriz Lambda'.X18]" office:value-type="float" office:value="0.00000256171266044269" calcext:value-type="float">
            <text:p>2,56171266044269E-06</text:p>
          </table:table-cell>
          <table:table-cell table:formula="of:=[$'Matriz At A'.Y18]+[$'Matriz Lambda'.Y18]" office:value-type="float" office:value="0.999997445405846" calcext:value-type="float">
            <text:p>0,999997445405846</text:p>
          </table:table-cell>
          <table:table-cell table:formula="of:=[$'Matriz At A'.Z18]+[$'Matriz Lambda'.Z18]" office:value-type="float" office:value="0.00000254715058034538" calcext:value-type="float">
            <text:p>2,54715058034538E-06</text:p>
          </table:table-cell>
          <table:table-cell table:formula="of:=[$'Matriz At A'.AA18]+[$'Matriz Lambda'.AA18]" office:value-type="float" office:value="0.999997460618443" calcext:value-type="float">
            <text:p>0,999997460618443</text:p>
          </table:table-cell>
          <table:table-cell table:formula="of:=[$'Matriz At A'.AB18]+[$'Matriz Lambda'.AB18]" office:value-type="float" office:value="0.00000253128552718529" calcext:value-type="float">
            <text:p>2,53128552718529E-06</text:p>
          </table:table-cell>
          <table:table-cell table:formula="of:=[$'Matriz At A'.AC18]+[$'Matriz Lambda'.AC18]" office:value-type="float" office:value="0.999997477139062" calcext:value-type="float">
            <text:p>0,999997477139062</text:p>
          </table:table-cell>
          <table:table-cell table:formula="of:=[$'Matriz At A'.AD18]+[$'Matriz Lambda'.AD18]" office:value-type="float" office:value="0.00000251410707874378" calcext:value-type="float">
            <text:p>2,51410707874378E-06</text:p>
          </table:table-cell>
          <table:table-cell table:formula="of:=[$'Matriz At A'.AE18]+[$'Matriz Lambda'.AE18]" office:value-type="float" office:value="0.999997494977581" calcext:value-type="float">
            <text:p>0,999997494977581</text:p>
          </table:table-cell>
          <table:table-cell table:formula="of:=[$'Matriz At A'.AF18]+[$'Matriz Lambda'.AF18]" office:value-type="float" office:value="0.00000249560511011992" calcext:value-type="float">
            <text:p>2,49560511011992E-06</text:p>
          </table:table-cell>
          <table:table-cell table:formula="of:=[$'Matriz At A'.AG18]+[$'Matriz Lambda'.AG18]" office:value-type="float" office:value="0.999997514145353" calcext:value-type="float">
            <text:p>0,999997514145353</text:p>
          </table:table-cell>
          <table:table-cell table:formula="of:=[$'Matriz At A'.AH18]+[$'Matriz Lambda'.AH18]" office:value-type="float" office:value="0.0000024757690308963" calcext:value-type="float">
            <text:p>2,4757690308963E-06</text:p>
          </table:table-cell>
          <table:table-cell table:formula="of:=[$'Matriz At A'.AI18]+[$'Matriz Lambda'.AI18]" office:value-type="float" office:value="0.999997534653455" calcext:value-type="float">
            <text:p>0,999997534653455</text:p>
          </table:table-cell>
          <table:table-cell table:formula="of:=[$'Matriz At A'.AJ18]+[$'Matriz Lambda'.AJ18]" office:value-type="float" office:value="0.00000245458636138896" calcext:value-type="float">
            <text:p>2,45458636138896E-06</text:p>
          </table:table-cell>
          <table:table-cell table:formula="of:=[$'Matriz At A'.AK18]+[$'Matriz Lambda'.AK18]" office:value-type="float" office:value="0.99999755651413" calcext:value-type="float">
            <text:p>0,99999755651413</text:p>
          </table:table-cell>
        </table:table-row>
        <table:table-row table:style-name="ro1">
          <table:table-cell/>
          <table:table-cell table:formula="of:=[$'Matriz At A'.B19]+[$'Matriz Lambda'.B19]" office:value-type="float" office:value="0.999997367610752" calcext:value-type="float">
            <text:p>0,999997367610752</text:p>
          </table:table-cell>
          <table:table-cell table:formula="of:=[$'Matriz At A'.C19]+[$'Matriz Lambda'.C19]" office:value-type="float" office:value="0.00000263223254937106" calcext:value-type="float">
            <text:p>2,63223254937106E-06</text:p>
          </table:table-cell>
          <table:table-cell table:formula="of:=[$'Matriz At A'.D19]+[$'Matriz Lambda'.D19]" office:value-type="float" office:value="0.999997368237461" calcext:value-type="float">
            <text:p>0,999997368237461</text:p>
          </table:table-cell>
          <table:table-cell table:formula="of:=[$'Matriz At A'.E19]+[$'Matriz Lambda'.E19]" office:value-type="float" office:value="0.00000263097931074707" calcext:value-type="float">
            <text:p>2,63097931074707E-06</text:p>
          </table:table-cell>
          <table:table-cell table:formula="of:=[$'Matriz At A'.F19]+[$'Matriz Lambda'.F19]" office:value-type="float" office:value="0.999997370117612" calcext:value-type="float">
            <text:p>0,999997370117612</text:p>
          </table:table-cell>
          <table:table-cell table:formula="of:=[$'Matriz At A'.G19]+[$'Matriz Lambda'.G19]" office:value-type="float" office:value="0.00000262847150822587" calcext:value-type="float">
            <text:p>2,62847150822587E-06</text:p>
          </table:table-cell>
          <table:table-cell table:formula="of:=[$'Matriz At A'.H19]+[$'Matriz Lambda'.H19]" office:value-type="float" office:value="0.999997373252704" calcext:value-type="float">
            <text:p>0,999997373252704</text:p>
          </table:table-cell>
          <table:table-cell table:formula="of:=[$'Matriz At A'.I19]+[$'Matriz Lambda'.I19]" office:value-type="float" office:value="0.00000262470941414517" calcext:value-type="float">
            <text:p>2,62470941414517E-06</text:p>
          </table:table-cell>
          <table:table-cell table:formula="of:=[$'Matriz At A'.J19]+[$'Matriz Lambda'.J19]" office:value-type="float" office:value="0.999997377643433" calcext:value-type="float">
            <text:p>0,999997377643433</text:p>
          </table:table-cell>
          <table:table-cell table:formula="of:=[$'Matriz At A'.K19]+[$'Matriz Lambda'.K19]" office:value-type="float" office:value="0.00000261968865955531" calcext:value-type="float">
            <text:p>2,61968865955531E-06</text:p>
          </table:table-cell>
          <table:table-cell table:formula="of:=[$'Matriz At A'.L19]+[$'Matriz Lambda'.L19]" office:value-type="float" office:value="0.999997383293988" calcext:value-type="float">
            <text:p>0,999997383293988</text:p>
          </table:table-cell>
          <table:table-cell table:formula="of:=[$'Matriz At A'.M19]+[$'Matriz Lambda'.M19]" office:value-type="float" office:value="0.00000261340764806661" calcext:value-type="float">
            <text:p>2,61340764806661E-06</text:p>
          </table:table-cell>
          <table:table-cell table:formula="of:=[$'Matriz At A'.N19]+[$'Matriz Lambda'.N19]" office:value-type="float" office:value="0.999997390206921" calcext:value-type="float">
            <text:p>0,999997390206921</text:p>
          </table:table-cell>
          <table:table-cell table:formula="of:=[$'Matriz At A'.O19]+[$'Matriz Lambda'.O19]" office:value-type="float" office:value="0.00000260586231837223" calcext:value-type="float">
            <text:p>2,60586231837223E-06</text:p>
          </table:table-cell>
          <table:table-cell table:formula="of:=[$'Matriz At A'.P19]+[$'Matriz Lambda'.P19]" office:value-type="float" office:value="0.999997398385763" calcext:value-type="float">
            <text:p>0,999997398385763</text:p>
          </table:table-cell>
          <table:table-cell table:formula="of:=[$'Matriz At A'.Q19]+[$'Matriz Lambda'.Q19]" office:value-type="float" office:value="0.00000259704827232365" calcext:value-type="float">
            <text:p>2,59704827232365E-06</text:p>
          </table:table-cell>
          <table:table-cell table:formula="of:=[$'Matriz At A'.R19]+[$'Matriz Lambda'.R19]" office:value-type="float" office:value="0.999997407836008" calcext:value-type="float">
            <text:p>0,999997407836008</text:p>
          </table:table-cell>
          <table:table-cell table:formula="of:=[$'Matriz At A'.S19]+[$'Matriz Lambda'.S19]" office:value-type="float" office:value="0.00000258696071597786" calcext:value-type="float">
            <text:p>2,58696071597786E-06</text:p>
          </table:table-cell>
          <table:table-cell table:formula="of:=[$'Matriz At A'.T19]+[$'Matriz Lambda'.T19]" office:value-type="float" office:value="61.9999987596673" calcext:value-type="float">
            <text:p>61,9999987596673</text:p>
          </table:table-cell>
          <table:table-cell table:formula="of:=[$'Matriz At A'.U19]+[$'Matriz Lambda'.U19]" office:value-type="float" office:value="0.00000257559316296785" calcext:value-type="float">
            <text:p>2,57559316296785E-06</text:p>
          </table:table-cell>
          <table:table-cell table:formula="of:=[$'Matriz At A'.V19]+[$'Matriz Lambda'.V19]" office:value-type="float" office:value="0.999997430572982" calcext:value-type="float">
            <text:p>0,999997430572982</text:p>
          </table:table-cell>
          <table:table-cell table:formula="of:=[$'Matriz At A'.W19]+[$'Matriz Lambda'.W19]" office:value-type="float" office:value="0.00000256293867129109" calcext:value-type="float">
            <text:p>2,56293867129109E-06</text:p>
          </table:table-cell>
          <table:table-cell table:formula="of:=[$'Matriz At A'.X19]+[$'Matriz Lambda'.X19]" office:value-type="float" office:value="0.999997443873025" calcext:value-type="float">
            <text:p>0,999997443873025</text:p>
          </table:table-cell>
          <table:table-cell table:formula="of:=[$'Matriz At A'.Y19]+[$'Matriz Lambda'.Y19]" office:value-type="float" office:value="0.00000254899049667578" calcext:value-type="float">
            <text:p>2,54899049667578E-06</text:p>
          </table:table-cell>
          <table:table-cell table:formula="of:=[$'Matriz At A'.Z19]+[$'Matriz Lambda'.Z19]" office:value-type="float" office:value="0.999997458471199" calcext:value-type="float">
            <text:p>0,999997458471199</text:p>
          </table:table-cell>
          <table:table-cell table:formula="of:=[$'Matriz At A'.AA19]+[$'Matriz Lambda'.AA19]" office:value-type="float" office:value="0.00000253374030712017" calcext:value-type="float">
            <text:p>2,53374030712017E-06</text:p>
          </table:table-cell>
          <table:table-cell table:formula="of:=[$'Matriz At A'.AB19]+[$'Matriz Lambda'.AB19]" office:value-type="float" office:value="0.999997474376499" calcext:value-type="float">
            <text:p>0,999997474376499</text:p>
          </table:table-cell>
          <table:table-cell table:formula="of:=[$'Matriz At A'.AC19]+[$'Matriz Lambda'.AC19]" office:value-type="float" office:value="0.00000251717793187112" calcext:value-type="float">
            <text:p>2,51717793187112E-06</text:p>
          </table:table-cell>
          <table:table-cell table:formula="of:=[$'Matriz At A'.AD19]+[$'Matriz Lambda'.AD19]" office:value-type="float" office:value="0.999997491597695" calcext:value-type="float">
            <text:p>0,999997491597695</text:p>
          </table:table-cell>
          <table:table-cell table:formula="of:=[$'Matriz At A'.AE19]+[$'Matriz Lambda'.AE19]" office:value-type="float" office:value="0.00000249929449303021" calcext:value-type="float">
            <text:p>2,49929449303021E-06</text:p>
          </table:table-cell>
          <table:table-cell table:formula="of:=[$'Matriz At A'.AF19]+[$'Matriz Lambda'.AF19]" office:value-type="float" office:value="0.999997510146824" calcext:value-type="float">
            <text:p>0,999997510146824</text:p>
          </table:table-cell>
          <table:table-cell table:formula="of:=[$'Matriz At A'.AG19]+[$'Matriz Lambda'.AG19]" office:value-type="float" office:value="0.00000248007754244384" calcext:value-type="float">
            <text:p>2,48007754244384E-06</text:p>
          </table:table-cell>
          <table:table-cell table:formula="of:=[$'Matriz At A'.AH19]+[$'Matriz Lambda'.AH19]" office:value-type="float" office:value="0.999997530033668" calcext:value-type="float">
            <text:p>0,999997530033668</text:p>
          </table:table-cell>
          <table:table-cell table:formula="of:=[$'Matriz At A'.AI19]+[$'Matriz Lambda'.AI19]" office:value-type="float" office:value="0.00000245951744815009" calcext:value-type="float">
            <text:p>2,45951744815009E-06</text:p>
          </table:table-cell>
          <table:table-cell table:formula="of:=[$'Matriz At A'.AJ19]+[$'Matriz Lambda'.AJ19]" office:value-type="float" office:value="0.999997551270928" calcext:value-type="float">
            <text:p>0,999997551270928</text:p>
          </table:table-cell>
          <table:table-cell table:formula="of:=[$'Matriz At A'.AK19]+[$'Matriz Lambda'.AK19]" office:value-type="float" office:value="0.00000243759987328396" calcext:value-type="float">
            <text:p>2,43759987328396E-06</text:p>
          </table:table-cell>
        </table:table-row>
        <table:table-row table:style-name="ro1">
          <table:table-cell/>
          <table:table-cell table:formula="of:=[$'Matriz At A'.B20]+[$'Matriz Lambda'.B20]" office:value-type="float" office:value="0.00000262667605366307" calcext:value-type="float">
            <text:p>2,62667605366307E-06</text:p>
          </table:table-cell>
          <table:table-cell table:formula="of:=[$'Matriz At A'.C20]+[$'Matriz Lambda'.C20]" office:value-type="float" office:value="0.999997373480701" calcext:value-type="float">
            <text:p>0,999997373480701</text:p>
          </table:table-cell>
          <table:table-cell table:formula="of:=[$'Matriz At A'.D20]+[$'Matriz Lambda'.D20]" office:value-type="float" office:value="0.00000262604819822876" calcext:value-type="float">
            <text:p>2,62604819822876E-06</text:p>
          </table:table-cell>
          <table:table-cell table:formula="of:=[$'Matriz At A'.E20]+[$'Matriz Lambda'.E20]" office:value-type="float" office:value="0.999997374737379" calcext:value-type="float">
            <text:p>0,999997374737379</text:p>
          </table:table-cell>
          <table:table-cell table:formula="of:=[$'Matriz At A'.F20]+[$'Matriz Lambda'.F20]" office:value-type="float" office:value="0.00000262416303264956" calcext:value-type="float">
            <text:p>2,62416303264956E-06</text:p>
          </table:table-cell>
          <table:table-cell table:formula="of:=[$'Matriz At A'.G20]+[$'Matriz Lambda'.G20]" office:value-type="float" office:value="0.999997377251186" calcext:value-type="float">
            <text:p>0,999997377251186</text:p>
          </table:table-cell>
          <table:table-cell table:formula="of:=[$'Matriz At A'.H20]+[$'Matriz Lambda'.H20]" office:value-type="float" office:value="0.00000262102008519172" calcext:value-type="float">
            <text:p>2,62102008519172E-06</text:p>
          </table:table-cell>
          <table:table-cell table:formula="of:=[$'Matriz At A'.I20]+[$'Matriz Lambda'.I20]" office:value-type="float" office:value="0.999997381023278" calcext:value-type="float">
            <text:p>0,999997381023278</text:p>
          </table:table-cell>
          <table:table-cell table:formula="of:=[$'Matriz At A'.J20]+[$'Matriz Lambda'.J20]" office:value-type="float" office:value="0.00000261661780220912" calcext:value-type="float">
            <text:p>2,61661780220912E-06</text:p>
          </table:table-cell>
          <table:table-cell table:formula="of:=[$'Matriz At A'.K20]+[$'Matriz Lambda'.K20]" office:value-type="float" office:value="0.99999738605661" calcext:value-type="float">
            <text:p>0,99999738605661</text:p>
          </table:table-cell>
          <table:table-cell table:formula="of:=[$'Matriz At A'.L20]+[$'Matriz Lambda'.L20]" office:value-type="float" office:value="0.00000261095290521318" calcext:value-type="float">
            <text:p>2,61095290521318E-06</text:p>
          </table:table-cell>
          <table:table-cell table:formula="of:=[$'Matriz At A'.M20]+[$'Matriz Lambda'.M20]" office:value-type="float" office:value="0.999997392354127" calcext:value-type="float">
            <text:p>0,999997392354127</text:p>
          </table:table-cell>
          <table:table-cell table:formula="of:=[$'Matriz At A'.N20]+[$'Matriz Lambda'.N20]" office:value-type="float" office:value="0.00000260402244822711" calcext:value-type="float">
            <text:p>2,60402244822711E-06</text:p>
          </table:table-cell>
          <table:table-cell table:formula="of:=[$'Matriz At A'.O20]+[$'Matriz Lambda'.O20]" office:value-type="float" office:value="0.999997399918523" calcext:value-type="float">
            <text:p>0,999997399918523</text:p>
          </table:table-cell>
          <table:table-cell table:formula="of:=[$'Matriz At A'.P20]+[$'Matriz Lambda'.P20]" office:value-type="float" office:value="0.00000259582221862065" calcext:value-type="float">
            <text:p>2,59582221862065E-06</text:p>
          </table:table-cell>
          <table:table-cell table:formula="of:=[$'Matriz At A'.Q20]+[$'Matriz Lambda'.Q20]" office:value-type="float" office:value="0.999997408755431" calcext:value-type="float">
            <text:p>0,999997408755431</text:p>
          </table:table-cell>
          <table:table-cell table:formula="of:=[$'Matriz At A'.R20]+[$'Matriz Lambda'.R20]" office:value-type="float" office:value="0.00000258634779659594" calcext:value-type="float">
            <text:p>2,58634779659594E-06</text:p>
          </table:table-cell>
          <table:table-cell table:formula="of:=[$'Matriz At A'.S20]+[$'Matriz Lambda'.S20]" office:value-type="float" office:value="0.999997418869021" calcext:value-type="float">
            <text:p>0,999997418869021</text:p>
          </table:table-cell>
          <table:table-cell table:formula="of:=[$'Matriz At A'.T20]+[$'Matriz Lambda'.T20]" office:value-type="float" office:value="0.00000257559316296785" calcext:value-type="float">
            <text:p>2,57559316296785E-06</text:p>
          </table:table-cell>
          <table:table-cell table:formula="of:=[$'Matriz At A'.U20]+[$'Matriz Lambda'.U20]" office:value-type="float" office:value="61.9999987713712" calcext:value-type="float">
            <text:p>61,9999987713712</text:p>
          </table:table-cell>
          <table:table-cell table:formula="of:=[$'Matriz At A'.V20]+[$'Matriz Lambda'.V20]" office:value-type="float" office:value="0.00000256355141314835" calcext:value-type="float">
            <text:p>2,56355141314835E-06</text:p>
          </table:table-cell>
          <table:table-cell table:formula="of:=[$'Matriz At A'.W20]+[$'Matriz Lambda'.W20]" office:value-type="float" office:value="0.999997442953722" calcext:value-type="float">
            <text:p>0,999997442953722</text:p>
          </table:table-cell>
          <table:table-cell table:formula="of:=[$'Matriz At A'.X20]+[$'Matriz Lambda'.X20]" office:value-type="float" office:value="0.00000255021655914955" calcext:value-type="float">
            <text:p>2,55021655914955E-06</text:p>
          </table:table-cell>
          <table:table-cell table:formula="of:=[$'Matriz At A'.Y20]+[$'Matriz Lambda'.Y20]" office:value-type="float" office:value="0.999997456938363" calcext:value-type="float">
            <text:p>0,999997456938363</text:p>
          </table:table-cell>
          <table:table-cell table:formula="of:=[$'Matriz At A'.Z20]+[$'Matriz Lambda'.Z20]" office:value-type="float" office:value="0.00000253558017559996" calcext:value-type="float">
            <text:p>2,53558017559996E-06</text:p>
          </table:table-cell>
          <table:table-cell table:formula="of:=[$'Matriz At A'.AA20]+[$'Matriz Lambda'.AA20]" office:value-type="float" office:value="0.999997472229249" calcext:value-type="float">
            <text:p>0,999997472229249</text:p>
          </table:table-cell>
          <table:table-cell table:formula="of:=[$'Matriz At A'.AB20]+[$'Matriz Lambda'.AB20]" office:value-type="float" office:value="0.00000251963260222698" calcext:value-type="float">
            <text:p>2,51963260222698E-06</text:p>
          </table:table-cell>
          <table:table-cell table:formula="of:=[$'Matriz At A'.AC20]+[$'Matriz Lambda'.AC20]" office:value-type="float" office:value="0.999997488835088" calcext:value-type="float">
            <text:p>0,999997488835088</text:p>
          </table:table-cell>
          <table:table-cell table:formula="of:=[$'Matriz At A'.AD20]+[$'Matriz Lambda'.AD20]" office:value-type="float" office:value="0.00000250236535392911" calcext:value-type="float">
            <text:p>2,50236535392911E-06</text:p>
          </table:table-cell>
          <table:table-cell table:formula="of:=[$'Matriz At A'.AE20]+[$'Matriz Lambda'.AE20]" office:value-type="float" office:value="0.999997506766963" calcext:value-type="float">
            <text:p>0,999997506766963</text:p>
          </table:table-cell>
          <table:table-cell table:formula="of:=[$'Matriz At A'.AF20]+[$'Matriz Lambda'.AF20]" office:value-type="float" office:value="0.000002483766850081" calcext:value-type="float">
            <text:p>2,483766850081E-06</text:p>
          </table:table-cell>
          <table:table-cell table:formula="of:=[$'Matriz At A'.AG20]+[$'Matriz Lambda'.AG20]" office:value-type="float" office:value="0.999997526035168" calcext:value-type="float">
            <text:p>0,999997526035168</text:p>
          </table:table-cell>
          <table:table-cell table:formula="of:=[$'Matriz At A'.AH20]+[$'Matriz Lambda'.AH20]" office:value-type="float" office:value="0.00000246382595336936" calcext:value-type="float">
            <text:p>2,46382595336936E-06</text:p>
          </table:table-cell>
          <table:table-cell table:formula="of:=[$'Matriz At A'.AI20]+[$'Matriz Lambda'.AI20]" office:value-type="float" office:value="0.999997546651185" calcext:value-type="float">
            <text:p>0,999997546651185</text:p>
          </table:table-cell>
          <table:table-cell table:formula="of:=[$'Matriz At A'.AJ20]+[$'Matriz Lambda'.AJ20]" office:value-type="float" office:value="0.00000244253094372482" calcext:value-type="float">
            <text:p>2,44253094372482E-06</text:p>
          </table:table-cell>
          <table:table-cell table:formula="of:=[$'Matriz At A'.AK20]+[$'Matriz Lambda'.AK20]" office:value-type="float" office:value="0.999997568628763" calcext:value-type="float">
            <text:p>0,999997568628763</text:p>
          </table:table-cell>
        </table:table-row>
        <table:table-row table:style-name="ro1">
          <table:table-cell/>
          <table:table-cell table:formula="of:=[$'Matriz At A'.B21]+[$'Matriz Lambda'.B21]" office:value-type="float" office:value="0.99999737935066" calcext:value-type="float">
            <text:p>0,99999737935066</text:p>
          </table:table-cell>
          <table:table-cell table:formula="of:=[$'Matriz At A'.C21]+[$'Matriz Lambda'.C21]" office:value-type="float" office:value="0.00000262049168198164" calcext:value-type="float">
            <text:p>2,62049168198164E-06</text:p>
          </table:table-cell>
          <table:table-cell table:formula="of:=[$'Matriz At A'.D21]+[$'Matriz Lambda'.D21]" office:value-type="float" office:value="0.999997379980671" calcext:value-type="float">
            <text:p>0,999997379980671</text:p>
          </table:table-cell>
          <table:table-cell table:formula="of:=[$'Matriz At A'.E21]+[$'Matriz Lambda'.E21]" office:value-type="float" office:value="0.00000261923189104341" calcext:value-type="float">
            <text:p>2,61923189104341E-06</text:p>
          </table:table-cell>
          <table:table-cell table:formula="of:=[$'Matriz At A'.F21]+[$'Matriz Lambda'.F21]" office:value-type="float" office:value="0.999997381870956" calcext:value-type="float">
            <text:p>0,999997381870956</text:p>
          </table:table-cell>
          <table:table-cell table:formula="of:=[$'Matriz At A'.G21]+[$'Matriz Lambda'.G21]" office:value-type="float" office:value="0.00000261671158541255" calcext:value-type="float">
            <text:p>2,61671158541255E-06</text:p>
          </table:table-cell>
          <table:table-cell table:formula="of:=[$'Matriz At A'.H21]+[$'Matriz Lambda'.H21]" office:value-type="float" office:value="0.999997385021798" calcext:value-type="float">
            <text:p>0,999997385021798</text:p>
          </table:table-cell>
          <table:table-cell table:formula="of:=[$'Matriz At A'.I21]+[$'Matriz Lambda'.I21]" office:value-type="float" office:value="0.00000261292842373972" calcext:value-type="float">
            <text:p>2,61292842373972E-06</text:p>
          </table:table-cell>
          <table:table-cell table:formula="of:=[$'Matriz At A'.J21]+[$'Matriz Lambda'.J21]" office:value-type="float" office:value="0.9999973894365" calcext:value-type="float">
            <text:p>0,9999973894365</text:p>
          </table:table-cell>
          <table:table-cell table:formula="of:=[$'Matriz At A'.K21]+[$'Matriz Lambda'.K21]" office:value-type="float" office:value="0.00000260788202055551" calcext:value-type="float">
            <text:p>2,60788202055551E-06</text:p>
          </table:table-cell>
          <table:table-cell table:formula="of:=[$'Matriz At A'.L21]+[$'Matriz Lambda'.L21]" office:value-type="float" office:value="0.999997395116794" calcext:value-type="float">
            <text:p>0,999997395116794</text:p>
          </table:table-cell>
          <table:table-cell table:formula="of:=[$'Matriz At A'.M21]+[$'Matriz Lambda'.M21]" office:value-type="float" office:value="0.00000260156766596076" calcext:value-type="float">
            <text:p>2,60156766596076E-06</text:p>
          </table:table-cell>
          <table:table-cell table:formula="of:=[$'Matriz At A'.N21]+[$'Matriz Lambda'.N21]" office:value-type="float" office:value="0.999997402065797" calcext:value-type="float">
            <text:p>0,999997402065797</text:p>
          </table:table-cell>
          <table:table-cell table:formula="of:=[$'Matriz At A'.O21]+[$'Matriz Lambda'.O21]" office:value-type="float" office:value="0.00000259398231783337" calcext:value-type="float">
            <text:p>2,59398231783337E-06</text:p>
          </table:table-cell>
          <table:table-cell table:formula="of:=[$'Matriz At A'.P21]+[$'Matriz Lambda'.P21]" office:value-type="float" office:value="0.999997410288295" calcext:value-type="float">
            <text:p>0,999997410288295</text:p>
          </table:table-cell>
          <table:table-cell table:formula="of:=[$'Matriz At A'.Q21]+[$'Matriz Lambda'.Q21]" office:value-type="float" office:value="0.00000258512166728675" calcext:value-type="float">
            <text:p>2,58512166728675E-06</text:p>
          </table:table-cell>
          <table:table-cell table:formula="of:=[$'Matriz At A'.R21]+[$'Matriz Lambda'.R21]" office:value-type="float" office:value="0.999997419788523" calcext:value-type="float">
            <text:p>0,999997419788523</text:p>
          </table:table-cell>
          <table:table-cell table:formula="of:=[$'Matriz At A'.S21]+[$'Matriz Lambda'.S21]" office:value-type="float" office:value="0.00000257498027356196" calcext:value-type="float">
            <text:p>2,57498027356196E-06</text:p>
          </table:table-cell>
          <table:table-cell table:formula="of:=[$'Matriz At A'.T21]+[$'Matriz Lambda'.T21]" office:value-type="float" office:value="0.999997430572982" calcext:value-type="float">
            <text:p>0,999997430572982</text:p>
          </table:table-cell>
          <table:table-cell table:formula="of:=[$'Matriz At A'.U21]+[$'Matriz Lambda'.U21]" office:value-type="float" office:value="0.00000256355141314835" calcext:value-type="float">
            <text:p>2,56355141314835E-06</text:p>
          </table:table-cell>
          <table:table-cell table:formula="of:=[$'Matriz At A'.V21]+[$'Matriz Lambda'.V21]" office:value-type="float" office:value="61.9999987837518" calcext:value-type="float">
            <text:p>61,9999987837518</text:p>
          </table:table-cell>
          <table:table-cell table:formula="of:=[$'Matriz At A'.W21]+[$'Matriz Lambda'.W21]" office:value-type="float" office:value="0.00000255082932376638" calcext:value-type="float">
            <text:p>2,55082932376638E-06</text:p>
          </table:table-cell>
          <table:table-cell table:formula="of:=[$'Matriz At A'.X21]+[$'Matriz Lambda'.X21]" office:value-type="float" office:value="0.999997456018912" calcext:value-type="float">
            <text:p>0,999997456018912</text:p>
          </table:table-cell>
          <table:table-cell table:formula="of:=[$'Matriz At A'.Y21]+[$'Matriz Lambda'.Y21]" office:value-type="float" office:value="0.00000253680629302977" calcext:value-type="float">
            <text:p>2,53680629302977E-06</text:p>
          </table:table-cell>
          <table:table-cell table:formula="of:=[$'Matriz At A'.Z21]+[$'Matriz Lambda'.Z21]" office:value-type="float" office:value="0.999997470696401" calcext:value-type="float">
            <text:p>0,999997470696401</text:p>
          </table:table-cell>
          <table:table-cell table:formula="of:=[$'Matriz At A'.AA21]+[$'Matriz Lambda'.AA21]" office:value-type="float" office:value="0.0000025214725549727" calcext:value-type="float">
            <text:p>2,5214725549727E-06</text:p>
          </table:table-cell>
          <table:table-cell table:formula="of:=[$'Matriz At A'.AB21]+[$'Matriz Lambda'.AB21]" office:value-type="float" office:value="0.999997486687909" calcext:value-type="float">
            <text:p>0,999997486687909</text:p>
          </table:table-cell>
          <table:table-cell table:formula="of:=[$'Matriz At A'.AC21]+[$'Matriz Lambda'.AC21]" office:value-type="float" office:value="0.00000250482012553732" calcext:value-type="float">
            <text:p>2,50482012553732E-06</text:p>
          </table:table-cell>
          <table:table-cell table:formula="of:=[$'Matriz At A'.AD21]+[$'Matriz Lambda'.AD21]" office:value-type="float" office:value="0.999997504004293" calcext:value-type="float">
            <text:p>0,999997504004293</text:p>
          </table:table-cell>
          <table:table-cell table:formula="of:=[$'Matriz At A'.AE21]+[$'Matriz Lambda'.AE21]" office:value-type="float" office:value="0.00000248683774850544" calcext:value-type="float">
            <text:p>2,48683774850544E-06</text:p>
          </table:table-cell>
          <table:table-cell table:formula="of:=[$'Matriz At A'.AF21]+[$'Matriz Lambda'.AF21]" office:value-type="float" office:value="0.999997522655294" calcext:value-type="float">
            <text:p>0,999997522655294</text:p>
          </table:table-cell>
          <table:table-cell table:formula="of:=[$'Matriz At A'.AG21]+[$'Matriz Lambda'.AG21]" office:value-type="float" office:value="0.00000246751533383716" calcext:value-type="float">
            <text:p>2,46751533383716E-06</text:p>
          </table:table-cell>
          <table:table-cell table:formula="of:=[$'Matriz At A'.AH21]+[$'Matriz Lambda'.AH21]" office:value-type="float" office:value="0.999997542652668" calcext:value-type="float">
            <text:p>0,999997542652668</text:p>
          </table:table-cell>
          <table:table-cell table:formula="of:=[$'Matriz At A'.AI21]+[$'Matriz Lambda'.AI21]" office:value-type="float" office:value="0.00000244683943018131" calcext:value-type="float">
            <text:p>2,44683943018131E-06</text:p>
          </table:table-cell>
          <table:table-cell table:formula="of:=[$'Matriz At A'.AJ21]+[$'Matriz Lambda'.AJ21]" office:value-type="float" office:value="0.999997564008953" calcext:value-type="float">
            <text:p>0,999997564008953</text:p>
          </table:table-cell>
          <table:table-cell table:formula="of:=[$'Matriz At A'.AK21]+[$'Matriz Lambda'.AK21]" office:value-type="float" office:value="0.00000242479866918721" calcext:value-type="float">
            <text:p>2,42479866918721E-06</text:p>
          </table:table-cell>
        </table:table-row>
        <table:table-row table:style-name="ro1">
          <table:table-cell/>
          <table:table-cell table:formula="of:=[$'Matriz At A'.B22]+[$'Matriz Lambda'.B22]" office:value-type="float" office:value="0.0000026143073356133" calcext:value-type="float">
            <text:p>2,6143073356133E-06</text:p>
          </table:table-cell>
          <table:table-cell table:formula="of:=[$'Matriz At A'.C22]+[$'Matriz Lambda'.C22]" office:value-type="float" office:value="0.9999973858506" calcext:value-type="float">
            <text:p>0,9999973858506</text:p>
          </table:table-cell>
          <table:table-cell table:formula="of:=[$'Matriz At A'.D22]+[$'Matriz Lambda'.D22]" office:value-type="float" office:value="0.00000261367540099755" calcext:value-type="float">
            <text:p>2,61367540099755E-06</text:p>
          </table:table-cell>
          <table:table-cell table:formula="of:=[$'Matriz At A'.E22]+[$'Matriz Lambda'.E22]" office:value-type="float" office:value="0.999997387114212" calcext:value-type="float">
            <text:p>0,999997387114212</text:p>
          </table:table-cell>
          <table:table-cell table:formula="of:=[$'Matriz At A'.F22]+[$'Matriz Lambda'.F22]" office:value-type="float" office:value="0.00000261178047500366" calcext:value-type="float">
            <text:p>2,61178047500366E-06</text:p>
          </table:table-cell>
          <table:table-cell table:formula="of:=[$'Matriz At A'.G22]+[$'Matriz Lambda'.G22]" office:value-type="float" office:value="0.999997389641582" calcext:value-type="float">
            <text:p>0,999997389641582</text:p>
          </table:table-cell>
          <table:table-cell table:formula="of:=[$'Matriz At A'.H22]+[$'Matriz Lambda'.H22]" office:value-type="float" office:value="0.000002608619931177" calcext:value-type="float">
            <text:p>2,608619931177E-06</text:p>
          </table:table-cell>
          <table:table-cell table:formula="of:=[$'Matriz At A'.I22]+[$'Matriz Lambda'.I22]" office:value-type="float" office:value="0.999997393435019" calcext:value-type="float">
            <text:p>0,999997393435019</text:p>
          </table:table-cell>
          <table:table-cell table:formula="of:=[$'Matriz At A'.J22]+[$'Matriz Lambda'.J22]" office:value-type="float" office:value="0.00000260419265774026" calcext:value-type="float">
            <text:p>2,60419265774026E-06</text:p>
          </table:table-cell>
          <table:table-cell table:formula="of:=[$'Matriz At A'.K22]+[$'Matriz Lambda'.K22]" office:value-type="float" office:value="0.999997398496652" calcext:value-type="float">
            <text:p>0,999997398496652</text:p>
          </table:table-cell>
          <table:table-cell table:formula="of:=[$'Matriz At A'.L22]+[$'Matriz Lambda'.L22]" office:value-type="float" office:value="0.00000259849676864654" calcext:value-type="float">
            <text:p>2,59849676864654E-06</text:p>
          </table:table-cell>
          <table:table-cell table:formula="of:=[$'Matriz At A'.M22]+[$'Matriz Lambda'.M22]" office:value-type="float" office:value="0.999997404828455" calcext:value-type="float">
            <text:p>0,999997404828455</text:p>
          </table:table-cell>
          <table:table-cell table:formula="of:=[$'Matriz At A'.N22]+[$'Matriz Lambda'.N22]" office:value-type="float" office:value="0.00000259152753268044" calcext:value-type="float">
            <text:p>2,59152753268044E-06</text:p>
          </table:table-cell>
          <table:table-cell table:formula="of:=[$'Matriz At A'.O22]+[$'Matriz Lambda'.O22]" office:value-type="float" office:value="0.999997412435524" calcext:value-type="float">
            <text:p>0,999997412435524</text:p>
          </table:table-cell>
          <table:table-cell table:formula="of:=[$'Matriz At A'.P22]+[$'Matriz Lambda'.P22]" office:value-type="float" office:value="0.00000258328176860889" calcext:value-type="float">
            <text:p>2,58328176860889E-06</text:p>
          </table:table-cell>
          <table:table-cell table:formula="of:=[$'Matriz At A'.Q22]+[$'Matriz Lambda'.Q22]" office:value-type="float" office:value="0.999997421321398" calcext:value-type="float">
            <text:p>0,999997421321398</text:p>
          </table:table-cell>
          <table:table-cell table:formula="of:=[$'Matriz At A'.R22]+[$'Matriz Lambda'.R22]" office:value-type="float" office:value="0.00000257375414913774" calcext:value-type="float">
            <text:p>2,57375414913774E-06</text:p>
          </table:table-cell>
          <table:table-cell table:formula="of:=[$'Matriz At A'.S22]+[$'Matriz Lambda'.S22]" office:value-type="float" office:value="0.999997431492347" calcext:value-type="float">
            <text:p>0,999997431492347</text:p>
          </table:table-cell>
          <table:table-cell table:formula="of:=[$'Matriz At A'.T22]+[$'Matriz Lambda'.T22]" office:value-type="float" office:value="0.00000256293867129109" calcext:value-type="float">
            <text:p>2,56293867129109E-06</text:p>
          </table:table-cell>
          <table:table-cell table:formula="of:=[$'Matriz At A'.U22]+[$'Matriz Lambda'.U22]" office:value-type="float" office:value="0.999997442953722" calcext:value-type="float">
            <text:p>0,999997442953722</text:p>
          </table:table-cell>
          <table:table-cell table:formula="of:=[$'Matriz At A'.V22]+[$'Matriz Lambda'.V22]" office:value-type="float" office:value="0.00000255082932376638" calcext:value-type="float">
            <text:p>2,55082932376638E-06</text:p>
          </table:table-cell>
          <table:table-cell table:formula="of:=[$'Matriz At A'.W22]+[$'Matriz Lambda'.W22]" office:value-type="float" office:value="61.9999987968171" calcext:value-type="float">
            <text:p>61,9999987968171</text:p>
          </table:table-cell>
          <table:table-cell table:formula="of:=[$'Matriz At A'.X22]+[$'Matriz Lambda'.X22]" office:value-type="float" office:value="0.0000025374192981209" calcext:value-type="float">
            <text:p>2,5374192981209E-06</text:p>
          </table:table-cell>
          <table:table-cell table:formula="of:=[$'Matriz At A'.Y22]+[$'Matriz Lambda'.Y22]" office:value-type="float" office:value="0.999997469776913" calcext:value-type="float">
            <text:p>0,999997469776913</text:p>
          </table:table-cell>
          <table:table-cell table:formula="of:=[$'Matriz At A'.Z22]+[$'Matriz Lambda'.Z22]" office:value-type="float" office:value="0.00000252269863976196" calcext:value-type="float">
            <text:p>2,52269863976196E-06</text:p>
          </table:table-cell>
          <table:table-cell table:formula="of:=[$'Matriz At A'.AA22]+[$'Matriz Lambda'.AA22]" office:value-type="float" office:value="0.999997485155026" calcext:value-type="float">
            <text:p>0,999997485155026</text:p>
          </table:table-cell>
          <table:table-cell table:formula="of:=[$'Matriz At A'.AB22]+[$'Matriz Lambda'.AB22]" office:value-type="float" office:value="0.00000250665994550037" calcext:value-type="float">
            <text:p>2,50665994550037E-06</text:p>
          </table:table-cell>
          <table:table-cell table:formula="of:=[$'Matriz At A'.AC22]+[$'Matriz Lambda'.AC22]" office:value-type="float" office:value="0.999997501857056" calcext:value-type="float">
            <text:p>0,999997501857056</text:p>
          </table:table-cell>
          <table:table-cell table:formula="of:=[$'Matriz At A'.AD22]+[$'Matriz Lambda'.AD22]" office:value-type="float" office:value="0.00000248929252799623" calcext:value-type="float">
            <text:p>2,48929252799623E-06</text:p>
          </table:table-cell>
          <table:table-cell table:formula="of:=[$'Matriz At A'.AE22]+[$'Matriz Lambda'.AE22]" office:value-type="float" office:value="0.999997519892661" calcext:value-type="float">
            <text:p>0,999997519892661</text:p>
          </table:table-cell>
          <table:table-cell table:formula="of:=[$'Matriz At A'.AF22]+[$'Matriz Lambda'.AF22]" office:value-type="float" office:value="0.00000247058623015217" calcext:value-type="float">
            <text:p>2,47058623015217E-06</text:p>
          </table:table-cell>
          <table:table-cell table:formula="of:=[$'Matriz At A'.AG22]+[$'Matriz Lambda'.AG22]" office:value-type="float" office:value="0.999997539272721" calcext:value-type="float">
            <text:p>0,999997539272721</text:p>
          </table:table-cell>
          <table:table-cell table:formula="of:=[$'Matriz At A'.AH22]+[$'Matriz Lambda'.AH22]" office:value-type="float" office:value="0.00000245052879643826" calcext:value-type="float">
            <text:p>2,45052879643826E-06</text:p>
          </table:table-cell>
          <table:table-cell table:formula="of:=[$'Matriz At A'.AI22]+[$'Matriz Lambda'.AI22]" office:value-type="float" office:value="0.999997560010485" calcext:value-type="float">
            <text:p>0,999997560010485</text:p>
          </table:table-cell>
          <table:table-cell table:formula="of:=[$'Matriz At A'.AJ22]+[$'Matriz Lambda'.AJ22]" office:value-type="float" office:value="0.00000242910720649192" calcext:value-type="float">
            <text:p>2,42910720649192E-06</text:p>
          </table:table-cell>
          <table:table-cell table:formula="of:=[$'Matriz At A'.AK22]+[$'Matriz Lambda'.AK22]" office:value-type="float" office:value="0.999997582118759" calcext:value-type="float">
            <text:p>0,999997582118759</text:p>
          </table:table-cell>
        </table:table-row>
        <table:table-row table:style-name="ro1">
          <table:table-cell/>
          <table:table-cell table:formula="of:=[$'Matriz At A'.B23]+[$'Matriz Lambda'.B23]" office:value-type="float" office:value="0.999997392350542" calcext:value-type="float">
            <text:p>0,999997392350542</text:p>
          </table:table-cell>
          <table:table-cell table:formula="of:=[$'Matriz At A'.C23]+[$'Matriz Lambda'.C23]" office:value-type="float" office:value="0.00000260749103309088" calcext:value-type="float">
            <text:p>2,60749103309088E-06</text:p>
          </table:table-cell>
          <table:table-cell table:formula="of:=[$'Matriz At A'.D23]+[$'Matriz Lambda'.D23]" office:value-type="float" office:value="0.999997392984171" calcext:value-type="float">
            <text:p>0,999997392984171</text:p>
          </table:table-cell>
          <table:table-cell table:formula="of:=[$'Matriz At A'.E23]+[$'Matriz Lambda'.E23]" office:value-type="float" office:value="0.00000260622399128607" calcext:value-type="float">
            <text:p>2,60622399128607E-06</text:p>
          </table:table-cell>
          <table:table-cell table:formula="of:=[$'Matriz At A'.F23]+[$'Matriz Lambda'.F23]" office:value-type="float" office:value="0.999997394884813" calcext:value-type="float">
            <text:p>0,999997394884813</text:p>
          </table:table-cell>
          <table:table-cell table:formula="of:=[$'Matriz At A'.G23]+[$'Matriz Lambda'.G23]" office:value-type="float" office:value="0.00000260368881777051" calcext:value-type="float">
            <text:p>2,60368881777051E-06</text:p>
          </table:table-cell>
          <table:table-cell table:formula="of:=[$'Matriz At A'.H23]+[$'Matriz Lambda'.H23]" office:value-type="float" office:value="0.999997398054789" calcext:value-type="float">
            <text:p>0,999997398054789</text:p>
          </table:table-cell>
          <table:table-cell table:formula="of:=[$'Matriz At A'.I23]+[$'Matriz Lambda'.I23]" office:value-type="float" office:value="0.00000259988415618473" calcext:value-type="float">
            <text:p>2,59988415618473E-06</text:p>
          </table:table-cell>
          <table:table-cell table:formula="of:=[$'Matriz At A'.J23]+[$'Matriz Lambda'.J23]" office:value-type="float" office:value="0.99999740249515" calcext:value-type="float">
            <text:p>0,99999740249515</text:p>
          </table:table-cell>
          <table:table-cell table:formula="of:=[$'Matriz At A'.K23]+[$'Matriz Lambda'.K23]" office:value-type="float" office:value="0.0000025948074248161" calcext:value-type="float">
            <text:p>2,5948074248161E-06</text:p>
          </table:table-cell>
          <table:table-cell table:formula="of:=[$'Matriz At A'.L23]+[$'Matriz Lambda'.L23]" office:value-type="float" office:value="0.999997408208321" calcext:value-type="float">
            <text:p>0,999997408208321</text:p>
          </table:table-cell>
          <table:table-cell table:formula="of:=[$'Matriz At A'.M23]+[$'Matriz Lambda'.M23]" office:value-type="float" office:value="0.00000258845667244767" calcext:value-type="float">
            <text:p>2,58845667244767E-06</text:p>
          </table:table-cell>
          <table:table-cell table:formula="of:=[$'Matriz At A'.N23]+[$'Matriz Lambda'.N23]" office:value-type="float" office:value="0.99999741519816" calcext:value-type="float">
            <text:p>0,99999741519816</text:p>
          </table:table-cell>
          <table:table-cell table:formula="of:=[$'Matriz At A'.O23]+[$'Matriz Lambda'.O23]" office:value-type="float" office:value="0.00000258082701221074" calcext:value-type="float">
            <text:p>2,58082701221074E-06</text:p>
          </table:table-cell>
          <table:table-cell table:formula="of:=[$'Matriz At A'.P23]+[$'Matriz Lambda'.P23]" office:value-type="float" office:value="0.999997423468604" calcext:value-type="float">
            <text:p>0,999997423468604</text:p>
          </table:table-cell>
          <table:table-cell table:formula="of:=[$'Matriz At A'.Q23]+[$'Matriz Lambda'.Q23]" office:value-type="float" office:value="0.00000257191426888959" calcext:value-type="float">
            <text:p>2,57191426888959E-06</text:p>
          </table:table-cell>
          <table:table-cell table:formula="of:=[$'Matriz At A'.R23]+[$'Matriz Lambda'.R23]" office:value-type="float" office:value="0.99999743302517" calcext:value-type="float">
            <text:p>0,99999743302517</text:p>
          </table:table-cell>
          <table:table-cell table:formula="of:=[$'Matriz At A'.S23]+[$'Matriz Lambda'.S23]" office:value-type="float" office:value="0.00000256171266044269" calcext:value-type="float">
            <text:p>2,56171266044269E-06</text:p>
          </table:table-cell>
          <table:table-cell table:formula="of:=[$'Matriz At A'.T23]+[$'Matriz Lambda'.T23]" office:value-type="float" office:value="0.999997443873025" calcext:value-type="float">
            <text:p>0,999997443873025</text:p>
          </table:table-cell>
          <table:table-cell table:formula="of:=[$'Matriz At A'.U23]+[$'Matriz Lambda'.U23]" office:value-type="float" office:value="0.00000255021655914955" calcext:value-type="float">
            <text:p>2,55021655914955E-06</text:p>
          </table:table-cell>
          <table:table-cell table:formula="of:=[$'Matriz At A'.V23]+[$'Matriz Lambda'.V23]" office:value-type="float" office:value="0.999997456018912" calcext:value-type="float">
            <text:p>0,999997456018912</text:p>
          </table:table-cell>
          <table:table-cell table:formula="of:=[$'Matriz At A'.W23]+[$'Matriz Lambda'.W23]" office:value-type="float" office:value="0.0000025374192981209" calcext:value-type="float">
            <text:p>2,5374192981209E-06</text:p>
          </table:table-cell>
          <table:table-cell table:formula="of:=[$'Matriz At A'.X23]+[$'Matriz Lambda'.X23]" office:value-type="float" office:value="61.9999988105751" calcext:value-type="float">
            <text:p>61,9999988105751</text:p>
          </table:table-cell>
          <table:table-cell table:formula="of:=[$'Matriz At A'.Y23]+[$'Matriz Lambda'.Y23]" office:value-type="float" office:value="0.00000252331144301454" calcext:value-type="float">
            <text:p>2,52331144301454E-06</text:p>
          </table:table-cell>
          <table:table-cell table:formula="of:=[$'Matriz At A'.Z23]+[$'Matriz Lambda'.Z23]" office:value-type="float" office:value="0.99999748423566" calcext:value-type="float">
            <text:p>0,99999748423566</text:p>
          </table:table-cell>
          <table:table-cell table:formula="of:=[$'Matriz At A'.AA23]+[$'Matriz Lambda'.AA23]" office:value-type="float" office:value="0.00000250788601563467" calcext:value-type="float">
            <text:p>2,50788601563467E-06</text:p>
          </table:table-cell>
          <table:table-cell table:formula="of:=[$'Matriz At A'.AB23]+[$'Matriz Lambda'.AB23]" office:value-type="float" office:value="0.999997500324301" calcext:value-type="float">
            <text:p>0,999997500324301</text:p>
          </table:table-cell>
          <table:table-cell table:formula="of:=[$'Matriz At A'.AC23]+[$'Matriz Lambda'.AC23]" office:value-type="float" office:value="0.00000249113241290733" calcext:value-type="float">
            <text:p>2,49113241290733E-06</text:p>
          </table:table-cell>
          <table:table-cell table:formula="of:=[$'Matriz At A'.AD23]+[$'Matriz Lambda'.AD23]" office:value-type="float" office:value="0.999997517745443" calcext:value-type="float">
            <text:p>0,999997517745443</text:p>
          </table:table-cell>
          <table:table-cell table:formula="of:=[$'Matriz At A'.AE23]+[$'Matriz Lambda'.AE23]" office:value-type="float" office:value="0.00000247304095135625" calcext:value-type="float">
            <text:p>2,47304095135625E-06</text:p>
          </table:table-cell>
          <table:table-cell table:formula="of:=[$'Matriz At A'.AF23]+[$'Matriz Lambda'.AF23]" office:value-type="float" office:value="0.999997536510105" calcext:value-type="float">
            <text:p>0,999997536510105</text:p>
          </table:table-cell>
          <table:table-cell table:formula="of:=[$'Matriz At A'.AG23]+[$'Matriz Lambda'.AG23]" office:value-type="float" office:value="0.00000245359971551284" calcext:value-type="float">
            <text:p>2,45359971551284E-06</text:p>
          </table:table-cell>
          <table:table-cell table:formula="of:=[$'Matriz At A'.AH23]+[$'Matriz Lambda'.AH23]" office:value-type="float" office:value="0.999997556630633" calcext:value-type="float">
            <text:p>0,999997556630633</text:p>
          </table:table-cell>
          <table:table-cell table:formula="of:=[$'Matriz At A'.AI23]+[$'Matriz Lambda'.AI23]" office:value-type="float" office:value="0.00000243279651079842" calcext:value-type="float">
            <text:p>2,43279651079842E-06</text:p>
          </table:table-cell>
          <table:table-cell table:formula="of:=[$'Matriz At A'.AJ23]+[$'Matriz Lambda'.AJ23]" office:value-type="float" office:value="0.999997578120263" calcext:value-type="float">
            <text:p>0,999997578120263</text:p>
          </table:table-cell>
          <table:table-cell table:formula="of:=[$'Matriz At A'.AK23]+[$'Matriz Lambda'.AK23]" office:value-type="float" office:value="0.00000241061816608212" calcext:value-type="float">
            <text:p>2,41061816608212E-06</text:p>
          </table:table-cell>
        </table:table-row>
        <table:table-row table:style-name="ro1">
          <table:table-cell/>
          <table:table-cell table:formula="of:=[$'Matriz At A'.B24]+[$'Matriz Lambda'.B24]" office:value-type="float" office:value="0.00000260067475210679" calcext:value-type="float">
            <text:p>2,60067475210679E-06</text:p>
          </table:table-cell>
          <table:table-cell table:formula="of:=[$'Matriz At A'.C24]+[$'Matriz Lambda'.C24]" office:value-type="float" office:value="0.999997399484102" calcext:value-type="float">
            <text:p>0,999997399484102</text:p>
          </table:table-cell>
          <table:table-cell table:formula="of:=[$'Matriz At A'.D24]+[$'Matriz Lambda'.D24]" office:value-type="float" office:value="0.0000026000396253778" calcext:value-type="float">
            <text:p>2,6000396253778E-06</text:p>
          </table:table-cell>
          <table:table-cell table:formula="of:=[$'Matriz At A'.E24]+[$'Matriz Lambda'.E24]" office:value-type="float" office:value="0.999997400754755" calcext:value-type="float">
            <text:p>0,999997400754755</text:p>
          </table:table-cell>
          <table:table-cell table:formula="of:=[$'Matriz At A'.F24]+[$'Matriz Lambda'.F24]" office:value-type="float" office:value="0.00000259813233305373" calcext:value-type="float">
            <text:p>2,59813233305373E-06</text:p>
          </table:table-cell>
          <table:table-cell table:formula="of:=[$'Matriz At A'.G24]+[$'Matriz Lambda'.G24]" office:value-type="float" office:value="0.999997403298049" calcext:value-type="float">
            <text:p>0,999997403298049</text:p>
          </table:table-cell>
          <table:table-cell table:formula="of:=[$'Matriz At A'.H24]+[$'Matriz Lambda'.H24]" office:value-type="float" office:value="0.00000259495303644996" calcext:value-type="float">
            <text:p>2,59495303644996E-06</text:p>
          </table:table-cell>
          <table:table-cell table:formula="of:=[$'Matriz At A'.I24]+[$'Matriz Lambda'.I24]" office:value-type="float" office:value="0.999997407114932" calcext:value-type="float">
            <text:p>0,999997407114932</text:p>
          </table:table-cell>
          <table:table-cell table:formula="of:=[$'Matriz At A'.J24]+[$'Matriz Lambda'.J24]" office:value-type="float" office:value="0.00000259049892781249" calcext:value-type="float">
            <text:p>2,59049892781249E-06</text:p>
          </table:table-cell>
          <table:table-cell table:formula="of:=[$'Matriz At A'.K24]+[$'Matriz Lambda'.K24]" office:value-type="float" office:value="0.999997412206835" calcext:value-type="float">
            <text:p>0,999997412206835</text:p>
          </table:table-cell>
          <table:table-cell table:formula="of:=[$'Matriz At A'.L24]+[$'Matriz Lambda'.L24]" office:value-type="float" office:value="0.00000258476730596868" calcext:value-type="float">
            <text:p>2,58476730596868E-06</text:p>
          </table:table-cell>
          <table:table-cell table:formula="of:=[$'Matriz At A'.M24]+[$'Matriz Lambda'.M24]" office:value-type="float" office:value="0.999997418578043" calcext:value-type="float">
            <text:p>0,999997418578043</text:p>
          </table:table-cell>
          <table:table-cell table:formula="of:=[$'Matriz At A'.N24]+[$'Matriz Lambda'.N24]" office:value-type="float" office:value="0.00000257775612377831" calcext:value-type="float">
            <text:p>2,57775612377831E-06</text:p>
          </table:table-cell>
          <table:table-cell table:formula="of:=[$'Matriz At A'.O24]+[$'Matriz Lambda'.O24]" office:value-type="float" office:value="0.999997426231264" calcext:value-type="float">
            <text:p>0,999997426231264</text:p>
          </table:table-cell>
          <table:table-cell table:formula="of:=[$'Matriz At A'.P24]+[$'Matriz Lambda'.P24]" office:value-type="float" office:value="0.00000256945945753539" calcext:value-type="float">
            <text:p>2,56945945753539E-06</text:p>
          </table:table-cell>
          <table:table-cell table:formula="of:=[$'Matriz At A'.Q24]+[$'Matriz Lambda'.Q24]" office:value-type="float" office:value="0.999997435172458" calcext:value-type="float">
            <text:p>0,999997435172458</text:p>
          </table:table-cell>
          <table:table-cell table:formula="of:=[$'Matriz At A'.R24]+[$'Matriz Lambda'.R24]" office:value-type="float" office:value="0.00000255987271735592" calcext:value-type="float">
            <text:p>2,55987271735592E-06</text:p>
          </table:table-cell>
          <table:table-cell table:formula="of:=[$'Matriz At A'.S24]+[$'Matriz Lambda'.S24]" office:value-type="float" office:value="0.999997445405846" calcext:value-type="float">
            <text:p>0,999997445405846</text:p>
          </table:table-cell>
          <table:table-cell table:formula="of:=[$'Matriz At A'.T24]+[$'Matriz Lambda'.T24]" office:value-type="float" office:value="0.00000254899049667578" calcext:value-type="float">
            <text:p>2,54899049667578E-06</text:p>
          </table:table-cell>
          <table:table-cell table:formula="of:=[$'Matriz At A'.U24]+[$'Matriz Lambda'.U24]" office:value-type="float" office:value="0.999997456938363" calcext:value-type="float">
            <text:p>0,999997456938363</text:p>
          </table:table-cell>
          <table:table-cell table:formula="of:=[$'Matriz At A'.V24]+[$'Matriz Lambda'.V24]" office:value-type="float" office:value="0.00000253680629302977" calcext:value-type="float">
            <text:p>2,53680629302977E-06</text:p>
          </table:table-cell>
          <table:table-cell table:formula="of:=[$'Matriz At A'.W24]+[$'Matriz Lambda'.W24]" office:value-type="float" office:value="0.999997469776913" calcext:value-type="float">
            <text:p>0,999997469776913</text:p>
          </table:table-cell>
          <table:table-cell table:formula="of:=[$'Matriz At A'.X24]+[$'Matriz Lambda'.X24]" office:value-type="float" office:value="0.00000252331144301454" calcext:value-type="float">
            <text:p>2,52331144301454E-06</text:p>
          </table:table-cell>
          <table:table-cell table:formula="of:=[$'Matriz At A'.Y24]+[$'Matriz Lambda'.Y24]" office:value-type="float" office:value="61.9999988250338" calcext:value-type="float">
            <text:p>61,9999988250338</text:p>
          </table:table-cell>
          <table:table-cell table:formula="of:=[$'Matriz At A'.Z24]+[$'Matriz Lambda'.Z24]" office:value-type="float" office:value="0.00000250849884775306" calcext:value-type="float">
            <text:p>2,50849884775306E-06</text:p>
          </table:table-cell>
          <table:table-cell table:formula="of:=[$'Matriz At A'.AA24]+[$'Matriz Lambda'.AA24]" office:value-type="float" office:value="0.999997499404897" calcext:value-type="float">
            <text:p>0,999997499404897</text:p>
          </table:table-cell>
          <table:table-cell table:formula="of:=[$'Matriz At A'.AB24]+[$'Matriz Lambda'.AB24]" office:value-type="float" office:value="0.00000249235843197138" calcext:value-type="float">
            <text:p>2,49235843197138E-06</text:p>
          </table:table-cell>
          <table:table-cell table:formula="of:=[$'Matriz At A'.AC24]+[$'Matriz Lambda'.AC24]" office:value-type="float" office:value="0.999997516212549" calcext:value-type="float">
            <text:p>0,999997516212549</text:p>
          </table:table-cell>
          <table:table-cell table:formula="of:=[$'Matriz At A'.AD24]+[$'Matriz Lambda'.AD24]" office:value-type="float" office:value="0.00000247488088478409" calcext:value-type="float">
            <text:p>2,47488088478409E-06</text:p>
          </table:table-cell>
          <table:table-cell table:formula="of:=[$'Matriz At A'.AE24]+[$'Matriz Lambda'.AE24]" office:value-type="float" office:value="0.999997534362905" calcext:value-type="float">
            <text:p>0,999997534362905</text:p>
          </table:table-cell>
          <table:table-cell table:formula="of:=[$'Matriz At A'.AF24]+[$'Matriz Lambda'.AF24]" office:value-type="float" office:value="0.00000245605448034869" calcext:value-type="float">
            <text:p>2,45605448034869E-06</text:p>
          </table:table-cell>
          <table:table-cell table:formula="of:=[$'Matriz At A'.AG24]+[$'Matriz Lambda'.AG24]" office:value-type="float" office:value="0.999997553867958" calcext:value-type="float">
            <text:p>0,999997553867958</text:p>
          </table:table-cell>
          <table:table-cell table:formula="of:=[$'Matriz At A'.AH24]+[$'Matriz Lambda'.AH24]" office:value-type="float" office:value="0.00000243586740500401" calcext:value-type="float">
            <text:p>2,43586740500401E-06</text:p>
          </table:table-cell>
          <table:table-cell table:formula="of:=[$'Matriz At A'.AI24]+[$'Matriz Lambda'.AI24]" office:value-type="float" office:value="0.999997574740384" calcext:value-type="float">
            <text:p>0,999997574740384</text:p>
          </table:table-cell>
          <table:table-cell table:formula="of:=[$'Matriz At A'.AJ24]+[$'Matriz Lambda'.AJ24]" office:value-type="float" office:value="0.00000241430750502758" calcext:value-type="float">
            <text:p>2,41430750502758E-06</text:p>
          </table:table-cell>
          <table:table-cell table:formula="of:=[$'Matriz At A'.AK24]+[$'Matriz Lambda'.AK24]" office:value-type="float" office:value="0.99999759699249" calcext:value-type="float">
            <text:p>0,99999759699249</text:p>
          </table:table-cell>
        </table:table-row>
        <table:table-row table:style-name="ro1">
          <table:table-cell/>
          <table:table-cell table:formula="of:=[$'Matriz At A'.B25]+[$'Matriz Lambda'.B25]" office:value-type="float" office:value="0.999997406617704" calcext:value-type="float">
            <text:p>0,999997406617704</text:p>
          </table:table-cell>
          <table:table-cell table:formula="of:=[$'Matriz At A'.C25]+[$'Matriz Lambda'.C25]" office:value-type="float" office:value="0.00000259322329798639" calcext:value-type="float">
            <text:p>2,59322329798639E-06</text:p>
          </table:table-cell>
          <table:table-cell table:formula="of:=[$'Matriz At A'.D25]+[$'Matriz Lambda'.D25]" office:value-type="float" office:value="0.999997407254728" calcext:value-type="float">
            <text:p>0,999997407254728</text:p>
          </table:table-cell>
          <table:table-cell table:formula="of:=[$'Matriz At A'.E25]+[$'Matriz Lambda'.E25]" office:value-type="float" office:value="0.00000259194795260154" calcext:value-type="float">
            <text:p>2,59194795260154E-06</text:p>
          </table:table-cell>
          <table:table-cell table:formula="of:=[$'Matriz At A'.F25]+[$'Matriz Lambda'.F25]" office:value-type="float" office:value="0.999997409168003" calcext:value-type="float">
            <text:p>0,999997409168003</text:p>
          </table:table-cell>
          <table:table-cell table:formula="of:=[$'Matriz At A'.G25]+[$'Matriz Lambda'.G25]" office:value-type="float" office:value="0.00000258939652897361" calcext:value-type="float">
            <text:p>2,58939652897361E-06</text:p>
          </table:table-cell>
          <table:table-cell table:formula="of:=[$'Matriz At A'.H25]+[$'Matriz Lambda'.H25]" office:value-type="float" office:value="0.999997412358203" calcext:value-type="float">
            <text:p>0,999997412358203</text:p>
          </table:table-cell>
          <table:table-cell table:formula="of:=[$'Matriz At A'.I25]+[$'Matriz Lambda'.I25]" office:value-type="float" office:value="0.00000258556780685648" calcext:value-type="float">
            <text:p>2,58556780685648E-06</text:p>
          </table:table-cell>
          <table:table-cell table:formula="of:=[$'Matriz At A'.J25]+[$'Matriz Lambda'.J25]" office:value-type="float" office:value="0.999997416826613" calcext:value-type="float">
            <text:p>0,999997416826613</text:p>
          </table:table-cell>
          <table:table-cell table:formula="of:=[$'Matriz At A'.K25]+[$'Matriz Lambda'.K25]" office:value-type="float" office:value="0.00000258045879641955" calcext:value-type="float">
            <text:p>2,58045879641955E-06</text:p>
          </table:table-cell>
          <table:table-cell table:formula="of:=[$'Matriz At A'.L25]+[$'Matriz Lambda'.L25]" office:value-type="float" office:value="0.999997422576547" calcext:value-type="float">
            <text:p>0,999997422576547</text:p>
          </table:table-cell>
          <table:table-cell table:formula="of:=[$'Matriz At A'.M25]+[$'Matriz Lambda'.M25]" office:value-type="float" office:value="0.00000257406678261241" calcext:value-type="float">
            <text:p>2,57406678261241E-06</text:p>
          </table:table-cell>
          <table:table-cell table:formula="of:=[$'Matriz At A'.N25]+[$'Matriz Lambda'.N25]" office:value-type="float" office:value="0.999997429611136" calcext:value-type="float">
            <text:p>0,999997429611136</text:p>
          </table:table-cell>
          <table:table-cell table:formula="of:=[$'Matriz At A'.O25]+[$'Matriz Lambda'.O25]" office:value-type="float" office:value="0.00000256638859474911" calcext:value-type="float">
            <text:p>2,56638859474911E-06</text:p>
          </table:table-cell>
          <table:table-cell table:formula="of:=[$'Matriz At A'.P25]+[$'Matriz Lambda'.P25]" office:value-type="float" office:value="0.999997437935096" calcext:value-type="float">
            <text:p>0,999997437935096</text:p>
          </table:table-cell>
          <table:table-cell table:formula="of:=[$'Matriz At A'.Q25]+[$'Matriz Lambda'.Q25]" office:value-type="float" office:value="0.00000255741793264708" calcext:value-type="float">
            <text:p>2,55741793264708E-06</text:p>
          </table:table-cell>
          <table:table-cell table:formula="of:=[$'Matriz At A'.R25]+[$'Matriz Lambda'.R25]" office:value-type="float" office:value="0.999997447553131" calcext:value-type="float">
            <text:p>0,999997447553131</text:p>
          </table:table-cell>
          <table:table-cell table:formula="of:=[$'Matriz At A'.S25]+[$'Matriz Lambda'.S25]" office:value-type="float" office:value="0.00000254715058034538" calcext:value-type="float">
            <text:p>2,54715058034538E-06</text:p>
          </table:table-cell>
          <table:table-cell table:formula="of:=[$'Matriz At A'.T25]+[$'Matriz Lambda'.T25]" office:value-type="float" office:value="0.999997458471199" calcext:value-type="float">
            <text:p>0,999997458471199</text:p>
          </table:table-cell>
          <table:table-cell table:formula="of:=[$'Matriz At A'.U25]+[$'Matriz Lambda'.U25]" office:value-type="float" office:value="0.00000253558017559996" calcext:value-type="float">
            <text:p>2,53558017559996E-06</text:p>
          </table:table-cell>
          <table:table-cell table:formula="of:=[$'Matriz At A'.V25]+[$'Matriz Lambda'.V25]" office:value-type="float" office:value="0.999997470696401" calcext:value-type="float">
            <text:p>0,999997470696401</text:p>
          </table:table-cell>
          <table:table-cell table:formula="of:=[$'Matriz At A'.W25]+[$'Matriz Lambda'.W25]" office:value-type="float" office:value="0.00000252269863976196" calcext:value-type="float">
            <text:p>2,52269863976196E-06</text:p>
          </table:table-cell>
          <table:table-cell table:formula="of:=[$'Matriz At A'.X25]+[$'Matriz Lambda'.X25]" office:value-type="float" office:value="0.99999748423566" calcext:value-type="float">
            <text:p>0,99999748423566</text:p>
          </table:table-cell>
          <table:table-cell table:formula="of:=[$'Matriz At A'.Y25]+[$'Matriz Lambda'.Y25]" office:value-type="float" office:value="0.00000250849884775306" calcext:value-type="float">
            <text:p>2,50849884775306E-06</text:p>
          </table:table-cell>
          <table:table-cell table:formula="of:=[$'Matriz At A'.Z25]+[$'Matriz Lambda'.Z25]" office:value-type="float" office:value="61.9999988402029" calcext:value-type="float">
            <text:p>61,9999988402029</text:p>
          </table:table-cell>
          <table:table-cell table:formula="of:=[$'Matriz At A'.AA25]+[$'Matriz Lambda'.AA25]" office:value-type="float" office:value="0.00000249297130405779" calcext:value-type="float">
            <text:p>2,49297130405779E-06</text:p>
          </table:table-cell>
          <table:table-cell table:formula="of:=[$'Matriz At A'.AB25]+[$'Matriz Lambda'.AB25]" office:value-type="float" office:value="0.999997515293222" calcext:value-type="float">
            <text:p>0,999997515293222</text:p>
          </table:table-cell>
          <table:table-cell table:formula="of:=[$'Matriz At A'.AC25]+[$'Matriz Lambda'.AC25]" office:value-type="float" office:value="0.00000247610703674184" calcext:value-type="float">
            <text:p>2,47610703674184E-06</text:p>
          </table:table-cell>
          <table:table-cell table:formula="of:=[$'Matriz At A'.AD25]+[$'Matriz Lambda'.AD25]" office:value-type="float" office:value="0.999997532830003" calcext:value-type="float">
            <text:p>0,999997532830003</text:p>
          </table:table-cell>
          <table:table-cell table:formula="of:=[$'Matriz At A'.AE25]+[$'Matriz Lambda'.AE25]" office:value-type="float" office:value="0.00000245789438124699" calcext:value-type="float">
            <text:p>2,45789438124699E-06</text:p>
          </table:table-cell>
          <table:table-cell table:formula="of:=[$'Matriz At A'.AF25]+[$'Matriz Lambda'.AF25]" office:value-type="float" office:value="0.999997551720696" calcext:value-type="float">
            <text:p>0,999997551720696</text:p>
          </table:table-cell>
          <table:table-cell table:formula="of:=[$'Matriz At A'.AG25]+[$'Matriz Lambda'.AG25]" office:value-type="float" office:value="0.00000243832217927675" calcext:value-type="float">
            <text:p>2,43832217927675E-06</text:p>
          </table:table-cell>
          <table:table-cell table:formula="of:=[$'Matriz At A'.AH25]+[$'Matriz Lambda'.AH25]" office:value-type="float" office:value="0.999997571977731" calcext:value-type="float">
            <text:p>0,999997571977731</text:p>
          </table:table-cell>
          <table:table-cell table:formula="of:=[$'Matriz At A'.AI25]+[$'Matriz Lambda'.AI25]" office:value-type="float" office:value="0.00000241737840567247" calcext:value-type="float">
            <text:p>2,41737840567247E-06</text:p>
          </table:table-cell>
          <table:table-cell table:formula="of:=[$'Matriz At A'.AJ25]+[$'Matriz Lambda'.AJ25]" office:value-type="float" office:value="0.999997593612632" calcext:value-type="float">
            <text:p>0,999997593612632</text:p>
          </table:table-cell>
          <table:table-cell table:formula="of:=[$'Matriz At A'.AK25]+[$'Matriz Lambda'.AK25]" office:value-type="float" office:value="0.0000023950482854751" calcext:value-type="float">
            <text:p>2,3950482854751E-06</text:p>
          </table:table-cell>
        </table:table-row>
        <table:table-row table:style-name="ro1">
          <table:table-cell/>
          <table:table-cell table:formula="of:=[$'Matriz At A'.B26]+[$'Matriz Lambda'.B26]" office:value-type="float" office:value="0.00000258577186273978" calcext:value-type="float">
            <text:p>2,58577186273978E-06</text:p>
          </table:table-cell>
          <table:table-cell table:formula="of:=[$'Matriz At A'.C26]+[$'Matriz Lambda'.C26]" office:value-type="float" office:value="0.999997414388317" calcext:value-type="float">
            <text:p>0,999997414388317</text:p>
          </table:table-cell>
          <table:table-cell table:formula="of:=[$'Matriz At A'.D26]+[$'Matriz Lambda'.D26]" office:value-type="float" office:value="0.00000258513164186347" calcext:value-type="float">
            <text:p>2,58513164186347E-06</text:p>
          </table:table-cell>
          <table:table-cell table:formula="of:=[$'Matriz At A'.E26]+[$'Matriz Lambda'.E26]" office:value-type="float" office:value="0.999997415667951" calcext:value-type="float">
            <text:p>0,999997415667951</text:p>
          </table:table-cell>
          <table:table-cell table:formula="of:=[$'Matriz At A'.F26]+[$'Matriz Lambda'.F26]" office:value-type="float" office:value="0.00000258321217505575" calcext:value-type="float">
            <text:p>2,58321217505575E-06</text:p>
          </table:table-cell>
          <table:table-cell table:formula="of:=[$'Matriz At A'.G26]+[$'Matriz Lambda'.G26]" office:value-type="float" office:value="0.999997418228139" calcext:value-type="float">
            <text:p>0,999997418228139</text:p>
          </table:table-cell>
          <table:table-cell table:formula="of:=[$'Matriz At A'.H26]+[$'Matriz Lambda'.H26]" office:value-type="float" office:value="0.00000258001132302788" calcext:value-type="float">
            <text:p>2,58001132302788E-06</text:p>
          </table:table-cell>
          <table:table-cell table:formula="of:=[$'Matriz At A'.I26]+[$'Matriz Lambda'.I26]" office:value-type="float" office:value="0.99999742206985" calcext:value-type="float">
            <text:p>0,99999742206985</text:p>
          </table:table-cell>
          <table:table-cell table:formula="of:=[$'Matriz At A'.J26]+[$'Matriz Lambda'.J26]" office:value-type="float" office:value="0.0000025755276946704" calcext:value-type="float">
            <text:p>2,5755276946704E-06</text:p>
          </table:table-cell>
          <table:table-cell table:formula="of:=[$'Matriz At A'.K26]+[$'Matriz Lambda'.K26]" office:value-type="float" office:value="0.999997427196331" calcext:value-type="float">
            <text:p>0,999997427196331</text:p>
          </table:table-cell>
          <table:table-cell table:formula="of:=[$'Matriz At A'.L26]+[$'Matriz Lambda'.L26]" office:value-type="float" office:value="0.00000256975826040673" calcext:value-type="float">
            <text:p>2,56975826040673E-06</text:p>
          </table:table-cell>
          <table:table-cell table:formula="of:=[$'Matriz At A'.M26]+[$'Matriz Lambda'.M26]" office:value-type="float" office:value="0.999997433609625" calcext:value-type="float">
            <text:p>0,999997433609625</text:p>
          </table:table-cell>
          <table:table-cell table:formula="of:=[$'Matriz At A'.N26]+[$'Matriz Lambda'.N26]" office:value-type="float" office:value="0.00000256269923870622" calcext:value-type="float">
            <text:p>2,56269923870622E-06</text:p>
          </table:table-cell>
          <table:table-cell table:formula="of:=[$'Matriz At A'.O26]+[$'Matriz Lambda'.O26]" office:value-type="float" office:value="0.999997441314967" calcext:value-type="float">
            <text:p>0,999997441314967</text:p>
          </table:table-cell>
          <table:table-cell table:formula="of:=[$'Matriz At A'.P26]+[$'Matriz Lambda'.P26]" office:value-type="float" office:value="0.00000255434705198621" calcext:value-type="float">
            <text:p>2,55434705198621E-06</text:p>
          </table:table-cell>
          <table:table-cell table:formula="of:=[$'Matriz At A'.Q26]+[$'Matriz Lambda'.Q26]" office:value-type="float" office:value="0.999997450315772" calcext:value-type="float">
            <text:p>0,999997450315772</text:p>
          </table:table-cell>
          <table:table-cell table:formula="of:=[$'Matriz At A'.R26]+[$'Matriz Lambda'.R26]" office:value-type="float" office:value="0.00000254469581051353" calcext:value-type="float">
            <text:p>2,54469581051353E-06</text:p>
          </table:table-cell>
          <table:table-cell table:formula="of:=[$'Matriz At A'.S26]+[$'Matriz Lambda'.S26]" office:value-type="float" office:value="0.999997460618443" calcext:value-type="float">
            <text:p>0,999997460618443</text:p>
          </table:table-cell>
          <table:table-cell table:formula="of:=[$'Matriz At A'.T26]+[$'Matriz Lambda'.T26]" office:value-type="float" office:value="0.00000253374030712017" calcext:value-type="float">
            <text:p>2,53374030712017E-06</text:p>
          </table:table-cell>
          <table:table-cell table:formula="of:=[$'Matriz At A'.U26]+[$'Matriz Lambda'.U26]" office:value-type="float" office:value="0.999997472229249" calcext:value-type="float">
            <text:p>0,999997472229249</text:p>
          </table:table-cell>
          <table:table-cell table:formula="of:=[$'Matriz At A'.V26]+[$'Matriz Lambda'.V26]" office:value-type="float" office:value="0.0000025214725549727" calcext:value-type="float">
            <text:p>2,5214725549727E-06</text:p>
          </table:table-cell>
          <table:table-cell table:formula="of:=[$'Matriz At A'.W26]+[$'Matriz Lambda'.W26]" office:value-type="float" office:value="0.999997485155026" calcext:value-type="float">
            <text:p>0,999997485155026</text:p>
          </table:table-cell>
          <table:table-cell table:formula="of:=[$'Matriz At A'.X26]+[$'Matriz Lambda'.X26]" office:value-type="float" office:value="0.00000250788601563467" calcext:value-type="float">
            <text:p>2,50788601563467E-06</text:p>
          </table:table-cell>
          <table:table-cell table:formula="of:=[$'Matriz At A'.Y26]+[$'Matriz Lambda'.Y26]" office:value-type="float" office:value="0.999997499404897" calcext:value-type="float">
            <text:p>0,999997499404897</text:p>
          </table:table-cell>
          <table:table-cell table:formula="of:=[$'Matriz At A'.Z26]+[$'Matriz Lambda'.Z26]" office:value-type="float" office:value="0.00000249297130405779" calcext:value-type="float">
            <text:p>2,49297130405779E-06</text:p>
          </table:table-cell>
          <table:table-cell table:formula="of:=[$'Matriz At A'.AA26]+[$'Matriz Lambda'.AA26]" office:value-type="float" office:value="61.9999988560913" calcext:value-type="float">
            <text:p>61,9999988560913</text:p>
          </table:table-cell>
          <table:table-cell table:formula="of:=[$'Matriz At A'.AB26]+[$'Matriz Lambda'.AB26]" office:value-type="float" office:value="0.00000247671972342101" calcext:value-type="float">
            <text:p>2,47671972342101E-06</text:p>
          </table:table-cell>
          <table:table-cell table:formula="of:=[$'Matriz At A'.AC26]+[$'Matriz Lambda'.AC26]" office:value-type="float" office:value="0.999997531910543" calcext:value-type="float">
            <text:p>0,999997531910543</text:p>
          </table:table-cell>
          <table:table-cell table:formula="of:=[$'Matriz At A'.AD26]+[$'Matriz Lambda'.AD26]" office:value-type="float" office:value="0.00000245912048291164" calcext:value-type="float">
            <text:p>2,45912048291164E-06</text:p>
          </table:table-cell>
          <table:table-cell table:formula="of:=[$'Matriz At A'.AE26]+[$'Matriz Lambda'.AE26]" office:value-type="float" office:value="0.999997550187865" calcext:value-type="float">
            <text:p>0,999997550187865</text:p>
          </table:table-cell>
          <table:table-cell table:formula="of:=[$'Matriz At A'.AF26]+[$'Matriz Lambda'.AF26]" office:value-type="float" office:value="0.00000244016210115827" calcext:value-type="float">
            <text:p>2,44016210115827E-06</text:p>
          </table:table-cell>
          <table:table-cell table:formula="of:=[$'Matriz At A'.AG26]+[$'Matriz Lambda'.AG26]" office:value-type="float" office:value="0.99999756983049" calcext:value-type="float">
            <text:p>0,99999756983049</text:p>
          </table:table-cell>
          <table:table-cell table:formula="of:=[$'Matriz At A'.AH26]+[$'Matriz Lambda'.AH26]" office:value-type="float" office:value="0.00000241983319815287" calcext:value-type="float">
            <text:p>2,41983319815287E-06</text:p>
          </table:table-cell>
          <table:table-cell table:formula="of:=[$'Matriz At A'.AI26]+[$'Matriz Lambda'.AI26]" office:value-type="float" office:value="0.999997590849956" calcext:value-type="float">
            <text:p>0,999997590849956</text:p>
          </table:table-cell>
          <table:table-cell table:formula="of:=[$'Matriz At A'.AJ26]+[$'Matriz Lambda'.AJ26]" office:value-type="float" office:value="0.00000239811917812638" calcext:value-type="float">
            <text:p>2,39811917812638E-06</text:p>
          </table:table-cell>
          <table:table-cell table:formula="of:=[$'Matriz At A'.AK26]+[$'Matriz Lambda'.AK26]" office:value-type="float" office:value="0.999997613260705" calcext:value-type="float">
            <text:p>0,999997613260705</text:p>
          </table:table-cell>
        </table:table-row>
        <table:table-row table:style-name="ro1">
          <table:table-cell/>
          <table:table-cell table:formula="of:=[$'Matriz At A'.B27]+[$'Matriz Lambda'.B27]" office:value-type="float" office:value="0.999997422158926" calcext:value-type="float">
            <text:p>0,999997422158926</text:p>
          </table:table-cell>
          <table:table-cell table:formula="of:=[$'Matriz At A'.C27]+[$'Matriz Lambda'.C27]" office:value-type="float" office:value="0.00000257768020772708" calcext:value-type="float">
            <text:p>2,57768020772708E-06</text:p>
          </table:table-cell>
          <table:table-cell table:formula="of:=[$'Matriz At A'.D27]+[$'Matriz Lambda'.D27]" office:value-type="float" office:value="0.999997422801536" calcext:value-type="float">
            <text:p>0,999997422801536</text:p>
          </table:table-cell>
          <table:table-cell table:formula="of:=[$'Matriz At A'.E27]+[$'Matriz Lambda'.E27]" office:value-type="float" office:value="0.00000257639586198621" calcext:value-type="float">
            <text:p>2,57639586198621E-06</text:p>
          </table:table-cell>
          <table:table-cell table:formula="of:=[$'Matriz At A'.F27]+[$'Matriz Lambda'.F27]" office:value-type="float" office:value="0.999997424728112" calcext:value-type="float">
            <text:p>0,999997424728112</text:p>
          </table:table-cell>
          <table:table-cell table:formula="of:=[$'Matriz At A'.G27]+[$'Matriz Lambda'.G27]" office:value-type="float" office:value="0.00000257382693724661" calcext:value-type="float">
            <text:p>2,57382693724661E-06</text:p>
          </table:table-cell>
          <table:table-cell table:formula="of:=[$'Matriz At A'.H27]+[$'Matriz Lambda'.H27]" office:value-type="float" office:value="0.999997427939822" calcext:value-type="float">
            <text:p>0,999997427939822</text:p>
          </table:table-cell>
          <table:table-cell table:formula="of:=[$'Matriz At A'.I27]+[$'Matriz Lambda'.I27]" office:value-type="float" office:value="0.00000256997117187296" calcext:value-type="float">
            <text:p>2,56997117187296E-06</text:p>
          </table:table-cell>
          <table:table-cell table:formula="of:=[$'Matriz At A'.J27]+[$'Matriz Lambda'.J27]" office:value-type="float" office:value="0.999997432439588" calcext:value-type="float">
            <text:p>0,999997432439588</text:p>
          </table:table-cell>
          <table:table-cell table:formula="of:=[$'Matriz At A'.K27]+[$'Matriz Lambda'.K27]" office:value-type="float" office:value="0.00000256482713723027" calcext:value-type="float">
            <text:p>2,56482713723027E-06</text:p>
          </table:table-cell>
          <table:table-cell table:formula="of:=[$'Matriz At A'.L27]+[$'Matriz Lambda'.L27]" office:value-type="float" office:value="0.999997438229435" calcext:value-type="float">
            <text:p>0,999997438229435</text:p>
          </table:table-cell>
          <table:table-cell table:formula="of:=[$'Matriz At A'.M27]+[$'Matriz Lambda'.M27]" office:value-type="float" office:value="0.00000255839072937913" calcext:value-type="float">
            <text:p>2,55839072937913E-06</text:p>
          </table:table-cell>
          <table:table-cell table:formula="of:=[$'Matriz At A'.N27]+[$'Matriz Lambda'.N27]" office:value-type="float" office:value="0.999997445313488" calcext:value-type="float">
            <text:p>0,999997445313488</text:p>
          </table:table-cell>
          <table:table-cell table:formula="of:=[$'Matriz At A'.O27]+[$'Matriz Lambda'.O27]" office:value-type="float" office:value="0.00000255065769871887" calcext:value-type="float">
            <text:p>2,55065769871887E-06</text:p>
          </table:table-cell>
          <table:table-cell table:formula="of:=[$'Matriz At A'.P27]+[$'Matriz Lambda'.P27]" office:value-type="float" office:value="0.999997453695643" calcext:value-type="float">
            <text:p>0,999997453695643</text:p>
          </table:table-cell>
          <table:table-cell table:formula="of:=[$'Matriz At A'.Q27]+[$'Matriz Lambda'.Q27]" office:value-type="float" office:value="0.00000254162491875043" calcext:value-type="float">
            <text:p>2,54162491875043E-06</text:p>
          </table:table-cell>
          <table:table-cell table:formula="of:=[$'Matriz At A'.R27]+[$'Matriz Lambda'.R27]" office:value-type="float" office:value="0.999997463381101" calcext:value-type="float">
            <text:p>0,999997463381101</text:p>
          </table:table-cell>
          <table:table-cell table:formula="of:=[$'Matriz At A'.S27]+[$'Matriz Lambda'.S27]" office:value-type="float" office:value="0.00000253128552718529" calcext:value-type="float">
            <text:p>2,53128552718529E-06</text:p>
          </table:table-cell>
          <table:table-cell table:formula="of:=[$'Matriz At A'.T27]+[$'Matriz Lambda'.T27]" office:value-type="float" office:value="0.999997474376499" calcext:value-type="float">
            <text:p>0,999997474376499</text:p>
          </table:table-cell>
          <table:table-cell table:formula="of:=[$'Matriz At A'.U27]+[$'Matriz Lambda'.U27]" office:value-type="float" office:value="0.00000251963260222698" calcext:value-type="float">
            <text:p>2,51963260222698E-06</text:p>
          </table:table-cell>
          <table:table-cell table:formula="of:=[$'Matriz At A'.V27]+[$'Matriz Lambda'.V27]" office:value-type="float" office:value="0.999997486687909" calcext:value-type="float">
            <text:p>0,999997486687909</text:p>
          </table:table-cell>
          <table:table-cell table:formula="of:=[$'Matriz At A'.W27]+[$'Matriz Lambda'.W27]" office:value-type="float" office:value="0.00000250665994550037" calcext:value-type="float">
            <text:p>2,50665994550037E-06</text:p>
          </table:table-cell>
          <table:table-cell table:formula="of:=[$'Matriz At A'.X27]+[$'Matriz Lambda'.X27]" office:value-type="float" office:value="0.999997500324301" calcext:value-type="float">
            <text:p>0,999997500324301</text:p>
          </table:table-cell>
          <table:table-cell table:formula="of:=[$'Matriz At A'.Y27]+[$'Matriz Lambda'.Y27]" office:value-type="float" office:value="0.00000249235843197138" calcext:value-type="float">
            <text:p>2,49235843197138E-06</text:p>
          </table:table-cell>
          <table:table-cell table:formula="of:=[$'Matriz At A'.Z27]+[$'Matriz Lambda'.Z27]" office:value-type="float" office:value="0.999997515293222" calcext:value-type="float">
            <text:p>0,999997515293222</text:p>
          </table:table-cell>
          <table:table-cell table:formula="of:=[$'Matriz At A'.AA27]+[$'Matriz Lambda'.AA27]" office:value-type="float" office:value="0.00000247671972342101" calcext:value-type="float">
            <text:p>2,47671972342101E-06</text:p>
          </table:table-cell>
          <table:table-cell table:formula="of:=[$'Matriz At A'.AB27]+[$'Matriz Lambda'.AB27]" office:value-type="float" office:value="61.9999988727088" calcext:value-type="float">
            <text:p>61,9999988727088</text:p>
          </table:table-cell>
          <table:table-cell table:formula="of:=[$'Matriz At A'.AC27]+[$'Matriz Lambda'.AC27]" office:value-type="float" office:value="0.0000024597335722687" calcext:value-type="float">
            <text:p>2,4597335722687E-06</text:p>
          </table:table-cell>
          <table:table-cell table:formula="of:=[$'Matriz At A'.AD27]+[$'Matriz Lambda'.AD27]" office:value-type="float" office:value="0.999997549268333" calcext:value-type="float">
            <text:p>0,999997549268333</text:p>
          </table:table-cell>
          <table:table-cell table:formula="of:=[$'Matriz At A'.AE27]+[$'Matriz Lambda'.AE27]" office:value-type="float" office:value="0.00000244138824334605" calcext:value-type="float">
            <text:p>2,44138824334605E-06</text:p>
          </table:table-cell>
          <table:table-cell table:formula="of:=[$'Matriz At A'.AF27]+[$'Matriz Lambda'.AF27]" office:value-type="float" office:value="0.99999756829761" calcext:value-type="float">
            <text:p>0,99999756829761</text:p>
          </table:table-cell>
          <table:table-cell table:formula="of:=[$'Matriz At A'.AG27]+[$'Matriz Lambda'.AG27]" office:value-type="float" office:value="0.0000024216730852844" calcext:value-type="float">
            <text:p>2,4216730852844E-06</text:p>
          </table:table-cell>
          <table:table-cell table:formula="of:=[$'Matriz At A'.AH27]+[$'Matriz Lambda'.AH27]" office:value-type="float" office:value="0.999997588702703" calcext:value-type="float">
            <text:p>0,999997588702703</text:p>
          </table:table-cell>
          <table:table-cell table:formula="of:=[$'Matriz At A'.AI27]+[$'Matriz Lambda'.AI27]" office:value-type="float" office:value="0.00000240057391731607" calcext:value-type="float">
            <text:p>2,40057391731607E-06</text:p>
          </table:table-cell>
          <table:table-cell table:formula="of:=[$'Matriz At A'.AJ27]+[$'Matriz Lambda'.AJ27]" office:value-type="float" office:value="0.999997610498063" calcext:value-type="float">
            <text:p>0,999997610498063</text:p>
          </table:table-cell>
          <table:table-cell table:formula="of:=[$'Matriz At A'.AK27]+[$'Matriz Lambda'.AK27]" office:value-type="float" office:value="0.00000237807838543436" calcext:value-type="float">
            <text:p>2,37807838543436E-06</text:p>
          </table:table-cell>
        </table:table-row>
        <table:table-row table:style-name="ro1">
          <table:table-cell/>
          <table:table-cell table:formula="of:=[$'Matriz At A'.B28]+[$'Matriz Lambda'.B28]" office:value-type="float" office:value="0.00000256958858602108" calcext:value-type="float">
            <text:p>2,56958858602108E-06</text:p>
          </table:table-cell>
          <table:table-cell table:formula="of:=[$'Matriz At A'.C28]+[$'Matriz Lambda'.C28]" office:value-type="float" office:value="0.999997430572116" calcext:value-type="float">
            <text:p>0,999997430572116</text:p>
          </table:table-cell>
          <table:table-cell table:formula="of:=[$'Matriz At A'.D28]+[$'Matriz Lambda'.D28]" office:value-type="float" office:value="0.0000025689444476118" calcext:value-type="float">
            <text:p>2,5689444476118E-06</text:p>
          </table:table-cell>
          <table:table-cell table:formula="of:=[$'Matriz At A'.E28]+[$'Matriz Lambda'.E28]" office:value-type="float" office:value="0.999997431861665" calcext:value-type="float">
            <text:p>0,999997431861665</text:p>
          </table:table-cell>
          <table:table-cell table:formula="of:=[$'Matriz At A'.F28]+[$'Matriz Lambda'.F28]" office:value-type="float" office:value="0.0000025670106511555" calcext:value-type="float">
            <text:p>2,5670106511555E-06</text:p>
          </table:table-cell>
          <table:table-cell table:formula="of:=[$'Matriz At A'.G28]+[$'Matriz Lambda'.G28]" office:value-type="float" office:value="0.999997434439752" calcext:value-type="float">
            <text:p>0,999997434439752</text:p>
          </table:table-cell>
          <table:table-cell table:formula="of:=[$'Matriz At A'.H28]+[$'Matriz Lambda'.H28]" office:value-type="float" office:value="0.00000256378681728897" calcext:value-type="float">
            <text:p>2,56378681728897E-06</text:p>
          </table:table-cell>
          <table:table-cell table:formula="of:=[$'Matriz At A'.I28]+[$'Matriz Lambda'.I28]" office:value-type="float" office:value="0.999997438309542" calcext:value-type="float">
            <text:p>0,999997438309542</text:p>
          </table:table-cell>
          <table:table-cell table:formula="of:=[$'Matriz At A'.J28]+[$'Matriz Lambda'.J28]" office:value-type="float" office:value="0.0000025592706560662" calcext:value-type="float">
            <text:p>2,5592706560662E-06</text:p>
          </table:table-cell>
          <table:table-cell table:formula="of:=[$'Matriz At A'.K28]+[$'Matriz Lambda'.K28]" office:value-type="float" office:value="0.999997443472672" calcext:value-type="float">
            <text:p>0,999997443472672</text:p>
          </table:table-cell>
          <table:table-cell table:formula="of:=[$'Matriz At A'.L28]+[$'Matriz Lambda'.L28]" office:value-type="float" office:value="0.00000255345963462439" calcext:value-type="float">
            <text:p>2,55345963462439E-06</text:p>
          </table:table-cell>
          <table:table-cell table:formula="of:=[$'Matriz At A'.M28]+[$'Matriz Lambda'.M28]" office:value-type="float" office:value="0.999997449933242" calcext:value-type="float">
            <text:p>0,999997449933242</text:p>
          </table:table-cell>
          <table:table-cell table:formula="of:=[$'Matriz At A'.N28]+[$'Matriz Lambda'.N28]" office:value-type="float" office:value="0.00000254634921181829" calcext:value-type="float">
            <text:p>2,54634921181829E-06</text:p>
          </table:table-cell>
          <table:table-cell table:formula="of:=[$'Matriz At A'.O28]+[$'Matriz Lambda'.O28]" office:value-type="float" office:value="0.999997457694123" calcext:value-type="float">
            <text:p>0,999997457694123</text:p>
          </table:table-cell>
          <table:table-cell table:formula="of:=[$'Matriz At A'.P28]+[$'Matriz Lambda'.P28]" office:value-type="float" office:value="0.00000253793560267557" calcext:value-type="float">
            <text:p>2,53793560267557E-06</text:p>
          </table:table-cell>
          <table:table-cell table:formula="of:=[$'Matriz At A'.Q28]+[$'Matriz Lambda'.Q28]" office:value-type="float" office:value="0.999997466760926" calcext:value-type="float">
            <text:p>0,999997466760926</text:p>
          </table:table-cell>
          <table:table-cell table:formula="of:=[$'Matriz At A'.R28]+[$'Matriz Lambda'.R28]" office:value-type="float" office:value="0.00000252821469448605" calcext:value-type="float">
            <text:p>2,52821469448605E-06</text:p>
          </table:table-cell>
          <table:table-cell table:formula="of:=[$'Matriz At A'.S28]+[$'Matriz Lambda'.S28]" office:value-type="float" office:value="0.999997477139062" calcext:value-type="float">
            <text:p>0,999997477139062</text:p>
          </table:table-cell>
          <table:table-cell table:formula="of:=[$'Matriz At A'.T28]+[$'Matriz Lambda'.T28]" office:value-type="float" office:value="0.00000251717793187112" calcext:value-type="float">
            <text:p>2,51717793187112E-06</text:p>
          </table:table-cell>
          <table:table-cell table:formula="of:=[$'Matriz At A'.U28]+[$'Matriz Lambda'.U28]" office:value-type="float" office:value="0.999997488835088" calcext:value-type="float">
            <text:p>0,999997488835088</text:p>
          </table:table-cell>
          <table:table-cell table:formula="of:=[$'Matriz At A'.V28]+[$'Matriz Lambda'.V28]" office:value-type="float" office:value="0.00000250482012553732" calcext:value-type="float">
            <text:p>2,50482012553732E-06</text:p>
          </table:table-cell>
          <table:table-cell table:formula="of:=[$'Matriz At A'.W28]+[$'Matriz Lambda'.W28]" office:value-type="float" office:value="0.999997501857056" calcext:value-type="float">
            <text:p>0,999997501857056</text:p>
          </table:table-cell>
          <table:table-cell table:formula="of:=[$'Matriz At A'.X28]+[$'Matriz Lambda'.X28]" office:value-type="float" office:value="0.00000249113241290733" calcext:value-type="float">
            <text:p>2,49113241290733E-06</text:p>
          </table:table-cell>
          <table:table-cell table:formula="of:=[$'Matriz At A'.Y28]+[$'Matriz Lambda'.Y28]" office:value-type="float" office:value="0.999997516212549" calcext:value-type="float">
            <text:p>0,999997516212549</text:p>
          </table:table-cell>
          <table:table-cell table:formula="of:=[$'Matriz At A'.Z28]+[$'Matriz Lambda'.Z28]" office:value-type="float" office:value="0.00000247610703674184" calcext:value-type="float">
            <text:p>2,47610703674184E-06</text:p>
          </table:table-cell>
          <table:table-cell table:formula="of:=[$'Matriz At A'.AA28]+[$'Matriz Lambda'.AA28]" office:value-type="float" office:value="0.999997531910543" calcext:value-type="float">
            <text:p>0,999997531910543</text:p>
          </table:table-cell>
          <table:table-cell table:formula="of:=[$'Matriz At A'.AB28]+[$'Matriz Lambda'.AB28]" office:value-type="float" office:value="0.0000024597335722687" calcext:value-type="float">
            <text:p>2,4597335722687E-06</text:p>
          </table:table-cell>
          <table:table-cell table:formula="of:=[$'Matriz At A'.AC28]+[$'Matriz Lambda'.AC28]" office:value-type="float" office:value="61.9999988900666" calcext:value-type="float">
            <text:p>61,9999988900666</text:p>
          </table:table-cell>
          <table:table-cell table:formula="of:=[$'Matriz At A'.AD28]+[$'Matriz Lambda'.AD28]" office:value-type="float" office:value="0.00000244200092713864" calcext:value-type="float">
            <text:p>2,44200092713864E-06</text:p>
          </table:table-cell>
          <table:table-cell table:formula="of:=[$'Matriz At A'.AE28]+[$'Matriz Lambda'.AE28]" office:value-type="float" office:value="0.9999975673783" calcext:value-type="float">
            <text:p>0,9999975673783</text:p>
          </table:table-cell>
          <table:table-cell table:formula="of:=[$'Matriz At A'.AF28]+[$'Matriz Lambda'.AF28]" office:value-type="float" office:value="0.0000024228990981312" calcext:value-type="float">
            <text:p>2,4228990981312E-06</text:p>
          </table:table-cell>
          <table:table-cell table:formula="of:=[$'Matriz At A'.AG28]+[$'Matriz Lambda'.AG28]" office:value-type="float" office:value="0.999997587169932" calcext:value-type="float">
            <text:p>0,999997587169932</text:p>
          </table:table-cell>
          <table:table-cell table:formula="of:=[$'Matriz At A'.AH28]+[$'Matriz Lambda'.AH28]" office:value-type="float" office:value="0.00000240241378601791" calcext:value-type="float">
            <text:p>2,40241378601791E-06</text:p>
          </table:table-cell>
          <table:table-cell table:formula="of:=[$'Matriz At A'.AI28]+[$'Matriz Lambda'.AI28]" office:value-type="float" office:value="0.999997608350892" calcext:value-type="float">
            <text:p>0,999997608350892</text:p>
          </table:table-cell>
          <table:table-cell table:formula="of:=[$'Matriz At A'.AJ28]+[$'Matriz Lambda'.AJ28]" office:value-type="float" office:value="0.00000238053306755859" calcext:value-type="float">
            <text:p>2,38053306755859E-06</text:p>
          </table:table-cell>
          <table:table-cell table:formula="of:=[$'Matriz At A'.AK28]+[$'Matriz Lambda'.AK28]" office:value-type="float" office:value="0.999997630935384" calcext:value-type="float">
            <text:p>0,999997630935384</text:p>
          </table:table-cell>
        </table:table-row>
        <table:table-row table:style-name="ro1">
          <table:table-cell/>
          <table:table-cell table:formula="of:=[$'Matriz At A'.B29]+[$'Matriz Lambda'.B29]" office:value-type="float" office:value="0.999997438985354" calcext:value-type="float">
            <text:p>0,999997438985354</text:p>
          </table:table-cell>
          <table:table-cell table:formula="of:=[$'Matriz At A'.C29]+[$'Matriz Lambda'.C29]" office:value-type="float" office:value="0.00000256085278538265" calcext:value-type="float">
            <text:p>2,56085278538265E-06</text:p>
          </table:table-cell>
          <table:table-cell table:formula="of:=[$'Matriz At A'.D29]+[$'Matriz Lambda'.D29]" office:value-type="float" office:value="0.999997439632271" calcext:value-type="float">
            <text:p>0,999997439632271</text:p>
          </table:table-cell>
          <table:table-cell table:formula="of:=[$'Matriz At A'.E29]+[$'Matriz Lambda'.E29]" office:value-type="float" office:value="0.00000255955923100792" calcext:value-type="float">
            <text:p>2,55955923100792E-06</text:p>
          </table:table-cell>
          <table:table-cell table:formula="of:=[$'Matriz At A'.F29]+[$'Matriz Lambda'.F29]" office:value-type="float" office:value="0.999997441573315" calcext:value-type="float">
            <text:p>0,999997441573315</text:p>
          </table:table-cell>
          <table:table-cell table:formula="of:=[$'Matriz At A'.G29]+[$'Matriz Lambda'.G29]" office:value-type="float" office:value="0.00000255697053319626" calcext:value-type="float">
            <text:p>2,55697053319626E-06</text:p>
          </table:table-cell>
          <table:table-cell table:formula="of:=[$'Matriz At A'.H29]+[$'Matriz Lambda'.H29]" office:value-type="float" office:value="0.999997444809475" calcext:value-type="float">
            <text:p>0,999997444809475</text:p>
          </table:table-cell>
          <table:table-cell table:formula="of:=[$'Matriz At A'.I29]+[$'Matriz Lambda'.I29]" office:value-type="float" office:value="0.00000255308630037199" calcext:value-type="float">
            <text:p>2,55308630037199E-06</text:p>
          </table:table-cell>
          <table:table-cell table:formula="of:=[$'Matriz At A'.J29]+[$'Matriz Lambda'.J29]" office:value-type="float" office:value="0.999997449342605" calcext:value-type="float">
            <text:p>0,999997449342605</text:p>
          </table:table-cell>
          <table:table-cell table:formula="of:=[$'Matriz At A'.K29]+[$'Matriz Lambda'.K29]" office:value-type="float" office:value="0.00000254790314213604" calcext:value-type="float">
            <text:p>2,54790314213604E-06</text:p>
          </table:table-cell>
          <table:table-cell table:formula="of:=[$'Matriz At A'.L29]+[$'Matriz Lambda'.L29]" office:value-type="float" office:value="0.99999745517649" calcext:value-type="float">
            <text:p>0,99999745517649</text:p>
          </table:table-cell>
          <table:table-cell table:formula="of:=[$'Matriz At A'.M29]+[$'Matriz Lambda'.M29]" office:value-type="float" office:value="0.00000254141811162345" calcext:value-type="float">
            <text:p>2,54141811162345E-06</text:p>
          </table:table-cell>
          <table:table-cell table:formula="of:=[$'Matriz At A'.N29]+[$'Matriz Lambda'.N29]" office:value-type="float" office:value="0.999997462313888" calcext:value-type="float">
            <text:p>0,999997462313888</text:p>
          </table:table-cell>
          <table:table-cell table:formula="of:=[$'Matriz At A'.O29]+[$'Matriz Lambda'.O29]" office:value-type="float" office:value="0.00000253362711843952" calcext:value-type="float">
            <text:p>2,53362711843952E-06</text:p>
          </table:table-cell>
          <table:table-cell table:formula="of:=[$'Matriz At A'.P29]+[$'Matriz Lambda'.P29]" office:value-type="float" office:value="0.999997470759409" calcext:value-type="float">
            <text:p>0,999997470759409</text:p>
          </table:table-cell>
          <table:table-cell table:formula="of:=[$'Matriz At A'.Q29]+[$'Matriz Lambda'.Q29]" office:value-type="float" office:value="0.00000252452536875225" calcext:value-type="float">
            <text:p>2,52452536875225E-06</text:p>
          </table:table-cell>
          <table:table-cell table:formula="of:=[$'Matriz At A'.R29]+[$'Matriz Lambda'.R29]" office:value-type="float" office:value="0.999997480518923" calcext:value-type="float">
            <text:p>0,999997480518923</text:p>
          </table:table-cell>
          <table:table-cell table:formula="of:=[$'Matriz At A'.S29]+[$'Matriz Lambda'.S29]" office:value-type="float" office:value="0.00000251410707874378" calcext:value-type="float">
            <text:p>2,51410707874378E-06</text:p>
          </table:table-cell>
          <table:table-cell table:formula="of:=[$'Matriz At A'.T29]+[$'Matriz Lambda'.T29]" office:value-type="float" office:value="0.999997491597695" calcext:value-type="float">
            <text:p>0,999997491597695</text:p>
          </table:table-cell>
          <table:table-cell table:formula="of:=[$'Matriz At A'.U29]+[$'Matriz Lambda'.U29]" office:value-type="float" office:value="0.00000250236535392911" calcext:value-type="float">
            <text:p>2,50236535392911E-06</text:p>
          </table:table-cell>
          <table:table-cell table:formula="of:=[$'Matriz At A'.V29]+[$'Matriz Lambda'.V29]" office:value-type="float" office:value="0.999997504004293" calcext:value-type="float">
            <text:p>0,999997504004293</text:p>
          </table:table-cell>
          <table:table-cell table:formula="of:=[$'Matriz At A'.W29]+[$'Matriz Lambda'.W29]" office:value-type="float" office:value="0.00000248929252799623" calcext:value-type="float">
            <text:p>2,48929252799623E-06</text:p>
          </table:table-cell>
          <table:table-cell table:formula="of:=[$'Matriz At A'.X29]+[$'Matriz Lambda'.X29]" office:value-type="float" office:value="0.999997517745443" calcext:value-type="float">
            <text:p>0,999997517745443</text:p>
          </table:table-cell>
          <table:table-cell table:formula="of:=[$'Matriz At A'.Y29]+[$'Matriz Lambda'.Y29]" office:value-type="float" office:value="0.00000247488088478409" calcext:value-type="float">
            <text:p>2,47488088478409E-06</text:p>
          </table:table-cell>
          <table:table-cell table:formula="of:=[$'Matriz At A'.Z29]+[$'Matriz Lambda'.Z29]" office:value-type="float" office:value="0.999997532830003" calcext:value-type="float">
            <text:p>0,999997532830003</text:p>
          </table:table-cell>
          <table:table-cell table:formula="of:=[$'Matriz At A'.AA29]+[$'Matriz Lambda'.AA29]" office:value-type="float" office:value="0.00000245912048291164" calcext:value-type="float">
            <text:p>2,45912048291164E-06</text:p>
          </table:table-cell>
          <table:table-cell table:formula="of:=[$'Matriz At A'.AB29]+[$'Matriz Lambda'.AB29]" office:value-type="float" office:value="0.999997549268333" calcext:value-type="float">
            <text:p>0,999997549268333</text:p>
          </table:table-cell>
          <table:table-cell table:formula="of:=[$'Matriz At A'.AC29]+[$'Matriz Lambda'.AC29]" office:value-type="float" office:value="0.00000244200092713864" calcext:value-type="float">
            <text:p>2,44200092713864E-06</text:p>
          </table:table-cell>
          <table:table-cell table:formula="of:=[$'Matriz At A'.AD29]+[$'Matriz Lambda'.AD29]" office:value-type="float" office:value="61.9999989081764" calcext:value-type="float">
            <text:p>61,9999989081764</text:p>
          </table:table-cell>
          <table:table-cell table:formula="of:=[$'Matriz At A'.AE29]+[$'Matriz Lambda'.AE29]" office:value-type="float" office:value="0.00000242351192336621" calcext:value-type="float">
            <text:p>2,42351192336621E-06</text:p>
          </table:table-cell>
          <table:table-cell table:formula="of:=[$'Matriz At A'.AF29]+[$'Matriz Lambda'.AF29]" office:value-type="float" office:value="0.999997586250541" calcext:value-type="float">
            <text:p>0,999997586250541</text:p>
          </table:table-cell>
          <table:table-cell table:formula="of:=[$'Matriz At A'.AG29]+[$'Matriz Lambda'.AG29]" office:value-type="float" office:value="0.00000240363984793657" calcext:value-type="float">
            <text:p>2,40363984793657E-06</text:p>
          </table:table-cell>
          <table:table-cell table:formula="of:=[$'Matriz At A'.AH29]+[$'Matriz Lambda'.AH29]" office:value-type="float" office:value="0.999997606818054" calcext:value-type="float">
            <text:p>0,999997606818054</text:p>
          </table:table-cell>
          <table:table-cell table:formula="of:=[$'Matriz At A'.AI29]+[$'Matriz Lambda'.AI29]" office:value-type="float" office:value="0.00000238237297012223" calcext:value-type="float">
            <text:p>2,38237297012223E-06</text:p>
          </table:table-cell>
          <table:table-cell table:formula="of:=[$'Matriz At A'.AJ29]+[$'Matriz Lambda'.AJ29]" office:value-type="float" office:value="0.999997628788196" calcext:value-type="float">
            <text:p>0,999997628788196</text:p>
          </table:table-cell>
          <table:table-cell table:formula="of:=[$'Matriz At A'.AK29]+[$'Matriz Lambda'.AK29]" office:value-type="float" office:value="0.0000023596962309691" calcext:value-type="float">
            <text:p>2,3596962309691E-06</text:p>
          </table:table-cell>
        </table:table-row>
        <table:table-row table:style-name="ro1">
          <table:table-cell/>
          <table:table-cell table:formula="of:=[$'Matriz At A'.B30]+[$'Matriz Lambda'.B30]" office:value-type="float" office:value="0.00000255211703059643" calcext:value-type="float">
            <text:p>2,55211703059643E-06</text:p>
          </table:table-cell>
          <table:table-cell table:formula="of:=[$'Matriz At A'.C30]+[$'Matriz Lambda'.C30]" office:value-type="float" office:value="0.999997448045481" calcext:value-type="float">
            <text:p>0,999997448045481</text:p>
          </table:table-cell>
          <table:table-cell table:formula="of:=[$'Matriz At A'.D30]+[$'Matriz Lambda'.D30]" office:value-type="float" office:value="0.00000255146757821567" calcext:value-type="float">
            <text:p>2,55146757821567E-06</text:p>
          </table:table-cell>
          <table:table-cell table:formula="of:=[$'Matriz At A'.E30]+[$'Matriz Lambda'.E30]" office:value-type="float" office:value="0.999997449343925" calcext:value-type="float">
            <text:p>0,999997449343925</text:p>
          </table:table-cell>
          <table:table-cell table:formula="of:=[$'Matriz At A'.F30]+[$'Matriz Lambda'.F30]" office:value-type="float" office:value="0.00000254951912326273" calcext:value-type="float">
            <text:p>2,54951912326273E-06</text:p>
          </table:table-cell>
          <table:table-cell table:formula="of:=[$'Matriz At A'.G30]+[$'Matriz Lambda'.G30]" office:value-type="float" office:value="0.999997451943035" calcext:value-type="float">
            <text:p>0,999997451943035</text:p>
          </table:table-cell>
          <table:table-cell table:formula="of:=[$'Matriz At A'.H30]+[$'Matriz Lambda'.H30]" office:value-type="float" office:value="0.00000254627000539909" calcext:value-type="float">
            <text:p>2,54627000539909E-06</text:p>
          </table:table-cell>
          <table:table-cell table:formula="of:=[$'Matriz At A'.I30]+[$'Matriz Lambda'.I30]" office:value-type="float" office:value="0.999997455842554" calcext:value-type="float">
            <text:p>0,999997455842554</text:p>
          </table:table-cell>
          <table:table-cell table:formula="of:=[$'Matriz At A'.J30]+[$'Matriz Lambda'.J30]" office:value-type="float" office:value="0.00000254171876823417" calcext:value-type="float">
            <text:p>2,54171876823417E-06</text:p>
          </table:table-cell>
          <table:table-cell table:formula="of:=[$'Matriz At A'.K30]+[$'Matriz Lambda'.K30]" office:value-type="float" office:value="0.99999746104646" calcext:value-type="float">
            <text:p>0,99999746104646</text:p>
          </table:table-cell>
          <table:table-cell table:formula="of:=[$'Matriz At A'.L30]+[$'Matriz Lambda'.L30]" office:value-type="float" office:value="0.00000253586159393304" calcext:value-type="float">
            <text:p>2,53586159393304E-06</text:p>
          </table:table-cell>
          <table:table-cell table:formula="of:=[$'Matriz At A'.M30]+[$'Matriz Lambda'.M30]" office:value-type="float" office:value="0.999997467557178" calcext:value-type="float">
            <text:p>0,999997467557178</text:p>
          </table:table-cell>
          <table:table-cell table:formula="of:=[$'Matriz At A'.N30]+[$'Matriz Lambda'.N30]" office:value-type="float" office:value="0.00000252869594086214" calcext:value-type="float">
            <text:p>2,52869594086214E-06</text:p>
          </table:table-cell>
          <table:table-cell table:formula="of:=[$'Matriz At A'.O30]+[$'Matriz Lambda'.O30]" office:value-type="float" office:value="0.99999747537925" calcext:value-type="float">
            <text:p>0,99999747537925</text:p>
          </table:table-cell>
          <table:table-cell table:formula="of:=[$'Matriz At A'.P30]+[$'Matriz Lambda'.P30]" office:value-type="float" office:value="0.00000252021681390602" calcext:value-type="float">
            <text:p>2,52021681390602E-06</text:p>
          </table:table-cell>
          <table:table-cell table:formula="of:=[$'Matriz At A'.Q30]+[$'Matriz Lambda'.Q30]" office:value-type="float" office:value="0.999997484517462" calcext:value-type="float">
            <text:p>0,999997484517462</text:p>
          </table:table-cell>
          <table:table-cell table:formula="of:=[$'Matriz At A'.R30]+[$'Matriz Lambda'.R30]" office:value-type="float" office:value="0.00000251041768761784" calcext:value-type="float">
            <text:p>2,51041768761784E-06</text:p>
          </table:table-cell>
          <table:table-cell table:formula="of:=[$'Matriz At A'.S30]+[$'Matriz Lambda'.S30]" office:value-type="float" office:value="0.999997494977581" calcext:value-type="float">
            <text:p>0,999997494977581</text:p>
          </table:table-cell>
          <table:table-cell table:formula="of:=[$'Matriz At A'.T30]+[$'Matriz Lambda'.T30]" office:value-type="float" office:value="0.00000249929449303021" calcext:value-type="float">
            <text:p>2,49929449303021E-06</text:p>
          </table:table-cell>
          <table:table-cell table:formula="of:=[$'Matriz At A'.U30]+[$'Matriz Lambda'.U30]" office:value-type="float" office:value="0.999997506766963" calcext:value-type="float">
            <text:p>0,999997506766963</text:p>
          </table:table-cell>
          <table:table-cell table:formula="of:=[$'Matriz At A'.V30]+[$'Matriz Lambda'.V30]" office:value-type="float" office:value="0.00000248683774850544" calcext:value-type="float">
            <text:p>2,48683774850544E-06</text:p>
          </table:table-cell>
          <table:table-cell table:formula="of:=[$'Matriz At A'.W30]+[$'Matriz Lambda'.W30]" office:value-type="float" office:value="0.999997519892661" calcext:value-type="float">
            <text:p>0,999997519892661</text:p>
          </table:table-cell>
          <table:table-cell table:formula="of:=[$'Matriz At A'.X30]+[$'Matriz Lambda'.X30]" office:value-type="float" office:value="0.00000247304095135625" calcext:value-type="float">
            <text:p>2,47304095135625E-06</text:p>
          </table:table-cell>
          <table:table-cell table:formula="of:=[$'Matriz At A'.Y30]+[$'Matriz Lambda'.Y30]" office:value-type="float" office:value="0.999997534362905" calcext:value-type="float">
            <text:p>0,999997534362905</text:p>
          </table:table-cell>
          <table:table-cell table:formula="of:=[$'Matriz At A'.Z30]+[$'Matriz Lambda'.Z30]" office:value-type="float" office:value="0.00000245789438124699" calcext:value-type="float">
            <text:p>2,45789438124699E-06</text:p>
          </table:table-cell>
          <table:table-cell table:formula="of:=[$'Matriz At A'.AA30]+[$'Matriz Lambda'.AA30]" office:value-type="float" office:value="0.999997550187865" calcext:value-type="float">
            <text:p>0,999997550187865</text:p>
          </table:table-cell>
          <table:table-cell table:formula="of:=[$'Matriz At A'.AB30]+[$'Matriz Lambda'.AB30]" office:value-type="float" office:value="0.00000244138824334605" calcext:value-type="float">
            <text:p>2,44138824334605E-06</text:p>
          </table:table-cell>
          <table:table-cell table:formula="of:=[$'Matriz At A'.AC30]+[$'Matriz Lambda'.AC30]" office:value-type="float" office:value="0.9999975673783" calcext:value-type="float">
            <text:p>0,9999975673783</text:p>
          </table:table-cell>
          <table:table-cell table:formula="of:=[$'Matriz At A'.AD30]+[$'Matriz Lambda'.AD30]" office:value-type="float" office:value="0.00000242351192336621" calcext:value-type="float">
            <text:p>2,42351192336621E-06</text:p>
          </table:table-cell>
          <table:table-cell table:formula="of:=[$'Matriz At A'.AE30]+[$'Matriz Lambda'.AE30]" office:value-type="float" office:value="61.9999989270487" calcext:value-type="float">
            <text:p>61,9999989270487</text:p>
          </table:table-cell>
          <table:table-cell table:formula="of:=[$'Matriz At A'.AF30]+[$'Matriz Lambda'.AF30]" office:value-type="float" office:value="0.00000240425266428979" calcext:value-type="float">
            <text:p>2,40425266428979E-06</text:p>
          </table:table-cell>
          <table:table-cell table:formula="of:=[$'Matriz At A'.AG30]+[$'Matriz Lambda'.AG30]" office:value-type="float" office:value="0.999997605898665" calcext:value-type="float">
            <text:p>0,999997605898665</text:p>
          </table:table-cell>
          <table:table-cell table:formula="of:=[$'Matriz At A'.AH30]+[$'Matriz Lambda'.AH30]" office:value-type="float" office:value="0.0000023835990261567" calcext:value-type="float">
            <text:p>2,3835990261567E-06</text:p>
          </table:table-cell>
          <table:table-cell table:formula="of:=[$'Matriz At A'.AI30]+[$'Matriz Lambda'.AI30]" office:value-type="float" office:value="0.999997627255325" calcext:value-type="float">
            <text:p>0,999997627255325</text:p>
          </table:table-cell>
          <table:table-cell table:formula="of:=[$'Matriz At A'.AJ30]+[$'Matriz Lambda'.AJ30]" office:value-type="float" office:value="0.00000236153609189937" calcext:value-type="float">
            <text:p>2,36153609189937E-06</text:p>
          </table:table-cell>
          <table:table-cell table:formula="of:=[$'Matriz At A'.AK30]+[$'Matriz Lambda'.AK30]" office:value-type="float" office:value="0.999997650028837" calcext:value-type="float">
            <text:p>0,999997650028837</text:p>
          </table:table-cell>
        </table:table-row>
        <table:table-row table:style-name="ro1">
          <table:table-cell/>
          <table:table-cell table:formula="of:=[$'Matriz At A'.B31]+[$'Matriz Lambda'.B31]" office:value-type="float" office:value="0.999997457105636" calcext:value-type="float">
            <text:p>0,999997457105636</text:p>
          </table:table-cell>
          <table:table-cell table:formula="of:=[$'Matriz At A'.C31]+[$'Matriz Lambda'.C31]" office:value-type="float" office:value="0.00000254273179622899" calcext:value-type="float">
            <text:p>2,54273179622899E-06</text:p>
          </table:table-cell>
          <table:table-cell table:formula="of:=[$'Matriz At A'.D31]+[$'Matriz Lambda'.D31]" office:value-type="float" office:value="0.99999745775715" calcext:value-type="float">
            <text:p>0,99999745775715</text:p>
          </table:table-cell>
          <table:table-cell table:formula="of:=[$'Matriz At A'.E31]+[$'Matriz Lambda'.E31]" office:value-type="float" office:value="0.00000254142745248487" calcext:value-type="float">
            <text:p>2,54142745248487E-06</text:p>
          </table:table-cell>
          <table:table-cell table:formula="of:=[$'Matriz At A'.F31]+[$'Matriz Lambda'.F31]" office:value-type="float" office:value="0.999997459713659" calcext:value-type="float">
            <text:p>0,999997459713659</text:p>
          </table:table-cell>
          <table:table-cell table:formula="of:=[$'Matriz At A'.G31]+[$'Matriz Lambda'.G31]" office:value-type="float" office:value="0.00000253881853506943" calcext:value-type="float">
            <text:p>2,53881853506943E-06</text:p>
          </table:table-cell>
          <table:table-cell table:formula="of:=[$'Matriz At A'.H31]+[$'Matriz Lambda'.H31]" office:value-type="float" office:value="0.99999746297617" calcext:value-type="float">
            <text:p>0,99999746297617</text:p>
          </table:table-cell>
          <table:table-cell table:formula="of:=[$'Matriz At A'.I31]+[$'Matriz Lambda'.I31]" office:value-type="float" office:value="0.00000253490245083476" calcext:value-type="float">
            <text:p>2,53490245083476E-06</text:p>
          </table:table-cell>
          <table:table-cell table:formula="of:=[$'Matriz At A'.J31]+[$'Matriz Lambda'.J31]" office:value-type="float" office:value="0.99999746754642" calcext:value-type="float">
            <text:p>0,99999746754642</text:p>
          </table:table-cell>
          <table:table-cell table:formula="of:=[$'Matriz At A'.K31]+[$'Matriz Lambda'.K31]" office:value-type="float" office:value="0.00000252967720115738" calcext:value-type="float">
            <text:p>2,52967720115738E-06</text:p>
          </table:table-cell>
          <table:table-cell table:formula="of:=[$'Matriz At A'.L31]+[$'Matriz Lambda'.L31]" office:value-type="float" office:value="0.999997473427142" calcext:value-type="float">
            <text:p>0,999997473427142</text:p>
          </table:table-cell>
          <table:table-cell table:formula="of:=[$'Matriz At A'.M31]+[$'Matriz Lambda'.M31]" office:value-type="float" office:value="0.0000025231394623626" calcext:value-type="float">
            <text:p>2,5231394623626E-06</text:p>
          </table:table-cell>
          <table:table-cell table:formula="of:=[$'Matriz At A'.N31]+[$'Matriz Lambda'.N31]" office:value-type="float" office:value="0.999997480622477" calcext:value-type="float">
            <text:p>0,999997480622477</text:p>
          </table:table-cell>
          <table:table-cell table:formula="of:=[$'Matriz At A'.O31]+[$'Matriz Lambda'.O31]" office:value-type="float" office:value="0.00000251528570360815" calcext:value-type="float">
            <text:p>2,51528570360815E-06</text:p>
          </table:table-cell>
          <table:table-cell table:formula="of:=[$'Matriz At A'.P31]+[$'Matriz Lambda'.P31]" office:value-type="float" office:value="0.999997489137238" calcext:value-type="float">
            <text:p>0,999997489137238</text:p>
          </table:table-cell>
          <table:table-cell table:formula="of:=[$'Matriz At A'.Q31]+[$'Matriz Lambda'.Q31]" office:value-type="float" office:value="0.00000250610919683147" calcext:value-type="float">
            <text:p>2,50610919683147E-06</text:p>
          </table:table-cell>
          <table:table-cell table:formula="of:=[$'Matriz At A'.R31]+[$'Matriz Lambda'.R31]" office:value-type="float" office:value="0.999997498976112" calcext:value-type="float">
            <text:p>0,999997498976112</text:p>
          </table:table-cell>
          <table:table-cell table:formula="of:=[$'Matriz At A'.S31]+[$'Matriz Lambda'.S31]" office:value-type="float" office:value="0.00000249560511011992" calcext:value-type="float">
            <text:p>2,49560511011992E-06</text:p>
          </table:table-cell>
          <table:table-cell table:formula="of:=[$'Matriz At A'.T31]+[$'Matriz Lambda'.T31]" office:value-type="float" office:value="0.999997510146824" calcext:value-type="float">
            <text:p>0,999997510146824</text:p>
          </table:table-cell>
          <table:table-cell table:formula="of:=[$'Matriz At A'.U31]+[$'Matriz Lambda'.U31]" office:value-type="float" office:value="0.000002483766850081" calcext:value-type="float">
            <text:p>2,483766850081E-06</text:p>
          </table:table-cell>
          <table:table-cell table:formula="of:=[$'Matriz At A'.V31]+[$'Matriz Lambda'.V31]" office:value-type="float" office:value="0.999997522655294" calcext:value-type="float">
            <text:p>0,999997522655294</text:p>
          </table:table-cell>
          <table:table-cell table:formula="of:=[$'Matriz At A'.W31]+[$'Matriz Lambda'.W31]" office:value-type="float" office:value="0.00000247058623015217" calcext:value-type="float">
            <text:p>2,47058623015217E-06</text:p>
          </table:table-cell>
          <table:table-cell table:formula="of:=[$'Matriz At A'.X31]+[$'Matriz Lambda'.X31]" office:value-type="float" office:value="0.999997536510105" calcext:value-type="float">
            <text:p>0,999997536510105</text:p>
          </table:table-cell>
          <table:table-cell table:formula="of:=[$'Matriz At A'.Y31]+[$'Matriz Lambda'.Y31]" office:value-type="float" office:value="0.00000245605448034869" calcext:value-type="float">
            <text:p>2,45605448034869E-06</text:p>
          </table:table-cell>
          <table:table-cell table:formula="of:=[$'Matriz At A'.Z31]+[$'Matriz Lambda'.Z31]" office:value-type="float" office:value="0.999997551720696" calcext:value-type="float">
            <text:p>0,999997551720696</text:p>
          </table:table-cell>
          <table:table-cell table:formula="of:=[$'Matriz At A'.AA31]+[$'Matriz Lambda'.AA31]" office:value-type="float" office:value="0.00000244016210115827" calcext:value-type="float">
            <text:p>2,44016210115827E-06</text:p>
          </table:table-cell>
          <table:table-cell table:formula="of:=[$'Matriz At A'.AB31]+[$'Matriz Lambda'.AB31]" office:value-type="float" office:value="0.99999756829761" calcext:value-type="float">
            <text:p>0,99999756829761</text:p>
          </table:table-cell>
          <table:table-cell table:formula="of:=[$'Matriz At A'.AC31]+[$'Matriz Lambda'.AC31]" office:value-type="float" office:value="0.0000024228990981312" calcext:value-type="float">
            <text:p>2,4228990981312E-06</text:p>
          </table:table-cell>
          <table:table-cell table:formula="of:=[$'Matriz At A'.AD31]+[$'Matriz Lambda'.AD31]" office:value-type="float" office:value="0.999997586250541" calcext:value-type="float">
            <text:p>0,999997586250541</text:p>
          </table:table-cell>
          <table:table-cell table:formula="of:=[$'Matriz At A'.AE31]+[$'Matriz Lambda'.AE31]" office:value-type="float" office:value="0.00000240425266428979" calcext:value-type="float">
            <text:p>2,40425266428979E-06</text:p>
          </table:table-cell>
          <table:table-cell table:formula="of:=[$'Matriz At A'.AF31]+[$'Matriz Lambda'.AF31]" office:value-type="float" office:value="61.9999989466967" calcext:value-type="float">
            <text:p>61,9999989466967</text:p>
          </table:table-cell>
          <table:table-cell table:formula="of:=[$'Matriz At A'.AG31]+[$'Matriz Lambda'.AG31]" office:value-type="float" office:value="0.00000238421187959137" calcext:value-type="float">
            <text:p>2,38421187959137E-06</text:p>
          </table:table-cell>
          <table:table-cell table:formula="of:=[$'Matriz At A'.AH31]+[$'Matriz Lambda'.AH31]" office:value-type="float" office:value="0.999997626335931" calcext:value-type="float">
            <text:p>0,999997626335931</text:p>
          </table:table-cell>
          <table:table-cell table:formula="of:=[$'Matriz At A'.AI31]+[$'Matriz Lambda'.AI31]" office:value-type="float" office:value="0.00000236276217846498" calcext:value-type="float">
            <text:p>2,36276217846498E-06</text:p>
          </table:table-cell>
          <table:table-cell table:formula="of:=[$'Matriz At A'.AJ31]+[$'Matriz Lambda'.AJ31]" office:value-type="float" office:value="0.999997648496021" calcext:value-type="float">
            <text:p>0,999997648496021</text:p>
          </table:table-cell>
          <table:table-cell table:formula="of:=[$'Matriz At A'.AK31]+[$'Matriz Lambda'.AK31]" office:value-type="float" office:value="0.00000233988852282874" calcext:value-type="float">
            <text:p>2,33988852282874E-06</text:p>
          </table:table-cell>
        </table:table-row>
        <table:table-row table:style-name="ro1">
          <table:table-cell/>
          <table:table-cell table:formula="of:=[$'Matriz At A'.B32]+[$'Matriz Lambda'.B32]" office:value-type="float" office:value="0.00000253334657218662" calcext:value-type="float">
            <text:p>2,53334657218662E-06</text:p>
          </table:table-cell>
          <table:table-cell table:formula="of:=[$'Matriz At A'.C32]+[$'Matriz Lambda'.C32]" office:value-type="float" office:value="0.99999746681732" calcext:value-type="float">
            <text:p>0,99999746681732</text:p>
          </table:table-cell>
          <table:table-cell table:formula="of:=[$'Matriz At A'.D32]+[$'Matriz Lambda'.D32]" office:value-type="float" office:value="0.00000253269161398784" calcext:value-type="float">
            <text:p>2,53269161398784E-06</text:p>
          </table:table-cell>
          <table:table-cell table:formula="of:=[$'Matriz At A'.E32]+[$'Matriz Lambda'.E32]" office:value-type="float" office:value="0.999997468126933" calcext:value-type="float">
            <text:p>0,999997468126933</text:p>
          </table:table-cell>
          <table:table-cell table:formula="of:=[$'Matriz At A'.F32]+[$'Matriz Lambda'.F32]" office:value-type="float" office:value="0.00000253072688405354" calcext:value-type="float">
            <text:p>2,53072688405354E-06</text:p>
          </table:table-cell>
          <table:table-cell table:formula="of:=[$'Matriz At A'.G32]+[$'Matriz Lambda'.G32]" office:value-type="float" office:value="0.999997470746743" calcext:value-type="float">
            <text:p>0,999997470746743</text:p>
          </table:table-cell>
          <table:table-cell table:formula="of:=[$'Matriz At A'.H32]+[$'Matriz Lambda'.H32]" office:value-type="float" office:value="0.00000252745105533414" calcext:value-type="float">
            <text:p>2,52745105533414E-06</text:p>
          </table:table-cell>
          <table:table-cell table:formula="of:=[$'Matriz At A'.I32]+[$'Matriz Lambda'.I32]" office:value-type="float" office:value="0.999997474679953" calcext:value-type="float">
            <text:p>0,999997474679953</text:p>
          </table:table-cell>
          <table:table-cell table:formula="of:=[$'Matriz At A'.J32]+[$'Matriz Lambda'.J32]" office:value-type="float" office:value="0.00000252286094526433" calcext:value-type="float">
            <text:p>2,52286094526433E-06</text:p>
          </table:table-cell>
          <table:table-cell table:formula="of:=[$'Matriz At A'.K32]+[$'Matriz Lambda'.K32]" office:value-type="float" office:value="0.999997479927085" calcext:value-type="float">
            <text:p>0,999997479927085</text:p>
          </table:table-cell>
          <table:table-cell table:formula="of:=[$'Matriz At A'.L32]+[$'Matriz Lambda'.L32]" office:value-type="float" office:value="0.0000025169551027826" calcext:value-type="float">
            <text:p>2,5169551027826E-06</text:p>
          </table:table-cell>
          <table:table-cell table:formula="of:=[$'Matriz At A'.M32]+[$'Matriz Lambda'.M32]" office:value-type="float" office:value="0.999997486492422" calcext:value-type="float">
            <text:p>0,999997486492422</text:p>
          </table:table-cell>
          <table:table-cell table:formula="of:=[$'Matriz At A'.N32]+[$'Matriz Lambda'.N32]" office:value-type="float" office:value="0.0000025097292454257" calcext:value-type="float">
            <text:p>2,5097292454257E-06</text:p>
          </table:table-cell>
          <table:table-cell table:formula="of:=[$'Matriz At A'.O32]+[$'Matriz Lambda'.O32]" office:value-type="float" office:value="0.999997494380506" calcext:value-type="float">
            <text:p>0,999997494380506</text:p>
          </table:table-cell>
          <table:table-cell table:formula="of:=[$'Matriz At A'.P32]+[$'Matriz Lambda'.P32]" office:value-type="float" office:value="0.00000250117806321892" calcext:value-type="float">
            <text:p>2,50117806321892E-06</text:p>
          </table:table-cell>
          <table:table-cell table:formula="of:=[$'Matriz At A'.Q32]+[$'Matriz Lambda'.Q32]" office:value-type="float" office:value="0.999997503595878" calcext:value-type="float">
            <text:p>0,999997503595878</text:p>
          </table:table-cell>
          <table:table-cell table:formula="of:=[$'Matriz At A'.R32]+[$'Matriz Lambda'.R32]" office:value-type="float" office:value="0.0000024912965777002" calcext:value-type="float">
            <text:p>2,4912965777002E-06</text:p>
          </table:table-cell>
          <table:table-cell table:formula="of:=[$'Matriz At A'.S32]+[$'Matriz Lambda'.S32]" office:value-type="float" office:value="0.999997514145353" calcext:value-type="float">
            <text:p>0,999997514145353</text:p>
          </table:table-cell>
          <table:table-cell table:formula="of:=[$'Matriz At A'.T32]+[$'Matriz Lambda'.T32]" office:value-type="float" office:value="0.00000248007754244384" calcext:value-type="float">
            <text:p>2,48007754244384E-06</text:p>
          </table:table-cell>
          <table:table-cell table:formula="of:=[$'Matriz At A'.U32]+[$'Matriz Lambda'.U32]" office:value-type="float" office:value="0.999997526035168" calcext:value-type="float">
            <text:p>0,999997526035168</text:p>
          </table:table-cell>
          <table:table-cell table:formula="of:=[$'Matriz At A'.V32]+[$'Matriz Lambda'.V32]" office:value-type="float" office:value="0.00000246751533383716" calcext:value-type="float">
            <text:p>2,46751533383716E-06</text:p>
          </table:table-cell>
          <table:table-cell table:formula="of:=[$'Matriz At A'.W32]+[$'Matriz Lambda'.W32]" office:value-type="float" office:value="0.999997539272721" calcext:value-type="float">
            <text:p>0,999997539272721</text:p>
          </table:table-cell>
          <table:table-cell table:formula="of:=[$'Matriz At A'.X32]+[$'Matriz Lambda'.X32]" office:value-type="float" office:value="0.00000245359971551284" calcext:value-type="float">
            <text:p>2,45359971551284E-06</text:p>
          </table:table-cell>
          <table:table-cell table:formula="of:=[$'Matriz At A'.Y32]+[$'Matriz Lambda'.Y32]" office:value-type="float" office:value="0.999997553867958" calcext:value-type="float">
            <text:p>0,999997553867958</text:p>
          </table:table-cell>
          <table:table-cell table:formula="of:=[$'Matriz At A'.Z32]+[$'Matriz Lambda'.Z32]" office:value-type="float" office:value="0.00000243832217927675" calcext:value-type="float">
            <text:p>2,43832217927675E-06</text:p>
          </table:table-cell>
          <table:table-cell table:formula="of:=[$'Matriz At A'.AA32]+[$'Matriz Lambda'.AA32]" office:value-type="float" office:value="0.99999756983049" calcext:value-type="float">
            <text:p>0,99999756983049</text:p>
          </table:table-cell>
          <table:table-cell table:formula="of:=[$'Matriz At A'.AB32]+[$'Matriz Lambda'.AB32]" office:value-type="float" office:value="0.0000024216730852844" calcext:value-type="float">
            <text:p>2,4216730852844E-06</text:p>
          </table:table-cell>
          <table:table-cell table:formula="of:=[$'Matriz At A'.AC32]+[$'Matriz Lambda'.AC32]" office:value-type="float" office:value="0.999997587169932" calcext:value-type="float">
            <text:p>0,999997587169932</text:p>
          </table:table-cell>
          <table:table-cell table:formula="of:=[$'Matriz At A'.AD32]+[$'Matriz Lambda'.AD32]" office:value-type="float" office:value="0.00000240363984793657" calcext:value-type="float">
            <text:p>2,40363984793657E-06</text:p>
          </table:table-cell>
          <table:table-cell table:formula="of:=[$'Matriz At A'.AE32]+[$'Matriz Lambda'.AE32]" office:value-type="float" office:value="0.999997605898665" calcext:value-type="float">
            <text:p>0,999997605898665</text:p>
          </table:table-cell>
          <table:table-cell table:formula="of:=[$'Matriz At A'.AF32]+[$'Matriz Lambda'.AF32]" office:value-type="float" office:value="0.00000238421187959137" calcext:value-type="float">
            <text:p>2,38421187959137E-06</text:p>
          </table:table-cell>
          <table:table-cell table:formula="of:=[$'Matriz At A'.AG32]+[$'Matriz Lambda'.AG32]" office:value-type="float" office:value="61.999998967134" calcext:value-type="float">
            <text:p>61,999998967134</text:p>
          </table:table-cell>
          <table:table-cell table:formula="of:=[$'Matriz At A'.AH32]+[$'Matriz Lambda'.AH32]" office:value-type="float" office:value="0.00000236337495274075" calcext:value-type="float">
            <text:p>2,36337495274075E-06</text:p>
          </table:table-cell>
          <table:table-cell table:formula="of:=[$'Matriz At A'.AI32]+[$'Matriz Lambda'.AI32]" office:value-type="float" office:value="0.999997647576651" calcext:value-type="float">
            <text:p>0,999997647576651</text:p>
          </table:table-cell>
          <table:table-cell table:formula="of:=[$'Matriz At A'.AJ32]+[$'Matriz Lambda'.AJ32]" office:value-type="float" office:value="0.00000234111453889518" calcext:value-type="float">
            <text:p>2,34111453889518E-06</text:p>
          </table:table-cell>
          <table:table-cell table:formula="of:=[$'Matriz At A'.AK32]+[$'Matriz Lambda'.AK32]" office:value-type="float" office:value="0.999997670554451" calcext:value-type="float">
            <text:p>0,999997670554451</text:p>
          </table:table-cell>
        </table:table-row>
        <table:table-row table:style-name="ro1">
          <table:table-cell/>
          <table:table-cell table:formula="of:=[$'Matriz At A'.B33]+[$'Matriz Lambda'.B33]" office:value-type="float" office:value="0.999997476528975" calcext:value-type="float">
            <text:p>0,999997476528975</text:p>
          </table:table-cell>
          <table:table-cell table:formula="of:=[$'Matriz At A'.C33]+[$'Matriz Lambda'.C33]" office:value-type="float" office:value="0.00000252330643468746" calcext:value-type="float">
            <text:p>2,52330643468746E-06</text:p>
          </table:table-cell>
          <table:table-cell table:formula="of:=[$'Matriz At A'.D33]+[$'Matriz Lambda'.D33]" office:value-type="float" office:value="0.999997477187026" calcext:value-type="float">
            <text:p>0,999997477187026</text:p>
          </table:table-cell>
          <table:table-cell table:formula="of:=[$'Matriz At A'.E33]+[$'Matriz Lambda'.E33]" office:value-type="float" office:value="0.00000252199113637275" calcext:value-type="float">
            <text:p>2,52199113637275E-06</text:p>
          </table:table-cell>
          <table:table-cell table:formula="of:=[$'Matriz At A'.F33]+[$'Matriz Lambda'.F33]" office:value-type="float" office:value="0.999997479159971" calcext:value-type="float">
            <text:p>0,999997479159971</text:p>
          </table:table-cell>
          <table:table-cell table:formula="of:=[$'Matriz At A'.G33]+[$'Matriz Lambda'.G33]" office:value-type="float" office:value="0.00000251935935413616" calcext:value-type="float">
            <text:p>2,51935935413616E-06</text:p>
          </table:table-cell>
          <table:table-cell table:formula="of:=[$'Matriz At A'.H33]+[$'Matriz Lambda'.H33]" office:value-type="float" office:value="0.999997482450616" calcext:value-type="float">
            <text:p>0,999997482450616</text:p>
          </table:table-cell>
          <table:table-cell table:formula="of:=[$'Matriz At A'.I33]+[$'Matriz Lambda'.I33]" office:value-type="float" office:value="0.00000251540947893147" calcext:value-type="float">
            <text:p>2,51540947893147E-06</text:p>
          </table:table-cell>
          <table:table-cell table:formula="of:=[$'Matriz At A'.J33]+[$'Matriz Lambda'.J33]" office:value-type="float" office:value="0.999997487060682" calcext:value-type="float">
            <text:p>0,999997487060682</text:p>
          </table:table-cell>
          <table:table-cell table:formula="of:=[$'Matriz At A'.K33]+[$'Matriz Lambda'.K33]" office:value-type="float" office:value="0.00000251013877072825" calcext:value-type="float">
            <text:p>2,51013877072825E-06</text:p>
          </table:table-cell>
          <table:table-cell table:formula="of:=[$'Matriz At A'.L33]+[$'Matriz Lambda'.L33]" office:value-type="float" office:value="0.999997492992416" calcext:value-type="float">
            <text:p>0,999997492992416</text:p>
          </table:table-cell>
          <table:table-cell table:formula="of:=[$'Matriz At A'.M33]+[$'Matriz Lambda'.M33]" office:value-type="float" office:value="0.0000025035448046884" calcext:value-type="float">
            <text:p>2,5035448046884E-06</text:p>
          </table:table-cell>
          <table:table-cell table:formula="of:=[$'Matriz At A'.N33]+[$'Matriz Lambda'.N33]" office:value-type="float" office:value="0.999997500250472" calcext:value-type="float">
            <text:p>0,999997500250472</text:p>
          </table:table-cell>
          <table:table-cell table:formula="of:=[$'Matriz At A'.O33]+[$'Matriz Lambda'.O33]" office:value-type="float" office:value="0.00000249562152865312" calcext:value-type="float">
            <text:p>2,49562152865312E-06</text:p>
          </table:table-cell>
          <table:table-cell table:formula="of:=[$'Matriz At A'.P33]+[$'Matriz Lambda'.P33]" office:value-type="float" office:value="0.999997508839173" calcext:value-type="float">
            <text:p>0,999997508839173</text:p>
          </table:table-cell>
          <table:table-cell table:formula="of:=[$'Matriz At A'.Q33]+[$'Matriz Lambda'.Q33]" office:value-type="float" office:value="0.00000248636547439673" calcext:value-type="float">
            <text:p>2,48636547439673E-06</text:p>
          </table:table-cell>
          <table:table-cell table:formula="of:=[$'Matriz At A'.R33]+[$'Matriz Lambda'.R33]" office:value-type="float" office:value="0.999997518765105" calcext:value-type="float">
            <text:p>0,999997518765105</text:p>
          </table:table-cell>
          <table:table-cell table:formula="of:=[$'Matriz At A'.S33]+[$'Matriz Lambda'.S33]" office:value-type="float" office:value="0.0000024757690308963" calcext:value-type="float">
            <text:p>2,4757690308963E-06</text:p>
          </table:table-cell>
          <table:table-cell table:formula="of:=[$'Matriz At A'.T33]+[$'Matriz Lambda'.T33]" office:value-type="float" office:value="0.999997530033668" calcext:value-type="float">
            <text:p>0,999997530033668</text:p>
          </table:table-cell>
          <table:table-cell table:formula="of:=[$'Matriz At A'.U33]+[$'Matriz Lambda'.U33]" office:value-type="float" office:value="0.00000246382595336936" calcext:value-type="float">
            <text:p>2,46382595336936E-06</text:p>
          </table:table-cell>
          <table:table-cell table:formula="of:=[$'Matriz At A'.V33]+[$'Matriz Lambda'.V33]" office:value-type="float" office:value="0.999997542652668" calcext:value-type="float">
            <text:p>0,999997542652668</text:p>
          </table:table-cell>
          <table:table-cell table:formula="of:=[$'Matriz At A'.W33]+[$'Matriz Lambda'.W33]" office:value-type="float" office:value="0.00000245052879643826" calcext:value-type="float">
            <text:p>2,45052879643826E-06</text:p>
          </table:table-cell>
          <table:table-cell table:formula="of:=[$'Matriz At A'.X33]+[$'Matriz Lambda'.X33]" office:value-type="float" office:value="0.999997556630633" calcext:value-type="float">
            <text:p>0,999997556630633</text:p>
          </table:table-cell>
          <table:table-cell table:formula="of:=[$'Matriz At A'.Y33]+[$'Matriz Lambda'.Y33]" office:value-type="float" office:value="0.00000243586740500401" calcext:value-type="float">
            <text:p>2,43586740500401E-06</text:p>
          </table:table-cell>
          <table:table-cell table:formula="of:=[$'Matriz At A'.Z33]+[$'Matriz Lambda'.Z33]" office:value-type="float" office:value="0.999997571977731" calcext:value-type="float">
            <text:p>0,999997571977731</text:p>
          </table:table-cell>
          <table:table-cell table:formula="of:=[$'Matriz At A'.AA33]+[$'Matriz Lambda'.AA33]" office:value-type="float" office:value="0.00000241983319815287" calcext:value-type="float">
            <text:p>2,41983319815287E-06</text:p>
          </table:table-cell>
          <table:table-cell table:formula="of:=[$'Matriz At A'.AB33]+[$'Matriz Lambda'.AB33]" office:value-type="float" office:value="0.999997588702703" calcext:value-type="float">
            <text:p>0,999997588702703</text:p>
          </table:table-cell>
          <table:table-cell table:formula="of:=[$'Matriz At A'.AC33]+[$'Matriz Lambda'.AC33]" office:value-type="float" office:value="0.00000240241378601791" calcext:value-type="float">
            <text:p>2,40241378601791E-06</text:p>
          </table:table-cell>
          <table:table-cell table:formula="of:=[$'Matriz At A'.AD33]+[$'Matriz Lambda'.AD33]" office:value-type="float" office:value="0.999997606818054" calcext:value-type="float">
            <text:p>0,999997606818054</text:p>
          </table:table-cell>
          <table:table-cell table:formula="of:=[$'Matriz At A'.AE33]+[$'Matriz Lambda'.AE33]" office:value-type="float" office:value="0.0000023835990261567" calcext:value-type="float">
            <text:p>2,3835990261567E-06</text:p>
          </table:table-cell>
          <table:table-cell table:formula="of:=[$'Matriz At A'.AF33]+[$'Matriz Lambda'.AF33]" office:value-type="float" office:value="0.999997626335931" calcext:value-type="float">
            <text:p>0,999997626335931</text:p>
          </table:table-cell>
          <table:table-cell table:formula="of:=[$'Matriz At A'.AG33]+[$'Matriz Lambda'.AG33]" office:value-type="float" office:value="0.00000236337495274075" calcext:value-type="float">
            <text:p>2,36337495274075E-06</text:p>
          </table:table-cell>
          <table:table-cell table:formula="of:=[$'Matriz At A'.AH33]+[$'Matriz Lambda'.AH33]" office:value-type="float" office:value="61.9999989883747" calcext:value-type="float">
            <text:p>61,9999989883747</text:p>
          </table:table-cell>
          <table:table-cell table:formula="of:=[$'Matriz At A'.AI33]+[$'Matriz Lambda'.AI33]" office:value-type="float" office:value="0.00000234172741409022" calcext:value-type="float">
            <text:p>2,34172741409022E-06</text:p>
          </table:table-cell>
          <table:table-cell table:formula="of:=[$'Matriz At A'.AJ33]+[$'Matriz Lambda'.AJ33]" office:value-type="float" office:value="0.999997669635102" calcext:value-type="float">
            <text:p>0,999997669635102</text:p>
          </table:table-cell>
          <table:table-cell table:formula="of:=[$'Matriz At A'.AK33]+[$'Matriz Lambda'.AK33]" office:value-type="float" office:value="0.00000231864150956884" calcext:value-type="float">
            <text:p>2,31864150956884E-06</text:p>
          </table:table-cell>
        </table:table-row>
        <table:table-row table:style-name="ro1">
          <table:table-cell/>
          <table:table-cell table:formula="of:=[$'Matriz At A'.B34]+[$'Matriz Lambda'.B34]" office:value-type="float" office:value="0.00000251326634381765" calcext:value-type="float">
            <text:p>2,51326634381765E-06</text:p>
          </table:table-cell>
          <table:table-cell table:formula="of:=[$'Matriz At A'.C34]+[$'Matriz Lambda'.C34]" office:value-type="float" office:value="0.999997486898688" calcext:value-type="float">
            <text:p>0,999997486898688</text:p>
          </table:table-cell>
          <table:table-cell table:formula="of:=[$'Matriz At A'.D34]+[$'Matriz Lambda'.D34]" office:value-type="float" office:value="0.00000251260588512991" calcext:value-type="float">
            <text:p>2,51260588512991E-06</text:p>
          </table:table-cell>
          <table:table-cell table:formula="of:=[$'Matriz At A'.E34]+[$'Matriz Lambda'.E34]" office:value-type="float" office:value="0.999997488220114" calcext:value-type="float">
            <text:p>0,999997488220114</text:p>
          </table:table-cell>
          <table:table-cell table:formula="of:=[$'Matriz At A'.F34]+[$'Matriz Lambda'.F34]" office:value-type="float" office:value="0.00000251062358858078" calcext:value-type="float">
            <text:p>2,51062358858078E-06</text:p>
          </table:table-cell>
          <table:table-cell table:formula="of:=[$'Matriz At A'.G34]+[$'Matriz Lambda'.G34]" office:value-type="float" office:value="0.999997490863837" calcext:value-type="float">
            <text:p>0,999997490863837</text:p>
          </table:table-cell>
          <table:table-cell table:formula="of:=[$'Matriz At A'.H34]+[$'Matriz Lambda'.H34]" office:value-type="float" office:value="0.000002507317830025" calcext:value-type="float">
            <text:p>2,507317830025E-06</text:p>
          </table:table-cell>
          <table:table-cell table:formula="of:=[$'Matriz At A'.I34]+[$'Matriz Lambda'.I34]" office:value-type="float" office:value="0.999997494831293" calcext:value-type="float">
            <text:p>0,999997494831293</text:p>
          </table:table-cell>
          <table:table-cell table:formula="of:=[$'Matriz At A'.J34]+[$'Matriz Lambda'.J34]" office:value-type="float" office:value="0.00000250268733092973" calcext:value-type="float">
            <text:p>2,50268733092973E-06</text:p>
          </table:table-cell>
          <table:table-cell table:formula="of:=[$'Matriz At A'.K34]+[$'Matriz Lambda'.K34]" office:value-type="float" office:value="0.999997500125977" calcext:value-type="float">
            <text:p>0,999997500125977</text:p>
          </table:table-cell>
          <table:table-cell table:formula="of:=[$'Matriz At A'.L34]+[$'Matriz Lambda'.L34]" office:value-type="float" office:value="0.00000249672852326022" calcext:value-type="float">
            <text:p>2,49672852326022E-06</text:p>
          </table:table-cell>
          <table:table-cell table:formula="of:=[$'Matriz At A'.M34]+[$'Matriz Lambda'.M34]" office:value-type="float" office:value="0.99999750675041" calcext:value-type="float">
            <text:p>0,99999750675041</text:p>
          </table:table-cell>
          <table:table-cell table:formula="of:=[$'Matriz At A'.N34]+[$'Matriz Lambda'.N34]" office:value-type="float" office:value="0.00000248943720715378" calcext:value-type="float">
            <text:p>2,48943720715378E-06</text:p>
          </table:table-cell>
          <table:table-cell table:formula="of:=[$'Matriz At A'.O34]+[$'Matriz Lambda'.O34]" office:value-type="float" office:value="0.999997514709101" calcext:value-type="float">
            <text:p>0,999997514709101</text:p>
          </table:table-cell>
          <table:table-cell table:formula="of:=[$'Matriz At A'.P34]+[$'Matriz Lambda'.P34]" office:value-type="float" office:value="0.00000248080896037006" calcext:value-type="float">
            <text:p>2,48080896037006E-06</text:p>
          </table:table-cell>
          <table:table-cell table:formula="of:=[$'Matriz At A'.Q34]+[$'Matriz Lambda'.Q34]" office:value-type="float" office:value="0.999997524008396" calcext:value-type="float">
            <text:p>0,999997524008396</text:p>
          </table:table-cell>
          <table:table-cell table:formula="of:=[$'Matriz At A'.R34]+[$'Matriz Lambda'.R34]" office:value-type="float" office:value="0.00000247083790871905" calcext:value-type="float">
            <text:p>2,47083790871905E-06</text:p>
          </table:table-cell>
          <table:table-cell table:formula="of:=[$'Matriz At A'.S34]+[$'Matriz Lambda'.S34]" office:value-type="float" office:value="0.999997534653455" calcext:value-type="float">
            <text:p>0,999997534653455</text:p>
          </table:table-cell>
          <table:table-cell table:formula="of:=[$'Matriz At A'.T34]+[$'Matriz Lambda'.T34]" office:value-type="float" office:value="0.00000245951744815009" calcext:value-type="float">
            <text:p>2,45951744815009E-06</text:p>
          </table:table-cell>
          <table:table-cell table:formula="of:=[$'Matriz At A'.U34]+[$'Matriz Lambda'.U34]" office:value-type="float" office:value="0.999997546651185" calcext:value-type="float">
            <text:p>0,999997546651185</text:p>
          </table:table-cell>
          <table:table-cell table:formula="of:=[$'Matriz At A'.V34]+[$'Matriz Lambda'.V34]" office:value-type="float" office:value="0.00000244683943018131" calcext:value-type="float">
            <text:p>2,44683943018131E-06</text:p>
          </table:table-cell>
          <table:table-cell table:formula="of:=[$'Matriz At A'.W34]+[$'Matriz Lambda'.W34]" office:value-type="float" office:value="0.999997560010485" calcext:value-type="float">
            <text:p>0,999997560010485</text:p>
          </table:table-cell>
          <table:table-cell table:formula="of:=[$'Matriz At A'.X34]+[$'Matriz Lambda'.X34]" office:value-type="float" office:value="0.00000243279651079842" calcext:value-type="float">
            <text:p>2,43279651079842E-06</text:p>
          </table:table-cell>
          <table:table-cell table:formula="of:=[$'Matriz At A'.Y34]+[$'Matriz Lambda'.Y34]" office:value-type="float" office:value="0.999997574740384" calcext:value-type="float">
            <text:p>0,999997574740384</text:p>
          </table:table-cell>
          <table:table-cell table:formula="of:=[$'Matriz At A'.Z34]+[$'Matriz Lambda'.Z34]" office:value-type="float" office:value="0.00000241737840567247" calcext:value-type="float">
            <text:p>2,41737840567247E-06</text:p>
          </table:table-cell>
          <table:table-cell table:formula="of:=[$'Matriz At A'.AA34]+[$'Matriz Lambda'.AA34]" office:value-type="float" office:value="0.999997590849956" calcext:value-type="float">
            <text:p>0,999997590849956</text:p>
          </table:table-cell>
          <table:table-cell table:formula="of:=[$'Matriz At A'.AB34]+[$'Matriz Lambda'.AB34]" office:value-type="float" office:value="0.00000240057391731607" calcext:value-type="float">
            <text:p>2,40057391731607E-06</text:p>
          </table:table-cell>
          <table:table-cell table:formula="of:=[$'Matriz At A'.AC34]+[$'Matriz Lambda'.AC34]" office:value-type="float" office:value="0.999997608350892" calcext:value-type="float">
            <text:p>0,999997608350892</text:p>
          </table:table-cell>
          <table:table-cell table:formula="of:=[$'Matriz At A'.AD34]+[$'Matriz Lambda'.AD34]" office:value-type="float" office:value="0.00000238237297012223" calcext:value-type="float">
            <text:p>2,38237297012223E-06</text:p>
          </table:table-cell>
          <table:table-cell table:formula="of:=[$'Matriz At A'.AE34]+[$'Matriz Lambda'.AE34]" office:value-type="float" office:value="0.999997627255325" calcext:value-type="float">
            <text:p>0,999997627255325</text:p>
          </table:table-cell>
          <table:table-cell table:formula="of:=[$'Matriz At A'.AF34]+[$'Matriz Lambda'.AF34]" office:value-type="float" office:value="0.00000236276217846498" calcext:value-type="float">
            <text:p>2,36276217846498E-06</text:p>
          </table:table-cell>
          <table:table-cell table:formula="of:=[$'Matriz At A'.AG34]+[$'Matriz Lambda'.AG34]" office:value-type="float" office:value="0.999997647576651" calcext:value-type="float">
            <text:p>0,999997647576651</text:p>
          </table:table-cell>
          <table:table-cell table:formula="of:=[$'Matriz At A'.AH34]+[$'Matriz Lambda'.AH34]" office:value-type="float" office:value="0.00000234172741409022" calcext:value-type="float">
            <text:p>2,34172741409022E-06</text:p>
          </table:table-cell>
          <table:table-cell table:formula="of:=[$'Matriz At A'.AI34]+[$'Matriz Lambda'.AI34]" office:value-type="float" office:value="61.9999990104332" calcext:value-type="float">
            <text:p>61,9999990104332</text:p>
          </table:table-cell>
          <table:table-cell table:formula="of:=[$'Matriz At A'.AJ34]+[$'Matriz Lambda'.AJ34]" office:value-type="float" office:value="0.00000231925419624801" calcext:value-type="float">
            <text:p>2,31925419624801E-06</text:p>
          </table:table-cell>
          <table:table-cell table:formula="of:=[$'Matriz At A'.AK34]+[$'Matriz Lambda'.AK34]" office:value-type="float" office:value="0.999997692526108" calcext:value-type="float">
            <text:p>0,999997692526108</text:p>
          </table:table-cell>
        </table:table-row>
        <table:table-row table:style-name="ro1">
          <table:table-cell/>
          <table:table-cell table:formula="of:=[$'Matriz At A'.B35]+[$'Matriz Lambda'.B35]" office:value-type="float" office:value="0.999997497268373" calcext:value-type="float">
            <text:p>0,999997497268373</text:p>
          </table:table-cell>
          <table:table-cell table:formula="of:=[$'Matriz At A'.C35]+[$'Matriz Lambda'.C35]" office:value-type="float" office:value="0.00000250256581002528" calcext:value-type="float">
            <text:p>2,50256581002528E-06</text:p>
          </table:table-cell>
          <table:table-cell table:formula="of:=[$'Matriz At A'.D35]+[$'Matriz Lambda'.D35]" office:value-type="float" office:value="0.999997497931751" calcext:value-type="float">
            <text:p>0,999997497931751</text:p>
          </table:table-cell>
          <table:table-cell table:formula="of:=[$'Matriz At A'.E35]+[$'Matriz Lambda'.E35]" office:value-type="float" office:value="0.0000025012383878531" calcext:value-type="float">
            <text:p>2,5012383878531E-06</text:p>
          </table:table-cell>
          <table:table-cell table:formula="of:=[$'Matriz At A'.F35]+[$'Matriz Lambda'.F35]" office:value-type="float" office:value="0.999997499923973" calcext:value-type="float">
            <text:p>0,999997499923973</text:p>
          </table:table-cell>
          <table:table-cell table:formula="of:=[$'Matriz At A'.G35]+[$'Matriz Lambda'.G35]" office:value-type="float" office:value="0.00000249858205791931" calcext:value-type="float">
            <text:p>2,49858205791931E-06</text:p>
          </table:table-cell>
          <table:table-cell table:formula="of:=[$'Matriz At A'.H35]+[$'Matriz Lambda'.H35]" office:value-type="float" office:value="0.999997503244491" calcext:value-type="float">
            <text:p>0,999997503244491</text:p>
          </table:table-cell>
          <table:table-cell table:formula="of:=[$'Matriz At A'.I35]+[$'Matriz Lambda'.I35]" office:value-type="float" office:value="0.00000249459569345856" calcext:value-type="float">
            <text:p>2,49459569345856E-06</text:p>
          </table:table-cell>
          <table:table-cell table:formula="of:=[$'Matriz At A'.J35]+[$'Matriz Lambda'.J35]" office:value-type="float" office:value="0.9999975078966" calcext:value-type="float">
            <text:p>0,9999975078966</text:p>
          </table:table-cell>
          <table:table-cell table:formula="of:=[$'Matriz At A'.K35]+[$'Matriz Lambda'.K35]" office:value-type="float" office:value="0.00000248927710666536" calcext:value-type="float">
            <text:p>2,48927710666536E-06</text:p>
          </table:table-cell>
          <table:table-cell table:formula="of:=[$'Matriz At A'.L35]+[$'Matriz Lambda'.L35]" office:value-type="float" office:value="0.999997513883982" calcext:value-type="float">
            <text:p>0,999997513883982</text:p>
          </table:table-cell>
          <table:table-cell table:formula="of:=[$'Matriz At A'.M35]+[$'Matriz Lambda'.M35]" office:value-type="float" office:value="0.0000024826208884221" calcext:value-type="float">
            <text:p>2,4826208884221E-06</text:p>
          </table:table-cell>
          <table:table-cell table:formula="of:=[$'Matriz At A'.N35]+[$'Matriz Lambda'.N35]" office:value-type="float" office:value="0.999997521209043" calcext:value-type="float">
            <text:p>0,999997521209043</text:p>
          </table:table-cell>
          <table:table-cell table:formula="of:=[$'Matriz At A'.O35]+[$'Matriz Lambda'.O35]" office:value-type="float" office:value="0.00000247462461278047" calcext:value-type="float">
            <text:p>2,47462461278047E-06</text:p>
          </table:table-cell>
          <table:table-cell table:formula="of:=[$'Matriz At A'.P35]+[$'Matriz Lambda'.P35]" office:value-type="float" office:value="0.999997529878328" calcext:value-type="float">
            <text:p>0,999997529878328</text:p>
          </table:table-cell>
          <table:table-cell table:formula="of:=[$'Matriz At A'.Q35]+[$'Matriz Lambda'.Q35]" office:value-type="float" office:value="0.00000246528142089364" calcext:value-type="float">
            <text:p>2,46528142089364E-06</text:p>
          </table:table-cell>
          <table:table-cell table:formula="of:=[$'Matriz At A'.R35]+[$'Matriz Lambda'.R35]" office:value-type="float" office:value="0.999997539896704" calcext:value-type="float">
            <text:p>0,999997539896704</text:p>
          </table:table-cell>
          <table:table-cell table:formula="of:=[$'Matriz At A'.S35]+[$'Matriz Lambda'.S35]" office:value-type="float" office:value="0.00000245458636138896" calcext:value-type="float">
            <text:p>2,45458636138896E-06</text:p>
          </table:table-cell>
          <table:table-cell table:formula="of:=[$'Matriz At A'.T35]+[$'Matriz Lambda'.T35]" office:value-type="float" office:value="0.999997551270928" calcext:value-type="float">
            <text:p>0,999997551270928</text:p>
          </table:table-cell>
          <table:table-cell table:formula="of:=[$'Matriz At A'.U35]+[$'Matriz Lambda'.U35]" office:value-type="float" office:value="0.00000244253094372482" calcext:value-type="float">
            <text:p>2,44253094372482E-06</text:p>
          </table:table-cell>
          <table:table-cell table:formula="of:=[$'Matriz At A'.V35]+[$'Matriz Lambda'.V35]" office:value-type="float" office:value="0.999997564008953" calcext:value-type="float">
            <text:p>0,999997564008953</text:p>
          </table:table-cell>
          <table:table-cell table:formula="of:=[$'Matriz At A'.W35]+[$'Matriz Lambda'.W35]" office:value-type="float" office:value="0.00000242910720649192" calcext:value-type="float">
            <text:p>2,42910720649192E-06</text:p>
          </table:table-cell>
          <table:table-cell table:formula="of:=[$'Matriz At A'.X35]+[$'Matriz Lambda'.X35]" office:value-type="float" office:value="0.999997578120263" calcext:value-type="float">
            <text:p>0,999997578120263</text:p>
          </table:table-cell>
          <table:table-cell table:formula="of:=[$'Matriz At A'.Y35]+[$'Matriz Lambda'.Y35]" office:value-type="float" office:value="0.00000241430750502758" calcext:value-type="float">
            <text:p>2,41430750502758E-06</text:p>
          </table:table-cell>
          <table:table-cell table:formula="of:=[$'Matriz At A'.Z35]+[$'Matriz Lambda'.Z35]" office:value-type="float" office:value="0.999997593612632" calcext:value-type="float">
            <text:p>0,999997593612632</text:p>
          </table:table-cell>
          <table:table-cell table:formula="of:=[$'Matriz At A'.AA35]+[$'Matriz Lambda'.AA35]" office:value-type="float" office:value="0.00000239811917812638" calcext:value-type="float">
            <text:p>2,39811917812638E-06</text:p>
          </table:table-cell>
          <table:table-cell table:formula="of:=[$'Matriz At A'.AB35]+[$'Matriz Lambda'.AB35]" office:value-type="float" office:value="0.999997610498063" calcext:value-type="float">
            <text:p>0,999997610498063</text:p>
          </table:table-cell>
          <table:table-cell table:formula="of:=[$'Matriz At A'.AC35]+[$'Matriz Lambda'.AC35]" office:value-type="float" office:value="0.00000238053306755859" calcext:value-type="float">
            <text:p>2,38053306755859E-06</text:p>
          </table:table-cell>
          <table:table-cell table:formula="of:=[$'Matriz At A'.AD35]+[$'Matriz Lambda'.AD35]" office:value-type="float" office:value="0.999997628788196" calcext:value-type="float">
            <text:p>0,999997628788196</text:p>
          </table:table-cell>
          <table:table-cell table:formula="of:=[$'Matriz At A'.AE35]+[$'Matriz Lambda'.AE35]" office:value-type="float" office:value="0.00000236153609189937" calcext:value-type="float">
            <text:p>2,36153609189937E-06</text:p>
          </table:table-cell>
          <table:table-cell table:formula="of:=[$'Matriz At A'.AF35]+[$'Matriz Lambda'.AF35]" office:value-type="float" office:value="0.999997648496021" calcext:value-type="float">
            <text:p>0,999997648496021</text:p>
          </table:table-cell>
          <table:table-cell table:formula="of:=[$'Matriz At A'.AG35]+[$'Matriz Lambda'.AG35]" office:value-type="float" office:value="0.00000234111453889518" calcext:value-type="float">
            <text:p>2,34111453889518E-06</text:p>
          </table:table-cell>
          <table:table-cell table:formula="of:=[$'Matriz At A'.AH35]+[$'Matriz Lambda'.AH35]" office:value-type="float" office:value="0.999997669635102" calcext:value-type="float">
            <text:p>0,999997669635102</text:p>
          </table:table-cell>
          <table:table-cell table:formula="of:=[$'Matriz At A'.AI35]+[$'Matriz Lambda'.AI35]" office:value-type="float" office:value="0.00000231925419624801" calcext:value-type="float">
            <text:p>2,31925419624801E-06</text:p>
          </table:table-cell>
          <table:table-cell table:formula="of:=[$'Matriz At A'.AJ35]+[$'Matriz Lambda'.AJ35]" office:value-type="float" office:value="61.9999990333244" calcext:value-type="float">
            <text:p>61,9999990333244</text:p>
          </table:table-cell>
          <table:table-cell table:formula="of:=[$'Matriz At A'.AK35]+[$'Matriz Lambda'.AK35]" office:value-type="float" office:value="0.00000229594021816659" calcext:value-type="float">
            <text:p>2,29594021816659E-06</text:p>
          </table:table-cell>
        </table:table-row>
        <table:table-row table:style-name="ro1">
          <table:table-cell/>
          <table:table-cell table:formula="of:=[$'Matriz At A'.B36]+[$'Matriz Lambda'.B36]" office:value-type="float" office:value="0.00000249186524114986" calcext:value-type="float">
            <text:p>2,49186524114986E-06</text:p>
          </table:table-cell>
          <table:table-cell table:formula="of:=[$'Matriz At A'.C36]+[$'Matriz Lambda'.C36]" office:value-type="float" office:value="0.99999750830149" calcext:value-type="float">
            <text:p>0,99999750830149</text:p>
          </table:table-cell>
          <table:table-cell table:formula="of:=[$'Matriz At A'.D36]+[$'Matriz Lambda'.D36]" office:value-type="float" office:value="0.00000249119829964783" calcext:value-type="float">
            <text:p>2,49119829964783E-06</text:p>
          </table:table-cell>
          <table:table-cell table:formula="of:=[$'Matriz At A'.E36]+[$'Matriz Lambda'.E36]" office:value-type="float" office:value="0.999997509635561" calcext:value-type="float">
            <text:p>0,999997509635561</text:p>
          </table:table-cell>
          <table:table-cell table:formula="of:=[$'Matriz At A'.F36]+[$'Matriz Lambda'.F36]" office:value-type="float" office:value="0.00000248919687106941" calcext:value-type="float">
            <text:p>2,48919687106941E-06</text:p>
          </table:table-cell>
          <table:table-cell table:formula="of:=[$'Matriz At A'.G36]+[$'Matriz Lambda'.G36]" office:value-type="float" office:value="0.999997512304596" calcext:value-type="float">
            <text:p>0,999997512304596</text:p>
          </table:table-cell>
          <table:table-cell table:formula="of:=[$'Matriz At A'.H36]+[$'Matriz Lambda'.H36]" office:value-type="float" office:value="0.000002485859951884" calcext:value-type="float">
            <text:p>2,485859951884E-06</text:p>
          </table:table-cell>
          <table:table-cell table:formula="of:=[$'Matriz At A'.I36]+[$'Matriz Lambda'.I36]" office:value-type="float" office:value="0.999997516309769" calcext:value-type="float">
            <text:p>0,999997516309769</text:p>
          </table:table-cell>
          <table:table-cell table:formula="of:=[$'Matriz At A'.J36]+[$'Matriz Lambda'.J36]" office:value-type="float" office:value="0.00000248118547729881" calcext:value-type="float">
            <text:p>2,48118547729881E-06</text:p>
          </table:table-cell>
          <table:table-cell table:formula="of:=[$'Matriz At A'.K36]+[$'Matriz Lambda'.K36]" office:value-type="float" office:value="0.999997521654574" calcext:value-type="float">
            <text:p>0,999997521654574</text:p>
          </table:table-cell>
          <table:table-cell table:formula="of:=[$'Matriz At A'.L36]+[$'Matriz Lambda'.L36]" office:value-type="float" office:value="0.00000247516946005888" calcext:value-type="float">
            <text:p>2,47516946005888E-06</text:p>
          </table:table-cell>
          <table:table-cell table:formula="of:=[$'Matriz At A'.M36]+[$'Matriz Lambda'.M36]" office:value-type="float" office:value="0.999997528342606" calcext:value-type="float">
            <text:p>0,999997528342606</text:p>
          </table:table-cell>
          <table:table-cell table:formula="of:=[$'Matriz At A'.N36]+[$'Matriz Lambda'.N36]" office:value-type="float" office:value="0.00000246780835111426" calcext:value-type="float">
            <text:p>2,46780835111426E-06</text:p>
          </table:table-cell>
          <table:table-cell table:formula="of:=[$'Matriz At A'.O36]+[$'Matriz Lambda'.O36]" office:value-type="float" office:value="0.999997536378263" calcext:value-type="float">
            <text:p>0,999997536378263</text:p>
          </table:table-cell>
          <table:table-cell table:formula="of:=[$'Matriz At A'.P36]+[$'Matriz Lambda'.P36]" office:value-type="float" office:value="0.00000245909703877611" calcext:value-type="float">
            <text:p>2,45909703877611E-06</text:p>
          </table:table-cell>
          <table:table-cell table:formula="of:=[$'Matriz At A'.Q36]+[$'Matriz Lambda'.Q36]" office:value-type="float" office:value="0.999997545766631" calcext:value-type="float">
            <text:p>0,999997545766631</text:p>
          </table:table-cell>
          <table:table-cell table:formula="of:=[$'Matriz At A'.R36]+[$'Matriz Lambda'.R36]" office:value-type="float" office:value="0.00000244902988133511" calcext:value-type="float">
            <text:p>2,44902988133511E-06</text:p>
          </table:table-cell>
          <table:table-cell table:formula="of:=[$'Matriz At A'.S36]+[$'Matriz Lambda'.S36]" office:value-type="float" office:value="0.99999755651413" calcext:value-type="float">
            <text:p>0,99999755651413</text:p>
          </table:table-cell>
          <table:table-cell table:formula="of:=[$'Matriz At A'.T36]+[$'Matriz Lambda'.T36]" office:value-type="float" office:value="0.00000243759987328396" calcext:value-type="float">
            <text:p>2,43759987328396E-06</text:p>
          </table:table-cell>
          <table:table-cell table:formula="of:=[$'Matriz At A'.U36]+[$'Matriz Lambda'.U36]" office:value-type="float" office:value="0.999997568628763" calcext:value-type="float">
            <text:p>0,999997568628763</text:p>
          </table:table-cell>
          <table:table-cell table:formula="of:=[$'Matriz At A'.V36]+[$'Matriz Lambda'.V36]" office:value-type="float" office:value="0.00000242479866918721" calcext:value-type="float">
            <text:p>2,42479866918721E-06</text:p>
          </table:table-cell>
          <table:table-cell table:formula="of:=[$'Matriz At A'.W36]+[$'Matriz Lambda'.W36]" office:value-type="float" office:value="0.999997582118759" calcext:value-type="float">
            <text:p>0,999997582118759</text:p>
          </table:table-cell>
          <table:table-cell table:formula="of:=[$'Matriz At A'.X36]+[$'Matriz Lambda'.X36]" office:value-type="float" office:value="0.00000241061816608212" calcext:value-type="float">
            <text:p>2,41061816608212E-06</text:p>
          </table:table-cell>
          <table:table-cell table:formula="of:=[$'Matriz At A'.Y36]+[$'Matriz Lambda'.Y36]" office:value-type="float" office:value="0.99999759699249" calcext:value-type="float">
            <text:p>0,99999759699249</text:p>
          </table:table-cell>
          <table:table-cell table:formula="of:=[$'Matriz At A'.Z36]+[$'Matriz Lambda'.Z36]" office:value-type="float" office:value="0.0000023950482854751" calcext:value-type="float">
            <text:p>2,3950482854751E-06</text:p>
          </table:table-cell>
          <table:table-cell table:formula="of:=[$'Matriz At A'.AA36]+[$'Matriz Lambda'.AA36]" office:value-type="float" office:value="0.999997613260705" calcext:value-type="float">
            <text:p>0,999997613260705</text:p>
          </table:table-cell>
          <table:table-cell table:formula="of:=[$'Matriz At A'.AB36]+[$'Matriz Lambda'.AB36]" office:value-type="float" office:value="0.00000237807838543436" calcext:value-type="float">
            <text:p>2,37807838543436E-06</text:p>
          </table:table-cell>
          <table:table-cell table:formula="of:=[$'Matriz At A'.AC36]+[$'Matriz Lambda'.AC36]" office:value-type="float" office:value="0.999997630935384" calcext:value-type="float">
            <text:p>0,999997630935384</text:p>
          </table:table-cell>
          <table:table-cell table:formula="of:=[$'Matriz At A'.AD36]+[$'Matriz Lambda'.AD36]" office:value-type="float" office:value="0.0000023596962309691" calcext:value-type="float">
            <text:p>2,3596962309691E-06</text:p>
          </table:table-cell>
          <table:table-cell table:formula="of:=[$'Matriz At A'.AE36]+[$'Matriz Lambda'.AE36]" office:value-type="float" office:value="0.999997650028837" calcext:value-type="float">
            <text:p>0,999997650028837</text:p>
          </table:table-cell>
          <table:table-cell table:formula="of:=[$'Matriz At A'.AF36]+[$'Matriz Lambda'.AF36]" office:value-type="float" office:value="0.00000233988852282874" calcext:value-type="float">
            <text:p>2,33988852282874E-06</text:p>
          </table:table-cell>
          <table:table-cell table:formula="of:=[$'Matriz At A'.AG36]+[$'Matriz Lambda'.AG36]" office:value-type="float" office:value="0.999997670554451" calcext:value-type="float">
            <text:p>0,999997670554451</text:p>
          </table:table-cell>
          <table:table-cell table:formula="of:=[$'Matriz At A'.AH36]+[$'Matriz Lambda'.AH36]" office:value-type="float" office:value="0.00000231864150956884" calcext:value-type="float">
            <text:p>2,31864150956884E-06</text:p>
          </table:table-cell>
          <table:table-cell table:formula="of:=[$'Matriz At A'.AI36]+[$'Matriz Lambda'.AI36]" office:value-type="float" office:value="0.999997692526108" calcext:value-type="float">
            <text:p>0,999997692526108</text:p>
          </table:table-cell>
          <table:table-cell table:formula="of:=[$'Matriz At A'.AJ36]+[$'Matriz Lambda'.AJ36]" office:value-type="float" office:value="0.00000229594021816659" calcext:value-type="float">
            <text:p>2,29594021816659E-06</text:p>
          </table:table-cell>
          <table:table-cell table:formula="of:=[$'Matriz At A'.AK36]+[$'Matriz Lambda'.AK36]" office:value-type="float" office:value="61.9999990570665" calcext:value-type="float">
            <text:p>61,9999990570665</text:p>
          </table:table-cell>
        </table:table-row>
      </table:table>
      <table:table table:name="Matriz At Y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 Y=</text:p>
          </table:table-cell>
          <table:table-cell table:number-matrix-columns-spanned="1" table:number-matrix-rows-spanned="36" table:formula="of:=MMULT(TRANSPOSE([$'Matriz A'.B1:$'Matriz A'.AK121]);[$Planilha1.B2:$Planilha1.B122])" office:value-type="float" office:value="4219.50623724611" calcext:value-type="float">
            <text:p>4219,50623724611</text:p>
          </table:table-cell>
        </table:table-row>
        <table:table-row table:style-name="ro1">
          <table:table-cell/>
          <table:table-cell office:value-type="float" office:value="-144.887252662972" calcext:value-type="float">
            <text:p>-144,887252662972</text:p>
          </table:table-cell>
        </table:table-row>
        <table:table-row table:style-name="ro1">
          <table:table-cell/>
          <table:table-cell office:value-type="float" office:value="55.7744678022605" calcext:value-type="float">
            <text:p>55,7744678022605</text:p>
          </table:table-cell>
        </table:table-row>
        <table:table-row table:style-name="ro1">
          <table:table-cell/>
          <table:table-cell office:value-type="float" office:value="-14.371800236992" calcext:value-type="float">
            <text:p>-14,371800236992</text:p>
          </table:table-cell>
        </table:table-row>
        <table:table-row table:style-name="ro1">
          <table:table-cell/>
          <table:table-cell office:value-type="float" office:value="35.1444917911547" calcext:value-type="float">
            <text:p>35,1444917911547</text:p>
          </table:table-cell>
        </table:table-row>
        <table:table-row table:style-name="ro1">
          <table:table-cell/>
          <table:table-cell office:value-type="float" office:value="-1.33435239284231" calcext:value-type="float">
            <text:p>-1,33435239284231</text:p>
          </table:table-cell>
        </table:table-row>
        <table:table-row table:style-name="ro1">
          <table:table-cell/>
          <table:table-cell office:value-type="float" office:value="35.0528798032569" calcext:value-type="float">
            <text:p>35,0528798032569</text:p>
          </table:table-cell>
        </table:table-row>
        <table:table-row table:style-name="ro1">
          <table:table-cell/>
          <table:table-cell office:value-type="float" office:value="-3.99989112227526" calcext:value-type="float">
            <text:p>-3,99989112227526</text:p>
          </table:table-cell>
        </table:table-row>
        <table:table-row table:style-name="ro1">
          <table:table-cell/>
          <table:table-cell office:value-type="float" office:value="41.3101637743897" calcext:value-type="float">
            <text:p>41,3101637743897</text:p>
          </table:table-cell>
        </table:table-row>
        <table:table-row table:style-name="ro1">
          <table:table-cell/>
          <table:table-cell office:value-type="float" office:value="-3.18017689628905" calcext:value-type="float">
            <text:p>-3,18017689628905</text:p>
          </table:table-cell>
        </table:table-row>
        <table:table-row table:style-name="ro1">
          <table:table-cell/>
          <table:table-cell office:value-type="float" office:value="34.6288271662374" calcext:value-type="float">
            <text:p>34,6288271662374</text:p>
          </table:table-cell>
        </table:table-row>
        <table:table-row table:style-name="ro1">
          <table:table-cell/>
          <table:table-cell office:value-type="float" office:value="-8.13569093841572" calcext:value-type="float">
            <text:p>-8,13569093841572</text:p>
          </table:table-cell>
        </table:table-row>
        <table:table-row table:style-name="ro1">
          <table:table-cell/>
          <table:table-cell office:value-type="float" office:value="39.7276386031602" calcext:value-type="float">
            <text:p>39,7276386031602</text:p>
          </table:table-cell>
        </table:table-row>
        <table:table-row table:style-name="ro1">
          <table:table-cell/>
          <table:table-cell office:value-type="float" office:value="5.8094559300158" calcext:value-type="float">
            <text:p>5,8094559300158</text:p>
          </table:table-cell>
        </table:table-row>
        <table:table-row table:style-name="ro1">
          <table:table-cell/>
          <table:table-cell office:value-type="float" office:value="30.5792047947168" calcext:value-type="float">
            <text:p>30,5792047947168</text:p>
          </table:table-cell>
        </table:table-row>
        <table:table-row table:style-name="ro1">
          <table:table-cell/>
          <table:table-cell office:value-type="float" office:value="1.72476381902206" calcext:value-type="float">
            <text:p>1,72476381902206</text:p>
          </table:table-cell>
        </table:table-row>
        <table:table-row table:style-name="ro1">
          <table:table-cell/>
          <table:table-cell office:value-type="float" office:value="31.5935113744755" calcext:value-type="float">
            <text:p>31,5935113744755</text:p>
          </table:table-cell>
        </table:table-row>
        <table:table-row table:style-name="ro1">
          <table:table-cell/>
          <table:table-cell office:value-type="float" office:value="-4.55755061202216" calcext:value-type="float">
            <text:p>-4,55755061202216</text:p>
          </table:table-cell>
        </table:table-row>
        <table:table-row table:style-name="ro1">
          <table:table-cell/>
          <table:table-cell office:value-type="float" office:value="35.5570989107892" calcext:value-type="float">
            <text:p>35,5570989107892</text:p>
          </table:table-cell>
        </table:table-row>
        <table:table-row table:style-name="ro1">
          <table:table-cell/>
          <table:table-cell office:value-type="float" office:value="-4.26467671268854" calcext:value-type="float">
            <text:p>-4,26467671268854</text:p>
          </table:table-cell>
        </table:table-row>
        <table:table-row table:style-name="ro1">
          <table:table-cell/>
          <table:table-cell office:value-type="float" office:value="44.2902553045997" calcext:value-type="float">
            <text:p>44,2902553045997</text:p>
          </table:table-cell>
        </table:table-row>
        <table:table-row table:style-name="ro1">
          <table:table-cell/>
          <table:table-cell office:value-type="float" office:value="-5.45310802331668" calcext:value-type="float">
            <text:p>-5,45310802331668</text:p>
          </table:table-cell>
        </table:table-row>
        <table:table-row table:style-name="ro1">
          <table:table-cell/>
          <table:table-cell office:value-type="float" office:value="36.2551740901249" calcext:value-type="float">
            <text:p>36,2551740901249</text:p>
          </table:table-cell>
        </table:table-row>
        <table:table-row table:style-name="ro1">
          <table:table-cell/>
          <table:table-cell office:value-type="float" office:value="5.85082516073307" calcext:value-type="float">
            <text:p>5,85082516073307</text:p>
          </table:table-cell>
        </table:table-row>
        <table:table-row table:style-name="ro1">
          <table:table-cell/>
          <table:table-cell office:value-type="float" office:value="38.1724532054258" calcext:value-type="float">
            <text:p>38,1724532054258</text:p>
          </table:table-cell>
        </table:table-row>
        <table:table-row table:style-name="ro1">
          <table:table-cell/>
          <table:table-cell office:value-type="float" office:value="1.74531467480141" calcext:value-type="float">
            <text:p>1,74531467480141</text:p>
          </table:table-cell>
        </table:table-row>
        <table:table-row table:style-name="ro1">
          <table:table-cell/>
          <table:table-cell office:value-type="float" office:value="38.7199185335605" calcext:value-type="float">
            <text:p>38,7199185335605</text:p>
          </table:table-cell>
        </table:table-row>
        <table:table-row table:style-name="ro1">
          <table:table-cell/>
          <table:table-cell office:value-type="float" office:value="-3.25145722381981" calcext:value-type="float">
            <text:p>-3,25145722381981</text:p>
          </table:table-cell>
        </table:table-row>
        <table:table-row table:style-name="ro1">
          <table:table-cell/>
          <table:table-cell office:value-type="float" office:value="38.3380615134509" calcext:value-type="float">
            <text:p>38,3380615134509</text:p>
          </table:table-cell>
        </table:table-row>
        <table:table-row table:style-name="ro1">
          <table:table-cell/>
          <table:table-cell office:value-type="float" office:value="-2.72599345651057" calcext:value-type="float">
            <text:p>-2,72599345651057</text:p>
          </table:table-cell>
        </table:table-row>
        <table:table-row table:style-name="ro1">
          <table:table-cell/>
          <table:table-cell office:value-type="float" office:value="28.7305339332339" calcext:value-type="float">
            <text:p>28,7305339332339</text:p>
          </table:table-cell>
        </table:table-row>
        <table:table-row table:style-name="ro1">
          <table:table-cell/>
          <table:table-cell office:value-type="float" office:value="0.391537296551391" calcext:value-type="float">
            <text:p>0,391537296551391</text:p>
          </table:table-cell>
        </table:table-row>
        <table:table-row table:style-name="ro1">
          <table:table-cell/>
          <table:table-cell office:value-type="float" office:value="32.7166144662006" calcext:value-type="float">
            <text:p>32,7166144662006</text:p>
          </table:table-cell>
        </table:table-row>
        <table:table-row table:style-name="ro1">
          <table:table-cell/>
          <table:table-cell office:value-type="float" office:value="2.04683287576501" calcext:value-type="float">
            <text:p>2,04683287576501</text:p>
          </table:table-cell>
        </table:table-row>
        <table:table-row table:style-name="ro1">
          <table:table-cell/>
          <table:table-cell office:value-type="float" office:value="35.1752164537575" calcext:value-type="float">
            <text:p>35,1752164537575</text:p>
          </table:table-cell>
        </table:table-row>
        <table:table-row table:style-name="ro1">
          <table:table-cell/>
          <table:table-cell office:value-type="float" office:value="-8.84786793347616" calcext:value-type="float">
            <text:p>-8,84786793347616</text:p>
          </table:table-cell>
        </table:table-row>
      </table:table>
      <table:table table:name="Coeficientes regulariz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y=</text:p>
          </table:table-cell>
          <table:table-cell table:number-matrix-columns-spanned="1" table:number-matrix-rows-spanned="36" table:formula="of:=MMULT(MINVERSE([$'Matriz At A mais Lambda'.B1:$'Matriz At A mais Lambda'.AK36]); [$'Matriz At Y'.B1:$'Matriz At Y'.B36])" office:value-type="float" office:value="34.5815053099856" calcext:value-type="float">
            <text:p>34,5815053099856</text:p>
          </table:table-cell>
          <table:table-cell table:number-columns-repeated="3"/>
          <table:table-cell table:formula="of:=[.B1]^2" office:value-type="float" office:value="1195.88050950457" calcext:value-type="float">
            <text:p>1195,88050950457</text:p>
          </table:table-cell>
        </table:table-row>
        <table:table-row table:style-name="ro1">
          <table:table-cell/>
          <table:table-cell office:value-type="float" office:value="-2.33630583332566" calcext:value-type="float">
            <text:p>-2,33630583332566</text:p>
          </table:table-cell>
          <table:table-cell table:number-columns-repeated="3"/>
          <table:table-cell table:formula="of:=[.B2]^2" office:value-type="float" office:value="5.45832494683149" calcext:value-type="float">
            <text:p>5,45832494683149</text:p>
          </table:table-cell>
        </table:table-row>
        <table:table-row table:style-name="ro1">
          <table:table-cell/>
          <table:table-cell office:value-type="float" office:value="0.33820434988003" calcext:value-type="float">
            <text:p>0,33820434988003</text:p>
          </table:table-cell>
          <table:table-cell table:number-columns-repeated="3"/>
          <table:table-cell table:formula="of:=[.B3]^2" office:value-type="float" office:value="0.114382182277774" calcext:value-type="float">
            <text:p>0,114382182277774</text:p>
          </table:table-cell>
        </table:table-row>
        <table:table-row table:style-name="ro1">
          <table:table-cell/>
          <table:table-cell office:value-type="float" office:value="-0.196708298857834" calcext:value-type="float">
            <text:p>-0,196708298857834</text:p>
          </table:table-cell>
          <table:table-cell table:number-columns-repeated="3"/>
          <table:table-cell table:formula="of:=[.B4]^2" office:value-type="float" office:value="0.0386941548395429" calcext:value-type="float">
            <text:p>0,038694154839543</text:p>
          </table:table-cell>
        </table:table-row>
        <table:table-row table:style-name="ro1">
          <table:table-cell/>
          <table:table-cell office:value-type="float" office:value="0.00000802813361281051" calcext:value-type="float">
            <text:p>8,02813361281051E-06</text:p>
          </table:table-cell>
          <table:table-cell table:number-columns-repeated="3"/>
          <table:table-cell table:formula="of:=[.B5]^2" office:value-type="float" office:value="0.000000000064450929305138" calcext:value-type="float">
            <text:p>6,4450929305138E-11</text:p>
          </table:table-cell>
        </table:table-row>
        <table:table-row table:style-name="ro1">
          <table:table-cell/>
          <table:table-cell office:value-type="float" office:value="0.0170203511340924" calcext:value-type="float">
            <text:p>0,017020351134092</text:p>
          </table:table-cell>
          <table:table-cell table:number-columns-repeated="3"/>
          <table:table-cell table:formula="of:=[.B6]^2" office:value-type="float" office:value="0.000289692352727799" calcext:value-type="float">
            <text:p>0,000289692352728</text:p>
          </table:table-cell>
        </table:table-row>
        <table:table-row table:style-name="ro1">
          <table:table-cell/>
          <table:table-cell office:value-type="float" office:value="-0.00149380958589366" calcext:value-type="float">
            <text:p>-0,001493809585894</text:p>
          </table:table-cell>
          <table:table-cell table:number-columns-repeated="3"/>
          <table:table-cell table:formula="of:=[.B7]^2" office:value-type="float" office:value="0.00000223146707890778" calcext:value-type="float">
            <text:p>2,23146707890778E-06</text:p>
          </table:table-cell>
        </table:table-row>
        <table:table-row table:style-name="ro1">
          <table:table-cell/>
          <table:table-cell office:value-type="float" office:value="-0.0266770018623893" calcext:value-type="float">
            <text:p>-0,026677001862389</text:p>
          </table:table-cell>
          <table:table-cell table:number-columns-repeated="3"/>
          <table:table-cell table:formula="of:=[.B8]^2" office:value-type="float" office:value="0.00071166242836592" calcext:value-type="float">
            <text:p>0,000711662428366</text:p>
          </table:table-cell>
        </table:table-row>
        <table:table-row table:style-name="ro1">
          <table:table-cell/>
          <table:table-cell office:value-type="float" office:value="0.101084611274106" calcext:value-type="float">
            <text:p>0,101084611274106</text:p>
          </table:table-cell>
          <table:table-cell table:number-columns-repeated="3"/>
          <table:table-cell table:formula="of:=[.B9]^2" office:value-type="float" office:value="0.0102180986364371" calcext:value-type="float">
            <text:p>0,010218098636437</text:p>
          </table:table-cell>
        </table:table-row>
        <table:table-row table:style-name="ro1">
          <table:table-cell/>
          <table:table-cell office:value-type="float" office:value="-0.0132390610075852" calcext:value-type="float">
            <text:p>-0,013239061007585</text:p>
          </table:table-cell>
          <table:table-cell table:number-columns-repeated="3"/>
          <table:table-cell table:formula="of:=[.B10]^2" office:value-type="float" office:value="0.000175272736362563" calcext:value-type="float">
            <text:p>0,000175272736363</text:p>
          </table:table-cell>
        </table:table-row>
        <table:table-row table:style-name="ro1">
          <table:table-cell/>
          <table:table-cell office:value-type="float" office:value="-0.00844549804619638" calcext:value-type="float">
            <text:p>-0,008445498046196</text:p>
          </table:table-cell>
          <table:table-cell table:number-columns-repeated="3"/>
          <table:table-cell table:formula="of:=[.B11]^2" office:value-type="float" office:value="0.0000713264372483068" calcext:value-type="float">
            <text:p>7,13264372483068E-05</text:p>
          </table:table-cell>
        </table:table-row>
        <table:table-row table:style-name="ro1">
          <table:table-cell/>
          <table:table-cell office:value-type="float" office:value="-0.0944769905612335" calcext:value-type="float">
            <text:p>-0,094476990561234</text:p>
          </table:table-cell>
          <table:table-cell table:number-columns-repeated="3"/>
          <table:table-cell table:formula="of:=[.B12]^2" office:value-type="float" office:value="0.0089259017455074" calcext:value-type="float">
            <text:p>0,008925901745507</text:p>
          </table:table-cell>
        </table:table-row>
        <table:table-row table:style-name="ro1">
          <table:table-cell/>
          <table:table-cell office:value-type="float" office:value="0.0751415686953794" calcext:value-type="float">
            <text:p>0,07514156869538</text:p>
          </table:table-cell>
          <table:table-cell table:number-columns-repeated="3"/>
          <table:table-cell table:formula="of:=[.B13]^2" office:value-type="float" office:value="0.00564625534600243" calcext:value-type="float">
            <text:p>0,005646255346002</text:p>
          </table:table-cell>
        </table:table-row>
        <table:table-row table:style-name="ro1">
          <table:table-cell/>
          <table:table-cell office:value-type="float" office:value="0.134131974006777" calcext:value-type="float">
            <text:p>0,134131974006777</text:p>
          </table:table-cell>
          <table:table-cell table:number-columns-repeated="3"/>
          <table:table-cell table:formula="of:=[.B14]^2" office:value-type="float" office:value="0.0179913864509546" calcext:value-type="float">
            <text:p>0,017991386450955</text:p>
          </table:table-cell>
        </table:table-row>
        <table:table-row table:style-name="ro1">
          <table:table-cell/>
          <table:table-cell office:value-type="float" office:value="-0.0748327576540569" calcext:value-type="float">
            <text:p>-0,074832757654057</text:p>
          </table:table-cell>
          <table:table-cell table:number-columns-repeated="3"/>
          <table:table-cell table:formula="of:=[.B15]^2" office:value-type="float" office:value="0.00559994161811081" calcext:value-type="float">
            <text:p>0,005599941618111</text:p>
          </table:table-cell>
        </table:table-row>
        <table:table-row table:style-name="ro1">
          <table:table-cell/>
          <table:table-cell office:value-type="float" office:value="0.0671698150243621" calcext:value-type="float">
            <text:p>0,067169815024362</text:p>
          </table:table-cell>
          <table:table-cell table:number-columns-repeated="3"/>
          <table:table-cell table:formula="of:=[.B16]^2" office:value-type="float" office:value="0.00451178405040702" calcext:value-type="float">
            <text:p>0,004511784050407</text:p>
          </table:table-cell>
        </table:table-row>
        <table:table-row table:style-name="ro1">
          <table:table-cell/>
          <table:table-cell office:value-type="float" office:value="-0.0582047869844879" calcext:value-type="float">
            <text:p>-0,058204786984488</text:p>
          </table:table-cell>
          <table:table-cell table:number-columns-repeated="3"/>
          <table:table-cell table:formula="of:=[.B17]^2" office:value-type="float" office:value="0.00338779722790961" calcext:value-type="float">
            <text:p>0,00338779722791</text:p>
          </table:table-cell>
        </table:table-row>
        <table:table-row table:style-name="ro1">
          <table:table-cell/>
          <table:table-cell office:value-type="float" office:value="-0.0358189378108758" calcext:value-type="float">
            <text:p>-0,035818937810876</text:p>
          </table:table-cell>
          <table:table-cell table:number-columns-repeated="3"/>
          <table:table-cell table:formula="of:=[.B18]^2" office:value-type="float" office:value="0.00128299630589939" calcext:value-type="float">
            <text:p>0,001282996305899</text:p>
          </table:table-cell>
        </table:table-row>
        <table:table-row table:style-name="ro1">
          <table:table-cell/>
          <table:table-cell office:value-type="float" office:value="0.00677204999547198" calcext:value-type="float">
            <text:p>0,006772049995472</text:p>
          </table:table-cell>
          <table:table-cell table:number-columns-repeated="3"/>
          <table:table-cell table:formula="of:=[.B19]^2" office:value-type="float" office:value="0.0000458606611411721" calcext:value-type="float">
            <text:p>4,58606611411721E-05</text:p>
          </table:table-cell>
        </table:table-row>
        <table:table-row table:style-name="ro1">
          <table:table-cell/>
          <table:table-cell office:value-type="float" office:value="-0.0310177196176041" calcext:value-type="float">
            <text:p>-0,031017719617604</text:p>
          </table:table-cell>
          <table:table-cell table:number-columns-repeated="3"/>
          <table:table-cell table:formula="of:=[.B20]^2" office:value-type="float" office:value="0.000962098930276302" calcext:value-type="float">
            <text:p>0,000962098930276</text:p>
          </table:table-cell>
        </table:table-row>
        <table:table-row table:style-name="ro1">
          <table:table-cell/>
          <table:table-cell office:value-type="float" office:value="0.149938537887173" calcext:value-type="float">
            <text:p>0,149938537887173</text:p>
          </table:table-cell>
          <table:table-cell table:number-columns-repeated="3"/>
          <table:table-cell table:formula="of:=[.B21]^2" office:value-type="float" office:value="0.0224815651437431" calcext:value-type="float">
            <text:p>0,022481565143743</text:p>
          </table:table-cell>
        </table:table-row>
        <table:table-row table:style-name="ro1">
          <table:table-cell/>
          <table:table-cell office:value-type="float" office:value="-0.0505001920847276" calcext:value-type="float">
            <text:p>-0,050500192084728</text:p>
          </table:table-cell>
          <table:table-cell table:number-columns-repeated="3"/>
          <table:table-cell table:formula="of:=[.B22]^2" office:value-type="float" office:value="0.00255026940059439" calcext:value-type="float">
            <text:p>0,002550269400594</text:p>
          </table:table-cell>
        </table:table-row>
        <table:table-row table:style-name="ro1">
          <table:table-cell/>
          <table:table-cell office:value-type="float" office:value="0.0182158899281138" calcext:value-type="float">
            <text:p>0,018215889928114</text:p>
          </table:table-cell>
          <table:table-cell table:number-columns-repeated="3"/>
          <table:table-cell table:formula="of:=[.B23]^2" office:value-type="float" office:value="0.000331818645873159" calcext:value-type="float">
            <text:p>0,000331818645873</text:p>
          </table:table-cell>
        </table:table-row>
        <table:table-row table:style-name="ro1">
          <table:table-cell/>
          <table:table-cell office:value-type="float" office:value="0.134810192291433" calcext:value-type="float">
            <text:p>0,134810192291433</text:p>
          </table:table-cell>
          <table:table-cell table:number-columns-repeated="3"/>
          <table:table-cell table:formula="of:=[.B24]^2" office:value-type="float" office:value="0.0181737879456533" calcext:value-type="float">
            <text:p>0,018173787945653</text:p>
          </table:table-cell>
        </table:table-row>
        <table:table-row table:style-name="ro1">
          <table:table-cell/>
          <table:table-cell office:value-type="float" office:value="0.0496466856318381" calcext:value-type="float">
            <text:p>0,049646685631838</text:p>
          </table:table-cell>
          <table:table-cell table:number-columns-repeated="3"/>
          <table:table-cell table:formula="of:=[.B25]^2" office:value-type="float" office:value="0.00246479339422655" calcext:value-type="float">
            <text:p>0,002464793394227</text:p>
          </table:table-cell>
        </table:table-row>
        <table:table-row table:style-name="ro1">
          <table:table-cell/>
          <table:table-cell office:value-type="float" office:value="0.0675067523472041" calcext:value-type="float">
            <text:p>0,067506752347204</text:p>
          </table:table-cell>
          <table:table-cell table:number-columns-repeated="3"/>
          <table:table-cell table:formula="of:=[.B26]^2" office:value-type="float" office:value="0.00455716161246674" calcext:value-type="float">
            <text:p>0,004557161612467</text:p>
          </table:table-cell>
        </table:table-row>
        <table:table-row table:style-name="ro1">
          <table:table-cell/>
          <table:table-cell office:value-type="float" office:value="0.0586215173216435" calcext:value-type="float">
            <text:p>0,058621517321644</text:p>
          </table:table-cell>
          <table:table-cell table:number-columns-repeated="3"/>
          <table:table-cell table:formula="of:=[.B27]^2" office:value-type="float" office:value="0.00343648229309175" calcext:value-type="float">
            <text:p>0,003436482293092</text:p>
          </table:table-cell>
        </table:table-row>
        <table:table-row table:style-name="ro1">
          <table:table-cell/>
          <table:table-cell office:value-type="float" office:value="-0.0144075293194002" calcext:value-type="float">
            <text:p>-0,0144075293194</text:p>
          </table:table-cell>
          <table:table-cell table:number-columns-repeated="3"/>
          <table:table-cell table:formula="of:=[.B28]^2" office:value-type="float" office:value="0.000207576901089377" calcext:value-type="float">
            <text:p>0,000207576901089</text:p>
          </table:table-cell>
        </table:table-row>
        <table:table-row table:style-name="ro1">
          <table:table-cell/>
          <table:table-cell office:value-type="float" office:value="0.0523615559618858" calcext:value-type="float">
            <text:p>0,052361555961886</text:p>
          </table:table-cell>
          <table:table-cell table:number-columns-repeated="3"/>
          <table:table-cell table:formula="of:=[.B29]^2" office:value-type="float" office:value="0.0027417325427497" calcext:value-type="float">
            <text:p>0,00274173254275</text:p>
          </table:table-cell>
        </table:table-row>
        <table:table-row table:style-name="ro1">
          <table:table-cell/>
          <table:table-cell office:value-type="float" office:value="-0.00579335864413759" calcext:value-type="float">
            <text:p>-0,005793358644138</text:p>
          </table:table-cell>
          <table:table-cell table:number-columns-repeated="3"/>
          <table:table-cell table:formula="of:=[.B30]^2" office:value-type="float" office:value="0.0000335630043796037" calcext:value-type="float">
            <text:p>3,35630043796037E-05</text:p>
          </table:table-cell>
        </table:table-row>
        <table:table-row table:style-name="ro1">
          <table:table-cell/>
          <table:table-cell office:value-type="float" office:value="-0.105138903853857" calcext:value-type="float">
            <text:p>-0,105138903853857</text:p>
          </table:table-cell>
          <table:table-cell table:number-columns-repeated="3"/>
          <table:table-cell table:formula="of:=[.B31]^2" office:value-type="float" office:value="0.0110541891035906" calcext:value-type="float">
            <text:p>0,011054189103591</text:p>
          </table:table-cell>
        </table:table-row>
        <table:table-row table:style-name="ro1">
          <table:table-cell/>
          <table:table-cell office:value-type="float" office:value="0.0453137133014736" calcext:value-type="float">
            <text:p>0,045313713301474</text:p>
          </table:table-cell>
          <table:table-cell table:number-columns-repeated="3"/>
          <table:table-cell table:formula="of:=[.B32]^2" office:value-type="float" office:value="0.00205333261316814" calcext:value-type="float">
            <text:p>0,002053332613168</text:p>
          </table:table-cell>
        </table:table-row>
        <table:table-row table:style-name="ro1">
          <table:table-cell/>
          <table:table-cell office:value-type="float" office:value="-0.0397933347279945" calcext:value-type="float">
            <text:p>-0,039793334727995</text:p>
          </table:table-cell>
          <table:table-cell table:number-columns-repeated="3"/>
          <table:table-cell table:formula="of:=[.B33]^2" office:value-type="float" office:value="0.00158350948877421" calcext:value-type="float">
            <text:p>0,001583509488774</text:p>
          </table:table-cell>
        </table:table-row>
        <table:table-row table:style-name="ro1">
          <table:table-cell/>
          <table:table-cell office:value-type="float" office:value="0.07244971815582" calcext:value-type="float">
            <text:p>0,07244971815582</text:p>
          </table:table-cell>
          <table:table-cell table:number-columns-repeated="3"/>
          <table:table-cell table:formula="of:=[.B34]^2" office:value-type="float" office:value="0.00524896166085775" calcext:value-type="float">
            <text:p>0,005248961660858</text:p>
          </table:table-cell>
        </table:table-row>
        <table:table-row table:style-name="ro1">
          <table:table-cell/>
          <table:table-cell office:value-type="float" office:value="0.000511602247123268" calcext:value-type="float">
            <text:p>0,000511602247123</text:p>
          </table:table-cell>
          <table:table-cell table:number-columns-repeated="3"/>
          <table:table-cell table:formula="of:=[.B35]^2" office:value-type="float" office:value="0.000000261736859261577" calcext:value-type="float">
            <text:p>2,61736859261577E-07</text:p>
          </table:table-cell>
        </table:table-row>
        <table:table-row table:style-name="ro1">
          <table:table-cell/>
          <table:table-cell office:value-type="float" office:value="-0.106151917366663" calcext:value-type="float">
            <text:p>-0,106151917366663</text:p>
          </table:table-cell>
          <table:table-cell table:number-columns-repeated="3"/>
          <table:table-cell table:formula="of:=[.B36]^2" office:value-type="float" office:value="0.0112682295606188" calcext:value-type="float">
            <text:p>0,011268229560619</text:p>
          </table:table-cell>
        </table:table-row>
      </table:table>
      <table:table table:name="Saída para Fortra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vy(&quot;; [.A1]; &quot;) = &quot;; SUBSTITUTE([$Planilha1.C2]; &quot;. &quot;; &quot;,&quot;))" office:value-type="string" office:string-value="vy(1) = 32,7714082918926" calcext:value-type="string">
            <text:p>vy(1) = 32,7714082918926</text:p>
          </table:table-cell>
          <table:table-cell/>
          <table:table-cell table:formula="of:=SUBSTITUTE([.B1];&quot;,&quot;; &quot;.&quot;)" office:value-type="string" office:string-value="vy(1) = 32.7714082918926" calcext:value-type="string">
            <text:p>vy(1) = 32.7714082918926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32.7054203284665" calcext:value-type="float">
            <text:p>32,7054203284665</text:p>
          </table:table-cell>
          <table:table-cell table:number-columns-repeated="4"/>
          <table:table-cell office:value-type="float" office:value="32.7054203284665" calcext:value-type="float">
            <text:p>32,705420328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vy(&quot;; [.A2]; &quot;) = &quot;; [$Planilha1.C3])" office:value-type="string" office:string-value="vy(2) = 32,7366205864333" calcext:value-type="string">
            <text:p>vy(2) = 32,7366205864333</text:p>
          </table:table-cell>
          <table:table-cell/>
          <table:table-cell table:formula="of:=SUBSTITUTE([.B2];&quot;,&quot;; &quot;.&quot;)" office:value-type="string" office:string-value="vy(2) = 32.7366205864333" calcext:value-type="string">
            <text:p>vy(2) = 32.7366205864333</text:p>
          </table:table-cell>
          <table:table-cell table:number-columns-repeated="4"/>
          <table:table-cell office:value-type="float" office:value="0.000333333325882753" calcext:value-type="float">
            <text:p>3,33E-04</text:p>
          </table:table-cell>
          <table:table-cell table:number-columns-repeated="2"/>
          <table:table-cell office:value-type="float" office:value="32.705793877491" calcext:value-type="float">
            <text:p>32,7057938774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vy(&quot;; [.A3]; &quot;) = &quot;; [$Planilha1.C4])" office:value-type="string" office:string-value="vy(3) = 32,6306070830098" calcext:value-type="string">
            <text:p>vy(3) = 32,6306070830098</text:p>
          </table:table-cell>
          <table:table-cell/>
          <table:table-cell table:formula="of:=SUBSTITUTE([.B3];&quot;,&quot;; &quot;.&quot;)" office:value-type="string" office:string-value="vy(3) = 32.6306070830098" calcext:value-type="string">
            <text:p>vy(3) = 32.6306070830098</text:p>
          </table:table-cell>
          <table:table-cell table:number-columns-repeated="4"/>
          <table:table-cell office:value-type="float" office:value="0.000666666651765506" calcext:value-type="float">
            <text:p>6,67E-04</text:p>
          </table:table-cell>
          <table:table-cell table:number-columns-repeated="2"/>
          <table:table-cell office:value-type="float" office:value="32.7069163020945" calcext:value-type="float">
            <text:p>32,70691630209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vy(&quot;; [.A4]; &quot;) = &quot;; [$Planilha1.C5])" office:value-type="string" office:string-value="vy(4) = 32,4597558095401" calcext:value-type="string">
            <text:p>vy(4) = 32,4597558095401</text:p>
          </table:table-cell>
          <table:table-cell/>
          <table:table-cell table:formula="of:=SUBSTITUTE([.B4];&quot;,&quot;; &quot;.&quot;)" office:value-type="string" office:string-value="vy(4) = 32.4597558095401" calcext:value-type="string">
            <text:p>vy(4) = 32.4597558095401</text:p>
          </table:table-cell>
          <table:table-cell table:number-columns-repeated="4"/>
          <table:table-cell office:value-type="float" office:value="0.000999999977648258" calcext:value-type="float">
            <text:p>1,00E-03</text:p>
          </table:table-cell>
          <table:table-cell table:number-columns-repeated="2"/>
          <table:table-cell office:value-type="float" office:value="32.7087929280754" calcext:value-type="float">
            <text:p>32,70879292807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vy(&quot;; [.A5]; &quot;) = &quot;; [$Planilha1.C6])" office:value-type="string" office:string-value="vy(5) = 32,2599558847571" calcext:value-type="string">
            <text:p>vy(5) = 32,2599558847571</text:p>
          </table:table-cell>
          <table:table-cell/>
          <table:table-cell table:formula="of:=SUBSTITUTE([.B5];&quot;,&quot;; &quot;.&quot;)" office:value-type="string" office:string-value="vy(5) = 32.2599558847571" calcext:value-type="string">
            <text:p>vy(5) = 32.2599558847571</text:p>
          </table:table-cell>
          <table:table-cell table:number-columns-repeated="4"/>
          <table:table-cell office:value-type="float" office:value="0.00133333330353101" calcext:value-type="float">
            <text:p>1,33E-03</text:p>
          </table:table-cell>
          <table:table-cell table:number-columns-repeated="2"/>
          <table:table-cell office:value-type="float" office:value="32.7114326091445" calcext:value-type="float">
            <text:p>32,71143260914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vy(&quot;; [.A6]; &quot;) = &quot;; [$Planilha1.C7])" office:value-type="string" office:string-value="vy(6) = 32,1017551703064" calcext:value-type="string">
            <text:p>vy(6) = 32,1017551703064</text:p>
          </table:table-cell>
          <table:table-cell/>
          <table:table-cell table:formula="of:=SUBSTITUTE([.B6];&quot;,&quot;; &quot;.&quot;)" office:value-type="string" office:string-value="vy(6) = 32.1017551703064" calcext:value-type="string">
            <text:p>vy(6) = 32.1017551703064</text:p>
          </table:table-cell>
          <table:table-cell table:number-columns-repeated="4"/>
          <table:table-cell office:value-type="float" office:value="0.00166666662941376" calcext:value-type="float">
            <text:p>1,67E-03</text:p>
          </table:table-cell>
          <table:table-cell table:number-columns-repeated="2"/>
          <table:table-cell office:value-type="float" office:value="32.7148476930639" calcext:value-type="float">
            <text:p>32,71484769306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vy(&quot;; [.A7]; &quot;) = &quot;; [$Planilha1.C8])" office:value-type="string" office:string-value="vy(7) = 32,0632499500185" calcext:value-type="string">
            <text:p>vy(7) = 32,0632499500185</text:p>
          </table:table-cell>
          <table:table-cell/>
          <table:table-cell table:formula="of:=SUBSTITUTE([.B7];&quot;,&quot;; &quot;.&quot;)" office:value-type="string" office:string-value="vy(7) = 32.0632499500185" calcext:value-type="string">
            <text:p>vy(7) = 32.0632499500185</text:p>
          </table:table-cell>
          <table:table-cell table:number-columns-repeated="4"/>
          <table:table-cell office:value-type="float" office:value="0.00199999995529652" calcext:value-type="float">
            <text:p>2,00E-03</text:p>
          </table:table-cell>
          <table:table-cell table:number-columns-repeated="2"/>
          <table:table-cell office:value-type="float" office:value="32.7190539743819" calcext:value-type="float">
            <text:p>32,71905397438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vy(&quot;; [.A8]; &quot;) = &quot;; [$Planilha1.C9])" office:value-type="string" office:string-value="vy(8) = 32,1821369022943" calcext:value-type="string">
            <text:p>vy(8) = 32,1821369022943</text:p>
          </table:table-cell>
          <table:table-cell/>
          <table:table-cell table:formula="of:=SUBSTITUTE([.B8];&quot;,&quot;; &quot;.&quot;)" office:value-type="string" office:string-value="vy(8) = 32.1821369022943" calcext:value-type="string">
            <text:p>vy(8) = 32.1821369022943</text:p>
          </table:table-cell>
          <table:table-cell table:number-columns-repeated="4"/>
          <table:table-cell office:value-type="float" office:value="0.00233333328117927" calcext:value-type="float">
            <text:p>2,33E-03</text:p>
          </table:table-cell>
          <table:table-cell table:number-columns-repeated="2"/>
          <table:table-cell office:value-type="float" office:value="32.7240706339012" calcext:value-type="float">
            <text:p>32,72407063390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vy(&quot;; [.A9]; &quot;) = &quot;; [$Planilha1.C10])" office:value-type="string" office:string-value="vy(9) = 32,4203080497865" calcext:value-type="string">
            <text:p>vy(9) = 32,4203080497865</text:p>
          </table:table-cell>
          <table:table-cell/>
          <table:table-cell table:formula="of:=SUBSTITUTE([.B9];&quot;,&quot;; &quot;.&quot;)" office:value-type="string" office:string-value="vy(9) = 32.4203080497865" calcext:value-type="string">
            <text:p>vy(9) = 32.4203080497865</text:p>
          </table:table-cell>
          <table:table-cell table:number-columns-repeated="4"/>
          <table:table-cell office:value-type="float" office:value="0.00266666660706202" calcext:value-type="float">
            <text:p>2,67E-03</text:p>
          </table:table-cell>
          <table:table-cell table:number-columns-repeated="2"/>
          <table:table-cell office:value-type="float" office:value="32.7299201650582" calcext:value-type="float">
            <text:p>32,72992016505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vy(&quot;; [.A10]; &quot;) = &quot;; [$Planilha1.C11])" office:value-type="string" office:string-value="vy(10) = 32,671514542321" calcext:value-type="string">
            <text:p>vy(10) = 32,671514542321</text:p>
          </table:table-cell>
          <table:table-cell/>
          <table:table-cell table:formula="of:=SUBSTITUTE([.B10];&quot;,&quot;; &quot;.&quot;)" office:value-type="string" office:string-value="vy(10) = 32.671514542321" calcext:value-type="string">
            <text:p>vy(10) = 32.671514542321</text:p>
          </table:table-cell>
          <table:table-cell table:number-columns-repeated="4"/>
          <table:table-cell office:value-type="float" office:value="0.00299999993294477" calcext:value-type="float">
            <text:p>3,00E-03</text:p>
          </table:table-cell>
          <table:table-cell table:number-columns-repeated="2"/>
          <table:table-cell office:value-type="float" office:value="32.736628287431" calcext:value-type="float">
            <text:p>32,7366282874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vy(&quot;; [.A11]; &quot;) = &quot;; [$Planilha1.C12])" office:value-type="string" office:string-value="vy(11) = 32,8146620043556" calcext:value-type="string">
            <text:p>vy(11) = 32,8146620043556</text:p>
          </table:table-cell>
          <table:table-cell/>
          <table:table-cell table:formula="of:=SUBSTITUTE([.B11];&quot;,&quot;; &quot;.&quot;)" office:value-type="string" office:string-value="vy(11) = 32.8146620043556" calcext:value-type="string">
            <text:p>vy(11) = 32.8146620043556</text:p>
          </table:table-cell>
          <table:table-cell table:number-columns-repeated="4"/>
          <table:table-cell office:value-type="float" office:value="0.00333333325882753" calcext:value-type="float">
            <text:p>3,33E-03</text:p>
          </table:table-cell>
          <table:table-cell table:number-columns-repeated="2"/>
          <table:table-cell office:value-type="float" office:value="32.7442238476281" calcext:value-type="float">
            <text:p>32,74422384762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vy(&quot;; [.A12]; &quot;) = &quot;; [$Planilha1.C13])" office:value-type="string" office:string-value="vy(12) = 32,7821456628994" calcext:value-type="string">
            <text:p>vy(12) = 32,7821456628994</text:p>
          </table:table-cell>
          <table:table-cell/>
          <table:table-cell table:formula="of:=SUBSTITUTE([.B12];&quot;,&quot;; &quot;.&quot;)" office:value-type="string" office:string-value="vy(12) = 32.7821456628994" calcext:value-type="string">
            <text:p>vy(12) = 32.7821456628994</text:p>
          </table:table-cell>
          <table:table-cell table:number-columns-repeated="4"/>
          <table:table-cell office:value-type="float" office:value="0.00366666658471028" calcext:value-type="float">
            <text:p>3,67E-03</text:p>
          </table:table-cell>
          <table:table-cell table:number-columns-repeated="2"/>
          <table:table-cell office:value-type="float" office:value="32.7527387078509" calcext:value-type="float">
            <text:p>32,75273870785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vy(&quot;; [.A13]; &quot;) = &quot;; [$Planilha1.C14])" office:value-type="string" office:string-value="vy(13) = 32,5994476218526" calcext:value-type="string">
            <text:p>vy(13) = 32,5994476218526</text:p>
          </table:table-cell>
          <table:table-cell/>
          <table:table-cell table:formula="of:=SUBSTITUTE([.B13];&quot;,&quot;; &quot;.&quot;)" office:value-type="string" office:string-value="vy(13) = 32.5994476218526" calcext:value-type="string">
            <text:p>vy(13) = 32.5994476218526</text:p>
          </table:table-cell>
          <table:table-cell table:number-columns-repeated="4"/>
          <table:table-cell office:value-type="float" office:value="0.00399999991059303" calcext:value-type="float">
            <text:p>4,00E-03</text:p>
          </table:table-cell>
          <table:table-cell table:number-columns-repeated="2"/>
          <table:table-cell office:value-type="float" office:value="32.7622076224564" calcext:value-type="float">
            <text:p>32,76220762245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vy(&quot;; [.A14]; &quot;) = &quot;; [$Planilha1.C15])" office:value-type="string" office:string-value="vy(14) = 32,369876920865" calcext:value-type="string">
            <text:p>vy(14) = 32,369876920865</text:p>
          </table:table-cell>
          <table:table-cell/>
          <table:table-cell table:formula="of:=SUBSTITUTE([.B14];&quot;,&quot;; &quot;.&quot;)" office:value-type="string" office:string-value="vy(14) = 32.369876920865" calcext:value-type="string">
            <text:p>vy(14) = 32.369876920865</text:p>
          </table:table-cell>
          <table:table-cell table:number-columns-repeated="4"/>
          <table:table-cell office:value-type="float" office:value="0.00433333323647579" calcext:value-type="float">
            <text:p>4,33E-03</text:p>
          </table:table-cell>
          <table:table-cell table:number-columns-repeated="2"/>
          <table:table-cell office:value-type="float" office:value="32.772668102884" calcext:value-type="float">
            <text:p>32,77266810288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vy(&quot;; [.A15]; &quot;) = &quot;; [$Planilha1.C16])" office:value-type="string" office:string-value="vy(15) = 32,2146792886996" calcext:value-type="string">
            <text:p>vy(15) = 32,2146792886996</text:p>
          </table:table-cell>
          <table:table-cell/>
          <table:table-cell table:formula="of:=SUBSTITUTE([.B15];&quot;,&quot;; &quot;.&quot;)" office:value-type="string" office:string-value="vy(15) = 32.2146792886996" calcext:value-type="string">
            <text:p>vy(15) = 32.2146792886996</text:p>
          </table:table-cell>
          <table:table-cell table:number-columns-repeated="4"/>
          <table:table-cell office:value-type="float" office:value="0.00466666656235854" calcext:value-type="float">
            <text:p>4,67E-03</text:p>
          </table:table-cell>
          <table:table-cell table:number-columns-repeated="2"/>
          <table:table-cell office:value-type="float" office:value="32.7841602713436" calcext:value-type="float">
            <text:p>32,784160271343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vy(&quot;; [.A16]; &quot;) = &quot;; [$Planilha1.C17])" office:value-type="string" office:string-value="vy(16) = 32,2075931498198" calcext:value-type="string">
            <text:p>vy(16) = 32,2075931498198</text:p>
          </table:table-cell>
          <table:table-cell/>
          <table:table-cell table:formula="of:=SUBSTITUTE([.B16];&quot;,&quot;; &quot;.&quot;)" office:value-type="string" office:string-value="vy(16) = 32.2075931498198" calcext:value-type="string">
            <text:p>vy(16) = 32.2075931498198</text:p>
          </table:table-cell>
          <table:table-cell table:number-columns-repeated="4"/>
          <table:table-cell office:value-type="float" office:value="0.00499999988824129" calcext:value-type="float">
            <text:p>5,00E-03</text:p>
          </table:table-cell>
          <table:table-cell table:number-columns-repeated="2"/>
          <table:table-cell office:value-type="float" office:value="32.7967267036952" calcext:value-type="float">
            <text:p>32,79672670369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vy(&quot;; [.A17]; &quot;) = &quot;; [$Planilha1.C18])" office:value-type="string" office:string-value="vy(17) = 32,3438894552528" calcext:value-type="string">
            <text:p>vy(17) = 32,3438894552528</text:p>
          </table:table-cell>
          <table:table-cell/>
          <table:table-cell table:formula="of:=SUBSTITUTE([.B17];&quot;,&quot;; &quot;.&quot;)" office:value-type="string" office:string-value="vy(17) = 32.3438894552528" calcext:value-type="string">
            <text:p>vy(17) = 32.3438894552528</text:p>
          </table:table-cell>
          <table:table-cell table:number-columns-repeated="4"/>
          <table:table-cell office:value-type="float" office:value="0.00533333321412404" calcext:value-type="float">
            <text:p>5,33E-03</text:p>
          </table:table-cell>
          <table:table-cell table:number-columns-repeated="2"/>
          <table:table-cell office:value-type="float" office:value="32.8104122619848" calcext:value-type="float">
            <text:p>32,81041226198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vy(&quot;; [.A18]; &quot;) = &quot;; [$Planilha1.C19])" office:value-type="string" office:string-value="vy(18) = 32,5576444635046" calcext:value-type="string">
            <text:p>vy(18) = 32,5576444635046</text:p>
          </table:table-cell>
          <table:table-cell/>
          <table:table-cell table:formula="of:=SUBSTITUTE([.B18];&quot;,&quot;; &quot;.&quot;)" office:value-type="string" office:string-value="vy(18) = 32.5576444635046" calcext:value-type="string">
            <text:p>vy(18) = 32.5576444635046</text:p>
          </table:table-cell>
          <table:table-cell table:number-columns-repeated="4"/>
          <table:table-cell office:value-type="float" office:value="0.0056666665400068" calcext:value-type="float">
            <text:p>5,67E-03</text:p>
          </table:table-cell>
          <table:table-cell table:number-columns-repeated="2"/>
          <table:table-cell office:value-type="float" office:value="32.8252639171275" calcext:value-type="float">
            <text:p>32,825263917127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vy(&quot;; [.A19]; &quot;) = &quot;; [$Planilha1.C20])" office:value-type="string" office:string-value="vy(19) = 32,7680322283055" calcext:value-type="string">
            <text:p>vy(19) = 32,7680322283055</text:p>
          </table:table-cell>
          <table:table-cell/>
          <table:table-cell table:formula="of:=SUBSTITUTE([.B19];&quot;,&quot;; &quot;.&quot;)" office:value-type="string" office:string-value="vy(19) = 32.7680322283055" calcext:value-type="string">
            <text:p>vy(19) = 32.7680322283055</text:p>
          </table:table-cell>
          <table:table-cell table:number-columns-repeated="4"/>
          <table:table-cell office:value-type="float" office:value="0.00599999986588955" calcext:value-type="float">
            <text:p>6,00E-03</text:p>
          </table:table-cell>
          <table:table-cell table:number-columns-repeated="2"/>
          <table:table-cell office:value-type="float" office:value="32.8413305622645" calcext:value-type="float">
            <text:p>32,84133056226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vy(&quot;; [.A20]; &quot;) = &quot;; [$Planilha1.C21])" office:value-type="string" office:string-value="vy(20) = 32,9199846106554" calcext:value-type="string">
            <text:p>vy(20) = 32,9199846106554</text:p>
          </table:table-cell>
          <table:table-cell/>
          <table:table-cell table:formula="of:=SUBSTITUTE([.B20];&quot;,&quot;; &quot;.&quot;)" office:value-type="string" office:string-value="vy(20) = 32.9199846106554" calcext:value-type="string">
            <text:p>vy(20) = 32.9199846106554</text:p>
          </table:table-cell>
          <table:table-cell table:number-columns-repeated="4"/>
          <table:table-cell office:value-type="float" office:value="0.0063333331917723" calcext:value-type="float">
            <text:p>6,33E-03</text:p>
          </table:table-cell>
          <table:table-cell table:number-columns-repeated="2"/>
          <table:table-cell office:value-type="float" office:value="32.8586628173422" calcext:value-type="float">
            <text:p>32,858662817342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vy(&quot;; [.A21]; &quot;) = &quot;; [$Planilha1.C22])" office:value-type="string" office:string-value="vy(21) = 32,9959373503182" calcext:value-type="string">
            <text:p>vy(21) = 32,9959373503182</text:p>
          </table:table-cell>
          <table:table-cell/>
          <table:table-cell table:formula="of:=SUBSTITUTE([.B21];&quot;,&quot;; &quot;.&quot;)" office:value-type="string" office:string-value="vy(21) = 32.9959373503182" calcext:value-type="string">
            <text:p>vy(21) = 32.9959373503182</text:p>
          </table:table-cell>
          <table:table-cell table:number-columns-repeated="4"/>
          <table:table-cell office:value-type="float" office:value="0.00666666651765506" calcext:value-type="float">
            <text:p>6,67E-03</text:p>
          </table:table-cell>
          <table:table-cell table:number-columns-repeated="2"/>
          <table:table-cell office:value-type="float" office:value="32.877312825493" calcext:value-type="float">
            <text:p>32,87731282549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vy(&quot;; [.A22]; &quot;) = &quot;; [$Planilha1.C23])" office:value-type="string" office:string-value="vy(22) = 33,0017048236133" calcext:value-type="string">
            <text:p>vy(22) = 33,0017048236133</text:p>
          </table:table-cell>
          <table:table-cell/>
          <table:table-cell table:formula="of:=SUBSTITUTE([.B22];&quot;,&quot;; &quot;.&quot;)" office:value-type="string" office:string-value="vy(22) = 33.0017048236133" calcext:value-type="string">
            <text:p>vy(22) = 33.0017048236133</text:p>
          </table:table-cell>
          <table:table-cell table:number-columns-repeated="4"/>
          <table:table-cell office:value-type="float" office:value="0.00699999984353781" calcext:value-type="float">
            <text:p>7,00E-03</text:p>
          </table:table-cell>
          <table:table-cell table:number-columns-repeated="2"/>
          <table:table-cell office:value-type="float" office:value="32.8973340418199" calcext:value-type="float">
            <text:p>32,897334041819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vy(&quot;; [.A23]; &quot;) = &quot;; [$Planilha1.C24])" office:value-type="string" office:string-value="vy(23) = 32,9484120622567" calcext:value-type="string">
            <text:p>vy(23) = 32,9484120622567</text:p>
          </table:table-cell>
          <table:table-cell/>
          <table:table-cell table:formula="of:=SUBSTITUTE([.B23];&quot;,&quot;; &quot;.&quot;)" office:value-type="string" office:string-value="vy(23) = 32.9484120622567" calcext:value-type="string">
            <text:p>vy(23) = 32.9484120622567</text:p>
          </table:table-cell>
          <table:table-cell table:number-columns-repeated="4"/>
          <table:table-cell office:value-type="float" office:value="0.00733333316942056" calcext:value-type="float">
            <text:p>7,33E-03</text:p>
          </table:table-cell>
          <table:table-cell table:number-columns-repeated="2"/>
          <table:table-cell office:value-type="float" office:value="32.9187810152101" calcext:value-type="float">
            <text:p>32,918781015210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vy(&quot;; [.A24]; &quot;) = &quot;; [$Planilha1.C25])" office:value-type="string" office:string-value="vy(24) = 32,849452332547" calcext:value-type="string">
            <text:p>vy(24) = 32,849452332547</text:p>
          </table:table-cell>
          <table:table-cell/>
          <table:table-cell table:formula="of:=SUBSTITUTE([.B24];&quot;,&quot;; &quot;.&quot;)" office:value-type="string" office:string-value="vy(24) = 32.849452332547" calcext:value-type="string">
            <text:p>vy(24) = 32.849452332547</text:p>
          </table:table-cell>
          <table:table-cell table:number-columns-repeated="4"/>
          <table:table-cell office:value-type="float" office:value="0.00766666649530331" calcext:value-type="float">
            <text:p>7,67E-03</text:p>
          </table:table-cell>
          <table:table-cell table:number-columns-repeated="2"/>
          <table:table-cell office:value-type="float" office:value="32.9417091638254" calcext:value-type="float">
            <text:p>32,941709163825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vy(&quot;; [.A25]; &quot;) = &quot;; [$Planilha1.C26])" office:value-type="string" office:string-value="vy(25) = 32,7315375348454" calcext:value-type="string">
            <text:p>vy(25) = 32,7315375348454</text:p>
          </table:table-cell>
          <table:table-cell/>
          <table:table-cell table:formula="of:=SUBSTITUTE([.B25];&quot;,&quot;; &quot;.&quot;)" office:value-type="string" office:string-value="vy(25) = 32.7315375348454" calcext:value-type="string">
            <text:p>vy(25) = 32.7315375348454</text:p>
          </table:table-cell>
          <table:table-cell table:number-columns-repeated="4"/>
          <table:table-cell office:value-type="float" office:value="0.00799999982118607" calcext:value-type="float">
            <text:p>8,00E-03</text:p>
          </table:table-cell>
          <table:table-cell table:number-columns-repeated="2"/>
          <table:table-cell office:value-type="float" office:value="32.9661745449361" calcext:value-type="float">
            <text:p>32,966174544936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vy(&quot;; [.A26]; &quot;) = &quot;; [$Planilha1.C27])" office:value-type="string" office:string-value="vy(26) = 32,641361699304" calcext:value-type="string">
            <text:p>vy(26) = 32,641361699304</text:p>
          </table:table-cell>
          <table:table-cell/>
          <table:table-cell table:formula="of:=SUBSTITUTE([.B26];&quot;,&quot;; &quot;.&quot;)" office:value-type="string" office:string-value="vy(26) = 32.641361699304" calcext:value-type="string">
            <text:p>vy(26) = 32.641361699304</text:p>
          </table:table-cell>
          <table:table-cell table:number-columns-repeated="4"/>
          <table:table-cell office:value-type="float" office:value="0.00833333314706882" calcext:value-type="float">
            <text:p>8,33E-03</text:p>
          </table:table-cell>
          <table:table-cell table:number-columns-repeated="2"/>
          <table:table-cell office:value-type="float" office:value="32.9922336197826" calcext:value-type="float">
            <text:p>32,99223361978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vy(&quot;; [.A27]; &quot;) = &quot;; [$Planilha1.C28])" office:value-type="string" office:string-value="vy(27) = 32,6309920692923" calcext:value-type="string">
            <text:p>vy(27) = 32,6309920692923</text:p>
          </table:table-cell>
          <table:table-cell/>
          <table:table-cell table:formula="of:=SUBSTITUTE([.B27];&quot;,&quot;; &quot;.&quot;)" office:value-type="string" office:string-value="vy(27) = 32.6309920692923" calcext:value-type="string">
            <text:p>vy(27) = 32.6309920692923</text:p>
          </table:table-cell>
          <table:table-cell table:number-columns-repeated="4"/>
          <table:table-cell office:value-type="float" office:value="0.00866666647295157" calcext:value-type="float">
            <text:p>8,67E-03</text:p>
          </table:table-cell>
          <table:table-cell table:number-columns-repeated="2"/>
          <table:table-cell office:value-type="float" office:value="33.0199430141649" calcext:value-type="float">
            <text:p>33,019943014164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vy(&quot;; [.A28]; &quot;) = &quot;; [$Planilha1.C29])" office:value-type="string" office:string-value="vy(28) = 32,7253808337048" calcext:value-type="string">
            <text:p>vy(28) = 32,7253808337048</text:p>
          </table:table-cell>
          <table:table-cell/>
          <table:table-cell table:formula="of:=SUBSTITUTE([.B28];&quot;,&quot;; &quot;.&quot;)" office:value-type="string" office:string-value="vy(28) = 32.7253808337048" calcext:value-type="string">
            <text:p>vy(28) = 32.7253808337048</text:p>
          </table:table-cell>
          <table:table-cell table:number-columns-repeated="4"/>
          <table:table-cell office:value-type="float" office:value="0.00899999979883432" calcext:value-type="float">
            <text:p>9,00E-03</text:p>
          </table:table-cell>
          <table:table-cell table:number-columns-repeated="2"/>
          <table:table-cell office:value-type="float" office:value="33.0493592754751" calcext:value-type="float">
            <text:p>33,049359275475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vy(&quot;; [.A29]; &quot;) = &quot;; [$Planilha1.C30])" office:value-type="string" office:string-value="vy(29) = 32,8965217913505" calcext:value-type="string">
            <text:p>vy(29) = 32,8965217913505</text:p>
          </table:table-cell>
          <table:table-cell/>
          <table:table-cell table:formula="of:=SUBSTITUTE([.B29];&quot;,&quot;; &quot;.&quot;)" office:value-type="string" office:string-value="vy(29) = 32.8965217913505" calcext:value-type="string">
            <text:p>vy(29) = 32.8965217913505</text:p>
          </table:table-cell>
          <table:table-cell table:number-columns-repeated="4"/>
          <table:table-cell office:value-type="float" office:value="0.00933333312471708" calcext:value-type="float">
            <text:p>9,33E-03</text:p>
          </table:table-cell>
          <table:table-cell table:number-columns-repeated="2"/>
          <table:table-cell office:value-type="float" office:value="33.0805386268983" calcext:value-type="float">
            <text:p>33,08053862689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vy(&quot;; [.A30]; &quot;) = &quot;; [$Planilha1.C31])" office:value-type="string" office:string-value="vy(30) = 33,0704910465103" calcext:value-type="string">
            <text:p>vy(30) = 33,0704910465103</text:p>
          </table:table-cell>
          <table:table-cell/>
          <table:table-cell table:formula="of:=SUBSTITUTE([.B30];&quot;,&quot;; &quot;.&quot;)" office:value-type="string" office:string-value="vy(30) = 33.0704910465103" calcext:value-type="string">
            <text:p>vy(30) = 33.0704910465103</text:p>
          </table:table-cell>
          <table:table-cell table:number-columns-repeated="4"/>
          <table:table-cell office:value-type="float" office:value="0.00966666645059983" calcext:value-type="float">
            <text:p>9,67E-03</text:p>
          </table:table-cell>
          <table:table-cell table:number-columns-repeated="2"/>
          <table:table-cell office:value-type="float" office:value="33.1135367195172" calcext:value-type="float">
            <text:p>33,11353671951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vy(&quot;; [.A31]; &quot;) = &quot;; [$Planilha1.C32])" office:value-type="string" office:string-value="vy(31) = 33,1710506196989" calcext:value-type="string">
            <text:p>vy(31) = 33,1710506196989</text:p>
          </table:table-cell>
          <table:table-cell/>
          <table:table-cell table:formula="of:=SUBSTITUTE([.B31];&quot;,&quot;; &quot;.&quot;)" office:value-type="string" office:string-value="vy(31) = 33.1710506196989" calcext:value-type="string">
            <text:p>vy(31) = 33.1710506196989</text:p>
          </table:table-cell>
          <table:table-cell table:number-columns-repeated="4"/>
          <table:table-cell office:value-type="float" office:value="0.00999999977648258" calcext:value-type="float">
            <text:p>1,00E-02</text:p>
          </table:table-cell>
          <table:table-cell table:number-columns-repeated="2"/>
          <table:table-cell office:value-type="float" office:value="33.1484083830663" calcext:value-type="float">
            <text:p>33,148408383066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vy(&quot;; [.A32]; &quot;) = &quot;; [$Planilha1.C33])" office:value-type="string" office:string-value="vy(32) = 33,172915183082" calcext:value-type="string">
            <text:p>vy(32) = 33,172915183082</text:p>
          </table:table-cell>
          <table:table-cell/>
          <table:table-cell table:formula="of:=SUBSTITUTE([.B32];&quot;,&quot;; &quot;.&quot;)" office:value-type="string" office:string-value="vy(32) = 33.172915183082" calcext:value-type="string">
            <text:p>vy(32) = 33.172915183082</text:p>
          </table:table-cell>
          <table:table-cell table:number-columns-repeated="4"/>
          <table:table-cell office:value-type="float" office:value="0.0103333331023653" calcext:value-type="float">
            <text:p>1,03E-02</text:p>
          </table:table-cell>
          <table:table-cell table:number-columns-repeated="2"/>
          <table:table-cell office:value-type="float" office:value="33.1852073760824" calcext:value-type="float">
            <text:p>33,18520737608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vy(&quot;; [.A33]; &quot;) = &quot;; [$Planilha1.C34])" office:value-type="string" office:string-value="vy(33) = 33,1245628261732" calcext:value-type="string">
            <text:p>vy(33) = 33,1245628261732</text:p>
          </table:table-cell>
          <table:table-cell/>
          <table:table-cell table:formula="of:=SUBSTITUTE([.B33];&quot;,&quot;; &quot;.&quot;)" office:value-type="string" office:string-value="vy(33) = 33.1245628261732" calcext:value-type="string">
            <text:p>vy(33) = 33.1245628261732</text:p>
          </table:table-cell>
          <table:table-cell table:number-columns-repeated="4"/>
          <table:table-cell office:value-type="float" office:value="0.0106666664282481" calcext:value-type="float">
            <text:p>1,07E-02</text:p>
          </table:table-cell>
          <table:table-cell table:number-columns-repeated="2"/>
          <table:table-cell office:value-type="float" office:value="33.2239861362069" calcext:value-type="float">
            <text:p>33,223986136206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vy(&quot;; [.A34]; &quot;) = &quot;; [$Planilha1.C35])" office:value-type="string" office:string-value="vy(34) = 33,1183651153708" calcext:value-type="string">
            <text:p>vy(34) = 33,1183651153708</text:p>
          </table:table-cell>
          <table:table-cell/>
          <table:table-cell table:formula="of:=SUBSTITUTE([.B34];&quot;,&quot;; &quot;.&quot;)" office:value-type="string" office:string-value="vy(34) = 33.1183651153708" calcext:value-type="string">
            <text:p>vy(34) = 33.1183651153708</text:p>
          </table:table-cell>
          <table:table-cell table:number-columns-repeated="4"/>
          <table:table-cell office:value-type="float" office:value="0.0109999997541308" calcext:value-type="float">
            <text:p>1,10E-02</text:p>
          </table:table-cell>
          <table:table-cell table:number-columns-repeated="2"/>
          <table:table-cell office:value-type="float" office:value="33.2647955313926" calcext:value-type="float">
            <text:p>33,26479553139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vy(&quot;; [.A35]; &quot;) = &quot;; [$Planilha1.C36])" office:value-type="string" office:string-value="vy(35) = 33,2241948258183" calcext:value-type="string">
            <text:p>vy(35) = 33,2241948258183</text:p>
          </table:table-cell>
          <table:table-cell/>
          <table:table-cell table:formula="of:=SUBSTITUTE([.B35];&quot;,&quot;; &quot;.&quot;)" office:value-type="string" office:string-value="vy(35) = 33.2241948258183" calcext:value-type="string">
            <text:p>vy(35) = 33.2241948258183</text:p>
          </table:table-cell>
          <table:table-cell table:number-columns-repeated="4"/>
          <table:table-cell office:value-type="float" office:value="0.0113333330800136" calcext:value-type="float">
            <text:p>1,13E-02</text:p>
          </table:table-cell>
          <table:table-cell table:number-columns-repeated="2"/>
          <table:table-cell office:value-type="float" office:value="33.3076846127703" calcext:value-type="float">
            <text:p>33,307684612770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vy(&quot;; [.A36]; &quot;) = &quot;; [$Planilha1.C37])" office:value-type="string" office:string-value="vy(36) = 33,4329233709958" calcext:value-type="string">
            <text:p>vy(36) = 33,4329233709958</text:p>
          </table:table-cell>
          <table:table-cell/>
          <table:table-cell table:formula="of:=SUBSTITUTE([.B36];&quot;,&quot;; &quot;.&quot;)" office:value-type="string" office:string-value="vy(36) = 33.4329233709958" calcext:value-type="string">
            <text:p>vy(36) = 33.4329233709958</text:p>
          </table:table-cell>
          <table:table-cell table:number-columns-repeated="4"/>
          <table:table-cell office:value-type="float" office:value="0.0116666664058963" calcext:value-type="float">
            <text:p>1,17E-02</text:p>
          </table:table-cell>
          <table:table-cell table:number-columns-repeated="2"/>
          <table:table-cell office:value-type="float" office:value="33.352700369925" calcext:value-type="float">
            <text:p>33,3527003699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vy(&quot;; [.A37]; &quot;) = &quot;; [$Planilha1.C38])" office:value-type="string" office:string-value="vy(37) = 33,653398422367" calcext:value-type="string">
            <text:p>vy(37) = 33,653398422367</text:p>
          </table:table-cell>
          <table:table-cell/>
          <table:table-cell table:formula="of:=SUBSTITUTE([.B37];&quot;,&quot;; &quot;.&quot;)" office:value-type="string" office:string-value="vy(37) = 33.653398422367" calcext:value-type="string">
            <text:p>vy(37) = 33.653398422367</text:p>
          </table:table-cell>
          <table:table-cell table:number-columns-repeated="4"/>
          <table:table-cell office:value-type="float" office:value="0.0119999997317791" calcext:value-type="float">
            <text:p>1,20E-02</text:p>
          </table:table-cell>
          <table:table-cell table:number-columns-repeated="2"/>
          <table:table-cell office:value-type="float" office:value="33.3998874893303" calcext:value-type="float">
            <text:p>33,39988748933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vy(&quot;; [.A38]; &quot;) = &quot;; [$Planilha1.C39])" office:value-type="string" office:string-value="vy(38) = 33,7697218490183" calcext:value-type="string">
            <text:p>vy(38) = 33,7697218490183</text:p>
          </table:table-cell>
          <table:table-cell/>
          <table:table-cell table:formula="of:=SUBSTITUTE([.B38];&quot;,&quot;; &quot;.&quot;)" office:value-type="string" office:string-value="vy(38) = 33.7697218490183" calcext:value-type="string">
            <text:p>vy(38) = 33.7697218490183</text:p>
          </table:table-cell>
          <table:table-cell table:number-columns-repeated="4"/>
          <table:table-cell office:value-type="float" office:value="0.0123333330576619" calcext:value-type="float">
            <text:p>1,23E-02</text:p>
          </table:table-cell>
          <table:table-cell table:number-columns-repeated="2"/>
          <table:table-cell office:value-type="float" office:value="33.449288116677" calcext:value-type="float">
            <text:p>33,44928811667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vy(&quot;; [.A39]; &quot;) = &quot;; [$Planilha1.C40])" office:value-type="string" office:string-value="vy(39) = 33,7207274701283" calcext:value-type="string">
            <text:p>vy(39) = 33,7207274701283</text:p>
          </table:table-cell>
          <table:table-cell/>
          <table:table-cell table:formula="of:=SUBSTITUTE([.B39];&quot;,&quot;; &quot;.&quot;)" office:value-type="string" office:string-value="vy(39) = 33.7207274701283" calcext:value-type="string">
            <text:p>vy(39) = 33.7207274701283</text:p>
          </table:table-cell>
          <table:table-cell table:number-columns-repeated="4"/>
          <table:table-cell office:value-type="float" office:value="0.0126666663835446" calcext:value-type="float">
            <text:p>1,27E-02</text:p>
          </table:table-cell>
          <table:table-cell table:number-columns-repeated="2"/>
          <table:table-cell office:value-type="float" office:value="33.5009416238302" calcext:value-type="float">
            <text:p>33,500941623830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vy(&quot;; [.A40]; &quot;) = &quot;; [$Planilha1.C41])" office:value-type="string" office:string-value="vy(40) = 33,5445330283504" calcext:value-type="string">
            <text:p>vy(40) = 33,5445330283504</text:p>
          </table:table-cell>
          <table:table-cell/>
          <table:table-cell table:formula="of:=SUBSTITUTE([.B40];&quot;,&quot;; &quot;.&quot;)" office:value-type="string" office:string-value="vy(40) = 33.5445330283504" calcext:value-type="string">
            <text:p>vy(40) = 33.5445330283504</text:p>
          </table:table-cell>
          <table:table-cell table:number-columns-repeated="4"/>
          <table:table-cell office:value-type="float" office:value="0.0129999997094274" calcext:value-type="float">
            <text:p>1,30E-02</text:p>
          </table:table-cell>
          <table:table-cell table:number-columns-repeated="2"/>
          <table:table-cell office:value-type="float" office:value="33.5548843811303" calcext:value-type="float">
            <text:p>33,554884381130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vy(&quot;; [.A41]; &quot;) = &quot;; [$Planilha1.C42])" office:value-type="string" office:string-value="vy(41) = 33,3541043429166" calcext:value-type="string">
            <text:p>vy(41) = 33,3541043429166</text:p>
          </table:table-cell>
          <table:table-cell/>
          <table:table-cell table:formula="of:=SUBSTITUTE([.B41];&quot;,&quot;; &quot;.&quot;)" office:value-type="string" office:string-value="vy(41) = 33.3541043429166" calcext:value-type="string">
            <text:p>vy(41) = 33.3541043429166</text:p>
          </table:table-cell>
          <table:table-cell table:number-columns-repeated="4"/>
          <table:table-cell office:value-type="float" office:value="0.0133333330353101" calcext:value-type="float">
            <text:p>1,33E-02</text:p>
          </table:table-cell>
          <table:table-cell table:number-columns-repeated="2"/>
          <table:table-cell office:value-type="float" office:value="33.6111495357482" calcext:value-type="float">
            <text:p>33,611149535748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vy(&quot;; [.A42]; &quot;) = &quot;; [$Planilha1.C43])" office:value-type="string" office:string-value="vy(42) = 33,2596281431085" calcext:value-type="string">
            <text:p>vy(42) = 33,2596281431085</text:p>
          </table:table-cell>
          <table:table-cell/>
          <table:table-cell table:formula="of:=SUBSTITUTE([.B42];&quot;,&quot;; &quot;.&quot;)" office:value-type="string" office:string-value="vy(42) = 33.2596281431085" calcext:value-type="string">
            <text:p>vy(42) = 33.2596281431085</text:p>
          </table:table-cell>
          <table:table-cell table:number-columns-repeated="4"/>
          <table:table-cell office:value-type="float" office:value="0.0136666663611929" calcext:value-type="float">
            <text:p>1,37E-02</text:p>
          </table:table-cell>
          <table:table-cell table:number-columns-repeated="2"/>
          <table:table-cell office:value-type="float" office:value="33.6697667967814" calcext:value-type="float">
            <text:p>33,669766796781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vy(&quot;; [.A43]; &quot;) = &quot;; [$Planilha1.C44])" office:value-type="string" office:string-value="vy(43) = 33,2935274070366" calcext:value-type="string">
            <text:p>vy(43) = 33,2935274070366</text:p>
          </table:table-cell>
          <table:table-cell/>
          <table:table-cell table:formula="of:=SUBSTITUTE([.B43];&quot;,&quot;; &quot;.&quot;)" office:value-type="string" office:string-value="vy(43) = 33.2935274070366" calcext:value-type="string">
            <text:p>vy(43) = 33.2935274070366</text:p>
          </table:table-cell>
          <table:table-cell table:number-columns-repeated="4"/>
          <table:table-cell office:value-type="float" office:value="0.0139999996870756" calcext:value-type="float">
            <text:p>1,40E-02</text:p>
          </table:table-cell>
          <table:table-cell table:number-columns-repeated="2"/>
          <table:table-cell office:value-type="float" office:value="33.7307622277692" calcext:value-type="float">
            <text:p>33,730762227769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vy(&quot;; [.A44]; &quot;) = &quot;; [$Planilha1.C45])" office:value-type="string" office:string-value="vy(44) = 33,3934084536466" calcext:value-type="string">
            <text:p>vy(44) = 33,3934084536466</text:p>
          </table:table-cell>
          <table:table-cell/>
          <table:table-cell table:formula="of:=SUBSTITUTE([.B44];&quot;,&quot;; &quot;.&quot;)" office:value-type="string" office:string-value="vy(44) = 33.3934084536466" calcext:value-type="string">
            <text:p>vy(44) = 33.3934084536466</text:p>
          </table:table-cell>
          <table:table-cell table:number-columns-repeated="4"/>
          <table:table-cell office:value-type="float" office:value="0.0143333330129584" calcext:value-type="float">
            <text:p>1,43E-02</text:p>
          </table:table-cell>
          <table:table-cell table:number-columns-repeated="2"/>
          <table:table-cell office:value-type="float" office:value="33.7941580472786" calcext:value-type="float">
            <text:p>33,79415804727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vy(&quot;; [.A45]; &quot;) = &quot;; [$Planilha1.C46])" office:value-type="string" office:string-value="vy(45) = 33,4560437648724" calcext:value-type="string">
            <text:p>vy(45) = 33,4560437648724</text:p>
          </table:table-cell>
          <table:table-cell/>
          <table:table-cell table:formula="of:=SUBSTITUTE([.B45];&quot;,&quot;; &quot;.&quot;)" office:value-type="string" office:string-value="vy(45) = 33.4560437648724" calcext:value-type="string">
            <text:p>vy(45) = 33.4560437648724</text:p>
          </table:table-cell>
          <table:table-cell table:number-columns-repeated="4"/>
          <table:table-cell office:value-type="float" office:value="0.0146666663388411" calcext:value-type="float">
            <text:p>1,47E-02</text:p>
          </table:table-cell>
          <table:table-cell table:number-columns-repeated="2"/>
          <table:table-cell office:value-type="float" office:value="33.8599724381983" calcext:value-type="float">
            <text:p>33,8599724381983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vy(&quot;; [.A46]; &quot;) = &quot;; [$Planilha1.C47])" office:value-type="string" office:string-value="vy(46) = 33,4222583083422" calcext:value-type="string">
            <text:p>vy(46) = 33,4222583083422</text:p>
          </table:table-cell>
          <table:table-cell/>
          <table:table-cell table:formula="of:=SUBSTITUTE([.B46];&quot;,&quot;; &quot;.&quot;)" office:value-type="string" office:string-value="vy(46) = 33.4222583083422" calcext:value-type="string">
            <text:p>vy(46) = 33.4222583083422</text:p>
          </table:table-cell>
          <table:table-cell table:number-columns-repeated="4"/>
          <table:table-cell office:value-type="float" office:value="0.0149999996647239" calcext:value-type="float">
            <text:p>1,50E-02</text:p>
          </table:table-cell>
          <table:table-cell table:number-columns-repeated="2"/>
          <table:table-cell office:value-type="float" office:value="33.9282193663495" calcext:value-type="float">
            <text:p>33,928219366349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vy(&quot;; [.A47]; &quot;) = &quot;; [$Planilha1.C48])" office:value-type="string" office:string-value="vy(47) = 33,328286037013" calcext:value-type="string">
            <text:p>vy(47) = 33,328286037013</text:p>
          </table:table-cell>
          <table:table-cell/>
          <table:table-cell table:formula="of:=SUBSTITUTE([.B47];&quot;,&quot;; &quot;.&quot;)" office:value-type="string" office:string-value="vy(47) = 33.328286037013" calcext:value-type="string">
            <text:p>vy(47) = 33.328286037013</text:p>
          </table:table-cell>
          <table:table-cell table:number-columns-repeated="4"/>
          <table:table-cell office:value-type="float" office:value="0.0153333329906066" calcext:value-type="float">
            <text:p>1,53E-02</text:p>
          </table:table-cell>
          <table:table-cell table:number-columns-repeated="2"/>
          <table:table-cell office:value-type="float" office:value="33.9989084090032" calcext:value-type="float">
            <text:p>33,998908409003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vy(&quot;; [.A48]; &quot;) = &quot;; [$Planilha1.C49])" office:value-type="string" office:string-value="vy(48) = 33,2830179758005" calcext:value-type="string">
            <text:p>vy(48) = 33,2830179758005</text:p>
          </table:table-cell>
          <table:table-cell/>
          <table:table-cell table:formula="of:=SUBSTITUTE([.B48];&quot;,&quot;; &quot;.&quot;)" office:value-type="string" office:string-value="vy(48) = 33.2830179758005" calcext:value-type="string">
            <text:p>vy(48) = 33.2830179758005</text:p>
          </table:table-cell>
          <table:table-cell table:number-columns-repeated="4"/>
          <table:table-cell office:value-type="float" office:value="0.0156666663164894" calcext:value-type="float">
            <text:p>1,57E-02</text:p>
          </table:table-cell>
          <table:table-cell table:number-columns-repeated="2"/>
          <table:table-cell office:value-type="float" office:value="34.0720445938642" calcext:value-type="float">
            <text:p>34,072044593864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vy(&quot;; [.A49]; &quot;) = &quot;; [$Planilha1.C50])" office:value-type="string" office:string-value="vy(49) = 33,3858249223882" calcext:value-type="string">
            <text:p>vy(49) = 33,3858249223882</text:p>
          </table:table-cell>
          <table:table-cell/>
          <table:table-cell table:formula="of:=SUBSTITUTE([.B49];&quot;,&quot;; &quot;.&quot;)" office:value-type="string" office:string-value="vy(49) = 33.3858249223882" calcext:value-type="string">
            <text:p>vy(49) = 33.3858249223882</text:p>
          </table:table-cell>
          <table:table-cell table:number-columns-repeated="4"/>
          <table:table-cell office:value-type="float" office:value="0.0159999996423721" calcext:value-type="float">
            <text:p>1,60E-02</text:p>
          </table:table-cell>
          <table:table-cell table:number-columns-repeated="2"/>
          <table:table-cell office:value-type="float" office:value="34.1476282490557" calcext:value-type="float">
            <text:p>34,14762824905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vy(&quot;; [.A50]; &quot;) = &quot;; [$Planilha1.C51])" office:value-type="string" office:string-value="vy(50) = 33,6453617947654" calcext:value-type="string">
            <text:p>vy(50) = 33,6453617947654</text:p>
          </table:table-cell>
          <table:table-cell/>
          <table:table-cell table:formula="of:=SUBSTITUTE([.B50];&quot;,&quot;; &quot;.&quot;)" office:value-type="string" office:string-value="vy(50) = 33.6453617947654" calcext:value-type="string">
            <text:p>vy(50) = 33.6453617947654</text:p>
          </table:table-cell>
          <table:table-cell table:number-columns-repeated="4"/>
          <table:table-cell office:value-type="float" office:value="0.0163333329682549" calcext:value-type="float">
            <text:p>1,63E-02</text:p>
          </table:table-cell>
          <table:table-cell table:number-columns-repeated="2"/>
          <table:table-cell office:value-type="float" office:value="34.2256548646083" calcext:value-type="float">
            <text:p>34,225654864608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vy(&quot;; [.A51]; &quot;) = &quot;; [$Planilha1.C52])" office:value-type="string" office:string-value="vy(51) = 33,9612352242845" calcext:value-type="string">
            <text:p>vy(51) = 33,9612352242845</text:p>
          </table:table-cell>
          <table:table-cell/>
          <table:table-cell table:formula="of:=SUBSTITUTE([.B51];&quot;,&quot;; &quot;.&quot;)" office:value-type="string" office:string-value="vy(51) = 33.9612352242845" calcext:value-type="string">
            <text:p>vy(51) = 33.9612352242845</text:p>
          </table:table-cell>
          <table:table-cell table:number-columns-repeated="4"/>
          <table:table-cell office:value-type="float" office:value="0.0166666662941376" calcext:value-type="float">
            <text:p>1,67E-02</text:p>
          </table:table-cell>
          <table:table-cell table:number-columns-repeated="2"/>
          <table:table-cell office:value-type="float" office:value="34.3061149659298" calcext:value-type="float">
            <text:p>34,30611496592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vy(&quot;; [.A52]; &quot;) = &quot;; [$Planilha1.C53])" office:value-type="string" office:string-value="vy(52) = 34,1855012327451" calcext:value-type="string">
            <text:p>vy(52) = 34,1855012327451</text:p>
          </table:table-cell>
          <table:table-cell/>
          <table:table-cell table:formula="of:=SUBSTITUTE([.B52];&quot;,&quot;; &quot;.&quot;)" office:value-type="string" office:string-value="vy(52) = 34.1855012327451" calcext:value-type="string">
            <text:p>vy(52) = 34.1855012327451</text:p>
          </table:table-cell>
          <table:table-cell table:number-columns-repeated="4"/>
          <table:table-cell office:value-type="float" office:value="0.0169999996200204" calcext:value-type="float">
            <text:p>1,70E-02</text:p>
          </table:table-cell>
          <table:table-cell table:number-columns-repeated="2"/>
          <table:table-cell office:value-type="float" office:value="34.3889939996941" calcext:value-type="float">
            <text:p>34,388993999694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vy(&quot;; [.A53]; &quot;) = &quot;; [$Planilha1.C54])" office:value-type="string" office:string-value="vy(53) = 34,2222798560589" calcext:value-type="string">
            <text:p>vy(53) = 34,2222798560589</text:p>
          </table:table-cell>
          <table:table-cell/>
          <table:table-cell table:formula="of:=SUBSTITUTE([.B53];&quot;,&quot;; &quot;.&quot;)" office:value-type="string" office:string-value="vy(53) = 34.2222798560589" calcext:value-type="string">
            <text:p>vy(53) = 34.2222798560589</text:p>
          </table:table-cell>
          <table:table-cell table:number-columns-repeated="4"/>
          <table:table-cell office:value-type="float" office:value="0.0173333329459031" calcext:value-type="float">
            <text:p>1,73E-02</text:p>
          </table:table-cell>
          <table:table-cell table:number-columns-repeated="2"/>
          <table:table-cell office:value-type="float" office:value="34.4742722325615" calcext:value-type="float">
            <text:p>34,474272232561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vy(&quot;; [.A54]; &quot;) = &quot;; [$Planilha1.C55])" office:value-type="string" office:string-value="vy(54) = 34,0947325622251" calcext:value-type="string">
            <text:p>vy(54) = 34,0947325622251</text:p>
          </table:table-cell>
          <table:table-cell/>
          <table:table-cell table:formula="of:=SUBSTITUTE([.B54];&quot;,&quot;; &quot;.&quot;)" office:value-type="string" office:string-value="vy(54) = 34.0947325622251" calcext:value-type="string">
            <text:p>vy(54) = 34.0947325622251</text:p>
          </table:table-cell>
          <table:table-cell table:number-columns-repeated="4"/>
          <table:table-cell office:value-type="float" office:value="0.0176666662717859" calcext:value-type="float">
            <text:p>1,77E-02</text:p>
          </table:table-cell>
          <table:table-cell table:number-columns-repeated="2"/>
          <table:table-cell office:value-type="float" office:value="34.5619246631022" calcext:value-type="float">
            <text:p>34,561924663102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vy(&quot;; [.A55]; &quot;) = &quot;; [$Planilha1.C56])" office:value-type="string" office:string-value="vy(55) = 33,9310676609511" calcext:value-type="string">
            <text:p>vy(55) = 33,9310676609511</text:p>
          </table:table-cell>
          <table:table-cell/>
          <table:table-cell table:formula="of:=SUBSTITUTE([.B55];&quot;,&quot;; &quot;.&quot;)" office:value-type="string" office:string-value="vy(55) = 33.9310676609511" calcext:value-type="string">
            <text:p>vy(55) = 33.9310676609511</text:p>
          </table:table-cell>
          <table:table-cell table:number-columns-repeated="4"/>
          <table:table-cell office:value-type="float" office:value="0.0179999995976687" calcext:value-type="float">
            <text:p>1,80E-02</text:p>
          </table:table-cell>
          <table:table-cell table:number-columns-repeated="2"/>
          <table:table-cell office:value-type="float" office:value="34.6519209472637" calcext:value-type="float">
            <text:p>34,65192094726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vy(&quot;; [.A56]; &quot;) = &quot;; [$Planilha1.C57])" office:value-type="string" office:string-value="vy(56) = 33,8789344509114" calcext:value-type="string">
            <text:p>vy(56) = 33,8789344509114</text:p>
          </table:table-cell>
          <table:table-cell/>
          <table:table-cell table:formula="of:=SUBSTITUTE([.B56];&quot;,&quot;; &quot;.&quot;)" office:value-type="string" office:string-value="vy(56) = 33.8789344509114" calcext:value-type="string">
            <text:p>vy(56) = 33.8789344509114</text:p>
          </table:table-cell>
          <table:table-cell table:number-columns-repeated="4"/>
          <table:table-cell office:value-type="float" office:value="0.0183333329235514" calcext:value-type="float">
            <text:p>1,83E-02</text:p>
          </table:table-cell>
          <table:table-cell table:number-columns-repeated="2"/>
          <table:table-cell office:value-type="float" office:value="34.7442253376832" calcext:value-type="float">
            <text:p>34,744225337683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vy(&quot;; [.A57]; &quot;) = &quot;; [$Planilha1.C58])" office:value-type="string" office:string-value="vy(57) = 34,0083073524724" calcext:value-type="string">
            <text:p>vy(57) = 34,0083073524724</text:p>
          </table:table-cell>
          <table:table-cell/>
          <table:table-cell table:formula="of:=SUBSTITUTE([.B57];&quot;,&quot;; &quot;.&quot;)" office:value-type="string" office:string-value="vy(57) = 34.0083073524724" calcext:value-type="string">
            <text:p>vy(57) = 34.0083073524724</text:p>
          </table:table-cell>
          <table:table-cell table:number-columns-repeated="4"/>
          <table:table-cell office:value-type="float" office:value="0.0186666662494342" calcext:value-type="float">
            <text:p>1,87E-02</text:p>
          </table:table-cell>
          <table:table-cell table:number-columns-repeated="2"/>
          <table:table-cell office:value-type="float" office:value="34.8387966371099" calcext:value-type="float">
            <text:p>34,838796637109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vy(&quot;; [.A58]; &quot;) = &quot;; [$Planilha1.C59])" office:value-type="string" office:string-value="vy(58) = 34,2698773307968" calcext:value-type="string">
            <text:p>vy(58) = 34,2698773307968</text:p>
          </table:table-cell>
          <table:table-cell/>
          <table:table-cell table:formula="of:=SUBSTITUTE([.B58];&quot;,&quot;; &quot;.&quot;)" office:value-type="string" office:string-value="vy(58) = 34.2698773307968" calcext:value-type="string">
            <text:p>vy(58) = 34.2698773307968</text:p>
          </table:table-cell>
          <table:table-cell table:number-columns-repeated="4"/>
          <table:table-cell office:value-type="float" office:value="0.0189999995753169" calcext:value-type="float">
            <text:p>1,90E-02</text:p>
          </table:table-cell>
          <table:table-cell table:number-columns-repeated="2"/>
          <table:table-cell office:value-type="float" office:value="34.9355881661653" calcext:value-type="float">
            <text:p>34,935588166165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vy(&quot;; [.A59]; &quot;) = &quot;; [$Planilha1.C60])" office:value-type="string" office:string-value="vy(59) = 34,5348124955694" calcext:value-type="string">
            <text:p>vy(59) = 34,5348124955694</text:p>
          </table:table-cell>
          <table:table-cell/>
          <table:table-cell table:formula="of:=SUBSTITUTE([.B59];&quot;,&quot;; &quot;.&quot;)" office:value-type="string" office:string-value="vy(59) = 34.5348124955694" calcext:value-type="string">
            <text:p>vy(59) = 34.5348124955694</text:p>
          </table:table-cell>
          <table:table-cell table:number-columns-repeated="4"/>
          <table:table-cell office:value-type="float" office:value="0.0193333329011997" calcext:value-type="float">
            <text:p>1,93E-02</text:p>
          </table:table-cell>
          <table:table-cell table:number-columns-repeated="2"/>
          <table:table-cell office:value-type="float" office:value="35.0345477456277" calcext:value-type="float">
            <text:p>35,034547745627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vy(&quot;; [.A60]; &quot;) = &quot;; [$Planilha1.C61])" office:value-type="string" office:string-value="vy(60) = 34,6835991807826" calcext:value-type="string">
            <text:p>vy(60) = 34,6835991807826</text:p>
          </table:table-cell>
          <table:table-cell/>
          <table:table-cell table:formula="of:=SUBSTITUTE([.B60];&quot;,&quot;; &quot;.&quot;)" office:value-type="string" office:string-value="vy(60) = 34.6835991807826" calcext:value-type="string">
            <text:p>vy(60) = 34.6835991807826</text:p>
          </table:table-cell>
          <table:table-cell table:number-columns-repeated="4"/>
          <table:table-cell office:value-type="float" office:value="0.0196666662270824" calcext:value-type="float">
            <text:p>1,97E-02</text:p>
          </table:table-cell>
          <table:table-cell table:number-columns-repeated="2"/>
          <table:table-cell office:value-type="float" office:value="35.1356176933905" calcext:value-type="float">
            <text:p>35,135617693390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vy(&quot;; [.A61]; &quot;) = &quot;; [$Planilha1.C62])" office:value-type="string" office:string-value="vy(61) = 34,6792738273074" calcext:value-type="string">
            <text:p>vy(61) = 34,6792738273074</text:p>
          </table:table-cell>
          <table:table-cell/>
          <table:table-cell table:formula="of:=SUBSTITUTE([.B61];&quot;,&quot;; &quot;.&quot;)" office:value-type="string" office:string-value="vy(61) = 34.6792738273074" calcext:value-type="string">
            <text:p>vy(61) = 34.6792738273074</text:p>
          </table:table-cell>
          <table:table-cell table:number-columns-repeated="4"/>
          <table:table-cell office:value-type="float" office:value="0.0199999995529652" calcext:value-type="float">
            <text:p>2,00E-02</text:p>
          </table:table-cell>
          <table:table-cell table:number-columns-repeated="2"/>
          <table:table-cell office:value-type="float" office:value="35.2387348362015" calcext:value-type="float">
            <text:p>35,238734836201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vy(&quot;; [.A62]; &quot;) = &quot;; [$Planilha1.C63])" office:value-type="string" office:string-value="vy(62) = 34,5761801160522" calcext:value-type="string">
            <text:p>vy(62) = 34,5761801160522</text:p>
          </table:table-cell>
          <table:table-cell/>
          <table:table-cell table:formula="of:=SUBSTITUTE([.B62];&quot;,&quot;; &quot;.&quot;)" office:value-type="string" office:string-value="vy(62) = 34.5761801160522" calcext:value-type="string">
            <text:p>vy(62) = 34.5761801160522</text:p>
          </table:table-cell>
          <table:table-cell table:number-columns-repeated="4"/>
          <table:table-cell office:value-type="float" office:value="0.0203333328788479" calcext:value-type="float">
            <text:p>2,03E-02</text:p>
          </table:table-cell>
          <table:table-cell table:number-columns-repeated="2"/>
          <table:table-cell office:value-type="float" office:value="35.3438305362532" calcext:value-type="float">
            <text:p>35,343830536253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vy(&quot;; [.A63]; &quot;) = &quot;; [$Planilha1.C64])" office:value-type="string" office:string-value="vy(63) = 34,4655270347453" calcext:value-type="string">
            <text:p>vy(63) = 34,4655270347453</text:p>
          </table:table-cell>
          <table:table-cell/>
          <table:table-cell table:formula="of:=SUBSTITUTE([.B63];&quot;,&quot;; &quot;.&quot;)" office:value-type="string" office:string-value="vy(63) = 34.4655270347453" calcext:value-type="string">
            <text:p>vy(63) = 34.4655270347453</text:p>
          </table:table-cell>
          <table:table-cell table:number-columns-repeated="4"/>
          <table:table-cell office:value-type="float" office:value="0.0206666662047307" calcext:value-type="float">
            <text:p>2,07E-02</text:p>
          </table:table-cell>
          <table:table-cell table:number-columns-repeated="2"/>
          <table:table-cell office:value-type="float" office:value="35.4508307326496" calcext:value-type="float">
            <text:p>35,4508307326496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vy(&quot;; [.A64]; &quot;) = &quot;; [$Planilha1.C65])" office:value-type="string" office:string-value="vy(64) = 34,4047191073095" calcext:value-type="string">
            <text:p>vy(64) = 34,4047191073095</text:p>
          </table:table-cell>
          <table:table-cell/>
          <table:table-cell table:formula="of:=SUBSTITUTE([.B64];&quot;,&quot;; &quot;.&quot;)" office:value-type="string" office:string-value="vy(64) = 34.4047191073095" calcext:value-type="string">
            <text:p>vy(64) = 34.4047191073095</text:p>
          </table:table-cell>
          <table:table-cell table:number-columns-repeated="4"/>
          <table:table-cell office:value-type="float" office:value="0.0209999995306134" calcext:value-type="float">
            <text:p>2,10E-02</text:p>
          </table:table-cell>
          <table:table-cell table:number-columns-repeated="2"/>
          <table:table-cell office:value-type="float" office:value="35.5596559977379" calcext:value-type="float">
            <text:p>35,559655997737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vy(&quot;; [.A65]; &quot;) = &quot;; [$Planilha1.C66])" office:value-type="string" office:string-value="vy(65) = 34,3849537949863" calcext:value-type="string">
            <text:p>vy(65) = 34,3849537949863</text:p>
          </table:table-cell>
          <table:table-cell/>
          <table:table-cell table:formula="of:=SUBSTITUTE([.B65];&quot;,&quot;; &quot;.&quot;)" office:value-type="string" office:string-value="vy(65) = 34.3849537949863" calcext:value-type="string">
            <text:p>vy(65) = 34.3849537949863</text:p>
          </table:table-cell>
          <table:table-cell table:number-columns-repeated="4"/>
          <table:table-cell office:value-type="float" office:value="0.0213333328564962" calcext:value-type="float">
            <text:p>2,13E-02</text:p>
          </table:table-cell>
          <table:table-cell table:number-columns-repeated="2"/>
          <table:table-cell office:value-type="float" office:value="35.6702216082499" calcext:value-type="float">
            <text:p>35,670221608249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vy(&quot;; [.A66]; &quot;) = &quot;; [$Planilha1.C67])" office:value-type="string" office:string-value="vy(66) = 34,3574643337003" calcext:value-type="string">
            <text:p>vy(66) = 34,3574643337003</text:p>
          </table:table-cell>
          <table:table-cell/>
          <table:table-cell table:formula="of:=SUBSTITUTE([.B66];&quot;,&quot;; &quot;.&quot;)" office:value-type="string" office:string-value="vy(66) = 34.3574643337003" calcext:value-type="string">
            <text:p>vy(66) = 34.3574643337003</text:p>
          </table:table-cell>
          <table:table-cell table:number-columns-repeated="4"/>
          <table:table-cell office:value-type="float" office:value="0.0216666661823789" calcext:value-type="float">
            <text:p>2,17E-02</text:p>
          </table:table-cell>
          <table:table-cell table:number-columns-repeated="2"/>
          <table:table-cell office:value-type="float" office:value="35.7824376311603" calcext:value-type="float">
            <text:p>35,782437631160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vy(&quot;; [.A67]; &quot;) = &quot;; [$Planilha1.C68])" office:value-type="string" office:string-value="vy(67) = 34,2913294580943" calcext:value-type="string">
            <text:p>vy(67) = 34,2913294580943</text:p>
          </table:table-cell>
          <table:table-cell/>
          <table:table-cell table:formula="of:=SUBSTITUTE([.B67];&quot;,&quot;; &quot;.&quot;)" office:value-type="string" office:string-value="vy(67) = 34.2913294580943" calcext:value-type="string">
            <text:p>vy(67) = 34.2913294580943</text:p>
          </table:table-cell>
          <table:table-cell table:number-columns-repeated="4"/>
          <table:table-cell office:value-type="float" office:value="0.0219999995082617" calcext:value-type="float">
            <text:p>2,20E-02</text:p>
          </table:table-cell>
          <table:table-cell table:number-columns-repeated="2"/>
          <table:table-cell office:value-type="float" office:value="35.8962090241252" calcext:value-type="float">
            <text:p>35,896209024125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CONCAT(&quot;vy(&quot;; [.A68]; &quot;) = &quot;; [$Planilha1.C69])" office:value-type="string" office:string-value="vy(68) = 34,2122767437102" calcext:value-type="string">
            <text:p>vy(68) = 34,2122767437102</text:p>
          </table:table-cell>
          <table:table-cell/>
          <table:table-cell table:formula="of:=SUBSTITUTE([.B68];&quot;,&quot;; &quot;.&quot;)" office:value-type="string" office:string-value="vy(68) = 34.2122767437102" calcext:value-type="string">
            <text:p>vy(68) = 34.2122767437102</text:p>
          </table:table-cell>
          <table:table-cell table:number-columns-repeated="4"/>
          <table:table-cell office:value-type="float" office:value="0.0223333328341444" calcext:value-type="float">
            <text:p>2,23E-02</text:p>
          </table:table-cell>
          <table:table-cell table:number-columns-repeated="2"/>
          <table:table-cell office:value-type="float" office:value="36.011435750326" calcext:value-type="float">
            <text:p>36,01143575032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CONCAT(&quot;vy(&quot;; [.A69]; &quot;) = &quot;; [$Planilha1.C70])" office:value-type="string" office:string-value="vy(69) = 34,1896617918985" calcext:value-type="string">
            <text:p>vy(69) = 34,1896617918985</text:p>
          </table:table-cell>
          <table:table-cell/>
          <table:table-cell table:formula="of:=SUBSTITUTE([.B69];&quot;,&quot;; &quot;.&quot;)" office:value-type="string" office:string-value="vy(69) = 34.1896617918985" calcext:value-type="string">
            <text:p>vy(69) = 34.1896617918985</text:p>
          </table:table-cell>
          <table:table-cell table:number-columns-repeated="4"/>
          <table:table-cell office:value-type="float" office:value="0.0226666661600272" calcext:value-type="float">
            <text:p>2,27E-02</text:p>
          </table:table-cell>
          <table:table-cell table:number-columns-repeated="2"/>
          <table:table-cell office:value-type="float" office:value="36.128012907505" calcext:value-type="float">
            <text:p>36,12801290750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CONCAT(&quot;vy(&quot;; [.A70]; &quot;) = &quot;; [$Planilha1.C71])" office:value-type="string" office:string-value="vy(70) = 34,2823029985331" calcext:value-type="string">
            <text:p>vy(70) = 34,2823029985331</text:p>
          </table:table-cell>
          <table:table-cell/>
          <table:table-cell table:formula="of:=SUBSTITUTE([.B70];&quot;,&quot;; &quot;.&quot;)" office:value-type="string" office:string-value="vy(70) = 34.2823029985331" calcext:value-type="string">
            <text:p>vy(70) = 34.2823029985331</text:p>
          </table:table-cell>
          <table:table-cell table:number-columns-repeated="4"/>
          <table:table-cell office:value-type="float" office:value="0.0229999994859099" calcext:value-type="float">
            <text:p>2,30E-02</text:p>
          </table:table-cell>
          <table:table-cell table:number-columns-repeated="2"/>
          <table:table-cell office:value-type="float" office:value="36.2458308709362" calcext:value-type="float">
            <text:p>36,245830870936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CONCAT(&quot;vy(&quot;; [.A71]; &quot;) = &quot;; [$Planilha1.C72])" office:value-type="string" office:string-value="vy(71) = 34,48777709432" calcext:value-type="string">
            <text:p>vy(71) = 34,48777709432</text:p>
          </table:table-cell>
          <table:table-cell/>
          <table:table-cell table:formula="of:=SUBSTITUTE([.B71];&quot;,&quot;; &quot;.&quot;)" office:value-type="string" office:string-value="vy(71) = 34.48777709432" calcext:value-type="string">
            <text:p>vy(71) = 34.48777709432</text:p>
          </table:table-cell>
          <table:table-cell table:number-columns-repeated="4"/>
          <table:table-cell office:value-type="float" office:value="0.0233333328117927" calcext:value-type="float">
            <text:p>2,33E-02</text:p>
          </table:table-cell>
          <table:table-cell table:number-columns-repeated="2"/>
          <table:table-cell office:value-type="float" office:value="36.3647754500415" calcext:value-type="float">
            <text:p>36,364775450041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CONCAT(&quot;vy(&quot;; [.A72]; &quot;) = &quot;; [$Planilha1.C73])" office:value-type="string" office:string-value="vy(72) = 34,7371879620506" calcext:value-type="string">
            <text:p>vy(72) = 34,7371879620506</text:p>
          </table:table-cell>
          <table:table-cell/>
          <table:table-cell table:formula="of:=SUBSTITUTE([.B72];&quot;,&quot;; &quot;.&quot;)" office:value-type="string" office:string-value="vy(72) = 34.7371879620506" calcext:value-type="string">
            <text:p>vy(72) = 34.7371879620506</text:p>
          </table:table-cell>
          <table:table-cell table:number-columns-repeated="4"/>
          <table:table-cell office:value-type="float" office:value="0.0236666661376754" calcext:value-type="float">
            <text:p>2,37E-02</text:p>
          </table:table-cell>
          <table:table-cell table:number-columns-repeated="2"/>
          <table:table-cell office:value-type="float" office:value="36.4847280583179" calcext:value-type="float">
            <text:p>36,484728058317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CONCAT(&quot;vy(&quot;; [.A73]; &quot;) = &quot;; [$Planilha1.C74])" office:value-type="string" office:string-value="vy(73) = 34,9408499125123" calcext:value-type="string">
            <text:p>vy(73) = 34,9408499125123</text:p>
          </table:table-cell>
          <table:table-cell/>
          <table:table-cell table:formula="of:=SUBSTITUTE([.B73];&quot;,&quot;; &quot;.&quot;)" office:value-type="string" office:string-value="vy(73) = 34.9408499125123" calcext:value-type="string">
            <text:p>vy(73) = 34.9408499125123</text:p>
          </table:table-cell>
          <table:table-cell table:number-columns-repeated="4"/>
          <table:table-cell office:value-type="float" office:value="0.0239999994635582" calcext:value-type="float">
            <text:p>2,40E-02</text:p>
          </table:table-cell>
          <table:table-cell table:number-columns-repeated="2"/>
          <table:table-cell office:value-type="float" office:value="36.6055658962118" calcext:value-type="float">
            <text:p>36,605565896211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CONCAT(&quot;vy(&quot;; [.A74]; &quot;) = &quot;; [$Planilha1.C75])" office:value-type="string" office:string-value="vy(74) = 35,0494067457883" calcext:value-type="string">
            <text:p>vy(74) = 35,0494067457883</text:p>
          </table:table-cell>
          <table:table-cell/>
          <table:table-cell table:formula="of:=SUBSTITUTE([.B74];&quot;,&quot;; &quot;.&quot;)" office:value-type="string" office:string-value="vy(74) = 35.0494067457883" calcext:value-type="string">
            <text:p>vy(74) = 35.0494067457883</text:p>
          </table:table-cell>
          <table:table-cell table:number-columns-repeated="4"/>
          <table:table-cell office:value-type="float" office:value="0.0243333327894409" calcext:value-type="float">
            <text:p>2,43E-02</text:p>
          </table:table-cell>
          <table:table-cell table:number-columns-repeated="2"/>
          <table:table-cell office:value-type="float" office:value="36.7271621465342" calcext:value-type="float">
            <text:p>36,72716214653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CONCAT(&quot;vy(&quot;; [.A75]; &quot;) = &quot;; [$Planilha1.C76])" office:value-type="string" office:string-value="vy(75) = 35,0825679725241" calcext:value-type="string">
            <text:p>vy(75) = 35,0825679725241</text:p>
          </table:table-cell>
          <table:table-cell/>
          <table:table-cell table:formula="of:=SUBSTITUTE([.B75];&quot;,&quot;; &quot;.&quot;)" office:value-type="string" office:string-value="vy(75) = 35.0825679725241" calcext:value-type="string">
            <text:p>vy(75) = 35.0825679725241</text:p>
          </table:table-cell>
          <table:table-cell table:number-columns-repeated="4"/>
          <table:table-cell office:value-type="float" office:value="0.0246666661153237" calcext:value-type="float">
            <text:p>2,47E-02</text:p>
          </table:table-cell>
          <table:table-cell table:number-columns-repeated="2"/>
          <table:table-cell office:value-type="float" office:value="36.8493861819778" calcext:value-type="float">
            <text:p>36,849386181977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CONCAT(&quot;vy(&quot;; [.A76]; &quot;) = &quot;; [$Planilha1.C77])" office:value-type="string" office:string-value="vy(76) = 35,1038262388038" calcext:value-type="string">
            <text:p>vy(76) = 35,1038262388038</text:p>
          </table:table-cell>
          <table:table-cell/>
          <table:table-cell table:formula="of:=SUBSTITUTE([.B76];&quot;,&quot;; &quot;.&quot;)" office:value-type="string" office:string-value="vy(76) = 35.1038262388038" calcext:value-type="string">
            <text:p>vy(76) = 35.1038262388038</text:p>
          </table:table-cell>
          <table:table-cell table:number-columns-repeated="4"/>
          <table:table-cell office:value-type="float" office:value="0.0249999994412065" calcext:value-type="float">
            <text:p>2,50E-02</text:p>
          </table:table-cell>
          <table:table-cell table:number-columns-repeated="2"/>
          <table:table-cell office:value-type="float" office:value="36.9721037842655" calcext:value-type="float">
            <text:p>36,9721037842655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CONCAT(&quot;vy(&quot;; [.A77]; &quot;) = &quot;; [$Planilha1.C78])" office:value-type="string" office:string-value="vy(77) = 35,1632075396711" calcext:value-type="string">
            <text:p>vy(77) = 35,1632075396711</text:p>
          </table:table-cell>
          <table:table-cell/>
          <table:table-cell table:formula="of:=SUBSTITUTE([.B77];&quot;,&quot;; &quot;.&quot;)" office:value-type="string" office:string-value="vy(77) = 35.1632075396711" calcext:value-type="string">
            <text:p>vy(77) = 35.1632075396711</text:p>
          </table:table-cell>
          <table:table-cell table:number-columns-repeated="4"/>
          <table:table-cell office:value-type="float" office:value="0.0253333327670892" calcext:value-type="float">
            <text:p>2,53E-02</text:p>
          </table:table-cell>
          <table:table-cell table:number-columns-repeated="2"/>
          <table:table-cell office:value-type="float" office:value="37.0951773744215" calcext:value-type="float">
            <text:p>37,095177374421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CONCAT(&quot;vy(&quot;; [.A78]; &quot;) = &quot;; [$Planilha1.C79])" office:value-type="string" office:string-value="vy(78) = 35,2560043346838" calcext:value-type="string">
            <text:p>vy(78) = 35,2560043346838</text:p>
          </table:table-cell>
          <table:table-cell/>
          <table:table-cell table:formula="of:=SUBSTITUTE([.B78];&quot;,&quot;; &quot;.&quot;)" office:value-type="string" office:string-value="vy(78) = 35.2560043346838" calcext:value-type="string">
            <text:p>vy(78) = 35.2560043346838</text:p>
          </table:table-cell>
          <table:table-cell table:number-columns-repeated="4"/>
          <table:table-cell office:value-type="float" office:value="0.025666666092972" calcext:value-type="float">
            <text:p>2,57E-02</text:p>
          </table:table-cell>
          <table:table-cell table:number-columns-repeated="2"/>
          <table:table-cell office:value-type="float" office:value="37.2184662536316" calcext:value-type="float">
            <text:p>37,218466253631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CONCAT(&quot;vy(&quot;; [.A79]; &quot;) = &quot;; [$Planilha1.C80])" office:value-type="string" office:string-value="vy(79) = 35,3322042023096" calcext:value-type="string">
            <text:p>vy(79) = 35,3322042023096</text:p>
          </table:table-cell>
          <table:table-cell/>
          <table:table-cell table:formula="of:=SUBSTITUTE([.B79];&quot;,&quot;; &quot;.&quot;)" office:value-type="string" office:string-value="vy(79) = 35.3322042023096" calcext:value-type="string">
            <text:p>vy(79) = 35.3322042023096</text:p>
          </table:table-cell>
          <table:table-cell table:number-columns-repeated="4"/>
          <table:table-cell office:value-type="float" office:value="0.0259999994188547" calcext:value-type="float">
            <text:p>2,60E-02</text:p>
          </table:table-cell>
          <table:table-cell table:number-columns-repeated="2"/>
          <table:table-cell office:value-type="float" office:value="37.341826854123" calcext:value-type="float">
            <text:p>37,34182685412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CONCAT(&quot;vy(&quot;; [.A80]; &quot;) = &quot;; [$Planilha1.C81])" office:value-type="string" office:string-value="vy(80) = 35,348974615682" calcext:value-type="string">
            <text:p>vy(80) = 35,348974615682</text:p>
          </table:table-cell>
          <table:table-cell/>
          <table:table-cell table:formula="of:=SUBSTITUTE([.B80];&quot;,&quot;; &quot;.&quot;)" office:value-type="string" office:string-value="vy(80) = 35.348974615682" calcext:value-type="string">
            <text:p>vy(80) = 35.348974615682</text:p>
          </table:table-cell>
          <table:table-cell table:number-columns-repeated="4"/>
          <table:table-cell office:value-type="float" office:value="0.0263333327447375" calcext:value-type="float">
            <text:p>2,63E-02</text:p>
          </table:table-cell>
          <table:table-cell table:number-columns-repeated="2"/>
          <table:table-cell office:value-type="float" office:value="37.4651129994704" calcext:value-type="float">
            <text:p>37,4651129994704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CONCAT(&quot;vy(&quot;; [.A81]; &quot;) = &quot;; [$Planilha1.C82])" office:value-type="string" office:string-value="vy(81) = 35,3210919339435" calcext:value-type="string">
            <text:p>vy(81) = 35,3210919339435</text:p>
          </table:table-cell>
          <table:table-cell/>
          <table:table-cell table:formula="of:=SUBSTITUTE([.B81];&quot;,&quot;; &quot;.&quot;)" office:value-type="string" office:string-value="vy(81) = 35.3210919339435" calcext:value-type="string">
            <text:p>vy(81) = 35.3210919339435</text:p>
          </table:table-cell>
          <table:table-cell table:number-columns-repeated="4"/>
          <table:table-cell office:value-type="float" office:value="0.0266666660706202" calcext:value-type="float">
            <text:p>2,67E-02</text:p>
          </table:table-cell>
          <table:table-cell table:number-columns-repeated="2"/>
          <table:table-cell office:value-type="float" office:value="37.5881761737044" calcext:value-type="float">
            <text:p>37,58817617370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CONCAT(&quot;vy(&quot;; [.A82]; &quot;) = &quot;; [$Planilha1.C83])" office:value-type="string" office:string-value="vy(82) = 35,3228093284015" calcext:value-type="string">
            <text:p>vy(82) = 35,3228093284015</text:p>
          </table:table-cell>
          <table:table-cell/>
          <table:table-cell table:formula="of:=SUBSTITUTE([.B82];&quot;,&quot;; &quot;.&quot;)" office:value-type="string" office:string-value="vy(82) = 35.3228093284015" calcext:value-type="string">
            <text:p>vy(82) = 35.3228093284015</text:p>
          </table:table-cell>
          <table:table-cell table:number-columns-repeated="4"/>
          <table:table-cell office:value-type="float" office:value="0.026999999396503" calcext:value-type="float">
            <text:p>2,70E-02</text:p>
          </table:table-cell>
          <table:table-cell table:number-columns-repeated="2"/>
          <table:table-cell office:value-type="float" office:value="37.7108657985766" calcext:value-type="float">
            <text:p>37,71086579857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CONCAT(&quot;vy(&quot;; [.A83]; &quot;) = &quot;; [$Planilha1.C84])" office:value-type="string" office:string-value="vy(83) = 35,4324798334024" calcext:value-type="string">
            <text:p>vy(83) = 35,4324798334024</text:p>
          </table:table-cell>
          <table:table-cell/>
          <table:table-cell table:formula="of:=SUBSTITUTE([.B83];&quot;,&quot;; &quot;.&quot;)" office:value-type="string" office:string-value="vy(83) = 35.4324798334024" calcext:value-type="string">
            <text:p>vy(83) = 35.4324798334024</text:p>
          </table:table-cell>
          <table:table-cell table:number-columns-repeated="4"/>
          <table:table-cell office:value-type="float" office:value="0.0273333327223857" calcext:value-type="float">
            <text:p>2,73E-02</text:p>
          </table:table-cell>
          <table:table-cell table:number-columns-repeated="2"/>
          <table:table-cell office:value-type="float" office:value="37.8330295183092" calcext:value-type="float">
            <text:p>37,833029518309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CONCAT(&quot;vy(&quot;; [.A84]; &quot;) = &quot;; [$Planilha1.C85])" office:value-type="string" office:string-value="vy(84) = 35,6596930803009" calcext:value-type="string">
            <text:p>vy(84) = 35,6596930803009</text:p>
          </table:table-cell>
          <table:table-cell/>
          <table:table-cell table:formula="of:=SUBSTITUTE([.B84];&quot;,&quot;; &quot;.&quot;)" office:value-type="string" office:string-value="vy(84) = 35.6596930803009" calcext:value-type="string">
            <text:p>vy(84) = 35.6596930803009</text:p>
          </table:table-cell>
          <table:table-cell table:number-columns-repeated="4"/>
          <table:table-cell office:value-type="float" office:value="0.0276666660482685" calcext:value-type="float">
            <text:p>2,77E-02</text:p>
          </table:table-cell>
          <table:table-cell table:number-columns-repeated="2"/>
          <table:table-cell office:value-type="float" office:value="37.9545134911364" calcext:value-type="float">
            <text:p>37,954513491136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CONCAT(&quot;vy(&quot;; [.A85]; &quot;) = &quot;; [$Planilha1.C86])" office:value-type="string" office:string-value="vy(85) = 35,9148884159632" calcext:value-type="string">
            <text:p>vy(85) = 35,9148884159632</text:p>
          </table:table-cell>
          <table:table-cell/>
          <table:table-cell table:formula="of:=SUBSTITUTE([.B85];&quot;,&quot;; &quot;.&quot;)" office:value-type="string" office:string-value="vy(85) = 35.9148884159632" calcext:value-type="string">
            <text:p>vy(85) = 35.9148884159632</text:p>
          </table:table-cell>
          <table:table-cell table:number-columns-repeated="4"/>
          <table:table-cell office:value-type="float" office:value="0.0279999993741512" calcext:value-type="float">
            <text:p>2,80E-02</text:p>
          </table:table-cell>
          <table:table-cell table:number-columns-repeated="2"/>
          <table:table-cell office:value-type="float" office:value="38.0751626869253" calcext:value-type="float">
            <text:p>38,075162686925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CONCAT(&quot;vy(&quot;; [.A86]; &quot;) = &quot;; [$Planilha1.C87])" office:value-type="string" office:string-value="vy(86) = 36,0547001770301" calcext:value-type="string">
            <text:p>vy(86) = 36,0547001770301</text:p>
          </table:table-cell>
          <table:table-cell/>
          <table:table-cell table:formula="of:=SUBSTITUTE([.B86];&quot;,&quot;; &quot;.&quot;)" office:value-type="string" office:string-value="vy(86) = 36.0547001770301" calcext:value-type="string">
            <text:p>vy(86) = 36.0547001770301</text:p>
          </table:table-cell>
          <table:table-cell table:number-columns-repeated="4"/>
          <table:table-cell office:value-type="float" office:value="0.028333332700034" calcext:value-type="float">
            <text:p>2,83E-02</text:p>
          </table:table-cell>
          <table:table-cell table:number-columns-repeated="2"/>
          <table:table-cell office:value-type="float" office:value="38.1948211901454" calcext:value-type="float">
            <text:p>38,194821190145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CONCAT(&quot;vy(&quot;; [.A87]; &quot;) = &quot;; [$Planilha1.C88])" office:value-type="string" office:string-value="vy(87) = 35,9800127887246" calcext:value-type="string">
            <text:p>vy(87) = 35,9800127887246</text:p>
          </table:table-cell>
          <table:table-cell/>
          <table:table-cell table:formula="of:=SUBSTITUTE([.B87];&quot;,&quot;; &quot;.&quot;)" office:value-type="string" office:string-value="vy(87) = 35.9800127887246" calcext:value-type="string">
            <text:p>vy(87) = 35.9800127887246</text:p>
          </table:table-cell>
          <table:table-cell table:number-columns-repeated="4"/>
          <table:table-cell office:value-type="float" office:value="0.0286666660259167" calcext:value-type="float">
            <text:p>2,87E-02</text:p>
          </table:table-cell>
          <table:table-cell table:number-columns-repeated="2"/>
          <table:table-cell office:value-type="float" office:value="38.3133325074398" calcext:value-type="float">
            <text:p>38,313332507439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CONCAT(&quot;vy(&quot;; [.A88]; &quot;) = &quot;; [$Planilha1.C89])" office:value-type="string" office:string-value="vy(88) = 35,7195497183772" calcext:value-type="string">
            <text:p>vy(88) = 35,7195497183772</text:p>
          </table:table-cell>
          <table:table-cell/>
          <table:table-cell table:formula="of:=SUBSTITUTE([.B88];&quot;,&quot;; &quot;.&quot;)" office:value-type="string" office:string-value="vy(88) = 35.7195497183772" calcext:value-type="string">
            <text:p>vy(88) = 35.7195497183772</text:p>
          </table:table-cell>
          <table:table-cell table:number-columns-repeated="4"/>
          <table:table-cell office:value-type="float" office:value="0.0289999993517995" calcext:value-type="float">
            <text:p>2,90E-02</text:p>
          </table:table-cell>
          <table:table-cell table:number-columns-repeated="2"/>
          <table:table-cell office:value-type="float" office:value="38.4305398790374" calcext:value-type="float">
            <text:p>38,430539879037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CONCAT(&quot;vy(&quot;; [.A89]; &quot;) = &quot;; [$Planilha1.C90])" office:value-type="string" office:string-value="vy(89) = 35,4348034117628" calcext:value-type="string">
            <text:p>vy(89) = 35,4348034117628</text:p>
          </table:table-cell>
          <table:table-cell/>
          <table:table-cell table:formula="of:=SUBSTITUTE([.B89];&quot;,&quot;; &quot;.&quot;)" office:value-type="string" office:string-value="vy(89) = 35.4348034117628" calcext:value-type="string">
            <text:p>vy(89) = 35.4348034117628</text:p>
          </table:table-cell>
          <table:table-cell table:number-columns-repeated="4"/>
          <table:table-cell office:value-type="float" office:value="0.0293333326776822" calcext:value-type="float">
            <text:p>2,93E-02</text:p>
          </table:table-cell>
          <table:table-cell table:number-columns-repeated="2"/>
          <table:table-cell office:value-type="float" office:value="38.5462865932325" calcext:value-type="float">
            <text:p>38,546286593232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CONCAT(&quot;vy(&quot;; [.A90]; &quot;) = &quot;; [$Planilha1.C91])" office:value-type="string" office:string-value="vy(90) = 35,3334024201444" calcext:value-type="string">
            <text:p>vy(90) = 35,3334024201444</text:p>
          </table:table-cell>
          <table:table-cell/>
          <table:table-cell table:formula="of:=SUBSTITUTE([.B90];&quot;,&quot;; &quot;.&quot;)" office:value-type="string" office:string-value="vy(90) = 35.3334024201444" calcext:value-type="string">
            <text:p>vy(90) = 35.3334024201444</text:p>
          </table:table-cell>
          <table:table-cell table:number-columns-repeated="4"/>
          <table:table-cell office:value-type="float" office:value="0.029666666003565" calcext:value-type="float">
            <text:p>2,97E-02</text:p>
          </table:table-cell>
          <table:table-cell table:number-columns-repeated="2"/>
          <table:table-cell office:value-type="float" office:value="38.6604163031493" calcext:value-type="float">
            <text:p>38,6604163031493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M.MICROSOFT.CONCAT(&quot;vy(&quot;; [.A91]; &quot;) = &quot;; [$Planilha1.C92])" office:value-type="string" office:string-value="vy(91) = 35,5425261984748" calcext:value-type="string">
            <text:p>vy(91) = 35,5425261984748</text:p>
          </table:table-cell>
          <table:table-cell/>
          <table:table-cell table:formula="of:=SUBSTITUTE([.B91];&quot;,&quot;; &quot;.&quot;)" office:value-type="string" office:string-value="vy(91) = 35.5425261984748" calcext:value-type="string">
            <text:p>vy(91) = 35.5425261984748</text:p>
          </table:table-cell>
          <table:table-cell table:number-columns-repeated="4"/>
          <table:table-cell office:value-type="float" office:value="0.0299999993294477" calcext:value-type="float">
            <text:p>3,00E-02</text:p>
          </table:table-cell>
          <table:table-cell table:number-columns-repeated="2"/>
          <table:table-cell office:value-type="float" office:value="38.7727733450007" calcext:value-type="float">
            <text:p>38,7727733450007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M.MICROSOFT.CONCAT(&quot;vy(&quot;; [.A92]; &quot;) = &quot;; [$Planilha1.C93])" office:value-type="string" office:string-value="vy(92) = 36,0252367218683" calcext:value-type="string">
            <text:p>vy(92) = 36,0252367218683</text:p>
          </table:table-cell>
          <table:table-cell/>
          <table:table-cell table:formula="of:=SUBSTITUTE([.B92];&quot;,&quot;; &quot;.&quot;)" office:value-type="string" office:string-value="vy(92) = 36.0252367218683" calcext:value-type="string">
            <text:p>vy(92) = 36.0252367218683</text:p>
          </table:table-cell>
          <table:table-cell table:number-columns-repeated="4"/>
          <table:table-cell office:value-type="float" office:value="0.0303333326553305" calcext:value-type="float">
            <text:p>3,03E-02</text:p>
          </table:table-cell>
          <table:table-cell table:number-columns-repeated="2"/>
          <table:table-cell office:value-type="float" office:value="38.8832030570436" calcext:value-type="float">
            <text:p>38,883203057043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M.MICROSOFT.CONCAT(&quot;vy(&quot;; [.A93]; &quot;) = &quot;; [$Planilha1.C94])" office:value-type="string" office:string-value="vy(93) = 36,5967676147879" calcext:value-type="string">
            <text:p>vy(93) = 36,5967676147879</text:p>
          </table:table-cell>
          <table:table-cell/>
          <table:table-cell table:formula="of:=SUBSTITUTE([.B93];&quot;,&quot;; &quot;.&quot;)" office:value-type="string" office:string-value="vy(93) = 36.5967676147879" calcext:value-type="string">
            <text:p>vy(93) = 36.5967676147879</text:p>
          </table:table-cell>
          <table:table-cell table:number-columns-repeated="4"/>
          <table:table-cell office:value-type="float" office:value="0.0306666659812132" calcext:value-type="float">
            <text:p>3,07E-02</text:p>
          </table:table-cell>
          <table:table-cell table:number-columns-repeated="2"/>
          <table:table-cell office:value-type="float" office:value="38.9915520984311" calcext:value-type="float">
            <text:p>38,991552098431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M.MICROSOFT.CONCAT(&quot;vy(&quot;; [.A94]; &quot;) = &quot;; [$Planilha1.C95])" office:value-type="string" office:string-value="vy(94) = 37,03171470644" calcext:value-type="string">
            <text:p>vy(94) = 37,03171470644</text:p>
          </table:table-cell>
          <table:table-cell/>
          <table:table-cell table:formula="of:=SUBSTITUTE([.B94];&quot;,&quot;; &quot;.&quot;)" office:value-type="string" office:string-value="vy(94) = 37.03171470644" calcext:value-type="string">
            <text:p>vy(94) = 37.03171470644</text:p>
          </table:table-cell>
          <table:table-cell table:number-columns-repeated="4"/>
          <table:table-cell office:value-type="float" office:value="0.030999999307096" calcext:value-type="float">
            <text:p>3,10E-02</text:p>
          </table:table-cell>
          <table:table-cell table:number-columns-repeated="2"/>
          <table:table-cell office:value-type="float" office:value="39.0976687671592" calcext:value-type="float">
            <text:p>39,097668767159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M.MICROSOFT.CONCAT(&quot;vy(&quot;; [.A95]; &quot;) = &quot;; [$Planilha1.C96])" office:value-type="string" office:string-value="vy(95) = 37,1925851259063" calcext:value-type="string">
            <text:p>vy(95) = 37,1925851259063</text:p>
          </table:table-cell>
          <table:table-cell/>
          <table:table-cell table:formula="of:=SUBSTITUTE([.B95];&quot;,&quot;; &quot;.&quot;)" office:value-type="string" office:string-value="vy(95) = 37.1925851259063" calcext:value-type="string">
            <text:p>vy(95) = 37.1925851259063</text:p>
          </table:table-cell>
          <table:table-cell table:number-columns-repeated="4"/>
          <table:table-cell office:value-type="float" office:value="0.0313333326329788" calcext:value-type="float">
            <text:p>3,13E-02</text:p>
          </table:table-cell>
          <table:table-cell table:number-columns-repeated="2"/>
          <table:table-cell office:value-type="float" office:value="39.2014033163074" calcext:value-type="float">
            <text:p>39,201403316307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M.MICROSOFT.CONCAT(&quot;vy(&quot;; [.A96]; &quot;) = &quot;; [$Planilha1.C97])" office:value-type="string" office:string-value="vy(96) = 37,0973751462508" calcext:value-type="string">
            <text:p>vy(96) = 37,0973751462508</text:p>
          </table:table-cell>
          <table:table-cell/>
          <table:table-cell table:formula="of:=SUBSTITUTE([.B96];&quot;,&quot;; &quot;.&quot;)" office:value-type="string" office:string-value="vy(96) = 37.0973751462508" calcext:value-type="string">
            <text:p>vy(96) = 37.0973751462508</text:p>
          </table:table-cell>
          <table:table-cell table:number-columns-repeated="4"/>
          <table:table-cell office:value-type="float" office:value="0.0316666659588615" calcext:value-type="float">
            <text:p>3,17E-02</text:p>
          </table:table-cell>
          <table:table-cell table:number-columns-repeated="2"/>
          <table:table-cell office:value-type="float" office:value="39.3026082677738" calcext:value-type="float">
            <text:p>39,302608267773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M.MICROSOFT.CONCAT(&quot;vy(&quot;; [.A97]; &quot;) = &quot;; [$Planilha1.C98])" office:value-type="string" office:string-value="vy(97) = 36,8869822974598" calcext:value-type="string">
            <text:p>vy(97) = 36,8869822974598</text:p>
          </table:table-cell>
          <table:table-cell/>
          <table:table-cell table:formula="of:=SUBSTITUTE([.B97];&quot;,&quot;; &quot;.&quot;)" office:value-type="string" office:string-value="vy(97) = 36.8869822974598" calcext:value-type="string">
            <text:p>vy(97) = 36.8869822974598</text:p>
          </table:table-cell>
          <table:table-cell table:number-columns-repeated="4"/>
          <table:table-cell office:value-type="float" office:value="0.0319999992847443" calcext:value-type="float">
            <text:p>3,20E-02</text:p>
          </table:table-cell>
          <table:table-cell table:number-columns-repeated="2"/>
          <table:table-cell office:value-type="float" office:value="39.4011387227113" calcext:value-type="float">
            <text:p>39,401138722711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M.MICROSOFT.CONCAT(&quot;vy(&quot;; [.A98]; &quot;) = &quot;; [$Planilha1.C99])" office:value-type="string" office:string-value="vy(98) = 36,7212287968477" calcext:value-type="string">
            <text:p>vy(98) = 36,7212287968477</text:p>
          </table:table-cell>
          <table:table-cell/>
          <table:table-cell table:formula="of:=SUBSTITUTE([.B98];&quot;,&quot;; &quot;.&quot;)" office:value-type="string" office:string-value="vy(98) = 36.7212287968477" calcext:value-type="string">
            <text:p>vy(98) = 36.7212287968477</text:p>
          </table:table-cell>
          <table:table-cell table:number-columns-repeated="4"/>
          <table:table-cell office:value-type="float" office:value="0.032333332610627" calcext:value-type="float">
            <text:p>3,23E-02</text:p>
          </table:table-cell>
          <table:table-cell table:number-columns-repeated="2"/>
          <table:table-cell office:value-type="float" office:value="39.4968526678785" calcext:value-type="float">
            <text:p>39,4968526678785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M.MICROSOFT.CONCAT(&quot;vy(&quot;; [.A99]; &quot;) = &quot;; [$Planilha1.C100])" office:value-type="string" office:string-value="vy(99) = 36,6775030496074" calcext:value-type="string">
            <text:p>vy(99) = 36,6775030496074</text:p>
          </table:table-cell>
          <table:table-cell/>
          <table:table-cell table:formula="of:=SUBSTITUTE([.B99];&quot;,&quot;; &quot;.&quot;)" office:value-type="string" office:string-value="vy(99) = 36.6775030496074" calcext:value-type="string">
            <text:p>vy(99) = 36.6775030496074</text:p>
          </table:table-cell>
          <table:table-cell table:number-columns-repeated="4"/>
          <table:table-cell office:value-type="float" office:value="0.0326666659365098" calcext:value-type="float">
            <text:p>3,27E-02</text:p>
          </table:table-cell>
          <table:table-cell table:number-columns-repeated="2"/>
          <table:table-cell office:value-type="float" office:value="39.589611277128" calcext:value-type="float">
            <text:p>39,5896112771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M.MICROSOFT.CONCAT(&quot;vy(&quot;; [.A100]; &quot;) = &quot;; [$Planilha1.C101])" office:value-type="string" office:string-value="vy(100) = 36,7184954768104" calcext:value-type="string">
            <text:p>vy(100) = 36,7184954768104</text:p>
          </table:table-cell>
          <table:table-cell/>
          <table:table-cell table:formula="of:=SUBSTITUTE([.B100];&quot;,&quot;; &quot;.&quot;)" office:value-type="string" office:string-value="vy(100) = 36.7184954768104" calcext:value-type="string">
            <text:p>vy(100) = 36.7184954768104</text:p>
          </table:table-cell>
          <table:table-cell table:number-columns-repeated="4"/>
          <table:table-cell office:value-type="float" office:value="0.0329999992623925" calcext:value-type="float">
            <text:p>3,30E-02</text:p>
          </table:table-cell>
          <table:table-cell table:number-columns-repeated="2"/>
          <table:table-cell office:value-type="float" office:value="39.679279207265" calcext:value-type="float">
            <text:p>39,679279207265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M.MICROSOFT.CONCAT(&quot;vy(&quot;; [.A101]; &quot;) = &quot;; [$Planilha1.C102])" office:value-type="string" office:string-value="vy(101) = 36,7432516122675" calcext:value-type="string">
            <text:p>vy(101) = 36,7432516122675</text:p>
          </table:table-cell>
          <table:table-cell/>
          <table:table-cell table:formula="of:=SUBSTITUTE([.B101];&quot;,&quot;; &quot;.&quot;)" office:value-type="string" office:string-value="vy(101) = 36.7432516122675" calcext:value-type="string">
            <text:p>vy(101) = 36.7432516122675</text:p>
          </table:table-cell>
          <table:table-cell table:number-columns-repeated="4"/>
          <table:table-cell office:value-type="float" office:value="0.0333333325882753" calcext:value-type="float">
            <text:p>3,33E-02</text:p>
          </table:table-cell>
          <table:table-cell table:number-columns-repeated="2"/>
          <table:table-cell office:value-type="float" office:value="39.7657248875248" calcext:value-type="float">
            <text:p>39,765724887524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M.MICROSOFT.CONCAT(&quot;vy(&quot;; [.A102]; &quot;) = &quot;; [$Planilha1.C103])" office:value-type="string" office:string-value="vy(102) = 36,6775566375458" calcext:value-type="string">
            <text:p>vy(102) = 36,6775566375458</text:p>
          </table:table-cell>
          <table:table-cell/>
          <table:table-cell table:formula="of:=SUBSTITUTE([.B102];&quot;,&quot;; &quot;.&quot;)" office:value-type="string" office:string-value="vy(102) = 36.6775566375458" calcext:value-type="string">
            <text:p>vy(102) = 36.6775566375458</text:p>
          </table:table-cell>
          <table:table-cell table:number-columns-repeated="4"/>
          <table:table-cell office:value-type="float" office:value="0.033666665914158" calcext:value-type="float">
            <text:p>3,37E-02</text:p>
          </table:table-cell>
          <table:table-cell table:number-columns-repeated="2"/>
          <table:table-cell office:value-type="float" office:value="39.8488208019298" calcext:value-type="float">
            <text:p>39,848820801929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M.MICROSOFT.CONCAT(&quot;vy(&quot;; [.A103]; &quot;) = &quot;; [$Planilha1.C104])" office:value-type="string" office:string-value="vy(103) = 36,5361810780193" calcext:value-type="string">
            <text:p>vy(103) = 36,5361810780193</text:p>
          </table:table-cell>
          <table:table-cell/>
          <table:table-cell table:formula="of:=SUBSTITUTE([.B103];&quot;,&quot;; &quot;.&quot;)" office:value-type="string" office:string-value="vy(103) = 36.5361810780193" calcext:value-type="string">
            <text:p>vy(103) = 36.5361810780193</text:p>
          </table:table-cell>
          <table:table-cell table:number-columns-repeated="4"/>
          <table:table-cell office:value-type="float" office:value="0.0339999992400408" calcext:value-type="float">
            <text:p>3,40E-02</text:p>
          </table:table-cell>
          <table:table-cell table:number-columns-repeated="2"/>
          <table:table-cell office:value-type="float" office:value="39.9284437638073" calcext:value-type="float">
            <text:p>39,928443763807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M.MICROSOFT.CONCAT(&quot;vy(&quot;; [.A104]; &quot;) = &quot;; [$Planilha1.C105])" office:value-type="string" office:string-value="vy(104) = 36,4146255835749" calcext:value-type="string">
            <text:p>vy(104) = 36,4146255835749</text:p>
          </table:table-cell>
          <table:table-cell/>
          <table:table-cell table:formula="of:=SUBSTITUTE([.B104];&quot;,&quot;; &quot;.&quot;)" office:value-type="string" office:string-value="vy(104) = 36.4146255835749" calcext:value-type="string">
            <text:p>vy(104) = 36.4146255835749</text:p>
          </table:table-cell>
          <table:table-cell table:number-columns-repeated="4"/>
          <table:table-cell office:value-type="float" office:value="0.0343333325659235" calcext:value-type="float">
            <text:p>3,43E-02</text:p>
          </table:table-cell>
          <table:table-cell table:number-columns-repeated="2"/>
          <table:table-cell office:value-type="float" office:value="40.0044751817661" calcext:value-type="float">
            <text:p>40,004475181766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M.MICROSOFT.CONCAT(&quot;vy(&quot;; [.A105]; &quot;) = &quot;; [$Planilha1.C106])" office:value-type="string" office:string-value="vy(105) = 36,4206652180748" calcext:value-type="string">
            <text:p>vy(105) = 36,4206652180748</text:p>
          </table:table-cell>
          <table:table-cell/>
          <table:table-cell table:formula="of:=SUBSTITUTE([.B105];&quot;,&quot;; &quot;.&quot;)" office:value-type="string" office:string-value="vy(105) = 36.4206652180748" calcext:value-type="string">
            <text:p>vy(105) = 36.4206652180748</text:p>
          </table:table-cell>
          <table:table-cell table:number-columns-repeated="4"/>
          <table:table-cell office:value-type="float" office:value="0.0346666658918063" calcext:value-type="float">
            <text:p>3,47E-02</text:p>
          </table:table-cell>
          <table:table-cell table:number-columns-repeated="2"/>
          <table:table-cell office:value-type="float" office:value="40.0768013164526" calcext:value-type="float">
            <text:p>40,076801316452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M.MICROSOFT.CONCAT(&quot;vy(&quot;; [.A106]; &quot;) = &quot;; [$Planilha1.C107])" office:value-type="string" office:string-value="vy(106) = 36,5974252718114" calcext:value-type="string">
            <text:p>vy(106) = 36,5974252718114</text:p>
          </table:table-cell>
          <table:table-cell/>
          <table:table-cell table:formula="of:=SUBSTITUTE([.B106];&quot;,&quot;; &quot;.&quot;)" office:value-type="string" office:string-value="vy(106) = 36.5974252718114" calcext:value-type="string">
            <text:p>vy(106) = 36.5974252718114</text:p>
          </table:table-cell>
          <table:table-cell table:number-columns-repeated="4"/>
          <table:table-cell office:value-type="float" office:value="0.034999999217689" calcext:value-type="float">
            <text:p>3,50E-02</text:p>
          </table:table-cell>
          <table:table-cell table:number-columns-repeated="2"/>
          <table:table-cell office:value-type="float" office:value="40.1453135274286" calcext:value-type="float">
            <text:p>40,1453135274286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M.MICROSOFT.CONCAT(&quot;vy(&quot;; [.A107]; &quot;) = &quot;; [$Planilha1.C108])" office:value-type="string" office:string-value="vy(107) = 36,8919793949334" calcext:value-type="string">
            <text:p>vy(107) = 36,8919793949334</text:p>
          </table:table-cell>
          <table:table-cell/>
          <table:table-cell table:formula="of:=SUBSTITUTE([.B107];&quot;,&quot;; &quot;.&quot;)" office:value-type="string" office:string-value="vy(107) = 36.8919793949334" calcext:value-type="string">
            <text:p>vy(107) = 36.8919793949334</text:p>
          </table:table-cell>
          <table:table-cell table:number-columns-repeated="4"/>
          <table:table-cell office:value-type="float" office:value="0.0353333325435718" calcext:value-type="float">
            <text:p>3,53E-02</text:p>
          </table:table-cell>
          <table:table-cell table:number-columns-repeated="2"/>
          <table:table-cell office:value-type="float" office:value="40.2099085095398" calcext:value-type="float">
            <text:p>40,209908509539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M.MICROSOFT.CONCAT(&quot;vy(&quot;; [.A108]; &quot;) = &quot;; [$Planilha1.C109])" office:value-type="string" office:string-value="vy(108) = 37,1882641516308" calcext:value-type="string">
            <text:p>vy(108) = 37,1882641516308</text:p>
          </table:table-cell>
          <table:table-cell/>
          <table:table-cell table:formula="of:=SUBSTITUTE([.B108];&quot;,&quot;; &quot;.&quot;)" office:value-type="string" office:string-value="vy(108) = 37.1882641516308" calcext:value-type="string">
            <text:p>vy(108) = 37.1882641516308</text:p>
          </table:table-cell>
          <table:table-cell table:number-columns-repeated="4"/>
          <table:table-cell office:value-type="float" office:value="0.0356666658694545" calcext:value-type="float">
            <text:p>3,57E-02</text:p>
          </table:table-cell>
          <table:table-cell table:number-columns-repeated="2"/>
          <table:table-cell office:value-type="float" office:value="40.2704885181683" calcext:value-type="float">
            <text:p>40,2704885181683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M.MICROSOFT.CONCAT(&quot;vy(&quot;; [.A109]; &quot;) = &quot;; [$Planilha1.C110])" office:value-type="string" office:string-value="vy(109) = 37,3781322690307" calcext:value-type="string">
            <text:p>vy(109) = 37,3781322690307</text:p>
          </table:table-cell>
          <table:table-cell/>
          <table:table-cell table:formula="of:=SUBSTITUTE([.B109];&quot;,&quot;; &quot;.&quot;)" office:value-type="string" office:string-value="vy(109) = 37.3781322690307" calcext:value-type="string">
            <text:p>vy(109) = 37.3781322690307</text:p>
          </table:table-cell>
          <table:table-cell table:number-columns-repeated="4"/>
          <table:table-cell office:value-type="float" office:value="0.0359999991953373" calcext:value-type="float">
            <text:p>3,60E-02</text:p>
          </table:table-cell>
          <table:table-cell table:number-columns-repeated="2"/>
          <table:table-cell office:value-type="float" office:value="40.3269615827913" calcext:value-type="float">
            <text:p>40,326961582791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M.MICROSOFT.CONCAT(&quot;vy(&quot;; [.A110]; &quot;) = &quot;; [$Planilha1.C111])" office:value-type="string" office:string-value="vy(110) = 37,4214748088948" calcext:value-type="string">
            <text:p>vy(110) = 37,4214748088948</text:p>
          </table:table-cell>
          <table:table-cell/>
          <table:table-cell table:formula="of:=SUBSTITUTE([.B110];&quot;,&quot;; &quot;.&quot;)" office:value-type="string" office:string-value="vy(110) = 37.4214748088948" calcext:value-type="string">
            <text:p>vy(110) = 37.4214748088948</text:p>
          </table:table-cell>
          <table:table-cell table:number-columns-repeated="4"/>
          <table:table-cell office:value-type="float" office:value="0.03633333252122" calcext:value-type="float">
            <text:p>3,63E-02</text:p>
          </table:table-cell>
          <table:table-cell table:number-columns-repeated="2"/>
          <table:table-cell office:value-type="float" office:value="40.379241708299" calcext:value-type="float">
            <text:p>40,379241708299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M.MICROSOFT.CONCAT(&quot;vy(&quot;; [.A111]; &quot;) = &quot;; [$Planilha1.C112])" office:value-type="string" office:string-value="vy(111) = 37,3588101452084" calcext:value-type="string">
            <text:p>vy(111) = 37,3588101452084</text:p>
          </table:table-cell>
          <table:table-cell/>
          <table:table-cell table:formula="of:=SUBSTITUTE([.B111];&quot;,&quot;; &quot;.&quot;)" office:value-type="string" office:string-value="vy(111) = 37.3588101452084" calcext:value-type="string">
            <text:p>vy(111) = 37.3588101452084</text:p>
          </table:table-cell>
          <table:table-cell table:number-columns-repeated="4"/>
          <table:table-cell office:value-type="float" office:value="0.0366666658471028" calcext:value-type="float">
            <text:p>3,67E-02</text:p>
          </table:table-cell>
          <table:table-cell table:number-columns-repeated="2"/>
          <table:table-cell office:value-type="float" office:value="40.4272490635529" calcext:value-type="float">
            <text:p>40,427249063552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M.MICROSOFT.CONCAT(&quot;vy(&quot;; [.A112]; &quot;) = &quot;; [$Planilha1.C113])" office:value-type="string" office:string-value="vy(112) = 37,2749407271173" calcext:value-type="string">
            <text:p>vy(112) = 37,2749407271173</text:p>
          </table:table-cell>
          <table:table-cell/>
          <table:table-cell table:formula="of:=SUBSTITUTE([.B112];&quot;,&quot;; &quot;.&quot;)" office:value-type="string" office:string-value="vy(112) = 37.2749407271173" calcext:value-type="string">
            <text:p>vy(112) = 37.2749407271173</text:p>
          </table:table-cell>
          <table:table-cell table:number-columns-repeated="4"/>
          <table:table-cell office:value-type="float" office:value="0.0369999991729856" calcext:value-type="float">
            <text:p>3,70E-02</text:p>
          </table:table-cell>
          <table:table-cell table:number-columns-repeated="2"/>
          <table:table-cell office:value-type="float" office:value="40.4709101567025" calcext:value-type="float">
            <text:p>40,4709101567025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M.MICROSOFT.CONCAT(&quot;vy(&quot;; [.A113]; &quot;) = &quot;; [$Planilha1.C114])" office:value-type="string" office:string-value="vy(113) = 37,2435125465673" calcext:value-type="string">
            <text:p>vy(113) = 37,2435125465673</text:p>
          </table:table-cell>
          <table:table-cell/>
          <table:table-cell table:formula="of:=SUBSTITUTE([.B113];&quot;,&quot;; &quot;.&quot;)" office:value-type="string" office:string-value="vy(113) = 37.2435125465673" calcext:value-type="string">
            <text:p>vy(113) = 37.2435125465673</text:p>
          </table:table-cell>
          <table:table-cell table:number-columns-repeated="4"/>
          <table:table-cell office:value-type="float" office:value="0.0373333324988683" calcext:value-type="float">
            <text:p>3,73E-02</text:p>
          </table:table-cell>
          <table:table-cell table:number-columns-repeated="2"/>
          <table:table-cell office:value-type="float" office:value="40.5101579968063" calcext:value-type="float">
            <text:p>40,5101579968063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M.MICROSOFT.CONCAT(&quot;vy(&quot;; [.A114]; &quot;) = &quot;; [$Planilha1.C115])" office:value-type="string" office:string-value="vy(114) = 37,2892352733761" calcext:value-type="string">
            <text:p>vy(114) = 37,2892352733761</text:p>
          </table:table-cell>
          <table:table-cell/>
          <table:table-cell table:formula="of:=SUBSTITUTE([.B114];&quot;,&quot;; &quot;.&quot;)" office:value-type="string" office:string-value="vy(114) = 37.2892352733761" calcext:value-type="string">
            <text:p>vy(114) = 37.2892352733761</text:p>
          </table:table-cell>
          <table:table-cell table:number-columns-repeated="4"/>
          <table:table-cell office:value-type="float" office:value="0.0376666658247511" calcext:value-type="float">
            <text:p>3,77E-02</text:p>
          </table:table-cell>
          <table:table-cell table:number-columns-repeated="2"/>
          <table:table-cell office:value-type="float" office:value="40.5449322413454" calcext:value-type="float">
            <text:p>40,5449322413454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M.MICROSOFT.CONCAT(&quot;vy(&quot;; [.A115]; &quot;) = &quot;; [$Planilha1.C116])" office:value-type="string" office:string-value="vy(115) = 37,3864982497872" calcext:value-type="string">
            <text:p>vy(115) = 37,3864982497872</text:p>
          </table:table-cell>
          <table:table-cell/>
          <table:table-cell table:formula="of:=SUBSTITUTE([.B115];&quot;,&quot;; &quot;.&quot;)" office:value-type="string" office:string-value="vy(115) = 37.3864982497872" calcext:value-type="string">
            <text:p>vy(115) = 37.3864982497872</text:p>
          </table:table-cell>
          <table:table-cell table:number-columns-repeated="4"/>
          <table:table-cell office:value-type="float" office:value="0.0379999991506338" calcext:value-type="float">
            <text:p>3,80E-02</text:p>
          </table:table-cell>
          <table:table-cell table:number-columns-repeated="2"/>
          <table:table-cell office:value-type="float" office:value="40.575179329246" calcext:value-type="float">
            <text:p>40,57517932924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M.MICROSOFT.CONCAT(&quot;vy(&quot;; [.A116]; &quot;) = &quot;; [$Planilha1.C117])" office:value-type="string" office:string-value="vy(116) = 37,4866855477625" calcext:value-type="string">
            <text:p>vy(116) = 37,4866855477625</text:p>
          </table:table-cell>
          <table:table-cell/>
          <table:table-cell table:formula="of:=SUBSTITUTE([.B116];&quot;,&quot;; &quot;.&quot;)" office:value-type="string" office:string-value="vy(116) = 37.4866855477625" calcext:value-type="string">
            <text:p>vy(116) = 37.4866855477625</text:p>
          </table:table-cell>
          <table:table-cell table:number-columns-repeated="4"/>
          <table:table-cell office:value-type="float" office:value="0.0383333324765166" calcext:value-type="float">
            <text:p>3,83E-02</text:p>
          </table:table-cell>
          <table:table-cell table:number-columns-repeated="2"/>
          <table:table-cell office:value-type="float" office:value="40.600852599072" calcext:value-type="float">
            <text:p>40,600852599072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M.MICROSOFT.CONCAT(&quot;vy(&quot;; [.A117]; &quot;) = &quot;; [$Planilha1.C118])" office:value-type="string" office:string-value="vy(117) = 37,5508933290151" calcext:value-type="string">
            <text:p>vy(117) = 37,5508933290151</text:p>
          </table:table-cell>
          <table:table-cell/>
          <table:table-cell table:formula="of:=SUBSTITUTE([.B117];&quot;,&quot;; &quot;.&quot;)" office:value-type="string" office:string-value="vy(117) = 37.5508933290151" calcext:value-type="string">
            <text:p>vy(117) = 37.5508933290151</text:p>
          </table:table-cell>
          <table:table-cell table:number-columns-repeated="4"/>
          <table:table-cell office:value-type="float" office:value="0.0386666658023993" calcext:value-type="float">
            <text:p>3,87E-02</text:p>
          </table:table-cell>
          <table:table-cell table:number-columns-repeated="2"/>
          <table:table-cell office:value-type="float" office:value="40.6219123920808" calcext:value-type="float">
            <text:p>40,6219123920808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M.MICROSOFT.CONCAT(&quot;vy(&quot;; [.A118]; &quot;) = &quot;; [$Planilha1.C119])" office:value-type="string" office:string-value="vy(118) = 37,5678371172327" calcext:value-type="string">
            <text:p>vy(118) = 37,5678371172327</text:p>
          </table:table-cell>
          <table:table-cell/>
          <table:table-cell table:formula="of:=SUBSTITUTE([.B118];&quot;,&quot;; &quot;.&quot;)" office:value-type="string" office:string-value="vy(118) = 37.5678371172327" calcext:value-type="string">
            <text:p>vy(118) = 37.5678371172327</text:p>
          </table:table-cell>
          <table:table-cell table:number-columns-repeated="4"/>
          <table:table-cell office:value-type="float" office:value="0.0389999991282821" calcext:value-type="float">
            <text:p>3,90E-02</text:p>
          </table:table-cell>
          <table:table-cell table:number-columns-repeated="2"/>
          <table:table-cell office:value-type="float" office:value="40.6383261398784" calcext:value-type="float">
            <text:p>40,6383261398784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M.MICROSOFT.CONCAT(&quot;vy(&quot;; [.A119]; &quot;) = &quot;; [$Planilha1.C120])" office:value-type="string" office:string-value="vy(119) = 37,5516392926216" calcext:value-type="string">
            <text:p>vy(119) = 37,5516392926216</text:p>
          </table:table-cell>
          <table:table-cell/>
          <table:table-cell table:formula="of:=SUBSTITUTE([.B119];&quot;,&quot;; &quot;.&quot;)" office:value-type="string" office:string-value="vy(119) = 37.5516392926216" calcext:value-type="string">
            <text:p>vy(119) = 37.5516392926216</text:p>
          </table:table-cell>
          <table:table-cell table:number-columns-repeated="4"/>
          <table:table-cell office:value-type="float" office:value="0.0393333324541648" calcext:value-type="float">
            <text:p>3,93E-02</text:p>
          </table:table-cell>
          <table:table-cell table:number-columns-repeated="2"/>
          <table:table-cell office:value-type="float" office:value="40.6500684364466" calcext:value-type="float">
            <text:p>40,650068436446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M.MICROSOFT.CONCAT(&quot;vy(&quot;; [.A120]; &quot;) = &quot;; [$Planilha1.C121])" office:value-type="string" office:string-value="vy(120) = 37,5275242461803" calcext:value-type="string">
            <text:p>vy(120) = 37,5275242461803</text:p>
          </table:table-cell>
          <table:table-cell/>
          <table:table-cell table:formula="of:=SUBSTITUTE([.B120];&quot;,&quot;; &quot;.&quot;)" office:value-type="string" office:string-value="vy(120) = 37.5275242461803" calcext:value-type="string">
            <text:p>vy(120) = 37.5275242461803</text:p>
          </table:table-cell>
          <table:table-cell table:number-columns-repeated="4"/>
          <table:table-cell office:value-type="float" office:value="0.0396666657800476" calcext:value-type="float">
            <text:p>3,97E-02</text:p>
          </table:table-cell>
          <table:table-cell table:number-columns-repeated="2"/>
          <table:table-cell office:value-type="float" office:value="40.6571210943588" calcext:value-type="float">
            <text:p>40,657121094358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M.MICROSOFT.CONCAT(&quot;vy(&quot;; [.A121]; &quot;) = &quot;; [$Planilha1.C122])" office:value-type="string" office:string-value="vy(121) = 37,5167969402866" calcext:value-type="string">
            <text:p>vy(121) = 37,5167969402866</text:p>
          </table:table-cell>
          <table:table-cell/>
          <table:table-cell table:formula="of:=SUBSTITUTE([.B121];&quot;,&quot;; &quot;.&quot;)" office:value-type="string" office:string-value="vy(121) = 37.5167969402866" calcext:value-type="string">
            <text:p>vy(121) = 37.5167969402866</text:p>
          </table:table-cell>
          <table:table-cell table:number-columns-repeated="4"/>
          <table:table-cell office:value-type="float" office:value="0.0399999991059303" calcext:value-type="float">
            <text:p>4,00E-02</text:p>
          </table:table-cell>
          <table:table-cell table:number-columns-repeated="2"/>
          <table:table-cell office:value-type="float" office:value="40.6594731850363" calcext:value-type="float">
            <text:p>40,6594731850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9:04:25.1575741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3:26:44.315851106</meta:creation-date>
    <dc:date>2020-02-19T21:17:51.398044804</dc:date>
    <meta:editing-duration>PT1H59M20S</meta:editing-duration>
    <meta:editing-cycles>7</meta:editing-cycles>
    <meta:generator>LibreOffice/6.0.7.3$Linux_X86_64 LibreOffice_project/00m0$Build-3</meta:generator>
    <meta:document-statistic meta:table-count="9" meta:cell-count="8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13.149cm" xlink:href=".." xlink:type="simple" chart:class="chart:line" chart:style-name="ch1">
        <chart:legend chart:legend-position="end" svg:x="22.451cm" svg:y="6.026cm" style:legend-expansion="high" chart:style-name="ch2"/>
        <chart:plot-area chart:style-name="ch3" table:cell-range-address="Planilha1.A1:Planilha1.C122" chart:data-source-has-labels="both" svg:x="0.491cm" svg:y="0.262cm" svg:width="21.469cm" svg:height="12.625cm">
          <chartooo:coordinate-region svg:x="1.112cm" svg:y="0.461cm" svg:width="20.848cm" svg:height="12.227cm"/>
          <chart:axis chart:dimension="x" chart:name="primary-x" chart:style-name="ch4" chartooo:axis-type="text">
            <chart:categories table:cell-range-address="Planilha1.A1:Planilha1.A1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22" chart:label-cell-address="Planilha1.B1:Planilha1.B1" chart:class="chart:line">
            <chart:data-point chart:repeated="121"/>
          </chart:series>
          <chart:series chart:style-name="ch8" chart:values-cell-range-address="Planilha1.C2:Planilha1.C122" chart:label-cell-address="Planilha1.C1:Planilha1.C1" chart:class="chart:line">
            <chart:data-point chart:repeated="1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lanilha1.B1:Planilha1.B1</svg:desc>
                </draw:g>
              </table:table-cell>
              <table:table-cell office:value-type="string">
                <text:p>Ytikh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</text:p>
                <draw:g>
                  <svg:desc>Planilha1.A1:Planilha1.A122</svg:desc>
                </draw:g>
              </table:table-cell>
              <table:table-cell office:value-type="float" office:value="32.3192578145572">
                <text:p>32.3192578145572</text:p>
                <draw:g>
                  <svg:desc>Planilha1.B2:Planilha1.B122</svg:desc>
                </draw:g>
              </table:table-cell>
              <table:table-cell office:value-type="float" office:value="32.7714082918926">
                <text:p>32.7714082918926</text:p>
                <draw:g>
                  <svg:desc>Planilha1.C2:Planilha1.C12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3.5545211570071">
                <text:p>33.5545211570071</text:p>
              </table:table-cell>
              <table:table-cell office:value-type="float" office:value="32.7366205864333">
                <text:p>32.7366205864333</text:p>
              </table:table-cell>
            </table:table-row>
            <table:table-row>
              <table:table-cell office:value-type="float" office:value="0.000333333325882753">
                <text:p>0.000333333325882753</text:p>
              </table:table-cell>
              <table:table-cell office:value-type="float" office:value="33.031634286617">
                <text:p>33.031634286617</text:p>
              </table:table-cell>
              <table:table-cell office:value-type="float" office:value="32.6306070830098">
                <text:p>32.6306070830098</text:p>
              </table:table-cell>
            </table:table-row>
            <table:table-row>
              <table:table-cell office:value-type="float" office:value="0.000666666651765506">
                <text:p>0.000666666651765506</text:p>
              </table:table-cell>
              <table:table-cell office:value-type="float" office:value="32.7602297370695">
                <text:p>32.7602297370695</text:p>
              </table:table-cell>
              <table:table-cell office:value-type="float" office:value="32.4597558095401">
                <text:p>32.4597558095401</text:p>
              </table:table-cell>
            </table:table-row>
            <table:table-row>
              <table:table-cell office:value-type="float" office:value="0.000999999977648258">
                <text:p>0.000999999977648258</text:p>
              </table:table-cell>
              <table:table-cell office:value-type="float" office:value="32.3266028019346">
                <text:p>32.3266028019346</text:p>
              </table:table-cell>
              <table:table-cell office:value-type="float" office:value="32.2599558847571">
                <text:p>32.2599558847571</text:p>
              </table:table-cell>
            </table:table-row>
            <table:table-row>
              <table:table-cell office:value-type="float" office:value="0.00133333330353101">
                <text:p>0.00133333330353101</text:p>
              </table:table-cell>
              <table:table-cell office:value-type="float" office:value="31.9388971227926">
                <text:p>31.9388971227926</text:p>
              </table:table-cell>
              <table:table-cell office:value-type="float" office:value="32.1017551703064">
                <text:p>32.1017551703064</text:p>
              </table:table-cell>
            </table:table-row>
            <table:table-row>
              <table:table-cell office:value-type="float" office:value="0.00166666662941376">
                <text:p>0.00166666662941376</text:p>
              </table:table-cell>
              <table:table-cell office:value-type="float" office:value="33.0511127259096">
                <text:p>33.0511127259096</text:p>
              </table:table-cell>
              <table:table-cell office:value-type="float" office:value="32.0632499500185">
                <text:p>32.0632499500185</text:p>
              </table:table-cell>
            </table:table-row>
            <table:table-row>
              <table:table-cell office:value-type="float" office:value="0.00199999995529652">
                <text:p>0.00199999995529652</text:p>
              </table:table-cell>
              <table:table-cell office:value-type="float" office:value="32.226177788981">
                <text:p>32.226177788981</text:p>
              </table:table-cell>
              <table:table-cell office:value-type="float" office:value="32.1821369022943">
                <text:p>32.1821369022943</text:p>
              </table:table-cell>
            </table:table-row>
            <table:table-row>
              <table:table-cell office:value-type="float" office:value="0.00233333328117927">
                <text:p>0.00233333328117927</text:p>
              </table:table-cell>
              <table:table-cell office:value-type="float" office:value="32.4712369312646">
                <text:p>32.4712369312646</text:p>
              </table:table-cell>
              <table:table-cell office:value-type="float" office:value="32.4203080497865">
                <text:p>32.4203080497865</text:p>
              </table:table-cell>
            </table:table-row>
            <table:table-row>
              <table:table-cell office:value-type="float" office:value="0.00266666660706202">
                <text:p>0.00266666660706202</text:p>
              </table:table-cell>
              <table:table-cell office:value-type="float" office:value="32.8797015986643">
                <text:p>32.8797015986643</text:p>
              </table:table-cell>
              <table:table-cell office:value-type="float" office:value="32.671514542321">
                <text:p>32.671514542321</text:p>
              </table:table-cell>
            </table:table-row>
            <table:table-row>
              <table:table-cell office:value-type="float" office:value="0.00299999993294477">
                <text:p>0.00299999993294477</text:p>
              </table:table-cell>
              <table:table-cell office:value-type="float" office:value="33.1617252872265">
                <text:p>33.1617252872265</text:p>
              </table:table-cell>
              <table:table-cell office:value-type="float" office:value="32.8146620043556">
                <text:p>32.8146620043556</text:p>
              </table:table-cell>
            </table:table-row>
            <table:table-row>
              <table:table-cell office:value-type="float" office:value="0.00333333325882753">
                <text:p>0.00333333325882753</text:p>
              </table:table-cell>
              <table:table-cell office:value-type="float" office:value="33.2272844874531">
                <text:p>33.2272844874531</text:p>
              </table:table-cell>
              <table:table-cell office:value-type="float" office:value="32.7821456628994">
                <text:p>32.7821456628994</text:p>
              </table:table-cell>
            </table:table-row>
            <table:table-row>
              <table:table-cell office:value-type="float" office:value="0.00366666658471028">
                <text:p>0.00366666658471028</text:p>
              </table:table-cell>
              <table:table-cell office:value-type="float" office:value="32.6235053652755">
                <text:p>32.6235053652755</text:p>
              </table:table-cell>
              <table:table-cell office:value-type="float" office:value="32.5994476218526">
                <text:p>32.5994476218526</text:p>
              </table:table-cell>
            </table:table-row>
            <table:table-row>
              <table:table-cell office:value-type="float" office:value="0.00399999991059303">
                <text:p>0.00399999991059303</text:p>
              </table:table-cell>
              <table:table-cell office:value-type="float" office:value="32.9219873023097">
                <text:p>32.9219873023097</text:p>
              </table:table-cell>
              <table:table-cell office:value-type="float" office:value="32.369876920865">
                <text:p>32.369876920865</text:p>
              </table:table-cell>
            </table:table-row>
            <table:table-row>
              <table:table-cell office:value-type="float" office:value="0.00433333323647579">
                <text:p>0.00433333323647579</text:p>
              </table:table-cell>
              <table:table-cell office:value-type="float" office:value="32.0785176290726">
                <text:p>32.0785176290726</text:p>
              </table:table-cell>
              <table:table-cell office:value-type="float" office:value="32.2146792886996">
                <text:p>32.2146792886996</text:p>
              </table:table-cell>
            </table:table-row>
            <table:table-row>
              <table:table-cell office:value-type="float" office:value="0.00466666656235854">
                <text:p>0.00466666656235854</text:p>
              </table:table-cell>
              <table:table-cell office:value-type="float" office:value="32.6720768652868">
                <text:p>32.6720768652868</text:p>
              </table:table-cell>
              <table:table-cell office:value-type="float" office:value="32.2075931498198">
                <text:p>32.2075931498198</text:p>
              </table:table-cell>
            </table:table-row>
            <table:table-row>
              <table:table-cell office:value-type="float" office:value="0.00499999988824129">
                <text:p>0.00499999988824129</text:p>
              </table:table-cell>
              <table:table-cell office:value-type="float" office:value="32.5063004080647">
                <text:p>32.5063004080647</text:p>
              </table:table-cell>
              <table:table-cell office:value-type="float" office:value="32.3438894552528">
                <text:p>32.3438894552528</text:p>
              </table:table-cell>
            </table:table-row>
            <table:table-row>
              <table:table-cell office:value-type="float" office:value="0.00533333321412404">
                <text:p>0.00533333321412404</text:p>
              </table:table-cell>
              <table:table-cell office:value-type="float" office:value="32.7447224405576">
                <text:p>32.7447224405576</text:p>
              </table:table-cell>
              <table:table-cell office:value-type="float" office:value="32.5576444635046">
                <text:p>32.5576444635046</text:p>
              </table:table-cell>
            </table:table-row>
            <table:table-row>
              <table:table-cell office:value-type="float" office:value="0.0056666665400068">
                <text:p>0.0056666665400068</text:p>
              </table:table-cell>
              <table:table-cell office:value-type="float" office:value="33.1964792221104">
                <text:p>33.1964792221104</text:p>
              </table:table-cell>
              <table:table-cell office:value-type="float" office:value="32.7680322283055">
                <text:p>32.7680322283055</text:p>
              </table:table-cell>
            </table:table-row>
            <table:table-row>
              <table:table-cell office:value-type="float" office:value="0.00599999986588955">
                <text:p>0.00599999986588955</text:p>
              </table:table-cell>
              <table:table-cell office:value-type="float" office:value="33.276335292246">
                <text:p>33.276335292246</text:p>
              </table:table-cell>
              <table:table-cell office:value-type="float" office:value="32.9199846106554">
                <text:p>32.9199846106554</text:p>
              </table:table-cell>
            </table:table-row>
            <table:table-row>
              <table:table-cell office:value-type="float" office:value="0.0063333331917723">
                <text:p>0.0063333331917723</text:p>
              </table:table-cell>
              <table:table-cell office:value-type="float" office:value="33.2161354271783">
                <text:p>33.2161354271783</text:p>
              </table:table-cell>
              <table:table-cell office:value-type="float" office:value="32.9959373503182">
                <text:p>32.9959373503182</text:p>
              </table:table-cell>
            </table:table-row>
            <table:table-row>
              <table:table-cell office:value-type="float" office:value="0.00666666651765506">
                <text:p>0.00666666651765506</text:p>
              </table:table-cell>
              <table:table-cell office:value-type="float" office:value="32.9973905994425">
                <text:p>32.9973905994425</text:p>
              </table:table-cell>
              <table:table-cell office:value-type="float" office:value="33.0017048236133">
                <text:p>33.0017048236133</text:p>
              </table:table-cell>
            </table:table-row>
            <table:table-row>
              <table:table-cell office:value-type="float" office:value="0.00699999984353781">
                <text:p>0.00699999984353781</text:p>
              </table:table-cell>
              <table:table-cell office:value-type="float" office:value="33.0647783808646">
                <text:p>33.0647783808646</text:p>
              </table:table-cell>
              <table:table-cell office:value-type="float" office:value="32.9484120622567">
                <text:p>32.9484120622567</text:p>
              </table:table-cell>
            </table:table-row>
            <table:table-row>
              <table:table-cell office:value-type="float" office:value="0.00733333316942056">
                <text:p>0.00733333316942056</text:p>
              </table:table-cell>
              <table:table-cell office:value-type="float" office:value="33.6823758103532">
                <text:p>33.6823758103532</text:p>
              </table:table-cell>
              <table:table-cell office:value-type="float" office:value="32.849452332547">
                <text:p>32.849452332547</text:p>
              </table:table-cell>
            </table:table-row>
            <table:table-row>
              <table:table-cell office:value-type="float" office:value="0.00766666649530331">
                <text:p>0.00766666649530331</text:p>
              </table:table-cell>
              <table:table-cell office:value-type="float" office:value="32.7852908036714">
                <text:p>32.7852908036714</text:p>
              </table:table-cell>
              <table:table-cell office:value-type="float" office:value="32.7315375348454">
                <text:p>32.7315375348454</text:p>
              </table:table-cell>
            </table:table-row>
            <table:table-row>
              <table:table-cell office:value-type="float" office:value="0.00799999982118607">
                <text:p>0.00799999982118607</text:p>
              </table:table-cell>
              <table:table-cell office:value-type="float" office:value="32.5272505355994">
                <text:p>32.5272505355994</text:p>
              </table:table-cell>
              <table:table-cell office:value-type="float" office:value="32.641361699304">
                <text:p>32.641361699304</text:p>
              </table:table-cell>
            </table:table-row>
            <table:table-row>
              <table:table-cell office:value-type="float" office:value="0.00833333314706882">
                <text:p>0.00833333314706882</text:p>
              </table:table-cell>
              <table:table-cell office:value-type="float" office:value="33.4921000274945">
                <text:p>33.4921000274945</text:p>
              </table:table-cell>
              <table:table-cell office:value-type="float" office:value="32.6309920692923">
                <text:p>32.6309920692923</text:p>
              </table:table-cell>
            </table:table-row>
            <table:table-row>
              <table:table-cell office:value-type="float" office:value="0.00866666647295157">
                <text:p>0.00866666647295157</text:p>
              </table:table-cell>
              <table:table-cell office:value-type="float" office:value="32.770263388376">
                <text:p>32.770263388376</text:p>
              </table:table-cell>
              <table:table-cell office:value-type="float" office:value="32.7253808337048">
                <text:p>32.7253808337048</text:p>
              </table:table-cell>
            </table:table-row>
            <table:table-row>
              <table:table-cell office:value-type="float" office:value="0.00899999979883432">
                <text:p>0.00899999979883432</text:p>
              </table:table-cell>
              <table:table-cell office:value-type="float" office:value="32.9910298021821">
                <text:p>32.9910298021821</text:p>
              </table:table-cell>
              <table:table-cell office:value-type="float" office:value="32.8965217913505">
                <text:p>32.8965217913505</text:p>
              </table:table-cell>
            </table:table-row>
            <table:table-row>
              <table:table-cell office:value-type="float" office:value="0.00933333312471708">
                <text:p>0.00933333312471708</text:p>
              </table:table-cell>
              <table:table-cell office:value-type="float" office:value="32.9710668071695">
                <text:p>32.9710668071695</text:p>
              </table:table-cell>
              <table:table-cell office:value-type="float" office:value="33.0704910465103">
                <text:p>33.0704910465103</text:p>
              </table:table-cell>
            </table:table-row>
            <table:table-row>
              <table:table-cell office:value-type="float" office:value="0.00966666645059983">
                <text:p>0.00966666645059983</text:p>
              </table:table-cell>
              <table:table-cell office:value-type="float" office:value="34.1574202048922">
                <text:p>34.1574202048922</text:p>
              </table:table-cell>
              <table:table-cell office:value-type="float" office:value="33.1710506196989">
                <text:p>33.1710506196989</text:p>
              </table:table-cell>
            </table:table-row>
            <table:table-row>
              <table:table-cell office:value-type="float" office:value="0.00999999977648258">
                <text:p>0.00999999977648258</text:p>
              </table:table-cell>
              <table:table-cell office:value-type="float" office:value="32.8434057217682">
                <text:p>32.8434057217682</text:p>
              </table:table-cell>
              <table:table-cell office:value-type="float" office:value="33.172915183082">
                <text:p>33.172915183082</text:p>
              </table:table-cell>
            </table:table-row>
            <table:table-row>
              <table:table-cell office:value-type="float" office:value="0.0103333331023653">
                <text:p>0.0103333331023653</text:p>
              </table:table-cell>
              <table:table-cell office:value-type="float" office:value="34.387824639448">
                <text:p>34.387824639448</text:p>
              </table:table-cell>
              <table:table-cell office:value-type="float" office:value="33.1245628261732">
                <text:p>33.1245628261732</text:p>
              </table:table-cell>
            </table:table-row>
            <table:table-row>
              <table:table-cell office:value-type="float" office:value="0.0106666664282481">
                <text:p>0.0106666664282481</text:p>
              </table:table-cell>
              <table:table-cell office:value-type="float" office:value="32.6660386436848">
                <text:p>32.6660386436848</text:p>
              </table:table-cell>
              <table:table-cell office:value-type="float" office:value="33.1183651153708">
                <text:p>33.1183651153708</text:p>
              </table:table-cell>
            </table:table-row>
            <table:table-row>
              <table:table-cell office:value-type="float" office:value="0.0109999997541308">
                <text:p>0.0109999997541308</text:p>
              </table:table-cell>
              <table:table-cell office:value-type="float" office:value="33.0582511153369">
                <text:p>33.0582511153369</text:p>
              </table:table-cell>
              <table:table-cell office:value-type="float" office:value="33.2241948258183">
                <text:p>33.2241948258183</text:p>
              </table:table-cell>
            </table:table-row>
            <table:table-row>
              <table:table-cell office:value-type="float" office:value="0.0113333330800136">
                <text:p>0.0113333330800136</text:p>
              </table:table-cell>
              <table:table-cell office:value-type="float" office:value="33.8587994985318">
                <text:p>33.8587994985318</text:p>
              </table:table-cell>
              <table:table-cell office:value-type="float" office:value="33.4329233709958">
                <text:p>33.4329233709958</text:p>
              </table:table-cell>
            </table:table-row>
            <table:table-row>
              <table:table-cell office:value-type="float" office:value="0.0116666664058963">
                <text:p>0.0116666664058963</text:p>
              </table:table-cell>
              <table:table-cell office:value-type="float" office:value="34.6014185753103">
                <text:p>34.6014185753103</text:p>
              </table:table-cell>
              <table:table-cell office:value-type="float" office:value="33.653398422367">
                <text:p>33.653398422367</text:p>
              </table:table-cell>
            </table:table-row>
            <table:table-row>
              <table:table-cell office:value-type="float" office:value="0.0119999997317791">
                <text:p>0.0119999997317791</text:p>
              </table:table-cell>
              <table:table-cell office:value-type="float" office:value="33.7396356440146">
                <text:p>33.7396356440146</text:p>
              </table:table-cell>
              <table:table-cell office:value-type="float" office:value="33.7697218490183">
                <text:p>33.7697218490183</text:p>
              </table:table-cell>
            </table:table-row>
            <table:table-row>
              <table:table-cell office:value-type="float" office:value="0.0123333330576619">
                <text:p>0.0123333330576619</text:p>
              </table:table-cell>
              <table:table-cell office:value-type="float" office:value="34.1173892692871">
                <text:p>34.1173892692871</text:p>
              </table:table-cell>
              <table:table-cell office:value-type="float" office:value="33.7207274701283">
                <text:p>33.7207274701283</text:p>
              </table:table-cell>
            </table:table-row>
            <table:table-row>
              <table:table-cell office:value-type="float" office:value="0.0126666663835446">
                <text:p>0.0126666663835446</text:p>
              </table:table-cell>
              <table:table-cell office:value-type="float" office:value="33.3426173662586">
                <text:p>33.3426173662586</text:p>
              </table:table-cell>
              <table:table-cell office:value-type="float" office:value="33.5445330283504">
                <text:p>33.5445330283504</text:p>
              </table:table-cell>
            </table:table-row>
            <table:table-row>
              <table:table-cell office:value-type="float" office:value="0.0129999997094274">
                <text:p>0.0129999997094274</text:p>
              </table:table-cell>
              <table:table-cell office:value-type="float" office:value="33.8563390071799">
                <text:p>33.8563390071799</text:p>
              </table:table-cell>
              <table:table-cell office:value-type="float" office:value="33.3541043429166">
                <text:p>33.3541043429166</text:p>
              </table:table-cell>
            </table:table-row>
            <table:table-row>
              <table:table-cell office:value-type="float" office:value="0.0133333330353101">
                <text:p>0.0133333330353101</text:p>
              </table:table-cell>
              <table:table-cell office:value-type="float" office:value="33.6548356612374">
                <text:p>33.6548356612374</text:p>
              </table:table-cell>
              <table:table-cell office:value-type="float" office:value="33.2596281431085">
                <text:p>33.2596281431085</text:p>
              </table:table-cell>
            </table:table-row>
            <table:table-row>
              <table:table-cell office:value-type="float" office:value="0.0136666663611929">
                <text:p>0.0136666663611929</text:p>
              </table:table-cell>
              <table:table-cell office:value-type="float" office:value="33.3799367775287">
                <text:p>33.3799367775287</text:p>
              </table:table-cell>
              <table:table-cell office:value-type="float" office:value="33.2935274070366">
                <text:p>33.2935274070366</text:p>
              </table:table-cell>
            </table:table-row>
            <table:table-row>
              <table:table-cell office:value-type="float" office:value="0.0139999996870756">
                <text:p>0.0139999996870756</text:p>
              </table:table-cell>
              <table:table-cell office:value-type="float" office:value="33.7860726744029">
                <text:p>33.7860726744029</text:p>
              </table:table-cell>
              <table:table-cell office:value-type="float" office:value="33.3934084536466">
                <text:p>33.3934084536466</text:p>
              </table:table-cell>
            </table:table-row>
            <table:table-row>
              <table:table-cell office:value-type="float" office:value="0.0143333330129584">
                <text:p>0.0143333330129584</text:p>
              </table:table-cell>
              <table:table-cell office:value-type="float" office:value="33.8332767927753">
                <text:p>33.8332767927753</text:p>
              </table:table-cell>
              <table:table-cell office:value-type="float" office:value="33.4560437648724">
                <text:p>33.4560437648724</text:p>
              </table:table-cell>
            </table:table-row>
            <table:table-row>
              <table:table-cell office:value-type="float" office:value="0.0146666663388411">
                <text:p>0.0146666663388411</text:p>
              </table:table-cell>
              <table:table-cell office:value-type="float" office:value="33.3417933762883">
                <text:p>33.3417933762883</text:p>
              </table:table-cell>
              <table:table-cell office:value-type="float" office:value="33.4222583083422">
                <text:p>33.4222583083422</text:p>
              </table:table-cell>
            </table:table-row>
            <table:table-row>
              <table:table-cell office:value-type="float" office:value="0.0149999996647239">
                <text:p>0.0149999996647239</text:p>
              </table:table-cell>
              <table:table-cell office:value-type="float" office:value="34.0310546528937">
                <text:p>34.0310546528937</text:p>
              </table:table-cell>
              <table:table-cell office:value-type="float" office:value="33.328286037013">
                <text:p>33.328286037013</text:p>
              </table:table-cell>
            </table:table-row>
            <table:table-row>
              <table:table-cell office:value-type="float" office:value="0.0153333329906066">
                <text:p>0.0153333329906066</text:p>
              </table:table-cell>
              <table:table-cell office:value-type="float" office:value="33.3433953488027">
                <text:p>33.3433953488027</text:p>
              </table:table-cell>
              <table:table-cell office:value-type="float" office:value="33.2830179758005">
                <text:p>33.2830179758005</text:p>
              </table:table-cell>
            </table:table-row>
            <table:table-row>
              <table:table-cell office:value-type="float" office:value="0.0156666663164894">
                <text:p>0.0156666663164894</text:p>
              </table:table-cell>
              <table:table-cell office:value-type="float" office:value="33.425668629637">
                <text:p>33.425668629637</text:p>
              </table:table-cell>
              <table:table-cell office:value-type="float" office:value="33.3858249223882">
                <text:p>33.3858249223882</text:p>
              </table:table-cell>
            </table:table-row>
            <table:table-row>
              <table:table-cell office:value-type="float" office:value="0.0159999996423721">
                <text:p>0.0159999996423721</text:p>
              </table:table-cell>
              <table:table-cell office:value-type="float" office:value="34.009470592636">
                <text:p>34.009470592636</text:p>
              </table:table-cell>
              <table:table-cell office:value-type="float" office:value="33.6453617947654">
                <text:p>33.6453617947654</text:p>
              </table:table-cell>
            </table:table-row>
            <table:table-row>
              <table:table-cell office:value-type="float" office:value="0.0163333329682549">
                <text:p>0.0163333329682549</text:p>
              </table:table-cell>
              <table:table-cell office:value-type="float" office:value="34.6983874619305">
                <text:p>34.6983874619305</text:p>
              </table:table-cell>
              <table:table-cell office:value-type="float" office:value="33.9612352242845">
                <text:p>33.9612352242845</text:p>
              </table:table-cell>
            </table:table-row>
            <table:table-row>
              <table:table-cell office:value-type="float" office:value="0.0166666662941376">
                <text:p>0.0166666662941376</text:p>
              </table:table-cell>
              <table:table-cell office:value-type="float" office:value="33.901083069275">
                <text:p>33.901083069275</text:p>
              </table:table-cell>
              <table:table-cell office:value-type="float" office:value="34.1855012327451">
                <text:p>34.1855012327451</text:p>
              </table:table-cell>
            </table:table-row>
            <table:table-row>
              <table:table-cell office:value-type="float" office:value="0.0169999996200204">
                <text:p>0.0169999996200204</text:p>
              </table:table-cell>
              <table:table-cell office:value-type="float" office:value="34.7322820918017">
                <text:p>34.7322820918017</text:p>
              </table:table-cell>
              <table:table-cell office:value-type="float" office:value="34.2222798560589">
                <text:p>34.2222798560589</text:p>
              </table:table-cell>
            </table:table-row>
            <table:table-row>
              <table:table-cell office:value-type="float" office:value="0.0173333329459031">
                <text:p>0.0173333329459031</text:p>
              </table:table-cell>
              <table:table-cell office:value-type="float" office:value="34.5691893547617">
                <text:p>34.5691893547617</text:p>
              </table:table-cell>
              <table:table-cell office:value-type="float" office:value="34.0947325622251">
                <text:p>34.0947325622251</text:p>
              </table:table-cell>
            </table:table-row>
            <table:table-row>
              <table:table-cell office:value-type="float" office:value="0.0176666662717859">
                <text:p>0.0176666662717859</text:p>
              </table:table-cell>
              <table:table-cell office:value-type="float" office:value="34.2655755175815">
                <text:p>34.2655755175815</text:p>
              </table:table-cell>
              <table:table-cell office:value-type="float" office:value="33.9310676609511">
                <text:p>33.9310676609511</text:p>
              </table:table-cell>
            </table:table-row>
            <table:table-row>
              <table:table-cell office:value-type="float" office:value="0.0179999995976687">
                <text:p>0.0179999995976687</text:p>
              </table:table-cell>
              <table:table-cell office:value-type="float" office:value="33.1791480013649">
                <text:p>33.1791480013649</text:p>
              </table:table-cell>
              <table:table-cell office:value-type="float" office:value="33.8789344509114">
                <text:p>33.8789344509114</text:p>
              </table:table-cell>
            </table:table-row>
            <table:table-row>
              <table:table-cell office:value-type="float" office:value="0.0183333329235514">
                <text:p>0.0183333329235514</text:p>
              </table:table-cell>
              <table:table-cell office:value-type="float" office:value="35.1572735468328">
                <text:p>35.1572735468328</text:p>
              </table:table-cell>
              <table:table-cell office:value-type="float" office:value="34.0083073524724">
                <text:p>34.0083073524724</text:p>
              </table:table-cell>
            </table:table-row>
            <table:table-row>
              <table:table-cell office:value-type="float" office:value="0.0186666662494342">
                <text:p>0.0186666662494342</text:p>
              </table:table-cell>
              <table:table-cell office:value-type="float" office:value="34.5985540661491">
                <text:p>34.5985540661491</text:p>
              </table:table-cell>
              <table:table-cell office:value-type="float" office:value="34.2698773307968">
                <text:p>34.2698773307968</text:p>
              </table:table-cell>
            </table:table-row>
            <table:table-row>
              <table:table-cell office:value-type="float" office:value="0.0189999995753169">
                <text:p>0.0189999995753169</text:p>
              </table:table-cell>
              <table:table-cell office:value-type="float" office:value="34.7361347896406">
                <text:p>34.7361347896406</text:p>
              </table:table-cell>
              <table:table-cell office:value-type="float" office:value="34.5348124955694">
                <text:p>34.5348124955694</text:p>
              </table:table-cell>
            </table:table-row>
            <table:table-row>
              <table:table-cell office:value-type="float" office:value="0.0193333329011997">
                <text:p>0.0193333329011997</text:p>
              </table:table-cell>
              <table:table-cell office:value-type="float" office:value="34.8997712113657">
                <text:p>34.8997712113657</text:p>
              </table:table-cell>
              <table:table-cell office:value-type="float" office:value="34.6835991807826">
                <text:p>34.6835991807826</text:p>
              </table:table-cell>
            </table:table-row>
            <table:table-row>
              <table:table-cell office:value-type="float" office:value="0.0196666662270824">
                <text:p>0.0196666662270824</text:p>
              </table:table-cell>
              <table:table-cell office:value-type="float" office:value="34.8566173152862">
                <text:p>34.8566173152862</text:p>
              </table:table-cell>
              <table:table-cell office:value-type="float" office:value="34.6792738273074">
                <text:p>34.6792738273074</text:p>
              </table:table-cell>
            </table:table-row>
            <table:table-row>
              <table:table-cell office:value-type="float" office:value="0.0199999995529652">
                <text:p>0.0199999995529652</text:p>
              </table:table-cell>
              <table:table-cell office:value-type="float" office:value="34.8781708830403">
                <text:p>34.8781708830403</text:p>
              </table:table-cell>
              <table:table-cell office:value-type="float" office:value="34.5761801160522">
                <text:p>34.5761801160522</text:p>
              </table:table-cell>
            </table:table-row>
            <table:table-row>
              <table:table-cell office:value-type="float" office:value="0.0203333328788479">
                <text:p>0.0203333328788479</text:p>
              </table:table-cell>
              <table:table-cell office:value-type="float" office:value="34.6226762391646">
                <text:p>34.6226762391646</text:p>
              </table:table-cell>
              <table:table-cell office:value-type="float" office:value="34.4655270347453">
                <text:p>34.4655270347453</text:p>
              </table:table-cell>
            </table:table-row>
            <table:table-row>
              <table:table-cell office:value-type="float" office:value="0.0206666662047307">
                <text:p>0.0206666662047307</text:p>
              </table:table-cell>
              <table:table-cell office:value-type="float" office:value="34.9421225278799">
                <text:p>34.9421225278799</text:p>
              </table:table-cell>
              <table:table-cell office:value-type="float" office:value="34.4047191073095">
                <text:p>34.4047191073095</text:p>
              </table:table-cell>
            </table:table-row>
            <table:table-row>
              <table:table-cell office:value-type="float" office:value="0.0209999995306134">
                <text:p>0.0209999995306134</text:p>
              </table:table-cell>
              <table:table-cell office:value-type="float" office:value="34.6408576501999">
                <text:p>34.6408576501999</text:p>
              </table:table-cell>
              <table:table-cell office:value-type="float" office:value="34.3849537949863">
                <text:p>34.3849537949863</text:p>
              </table:table-cell>
            </table:table-row>
            <table:table-row>
              <table:table-cell office:value-type="float" office:value="0.0213333328564962">
                <text:p>0.0213333328564962</text:p>
              </table:table-cell>
              <table:table-cell office:value-type="float" office:value="35.1134092194666">
                <text:p>35.1134092194666</text:p>
              </table:table-cell>
              <table:table-cell office:value-type="float" office:value="34.3574643337003">
                <text:p>34.3574643337003</text:p>
              </table:table-cell>
            </table:table-row>
            <table:table-row>
              <table:table-cell office:value-type="float" office:value="0.0216666661823789">
                <text:p>0.0216666661823789</text:p>
              </table:table-cell>
              <table:table-cell office:value-type="float" office:value="33.6321921322912">
                <text:p>33.6321921322912</text:p>
              </table:table-cell>
              <table:table-cell office:value-type="float" office:value="34.2913294580943">
                <text:p>34.2913294580943</text:p>
              </table:table-cell>
            </table:table-row>
            <table:table-row>
              <table:table-cell office:value-type="float" office:value="0.0219999995082617">
                <text:p>0.0219999995082617</text:p>
              </table:table-cell>
              <table:table-cell office:value-type="float" office:value="35.063991772671">
                <text:p>35.063991772671</text:p>
              </table:table-cell>
              <table:table-cell office:value-type="float" office:value="34.2122767437102">
                <text:p>34.2122767437102</text:p>
              </table:table-cell>
            </table:table-row>
            <table:table-row>
              <table:table-cell office:value-type="float" office:value="0.0223333328341444">
                <text:p>0.0223333328341444</text:p>
              </table:table-cell>
              <table:table-cell office:value-type="float" office:value="34.176348413461">
                <text:p>34.176348413461</text:p>
              </table:table-cell>
              <table:table-cell office:value-type="float" office:value="34.1896617918985">
                <text:p>34.1896617918985</text:p>
              </table:table-cell>
            </table:table-row>
            <table:table-row>
              <table:table-cell office:value-type="float" office:value="0.0226666661600272">
                <text:p>0.0226666661600272</text:p>
              </table:table-cell>
              <table:table-cell office:value-type="float" office:value="34.5241717090575">
                <text:p>34.5241717090575</text:p>
              </table:table-cell>
              <table:table-cell office:value-type="float" office:value="34.2823029985331">
                <text:p>34.2823029985331</text:p>
              </table:table-cell>
            </table:table-row>
            <table:table-row>
              <table:table-cell office:value-type="float" office:value="0.0229999994859099">
                <text:p>0.0229999994859099</text:p>
              </table:table-cell>
              <table:table-cell office:value-type="float" office:value="35.0912989499784">
                <text:p>35.0912989499784</text:p>
              </table:table-cell>
              <table:table-cell office:value-type="float" office:value="34.48777709432">
                <text:p>34.48777709432</text:p>
              </table:table-cell>
            </table:table-row>
            <table:table-row>
              <table:table-cell office:value-type="float" office:value="0.0233333328117927">
                <text:p>0.0233333328117927</text:p>
              </table:table-cell>
              <table:table-cell office:value-type="float" office:value="35.3485933088434">
                <text:p>35.3485933088434</text:p>
              </table:table-cell>
              <table:table-cell office:value-type="float" office:value="34.7371879620506">
                <text:p>34.7371879620506</text:p>
              </table:table-cell>
            </table:table-row>
            <table:table-row>
              <table:table-cell office:value-type="float" office:value="0.0236666661376754">
                <text:p>0.0236666661376754</text:p>
              </table:table-cell>
              <table:table-cell office:value-type="float" office:value="34.8397920732027">
                <text:p>34.8397920732027</text:p>
              </table:table-cell>
              <table:table-cell office:value-type="float" office:value="34.9408499125123">
                <text:p>34.9408499125123</text:p>
              </table:table-cell>
            </table:table-row>
            <table:table-row>
              <table:table-cell office:value-type="float" office:value="0.0239999994635582">
                <text:p>0.0239999994635582</text:p>
              </table:table-cell>
              <table:table-cell office:value-type="float" office:value="35.2217159569992">
                <text:p>35.2217159569992</text:p>
              </table:table-cell>
              <table:table-cell office:value-type="float" office:value="35.0494067457883">
                <text:p>35.0494067457883</text:p>
              </table:table-cell>
            </table:table-row>
            <table:table-row>
              <table:table-cell office:value-type="float" office:value="0.0243333327894409">
                <text:p>0.0243333327894409</text:p>
              </table:table-cell>
              <table:table-cell office:value-type="float" office:value="34.785634307481">
                <text:p>34.785634307481</text:p>
              </table:table-cell>
              <table:table-cell office:value-type="float" office:value="35.0825679725241">
                <text:p>35.0825679725241</text:p>
              </table:table-cell>
            </table:table-row>
            <table:table-row>
              <table:table-cell office:value-type="float" office:value="0.0246666661153237">
                <text:p>0.0246666661153237</text:p>
              </table:table-cell>
              <table:table-cell office:value-type="float" office:value="36.3423724747077">
                <text:p>36.3423724747077</text:p>
              </table:table-cell>
              <table:table-cell office:value-type="float" office:value="35.1038262388038">
                <text:p>35.1038262388038</text:p>
              </table:table-cell>
            </table:table-row>
            <table:table-row>
              <table:table-cell office:value-type="float" office:value="0.0249999994412065">
                <text:p>0.0249999994412065</text:p>
              </table:table-cell>
              <table:table-cell office:value-type="float" office:value="35.5293201620418">
                <text:p>35.5293201620418</text:p>
              </table:table-cell>
              <table:table-cell office:value-type="float" office:value="35.1632075396711">
                <text:p>35.1632075396711</text:p>
              </table:table-cell>
            </table:table-row>
            <table:table-row>
              <table:table-cell office:value-type="float" office:value="0.0253333327670892">
                <text:p>0.0253333327670892</text:p>
              </table:table-cell>
              <table:table-cell office:value-type="float" office:value="35.1753662427379">
                <text:p>35.1753662427379</text:p>
              </table:table-cell>
              <table:table-cell office:value-type="float" office:value="35.2560043346838">
                <text:p>35.2560043346838</text:p>
              </table:table-cell>
            </table:table-row>
            <table:table-row>
              <table:table-cell office:value-type="float" office:value="0.025666666092972">
                <text:p>0.025666666092972</text:p>
              </table:table-cell>
              <table:table-cell office:value-type="float" office:value="35.9788029644541">
                <text:p>35.9788029644541</text:p>
              </table:table-cell>
              <table:table-cell office:value-type="float" office:value="35.3322042023096">
                <text:p>35.3322042023096</text:p>
              </table:table-cell>
            </table:table-row>
            <table:table-row>
              <table:table-cell office:value-type="float" office:value="0.0259999994188547">
                <text:p>0.0259999994188547</text:p>
              </table:table-cell>
              <table:table-cell office:value-type="float" office:value="34.9204523231883">
                <text:p>34.9204523231883</text:p>
              </table:table-cell>
              <table:table-cell office:value-type="float" office:value="35.348974615682">
                <text:p>35.348974615682</text:p>
              </table:table-cell>
            </table:table-row>
            <table:table-row>
              <table:table-cell office:value-type="float" office:value="0.0263333327447375">
                <text:p>0.0263333327447375</text:p>
              </table:table-cell>
              <table:table-cell office:value-type="float" office:value="36.032148303446">
                <text:p>36.032148303446</text:p>
              </table:table-cell>
              <table:table-cell office:value-type="float" office:value="35.3210919339435">
                <text:p>35.3210919339435</text:p>
              </table:table-cell>
            </table:table-row>
            <table:table-row>
              <table:table-cell office:value-type="float" office:value="0.0266666660706202">
                <text:p>0.0266666660706202</text:p>
              </table:table-cell>
              <table:table-cell office:value-type="float" office:value="35.5698565420996">
                <text:p>35.5698565420996</text:p>
              </table:table-cell>
              <table:table-cell office:value-type="float" office:value="35.3228093284015">
                <text:p>35.3228093284015</text:p>
              </table:table-cell>
            </table:table-row>
            <table:table-row>
              <table:table-cell office:value-type="float" office:value="0.026999999396503">
                <text:p>0.026999999396503</text:p>
              </table:table-cell>
              <table:table-cell office:value-type="float" office:value="35.8420270684481">
                <text:p>35.8420270684481</text:p>
              </table:table-cell>
              <table:table-cell office:value-type="float" office:value="35.4324798334024">
                <text:p>35.4324798334024</text:p>
              </table:table-cell>
            </table:table-row>
            <table:table-row>
              <table:table-cell office:value-type="float" office:value="0.0273333327223857">
                <text:p>0.0273333327223857</text:p>
              </table:table-cell>
              <table:table-cell office:value-type="float" office:value="36.4014833014179">
                <text:p>36.4014833014179</text:p>
              </table:table-cell>
              <table:table-cell office:value-type="float" office:value="35.6596930803009">
                <text:p>35.6596930803009</text:p>
              </table:table-cell>
            </table:table-row>
            <table:table-row>
              <table:table-cell office:value-type="float" office:value="0.0276666660482685">
                <text:p>0.0276666660482685</text:p>
              </table:table-cell>
              <table:table-cell office:value-type="float" office:value="35.551024438559">
                <text:p>35.551024438559</text:p>
              </table:table-cell>
              <table:table-cell office:value-type="float" office:value="35.9148884159632">
                <text:p>35.9148884159632</text:p>
              </table:table-cell>
            </table:table-row>
            <table:table-row>
              <table:table-cell office:value-type="float" office:value="0.0279999993741512">
                <text:p>0.0279999993741512</text:p>
              </table:table-cell>
              <table:table-cell office:value-type="float" office:value="36.5163397627955">
                <text:p>36.5163397627955</text:p>
              </table:table-cell>
              <table:table-cell office:value-type="float" office:value="36.0547001770301">
                <text:p>36.0547001770301</text:p>
              </table:table-cell>
            </table:table-row>
            <table:table-row>
              <table:table-cell office:value-type="float" office:value="0.028333332700034">
                <text:p>0.028333332700034</text:p>
              </table:table-cell>
              <table:table-cell office:value-type="float" office:value="36.1300564153335">
                <text:p>36.1300564153335</text:p>
              </table:table-cell>
              <table:table-cell office:value-type="float" office:value="35.9800127887246">
                <text:p>35.9800127887246</text:p>
              </table:table-cell>
            </table:table-row>
            <table:table-row>
              <table:table-cell office:value-type="float" office:value="0.0286666660259167">
                <text:p>0.0286666660259167</text:p>
              </table:table-cell>
              <table:table-cell office:value-type="float" office:value="36.5312879026835">
                <text:p>36.5312879026835</text:p>
              </table:table-cell>
              <table:table-cell office:value-type="float" office:value="35.7195497183772">
                <text:p>35.7195497183772</text:p>
              </table:table-cell>
            </table:table-row>
            <table:table-row>
              <table:table-cell office:value-type="float" office:value="0.0289999993517995">
                <text:p>0.0289999993517995</text:p>
              </table:table-cell>
              <table:table-cell office:value-type="float" office:value="34.9759209570305">
                <text:p>34.9759209570305</text:p>
              </table:table-cell>
              <table:table-cell office:value-type="float" office:value="35.4348034117628">
                <text:p>35.4348034117628</text:p>
              </table:table-cell>
            </table:table-row>
            <table:table-row>
              <table:table-cell office:value-type="float" office:value="0.0293333326776822">
                <text:p>0.0293333326776822</text:p>
              </table:table-cell>
              <table:table-cell office:value-type="float" office:value="36.7964872344151">
                <text:p>36.7964872344151</text:p>
              </table:table-cell>
              <table:table-cell office:value-type="float" office:value="35.3334024201444">
                <text:p>35.3334024201444</text:p>
              </table:table-cell>
            </table:table-row>
            <table:table-row>
              <table:table-cell office:value-type="float" office:value="0.029666666003565">
                <text:p>0.029666666003565</text:p>
              </table:table-cell>
              <table:table-cell office:value-type="float" office:value="35.0902622356048">
                <text:p>35.0902622356048</text:p>
              </table:table-cell>
              <table:table-cell office:value-type="float" office:value="35.5425261984748">
                <text:p>35.5425261984748</text:p>
              </table:table-cell>
            </table:table-row>
            <table:table-row>
              <table:table-cell office:value-type="float" office:value="0.0299999993294477">
                <text:p>0.0299999993294477</text:p>
              </table:table-cell>
              <table:table-cell office:value-type="float" office:value="36.0414799729401">
                <text:p>36.0414799729401</text:p>
              </table:table-cell>
              <table:table-cell office:value-type="float" office:value="36.0252367218683">
                <text:p>36.0252367218683</text:p>
              </table:table-cell>
            </table:table-row>
            <table:table-row>
              <table:table-cell office:value-type="float" office:value="0.0303333326553305">
                <text:p>0.0303333326553305</text:p>
              </table:table-cell>
              <table:table-cell office:value-type="float" office:value="37.3504311465065">
                <text:p>37.3504311465065</text:p>
              </table:table-cell>
              <table:table-cell office:value-type="float" office:value="36.5967676147879">
                <text:p>36.5967676147879</text:p>
              </table:table-cell>
            </table:table-row>
            <table:table-row>
              <table:table-cell office:value-type="float" office:value="0.0306666659812132">
                <text:p>0.0306666659812132</text:p>
              </table:table-cell>
              <table:table-cell office:value-type="float" office:value="37.275483160919">
                <text:p>37.275483160919</text:p>
              </table:table-cell>
              <table:table-cell office:value-type="float" office:value="37.03171470644">
                <text:p>37.03171470644</text:p>
              </table:table-cell>
            </table:table-row>
            <table:table-row>
              <table:table-cell office:value-type="float" office:value="0.030999999307096">
                <text:p>0.030999999307096</text:p>
              </table:table-cell>
              <table:table-cell office:value-type="float" office:value="37.6614325275344">
                <text:p>37.6614325275344</text:p>
              </table:table-cell>
              <table:table-cell office:value-type="float" office:value="37.1925851259063">
                <text:p>37.1925851259063</text:p>
              </table:table-cell>
            </table:table-row>
            <table:table-row>
              <table:table-cell office:value-type="float" office:value="0.0313333326329788">
                <text:p>0.0313333326329788</text:p>
              </table:table-cell>
              <table:table-cell office:value-type="float" office:value="37.5779970057004">
                <text:p>37.5779970057004</text:p>
              </table:table-cell>
              <table:table-cell office:value-type="float" office:value="37.0973751462508">
                <text:p>37.0973751462508</text:p>
              </table:table-cell>
            </table:table-row>
            <table:table-row>
              <table:table-cell office:value-type="float" office:value="0.0316666659588615">
                <text:p>0.0316666659588615</text:p>
              </table:table-cell>
              <table:table-cell office:value-type="float" office:value="36.5504733264339">
                <text:p>36.5504733264339</text:p>
              </table:table-cell>
              <table:table-cell office:value-type="float" office:value="36.8869822974598">
                <text:p>36.8869822974598</text:p>
              </table:table-cell>
            </table:table-row>
            <table:table-row>
              <table:table-cell office:value-type="float" office:value="0.0319999992847443">
                <text:p>0.0319999992847443</text:p>
              </table:table-cell>
              <table:table-cell office:value-type="float" office:value="37.467992834391">
                <text:p>37.467992834391</text:p>
              </table:table-cell>
              <table:table-cell office:value-type="float" office:value="36.7212287968477">
                <text:p>36.7212287968477</text:p>
              </table:table-cell>
            </table:table-row>
            <table:table-row>
              <table:table-cell office:value-type="float" office:value="0.032333332610627">
                <text:p>0.032333332610627</text:p>
              </table:table-cell>
              <table:table-cell office:value-type="float" office:value="37.0262382761746">
                <text:p>37.0262382761746</text:p>
              </table:table-cell>
              <table:table-cell office:value-type="float" office:value="36.6775030496074">
                <text:p>36.6775030496074</text:p>
              </table:table-cell>
            </table:table-row>
            <table:table-row>
              <table:table-cell office:value-type="float" office:value="0.0326666659365098">
                <text:p>0.0326666659365098</text:p>
              </table:table-cell>
              <table:table-cell office:value-type="float" office:value="37.165463667585">
                <text:p>37.165463667585</text:p>
              </table:table-cell>
              <table:table-cell office:value-type="float" office:value="36.7184954768104">
                <text:p>36.7184954768104</text:p>
              </table:table-cell>
            </table:table-row>
            <table:table-row>
              <table:table-cell office:value-type="float" office:value="0.0329999992623925">
                <text:p>0.0329999992623925</text:p>
              </table:table-cell>
              <table:table-cell office:value-type="float" office:value="36.7881317863778">
                <text:p>36.7881317863778</text:p>
              </table:table-cell>
              <table:table-cell office:value-type="float" office:value="36.7432516122675">
                <text:p>36.7432516122675</text:p>
              </table:table-cell>
            </table:table-row>
            <table:table-row>
              <table:table-cell office:value-type="float" office:value="0.0333333325882753">
                <text:p>0.0333333325882753</text:p>
              </table:table-cell>
              <table:table-cell office:value-type="float" office:value="37.0759801685063">
                <text:p>37.0759801685063</text:p>
              </table:table-cell>
              <table:table-cell office:value-type="float" office:value="36.6775566375458">
                <text:p>36.6775566375458</text:p>
              </table:table-cell>
            </table:table-row>
            <table:table-row>
              <table:table-cell office:value-type="float" office:value="0.033666665914158">
                <text:p>0.033666665914158</text:p>
              </table:table-cell>
              <table:table-cell office:value-type="float" office:value="36.7932577941612">
                <text:p>36.7932577941612</text:p>
              </table:table-cell>
              <table:table-cell office:value-type="float" office:value="36.5361810780193">
                <text:p>36.5361810780193</text:p>
              </table:table-cell>
            </table:table-row>
            <table:table-row>
              <table:table-cell office:value-type="float" office:value="0.0339999992400408">
                <text:p>0.0339999992400408</text:p>
              </table:table-cell>
              <table:table-cell office:value-type="float" office:value="37.0101065058735">
                <text:p>37.0101065058735</text:p>
              </table:table-cell>
              <table:table-cell office:value-type="float" office:value="36.4146255835749">
                <text:p>36.4146255835749</text:p>
              </table:table-cell>
            </table:table-row>
            <table:table-row>
              <table:table-cell office:value-type="float" office:value="0.0343333325659235">
                <text:p>0.0343333325659235</text:p>
              </table:table-cell>
              <table:table-cell office:value-type="float" office:value="36.4300850835332">
                <text:p>36.4300850835332</text:p>
              </table:table-cell>
              <table:table-cell office:value-type="float" office:value="36.4206652180748">
                <text:p>36.4206652180748</text:p>
              </table:table-cell>
            </table:table-row>
            <table:table-row>
              <table:table-cell office:value-type="float" office:value="0.0346666658918063">
                <text:p>0.0346666658918063</text:p>
              </table:table-cell>
              <table:table-cell office:value-type="float" office:value="37.112954564169">
                <text:p>37.112954564169</text:p>
              </table:table-cell>
              <table:table-cell office:value-type="float" office:value="36.5974252718114">
                <text:p>36.5974252718114</text:p>
              </table:table-cell>
            </table:table-row>
            <table:table-row>
              <table:table-cell office:value-type="float" office:value="0.034999999217689">
                <text:p>0.034999999217689</text:p>
              </table:table-cell>
              <table:table-cell office:value-type="float" office:value="37.1711726619202">
                <text:p>37.1711726619202</text:p>
              </table:table-cell>
              <table:table-cell office:value-type="float" office:value="36.8919793949334">
                <text:p>36.8919793949334</text:p>
              </table:table-cell>
            </table:table-row>
            <table:table-row>
              <table:table-cell office:value-type="float" office:value="0.0353333325435718">
                <text:p>0.0353333325435718</text:p>
              </table:table-cell>
              <table:table-cell office:value-type="float" office:value="37.3936564570278">
                <text:p>37.3936564570278</text:p>
              </table:table-cell>
              <table:table-cell office:value-type="float" office:value="37.1882641516308">
                <text:p>37.1882641516308</text:p>
              </table:table-cell>
            </table:table-row>
            <table:table-row>
              <table:table-cell office:value-type="float" office:value="0.0356666658694545">
                <text:p>0.0356666658694545</text:p>
              </table:table-cell>
              <table:table-cell office:value-type="float" office:value="38.0077854530474">
                <text:p>38.0077854530474</text:p>
              </table:table-cell>
              <table:table-cell office:value-type="float" office:value="37.3781322690307">
                <text:p>37.3781322690307</text:p>
              </table:table-cell>
            </table:table-row>
            <table:table-row>
              <table:table-cell office:value-type="float" office:value="0.0359999991953373">
                <text:p>0.0359999991953373</text:p>
              </table:table-cell>
              <table:table-cell office:value-type="float" office:value="37.4420022908917">
                <text:p>37.4420022908917</text:p>
              </table:table-cell>
              <table:table-cell office:value-type="float" office:value="37.4214748088948">
                <text:p>37.4214748088948</text:p>
              </table:table-cell>
            </table:table-row>
            <table:table-row>
              <table:table-cell office:value-type="float" office:value="0.03633333252122">
                <text:p>0.03633333252122</text:p>
              </table:table-cell>
              <table:table-cell office:value-type="float" office:value="37.6117719989402">
                <text:p>37.6117719989402</text:p>
              </table:table-cell>
              <table:table-cell office:value-type="float" office:value="37.3588101452084">
                <text:p>37.3588101452084</text:p>
              </table:table-cell>
            </table:table-row>
            <table:table-row>
              <table:table-cell office:value-type="float" office:value="0.0366666658471028">
                <text:p>0.0366666658471028</text:p>
              </table:table-cell>
              <table:table-cell office:value-type="float" office:value="38.0223848512197">
                <text:p>38.0223848512197</text:p>
              </table:table-cell>
              <table:table-cell office:value-type="float" office:value="37.2749407271173">
                <text:p>37.2749407271173</text:p>
              </table:table-cell>
            </table:table-row>
            <table:table-row>
              <table:table-cell office:value-type="float" office:value="0.0369999991729856">
                <text:p>0.0369999991729856</text:p>
              </table:table-cell>
              <table:table-cell office:value-type="float" office:value="37.6889689414804">
                <text:p>37.6889689414804</text:p>
              </table:table-cell>
              <table:table-cell office:value-type="float" office:value="37.2435125465673">
                <text:p>37.2435125465673</text:p>
              </table:table-cell>
            </table:table-row>
            <table:table-row>
              <table:table-cell office:value-type="float" office:value="0.0373333324988683">
                <text:p>0.0373333324988683</text:p>
              </table:table-cell>
              <table:table-cell office:value-type="float" office:value="36.9674168205963">
                <text:p>36.9674168205963</text:p>
              </table:table-cell>
              <table:table-cell office:value-type="float" office:value="37.2892352733761">
                <text:p>37.2892352733761</text:p>
              </table:table-cell>
            </table:table-row>
            <table:table-row>
              <table:table-cell office:value-type="float" office:value="0.0376666658247511">
                <text:p>0.0376666658247511</text:p>
              </table:table-cell>
              <table:table-cell office:value-type="float" office:value="37.8699278742512">
                <text:p>37.8699278742512</text:p>
              </table:table-cell>
              <table:table-cell office:value-type="float" office:value="37.3864982497872">
                <text:p>37.3864982497872</text:p>
              </table:table-cell>
            </table:table-row>
            <table:table-row>
              <table:table-cell office:value-type="float" office:value="0.0379999991506338">
                <text:p>0.0379999991506338</text:p>
              </table:table-cell>
              <table:table-cell office:value-type="float" office:value="38.1950530258331">
                <text:p>38.1950530258331</text:p>
              </table:table-cell>
              <table:table-cell office:value-type="float" office:value="37.4866855477625">
                <text:p>37.4866855477625</text:p>
              </table:table-cell>
            </table:table-row>
            <table:table-row>
              <table:table-cell office:value-type="float" office:value="0.0383333324765166">
                <text:p>0.0383333324765166</text:p>
              </table:table-cell>
              <table:table-cell office:value-type="float" office:value="37.8797831337236">
                <text:p>37.8797831337236</text:p>
              </table:table-cell>
              <table:table-cell office:value-type="float" office:value="37.5508933290151">
                <text:p>37.5508933290151</text:p>
              </table:table-cell>
            </table:table-row>
            <table:table-row>
              <table:table-cell office:value-type="float" office:value="0.0386666658023993">
                <text:p>0.0386666658023993</text:p>
              </table:table-cell>
              <table:table-cell office:value-type="float" office:value="37.5459876964622">
                <text:p>37.5459876964622</text:p>
              </table:table-cell>
              <table:table-cell office:value-type="float" office:value="37.5678371172327">
                <text:p>37.5678371172327</text:p>
              </table:table-cell>
            </table:table-row>
            <table:table-row>
              <table:table-cell office:value-type="float" office:value="0.0389999991282821">
                <text:p>0.0389999991282821</text:p>
              </table:table-cell>
              <table:table-cell office:value-type="float" office:value="38.2249270132716">
                <text:p>38.2249270132716</text:p>
              </table:table-cell>
              <table:table-cell office:value-type="float" office:value="37.5516392926216">
                <text:p>37.5516392926216</text:p>
              </table:table-cell>
            </table:table-row>
            <table:table-row>
              <table:table-cell office:value-type="float" office:value="0.0393333324541648">
                <text:p>0.0393333324541648</text:p>
              </table:table-cell>
              <table:table-cell office:value-type="float" office:value="37.3809977810577">
                <text:p>37.3809977810577</text:p>
              </table:table-cell>
              <table:table-cell office:value-type="float" office:value="37.5275242461803">
                <text:p>37.5275242461803</text:p>
              </table:table-cell>
            </table:table-row>
            <table:table-row>
              <table:table-cell office:value-type="float" office:value="0.0396666657800476">
                <text:p>0.0396666657800476</text:p>
              </table:table-cell>
              <table:table-cell office:value-type="float" office:value="38.0180614882475">
                <text:p>38.0180614882475</text:p>
              </table:table-cell>
              <table:table-cell office:value-type="float" office:value="37.5167969402866">
                <text:p>37.5167969402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3.217cm" svg:y="4.204cm" style:legend-expansion="high" chart:style-name="ch2"/>
        <chart:plot-area chart:style-name="ch3" table:cell-range-address="Planilha1.F15:Planilha1.G19" chart:data-source-has-labels="column" svg:x="0.128cm" svg:y="0.007cm" svg:width="12.581cm" svg:height="8.643cm">
          <chartooo:coordinate-region svg:x="2.31cm" svg:y="0.206cm" svg:width="10.258cm" svg:height="5.744cm"/>
          <chart:axis chart:dimension="x" chart:name="primary-x" chart:style-name="ch4" chartooo:axis-type="auto">
            <chartooo:date-scale/>
            <chart:categories table:cell-range-address="Planilha1.F15:Planilha1.F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15:Planilha1.G1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2.06931589883452">
                <text:p>2.06931589883452</text:p>
                <draw:g>
                  <svg:desc>Planilha1.F15:Planilha1.F19</svg:desc>
                </draw:g>
              </table:table-cell>
              <table:table-cell office:value-type="float" office:value="1.25669297316958">
                <text:p>1.25669297316958</text:p>
                <draw:g>
                  <svg:desc>Planilha1.G15:Planilha1.G19</svg:desc>
                </draw:g>
              </table:table-cell>
            </table:table-row>
            <table:table-row>
              <table:table-cell office:value-type="float" office:value="0.232099834516151">
                <text:p>0.232099834516151</text:p>
              </table:table-cell>
              <table:table-cell office:value-type="float" office:value="1.40882850346458">
                <text:p>1.40882850346458</text:p>
              </table:table-cell>
            </table:table-row>
            <table:table-row>
              <table:table-cell office:value-type="float" office:value="-1.76564577234894">
                <text:p>-1.76564577234894</text:p>
              </table:table-cell>
              <table:table-cell office:value-type="float" office:value="1.41073029757194">
                <text:p>1.41073029757194</text:p>
              </table:table-cell>
            </table:table-row>
            <table:table-row>
              <table:table-cell office:value-type="float" office:value="-3.76471670453828">
                <text:p>-3.76471670453828</text:p>
              </table:table-cell>
              <table:table-cell office:value-type="float" office:value="1.41074938073062">
                <text:p>1.41074938073062</text:p>
              </table:table-cell>
            </table:table-row>
            <table:table-row>
              <table:table-cell office:value-type="float" office:value="-5.24726200434106">
                <text:p>-5.24726200434106</text:p>
              </table:table-cell>
              <table:table-cell office:value-type="float" office:value="1.41074956769279">
                <text:p>1.41074956769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